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41.85pt"/>
    </style:style>
    <style:style style:name="co2" style:family="table-column">
      <style:table-column-properties fo:break-before="auto" style:column-width="211.75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PULACAO_TOT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9" table:default-cell-style-name="Default"/>
        <table:table-row table:style-name="ro1">
          <table:table-cell office:value-type="string" calcext:value-type="string">
            <text:p>country_name</text:p>
          </table:table-cell>
          <table:table-cell office:value-type="string" calcext:value-type="string">
            <text:p>country_code</text:p>
          </table:table-cell>
          <table:table-cell office:value-type="float" office:value="1960" calcext:value-type="float">
            <text:p>1960</text:p>
          </table:table-cell>
          <table:table-cell office:value-type="float" office:value="1961" calcext:value-type="float">
            <text:p>1961</text:p>
          </table:table-cell>
          <table:table-cell office:value-type="float" office:value="1962" calcext:value-type="float">
            <text:p>1962</text:p>
          </table:table-cell>
          <table:table-cell office:value-type="float" office:value="1963" calcext:value-type="float">
            <text:p>1963</text:p>
          </table:table-cell>
          <table:table-cell office:value-type="float" office:value="1964" calcext:value-type="float">
            <text:p>1964</text:p>
          </table:table-cell>
          <table:table-cell office:value-type="float" office:value="1965" calcext:value-type="float">
            <text:p>1965</text:p>
          </table:table-cell>
          <table:table-cell office:value-type="float" office:value="1966" calcext:value-type="float">
            <text:p>1966</text:p>
          </table:table-cell>
          <table:table-cell office:value-type="float" office:value="1967" calcext:value-type="float">
            <text:p>1967</text:p>
          </table:table-cell>
          <table:table-cell office:value-type="float" office:value="1968" calcext:value-type="float">
            <text:p>1968</text:p>
          </table:table-cell>
          <table:table-cell office:value-type="float" office:value="1969" calcext:value-type="float">
            <text:p>1969</text:p>
          </table:table-cell>
          <table:table-cell office:value-type="float" office:value="1970" calcext:value-type="float">
            <text:p>1970</text:p>
          </table:table-cell>
          <table:table-cell office:value-type="float" office:value="1971" calcext:value-type="float">
            <text:p>1971</text:p>
          </table:table-cell>
          <table:table-cell office:value-type="float" office:value="1972" calcext:value-type="float">
            <text:p>1972</text:p>
          </table:table-cell>
          <table:table-cell office:value-type="float" office:value="1973" calcext:value-type="float">
            <text:p>1973</text:p>
          </table:table-cell>
          <table:table-cell office:value-type="float" office:value="1974" calcext:value-type="float">
            <text:p>1974</text:p>
          </table:table-cell>
          <table:table-cell office:value-type="float" office:value="1975" calcext:value-type="float">
            <text:p>1975</text:p>
          </table:table-cell>
          <table:table-cell office:value-type="float" office:value="1976" calcext:value-type="float">
            <text:p>1976</text:p>
          </table:table-cell>
          <table:table-cell office:value-type="float" office:value="1977" calcext:value-type="float">
            <text:p>1977</text:p>
          </table:table-cell>
          <table:table-cell office:value-type="float" office:value="1978" calcext:value-type="float">
            <text:p>1978</text:p>
          </table:table-cell>
          <table:table-cell office:value-type="float" office:value="1979" calcext:value-type="float">
            <text:p>1979</text:p>
          </table:table-cell>
          <table:table-cell office:value-type="float" office:value="1980" calcext:value-type="float">
            <text:p>1980</text:p>
          </table:table-cell>
          <table:table-cell office:value-type="float" office:value="1981" calcext:value-type="float">
            <text:p>1981</text:p>
          </table:table-cell>
          <table:table-cell office:value-type="float" office:value="1982" calcext:value-type="float">
            <text:p>1982</text:p>
          </table:table-cell>
          <table:table-cell office:value-type="float" office:value="1983" calcext:value-type="float">
            <text:p>1983</text:p>
          </table:table-cell>
          <table:table-cell office:value-type="float" office:value="1984" calcext:value-type="float">
            <text:p>1984</text:p>
          </table:table-cell>
          <table:table-cell office:value-type="float" office:value="1985" calcext:value-type="float">
            <text:p>1985</text:p>
          </table:table-cell>
          <table:table-cell office:value-type="float" office:value="1986" calcext:value-type="float">
            <text:p>1986</text:p>
          </table:table-cell>
          <table:table-cell office:value-type="float" office:value="1987" calcext:value-type="float">
            <text:p>1987</text:p>
          </table:table-cell>
          <table:table-cell office:value-type="float" office:value="1988" calcext:value-type="float">
            <text:p>1988</text:p>
          </table:table-cell>
          <table:table-cell office:value-type="float" office:value="1989" calcext:value-type="float">
            <text:p>1989</text:p>
          </table:table-cell>
          <table:table-cell office:value-type="float" office:value="1990" calcext:value-type="float">
            <text:p>1990</text:p>
          </table:table-cell>
          <table:table-cell office:value-type="float" office:value="1991" calcext:value-type="float">
            <text:p>1991</text:p>
          </table:table-cell>
          <table:table-cell office:value-type="float" office:value="1992" calcext:value-type="float">
            <text:p>1992</text:p>
          </table:table-cell>
          <table:table-cell office:value-type="float" office:value="1993" calcext:value-type="float">
            <text:p>1993</text:p>
          </table:table-cell>
          <table:table-cell office:value-type="float" office:value="1994" calcext:value-type="float">
            <text:p>1994</text:p>
          </table:table-cell>
          <table:table-cell office:value-type="float" office:value="1995" calcext:value-type="float">
            <text:p>1995</text:p>
          </table:table-cell>
          <table:table-cell office:value-type="float" office:value="1996" calcext:value-type="float">
            <text:p>1996</text:p>
          </table:table-cell>
          <table:table-cell office:value-type="float" office:value="1997" calcext:value-type="float">
            <text:p>1997</text:p>
          </table:table-cell>
          <table:table-cell office:value-type="float" office:value="1998" calcext:value-type="float">
            <text:p>1998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BW</text:p>
          </table:table-cell>
          <table:table-cell office:value-type="float" office:value="54211" calcext:value-type="float">
            <text:p>54211</text:p>
          </table:table-cell>
          <table:table-cell office:value-type="float" office:value="55438" calcext:value-type="float">
            <text:p>55438</text:p>
          </table:table-cell>
          <table:table-cell office:value-type="float" office:value="56225" calcext:value-type="float">
            <text:p>56225</text:p>
          </table:table-cell>
          <table:table-cell office:value-type="float" office:value="56695" calcext:value-type="float">
            <text:p>56695</text:p>
          </table:table-cell>
          <table:table-cell office:value-type="float" office:value="57032" calcext:value-type="float">
            <text:p>57032</text:p>
          </table:table-cell>
          <table:table-cell office:value-type="float" office:value="57360" calcext:value-type="float">
            <text:p>57360</text:p>
          </table:table-cell>
          <table:table-cell office:value-type="float" office:value="57715" calcext:value-type="float">
            <text:p>57715</text:p>
          </table:table-cell>
          <table:table-cell office:value-type="float" office:value="58055" calcext:value-type="float">
            <text:p>58055</text:p>
          </table:table-cell>
          <table:table-cell office:value-type="float" office:value="58386" calcext:value-type="float">
            <text:p>58386</text:p>
          </table:table-cell>
          <table:table-cell office:value-type="float" office:value="58726" calcext:value-type="float">
            <text:p>58726</text:p>
          </table:table-cell>
          <table:table-cell office:value-type="float" office:value="59063" calcext:value-type="float">
            <text:p>59063</text:p>
          </table:table-cell>
          <table:table-cell office:value-type="float" office:value="59440" calcext:value-type="float">
            <text:p>59440</text:p>
          </table:table-cell>
          <table:table-cell office:value-type="float" office:value="59840" calcext:value-type="float">
            <text:p>59840</text:p>
          </table:table-cell>
          <table:table-cell office:value-type="float" office:value="60243" calcext:value-type="float">
            <text:p>60243</text:p>
          </table:table-cell>
          <table:table-cell office:value-type="float" office:value="60528" calcext:value-type="float">
            <text:p>60528</text:p>
          </table:table-cell>
          <table:table-cell office:value-type="float" office:value="60657" calcext:value-type="float">
            <text:p>60657</text:p>
          </table:table-cell>
          <table:table-cell office:value-type="float" office:value="60586" calcext:value-type="float">
            <text:p>60586</text:p>
          </table:table-cell>
          <table:table-cell office:value-type="float" office:value="60366" calcext:value-type="float">
            <text:p>60366</text:p>
          </table:table-cell>
          <table:table-cell office:value-type="float" office:value="60103" calcext:value-type="float">
            <text:p>60103</text:p>
          </table:table-cell>
          <table:table-cell office:value-type="float" office:value="59980" calcext:value-type="float">
            <text:p>59980</text:p>
          </table:table-cell>
          <table:table-cell office:value-type="float" office:value="60096" calcext:value-type="float">
            <text:p>60096</text:p>
          </table:table-cell>
          <table:table-cell office:value-type="float" office:value="60567" calcext:value-type="float">
            <text:p>60567</text:p>
          </table:table-cell>
          <table:table-cell office:value-type="float" office:value="61345" calcext:value-type="float">
            <text:p>61345</text:p>
          </table:table-cell>
          <table:table-cell office:value-type="float" office:value="62201" calcext:value-type="float">
            <text:p>62201</text:p>
          </table:table-cell>
          <table:table-cell office:value-type="float" office:value="62836" calcext:value-type="float">
            <text:p>62836</text:p>
          </table:table-cell>
          <table:table-cell office:value-type="float" office:value="63026" calcext:value-type="float">
            <text:p>63026</text:p>
          </table:table-cell>
          <table:table-cell office:value-type="float" office:value="62644" calcext:value-type="float">
            <text:p>62644</text:p>
          </table:table-cell>
          <table:table-cell office:value-type="float" office:value="61833" calcext:value-type="float">
            <text:p>61833</text:p>
          </table:table-cell>
          <table:table-cell office:value-type="float" office:value="61079" calcext:value-type="float">
            <text:p>61079</text:p>
          </table:table-cell>
          <table:table-cell office:value-type="float" office:value="61032" calcext:value-type="float">
            <text:p>61032</text:p>
          </table:table-cell>
          <table:table-cell office:value-type="float" office:value="62149" calcext:value-type="float">
            <text:p>62149</text:p>
          </table:table-cell>
          <table:table-cell office:value-type="float" office:value="64622" calcext:value-type="float">
            <text:p>64622</text:p>
          </table:table-cell>
          <table:table-cell office:value-type="float" office:value="68235" calcext:value-type="float">
            <text:p>68235</text:p>
          </table:table-cell>
          <table:table-cell office:value-type="float" office:value="72504" calcext:value-type="float">
            <text:p>72504</text:p>
          </table:table-cell>
          <table:table-cell office:value-type="float" office:value="76700" calcext:value-type="float">
            <text:p>76700</text:p>
          </table:table-cell>
          <table:table-cell office:value-type="float" office:value="80324" calcext:value-type="float">
            <text:p>80324</text:p>
          </table:table-cell>
          <table:table-cell office:value-type="float" office:value="83200" calcext:value-type="float">
            <text:p>83200</text:p>
          </table:table-cell>
          <table:table-cell office:value-type="float" office:value="85451" calcext:value-type="float">
            <text:p>85451</text:p>
          </table:table-cell>
          <table:table-cell office:value-type="float" office:value="87277" calcext:value-type="float">
            <text:p>87277</text:p>
          </table:table-cell>
          <table:table-cell office:value-type="float" office:value="89005" calcext:value-type="float">
            <text:p>89005</text:p>
          </table:table-cell>
          <table:table-cell office:value-type="float" office:value="90853" calcext:value-type="float">
            <text:p>90853</text:p>
          </table:table-cell>
          <table:table-cell office:value-type="float" office:value="92898" calcext:value-type="float">
            <text:p>92898</text:p>
          </table:table-cell>
          <table:table-cell office:value-type="float" office:value="94992" calcext:value-type="float">
            <text:p>94992</text:p>
          </table:table-cell>
          <table:table-cell office:value-type="float" office:value="97017" calcext:value-type="float">
            <text:p>97017</text:p>
          </table:table-cell>
          <table:table-cell office:value-type="float" office:value="98737" calcext:value-type="float">
            <text:p>98737</text:p>
          </table:table-cell>
          <table:table-cell office:value-type="float" office:value="100031" calcext:value-type="float">
            <text:p>100031</text:p>
          </table:table-cell>
          <table:table-cell office:value-type="float" office:value="100834" calcext:value-type="float">
            <text:p>100834</text:p>
          </table:table-cell>
          <table:table-cell office:value-type="float" office:value="101222" calcext:value-type="float">
            <text:p>101222</text:p>
          </table:table-cell>
          <table:table-cell office:value-type="float" office:value="101358" calcext:value-type="float">
            <text:p>101358</text:p>
          </table:table-cell>
          <table:table-cell office:value-type="float" office:value="101455" calcext:value-type="float">
            <text:p>101455</text:p>
          </table:table-cell>
          <table:table-cell office:value-type="float" office:value="101669" calcext:value-type="float">
            <text:p>101669</text:p>
          </table:table-cell>
          <table:table-cell office:value-type="float" office:value="102046" calcext:value-type="float">
            <text:p>102046</text:p>
          </table:table-cell>
          <table:table-cell office:value-type="float" office:value="102560" calcext:value-type="float">
            <text:p>102560</text:p>
          </table:table-cell>
          <table:table-cell office:value-type="float" office:value="103159" calcext:value-type="float">
            <text:p>103159</text:p>
          </table:table-cell>
          <table:table-cell office:value-type="float" office:value="103774" calcext:value-type="float">
            <text:p>103774</text:p>
          </table:table-cell>
          <table:table-cell office:value-type="float" office:value="104341" calcext:value-type="float">
            <text:p>104341</text:p>
          </table:table-cell>
          <table:table-cell office:value-type="float" office:value="104872" calcext:value-type="float">
            <text:p>104872</text:p>
          </table:table-cell>
          <table:table-cell office:value-type="float" office:value="105366" calcext:value-type="float">
            <text:p>105366</text:p>
          </table:table-cell>
          <table:table-cell office:value-type="float" office:value="105845" calcext:value-type="float">
            <text:p>105845</text:p>
          </table:table-cell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  <table:table-cell office:value-type="float" office:value="8996973" calcext:value-type="float">
            <text:p>8996973</text:p>
          </table:table-cell>
          <table:table-cell office:value-type="float" office:value="9169410" calcext:value-type="float">
            <text:p>9169410</text:p>
          </table:table-cell>
          <table:table-cell office:value-type="float" office:value="9351441" calcext:value-type="float">
            <text:p>9351441</text:p>
          </table:table-cell>
          <table:table-cell office:value-type="float" office:value="9543205" calcext:value-type="float">
            <text:p>9543205</text:p>
          </table:table-cell>
          <table:table-cell office:value-type="float" office:value="9744781" calcext:value-type="float">
            <text:p>9744781</text:p>
          </table:table-cell>
          <table:table-cell office:value-type="float" office:value="9956320" calcext:value-type="float">
            <text:p>9956320</text:p>
          </table:table-cell>
          <table:table-cell office:value-type="float" office:value="10174836" calcext:value-type="float">
            <text:p>10174836</text:p>
          </table:table-cell>
          <table:table-cell office:value-type="float" office:value="10399926" calcext:value-type="float">
            <text:p>10399926</text:p>
          </table:table-cell>
          <table:table-cell office:value-type="float" office:value="10637063" calcext:value-type="float">
            <text:p>10637063</text:p>
          </table:table-cell>
          <table:table-cell office:value-type="float" office:value="10893776" calcext:value-type="float">
            <text:p>10893776</text:p>
          </table:table-cell>
          <table:table-cell office:value-type="float" office:value="11173642" calcext:value-type="float">
            <text:p>11173642</text:p>
          </table:table-cell>
          <table:table-cell office:value-type="float" office:value="11475445" calcext:value-type="float">
            <text:p>11475445</text:p>
          </table:table-cell>
          <table:table-cell office:value-type="float" office:value="11791215" calcext:value-type="float">
            <text:p>11791215</text:p>
          </table:table-cell>
          <table:table-cell office:value-type="float" office:value="12108963" calcext:value-type="float">
            <text:p>12108963</text:p>
          </table:table-cell>
          <table:table-cell office:value-type="float" office:value="12412950" calcext:value-type="float">
            <text:p>12412950</text:p>
          </table:table-cell>
          <table:table-cell office:value-type="float" office:value="12689160" calcext:value-type="float">
            <text:p>12689160</text:p>
          </table:table-cell>
          <table:table-cell office:value-type="float" office:value="12943093" calcext:value-type="float">
            <text:p>12943093</text:p>
          </table:table-cell>
          <table:table-cell office:value-type="float" office:value="13171306" calcext:value-type="float">
            <text:p>13171306</text:p>
          </table:table-cell>
          <table:table-cell office:value-type="float" office:value="13341198" calcext:value-type="float">
            <text:p>13341198</text:p>
          </table:table-cell>
          <table:table-cell office:value-type="float" office:value="13411056" calcext:value-type="float">
            <text:p>13411056</text:p>
          </table:table-cell>
          <table:table-cell office:value-type="float" office:value="13356511" calcext:value-type="float">
            <text:p>13356511</text:p>
          </table:table-cell>
          <table:table-cell office:value-type="float" office:value="13171673" calcext:value-type="float">
            <text:p>13171673</text:p>
          </table:table-cell>
          <table:table-cell office:value-type="float" office:value="12882528" calcext:value-type="float">
            <text:p>12882528</text:p>
          </table:table-cell>
          <table:table-cell office:value-type="float" office:value="12537730" calcext:value-type="float">
            <text:p>12537730</text:p>
          </table:table-cell>
          <table:table-cell office:value-type="float" office:value="12204292" calcext:value-type="float">
            <text:p>12204292</text:p>
          </table:table-cell>
          <table:table-cell office:value-type="float" office:value="11938208" calcext:value-type="float">
            <text:p>11938208</text:p>
          </table:table-cell>
          <table:table-cell office:value-type="float" office:value="11736179" calcext:value-type="float">
            <text:p>11736179</text:p>
          </table:table-cell>
          <table:table-cell office:value-type="float" office:value="11604534" calcext:value-type="float">
            <text:p>11604534</text:p>
          </table:table-cell>
          <table:table-cell office:value-type="float" office:value="11618005" calcext:value-type="float">
            <text:p>11618005</text:p>
          </table:table-cell>
          <table:table-cell office:value-type="float" office:value="11868877" calcext:value-type="float">
            <text:p>11868877</text:p>
          </table:table-cell>
          <table:table-cell office:value-type="float" office:value="12412308" calcext:value-type="float">
            <text:p>12412308</text:p>
          </table:table-cell>
          <table:table-cell office:value-type="float" office:value="13299017" calcext:value-type="float">
            <text:p>13299017</text:p>
          </table:table-cell>
          <table:table-cell office:value-type="float" office:value="14485546" calcext:value-type="float">
            <text:p>14485546</text:p>
          </table:table-cell>
          <table:table-cell office:value-type="float" office:value="15816603" calcext:value-type="float">
            <text:p>15816603</text:p>
          </table:table-cell>
          <table:table-cell office:value-type="float" office:value="17075727" calcext:value-type="float">
            <text:p>17075727</text:p>
          </table:table-cell>
          <table:table-cell office:value-type="float" office:value="18110657" calcext:value-type="float">
            <text:p>18110657</text:p>
          </table:table-cell>
          <table:table-cell office:value-type="float" office:value="18853437" calcext:value-type="float">
            <text:p>18853437</text:p>
          </table:table-cell>
          <table:table-cell office:value-type="float" office:value="19357126" calcext:value-type="float">
            <text:p>19357126</text:p>
          </table:table-cell>
          <table:table-cell office:value-type="float" office:value="19737765" calcext:value-type="float">
            <text:p>19737765</text:p>
          </table:table-cell>
          <table:table-cell office:value-type="float" office:value="20170844" calcext:value-type="float">
            <text:p>20170844</text:p>
          </table:table-cell>
          <table:table-cell office:value-type="float" office:value="20779953" calcext:value-type="float">
            <text:p>20779953</text:p>
          </table:table-cell>
          <table:table-cell office:value-type="float" office:value="21606988" calcext:value-type="float">
            <text:p>21606988</text:p>
          </table:table-cell>
          <table:table-cell office:value-type="float" office:value="22600770" calcext:value-type="float">
            <text:p>22600770</text:p>
          </table:table-cell>
          <table:table-cell office:value-type="float" office:value="23680871" calcext:value-type="float">
            <text:p>23680871</text:p>
          </table:table-cell>
          <table:table-cell office:value-type="float" office:value="24726684" calcext:value-type="float">
            <text:p>24726684</text:p>
          </table:table-cell>
          <table:table-cell office:value-type="float" office:value="25654277" calcext:value-type="float">
            <text:p>25654277</text:p>
          </table:table-cell>
          <table:table-cell office:value-type="float" office:value="26433049" calcext:value-type="float">
            <text:p>26433049</text:p>
          </table:table-cell>
          <table:table-cell office:value-type="float" office:value="27100536" calcext:value-type="float">
            <text:p>27100536</text:p>
          </table:table-cell>
          <table:table-cell office:value-type="float" office:value="27722276" calcext:value-type="float">
            <text:p>27722276</text:p>
          </table:table-cell>
          <table:table-cell office:value-type="float" office:value="28394813" calcext:value-type="float">
            <text:p>28394813</text:p>
          </table:table-cell>
          <table:table-cell office:value-type="float" office:value="29185507" calcext:value-type="float">
            <text:p>29185507</text:p>
          </table:table-cell>
          <table:table-cell office:value-type="float" office:value="30117413" calcext:value-type="float">
            <text:p>30117413</text:p>
          </table:table-cell>
          <table:table-cell office:value-type="float" office:value="31161376" calcext:value-type="float">
            <text:p>31161376</text:p>
          </table:table-cell>
          <table:table-cell office:value-type="float" office:value="32269589" calcext:value-type="float">
            <text:p>32269589</text:p>
          </table:table-cell>
          <table:table-cell office:value-type="float" office:value="33370794" calcext:value-type="float">
            <text:p>33370794</text:p>
          </table:table-cell>
          <table:table-cell office:value-type="float" office:value="34413603" calcext:value-type="float">
            <text:p>34413603</text:p>
          </table:table-cell>
          <table:table-cell office:value-type="float" office:value="35383128" calcext:value-type="float">
            <text:p>35383128</text:p>
          </table:table-cell>
          <table:table-cell office:value-type="float" office:value="36296400" calcext:value-type="float">
            <text:p>36296400</text:p>
          </table:table-cell>
          <table:table-cell office:value-type="float" office:value="37172386" calcext:value-type="float">
            <text:p>3717238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  <table:table-cell office:value-type="float" office:value="5454933" calcext:value-type="float">
            <text:p>5454933</text:p>
          </table:table-cell>
          <table:table-cell office:value-type="float" office:value="5531472" calcext:value-type="float">
            <text:p>5531472</text:p>
          </table:table-cell>
          <table:table-cell office:value-type="float" office:value="5608539" calcext:value-type="float">
            <text:p>5608539</text:p>
          </table:table-cell>
          <table:table-cell office:value-type="float" office:value="5679458" calcext:value-type="float">
            <text:p>5679458</text:p>
          </table:table-cell>
          <table:table-cell office:value-type="float" office:value="5735044" calcext:value-type="float">
            <text:p>5735044</text:p>
          </table:table-cell>
          <table:table-cell office:value-type="float" office:value="5770570" calcext:value-type="float">
            <text:p>5770570</text:p>
          </table:table-cell>
          <table:table-cell office:value-type="float" office:value="5781214" calcext:value-type="float">
            <text:p>5781214</text:p>
          </table:table-cell>
          <table:table-cell office:value-type="float" office:value="5774243" calcext:value-type="float">
            <text:p>5774243</text:p>
          </table:table-cell>
          <table:table-cell office:value-type="float" office:value="5771652" calcext:value-type="float">
            <text:p>5771652</text:p>
          </table:table-cell>
          <table:table-cell office:value-type="float" office:value="5803254" calcext:value-type="float">
            <text:p>5803254</text:p>
          </table:table-cell>
          <table:table-cell office:value-type="float" office:value="5890365" calcext:value-type="float">
            <text:p>5890365</text:p>
          </table:table-cell>
          <table:table-cell office:value-type="float" office:value="6040777" calcext:value-type="float">
            <text:p>6040777</text:p>
          </table:table-cell>
          <table:table-cell office:value-type="float" office:value="6248552" calcext:value-type="float">
            <text:p>6248552</text:p>
          </table:table-cell>
          <table:table-cell office:value-type="float" office:value="6496962" calcext:value-type="float">
            <text:p>6496962</text:p>
          </table:table-cell>
          <table:table-cell office:value-type="float" office:value="6761380" calcext:value-type="float">
            <text:p>6761380</text:p>
          </table:table-cell>
          <table:table-cell office:value-type="float" office:value="7024000" calcext:value-type="float">
            <text:p>7024000</text:p>
          </table:table-cell>
          <table:table-cell office:value-type="float" office:value="7279509" calcext:value-type="float">
            <text:p>7279509</text:p>
          </table:table-cell>
          <table:table-cell office:value-type="float" office:value="7533735" calcext:value-type="float">
            <text:p>7533735</text:p>
          </table:table-cell>
          <table:table-cell office:value-type="float" office:value="7790707" calcext:value-type="float">
            <text:p>7790707</text:p>
          </table:table-cell>
          <table:table-cell office:value-type="float" office:value="8058067" calcext:value-type="float">
            <text:p>8058067</text:p>
          </table:table-cell>
          <table:table-cell office:value-type="float" office:value="8341289" calcext:value-type="float">
            <text:p>8341289</text:p>
          </table:table-cell>
          <table:table-cell office:value-type="float" office:value="8640446" calcext:value-type="float">
            <text:p>8640446</text:p>
          </table:table-cell>
          <table:table-cell office:value-type="float" office:value="8952950" calcext:value-type="float">
            <text:p>8952950</text:p>
          </table:table-cell>
          <table:table-cell office:value-type="float" office:value="9278096" calcext:value-type="float">
            <text:p>9278096</text:p>
          </table:table-cell>
          <table:table-cell office:value-type="float" office:value="9614754" calcext:value-type="float">
            <text:p>9614754</text:p>
          </table:table-cell>
          <table:table-cell office:value-type="float" office:value="9961997" calcext:value-type="float">
            <text:p>9961997</text:p>
          </table:table-cell>
          <table:table-cell office:value-type="float" office:value="10320111" calcext:value-type="float">
            <text:p>10320111</text:p>
          </table:table-cell>
          <table:table-cell office:value-type="float" office:value="10689250" calcext:value-type="float">
            <text:p>10689250</text:p>
          </table:table-cell>
          <table:table-cell office:value-type="float" office:value="11068050" calcext:value-type="float">
            <text:p>11068050</text:p>
          </table:table-cell>
          <table:table-cell office:value-type="float" office:value="11454777" calcext:value-type="float">
            <text:p>11454777</text:p>
          </table:table-cell>
          <table:table-cell office:value-type="float" office:value="11848386" calcext:value-type="float">
            <text:p>11848386</text:p>
          </table:table-cell>
          <table:table-cell office:value-type="float" office:value="12248901" calcext:value-type="float">
            <text:p>12248901</text:p>
          </table:table-cell>
          <table:table-cell office:value-type="float" office:value="12657366" calcext:value-type="float">
            <text:p>12657366</text:p>
          </table:table-cell>
          <table:table-cell office:value-type="float" office:value="13075049" calcext:value-type="float">
            <text:p>13075049</text:p>
          </table:table-cell>
          <table:table-cell office:value-type="float" office:value="13503747" calcext:value-type="float">
            <text:p>13503747</text:p>
          </table:table-cell>
          <table:table-cell office:value-type="float" office:value="13945206" calcext:value-type="float">
            <text:p>13945206</text:p>
          </table:table-cell>
          <table:table-cell office:value-type="float" office:value="14400719" calcext:value-type="float">
            <text:p>14400719</text:p>
          </table:table-cell>
          <table:table-cell office:value-type="float" office:value="14871570" calcext:value-type="float">
            <text:p>14871570</text:p>
          </table:table-cell>
          <table:table-cell office:value-type="float" office:value="15359601" calcext:value-type="float">
            <text:p>15359601</text:p>
          </table:table-cell>
          <table:table-cell office:value-type="float" office:value="15866869" calcext:value-type="float">
            <text:p>15866869</text:p>
          </table:table-cell>
          <table:table-cell office:value-type="float" office:value="16395473" calcext:value-type="float">
            <text:p>16395473</text:p>
          </table:table-cell>
          <table:table-cell office:value-type="float" office:value="16945753" calcext:value-type="float">
            <text:p>16945753</text:p>
          </table:table-cell>
          <table:table-cell office:value-type="float" office:value="17519417" calcext:value-type="float">
            <text:p>17519417</text:p>
          </table:table-cell>
          <table:table-cell office:value-type="float" office:value="18121479" calcext:value-type="float">
            <text:p>18121479</text:p>
          </table:table-cell>
          <table:table-cell office:value-type="float" office:value="18758145" calcext:value-type="float">
            <text:p>18758145</text:p>
          </table:table-cell>
          <table:table-cell office:value-type="float" office:value="19433602" calcext:value-type="float">
            <text:p>19433602</text:p>
          </table:table-cell>
          <table:table-cell office:value-type="float" office:value="20149901" calcext:value-type="float">
            <text:p>20149901</text:p>
          </table:table-cell>
          <table:table-cell office:value-type="float" office:value="20905363" calcext:value-type="float">
            <text:p>20905363</text:p>
          </table:table-cell>
          <table:table-cell office:value-type="float" office:value="21695634" calcext:value-type="float">
            <text:p>21695634</text:p>
          </table:table-cell>
          <table:table-cell office:value-type="float" office:value="22514281" calcext:value-type="float">
            <text:p>22514281</text:p>
          </table:table-cell>
          <table:table-cell office:value-type="float" office:value="23356246" calcext:value-type="float">
            <text:p>23356246</text:p>
          </table:table-cell>
          <table:table-cell office:value-type="float" office:value="24220661" calcext:value-type="float">
            <text:p>24220661</text:p>
          </table:table-cell>
          <table:table-cell office:value-type="float" office:value="25107931" calcext:value-type="float">
            <text:p>25107931</text:p>
          </table:table-cell>
          <table:table-cell office:value-type="float" office:value="26015780" calcext:value-type="float">
            <text:p>26015780</text:p>
          </table:table-cell>
          <table:table-cell office:value-type="float" office:value="26941779" calcext:value-type="float">
            <text:p>26941779</text:p>
          </table:table-cell>
          <table:table-cell office:value-type="float" office:value="27884381" calcext:value-type="float">
            <text:p>27884381</text:p>
          </table:table-cell>
          <table:table-cell office:value-type="float" office:value="28842484" calcext:value-type="float">
            <text:p>28842484</text:p>
          </table:table-cell>
          <table:table-cell office:value-type="float" office:value="29816748" calcext:value-type="float">
            <text:p>29816748</text:p>
          </table:table-cell>
          <table:table-cell office:value-type="float" office:value="30809762" calcext:value-type="float">
            <text:p>30809762</text:p>
          </table:table-cell>
        </table:table-row>
        <table:table-row table:style-name="ro1">
          <table:table-cell office:value-type="string" calcext:value-type="string">
            <text:p>Albanie</text:p>
          </table:table-cell>
          <table:table-cell office:value-type="string" calcext:value-type="string">
            <text:p>ALB</text:p>
          </table:table-cell>
          <table:table-cell office:value-type="float" office:value="1608800" calcext:value-type="float">
            <text:p>1608800</text:p>
          </table:table-cell>
          <table:table-cell office:value-type="float" office:value="1659800" calcext:value-type="float">
            <text:p>1659800</text:p>
          </table:table-cell>
          <table:table-cell office:value-type="float" office:value="1711319" calcext:value-type="float">
            <text:p>1711319</text:p>
          </table:table-cell>
          <table:table-cell office:value-type="float" office:value="1762621" calcext:value-type="float">
            <text:p>1762621</text:p>
          </table:table-cell>
          <table:table-cell office:value-type="float" office:value="1814135" calcext:value-type="float">
            <text:p>1814135</text:p>
          </table:table-cell>
          <table:table-cell office:value-type="float" office:value="1864791" calcext:value-type="float">
            <text:p>1864791</text:p>
          </table:table-cell>
          <table:table-cell office:value-type="float" office:value="1914573" calcext:value-type="float">
            <text:p>1914573</text:p>
          </table:table-cell>
          <table:table-cell office:value-type="float" office:value="1965598" calcext:value-type="float">
            <text:p>1965598</text:p>
          </table:table-cell>
          <table:table-cell office:value-type="float" office:value="2022272" calcext:value-type="float">
            <text:p>2022272</text:p>
          </table:table-cell>
          <table:table-cell office:value-type="float" office:value="2081695" calcext:value-type="float">
            <text:p>2081695</text:p>
          </table:table-cell>
          <table:table-cell office:value-type="float" office:value="2135479" calcext:value-type="float">
            <text:p>2135479</text:p>
          </table:table-cell>
          <table:table-cell office:value-type="float" office:value="2187853" calcext:value-type="float">
            <text:p>2187853</text:p>
          </table:table-cell>
          <table:table-cell office:value-type="float" office:value="2243126" calcext:value-type="float">
            <text:p>2243126</text:p>
          </table:table-cell>
          <table:table-cell office:value-type="float" office:value="2296752" calcext:value-type="float">
            <text:p>2296752</text:p>
          </table:table-cell>
          <table:table-cell office:value-type="float" office:value="2350124" calcext:value-type="float">
            <text:p>2350124</text:p>
          </table:table-cell>
          <table:table-cell office:value-type="float" office:value="2404831" calcext:value-type="float">
            <text:p>2404831</text:p>
          </table:table-cell>
          <table:table-cell office:value-type="float" office:value="2458526" calcext:value-type="float">
            <text:p>2458526</text:p>
          </table:table-cell>
          <table:table-cell office:value-type="float" office:value="2513546" calcext:value-type="float">
            <text:p>2513546</text:p>
          </table:table-cell>
          <table:table-cell office:value-type="float" office:value="2566266" calcext:value-type="float">
            <text:p>2566266</text:p>
          </table:table-cell>
          <table:table-cell office:value-type="float" office:value="2617832" calcext:value-type="float">
            <text:p>2617832</text:p>
          </table:table-cell>
          <table:table-cell office:value-type="float" office:value="2671997" calcext:value-type="float">
            <text:p>2671997</text:p>
          </table:table-cell>
          <table:table-cell office:value-type="float" office:value="2726056" calcext:value-type="float">
            <text:p>2726056</text:p>
          </table:table-cell>
          <table:table-cell office:value-type="float" office:value="2784278" calcext:value-type="float">
            <text:p>2784278</text:p>
          </table:table-cell>
          <table:table-cell office:value-type="float" office:value="2843960" calcext:value-type="float">
            <text:p>2843960</text:p>
          </table:table-cell>
          <table:table-cell office:value-type="float" office:value="2904429" calcext:value-type="float">
            <text:p>2904429</text:p>
          </table:table-cell>
          <table:table-cell office:value-type="float" office:value="2964762" calcext:value-type="float">
            <text:p>2964762</text:p>
          </table:table-cell>
          <table:table-cell office:value-type="float" office:value="3022635" calcext:value-type="float">
            <text:p>3022635</text:p>
          </table:table-cell>
          <table:table-cell office:value-type="float" office:value="3083605" calcext:value-type="float">
            <text:p>3083605</text:p>
          </table:table-cell>
          <table:table-cell office:value-type="float" office:value="3142336" calcext:value-type="float">
            <text:p>3142336</text:p>
          </table:table-cell>
          <table:table-cell office:value-type="float" office:value="3227943" calcext:value-type="float">
            <text:p>3227943</text:p>
          </table:table-cell>
          <table:table-cell office:value-type="float" office:value="3286542" calcext:value-type="float">
            <text:p>3286542</text:p>
          </table:table-cell>
          <table:table-cell office:value-type="float" office:value="3266790" calcext:value-type="float">
            <text:p>3266790</text:p>
          </table:table-cell>
          <table:table-cell office:value-type="float" office:value="3247039" calcext:value-type="float">
            <text:p>3247039</text:p>
          </table:table-cell>
          <table:table-cell office:value-type="float" office:value="3227287" calcext:value-type="float">
            <text:p>3227287</text:p>
          </table:table-cell>
          <table:table-cell office:value-type="float" office:value="3207536" calcext:value-type="float">
            <text:p>3207536</text:p>
          </table:table-cell>
          <table:table-cell office:value-type="float" office:value="3187784" calcext:value-type="float">
            <text:p>3187784</text:p>
          </table:table-cell>
          <table:table-cell office:value-type="float" office:value="3168033" calcext:value-type="float">
            <text:p>3168033</text:p>
          </table:table-cell>
          <table:table-cell office:value-type="float" office:value="3148281" calcext:value-type="float">
            <text:p>3148281</text:p>
          </table:table-cell>
          <table:table-cell office:value-type="float" office:value="3128530" calcext:value-type="float">
            <text:p>3128530</text:p>
          </table:table-cell>
          <table:table-cell office:value-type="float" office:value="3108778" calcext:value-type="float">
            <text:p>3108778</text:p>
          </table:table-cell>
          <table:table-cell office:value-type="float" office:value="3089027" calcext:value-type="float">
            <text:p>3089027</text:p>
          </table:table-cell>
          <table:table-cell office:value-type="float" office:value="3060173" calcext:value-type="float">
            <text:p>3060173</text:p>
          </table:table-cell>
          <table:table-cell office:value-type="float" office:value="3051010" calcext:value-type="float">
            <text:p>3051010</text:p>
          </table:table-cell>
          <table:table-cell office:value-type="float" office:value="3039616" calcext:value-type="float">
            <text:p>3039616</text:p>
          </table:table-cell>
          <table:table-cell office:value-type="float" office:value="3026939" calcext:value-type="float">
            <text:p>3026939</text:p>
          </table:table-cell>
          <table:table-cell office:value-type="float" office:value="3011487" calcext:value-type="float">
            <text:p>3011487</text:p>
          </table:table-cell>
          <table:table-cell office:value-type="float" office:value="2992547" calcext:value-type="float">
            <text:p>2992547</text:p>
          </table:table-cell>
          <table:table-cell office:value-type="float" office:value="2970017" calcext:value-type="float">
            <text:p>2970017</text:p>
          </table:table-cell>
          <table:table-cell office:value-type="float" office:value="2947314" calcext:value-type="float">
            <text:p>2947314</text:p>
          </table:table-cell>
          <table:table-cell office:value-type="float" office:value="2927519" calcext:value-type="float">
            <text:p>2927519</text:p>
          </table:table-cell>
          <table:table-cell office:value-type="float" office:value="2913021" calcext:value-type="float">
            <text:p>2913021</text:p>
          </table:table-cell>
          <table:table-cell office:value-type="float" office:value="2905195" calcext:value-type="float">
            <text:p>2905195</text:p>
          </table:table-cell>
          <table:table-cell office:value-type="float" office:value="2900401" calcext:value-type="float">
            <text:p>2900401</text:p>
          </table:table-cell>
          <table:table-cell office:value-type="float" office:value="2895092" calcext:value-type="float">
            <text:p>2895092</text:p>
          </table:table-cell>
          <table:table-cell office:value-type="float" office:value="2889104" calcext:value-type="float">
            <text:p>2889104</text:p>
          </table:table-cell>
          <table:table-cell office:value-type="float" office:value="2880703" calcext:value-type="float">
            <text:p>2880703</text:p>
          </table:table-cell>
          <table:table-cell office:value-type="float" office:value="2876101" calcext:value-type="float">
            <text:p>2876101</text:p>
          </table:table-cell>
          <table:table-cell office:value-type="float" office:value="2873457" calcext:value-type="float">
            <text:p>2873457</text:p>
          </table:table-cell>
          <table:table-cell office:value-type="float" office:value="2866376" calcext:value-type="float">
            <text:p>2866376</text:p>
          </table:table-cell>
        </table:table-row>
        <table:table-row table:style-name="ro1">
          <table:table-cell office:value-type="string" calcext:value-type="string">
            <text:p>Andorre</text:p>
          </table:table-cell>
          <table:table-cell office:value-type="string" calcext:value-type="string">
            <text:p>AND</text:p>
          </table:table-cell>
          <table:table-cell office:value-type="float" office:value="13411" calcext:value-type="float">
            <text:p>13411</text:p>
          </table:table-cell>
          <table:table-cell office:value-type="float" office:value="14375" calcext:value-type="float">
            <text:p>14375</text:p>
          </table:table-cell>
          <table:table-cell office:value-type="float" office:value="15370" calcext:value-type="float">
            <text:p>15370</text:p>
          </table:table-cell>
          <table:table-cell office:value-type="float" office:value="16412" calcext:value-type="float">
            <text:p>16412</text:p>
          </table:table-cell>
          <table:table-cell office:value-type="float" office:value="17469" calcext:value-type="float">
            <text:p>17469</text:p>
          </table:table-cell>
          <table:table-cell office:value-type="float" office:value="18549" calcext:value-type="float">
            <text:p>18549</text:p>
          </table:table-cell>
          <table:table-cell office:value-type="float" office:value="19647" calcext:value-type="float">
            <text:p>19647</text:p>
          </table:table-cell>
          <table:table-cell office:value-type="float" office:value="20758" calcext:value-type="float">
            <text:p>20758</text:p>
          </table:table-cell>
          <table:table-cell office:value-type="float" office:value="21890" calcext:value-type="float">
            <text:p>21890</text:p>
          </table:table-cell>
          <table:table-cell office:value-type="float" office:value="23058" calcext:value-type="float">
            <text:p>23058</text:p>
          </table:table-cell>
          <table:table-cell office:value-type="float" office:value="24276" calcext:value-type="float">
            <text:p>24276</text:p>
          </table:table-cell>
          <table:table-cell office:value-type="float" office:value="25559" calcext:value-type="float">
            <text:p>25559</text:p>
          </table:table-cell>
          <table:table-cell office:value-type="float" office:value="26892" calcext:value-type="float">
            <text:p>26892</text:p>
          </table:table-cell>
          <table:table-cell office:value-type="float" office:value="28232" calcext:value-type="float">
            <text:p>28232</text:p>
          </table:table-cell>
          <table:table-cell office:value-type="float" office:value="29520" calcext:value-type="float">
            <text:p>29520</text:p>
          </table:table-cell>
          <table:table-cell office:value-type="float" office:value="30705" calcext:value-type="float">
            <text:p>30705</text:p>
          </table:table-cell>
          <table:table-cell office:value-type="float" office:value="31777" calcext:value-type="float">
            <text:p>31777</text:p>
          </table:table-cell>
          <table:table-cell office:value-type="float" office:value="32771" calcext:value-type="float">
            <text:p>32771</text:p>
          </table:table-cell>
          <table:table-cell office:value-type="float" office:value="33737" calcext:value-type="float">
            <text:p>33737</text:p>
          </table:table-cell>
          <table:table-cell office:value-type="float" office:value="34818" calcext:value-type="float">
            <text:p>34818</text:p>
          </table:table-cell>
          <table:table-cell office:value-type="float" office:value="36067" calcext:value-type="float">
            <text:p>36067</text:p>
          </table:table-cell>
          <table:table-cell office:value-type="float" office:value="37500" calcext:value-type="float">
            <text:p>37500</text:p>
          </table:table-cell>
          <table:table-cell office:value-type="float" office:value="39114" calcext:value-type="float">
            <text:p>39114</text:p>
          </table:table-cell>
          <table:table-cell office:value-type="float" office:value="40867" calcext:value-type="float">
            <text:p>40867</text:p>
          </table:table-cell>
          <table:table-cell office:value-type="float" office:value="42706" calcext:value-type="float">
            <text:p>42706</text:p>
          </table:table-cell>
          <table:table-cell office:value-type="float" office:value="44600" calcext:value-type="float">
            <text:p>44600</text:p>
          </table:table-cell>
          <table:table-cell office:value-type="float" office:value="46517" calcext:value-type="float">
            <text:p>46517</text:p>
          </table:table-cell>
          <table:table-cell office:value-type="float" office:value="48455" calcext:value-type="float">
            <text:p>48455</text:p>
          </table:table-cell>
          <table:table-cell office:value-type="float" office:value="50434" calcext:value-type="float">
            <text:p>50434</text:p>
          </table:table-cell>
          <table:table-cell office:value-type="float" office:value="52448" calcext:value-type="float">
            <text:p>52448</text:p>
          </table:table-cell>
          <table:table-cell office:value-type="float" office:value="54509" calcext:value-type="float">
            <text:p>54509</text:p>
          </table:table-cell>
          <table:table-cell office:value-type="float" office:value="56671" calcext:value-type="float">
            <text:p>56671</text:p>
          </table:table-cell>
          <table:table-cell office:value-type="float" office:value="58888" calcext:value-type="float">
            <text:p>58888</text:p>
          </table:table-cell>
          <table:table-cell office:value-type="float" office:value="60971" calcext:value-type="float">
            <text:p>60971</text:p>
          </table:table-cell>
          <table:table-cell office:value-type="float" office:value="62677" calcext:value-type="float">
            <text:p>62677</text:p>
          </table:table-cell>
          <table:table-cell office:value-type="float" office:value="63850" calcext:value-type="float">
            <text:p>63850</text:p>
          </table:table-cell>
          <table:table-cell office:value-type="float" office:value="64360" calcext:value-type="float">
            <text:p>64360</text:p>
          </table:table-cell>
          <table:table-cell office:value-type="float" office:value="64327" calcext:value-type="float">
            <text:p>64327</text:p>
          </table:table-cell>
          <table:table-cell office:value-type="float" office:value="64142" calcext:value-type="float">
            <text:p>64142</text:p>
          </table:table-cell>
          <table:table-cell office:value-type="float" office:value="64370" calcext:value-type="float">
            <text:p>64370</text:p>
          </table:table-cell>
          <table:table-cell office:value-type="float" office:value="65390" calcext:value-type="float">
            <text:p>65390</text:p>
          </table:table-cell>
          <table:table-cell office:value-type="float" office:value="67341" calcext:value-type="float">
            <text:p>67341</text:p>
          </table:table-cell>
          <table:table-cell office:value-type="float" office:value="70049" calcext:value-type="float">
            <text:p>70049</text:p>
          </table:table-cell>
          <table:table-cell office:value-type="float" office:value="73182" calcext:value-type="float">
            <text:p>73182</text:p>
          </table:table-cell>
          <table:table-cell office:value-type="float" office:value="76244" calcext:value-type="float">
            <text:p>76244</text:p>
          </table:table-cell>
          <table:table-cell office:value-type="float" office:value="78867" calcext:value-type="float">
            <text:p>78867</text:p>
          </table:table-cell>
          <table:table-cell office:value-type="float" office:value="80993" calcext:value-type="float">
            <text:p>80993</text:p>
          </table:table-cell>
          <table:table-cell office:value-type="float" office:value="82684" calcext:value-type="float">
            <text:p>82684</text:p>
          </table:table-cell>
          <table:table-cell office:value-type="float" office:value="83862" calcext:value-type="float">
            <text:p>83862</text:p>
          </table:table-cell>
          <table:table-cell office:value-type="float" office:value="84463" calcext:value-type="float">
            <text:p>84463</text:p>
          </table:table-cell>
          <table:table-cell office:value-type="float" office:value="84449" calcext:value-type="float">
            <text:p>84449</text:p>
          </table:table-cell>
          <table:table-cell office:value-type="float" office:value="83747" calcext:value-type="float">
            <text:p>83747</text:p>
          </table:table-cell>
          <table:table-cell office:value-type="float" office:value="82427" calcext:value-type="float">
            <text:p>82427</text:p>
          </table:table-cell>
          <table:table-cell office:value-type="float" office:value="80774" calcext:value-type="float">
            <text:p>80774</text:p>
          </table:table-cell>
          <table:table-cell office:value-type="float" office:value="79213" calcext:value-type="float">
            <text:p>79213</text:p>
          </table:table-cell>
          <table:table-cell office:value-type="float" office:value="78011" calcext:value-type="float">
            <text:p>78011</text:p>
          </table:table-cell>
          <table:table-cell office:value-type="float" office:value="77297" calcext:value-type="float">
            <text:p>77297</text:p>
          </table:table-cell>
          <table:table-cell office:value-type="float" office:value="77001" calcext:value-type="float">
            <text:p>77001</text:p>
          </table:table-cell>
          <table:table-cell office:value-type="float" office:value="77006" calcext:value-type="float">
            <text:p>77006</text:p>
          </table:table-cell>
        </table:table-row>
        <table:table-row table:style-name="ro1">
          <table:table-cell office:value-type="string" calcext:value-type="string">
            <text:p>Le monde arabe</text:p>
          </table:table-cell>
          <table:table-cell office:value-type="string" calcext:value-type="string">
            <text:p>ARB</text:p>
          </table:table-cell>
          <table:table-cell office:value-type="float" office:value="92197753" calcext:value-type="float">
            <text:p>92197753</text:p>
          </table:table-cell>
          <table:table-cell office:value-type="float" office:value="94724510" calcext:value-type="float">
            <text:p>94724510</text:p>
          </table:table-cell>
          <table:table-cell office:value-type="float" office:value="97334442" calcext:value-type="float">
            <text:p>97334442</text:p>
          </table:table-cell>
          <table:table-cell office:value-type="float" office:value="100034179" calcext:value-type="float">
            <text:p>100034179</text:p>
          </table:table-cell>
          <table:table-cell office:value-type="float" office:value="102832760" calcext:value-type="float">
            <text:p>102832760</text:p>
          </table:table-cell>
          <table:table-cell office:value-type="float" office:value="105736431" calcext:value-type="float">
            <text:p>105736431</text:p>
          </table:table-cell>
          <table:table-cell office:value-type="float" office:value="108758610" calcext:value-type="float">
            <text:p>108758610</text:p>
          </table:table-cell>
          <table:table-cell office:value-type="float" office:value="111899364" calcext:value-type="float">
            <text:p>111899364</text:p>
          </table:table-cell>
          <table:table-cell office:value-type="float" office:value="115136178" calcext:value-type="float">
            <text:p>115136178</text:p>
          </table:table-cell>
          <table:table-cell office:value-type="float" office:value="118437195" calcext:value-type="float">
            <text:p>118437195</text:p>
          </table:table-cell>
          <table:table-cell office:value-type="float" office:value="121785650" calcext:value-type="float">
            <text:p>121785650</text:p>
          </table:table-cell>
          <table:table-cell office:value-type="float" office:value="125164745" calcext:value-type="float">
            <text:p>125164745</text:p>
          </table:table-cell>
          <table:table-cell office:value-type="float" office:value="128598734" calcext:value-type="float">
            <text:p>128598734</text:p>
          </table:table-cell>
          <table:table-cell office:value-type="float" office:value="132161298" calcext:value-type="float">
            <text:p>132161298</text:p>
          </table:table-cell>
          <table:table-cell office:value-type="float" office:value="135952252" calcext:value-type="float">
            <text:p>135952252</text:p>
          </table:table-cell>
          <table:table-cell office:value-type="float" office:value="140040649" calcext:value-type="float">
            <text:p>140040649</text:p>
          </table:table-cell>
          <table:table-cell office:value-type="float" office:value="144453278" calcext:value-type="float">
            <text:p>144453278</text:p>
          </table:table-cell>
          <table:table-cell office:value-type="float" office:value="149161891" calcext:value-type="float">
            <text:p>149161891</text:p>
          </table:table-cell>
          <table:table-cell office:value-type="float" office:value="154111175" calcext:value-type="float">
            <text:p>154111175</text:p>
          </table:table-cell>
          <table:table-cell office:value-type="float" office:value="159218552" calcext:value-type="float">
            <text:p>159218552</text:p>
          </table:table-cell>
          <table:table-cell office:value-type="float" office:value="164420785" calcext:value-type="float">
            <text:p>164420785</text:p>
          </table:table-cell>
          <table:table-cell office:value-type="float" office:value="169698994" calcext:value-type="float">
            <text:p>169698994</text:p>
          </table:table-cell>
          <table:table-cell office:value-type="float" office:value="175061792" calcext:value-type="float">
            <text:p>175061792</text:p>
          </table:table-cell>
          <table:table-cell office:value-type="float" office:value="180505996" calcext:value-type="float">
            <text:p>180505996</text:p>
          </table:table-cell>
          <table:table-cell office:value-type="float" office:value="186035305" calcext:value-type="float">
            <text:p>186035305</text:p>
          </table:table-cell>
          <table:table-cell office:value-type="float" office:value="191650331" calcext:value-type="float">
            <text:p>191650331</text:p>
          </table:table-cell>
          <table:table-cell office:value-type="float" office:value="197338142" calcext:value-type="float">
            <text:p>197338142</text:p>
          </table:table-cell>
          <table:table-cell office:value-type="float" office:value="203084971" calcext:value-type="float">
            <text:p>203084971</text:p>
          </table:table-cell>
          <table:table-cell office:value-type="float" office:value="208889682" calcext:value-type="float">
            <text:p>208889682</text:p>
          </table:table-cell>
          <table:table-cell office:value-type="float" office:value="214753970" calcext:value-type="float">
            <text:p>214753970</text:p>
          </table:table-cell>
          <table:table-cell office:value-type="float" office:value="222653373" calcext:value-type="float">
            <text:p>222653373</text:p>
          </table:table-cell>
          <table:table-cell office:value-type="float" office:value="228731685" calcext:value-type="float">
            <text:p>228731685</text:p>
          </table:table-cell>
          <table:table-cell office:value-type="float" office:value="232956352" calcext:value-type="float">
            <text:p>232956352</text:p>
          </table:table-cell>
          <table:table-cell office:value-type="float" office:value="239243261" calcext:value-type="float">
            <text:p>239243261</text:p>
          </table:table-cell>
          <table:table-cell office:value-type="float" office:value="245449409" calcext:value-type="float">
            <text:p>245449409</text:p>
          </table:table-cell>
          <table:table-cell office:value-type="float" office:value="253107289" calcext:value-type="float">
            <text:p>253107289</text:p>
          </table:table-cell>
          <table:table-cell office:value-type="float" office:value="259000953" calcext:value-type="float">
            <text:p>259000953</text:p>
          </table:table-cell>
          <table:table-cell office:value-type="float" office:value="264822188" calcext:value-type="float">
            <text:p>264822188</text:p>
          </table:table-cell>
          <table:table-cell office:value-type="float" office:value="270575803" calcext:value-type="float">
            <text:p>270575803</text:p>
          </table:table-cell>
          <table:table-cell office:value-type="float" office:value="276393837" calcext:value-type="float">
            <text:p>276393837</text:p>
          </table:table-cell>
          <table:table-cell office:value-type="float" office:value="282344154" calcext:value-type="float">
            <text:p>282344154</text:p>
          </table:table-cell>
          <table:table-cell office:value-type="float" office:value="288432163" calcext:value-type="float">
            <text:p>288432163</text:p>
          </table:table-cell>
          <table:table-cell office:value-type="float" office:value="294665185" calcext:value-type="float">
            <text:p>294665185</text:p>
          </table:table-cell>
          <table:table-cell office:value-type="float" office:value="301113849" calcext:value-type="float">
            <text:p>301113849</text:p>
          </table:table-cell>
          <table:table-cell office:value-type="float" office:value="307862843" calcext:value-type="float">
            <text:p>307862843</text:p>
          </table:table-cell>
          <table:table-cell office:value-type="float" office:value="314965793" calcext:value-type="float">
            <text:p>314965793</text:p>
          </table:table-cell>
          <table:table-cell office:value-type="float" office:value="322452754" calcext:value-type="float">
            <text:p>322452754</text:p>
          </table:table-cell>
          <table:table-cell office:value-type="float" office:value="330290716" calcext:value-type="float">
            <text:p>330290716</text:p>
          </table:table-cell>
          <table:table-cell office:value-type="float" office:value="338395961" calcext:value-type="float">
            <text:p>338395961</text:p>
          </table:table-cell>
          <table:table-cell office:value-type="float" office:value="346629220" calcext:value-type="float">
            <text:p>346629220</text:p>
          </table:table-cell>
          <table:table-cell office:value-type="float" office:value="354890042" calcext:value-type="float">
            <text:p>354890042</text:p>
          </table:table-cell>
          <table:table-cell office:value-type="float" office:value="363158703" calcext:value-type="float">
            <text:p>363158703</text:p>
          </table:table-cell>
          <table:table-cell office:value-type="float" office:value="371443547" calcext:value-type="float">
            <text:p>371443547</text:p>
          </table:table-cell>
          <table:table-cell office:value-type="float" office:value="379705719" calcext:value-type="float">
            <text:p>379705719</text:p>
          </table:table-cell>
          <table:table-cell office:value-type="float" office:value="387907748" calcext:value-type="float">
            <text:p>387907748</text:p>
          </table:table-cell>
          <table:table-cell office:value-type="float" office:value="396028278" calcext:value-type="float">
            <text:p>396028278</text:p>
          </table:table-cell>
          <table:table-cell office:value-type="float" office:value="404024433" calcext:value-type="float">
            <text:p>404024433</text:p>
          </table:table-cell>
          <table:table-cell office:value-type="float" office:value="411898965" calcext:value-type="float">
            <text:p>411898965</text:p>
          </table:table-cell>
          <table:table-cell office:value-type="float" office:value="419790588" calcext:value-type="float">
            <text:p>419790588</text:p>
          </table:table-cell>
        </table:table-row>
        <table:table-row table:style-name="ro1">
          <table:table-cell office:value-type="string" calcext:value-type="string">
            <text:p>Émirats arabes unis</text:p>
          </table:table-cell>
          <table:table-cell office:value-type="string" calcext:value-type="string">
            <text:p>ARE</text:p>
          </table:table-cell>
          <table:table-cell office:value-type="float" office:value="92418" calcext:value-type="float">
            <text:p>92418</text:p>
          </table:table-cell>
          <table:table-cell office:value-type="float" office:value="100796" calcext:value-type="float">
            <text:p>100796</text:p>
          </table:table-cell>
          <table:table-cell office:value-type="float" office:value="112118" calcext:value-type="float">
            <text:p>112118</text:p>
          </table:table-cell>
          <table:table-cell office:value-type="float" office:value="125130" calcext:value-type="float">
            <text:p>125130</text:p>
          </table:table-cell>
          <table:table-cell office:value-type="float" office:value="138039" calcext:value-type="float">
            <text:p>138039</text:p>
          </table:table-cell>
          <table:table-cell office:value-type="float" office:value="149857" calcext:value-type="float">
            <text:p>149857</text:p>
          </table:table-cell>
          <table:table-cell office:value-type="float" office:value="159976" calcext:value-type="float">
            <text:p>159976</text:p>
          </table:table-cell>
          <table:table-cell office:value-type="float" office:value="169771" calcext:value-type="float">
            <text:p>169771</text:p>
          </table:table-cell>
          <table:table-cell office:value-type="float" office:value="182627" calcext:value-type="float">
            <text:p>182627</text:p>
          </table:table-cell>
          <table:table-cell office:value-type="float" office:value="203106" calcext:value-type="float">
            <text:p>203106</text:p>
          </table:table-cell>
          <table:table-cell office:value-type="float" office:value="234514" calcext:value-type="float">
            <text:p>234514</text:p>
          </table:table-cell>
          <table:table-cell office:value-type="float" office:value="277471" calcext:value-type="float">
            <text:p>277471</text:p>
          </table:table-cell>
          <table:table-cell office:value-type="float" office:value="330974" calcext:value-type="float">
            <text:p>330974</text:p>
          </table:table-cell>
          <table:table-cell office:value-type="float" office:value="394624" calcext:value-type="float">
            <text:p>394624</text:p>
          </table:table-cell>
          <table:table-cell office:value-type="float" office:value="467451" calcext:value-type="float">
            <text:p>467451</text:p>
          </table:table-cell>
          <table:table-cell office:value-type="float" office:value="548301" calcext:value-type="float">
            <text:p>548301</text:p>
          </table:table-cell>
          <table:table-cell office:value-type="float" office:value="637922" calcext:value-type="float">
            <text:p>637922</text:p>
          </table:table-cell>
          <table:table-cell office:value-type="float" office:value="735344" calcext:value-type="float">
            <text:p>735344</text:p>
          </table:table-cell>
          <table:table-cell office:value-type="float" office:value="835508" calcext:value-type="float">
            <text:p>835508</text:p>
          </table:table-cell>
          <table:table-cell office:value-type="float" office:value="931749" calcext:value-type="float">
            <text:p>931749</text:p>
          </table:table-cell>
          <table:table-cell office:value-type="float" office:value="1019509" calcext:value-type="float">
            <text:p>1019509</text:p>
          </table:table-cell>
          <table:table-cell office:value-type="float" office:value="1096610" calcext:value-type="float">
            <text:p>1096610</text:p>
          </table:table-cell>
          <table:table-cell office:value-type="float" office:value="1164806" calcext:value-type="float">
            <text:p>1164806</text:p>
          </table:table-cell>
          <table:table-cell office:value-type="float" office:value="1228459" calcext:value-type="float">
            <text:p>1228459</text:p>
          </table:table-cell>
          <table:table-cell office:value-type="float" office:value="1293971" calcext:value-type="float">
            <text:p>1293971</text:p>
          </table:table-cell>
          <table:table-cell office:value-type="float" office:value="1366164" calcext:value-type="float">
            <text:p>1366164</text:p>
          </table:table-cell>
          <table:table-cell office:value-type="float" office:value="1446380" calcext:value-type="float">
            <text:p>1446380</text:p>
          </table:table-cell>
          <table:table-cell office:value-type="float" office:value="1533536" calcext:value-type="float">
            <text:p>1533536</text:p>
          </table:table-cell>
          <table:table-cell office:value-type="float" office:value="1627066" calcext:value-type="float">
            <text:p>1627066</text:p>
          </table:table-cell>
          <table:table-cell office:value-type="float" office:value="1725681" calcext:value-type="float">
            <text:p>1725681</text:p>
          </table:table-cell>
          <table:table-cell office:value-type="float" office:value="1828432" calcext:value-type="float">
            <text:p>1828432</text:p>
          </table:table-cell>
          <table:table-cell office:value-type="float" office:value="1937153" calcext:value-type="float">
            <text:p>1937153</text:p>
          </table:table-cell>
          <table:table-cell office:value-type="float" office:value="2052891" calcext:value-type="float">
            <text:p>2052891</text:p>
          </table:table-cell>
          <table:table-cell office:value-type="float" office:value="2173139" calcext:value-type="float">
            <text:p>2173139</text:p>
          </table:table-cell>
          <table:table-cell office:value-type="float" office:value="2294385" calcext:value-type="float">
            <text:p>2294385</text:p>
          </table:table-cell>
          <table:table-cell office:value-type="float" office:value="2415090" calcext:value-type="float">
            <text:p>2415090</text:p>
          </table:table-cell>
          <table:table-cell office:value-type="float" office:value="2539126" calcext:value-type="float">
            <text:p>2539126</text:p>
          </table:table-cell>
          <table:table-cell office:value-type="float" office:value="2671362" calcext:value-type="float">
            <text:p>2671362</text:p>
          </table:table-cell>
          <table:table-cell office:value-type="float" office:value="2813214" calcext:value-type="float">
            <text:p>2813214</text:p>
          </table:table-cell>
          <table:table-cell office:value-type="float" office:value="2966034" calcext:value-type="float">
            <text:p>2966034</text:p>
          </table:table-cell>
          <table:table-cell office:value-type="float" office:value="3134062" calcext:value-type="float">
            <text:p>3134062</text:p>
          </table:table-cell>
          <table:table-cell office:value-type="float" office:value="3302719" calcext:value-type="float">
            <text:p>3302719</text:p>
          </table:table-cell>
          <table:table-cell office:value-type="float" office:value="3478777" calcext:value-type="float">
            <text:p>3478777</text:p>
          </table:table-cell>
          <table:table-cell office:value-type="float" office:value="3711932" calcext:value-type="float">
            <text:p>3711932</text:p>
          </table:table-cell>
          <table:table-cell office:value-type="float" office:value="4068570" calcext:value-type="float">
            <text:p>4068570</text:p>
          </table:table-cell>
          <table:table-cell office:value-type="float" office:value="4588225" calcext:value-type="float">
            <text:p>4588225</text:p>
          </table:table-cell>
          <table:table-cell office:value-type="float" office:value="5300174" calcext:value-type="float">
            <text:p>5300174</text:p>
          </table:table-cell>
          <table:table-cell office:value-type="float" office:value="6168838" calcext:value-type="float">
            <text:p>6168838</text:p>
          </table:table-cell>
          <table:table-cell office:value-type="float" office:value="7089487" calcext:value-type="float">
            <text:p>7089487</text:p>
          </table:table-cell>
          <table:table-cell office:value-type="float" office:value="7917372" calcext:value-type="float">
            <text:p>7917372</text:p>
          </table:table-cell>
          <table:table-cell office:value-type="float" office:value="8549988" calcext:value-type="float">
            <text:p>8549988</text:p>
          </table:table-cell>
          <table:table-cell office:value-type="float" office:value="8946777" calcext:value-type="float">
            <text:p>8946777</text:p>
          </table:table-cell>
          <table:table-cell office:value-type="float" office:value="9141596" calcext:value-type="float">
            <text:p>9141596</text:p>
          </table:table-cell>
          <table:table-cell office:value-type="float" office:value="9197910" calcext:value-type="float">
            <text:p>9197910</text:p>
          </table:table-cell>
          <table:table-cell office:value-type="float" office:value="9214175" calcext:value-type="float">
            <text:p>9214175</text:p>
          </table:table-cell>
          <table:table-cell office:value-type="float" office:value="9262900" calcext:value-type="float">
            <text:p>9262900</text:p>
          </table:table-cell>
          <table:table-cell office:value-type="float" office:value="9360980" calcext:value-type="float">
            <text:p>9360980</text:p>
          </table:table-cell>
          <table:table-cell office:value-type="float" office:value="9487203" calcext:value-type="float">
            <text:p>9487203</text:p>
          </table:table-cell>
          <table:table-cell office:value-type="float" office:value="9630959" calcext:value-type="float">
            <text:p>9630959</text:p>
          </table:table-cell>
        </table:table-row>
        <table:table-row table:style-name="ro1">
          <table:table-cell office:value-type="string" calcext:value-type="string">
            <text:p>Argentine</text:p>
          </table:table-cell>
          <table:table-cell office:value-type="string" calcext:value-type="string">
            <text:p>ARG</text:p>
          </table:table-cell>
          <table:table-cell office:value-type="float" office:value="20481779" calcext:value-type="float">
            <text:p>20481779</text:p>
          </table:table-cell>
          <table:table-cell office:value-type="float" office:value="20817266" calcext:value-type="float">
            <text:p>20817266</text:p>
          </table:table-cell>
          <table:table-cell office:value-type="float" office:value="21153052" calcext:value-type="float">
            <text:p>21153052</text:p>
          </table:table-cell>
          <table:table-cell office:value-type="float" office:value="21488912" calcext:value-type="float">
            <text:p>21488912</text:p>
          </table:table-cell>
          <table:table-cell office:value-type="float" office:value="21824425" calcext:value-type="float">
            <text:p>21824425</text:p>
          </table:table-cell>
          <table:table-cell office:value-type="float" office:value="22159650" calcext:value-type="float">
            <text:p>22159650</text:p>
          </table:table-cell>
          <table:table-cell office:value-type="float" office:value="22494035" calcext:value-type="float">
            <text:p>22494035</text:p>
          </table:table-cell>
          <table:table-cell office:value-type="float" office:value="22828869" calcext:value-type="float">
            <text:p>22828869</text:p>
          </table:table-cell>
          <table:table-cell office:value-type="float" office:value="23168267" calcext:value-type="float">
            <text:p>23168267</text:p>
          </table:table-cell>
          <table:table-cell office:value-type="float" office:value="23517611" calcext:value-type="float">
            <text:p>23517611</text:p>
          </table:table-cell>
          <table:table-cell office:value-type="float" office:value="23880561" calcext:value-type="float">
            <text:p>23880561</text:p>
          </table:table-cell>
          <table:table-cell office:value-type="float" office:value="24259561" calcext:value-type="float">
            <text:p>24259561</text:p>
          </table:table-cell>
          <table:table-cell office:value-type="float" office:value="24653175" calcext:value-type="float">
            <text:p>24653175</text:p>
          </table:table-cell>
          <table:table-cell office:value-type="float" office:value="25056478" calcext:value-type="float">
            <text:p>25056478</text:p>
          </table:table-cell>
          <table:table-cell office:value-type="float" office:value="25462302" calcext:value-type="float">
            <text:p>25462302</text:p>
          </table:table-cell>
          <table:table-cell office:value-type="float" office:value="25865776" calcext:value-type="float">
            <text:p>25865776</text:p>
          </table:table-cell>
          <table:table-cell office:value-type="float" office:value="26264681" calcext:value-type="float">
            <text:p>26264681</text:p>
          </table:table-cell>
          <table:table-cell office:value-type="float" office:value="26661398" calcext:value-type="float">
            <text:p>26661398</text:p>
          </table:table-cell>
          <table:table-cell office:value-type="float" office:value="27061047" calcext:value-type="float">
            <text:p>27061047</text:p>
          </table:table-cell>
          <table:table-cell office:value-type="float" office:value="27471036" calcext:value-type="float">
            <text:p>27471036</text:p>
          </table:table-cell>
          <table:table-cell office:value-type="float" office:value="27896528" calcext:value-type="float">
            <text:p>27896528</text:p>
          </table:table-cell>
          <table:table-cell office:value-type="float" office:value="28338515" calcext:value-type="float">
            <text:p>28338515</text:p>
          </table:table-cell>
          <table:table-cell office:value-type="float" office:value="28794548" calcext:value-type="float">
            <text:p>28794548</text:p>
          </table:table-cell>
          <table:table-cell office:value-type="float" office:value="29262047" calcext:value-type="float">
            <text:p>29262047</text:p>
          </table:table-cell>
          <table:table-cell office:value-type="float" office:value="29737093" calcext:value-type="float">
            <text:p>29737093</text:p>
          </table:table-cell>
          <table:table-cell office:value-type="float" office:value="30216279" calcext:value-type="float">
            <text:p>30216279</text:p>
          </table:table-cell>
          <table:table-cell office:value-type="float" office:value="30698964" calcext:value-type="float">
            <text:p>30698964</text:p>
          </table:table-cell>
          <table:table-cell office:value-type="float" office:value="31184415" calcext:value-type="float">
            <text:p>31184415</text:p>
          </table:table-cell>
          <table:table-cell office:value-type="float" office:value="31668949" calcext:value-type="float">
            <text:p>31668949</text:p>
          </table:table-cell>
          <table:table-cell office:value-type="float" office:value="32148134" calcext:value-type="float">
            <text:p>32148134</text:p>
          </table:table-cell>
          <table:table-cell office:value-type="float" office:value="32618651" calcext:value-type="float">
            <text:p>32618651</text:p>
          </table:table-cell>
          <table:table-cell office:value-type="float" office:value="33079000" calcext:value-type="float">
            <text:p>33079000</text:p>
          </table:table-cell>
          <table:table-cell office:value-type="float" office:value="33529326" calcext:value-type="float">
            <text:p>33529326</text:p>
          </table:table-cell>
          <table:table-cell office:value-type="float" office:value="33970111" calcext:value-type="float">
            <text:p>33970111</text:p>
          </table:table-cell>
          <table:table-cell office:value-type="float" office:value="34402672" calcext:value-type="float">
            <text:p>34402672</text:p>
          </table:table-cell>
          <table:table-cell office:value-type="float" office:value="34828170" calcext:value-type="float">
            <text:p>34828170</text:p>
          </table:table-cell>
          <table:table-cell office:value-type="float" office:value="35246374" calcext:value-type="float">
            <text:p>35246374</text:p>
          </table:table-cell>
          <table:table-cell office:value-type="float" office:value="35657429" calcext:value-type="float">
            <text:p>35657429</text:p>
          </table:table-cell>
          <table:table-cell office:value-type="float" office:value="36063459" calcext:value-type="float">
            <text:p>36063459</text:p>
          </table:table-cell>
          <table:table-cell office:value-type="float" office:value="36467218" calcext:value-type="float">
            <text:p>36467218</text:p>
          </table:table-cell>
          <table:table-cell office:value-type="float" office:value="36870787" calcext:value-type="float">
            <text:p>36870787</text:p>
          </table:table-cell>
          <table:table-cell office:value-type="float" office:value="37275652" calcext:value-type="float">
            <text:p>37275652</text:p>
          </table:table-cell>
          <table:table-cell office:value-type="float" office:value="37681749" calcext:value-type="float">
            <text:p>37681749</text:p>
          </table:table-cell>
          <table:table-cell office:value-type="float" office:value="38087868" calcext:value-type="float">
            <text:p>38087868</text:p>
          </table:table-cell>
          <table:table-cell office:value-type="float" office:value="38491972" calcext:value-type="float">
            <text:p>38491972</text:p>
          </table:table-cell>
          <table:table-cell office:value-type="float" office:value="38892931" calcext:value-type="float">
            <text:p>38892931</text:p>
          </table:table-cell>
          <table:table-cell office:value-type="float" office:value="39289878" calcext:value-type="float">
            <text:p>39289878</text:p>
          </table:table-cell>
          <table:table-cell office:value-type="float" office:value="39684295" calcext:value-type="float">
            <text:p>39684295</text:p>
          </table:table-cell>
          <table:table-cell office:value-type="float" office:value="40080160" calcext:value-type="float">
            <text:p>40080160</text:p>
          </table:table-cell>
          <table:table-cell office:value-type="float" office:value="40482788" calcext:value-type="float">
            <text:p>40482788</text:p>
          </table:table-cell>
          <table:table-cell office:value-type="float" office:value="40788453" calcext:value-type="float">
            <text:p>40788453</text:p>
          </table:table-cell>
          <table:table-cell office:value-type="float" office:value="41261490" calcext:value-type="float">
            <text:p>41261490</text:p>
          </table:table-cell>
          <table:table-cell office:value-type="float" office:value="41733271" calcext:value-type="float">
            <text:p>41733271</text:p>
          </table:table-cell>
          <table:table-cell office:value-type="float" office:value="42202935" calcext:value-type="float">
            <text:p>42202935</text:p>
          </table:table-cell>
          <table:table-cell office:value-type="float" office:value="42669500" calcext:value-type="float">
            <text:p>42669500</text:p>
          </table:table-cell>
          <table:table-cell office:value-type="float" office:value="43131966" calcext:value-type="float">
            <text:p>43131966</text:p>
          </table:table-cell>
          <table:table-cell office:value-type="float" office:value="43590368" calcext:value-type="float">
            <text:p>43590368</text:p>
          </table:table-cell>
          <table:table-cell office:value-type="float" office:value="44044811" calcext:value-type="float">
            <text:p>44044811</text:p>
          </table:table-cell>
          <table:table-cell office:value-type="float" office:value="44494502" calcext:value-type="float">
            <text:p>44494502</text:p>
          </table:table-cell>
        </table:table-row>
        <table:table-row table:style-name="ro1">
          <table:table-cell office:value-type="string" calcext:value-type="string">
            <text:p>Arménie</text:p>
          </table:table-cell>
          <table:table-cell office:value-type="string" calcext:value-type="string">
            <text:p>ARM</text:p>
          </table:table-cell>
          <table:table-cell office:value-type="float" office:value="1874121" calcext:value-type="float">
            <text:p>1874121</text:p>
          </table:table-cell>
          <table:table-cell office:value-type="float" office:value="1941492" calcext:value-type="float">
            <text:p>1941492</text:p>
          </table:table-cell>
          <table:table-cell office:value-type="float" office:value="2009526" calcext:value-type="float">
            <text:p>2009526</text:p>
          </table:table-cell>
          <table:table-cell office:value-type="float" office:value="2077578" calcext:value-type="float">
            <text:p>2077578</text:p>
          </table:table-cell>
          <table:table-cell office:value-type="float" office:value="2145001" calcext:value-type="float">
            <text:p>2145001</text:p>
          </table:table-cell>
          <table:table-cell office:value-type="float" office:value="2211319" calcext:value-type="float">
            <text:p>2211319</text:p>
          </table:table-cell>
          <table:table-cell office:value-type="float" office:value="2276034" calcext:value-type="float">
            <text:p>2276034</text:p>
          </table:table-cell>
          <table:table-cell office:value-type="float" office:value="2339127" calcext:value-type="float">
            <text:p>2339127</text:p>
          </table:table-cell>
          <table:table-cell office:value-type="float" office:value="2401143" calcext:value-type="float">
            <text:p>2401143</text:p>
          </table:table-cell>
          <table:table-cell office:value-type="float" office:value="2462928" calcext:value-type="float">
            <text:p>2462928</text:p>
          </table:table-cell>
          <table:table-cell office:value-type="float" office:value="2525068" calcext:value-type="float">
            <text:p>2525068</text:p>
          </table:table-cell>
          <table:table-cell office:value-type="float" office:value="2587708" calcext:value-type="float">
            <text:p>2587708</text:p>
          </table:table-cell>
          <table:table-cell office:value-type="float" office:value="2650486" calcext:value-type="float">
            <text:p>2650486</text:p>
          </table:table-cell>
          <table:table-cell office:value-type="float" office:value="2712786" calcext:value-type="float">
            <text:p>2712786</text:p>
          </table:table-cell>
          <table:table-cell office:value-type="float" office:value="2773748" calcext:value-type="float">
            <text:p>2773748</text:p>
          </table:table-cell>
          <table:table-cell office:value-type="float" office:value="2832759" calcext:value-type="float">
            <text:p>2832759</text:p>
          </table:table-cell>
          <table:table-cell office:value-type="float" office:value="2889579" calcext:value-type="float">
            <text:p>2889579</text:p>
          </table:table-cell>
          <table:table-cell office:value-type="float" office:value="2944383" calcext:value-type="float">
            <text:p>2944383</text:p>
          </table:table-cell>
          <table:table-cell office:value-type="float" office:value="2997417" calcext:value-type="float">
            <text:p>2997417</text:p>
          </table:table-cell>
          <table:table-cell office:value-type="float" office:value="3049109" calcext:value-type="float">
            <text:p>3049109</text:p>
          </table:table-cell>
          <table:table-cell office:value-type="float" office:value="3099754" calcext:value-type="float">
            <text:p>3099754</text:p>
          </table:table-cell>
          <table:table-cell office:value-type="float" office:value="3148096" calcext:value-type="float">
            <text:p>3148096</text:p>
          </table:table-cell>
          <table:table-cell office:value-type="float" office:value="3193689" calcext:value-type="float">
            <text:p>3193689</text:p>
          </table:table-cell>
          <table:table-cell office:value-type="float" office:value="3238595" calcext:value-type="float">
            <text:p>3238595</text:p>
          </table:table-cell>
          <table:table-cell office:value-type="float" office:value="3285599" calcext:value-type="float">
            <text:p>3285599</text:p>
          </table:table-cell>
          <table:table-cell office:value-type="float" office:value="3335940" calcext:value-type="float">
            <text:p>3335940</text:p>
          </table:table-cell>
          <table:table-cell office:value-type="float" office:value="3392264" calcext:value-type="float">
            <text:p>3392264</text:p>
          </table:table-cell>
          <table:table-cell office:value-type="float" office:value="3451947" calcext:value-type="float">
            <text:p>3451947</text:p>
          </table:table-cell>
          <table:table-cell office:value-type="float" office:value="3504659" calcext:value-type="float">
            <text:p>3504659</text:p>
          </table:table-cell>
          <table:table-cell office:value-type="float" office:value="3536474" calcext:value-type="float">
            <text:p>3536474</text:p>
          </table:table-cell>
          <table:table-cell office:value-type="float" office:value="3538171" calcext:value-type="float">
            <text:p>3538171</text:p>
          </table:table-cell>
          <table:table-cell office:value-type="float" office:value="3505258" calcext:value-type="float">
            <text:p>3505258</text:p>
          </table:table-cell>
          <table:table-cell office:value-type="float" office:value="3442817" calcext:value-type="float">
            <text:p>3442817</text:p>
          </table:table-cell>
          <table:table-cell office:value-type="float" office:value="3363108" calcext:value-type="float">
            <text:p>3363108</text:p>
          </table:table-cell>
          <table:table-cell office:value-type="float" office:value="3283667" calcext:value-type="float">
            <text:p>3283667</text:p>
          </table:table-cell>
          <table:table-cell office:value-type="float" office:value="3217348" calcext:value-type="float">
            <text:p>3217348</text:p>
          </table:table-cell>
          <table:table-cell office:value-type="float" office:value="3168221" calcext:value-type="float">
            <text:p>3168221</text:p>
          </table:table-cell>
          <table:table-cell office:value-type="float" office:value="3133089" calcext:value-type="float">
            <text:p>3133089</text:p>
          </table:table-cell>
          <table:table-cell office:value-type="float" office:value="3108687" calcext:value-type="float">
            <text:p>3108687</text:p>
          </table:table-cell>
          <table:table-cell office:value-type="float" office:value="3089022" calcext:value-type="float">
            <text:p>3089022</text:p>
          </table:table-cell>
          <table:table-cell office:value-type="float" office:value="3069591" calcext:value-type="float">
            <text:p>3069591</text:p>
          </table:table-cell>
          <table:table-cell office:value-type="float" office:value="3050687" calcext:value-type="float">
            <text:p>3050687</text:p>
          </table:table-cell>
          <table:table-cell office:value-type="float" office:value="3033978" calcext:value-type="float">
            <text:p>3033978</text:p>
          </table:table-cell>
          <table:table-cell office:value-type="float" office:value="3017932" calcext:value-type="float">
            <text:p>3017932</text:p>
          </table:table-cell>
          <table:table-cell office:value-type="float" office:value="3000720" calcext:value-type="float">
            <text:p>3000720</text:p>
          </table:table-cell>
          <table:table-cell office:value-type="float" office:value="2981269" calcext:value-type="float">
            <text:p>2981269</text:p>
          </table:table-cell>
          <table:table-cell office:value-type="float" office:value="2958307" calcext:value-type="float">
            <text:p>2958307</text:p>
          </table:table-cell>
          <table:table-cell office:value-type="float" office:value="2932618" calcext:value-type="float">
            <text:p>2932618</text:p>
          </table:table-cell>
          <table:table-cell office:value-type="float" office:value="2907618" calcext:value-type="float">
            <text:p>2907618</text:p>
          </table:table-cell>
          <table:table-cell office:value-type="float" office:value="2888092" calcext:value-type="float">
            <text:p>2888092</text:p>
          </table:table-cell>
          <table:table-cell office:value-type="float" office:value="2877319" calcext:value-type="float">
            <text:p>2877319</text:p>
          </table:table-cell>
          <table:table-cell office:value-type="float" office:value="2876538" calcext:value-type="float">
            <text:p>2876538</text:p>
          </table:table-cell>
          <table:table-cell office:value-type="float" office:value="2884229" calcext:value-type="float">
            <text:p>2884229</text:p>
          </table:table-cell>
          <table:table-cell office:value-type="float" office:value="2897584" calcext:value-type="float">
            <text:p>2897584</text:p>
          </table:table-cell>
          <table:table-cell office:value-type="float" office:value="2912403" calcext:value-type="float">
            <text:p>2912403</text:p>
          </table:table-cell>
          <table:table-cell office:value-type="float" office:value="2925553" calcext:value-type="float">
            <text:p>2925553</text:p>
          </table:table-cell>
          <table:table-cell office:value-type="float" office:value="2936146" calcext:value-type="float">
            <text:p>2936146</text:p>
          </table:table-cell>
          <table:table-cell office:value-type="float" office:value="2944809" calcext:value-type="float">
            <text:p>2944809</text:p>
          </table:table-cell>
          <table:table-cell office:value-type="float" office:value="2951776" calcext:value-type="float">
            <text:p>2951776</text:p>
          </table:table-cell>
        </table:table-row>
        <table:table-row table:style-name="ro1">
          <table:table-cell office:value-type="string" calcext:value-type="string">
            <text:p>Samoa américaines</text:p>
          </table:table-cell>
          <table:table-cell office:value-type="string" calcext:value-type="string">
            <text:p>ASM</text:p>
          </table:table-cell>
          <table:table-cell office:value-type="float" office:value="20123" calcext:value-type="float">
            <text:p>20123</text:p>
          </table:table-cell>
          <table:table-cell office:value-type="float" office:value="20602" calcext:value-type="float">
            <text:p>20602</text:p>
          </table:table-cell>
          <table:table-cell office:value-type="float" office:value="21253" calcext:value-type="float">
            <text:p>21253</text:p>
          </table:table-cell>
          <table:table-cell office:value-type="float" office:value="22034" calcext:value-type="float">
            <text:p>22034</text:p>
          </table:table-cell>
          <table:table-cell office:value-type="float" office:value="22854" calcext:value-type="float">
            <text:p>22854</text:p>
          </table:table-cell>
          <table:table-cell office:value-type="float" office:value="23672" calcext:value-type="float">
            <text:p>23672</text:p>
          </table:table-cell>
          <table:table-cell office:value-type="float" office:value="24462" calcext:value-type="float">
            <text:p>24462</text:p>
          </table:table-cell>
          <table:table-cell office:value-type="float" office:value="25248" calcext:value-type="float">
            <text:p>25248</text:p>
          </table:table-cell>
          <table:table-cell office:value-type="float" office:value="25989" calcext:value-type="float">
            <text:p>25989</text:p>
          </table:table-cell>
          <table:table-cell office:value-type="float" office:value="26703" calcext:value-type="float">
            <text:p>26703</text:p>
          </table:table-cell>
          <table:table-cell office:value-type="float" office:value="27363" calcext:value-type="float">
            <text:p>27363</text:p>
          </table:table-cell>
          <table:table-cell office:value-type="float" office:value="27984" calcext:value-type="float">
            <text:p>27984</text:p>
          </table:table-cell>
          <table:table-cell office:value-type="float" office:value="28567" calcext:value-type="float">
            <text:p>28567</text:p>
          </table:table-cell>
          <table:table-cell office:value-type="float" office:value="29100" calcext:value-type="float">
            <text:p>29100</text:p>
          </table:table-cell>
          <table:table-cell office:value-type="float" office:value="29596" calcext:value-type="float">
            <text:p>29596</text:p>
          </table:table-cell>
          <table:table-cell office:value-type="float" office:value="30052" calcext:value-type="float">
            <text:p>30052</text:p>
          </table:table-cell>
          <table:table-cell office:value-type="float" office:value="30456" calcext:value-type="float">
            <text:p>30456</text:p>
          </table:table-cell>
          <table:table-cell office:value-type="float" office:value="30838" calcext:value-type="float">
            <text:p>30838</text:p>
          </table:table-cell>
          <table:table-cell office:value-type="float" office:value="31269" calcext:value-type="float">
            <text:p>31269</text:p>
          </table:table-cell>
          <table:table-cell office:value-type="float" office:value="31845" calcext:value-type="float">
            <text:p>31845</text:p>
          </table:table-cell>
          <table:table-cell office:value-type="float" office:value="32646" calcext:value-type="float">
            <text:p>32646</text:p>
          </table:table-cell>
          <table:table-cell office:value-type="float" office:value="33701" calcext:value-type="float">
            <text:p>33701</text:p>
          </table:table-cell>
          <table:table-cell office:value-type="float" office:value="34968" calcext:value-type="float">
            <text:p>34968</text:p>
          </table:table-cell>
          <table:table-cell office:value-type="float" office:value="36412" calcext:value-type="float">
            <text:p>36412</text:p>
          </table:table-cell>
          <table:table-cell office:value-type="float" office:value="37946" calcext:value-type="float">
            <text:p>37946</text:p>
          </table:table-cell>
          <table:table-cell office:value-type="float" office:value="39519" calcext:value-type="float">
            <text:p>39519</text:p>
          </table:table-cell>
          <table:table-cell office:value-type="float" office:value="41119" calcext:value-type="float">
            <text:p>41119</text:p>
          </table:table-cell>
          <table:table-cell office:value-type="float" office:value="42740" calcext:value-type="float">
            <text:p>42740</text:p>
          </table:table-cell>
          <table:table-cell office:value-type="float" office:value="44343" calcext:value-type="float">
            <text:p>44343</text:p>
          </table:table-cell>
          <table:table-cell office:value-type="float" office:value="45894" calcext:value-type="float">
            <text:p>45894</text:p>
          </table:table-cell>
          <table:table-cell office:value-type="float" office:value="47347" calcext:value-type="float">
            <text:p>47347</text:p>
          </table:table-cell>
          <table:table-cell office:value-type="float" office:value="48685" calcext:value-type="float">
            <text:p>48685</text:p>
          </table:table-cell>
          <table:table-cell office:value-type="float" office:value="49896" calcext:value-type="float">
            <text:p>49896</text:p>
          </table:table-cell>
          <table:table-cell office:value-type="float" office:value="51020" calcext:value-type="float">
            <text:p>51020</text:p>
          </table:table-cell>
          <table:table-cell office:value-type="float" office:value="52095" calcext:value-type="float">
            <text:p>52095</text:p>
          </table:table-cell>
          <table:table-cell office:value-type="float" office:value="53161" calcext:value-type="float">
            <text:p>53161</text:p>
          </table:table-cell>
          <table:table-cell office:value-type="float" office:value="54211" calcext:value-type="float">
            <text:p>54211</text:p>
          </table:table-cell>
          <table:table-cell office:value-type="float" office:value="55221" calcext:value-type="float">
            <text:p>55221</text:p>
          </table:table-cell>
          <table:table-cell office:value-type="float" office:value="56171" calcext:value-type="float">
            <text:p>56171</text:p>
          </table:table-cell>
          <table:table-cell office:value-type="float" office:value="57053" calcext:value-type="float">
            <text:p>57053</text:p>
          </table:table-cell>
          <table:table-cell office:value-type="float" office:value="57821" calcext:value-type="float">
            <text:p>57821</text:p>
          </table:table-cell>
          <table:table-cell office:value-type="float" office:value="58494" calcext:value-type="float">
            <text:p>58494</text:p>
          </table:table-cell>
          <table:table-cell office:value-type="float" office:value="59080" calcext:value-type="float">
            <text:p>59080</text:p>
          </table:table-cell>
          <table:table-cell office:value-type="float" office:value="59504" calcext:value-type="float">
            <text:p>59504</text:p>
          </table:table-cell>
          <table:table-cell office:value-type="float" office:value="59681" calcext:value-type="float">
            <text:p>59681</text:p>
          </table:table-cell>
          <table:table-cell office:value-type="float" office:value="59562" calcext:value-type="float">
            <text:p>59562</text:p>
          </table:table-cell>
          <table:table-cell office:value-type="float" office:value="59107" calcext:value-type="float">
            <text:p>59107</text:p>
          </table:table-cell>
          <table:table-cell office:value-type="float" office:value="58365" calcext:value-type="float">
            <text:p>58365</text:p>
          </table:table-cell>
          <table:table-cell office:value-type="float" office:value="57492" calcext:value-type="float">
            <text:p>57492</text:p>
          </table:table-cell>
          <table:table-cell office:value-type="float" office:value="56683" calcext:value-type="float">
            <text:p>56683</text:p>
          </table:table-cell>
          <table:table-cell office:value-type="float" office:value="56079" calcext:value-type="float">
            <text:p>56079</text:p>
          </table:table-cell>
          <table:table-cell office:value-type="float" office:value="55759" calcext:value-type="float">
            <text:p>55759</text:p>
          </table:table-cell>
          <table:table-cell office:value-type="float" office:value="55667" calcext:value-type="float">
            <text:p>55667</text:p>
          </table:table-cell>
          <table:table-cell office:value-type="float" office:value="55713" calcext:value-type="float">
            <text:p>55713</text:p>
          </table:table-cell>
          <table:table-cell office:value-type="float" office:value="55791" calcext:value-type="float">
            <text:p>55791</text:p>
          </table:table-cell>
          <table:table-cell office:value-type="float" office:value="55812" calcext:value-type="float">
            <text:p>55812</text:p>
          </table:table-cell>
          <table:table-cell office:value-type="float" office:value="55741" calcext:value-type="float">
            <text:p>55741</text:p>
          </table:table-cell>
          <table:table-cell office:value-type="float" office:value="55620" calcext:value-type="float">
            <text:p>55620</text:p>
          </table:table-cell>
          <table:table-cell office:value-type="float" office:value="55465" calcext:value-type="float">
            <text:p>55465</text:p>
          </table:table-cell>
        </table:table-row>
        <table:table-row table:style-name="ro1">
          <table:table-cell office:value-type="string" calcext:value-type="string">
            <text:p>Antigua-et-Barbuda</text:p>
          </table:table-cell>
          <table:table-cell office:value-type="string" calcext:value-type="string">
            <text:p>ATG</text:p>
          </table:table-cell>
          <table:table-cell office:value-type="float" office:value="54131" calcext:value-type="float">
            <text:p>54131</text:p>
          </table:table-cell>
          <table:table-cell office:value-type="float" office:value="55001" calcext:value-type="float">
            <text:p>55001</text:p>
          </table:table-cell>
          <table:table-cell office:value-type="float" office:value="55841" calcext:value-type="float">
            <text:p>55841</text:p>
          </table:table-cell>
          <table:table-cell office:value-type="float" office:value="56702" calcext:value-type="float">
            <text:p>56702</text:p>
          </table:table-cell>
          <table:table-cell office:value-type="float" office:value="57641" calcext:value-type="float">
            <text:p>57641</text:p>
          </table:table-cell>
          <table:table-cell office:value-type="float" office:value="58698" calcext:value-type="float">
            <text:p>58698</text:p>
          </table:table-cell>
          <table:table-cell office:value-type="float" office:value="59915" calcext:value-type="float">
            <text:p>59915</text:p>
          </table:table-cell>
          <table:table-cell office:value-type="float" office:value="61241" calcext:value-type="float">
            <text:p>61241</text:p>
          </table:table-cell>
          <table:table-cell office:value-type="float" office:value="62521" calcext:value-type="float">
            <text:p>62521</text:p>
          </table:table-cell>
          <table:table-cell office:value-type="float" office:value="63550" calcext:value-type="float">
            <text:p>63550</text:p>
          </table:table-cell>
          <table:table-cell office:value-type="float" office:value="64177" calcext:value-type="float">
            <text:p>64177</text:p>
          </table:table-cell>
          <table:table-cell office:value-type="float" office:value="64357" calcext:value-type="float">
            <text:p>64357</text:p>
          </table:table-cell>
          <table:table-cell office:value-type="float" office:value="64133" calcext:value-type="float">
            <text:p>64133</text:p>
          </table:table-cell>
          <table:table-cell office:value-type="float" office:value="63650" calcext:value-type="float">
            <text:p>63650</text:p>
          </table:table-cell>
          <table:table-cell office:value-type="float" office:value="63120" calcext:value-type="float">
            <text:p>63120</text:p>
          </table:table-cell>
          <table:table-cell office:value-type="float" office:value="62675" calcext:value-type="float">
            <text:p>62675</text:p>
          </table:table-cell>
          <table:table-cell office:value-type="float" office:value="62367" calcext:value-type="float">
            <text:p>62367</text:p>
          </table:table-cell>
          <table:table-cell office:value-type="float" office:value="62159" calcext:value-type="float">
            <text:p>62159</text:p>
          </table:table-cell>
          <table:table-cell office:value-type="float" office:value="62036" calcext:value-type="float">
            <text:p>62036</text:p>
          </table:table-cell>
          <table:table-cell office:value-type="float" office:value="61952" calcext:value-type="float">
            <text:p>61952</text:p>
          </table:table-cell>
          <table:table-cell office:value-type="float" office:value="61865" calcext:value-type="float">
            <text:p>61865</text:p>
          </table:table-cell>
          <table:table-cell office:value-type="float" office:value="61800" calcext:value-type="float">
            <text:p>61800</text:p>
          </table:table-cell>
          <table:table-cell office:value-type="float" office:value="61779" calcext:value-type="float">
            <text:p>61779</text:p>
          </table:table-cell>
          <table:table-cell office:value-type="float" office:value="61787" calcext:value-type="float">
            <text:p>61787</text:p>
          </table:table-cell>
          <table:table-cell table:number-columns-repeated="2" office:value-type="float" office:value="61786" calcext:value-type="float">
            <text:p>61786</text:p>
          </table:table-cell>
          <table:table-cell office:value-type="float" office:value="61754" calcext:value-type="float">
            <text:p>61754</text:p>
          </table:table-cell>
          <table:table-cell office:value-type="float" office:value="61717" calcext:value-type="float">
            <text:p>61717</text:p>
          </table:table-cell>
          <table:table-cell office:value-type="float" office:value="61771" calcext:value-type="float">
            <text:p>61771</text:p>
          </table:table-cell>
          <table:table-cell office:value-type="float" office:value="62008" calcext:value-type="float">
            <text:p>62008</text:p>
          </table:table-cell>
          <table:table-cell office:value-type="float" office:value="62528" calcext:value-type="float">
            <text:p>62528</text:p>
          </table:table-cell>
          <table:table-cell office:value-type="float" office:value="63367" calcext:value-type="float">
            <text:p>63367</text:p>
          </table:table-cell>
          <table:table-cell office:value-type="float" office:value="64471" calcext:value-type="float">
            <text:p>64471</text:p>
          </table:table-cell>
          <table:table-cell office:value-type="float" office:value="65777" calcext:value-type="float">
            <text:p>65777</text:p>
          </table:table-cell>
          <table:table-cell office:value-type="float" office:value="67204" calcext:value-type="float">
            <text:p>67204</text:p>
          </table:table-cell>
          <table:table-cell office:value-type="float" office:value="68670" calcext:value-type="float">
            <text:p>68670</text:p>
          </table:table-cell>
          <table:table-cell office:value-type="float" office:value="70173" calcext:value-type="float">
            <text:p>70173</text:p>
          </table:table-cell>
          <table:table-cell office:value-type="float" office:value="71704" calcext:value-type="float">
            <text:p>71704</text:p>
          </table:table-cell>
          <table:table-cell office:value-type="float" office:value="73224" calcext:value-type="float">
            <text:p>73224</text:p>
          </table:table-cell>
          <table:table-cell office:value-type="float" office:value="74674" calcext:value-type="float">
            <text:p>74674</text:p>
          </table:table-cell>
          <table:table-cell office:value-type="float" office:value="76016" calcext:value-type="float">
            <text:p>76016</text:p>
          </table:table-cell>
          <table:table-cell office:value-type="float" office:value="77212" calcext:value-type="float">
            <text:p>77212</text:p>
          </table:table-cell>
          <table:table-cell office:value-type="float" office:value="78295" calcext:value-type="float">
            <text:p>78295</text:p>
          </table:table-cell>
          <table:table-cell office:value-type="float" office:value="79300" calcext:value-type="float">
            <text:p>79300</text:p>
          </table:table-cell>
          <table:table-cell office:value-type="float" office:value="80336" calcext:value-type="float">
            <text:p>80336</text:p>
          </table:table-cell>
          <table:table-cell office:value-type="float" office:value="81465" calcext:value-type="float">
            <text:p>81465</text:p>
          </table:table-cell>
          <table:table-cell office:value-type="float" office:value="82704" calcext:value-type="float">
            <text:p>82704</text:p>
          </table:table-cell>
          <table:table-cell office:value-type="float" office:value="84026" calcext:value-type="float">
            <text:p>84026</text:p>
          </table:table-cell>
          <table:table-cell office:value-type="float" office:value="85397" calcext:value-type="float">
            <text:p>85397</text:p>
          </table:table-cell>
          <table:table-cell office:value-type="float" office:value="86746" calcext:value-type="float">
            <text:p>86746</text:p>
          </table:table-cell>
          <table:table-cell office:value-type="float" office:value="88028" calcext:value-type="float">
            <text:p>88028</text:p>
          </table:table-cell>
          <table:table-cell office:value-type="float" office:value="89253" calcext:value-type="float">
            <text:p>89253</text:p>
          </table:table-cell>
          <table:table-cell office:value-type="float" office:value="90409" calcext:value-type="float">
            <text:p>90409</text:p>
          </table:table-cell>
          <table:table-cell office:value-type="float" office:value="91516" calcext:value-type="float">
            <text:p>91516</text:p>
          </table:table-cell>
          <table:table-cell office:value-type="float" office:value="92562" calcext:value-type="float">
            <text:p>92562</text:p>
          </table:table-cell>
          <table:table-cell office:value-type="float" office:value="93566" calcext:value-type="float">
            <text:p>93566</text:p>
          </table:table-cell>
          <table:table-cell office:value-type="float" office:value="94527" calcext:value-type="float">
            <text:p>94527</text:p>
          </table:table-cell>
          <table:table-cell office:value-type="float" office:value="95426" calcext:value-type="float">
            <text:p>95426</text:p>
          </table:table-cell>
          <table:table-cell office:value-type="float" office:value="96286" calcext:value-type="float">
            <text:p>96286</text:p>
          </table:table-cell>
        </table:table-row>
        <table:table-row table:style-name="ro1">
          <table:table-cell office:value-type="string" calcext:value-type="string">
            <text:p>Australie</text:p>
          </table:table-cell>
          <table:table-cell office:value-type="string" calcext:value-type="string">
            <text:p>AUS</text:p>
          </table:table-cell>
          <table:table-cell office:value-type="float" office:value="10276477" calcext:value-type="float">
            <text:p>10276477</text:p>
          </table:table-cell>
          <table:table-cell office:value-type="float" office:value="10483000" calcext:value-type="float">
            <text:p>10483000</text:p>
          </table:table-cell>
          <table:table-cell office:value-type="float" office:value="10742000" calcext:value-type="float">
            <text:p>10742000</text:p>
          </table:table-cell>
          <table:table-cell office:value-type="float" office:value="10950000" calcext:value-type="float">
            <text:p>10950000</text:p>
          </table:table-cell>
          <table:table-cell office:value-type="float" office:value="11167000" calcext:value-type="float">
            <text:p>11167000</text:p>
          </table:table-cell>
          <table:table-cell office:value-type="float" office:value="11388000" calcext:value-type="float">
            <text:p>11388000</text:p>
          </table:table-cell>
          <table:table-cell office:value-type="float" office:value="11651000" calcext:value-type="float">
            <text:p>11651000</text:p>
          </table:table-cell>
          <table:table-cell office:value-type="float" office:value="11799000" calcext:value-type="float">
            <text:p>11799000</text:p>
          </table:table-cell>
          <table:table-cell office:value-type="float" office:value="12009000" calcext:value-type="float">
            <text:p>12009000</text:p>
          </table:table-cell>
          <table:table-cell office:value-type="float" office:value="12263000" calcext:value-type="float">
            <text:p>12263000</text:p>
          </table:table-cell>
          <table:table-cell office:value-type="float" office:value="12507000" calcext:value-type="float">
            <text:p>12507000</text:p>
          </table:table-cell>
          <table:table-cell office:value-type="float" office:value="12937000" calcext:value-type="float">
            <text:p>12937000</text:p>
          </table:table-cell>
          <table:table-cell office:value-type="float" office:value="13177000" calcext:value-type="float">
            <text:p>13177000</text:p>
          </table:table-cell>
          <table:table-cell office:value-type="float" office:value="13380000" calcext:value-type="float">
            <text:p>13380000</text:p>
          </table:table-cell>
          <table:table-cell office:value-type="float" office:value="13723000" calcext:value-type="float">
            <text:p>13723000</text:p>
          </table:table-cell>
          <table:table-cell office:value-type="float" office:value="13893000" calcext:value-type="float">
            <text:p>13893000</text:p>
          </table:table-cell>
          <table:table-cell office:value-type="float" office:value="14033000" calcext:value-type="float">
            <text:p>14033000</text:p>
          </table:table-cell>
          <table:table-cell office:value-type="float" office:value="14192000" calcext:value-type="float">
            <text:p>14192000</text:p>
          </table:table-cell>
          <table:table-cell office:value-type="float" office:value="14358000" calcext:value-type="float">
            <text:p>14358000</text:p>
          </table:table-cell>
          <table:table-cell office:value-type="float" office:value="14514000" calcext:value-type="float">
            <text:p>14514000</text:p>
          </table:table-cell>
          <table:table-cell office:value-type="float" office:value="14692000" calcext:value-type="float">
            <text:p>14692000</text:p>
          </table:table-cell>
          <table:table-cell office:value-type="float" office:value="14927000" calcext:value-type="float">
            <text:p>14927000</text:p>
          </table:table-cell>
          <table:table-cell office:value-type="float" office:value="15178000" calcext:value-type="float">
            <text:p>15178000</text:p>
          </table:table-cell>
          <table:table-cell office:value-type="float" office:value="15369000" calcext:value-type="float">
            <text:p>15369000</text:p>
          </table:table-cell>
          <table:table-cell office:value-type="float" office:value="15544000" calcext:value-type="float">
            <text:p>15544000</text:p>
          </table:table-cell>
          <table:table-cell office:value-type="float" office:value="15758000" calcext:value-type="float">
            <text:p>15758000</text:p>
          </table:table-cell>
          <table:table-cell office:value-type="float" office:value="16018400" calcext:value-type="float">
            <text:p>16018400</text:p>
          </table:table-cell>
          <table:table-cell office:value-type="float" office:value="16263900" calcext:value-type="float">
            <text:p>16263900</text:p>
          </table:table-cell>
          <table:table-cell office:value-type="float" office:value="16532200" calcext:value-type="float">
            <text:p>16532200</text:p>
          </table:table-cell>
          <table:table-cell office:value-type="float" office:value="16814400" calcext:value-type="float">
            <text:p>16814400</text:p>
          </table:table-cell>
          <table:table-cell office:value-type="float" office:value="17065100" calcext:value-type="float">
            <text:p>17065100</text:p>
          </table:table-cell>
          <table:table-cell office:value-type="float" office:value="17284000" calcext:value-type="float">
            <text:p>17284000</text:p>
          </table:table-cell>
          <table:table-cell office:value-type="float" office:value="17495000" calcext:value-type="float">
            <text:p>17495000</text:p>
          </table:table-cell>
          <table:table-cell office:value-type="float" office:value="17667000" calcext:value-type="float">
            <text:p>17667000</text:p>
          </table:table-cell>
          <table:table-cell office:value-type="float" office:value="17855000" calcext:value-type="float">
            <text:p>17855000</text:p>
          </table:table-cell>
          <table:table-cell office:value-type="float" office:value="18072000" calcext:value-type="float">
            <text:p>18072000</text:p>
          </table:table-cell>
          <table:table-cell office:value-type="float" office:value="18311000" calcext:value-type="float">
            <text:p>18311000</text:p>
          </table:table-cell>
          <table:table-cell office:value-type="float" office:value="18517000" calcext:value-type="float">
            <text:p>18517000</text:p>
          </table:table-cell>
          <table:table-cell office:value-type="float" office:value="18711000" calcext:value-type="float">
            <text:p>18711000</text:p>
          </table:table-cell>
          <table:table-cell office:value-type="float" office:value="18926000" calcext:value-type="float">
            <text:p>18926000</text:p>
          </table:table-cell>
          <table:table-cell office:value-type="float" office:value="19153000" calcext:value-type="float">
            <text:p>19153000</text:p>
          </table:table-cell>
          <table:table-cell office:value-type="float" office:value="19413000" calcext:value-type="float">
            <text:p>19413000</text:p>
          </table:table-cell>
          <table:table-cell office:value-type="float" office:value="19651400" calcext:value-type="float">
            <text:p>19651400</text:p>
          </table:table-cell>
          <table:table-cell office:value-type="float" office:value="19895400" calcext:value-type="float">
            <text:p>19895400</text:p>
          </table:table-cell>
          <table:table-cell office:value-type="float" office:value="20127400" calcext:value-type="float">
            <text:p>20127400</text:p>
          </table:table-cell>
          <table:table-cell office:value-type="float" office:value="20394800" calcext:value-type="float">
            <text:p>20394800</text:p>
          </table:table-cell>
          <table:table-cell office:value-type="float" office:value="20697900" calcext:value-type="float">
            <text:p>20697900</text:p>
          </table:table-cell>
          <table:table-cell office:value-type="float" office:value="20827600" calcext:value-type="float">
            <text:p>20827600</text:p>
          </table:table-cell>
          <table:table-cell office:value-type="float" office:value="21249200" calcext:value-type="float">
            <text:p>21249200</text:p>
          </table:table-cell>
          <table:table-cell office:value-type="float" office:value="21691700" calcext:value-type="float">
            <text:p>21691700</text:p>
          </table:table-cell>
          <table:table-cell office:value-type="float" office:value="22031750" calcext:value-type="float">
            <text:p>22031750</text:p>
          </table:table-cell>
          <table:table-cell office:value-type="float" office:value="22340024" calcext:value-type="float">
            <text:p>22340024</text:p>
          </table:table-cell>
          <table:table-cell office:value-type="float" office:value="22733465" calcext:value-type="float">
            <text:p>22733465</text:p>
          </table:table-cell>
          <table:table-cell office:value-type="float" office:value="23128129" calcext:value-type="float">
            <text:p>23128129</text:p>
          </table:table-cell>
          <table:table-cell office:value-type="float" office:value="23475686" calcext:value-type="float">
            <text:p>23475686</text:p>
          </table:table-cell>
          <table:table-cell office:value-type="float" office:value="23815995" calcext:value-type="float">
            <text:p>23815995</text:p>
          </table:table-cell>
          <table:table-cell office:value-type="float" office:value="24190907" calcext:value-type="float">
            <text:p>24190907</text:p>
          </table:table-cell>
          <table:table-cell office:value-type="float" office:value="24601860" calcext:value-type="float">
            <text:p>24601860</text:p>
          </table:table-cell>
          <table:table-cell office:value-type="float" office:value="24992369" calcext:value-type="float">
            <text:p>24992369</text:p>
          </table:table-cell>
        </table:table-row>
        <table:table-row table:style-name="ro1">
          <table:table-cell office:value-type="string" calcext:value-type="string">
            <text:p>Autriche</text:p>
          </table:table-cell>
          <table:table-cell office:value-type="string" calcext:value-type="string">
            <text:p>AUT</text:p>
          </table:table-cell>
          <table:table-cell office:value-type="float" office:value="7047539" calcext:value-type="float">
            <text:p>7047539</text:p>
          </table:table-cell>
          <table:table-cell office:value-type="float" office:value="7086299" calcext:value-type="float">
            <text:p>7086299</text:p>
          </table:table-cell>
          <table:table-cell office:value-type="float" office:value="7129864" calcext:value-type="float">
            <text:p>7129864</text:p>
          </table:table-cell>
          <table:table-cell office:value-type="float" office:value="7175811" calcext:value-type="float">
            <text:p>7175811</text:p>
          </table:table-cell>
          <table:table-cell office:value-type="float" office:value="7223801" calcext:value-type="float">
            <text:p>7223801</text:p>
          </table:table-cell>
          <table:table-cell office:value-type="float" office:value="7270889" calcext:value-type="float">
            <text:p>7270889</text:p>
          </table:table-cell>
          <table:table-cell office:value-type="float" office:value="7322066" calcext:value-type="float">
            <text:p>7322066</text:p>
          </table:table-cell>
          <table:table-cell office:value-type="float" office:value="7376998" calcext:value-type="float">
            <text:p>7376998</text:p>
          </table:table-cell>
          <table:table-cell office:value-type="float" office:value="7415403" calcext:value-type="float">
            <text:p>7415403</text:p>
          </table:table-cell>
          <table:table-cell office:value-type="float" office:value="7441055" calcext:value-type="float">
            <text:p>7441055</text:p>
          </table:table-cell>
          <table:table-cell office:value-type="float" office:value="7467086" calcext:value-type="float">
            <text:p>7467086</text:p>
          </table:table-cell>
          <table:table-cell office:value-type="float" office:value="7500482" calcext:value-type="float">
            <text:p>7500482</text:p>
          </table:table-cell>
          <table:table-cell office:value-type="float" office:value="7544201" calcext:value-type="float">
            <text:p>7544201</text:p>
          </table:table-cell>
          <table:table-cell office:value-type="float" office:value="7586115" calcext:value-type="float">
            <text:p>7586115</text:p>
          </table:table-cell>
          <table:table-cell office:value-type="float" office:value="7599038" calcext:value-type="float">
            <text:p>7599038</text:p>
          </table:table-cell>
          <table:table-cell office:value-type="float" office:value="7578903" calcext:value-type="float">
            <text:p>7578903</text:p>
          </table:table-cell>
          <table:table-cell office:value-type="float" office:value="7565525" calcext:value-type="float">
            <text:p>7565525</text:p>
          </table:table-cell>
          <table:table-cell office:value-type="float" office:value="7568430" calcext:value-type="float">
            <text:p>7568430</text:p>
          </table:table-cell>
          <table:table-cell office:value-type="float" office:value="7562305" calcext:value-type="float">
            <text:p>7562305</text:p>
          </table:table-cell>
          <table:table-cell office:value-type="float" office:value="7549425" calcext:value-type="float">
            <text:p>7549425</text:p>
          </table:table-cell>
          <table:table-cell office:value-type="float" office:value="7549433" calcext:value-type="float">
            <text:p>7549433</text:p>
          </table:table-cell>
          <table:table-cell office:value-type="float" office:value="7568710" calcext:value-type="float">
            <text:p>7568710</text:p>
          </table:table-cell>
          <table:table-cell office:value-type="float" office:value="7574140" calcext:value-type="float">
            <text:p>7574140</text:p>
          </table:table-cell>
          <table:table-cell office:value-type="float" office:value="7561910" calcext:value-type="float">
            <text:p>7561910</text:p>
          </table:table-cell>
          <table:table-cell office:value-type="float" office:value="7561434" calcext:value-type="float">
            <text:p>7561434</text:p>
          </table:table-cell>
          <table:table-cell office:value-type="float" office:value="7564985" calcext:value-type="float">
            <text:p>7564985</text:p>
          </table:table-cell>
          <table:table-cell office:value-type="float" office:value="7569794" calcext:value-type="float">
            <text:p>7569794</text:p>
          </table:table-cell>
          <table:table-cell office:value-type="float" office:value="7574586" calcext:value-type="float">
            <text:p>7574586</text:p>
          </table:table-cell>
          <table:table-cell office:value-type="float" office:value="7585317" calcext:value-type="float">
            <text:p>7585317</text:p>
          </table:table-cell>
          <table:table-cell office:value-type="float" office:value="7619567" calcext:value-type="float">
            <text:p>7619567</text:p>
          </table:table-cell>
          <table:table-cell office:value-type="float" office:value="7677850" calcext:value-type="float">
            <text:p>7677850</text:p>
          </table:table-cell>
          <table:table-cell office:value-type="float" office:value="7754891" calcext:value-type="float">
            <text:p>7754891</text:p>
          </table:table-cell>
          <table:table-cell office:value-type="float" office:value="7840709" calcext:value-type="float">
            <text:p>7840709</text:p>
          </table:table-cell>
          <table:table-cell office:value-type="float" office:value="7905633" calcext:value-type="float">
            <text:p>7905633</text:p>
          </table:table-cell>
          <table:table-cell office:value-type="float" office:value="7936118" calcext:value-type="float">
            <text:p>7936118</text:p>
          </table:table-cell>
          <table:table-cell office:value-type="float" office:value="7948278" calcext:value-type="float">
            <text:p>7948278</text:p>
          </table:table-cell>
          <table:table-cell office:value-type="float" office:value="7959017" calcext:value-type="float">
            <text:p>7959017</text:p>
          </table:table-cell>
          <table:table-cell office:value-type="float" office:value="7968041" calcext:value-type="float">
            <text:p>7968041</text:p>
          </table:table-cell>
          <table:table-cell office:value-type="float" office:value="7976789" calcext:value-type="float">
            <text:p>7976789</text:p>
          </table:table-cell>
          <table:table-cell office:value-type="float" office:value="7992324" calcext:value-type="float">
            <text:p>7992324</text:p>
          </table:table-cell>
          <table:table-cell office:value-type="float" office:value="8011566" calcext:value-type="float">
            <text:p>8011566</text:p>
          </table:table-cell>
          <table:table-cell office:value-type="float" office:value="8042293" calcext:value-type="float">
            <text:p>8042293</text:p>
          </table:table-cell>
          <table:table-cell office:value-type="float" office:value="8081957" calcext:value-type="float">
            <text:p>8081957</text:p>
          </table:table-cell>
          <table:table-cell office:value-type="float" office:value="8121423" calcext:value-type="float">
            <text:p>8121423</text:p>
          </table:table-cell>
          <table:table-cell office:value-type="float" office:value="8171966" calcext:value-type="float">
            <text:p>8171966</text:p>
          </table:table-cell>
          <table:table-cell office:value-type="float" office:value="8227829" calcext:value-type="float">
            <text:p>8227829</text:p>
          </table:table-cell>
          <table:table-cell office:value-type="float" office:value="8268641" calcext:value-type="float">
            <text:p>8268641</text:p>
          </table:table-cell>
          <table:table-cell office:value-type="float" office:value="8295487" calcext:value-type="float">
            <text:p>8295487</text:p>
          </table:table-cell>
          <table:table-cell office:value-type="float" office:value="8321496" calcext:value-type="float">
            <text:p>8321496</text:p>
          </table:table-cell>
          <table:table-cell office:value-type="float" office:value="8343323" calcext:value-type="float">
            <text:p>8343323</text:p>
          </table:table-cell>
          <table:table-cell office:value-type="float" office:value="8363404" calcext:value-type="float">
            <text:p>8363404</text:p>
          </table:table-cell>
          <table:table-cell office:value-type="float" office:value="8391643" calcext:value-type="float">
            <text:p>8391643</text:p>
          </table:table-cell>
          <table:table-cell office:value-type="float" office:value="8429991" calcext:value-type="float">
            <text:p>8429991</text:p>
          </table:table-cell>
          <table:table-cell office:value-type="float" office:value="8479823" calcext:value-type="float">
            <text:p>8479823</text:p>
          </table:table-cell>
          <table:table-cell office:value-type="float" office:value="8546356" calcext:value-type="float">
            <text:p>8546356</text:p>
          </table:table-cell>
          <table:table-cell office:value-type="float" office:value="8642699" calcext:value-type="float">
            <text:p>8642699</text:p>
          </table:table-cell>
          <table:table-cell office:value-type="float" office:value="8736668" calcext:value-type="float">
            <text:p>8736668</text:p>
          </table:table-cell>
          <table:table-cell office:value-type="float" office:value="8797566" calcext:value-type="float">
            <text:p>8797566</text:p>
          </table:table-cell>
          <table:table-cell office:value-type="float" office:value="8847037" calcext:value-type="float">
            <text:p>8847037</text:p>
          </table:table-cell>
        </table:table-row>
        <table:table-row table:style-name="ro1">
          <table:table-cell office:value-type="string" calcext:value-type="string">
            <text:p>Azerbaïdjan</text:p>
          </table:table-cell>
          <table:table-cell office:value-type="string" calcext:value-type="string">
            <text:p>AZE</text:p>
          </table:table-cell>
          <table:table-cell office:value-type="float" office:value="3895397" calcext:value-type="float">
            <text:p>3895397</text:p>
          </table:table-cell>
          <table:table-cell office:value-type="float" office:value="4030322" calcext:value-type="float">
            <text:p>4030322</text:p>
          </table:table-cell>
          <table:table-cell office:value-type="float" office:value="4171426" calcext:value-type="float">
            <text:p>4171426</text:p>
          </table:table-cell>
          <table:table-cell office:value-type="float" office:value="4315127" calcext:value-type="float">
            <text:p>4315127</text:p>
          </table:table-cell>
          <table:table-cell office:value-type="float" office:value="4456687" calcext:value-type="float">
            <text:p>4456687</text:p>
          </table:table-cell>
          <table:table-cell office:value-type="float" office:value="4592609" calcext:value-type="float">
            <text:p>4592609</text:p>
          </table:table-cell>
          <table:table-cell office:value-type="float" office:value="4721523" calcext:value-type="float">
            <text:p>4721523</text:p>
          </table:table-cell>
          <table:table-cell office:value-type="float" office:value="4843868" calcext:value-type="float">
            <text:p>4843868</text:p>
          </table:table-cell>
          <table:table-cell office:value-type="float" office:value="4960232" calcext:value-type="float">
            <text:p>4960232</text:p>
          </table:table-cell>
          <table:table-cell office:value-type="float" office:value="5071927" calcext:value-type="float">
            <text:p>5071927</text:p>
          </table:table-cell>
          <table:table-cell office:value-type="float" office:value="5180023" calcext:value-type="float">
            <text:p>5180023</text:p>
          </table:table-cell>
          <table:table-cell office:value-type="float" office:value="5284531" calcext:value-type="float">
            <text:p>5284531</text:p>
          </table:table-cell>
          <table:table-cell office:value-type="float" office:value="5385263" calcext:value-type="float">
            <text:p>5385263</text:p>
          </table:table-cell>
          <table:table-cell office:value-type="float" office:value="5483082" calcext:value-type="float">
            <text:p>5483082</text:p>
          </table:table-cell>
          <table:table-cell office:value-type="float" office:value="5579072" calcext:value-type="float">
            <text:p>5579072</text:p>
          </table:table-cell>
          <table:table-cell office:value-type="float" office:value="5674133" calcext:value-type="float">
            <text:p>5674133</text:p>
          </table:table-cell>
          <table:table-cell office:value-type="float" office:value="5768721" calcext:value-type="float">
            <text:p>5768721</text:p>
          </table:table-cell>
          <table:table-cell office:value-type="float" office:value="5863132" calcext:value-type="float">
            <text:p>5863132</text:p>
          </table:table-cell>
          <table:table-cell office:value-type="float" office:value="5957925" calcext:value-type="float">
            <text:p>5957925</text:p>
          </table:table-cell>
          <table:table-cell office:value-type="float" office:value="6053640" calcext:value-type="float">
            <text:p>6053640</text:p>
          </table:table-cell>
          <table:table-cell office:value-type="float" office:value="6150733" calcext:value-type="float">
            <text:p>6150733</text:p>
          </table:table-cell>
          <table:table-cell office:value-type="float" office:value="6249314" calcext:value-type="float">
            <text:p>6249314</text:p>
          </table:table-cell>
          <table:table-cell office:value-type="float" office:value="6349553" calcext:value-type="float">
            <text:p>6349553</text:p>
          </table:table-cell>
          <table:table-cell office:value-type="float" office:value="6452069" calcext:value-type="float">
            <text:p>6452069</text:p>
          </table:table-cell>
          <table:table-cell office:value-type="float" office:value="6557581" calcext:value-type="float">
            <text:p>6557581</text:p>
          </table:table-cell>
          <table:table-cell office:value-type="float" office:value="6666447" calcext:value-type="float">
            <text:p>6666447</text:p>
          </table:table-cell>
          <table:table-cell office:value-type="float" office:value="6778624" calcext:value-type="float">
            <text:p>6778624</text:p>
          </table:table-cell>
          <table:table-cell office:value-type="float" office:value="6893489" calcext:value-type="float">
            <text:p>6893489</text:p>
          </table:table-cell>
          <table:table-cell office:value-type="float" office:value="7010027" calcext:value-type="float">
            <text:p>7010027</text:p>
          </table:table-cell>
          <table:table-cell office:value-type="float" office:value="7126881" calcext:value-type="float">
            <text:p>7126881</text:p>
          </table:table-cell>
          <table:table-cell office:value-type="float" office:value="7159000" calcext:value-type="float">
            <text:p>7159000</text:p>
          </table:table-cell>
          <table:table-cell office:value-type="float" office:value="7271000" calcext:value-type="float">
            <text:p>7271000</text:p>
          </table:table-cell>
          <table:table-cell office:value-type="float" office:value="7382000" calcext:value-type="float">
            <text:p>7382000</text:p>
          </table:table-cell>
          <table:table-cell office:value-type="float" office:value="7495000" calcext:value-type="float">
            <text:p>7495000</text:p>
          </table:table-cell>
          <table:table-cell office:value-type="float" office:value="7597000" calcext:value-type="float">
            <text:p>7597000</text:p>
          </table:table-cell>
          <table:table-cell office:value-type="float" office:value="7685000" calcext:value-type="float">
            <text:p>7685000</text:p>
          </table:table-cell>
          <table:table-cell office:value-type="float" office:value="7763000" calcext:value-type="float">
            <text:p>7763000</text:p>
          </table:table-cell>
          <table:table-cell office:value-type="float" office:value="7838250" calcext:value-type="float">
            <text:p>7838250</text:p>
          </table:table-cell>
          <table:table-cell office:value-type="float" office:value="7913000" calcext:value-type="float">
            <text:p>7913000</text:p>
          </table:table-cell>
          <table:table-cell office:value-type="float" office:value="7982750" calcext:value-type="float">
            <text:p>7982750</text:p>
          </table:table-cell>
          <table:table-cell office:value-type="float" office:value="8048600" calcext:value-type="float">
            <text:p>8048600</text:p>
          </table:table-cell>
          <table:table-cell office:value-type="float" office:value="8111200" calcext:value-type="float">
            <text:p>8111200</text:p>
          </table:table-cell>
          <table:table-cell office:value-type="float" office:value="8171950" calcext:value-type="float">
            <text:p>8171950</text:p>
          </table:table-cell>
          <table:table-cell office:value-type="float" office:value="8234100" calcext:value-type="float">
            <text:p>8234100</text:p>
          </table:table-cell>
          <table:table-cell office:value-type="float" office:value="8306500" calcext:value-type="float">
            <text:p>8306500</text:p>
          </table:table-cell>
          <table:table-cell office:value-type="float" office:value="8391850" calcext:value-type="float">
            <text:p>8391850</text:p>
          </table:table-cell>
          <table:table-cell office:value-type="float" office:value="8484550" calcext:value-type="float">
            <text:p>8484550</text:p>
          </table:table-cell>
          <table:table-cell office:value-type="float" office:value="8581300" calcext:value-type="float">
            <text:p>8581300</text:p>
          </table:table-cell>
          <table:table-cell office:value-type="float" office:value="8763400" calcext:value-type="float">
            <text:p>8763400</text:p>
          </table:table-cell>
          <table:table-cell office:value-type="float" office:value="8947243" calcext:value-type="float">
            <text:p>8947243</text:p>
          </table:table-cell>
          <table:table-cell office:value-type="float" office:value="9054332" calcext:value-type="float">
            <text:p>9054332</text:p>
          </table:table-cell>
          <table:table-cell office:value-type="float" office:value="9173082" calcext:value-type="float">
            <text:p>9173082</text:p>
          </table:table-cell>
          <table:table-cell office:value-type="float" office:value="9295784" calcext:value-type="float">
            <text:p>9295784</text:p>
          </table:table-cell>
          <table:table-cell office:value-type="float" office:value="9416801" calcext:value-type="float">
            <text:p>9416801</text:p>
          </table:table-cell>
          <table:table-cell office:value-type="float" office:value="9535079" calcext:value-type="float">
            <text:p>9535079</text:p>
          </table:table-cell>
          <table:table-cell office:value-type="float" office:value="9649341" calcext:value-type="float">
            <text:p>9649341</text:p>
          </table:table-cell>
          <table:table-cell office:value-type="float" office:value="9757812" calcext:value-type="float">
            <text:p>9757812</text:p>
          </table:table-cell>
          <table:table-cell office:value-type="float" office:value="9854033" calcext:value-type="float">
            <text:p>9854033</text:p>
          </table:table-cell>
          <table:table-cell office:value-type="float" office:value="9942334" calcext:value-type="float">
            <text:p>9942334</text:p>
          </table:table-cell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  <table:table-cell office:value-type="float" office:value="2797932" calcext:value-type="float">
            <text:p>2797932</text:p>
          </table:table-cell>
          <table:table-cell office:value-type="float" office:value="2852438" calcext:value-type="float">
            <text:p>2852438</text:p>
          </table:table-cell>
          <table:table-cell office:value-type="float" office:value="2907321" calcext:value-type="float">
            <text:p>2907321</text:p>
          </table:table-cell>
          <table:table-cell office:value-type="float" office:value="2964427" calcext:value-type="float">
            <text:p>2964427</text:p>
          </table:table-cell>
          <table:table-cell office:value-type="float" office:value="3026290" calcext:value-type="float">
            <text:p>3026290</text:p>
          </table:table-cell>
          <table:table-cell office:value-type="float" office:value="3094379" calcext:value-type="float">
            <text:p>3094379</text:p>
          </table:table-cell>
          <table:table-cell office:value-type="float" office:value="3170490" calcext:value-type="float">
            <text:p>3170490</text:p>
          </table:table-cell>
          <table:table-cell office:value-type="float" office:value="3253218" calcext:value-type="float">
            <text:p>3253218</text:p>
          </table:table-cell>
          <table:table-cell office:value-type="float" office:value="3336927" calcext:value-type="float">
            <text:p>3336927</text:p>
          </table:table-cell>
          <table:table-cell office:value-type="float" office:value="3413904" calcext:value-type="float">
            <text:p>3413904</text:p>
          </table:table-cell>
          <table:table-cell office:value-type="float" office:value="3479074" calcext:value-type="float">
            <text:p>3479074</text:p>
          </table:table-cell>
          <table:table-cell office:value-type="float" office:value="3529997" calcext:value-type="float">
            <text:p>3529997</text:p>
          </table:table-cell>
          <table:table-cell office:value-type="float" office:value="3569666" calcext:value-type="float">
            <text:p>3569666</text:p>
          </table:table-cell>
          <table:table-cell office:value-type="float" office:value="3605126" calcext:value-type="float">
            <text:p>3605126</text:p>
          </table:table-cell>
          <table:table-cell office:value-type="float" office:value="3646431" calcext:value-type="float">
            <text:p>3646431</text:p>
          </table:table-cell>
          <table:table-cell office:value-type="float" office:value="3700880" calcext:value-type="float">
            <text:p>3700880</text:p>
          </table:table-cell>
          <table:table-cell office:value-type="float" office:value="3770871" calcext:value-type="float">
            <text:p>3770871</text:p>
          </table:table-cell>
          <table:table-cell office:value-type="float" office:value="3854445" calcext:value-type="float">
            <text:p>3854445</text:p>
          </table:table-cell>
          <table:table-cell office:value-type="float" office:value="3949266" calcext:value-type="float">
            <text:p>3949266</text:p>
          </table:table-cell>
          <table:table-cell office:value-type="float" office:value="4051234" calcext:value-type="float">
            <text:p>4051234</text:p>
          </table:table-cell>
          <table:table-cell office:value-type="float" office:value="4157298" calcext:value-type="float">
            <text:p>4157298</text:p>
          </table:table-cell>
          <table:table-cell office:value-type="float" office:value="4266520" calcext:value-type="float">
            <text:p>4266520</text:p>
          </table:table-cell>
          <table:table-cell office:value-type="float" office:value="4379724" calcext:value-type="float">
            <text:p>4379724</text:p>
          </table:table-cell>
          <table:table-cell office:value-type="float" office:value="4497533" calcext:value-type="float">
            <text:p>4497533</text:p>
          </table:table-cell>
          <table:table-cell office:value-type="float" office:value="4621103" calcext:value-type="float">
            <text:p>4621103</text:p>
          </table:table-cell>
          <table:table-cell office:value-type="float" office:value="4750837" calcext:value-type="float">
            <text:p>4750837</text:p>
          </table:table-cell>
          <table:table-cell office:value-type="float" office:value="4886743" calcext:value-type="float">
            <text:p>4886743</text:p>
          </table:table-cell>
          <table:table-cell office:value-type="float" office:value="5027138" calcext:value-type="float">
            <text:p>5027138</text:p>
          </table:table-cell>
          <table:table-cell office:value-type="float" office:value="5168698" calcext:value-type="float">
            <text:p>5168698</text:p>
          </table:table-cell>
          <table:table-cell office:value-type="float" office:value="5307069" calcext:value-type="float">
            <text:p>5307069</text:p>
          </table:table-cell>
          <table:table-cell office:value-type="float" office:value="5438957" calcext:value-type="float">
            <text:p>5438957</text:p>
          </table:table-cell>
          <table:table-cell office:value-type="float" office:value="5564926" calcext:value-type="float">
            <text:p>5564926</text:p>
          </table:table-cell>
          <table:table-cell office:value-type="float" office:value="5685565" calcext:value-type="float">
            <text:p>5685565</text:p>
          </table:table-cell>
          <table:table-cell office:value-type="float" office:value="5798053" calcext:value-type="float">
            <text:p>5798053</text:p>
          </table:table-cell>
          <table:table-cell office:value-type="float" office:value="5898967" calcext:value-type="float">
            <text:p>5898967</text:p>
          </table:table-cell>
          <table:table-cell office:value-type="float" office:value="5987043" calcext:value-type="float">
            <text:p>5987043</text:p>
          </table:table-cell>
          <table:table-cell office:value-type="float" office:value="6060111" calcext:value-type="float">
            <text:p>6060111</text:p>
          </table:table-cell>
          <table:table-cell office:value-type="float" office:value="6122130" calcext:value-type="float">
            <text:p>6122130</text:p>
          </table:table-cell>
          <table:table-cell office:value-type="float" office:value="6185562" calcext:value-type="float">
            <text:p>6185562</text:p>
          </table:table-cell>
          <table:table-cell office:value-type="float" office:value="6267124" calcext:value-type="float">
            <text:p>6267124</text:p>
          </table:table-cell>
          <table:table-cell office:value-type="float" office:value="6378871" calcext:value-type="float">
            <text:p>6378871</text:p>
          </table:table-cell>
          <table:table-cell office:value-type="float" office:value="6525545" calcext:value-type="float">
            <text:p>6525545</text:p>
          </table:table-cell>
          <table:table-cell office:value-type="float" office:value="6704113" calcext:value-type="float">
            <text:p>6704113</text:p>
          </table:table-cell>
          <table:table-cell office:value-type="float" office:value="6909154" calcext:value-type="float">
            <text:p>6909154</text:p>
          </table:table-cell>
          <table:table-cell office:value-type="float" office:value="7131693" calcext:value-type="float">
            <text:p>7131693</text:p>
          </table:table-cell>
          <table:table-cell office:value-type="float" office:value="7364862" calcext:value-type="float">
            <text:p>7364862</text:p>
          </table:table-cell>
          <table:table-cell office:value-type="float" office:value="7607849" calcext:value-type="float">
            <text:p>7607849</text:p>
          </table:table-cell>
          <table:table-cell office:value-type="float" office:value="7862214" calcext:value-type="float">
            <text:p>7862214</text:p>
          </table:table-cell>
          <table:table-cell office:value-type="float" office:value="8126102" calcext:value-type="float">
            <text:p>8126102</text:p>
          </table:table-cell>
          <table:table-cell office:value-type="float" office:value="8397668" calcext:value-type="float">
            <text:p>8397668</text:p>
          </table:table-cell>
          <table:table-cell office:value-type="float" office:value="8675602" calcext:value-type="float">
            <text:p>8675602</text:p>
          </table:table-cell>
          <table:table-cell office:value-type="float" office:value="8958406" calcext:value-type="float">
            <text:p>8958406</text:p>
          </table:table-cell>
          <table:table-cell office:value-type="float" office:value="9245988" calcext:value-type="float">
            <text:p>9245988</text:p>
          </table:table-cell>
          <table:table-cell office:value-type="float" office:value="9540289" calcext:value-type="float">
            <text:p>9540289</text:p>
          </table:table-cell>
          <table:table-cell office:value-type="float" office:value="9844297" calcext:value-type="float">
            <text:p>9844297</text:p>
          </table:table-cell>
          <table:table-cell office:value-type="float" office:value="10160030" calcext:value-type="float">
            <text:p>10160030</text:p>
          </table:table-cell>
          <table:table-cell office:value-type="float" office:value="10487998" calcext:value-type="float">
            <text:p>10487998</text:p>
          </table:table-cell>
          <table:table-cell office:value-type="float" office:value="10827024" calcext:value-type="float">
            <text:p>10827024</text:p>
          </table:table-cell>
          <table:table-cell office:value-type="float" office:value="11175378" calcext:value-type="float">
            <text:p>11175378</text:p>
          </table:table-cell>
        </table:table-row>
        <table:table-row table:style-name="ro1">
          <table:table-cell office:value-type="string" calcext:value-type="string">
            <text:p>Belgique</text:p>
          </table:table-cell>
          <table:table-cell office:value-type="string" calcext:value-type="string">
            <text:p>BEL</text:p>
          </table:table-cell>
          <table:table-cell office:value-type="float" office:value="9153489" calcext:value-type="float">
            <text:p>9153489</text:p>
          </table:table-cell>
          <table:table-cell office:value-type="float" office:value="9183948" calcext:value-type="float">
            <text:p>9183948</text:p>
          </table:table-cell>
          <table:table-cell office:value-type="float" office:value="9220578" calcext:value-type="float">
            <text:p>9220578</text:p>
          </table:table-cell>
          <table:table-cell office:value-type="float" office:value="9289770" calcext:value-type="float">
            <text:p>9289770</text:p>
          </table:table-cell>
          <table:table-cell office:value-type="float" office:value="9378113" calcext:value-type="float">
            <text:p>9378113</text:p>
          </table:table-cell>
          <table:table-cell office:value-type="float" office:value="9463667" calcext:value-type="float">
            <text:p>9463667</text:p>
          </table:table-cell>
          <table:table-cell office:value-type="float" office:value="9527807" calcext:value-type="float">
            <text:p>9527807</text:p>
          </table:table-cell>
          <table:table-cell office:value-type="float" office:value="9580991" calcext:value-type="float">
            <text:p>9580991</text:p>
          </table:table-cell>
          <table:table-cell office:value-type="float" office:value="9618756" calcext:value-type="float">
            <text:p>9618756</text:p>
          </table:table-cell>
          <table:table-cell office:value-type="float" office:value="9646032" calcext:value-type="float">
            <text:p>9646032</text:p>
          </table:table-cell>
          <table:table-cell office:value-type="float" office:value="9655549" calcext:value-type="float">
            <text:p>9655549</text:p>
          </table:table-cell>
          <table:table-cell office:value-type="float" office:value="9673162" calcext:value-type="float">
            <text:p>9673162</text:p>
          </table:table-cell>
          <table:table-cell office:value-type="float" office:value="9711115" calcext:value-type="float">
            <text:p>9711115</text:p>
          </table:table-cell>
          <table:table-cell office:value-type="float" office:value="9741720" calcext:value-type="float">
            <text:p>9741720</text:p>
          </table:table-cell>
          <table:table-cell office:value-type="float" office:value="9772419" calcext:value-type="float">
            <text:p>9772419</text:p>
          </table:table-cell>
          <table:table-cell office:value-type="float" office:value="9800700" calcext:value-type="float">
            <text:p>9800700</text:p>
          </table:table-cell>
          <table:table-cell office:value-type="float" office:value="9818227" calcext:value-type="float">
            <text:p>9818227</text:p>
          </table:table-cell>
          <table:table-cell office:value-type="float" office:value="9830358" calcext:value-type="float">
            <text:p>9830358</text:p>
          </table:table-cell>
          <table:table-cell office:value-type="float" office:value="9839534" calcext:value-type="float">
            <text:p>9839534</text:p>
          </table:table-cell>
          <table:table-cell office:value-type="float" office:value="9848382" calcext:value-type="float">
            <text:p>9848382</text:p>
          </table:table-cell>
          <table:table-cell office:value-type="float" office:value="9859242" calcext:value-type="float">
            <text:p>9859242</text:p>
          </table:table-cell>
          <table:table-cell office:value-type="float" office:value="9858982" calcext:value-type="float">
            <text:p>9858982</text:p>
          </table:table-cell>
          <table:table-cell office:value-type="float" office:value="9856303" calcext:value-type="float">
            <text:p>9856303</text:p>
          </table:table-cell>
          <table:table-cell office:value-type="float" office:value="9855520" calcext:value-type="float">
            <text:p>9855520</text:p>
          </table:table-cell>
          <table:table-cell office:value-type="float" office:value="9855372" calcext:value-type="float">
            <text:p>9855372</text:p>
          </table:table-cell>
          <table:table-cell office:value-type="float" office:value="9858308" calcext:value-type="float">
            <text:p>9858308</text:p>
          </table:table-cell>
          <table:table-cell office:value-type="float" office:value="9861823" calcext:value-type="float">
            <text:p>9861823</text:p>
          </table:table-cell>
          <table:table-cell office:value-type="float" office:value="9870234" calcext:value-type="float">
            <text:p>9870234</text:p>
          </table:table-cell>
          <table:table-cell office:value-type="float" office:value="9901664" calcext:value-type="float">
            <text:p>9901664</text:p>
          </table:table-cell>
          <table:table-cell office:value-type="float" office:value="9937697" calcext:value-type="float">
            <text:p>9937697</text:p>
          </table:table-cell>
          <table:table-cell office:value-type="float" office:value="9967379" calcext:value-type="float">
            <text:p>9967379</text:p>
          </table:table-cell>
          <table:table-cell office:value-type="float" office:value="10004486" calcext:value-type="float">
            <text:p>10004486</text:p>
          </table:table-cell>
          <table:table-cell office:value-type="float" office:value="10045158" calcext:value-type="float">
            <text:p>10045158</text:p>
          </table:table-cell>
          <table:table-cell office:value-type="float" office:value="10084475" calcext:value-type="float">
            <text:p>10084475</text:p>
          </table:table-cell>
          <table:table-cell office:value-type="float" office:value="10115603" calcext:value-type="float">
            <text:p>10115603</text:p>
          </table:table-cell>
          <table:table-cell office:value-type="float" office:value="10136811" calcext:value-type="float">
            <text:p>10136811</text:p>
          </table:table-cell>
          <table:table-cell office:value-type="float" office:value="10156637" calcext:value-type="float">
            <text:p>10156637</text:p>
          </table:table-cell>
          <table:table-cell office:value-type="float" office:value="10181245" calcext:value-type="float">
            <text:p>10181245</text:p>
          </table:table-cell>
          <table:table-cell office:value-type="float" office:value="10203008" calcext:value-type="float">
            <text:p>10203008</text:p>
          </table:table-cell>
          <table:table-cell office:value-type="float" office:value="10226419" calcext:value-type="float">
            <text:p>10226419</text:p>
          </table:table-cell>
          <table:table-cell office:value-type="float" office:value="10251250" calcext:value-type="float">
            <text:p>10251250</text:p>
          </table:table-cell>
          <table:table-cell office:value-type="float" office:value="10286570" calcext:value-type="float">
            <text:p>10286570</text:p>
          </table:table-cell>
          <table:table-cell office:value-type="float" office:value="10332785" calcext:value-type="float">
            <text:p>10332785</text:p>
          </table:table-cell>
          <table:table-cell office:value-type="float" office:value="10376133" calcext:value-type="float">
            <text:p>10376133</text:p>
          </table:table-cell>
          <table:table-cell office:value-type="float" office:value="10421137" calcext:value-type="float">
            <text:p>10421137</text:p>
          </table:table-cell>
          <table:table-cell office:value-type="float" office:value="10478617" calcext:value-type="float">
            <text:p>10478617</text:p>
          </table:table-cell>
          <table:table-cell office:value-type="float" office:value="10547958" calcext:value-type="float">
            <text:p>10547958</text:p>
          </table:table-cell>
          <table:table-cell office:value-type="float" office:value="10625700" calcext:value-type="float">
            <text:p>10625700</text:p>
          </table:table-cell>
          <table:table-cell office:value-type="float" office:value="10709973" calcext:value-type="float">
            <text:p>10709973</text:p>
          </table:table-cell>
          <table:table-cell office:value-type="float" office:value="10796493" calcext:value-type="float">
            <text:p>10796493</text:p>
          </table:table-cell>
          <table:table-cell office:value-type="float" office:value="10895586" calcext:value-type="float">
            <text:p>10895586</text:p>
          </table:table-cell>
          <table:table-cell office:value-type="float" office:value="11038264" calcext:value-type="float">
            <text:p>11038264</text:p>
          </table:table-cell>
          <table:table-cell office:value-type="float" office:value="11106932" calcext:value-type="float">
            <text:p>11106932</text:p>
          </table:table-cell>
          <table:table-cell office:value-type="float" office:value="11159407" calcext:value-type="float">
            <text:p>11159407</text:p>
          </table:table-cell>
          <table:table-cell office:value-type="float" office:value="11209057" calcext:value-type="float">
            <text:p>11209057</text:p>
          </table:table-cell>
          <table:table-cell office:value-type="float" office:value="11274196" calcext:value-type="float">
            <text:p>11274196</text:p>
          </table:table-cell>
          <table:table-cell office:value-type="float" office:value="11331422" calcext:value-type="float">
            <text:p>11331422</text:p>
          </table:table-cell>
          <table:table-cell office:value-type="float" office:value="11375158" calcext:value-type="float">
            <text:p>11375158</text:p>
          </table:table-cell>
          <table:table-cell office:value-type="float" office:value="11422068" calcext:value-type="float">
            <text:p>11422068</text:p>
          </table:table-cell>
        </table:table-row>
        <table:table-row table:style-name="ro1">
          <table:table-cell office:value-type="string" calcext:value-type="string">
            <text:p>Bénin</text:p>
          </table:table-cell>
          <table:table-cell office:value-type="string" calcext:value-type="string">
            <text:p>BEN</text:p>
          </table:table-cell>
          <table:table-cell office:value-type="float" office:value="2431622" calcext:value-type="float">
            <text:p>2431622</text:p>
          </table:table-cell>
          <table:table-cell office:value-type="float" office:value="2465867" calcext:value-type="float">
            <text:p>2465867</text:p>
          </table:table-cell>
          <table:table-cell office:value-type="float" office:value="2502896" calcext:value-type="float">
            <text:p>2502896</text:p>
          </table:table-cell>
          <table:table-cell office:value-type="float" office:value="2542859" calcext:value-type="float">
            <text:p>2542859</text:p>
          </table:table-cell>
          <table:table-cell office:value-type="float" office:value="2585965" calcext:value-type="float">
            <text:p>2585965</text:p>
          </table:table-cell>
          <table:table-cell office:value-type="float" office:value="2632356" calcext:value-type="float">
            <text:p>2632356</text:p>
          </table:table-cell>
          <table:table-cell office:value-type="float" office:value="2682159" calcext:value-type="float">
            <text:p>2682159</text:p>
          </table:table-cell>
          <table:table-cell office:value-type="float" office:value="2735307" calcext:value-type="float">
            <text:p>2735307</text:p>
          </table:table-cell>
          <table:table-cell office:value-type="float" office:value="2791590" calcext:value-type="float">
            <text:p>2791590</text:p>
          </table:table-cell>
          <table:table-cell office:value-type="float" office:value="2850661" calcext:value-type="float">
            <text:p>2850661</text:p>
          </table:table-cell>
          <table:table-cell office:value-type="float" office:value="2912340" calcext:value-type="float">
            <text:p>2912340</text:p>
          </table:table-cell>
          <table:table-cell office:value-type="float" office:value="2976572" calcext:value-type="float">
            <text:p>2976572</text:p>
          </table:table-cell>
          <table:table-cell office:value-type="float" office:value="3043567" calcext:value-type="float">
            <text:p>3043567</text:p>
          </table:table-cell>
          <table:table-cell office:value-type="float" office:value="3113675" calcext:value-type="float">
            <text:p>3113675</text:p>
          </table:table-cell>
          <table:table-cell office:value-type="float" office:value="3187412" calcext:value-type="float">
            <text:p>3187412</text:p>
          </table:table-cell>
          <table:table-cell office:value-type="float" office:value="3265165" calcext:value-type="float">
            <text:p>3265165</text:p>
          </table:table-cell>
          <table:table-cell office:value-type="float" office:value="3347173" calcext:value-type="float">
            <text:p>3347173</text:p>
          </table:table-cell>
          <table:table-cell office:value-type="float" office:value="3433439" calcext:value-type="float">
            <text:p>3433439</text:p>
          </table:table-cell>
          <table:table-cell office:value-type="float" office:value="3523938" calcext:value-type="float">
            <text:p>3523938</text:p>
          </table:table-cell>
          <table:table-cell office:value-type="float" office:value="3618526" calcext:value-type="float">
            <text:p>3618526</text:p>
          </table:table-cell>
          <table:table-cell office:value-type="float" office:value="3717165" calcext:value-type="float">
            <text:p>3717165</text:p>
          </table:table-cell>
          <table:table-cell office:value-type="float" office:value="3820128" calcext:value-type="float">
            <text:p>3820128</text:p>
          </table:table-cell>
          <table:table-cell office:value-type="float" office:value="3927714" calcext:value-type="float">
            <text:p>3927714</text:p>
          </table:table-cell>
          <table:table-cell office:value-type="float" office:value="4039949" calcext:value-type="float">
            <text:p>4039949</text:p>
          </table:table-cell>
          <table:table-cell office:value-type="float" office:value="4156819" calcext:value-type="float">
            <text:p>4156819</text:p>
          </table:table-cell>
          <table:table-cell office:value-type="float" office:value="4278501" calcext:value-type="float">
            <text:p>4278501</text:p>
          </table:table-cell>
          <table:table-cell office:value-type="float" office:value="4404506" calcext:value-type="float">
            <text:p>4404506</text:p>
          </table:table-cell>
          <table:table-cell office:value-type="float" office:value="4535263" calcext:value-type="float">
            <text:p>4535263</text:p>
          </table:table-cell>
          <table:table-cell office:value-type="float" office:value="4672852" calcext:value-type="float">
            <text:p>4672852</text:p>
          </table:table-cell>
          <table:table-cell office:value-type="float" office:value="4820016" calcext:value-type="float">
            <text:p>4820016</text:p>
          </table:table-cell>
          <table:table-cell office:value-type="float" office:value="4978496" calcext:value-type="float">
            <text:p>4978496</text:p>
          </table:table-cell>
          <table:table-cell office:value-type="float" office:value="5149499" calcext:value-type="float">
            <text:p>5149499</text:p>
          </table:table-cell>
          <table:table-cell office:value-type="float" office:value="5331803" calcext:value-type="float">
            <text:p>5331803</text:p>
          </table:table-cell>
          <table:table-cell office:value-type="float" office:value="5521763" calcext:value-type="float">
            <text:p>5521763</text:p>
          </table:table-cell>
          <table:table-cell office:value-type="float" office:value="5714220" calcext:value-type="float">
            <text:p>5714220</text:p>
          </table:table-cell>
          <table:table-cell office:value-type="float" office:value="5905558" calcext:value-type="float">
            <text:p>5905558</text:p>
          </table:table-cell>
          <table:table-cell office:value-type="float" office:value="6094259" calcext:value-type="float">
            <text:p>6094259</text:p>
          </table:table-cell>
          <table:table-cell office:value-type="float" office:value="6281639" calcext:value-type="float">
            <text:p>6281639</text:p>
          </table:table-cell>
          <table:table-cell office:value-type="float" office:value="6470265" calcext:value-type="float">
            <text:p>6470265</text:p>
          </table:table-cell>
          <table:table-cell office:value-type="float" office:value="6664098" calcext:value-type="float">
            <text:p>6664098</text:p>
          </table:table-cell>
          <table:table-cell office:value-type="float" office:value="6865951" calcext:value-type="float">
            <text:p>6865951</text:p>
          </table:table-cell>
          <table:table-cell office:value-type="float" office:value="7076733" calcext:value-type="float">
            <text:p>7076733</text:p>
          </table:table-cell>
          <table:table-cell office:value-type="float" office:value="7295394" calcext:value-type="float">
            <text:p>7295394</text:p>
          </table:table-cell>
          <table:table-cell office:value-type="float" office:value="7520555" calcext:value-type="float">
            <text:p>7520555</text:p>
          </table:table-cell>
          <table:table-cell office:value-type="float" office:value="7750004" calcext:value-type="float">
            <text:p>7750004</text:p>
          </table:table-cell>
          <table:table-cell office:value-type="float" office:value="7982225" calcext:value-type="float">
            <text:p>7982225</text:p>
          </table:table-cell>
          <table:table-cell office:value-type="float" office:value="8216897" calcext:value-type="float">
            <text:p>8216897</text:p>
          </table:table-cell>
          <table:table-cell office:value-type="float" office:value="8454793" calcext:value-type="float">
            <text:p>8454793</text:p>
          </table:table-cell>
          <table:table-cell office:value-type="float" office:value="8696921" calcext:value-type="float">
            <text:p>8696921</text:p>
          </table:table-cell>
          <table:table-cell office:value-type="float" office:value="8944708" calcext:value-type="float">
            <text:p>8944708</text:p>
          </table:table-cell>
          <table:table-cell office:value-type="float" office:value="9199259" calcext:value-type="float">
            <text:p>9199259</text:p>
          </table:table-cell>
          <table:table-cell office:value-type="float" office:value="9460830" calcext:value-type="float">
            <text:p>9460830</text:p>
          </table:table-cell>
          <table:table-cell office:value-type="float" office:value="9729248" calcext:value-type="float">
            <text:p>9729248</text:p>
          </table:table-cell>
          <table:table-cell office:value-type="float" office:value="10004588" calcext:value-type="float">
            <text:p>10004588</text:p>
          </table:table-cell>
          <table:table-cell office:value-type="float" office:value="10286842" calcext:value-type="float">
            <text:p>10286842</text:p>
          </table:table-cell>
          <table:table-cell office:value-type="float" office:value="10575952" calcext:value-type="float">
            <text:p>10575952</text:p>
          </table:table-cell>
          <table:table-cell office:value-type="float" office:value="10872067" calcext:value-type="float">
            <text:p>10872067</text:p>
          </table:table-cell>
          <table:table-cell office:value-type="float" office:value="11175204" calcext:value-type="float">
            <text:p>11175204</text:p>
          </table:table-cell>
          <table:table-cell office:value-type="float" office:value="11485048" calcext:value-type="float">
            <text:p>11485048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  <table:table-cell office:value-type="float" office:value="4829288" calcext:value-type="float">
            <text:p>4829288</text:p>
          </table:table-cell>
          <table:table-cell office:value-type="float" office:value="4894580" calcext:value-type="float">
            <text:p>4894580</text:p>
          </table:table-cell>
          <table:table-cell office:value-type="float" office:value="4960326" calcext:value-type="float">
            <text:p>4960326</text:p>
          </table:table-cell>
          <table:table-cell office:value-type="float" office:value="5027821" calcext:value-type="float">
            <text:p>5027821</text:p>
          </table:table-cell>
          <table:table-cell office:value-type="float" office:value="5098890" calcext:value-type="float">
            <text:p>5098890</text:p>
          </table:table-cell>
          <table:table-cell office:value-type="float" office:value="5174870" calcext:value-type="float">
            <text:p>5174870</text:p>
          </table:table-cell>
          <table:table-cell office:value-type="float" office:value="5256363" calcext:value-type="float">
            <text:p>5256363</text:p>
          </table:table-cell>
          <table:table-cell office:value-type="float" office:value="5343019" calcext:value-type="float">
            <text:p>5343019</text:p>
          </table:table-cell>
          <table:table-cell office:value-type="float" office:value="5434041" calcext:value-type="float">
            <text:p>5434041</text:p>
          </table:table-cell>
          <table:table-cell office:value-type="float" office:value="5528174" calcext:value-type="float">
            <text:p>5528174</text:p>
          </table:table-cell>
          <table:table-cell office:value-type="float" office:value="5624600" calcext:value-type="float">
            <text:p>5624600</text:p>
          </table:table-cell>
          <table:table-cell office:value-type="float" office:value="5723381" calcext:value-type="float">
            <text:p>5723381</text:p>
          </table:table-cell>
          <table:table-cell office:value-type="float" office:value="5825173" calcext:value-type="float">
            <text:p>5825173</text:p>
          </table:table-cell>
          <table:table-cell office:value-type="float" office:value="5930483" calcext:value-type="float">
            <text:p>5930483</text:p>
          </table:table-cell>
          <table:table-cell office:value-type="float" office:value="6040041" calcext:value-type="float">
            <text:p>6040041</text:p>
          </table:table-cell>
          <table:table-cell office:value-type="float" office:value="6154545" calcext:value-type="float">
            <text:p>6154545</text:p>
          </table:table-cell>
          <table:table-cell office:value-type="float" office:value="6274037" calcext:value-type="float">
            <text:p>6274037</text:p>
          </table:table-cell>
          <table:table-cell office:value-type="float" office:value="6398935" calcext:value-type="float">
            <text:p>6398935</text:p>
          </table:table-cell>
          <table:table-cell office:value-type="float" office:value="6530819" calcext:value-type="float">
            <text:p>6530819</text:p>
          </table:table-cell>
          <table:table-cell office:value-type="float" office:value="6671656" calcext:value-type="float">
            <text:p>6671656</text:p>
          </table:table-cell>
          <table:table-cell office:value-type="float" office:value="6822843" calcext:value-type="float">
            <text:p>6822843</text:p>
          </table:table-cell>
          <table:table-cell office:value-type="float" office:value="6985160" calcext:value-type="float">
            <text:p>6985160</text:p>
          </table:table-cell>
          <table:table-cell office:value-type="float" office:value="7158255" calcext:value-type="float">
            <text:p>7158255</text:p>
          </table:table-cell>
          <table:table-cell office:value-type="float" office:value="7340905" calcext:value-type="float">
            <text:p>7340905</text:p>
          </table:table-cell>
          <table:table-cell office:value-type="float" office:value="7531242" calcext:value-type="float">
            <text:p>7531242</text:p>
          </table:table-cell>
          <table:table-cell office:value-type="float" office:value="7727907" calcext:value-type="float">
            <text:p>7727907</text:p>
          </table:table-cell>
          <table:table-cell office:value-type="float" office:value="7930694" calcext:value-type="float">
            <text:p>7930694</text:p>
          </table:table-cell>
          <table:table-cell office:value-type="float" office:value="8140073" calcext:value-type="float">
            <text:p>8140073</text:p>
          </table:table-cell>
          <table:table-cell office:value-type="float" office:value="8356305" calcext:value-type="float">
            <text:p>8356305</text:p>
          </table:table-cell>
          <table:table-cell office:value-type="float" office:value="8579823" calcext:value-type="float">
            <text:p>8579823</text:p>
          </table:table-cell>
          <table:table-cell office:value-type="float" office:value="8811034" calcext:value-type="float">
            <text:p>8811034</text:p>
          </table:table-cell>
          <table:table-cell office:value-type="float" office:value="9050084" calcext:value-type="float">
            <text:p>9050084</text:p>
          </table:table-cell>
          <table:table-cell office:value-type="float" office:value="9297113" calcext:value-type="float">
            <text:p>9297113</text:p>
          </table:table-cell>
          <table:table-cell office:value-type="float" office:value="9552476" calcext:value-type="float">
            <text:p>9552476</text:p>
          </table:table-cell>
          <table:table-cell office:value-type="float" office:value="9816588" calcext:value-type="float">
            <text:p>9816588</text:p>
          </table:table-cell>
          <table:table-cell office:value-type="float" office:value="10089878" calcext:value-type="float">
            <text:p>10089878</text:p>
          </table:table-cell>
          <table:table-cell office:value-type="float" office:value="10372745" calcext:value-type="float">
            <text:p>10372745</text:p>
          </table:table-cell>
          <table:table-cell office:value-type="float" office:value="10665546" calcext:value-type="float">
            <text:p>10665546</text:p>
          </table:table-cell>
          <table:table-cell office:value-type="float" office:value="10968724" calcext:value-type="float">
            <text:p>10968724</text:p>
          </table:table-cell>
          <table:table-cell office:value-type="float" office:value="11282701" calcext:value-type="float">
            <text:p>11282701</text:p>
          </table:table-cell>
          <table:table-cell office:value-type="float" office:value="11607942" calcext:value-type="float">
            <text:p>11607942</text:p>
          </table:table-cell>
          <table:table-cell office:value-type="float" office:value="11944587" calcext:value-type="float">
            <text:p>11944587</text:p>
          </table:table-cell>
          <table:table-cell office:value-type="float" office:value="12293100" calcext:value-type="float">
            <text:p>12293100</text:p>
          </table:table-cell>
          <table:table-cell office:value-type="float" office:value="12654621" calcext:value-type="float">
            <text:p>12654621</text:p>
          </table:table-cell>
          <table:table-cell office:value-type="float" office:value="13030569" calcext:value-type="float">
            <text:p>13030569</text:p>
          </table:table-cell>
          <table:table-cell office:value-type="float" office:value="13421930" calcext:value-type="float">
            <text:p>13421930</text:p>
          </table:table-cell>
          <table:table-cell office:value-type="float" office:value="13829176" calcext:value-type="float">
            <text:p>13829176</text:p>
          </table:table-cell>
          <table:table-cell office:value-type="float" office:value="14252021" calcext:value-type="float">
            <text:p>14252021</text:p>
          </table:table-cell>
          <table:table-cell office:value-type="float" office:value="14689725" calcext:value-type="float">
            <text:p>14689725</text:p>
          </table:table-cell>
          <table:table-cell office:value-type="float" office:value="15141098" calcext:value-type="float">
            <text:p>15141098</text:p>
          </table:table-cell>
          <table:table-cell office:value-type="float" office:value="15605217" calcext:value-type="float">
            <text:p>15605217</text:p>
          </table:table-cell>
          <table:table-cell office:value-type="float" office:value="16081911" calcext:value-type="float">
            <text:p>16081911</text:p>
          </table:table-cell>
          <table:table-cell office:value-type="float" office:value="16571246" calcext:value-type="float">
            <text:p>16571246</text:p>
          </table:table-cell>
          <table:table-cell office:value-type="float" office:value="17072775" calcext:value-type="float">
            <text:p>17072775</text:p>
          </table:table-cell>
          <table:table-cell office:value-type="float" office:value="17586017" calcext:value-type="float">
            <text:p>17586017</text:p>
          </table:table-cell>
          <table:table-cell office:value-type="float" office:value="18110624" calcext:value-type="float">
            <text:p>18110624</text:p>
          </table:table-cell>
          <table:table-cell office:value-type="float" office:value="18646378" calcext:value-type="float">
            <text:p>18646378</text:p>
          </table:table-cell>
          <table:table-cell office:value-type="float" office:value="19193284" calcext:value-type="float">
            <text:p>19193284</text:p>
          </table:table-cell>
          <table:table-cell office:value-type="float" office:value="19751535" calcext:value-type="float">
            <text:p>19751535</text:p>
          </table:table-cell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GD</text:p>
          </table:table-cell>
          <table:table-cell office:value-type="float" office:value="48013504" calcext:value-type="float">
            <text:p>48013504</text:p>
          </table:table-cell>
          <table:table-cell office:value-type="float" office:value="49362843" calcext:value-type="float">
            <text:p>49362843</text:p>
          </table:table-cell>
          <table:table-cell office:value-type="float" office:value="50752157" calcext:value-type="float">
            <text:p>50752157</text:p>
          </table:table-cell>
          <table:table-cell office:value-type="float" office:value="52202007" calcext:value-type="float">
            <text:p>52202007</text:p>
          </table:table-cell>
          <table:table-cell office:value-type="float" office:value="53741716" calcext:value-type="float">
            <text:p>53741716</text:p>
          </table:table-cell>
          <table:table-cell office:value-type="float" office:value="55385112" calcext:value-type="float">
            <text:p>55385112</text:p>
          </table:table-cell>
          <table:table-cell office:value-type="float" office:value="57157654" calcext:value-type="float">
            <text:p>57157654</text:p>
          </table:table-cell>
          <table:table-cell office:value-type="float" office:value="59034249" calcext:value-type="float">
            <text:p>59034249</text:p>
          </table:table-cell>
          <table:table-cell office:value-type="float" office:value="60918454" calcext:value-type="float">
            <text:p>60918454</text:p>
          </table:table-cell>
          <table:table-cell office:value-type="float" office:value="62679765" calcext:value-type="float">
            <text:p>62679765</text:p>
          </table:table-cell>
          <table:table-cell office:value-type="float" office:value="64232482" calcext:value-type="float">
            <text:p>64232482</text:p>
          </table:table-cell>
          <table:table-cell office:value-type="float" office:value="65531633" calcext:value-type="float">
            <text:p>65531633</text:p>
          </table:table-cell>
          <table:table-cell office:value-type="float" office:value="66625705" calcext:value-type="float">
            <text:p>66625705</text:p>
          </table:table-cell>
          <table:table-cell office:value-type="float" office:value="67637530" calcext:value-type="float">
            <text:p>67637530</text:p>
          </table:table-cell>
          <table:table-cell office:value-type="float" office:value="68742233" calcext:value-type="float">
            <text:p>68742233</text:p>
          </table:table-cell>
          <table:table-cell office:value-type="float" office:value="70066301" calcext:value-type="float">
            <text:p>70066301</text:p>
          </table:table-cell>
          <table:table-cell office:value-type="float" office:value="71652381" calcext:value-type="float">
            <text:p>71652381</text:p>
          </table:table-cell>
          <table:table-cell office:value-type="float" office:value="73463584" calcext:value-type="float">
            <text:p>73463584</text:p>
          </table:table-cell>
          <table:table-cell office:value-type="float" office:value="75450032" calcext:value-type="float">
            <text:p>75450032</text:p>
          </table:table-cell>
          <table:table-cell office:value-type="float" office:value="77529045" calcext:value-type="float">
            <text:p>77529045</text:p>
          </table:table-cell>
          <table:table-cell office:value-type="float" office:value="79639491" calcext:value-type="float">
            <text:p>79639491</text:p>
          </table:table-cell>
          <table:table-cell office:value-type="float" office:value="81767515" calcext:value-type="float">
            <text:p>81767515</text:p>
          </table:table-cell>
          <table:table-cell office:value-type="float" office:value="83932127" calcext:value-type="float">
            <text:p>83932127</text:p>
          </table:table-cell>
          <table:table-cell office:value-type="float" office:value="86142495" calcext:value-type="float">
            <text:p>86142495</text:p>
          </table:table-cell>
          <table:table-cell office:value-type="float" office:value="88416521" calcext:value-type="float">
            <text:p>88416521</text:p>
          </table:table-cell>
          <table:table-cell office:value-type="float" office:value="90764183" calcext:value-type="float">
            <text:p>90764183</text:p>
          </table:table-cell>
          <table:table-cell office:value-type="float" office:value="93187603" calcext:value-type="float">
            <text:p>93187603</text:p>
          </table:table-cell>
          <table:table-cell office:value-type="float" office:value="95671163" calcext:value-type="float">
            <text:p>95671163</text:p>
          </table:table-cell>
          <table:table-cell office:value-type="float" office:value="98186350" calcext:value-type="float">
            <text:p>98186350</text:p>
          </table:table-cell>
          <table:table-cell office:value-type="float" office:value="100695497" calcext:value-type="float">
            <text:p>100695497</text:p>
          </table:table-cell>
          <table:table-cell office:value-type="float" office:value="103171956" calcext:value-type="float">
            <text:p>103171956</text:p>
          </table:table-cell>
          <table:table-cell office:value-type="float" office:value="105599127" calcext:value-type="float">
            <text:p>105599127</text:p>
          </table:table-cell>
          <table:table-cell office:value-type="float" office:value="107983704" calcext:value-type="float">
            <text:p>107983704</text:p>
          </table:table-cell>
          <table:table-cell office:value-type="float" office:value="110350639" calcext:value-type="float">
            <text:p>110350639</text:p>
          </table:table-cell>
          <table:table-cell office:value-type="float" office:value="112737683" calcext:value-type="float">
            <text:p>112737683</text:p>
          </table:table-cell>
          <table:table-cell office:value-type="float" office:value="115169930" calcext:value-type="float">
            <text:p>115169930</text:p>
          </table:table-cell>
          <table:table-cell office:value-type="float" office:value="117649932" calcext:value-type="float">
            <text:p>117649932</text:p>
          </table:table-cell>
          <table:table-cell office:value-type="float" office:value="120160564" calcext:value-type="float">
            <text:p>120160564</text:p>
          </table:table-cell>
          <table:table-cell office:value-type="float" office:value="122682815" calcext:value-type="float">
            <text:p>122682815</text:p>
          </table:table-cell>
          <table:table-cell office:value-type="float" office:value="125189651" calcext:value-type="float">
            <text:p>125189651</text:p>
          </table:table-cell>
          <table:table-cell office:value-type="float" office:value="127657854" calcext:value-type="float">
            <text:p>127657854</text:p>
          </table:table-cell>
          <table:table-cell office:value-type="float" office:value="130088702" calcext:value-type="float">
            <text:p>130088702</text:p>
          </table:table-cell>
          <table:table-cell office:value-type="float" office:value="132478086" calcext:value-type="float">
            <text:p>132478086</text:p>
          </table:table-cell>
          <table:table-cell office:value-type="float" office:value="134791603" calcext:value-type="float">
            <text:p>134791603</text:p>
          </table:table-cell>
          <table:table-cell office:value-type="float" office:value="136986432" calcext:value-type="float">
            <text:p>136986432</text:p>
          </table:table-cell>
          <table:table-cell office:value-type="float" office:value="139035505" calcext:value-type="float">
            <text:p>139035505</text:p>
          </table:table-cell>
          <table:table-cell office:value-type="float" office:value="140921167" calcext:value-type="float">
            <text:p>140921167</text:p>
          </table:table-cell>
          <table:table-cell office:value-type="float" office:value="142660376" calcext:value-type="float">
            <text:p>142660376</text:p>
          </table:table-cell>
          <table:table-cell office:value-type="float" office:value="144304167" calcext:value-type="float">
            <text:p>144304167</text:p>
          </table:table-cell>
          <table:table-cell office:value-type="float" office:value="145924797" calcext:value-type="float">
            <text:p>145924797</text:p>
          </table:table-cell>
          <table:table-cell office:value-type="float" office:value="147575430" calcext:value-type="float">
            <text:p>147575430</text:p>
          </table:table-cell>
          <table:table-cell office:value-type="float" office:value="149273778" calcext:value-type="float">
            <text:p>149273778</text:p>
          </table:table-cell>
          <table:table-cell office:value-type="float" office:value="151007807" calcext:value-type="float">
            <text:p>151007807</text:p>
          </table:table-cell>
          <table:table-cell office:value-type="float" office:value="152764676" calcext:value-type="float">
            <text:p>152764676</text:p>
          </table:table-cell>
          <table:table-cell office:value-type="float" office:value="154520167" calcext:value-type="float">
            <text:p>154520167</text:p>
          </table:table-cell>
          <table:table-cell office:value-type="float" office:value="156256276" calcext:value-type="float">
            <text:p>156256276</text:p>
          </table:table-cell>
          <table:table-cell office:value-type="float" office:value="157970840" calcext:value-type="float">
            <text:p>157970840</text:p>
          </table:table-cell>
          <table:table-cell office:value-type="float" office:value="159670593" calcext:value-type="float">
            <text:p>159670593</text:p>
          </table:table-cell>
          <table:table-cell office:value-type="float" office:value="161356039" calcext:value-type="float">
            <text:p>161356039</text:p>
          </table:table-cell>
        </table:table-row>
        <table:table-row table:style-name="ro1">
          <table:table-cell office:value-type="string" calcext:value-type="string">
            <text:p>Bulgarie</text:p>
          </table:table-cell>
          <table:table-cell office:value-type="string" calcext:value-type="string">
            <text:p>BGR</text:p>
          </table:table-cell>
          <table:table-cell office:value-type="float" office:value="7867374" calcext:value-type="float">
            <text:p>7867374</text:p>
          </table:table-cell>
          <table:table-cell office:value-type="float" office:value="7943118" calcext:value-type="float">
            <text:p>7943118</text:p>
          </table:table-cell>
          <table:table-cell office:value-type="float" office:value="8012946" calcext:value-type="float">
            <text:p>8012946</text:p>
          </table:table-cell>
          <table:table-cell office:value-type="float" office:value="8078145" calcext:value-type="float">
            <text:p>8078145</text:p>
          </table:table-cell>
          <table:table-cell office:value-type="float" office:value="8144340" calcext:value-type="float">
            <text:p>8144340</text:p>
          </table:table-cell>
          <table:table-cell office:value-type="float" office:value="8204168" calcext:value-type="float">
            <text:p>8204168</text:p>
          </table:table-cell>
          <table:table-cell office:value-type="float" office:value="8258057" calcext:value-type="float">
            <text:p>8258057</text:p>
          </table:table-cell>
          <table:table-cell office:value-type="float" office:value="8310226" calcext:value-type="float">
            <text:p>8310226</text:p>
          </table:table-cell>
          <table:table-cell office:value-type="float" office:value="8369603" calcext:value-type="float">
            <text:p>8369603</text:p>
          </table:table-cell>
          <table:table-cell office:value-type="float" office:value="8434172" calcext:value-type="float">
            <text:p>8434172</text:p>
          </table:table-cell>
          <table:table-cell office:value-type="float" office:value="8489574" calcext:value-type="float">
            <text:p>8489574</text:p>
          </table:table-cell>
          <table:table-cell office:value-type="float" office:value="8536395" calcext:value-type="float">
            <text:p>8536395</text:p>
          </table:table-cell>
          <table:table-cell office:value-type="float" office:value="8576200" calcext:value-type="float">
            <text:p>8576200</text:p>
          </table:table-cell>
          <table:table-cell office:value-type="float" office:value="8620967" calcext:value-type="float">
            <text:p>8620967</text:p>
          </table:table-cell>
          <table:table-cell office:value-type="float" office:value="8678745" calcext:value-type="float">
            <text:p>8678745</text:p>
          </table:table-cell>
          <table:table-cell office:value-type="float" office:value="8720742" calcext:value-type="float">
            <text:p>8720742</text:p>
          </table:table-cell>
          <table:table-cell office:value-type="float" office:value="8758599" calcext:value-type="float">
            <text:p>8758599</text:p>
          </table:table-cell>
          <table:table-cell office:value-type="float" office:value="8804183" calcext:value-type="float">
            <text:p>8804183</text:p>
          </table:table-cell>
          <table:table-cell office:value-type="float" office:value="8814032" calcext:value-type="float">
            <text:p>8814032</text:p>
          </table:table-cell>
          <table:table-cell office:value-type="float" office:value="8825940" calcext:value-type="float">
            <text:p>8825940</text:p>
          </table:table-cell>
          <table:table-cell office:value-type="float" office:value="8861535" calcext:value-type="float">
            <text:p>8861535</text:p>
          </table:table-cell>
          <table:table-cell office:value-type="float" office:value="8891117" calcext:value-type="float">
            <text:p>8891117</text:p>
          </table:table-cell>
          <table:table-cell office:value-type="float" office:value="8917457" calcext:value-type="float">
            <text:p>8917457</text:p>
          </table:table-cell>
          <table:table-cell office:value-type="float" office:value="8939738" calcext:value-type="float">
            <text:p>8939738</text:p>
          </table:table-cell>
          <table:table-cell office:value-type="float" office:value="8960679" calcext:value-type="float">
            <text:p>8960679</text:p>
          </table:table-cell>
          <table:table-cell office:value-type="float" office:value="8960547" calcext:value-type="float">
            <text:p>8960547</text:p>
          </table:table-cell>
          <table:table-cell office:value-type="float" office:value="8958171" calcext:value-type="float">
            <text:p>8958171</text:p>
          </table:table-cell>
          <table:table-cell office:value-type="float" office:value="8971359" calcext:value-type="float">
            <text:p>8971359</text:p>
          </table:table-cell>
          <table:table-cell office:value-type="float" office:value="8981446" calcext:value-type="float">
            <text:p>8981446</text:p>
          </table:table-cell>
          <table:table-cell office:value-type="float" office:value="8876972" calcext:value-type="float">
            <text:p>8876972</text:p>
          </table:table-cell>
          <table:table-cell office:value-type="float" office:value="8718289" calcext:value-type="float">
            <text:p>8718289</text:p>
          </table:table-cell>
          <table:table-cell office:value-type="float" office:value="8632367" calcext:value-type="float">
            <text:p>8632367</text:p>
          </table:table-cell>
          <table:table-cell office:value-type="float" office:value="8540164" calcext:value-type="float">
            <text:p>8540164</text:p>
          </table:table-cell>
          <table:table-cell office:value-type="float" office:value="8472313" calcext:value-type="float">
            <text:p>8472313</text:p>
          </table:table-cell>
          <table:table-cell office:value-type="float" office:value="8443591" calcext:value-type="float">
            <text:p>8443591</text:p>
          </table:table-cell>
          <table:table-cell office:value-type="float" office:value="8406067" calcext:value-type="float">
            <text:p>8406067</text:p>
          </table:table-cell>
          <table:table-cell office:value-type="float" office:value="8362826" calcext:value-type="float">
            <text:p>8362826</text:p>
          </table:table-cell>
          <table:table-cell office:value-type="float" office:value="8312068" calcext:value-type="float">
            <text:p>8312068</text:p>
          </table:table-cell>
          <table:table-cell office:value-type="float" office:value="8256786" calcext:value-type="float">
            <text:p>8256786</text:p>
          </table:table-cell>
          <table:table-cell office:value-type="float" office:value="8210624" calcext:value-type="float">
            <text:p>8210624</text:p>
          </table:table-cell>
          <table:table-cell office:value-type="float" office:value="8170172" calcext:value-type="float">
            <text:p>8170172</text:p>
          </table:table-cell>
          <table:table-cell office:value-type="float" office:value="8009142" calcext:value-type="float">
            <text:p>8009142</text:p>
          </table:table-cell>
          <table:table-cell office:value-type="float" office:value="7837161" calcext:value-type="float">
            <text:p>7837161</text:p>
          </table:table-cell>
          <table:table-cell office:value-type="float" office:value="7775327" calcext:value-type="float">
            <text:p>7775327</text:p>
          </table:table-cell>
          <table:table-cell office:value-type="float" office:value="7716860" calcext:value-type="float">
            <text:p>7716860</text:p>
          </table:table-cell>
          <table:table-cell office:value-type="float" office:value="7658972" calcext:value-type="float">
            <text:p>7658972</text:p>
          </table:table-cell>
          <table:table-cell office:value-type="float" office:value="7601022" calcext:value-type="float">
            <text:p>7601022</text:p>
          </table:table-cell>
          <table:table-cell office:value-type="float" office:value="7545338" calcext:value-type="float">
            <text:p>7545338</text:p>
          </table:table-cell>
          <table:table-cell office:value-type="float" office:value="7492561" calcext:value-type="float">
            <text:p>7492561</text:p>
          </table:table-cell>
          <table:table-cell office:value-type="float" office:value="7444443" calcext:value-type="float">
            <text:p>7444443</text:p>
          </table:table-cell>
          <table:table-cell office:value-type="float" office:value="7395599" calcext:value-type="float">
            <text:p>7395599</text:p>
          </table:table-cell>
          <table:table-cell office:value-type="float" office:value="7348328" calcext:value-type="float">
            <text:p>7348328</text:p>
          </table:table-cell>
          <table:table-cell office:value-type="float" office:value="7305888" calcext:value-type="float">
            <text:p>7305888</text:p>
          </table:table-cell>
          <table:table-cell office:value-type="float" office:value="7265115" calcext:value-type="float">
            <text:p>7265115</text:p>
          </table:table-cell>
          <table:table-cell office:value-type="float" office:value="7223938" calcext:value-type="float">
            <text:p>7223938</text:p>
          </table:table-cell>
          <table:table-cell office:value-type="float" office:value="7177991" calcext:value-type="float">
            <text:p>7177991</text:p>
          </table:table-cell>
          <table:table-cell office:value-type="float" office:value="7127822" calcext:value-type="float">
            <text:p>7127822</text:p>
          </table:table-cell>
          <table:table-cell office:value-type="float" office:value="7075947" calcext:value-type="float">
            <text:p>7075947</text:p>
          </table:table-cell>
          <table:table-cell office:value-type="float" office:value="7024216" calcext:value-type="float">
            <text:p>7024216</text:p>
          </table:table-cell>
        </table:table-row>
        <table:table-row table:style-name="ro1">
          <table:table-cell office:value-type="string" calcext:value-type="string">
            <text:p>Bahreïn</text:p>
          </table:table-cell>
          <table:table-cell office:value-type="string" calcext:value-type="string">
            <text:p>BHR</text:p>
          </table:table-cell>
          <table:table-cell office:value-type="float" office:value="162427" calcext:value-type="float">
            <text:p>162427</text:p>
          </table:table-cell>
          <table:table-cell office:value-type="float" office:value="167894" calcext:value-type="float">
            <text:p>167894</text:p>
          </table:table-cell>
          <table:table-cell office:value-type="float" office:value="173144" calcext:value-type="float">
            <text:p>173144</text:p>
          </table:table-cell>
          <table:table-cell office:value-type="float" office:value="178140" calcext:value-type="float">
            <text:p>178140</text:p>
          </table:table-cell>
          <table:table-cell office:value-type="float" office:value="182887" calcext:value-type="float">
            <text:p>182887</text:p>
          </table:table-cell>
          <table:table-cell office:value-type="float" office:value="187431" calcext:value-type="float">
            <text:p>187431</text:p>
          </table:table-cell>
          <table:table-cell office:value-type="float" office:value="191780" calcext:value-type="float">
            <text:p>191780</text:p>
          </table:table-cell>
          <table:table-cell office:value-type="float" office:value="196063" calcext:value-type="float">
            <text:p>196063</text:p>
          </table:table-cell>
          <table:table-cell office:value-type="float" office:value="200653" calcext:value-type="float">
            <text:p>200653</text:p>
          </table:table-cell>
          <table:table-cell office:value-type="float" office:value="206043" calcext:value-type="float">
            <text:p>206043</text:p>
          </table:table-cell>
          <table:table-cell office:value-type="float" office:value="212605" calcext:value-type="float">
            <text:p>212605</text:p>
          </table:table-cell>
          <table:table-cell office:value-type="float" office:value="220312" calcext:value-type="float">
            <text:p>220312</text:p>
          </table:table-cell>
          <table:table-cell office:value-type="float" office:value="229155" calcext:value-type="float">
            <text:p>229155</text:p>
          </table:table-cell>
          <table:table-cell office:value-type="float" office:value="239527" calcext:value-type="float">
            <text:p>239527</text:p>
          </table:table-cell>
          <table:table-cell office:value-type="float" office:value="251911" calcext:value-type="float">
            <text:p>251911</text:p>
          </table:table-cell>
          <table:table-cell office:value-type="float" office:value="266543" calcext:value-type="float">
            <text:p>266543</text:p>
          </table:table-cell>
          <table:table-cell office:value-type="float" office:value="283752" calcext:value-type="float">
            <text:p>283752</text:p>
          </table:table-cell>
          <table:table-cell office:value-type="float" office:value="303175" calcext:value-type="float">
            <text:p>303175</text:p>
          </table:table-cell>
          <table:table-cell office:value-type="float" office:value="323473" calcext:value-type="float">
            <text:p>323473</text:p>
          </table:table-cell>
          <table:table-cell office:value-type="float" office:value="342799" calcext:value-type="float">
            <text:p>342799</text:p>
          </table:table-cell>
          <table:table-cell office:value-type="float" office:value="359888" calcext:value-type="float">
            <text:p>359888</text:p>
          </table:table-cell>
          <table:table-cell office:value-type="float" office:value="374120" calcext:value-type="float">
            <text:p>374120</text:p>
          </table:table-cell>
          <table:table-cell office:value-type="float" office:value="385950" calcext:value-type="float">
            <text:p>385950</text:p>
          </table:table-cell>
          <table:table-cell office:value-type="float" office:value="396454" calcext:value-type="float">
            <text:p>396454</text:p>
          </table:table-cell>
          <table:table-cell office:value-type="float" office:value="407225" calcext:value-type="float">
            <text:p>407225</text:p>
          </table:table-cell>
          <table:table-cell office:value-type="float" office:value="419428" calcext:value-type="float">
            <text:p>419428</text:p>
          </table:table-cell>
          <table:table-cell office:value-type="float" office:value="433480" calcext:value-type="float">
            <text:p>433480</text:p>
          </table:table-cell>
          <table:table-cell office:value-type="float" office:value="448971" calcext:value-type="float">
            <text:p>448971</text:p>
          </table:table-cell>
          <table:table-cell office:value-type="float" office:value="465198" calcext:value-type="float">
            <text:p>465198</text:p>
          </table:table-cell>
          <table:table-cell office:value-type="float" office:value="481087" calcext:value-type="float">
            <text:p>481087</text:p>
          </table:table-cell>
          <table:table-cell office:value-type="float" office:value="495931" calcext:value-type="float">
            <text:p>495931</text:p>
          </table:table-cell>
          <table:table-cell office:value-type="float" office:value="509760" calcext:value-type="float">
            <text:p>509760</text:p>
          </table:table-cell>
          <table:table-cell office:value-type="float" office:value="523086" calcext:value-type="float">
            <text:p>523086</text:p>
          </table:table-cell>
          <table:table-cell office:value-type="float" office:value="536210" calcext:value-type="float">
            <text:p>536210</text:p>
          </table:table-cell>
          <table:table-cell office:value-type="float" office:value="549583" calcext:value-type="float">
            <text:p>549583</text:p>
          </table:table-cell>
          <table:table-cell office:value-type="float" office:value="563697" calcext:value-type="float">
            <text:p>563697</text:p>
          </table:table-cell>
          <table:table-cell office:value-type="float" office:value="578666" calcext:value-type="float">
            <text:p>578666</text:p>
          </table:table-cell>
          <table:table-cell office:value-type="float" office:value="594931" calcext:value-type="float">
            <text:p>594931</text:p>
          </table:table-cell>
          <table:table-cell office:value-type="float" office:value="613700" calcext:value-type="float">
            <text:p>613700</text:p>
          </table:table-cell>
          <table:table-cell office:value-type="float" office:value="636541" calcext:value-type="float">
            <text:p>636541</text:p>
          </table:table-cell>
          <table:table-cell office:value-type="float" office:value="664611" calcext:value-type="float">
            <text:p>664611</text:p>
          </table:table-cell>
          <table:table-cell office:value-type="float" office:value="697545" calcext:value-type="float">
            <text:p>697545</text:p>
          </table:table-cell>
          <table:table-cell office:value-type="float" office:value="735146" calcext:value-type="float">
            <text:p>735146</text:p>
          </table:table-cell>
          <table:table-cell office:value-type="float" office:value="778708" calcext:value-type="float">
            <text:p>778708</text:p>
          </table:table-cell>
          <table:table-cell office:value-type="float" office:value="829844" calcext:value-type="float">
            <text:p>829844</text:p>
          </table:table-cell>
          <table:table-cell office:value-type="float" office:value="889164" calcext:value-type="float">
            <text:p>889164</text:p>
          </table:table-cell>
          <table:table-cell office:value-type="float" office:value="958418" calcext:value-type="float">
            <text:p>958418</text:p>
          </table:table-cell>
          <table:table-cell office:value-type="float" office:value="1035919" calcext:value-type="float">
            <text:p>1035919</text:p>
          </table:table-cell>
          <table:table-cell office:value-type="float" office:value="1114641" calcext:value-type="float">
            <text:p>1114641</text:p>
          </table:table-cell>
          <table:table-cell office:value-type="float" office:value="1185076" calcext:value-type="float">
            <text:p>1185076</text:p>
          </table:table-cell>
          <table:table-cell office:value-type="float" office:value="1240860" calcext:value-type="float">
            <text:p>1240860</text:p>
          </table:table-cell>
          <table:table-cell office:value-type="float" office:value="1278151" calcext:value-type="float">
            <text:p>1278151</text:p>
          </table:table-cell>
          <table:table-cell office:value-type="float" office:value="1299943" calcext:value-type="float">
            <text:p>1299943</text:p>
          </table:table-cell>
          <table:table-cell office:value-type="float" office:value="1315029" calcext:value-type="float">
            <text:p>1315029</text:p>
          </table:table-cell>
          <table:table-cell office:value-type="float" office:value="1336075" calcext:value-type="float">
            <text:p>1336075</text:p>
          </table:table-cell>
          <table:table-cell office:value-type="float" office:value="1371851" calcext:value-type="float">
            <text:p>1371851</text:p>
          </table:table-cell>
          <table:table-cell office:value-type="float" office:value="1425791" calcext:value-type="float">
            <text:p>1425791</text:p>
          </table:table-cell>
          <table:table-cell office:value-type="float" office:value="1494074" calcext:value-type="float">
            <text:p>1494074</text:p>
          </table:table-cell>
          <table:table-cell office:value-type="float" office:value="1569439" calcext:value-type="float">
            <text:p>1569439</text:p>
          </table:table-cell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HS</text:p>
          </table:table-cell>
          <table:table-cell office:value-type="float" office:value="109534" calcext:value-type="float">
            <text:p>109534</text:p>
          </table:table-cell>
          <table:table-cell office:value-type="float" office:value="115121" calcext:value-type="float">
            <text:p>115121</text:p>
          </table:table-cell>
          <table:table-cell office:value-type="float" office:value="121091" calcext:value-type="float">
            <text:p>121091</text:p>
          </table:table-cell>
          <table:table-cell office:value-type="float" office:value="127339" calcext:value-type="float">
            <text:p>127339</text:p>
          </table:table-cell>
          <table:table-cell office:value-type="float" office:value="133709" calcext:value-type="float">
            <text:p>133709</text:p>
          </table:table-cell>
          <table:table-cell office:value-type="float" office:value="140059" calcext:value-type="float">
            <text:p>140059</text:p>
          </table:table-cell>
          <table:table-cell office:value-type="float" office:value="146382" calcext:value-type="float">
            <text:p>146382</text:p>
          </table:table-cell>
          <table:table-cell office:value-type="float" office:value="152620" calcext:value-type="float">
            <text:p>152620</text:p>
          </table:table-cell>
          <table:table-cell office:value-type="float" office:value="158648" calcext:value-type="float">
            <text:p>158648</text:p>
          </table:table-cell>
          <table:table-cell office:value-type="float" office:value="164268" calcext:value-type="float">
            <text:p>164268</text:p>
          </table:table-cell>
          <table:table-cell office:value-type="float" office:value="169377" calcext:value-type="float">
            <text:p>169377</text:p>
          </table:table-cell>
          <table:table-cell office:value-type="float" office:value="173889" calcext:value-type="float">
            <text:p>173889</text:p>
          </table:table-cell>
          <table:table-cell office:value-type="float" office:value="177866" calcext:value-type="float">
            <text:p>177866</text:p>
          </table:table-cell>
          <table:table-cell office:value-type="float" office:value="181517" calcext:value-type="float">
            <text:p>181517</text:p>
          </table:table-cell>
          <table:table-cell office:value-type="float" office:value="185120" calcext:value-type="float">
            <text:p>185120</text:p>
          </table:table-cell>
          <table:table-cell office:value-type="float" office:value="188896" calcext:value-type="float">
            <text:p>188896</text:p>
          </table:table-cell>
          <table:table-cell office:value-type="float" office:value="192909" calcext:value-type="float">
            <text:p>192909</text:p>
          </table:table-cell>
          <table:table-cell office:value-type="float" office:value="197101" calcext:value-type="float">
            <text:p>197101</text:p>
          </table:table-cell>
          <table:table-cell office:value-type="float" office:value="201478" calcext:value-type="float">
            <text:p>201478</text:p>
          </table:table-cell>
          <table:table-cell office:value-type="float" office:value="205984" calcext:value-type="float">
            <text:p>205984</text:p>
          </table:table-cell>
          <table:table-cell office:value-type="float" office:value="210591" calcext:value-type="float">
            <text:p>210591</text:p>
          </table:table-cell>
          <table:table-cell office:value-type="float" office:value="215326" calcext:value-type="float">
            <text:p>215326</text:p>
          </table:table-cell>
          <table:table-cell office:value-type="float" office:value="220184" calcext:value-type="float">
            <text:p>220184</text:p>
          </table:table-cell>
          <table:table-cell office:value-type="float" office:value="225084" calcext:value-type="float">
            <text:p>225084</text:p>
          </table:table-cell>
          <table:table-cell office:value-type="float" office:value="229923" calcext:value-type="float">
            <text:p>229923</text:p>
          </table:table-cell>
          <table:table-cell office:value-type="float" office:value="234578" calcext:value-type="float">
            <text:p>234578</text:p>
          </table:table-cell>
          <table:table-cell office:value-type="float" office:value="239017" calcext:value-type="float">
            <text:p>239017</text:p>
          </table:table-cell>
          <table:table-cell office:value-type="float" office:value="243271" calcext:value-type="float">
            <text:p>243271</text:p>
          </table:table-cell>
          <table:table-cell office:value-type="float" office:value="247451" calcext:value-type="float">
            <text:p>247451</text:p>
          </table:table-cell>
          <table:table-cell office:value-type="float" office:value="251733" calcext:value-type="float">
            <text:p>251733</text:p>
          </table:table-cell>
          <table:table-cell office:value-type="float" office:value="256223" calcext:value-type="float">
            <text:p>256223</text:p>
          </table:table-cell>
          <table:table-cell office:value-type="float" office:value="261008" calcext:value-type="float">
            <text:p>261008</text:p>
          </table:table-cell>
          <table:table-cell office:value-type="float" office:value="266029" calcext:value-type="float">
            <text:p>266029</text:p>
          </table:table-cell>
          <table:table-cell office:value-type="float" office:value="271069" calcext:value-type="float">
            <text:p>271069</text:p>
          </table:table-cell>
          <table:table-cell office:value-type="float" office:value="275846" calcext:value-type="float">
            <text:p>275846</text:p>
          </table:table-cell>
          <table:table-cell office:value-type="float" office:value="280184" calcext:value-type="float">
            <text:p>280184</text:p>
          </table:table-cell>
          <table:table-cell office:value-type="float" office:value="283978" calcext:value-type="float">
            <text:p>283978</text:p>
          </table:table-cell>
          <table:table-cell office:value-type="float" office:value="287358" calcext:value-type="float">
            <text:p>287358</text:p>
          </table:table-cell>
          <table:table-cell office:value-type="float" office:value="290597" calcext:value-type="float">
            <text:p>290597</text:p>
          </table:table-cell>
          <table:table-cell office:value-type="float" office:value="294062" calcext:value-type="float">
            <text:p>294062</text:p>
          </table:table-cell>
          <table:table-cell office:value-type="float" office:value="298051" calcext:value-type="float">
            <text:p>298051</text:p>
          </table:table-cell>
          <table:table-cell office:value-type="float" office:value="302618" calcext:value-type="float">
            <text:p>302618</text:p>
          </table:table-cell>
          <table:table-cell office:value-type="float" office:value="307660" calcext:value-type="float">
            <text:p>307660</text:p>
          </table:table-cell>
          <table:table-cell office:value-type="float" office:value="313129" calcext:value-type="float">
            <text:p>313129</text:p>
          </table:table-cell>
          <table:table-cell office:value-type="float" office:value="318894" calcext:value-type="float">
            <text:p>318894</text:p>
          </table:table-cell>
          <table:table-cell office:value-type="float" office:value="324859" calcext:value-type="float">
            <text:p>324859</text:p>
          </table:table-cell>
          <table:table-cell office:value-type="float" office:value="331033" calcext:value-type="float">
            <text:p>331033</text:p>
          </table:table-cell>
          <table:table-cell office:value-type="float" office:value="337389" calcext:value-type="float">
            <text:p>337389</text:p>
          </table:table-cell>
          <table:table-cell office:value-type="float" office:value="343681" calcext:value-type="float">
            <text:p>343681</text:p>
          </table:table-cell>
          <table:table-cell office:value-type="float" office:value="349604" calcext:value-type="float">
            <text:p>349604</text:p>
          </table:table-cell>
          <table:table-cell office:value-type="float" office:value="354942" calcext:value-type="float">
            <text:p>354942</text:p>
          </table:table-cell>
          <table:table-cell office:value-type="float" office:value="359577" calcext:value-type="float">
            <text:p>359577</text:p>
          </table:table-cell>
          <table:table-cell office:value-type="float" office:value="363584" calcext:value-type="float">
            <text:p>363584</text:p>
          </table:table-cell>
          <table:table-cell office:value-type="float" office:value="367168" calcext:value-type="float">
            <text:p>367168</text:p>
          </table:table-cell>
          <table:table-cell office:value-type="float" office:value="370633" calcext:value-type="float">
            <text:p>370633</text:p>
          </table:table-cell>
          <table:table-cell office:value-type="float" office:value="374206" calcext:value-type="float">
            <text:p>374206</text:p>
          </table:table-cell>
          <table:table-cell office:value-type="float" office:value="377931" calcext:value-type="float">
            <text:p>377931</text:p>
          </table:table-cell>
          <table:table-cell office:value-type="float" office:value="381761" calcext:value-type="float">
            <text:p>381761</text:p>
          </table:table-cell>
          <table:table-cell office:value-type="float" office:value="385640" calcext:value-type="float">
            <text:p>385640</text:p>
          </table:table-cell>
        </table:table-row>
        <table:table-row table:style-name="ro1">
          <table:table-cell office:value-type="string" calcext:value-type="string">
            <text:p>Bosnie-Herzégovine</text:p>
          </table:table-cell>
          <table:table-cell office:value-type="string" calcext:value-type="string">
            <text:p>BIH</text:p>
          </table:table-cell>
          <table:table-cell office:value-type="float" office:value="3225668" calcext:value-type="float">
            <text:p>3225668</text:p>
          </table:table-cell>
          <table:table-cell office:value-type="float" office:value="3288603" calcext:value-type="float">
            <text:p>3288603</text:p>
          </table:table-cell>
          <table:table-cell office:value-type="float" office:value="3353226" calcext:value-type="float">
            <text:p>3353226</text:p>
          </table:table-cell>
          <table:table-cell office:value-type="float" office:value="3417574" calcext:value-type="float">
            <text:p>3417574</text:p>
          </table:table-cell>
          <table:table-cell office:value-type="float" office:value="3478997" calcext:value-type="float">
            <text:p>3478997</text:p>
          </table:table-cell>
          <table:table-cell office:value-type="float" office:value="3535643" calcext:value-type="float">
            <text:p>3535643</text:p>
          </table:table-cell>
          <table:table-cell office:value-type="float" office:value="3586636" calcext:value-type="float">
            <text:p>3586636</text:p>
          </table:table-cell>
          <table:table-cell office:value-type="float" office:value="3632672" calcext:value-type="float">
            <text:p>3632672</text:p>
          </table:table-cell>
          <table:table-cell office:value-type="float" office:value="3675454" calcext:value-type="float">
            <text:p>3675454</text:p>
          </table:table-cell>
          <table:table-cell office:value-type="float" office:value="3717468" calcext:value-type="float">
            <text:p>3717468</text:p>
          </table:table-cell>
          <table:table-cell office:value-type="float" office:value="3760529" calcext:value-type="float">
            <text:p>3760529</text:p>
          </table:table-cell>
          <table:table-cell office:value-type="float" office:value="3805287" calcext:value-type="float">
            <text:p>3805287</text:p>
          </table:table-cell>
          <table:table-cell office:value-type="float" office:value="3851153" calcext:value-type="float">
            <text:p>3851153</text:p>
          </table:table-cell>
          <table:table-cell office:value-type="float" office:value="3897256" calcext:value-type="float">
            <text:p>3897256</text:p>
          </table:table-cell>
          <table:table-cell office:value-type="float" office:value="3942225" calcext:value-type="float">
            <text:p>3942225</text:p>
          </table:table-cell>
          <table:table-cell office:value-type="float" office:value="3985105" calcext:value-type="float">
            <text:p>3985105</text:p>
          </table:table-cell>
          <table:table-cell office:value-type="float" office:value="4025266" calcext:value-type="float">
            <text:p>4025266</text:p>
          </table:table-cell>
          <table:table-cell office:value-type="float" office:value="4063193" calcext:value-type="float">
            <text:p>4063193</text:p>
          </table:table-cell>
          <table:table-cell office:value-type="float" office:value="4100349" calcext:value-type="float">
            <text:p>4100349</text:p>
          </table:table-cell>
          <table:table-cell office:value-type="float" office:value="4138819" calcext:value-type="float">
            <text:p>4138819</text:p>
          </table:table-cell>
          <table:table-cell office:value-type="float" office:value="4179855" calcext:value-type="float">
            <text:p>4179855</text:p>
          </table:table-cell>
          <table:table-cell office:value-type="float" office:value="4222471" calcext:value-type="float">
            <text:p>4222471</text:p>
          </table:table-cell>
          <table:table-cell office:value-type="float" office:value="4265185" calcext:value-type="float">
            <text:p>4265185</text:p>
          </table:table-cell>
          <table:table-cell office:value-type="float" office:value="4307905" calcext:value-type="float">
            <text:p>4307905</text:p>
          </table:table-cell>
          <table:table-cell office:value-type="float" office:value="4350577" calcext:value-type="float">
            <text:p>4350577</text:p>
          </table:table-cell>
          <table:table-cell office:value-type="float" office:value="4392131" calcext:value-type="float">
            <text:p>4392131</text:p>
          </table:table-cell>
          <table:table-cell office:value-type="float" office:value="4435917" calcext:value-type="float">
            <text:p>4435917</text:p>
          </table:table-cell>
          <table:table-cell office:value-type="float" office:value="4479519" calcext:value-type="float">
            <text:p>4479519</text:p>
          </table:table-cell>
          <table:table-cell office:value-type="float" office:value="4509461" calcext:value-type="float">
            <text:p>4509461</text:p>
          </table:table-cell>
          <table:table-cell office:value-type="float" office:value="4507824" calcext:value-type="float">
            <text:p>4507824</text:p>
          </table:table-cell>
          <table:table-cell office:value-type="float" office:value="4463423" calcext:value-type="float">
            <text:p>4463423</text:p>
          </table:table-cell>
          <table:table-cell office:value-type="float" office:value="4369319" calcext:value-type="float">
            <text:p>4369319</text:p>
          </table:table-cell>
          <table:table-cell office:value-type="float" office:value="4233676" calcext:value-type="float">
            <text:p>4233676</text:p>
          </table:table-cell>
          <table:table-cell office:value-type="float" office:value="4078937" calcext:value-type="float">
            <text:p>4078937</text:p>
          </table:table-cell>
          <table:table-cell office:value-type="float" office:value="3936524" calcext:value-type="float">
            <text:p>3936524</text:p>
          </table:table-cell>
          <table:table-cell office:value-type="float" office:value="3829050" calcext:value-type="float">
            <text:p>3829050</text:p>
          </table:table-cell>
          <table:table-cell office:value-type="float" office:value="3764425" calcext:value-type="float">
            <text:p>3764425</text:p>
          </table:table-cell>
          <table:table-cell office:value-type="float" office:value="3736070" calcext:value-type="float">
            <text:p>3736070</text:p>
          </table:table-cell>
          <table:table-cell office:value-type="float" office:value="3734337" calcext:value-type="float">
            <text:p>3734337</text:p>
          </table:table-cell>
          <table:table-cell office:value-type="float" office:value="3743354" calcext:value-type="float">
            <text:p>3743354</text:p>
          </table:table-cell>
          <table:table-cell office:value-type="float" office:value="3751176" calcext:value-type="float">
            <text:p>3751176</text:p>
          </table:table-cell>
          <table:table-cell office:value-type="float" office:value="3755512" calcext:value-type="float">
            <text:p>3755512</text:p>
          </table:table-cell>
          <table:table-cell office:value-type="float" office:value="3759387" calcext:value-type="float">
            <text:p>3759387</text:p>
          </table:table-cell>
          <table:table-cell office:value-type="float" office:value="3762173" calcext:value-type="float">
            <text:p>3762173</text:p>
          </table:table-cell>
          <table:table-cell office:value-type="float" office:value="3764194" calcext:value-type="float">
            <text:p>3764194</text:p>
          </table:table-cell>
          <table:table-cell office:value-type="float" office:value="3765331" calcext:value-type="float">
            <text:p>3765331</text:p>
          </table:table-cell>
          <table:table-cell office:value-type="float" office:value="3765424" calcext:value-type="float">
            <text:p>3765424</text:p>
          </table:table-cell>
          <table:table-cell office:value-type="float" office:value="3762786" calcext:value-type="float">
            <text:p>3762786</text:p>
          </table:table-cell>
          <table:table-cell office:value-type="float" office:value="3754271" calcext:value-type="float">
            <text:p>3754271</text:p>
          </table:table-cell>
          <table:table-cell office:value-type="float" office:value="3735938" calcext:value-type="float">
            <text:p>3735938</text:p>
          </table:table-cell>
          <table:table-cell office:value-type="float" office:value="3705472" calcext:value-type="float">
            <text:p>3705472</text:p>
          </table:table-cell>
          <table:table-cell office:value-type="float" office:value="3661175" calcext:value-type="float">
            <text:p>3661175</text:p>
          </table:table-cell>
          <table:table-cell office:value-type="float" office:value="3604972" calcext:value-type="float">
            <text:p>3604972</text:p>
          </table:table-cell>
          <table:table-cell office:value-type="float" office:value="3542605" calcext:value-type="float">
            <text:p>3542605</text:p>
          </table:table-cell>
          <table:table-cell office:value-type="float" office:value="3482104" calcext:value-type="float">
            <text:p>3482104</text:p>
          </table:table-cell>
          <table:table-cell office:value-type="float" office:value="3429361" calcext:value-type="float">
            <text:p>3429361</text:p>
          </table:table-cell>
          <table:table-cell office:value-type="float" office:value="3386267" calcext:value-type="float">
            <text:p>3386267</text:p>
          </table:table-cell>
          <table:table-cell office:value-type="float" office:value="3351527" calcext:value-type="float">
            <text:p>3351527</text:p>
          </table:table-cell>
          <table:table-cell office:value-type="float" office:value="3323929" calcext:value-type="float">
            <text:p>3323929</text:p>
          </table:table-cell>
        </table:table-row>
        <table:table-row table:style-name="ro1">
          <table:table-cell office:value-type="string" calcext:value-type="string">
            <text:p>Bélarus</text:p>
          </table:table-cell>
          <table:table-cell office:value-type="string" calcext:value-type="string">
            <text:p>BLR</text:p>
          </table:table-cell>
          <table:table-cell office:value-type="float" office:value="8198000" calcext:value-type="float">
            <text:p>8198000</text:p>
          </table:table-cell>
          <table:table-cell office:value-type="float" office:value="8271216" calcext:value-type="float">
            <text:p>8271216</text:p>
          </table:table-cell>
          <table:table-cell office:value-type="float" office:value="8351928" calcext:value-type="float">
            <text:p>8351928</text:p>
          </table:table-cell>
          <table:table-cell office:value-type="float" office:value="8437232" calcext:value-type="float">
            <text:p>8437232</text:p>
          </table:table-cell>
          <table:table-cell office:value-type="float" office:value="8524224" calcext:value-type="float">
            <text:p>8524224</text:p>
          </table:table-cell>
          <table:table-cell office:value-type="float" office:value="8610000" calcext:value-type="float">
            <text:p>8610000</text:p>
          </table:table-cell>
          <table:table-cell office:value-type="float" office:value="8696496" calcext:value-type="float">
            <text:p>8696496</text:p>
          </table:table-cell>
          <table:table-cell office:value-type="float" office:value="8785648" calcext:value-type="float">
            <text:p>8785648</text:p>
          </table:table-cell>
          <table:table-cell office:value-type="float" office:value="8874552" calcext:value-type="float">
            <text:p>8874552</text:p>
          </table:table-cell>
          <table:table-cell office:value-type="float" office:value="8960304" calcext:value-type="float">
            <text:p>8960304</text:p>
          </table:table-cell>
          <table:table-cell office:value-type="float" office:value="9040000" calcext:value-type="float">
            <text:p>9040000</text:p>
          </table:table-cell>
          <table:table-cell office:value-type="float" office:value="9115576" calcext:value-type="float">
            <text:p>9115576</text:p>
          </table:table-cell>
          <table:table-cell office:value-type="float" office:value="9188968" calcext:value-type="float">
            <text:p>9188968</text:p>
          </table:table-cell>
          <table:table-cell office:value-type="float" office:value="9257272" calcext:value-type="float">
            <text:p>9257272</text:p>
          </table:table-cell>
          <table:table-cell office:value-type="float" office:value="9317584" calcext:value-type="float">
            <text:p>9317584</text:p>
          </table:table-cell>
          <table:table-cell office:value-type="float" office:value="9367000" calcext:value-type="float">
            <text:p>9367000</text:p>
          </table:table-cell>
          <table:table-cell office:value-type="float" office:value="9411000" calcext:value-type="float">
            <text:p>9411000</text:p>
          </table:table-cell>
          <table:table-cell office:value-type="float" office:value="9463000" calcext:value-type="float">
            <text:p>9463000</text:p>
          </table:table-cell>
          <table:table-cell office:value-type="float" office:value="9525000" calcext:value-type="float">
            <text:p>9525000</text:p>
          </table:table-cell>
          <table:table-cell office:value-type="float" office:value="9584000" calcext:value-type="float">
            <text:p>9584000</text:p>
          </table:table-cell>
          <table:table-cell office:value-type="float" office:value="9643000" calcext:value-type="float">
            <text:p>9643000</text:p>
          </table:table-cell>
          <table:table-cell office:value-type="float" office:value="9710000" calcext:value-type="float">
            <text:p>9710000</text:p>
          </table:table-cell>
          <table:table-cell office:value-type="float" office:value="9776000" calcext:value-type="float">
            <text:p>9776000</text:p>
          </table:table-cell>
          <table:table-cell office:value-type="float" office:value="9843000" calcext:value-type="float">
            <text:p>9843000</text:p>
          </table:table-cell>
          <table:table-cell office:value-type="float" office:value="9910000" calcext:value-type="float">
            <text:p>9910000</text:p>
          </table:table-cell>
          <table:table-cell office:value-type="float" office:value="9975000" calcext:value-type="float">
            <text:p>9975000</text:p>
          </table:table-cell>
          <table:table-cell office:value-type="float" office:value="10043000" calcext:value-type="float">
            <text:p>10043000</text:p>
          </table:table-cell>
          <table:table-cell office:value-type="float" office:value="10111000" calcext:value-type="float">
            <text:p>10111000</text:p>
          </table:table-cell>
          <table:table-cell office:value-type="float" office:value="10140000" calcext:value-type="float">
            <text:p>10140000</text:p>
          </table:table-cell>
          <table:table-cell office:value-type="float" office:value="10170000" calcext:value-type="float">
            <text:p>10170000</text:p>
          </table:table-cell>
          <table:table-cell office:value-type="float" office:value="10189000" calcext:value-type="float">
            <text:p>10189000</text:p>
          </table:table-cell>
          <table:table-cell office:value-type="float" office:value="10194000" calcext:value-type="float">
            <text:p>10194000</text:p>
          </table:table-cell>
          <table:table-cell office:value-type="float" office:value="10216000" calcext:value-type="float">
            <text:p>10216000</text:p>
          </table:table-cell>
          <table:table-cell office:value-type="float" office:value="10239000" calcext:value-type="float">
            <text:p>10239000</text:p>
          </table:table-cell>
          <table:table-cell office:value-type="float" office:value="10227000" calcext:value-type="float">
            <text:p>10227000</text:p>
          </table:table-cell>
          <table:table-cell office:value-type="float" office:value="10194000" calcext:value-type="float">
            <text:p>10194000</text:p>
          </table:table-cell>
          <table:table-cell office:value-type="float" office:value="10160000" calcext:value-type="float">
            <text:p>10160000</text:p>
          </table:table-cell>
          <table:table-cell office:value-type="float" office:value="10117000" calcext:value-type="float">
            <text:p>10117000</text:p>
          </table:table-cell>
          <table:table-cell office:value-type="float" office:value="10069000" calcext:value-type="float">
            <text:p>10069000</text:p>
          </table:table-cell>
          <table:table-cell office:value-type="float" office:value="10026738" calcext:value-type="float">
            <text:p>10026738</text:p>
          </table:table-cell>
          <table:table-cell office:value-type="float" office:value="9979610" calcext:value-type="float">
            <text:p>9979610</text:p>
          </table:table-cell>
          <table:table-cell office:value-type="float" office:value="9928549" calcext:value-type="float">
            <text:p>9928549</text:p>
          </table:table-cell>
          <table:table-cell office:value-type="float" office:value="9865548" calcext:value-type="float">
            <text:p>9865548</text:p>
          </table:table-cell>
          <table:table-cell office:value-type="float" office:value="9796749" calcext:value-type="float">
            <text:p>9796749</text:p>
          </table:table-cell>
          <table:table-cell office:value-type="float" office:value="9730146" calcext:value-type="float">
            <text:p>9730146</text:p>
          </table:table-cell>
          <table:table-cell office:value-type="float" office:value="9663915" calcext:value-type="float">
            <text:p>9663915</text:p>
          </table:table-cell>
          <table:table-cell office:value-type="float" office:value="9604924" calcext:value-type="float">
            <text:p>9604924</text:p>
          </table:table-cell>
          <table:table-cell office:value-type="float" office:value="9560953" calcext:value-type="float">
            <text:p>9560953</text:p>
          </table:table-cell>
          <table:table-cell office:value-type="float" office:value="9527985" calcext:value-type="float">
            <text:p>9527985</text:p>
          </table:table-cell>
          <table:table-cell office:value-type="float" office:value="9506765" calcext:value-type="float">
            <text:p>9506765</text:p>
          </table:table-cell>
          <table:table-cell office:value-type="float" office:value="9490583" calcext:value-type="float">
            <text:p>9490583</text:p>
          </table:table-cell>
          <table:table-cell office:value-type="float" office:value="9473172" calcext:value-type="float">
            <text:p>9473172</text:p>
          </table:table-cell>
          <table:table-cell office:value-type="float" office:value="9464495" calcext:value-type="float">
            <text:p>9464495</text:p>
          </table:table-cell>
          <table:table-cell office:value-type="float" office:value="9465997" calcext:value-type="float">
            <text:p>9465997</text:p>
          </table:table-cell>
          <table:table-cell office:value-type="float" office:value="9474511" calcext:value-type="float">
            <text:p>9474511</text:p>
          </table:table-cell>
          <table:table-cell office:value-type="float" office:value="9489616" calcext:value-type="float">
            <text:p>9489616</text:p>
          </table:table-cell>
          <table:table-cell office:value-type="float" office:value="9501534" calcext:value-type="float">
            <text:p>9501534</text:p>
          </table:table-cell>
          <table:table-cell office:value-type="float" office:value="9498264" calcext:value-type="float">
            <text:p>9498264</text:p>
          </table:table-cell>
          <table:table-cell office:value-type="float" office:value="9485386" calcext:value-type="float">
            <text:p>9485386</text:p>
          </table:table-cell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LZ</text:p>
          </table:table-cell>
          <table:table-cell office:value-type="float" office:value="92064" calcext:value-type="float">
            <text:p>92064</text:p>
          </table:table-cell>
          <table:table-cell office:value-type="float" office:value="94703" calcext:value-type="float">
            <text:p>94703</text:p>
          </table:table-cell>
          <table:table-cell office:value-type="float" office:value="97384" calcext:value-type="float">
            <text:p>97384</text:p>
          </table:table-cell>
          <table:table-cell office:value-type="float" office:value="100164" calcext:value-type="float">
            <text:p>100164</text:p>
          </table:table-cell>
          <table:table-cell office:value-type="float" office:value="103069" calcext:value-type="float">
            <text:p>103069</text:p>
          </table:table-cell>
          <table:table-cell office:value-type="float" office:value="106119" calcext:value-type="float">
            <text:p>106119</text:p>
          </table:table-cell>
          <table:table-cell office:value-type="float" office:value="109347" calcext:value-type="float">
            <text:p>109347</text:p>
          </table:table-cell>
          <table:table-cell office:value-type="float" office:value="112692" calcext:value-type="float">
            <text:p>112692</text:p>
          </table:table-cell>
          <table:table-cell office:value-type="float" office:value="116061" calcext:value-type="float">
            <text:p>116061</text:p>
          </table:table-cell>
          <table:table-cell office:value-type="float" office:value="119261" calcext:value-type="float">
            <text:p>119261</text:p>
          </table:table-cell>
          <table:table-cell office:value-type="float" office:value="122182" calcext:value-type="float">
            <text:p>122182</text:p>
          </table:table-cell>
          <table:table-cell office:value-type="float" office:value="124793" calcext:value-type="float">
            <text:p>124793</text:p>
          </table:table-cell>
          <table:table-cell office:value-type="float" office:value="127150" calcext:value-type="float">
            <text:p>127150</text:p>
          </table:table-cell>
          <table:table-cell office:value-type="float" office:value="129294" calcext:value-type="float">
            <text:p>129294</text:p>
          </table:table-cell>
          <table:table-cell office:value-type="float" office:value="131307" calcext:value-type="float">
            <text:p>131307</text:p>
          </table:table-cell>
          <table:table-cell office:value-type="float" office:value="133260" calcext:value-type="float">
            <text:p>133260</text:p>
          </table:table-cell>
          <table:table-cell office:value-type="float" office:value="135147" calcext:value-type="float">
            <text:p>135147</text:p>
          </table:table-cell>
          <table:table-cell office:value-type="float" office:value="136989" calcext:value-type="float">
            <text:p>136989</text:p>
          </table:table-cell>
          <table:table-cell office:value-type="float" office:value="138965" calcext:value-type="float">
            <text:p>138965</text:p>
          </table:table-cell>
          <table:table-cell office:value-type="float" office:value="141305" calcext:value-type="float">
            <text:p>141305</text:p>
          </table:table-cell>
          <table:table-cell office:value-type="float" office:value="144155" calcext:value-type="float">
            <text:p>144155</text:p>
          </table:table-cell>
          <table:table-cell office:value-type="float" office:value="147566" calcext:value-type="float">
            <text:p>147566</text:p>
          </table:table-cell>
          <table:table-cell office:value-type="float" office:value="151500" calcext:value-type="float">
            <text:p>151500</text:p>
          </table:table-cell>
          <table:table-cell office:value-type="float" office:value="155822" calcext:value-type="float">
            <text:p>155822</text:p>
          </table:table-cell>
          <table:table-cell office:value-type="float" office:value="160347" calcext:value-type="float">
            <text:p>160347</text:p>
          </table:table-cell>
          <table:table-cell office:value-type="float" office:value="164921" calcext:value-type="float">
            <text:p>164921</text:p>
          </table:table-cell>
          <table:table-cell office:value-type="float" office:value="169568" calcext:value-type="float">
            <text:p>169568</text:p>
          </table:table-cell>
          <table:table-cell office:value-type="float" office:value="174320" calcext:value-type="float">
            <text:p>174320</text:p>
          </table:table-cell>
          <table:table-cell office:value-type="float" office:value="179028" calcext:value-type="float">
            <text:p>179028</text:p>
          </table:table-cell>
          <table:table-cell office:value-type="float" office:value="183469" calcext:value-type="float">
            <text:p>183469</text:p>
          </table:table-cell>
          <table:table-cell office:value-type="float" office:value="187552" calcext:value-type="float">
            <text:p>187552</text:p>
          </table:table-cell>
          <table:table-cell office:value-type="float" office:value="191128" calcext:value-type="float">
            <text:p>191128</text:p>
          </table:table-cell>
          <table:table-cell office:value-type="float" office:value="194324" calcext:value-type="float">
            <text:p>194324</text:p>
          </table:table-cell>
          <table:table-cell office:value-type="float" office:value="197622" calcext:value-type="float">
            <text:p>197622</text:p>
          </table:table-cell>
          <table:table-cell office:value-type="float" office:value="201680" calcext:value-type="float">
            <text:p>201680</text:p>
          </table:table-cell>
          <table:table-cell office:value-type="float" office:value="206963" calcext:value-type="float">
            <text:p>206963</text:p>
          </table:table-cell>
          <table:table-cell office:value-type="float" office:value="213664" calcext:value-type="float">
            <text:p>213664</text:p>
          </table:table-cell>
          <table:table-cell office:value-type="float" office:value="221580" calcext:value-type="float">
            <text:p>221580</text:p>
          </table:table-cell>
          <table:table-cell office:value-type="float" office:value="230244" calcext:value-type="float">
            <text:p>230244</text:p>
          </table:table-cell>
          <table:table-cell office:value-type="float" office:value="238988" calcext:value-type="float">
            <text:p>238988</text:p>
          </table:table-cell>
          <table:table-cell office:value-type="float" office:value="247315" calcext:value-type="float">
            <text:p>247315</text:p>
          </table:table-cell>
          <table:table-cell office:value-type="float" office:value="255063" calcext:value-type="float">
            <text:p>255063</text:p>
          </table:table-cell>
          <table:table-cell office:value-type="float" office:value="262378" calcext:value-type="float">
            <text:p>262378</text:p>
          </table:table-cell>
          <table:table-cell office:value-type="float" office:value="269425" calcext:value-type="float">
            <text:p>269425</text:p>
          </table:table-cell>
          <table:table-cell office:value-type="float" office:value="276504" calcext:value-type="float">
            <text:p>276504</text:p>
          </table:table-cell>
          <table:table-cell office:value-type="float" office:value="283800" calcext:value-type="float">
            <text:p>283800</text:p>
          </table:table-cell>
          <table:table-cell office:value-type="float" office:value="291329" calcext:value-type="float">
            <text:p>291329</text:p>
          </table:table-cell>
          <table:table-cell office:value-type="float" office:value="299025" calcext:value-type="float">
            <text:p>299025</text:p>
          </table:table-cell>
          <table:table-cell office:value-type="float" office:value="306823" calcext:value-type="float">
            <text:p>306823</text:p>
          </table:table-cell>
          <table:table-cell office:value-type="float" office:value="314655" calcext:value-type="float">
            <text:p>314655</text:p>
          </table:table-cell>
          <table:table-cell office:value-type="float" office:value="322464" calcext:value-type="float">
            <text:p>322464</text:p>
          </table:table-cell>
          <table:table-cell office:value-type="float" office:value="330237" calcext:value-type="float">
            <text:p>330237</text:p>
          </table:table-cell>
          <table:table-cell office:value-type="float" office:value="338000" calcext:value-type="float">
            <text:p>338000</text:p>
          </table:table-cell>
          <table:table-cell office:value-type="float" office:value="345715" calcext:value-type="float">
            <text:p>345715</text:p>
          </table:table-cell>
          <table:table-cell office:value-type="float" office:value="353366" calcext:value-type="float">
            <text:p>353366</text:p>
          </table:table-cell>
          <table:table-cell office:value-type="float" office:value="360933" calcext:value-type="float">
            <text:p>360933</text:p>
          </table:table-cell>
          <table:table-cell office:value-type="float" office:value="368400" calcext:value-type="float">
            <text:p>368400</text:p>
          </table:table-cell>
          <table:table-cell office:value-type="float" office:value="375769" calcext:value-type="float">
            <text:p>375769</text:p>
          </table:table-cell>
          <table:table-cell office:value-type="float" office:value="383071" calcext:value-type="float">
            <text:p>383071</text:p>
          </table:table-cell>
        </table:table-row>
        <table:table-row table:style-name="ro1">
          <table:table-cell office:value-type="string" calcext:value-type="string">
            <text:p>Bermudes</text:p>
          </table:table-cell>
          <table:table-cell office:value-type="string" calcext:value-type="string">
            <text:p>BMU</text:p>
          </table:table-cell>
          <table:table-cell office:value-type="float" office:value="44400" calcext:value-type="float">
            <text:p>44400</text:p>
          </table:table-cell>
          <table:table-cell office:value-type="float" office:value="45500" calcext:value-type="float">
            <text:p>45500</text:p>
          </table:table-cell>
          <table:table-cell office:value-type="float" office:value="46600" calcext:value-type="float">
            <text:p>46600</text:p>
          </table:table-cell>
          <table:table-cell office:value-type="float" office:value="47700" calcext:value-type="float">
            <text:p>47700</text:p>
          </table:table-cell>
          <table:table-cell office:value-type="float" office:value="48900" calcext:value-type="float">
            <text:p>48900</text:p>
          </table:table-cell>
          <table:table-cell office:value-type="float" office:value="50100" calcext:value-type="float">
            <text:p>50100</text:p>
          </table:table-cell>
          <table:table-cell office:value-type="float" office:value="51000" calcext:value-type="float">
            <text:p>51000</text:p>
          </table:table-cell>
          <table:table-cell office:value-type="float" office:value="52000" calcext:value-type="float">
            <text:p>52000</text:p>
          </table:table-cell>
          <table:table-cell office:value-type="float" office:value="53000" calcext:value-type="float">
            <text:p>5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55000" calcext:value-type="float">
            <text:p>55000</text:p>
          </table:table-cell>
          <table:table-cell office:value-type="float" office:value="54600" calcext:value-type="float">
            <text:p>54600</text:p>
          </table:table-cell>
          <table:table-cell office:value-type="float" office:value="54200" calcext:value-type="float">
            <text:p>54200</text:p>
          </table:table-cell>
          <table:table-cell office:value-type="float" office:value="53800" calcext:value-type="float">
            <text:p>53800</text:p>
          </table:table-cell>
          <table:table-cell office:value-type="float" office:value="53400" calcext:value-type="float">
            <text:p>53400</text:p>
          </table:table-cell>
          <table:table-cell office:value-type="float" office:value="53000" calcext:value-type="float">
            <text:p>53000</text:p>
          </table:table-cell>
          <table:table-cell office:value-type="float" office:value="53200" calcext:value-type="float">
            <text:p>53200</text:p>
          </table:table-cell>
          <table:table-cell office:value-type="float" office:value="53400" calcext:value-type="float">
            <text:p>53400</text:p>
          </table:table-cell>
          <table:table-cell office:value-type="float" office:value="53600" calcext:value-type="float">
            <text:p>53600</text:p>
          </table:table-cell>
          <table:table-cell office:value-type="float" office:value="53800" calcext:value-type="float">
            <text:p>53800</text:p>
          </table:table-cell>
          <table:table-cell office:value-type="float" office:value="54670" calcext:value-type="float">
            <text:p>54670</text:p>
          </table:table-cell>
          <table:table-cell office:value-type="float" office:value="55050" calcext:value-type="float">
            <text:p>55050</text:p>
          </table:table-cell>
          <table:table-cell office:value-type="float" office:value="55449" calcext:value-type="float">
            <text:p>55449</text:p>
          </table:table-cell>
          <table:table-cell office:value-type="float" office:value="55930" calcext:value-type="float">
            <text:p>55930</text:p>
          </table:table-cell>
          <table:table-cell office:value-type="float" office:value="56423" calcext:value-type="float">
            <text:p>56423</text:p>
          </table:table-cell>
          <table:table-cell office:value-type="float" office:value="56898" calcext:value-type="float">
            <text:p>56898</text:p>
          </table:table-cell>
          <table:table-cell office:value-type="float" office:value="57382" calcext:value-type="float">
            <text:p>57382</text:p>
          </table:table-cell>
          <table:table-cell office:value-type="float" office:value="57849" calcext:value-type="float">
            <text:p>57849</text:p>
          </table:table-cell>
          <table:table-cell office:value-type="float" office:value="58347" calcext:value-type="float">
            <text:p>58347</text:p>
          </table:table-cell>
          <table:table-cell office:value-type="float" office:value="58841" calcext:value-type="float">
            <text:p>58841</text:p>
          </table:table-cell>
          <table:table-cell office:value-type="float" office:value="59326" calcext:value-type="float">
            <text:p>59326</text:p>
          </table:table-cell>
          <table:table-cell office:value-type="float" office:value="59021" calcext:value-type="float">
            <text:p>59021</text:p>
          </table:table-cell>
          <table:table-cell office:value-type="float" office:value="58595" calcext:value-type="float">
            <text:p>58595</text:p>
          </table:table-cell>
          <table:table-cell office:value-type="float" office:value="58910" calcext:value-type="float">
            <text:p>58910</text:p>
          </table:table-cell>
          <table:table-cell office:value-type="float" office:value="59320" calcext:value-type="float">
            <text:p>59320</text:p>
          </table:table-cell>
          <table:table-cell office:value-type="float" office:value="59746" calcext:value-type="float">
            <text:p>59746</text:p>
          </table:table-cell>
          <table:table-cell office:value-type="float" office:value="60129" calcext:value-type="float">
            <text:p>60129</text:p>
          </table:table-cell>
          <table:table-cell office:value-type="float" office:value="60497" calcext:value-type="float">
            <text:p>60497</text:p>
          </table:table-cell>
          <table:table-cell office:value-type="float" office:value="60943" calcext:value-type="float">
            <text:p>60943</text:p>
          </table:table-cell>
          <table:table-cell office:value-type="float" office:value="61285" calcext:value-type="float">
            <text:p>61285</text:p>
          </table:table-cell>
          <table:table-cell office:value-type="float" office:value="61833" calcext:value-type="float">
            <text:p>61833</text:p>
          </table:table-cell>
          <table:table-cell office:value-type="float" office:value="62504" calcext:value-type="float">
            <text:p>62504</text:p>
          </table:table-cell>
          <table:table-cell office:value-type="float" office:value="62912" calcext:value-type="float">
            <text:p>62912</text:p>
          </table:table-cell>
          <table:table-cell office:value-type="float" office:value="63325" calcext:value-type="float">
            <text:p>63325</text:p>
          </table:table-cell>
          <table:table-cell office:value-type="float" office:value="63740" calcext:value-type="float">
            <text:p>63740</text:p>
          </table:table-cell>
          <table:table-cell office:value-type="float" office:value="64154" calcext:value-type="float">
            <text:p>64154</text:p>
          </table:table-cell>
          <table:table-cell office:value-type="float" office:value="64523" calcext:value-type="float">
            <text:p>64523</text:p>
          </table:table-cell>
          <table:table-cell office:value-type="float" office:value="64888" calcext:value-type="float">
            <text:p>64888</text:p>
          </table:table-cell>
          <table:table-cell office:value-type="float" office:value="65273" calcext:value-type="float">
            <text:p>65273</text:p>
          </table:table-cell>
          <table:table-cell office:value-type="float" office:value="65636" calcext:value-type="float">
            <text:p>65636</text:p>
          </table:table-cell>
          <table:table-cell office:value-type="float" office:value="65124" calcext:value-type="float">
            <text:p>65124</text:p>
          </table:table-cell>
          <table:table-cell office:value-type="float" office:value="64564" calcext:value-type="float">
            <text:p>64564</text:p>
          </table:table-cell>
          <table:table-cell office:value-type="float" office:value="64798" calcext:value-type="float">
            <text:p>64798</text:p>
          </table:table-cell>
          <table:table-cell office:value-type="float" office:value="65001" calcext:value-type="float">
            <text:p>65001</text:p>
          </table:table-cell>
          <table:table-cell office:value-type="float" office:value="65139" calcext:value-type="float">
            <text:p>65139</text:p>
          </table:table-cell>
          <table:table-cell office:value-type="float" office:value="65239" calcext:value-type="float">
            <text:p>65239</text:p>
          </table:table-cell>
          <table:table-cell office:value-type="float" office:value="64555" calcext:value-type="float">
            <text:p>64555</text:p>
          </table:table-cell>
          <table:table-cell office:value-type="float" office:value="63874" calcext:value-type="float">
            <text:p>63874</text:p>
          </table:table-cell>
          <table:table-cell office:value-type="float" office:value="63968" calcext:value-type="float">
            <text:p>63968</text:p>
          </table:table-cell>
        </table:table-row>
        <table:table-row table:style-name="ro1">
          <table:table-cell office:value-type="string" calcext:value-type="string">
            <text:p>Bolivie</text:p>
          </table:table-cell>
          <table:table-cell office:value-type="string" calcext:value-type="string">
            <text:p>BOL</text:p>
          </table:table-cell>
          <table:table-cell office:value-type="float" office:value="3656955" calcext:value-type="float">
            <text:p>3656955</text:p>
          </table:table-cell>
          <table:table-cell office:value-type="float" office:value="3728964" calcext:value-type="float">
            <text:p>3728964</text:p>
          </table:table-cell>
          <table:table-cell office:value-type="float" office:value="3802990" calcext:value-type="float">
            <text:p>3802990</text:p>
          </table:table-cell>
          <table:table-cell office:value-type="float" office:value="3879192" calcext:value-type="float">
            <text:p>3879192</text:p>
          </table:table-cell>
          <table:table-cell office:value-type="float" office:value="3957757" calcext:value-type="float">
            <text:p>3957757</text:p>
          </table:table-cell>
          <table:table-cell office:value-type="float" office:value="4038872" calcext:value-type="float">
            <text:p>4038872</text:p>
          </table:table-cell>
          <table:table-cell office:value-type="float" office:value="4122517" calcext:value-type="float">
            <text:p>4122517</text:p>
          </table:table-cell>
          <table:table-cell office:value-type="float" office:value="4208676" calcext:value-type="float">
            <text:p>4208676</text:p>
          </table:table-cell>
          <table:table-cell office:value-type="float" office:value="4297517" calcext:value-type="float">
            <text:p>4297517</text:p>
          </table:table-cell>
          <table:table-cell office:value-type="float" office:value="4389246" calcext:value-type="float">
            <text:p>4389246</text:p>
          </table:table-cell>
          <table:table-cell office:value-type="float" office:value="4484004" calcext:value-type="float">
            <text:p>4484004</text:p>
          </table:table-cell>
          <table:table-cell office:value-type="float" office:value="4581740" calcext:value-type="float">
            <text:p>4581740</text:p>
          </table:table-cell>
          <table:table-cell office:value-type="float" office:value="4682390" calcext:value-type="float">
            <text:p>4682390</text:p>
          </table:table-cell>
          <table:table-cell office:value-type="float" office:value="4785923" calcext:value-type="float">
            <text:p>4785923</text:p>
          </table:table-cell>
          <table:table-cell office:value-type="float" office:value="4892293" calcext:value-type="float">
            <text:p>4892293</text:p>
          </table:table-cell>
          <table:table-cell office:value-type="float" office:value="5001419" calcext:value-type="float">
            <text:p>5001419</text:p>
          </table:table-cell>
          <table:table-cell office:value-type="float" office:value="5113456" calcext:value-type="float">
            <text:p>5113456</text:p>
          </table:table-cell>
          <table:table-cell office:value-type="float" office:value="5228252" calcext:value-type="float">
            <text:p>5228252</text:p>
          </table:table-cell>
          <table:table-cell office:value-type="float" office:value="5344939" calcext:value-type="float">
            <text:p>5344939</text:p>
          </table:table-cell>
          <table:table-cell office:value-type="float" office:value="5462419" calcext:value-type="float">
            <text:p>5462419</text:p>
          </table:table-cell>
          <table:table-cell office:value-type="float" office:value="5579935" calcext:value-type="float">
            <text:p>5579935</text:p>
          </table:table-cell>
          <table:table-cell office:value-type="float" office:value="5697096" calcext:value-type="float">
            <text:p>5697096</text:p>
          </table:table-cell>
          <table:table-cell office:value-type="float" office:value="5814345" calcext:value-type="float">
            <text:p>5814345</text:p>
          </table:table-cell>
          <table:table-cell office:value-type="float" office:value="5932810" calcext:value-type="float">
            <text:p>5932810</text:p>
          </table:table-cell>
          <table:table-cell office:value-type="float" office:value="6054123" calcext:value-type="float">
            <text:p>6054123</text:p>
          </table:table-cell>
          <table:table-cell office:value-type="float" office:value="6179460" calcext:value-type="float">
            <text:p>6179460</text:p>
          </table:table-cell>
          <table:table-cell office:value-type="float" office:value="6309130" calcext:value-type="float">
            <text:p>6309130</text:p>
          </table:table-cell>
          <table:table-cell office:value-type="float" office:value="6442831" calcext:value-type="float">
            <text:p>6442831</text:p>
          </table:table-cell>
          <table:table-cell office:value-type="float" office:value="6580312" calcext:value-type="float">
            <text:p>6580312</text:p>
          </table:table-cell>
          <table:table-cell office:value-type="float" office:value="6721115" calcext:value-type="float">
            <text:p>6721115</text:p>
          </table:table-cell>
          <table:table-cell office:value-type="float" office:value="6864842" calcext:value-type="float">
            <text:p>6864842</text:p>
          </table:table-cell>
          <table:table-cell office:value-type="float" office:value="7011453" calcext:value-type="float">
            <text:p>7011453</text:p>
          </table:table-cell>
          <table:table-cell office:value-type="float" office:value="7160920" calcext:value-type="float">
            <text:p>7160920</text:p>
          </table:table-cell>
          <table:table-cell office:value-type="float" office:value="7312850" calcext:value-type="float">
            <text:p>7312850</text:p>
          </table:table-cell>
          <table:table-cell office:value-type="float" office:value="7466793" calcext:value-type="float">
            <text:p>7466793</text:p>
          </table:table-cell>
          <table:table-cell office:value-type="float" office:value="7622338" calcext:value-type="float">
            <text:p>7622338</text:p>
          </table:table-cell>
          <table:table-cell office:value-type="float" office:value="7779267" calcext:value-type="float">
            <text:p>7779267</text:p>
          </table:table-cell>
          <table:table-cell office:value-type="float" office:value="7937458" calcext:value-type="float">
            <text:p>7937458</text:p>
          </table:table-cell>
          <table:table-cell office:value-type="float" office:value="8096761" calcext:value-type="float">
            <text:p>8096761</text:p>
          </table:table-cell>
          <table:table-cell office:value-type="float" office:value="8257066" calcext:value-type="float">
            <text:p>8257066</text:p>
          </table:table-cell>
          <table:table-cell office:value-type="float" office:value="8418264" calcext:value-type="float">
            <text:p>8418264</text:p>
          </table:table-cell>
          <table:table-cell office:value-type="float" office:value="8580235" calcext:value-type="float">
            <text:p>8580235</text:p>
          </table:table-cell>
          <table:table-cell office:value-type="float" office:value="8742814" calcext:value-type="float">
            <text:p>8742814</text:p>
          </table:table-cell>
          <table:table-cell office:value-type="float" office:value="8905823" calcext:value-type="float">
            <text:p>8905823</text:p>
          </table:table-cell>
          <table:table-cell office:value-type="float" office:value="9069039" calcext:value-type="float">
            <text:p>9069039</text:p>
          </table:table-cell>
          <table:table-cell office:value-type="float" office:value="9232306" calcext:value-type="float">
            <text:p>9232306</text:p>
          </table:table-cell>
          <table:table-cell office:value-type="float" office:value="9395446" calcext:value-type="float">
            <text:p>9395446</text:p>
          </table:table-cell>
          <table:table-cell office:value-type="float" office:value="9558439" calcext:value-type="float">
            <text:p>9558439</text:p>
          </table:table-cell>
          <table:table-cell office:value-type="float" office:value="9721454" calcext:value-type="float">
            <text:p>9721454</text:p>
          </table:table-cell>
          <table:table-cell office:value-type="float" office:value="9884781" calcext:value-type="float">
            <text:p>9884781</text:p>
          </table:table-cell>
          <table:table-cell office:value-type="float" office:value="10048590" calcext:value-type="float">
            <text:p>10048590</text:p>
          </table:table-cell>
          <table:table-cell office:value-type="float" office:value="10212954" calcext:value-type="float">
            <text:p>10212954</text:p>
          </table:table-cell>
          <table:table-cell office:value-type="float" office:value="10377676" calcext:value-type="float">
            <text:p>10377676</text:p>
          </table:table-cell>
          <table:table-cell office:value-type="float" office:value="10542376" calcext:value-type="float">
            <text:p>10542376</text:p>
          </table:table-cell>
          <table:table-cell office:value-type="float" office:value="10706517" calcext:value-type="float">
            <text:p>10706517</text:p>
          </table:table-cell>
          <table:table-cell office:value-type="float" office:value="10869730" calcext:value-type="float">
            <text:p>10869730</text:p>
          </table:table-cell>
          <table:table-cell office:value-type="float" office:value="11031813" calcext:value-type="float">
            <text:p>11031813</text:p>
          </table:table-cell>
          <table:table-cell office:value-type="float" office:value="11192854" calcext:value-type="float">
            <text:p>11192854</text:p>
          </table:table-cell>
          <table:table-cell office:value-type="float" office:value="11353142" calcext:value-type="float">
            <text:p>11353142</text:p>
          </table:table-cell>
        </table:table-row>
        <table:table-row table:style-name="ro1">
          <table:table-cell office:value-type="string" calcext:value-type="string">
            <text:p>Brésil</text:p>
          </table:table-cell>
          <table:table-cell office:value-type="string" calcext:value-type="string">
            <text:p>BRA</text:p>
          </table:table-cell>
          <table:table-cell office:value-type="float" office:value="72179226" calcext:value-type="float">
            <text:p>72179226</text:p>
          </table:table-cell>
          <table:table-cell office:value-type="float" office:value="74311343" calcext:value-type="float">
            <text:p>74311343</text:p>
          </table:table-cell>
          <table:table-cell office:value-type="float" office:value="76514328" calcext:value-type="float">
            <text:p>76514328</text:p>
          </table:table-cell>
          <table:table-cell office:value-type="float" office:value="78772657" calcext:value-type="float">
            <text:p>78772657</text:p>
          </table:table-cell>
          <table:table-cell office:value-type="float" office:value="81064571" calcext:value-type="float">
            <text:p>81064571</text:p>
          </table:table-cell>
          <table:table-cell office:value-type="float" office:value="83373530" calcext:value-type="float">
            <text:p>83373530</text:p>
          </table:table-cell>
          <table:table-cell office:value-type="float" office:value="85696505" calcext:value-type="float">
            <text:p>85696505</text:p>
          </table:table-cell>
          <table:table-cell office:value-type="float" office:value="88035814" calcext:value-type="float">
            <text:p>88035814</text:p>
          </table:table-cell>
          <table:table-cell office:value-type="float" office:value="90387079" calcext:value-type="float">
            <text:p>90387079</text:p>
          </table:table-cell>
          <table:table-cell office:value-type="float" office:value="92746614" calcext:value-type="float">
            <text:p>92746614</text:p>
          </table:table-cell>
          <table:table-cell office:value-type="float" office:value="95113265" calcext:value-type="float">
            <text:p>95113265</text:p>
          </table:table-cell>
          <table:table-cell office:value-type="float" office:value="97482920" calcext:value-type="float">
            <text:p>97482920</text:p>
          </table:table-cell>
          <table:table-cell office:value-type="float" office:value="99859383" calcext:value-type="float">
            <text:p>99859383</text:p>
          </table:table-cell>
          <table:table-cell office:value-type="float" office:value="102259497" calcext:value-type="float">
            <text:p>102259497</text:p>
          </table:table-cell>
          <table:table-cell office:value-type="float" office:value="104706198" calcext:value-type="float">
            <text:p>104706198</text:p>
          </table:table-cell>
          <table:table-cell office:value-type="float" office:value="107216205" calcext:value-type="float">
            <text:p>107216205</text:p>
          </table:table-cell>
          <table:table-cell office:value-type="float" office:value="109790938" calcext:value-type="float">
            <text:p>109790938</text:p>
          </table:table-cell>
          <table:table-cell office:value-type="float" office:value="112425392" calcext:value-type="float">
            <text:p>112425392</text:p>
          </table:table-cell>
          <table:table-cell office:value-type="float" office:value="115121153" calcext:value-type="float">
            <text:p>115121153</text:p>
          </table:table-cell>
          <table:table-cell office:value-type="float" office:value="117878411" calcext:value-type="float">
            <text:p>117878411</text:p>
          </table:table-cell>
          <table:table-cell office:value-type="float" office:value="120694009" calcext:value-type="float">
            <text:p>120694009</text:p>
          </table:table-cell>
          <table:table-cell office:value-type="float" office:value="123570327" calcext:value-type="float">
            <text:p>123570327</text:p>
          </table:table-cell>
          <table:table-cell office:value-type="float" office:value="126498314" calcext:value-type="float">
            <text:p>126498314</text:p>
          </table:table-cell>
          <table:table-cell office:value-type="float" office:value="129448819" calcext:value-type="float">
            <text:p>129448819</text:p>
          </table:table-cell>
          <table:table-cell office:value-type="float" office:value="132383568" calcext:value-type="float">
            <text:p>132383568</text:p>
          </table:table-cell>
          <table:table-cell office:value-type="float" office:value="135274080" calcext:value-type="float">
            <text:p>135274080</text:p>
          </table:table-cell>
          <table:table-cell office:value-type="float" office:value="138108912" calcext:value-type="float">
            <text:p>138108912</text:p>
          </table:table-cell>
          <table:table-cell office:value-type="float" office:value="140891602" calcext:value-type="float">
            <text:p>140891602</text:p>
          </table:table-cell>
          <table:table-cell office:value-type="float" office:value="143627503" calcext:value-type="float">
            <text:p>143627503</text:p>
          </table:table-cell>
          <table:table-cell office:value-type="float" office:value="146328304" calcext:value-type="float">
            <text:p>146328304</text:p>
          </table:table-cell>
          <table:table-cell office:value-type="float" office:value="149003223" calcext:value-type="float">
            <text:p>149003223</text:p>
          </table:table-cell>
          <table:table-cell office:value-type="float" office:value="151648011" calcext:value-type="float">
            <text:p>151648011</text:p>
          </table:table-cell>
          <table:table-cell office:value-type="float" office:value="154259380" calcext:value-type="float">
            <text:p>154259380</text:p>
          </table:table-cell>
          <table:table-cell office:value-type="float" office:value="156849078" calcext:value-type="float">
            <text:p>156849078</text:p>
          </table:table-cell>
          <table:table-cell office:value-type="float" office:value="159432716" calcext:value-type="float">
            <text:p>159432716</text:p>
          </table:table-cell>
          <table:table-cell office:value-type="float" office:value="162019896" calcext:value-type="float">
            <text:p>162019896</text:p>
          </table:table-cell>
          <table:table-cell office:value-type="float" office:value="164614688" calcext:value-type="float">
            <text:p>164614688</text:p>
          </table:table-cell>
          <table:table-cell office:value-type="float" office:value="167209040" calcext:value-type="float">
            <text:p>167209040</text:p>
          </table:table-cell>
          <table:table-cell office:value-type="float" office:value="169785250" calcext:value-type="float">
            <text:p>169785250</text:p>
          </table:table-cell>
          <table:table-cell office:value-type="float" office:value="172318675" calcext:value-type="float">
            <text:p>172318675</text:p>
          </table:table-cell>
          <table:table-cell office:value-type="float" office:value="174790340" calcext:value-type="float">
            <text:p>174790340</text:p>
          </table:table-cell>
          <table:table-cell office:value-type="float" office:value="177196054" calcext:value-type="float">
            <text:p>177196054</text:p>
          </table:table-cell>
          <table:table-cell office:value-type="float" office:value="179537520" calcext:value-type="float">
            <text:p>179537520</text:p>
          </table:table-cell>
          <table:table-cell office:value-type="float" office:value="181809246" calcext:value-type="float">
            <text:p>181809246</text:p>
          </table:table-cell>
          <table:table-cell office:value-type="float" office:value="184006481" calcext:value-type="float">
            <text:p>184006481</text:p>
          </table:table-cell>
          <table:table-cell office:value-type="float" office:value="186127103" calcext:value-type="float">
            <text:p>186127103</text:p>
          </table:table-cell>
          <table:table-cell office:value-type="float" office:value="188167356" calcext:value-type="float">
            <text:p>188167356</text:p>
          </table:table-cell>
          <table:table-cell office:value-type="float" office:value="190130443" calcext:value-type="float">
            <text:p>190130443</text:p>
          </table:table-cell>
          <table:table-cell office:value-type="float" office:value="192030362" calcext:value-type="float">
            <text:p>192030362</text:p>
          </table:table-cell>
          <table:table-cell office:value-type="float" office:value="193886508" calcext:value-type="float">
            <text:p>193886508</text:p>
          </table:table-cell>
          <table:table-cell office:value-type="float" office:value="195713635" calcext:value-type="float">
            <text:p>195713635</text:p>
          </table:table-cell>
          <table:table-cell office:value-type="float" office:value="197514534" calcext:value-type="float">
            <text:p>197514534</text:p>
          </table:table-cell>
          <table:table-cell office:value-type="float" office:value="199287296" calcext:value-type="float">
            <text:p>199287296</text:p>
          </table:table-cell>
          <table:table-cell office:value-type="float" office:value="201035903" calcext:value-type="float">
            <text:p>201035903</text:p>
          </table:table-cell>
          <table:table-cell office:value-type="float" office:value="202763735" calcext:value-type="float">
            <text:p>202763735</text:p>
          </table:table-cell>
          <table:table-cell office:value-type="float" office:value="204471769" calcext:value-type="float">
            <text:p>204471769</text:p>
          </table:table-cell>
          <table:table-cell office:value-type="float" office:value="206163058" calcext:value-type="float">
            <text:p>206163058</text:p>
          </table:table-cell>
          <table:table-cell office:value-type="float" office:value="207833831" calcext:value-type="float">
            <text:p>207833831</text:p>
          </table:table-cell>
          <table:table-cell office:value-type="float" office:value="209469333" calcext:value-type="float">
            <text:p>209469333</text:p>
          </table:table-cell>
        </table:table-row>
        <table:table-row table:style-name="ro1">
          <table:table-cell office:value-type="string" calcext:value-type="string">
            <text:p>Barbade</text:p>
          </table:table-cell>
          <table:table-cell office:value-type="string" calcext:value-type="string">
            <text:p>BRB</text:p>
          </table:table-cell>
          <table:table-cell office:value-type="float" office:value="230980" calcext:value-type="float">
            <text:p>230980</text:p>
          </table:table-cell>
          <table:table-cell office:value-type="float" office:value="231718" calcext:value-type="float">
            <text:p>231718</text:p>
          </table:table-cell>
          <table:table-cell office:value-type="float" office:value="232633" calcext:value-type="float">
            <text:p>232633</text:p>
          </table:table-cell>
          <table:table-cell office:value-type="float" office:value="233630" calcext:value-type="float">
            <text:p>233630</text:p>
          </table:table-cell>
          <table:table-cell office:value-type="float" office:value="234586" calcext:value-type="float">
            <text:p>234586</text:p>
          </table:table-cell>
          <table:table-cell office:value-type="float" office:value="235413" calcext:value-type="float">
            <text:p>235413</text:p>
          </table:table-cell>
          <table:table-cell office:value-type="float" office:value="236088" calcext:value-type="float">
            <text:p>236088</text:p>
          </table:table-cell>
          <table:table-cell office:value-type="float" office:value="236659" calcext:value-type="float">
            <text:p>236659</text:p>
          </table:table-cell>
          <table:table-cell office:value-type="float" office:value="237241" calcext:value-type="float">
            <text:p>237241</text:p>
          </table:table-cell>
          <table:table-cell office:value-type="float" office:value="237955" calcext:value-type="float">
            <text:p>237955</text:p>
          </table:table-cell>
          <table:table-cell office:value-type="float" office:value="238896" calcext:value-type="float">
            <text:p>238896</text:p>
          </table:table-cell>
          <table:table-cell office:value-type="float" office:value="240094" calcext:value-type="float">
            <text:p>240094</text:p>
          </table:table-cell>
          <table:table-cell office:value-type="float" office:value="241515" calcext:value-type="float">
            <text:p>241515</text:p>
          </table:table-cell>
          <table:table-cell office:value-type="float" office:value="243069" calcext:value-type="float">
            <text:p>243069</text:p>
          </table:table-cell>
          <table:table-cell office:value-type="float" office:value="244644" calcext:value-type="float">
            <text:p>244644</text:p>
          </table:table-cell>
          <table:table-cell office:value-type="float" office:value="246154" calcext:value-type="float">
            <text:p>246154</text:p>
          </table:table-cell>
          <table:table-cell office:value-type="float" office:value="247583" calcext:value-type="float">
            <text:p>247583</text:p>
          </table:table-cell>
          <table:table-cell office:value-type="float" office:value="248937" calcext:value-type="float">
            <text:p>248937</text:p>
          </table:table-cell>
          <table:table-cell office:value-type="float" office:value="250203" calcext:value-type="float">
            <text:p>250203</text:p>
          </table:table-cell>
          <table:table-cell office:value-type="float" office:value="251351" calcext:value-type="float">
            <text:p>251351</text:p>
          </table:table-cell>
          <table:table-cell office:value-type="float" office:value="252394" calcext:value-type="float">
            <text:p>252394</text:p>
          </table:table-cell>
          <table:table-cell office:value-type="float" office:value="253298" calcext:value-type="float">
            <text:p>253298</text:p>
          </table:table-cell>
          <table:table-cell office:value-type="float" office:value="254082" calcext:value-type="float">
            <text:p>254082</text:p>
          </table:table-cell>
          <table:table-cell office:value-type="float" office:value="254788" calcext:value-type="float">
            <text:p>254788</text:p>
          </table:table-cell>
          <table:table-cell office:value-type="float" office:value="255497" calcext:value-type="float">
            <text:p>255497</text:p>
          </table:table-cell>
          <table:table-cell office:value-type="float" office:value="256263" calcext:value-type="float">
            <text:p>256263</text:p>
          </table:table-cell>
          <table:table-cell office:value-type="float" office:value="257107" calcext:value-type="float">
            <text:p>257107</text:p>
          </table:table-cell>
          <table:table-cell office:value-type="float" office:value="258019" calcext:value-type="float">
            <text:p>258019</text:p>
          </table:table-cell>
          <table:table-cell office:value-type="float" office:value="258977" calcext:value-type="float">
            <text:p>258977</text:p>
          </table:table-cell>
          <table:table-cell office:value-type="float" office:value="259957" calcext:value-type="float">
            <text:p>259957</text:p>
          </table:table-cell>
          <table:table-cell office:value-type="float" office:value="260936" calcext:value-type="float">
            <text:p>260936</text:p>
          </table:table-cell>
          <table:table-cell office:value-type="float" office:value="261905" calcext:value-type="float">
            <text:p>261905</text:p>
          </table:table-cell>
          <table:table-cell office:value-type="float" office:value="262886" calcext:value-type="float">
            <text:p>262886</text:p>
          </table:table-cell>
          <table:table-cell office:value-type="float" office:value="263874" calcext:value-type="float">
            <text:p>263874</text:p>
          </table:table-cell>
          <table:table-cell office:value-type="float" office:value="264893" calcext:value-type="float">
            <text:p>264893</text:p>
          </table:table-cell>
          <table:table-cell office:value-type="float" office:value="265955" calcext:value-type="float">
            <text:p>265955</text:p>
          </table:table-cell>
          <table:table-cell office:value-type="float" office:value="267049" calcext:value-type="float">
            <text:p>267049</text:p>
          </table:table-cell>
          <table:table-cell office:value-type="float" office:value="268187" calcext:value-type="float">
            <text:p>268187</text:p>
          </table:table-cell>
          <table:table-cell office:value-type="float" office:value="269336" calcext:value-type="float">
            <text:p>269336</text:p>
          </table:table-cell>
          <table:table-cell office:value-type="float" office:value="270451" calcext:value-type="float">
            <text:p>270451</text:p>
          </table:table-cell>
          <table:table-cell office:value-type="float" office:value="271515" calcext:value-type="float">
            <text:p>271515</text:p>
          </table:table-cell>
          <table:table-cell office:value-type="float" office:value="272500" calcext:value-type="float">
            <text:p>272500</text:p>
          </table:table-cell>
          <table:table-cell office:value-type="float" office:value="273425" calcext:value-type="float">
            <text:p>273425</text:p>
          </table:table-cell>
          <table:table-cell office:value-type="float" office:value="274329" calcext:value-type="float">
            <text:p>274329</text:p>
          </table:table-cell>
          <table:table-cell office:value-type="float" office:value="275284" calcext:value-type="float">
            <text:p>275284</text:p>
          </table:table-cell>
          <table:table-cell office:value-type="float" office:value="276323" calcext:value-type="float">
            <text:p>276323</text:p>
          </table:table-cell>
          <table:table-cell office:value-type="float" office:value="277477" calcext:value-type="float">
            <text:p>277477</text:p>
          </table:table-cell>
          <table:table-cell office:value-type="float" office:value="278700" calcext:value-type="float">
            <text:p>278700</text:p>
          </table:table-cell>
          <table:table-cell office:value-type="float" office:value="279946" calcext:value-type="float">
            <text:p>279946</text:p>
          </table:table-cell>
          <table:table-cell office:value-type="float" office:value="281104" calcext:value-type="float">
            <text:p>281104</text:p>
          </table:table-cell>
          <table:table-cell office:value-type="float" office:value="282131" calcext:value-type="float">
            <text:p>282131</text:p>
          </table:table-cell>
          <table:table-cell office:value-type="float" office:value="282987" calcext:value-type="float">
            <text:p>282987</text:p>
          </table:table-cell>
          <table:table-cell office:value-type="float" office:value="283700" calcext:value-type="float">
            <text:p>283700</text:p>
          </table:table-cell>
          <table:table-cell office:value-type="float" office:value="284296" calcext:value-type="float">
            <text:p>284296</text:p>
          </table:table-cell>
          <table:table-cell office:value-type="float" office:value="284825" calcext:value-type="float">
            <text:p>284825</text:p>
          </table:table-cell>
          <table:table-cell office:value-type="float" office:value="285324" calcext:value-type="float">
            <text:p>285324</text:p>
          </table:table-cell>
          <table:table-cell office:value-type="float" office:value="285796" calcext:value-type="float">
            <text:p>285796</text:p>
          </table:table-cell>
          <table:table-cell office:value-type="float" office:value="286233" calcext:value-type="float">
            <text:p>286233</text:p>
          </table:table-cell>
          <table:table-cell office:value-type="float" office:value="286641" calcext:value-type="float">
            <text:p>286641</text:p>
          </table:table-cell>
        </table:table-row>
        <table:table-row table:style-name="ro1">
          <table:table-cell office:value-type="string" calcext:value-type="string">
            <text:p>Brunéi Darussalam</text:p>
          </table:table-cell>
          <table:table-cell office:value-type="string" calcext:value-type="string">
            <text:p>BRN</text:p>
          </table:table-cell>
          <table:table-cell office:value-type="float" office:value="81702" calcext:value-type="float">
            <text:p>81702</text:p>
          </table:table-cell>
          <table:table-cell office:value-type="float" office:value="85562" calcext:value-type="float">
            <text:p>85562</text:p>
          </table:table-cell>
          <table:table-cell office:value-type="float" office:value="89481" calcext:value-type="float">
            <text:p>89481</text:p>
          </table:table-cell>
          <table:table-cell office:value-type="float" office:value="93540" calcext:value-type="float">
            <text:p>93540</text:p>
          </table:table-cell>
          <table:table-cell office:value-type="float" office:value="97812" calcext:value-type="float">
            <text:p>97812</text:p>
          </table:table-cell>
          <table:table-cell office:value-type="float" office:value="102386" calcext:value-type="float">
            <text:p>102386</text:p>
          </table:table-cell>
          <table:table-cell office:value-type="float" office:value="107274" calcext:value-type="float">
            <text:p>107274</text:p>
          </table:table-cell>
          <table:table-cell office:value-type="float" office:value="112448" calcext:value-type="float">
            <text:p>112448</text:p>
          </table:table-cell>
          <table:table-cell office:value-type="float" office:value="117898" calcext:value-type="float">
            <text:p>117898</text:p>
          </table:table-cell>
          <table:table-cell office:value-type="float" office:value="123600" calcext:value-type="float">
            <text:p>123600</text:p>
          </table:table-cell>
          <table:table-cell office:value-type="float" office:value="129529" calcext:value-type="float">
            <text:p>129529</text:p>
          </table:table-cell>
          <table:table-cell office:value-type="float" office:value="135671" calcext:value-type="float">
            <text:p>135671</text:p>
          </table:table-cell>
          <table:table-cell office:value-type="float" office:value="142022" calcext:value-type="float">
            <text:p>142022</text:p>
          </table:table-cell>
          <table:table-cell office:value-type="float" office:value="148512" calcext:value-type="float">
            <text:p>148512</text:p>
          </table:table-cell>
          <table:table-cell office:value-type="float" office:value="155072" calcext:value-type="float">
            <text:p>155072</text:p>
          </table:table-cell>
          <table:table-cell office:value-type="float" office:value="161626" calcext:value-type="float">
            <text:p>161626</text:p>
          </table:table-cell>
          <table:table-cell office:value-type="float" office:value="168181" calcext:value-type="float">
            <text:p>168181</text:p>
          </table:table-cell>
          <table:table-cell office:value-type="float" office:value="174714" calcext:value-type="float">
            <text:p>174714</text:p>
          </table:table-cell>
          <table:table-cell office:value-type="float" office:value="181205" calcext:value-type="float">
            <text:p>181205</text:p>
          </table:table-cell>
          <table:table-cell office:value-type="float" office:value="187604" calcext:value-type="float">
            <text:p>187604</text:p>
          </table:table-cell>
          <table:table-cell office:value-type="float" office:value="193879" calcext:value-type="float">
            <text:p>193879</text:p>
          </table:table-cell>
          <table:table-cell office:value-type="float" office:value="200021" calcext:value-type="float">
            <text:p>200021</text:p>
          </table:table-cell>
          <table:table-cell office:value-type="float" office:value="206065" calcext:value-type="float">
            <text:p>206065</text:p>
          </table:table-cell>
          <table:table-cell office:value-type="float" office:value="212076" calcext:value-type="float">
            <text:p>212076</text:p>
          </table:table-cell>
          <table:table-cell office:value-type="float" office:value="218175" calcext:value-type="float">
            <text:p>218175</text:p>
          </table:table-cell>
          <table:table-cell office:value-type="float" office:value="224449" calcext:value-type="float">
            <text:p>224449</text:p>
          </table:table-cell>
          <table:table-cell office:value-type="float" office:value="230915" calcext:value-type="float">
            <text:p>230915</text:p>
          </table:table-cell>
          <table:table-cell office:value-type="float" office:value="237563" calcext:value-type="float">
            <text:p>237563</text:p>
          </table:table-cell>
          <table:table-cell office:value-type="float" office:value="244404" calcext:value-type="float">
            <text:p>244404</text:p>
          </table:table-cell>
          <table:table-cell office:value-type="float" office:value="251458" calcext:value-type="float">
            <text:p>251458</text:p>
          </table:table-cell>
          <table:table-cell office:value-type="float" office:value="258721" calcext:value-type="float">
            <text:p>258721</text:p>
          </table:table-cell>
          <table:table-cell office:value-type="float" office:value="266210" calcext:value-type="float">
            <text:p>266210</text:p>
          </table:table-cell>
          <table:table-cell office:value-type="float" office:value="273892" calcext:value-type="float">
            <text:p>273892</text:p>
          </table:table-cell>
          <table:table-cell office:value-type="float" office:value="281681" calcext:value-type="float">
            <text:p>281681</text:p>
          </table:table-cell>
          <table:table-cell office:value-type="float" office:value="289454" calcext:value-type="float">
            <text:p>289454</text:p>
          </table:table-cell>
          <table:table-cell office:value-type="float" office:value="297114" calcext:value-type="float">
            <text:p>297114</text:p>
          </table:table-cell>
          <table:table-cell office:value-type="float" office:value="304622" calcext:value-type="float">
            <text:p>304622</text:p>
          </table:table-cell>
          <table:table-cell office:value-type="float" office:value="311958" calcext:value-type="float">
            <text:p>311958</text:p>
          </table:table-cell>
          <table:table-cell office:value-type="float" office:value="319144" calcext:value-type="float">
            <text:p>319144</text:p>
          </table:table-cell>
          <table:table-cell office:value-type="float" office:value="326210" calcext:value-type="float">
            <text:p>326210</text:p>
          </table:table-cell>
          <table:table-cell office:value-type="float" office:value="333165" calcext:value-type="float">
            <text:p>333165</text:p>
          </table:table-cell>
          <table:table-cell office:value-type="float" office:value="340034" calcext:value-type="float">
            <text:p>340034</text:p>
          </table:table-cell>
          <table:table-cell office:value-type="float" office:value="346782" calcext:value-type="float">
            <text:p>346782</text:p>
          </table:table-cell>
          <table:table-cell office:value-type="float" office:value="353293" calcext:value-type="float">
            <text:p>353293</text:p>
          </table:table-cell>
          <table:table-cell office:value-type="float" office:value="359433" calcext:value-type="float">
            <text:p>359433</text:p>
          </table:table-cell>
          <table:table-cell office:value-type="float" office:value="365114" calcext:value-type="float">
            <text:p>365114</text:p>
          </table:table-cell>
          <table:table-cell office:value-type="float" office:value="370263" calcext:value-type="float">
            <text:p>370263</text:p>
          </table:table-cell>
          <table:table-cell office:value-type="float" office:value="374965" calcext:value-type="float">
            <text:p>374965</text:p>
          </table:table-cell>
          <table:table-cell office:value-type="float" office:value="379421" calcext:value-type="float">
            <text:p>379421</text:p>
          </table:table-cell>
          <table:table-cell office:value-type="float" office:value="383906" calcext:value-type="float">
            <text:p>383906</text:p>
          </table:table-cell>
          <table:table-cell office:value-type="float" office:value="388646" calcext:value-type="float">
            <text:p>388646</text:p>
          </table:table-cell>
          <table:table-cell office:value-type="float" office:value="393688" calcext:value-type="float">
            <text:p>393688</text:p>
          </table:table-cell>
          <table:table-cell office:value-type="float" office:value="398989" calcext:value-type="float">
            <text:p>398989</text:p>
          </table:table-cell>
          <table:table-cell office:value-type="float" office:value="404421" calcext:value-type="float">
            <text:p>404421</text:p>
          </table:table-cell>
          <table:table-cell office:value-type="float" office:value="409769" calcext:value-type="float">
            <text:p>409769</text:p>
          </table:table-cell>
          <table:table-cell office:value-type="float" office:value="414907" calcext:value-type="float">
            <text:p>414907</text:p>
          </table:table-cell>
          <table:table-cell office:value-type="float" office:value="419800" calcext:value-type="float">
            <text:p>419800</text:p>
          </table:table-cell>
          <table:table-cell office:value-type="float" office:value="424473" calcext:value-type="float">
            <text:p>424473</text:p>
          </table:table-cell>
          <table:table-cell office:value-type="float" office:value="428962" calcext:value-type="float">
            <text:p>428962</text:p>
          </table:table-cell>
        </table:table-row>
        <table:table-row table:style-name="ro1">
          <table:table-cell office:value-type="string" calcext:value-type="string">
            <text:p>Bhoutan</text:p>
          </table:table-cell>
          <table:table-cell office:value-type="string" calcext:value-type="string">
            <text:p>BTN</text:p>
          </table:table-cell>
          <table:table-cell office:value-type="float" office:value="223288" calcext:value-type="float">
            <text:p>223288</text:p>
          </table:table-cell>
          <table:table-cell office:value-type="float" office:value="228851" calcext:value-type="float">
            <text:p>228851</text:p>
          </table:table-cell>
          <table:table-cell office:value-type="float" office:value="234554" calcext:value-type="float">
            <text:p>234554</text:p>
          </table:table-cell>
          <table:table-cell office:value-type="float" office:value="240523" calcext:value-type="float">
            <text:p>240523</text:p>
          </table:table-cell>
          <table:table-cell office:value-type="float" office:value="246964" calcext:value-type="float">
            <text:p>246964</text:p>
          </table:table-cell>
          <table:table-cell office:value-type="float" office:value="253994" calcext:value-type="float">
            <text:p>253994</text:p>
          </table:table-cell>
          <table:table-cell office:value-type="float" office:value="261668" calcext:value-type="float">
            <text:p>261668</text:p>
          </table:table-cell>
          <table:table-cell office:value-type="float" office:value="269947" calcext:value-type="float">
            <text:p>269947</text:p>
          </table:table-cell>
          <table:table-cell office:value-type="float" office:value="278734" calcext:value-type="float">
            <text:p>278734</text:p>
          </table:table-cell>
          <table:table-cell office:value-type="float" office:value="287891" calcext:value-type="float">
            <text:p>287891</text:p>
          </table:table-cell>
          <table:table-cell office:value-type="float" office:value="297316" calcext:value-type="float">
            <text:p>297316</text:p>
          </table:table-cell>
          <table:table-cell office:value-type="float" office:value="306955" calcext:value-type="float">
            <text:p>306955</text:p>
          </table:table-cell>
          <table:table-cell office:value-type="float" office:value="316828" calcext:value-type="float">
            <text:p>316828</text:p>
          </table:table-cell>
          <table:table-cell office:value-type="float" office:value="326982" calcext:value-type="float">
            <text:p>326982</text:p>
          </table:table-cell>
          <table:table-cell office:value-type="float" office:value="337485" calcext:value-type="float">
            <text:p>337485</text:p>
          </table:table-cell>
          <table:table-cell office:value-type="float" office:value="348396" calcext:value-type="float">
            <text:p>348396</text:p>
          </table:table-cell>
          <table:table-cell office:value-type="float" office:value="359725" calcext:value-type="float">
            <text:p>359725</text:p>
          </table:table-cell>
          <table:table-cell office:value-type="float" office:value="371428" calcext:value-type="float">
            <text:p>371428</text:p>
          </table:table-cell>
          <table:table-cell office:value-type="float" office:value="383326" calcext:value-type="float">
            <text:p>383326</text:p>
          </table:table-cell>
          <table:table-cell office:value-type="float" office:value="395195" calcext:value-type="float">
            <text:p>395195</text:p>
          </table:table-cell>
          <table:table-cell office:value-type="float" office:value="406875" calcext:value-type="float">
            <text:p>406875</text:p>
          </table:table-cell>
          <table:table-cell office:value-type="float" office:value="418111" calcext:value-type="float">
            <text:p>418111</text:p>
          </table:table-cell>
          <table:table-cell office:value-type="float" office:value="428934" calcext:value-type="float">
            <text:p>428934</text:p>
          </table:table-cell>
          <table:table-cell office:value-type="float" office:value="439822" calcext:value-type="float">
            <text:p>439822</text:p>
          </table:table-cell>
          <table:table-cell office:value-type="float" office:value="451476" calcext:value-type="float">
            <text:p>451476</text:p>
          </table:table-cell>
          <table:table-cell office:value-type="float" office:value="464266" calcext:value-type="float">
            <text:p>464266</text:p>
          </table:table-cell>
          <table:table-cell office:value-type="float" office:value="478692" calcext:value-type="float">
            <text:p>478692</text:p>
          </table:table-cell>
          <table:table-cell office:value-type="float" office:value="494312" calcext:value-type="float">
            <text:p>494312</text:p>
          </table:table-cell>
          <table:table-cell office:value-type="float" office:value="509540" calcext:value-type="float">
            <text:p>509540</text:p>
          </table:table-cell>
          <table:table-cell office:value-type="float" office:value="522179" calcext:value-type="float">
            <text:p>522179</text:p>
          </table:table-cell>
          <table:table-cell office:value-type="float" office:value="530804" calcext:value-type="float">
            <text:p>530804</text:p>
          </table:table-cell>
          <table:table-cell office:value-type="float" office:value="534632" calcext:value-type="float">
            <text:p>534632</text:p>
          </table:table-cell>
          <table:table-cell office:value-type="float" office:value="534516" calcext:value-type="float">
            <text:p>534516</text:p>
          </table:table-cell>
          <table:table-cell office:value-type="float" office:value="532596" calcext:value-type="float">
            <text:p>532596</text:p>
          </table:table-cell>
          <table:table-cell office:value-type="float" office:value="531897" calcext:value-type="float">
            <text:p>531897</text:p>
          </table:table-cell>
          <table:table-cell office:value-type="float" office:value="534620" calcext:value-type="float">
            <text:p>534620</text:p>
          </table:table-cell>
          <table:table-cell office:value-type="float" office:value="541465" calcext:value-type="float">
            <text:p>541465</text:p>
          </table:table-cell>
          <table:table-cell office:value-type="float" office:value="551709" calcext:value-type="float">
            <text:p>551709</text:p>
          </table:table-cell>
          <table:table-cell office:value-type="float" office:value="564377" calcext:value-type="float">
            <text:p>564377</text:p>
          </table:table-cell>
          <table:table-cell office:value-type="float" office:value="577881" calcext:value-type="float">
            <text:p>577881</text:p>
          </table:table-cell>
          <table:table-cell office:value-type="float" office:value="591021" calcext:value-type="float">
            <text:p>591021</text:p>
          </table:table-cell>
          <table:table-cell office:value-type="float" office:value="603640" calcext:value-type="float">
            <text:p>603640</text:p>
          </table:table-cell>
          <table:table-cell office:value-type="float" office:value="616018" calcext:value-type="float">
            <text:p>616018</text:p>
          </table:table-cell>
          <table:table-cell office:value-type="float" office:value="627839" calcext:value-type="float">
            <text:p>627839</text:p>
          </table:table-cell>
          <table:table-cell office:value-type="float" office:value="638815" calcext:value-type="float">
            <text:p>638815</text:p>
          </table:table-cell>
          <table:table-cell office:value-type="float" office:value="648739" calcext:value-type="float">
            <text:p>648739</text:p>
          </table:table-cell>
          <table:table-cell office:value-type="float" office:value="657410" calcext:value-type="float">
            <text:p>657410</text:p>
          </table:table-cell>
          <table:table-cell office:value-type="float" office:value="664876" calcext:value-type="float">
            <text:p>664876</text:p>
          </table:table-cell>
          <table:table-cell office:value-type="float" office:value="671613" calcext:value-type="float">
            <text:p>671613</text:p>
          </table:table-cell>
          <table:table-cell office:value-type="float" office:value="678323" calcext:value-type="float">
            <text:p>678323</text:p>
          </table:table-cell>
          <table:table-cell office:value-type="float" office:value="685503" calcext:value-type="float">
            <text:p>685503</text:p>
          </table:table-cell>
          <table:table-cell office:value-type="float" office:value="693298" calcext:value-type="float">
            <text:p>693298</text:p>
          </table:table-cell>
          <table:table-cell office:value-type="float" office:value="701583" calcext:value-type="float">
            <text:p>701583</text:p>
          </table:table-cell>
          <table:table-cell office:value-type="float" office:value="710238" calcext:value-type="float">
            <text:p>710238</text:p>
          </table:table-cell>
          <table:table-cell office:value-type="float" office:value="719056" calcext:value-type="float">
            <text:p>719056</text:p>
          </table:table-cell>
          <table:table-cell office:value-type="float" office:value="727876" calcext:value-type="float">
            <text:p>727876</text:p>
          </table:table-cell>
          <table:table-cell office:value-type="float" office:value="736709" calcext:value-type="float">
            <text:p>736709</text:p>
          </table:table-cell>
          <table:table-cell office:value-type="float" office:value="745568" calcext:value-type="float">
            <text:p>745568</text:p>
          </table:table-cell>
          <table:table-cell office:value-type="float" office:value="754394" calcext:value-type="float">
            <text:p>754394</text:p>
          </table:table-cell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  <table:table-cell office:value-type="float" office:value="502745" calcext:value-type="float">
            <text:p>502745</text:p>
          </table:table-cell>
          <table:table-cell office:value-type="float" office:value="512685" calcext:value-type="float">
            <text:p>512685</text:p>
          </table:table-cell>
          <table:table-cell office:value-type="float" office:value="523778" calcext:value-type="float">
            <text:p>523778</text:p>
          </table:table-cell>
          <table:table-cell office:value-type="float" office:value="535685" calcext:value-type="float">
            <text:p>535685</text:p>
          </table:table-cell>
          <table:table-cell office:value-type="float" office:value="547873" calcext:value-type="float">
            <text:p>547873</text:p>
          </table:table-cell>
          <table:table-cell office:value-type="float" office:value="559994" calcext:value-type="float">
            <text:p>559994</text:p>
          </table:table-cell>
          <table:table-cell office:value-type="float" office:value="571964" calcext:value-type="float">
            <text:p>571964</text:p>
          </table:table-cell>
          <table:table-cell office:value-type="float" office:value="584092" calcext:value-type="float">
            <text:p>584092</text:p>
          </table:table-cell>
          <table:table-cell office:value-type="float" office:value="596947" calcext:value-type="float">
            <text:p>596947</text:p>
          </table:table-cell>
          <table:table-cell office:value-type="float" office:value="611300" calcext:value-type="float">
            <text:p>611300</text:p>
          </table:table-cell>
          <table:table-cell office:value-type="float" office:value="627715" calcext:value-type="float">
            <text:p>627715</text:p>
          </table:table-cell>
          <table:table-cell office:value-type="float" office:value="646347" calcext:value-type="float">
            <text:p>646347</text:p>
          </table:table-cell>
          <table:table-cell office:value-type="float" office:value="667092" calcext:value-type="float">
            <text:p>667092</text:p>
          </table:table-cell>
          <table:table-cell office:value-type="float" office:value="689912" calcext:value-type="float">
            <text:p>689912</text:p>
          </table:table-cell>
          <table:table-cell office:value-type="float" office:value="714712" calcext:value-type="float">
            <text:p>714712</text:p>
          </table:table-cell>
          <table:table-cell office:value-type="float" office:value="741355" calcext:value-type="float">
            <text:p>741355</text:p>
          </table:table-cell>
          <table:table-cell office:value-type="float" office:value="769979" calcext:value-type="float">
            <text:p>769979</text:p>
          </table:table-cell>
          <table:table-cell office:value-type="float" office:value="800529" calcext:value-type="float">
            <text:p>800529</text:p>
          </table:table-cell>
          <table:table-cell office:value-type="float" office:value="832467" calcext:value-type="float">
            <text:p>832467</text:p>
          </table:table-cell>
          <table:table-cell office:value-type="float" office:value="865075" calcext:value-type="float">
            <text:p>865075</text:p>
          </table:table-cell>
          <table:table-cell office:value-type="float" office:value="897868" calcext:value-type="float">
            <text:p>897868</text:p>
          </table:table-cell>
          <table:table-cell office:value-type="float" office:value="930408" calcext:value-type="float">
            <text:p>930408</text:p>
          </table:table-cell>
          <table:table-cell office:value-type="float" office:value="962875" calcext:value-type="float">
            <text:p>962875</text:p>
          </table:table-cell>
          <table:table-cell office:value-type="float" office:value="996130" calcext:value-type="float">
            <text:p>996130</text:p>
          </table:table-cell>
          <table:table-cell office:value-type="float" office:value="1031439" calcext:value-type="float">
            <text:p>1031439</text:p>
          </table:table-cell>
          <table:table-cell office:value-type="float" office:value="1069582" calcext:value-type="float">
            <text:p>1069582</text:p>
          </table:table-cell>
          <table:table-cell office:value-type="float" office:value="1110943" calcext:value-type="float">
            <text:p>1110943</text:p>
          </table:table-cell>
          <table:table-cell office:value-type="float" office:value="1154906" calcext:value-type="float">
            <text:p>1154906</text:p>
          </table:table-cell>
          <table:table-cell office:value-type="float" office:value="1200067" calcext:value-type="float">
            <text:p>1200067</text:p>
          </table:table-cell>
          <table:table-cell office:value-type="float" office:value="1244484" calcext:value-type="float">
            <text:p>1244484</text:p>
          </table:table-cell>
          <table:table-cell office:value-type="float" office:value="1286756" calcext:value-type="float">
            <text:p>1286756</text:p>
          </table:table-cell>
          <table:table-cell office:value-type="float" office:value="1326322" calcext:value-type="float">
            <text:p>1326322</text:p>
          </table:table-cell>
          <table:table-cell office:value-type="float" office:value="1363554" calcext:value-type="float">
            <text:p>1363554</text:p>
          </table:table-cell>
          <table:table-cell office:value-type="float" office:value="1399110" calcext:value-type="float">
            <text:p>1399110</text:p>
          </table:table-cell>
          <table:table-cell office:value-type="float" office:value="1434059" calcext:value-type="float">
            <text:p>1434059</text:p>
          </table:table-cell>
          <table:table-cell office:value-type="float" office:value="1469174" calcext:value-type="float">
            <text:p>1469174</text:p>
          </table:table-cell>
          <table:table-cell office:value-type="float" office:value="1504730" calcext:value-type="float">
            <text:p>1504730</text:p>
          </table:table-cell>
          <table:table-cell office:value-type="float" office:value="1540425" calcext:value-type="float">
            <text:p>1540425</text:p>
          </table:table-cell>
          <table:table-cell office:value-type="float" office:value="1575824" calcext:value-type="float">
            <text:p>1575824</text:p>
          </table:table-cell>
          <table:table-cell office:value-type="float" office:value="1610264" calcext:value-type="float">
            <text:p>1610264</text:p>
          </table:table-cell>
          <table:table-cell office:value-type="float" office:value="1643334" calcext:value-type="float">
            <text:p>1643334</text:p>
          </table:table-cell>
          <table:table-cell office:value-type="float" office:value="1674678" calcext:value-type="float">
            <text:p>1674678</text:p>
          </table:table-cell>
          <table:table-cell office:value-type="float" office:value="1704642" calcext:value-type="float">
            <text:p>1704642</text:p>
          </table:table-cell>
          <table:table-cell office:value-type="float" office:value="1734398" calcext:value-type="float">
            <text:p>1734398</text:p>
          </table:table-cell>
          <table:table-cell office:value-type="float" office:value="1765527" calcext:value-type="float">
            <text:p>1765527</text:p>
          </table:table-cell>
          <table:table-cell office:value-type="float" office:value="1799078" calcext:value-type="float">
            <text:p>1799078</text:p>
          </table:table-cell>
          <table:table-cell office:value-type="float" office:value="1835908" calcext:value-type="float">
            <text:p>1835908</text:p>
          </table:table-cell>
          <table:table-cell office:value-type="float" office:value="1875459" calcext:value-type="float">
            <text:p>1875459</text:p>
          </table:table-cell>
          <table:table-cell office:value-type="float" office:value="1915639" calcext:value-type="float">
            <text:p>1915639</text:p>
          </table:table-cell>
          <table:table-cell office:value-type="float" office:value="1953498" calcext:value-type="float">
            <text:p>1953498</text:p>
          </table:table-cell>
          <table:table-cell office:value-type="float" office:value="1987105" calcext:value-type="float">
            <text:p>1987105</text:p>
          </table:table-cell>
          <table:table-cell office:value-type="float" office:value="2015402" calcext:value-type="float">
            <text:p>2015402</text:p>
          </table:table-cell>
          <table:table-cell office:value-type="float" office:value="2039551" calcext:value-type="float">
            <text:p>2039551</text:p>
          </table:table-cell>
          <table:table-cell office:value-type="float" office:value="2062536" calcext:value-type="float">
            <text:p>2062536</text:p>
          </table:table-cell>
          <table:table-cell office:value-type="float" office:value="2088614" calcext:value-type="float">
            <text:p>2088614</text:p>
          </table:table-cell>
          <table:table-cell office:value-type="float" office:value="2120716" calcext:value-type="float">
            <text:p>2120716</text:p>
          </table:table-cell>
          <table:table-cell office:value-type="float" office:value="2159944" calcext:value-type="float">
            <text:p>2159944</text:p>
          </table:table-cell>
          <table:table-cell office:value-type="float" office:value="2205128" calcext:value-type="float">
            <text:p>2205128</text:p>
          </table:table-cell>
          <table:table-cell office:value-type="float" office:value="2254126" calcext:value-type="float">
            <text:p>2254126</text:p>
          </table:table-cell>
        </table:table-row>
        <table:table-row table:style-name="ro1">
          <table:table-cell office:value-type="string" calcext:value-type="string">
            <text:p>République centrafricaine</text:p>
          </table:table-cell>
          <table:table-cell office:value-type="string" calcext:value-type="string">
            <text:p>CAF</text:p>
          </table:table-cell>
          <table:table-cell office:value-type="float" office:value="1501668" calcext:value-type="float">
            <text:p>1501668</text:p>
          </table:table-cell>
          <table:table-cell office:value-type="float" office:value="1526066" calcext:value-type="float">
            <text:p>1526066</text:p>
          </table:table-cell>
          <table:table-cell office:value-type="float" office:value="1551910" calcext:value-type="float">
            <text:p>1551910</text:p>
          </table:table-cell>
          <table:table-cell office:value-type="float" office:value="1579370" calcext:value-type="float">
            <text:p>1579370</text:p>
          </table:table-cell>
          <table:table-cell office:value-type="float" office:value="1608616" calcext:value-type="float">
            <text:p>1608616</text:p>
          </table:table-cell>
          <table:table-cell office:value-type="float" office:value="1639706" calcext:value-type="float">
            <text:p>1639706</text:p>
          </table:table-cell>
          <table:table-cell office:value-type="float" office:value="1673019" calcext:value-type="float">
            <text:p>1673019</text:p>
          </table:table-cell>
          <table:table-cell office:value-type="float" office:value="1708302" calcext:value-type="float">
            <text:p>1708302</text:p>
          </table:table-cell>
          <table:table-cell office:value-type="float" office:value="1744194" calcext:value-type="float">
            <text:p>1744194</text:p>
          </table:table-cell>
          <table:table-cell office:value-type="float" office:value="1778861" calcext:value-type="float">
            <text:p>1778861</text:p>
          </table:table-cell>
          <table:table-cell office:value-type="float" office:value="1811144" calcext:value-type="float">
            <text:p>1811144</text:p>
          </table:table-cell>
          <table:table-cell office:value-type="float" office:value="1840518" calcext:value-type="float">
            <text:p>1840518</text:p>
          </table:table-cell>
          <table:table-cell office:value-type="float" office:value="1867782" calcext:value-type="float">
            <text:p>1867782</text:p>
          </table:table-cell>
          <table:table-cell office:value-type="float" office:value="1894853" calcext:value-type="float">
            <text:p>1894853</text:p>
          </table:table-cell>
          <table:table-cell office:value-type="float" office:value="1924388" calcext:value-type="float">
            <text:p>1924388</text:p>
          </table:table-cell>
          <table:table-cell office:value-type="float" office:value="1958367" calcext:value-type="float">
            <text:p>1958367</text:p>
          </table:table-cell>
          <table:table-cell office:value-type="float" office:value="1997014" calcext:value-type="float">
            <text:p>1997014</text:p>
          </table:table-cell>
          <table:table-cell office:value-type="float" office:value="2039919" calcext:value-type="float">
            <text:p>2039919</text:p>
          </table:table-cell>
          <table:table-cell office:value-type="float" office:value="2087663" calcext:value-type="float">
            <text:p>2087663</text:p>
          </table:table-cell>
          <table:table-cell office:value-type="float" office:value="2140777" calcext:value-type="float">
            <text:p>2140777</text:p>
          </table:table-cell>
          <table:table-cell office:value-type="float" office:value="2199356" calcext:value-type="float">
            <text:p>2199356</text:p>
          </table:table-cell>
          <table:table-cell office:value-type="float" office:value="2264442" calcext:value-type="float">
            <text:p>2264442</text:p>
          </table:table-cell>
          <table:table-cell office:value-type="float" office:value="2335333" calcext:value-type="float">
            <text:p>2335333</text:p>
          </table:table-cell>
          <table:table-cell office:value-type="float" office:value="2408317" calcext:value-type="float">
            <text:p>2408317</text:p>
          </table:table-cell>
          <table:table-cell office:value-type="float" office:value="2478382" calcext:value-type="float">
            <text:p>2478382</text:p>
          </table:table-cell>
          <table:table-cell office:value-type="float" office:value="2542169" calcext:value-type="float">
            <text:p>2542169</text:p>
          </table:table-cell>
          <table:table-cell office:value-type="float" office:value="2597761" calcext:value-type="float">
            <text:p>2597761</text:p>
          </table:table-cell>
          <table:table-cell office:value-type="float" office:value="2646840" calcext:value-type="float">
            <text:p>2646840</text:p>
          </table:table-cell>
          <table:table-cell office:value-type="float" office:value="2693973" calcext:value-type="float">
            <text:p>2693973</text:p>
          </table:table-cell>
          <table:table-cell office:value-type="float" office:value="2745734" calcext:value-type="float">
            <text:p>2745734</text:p>
          </table:table-cell>
          <table:table-cell office:value-type="float" office:value="2806734" calcext:value-type="float">
            <text:p>2806734</text:p>
          </table:table-cell>
          <table:table-cell office:value-type="float" office:value="2878509" calcext:value-type="float">
            <text:p>2878509</text:p>
          </table:table-cell>
          <table:table-cell office:value-type="float" office:value="2959236" calcext:value-type="float">
            <text:p>2959236</text:p>
          </table:table-cell>
          <table:table-cell office:value-type="float" office:value="3046149" calcext:value-type="float">
            <text:p>3046149</text:p>
          </table:table-cell>
          <table:table-cell office:value-type="float" office:value="3135015" calcext:value-type="float">
            <text:p>3135015</text:p>
          </table:table-cell>
          <table:table-cell office:value-type="float" office:value="3222656" calcext:value-type="float">
            <text:p>3222656</text:p>
          </table:table-cell>
          <table:table-cell office:value-type="float" office:value="3308233" calcext:value-type="float">
            <text:p>3308233</text:p>
          </table:table-cell>
          <table:table-cell office:value-type="float" office:value="3392436" calcext:value-type="float">
            <text:p>3392436</text:p>
          </table:table-cell>
          <table:table-cell office:value-type="float" office:value="3475492" calcext:value-type="float">
            <text:p>3475492</text:p>
          </table:table-cell>
          <table:table-cell office:value-type="float" office:value="3558014" calcext:value-type="float">
            <text:p>3558014</text:p>
          </table:table-cell>
          <table:table-cell office:value-type="float" office:value="3640427" calcext:value-type="float">
            <text:p>3640427</text:p>
          </table:table-cell>
          <table:table-cell office:value-type="float" office:value="3722018" calcext:value-type="float">
            <text:p>3722018</text:p>
          </table:table-cell>
          <table:table-cell office:value-type="float" office:value="3802128" calcext:value-type="float">
            <text:p>3802128</text:p>
          </table:table-cell>
          <table:table-cell office:value-type="float" office:value="3881181" calcext:value-type="float">
            <text:p>3881181</text:p>
          </table:table-cell>
          <table:table-cell office:value-type="float" office:value="3959875" calcext:value-type="float">
            <text:p>3959875</text:p>
          </table:table-cell>
          <table:table-cell office:value-type="float" office:value="4038382" calcext:value-type="float">
            <text:p>4038382</text:p>
          </table:table-cell>
          <table:table-cell office:value-type="float" office:value="4118069" calcext:value-type="float">
            <text:p>4118069</text:p>
          </table:table-cell>
          <table:table-cell office:value-type="float" office:value="4198010" calcext:value-type="float">
            <text:p>4198010</text:p>
          </table:table-cell>
          <table:table-cell office:value-type="float" office:value="4273366" calcext:value-type="float">
            <text:p>4273366</text:p>
          </table:table-cell>
          <table:table-cell office:value-type="float" office:value="4337625" calcext:value-type="float">
            <text:p>4337625</text:p>
          </table:table-cell>
          <table:table-cell office:value-type="float" office:value="4386768" calcext:value-type="float">
            <text:p>4386768</text:p>
          </table:table-cell>
          <table:table-cell office:value-type="float" office:value="4418636" calcext:value-type="float">
            <text:p>4418636</text:p>
          </table:table-cell>
          <table:table-cell office:value-type="float" office:value="4436415" calcext:value-type="float">
            <text:p>4436415</text:p>
          </table:table-cell>
          <table:table-cell office:value-type="float" office:value="4447942" calcext:value-type="float">
            <text:p>4447942</text:p>
          </table:table-cell>
          <table:table-cell office:value-type="float" office:value="4464175" calcext:value-type="float">
            <text:p>4464175</text:p>
          </table:table-cell>
          <table:table-cell office:value-type="float" office:value="4493170" calcext:value-type="float">
            <text:p>4493170</text:p>
          </table:table-cell>
          <table:table-cell office:value-type="float" office:value="4537687" calcext:value-type="float">
            <text:p>4537687</text:p>
          </table:table-cell>
          <table:table-cell office:value-type="float" office:value="4596028" calcext:value-type="float">
            <text:p>4596028</text:p>
          </table:table-cell>
          <table:table-cell office:value-type="float" office:value="4666377" calcext:value-type="float">
            <text:p>4666377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  <table:table-cell office:value-type="float" office:value="17909009" calcext:value-type="float">
            <text:p>17909009</text:p>
          </table:table-cell>
          <table:table-cell office:value-type="float" office:value="18271000" calcext:value-type="float">
            <text:p>18271000</text:p>
          </table:table-cell>
          <table:table-cell office:value-type="float" office:value="18614000" calcext:value-type="float">
            <text:p>18614000</text:p>
          </table:table-cell>
          <table:table-cell office:value-type="float" office:value="18964000" calcext:value-type="float">
            <text:p>18964000</text:p>
          </table:table-cell>
          <table:table-cell office:value-type="float" office:value="19325000" calcext:value-type="float">
            <text:p>19325000</text:p>
          </table:table-cell>
          <table:table-cell office:value-type="float" office:value="19678000" calcext:value-type="float">
            <text:p>19678000</text:p>
          </table:table-cell>
          <table:table-cell office:value-type="float" office:value="20048000" calcext:value-type="float">
            <text:p>20048000</text:p>
          </table:table-cell>
          <table:table-cell office:value-type="float" office:value="20412000" calcext:value-type="float">
            <text:p>20412000</text:p>
          </table:table-cell>
          <table:table-cell office:value-type="float" office:value="20744000" calcext:value-type="float">
            <text:p>20744000</text:p>
          </table:table-cell>
          <table:table-cell office:value-type="float" office:value="21028000" calcext:value-type="float">
            <text:p>21028000</text:p>
          </table:table-cell>
          <table:table-cell office:value-type="float" office:value="21324000" calcext:value-type="float">
            <text:p>21324000</text:p>
          </table:table-cell>
          <table:table-cell office:value-type="float" office:value="21962032" calcext:value-type="float">
            <text:p>21962032</text:p>
          </table:table-cell>
          <table:table-cell office:value-type="float" office:value="22218463" calcext:value-type="float">
            <text:p>22218463</text:p>
          </table:table-cell>
          <table:table-cell office:value-type="float" office:value="22491777" calcext:value-type="float">
            <text:p>22491777</text:p>
          </table:table-cell>
          <table:table-cell office:value-type="float" office:value="22807969" calcext:value-type="float">
            <text:p>22807969</text:p>
          </table:table-cell>
          <table:table-cell office:value-type="float" office:value="23143275" calcext:value-type="float">
            <text:p>23143275</text:p>
          </table:table-cell>
          <table:table-cell office:value-type="float" office:value="23449808" calcext:value-type="float">
            <text:p>23449808</text:p>
          </table:table-cell>
          <table:table-cell office:value-type="float" office:value="23725843" calcext:value-type="float">
            <text:p>23725843</text:p>
          </table:table-cell>
          <table:table-cell office:value-type="float" office:value="23963203" calcext:value-type="float">
            <text:p>23963203</text:p>
          </table:table-cell>
          <table:table-cell office:value-type="float" office:value="24201544" calcext:value-type="float">
            <text:p>24201544</text:p>
          </table:table-cell>
          <table:table-cell office:value-type="float" office:value="24515667" calcext:value-type="float">
            <text:p>24515667</text:p>
          </table:table-cell>
          <table:table-cell office:value-type="float" office:value="24819915" calcext:value-type="float">
            <text:p>24819915</text:p>
          </table:table-cell>
          <table:table-cell office:value-type="float" office:value="25116942" calcext:value-type="float">
            <text:p>25116942</text:p>
          </table:table-cell>
          <table:table-cell office:value-type="float" office:value="25366451" calcext:value-type="float">
            <text:p>25366451</text:p>
          </table:table-cell>
          <table:table-cell office:value-type="float" office:value="25607053" calcext:value-type="float">
            <text:p>25607053</text:p>
          </table:table-cell>
          <table:table-cell office:value-type="float" office:value="25842116" calcext:value-type="float">
            <text:p>25842116</text:p>
          </table:table-cell>
          <table:table-cell office:value-type="float" office:value="26100278" calcext:value-type="float">
            <text:p>26100278</text:p>
          </table:table-cell>
          <table:table-cell office:value-type="float" office:value="26446601" calcext:value-type="float">
            <text:p>26446601</text:p>
          </table:table-cell>
          <table:table-cell office:value-type="float" office:value="26791747" calcext:value-type="float">
            <text:p>26791747</text:p>
          </table:table-cell>
          <table:table-cell office:value-type="float" office:value="27276781" calcext:value-type="float">
            <text:p>27276781</text:p>
          </table:table-cell>
          <table:table-cell office:value-type="float" office:value="27691138" calcext:value-type="float">
            <text:p>27691138</text:p>
          </table:table-cell>
          <table:table-cell office:value-type="float" office:value="28037420" calcext:value-type="float">
            <text:p>28037420</text:p>
          </table:table-cell>
          <table:table-cell office:value-type="float" office:value="28371264" calcext:value-type="float">
            <text:p>28371264</text:p>
          </table:table-cell>
          <table:table-cell office:value-type="float" office:value="28684764" calcext:value-type="float">
            <text:p>28684764</text:p>
          </table:table-cell>
          <table:table-cell office:value-type="float" office:value="29000663" calcext:value-type="float">
            <text:p>29000663</text:p>
          </table:table-cell>
          <table:table-cell office:value-type="float" office:value="29302311" calcext:value-type="float">
            <text:p>29302311</text:p>
          </table:table-cell>
          <table:table-cell office:value-type="float" office:value="29610218" calcext:value-type="float">
            <text:p>29610218</text:p>
          </table:table-cell>
          <table:table-cell office:value-type="float" office:value="29905948" calcext:value-type="float">
            <text:p>29905948</text:p>
          </table:table-cell>
          <table:table-cell office:value-type="float" office:value="30155173" calcext:value-type="float">
            <text:p>30155173</text:p>
          </table:table-cell>
          <table:table-cell office:value-type="float" office:value="30401286" calcext:value-type="float">
            <text:p>30401286</text:p>
          </table:table-cell>
          <table:table-cell office:value-type="float" office:value="30685730" calcext:value-type="float">
            <text:p>30685730</text:p>
          </table:table-cell>
          <table:table-cell office:value-type="float" office:value="31020902" calcext:value-type="float">
            <text:p>31020902</text:p>
          </table:table-cell>
          <table:table-cell office:value-type="float" office:value="31360079" calcext:value-type="float">
            <text:p>31360079</text:p>
          </table:table-cell>
          <table:table-cell office:value-type="float" office:value="31644028" calcext:value-type="float">
            <text:p>31644028</text:p>
          </table:table-cell>
          <table:table-cell office:value-type="float" office:value="31940655" calcext:value-type="float">
            <text:p>31940655</text:p>
          </table:table-cell>
          <table:table-cell office:value-type="float" office:value="32243753" calcext:value-type="float">
            <text:p>32243753</text:p>
          </table:table-cell>
          <table:table-cell office:value-type="float" office:value="32571174" calcext:value-type="float">
            <text:p>32571174</text:p>
          </table:table-cell>
          <table:table-cell office:value-type="float" office:value="32889025" calcext:value-type="float">
            <text:p>32889025</text:p>
          </table:table-cell>
          <table:table-cell office:value-type="float" office:value="33247118" calcext:value-type="float">
            <text:p>33247118</text:p>
          </table:table-cell>
          <table:table-cell office:value-type="float" office:value="33628895" calcext:value-type="float">
            <text:p>33628895</text:p>
          </table:table-cell>
          <table:table-cell office:value-type="float" office:value="34004889" calcext:value-type="float">
            <text:p>34004889</text:p>
          </table:table-cell>
          <table:table-cell office:value-type="float" office:value="34339328" calcext:value-type="float">
            <text:p>34339328</text:p>
          </table:table-cell>
          <table:table-cell office:value-type="float" office:value="34714222" calcext:value-type="float">
            <text:p>34714222</text:p>
          </table:table-cell>
          <table:table-cell office:value-type="float" office:value="35082954" calcext:value-type="float">
            <text:p>35082954</text:p>
          </table:table-cell>
          <table:table-cell office:value-type="float" office:value="35437435" calcext:value-type="float">
            <text:p>35437435</text:p>
          </table:table-cell>
          <table:table-cell office:value-type="float" office:value="35702908" calcext:value-type="float">
            <text:p>35702908</text:p>
          </table:table-cell>
          <table:table-cell office:value-type="float" office:value="36109487" calcext:value-type="float">
            <text:p>36109487</text:p>
          </table:table-cell>
          <table:table-cell office:value-type="float" office:value="36540268" calcext:value-type="float">
            <text:p>36540268</text:p>
          </table:table-cell>
          <table:table-cell office:value-type="float" office:value="37058856" calcext:value-type="float">
            <text:p>37058856</text:p>
          </table:table-cell>
        </table:table-row>
        <table:table-row table:style-name="ro1">
          <table:table-cell office:value-type="string" calcext:value-type="string">
            <text:p>Europe centrale et les pays baltes</text:p>
          </table:table-cell>
          <table:table-cell office:value-type="string" calcext:value-type="string">
            <text:p>CEB</text:p>
          </table:table-cell>
          <table:table-cell office:value-type="float" office:value="91401764" calcext:value-type="float">
            <text:p>91401764</text:p>
          </table:table-cell>
          <table:table-cell office:value-type="float" office:value="92232738" calcext:value-type="float">
            <text:p>92232738</text:p>
          </table:table-cell>
          <table:table-cell office:value-type="float" office:value="93009498" calcext:value-type="float">
            <text:p>93009498</text:p>
          </table:table-cell>
          <table:table-cell office:value-type="float" office:value="93840016" calcext:value-type="float">
            <text:p>93840016</text:p>
          </table:table-cell>
          <table:table-cell office:value-type="float" office:value="94715795" calcext:value-type="float">
            <text:p>94715795</text:p>
          </table:table-cell>
          <table:table-cell office:value-type="float" office:value="95440988" calcext:value-type="float">
            <text:p>95440988</text:p>
          </table:table-cell>
          <table:table-cell office:value-type="float" office:value="96146336" calcext:value-type="float">
            <text:p>96146336</text:p>
          </table:table-cell>
          <table:table-cell office:value-type="float" office:value="97043270" calcext:value-type="float">
            <text:p>97043270</text:p>
          </table:table-cell>
          <table:table-cell office:value-type="float" office:value="97884022" calcext:value-type="float">
            <text:p>97884022</text:p>
          </table:table-cell>
          <table:table-cell office:value-type="float" office:value="98606630" calcext:value-type="float">
            <text:p>98606630</text:p>
          </table:table-cell>
          <table:table-cell office:value-type="float" office:value="99134548" calcext:value-type="float">
            <text:p>99134548</text:p>
          </table:table-cell>
          <table:table-cell office:value-type="float" office:value="99635258" calcext:value-type="float">
            <text:p>99635258</text:p>
          </table:table-cell>
          <table:table-cell office:value-type="float" office:value="100357161" calcext:value-type="float">
            <text:p>100357161</text:p>
          </table:table-cell>
          <table:table-cell office:value-type="float" office:value="101112680" calcext:value-type="float">
            <text:p>101112680</text:p>
          </table:table-cell>
          <table:table-cell office:value-type="float" office:value="101939916" calcext:value-type="float">
            <text:p>101939916</text:p>
          </table:table-cell>
          <table:table-cell office:value-type="float" office:value="102860571" calcext:value-type="float">
            <text:p>102860571</text:p>
          </table:table-cell>
          <table:table-cell office:value-type="float" office:value="103776068" calcext:value-type="float">
            <text:p>103776068</text:p>
          </table:table-cell>
          <table:table-cell office:value-type="float" office:value="104616884" calcext:value-type="float">
            <text:p>104616884</text:p>
          </table:table-cell>
          <table:table-cell office:value-type="float" office:value="105329397" calcext:value-type="float">
            <text:p>105329397</text:p>
          </table:table-cell>
          <table:table-cell office:value-type="float" office:value="105948616" calcext:value-type="float">
            <text:p>105948616</text:p>
          </table:table-cell>
          <table:table-cell office:value-type="float" office:value="106576687" calcext:value-type="float">
            <text:p>106576687</text:p>
          </table:table-cell>
          <table:table-cell office:value-type="float" office:value="107191491" calcext:value-type="float">
            <text:p>107191491</text:p>
          </table:table-cell>
          <table:table-cell office:value-type="float" office:value="107770028" calcext:value-type="float">
            <text:p>107770028</text:p>
          </table:table-cell>
          <table:table-cell office:value-type="float" office:value="108326149" calcext:value-type="float">
            <text:p>108326149</text:p>
          </table:table-cell>
          <table:table-cell office:value-type="float" office:value="108853466" calcext:value-type="float">
            <text:p>108853466</text:p>
          </table:table-cell>
          <table:table-cell office:value-type="float" office:value="109360713" calcext:value-type="float">
            <text:p>109360713</text:p>
          </table:table-cell>
          <table:table-cell office:value-type="float" office:value="109846594" calcext:value-type="float">
            <text:p>109846594</text:p>
          </table:table-cell>
          <table:table-cell office:value-type="float" office:value="110296425" calcext:value-type="float">
            <text:p>110296425</text:p>
          </table:table-cell>
          <table:table-cell office:value-type="float" office:value="110686740" calcext:value-type="float">
            <text:p>110686740</text:p>
          </table:table-cell>
          <table:table-cell office:value-type="float" office:value="110801640" calcext:value-type="float">
            <text:p>110801640</text:p>
          </table:table-cell>
          <table:table-cell office:value-type="float" office:value="110743128" calcext:value-type="float">
            <text:p>110743128</text:p>
          </table:table-cell>
          <table:table-cell office:value-type="float" office:value="110469467" calcext:value-type="float">
            <text:p>110469467</text:p>
          </table:table-cell>
          <table:table-cell office:value-type="float" office:value="110111454" calcext:value-type="float">
            <text:p>110111454</text:p>
          </table:table-cell>
          <table:table-cell office:value-type="float" office:value="110041924" calcext:value-type="float">
            <text:p>110041924</text:p>
          </table:table-cell>
          <table:table-cell office:value-type="float" office:value="110021594" calcext:value-type="float">
            <text:p>110021594</text:p>
          </table:table-cell>
          <table:table-cell office:value-type="float" office:value="109864246" calcext:value-type="float">
            <text:p>109864246</text:p>
          </table:table-cell>
          <table:table-cell office:value-type="float" office:value="109626194" calcext:value-type="float">
            <text:p>109626194</text:p>
          </table:table-cell>
          <table:table-cell office:value-type="float" office:value="109422013" calcext:value-type="float">
            <text:p>109422013</text:p>
          </table:table-cell>
          <table:table-cell office:value-type="float" office:value="109238340" calcext:value-type="float">
            <text:p>109238340</text:p>
          </table:table-cell>
          <table:table-cell office:value-type="float" office:value="109060951" calcext:value-type="float">
            <text:p>109060951</text:p>
          </table:table-cell>
          <table:table-cell office:value-type="float" office:value="108447824" calcext:value-type="float">
            <text:p>108447824</text:p>
          </table:table-cell>
          <table:table-cell office:value-type="float" office:value="107660041" calcext:value-type="float">
            <text:p>107660041</text:p>
          </table:table-cell>
          <table:table-cell office:value-type="float" office:value="106959751" calcext:value-type="float">
            <text:p>106959751</text:p>
          </table:table-cell>
          <table:table-cell office:value-type="float" office:value="106624167" calcext:value-type="float">
            <text:p>106624167</text:p>
          </table:table-cell>
          <table:table-cell office:value-type="float" office:value="106331716" calcext:value-type="float">
            <text:p>106331716</text:p>
          </table:table-cell>
          <table:table-cell office:value-type="float" office:value="106041911" calcext:value-type="float">
            <text:p>106041911</text:p>
          </table:table-cell>
          <table:table-cell office:value-type="float" office:value="105772481" calcext:value-type="float">
            <text:p>105772481</text:p>
          </table:table-cell>
          <table:table-cell office:value-type="float" office:value="105378748" calcext:value-type="float">
            <text:p>105378748</text:p>
          </table:table-cell>
          <table:table-cell office:value-type="float" office:value="105001883" calcext:value-type="float">
            <text:p>105001883</text:p>
          </table:table-cell>
          <table:table-cell office:value-type="float" office:value="104800475" calcext:value-type="float">
            <text:p>104800475</text:p>
          </table:table-cell>
          <table:table-cell office:value-type="float" office:value="104421447" calcext:value-type="float">
            <text:p>104421447</text:p>
          </table:table-cell>
          <table:table-cell office:value-type="float" office:value="104174038" calcext:value-type="float">
            <text:p>104174038</text:p>
          </table:table-cell>
          <table:table-cell office:value-type="float" office:value="103935318" calcext:value-type="float">
            <text:p>103935318</text:p>
          </table:table-cell>
          <table:table-cell office:value-type="float" office:value="103713726" calcext:value-type="float">
            <text:p>103713726</text:p>
          </table:table-cell>
          <table:table-cell office:value-type="float" office:value="103496179" calcext:value-type="float">
            <text:p>103496179</text:p>
          </table:table-cell>
          <table:table-cell office:value-type="float" office:value="103257751" calcext:value-type="float">
            <text:p>103257751</text:p>
          </table:table-cell>
          <table:table-cell office:value-type="float" office:value="102994343" calcext:value-type="float">
            <text:p>102994343</text:p>
          </table:table-cell>
          <table:table-cell office:value-type="float" office:value="102738854" calcext:value-type="float">
            <text:p>102738854</text:p>
          </table:table-cell>
          <table:table-cell office:value-type="float" office:value="102511922" calcext:value-type="float">
            <text:p>102511922</text:p>
          </table:table-cell>
        </table:table-row>
        <table:table-row table:style-name="ro1">
          <table:table-cell office:value-type="string" calcext:value-type="string">
            <text:p>Suisse</text:p>
          </table:table-cell>
          <table:table-cell office:value-type="string" calcext:value-type="string">
            <text:p>CHE</text:p>
          </table:table-cell>
          <table:table-cell office:value-type="float" office:value="5327827" calcext:value-type="float">
            <text:p>5327827</text:p>
          </table:table-cell>
          <table:table-cell office:value-type="float" office:value="5434294" calcext:value-type="float">
            <text:p>5434294</text:p>
          </table:table-cell>
          <table:table-cell office:value-type="float" office:value="5573815" calcext:value-type="float">
            <text:p>5573815</text:p>
          </table:table-cell>
          <table:table-cell office:value-type="float" office:value="5694247" calcext:value-type="float">
            <text:p>5694247</text:p>
          </table:table-cell>
          <table:table-cell office:value-type="float" office:value="5789228" calcext:value-type="float">
            <text:p>5789228</text:p>
          </table:table-cell>
          <table:table-cell office:value-type="float" office:value="5856472" calcext:value-type="float">
            <text:p>5856472</text:p>
          </table:table-cell>
          <table:table-cell office:value-type="float" office:value="5918002" calcext:value-type="float">
            <text:p>5918002</text:p>
          </table:table-cell>
          <table:table-cell office:value-type="float" office:value="5991785" calcext:value-type="float">
            <text:p>5991785</text:p>
          </table:table-cell>
          <table:table-cell office:value-type="float" office:value="6067714" calcext:value-type="float">
            <text:p>6067714</text:p>
          </table:table-cell>
          <table:table-cell office:value-type="float" office:value="6136387" calcext:value-type="float">
            <text:p>6136387</text:p>
          </table:table-cell>
          <table:table-cell office:value-type="float" office:value="6180877" calcext:value-type="float">
            <text:p>6180877</text:p>
          </table:table-cell>
          <table:table-cell office:value-type="float" office:value="6213399" calcext:value-type="float">
            <text:p>6213399</text:p>
          </table:table-cell>
          <table:table-cell office:value-type="float" office:value="6260956" calcext:value-type="float">
            <text:p>6260956</text:p>
          </table:table-cell>
          <table:table-cell office:value-type="float" office:value="6307347" calcext:value-type="float">
            <text:p>6307347</text:p>
          </table:table-cell>
          <table:table-cell office:value-type="float" office:value="6341405" calcext:value-type="float">
            <text:p>6341405</text:p>
          </table:table-cell>
          <table:table-cell office:value-type="float" office:value="6338632" calcext:value-type="float">
            <text:p>6338632</text:p>
          </table:table-cell>
          <table:table-cell office:value-type="float" office:value="6302504" calcext:value-type="float">
            <text:p>6302504</text:p>
          </table:table-cell>
          <table:table-cell office:value-type="float" office:value="6281174" calcext:value-type="float">
            <text:p>6281174</text:p>
          </table:table-cell>
          <table:table-cell office:value-type="float" office:value="6281738" calcext:value-type="float">
            <text:p>6281738</text:p>
          </table:table-cell>
          <table:table-cell office:value-type="float" office:value="6294365" calcext:value-type="float">
            <text:p>6294365</text:p>
          </table:table-cell>
          <table:table-cell office:value-type="float" office:value="6319408" calcext:value-type="float">
            <text:p>6319408</text:p>
          </table:table-cell>
          <table:table-cell office:value-type="float" office:value="6354074" calcext:value-type="float">
            <text:p>6354074</text:p>
          </table:table-cell>
          <table:table-cell office:value-type="float" office:value="6391309" calcext:value-type="float">
            <text:p>6391309</text:p>
          </table:table-cell>
          <table:table-cell office:value-type="float" office:value="6418773" calcext:value-type="float">
            <text:p>6418773</text:p>
          </table:table-cell>
          <table:table-cell office:value-type="float" office:value="6441865" calcext:value-type="float">
            <text:p>6441865</text:p>
          </table:table-cell>
          <table:table-cell office:value-type="float" office:value="6470365" calcext:value-type="float">
            <text:p>6470365</text:p>
          </table:table-cell>
          <table:table-cell office:value-type="float" office:value="6504124" calcext:value-type="float">
            <text:p>6504124</text:p>
          </table:table-cell>
          <table:table-cell office:value-type="float" office:value="6545106" calcext:value-type="float">
            <text:p>6545106</text:p>
          </table:table-cell>
          <table:table-cell office:value-type="float" office:value="6593386" calcext:value-type="float">
            <text:p>6593386</text:p>
          </table:table-cell>
          <table:table-cell office:value-type="float" office:value="6646912" calcext:value-type="float">
            <text:p>6646912</text:p>
          </table:table-cell>
          <table:table-cell office:value-type="float" office:value="6715519" calcext:value-type="float">
            <text:p>6715519</text:p>
          </table:table-cell>
          <table:table-cell office:value-type="float" office:value="6799978" calcext:value-type="float">
            <text:p>6799978</text:p>
          </table:table-cell>
          <table:table-cell office:value-type="float" office:value="6875364" calcext:value-type="float">
            <text:p>6875364</text:p>
          </table:table-cell>
          <table:table-cell office:value-type="float" office:value="6938265" calcext:value-type="float">
            <text:p>6938265</text:p>
          </table:table-cell>
          <table:table-cell office:value-type="float" office:value="6993795" calcext:value-type="float">
            <text:p>6993795</text:p>
          </table:table-cell>
          <table:table-cell office:value-type="float" office:value="7040687" calcext:value-type="float">
            <text:p>7040687</text:p>
          </table:table-cell>
          <table:table-cell office:value-type="float" office:value="7071850" calcext:value-type="float">
            <text:p>7071850</text:p>
          </table:table-cell>
          <table:table-cell office:value-type="float" office:value="7088906" calcext:value-type="float">
            <text:p>7088906</text:p>
          </table:table-cell>
          <table:table-cell office:value-type="float" office:value="7110001" calcext:value-type="float">
            <text:p>7110001</text:p>
          </table:table-cell>
          <table:table-cell office:value-type="float" office:value="7143991" calcext:value-type="float">
            <text:p>7143991</text:p>
          </table:table-cell>
          <table:table-cell office:value-type="float" office:value="7184250" calcext:value-type="float">
            <text:p>7184250</text:p>
          </table:table-cell>
          <table:table-cell office:value-type="float" office:value="7229854" calcext:value-type="float">
            <text:p>7229854</text:p>
          </table:table-cell>
          <table:table-cell office:value-type="float" office:value="7284753" calcext:value-type="float">
            <text:p>7284753</text:p>
          </table:table-cell>
          <table:table-cell office:value-type="float" office:value="7339001" calcext:value-type="float">
            <text:p>7339001</text:p>
          </table:table-cell>
          <table:table-cell office:value-type="float" office:value="7389625" calcext:value-type="float">
            <text:p>7389625</text:p>
          </table:table-cell>
          <table:table-cell office:value-type="float" office:value="7437115" calcext:value-type="float">
            <text:p>7437115</text:p>
          </table:table-cell>
          <table:table-cell office:value-type="float" office:value="7483934" calcext:value-type="float">
            <text:p>7483934</text:p>
          </table:table-cell>
          <table:table-cell office:value-type="float" office:value="7551117" calcext:value-type="float">
            <text:p>7551117</text:p>
          </table:table-cell>
          <table:table-cell office:value-type="float" office:value="7647675" calcext:value-type="float">
            <text:p>7647675</text:p>
          </table:table-cell>
          <table:table-cell office:value-type="float" office:value="7743831" calcext:value-type="float">
            <text:p>7743831</text:p>
          </table:table-cell>
          <table:table-cell office:value-type="float" office:value="7824909" calcext:value-type="float">
            <text:p>7824909</text:p>
          </table:table-cell>
          <table:table-cell office:value-type="float" office:value="7912398" calcext:value-type="float">
            <text:p>7912398</text:p>
          </table:table-cell>
          <table:table-cell office:value-type="float" office:value="7996861" calcext:value-type="float">
            <text:p>7996861</text:p>
          </table:table-cell>
          <table:table-cell office:value-type="float" office:value="8089346" calcext:value-type="float">
            <text:p>8089346</text:p>
          </table:table-cell>
          <table:table-cell office:value-type="float" office:value="8188649" calcext:value-type="float">
            <text:p>8188649</text:p>
          </table:table-cell>
          <table:table-cell office:value-type="float" office:value="8282396" calcext:value-type="float">
            <text:p>8282396</text:p>
          </table:table-cell>
          <table:table-cell office:value-type="float" office:value="8373338" calcext:value-type="float">
            <text:p>8373338</text:p>
          </table:table-cell>
          <table:table-cell office:value-type="float" office:value="8451840" calcext:value-type="float">
            <text:p>8451840</text:p>
          </table:table-cell>
          <table:table-cell office:value-type="float" office:value="8516543" calcext:value-type="float">
            <text:p>8516543</text:p>
          </table:table-cell>
        </table:table-row>
        <table:table-row table:style-name="ro1">
          <table:table-cell office:value-type="string" calcext:value-type="string">
            <text:p>Îles Anglo-Normandes</text:p>
          </table:table-cell>
          <table:table-cell office:value-type="string" calcext:value-type="string">
            <text:p>CHI</text:p>
          </table:table-cell>
          <table:table-cell office:value-type="float" office:value="109420" calcext:value-type="float">
            <text:p>109420</text:p>
          </table:table-cell>
          <table:table-cell office:value-type="float" office:value="110399" calcext:value-type="float">
            <text:p>110399</text:p>
          </table:table-cell>
          <table:table-cell office:value-type="float" office:value="111457" calcext:value-type="float">
            <text:p>111457</text:p>
          </table:table-cell>
          <table:table-cell office:value-type="float" office:value="112595" calcext:value-type="float">
            <text:p>112595</text:p>
          </table:table-cell>
          <table:table-cell office:value-type="float" office:value="113773" calcext:value-type="float">
            <text:p>113773</text:p>
          </table:table-cell>
          <table:table-cell office:value-type="float" office:value="114995" calcext:value-type="float">
            <text:p>114995</text:p>
          </table:table-cell>
          <table:table-cell office:value-type="float" office:value="116227" calcext:value-type="float">
            <text:p>116227</text:p>
          </table:table-cell>
          <table:table-cell office:value-type="float" office:value="117474" calcext:value-type="float">
            <text:p>117474</text:p>
          </table:table-cell>
          <table:table-cell office:value-type="float" office:value="118726" calcext:value-type="float">
            <text:p>118726</text:p>
          </table:table-cell>
          <table:table-cell office:value-type="float" office:value="119972" calcext:value-type="float">
            <text:p>119972</text:p>
          </table:table-cell>
          <table:table-cell office:value-type="float" office:value="121197" calcext:value-type="float">
            <text:p>121197</text:p>
          </table:table-cell>
          <table:table-cell office:value-type="float" office:value="122413" calcext:value-type="float">
            <text:p>122413</text:p>
          </table:table-cell>
          <table:table-cell office:value-type="float" office:value="123614" calcext:value-type="float">
            <text:p>123614</text:p>
          </table:table-cell>
          <table:table-cell office:value-type="float" office:value="124725" calcext:value-type="float">
            <text:p>124725</text:p>
          </table:table-cell>
          <table:table-cell office:value-type="float" office:value="125682" calcext:value-type="float">
            <text:p>125682</text:p>
          </table:table-cell>
          <table:table-cell office:value-type="float" office:value="126415" calcext:value-type="float">
            <text:p>126415</text:p>
          </table:table-cell>
          <table:table-cell office:value-type="float" office:value="126902" calcext:value-type="float">
            <text:p>126902</text:p>
          </table:table-cell>
          <table:table-cell office:value-type="float" office:value="127183" calcext:value-type="float">
            <text:p>127183</text:p>
          </table:table-cell>
          <table:table-cell office:value-type="float" office:value="127390" calcext:value-type="float">
            <text:p>127390</text:p>
          </table:table-cell>
          <table:table-cell office:value-type="float" office:value="127692" calcext:value-type="float">
            <text:p>127692</text:p>
          </table:table-cell>
          <table:table-cell office:value-type="float" office:value="128212" calcext:value-type="float">
            <text:p>128212</text:p>
          </table:table-cell>
          <table:table-cell office:value-type="float" office:value="128982" calcext:value-type="float">
            <text:p>128982</text:p>
          </table:table-cell>
          <table:table-cell office:value-type="float" office:value="129979" calcext:value-type="float">
            <text:p>129979</text:p>
          </table:table-cell>
          <table:table-cell office:value-type="float" office:value="131149" calcext:value-type="float">
            <text:p>131149</text:p>
          </table:table-cell>
          <table:table-cell office:value-type="float" office:value="132446" calcext:value-type="float">
            <text:p>132446</text:p>
          </table:table-cell>
          <table:table-cell office:value-type="float" office:value="133808" calcext:value-type="float">
            <text:p>133808</text:p>
          </table:table-cell>
          <table:table-cell office:value-type="float" office:value="135249" calcext:value-type="float">
            <text:p>135249</text:p>
          </table:table-cell>
          <table:table-cell office:value-type="float" office:value="136762" calcext:value-type="float">
            <text:p>136762</text:p>
          </table:table-cell>
          <table:table-cell office:value-type="float" office:value="138245" calcext:value-type="float">
            <text:p>138245</text:p>
          </table:table-cell>
          <table:table-cell office:value-type="float" office:value="139573" calcext:value-type="float">
            <text:p>139573</text:p>
          </table:table-cell>
          <table:table-cell office:value-type="float" office:value="140671" calcext:value-type="float">
            <text:p>140671</text:p>
          </table:table-cell>
          <table:table-cell office:value-type="float" office:value="141467" calcext:value-type="float">
            <text:p>141467</text:p>
          </table:table-cell>
          <table:table-cell office:value-type="float" office:value="142006" calcext:value-type="float">
            <text:p>142006</text:p>
          </table:table-cell>
          <table:table-cell office:value-type="float" office:value="142415" calcext:value-type="float">
            <text:p>142415</text:p>
          </table:table-cell>
          <table:table-cell office:value-type="float" office:value="142863" calcext:value-type="float">
            <text:p>142863</text:p>
          </table:table-cell>
          <table:table-cell office:value-type="float" office:value="143484" calcext:value-type="float">
            <text:p>143484</text:p>
          </table:table-cell>
          <table:table-cell office:value-type="float" office:value="144335" calcext:value-type="float">
            <text:p>144335</text:p>
          </table:table-cell>
          <table:table-cell office:value-type="float" office:value="145373" calcext:value-type="float">
            <text:p>145373</text:p>
          </table:table-cell>
          <table:table-cell office:value-type="float" office:value="146498" calcext:value-type="float">
            <text:p>146498</text:p>
          </table:table-cell>
          <table:table-cell office:value-type="float" office:value="147555" calcext:value-type="float">
            <text:p>147555</text:p>
          </table:table-cell>
          <table:table-cell office:value-type="float" office:value="148443" calcext:value-type="float">
            <text:p>148443</text:p>
          </table:table-cell>
          <table:table-cell office:value-type="float" office:value="149097" calcext:value-type="float">
            <text:p>149097</text:p>
          </table:table-cell>
          <table:table-cell office:value-type="float" office:value="149596" calcext:value-type="float">
            <text:p>149596</text:p>
          </table:table-cell>
          <table:table-cell office:value-type="float" office:value="150068" calcext:value-type="float">
            <text:p>150068</text:p>
          </table:table-cell>
          <table:table-cell office:value-type="float" office:value="150716" calcext:value-type="float">
            <text:p>150716</text:p>
          </table:table-cell>
          <table:table-cell office:value-type="float" office:value="151678" calcext:value-type="float">
            <text:p>151678</text:p>
          </table:table-cell>
          <table:table-cell office:value-type="float" office:value="153008" calcext:value-type="float">
            <text:p>153008</text:p>
          </table:table-cell>
          <table:table-cell office:value-type="float" office:value="154636" calcext:value-type="float">
            <text:p>154636</text:p>
          </table:table-cell>
          <table:table-cell office:value-type="float" office:value="156433" calcext:value-type="float">
            <text:p>156433</text:p>
          </table:table-cell>
          <table:table-cell office:value-type="float" office:value="158178" calcext:value-type="float">
            <text:p>158178</text:p>
          </table:table-cell>
          <table:table-cell office:value-type="float" office:value="159734" calcext:value-type="float">
            <text:p>159734</text:p>
          </table:table-cell>
          <table:table-cell office:value-type="float" office:value="160998" calcext:value-type="float">
            <text:p>160998</text:p>
          </table:table-cell>
          <table:table-cell office:value-type="float" office:value="162056" calcext:value-type="float">
            <text:p>162056</text:p>
          </table:table-cell>
          <table:table-cell office:value-type="float" office:value="163038" calcext:value-type="float">
            <text:p>163038</text:p>
          </table:table-cell>
          <table:table-cell office:value-type="float" office:value="164100" calcext:value-type="float">
            <text:p>164100</text:p>
          </table:table-cell>
          <table:table-cell office:value-type="float" office:value="165385" calcext:value-type="float">
            <text:p>165385</text:p>
          </table:table-cell>
          <table:table-cell office:value-type="float" office:value="166923" calcext:value-type="float">
            <text:p>166923</text:p>
          </table:table-cell>
          <table:table-cell office:value-type="float" office:value="168665" calcext:value-type="float">
            <text:p>168665</text:p>
          </table:table-cell>
          <table:table-cell office:value-type="float" office:value="170499" calcext:value-type="float">
            <text:p>170499</text:p>
          </table:table-cell>
        </table:table-row>
        <table:table-row table:style-name="ro1">
          <table:table-cell office:value-type="string" calcext:value-type="string">
            <text:p>Chili</text:p>
          </table:table-cell>
          <table:table-cell office:value-type="string" calcext:value-type="string">
            <text:p>CHL</text:p>
          </table:table-cell>
          <table:table-cell office:value-type="float" office:value="8132990" calcext:value-type="float">
            <text:p>8132990</text:p>
          </table:table-cell>
          <table:table-cell office:value-type="float" office:value="8303811" calcext:value-type="float">
            <text:p>8303811</text:p>
          </table:table-cell>
          <table:table-cell office:value-type="float" office:value="8476897" calcext:value-type="float">
            <text:p>8476897</text:p>
          </table:table-cell>
          <table:table-cell office:value-type="float" office:value="8650387" calcext:value-type="float">
            <text:p>8650387</text:p>
          </table:table-cell>
          <table:table-cell office:value-type="float" office:value="8821858" calcext:value-type="float">
            <text:p>8821858</text:p>
          </table:table-cell>
          <table:table-cell office:value-type="float" office:value="8989621" calcext:value-type="float">
            <text:p>8989621</text:p>
          </table:table-cell>
          <table:table-cell office:value-type="float" office:value="9152844" calcext:value-type="float">
            <text:p>9152844</text:p>
          </table:table-cell>
          <table:table-cell office:value-type="float" office:value="9312095" calcext:value-type="float">
            <text:p>9312095</text:p>
          </table:table-cell>
          <table:table-cell office:value-type="float" office:value="9468845" calcext:value-type="float">
            <text:p>9468845</text:p>
          </table:table-cell>
          <table:table-cell office:value-type="float" office:value="9625312" calcext:value-type="float">
            <text:p>9625312</text:p>
          </table:table-cell>
          <table:table-cell office:value-type="float" office:value="9783134" calcext:value-type="float">
            <text:p>9783134</text:p>
          </table:table-cell>
          <table:table-cell office:value-type="float" office:value="9942727" calcext:value-type="float">
            <text:p>9942727</text:p>
          </table:table-cell>
          <table:table-cell office:value-type="float" office:value="10103674" calcext:value-type="float">
            <text:p>10103674</text:p>
          </table:table-cell>
          <table:table-cell office:value-type="float" office:value="10265829" calcext:value-type="float">
            <text:p>10265829</text:p>
          </table:table-cell>
          <table:table-cell office:value-type="float" office:value="10428798" calcext:value-type="float">
            <text:p>10428798</text:p>
          </table:table-cell>
          <table:table-cell office:value-type="float" office:value="10592307" calcext:value-type="float">
            <text:p>10592307</text:p>
          </table:table-cell>
          <table:table-cell office:value-type="float" office:value="10756878" calcext:value-type="float">
            <text:p>10756878</text:p>
          </table:table-cell>
          <table:table-cell office:value-type="float" office:value="10922779" calcext:value-type="float">
            <text:p>10922779</text:p>
          </table:table-cell>
          <table:table-cell office:value-type="float" office:value="11089165" calcext:value-type="float">
            <text:p>11089165</text:p>
          </table:table-cell>
          <table:table-cell office:value-type="float" office:value="11254877" calcext:value-type="float">
            <text:p>11254877</text:p>
          </table:table-cell>
          <table:table-cell office:value-type="float" office:value="11419348" calcext:value-type="float">
            <text:p>11419348</text:p>
          </table:table-cell>
          <table:table-cell office:value-type="float" office:value="11582014" calcext:value-type="float">
            <text:p>11582014</text:p>
          </table:table-cell>
          <table:table-cell office:value-type="float" office:value="11743911" calcext:value-type="float">
            <text:p>11743911</text:p>
          </table:table-cell>
          <table:table-cell office:value-type="float" office:value="11907960" calcext:value-type="float">
            <text:p>11907960</text:p>
          </table:table-cell>
          <table:table-cell office:value-type="float" office:value="12078135" calcext:value-type="float">
            <text:p>12078135</text:p>
          </table:table-cell>
          <table:table-cell office:value-type="float" office:value="12257236" calcext:value-type="float">
            <text:p>12257236</text:p>
          </table:table-cell>
          <table:table-cell office:value-type="float" office:value="12445823" calcext:value-type="float">
            <text:p>12445823</text:p>
          </table:table-cell>
          <table:table-cell office:value-type="float" office:value="12642924" calcext:value-type="float">
            <text:p>12642924</text:p>
          </table:table-cell>
          <table:table-cell office:value-type="float" office:value="12847708" calcext:value-type="float">
            <text:p>12847708</text:p>
          </table:table-cell>
          <table:table-cell office:value-type="float" office:value="13058758" calcext:value-type="float">
            <text:p>13058758</text:p>
          </table:table-cell>
          <table:table-cell office:value-type="float" office:value="13274623" calcext:value-type="float">
            <text:p>13274623</text:p>
          </table:table-cell>
          <table:table-cell office:value-type="float" office:value="13495258" calcext:value-type="float">
            <text:p>13495258</text:p>
          </table:table-cell>
          <table:table-cell office:value-type="float" office:value="13719819" calcext:value-type="float">
            <text:p>13719819</text:p>
          </table:table-cell>
          <table:table-cell office:value-type="float" office:value="13944937" calcext:value-type="float">
            <text:p>13944937</text:p>
          </table:table-cell>
          <table:table-cell office:value-type="float" office:value="14166340" calcext:value-type="float">
            <text:p>14166340</text:p>
          </table:table-cell>
          <table:table-cell office:value-type="float" office:value="14380866" calcext:value-type="float">
            <text:p>14380866</text:p>
          </table:table-cell>
          <table:table-cell office:value-type="float" office:value="14587370" calcext:value-type="float">
            <text:p>14587370</text:p>
          </table:table-cell>
          <table:table-cell office:value-type="float" office:value="14786220" calcext:value-type="float">
            <text:p>14786220</text:p>
          </table:table-cell>
          <table:table-cell office:value-type="float" office:value="14977733" calcext:value-type="float">
            <text:p>14977733</text:p>
          </table:table-cell>
          <table:table-cell office:value-type="float" office:value="15162800" calcext:value-type="float">
            <text:p>15162800</text:p>
          </table:table-cell>
          <table:table-cell office:value-type="float" office:value="15342353" calcext:value-type="float">
            <text:p>15342353</text:p>
          </table:table-cell>
          <table:table-cell office:value-type="float" office:value="15516113" calcext:value-type="float">
            <text:p>15516113</text:p>
          </table:table-cell>
          <table:table-cell office:value-type="float" office:value="15684409" calcext:value-type="float">
            <text:p>15684409</text:p>
          </table:table-cell>
          <table:table-cell office:value-type="float" office:value="15849652" calcext:value-type="float">
            <text:p>15849652</text:p>
          </table:table-cell>
          <table:table-cell office:value-type="float" office:value="16014971" calcext:value-type="float">
            <text:p>16014971</text:p>
          </table:table-cell>
          <table:table-cell office:value-type="float" office:value="16182721" calcext:value-type="float">
            <text:p>16182721</text:p>
          </table:table-cell>
          <table:table-cell office:value-type="float" office:value="16354504" calcext:value-type="float">
            <text:p>16354504</text:p>
          </table:table-cell>
          <table:table-cell office:value-type="float" office:value="16530195" calcext:value-type="float">
            <text:p>16530195</text:p>
          </table:table-cell>
          <table:table-cell office:value-type="float" office:value="16708258" calcext:value-type="float">
            <text:p>16708258</text:p>
          </table:table-cell>
          <table:table-cell office:value-type="float" office:value="16886186" calcext:value-type="float">
            <text:p>16886186</text:p>
          </table:table-cell>
          <table:table-cell office:value-type="float" office:value="17062536" calcext:value-type="float">
            <text:p>17062536</text:p>
          </table:table-cell>
          <table:table-cell office:value-type="float" office:value="17233576" calcext:value-type="float">
            <text:p>17233576</text:p>
          </table:table-cell>
          <table:table-cell office:value-type="float" office:value="17400347" calcext:value-type="float">
            <text:p>17400347</text:p>
          </table:table-cell>
          <table:table-cell office:value-type="float" office:value="17571507" calcext:value-type="float">
            <text:p>17571507</text:p>
          </table:table-cell>
          <table:table-cell office:value-type="float" office:value="17758959" calcext:value-type="float">
            <text:p>17758959</text:p>
          </table:table-cell>
          <table:table-cell office:value-type="float" office:value="17969353" calcext:value-type="float">
            <text:p>17969353</text:p>
          </table:table-cell>
          <table:table-cell office:value-type="float" office:value="18209068" calcext:value-type="float">
            <text:p>18209068</text:p>
          </table:table-cell>
          <table:table-cell office:value-type="float" office:value="18470439" calcext:value-type="float">
            <text:p>18470439</text:p>
          </table:table-cell>
          <table:table-cell office:value-type="float" office:value="18729160" calcext:value-type="float">
            <text:p>18729160</text:p>
          </table:table-cell>
        </table:table-row>
        <table:table-row table:style-name="ro1">
          <table:table-cell office:value-type="string" calcext:value-type="string">
            <text:p>Chine</text:p>
          </table:table-cell>
          <table:table-cell office:value-type="string" calcext:value-type="string">
            <text:p>CHN</text:p>
          </table:table-cell>
          <table:table-cell office:value-type="float" office:value="667070000" calcext:value-type="float">
            <text:p>667070000</text:p>
          </table:table-cell>
          <table:table-cell office:value-type="float" office:value="660330000" calcext:value-type="float">
            <text:p>660330000</text:p>
          </table:table-cell>
          <table:table-cell office:value-type="float" office:value="665770000" calcext:value-type="float">
            <text:p>665770000</text:p>
          </table:table-cell>
          <table:table-cell office:value-type="float" office:value="682335000" calcext:value-type="float">
            <text:p>682335000</text:p>
          </table:table-cell>
          <table:table-cell office:value-type="float" office:value="698355000" calcext:value-type="float">
            <text:p>698355000</text:p>
          </table:table-cell>
          <table:table-cell office:value-type="float" office:value="715185000" calcext:value-type="float">
            <text:p>715185000</text:p>
          </table:table-cell>
          <table:table-cell office:value-type="float" office:value="735400000" calcext:value-type="float">
            <text:p>735400000</text:p>
          </table:table-cell>
          <table:table-cell office:value-type="float" office:value="754550000" calcext:value-type="float">
            <text:p>754550000</text:p>
          </table:table-cell>
          <table:table-cell office:value-type="float" office:value="774510000" calcext:value-type="float">
            <text:p>774510000</text:p>
          </table:table-cell>
          <table:table-cell office:value-type="float" office:value="796025000" calcext:value-type="float">
            <text:p>796025000</text:p>
          </table:table-cell>
          <table:table-cell office:value-type="float" office:value="818315000" calcext:value-type="float">
            <text:p>818315000</text:p>
          </table:table-cell>
          <table:table-cell office:value-type="float" office:value="841105000" calcext:value-type="float">
            <text:p>841105000</text:p>
          </table:table-cell>
          <table:table-cell office:value-type="float" office:value="862030000" calcext:value-type="float">
            <text:p>862030000</text:p>
          </table:table-cell>
          <table:table-cell office:value-type="float" office:value="881940000" calcext:value-type="float">
            <text:p>881940000</text:p>
          </table:table-cell>
          <table:table-cell office:value-type="float" office:value="900350000" calcext:value-type="float">
            <text:p>900350000</text:p>
          </table:table-cell>
          <table:table-cell office:value-type="float" office:value="916395000" calcext:value-type="float">
            <text:p>916395000</text:p>
          </table:table-cell>
          <table:table-cell office:value-type="float" office:value="930685000" calcext:value-type="float">
            <text:p>930685000</text:p>
          </table:table-cell>
          <table:table-cell office:value-type="float" office:value="943455000" calcext:value-type="float">
            <text:p>943455000</text:p>
          </table:table-cell>
          <table:table-cell office:value-type="float" office:value="956165000" calcext:value-type="float">
            <text:p>956165000</text:p>
          </table:table-cell>
          <table:table-cell office:value-type="float" office:value="969005000" calcext:value-type="float">
            <text:p>969005000</text:p>
          </table:table-cell>
          <table:table-cell office:value-type="float" office:value="981235000" calcext:value-type="float">
            <text:p>981235000</text:p>
          </table:table-cell>
          <table:table-cell office:value-type="float" office:value="993885000" calcext:value-type="float">
            <text:p>993885000</text:p>
          </table:table-cell>
          <table:table-cell office:value-type="float" office:value="1008630000" calcext:value-type="float">
            <text:p>1008630000</text:p>
          </table:table-cell>
          <table:table-cell office:value-type="float" office:value="1023310000" calcext:value-type="float">
            <text:p>1023310000</text:p>
          </table:table-cell>
          <table:table-cell office:value-type="float" office:value="1036825000" calcext:value-type="float">
            <text:p>1036825000</text:p>
          </table:table-cell>
          <table:table-cell office:value-type="float" office:value="1051040000" calcext:value-type="float">
            <text:p>1051040000</text:p>
          </table:table-cell>
          <table:table-cell office:value-type="float" office:value="1066790000" calcext:value-type="float">
            <text:p>1066790000</text:p>
          </table:table-cell>
          <table:table-cell office:value-type="float" office:value="1084035000" calcext:value-type="float">
            <text:p>1084035000</text:p>
          </table:table-cell>
          <table:table-cell office:value-type="float" office:value="1101630000" calcext:value-type="float">
            <text:p>1101630000</text:p>
          </table:table-cell>
          <table:table-cell office:value-type="float" office:value="1118650000" calcext:value-type="float">
            <text:p>1118650000</text:p>
          </table:table-cell>
          <table:table-cell office:value-type="float" office:value="1135185000" calcext:value-type="float">
            <text:p>1135185000</text:p>
          </table:table-cell>
          <table:table-cell office:value-type="float" office:value="1150780000" calcext:value-type="float">
            <text:p>1150780000</text:p>
          </table:table-cell>
          <table:table-cell office:value-type="float" office:value="1164970000" calcext:value-type="float">
            <text:p>1164970000</text:p>
          </table:table-cell>
          <table:table-cell office:value-type="float" office:value="1178440000" calcext:value-type="float">
            <text:p>1178440000</text:p>
          </table:table-cell>
          <table:table-cell office:value-type="float" office:value="1191835000" calcext:value-type="float">
            <text:p>1191835000</text:p>
          </table:table-cell>
          <table:table-cell office:value-type="float" office:value="1204855000" calcext:value-type="float">
            <text:p>1204855000</text:p>
          </table:table-cell>
          <table:table-cell office:value-type="float" office:value="1217550000" calcext:value-type="float">
            <text:p>1217550000</text:p>
          </table:table-cell>
          <table:table-cell office:value-type="float" office:value="1230075000" calcext:value-type="float">
            <text:p>1230075000</text:p>
          </table:table-cell>
          <table:table-cell office:value-type="float" office:value="1241935000" calcext:value-type="float">
            <text:p>1241935000</text:p>
          </table:table-cell>
          <table:table-cell office:value-type="float" office:value="1252735000" calcext:value-type="float">
            <text:p>1252735000</text:p>
          </table:table-cell>
          <table:table-cell office:value-type="float" office:value="1262645000" calcext:value-type="float">
            <text:p>1262645000</text:p>
          </table:table-cell>
          <table:table-cell office:value-type="float" office:value="1271850000" calcext:value-type="float">
            <text:p>1271850000</text:p>
          </table:table-cell>
          <table:table-cell office:value-type="float" office:value="1280400000" calcext:value-type="float">
            <text:p>1280400000</text:p>
          </table:table-cell>
          <table:table-cell office:value-type="float" office:value="1288400000" calcext:value-type="float">
            <text:p>1288400000</text:p>
          </table:table-cell>
          <table:table-cell office:value-type="float" office:value="1296075000" calcext:value-type="float">
            <text:p>1296075000</text:p>
          </table:table-cell>
          <table:table-cell office:value-type="float" office:value="1303720000" calcext:value-type="float">
            <text:p>1303720000</text:p>
          </table:table-cell>
          <table:table-cell office:value-type="float" office:value="1311020000" calcext:value-type="float">
            <text:p>1311020000</text:p>
          </table:table-cell>
          <table:table-cell office:value-type="float" office:value="1317885000" calcext:value-type="float">
            <text:p>1317885000</text:p>
          </table:table-cell>
          <table:table-cell office:value-type="float" office:value="1324655000" calcext:value-type="float">
            <text:p>1324655000</text:p>
          </table:table-cell>
          <table:table-cell office:value-type="float" office:value="1331260000" calcext:value-type="float">
            <text:p>1331260000</text:p>
          </table:table-cell>
          <table:table-cell office:value-type="float" office:value="1337705000" calcext:value-type="float">
            <text:p>1337705000</text:p>
          </table:table-cell>
          <table:table-cell office:value-type="float" office:value="1344130000" calcext:value-type="float">
            <text:p>1344130000</text:p>
          </table:table-cell>
          <table:table-cell office:value-type="float" office:value="1350695000" calcext:value-type="float">
            <text:p>1350695000</text:p>
          </table:table-cell>
          <table:table-cell office:value-type="float" office:value="1357380000" calcext:value-type="float">
            <text:p>1357380000</text:p>
          </table:table-cell>
          <table:table-cell office:value-type="float" office:value="1364270000" calcext:value-type="float">
            <text:p>1364270000</text:p>
          </table:table-cell>
          <table:table-cell office:value-type="float" office:value="1371220000" calcext:value-type="float">
            <text:p>1371220000</text:p>
          </table:table-cell>
          <table:table-cell office:value-type="float" office:value="1378665000" calcext:value-type="float">
            <text:p>1378665000</text:p>
          </table:table-cell>
          <table:table-cell office:value-type="float" office:value="1386395000" calcext:value-type="float">
            <text:p>1386395000</text:p>
          </table:table-cell>
          <table:table-cell office:value-type="float" office:value="1392730000" calcext:value-type="float">
            <text:p>1392730000</text:p>
          </table:table-cell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V</text:p>
          </table:table-cell>
          <table:table-cell office:value-type="float" office:value="3503553" calcext:value-type="float">
            <text:p>3503553</text:p>
          </table:table-cell>
          <table:table-cell office:value-type="float" office:value="3631553" calcext:value-type="float">
            <text:p>3631553</text:p>
          </table:table-cell>
          <table:table-cell office:value-type="float" office:value="3770766" calcext:value-type="float">
            <text:p>3770766</text:p>
          </table:table-cell>
          <table:table-cell office:value-type="float" office:value="3918628" calcext:value-type="float">
            <text:p>3918628</text:p>
          </table:table-cell>
          <table:table-cell office:value-type="float" office:value="4071411" calcext:value-type="float">
            <text:p>4071411</text:p>
          </table:table-cell>
          <table:table-cell office:value-type="float" office:value="4226844" calcext:value-type="float">
            <text:p>4226844</text:p>
          </table:table-cell>
          <table:table-cell office:value-type="float" office:value="4383728" calcext:value-type="float">
            <text:p>4383728</text:p>
          </table:table-cell>
          <table:table-cell office:value-type="float" office:value="4544164" calcext:value-type="float">
            <text:p>4544164</text:p>
          </table:table-cell>
          <table:table-cell office:value-type="float" office:value="4713135" calcext:value-type="float">
            <text:p>4713135</text:p>
          </table:table-cell>
          <table:table-cell office:value-type="float" office:value="4897472" calcext:value-type="float">
            <text:p>4897472</text:p>
          </table:table-cell>
          <table:table-cell office:value-type="float" office:value="5102064" calcext:value-type="float">
            <text:p>5102064</text:p>
          </table:table-cell>
          <table:table-cell office:value-type="float" office:value="5328744" calcext:value-type="float">
            <text:p>5328744</text:p>
          </table:table-cell>
          <table:table-cell office:value-type="float" office:value="5576038" calcext:value-type="float">
            <text:p>5576038</text:p>
          </table:table-cell>
          <table:table-cell office:value-type="float" office:value="5841506" calcext:value-type="float">
            <text:p>5841506</text:p>
          </table:table-cell>
          <table:table-cell office:value-type="float" office:value="6121285" calcext:value-type="float">
            <text:p>6121285</text:p>
          </table:table-cell>
          <table:table-cell office:value-type="float" office:value="6412403" calcext:value-type="float">
            <text:p>6412403</text:p>
          </table:table-cell>
          <table:table-cell office:value-type="float" office:value="6713950" calcext:value-type="float">
            <text:p>6713950</text:p>
          </table:table-cell>
          <table:table-cell office:value-type="float" office:value="7026496" calcext:value-type="float">
            <text:p>7026496</text:p>
          </table:table-cell>
          <table:table-cell office:value-type="float" office:value="7350270" calcext:value-type="float">
            <text:p>7350270</text:p>
          </table:table-cell>
          <table:table-cell office:value-type="float" office:value="7685918" calcext:value-type="float">
            <text:p>7685918</text:p>
          </table:table-cell>
          <table:table-cell office:value-type="float" office:value="8033650" calcext:value-type="float">
            <text:p>8033650</text:p>
          </table:table-cell>
          <table:table-cell office:value-type="float" office:value="8393691" calcext:value-type="float">
            <text:p>8393691</text:p>
          </table:table-cell>
          <table:table-cell office:value-type="float" office:value="8764989" calcext:value-type="float">
            <text:p>8764989</text:p>
          </table:table-cell>
          <table:table-cell office:value-type="float" office:value="9144931" calcext:value-type="float">
            <text:p>9144931</text:p>
          </table:table-cell>
          <table:table-cell office:value-type="float" office:value="9530107" calcext:value-type="float">
            <text:p>9530107</text:p>
          </table:table-cell>
          <table:table-cell office:value-type="float" office:value="9918196" calcext:value-type="float">
            <text:p>9918196</text:p>
          </table:table-cell>
          <table:table-cell office:value-type="float" office:value="10307281" calcext:value-type="float">
            <text:p>10307281</text:p>
          </table:table-cell>
          <table:table-cell office:value-type="float" office:value="10698194" calcext:value-type="float">
            <text:p>10698194</text:p>
          </table:table-cell>
          <table:table-cell office:value-type="float" office:value="11094748" calcext:value-type="float">
            <text:p>11094748</text:p>
          </table:table-cell>
          <table:table-cell office:value-type="float" office:value="11502449" calcext:value-type="float">
            <text:p>11502449</text:p>
          </table:table-cell>
          <table:table-cell office:value-type="float" office:value="11924877" calcext:value-type="float">
            <text:p>11924877</text:p>
          </table:table-cell>
          <table:table-cell office:value-type="float" office:value="12362407" calcext:value-type="float">
            <text:p>12362407</text:p>
          </table:table-cell>
          <table:table-cell office:value-type="float" office:value="12812421" calcext:value-type="float">
            <text:p>12812421</text:p>
          </table:table-cell>
          <table:table-cell office:value-type="float" office:value="13271643" calcext:value-type="float">
            <text:p>13271643</text:p>
          </table:table-cell>
          <table:table-cell office:value-type="float" office:value="13735433" calcext:value-type="float">
            <text:p>13735433</text:p>
          </table:table-cell>
          <table:table-cell office:value-type="float" office:value="14199762" calcext:value-type="float">
            <text:p>14199762</text:p>
          </table:table-cell>
          <table:table-cell office:value-type="float" office:value="14665127" calcext:value-type="float">
            <text:p>14665127</text:p>
          </table:table-cell>
          <table:table-cell office:value-type="float" office:value="15130663" calcext:value-type="float">
            <text:p>15130663</text:p>
          </table:table-cell>
          <table:table-cell office:value-type="float" office:value="15589414" calcext:value-type="float">
            <text:p>15589414</text:p>
          </table:table-cell>
          <table:table-cell office:value-type="float" office:value="16032573" calcext:value-type="float">
            <text:p>16032573</text:p>
          </table:table-cell>
          <table:table-cell office:value-type="float" office:value="16454668" calcext:value-type="float">
            <text:p>16454668</text:p>
          </table:table-cell>
          <table:table-cell office:value-type="float" office:value="16853026" calcext:value-type="float">
            <text:p>16853026</text:p>
          </table:table-cell>
          <table:table-cell office:value-type="float" office:value="17231539" calcext:value-type="float">
            <text:p>17231539</text:p>
          </table:table-cell>
          <table:table-cell office:value-type="float" office:value="17599610" calcext:value-type="float">
            <text:p>17599610</text:p>
          </table:table-cell>
          <table:table-cell office:value-type="float" office:value="17970494" calcext:value-type="float">
            <text:p>17970494</text:p>
          </table:table-cell>
          <table:table-cell office:value-type="float" office:value="18354514" calcext:value-type="float">
            <text:p>18354514</text:p>
          </table:table-cell>
          <table:table-cell office:value-type="float" office:value="18754916" calcext:value-type="float">
            <text:p>18754916</text:p>
          </table:table-cell>
          <table:table-cell office:value-type="float" office:value="19171237" calcext:value-type="float">
            <text:p>19171237</text:p>
          </table:table-cell>
          <table:table-cell office:value-type="float" office:value="19605569" calcext:value-type="float">
            <text:p>19605569</text:p>
          </table:table-cell>
          <table:table-cell office:value-type="float" office:value="20059147" calcext:value-type="float">
            <text:p>20059147</text:p>
          </table:table-cell>
          <table:table-cell office:value-type="float" office:value="20532950" calcext:value-type="float">
            <text:p>20532950</text:p>
          </table:table-cell>
          <table:table-cell office:value-type="float" office:value="21028655" calcext:value-type="float">
            <text:p>21028655</text:p>
          </table:table-cell>
          <table:table-cell office:value-type="float" office:value="21547188" calcext:value-type="float">
            <text:p>21547188</text:p>
          </table:table-cell>
          <table:table-cell office:value-type="float" office:value="22087505" calcext:value-type="float">
            <text:p>22087505</text:p>
          </table:table-cell>
          <table:table-cell office:value-type="float" office:value="22647683" calcext:value-type="float">
            <text:p>22647683</text:p>
          </table:table-cell>
          <table:table-cell office:value-type="float" office:value="23226143" calcext:value-type="float">
            <text:p>23226143</text:p>
          </table:table-cell>
          <table:table-cell office:value-type="float" office:value="23822714" calcext:value-type="float">
            <text:p>23822714</text:p>
          </table:table-cell>
          <table:table-cell office:value-type="float" office:value="24437469" calcext:value-type="float">
            <text:p>24437469</text:p>
          </table:table-cell>
          <table:table-cell office:value-type="float" office:value="25069229" calcext:value-type="float">
            <text:p>25069229</text:p>
          </table:table-cell>
        </table:table-row>
        <table:table-row table:style-name="ro1">
          <table:table-cell office:value-type="string" calcext:value-type="string">
            <text:p>Cameroun</text:p>
          </table:table-cell>
          <table:table-cell office:value-type="string" calcext:value-type="string">
            <text:p>CMR</text:p>
          </table:table-cell>
          <table:table-cell office:value-type="float" office:value="5176918" calcext:value-type="float">
            <text:p>5176918</text:p>
          </table:table-cell>
          <table:table-cell office:value-type="float" office:value="5285017" calcext:value-type="float">
            <text:p>5285017</text:p>
          </table:table-cell>
          <table:table-cell office:value-type="float" office:value="5398729" calcext:value-type="float">
            <text:p>5398729</text:p>
          </table:table-cell>
          <table:table-cell office:value-type="float" office:value="5518104" calcext:value-type="float">
            <text:p>5518104</text:p>
          </table:table-cell>
          <table:table-cell office:value-type="float" office:value="5643036" calcext:value-type="float">
            <text:p>5643036</text:p>
          </table:table-cell>
          <table:table-cell office:value-type="float" office:value="5773543" calcext:value-type="float">
            <text:p>5773543</text:p>
          </table:table-cell>
          <table:table-cell office:value-type="float" office:value="5909882" calcext:value-type="float">
            <text:p>5909882</text:p>
          </table:table-cell>
          <table:table-cell office:value-type="float" office:value="6052420" calcext:value-type="float">
            <text:p>6052420</text:p>
          </table:table-cell>
          <table:table-cell office:value-type="float" office:value="6201413" calcext:value-type="float">
            <text:p>6201413</text:p>
          </table:table-cell>
          <table:table-cell office:value-type="float" office:value="6357092" calcext:value-type="float">
            <text:p>6357092</text:p>
          </table:table-cell>
          <table:table-cell office:value-type="float" office:value="6519762" calcext:value-type="float">
            <text:p>6519762</text:p>
          </table:table-cell>
          <table:table-cell office:value-type="float" office:value="6689662" calcext:value-type="float">
            <text:p>6689662</text:p>
          </table:table-cell>
          <table:table-cell office:value-type="float" office:value="6867178" calcext:value-type="float">
            <text:p>6867178</text:p>
          </table:table-cell>
          <table:table-cell office:value-type="float" office:value="7052849" calcext:value-type="float">
            <text:p>7052849</text:p>
          </table:table-cell>
          <table:table-cell office:value-type="float" office:value="7247287" calcext:value-type="float">
            <text:p>7247287</text:p>
          </table:table-cell>
          <table:table-cell office:value-type="float" office:value="7451054" calcext:value-type="float">
            <text:p>7451054</text:p>
          </table:table-cell>
          <table:table-cell office:value-type="float" office:value="7664406" calcext:value-type="float">
            <text:p>7664406</text:p>
          </table:table-cell>
          <table:table-cell office:value-type="float" office:value="7887560" calcext:value-type="float">
            <text:p>7887560</text:p>
          </table:table-cell>
          <table:table-cell office:value-type="float" office:value="8121084" calcext:value-type="float">
            <text:p>8121084</text:p>
          </table:table-cell>
          <table:table-cell office:value-type="float" office:value="8365567" calcext:value-type="float">
            <text:p>8365567</text:p>
          </table:table-cell>
          <table:table-cell office:value-type="float" office:value="8621406" calcext:value-type="float">
            <text:p>8621406</text:p>
          </table:table-cell>
          <table:table-cell office:value-type="float" office:value="8888535" calcext:value-type="float">
            <text:p>8888535</text:p>
          </table:table-cell>
          <table:table-cell office:value-type="float" office:value="9166816" calcext:value-type="float">
            <text:p>9166816</text:p>
          </table:table-cell>
          <table:table-cell office:value-type="float" office:value="9456494" calcext:value-type="float">
            <text:p>9456494</text:p>
          </table:table-cell>
          <table:table-cell office:value-type="float" office:value="9757841" calcext:value-type="float">
            <text:p>9757841</text:p>
          </table:table-cell>
          <table:table-cell office:value-type="float" office:value="10070806" calcext:value-type="float">
            <text:p>10070806</text:p>
          </table:table-cell>
          <table:table-cell office:value-type="float" office:value="10395480" calcext:value-type="float">
            <text:p>10395480</text:p>
          </table:table-cell>
          <table:table-cell office:value-type="float" office:value="10731064" calcext:value-type="float">
            <text:p>10731064</text:p>
          </table:table-cell>
          <table:table-cell office:value-type="float" office:value="11075422" calcext:value-type="float">
            <text:p>11075422</text:p>
          </table:table-cell>
          <table:table-cell office:value-type="float" office:value="11425800" calcext:value-type="float">
            <text:p>11425800</text:p>
          </table:table-cell>
          <table:table-cell office:value-type="float" office:value="11780088" calcext:value-type="float">
            <text:p>11780088</text:p>
          </table:table-cell>
          <table:table-cell office:value-type="float" office:value="12137912" calcext:value-type="float">
            <text:p>12137912</text:p>
          </table:table-cell>
          <table:table-cell office:value-type="float" office:value="12499499" calcext:value-type="float">
            <text:p>12499499</text:p>
          </table:table-cell>
          <table:table-cell office:value-type="float" office:value="12864090" calcext:value-type="float">
            <text:p>12864090</text:p>
          </table:table-cell>
          <table:table-cell office:value-type="float" office:value="13230984" calcext:value-type="float">
            <text:p>13230984</text:p>
          </table:table-cell>
          <table:table-cell office:value-type="float" office:value="13599988" calcext:value-type="float">
            <text:p>13599988</text:p>
          </table:table-cell>
          <table:table-cell office:value-type="float" office:value="13970813" calcext:value-type="float">
            <text:p>13970813</text:p>
          </table:table-cell>
          <table:table-cell office:value-type="float" office:value="14344449" calcext:value-type="float">
            <text:p>14344449</text:p>
          </table:table-cell>
          <table:table-cell office:value-type="float" office:value="14723768" calcext:value-type="float">
            <text:p>14723768</text:p>
          </table:table-cell>
          <table:table-cell office:value-type="float" office:value="15112592" calcext:value-type="float">
            <text:p>15112592</text:p>
          </table:table-cell>
          <table:table-cell office:value-type="float" office:value="15513945" calcext:value-type="float">
            <text:p>15513945</text:p>
          </table:table-cell>
          <table:table-cell office:value-type="float" office:value="15928910" calcext:value-type="float">
            <text:p>15928910</text:p>
          </table:table-cell>
          <table:table-cell office:value-type="float" office:value="16357602" calcext:value-type="float">
            <text:p>16357602</text:p>
          </table:table-cell>
          <table:table-cell office:value-type="float" office:value="16800865" calcext:value-type="float">
            <text:p>16800865</text:p>
          </table:table-cell>
          <table:table-cell office:value-type="float" office:value="17259322" calcext:value-type="float">
            <text:p>17259322</text:p>
          </table:table-cell>
          <table:table-cell office:value-type="float" office:value="17733410" calcext:value-type="float">
            <text:p>17733410</text:p>
          </table:table-cell>
          <table:table-cell office:value-type="float" office:value="18223674" calcext:value-type="float">
            <text:p>18223674</text:p>
          </table:table-cell>
          <table:table-cell office:value-type="float" office:value="18730282" calcext:value-type="float">
            <text:p>18730282</text:p>
          </table:table-cell>
          <table:table-cell office:value-type="float" office:value="19252666" calcext:value-type="float">
            <text:p>19252666</text:p>
          </table:table-cell>
          <table:table-cell office:value-type="float" office:value="19789919" calcext:value-type="float">
            <text:p>19789919</text:p>
          </table:table-cell>
          <table:table-cell office:value-type="float" office:value="20341241" calcext:value-type="float">
            <text:p>20341241</text:p>
          </table:table-cell>
          <table:table-cell office:value-type="float" office:value="20906388" calcext:value-type="float">
            <text:p>20906388</text:p>
          </table:table-cell>
          <table:table-cell office:value-type="float" office:value="21485266" calcext:value-type="float">
            <text:p>21485266</text:p>
          </table:table-cell>
          <table:table-cell office:value-type="float" office:value="22077298" calcext:value-type="float">
            <text:p>22077298</text:p>
          </table:table-cell>
          <table:table-cell office:value-type="float" office:value="22681858" calcext:value-type="float">
            <text:p>22681858</text:p>
          </table:table-cell>
          <table:table-cell office:value-type="float" office:value="23298368" calcext:value-type="float">
            <text:p>23298368</text:p>
          </table:table-cell>
          <table:table-cell office:value-type="float" office:value="23926539" calcext:value-type="float">
            <text:p>23926539</text:p>
          </table:table-cell>
          <table:table-cell office:value-type="float" office:value="24566045" calcext:value-type="float">
            <text:p>24566045</text:p>
          </table:table-cell>
          <table:table-cell office:value-type="float" office:value="25216237" calcext:value-type="float">
            <text:p>25216237</text:p>
          </table:table-cell>
        </table:table-row>
        <table:table-row table:style-name="ro1">
          <table:table-cell office:value-type="string" calcext:value-type="string">
            <text:p>Congo, République démocratique du</text:p>
          </table:table-cell>
          <table:table-cell office:value-type="string" calcext:value-type="string">
            <text:p>COD</text:p>
          </table:table-cell>
          <table:table-cell office:value-type="float" office:value="15248251" calcext:value-type="float">
            <text:p>15248251</text:p>
          </table:table-cell>
          <table:table-cell office:value-type="float" office:value="15637699" calcext:value-type="float">
            <text:p>15637699</text:p>
          </table:table-cell>
          <table:table-cell office:value-type="float" office:value="16041190" calcext:value-type="float">
            <text:p>16041190</text:p>
          </table:table-cell>
          <table:table-cell office:value-type="float" office:value="16461830" calcext:value-type="float">
            <text:p>16461830</text:p>
          </table:table-cell>
          <table:table-cell office:value-type="float" office:value="16903831" calcext:value-type="float">
            <text:p>16903831</text:p>
          </table:table-cell>
          <table:table-cell office:value-type="float" office:value="17369883" calcext:value-type="float">
            <text:p>17369883</text:p>
          </table:table-cell>
          <table:table-cell office:value-type="float" office:value="17862049" calcext:value-type="float">
            <text:p>17862049</text:p>
          </table:table-cell>
          <table:table-cell office:value-type="float" office:value="18378625" calcext:value-type="float">
            <text:p>18378625</text:p>
          </table:table-cell>
          <table:table-cell office:value-type="float" office:value="18913878" calcext:value-type="float">
            <text:p>18913878</text:p>
          </table:table-cell>
          <table:table-cell office:value-type="float" office:value="19459816" calcext:value-type="float">
            <text:p>19459816</text:p>
          </table:table-cell>
          <table:table-cell office:value-type="float" office:value="20011036" calcext:value-type="float">
            <text:p>20011036</text:p>
          </table:table-cell>
          <table:table-cell office:value-type="float" office:value="20564067" calcext:value-type="float">
            <text:p>20564067</text:p>
          </table:table-cell>
          <table:table-cell office:value-type="float" office:value="21121363" calcext:value-type="float">
            <text:p>21121363</text:p>
          </table:table-cell>
          <table:table-cell office:value-type="float" office:value="21690443" calcext:value-type="float">
            <text:p>21690443</text:p>
          </table:table-cell>
          <table:table-cell office:value-type="float" office:value="22282136" calcext:value-type="float">
            <text:p>22282136</text:p>
          </table:table-cell>
          <table:table-cell office:value-type="float" office:value="22903581" calcext:value-type="float">
            <text:p>22903581</text:p>
          </table:table-cell>
          <table:table-cell office:value-type="float" office:value="23560464" calcext:value-type="float">
            <text:p>23560464</text:p>
          </table:table-cell>
          <table:table-cell office:value-type="float" office:value="24249130" calcext:value-type="float">
            <text:p>24249130</text:p>
          </table:table-cell>
          <table:table-cell office:value-type="float" office:value="24956385" calcext:value-type="float">
            <text:p>24956385</text:p>
          </table:table-cell>
          <table:table-cell office:value-type="float" office:value="25663592" calcext:value-type="float">
            <text:p>25663592</text:p>
          </table:table-cell>
          <table:table-cell office:value-type="float" office:value="26358908" calcext:value-type="float">
            <text:p>26358908</text:p>
          </table:table-cell>
          <table:table-cell office:value-type="float" office:value="27040322" calcext:value-type="float">
            <text:p>27040322</text:p>
          </table:table-cell>
          <table:table-cell office:value-type="float" office:value="27717291" calcext:value-type="float">
            <text:p>27717291</text:p>
          </table:table-cell>
          <table:table-cell office:value-type="float" office:value="28403851" calcext:value-type="float">
            <text:p>28403851</text:p>
          </table:table-cell>
          <table:table-cell office:value-type="float" office:value="29119673" calcext:value-type="float">
            <text:p>29119673</text:p>
          </table:table-cell>
          <table:table-cell office:value-type="float" office:value="29881229" calcext:value-type="float">
            <text:p>29881229</text:p>
          </table:table-cell>
          <table:table-cell office:value-type="float" office:value="30683869" calcext:value-type="float">
            <text:p>30683869</text:p>
          </table:table-cell>
          <table:table-cell office:value-type="float" office:value="31528708" calcext:value-type="float">
            <text:p>31528708</text:p>
          </table:table-cell>
          <table:table-cell office:value-type="float" office:value="32443781" calcext:value-type="float">
            <text:p>32443781</text:p>
          </table:table-cell>
          <table:table-cell office:value-type="float" office:value="33464765" calcext:value-type="float">
            <text:p>33464765</text:p>
          </table:table-cell>
          <table:table-cell office:value-type="float" office:value="34612023" calcext:value-type="float">
            <text:p>34612023</text:p>
          </table:table-cell>
          <table:table-cell office:value-type="float" office:value="35908244" calcext:value-type="float">
            <text:p>35908244</text:p>
          </table:table-cell>
          <table:table-cell office:value-type="float" office:value="37333914" calcext:value-type="float">
            <text:p>37333914</text:p>
          </table:table-cell>
          <table:table-cell office:value-type="float" office:value="38815834" calcext:value-type="float">
            <text:p>38815834</text:p>
          </table:table-cell>
          <table:table-cell office:value-type="float" office:value="40252975" calcext:value-type="float">
            <text:p>40252975</text:p>
          </table:table-cell>
          <table:table-cell office:value-type="float" office:value="41576234" calcext:value-type="float">
            <text:p>41576234</text:p>
          </table:table-cell>
          <table:table-cell office:value-type="float" office:value="42757243" calcext:value-type="float">
            <text:p>42757243</text:p>
          </table:table-cell>
          <table:table-cell office:value-type="float" office:value="43827180" calcext:value-type="float">
            <text:p>43827180</text:p>
          </table:table-cell>
          <table:table-cell office:value-type="float" office:value="44849967" calcext:value-type="float">
            <text:p>44849967</text:p>
          </table:table-cell>
          <table:table-cell office:value-type="float" office:value="45919613" calcext:value-type="float">
            <text:p>45919613</text:p>
          </table:table-cell>
          <table:table-cell office:value-type="float" office:value="47105826" calcext:value-type="float">
            <text:p>47105826</text:p>
          </table:table-cell>
          <table:table-cell office:value-type="float" office:value="48428545" calcext:value-type="float">
            <text:p>48428545</text:p>
          </table:table-cell>
          <table:table-cell office:value-type="float" office:value="49871666" calcext:value-type="float">
            <text:p>49871666</text:p>
          </table:table-cell>
          <table:table-cell office:value-type="float" office:value="51425580" calcext:value-type="float">
            <text:p>51425580</text:p>
          </table:table-cell>
          <table:table-cell office:value-type="float" office:value="53068880" calcext:value-type="float">
            <text:p>53068880</text:p>
          </table:table-cell>
          <table:table-cell office:value-type="float" office:value="54785903" calcext:value-type="float">
            <text:p>54785903</text:p>
          </table:table-cell>
          <table:table-cell office:value-type="float" office:value="56578037" calcext:value-type="float">
            <text:p>56578037</text:p>
          </table:table-cell>
          <table:table-cell office:value-type="float" office:value="58453683" calcext:value-type="float">
            <text:p>58453683</text:p>
          </table:table-cell>
          <table:table-cell office:value-type="float" office:value="60411195" calcext:value-type="float">
            <text:p>60411195</text:p>
          </table:table-cell>
          <table:table-cell office:value-type="float" office:value="62448574" calcext:value-type="float">
            <text:p>62448574</text:p>
          </table:table-cell>
          <table:table-cell office:value-type="float" office:value="64563854" calcext:value-type="float">
            <text:p>64563854</text:p>
          </table:table-cell>
          <table:table-cell office:value-type="float" office:value="66755153" calcext:value-type="float">
            <text:p>66755153</text:p>
          </table:table-cell>
          <table:table-cell office:value-type="float" office:value="69020747" calcext:value-type="float">
            <text:p>69020747</text:p>
          </table:table-cell>
          <table:table-cell office:value-type="float" office:value="71358807" calcext:value-type="float">
            <text:p>71358807</text:p>
          </table:table-cell>
          <table:table-cell office:value-type="float" office:value="73767447" calcext:value-type="float">
            <text:p>73767447</text:p>
          </table:table-cell>
          <table:table-cell office:value-type="float" office:value="76244544" calcext:value-type="float">
            <text:p>76244544</text:p>
          </table:table-cell>
          <table:table-cell office:value-type="float" office:value="78789127" calcext:value-type="float">
            <text:p>78789127</text:p>
          </table:table-cell>
          <table:table-cell office:value-type="float" office:value="81398764" calcext:value-type="float">
            <text:p>81398764</text:p>
          </table:table-cell>
          <table:table-cell office:value-type="float" office:value="84068091" calcext:value-type="float">
            <text:p>84068091</text:p>
          </table:table-cell>
        </table:table-row>
        <table:table-row table:style-name="ro1">
          <table:table-cell office:value-type="string" calcext:value-type="string">
            <text:p>Congo, République du</text:p>
          </table:table-cell>
          <table:table-cell office:value-type="string" calcext:value-type="string">
            <text:p>COG</text:p>
          </table:table-cell>
          <table:table-cell office:value-type="float" office:value="1018253" calcext:value-type="float">
            <text:p>1018253</text:p>
          </table:table-cell>
          <table:table-cell office:value-type="float" office:value="1043116" calcext:value-type="float">
            <text:p>1043116</text:p>
          </table:table-cell>
          <table:table-cell office:value-type="float" office:value="1069238" calcext:value-type="float">
            <text:p>1069238</text:p>
          </table:table-cell>
          <table:table-cell office:value-type="float" office:value="1096638" calcext:value-type="float">
            <text:p>1096638</text:p>
          </table:table-cell>
          <table:table-cell office:value-type="float" office:value="1125352" calcext:value-type="float">
            <text:p>1125352</text:p>
          </table:table-cell>
          <table:table-cell office:value-type="float" office:value="1155392" calcext:value-type="float">
            <text:p>1155392</text:p>
          </table:table-cell>
          <table:table-cell office:value-type="float" office:value="1186785" calcext:value-type="float">
            <text:p>1186785</text:p>
          </table:table-cell>
          <table:table-cell office:value-type="float" office:value="1219541" calcext:value-type="float">
            <text:p>1219541</text:p>
          </table:table-cell>
          <table:table-cell office:value-type="float" office:value="1253760" calcext:value-type="float">
            <text:p>1253760</text:p>
          </table:table-cell>
          <table:table-cell office:value-type="float" office:value="1289522" calcext:value-type="float">
            <text:p>1289522</text:p>
          </table:table-cell>
          <table:table-cell office:value-type="float" office:value="1326885" calcext:value-type="float">
            <text:p>1326885</text:p>
          </table:table-cell>
          <table:table-cell office:value-type="float" office:value="1365899" calcext:value-type="float">
            <text:p>1365899</text:p>
          </table:table-cell>
          <table:table-cell office:value-type="float" office:value="1406522" calcext:value-type="float">
            <text:p>1406522</text:p>
          </table:table-cell>
          <table:table-cell office:value-type="float" office:value="1448637" calcext:value-type="float">
            <text:p>1448637</text:p>
          </table:table-cell>
          <table:table-cell office:value-type="float" office:value="1492055" calcext:value-type="float">
            <text:p>1492055</text:p>
          </table:table-cell>
          <table:table-cell office:value-type="float" office:value="1536654" calcext:value-type="float">
            <text:p>1536654</text:p>
          </table:table-cell>
          <table:table-cell office:value-type="float" office:value="1582358" calcext:value-type="float">
            <text:p>1582358</text:p>
          </table:table-cell>
          <table:table-cell office:value-type="float" office:value="1629209" calcext:value-type="float">
            <text:p>1629209</text:p>
          </table:table-cell>
          <table:table-cell office:value-type="float" office:value="1677332" calcext:value-type="float">
            <text:p>1677332</text:p>
          </table:table-cell>
          <table:table-cell office:value-type="float" office:value="1726866" calcext:value-type="float">
            <text:p>1726866</text:p>
          </table:table-cell>
          <table:table-cell office:value-type="float" office:value="1777934" calcext:value-type="float">
            <text:p>1777934</text:p>
          </table:table-cell>
          <table:table-cell office:value-type="float" office:value="1830632" calcext:value-type="float">
            <text:p>1830632</text:p>
          </table:table-cell>
          <table:table-cell office:value-type="float" office:value="1884875" calcext:value-type="float">
            <text:p>1884875</text:p>
          </table:table-cell>
          <table:table-cell office:value-type="float" office:value="1940443" calcext:value-type="float">
            <text:p>1940443</text:p>
          </table:table-cell>
          <table:table-cell office:value-type="float" office:value="1996995" calcext:value-type="float">
            <text:p>1996995</text:p>
          </table:table-cell>
          <table:table-cell office:value-type="float" office:value="2054312" calcext:value-type="float">
            <text:p>2054312</text:p>
          </table:table-cell>
          <table:table-cell office:value-type="float" office:value="2112361" calcext:value-type="float">
            <text:p>2112361</text:p>
          </table:table-cell>
          <table:table-cell office:value-type="float" office:value="2171321" calcext:value-type="float">
            <text:p>2171321</text:p>
          </table:table-cell>
          <table:table-cell office:value-type="float" office:value="2231465" calcext:value-type="float">
            <text:p>2231465</text:p>
          </table:table-cell>
          <table:table-cell office:value-type="float" office:value="2293166" calcext:value-type="float">
            <text:p>2293166</text:p>
          </table:table-cell>
          <table:table-cell office:value-type="float" office:value="2356737" calcext:value-type="float">
            <text:p>2356737</text:p>
          </table:table-cell>
          <table:table-cell office:value-type="float" office:value="2422305" calcext:value-type="float">
            <text:p>2422305</text:p>
          </table:table-cell>
          <table:table-cell office:value-type="float" office:value="2489952" calcext:value-type="float">
            <text:p>2489952</text:p>
          </table:table-cell>
          <table:table-cell office:value-type="float" office:value="2559873" calcext:value-type="float">
            <text:p>2559873</text:p>
          </table:table-cell>
          <table:table-cell office:value-type="float" office:value="2632345" calcext:value-type="float">
            <text:p>2632345</text:p>
          </table:table-cell>
          <table:table-cell office:value-type="float" office:value="2707537" calcext:value-type="float">
            <text:p>2707537</text:p>
          </table:table-cell>
          <table:table-cell office:value-type="float" office:value="2785810" calcext:value-type="float">
            <text:p>2785810</text:p>
          </table:table-cell>
          <table:table-cell office:value-type="float" office:value="2867280" calcext:value-type="float">
            <text:p>2867280</text:p>
          </table:table-cell>
          <table:table-cell office:value-type="float" office:value="2951647" calcext:value-type="float">
            <text:p>2951647</text:p>
          </table:table-cell>
          <table:table-cell office:value-type="float" office:value="3038433" calcext:value-type="float">
            <text:p>3038433</text:p>
          </table:table-cell>
          <table:table-cell office:value-type="float" office:value="3127411" calcext:value-type="float">
            <text:p>3127411</text:p>
          </table:table-cell>
          <table:table-cell office:value-type="float" office:value="3217933" calcext:value-type="float">
            <text:p>3217933</text:p>
          </table:table-cell>
          <table:table-cell office:value-type="float" office:value="3310387" calcext:value-type="float">
            <text:p>3310387</text:p>
          </table:table-cell>
          <table:table-cell office:value-type="float" office:value="3406922" calcext:value-type="float">
            <text:p>3406922</text:p>
          </table:table-cell>
          <table:table-cell office:value-type="float" office:value="3510468" calcext:value-type="float">
            <text:p>3510468</text:p>
          </table:table-cell>
          <table:table-cell office:value-type="float" office:value="3622775" calcext:value-type="float">
            <text:p>3622775</text:p>
          </table:table-cell>
          <table:table-cell office:value-type="float" office:value="3745141" calcext:value-type="float">
            <text:p>3745141</text:p>
          </table:table-cell>
          <table:table-cell office:value-type="float" office:value="3876119" calcext:value-type="float">
            <text:p>3876119</text:p>
          </table:table-cell>
          <table:table-cell office:value-type="float" office:value="4011486" calcext:value-type="float">
            <text:p>4011486</text:p>
          </table:table-cell>
          <table:table-cell office:value-type="float" office:value="4145391" calcext:value-type="float">
            <text:p>4145391</text:p>
          </table:table-cell>
          <table:table-cell office:value-type="float" office:value="4273731" calcext:value-type="float">
            <text:p>4273731</text:p>
          </table:table-cell>
          <table:table-cell office:value-type="float" office:value="4394844" calcext:value-type="float">
            <text:p>4394844</text:p>
          </table:table-cell>
          <table:table-cell office:value-type="float" office:value="4510198" calcext:value-type="float">
            <text:p>4510198</text:p>
          </table:table-cell>
          <table:table-cell office:value-type="float" office:value="4622761" calcext:value-type="float">
            <text:p>4622761</text:p>
          </table:table-cell>
          <table:table-cell office:value-type="float" office:value="4736974" calcext:value-type="float">
            <text:p>4736974</text:p>
          </table:table-cell>
          <table:table-cell office:value-type="float" office:value="4856095" calcext:value-type="float">
            <text:p>4856095</text:p>
          </table:table-cell>
          <table:table-cell office:value-type="float" office:value="4980999" calcext:value-type="float">
            <text:p>4980999</text:p>
          </table:table-cell>
          <table:table-cell office:value-type="float" office:value="5110702" calcext:value-type="float">
            <text:p>5110702</text:p>
          </table:table-cell>
          <table:table-cell office:value-type="float" office:value="5244363" calcext:value-type="float">
            <text:p>5244363</text:p>
          </table:table-cell>
        </table:table-row>
        <table:table-row table:style-name="ro1">
          <table:table-cell office:value-type="string" calcext:value-type="string">
            <text:p>Colombie</text:p>
          </table:table-cell>
          <table:table-cell office:value-type="string" calcext:value-type="string">
            <text:p>COL</text:p>
          </table:table-cell>
          <table:table-cell office:value-type="float" office:value="16057724" calcext:value-type="float">
            <text:p>16057724</text:p>
          </table:table-cell>
          <table:table-cell office:value-type="float" office:value="16567811" calcext:value-type="float">
            <text:p>16567811</text:p>
          </table:table-cell>
          <table:table-cell office:value-type="float" office:value="17092918" calcext:value-type="float">
            <text:p>17092918</text:p>
          </table:table-cell>
          <table:table-cell office:value-type="float" office:value="17629979" calcext:value-type="float">
            <text:p>17629979</text:p>
          </table:table-cell>
          <table:table-cell office:value-type="float" office:value="18175185" calcext:value-type="float">
            <text:p>18175185</text:p>
          </table:table-cell>
          <table:table-cell office:value-type="float" office:value="18725245" calcext:value-type="float">
            <text:p>18725245</text:p>
          </table:table-cell>
          <table:table-cell office:value-type="float" office:value="19279740" calcext:value-type="float">
            <text:p>19279740</text:p>
          </table:table-cell>
          <table:table-cell office:value-type="float" office:value="19837510" calcext:value-type="float">
            <text:p>19837510</text:p>
          </table:table-cell>
          <table:table-cell office:value-type="float" office:value="20393699" calcext:value-type="float">
            <text:p>20393699</text:p>
          </table:table-cell>
          <table:table-cell office:value-type="float" office:value="20942456" calcext:value-type="float">
            <text:p>20942456</text:p>
          </table:table-cell>
          <table:table-cell office:value-type="float" office:value="21480065" calcext:value-type="float">
            <text:p>21480065</text:p>
          </table:table-cell>
          <table:table-cell office:value-type="float" office:value="22003980" calcext:value-type="float">
            <text:p>22003980</text:p>
          </table:table-cell>
          <table:table-cell office:value-type="float" office:value="22516425" calcext:value-type="float">
            <text:p>22516425</text:p>
          </table:table-cell>
          <table:table-cell office:value-type="float" office:value="23024517" calcext:value-type="float">
            <text:p>23024517</text:p>
          </table:table-cell>
          <table:table-cell office:value-type="float" office:value="23538386" calcext:value-type="float">
            <text:p>23538386</text:p>
          </table:table-cell>
          <table:table-cell office:value-type="float" office:value="24065507" calcext:value-type="float">
            <text:p>24065507</text:p>
          </table:table-cell>
          <table:table-cell office:value-type="float" office:value="24608113" calcext:value-type="float">
            <text:p>24608113</text:p>
          </table:table-cell>
          <table:table-cell office:value-type="float" office:value="25164545" calcext:value-type="float">
            <text:p>25164545</text:p>
          </table:table-cell>
          <table:table-cell office:value-type="float" office:value="25733673" calcext:value-type="float">
            <text:p>25733673</text:p>
          </table:table-cell>
          <table:table-cell office:value-type="float" office:value="26312994" calcext:value-type="float">
            <text:p>26312994</text:p>
          </table:table-cell>
          <table:table-cell office:value-type="float" office:value="26900506" calcext:value-type="float">
            <text:p>26900506</text:p>
          </table:table-cell>
          <table:table-cell office:value-type="float" office:value="27496617" calcext:value-type="float">
            <text:p>27496617</text:p>
          </table:table-cell>
          <table:table-cell office:value-type="float" office:value="28101819" calcext:value-type="float">
            <text:p>28101819</text:p>
          </table:table-cell>
          <table:table-cell office:value-type="float" office:value="28714190" calcext:value-type="float">
            <text:p>28714190</text:p>
          </table:table-cell>
          <table:table-cell office:value-type="float" office:value="29331238" calcext:value-type="float">
            <text:p>29331238</text:p>
          </table:table-cell>
          <table:table-cell office:value-type="float" office:value="29951201" calcext:value-type="float">
            <text:p>29951201</text:p>
          </table:table-cell>
          <table:table-cell office:value-type="float" office:value="30572478" calcext:value-type="float">
            <text:p>30572478</text:p>
          </table:table-cell>
          <table:table-cell office:value-type="float" office:value="31195413" calcext:value-type="float">
            <text:p>31195413</text:p>
          </table:table-cell>
          <table:table-cell office:value-type="float" office:value="31822525" calcext:value-type="float">
            <text:p>31822525</text:p>
          </table:table-cell>
          <table:table-cell office:value-type="float" office:value="32457499" calcext:value-type="float">
            <text:p>32457499</text:p>
          </table:table-cell>
          <table:table-cell office:value-type="float" office:value="33102575" calcext:value-type="float">
            <text:p>33102575</text:p>
          </table:table-cell>
          <table:table-cell office:value-type="float" office:value="33758337" calcext:value-type="float">
            <text:p>33758337</text:p>
          </table:table-cell>
          <table:table-cell office:value-type="float" office:value="34422569" calcext:value-type="float">
            <text:p>34422569</text:p>
          </table:table-cell>
          <table:table-cell office:value-type="float" office:value="35091275" calcext:value-type="float">
            <text:p>35091275</text:p>
          </table:table-cell>
          <table:table-cell office:value-type="float" office:value="35758979" calcext:value-type="float">
            <text:p>35758979</text:p>
          </table:table-cell>
          <table:table-cell office:value-type="float" office:value="36421438" calcext:value-type="float">
            <text:p>36421438</text:p>
          </table:table-cell>
          <table:table-cell office:value-type="float" office:value="37076387" calcext:value-type="float">
            <text:p>37076387</text:p>
          </table:table-cell>
          <table:table-cell office:value-type="float" office:value="37723800" calcext:value-type="float">
            <text:p>37723800</text:p>
          </table:table-cell>
          <table:table-cell office:value-type="float" office:value="38364309" calcext:value-type="float">
            <text:p>38364309</text:p>
          </table:table-cell>
          <table:table-cell office:value-type="float" office:value="38999471" calcext:value-type="float">
            <text:p>38999471</text:p>
          </table:table-cell>
          <table:table-cell office:value-type="float" office:value="39629968" calcext:value-type="float">
            <text:p>39629968</text:p>
          </table:table-cell>
          <table:table-cell office:value-type="float" office:value="40255967" calcext:value-type="float">
            <text:p>40255967</text:p>
          </table:table-cell>
          <table:table-cell office:value-type="float" office:value="40875360" calcext:value-type="float">
            <text:p>40875360</text:p>
          </table:table-cell>
          <table:table-cell office:value-type="float" office:value="41483869" calcext:value-type="float">
            <text:p>41483869</text:p>
          </table:table-cell>
          <table:table-cell office:value-type="float" office:value="42075955" calcext:value-type="float">
            <text:p>42075955</text:p>
          </table:table-cell>
          <table:table-cell office:value-type="float" office:value="42647723" calcext:value-type="float">
            <text:p>42647723</text:p>
          </table:table-cell>
          <table:table-cell office:value-type="float" office:value="43200897" calcext:value-type="float">
            <text:p>43200897</text:p>
          </table:table-cell>
          <table:table-cell office:value-type="float" office:value="43737516" calcext:value-type="float">
            <text:p>43737516</text:p>
          </table:table-cell>
          <table:table-cell office:value-type="float" office:value="44254975" calcext:value-type="float">
            <text:p>44254975</text:p>
          </table:table-cell>
          <table:table-cell office:value-type="float" office:value="44750054" calcext:value-type="float">
            <text:p>44750054</text:p>
          </table:table-cell>
          <table:table-cell office:value-type="float" office:value="45222700" calcext:value-type="float">
            <text:p>45222700</text:p>
          </table:table-cell>
          <table:table-cell office:value-type="float" office:value="45663099" calcext:value-type="float">
            <text:p>45663099</text:p>
          </table:table-cell>
          <table:table-cell office:value-type="float" office:value="46076848" calcext:value-type="float">
            <text:p>46076848</text:p>
          </table:table-cell>
          <table:table-cell office:value-type="float" office:value="46497267" calcext:value-type="float">
            <text:p>46497267</text:p>
          </table:table-cell>
          <table:table-cell office:value-type="float" office:value="46969209" calcext:value-type="float">
            <text:p>46969209</text:p>
          </table:table-cell>
          <table:table-cell office:value-type="float" office:value="47520667" calcext:value-type="float">
            <text:p>47520667</text:p>
          </table:table-cell>
          <table:table-cell office:value-type="float" office:value="48171392" calcext:value-type="float">
            <text:p>48171392</text:p>
          </table:table-cell>
          <table:table-cell office:value-type="float" office:value="48901066" calcext:value-type="float">
            <text:p>48901066</text:p>
          </table:table-cell>
          <table:table-cell office:value-type="float" office:value="49648685" calcext:value-type="float">
            <text:p>49648685</text:p>
          </table:table-cell>
        </table:table-row>
        <table:table-row table:style-name="ro1">
          <table:table-cell office:value-type="string" calcext:value-type="string">
            <text:p>Comores</text:p>
          </table:table-cell>
          <table:table-cell office:value-type="string" calcext:value-type="string">
            <text:p>COM</text:p>
          </table:table-cell>
          <table:table-cell office:value-type="float" office:value="191121" calcext:value-type="float">
            <text:p>191121</text:p>
          </table:table-cell>
          <table:table-cell office:value-type="float" office:value="194139" calcext:value-type="float">
            <text:p>194139</text:p>
          </table:table-cell>
          <table:table-cell office:value-type="float" office:value="197198" calcext:value-type="float">
            <text:p>197198</text:p>
          </table:table-cell>
          <table:table-cell office:value-type="float" office:value="200372" calcext:value-type="float">
            <text:p>200372</text:p>
          </table:table-cell>
          <table:table-cell office:value-type="float" office:value="203753" calcext:value-type="float">
            <text:p>203753</text:p>
          </table:table-cell>
          <table:table-cell office:value-type="float" office:value="207424" calcext:value-type="float">
            <text:p>207424</text:p>
          </table:table-cell>
          <table:table-cell office:value-type="float" office:value="211478" calcext:value-type="float">
            <text:p>211478</text:p>
          </table:table-cell>
          <table:table-cell office:value-type="float" office:value="215897" calcext:value-type="float">
            <text:p>215897</text:p>
          </table:table-cell>
          <table:table-cell office:value-type="float" office:value="220575" calcext:value-type="float">
            <text:p>220575</text:p>
          </table:table-cell>
          <table:table-cell office:value-type="float" office:value="225325" calcext:value-type="float">
            <text:p>225325</text:p>
          </table:table-cell>
          <table:table-cell office:value-type="float" office:value="230054" calcext:value-type="float">
            <text:p>230054</text:p>
          </table:table-cell>
          <table:table-cell office:value-type="float" office:value="234644" calcext:value-type="float">
            <text:p>234644</text:p>
          </table:table-cell>
          <table:table-cell office:value-type="float" office:value="239235" calcext:value-type="float">
            <text:p>239235</text:p>
          </table:table-cell>
          <table:table-cell office:value-type="float" office:value="244208" calcext:value-type="float">
            <text:p>244208</text:p>
          </table:table-cell>
          <table:table-cell office:value-type="float" office:value="250104" calcext:value-type="float">
            <text:p>250104</text:p>
          </table:table-cell>
          <table:table-cell office:value-type="float" office:value="257290" calcext:value-type="float">
            <text:p>257290</text:p>
          </table:table-cell>
          <table:table-cell office:value-type="float" office:value="265953" calcext:value-type="float">
            <text:p>265953</text:p>
          </table:table-cell>
          <table:table-cell office:value-type="float" office:value="275900" calcext:value-type="float">
            <text:p>275900</text:p>
          </table:table-cell>
          <table:table-cell office:value-type="float" office:value="286634" calcext:value-type="float">
            <text:p>286634</text:p>
          </table:table-cell>
          <table:table-cell office:value-type="float" office:value="297447" calcext:value-type="float">
            <text:p>297447</text:p>
          </table:table-cell>
          <table:table-cell office:value-type="float" office:value="307829" calcext:value-type="float">
            <text:p>307829</text:p>
          </table:table-cell>
          <table:table-cell office:value-type="float" office:value="317606" calcext:value-type="float">
            <text:p>317606</text:p>
          </table:table-cell>
          <table:table-cell office:value-type="float" office:value="326946" calcext:value-type="float">
            <text:p>326946</text:p>
          </table:table-cell>
          <table:table-cell office:value-type="float" office:value="336096" calcext:value-type="float">
            <text:p>336096</text:p>
          </table:table-cell>
          <table:table-cell office:value-type="float" office:value="345466" calcext:value-type="float">
            <text:p>345466</text:p>
          </table:table-cell>
          <table:table-cell office:value-type="float" office:value="355337" calcext:value-type="float">
            <text:p>355337</text:p>
          </table:table-cell>
          <table:table-cell office:value-type="float" office:value="365760" calcext:value-type="float">
            <text:p>365760</text:p>
          </table:table-cell>
          <table:table-cell office:value-type="float" office:value="376654" calcext:value-type="float">
            <text:p>376654</text:p>
          </table:table-cell>
          <table:table-cell office:value-type="float" office:value="387963" calcext:value-type="float">
            <text:p>387963</text:p>
          </table:table-cell>
          <table:table-cell office:value-type="float" office:value="399632" calcext:value-type="float">
            <text:p>399632</text:p>
          </table:table-cell>
          <table:table-cell office:value-type="float" office:value="411594" calcext:value-type="float">
            <text:p>411594</text:p>
          </table:table-cell>
          <table:table-cell office:value-type="float" office:value="423872" calcext:value-type="float">
            <text:p>423872</text:p>
          </table:table-cell>
          <table:table-cell office:value-type="float" office:value="436448" calcext:value-type="float">
            <text:p>436448</text:p>
          </table:table-cell>
          <table:table-cell office:value-type="float" office:value="449274" calcext:value-type="float">
            <text:p>449274</text:p>
          </table:table-cell>
          <table:table-cell office:value-type="float" office:value="462277" calcext:value-type="float">
            <text:p>462277</text:p>
          </table:table-cell>
          <table:table-cell office:value-type="float" office:value="475394" calcext:value-type="float">
            <text:p>475394</text:p>
          </table:table-cell>
          <table:table-cell office:value-type="float" office:value="488627" calcext:value-type="float">
            <text:p>488627</text:p>
          </table:table-cell>
          <table:table-cell office:value-type="float" office:value="501953" calcext:value-type="float">
            <text:p>501953</text:p>
          </table:table-cell>
          <table:table-cell office:value-type="float" office:value="515385" calcext:value-type="float">
            <text:p>515385</text:p>
          </table:table-cell>
          <table:table-cell office:value-type="float" office:value="528848" calcext:value-type="float">
            <text:p>528848</text:p>
          </table:table-cell>
          <table:table-cell office:value-type="float" office:value="542357" calcext:value-type="float">
            <text:p>542357</text:p>
          </table:table-cell>
          <table:table-cell office:value-type="float" office:value="555888" calcext:value-type="float">
            <text:p>555888</text:p>
          </table:table-cell>
          <table:table-cell office:value-type="float" office:value="569479" calcext:value-type="float">
            <text:p>569479</text:p>
          </table:table-cell>
          <table:table-cell office:value-type="float" office:value="583211" calcext:value-type="float">
            <text:p>583211</text:p>
          </table:table-cell>
          <table:table-cell office:value-type="float" office:value="597228" calcext:value-type="float">
            <text:p>597228</text:p>
          </table:table-cell>
          <table:table-cell office:value-type="float" office:value="611627" calcext:value-type="float">
            <text:p>611627</text:p>
          </table:table-cell>
          <table:table-cell office:value-type="float" office:value="626425" calcext:value-type="float">
            <text:p>626425</text:p>
          </table:table-cell>
          <table:table-cell office:value-type="float" office:value="641620" calcext:value-type="float">
            <text:p>641620</text:p>
          </table:table-cell>
          <table:table-cell office:value-type="float" office:value="657229" calcext:value-type="float">
            <text:p>657229</text:p>
          </table:table-cell>
          <table:table-cell office:value-type="float" office:value="673252" calcext:value-type="float">
            <text:p>673252</text:p>
          </table:table-cell>
          <table:table-cell office:value-type="float" office:value="689692" calcext:value-type="float">
            <text:p>689692</text:p>
          </table:table-cell>
          <table:table-cell office:value-type="float" office:value="706569" calcext:value-type="float">
            <text:p>706569</text:p>
          </table:table-cell>
          <table:table-cell office:value-type="float" office:value="723871" calcext:value-type="float">
            <text:p>723871</text:p>
          </table:table-cell>
          <table:table-cell office:value-type="float" office:value="741505" calcext:value-type="float">
            <text:p>741505</text:p>
          </table:table-cell>
          <table:table-cell office:value-type="float" office:value="759390" calcext:value-type="float">
            <text:p>759390</text:p>
          </table:table-cell>
          <table:table-cell office:value-type="float" office:value="777424" calcext:value-type="float">
            <text:p>777424</text:p>
          </table:table-cell>
          <table:table-cell office:value-type="float" office:value="795592" calcext:value-type="float">
            <text:p>795592</text:p>
          </table:table-cell>
          <table:table-cell office:value-type="float" office:value="813892" calcext:value-type="float">
            <text:p>813892</text:p>
          </table:table-cell>
          <table:table-cell office:value-type="float" office:value="832322" calcext:value-type="float">
            <text:p>832322</text:p>
          </table:table-cell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PV</text:p>
          </table:table-cell>
          <table:table-cell office:value-type="float" office:value="201765" calcext:value-type="float">
            <text:p>201765</text:p>
          </table:table-cell>
          <table:table-cell office:value-type="float" office:value="205327" calcext:value-type="float">
            <text:p>205327</text:p>
          </table:table-cell>
          <table:table-cell office:value-type="float" office:value="210142" calcext:value-type="float">
            <text:p>210142</text:p>
          </table:table-cell>
          <table:table-cell office:value-type="float" office:value="216096" calcext:value-type="float">
            <text:p>216096</text:p>
          </table:table-cell>
          <table:table-cell office:value-type="float" office:value="222948" calcext:value-type="float">
            <text:p>222948</text:p>
          </table:table-cell>
          <table:table-cell office:value-type="float" office:value="230418" calcext:value-type="float">
            <text:p>230418</text:p>
          </table:table-cell>
          <table:table-cell office:value-type="float" office:value="238655" calcext:value-type="float">
            <text:p>238655</text:p>
          </table:table-cell>
          <table:table-cell office:value-type="float" office:value="247527" calcext:value-type="float">
            <text:p>247527</text:p>
          </table:table-cell>
          <table:table-cell office:value-type="float" office:value="256176" calcext:value-type="float">
            <text:p>256176</text:p>
          </table:table-cell>
          <table:table-cell office:value-type="float" office:value="263453" calcext:value-type="float">
            <text:p>263453</text:p>
          </table:table-cell>
          <table:table-cell office:value-type="float" office:value="268627" calcext:value-type="float">
            <text:p>268627</text:p>
          </table:table-cell>
          <table:table-cell office:value-type="float" office:value="271309" calcext:value-type="float">
            <text:p>271309</text:p>
          </table:table-cell>
          <table:table-cell office:value-type="float" office:value="271843" calcext:value-type="float">
            <text:p>271843</text:p>
          </table:table-cell>
          <table:table-cell office:value-type="float" office:value="271068" calcext:value-type="float">
            <text:p>271068</text:p>
          </table:table-cell>
          <table:table-cell office:value-type="float" office:value="270230" calcext:value-type="float">
            <text:p>270230</text:p>
          </table:table-cell>
          <table:table-cell office:value-type="float" office:value="270247" calcext:value-type="float">
            <text:p>270247</text:p>
          </table:table-cell>
          <table:table-cell office:value-type="float" office:value="271342" calcext:value-type="float">
            <text:p>271342</text:p>
          </table:table-cell>
          <table:table-cell office:value-type="float" office:value="273335" calcext:value-type="float">
            <text:p>273335</text:p>
          </table:table-cell>
          <table:table-cell office:value-type="float" office:value="276174" calcext:value-type="float">
            <text:p>276174</text:p>
          </table:table-cell>
          <table:table-cell office:value-type="float" office:value="279730" calcext:value-type="float">
            <text:p>279730</text:p>
          </table:table-cell>
          <table:table-cell office:value-type="float" office:value="283847" calcext:value-type="float">
            <text:p>283847</text:p>
          </table:table-cell>
          <table:table-cell office:value-type="float" office:value="288677" calcext:value-type="float">
            <text:p>288677</text:p>
          </table:table-cell>
          <table:table-cell office:value-type="float" office:value="294254" calcext:value-type="float">
            <text:p>294254</text:p>
          </table:table-cell>
          <table:table-cell office:value-type="float" office:value="300230" calcext:value-type="float">
            <text:p>300230</text:p>
          </table:table-cell>
          <table:table-cell office:value-type="float" office:value="306136" calcext:value-type="float">
            <text:p>306136</text:p>
          </table:table-cell>
          <table:table-cell office:value-type="float" office:value="311678" calcext:value-type="float">
            <text:p>311678</text:p>
          </table:table-cell>
          <table:table-cell office:value-type="float" office:value="316616" calcext:value-type="float">
            <text:p>316616</text:p>
          </table:table-cell>
          <table:table-cell office:value-type="float" office:value="321135" calcext:value-type="float">
            <text:p>321135</text:p>
          </table:table-cell>
          <table:table-cell office:value-type="float" office:value="325746" calcext:value-type="float">
            <text:p>325746</text:p>
          </table:table-cell>
          <table:table-cell office:value-type="float" office:value="331179" calcext:value-type="float">
            <text:p>331179</text:p>
          </table:table-cell>
          <table:table-cell office:value-type="float" office:value="337950" calcext:value-type="float">
            <text:p>337950</text:p>
          </table:table-cell>
          <table:table-cell office:value-type="float" office:value="346230" calcext:value-type="float">
            <text:p>346230</text:p>
          </table:table-cell>
          <table:table-cell office:value-type="float" office:value="355757" calcext:value-type="float">
            <text:p>355757</text:p>
          </table:table-cell>
          <table:table-cell office:value-type="float" office:value="366053" calcext:value-type="float">
            <text:p>366053</text:p>
          </table:table-cell>
          <table:table-cell office:value-type="float" office:value="376407" calcext:value-type="float">
            <text:p>376407</text:p>
          </table:table-cell>
          <table:table-cell office:value-type="float" office:value="386284" calcext:value-type="float">
            <text:p>386284</text:p>
          </table:table-cell>
          <table:table-cell office:value-type="float" office:value="395533" calcext:value-type="float">
            <text:p>395533</text:p>
          </table:table-cell>
          <table:table-cell office:value-type="float" office:value="404259" calcext:value-type="float">
            <text:p>404259</text:p>
          </table:table-cell>
          <table:table-cell office:value-type="float" office:value="412514" calcext:value-type="float">
            <text:p>412514</text:p>
          </table:table-cell>
          <table:table-cell office:value-type="float" office:value="420452" calcext:value-type="float">
            <text:p>420452</text:p>
          </table:table-cell>
          <table:table-cell office:value-type="float" office:value="428188" calcext:value-type="float">
            <text:p>428188</text:p>
          </table:table-cell>
          <table:table-cell office:value-type="float" office:value="435709" calcext:value-type="float">
            <text:p>435709</text:p>
          </table:table-cell>
          <table:table-cell office:value-type="float" office:value="442951" calcext:value-type="float">
            <text:p>442951</text:p>
          </table:table-cell>
          <table:table-cell office:value-type="float" office:value="449930" calcext:value-type="float">
            <text:p>449930</text:p>
          </table:table-cell>
          <table:table-cell office:value-type="float" office:value="456617" calcext:value-type="float">
            <text:p>456617</text:p>
          </table:table-cell>
          <table:table-cell office:value-type="float" office:value="463032" calcext:value-type="float">
            <text:p>463032</text:p>
          </table:table-cell>
          <table:table-cell office:value-type="float" office:value="469170" calcext:value-type="float">
            <text:p>469170</text:p>
          </table:table-cell>
          <table:table-cell office:value-type="float" office:value="475060" calcext:value-type="float">
            <text:p>475060</text:p>
          </table:table-cell>
          <table:table-cell office:value-type="float" office:value="480842" calcext:value-type="float">
            <text:p>480842</text:p>
          </table:table-cell>
          <table:table-cell office:value-type="float" office:value="486671" calcext:value-type="float">
            <text:p>486671</text:p>
          </table:table-cell>
          <table:table-cell office:value-type="float" office:value="492654" calcext:value-type="float">
            <text:p>492654</text:p>
          </table:table-cell>
          <table:table-cell office:value-type="float" office:value="498856" calcext:value-type="float">
            <text:p>498856</text:p>
          </table:table-cell>
          <table:table-cell office:value-type="float" office:value="505235" calcext:value-type="float">
            <text:p>505235</text:p>
          </table:table-cell>
          <table:table-cell office:value-type="float" office:value="511748" calcext:value-type="float">
            <text:p>511748</text:p>
          </table:table-cell>
          <table:table-cell office:value-type="float" office:value="518269" calcext:value-type="float">
            <text:p>518269</text:p>
          </table:table-cell>
          <table:table-cell office:value-type="float" office:value="524743" calcext:value-type="float">
            <text:p>524743</text:p>
          </table:table-cell>
          <table:table-cell office:value-type="float" office:value="531146" calcext:value-type="float">
            <text:p>531146</text:p>
          </table:table-cell>
          <table:table-cell office:value-type="float" office:value="537497" calcext:value-type="float">
            <text:p>537497</text:p>
          </table:table-cell>
          <table:table-cell office:value-type="float" office:value="543767" calcext:value-type="float">
            <text:p>543767</text:p>
          </table:table-cell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  <table:table-cell office:value-type="float" office:value="1330782" calcext:value-type="float">
            <text:p>1330782</text:p>
          </table:table-cell>
          <table:table-cell office:value-type="float" office:value="1381183" calcext:value-type="float">
            <text:p>1381183</text:p>
          </table:table-cell>
          <table:table-cell office:value-type="float" office:value="1433335" calcext:value-type="float">
            <text:p>1433335</text:p>
          </table:table-cell>
          <table:table-cell office:value-type="float" office:value="1486553" calcext:value-type="float">
            <text:p>1486553</text:p>
          </table:table-cell>
          <table:table-cell office:value-type="float" office:value="1539941" calcext:value-type="float">
            <text:p>1539941</text:p>
          </table:table-cell>
          <table:table-cell office:value-type="float" office:value="1592841" calcext:value-type="float">
            <text:p>1592841</text:p>
          </table:table-cell>
          <table:table-cell office:value-type="float" office:value="1645083" calcext:value-type="float">
            <text:p>1645083</text:p>
          </table:table-cell>
          <table:table-cell office:value-type="float" office:value="1696732" calcext:value-type="float">
            <text:p>1696732</text:p>
          </table:table-cell>
          <table:table-cell office:value-type="float" office:value="1747694" calcext:value-type="float">
            <text:p>1747694</text:p>
          </table:table-cell>
          <table:table-cell office:value-type="float" office:value="1797893" calcext:value-type="float">
            <text:p>1797893</text:p>
          </table:table-cell>
          <table:table-cell office:value-type="float" office:value="1847394" calcext:value-type="float">
            <text:p>1847394</text:p>
          </table:table-cell>
          <table:table-cell office:value-type="float" office:value="1896077" calcext:value-type="float">
            <text:p>1896077</text:p>
          </table:table-cell>
          <table:table-cell office:value-type="float" office:value="1944169" calcext:value-type="float">
            <text:p>1944169</text:p>
          </table:table-cell>
          <table:table-cell office:value-type="float" office:value="1992514" calcext:value-type="float">
            <text:p>1992514</text:p>
          </table:table-cell>
          <table:table-cell office:value-type="float" office:value="2042241" calcext:value-type="float">
            <text:p>2042241</text:p>
          </table:table-cell>
          <table:table-cell office:value-type="float" office:value="2094188" calcext:value-type="float">
            <text:p>2094188</text:p>
          </table:table-cell>
          <table:table-cell office:value-type="float" office:value="2148677" calcext:value-type="float">
            <text:p>2148677</text:p>
          </table:table-cell>
          <table:table-cell office:value-type="float" office:value="2205615" calcext:value-type="float">
            <text:p>2205615</text:p>
          </table:table-cell>
          <table:table-cell office:value-type="float" office:value="2264946" calcext:value-type="float">
            <text:p>2264946</text:p>
          </table:table-cell>
          <table:table-cell office:value-type="float" office:value="2326464" calcext:value-type="float">
            <text:p>2326464</text:p>
          </table:table-cell>
          <table:table-cell office:value-type="float" office:value="2389977" calcext:value-type="float">
            <text:p>2389977</text:p>
          </table:table-cell>
          <table:table-cell office:value-type="float" office:value="2455588" calcext:value-type="float">
            <text:p>2455588</text:p>
          </table:table-cell>
          <table:table-cell office:value-type="float" office:value="2523354" calcext:value-type="float">
            <text:p>2523354</text:p>
          </table:table-cell>
          <table:table-cell office:value-type="float" office:value="2593020" calcext:value-type="float">
            <text:p>2593020</text:p>
          </table:table-cell>
          <table:table-cell office:value-type="float" office:value="2664223" calcext:value-type="float">
            <text:p>2664223</text:p>
          </table:table-cell>
          <table:table-cell office:value-type="float" office:value="2736712" calcext:value-type="float">
            <text:p>2736712</text:p>
          </table:table-cell>
          <table:table-cell office:value-type="float" office:value="2810242" calcext:value-type="float">
            <text:p>2810242</text:p>
          </table:table-cell>
          <table:table-cell office:value-type="float" office:value="2884851" calcext:value-type="float">
            <text:p>2884851</text:p>
          </table:table-cell>
          <table:table-cell office:value-type="float" office:value="2960929" calcext:value-type="float">
            <text:p>2960929</text:p>
          </table:table-cell>
          <table:table-cell office:value-type="float" office:value="3039013" calcext:value-type="float">
            <text:p>3039013</text:p>
          </table:table-cell>
          <table:table-cell office:value-type="float" office:value="3119433" calcext:value-type="float">
            <text:p>3119433</text:p>
          </table:table-cell>
          <table:table-cell office:value-type="float" office:value="3202085" calcext:value-type="float">
            <text:p>3202085</text:p>
          </table:table-cell>
          <table:table-cell office:value-type="float" office:value="3286520" calcext:value-type="float">
            <text:p>3286520</text:p>
          </table:table-cell>
          <table:table-cell office:value-type="float" office:value="3372298" calcext:value-type="float">
            <text:p>3372298</text:p>
          </table:table-cell>
          <table:table-cell office:value-type="float" office:value="3458834" calcext:value-type="float">
            <text:p>3458834</text:p>
          </table:table-cell>
          <table:table-cell office:value-type="float" office:value="3545534" calcext:value-type="float">
            <text:p>3545534</text:p>
          </table:table-cell>
          <table:table-cell office:value-type="float" office:value="3632362" calcext:value-type="float">
            <text:p>3632362</text:p>
          </table:table-cell>
          <table:table-cell office:value-type="float" office:value="3718949" calcext:value-type="float">
            <text:p>3718949</text:p>
          </table:table-cell>
          <table:table-cell office:value-type="float" office:value="3803887" calcext:value-type="float">
            <text:p>3803887</text:p>
          </table:table-cell>
          <table:table-cell office:value-type="float" office:value="3885430" calcext:value-type="float">
            <text:p>3885430</text:p>
          </table:table-cell>
          <table:table-cell office:value-type="float" office:value="3962372" calcext:value-type="float">
            <text:p>3962372</text:p>
          </table:table-cell>
          <table:table-cell office:value-type="float" office:value="4034074" calcext:value-type="float">
            <text:p>4034074</text:p>
          </table:table-cell>
          <table:table-cell office:value-type="float" office:value="4100925" calcext:value-type="float">
            <text:p>4100925</text:p>
          </table:table-cell>
          <table:table-cell office:value-type="float" office:value="4164053" calcext:value-type="float">
            <text:p>4164053</text:p>
          </table:table-cell>
          <table:table-cell office:value-type="float" office:value="4225155" calcext:value-type="float">
            <text:p>4225155</text:p>
          </table:table-cell>
          <table:table-cell office:value-type="float" office:value="4285502" calcext:value-type="float">
            <text:p>4285502</text:p>
          </table:table-cell>
          <table:table-cell office:value-type="float" office:value="4345412" calcext:value-type="float">
            <text:p>4345412</text:p>
          </table:table-cell>
          <table:table-cell office:value-type="float" office:value="4404628" calcext:value-type="float">
            <text:p>4404628</text:p>
          </table:table-cell>
          <table:table-cell office:value-type="float" office:value="4463125" calcext:value-type="float">
            <text:p>4463125</text:p>
          </table:table-cell>
          <table:table-cell office:value-type="float" office:value="4520740" calcext:value-type="float">
            <text:p>4520740</text:p>
          </table:table-cell>
          <table:table-cell office:value-type="float" office:value="4577378" calcext:value-type="float">
            <text:p>4577378</text:p>
          </table:table-cell>
          <table:table-cell office:value-type="float" office:value="4633086" calcext:value-type="float">
            <text:p>4633086</text:p>
          </table:table-cell>
          <table:table-cell office:value-type="float" office:value="4688000" calcext:value-type="float">
            <text:p>4688000</text:p>
          </table:table-cell>
          <table:table-cell office:value-type="float" office:value="4742107" calcext:value-type="float">
            <text:p>4742107</text:p>
          </table:table-cell>
          <table:table-cell office:value-type="float" office:value="4795396" calcext:value-type="float">
            <text:p>4795396</text:p>
          </table:table-cell>
          <table:table-cell office:value-type="float" office:value="4847804" calcext:value-type="float">
            <text:p>4847804</text:p>
          </table:table-cell>
          <table:table-cell office:value-type="float" office:value="4899345" calcext:value-type="float">
            <text:p>4899345</text:p>
          </table:table-cell>
          <table:table-cell office:value-type="float" office:value="4949954" calcext:value-type="float">
            <text:p>4949954</text:p>
          </table:table-cell>
          <table:table-cell office:value-type="float" office:value="4999441" calcext:value-type="float">
            <text:p>4999441</text:p>
          </table:table-cell>
        </table:table-row>
        <table:table-row table:style-name="ro1">
          <table:table-cell office:value-type="string" calcext:value-type="string">
            <text:p>Petits états des Caraïbes</text:p>
          </table:table-cell>
          <table:table-cell office:value-type="string" calcext:value-type="string">
            <text:p>CSS</text:p>
          </table:table-cell>
          <table:table-cell office:value-type="float" office:value="4194710" calcext:value-type="float">
            <text:p>4194710</text:p>
          </table:table-cell>
          <table:table-cell office:value-type="float" office:value="4274060" calcext:value-type="float">
            <text:p>4274060</text:p>
          </table:table-cell>
          <table:table-cell office:value-type="float" office:value="4353628" calcext:value-type="float">
            <text:p>4353628</text:p>
          </table:table-cell>
          <table:table-cell office:value-type="float" office:value="4432217" calcext:value-type="float">
            <text:p>4432217</text:p>
          </table:table-cell>
          <table:table-cell office:value-type="float" office:value="4508198" calcext:value-type="float">
            <text:p>4508198</text:p>
          </table:table-cell>
          <table:table-cell office:value-type="float" office:value="4580374" calcext:value-type="float">
            <text:p>4580374</text:p>
          </table:table-cell>
          <table:table-cell office:value-type="float" office:value="4648367" calcext:value-type="float">
            <text:p>4648367</text:p>
          </table:table-cell>
          <table:table-cell office:value-type="float" office:value="4712526" calcext:value-type="float">
            <text:p>4712526</text:p>
          </table:table-cell>
          <table:table-cell office:value-type="float" office:value="4773902" calcext:value-type="float">
            <text:p>4773902</text:p>
          </table:table-cell>
          <table:table-cell office:value-type="float" office:value="4833842" calcext:value-type="float">
            <text:p>4833842</text:p>
          </table:table-cell>
          <table:table-cell office:value-type="float" office:value="4893454" calcext:value-type="float">
            <text:p>4893454</text:p>
          </table:table-cell>
          <table:table-cell office:value-type="float" office:value="4953087" calcext:value-type="float">
            <text:p>4953087</text:p>
          </table:table-cell>
          <table:table-cell office:value-type="float" office:value="5012612" calcext:value-type="float">
            <text:p>5012612</text:p>
          </table:table-cell>
          <table:table-cell office:value-type="float" office:value="5071954" calcext:value-type="float">
            <text:p>5071954</text:p>
          </table:table-cell>
          <table:table-cell office:value-type="float" office:value="5130833" calcext:value-type="float">
            <text:p>5130833</text:p>
          </table:table-cell>
          <table:table-cell office:value-type="float" office:value="5189153" calcext:value-type="float">
            <text:p>5189153</text:p>
          </table:table-cell>
          <table:table-cell office:value-type="float" office:value="5246563" calcext:value-type="float">
            <text:p>5246563</text:p>
          </table:table-cell>
          <table:table-cell office:value-type="float" office:value="5303307" calcext:value-type="float">
            <text:p>5303307</text:p>
          </table:table-cell>
          <table:table-cell office:value-type="float" office:value="5360561" calcext:value-type="float">
            <text:p>5360561</text:p>
          </table:table-cell>
          <table:table-cell office:value-type="float" office:value="5419884" calcext:value-type="float">
            <text:p>5419884</text:p>
          </table:table-cell>
          <table:table-cell office:value-type="float" office:value="5482206" calcext:value-type="float">
            <text:p>5482206</text:p>
          </table:table-cell>
          <table:table-cell office:value-type="float" office:value="5548512" calcext:value-type="float">
            <text:p>5548512</text:p>
          </table:table-cell>
          <table:table-cell office:value-type="float" office:value="5617885" calcext:value-type="float">
            <text:p>5617885</text:p>
          </table:table-cell>
          <table:table-cell office:value-type="float" office:value="5687092" calcext:value-type="float">
            <text:p>5687092</text:p>
          </table:table-cell>
          <table:table-cell office:value-type="float" office:value="5751543" calcext:value-type="float">
            <text:p>5751543</text:p>
          </table:table-cell>
          <table:table-cell office:value-type="float" office:value="5808179" calcext:value-type="float">
            <text:p>5808179</text:p>
          </table:table-cell>
          <table:table-cell office:value-type="float" office:value="5855443" calcext:value-type="float">
            <text:p>5855443</text:p>
          </table:table-cell>
          <table:table-cell office:value-type="float" office:value="5894827" calcext:value-type="float">
            <text:p>5894827</text:p>
          </table:table-cell>
          <table:table-cell office:value-type="float" office:value="5930179" calcext:value-type="float">
            <text:p>5930179</text:p>
          </table:table-cell>
          <table:table-cell office:value-type="float" office:value="5967018" calcext:value-type="float">
            <text:p>5967018</text:p>
          </table:table-cell>
          <table:table-cell office:value-type="float" office:value="6009251" calcext:value-type="float">
            <text:p>6009251</text:p>
          </table:table-cell>
          <table:table-cell office:value-type="float" office:value="6058308" calcext:value-type="float">
            <text:p>6058308</text:p>
          </table:table-cell>
          <table:table-cell office:value-type="float" office:value="6112815" calcext:value-type="float">
            <text:p>6112815</text:p>
          </table:table-cell>
          <table:table-cell office:value-type="float" office:value="6170351" calcext:value-type="float">
            <text:p>6170351</text:p>
          </table:table-cell>
          <table:table-cell office:value-type="float" office:value="6227335" calcext:value-type="float">
            <text:p>6227335</text:p>
          </table:table-cell>
          <table:table-cell office:value-type="float" office:value="6281190" calcext:value-type="float">
            <text:p>6281190</text:p>
          </table:table-cell>
          <table:table-cell office:value-type="float" office:value="6331280" calcext:value-type="float">
            <text:p>6331280</text:p>
          </table:table-cell>
          <table:table-cell office:value-type="float" office:value="6378552" calcext:value-type="float">
            <text:p>6378552</text:p>
          </table:table-cell>
          <table:table-cell office:value-type="float" office:value="6423827" calcext:value-type="float">
            <text:p>6423827</text:p>
          </table:table-cell>
          <table:table-cell office:value-type="float" office:value="6468476" calcext:value-type="float">
            <text:p>6468476</text:p>
          </table:table-cell>
          <table:table-cell office:value-type="float" office:value="6513485" calcext:value-type="float">
            <text:p>6513485</text:p>
          </table:table-cell>
          <table:table-cell office:value-type="float" office:value="6559096" calcext:value-type="float">
            <text:p>6559096</text:p>
          </table:table-cell>
          <table:table-cell office:value-type="float" office:value="6604965" calcext:value-type="float">
            <text:p>6604965</text:p>
          </table:table-cell>
          <table:table-cell office:value-type="float" office:value="6650971" calcext:value-type="float">
            <text:p>6650971</text:p>
          </table:table-cell>
          <table:table-cell office:value-type="float" office:value="6696953" calcext:value-type="float">
            <text:p>6696953</text:p>
          </table:table-cell>
          <table:table-cell office:value-type="float" office:value="6742717" calcext:value-type="float">
            <text:p>6742717</text:p>
          </table:table-cell>
          <table:table-cell office:value-type="float" office:value="6788123" calcext:value-type="float">
            <text:p>6788123</text:p>
          </table:table-cell>
          <table:table-cell office:value-type="float" office:value="6833393" calcext:value-type="float">
            <text:p>6833393</text:p>
          </table:table-cell>
          <table:table-cell office:value-type="float" office:value="6878978" calcext:value-type="float">
            <text:p>6878978</text:p>
          </table:table-cell>
          <table:table-cell office:value-type="float" office:value="6925452" calcext:value-type="float">
            <text:p>6925452</text:p>
          </table:table-cell>
          <table:table-cell office:value-type="float" office:value="6973206" calcext:value-type="float">
            <text:p>6973206</text:p>
          </table:table-cell>
          <table:table-cell office:value-type="float" office:value="7022387" calcext:value-type="float">
            <text:p>7022387</text:p>
          </table:table-cell>
          <table:table-cell office:value-type="float" office:value="7072665" calcext:value-type="float">
            <text:p>7072665</text:p>
          </table:table-cell>
          <table:table-cell office:value-type="float" office:value="7123332" calcext:value-type="float">
            <text:p>7123332</text:p>
          </table:table-cell>
          <table:table-cell office:value-type="float" office:value="7173435" calcext:value-type="float">
            <text:p>7173435</text:p>
          </table:table-cell>
          <table:table-cell office:value-type="float" office:value="7222212" calcext:value-type="float">
            <text:p>7222212</text:p>
          </table:table-cell>
          <table:table-cell office:value-type="float" office:value="7269386" calcext:value-type="float">
            <text:p>7269386</text:p>
          </table:table-cell>
          <table:table-cell office:value-type="float" office:value="7314990" calcext:value-type="float">
            <text:p>7314990</text:p>
          </table:table-cell>
          <table:table-cell office:value-type="float" office:value="7358965" calcext:value-type="float">
            <text:p>7358965</text:p>
          </table:table-cell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  <table:table-cell office:value-type="float" office:value="7141250" calcext:value-type="float">
            <text:p>7141250</text:p>
          </table:table-cell>
          <table:table-cell office:value-type="float" office:value="7291200" calcext:value-type="float">
            <text:p>7291200</text:p>
          </table:table-cell>
          <table:table-cell office:value-type="float" office:value="7453540" calcext:value-type="float">
            <text:p>7453540</text:p>
          </table:table-cell>
          <table:table-cell office:value-type="float" office:value="7623294" calcext:value-type="float">
            <text:p>7623294</text:p>
          </table:table-cell>
          <table:table-cell office:value-type="float" office:value="7793262" calcext:value-type="float">
            <text:p>7793262</text:p>
          </table:table-cell>
          <table:table-cell office:value-type="float" office:value="7958169" calcext:value-type="float">
            <text:p>7958169</text:p>
          </table:table-cell>
          <table:table-cell office:value-type="float" office:value="8115487" calcext:value-type="float">
            <text:p>8115487</text:p>
          </table:table-cell>
          <table:table-cell office:value-type="float" office:value="8266380" calcext:value-type="float">
            <text:p>8266380</text:p>
          </table:table-cell>
          <table:table-cell office:value-type="float" office:value="8413552" calcext:value-type="float">
            <text:p>8413552</text:p>
          </table:table-cell>
          <table:table-cell office:value-type="float" office:value="8561384" calcext:value-type="float">
            <text:p>8561384</text:p>
          </table:table-cell>
          <table:table-cell office:value-type="float" office:value="8712541" calcext:value-type="float">
            <text:p>8712541</text:p>
          </table:table-cell>
          <table:table-cell office:value-type="float" office:value="8868083" calcext:value-type="float">
            <text:p>8868083</text:p>
          </table:table-cell>
          <table:table-cell office:value-type="float" office:value="9025345" calcext:value-type="float">
            <text:p>9025345</text:p>
          </table:table-cell>
          <table:table-cell office:value-type="float" office:value="9178804" calcext:value-type="float">
            <text:p>9178804</text:p>
          </table:table-cell>
          <table:table-cell office:value-type="float" office:value="9320945" calcext:value-type="float">
            <text:p>9320945</text:p>
          </table:table-cell>
          <table:table-cell office:value-type="float" office:value="9446442" calcext:value-type="float">
            <text:p>9446442</text:p>
          </table:table-cell>
          <table:table-cell office:value-type="float" office:value="9554188" calcext:value-type="float">
            <text:p>9554188</text:p>
          </table:table-cell>
          <table:table-cell office:value-type="float" office:value="9646142" calcext:value-type="float">
            <text:p>9646142</text:p>
          </table:table-cell>
          <table:table-cell office:value-type="float" office:value="9724044" calcext:value-type="float">
            <text:p>9724044</text:p>
          </table:table-cell>
          <table:table-cell office:value-type="float" office:value="9790851" calcext:value-type="float">
            <text:p>9790851</text:p>
          </table:table-cell>
          <table:table-cell office:value-type="float" office:value="9849459" calcext:value-type="float">
            <text:p>9849459</text:p>
          </table:table-cell>
          <table:table-cell office:value-type="float" office:value="9898889" calcext:value-type="float">
            <text:p>9898889</text:p>
          </table:table-cell>
          <table:table-cell office:value-type="float" office:value="9940317" calcext:value-type="float">
            <text:p>9940317</text:p>
          </table:table-cell>
          <table:table-cell office:value-type="float" office:value="9981304" calcext:value-type="float">
            <text:p>9981304</text:p>
          </table:table-cell>
          <table:table-cell office:value-type="float" office:value="10031649" calcext:value-type="float">
            <text:p>10031649</text:p>
          </table:table-cell>
          <table:table-cell office:value-type="float" office:value="10097911" calcext:value-type="float">
            <text:p>10097911</text:p>
          </table:table-cell>
          <table:table-cell office:value-type="float" office:value="10183899" calcext:value-type="float">
            <text:p>10183899</text:p>
          </table:table-cell>
          <table:table-cell office:value-type="float" office:value="10286643" calcext:value-type="float">
            <text:p>10286643</text:p>
          </table:table-cell>
          <table:table-cell office:value-type="float" office:value="10397511" calcext:value-type="float">
            <text:p>10397511</text:p>
          </table:table-cell>
          <table:table-cell office:value-type="float" office:value="10503972" calcext:value-type="float">
            <text:p>10503972</text:p>
          </table:table-cell>
          <table:table-cell office:value-type="float" office:value="10596987" calcext:value-type="float">
            <text:p>10596987</text:p>
          </table:table-cell>
          <table:table-cell office:value-type="float" office:value="10673542" calcext:value-type="float">
            <text:p>10673542</text:p>
          </table:table-cell>
          <table:table-cell office:value-type="float" office:value="10736387" calcext:value-type="float">
            <text:p>10736387</text:p>
          </table:table-cell>
          <table:table-cell office:value-type="float" office:value="10789306" calcext:value-type="float">
            <text:p>10789306</text:p>
          </table:table-cell>
          <table:table-cell office:value-type="float" office:value="10838462" calcext:value-type="float">
            <text:p>10838462</text:p>
          </table:table-cell>
          <table:table-cell office:value-type="float" office:value="10888252" calcext:value-type="float">
            <text:p>10888252</text:p>
          </table:table-cell>
          <table:table-cell office:value-type="float" office:value="10939293" calcext:value-type="float">
            <text:p>10939293</text:p>
          </table:table-cell>
          <table:table-cell office:value-type="float" office:value="10989732" calcext:value-type="float">
            <text:p>10989732</text:p>
          </table:table-cell>
          <table:table-cell office:value-type="float" office:value="11038692" calcext:value-type="float">
            <text:p>11038692</text:p>
          </table:table-cell>
          <table:table-cell office:value-type="float" office:value="11084670" calcext:value-type="float">
            <text:p>11084670</text:p>
          </table:table-cell>
          <table:table-cell office:value-type="float" office:value="11126430" calcext:value-type="float">
            <text:p>11126430</text:p>
          </table:table-cell>
          <table:table-cell office:value-type="float" office:value="11164667" calcext:value-type="float">
            <text:p>11164667</text:p>
          </table:table-cell>
          <table:table-cell office:value-type="float" office:value="11199651" calcext:value-type="float">
            <text:p>11199651</text:p>
          </table:table-cell>
          <table:table-cell office:value-type="float" office:value="11229183" calcext:value-type="float">
            <text:p>11229183</text:p>
          </table:table-cell>
          <table:table-cell office:value-type="float" office:value="11250365" calcext:value-type="float">
            <text:p>11250365</text:p>
          </table:table-cell>
          <table:table-cell office:value-type="float" office:value="11261582" calcext:value-type="float">
            <text:p>11261582</text:p>
          </table:table-cell>
          <table:table-cell office:value-type="float" office:value="11261248" calcext:value-type="float">
            <text:p>11261248</text:p>
          </table:table-cell>
          <table:table-cell office:value-type="float" office:value="11251122" calcext:value-type="float">
            <text:p>11251122</text:p>
          </table:table-cell>
          <table:table-cell office:value-type="float" office:value="11236971" calcext:value-type="float">
            <text:p>11236971</text:p>
          </table:table-cell>
          <table:table-cell office:value-type="float" office:value="11226709" calcext:value-type="float">
            <text:p>11226709</text:p>
          </table:table-cell>
          <table:table-cell office:value-type="float" office:value="11225832" calcext:value-type="float">
            <text:p>11225832</text:p>
          </table:table-cell>
          <table:table-cell office:value-type="float" office:value="11236670" calcext:value-type="float">
            <text:p>11236670</text:p>
          </table:table-cell>
          <table:table-cell office:value-type="float" office:value="11257101" calcext:value-type="float">
            <text:p>11257101</text:p>
          </table:table-cell>
          <table:table-cell office:value-type="float" office:value="11282720" calcext:value-type="float">
            <text:p>11282720</text:p>
          </table:table-cell>
          <table:table-cell office:value-type="float" office:value="11306902" calcext:value-type="float">
            <text:p>11306902</text:p>
          </table:table-cell>
          <table:table-cell office:value-type="float" office:value="11324781" calcext:value-type="float">
            <text:p>11324781</text:p>
          </table:table-cell>
          <table:table-cell office:value-type="float" office:value="11335109" calcext:value-type="float">
            <text:p>11335109</text:p>
          </table:table-cell>
          <table:table-cell office:value-type="float" office:value="11339259" calcext:value-type="float">
            <text:p>11339259</text:p>
          </table:table-cell>
          <table:table-cell office:value-type="float" office:value="11338138" calcext:value-type="float">
            <text:p>11338138</text:p>
          </table:table-cell>
        </table:table-row>
        <table:table-row table:style-name="ro1">
          <table:table-cell office:value-type="string" calcext:value-type="string">
            <text:p>Curacao</text:p>
          </table:table-cell>
          <table:table-cell office:value-type="string" calcext:value-type="string">
            <text:p>CUW</text:p>
          </table:table-cell>
          <table:table-cell office:value-type="float" office:value="124826" calcext:value-type="float">
            <text:p>124826</text:p>
          </table:table-cell>
          <table:table-cell office:value-type="float" office:value="126125" calcext:value-type="float">
            <text:p>126125</text:p>
          </table:table-cell>
          <table:table-cell office:value-type="float" office:value="128414" calcext:value-type="float">
            <text:p>128414</text:p>
          </table:table-cell>
          <table:table-cell office:value-type="float" office:value="130860" calcext:value-type="float">
            <text:p>130860</text:p>
          </table:table-cell>
          <table:table-cell office:value-type="float" office:value="133148" calcext:value-type="float">
            <text:p>133148</text:p>
          </table:table-cell>
          <table:table-cell office:value-type="float" office:value="135266" calcext:value-type="float">
            <text:p>135266</text:p>
          </table:table-cell>
          <table:table-cell office:value-type="float" office:value="136682" calcext:value-type="float">
            <text:p>136682</text:p>
          </table:table-cell>
          <table:table-cell office:value-type="float" office:value="138140" calcext:value-type="float">
            <text:p>138140</text:p>
          </table:table-cell>
          <table:table-cell office:value-type="float" office:value="140298" calcext:value-type="float">
            <text:p>140298</text:p>
          </table:table-cell>
          <table:table-cell office:value-type="float" office:value="142581" calcext:value-type="float">
            <text:p>142581</text:p>
          </table:table-cell>
          <table:table-cell office:value-type="float" office:value="144739" calcext:value-type="float">
            <text:p>144739</text:p>
          </table:table-cell>
          <table:table-cell office:value-type="float" office:value="147389" calcext:value-type="float">
            <text:p>147389</text:p>
          </table:table-cell>
          <table:table-cell office:value-type="float" office:value="147710" calcext:value-type="float">
            <text:p>147710</text:p>
          </table:table-cell>
          <table:table-cell office:value-type="float" office:value="146912" calcext:value-type="float">
            <text:p>146912</text:p>
          </table:table-cell>
          <table:table-cell office:value-type="float" office:value="148351" calcext:value-type="float">
            <text:p>148351</text:p>
          </table:table-cell>
          <table:table-cell office:value-type="float" office:value="149129" calcext:value-type="float">
            <text:p>149129</text:p>
          </table:table-cell>
          <table:table-cell office:value-type="float" office:value="149399" calcext:value-type="float">
            <text:p>149399</text:p>
          </table:table-cell>
          <table:table-cell office:value-type="float" office:value="149459" calcext:value-type="float">
            <text:p>149459</text:p>
          </table:table-cell>
          <table:table-cell office:value-type="float" office:value="148341" calcext:value-type="float">
            <text:p>148341</text:p>
          </table:table-cell>
          <table:table-cell office:value-type="float" office:value="147851" calcext:value-type="float">
            <text:p>147851</text:p>
          </table:table-cell>
          <table:table-cell office:value-type="float" office:value="148041" calcext:value-type="float">
            <text:p>148041</text:p>
          </table:table-cell>
          <table:table-cell office:value-type="float" office:value="148629" calcext:value-type="float">
            <text:p>148629</text:p>
          </table:table-cell>
          <table:table-cell office:value-type="float" office:value="150101" calcext:value-type="float">
            <text:p>150101</text:p>
          </table:table-cell>
          <table:table-cell office:value-type="float" office:value="151159" calcext:value-type="float">
            <text:p>151159</text:p>
          </table:table-cell>
          <table:table-cell office:value-type="float" office:value="151940" calcext:value-type="float">
            <text:p>151940</text:p>
          </table:table-cell>
          <table:table-cell office:value-type="float" office:value="152711" calcext:value-type="float">
            <text:p>152711</text:p>
          </table:table-cell>
          <table:table-cell office:value-type="float" office:value="152662" calcext:value-type="float">
            <text:p>152662</text:p>
          </table:table-cell>
          <table:table-cell office:value-type="float" office:value="151456" calcext:value-type="float">
            <text:p>151456</text:p>
          </table:table-cell>
          <table:table-cell office:value-type="float" office:value="149254" calcext:value-type="float">
            <text:p>149254</text:p>
          </table:table-cell>
          <table:table-cell office:value-type="float" office:value="146937" calcext:value-type="float">
            <text:p>146937</text:p>
          </table:table-cell>
          <table:table-cell office:value-type="float" office:value="145400" calcext:value-type="float">
            <text:p>145400</text:p>
          </table:table-cell>
          <table:table-cell office:value-type="float" office:value="144403" calcext:value-type="float">
            <text:p>144403</text:p>
          </table:table-cell>
          <table:table-cell office:value-type="float" office:value="143912" calcext:value-type="float">
            <text:p>143912</text:p>
          </table:table-cell>
          <table:table-cell office:value-type="float" office:value="144299" calcext:value-type="float">
            <text:p>144299</text:p>
          </table:table-cell>
          <table:table-cell office:value-type="float" office:value="144630" calcext:value-type="float">
            <text:p>144630</text:p>
          </table:table-cell>
          <table:table-cell office:value-type="float" office:value="145139" calcext:value-type="float">
            <text:p>145139</text:p>
          </table:table-cell>
          <table:table-cell office:value-type="float" office:value="146306" calcext:value-type="float">
            <text:p>146306</text:p>
          </table:table-cell>
          <table:table-cell office:value-type="float" office:value="146956" calcext:value-type="float">
            <text:p>146956</text:p>
          </table:table-cell>
          <table:table-cell office:value-type="float" office:value="144472" calcext:value-type="float">
            <text:p>144472</text:p>
          </table:table-cell>
          <table:table-cell office:value-type="float" office:value="139428" calcext:value-type="float">
            <text:p>139428</text:p>
          </table:table-cell>
          <table:table-cell office:value-type="float" office:value="133860" calcext:value-type="float">
            <text:p>133860</text:p>
          </table:table-cell>
          <table:table-cell office:value-type="float" office:value="129047" calcext:value-type="float">
            <text:p>129047</text:p>
          </table:table-cell>
          <table:table-cell office:value-type="float" office:value="129205" calcext:value-type="float">
            <text:p>129205</text:p>
          </table:table-cell>
          <table:table-cell office:value-type="float" office:value="131897" calcext:value-type="float">
            <text:p>131897</text:p>
          </table:table-cell>
          <table:table-cell office:value-type="float" office:value="134192" calcext:value-type="float">
            <text:p>134192</text:p>
          </table:table-cell>
          <table:table-cell office:value-type="float" office:value="137658" calcext:value-type="float">
            <text:p>137658</text:p>
          </table:table-cell>
          <table:table-cell office:value-type="float" office:value="141239" calcext:value-type="float">
            <text:p>141239</text:p>
          </table:table-cell>
          <table:table-cell office:value-type="float" office:value="144056" calcext:value-type="float">
            <text:p>144056</text:p>
          </table:table-cell>
          <table:table-cell office:value-type="float" office:value="145880" calcext:value-type="float">
            <text:p>145880</text:p>
          </table:table-cell>
          <table:table-cell office:value-type="float" office:value="146833" calcext:value-type="float">
            <text:p>146833</text:p>
          </table:table-cell>
          <table:table-cell office:value-type="float" office:value="148703" calcext:value-type="float">
            <text:p>148703</text:p>
          </table:table-cell>
          <table:table-cell office:value-type="float" office:value="150831" calcext:value-type="float">
            <text:p>150831</text:p>
          </table:table-cell>
          <table:table-cell office:value-type="float" office:value="152088" calcext:value-type="float">
            <text:p>152088</text:p>
          </table:table-cell>
          <table:table-cell office:value-type="float" office:value="153822" calcext:value-type="float">
            <text:p>153822</text:p>
          </table:table-cell>
          <table:table-cell office:value-type="float" office:value="155909" calcext:value-type="float">
            <text:p>155909</text:p>
          </table:table-cell>
          <table:table-cell office:value-type="float" office:value="157980" calcext:value-type="float">
            <text:p>157980</text:p>
          </table:table-cell>
          <table:table-cell office:value-type="float" office:value="159664" calcext:value-type="float">
            <text:p>159664</text:p>
          </table:table-cell>
          <table:table-cell office:value-type="float" office:value="160175" calcext:value-type="float">
            <text:p>160175</text:p>
          </table:table-cell>
          <table:table-cell office:value-type="float" office:value="159849" calcext:value-type="float">
            <text:p>159849</text:p>
          </table:table-cell>
        </table:table-row>
        <table:table-row table:style-name="ro1">
          <table:table-cell office:value-type="string" calcext:value-type="string">
            <text:p>Îles Caïmans</text:p>
          </table:table-cell>
          <table:table-cell office:value-type="string" calcext:value-type="string">
            <text:p>CYM</text:p>
          </table:table-cell>
          <table:table-cell office:value-type="float" office:value="7865" calcext:value-type="float">
            <text:p>7865</text:p>
          </table:table-cell>
          <table:table-cell office:value-type="float" office:value="8026" calcext:value-type="float">
            <text:p>8026</text:p>
          </table:table-cell>
          <table:table-cell office:value-type="float" office:value="8146" calcext:value-type="float">
            <text:p>8146</text:p>
          </table:table-cell>
          <table:table-cell office:value-type="float" office:value="8227" calcext:value-type="float">
            <text:p>8227</text:p>
          </table:table-cell>
          <table:table-cell office:value-type="float" office:value="8298" calcext:value-type="float">
            <text:p>8298</text:p>
          </table:table-cell>
          <table:table-cell office:value-type="float" office:value="8369" calcext:value-type="float">
            <text:p>8369</text:p>
          </table:table-cell>
          <table:table-cell office:value-type="float" office:value="8441" calcext:value-type="float">
            <text:p>8441</text:p>
          </table:table-cell>
          <table:table-cell office:value-type="float" office:value="8522" calcext:value-type="float">
            <text:p>8522</text:p>
          </table:table-cell>
          <table:table-cell office:value-type="float" office:value="8631" calcext:value-type="float">
            <text:p>8631</text:p>
          </table:table-cell>
          <table:table-cell office:value-type="float" office:value="8827" calcext:value-type="float">
            <text:p>8827</text:p>
          </table:table-cell>
          <table:table-cell office:value-type="float" office:value="9144" calcext:value-type="float">
            <text:p>9144</text:p>
          </table:table-cell>
          <table:table-cell office:value-type="float" office:value="9580" calcext:value-type="float">
            <text:p>9580</text:p>
          </table:table-cell>
          <table:table-cell office:value-type="float" office:value="10133" calcext:value-type="float">
            <text:p>10133</text:p>
          </table:table-cell>
          <table:table-cell office:value-type="float" office:value="10782" calcext:value-type="float">
            <text:p>10782</text:p>
          </table:table-cell>
          <table:table-cell office:value-type="float" office:value="11491" calcext:value-type="float">
            <text:p>11491</text:p>
          </table:table-cell>
          <table:table-cell office:value-type="float" office:value="12244" calcext:value-type="float">
            <text:p>12244</text:p>
          </table:table-cell>
          <table:table-cell office:value-type="float" office:value="13025" calcext:value-type="float">
            <text:p>13025</text:p>
          </table:table-cell>
          <table:table-cell office:value-type="float" office:value="13853" calcext:value-type="float">
            <text:p>13853</text:p>
          </table:table-cell>
          <table:table-cell office:value-type="float" office:value="14683" calcext:value-type="float">
            <text:p>14683</text:p>
          </table:table-cell>
          <table:table-cell office:value-type="float" office:value="15480" calcext:value-type="float">
            <text:p>15480</text:p>
          </table:table-cell>
          <table:table-cell office:value-type="float" office:value="16212" calcext:value-type="float">
            <text:p>16212</text:p>
          </table:table-cell>
          <table:table-cell office:value-type="float" office:value="16860" calcext:value-type="float">
            <text:p>16860</text:p>
          </table:table-cell>
          <table:table-cell office:value-type="float" office:value="17439" calcext:value-type="float">
            <text:p>17439</text:p>
          </table:table-cell>
          <table:table-cell office:value-type="float" office:value="18011" calcext:value-type="float">
            <text:p>18011</text:p>
          </table:table-cell>
          <table:table-cell office:value-type="float" office:value="18670" calcext:value-type="float">
            <text:p>18670</text:p>
          </table:table-cell>
          <table:table-cell office:value-type="float" office:value="19467" calcext:value-type="float">
            <text:p>19467</text:p>
          </table:table-cell>
          <table:table-cell office:value-type="float" office:value="20430" calcext:value-type="float">
            <text:p>20430</text:p>
          </table:table-cell>
          <table:table-cell office:value-type="float" office:value="21544" calcext:value-type="float">
            <text:p>21544</text:p>
          </table:table-cell>
          <table:table-cell office:value-type="float" office:value="22761" calcext:value-type="float">
            <text:p>22761</text:p>
          </table:table-cell>
          <table:table-cell office:value-type="float" office:value="24039" calcext:value-type="float">
            <text:p>24039</text:p>
          </table:table-cell>
          <table:table-cell office:value-type="float" office:value="25312" calcext:value-type="float">
            <text:p>25312</text:p>
          </table:table-cell>
          <table:table-cell office:value-type="float" office:value="26544" calcext:value-type="float">
            <text:p>26544</text:p>
          </table:table-cell>
          <table:table-cell office:value-type="float" office:value="27780" calcext:value-type="float">
            <text:p>27780</text:p>
          </table:table-cell>
          <table:table-cell office:value-type="float" office:value="29069" calcext:value-type="float">
            <text:p>29069</text:p>
          </table:table-cell>
          <table:table-cell office:value-type="float" office:value="30514" calcext:value-type="float">
            <text:p>30514</text:p>
          </table:table-cell>
          <table:table-cell office:value-type="float" office:value="32166" calcext:value-type="float">
            <text:p>32166</text:p>
          </table:table-cell>
          <table:table-cell office:value-type="float" office:value="34065" calcext:value-type="float">
            <text:p>34065</text:p>
          </table:table-cell>
          <table:table-cell office:value-type="float" office:value="36156" calcext:value-type="float">
            <text:p>36156</text:p>
          </table:table-cell>
          <table:table-cell office:value-type="float" office:value="38329" calcext:value-type="float">
            <text:p>38329</text:p>
          </table:table-cell>
          <table:table-cell office:value-type="float" office:value="40420" calcext:value-type="float">
            <text:p>40420</text:p>
          </table:table-cell>
          <table:table-cell office:value-type="float" office:value="42303" calcext:value-type="float">
            <text:p>42303</text:p>
          </table:table-cell>
          <table:table-cell office:value-type="float" office:value="43935" calcext:value-type="float">
            <text:p>43935</text:p>
          </table:table-cell>
          <table:table-cell office:value-type="float" office:value="45351" calcext:value-type="float">
            <text:p>45351</text:p>
          </table:table-cell>
          <table:table-cell office:value-type="float" office:value="46632" calcext:value-type="float">
            <text:p>46632</text:p>
          </table:table-cell>
          <table:table-cell office:value-type="float" office:value="47902" calcext:value-type="float">
            <text:p>47902</text:p>
          </table:table-cell>
          <table:table-cell office:value-type="float" office:value="49261" calcext:value-type="float">
            <text:p>49261</text:p>
          </table:table-cell>
          <table:table-cell office:value-type="float" office:value="50740" calcext:value-type="float">
            <text:p>50740</text:p>
          </table:table-cell>
          <table:table-cell office:value-type="float" office:value="52280" calcext:value-type="float">
            <text:p>52280</text:p>
          </table:table-cell>
          <table:table-cell office:value-type="float" office:value="53836" calcext:value-type="float">
            <text:p>53836</text:p>
          </table:table-cell>
          <table:table-cell office:value-type="float" office:value="55322" calcext:value-type="float">
            <text:p>55322</text:p>
          </table:table-cell>
          <table:table-cell office:value-type="float" office:value="56672" calcext:value-type="float">
            <text:p>56672</text:p>
          </table:table-cell>
          <table:table-cell office:value-type="float" office:value="57878" calcext:value-type="float">
            <text:p>57878</text:p>
          </table:table-cell>
          <table:table-cell office:value-type="float" office:value="58958" calcext:value-type="float">
            <text:p>58958</text:p>
          </table:table-cell>
          <table:table-cell office:value-type="float" office:value="59932" calcext:value-type="float">
            <text:p>59932</text:p>
          </table:table-cell>
          <table:table-cell office:value-type="float" office:value="60848" calcext:value-type="float">
            <text:p>60848</text:p>
          </table:table-cell>
          <table:table-cell office:value-type="float" office:value="61724" calcext:value-type="float">
            <text:p>61724</text:p>
          </table:table-cell>
          <table:table-cell office:value-type="float" office:value="62569" calcext:value-type="float">
            <text:p>62569</text:p>
          </table:table-cell>
          <table:table-cell office:value-type="float" office:value="63382" calcext:value-type="float">
            <text:p>63382</text:p>
          </table:table-cell>
          <table:table-cell office:value-type="float" office:value="64174" calcext:value-type="float">
            <text:p>64174</text:p>
          </table:table-cell>
        </table:table-row>
        <table:table-row table:style-name="ro1">
          <table:table-cell office:value-type="string" calcext:value-type="string">
            <text:p>Chypre</text:p>
          </table:table-cell>
          <table:table-cell office:value-type="string" calcext:value-type="string">
            <text:p>CYP</text:p>
          </table:table-cell>
          <table:table-cell office:value-type="float" office:value="572930" calcext:value-type="float">
            <text:p>572930</text:p>
          </table:table-cell>
          <table:table-cell office:value-type="float" office:value="576395" calcext:value-type="float">
            <text:p>576395</text:p>
          </table:table-cell>
          <table:table-cell office:value-type="float" office:value="577691" calcext:value-type="float">
            <text:p>577691</text:p>
          </table:table-cell>
          <table:table-cell office:value-type="float" office:value="577913" calcext:value-type="float">
            <text:p>577913</text:p>
          </table:table-cell>
          <table:table-cell office:value-type="float" office:value="578625" calcext:value-type="float">
            <text:p>578625</text:p>
          </table:table-cell>
          <table:table-cell office:value-type="float" office:value="580966" calcext:value-type="float">
            <text:p>580966</text:p>
          </table:table-cell>
          <table:table-cell office:value-type="float" office:value="585309" calcext:value-type="float">
            <text:p>585309</text:p>
          </table:table-cell>
          <table:table-cell office:value-type="float" office:value="591308" calcext:value-type="float">
            <text:p>591308</text:p>
          </table:table-cell>
          <table:table-cell office:value-type="float" office:value="598495" calcext:value-type="float">
            <text:p>598495</text:p>
          </table:table-cell>
          <table:table-cell office:value-type="float" office:value="606116" calcext:value-type="float">
            <text:p>606116</text:p>
          </table:table-cell>
          <table:table-cell office:value-type="float" office:value="613618" calcext:value-type="float">
            <text:p>613618</text:p>
          </table:table-cell>
          <table:table-cell office:value-type="float" office:value="620859" calcext:value-type="float">
            <text:p>620859</text:p>
          </table:table-cell>
          <table:table-cell office:value-type="float" office:value="627998" calcext:value-type="float">
            <text:p>627998</text:p>
          </table:table-cell>
          <table:table-cell office:value-type="float" office:value="635107" calcext:value-type="float">
            <text:p>635107</text:p>
          </table:table-cell>
          <table:table-cell office:value-type="float" office:value="642332" calcext:value-type="float">
            <text:p>642332</text:p>
          </table:table-cell>
          <table:table-cell office:value-type="float" office:value="649751" calcext:value-type="float">
            <text:p>649751</text:p>
          </table:table-cell>
          <table:table-cell office:value-type="float" office:value="657527" calcext:value-type="float">
            <text:p>657527</text:p>
          </table:table-cell>
          <table:table-cell office:value-type="float" office:value="665525" calcext:value-type="float">
            <text:p>665525</text:p>
          </table:table-cell>
          <table:table-cell office:value-type="float" office:value="673247" calcext:value-type="float">
            <text:p>673247</text:p>
          </table:table-cell>
          <table:table-cell office:value-type="float" office:value="680005" calcext:value-type="float">
            <text:p>680005</text:p>
          </table:table-cell>
          <table:table-cell office:value-type="float" office:value="685405" calcext:value-type="float">
            <text:p>685405</text:p>
          </table:table-cell>
          <table:table-cell office:value-type="float" office:value="689173" calcext:value-type="float">
            <text:p>689173</text:p>
          </table:table-cell>
          <table:table-cell office:value-type="float" office:value="691702" calcext:value-type="float">
            <text:p>691702</text:p>
          </table:table-cell>
          <table:table-cell office:value-type="float" office:value="694077" calcext:value-type="float">
            <text:p>694077</text:p>
          </table:table-cell>
          <table:table-cell office:value-type="float" office:value="697714" calcext:value-type="float">
            <text:p>697714</text:p>
          </table:table-cell>
          <table:table-cell office:value-type="float" office:value="703685" calcext:value-type="float">
            <text:p>703685</text:p>
          </table:table-cell>
          <table:table-cell office:value-type="float" office:value="712340" calcext:value-type="float">
            <text:p>712340</text:p>
          </table:table-cell>
          <table:table-cell office:value-type="float" office:value="723376" calcext:value-type="float">
            <text:p>723376</text:p>
          </table:table-cell>
          <table:table-cell office:value-type="float" office:value="736474" calcext:value-type="float">
            <text:p>736474</text:p>
          </table:table-cell>
          <table:table-cell office:value-type="float" office:value="751047" calcext:value-type="float">
            <text:p>751047</text:p>
          </table:table-cell>
          <table:table-cell office:value-type="float" office:value="766615" calcext:value-type="float">
            <text:p>766615</text:p>
          </table:table-cell>
          <table:table-cell office:value-type="float" office:value="783124" calcext:value-type="float">
            <text:p>783124</text:p>
          </table:table-cell>
          <table:table-cell office:value-type="float" office:value="800611" calcext:value-type="float">
            <text:p>800611</text:p>
          </table:table-cell>
          <table:table-cell office:value-type="float" office:value="818746" calcext:value-type="float">
            <text:p>818746</text:p>
          </table:table-cell>
          <table:table-cell office:value-type="float" office:value="837110" calcext:value-type="float">
            <text:p>837110</text:p>
          </table:table-cell>
          <table:table-cell office:value-type="float" office:value="855383" calcext:value-type="float">
            <text:p>855383</text:p>
          </table:table-cell>
          <table:table-cell office:value-type="float" office:value="873423" calcext:value-type="float">
            <text:p>873423</text:p>
          </table:table-cell>
          <table:table-cell office:value-type="float" office:value="891190" calcext:value-type="float">
            <text:p>891190</text:p>
          </table:table-cell>
          <table:table-cell office:value-type="float" office:value="908702" calcext:value-type="float">
            <text:p>908702</text:p>
          </table:table-cell>
          <table:table-cell office:value-type="float" office:value="926046" calcext:value-type="float">
            <text:p>926046</text:p>
          </table:table-cell>
          <table:table-cell office:value-type="float" office:value="943290" calcext:value-type="float">
            <text:p>943290</text:p>
          </table:table-cell>
          <table:table-cell office:value-type="float" office:value="960276" calcext:value-type="float">
            <text:p>960276</text:p>
          </table:table-cell>
          <table:table-cell office:value-type="float" office:value="976964" calcext:value-type="float">
            <text:p>976964</text:p>
          </table:table-cell>
          <table:table-cell office:value-type="float" office:value="993563" calcext:value-type="float">
            <text:p>993563</text:p>
          </table:table-cell>
          <table:table-cell office:value-type="float" office:value="1010408" calcext:value-type="float">
            <text:p>1010408</text:p>
          </table:table-cell>
          <table:table-cell office:value-type="float" office:value="1027662" calcext:value-type="float">
            <text:p>1027662</text:p>
          </table:table-cell>
          <table:table-cell office:value-type="float" office:value="1045507" calcext:value-type="float">
            <text:p>1045507</text:p>
          </table:table-cell>
          <table:table-cell office:value-type="float" office:value="1063713" calcext:value-type="float">
            <text:p>1063713</text:p>
          </table:table-cell>
          <table:table-cell office:value-type="float" office:value="1081563" calcext:value-type="float">
            <text:p>1081563</text:p>
          </table:table-cell>
          <table:table-cell office:value-type="float" office:value="1098083" calcext:value-type="float">
            <text:p>1098083</text:p>
          </table:table-cell>
          <table:table-cell office:value-type="float" office:value="1112612" calcext:value-type="float">
            <text:p>1112612</text:p>
          </table:table-cell>
          <table:table-cell office:value-type="float" office:value="1124833" calcext:value-type="float">
            <text:p>1124833</text:p>
          </table:table-cell>
          <table:table-cell office:value-type="float" office:value="1135046" calcext:value-type="float">
            <text:p>1135046</text:p>
          </table:table-cell>
          <table:table-cell office:value-type="float" office:value="1143866" calcext:value-type="float">
            <text:p>1143866</text:p>
          </table:table-cell>
          <table:table-cell office:value-type="float" office:value="1152285" calcext:value-type="float">
            <text:p>1152285</text:p>
          </table:table-cell>
          <table:table-cell office:value-type="float" office:value="1160985" calcext:value-type="float">
            <text:p>1160985</text:p>
          </table:table-cell>
          <table:table-cell office:value-type="float" office:value="1170187" calcext:value-type="float">
            <text:p>1170187</text:p>
          </table:table-cell>
          <table:table-cell office:value-type="float" office:value="1179680" calcext:value-type="float">
            <text:p>1179680</text:p>
          </table:table-cell>
          <table:table-cell office:value-type="float" office:value="1189265" calcext:value-type="float">
            <text:p>1189265</text:p>
          </table:table-cell>
        </table:table-row>
        <table:table-row table:style-name="ro1">
          <table:table-cell office:value-type="string" calcext:value-type="string">
            <text:p>République tchèque</text:p>
          </table:table-cell>
          <table:table-cell office:value-type="string" calcext:value-type="string">
            <text:p>CZE</text:p>
          </table:table-cell>
          <table:table-cell office:value-type="float" office:value="9602006" calcext:value-type="float">
            <text:p>9602006</text:p>
          </table:table-cell>
          <table:table-cell office:value-type="float" office:value="9586651" calcext:value-type="float">
            <text:p>9586651</text:p>
          </table:table-cell>
          <table:table-cell office:value-type="float" office:value="9624660" calcext:value-type="float">
            <text:p>9624660</text:p>
          </table:table-cell>
          <table:table-cell office:value-type="float" office:value="9670685" calcext:value-type="float">
            <text:p>9670685</text:p>
          </table:table-cell>
          <table:table-cell office:value-type="float" office:value="9727804" calcext:value-type="float">
            <text:p>9727804</text:p>
          </table:table-cell>
          <table:table-cell office:value-type="float" office:value="9779358" calcext:value-type="float">
            <text:p>9779358</text:p>
          </table:table-cell>
          <table:table-cell office:value-type="float" office:value="9821040" calcext:value-type="float">
            <text:p>9821040</text:p>
          </table:table-cell>
          <table:table-cell office:value-type="float" office:value="9852899" calcext:value-type="float">
            <text:p>9852899</text:p>
          </table:table-cell>
          <table:table-cell office:value-type="float" office:value="9876346" calcext:value-type="float">
            <text:p>9876346</text:p>
          </table:table-cell>
          <table:table-cell office:value-type="float" office:value="9896580" calcext:value-type="float">
            <text:p>9896580</text:p>
          </table:table-cell>
          <table:table-cell office:value-type="float" office:value="9858071" calcext:value-type="float">
            <text:p>9858071</text:p>
          </table:table-cell>
          <table:table-cell office:value-type="float" office:value="9826815" calcext:value-type="float">
            <text:p>9826815</text:p>
          </table:table-cell>
          <table:table-cell office:value-type="float" office:value="9867632" calcext:value-type="float">
            <text:p>9867632</text:p>
          </table:table-cell>
          <table:table-cell office:value-type="float" office:value="9922266" calcext:value-type="float">
            <text:p>9922266</text:p>
          </table:table-cell>
          <table:table-cell office:value-type="float" office:value="9988459" calcext:value-type="float">
            <text:p>9988459</text:p>
          </table:table-cell>
          <table:table-cell office:value-type="float" office:value="10058620" calcext:value-type="float">
            <text:p>10058620</text:p>
          </table:table-cell>
          <table:table-cell office:value-type="float" office:value="10125939" calcext:value-type="float">
            <text:p>10125939</text:p>
          </table:table-cell>
          <table:table-cell office:value-type="float" office:value="10186755" calcext:value-type="float">
            <text:p>10186755</text:p>
          </table:table-cell>
          <table:table-cell office:value-type="float" office:value="10242098" calcext:value-type="float">
            <text:p>10242098</text:p>
          </table:table-cell>
          <table:table-cell office:value-type="float" office:value="10292341" calcext:value-type="float">
            <text:p>10292341</text:p>
          </table:table-cell>
          <table:table-cell office:value-type="float" office:value="10304193" calcext:value-type="float">
            <text:p>10304193</text:p>
          </table:table-cell>
          <table:table-cell office:value-type="float" office:value="10300591" calcext:value-type="float">
            <text:p>10300591</text:p>
          </table:table-cell>
          <table:table-cell office:value-type="float" office:value="10314826" calcext:value-type="float">
            <text:p>10314826</text:p>
          </table:table-cell>
          <table:table-cell office:value-type="float" office:value="10323856" calcext:value-type="float">
            <text:p>10323856</text:p>
          </table:table-cell>
          <table:table-cell office:value-type="float" office:value="10330213" calcext:value-type="float">
            <text:p>10330213</text:p>
          </table:table-cell>
          <table:table-cell office:value-type="float" office:value="10337118" calcext:value-type="float">
            <text:p>10337118</text:p>
          </table:table-cell>
          <table:table-cell office:value-type="float" office:value="10342227" calcext:value-type="float">
            <text:p>10342227</text:p>
          </table:table-cell>
          <table:table-cell office:value-type="float" office:value="10347318" calcext:value-type="float">
            <text:p>10347318</text:p>
          </table:table-cell>
          <table:table-cell office:value-type="float" office:value="10355276" calcext:value-type="float">
            <text:p>10355276</text:p>
          </table:table-cell>
          <table:table-cell office:value-type="float" office:value="10361068" calcext:value-type="float">
            <text:p>10361068</text:p>
          </table:table-cell>
          <table:table-cell office:value-type="float" office:value="10333355" calcext:value-type="float">
            <text:p>10333355</text:p>
          </table:table-cell>
          <table:table-cell office:value-type="float" office:value="10308578" calcext:value-type="float">
            <text:p>10308578</text:p>
          </table:table-cell>
          <table:table-cell office:value-type="float" office:value="10319123" calcext:value-type="float">
            <text:p>10319123</text:p>
          </table:table-cell>
          <table:table-cell office:value-type="float" office:value="10329855" calcext:value-type="float">
            <text:p>10329855</text:p>
          </table:table-cell>
          <table:table-cell office:value-type="float" office:value="10333587" calcext:value-type="float">
            <text:p>10333587</text:p>
          </table:table-cell>
          <table:table-cell office:value-type="float" office:value="10327253" calcext:value-type="float">
            <text:p>10327253</text:p>
          </table:table-cell>
          <table:table-cell office:value-type="float" office:value="10315241" calcext:value-type="float">
            <text:p>10315241</text:p>
          </table:table-cell>
          <table:table-cell office:value-type="float" office:value="10304131" calcext:value-type="float">
            <text:p>10304131</text:p>
          </table:table-cell>
          <table:table-cell office:value-type="float" office:value="10294373" calcext:value-type="float">
            <text:p>10294373</text:p>
          </table:table-cell>
          <table:table-cell office:value-type="float" office:value="10283860" calcext:value-type="float">
            <text:p>10283860</text:p>
          </table:table-cell>
          <table:table-cell office:value-type="float" office:value="10255063" calcext:value-type="float">
            <text:p>10255063</text:p>
          </table:table-cell>
          <table:table-cell office:value-type="float" office:value="10216605" calcext:value-type="float">
            <text:p>10216605</text:p>
          </table:table-cell>
          <table:table-cell office:value-type="float" office:value="10196916" calcext:value-type="float">
            <text:p>10196916</text:p>
          </table:table-cell>
          <table:table-cell office:value-type="float" office:value="10193998" calcext:value-type="float">
            <text:p>10193998</text:p>
          </table:table-cell>
          <table:table-cell office:value-type="float" office:value="10197101" calcext:value-type="float">
            <text:p>10197101</text:p>
          </table:table-cell>
          <table:table-cell office:value-type="float" office:value="10211216" calcext:value-type="float">
            <text:p>10211216</text:p>
          </table:table-cell>
          <table:table-cell office:value-type="float" office:value="10238905" calcext:value-type="float">
            <text:p>10238905</text:p>
          </table:table-cell>
          <table:table-cell office:value-type="float" office:value="10298828" calcext:value-type="float">
            <text:p>10298828</text:p>
          </table:table-cell>
          <table:table-cell office:value-type="float" office:value="10384603" calcext:value-type="float">
            <text:p>10384603</text:p>
          </table:table-cell>
          <table:table-cell office:value-type="float" office:value="10443936" calcext:value-type="float">
            <text:p>10443936</text:p>
          </table:table-cell>
          <table:table-cell office:value-type="float" office:value="10474410" calcext:value-type="float">
            <text:p>10474410</text:p>
          </table:table-cell>
          <table:table-cell office:value-type="float" office:value="10496088" calcext:value-type="float">
            <text:p>10496088</text:p>
          </table:table-cell>
          <table:table-cell office:value-type="float" office:value="10510785" calcext:value-type="float">
            <text:p>10510785</text:p>
          </table:table-cell>
          <table:table-cell office:value-type="float" office:value="10514272" calcext:value-type="float">
            <text:p>10514272</text:p>
          </table:table-cell>
          <table:table-cell office:value-type="float" office:value="10525347" calcext:value-type="float">
            <text:p>10525347</text:p>
          </table:table-cell>
          <table:table-cell office:value-type="float" office:value="10546059" calcext:value-type="float">
            <text:p>10546059</text:p>
          </table:table-cell>
          <table:table-cell office:value-type="float" office:value="10566332" calcext:value-type="float">
            <text:p>10566332</text:p>
          </table:table-cell>
          <table:table-cell office:value-type="float" office:value="10594438" calcext:value-type="float">
            <text:p>10594438</text:p>
          </table:table-cell>
          <table:table-cell office:value-type="float" office:value="10625695" calcext:value-type="float">
            <text:p>10625695</text:p>
          </table:table-cell>
        </table:table-row>
        <table:table-row table:style-name="ro1">
          <table:table-cell office:value-type="string" calcext:value-type="string">
            <text:p>Allemagne</text:p>
          </table:table-cell>
          <table:table-cell office:value-type="string" calcext:value-type="string">
            <text:p>DEU</text:p>
          </table:table-cell>
          <table:table-cell office:value-type="float" office:value="72814900" calcext:value-type="float">
            <text:p>72814900</text:p>
          </table:table-cell>
          <table:table-cell office:value-type="float" office:value="73377632" calcext:value-type="float">
            <text:p>73377632</text:p>
          </table:table-cell>
          <table:table-cell office:value-type="float" office:value="74025784" calcext:value-type="float">
            <text:p>74025784</text:p>
          </table:table-cell>
          <table:table-cell office:value-type="float" office:value="74714353" calcext:value-type="float">
            <text:p>74714353</text:p>
          </table:table-cell>
          <table:table-cell office:value-type="float" office:value="75318337" calcext:value-type="float">
            <text:p>75318337</text:p>
          </table:table-cell>
          <table:table-cell office:value-type="float" office:value="75963695" calcext:value-type="float">
            <text:p>75963695</text:p>
          </table:table-cell>
          <table:table-cell office:value-type="float" office:value="76600311" calcext:value-type="float">
            <text:p>76600311</text:p>
          </table:table-cell>
          <table:table-cell office:value-type="float" office:value="76951336" calcext:value-type="float">
            <text:p>76951336</text:p>
          </table:table-cell>
          <table:table-cell office:value-type="float" office:value="77294314" calcext:value-type="float">
            <text:p>77294314</text:p>
          </table:table-cell>
          <table:table-cell office:value-type="float" office:value="77909682" calcext:value-type="float">
            <text:p>77909682</text:p>
          </table:table-cell>
          <table:table-cell office:value-type="float" office:value="78169289" calcext:value-type="float">
            <text:p>78169289</text:p>
          </table:table-cell>
          <table:table-cell office:value-type="float" office:value="78312842" calcext:value-type="float">
            <text:p>78312842</text:p>
          </table:table-cell>
          <table:table-cell office:value-type="float" office:value="78688452" calcext:value-type="float">
            <text:p>78688452</text:p>
          </table:table-cell>
          <table:table-cell office:value-type="float" office:value="78936666" calcext:value-type="float">
            <text:p>78936666</text:p>
          </table:table-cell>
          <table:table-cell office:value-type="float" office:value="78967433" calcext:value-type="float">
            <text:p>78967433</text:p>
          </table:table-cell>
          <table:table-cell office:value-type="float" office:value="78673554" calcext:value-type="float">
            <text:p>78673554</text:p>
          </table:table-cell>
          <table:table-cell office:value-type="float" office:value="78336950" calcext:value-type="float">
            <text:p>78336950</text:p>
          </table:table-cell>
          <table:table-cell office:value-type="float" office:value="78159814" calcext:value-type="float">
            <text:p>78159814</text:p>
          </table:table-cell>
          <table:table-cell office:value-type="float" office:value="78091820" calcext:value-type="float">
            <text:p>78091820</text:p>
          </table:table-cell>
          <table:table-cell office:value-type="float" office:value="78126350" calcext:value-type="float">
            <text:p>78126350</text:p>
          </table:table-cell>
          <table:table-cell office:value-type="float" office:value="78288576" calcext:value-type="float">
            <text:p>78288576</text:p>
          </table:table-cell>
          <table:table-cell office:value-type="float" office:value="78407907" calcext:value-type="float">
            <text:p>78407907</text:p>
          </table:table-cell>
          <table:table-cell office:value-type="float" office:value="78333366" calcext:value-type="float">
            <text:p>78333366</text:p>
          </table:table-cell>
          <table:table-cell office:value-type="float" office:value="78128282" calcext:value-type="float">
            <text:p>78128282</text:p>
          </table:table-cell>
          <table:table-cell office:value-type="float" office:value="77858685" calcext:value-type="float">
            <text:p>77858685</text:p>
          </table:table-cell>
          <table:table-cell office:value-type="float" office:value="77684873" calcext:value-type="float">
            <text:p>77684873</text:p>
          </table:table-cell>
          <table:table-cell office:value-type="float" office:value="77720436" calcext:value-type="float">
            <text:p>77720436</text:p>
          </table:table-cell>
          <table:table-cell office:value-type="float" office:value="77839920" calcext:value-type="float">
            <text:p>77839920</text:p>
          </table:table-cell>
          <table:table-cell office:value-type="float" office:value="78144619" calcext:value-type="float">
            <text:p>78144619</text:p>
          </table:table-cell>
          <table:table-cell office:value-type="float" office:value="78751283" calcext:value-type="float">
            <text:p>78751283</text:p>
          </table:table-cell>
          <table:table-cell office:value-type="float" office:value="79433029" calcext:value-type="float">
            <text:p>79433029</text:p>
          </table:table-cell>
          <table:table-cell office:value-type="float" office:value="80013896" calcext:value-type="float">
            <text:p>80013896</text:p>
          </table:table-cell>
          <table:table-cell office:value-type="float" office:value="80624598" calcext:value-type="float">
            <text:p>80624598</text:p>
          </table:table-cell>
          <table:table-cell office:value-type="float" office:value="81156363" calcext:value-type="float">
            <text:p>81156363</text:p>
          </table:table-cell>
          <table:table-cell office:value-type="float" office:value="81438348" calcext:value-type="float">
            <text:p>81438348</text:p>
          </table:table-cell>
          <table:table-cell office:value-type="float" office:value="81678051" calcext:value-type="float">
            <text:p>81678051</text:p>
          </table:table-cell>
          <table:table-cell office:value-type="float" office:value="81914831" calcext:value-type="float">
            <text:p>81914831</text:p>
          </table:table-cell>
          <table:table-cell office:value-type="float" office:value="82034771" calcext:value-type="float">
            <text:p>82034771</text:p>
          </table:table-cell>
          <table:table-cell office:value-type="float" office:value="82047195" calcext:value-type="float">
            <text:p>82047195</text:p>
          </table:table-cell>
          <table:table-cell office:value-type="float" office:value="82100243" calcext:value-type="float">
            <text:p>82100243</text:p>
          </table:table-cell>
          <table:table-cell office:value-type="float" office:value="82211508" calcext:value-type="float">
            <text:p>82211508</text:p>
          </table:table-cell>
          <table:table-cell office:value-type="float" office:value="82349925" calcext:value-type="float">
            <text:p>82349925</text:p>
          </table:table-cell>
          <table:table-cell office:value-type="float" office:value="82488495" calcext:value-type="float">
            <text:p>82488495</text:p>
          </table:table-cell>
          <table:table-cell office:value-type="float" office:value="82534176" calcext:value-type="float">
            <text:p>82534176</text:p>
          </table:table-cell>
          <table:table-cell office:value-type="float" office:value="82516260" calcext:value-type="float">
            <text:p>82516260</text:p>
          </table:table-cell>
          <table:table-cell office:value-type="float" office:value="82469422" calcext:value-type="float">
            <text:p>82469422</text:p>
          </table:table-cell>
          <table:table-cell office:value-type="float" office:value="82376451" calcext:value-type="float">
            <text:p>82376451</text:p>
          </table:table-cell>
          <table:table-cell office:value-type="float" office:value="82266372" calcext:value-type="float">
            <text:p>82266372</text:p>
          </table:table-cell>
          <table:table-cell office:value-type="float" office:value="82110097" calcext:value-type="float">
            <text:p>82110097</text:p>
          </table:table-cell>
          <table:table-cell office:value-type="float" office:value="81902307" calcext:value-type="float">
            <text:p>81902307</text:p>
          </table:table-cell>
          <table:table-cell office:value-type="float" office:value="81776930" calcext:value-type="float">
            <text:p>81776930</text:p>
          </table:table-cell>
          <table:table-cell office:value-type="float" office:value="80274983" calcext:value-type="float">
            <text:p>80274983</text:p>
          </table:table-cell>
          <table:table-cell office:value-type="float" office:value="80425823" calcext:value-type="float">
            <text:p>80425823</text:p>
          </table:table-cell>
          <table:table-cell office:value-type="float" office:value="80645605" calcext:value-type="float">
            <text:p>80645605</text:p>
          </table:table-cell>
          <table:table-cell office:value-type="float" office:value="80982500" calcext:value-type="float">
            <text:p>80982500</text:p>
          </table:table-cell>
          <table:table-cell office:value-type="float" office:value="81686611" calcext:value-type="float">
            <text:p>81686611</text:p>
          </table:table-cell>
          <table:table-cell office:value-type="float" office:value="82348669" calcext:value-type="float">
            <text:p>82348669</text:p>
          </table:table-cell>
          <table:table-cell office:value-type="float" office:value="82657002" calcext:value-type="float">
            <text:p>82657002</text:p>
          </table:table-cell>
          <table:table-cell office:value-type="float" office:value="82927922" calcext:value-type="float">
            <text:p>82927922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I</text:p>
          </table:table-cell>
          <table:table-cell office:value-type="float" office:value="83636" calcext:value-type="float">
            <text:p>83636</text:p>
          </table:table-cell>
          <table:table-cell office:value-type="float" office:value="88498" calcext:value-type="float">
            <text:p>88498</text:p>
          </table:table-cell>
          <table:table-cell office:value-type="float" office:value="94204" calcext:value-type="float">
            <text:p>94204</text:p>
          </table:table-cell>
          <table:table-cell office:value-type="float" office:value="100628" calcext:value-type="float">
            <text:p>100628</text:p>
          </table:table-cell>
          <table:table-cell office:value-type="float" office:value="107583" calcext:value-type="float">
            <text:p>107583</text:p>
          </table:table-cell>
          <table:table-cell office:value-type="float" office:value="114963" calcext:value-type="float">
            <text:p>114963</text:p>
          </table:table-cell>
          <table:table-cell office:value-type="float" office:value="122866" calcext:value-type="float">
            <text:p>122866</text:p>
          </table:table-cell>
          <table:table-cell office:value-type="float" office:value="131397" calcext:value-type="float">
            <text:p>131397</text:p>
          </table:table-cell>
          <table:table-cell office:value-type="float" office:value="140462" calcext:value-type="float">
            <text:p>140462</text:p>
          </table:table-cell>
          <table:table-cell office:value-type="float" office:value="149887" calcext:value-type="float">
            <text:p>149887</text:p>
          </table:table-cell>
          <table:table-cell office:value-type="float" office:value="159659" calcext:value-type="float">
            <text:p>159659</text:p>
          </table:table-cell>
          <table:table-cell office:value-type="float" office:value="169372" calcext:value-type="float">
            <text:p>169372</text:p>
          </table:table-cell>
          <table:table-cell office:value-type="float" office:value="179224" calcext:value-type="float">
            <text:p>179224</text:p>
          </table:table-cell>
          <table:table-cell office:value-type="float" office:value="190568" calcext:value-type="float">
            <text:p>190568</text:p>
          </table:table-cell>
          <table:table-cell office:value-type="float" office:value="205181" calcext:value-type="float">
            <text:p>205181</text:p>
          </table:table-cell>
          <table:table-cell office:value-type="float" office:value="224183" calcext:value-type="float">
            <text:p>224183</text:p>
          </table:table-cell>
          <table:table-cell office:value-type="float" office:value="248556" calcext:value-type="float">
            <text:p>248556</text:p>
          </table:table-cell>
          <table:table-cell office:value-type="float" office:value="277479" calcext:value-type="float">
            <text:p>277479</text:p>
          </table:table-cell>
          <table:table-cell office:value-type="float" office:value="308008" calcext:value-type="float">
            <text:p>308008</text:p>
          </table:table-cell>
          <table:table-cell office:value-type="float" office:value="336085" calcext:value-type="float">
            <text:p>336085</text:p>
          </table:table-cell>
          <table:table-cell office:value-type="float" office:value="358960" calcext:value-type="float">
            <text:p>358960</text:p>
          </table:table-cell>
          <table:table-cell office:value-type="float" office:value="374937" calcext:value-type="float">
            <text:p>374937</text:p>
          </table:table-cell>
          <table:table-cell office:value-type="float" office:value="385271" calcext:value-type="float">
            <text:p>385271</text:p>
          </table:table-cell>
          <table:table-cell office:value-type="float" office:value="393802" calcext:value-type="float">
            <text:p>393802</text:p>
          </table:table-cell>
          <table:table-cell office:value-type="float" office:value="406017" calcext:value-type="float">
            <text:p>406017</text:p>
          </table:table-cell>
          <table:table-cell office:value-type="float" office:value="425613" calcext:value-type="float">
            <text:p>425613</text:p>
          </table:table-cell>
          <table:table-cell office:value-type="float" office:value="454361" calcext:value-type="float">
            <text:p>454361</text:p>
          </table:table-cell>
          <table:table-cell office:value-type="float" office:value="490330" calcext:value-type="float">
            <text:p>490330</text:p>
          </table:table-cell>
          <table:table-cell office:value-type="float" office:value="528999" calcext:value-type="float">
            <text:p>528999</text:p>
          </table:table-cell>
          <table:table-cell office:value-type="float" office:value="563864" calcext:value-type="float">
            <text:p>563864</text:p>
          </table:table-cell>
          <table:table-cell office:value-type="float" office:value="590398" calcext:value-type="float">
            <text:p>590398</text:p>
          </table:table-cell>
          <table:table-cell office:value-type="float" office:value="606844" calcext:value-type="float">
            <text:p>606844</text:p>
          </table:table-cell>
          <table:table-cell office:value-type="float" office:value="615054" calcext:value-type="float">
            <text:p>615054</text:p>
          </table:table-cell>
          <table:table-cell office:value-type="float" office:value="618495" calcext:value-type="float">
            <text:p>618495</text:p>
          </table:table-cell>
          <table:table-cell office:value-type="float" office:value="622366" calcext:value-type="float">
            <text:p>622366</text:p>
          </table:table-cell>
          <table:table-cell office:value-type="float" office:value="630388" calcext:value-type="float">
            <text:p>630388</text:p>
          </table:table-cell>
          <table:table-cell office:value-type="float" office:value="643654" calcext:value-type="float">
            <text:p>643654</text:p>
          </table:table-cell>
          <table:table-cell office:value-type="float" office:value="660863" calcext:value-type="float">
            <text:p>660863</text:p>
          </table:table-cell>
          <table:table-cell office:value-type="float" office:value="680463" calcext:value-type="float">
            <text:p>680463</text:p>
          </table:table-cell>
          <table:table-cell office:value-type="float" office:value="699975" calcext:value-type="float">
            <text:p>699975</text:p>
          </table:table-cell>
          <table:table-cell office:value-type="float" office:value="717584" calcext:value-type="float">
            <text:p>717584</text:p>
          </table:table-cell>
          <table:table-cell office:value-type="float" office:value="733015" calcext:value-type="float">
            <text:p>733015</text:p>
          </table:table-cell>
          <table:table-cell office:value-type="float" office:value="746942" calcext:value-type="float">
            <text:p>746942</text:p>
          </table:table-cell>
          <table:table-cell office:value-type="float" office:value="759641" calcext:value-type="float">
            <text:p>759641</text:p>
          </table:table-cell>
          <table:table-cell office:value-type="float" office:value="771603" calcext:value-type="float">
            <text:p>771603</text:p>
          </table:table-cell>
          <table:table-cell office:value-type="float" office:value="783254" calcext:value-type="float">
            <text:p>783254</text:p>
          </table:table-cell>
          <table:table-cell office:value-type="float" office:value="794563" calcext:value-type="float">
            <text:p>794563</text:p>
          </table:table-cell>
          <table:table-cell office:value-type="float" office:value="805451" calcext:value-type="float">
            <text:p>805451</text:p>
          </table:table-cell>
          <table:table-cell office:value-type="float" office:value="816358" calcext:value-type="float">
            <text:p>816358</text:p>
          </table:table-cell>
          <table:table-cell office:value-type="float" office:value="827823" calcext:value-type="float">
            <text:p>827823</text:p>
          </table:table-cell>
          <table:table-cell office:value-type="float" office:value="840198" calcext:value-type="float">
            <text:p>840198</text:p>
          </table:table-cell>
          <table:table-cell office:value-type="float" office:value="853674" calcext:value-type="float">
            <text:p>853674</text:p>
          </table:table-cell>
          <table:table-cell office:value-type="float" office:value="868136" calcext:value-type="float">
            <text:p>868136</text:p>
          </table:table-cell>
          <table:table-cell office:value-type="float" office:value="883293" calcext:value-type="float">
            <text:p>883293</text:p>
          </table:table-cell>
          <table:table-cell office:value-type="float" office:value="898696" calcext:value-type="float">
            <text:p>898696</text:p>
          </table:table-cell>
          <table:table-cell office:value-type="float" office:value="913993" calcext:value-type="float">
            <text:p>913993</text:p>
          </table:table-cell>
          <table:table-cell office:value-type="float" office:value="929112" calcext:value-type="float">
            <text:p>929112</text:p>
          </table:table-cell>
          <table:table-cell office:value-type="float" office:value="944097" calcext:value-type="float">
            <text:p>944097</text:p>
          </table:table-cell>
          <table:table-cell office:value-type="float" office:value="958920" calcext:value-type="float">
            <text:p>958920</text:p>
          </table:table-cell>
        </table:table-row>
        <table:table-row table:style-name="ro1">
          <table:table-cell office:value-type="string" calcext:value-type="string">
            <text:p>Dominique</text:p>
          </table:table-cell>
          <table:table-cell office:value-type="string" calcext:value-type="string">
            <text:p>DMA</text:p>
          </table:table-cell>
          <table:table-cell office:value-type="float" office:value="60011" calcext:value-type="float">
            <text:p>60011</text:p>
          </table:table-cell>
          <table:table-cell office:value-type="float" office:value="61032" calcext:value-type="float">
            <text:p>61032</text:p>
          </table:table-cell>
          <table:table-cell office:value-type="float" office:value="61982" calcext:value-type="float">
            <text:p>61982</text:p>
          </table:table-cell>
          <table:table-cell office:value-type="float" office:value="62918" calcext:value-type="float">
            <text:p>62918</text:p>
          </table:table-cell>
          <table:table-cell office:value-type="float" office:value="63926" calcext:value-type="float">
            <text:p>63926</text:p>
          </table:table-cell>
          <table:table-cell office:value-type="float" office:value="65038" calcext:value-type="float">
            <text:p>65038</text:p>
          </table:table-cell>
          <table:table-cell office:value-type="float" office:value="66311" calcext:value-type="float">
            <text:p>66311</text:p>
          </table:table-cell>
          <table:table-cell office:value-type="float" office:value="67686" calcext:value-type="float">
            <text:p>67686</text:p>
          </table:table-cell>
          <table:table-cell office:value-type="float" office:value="69040" calcext:value-type="float">
            <text:p>69040</text:p>
          </table:table-cell>
          <table:table-cell office:value-type="float" office:value="70213" calcext:value-type="float">
            <text:p>70213</text:p>
          </table:table-cell>
          <table:table-cell office:value-type="float" office:value="71073" calcext:value-type="float">
            <text:p>71073</text:p>
          </table:table-cell>
          <table:table-cell office:value-type="float" office:value="71568" calcext:value-type="float">
            <text:p>71568</text:p>
          </table:table-cell>
          <table:table-cell office:value-type="float" office:value="71731" calcext:value-type="float">
            <text:p>71731</text:p>
          </table:table-cell>
          <table:table-cell office:value-type="float" office:value="71738" calcext:value-type="float">
            <text:p>71738</text:p>
          </table:table-cell>
          <table:table-cell office:value-type="float" office:value="71802" calcext:value-type="float">
            <text:p>71802</text:p>
          </table:table-cell>
          <table:table-cell office:value-type="float" office:value="72094" calcext:value-type="float">
            <text:p>72094</text:p>
          </table:table-cell>
          <table:table-cell office:value-type="float" office:value="72654" calcext:value-type="float">
            <text:p>72654</text:p>
          </table:table-cell>
          <table:table-cell office:value-type="float" office:value="73440" calcext:value-type="float">
            <text:p>73440</text:p>
          </table:table-cell>
          <table:table-cell office:value-type="float" office:value="74284" calcext:value-type="float">
            <text:p>74284</text:p>
          </table:table-cell>
          <table:table-cell office:value-type="float" office:value="74955" calcext:value-type="float">
            <text:p>74955</text:p>
          </table:table-cell>
          <table:table-cell office:value-type="float" office:value="75314" calcext:value-type="float">
            <text:p>75314</text:p>
          </table:table-cell>
          <table:table-cell office:value-type="float" office:value="75309" calcext:value-type="float">
            <text:p>75309</text:p>
          </table:table-cell>
          <table:table-cell office:value-type="float" office:value="75003" calcext:value-type="float">
            <text:p>75003</text:p>
          </table:table-cell>
          <table:table-cell office:value-type="float" office:value="74483" calcext:value-type="float">
            <text:p>74483</text:p>
          </table:table-cell>
          <table:table-cell office:value-type="float" office:value="73851" calcext:value-type="float">
            <text:p>73851</text:p>
          </table:table-cell>
          <table:table-cell office:value-type="float" office:value="73201" calcext:value-type="float">
            <text:p>73201</text:p>
          </table:table-cell>
          <table:table-cell office:value-type="float" office:value="72533" calcext:value-type="float">
            <text:p>72533</text:p>
          </table:table-cell>
          <table:table-cell office:value-type="float" office:value="71842" calcext:value-type="float">
            <text:p>71842</text:p>
          </table:table-cell>
          <table:table-cell office:value-type="float" office:value="71208" calcext:value-type="float">
            <text:p>71208</text:p>
          </table:table-cell>
          <table:table-cell office:value-type="float" office:value="70723" calcext:value-type="float">
            <text:p>70723</text:p>
          </table:table-cell>
          <table:table-cell office:value-type="float" office:value="70419" calcext:value-type="float">
            <text:p>70419</text:p>
          </table:table-cell>
          <table:table-cell office:value-type="float" office:value="70374" calcext:value-type="float">
            <text:p>70374</text:p>
          </table:table-cell>
          <table:table-cell office:value-type="float" office:value="70544" calcext:value-type="float">
            <text:p>70544</text:p>
          </table:table-cell>
          <table:table-cell office:value-type="float" office:value="70831" calcext:value-type="float">
            <text:p>70831</text:p>
          </table:table-cell>
          <table:table-cell office:value-type="float" office:value="71043" calcext:value-type="float">
            <text:p>71043</text:p>
          </table:table-cell>
          <table:table-cell office:value-type="float" office:value="71098" calcext:value-type="float">
            <text:p>71098</text:p>
          </table:table-cell>
          <table:table-cell office:value-type="float" office:value="70936" calcext:value-type="float">
            <text:p>70936</text:p>
          </table:table-cell>
          <table:table-cell office:value-type="float" office:value="70599" calcext:value-type="float">
            <text:p>70599</text:p>
          </table:table-cell>
          <table:table-cell office:value-type="float" office:value="70185" calcext:value-type="float">
            <text:p>70185</text:p>
          </table:table-cell>
          <table:table-cell office:value-type="float" office:value="69835" calcext:value-type="float">
            <text:p>69835</text:p>
          </table:table-cell>
          <table:table-cell office:value-type="float" office:value="69650" calcext:value-type="float">
            <text:p>69650</text:p>
          </table:table-cell>
          <table:table-cell office:value-type="float" office:value="69661" calcext:value-type="float">
            <text:p>69661</text:p>
          </table:table-cell>
          <table:table-cell office:value-type="float" office:value="69837" calcext:value-type="float">
            <text:p>69837</text:p>
          </table:table-cell>
          <table:table-cell office:value-type="float" office:value="70100" calcext:value-type="float">
            <text:p>70100</text:p>
          </table:table-cell>
          <table:table-cell office:value-type="float" office:value="70382" calcext:value-type="float">
            <text:p>70382</text:p>
          </table:table-cell>
          <table:table-cell office:value-type="float" office:value="70589" calcext:value-type="float">
            <text:p>70589</text:p>
          </table:table-cell>
          <table:table-cell office:value-type="float" office:value="70718" calcext:value-type="float">
            <text:p>70718</text:p>
          </table:table-cell>
          <table:table-cell office:value-type="float" office:value="70795" calcext:value-type="float">
            <text:p>70795</text:p>
          </table:table-cell>
          <table:table-cell office:value-type="float" office:value="70827" calcext:value-type="float">
            <text:p>70827</text:p>
          </table:table-cell>
          <table:table-cell office:value-type="float" office:value="70851" calcext:value-type="float">
            <text:p>70851</text:p>
          </table:table-cell>
          <table:table-cell office:value-type="float" office:value="70878" calcext:value-type="float">
            <text:p>70878</text:p>
          </table:table-cell>
          <table:table-cell office:value-type="float" office:value="70916" calcext:value-type="float">
            <text:p>70916</text:p>
          </table:table-cell>
          <table:table-cell office:value-type="float" office:value="70965" calcext:value-type="float">
            <text:p>70965</text:p>
          </table:table-cell>
          <table:table-cell office:value-type="float" office:value="71016" calcext:value-type="float">
            <text:p>71016</text:p>
          </table:table-cell>
          <table:table-cell office:value-type="float" office:value="71085" calcext:value-type="float">
            <text:p>71085</text:p>
          </table:table-cell>
          <table:table-cell office:value-type="float" office:value="71183" calcext:value-type="float">
            <text:p>71183</text:p>
          </table:table-cell>
          <table:table-cell office:value-type="float" office:value="71307" calcext:value-type="float">
            <text:p>71307</text:p>
          </table:table-cell>
          <table:table-cell office:value-type="float" office:value="71458" calcext:value-type="float">
            <text:p>71458</text:p>
          </table:table-cell>
          <table:table-cell office:value-type="float" office:value="71625" calcext:value-type="float">
            <text:p>71625</text:p>
          </table:table-cell>
        </table:table-row>
        <table:table-row table:style-name="ro1">
          <table:table-cell office:value-type="string" calcext:value-type="string">
            <text:p>Danemark</text:p>
          </table:table-cell>
          <table:table-cell office:value-type="string" calcext:value-type="string">
            <text:p>DNK</text:p>
          </table:table-cell>
          <table:table-cell office:value-type="float" office:value="4579603" calcext:value-type="float">
            <text:p>4579603</text:p>
          </table:table-cell>
          <table:table-cell office:value-type="float" office:value="4611687" calcext:value-type="float">
            <text:p>4611687</text:p>
          </table:table-cell>
          <table:table-cell office:value-type="float" office:value="4647727" calcext:value-type="float">
            <text:p>4647727</text:p>
          </table:table-cell>
          <table:table-cell office:value-type="float" office:value="4684483" calcext:value-type="float">
            <text:p>4684483</text:p>
          </table:table-cell>
          <table:table-cell office:value-type="float" office:value="4722072" calcext:value-type="float">
            <text:p>4722072</text:p>
          </table:table-cell>
          <table:table-cell office:value-type="float" office:value="4759012" calcext:value-type="float">
            <text:p>4759012</text:p>
          </table:table-cell>
          <table:table-cell office:value-type="float" office:value="4797381" calcext:value-type="float">
            <text:p>4797381</text:p>
          </table:table-cell>
          <table:table-cell office:value-type="float" office:value="4835354" calcext:value-type="float">
            <text:p>4835354</text:p>
          </table:table-cell>
          <table:table-cell office:value-type="float" office:value="4864883" calcext:value-type="float">
            <text:p>4864883</text:p>
          </table:table-cell>
          <table:table-cell office:value-type="float" office:value="4891860" calcext:value-type="float">
            <text:p>4891860</text:p>
          </table:table-cell>
          <table:table-cell office:value-type="float" office:value="4928757" calcext:value-type="float">
            <text:p>4928757</text:p>
          </table:table-cell>
          <table:table-cell office:value-type="float" office:value="4963126" calcext:value-type="float">
            <text:p>4963126</text:p>
          </table:table-cell>
          <table:table-cell office:value-type="float" office:value="4991596" calcext:value-type="float">
            <text:p>4991596</text:p>
          </table:table-cell>
          <table:table-cell office:value-type="float" office:value="5021861" calcext:value-type="float">
            <text:p>5021861</text:p>
          </table:table-cell>
          <table:table-cell office:value-type="float" office:value="5045297" calcext:value-type="float">
            <text:p>5045297</text:p>
          </table:table-cell>
          <table:table-cell office:value-type="float" office:value="5059862" calcext:value-type="float">
            <text:p>5059862</text:p>
          </table:table-cell>
          <table:table-cell office:value-type="float" office:value="5072596" calcext:value-type="float">
            <text:p>5072596</text:p>
          </table:table-cell>
          <table:table-cell office:value-type="float" office:value="5088419" calcext:value-type="float">
            <text:p>5088419</text:p>
          </table:table-cell>
          <table:table-cell office:value-type="float" office:value="5104248" calcext:value-type="float">
            <text:p>5104248</text:p>
          </table:table-cell>
          <table:table-cell office:value-type="float" office:value="5116801" calcext:value-type="float">
            <text:p>5116801</text:p>
          </table:table-cell>
          <table:table-cell office:value-type="float" office:value="5123027" calcext:value-type="float">
            <text:p>5123027</text:p>
          </table:table-cell>
          <table:table-cell office:value-type="float" office:value="5121572" calcext:value-type="float">
            <text:p>5121572</text:p>
          </table:table-cell>
          <table:table-cell office:value-type="float" office:value="5117810" calcext:value-type="float">
            <text:p>5117810</text:p>
          </table:table-cell>
          <table:table-cell office:value-type="float" office:value="5114297" calcext:value-type="float">
            <text:p>5114297</text:p>
          </table:table-cell>
          <table:table-cell office:value-type="float" office:value="5111619" calcext:value-type="float">
            <text:p>5111619</text:p>
          </table:table-cell>
          <table:table-cell office:value-type="float" office:value="5113691" calcext:value-type="float">
            <text:p>5113691</text:p>
          </table:table-cell>
          <table:table-cell office:value-type="float" office:value="5120534" calcext:value-type="float">
            <text:p>5120534</text:p>
          </table:table-cell>
          <table:table-cell office:value-type="float" office:value="5127024" calcext:value-type="float">
            <text:p>5127024</text:p>
          </table:table-cell>
          <table:table-cell office:value-type="float" office:value="5129516" calcext:value-type="float">
            <text:p>5129516</text:p>
          </table:table-cell>
          <table:table-cell office:value-type="float" office:value="5132594" calcext:value-type="float">
            <text:p>5132594</text:p>
          </table:table-cell>
          <table:table-cell office:value-type="float" office:value="5140939" calcext:value-type="float">
            <text:p>5140939</text:p>
          </table:table-cell>
          <table:table-cell office:value-type="float" office:value="5154298" calcext:value-type="float">
            <text:p>5154298</text:p>
          </table:table-cell>
          <table:table-cell office:value-type="float" office:value="5171370" calcext:value-type="float">
            <text:p>5171370</text:p>
          </table:table-cell>
          <table:table-cell office:value-type="float" office:value="5188628" calcext:value-type="float">
            <text:p>5188628</text:p>
          </table:table-cell>
          <table:table-cell office:value-type="float" office:value="5206180" calcext:value-type="float">
            <text:p>5206180</text:p>
          </table:table-cell>
          <table:table-cell office:value-type="float" office:value="5233373" calcext:value-type="float">
            <text:p>5233373</text:p>
          </table:table-cell>
          <table:table-cell office:value-type="float" office:value="5263074" calcext:value-type="float">
            <text:p>5263074</text:p>
          </table:table-cell>
          <table:table-cell office:value-type="float" office:value="5284991" calcext:value-type="float">
            <text:p>5284991</text:p>
          </table:table-cell>
          <table:table-cell office:value-type="float" office:value="5304219" calcext:value-type="float">
            <text:p>5304219</text:p>
          </table:table-cell>
          <table:table-cell office:value-type="float" office:value="5321799" calcext:value-type="float">
            <text:p>5321799</text:p>
          </table:table-cell>
          <table:table-cell office:value-type="float" office:value="5339616" calcext:value-type="float">
            <text:p>5339616</text:p>
          </table:table-cell>
          <table:table-cell office:value-type="float" office:value="5358783" calcext:value-type="float">
            <text:p>5358783</text:p>
          </table:table-cell>
          <table:table-cell office:value-type="float" office:value="5375931" calcext:value-type="float">
            <text:p>5375931</text:p>
          </table:table-cell>
          <table:table-cell office:value-type="float" office:value="5390574" calcext:value-type="float">
            <text:p>5390574</text:p>
          </table:table-cell>
          <table:table-cell office:value-type="float" office:value="5404523" calcext:value-type="float">
            <text:p>5404523</text:p>
          </table:table-cell>
          <table:table-cell office:value-type="float" office:value="5419432" calcext:value-type="float">
            <text:p>5419432</text:p>
          </table:table-cell>
          <table:table-cell office:value-type="float" office:value="5437272" calcext:value-type="float">
            <text:p>5437272</text:p>
          </table:table-cell>
          <table:table-cell office:value-type="float" office:value="5461438" calcext:value-type="float">
            <text:p>5461438</text:p>
          </table:table-cell>
          <table:table-cell office:value-type="float" office:value="5493621" calcext:value-type="float">
            <text:p>5493621</text:p>
          </table:table-cell>
          <table:table-cell office:value-type="float" office:value="5523095" calcext:value-type="float">
            <text:p>5523095</text:p>
          </table:table-cell>
          <table:table-cell office:value-type="float" office:value="5547683" calcext:value-type="float">
            <text:p>5547683</text:p>
          </table:table-cell>
          <table:table-cell office:value-type="float" office:value="5570572" calcext:value-type="float">
            <text:p>5570572</text:p>
          </table:table-cell>
          <table:table-cell office:value-type="float" office:value="5591572" calcext:value-type="float">
            <text:p>5591572</text:p>
          </table:table-cell>
          <table:table-cell office:value-type="float" office:value="5614932" calcext:value-type="float">
            <text:p>5614932</text:p>
          </table:table-cell>
          <table:table-cell office:value-type="float" office:value="5643475" calcext:value-type="float">
            <text:p>5643475</text:p>
          </table:table-cell>
          <table:table-cell office:value-type="float" office:value="5683483" calcext:value-type="float">
            <text:p>5683483</text:p>
          </table:table-cell>
          <table:table-cell office:value-type="float" office:value="5728010" calcext:value-type="float">
            <text:p>5728010</text:p>
          </table:table-cell>
          <table:table-cell office:value-type="float" office:value="5764980" calcext:value-type="float">
            <text:p>5764980</text:p>
          </table:table-cell>
          <table:table-cell office:value-type="float" office:value="5797446" calcext:value-type="float">
            <text:p>5797446</text:p>
          </table:table-cell>
        </table:table-row>
        <table:table-row table:style-name="ro1">
          <table:table-cell office:value-type="string" calcext:value-type="string">
            <text:p>République dominicaine</text:p>
          </table:table-cell>
          <table:table-cell office:value-type="string" calcext:value-type="string">
            <text:p>DOM</text:p>
          </table:table-cell>
          <table:table-cell office:value-type="float" office:value="3294224" calcext:value-type="float">
            <text:p>3294224</text:p>
          </table:table-cell>
          <table:table-cell office:value-type="float" office:value="3406280" calcext:value-type="float">
            <text:p>3406280</text:p>
          </table:table-cell>
          <table:table-cell office:value-type="float" office:value="3521018" calcext:value-type="float">
            <text:p>3521018</text:p>
          </table:table-cell>
          <table:table-cell office:value-type="float" office:value="3638109" calcext:value-type="float">
            <text:p>3638109</text:p>
          </table:table-cell>
          <table:table-cell office:value-type="float" office:value="3757132" calcext:value-type="float">
            <text:p>3757132</text:p>
          </table:table-cell>
          <table:table-cell office:value-type="float" office:value="3877765" calcext:value-type="float">
            <text:p>3877765</text:p>
          </table:table-cell>
          <table:table-cell office:value-type="float" office:value="3999796" calcext:value-type="float">
            <text:p>3999796</text:p>
          </table:table-cell>
          <table:table-cell office:value-type="float" office:value="4123092" calcext:value-type="float">
            <text:p>4123092</text:p>
          </table:table-cell>
          <table:table-cell office:value-type="float" office:value="4247558" calcext:value-type="float">
            <text:p>4247558</text:p>
          </table:table-cell>
          <table:table-cell office:value-type="float" office:value="4373124" calcext:value-type="float">
            <text:p>4373124</text:p>
          </table:table-cell>
          <table:table-cell office:value-type="float" office:value="4499720" calcext:value-type="float">
            <text:p>4499720</text:p>
          </table:table-cell>
          <table:table-cell office:value-type="float" office:value="4627210" calcext:value-type="float">
            <text:p>4627210</text:p>
          </table:table-cell>
          <table:table-cell office:value-type="float" office:value="4755459" calcext:value-type="float">
            <text:p>4755459</text:p>
          </table:table-cell>
          <table:table-cell office:value-type="float" office:value="4884461" calcext:value-type="float">
            <text:p>4884461</text:p>
          </table:table-cell>
          <table:table-cell office:value-type="float" office:value="5014189" calcext:value-type="float">
            <text:p>5014189</text:p>
          </table:table-cell>
          <table:table-cell office:value-type="float" office:value="5144637" calcext:value-type="float">
            <text:p>5144637</text:p>
          </table:table-cell>
          <table:table-cell office:value-type="float" office:value="5275770" calcext:value-type="float">
            <text:p>5275770</text:p>
          </table:table-cell>
          <table:table-cell office:value-type="float" office:value="5407500" calcext:value-type="float">
            <text:p>5407500</text:p>
          </table:table-cell>
          <table:table-cell office:value-type="float" office:value="5539590" calcext:value-type="float">
            <text:p>5539590</text:p>
          </table:table-cell>
          <table:table-cell office:value-type="float" office:value="5671797" calcext:value-type="float">
            <text:p>5671797</text:p>
          </table:table-cell>
          <table:table-cell office:value-type="float" office:value="5803927" calcext:value-type="float">
            <text:p>5803927</text:p>
          </table:table-cell>
          <table:table-cell office:value-type="float" office:value="5935909" calcext:value-type="float">
            <text:p>5935909</text:p>
          </table:table-cell>
          <table:table-cell office:value-type="float" office:value="6067770" calcext:value-type="float">
            <text:p>6067770</text:p>
          </table:table-cell>
          <table:table-cell office:value-type="float" office:value="6199661" calcext:value-type="float">
            <text:p>6199661</text:p>
          </table:table-cell>
          <table:table-cell office:value-type="float" office:value="6331764" calcext:value-type="float">
            <text:p>6331764</text:p>
          </table:table-cell>
          <table:table-cell office:value-type="float" office:value="6464229" calcext:value-type="float">
            <text:p>6464229</text:p>
          </table:table-cell>
          <table:table-cell office:value-type="float" office:value="6596962" calcext:value-type="float">
            <text:p>6596962</text:p>
          </table:table-cell>
          <table:table-cell office:value-type="float" office:value="6729933" calcext:value-type="float">
            <text:p>6729933</text:p>
          </table:table-cell>
          <table:table-cell office:value-type="float" office:value="6863441" calcext:value-type="float">
            <text:p>6863441</text:p>
          </table:table-cell>
          <table:table-cell office:value-type="float" office:value="6997888" calcext:value-type="float">
            <text:p>6997888</text:p>
          </table:table-cell>
          <table:table-cell office:value-type="float" office:value="7133494" calcext:value-type="float">
            <text:p>7133494</text:p>
          </table:table-cell>
          <table:table-cell office:value-type="float" office:value="7270409" calcext:value-type="float">
            <text:p>7270409</text:p>
          </table:table-cell>
          <table:table-cell office:value-type="float" office:value="7408342" calcext:value-type="float">
            <text:p>7408342</text:p>
          </table:table-cell>
          <table:table-cell office:value-type="float" office:value="7546463" calcext:value-type="float">
            <text:p>7546463</text:p>
          </table:table-cell>
          <table:table-cell office:value-type="float" office:value="7683707" calcext:value-type="float">
            <text:p>7683707</text:p>
          </table:table-cell>
          <table:table-cell office:value-type="float" office:value="7819247" calcext:value-type="float">
            <text:p>7819247</text:p>
          </table:table-cell>
          <table:table-cell office:value-type="float" office:value="7952763" calcext:value-type="float">
            <text:p>7952763</text:p>
          </table:table-cell>
          <table:table-cell office:value-type="float" office:value="8084407" calcext:value-type="float">
            <text:p>8084407</text:p>
          </table:table-cell>
          <table:table-cell office:value-type="float" office:value="8214426" calcext:value-type="float">
            <text:p>8214426</text:p>
          </table:table-cell>
          <table:table-cell office:value-type="float" office:value="8343283" calcext:value-type="float">
            <text:p>8343283</text:p>
          </table:table-cell>
          <table:table-cell office:value-type="float" office:value="8471321" calcext:value-type="float">
            <text:p>8471321</text:p>
          </table:table-cell>
          <table:table-cell office:value-type="float" office:value="8598601" calcext:value-type="float">
            <text:p>8598601</text:p>
          </table:table-cell>
          <table:table-cell office:value-type="float" office:value="8724975" calcext:value-type="float">
            <text:p>8724975</text:p>
          </table:table-cell>
          <table:table-cell office:value-type="float" office:value="8850317" calcext:value-type="float">
            <text:p>8850317</text:p>
          </table:table-cell>
          <table:table-cell office:value-type="float" office:value="8974444" calcext:value-type="float">
            <text:p>8974444</text:p>
          </table:table-cell>
          <table:table-cell office:value-type="float" office:value="9097257" calcext:value-type="float">
            <text:p>9097257</text:p>
          </table:table-cell>
          <table:table-cell office:value-type="float" office:value="9218686" calcext:value-type="float">
            <text:p>9218686</text:p>
          </table:table-cell>
          <table:table-cell office:value-type="float" office:value="9338861" calcext:value-type="float">
            <text:p>9338861</text:p>
          </table:table-cell>
          <table:table-cell office:value-type="float" office:value="9458075" calcext:value-type="float">
            <text:p>9458075</text:p>
          </table:table-cell>
          <table:table-cell office:value-type="float" office:value="9576737" calcext:value-type="float">
            <text:p>9576737</text:p>
          </table:table-cell>
          <table:table-cell office:value-type="float" office:value="9695121" calcext:value-type="float">
            <text:p>9695121</text:p>
          </table:table-cell>
          <table:table-cell office:value-type="float" office:value="9813210" calcext:value-type="float">
            <text:p>9813210</text:p>
          </table:table-cell>
          <table:table-cell office:value-type="float" office:value="9930911" calcext:value-type="float">
            <text:p>9930911</text:p>
          </table:table-cell>
          <table:table-cell office:value-type="float" office:value="10048224" calcext:value-type="float">
            <text:p>10048224</text:p>
          </table:table-cell>
          <table:table-cell office:value-type="float" office:value="10165178" calcext:value-type="float">
            <text:p>10165178</text:p>
          </table:table-cell>
          <table:table-cell office:value-type="float" office:value="10281680" calcext:value-type="float">
            <text:p>10281680</text:p>
          </table:table-cell>
          <table:table-cell office:value-type="float" office:value="10397743" calcext:value-type="float">
            <text:p>10397743</text:p>
          </table:table-cell>
          <table:table-cell office:value-type="float" office:value="10513131" calcext:value-type="float">
            <text:p>10513131</text:p>
          </table:table-cell>
          <table:table-cell office:value-type="float" office:value="10627165" calcext:value-type="float">
            <text:p>10627165</text:p>
          </table:table-cell>
        </table:table-row>
        <table:table-row table:style-name="ro1">
          <table:table-cell office:value-type="string" calcext:value-type="string">
            <text:p>Algérie</text:p>
          </table:table-cell>
          <table:table-cell office:value-type="string" calcext:value-type="string">
            <text:p>DZA</text:p>
          </table:table-cell>
          <table:table-cell office:value-type="float" office:value="11057863" calcext:value-type="float">
            <text:p>11057863</text:p>
          </table:table-cell>
          <table:table-cell office:value-type="float" office:value="11336339" calcext:value-type="float">
            <text:p>11336339</text:p>
          </table:table-cell>
          <table:table-cell office:value-type="float" office:value="11619828" calcext:value-type="float">
            <text:p>11619828</text:p>
          </table:table-cell>
          <table:table-cell office:value-type="float" office:value="11912803" calcext:value-type="float">
            <text:p>11912803</text:p>
          </table:table-cell>
          <table:table-cell office:value-type="float" office:value="12221675" calcext:value-type="float">
            <text:p>12221675</text:p>
          </table:table-cell>
          <table:table-cell office:value-type="float" office:value="12550885" calcext:value-type="float">
            <text:p>12550885</text:p>
          </table:table-cell>
          <table:table-cell office:value-type="float" office:value="12902627" calcext:value-type="float">
            <text:p>12902627</text:p>
          </table:table-cell>
          <table:table-cell office:value-type="float" office:value="13275026" calcext:value-type="float">
            <text:p>13275026</text:p>
          </table:table-cell>
          <table:table-cell office:value-type="float" office:value="13663583" calcext:value-type="float">
            <text:p>13663583</text:p>
          </table:table-cell>
          <table:table-cell office:value-type="float" office:value="14061722" calcext:value-type="float">
            <text:p>14061722</text:p>
          </table:table-cell>
          <table:table-cell office:value-type="float" office:value="14464985" calcext:value-type="float">
            <text:p>14464985</text:p>
          </table:table-cell>
          <table:table-cell office:value-type="float" office:value="14872250" calcext:value-type="float">
            <text:p>14872250</text:p>
          </table:table-cell>
          <table:table-cell office:value-type="float" office:value="15285990" calcext:value-type="float">
            <text:p>15285990</text:p>
          </table:table-cell>
          <table:table-cell office:value-type="float" office:value="15709825" calcext:value-type="float">
            <text:p>15709825</text:p>
          </table:table-cell>
          <table:table-cell office:value-type="float" office:value="16149025" calcext:value-type="float">
            <text:p>16149025</text:p>
          </table:table-cell>
          <table:table-cell office:value-type="float" office:value="16607707" calcext:value-type="float">
            <text:p>16607707</text:p>
          </table:table-cell>
          <table:table-cell office:value-type="float" office:value="17085801" calcext:value-type="float">
            <text:p>17085801</text:p>
          </table:table-cell>
          <table:table-cell office:value-type="float" office:value="17582904" calcext:value-type="float">
            <text:p>17582904</text:p>
          </table:table-cell>
          <table:table-cell office:value-type="float" office:value="18102266" calcext:value-type="float">
            <text:p>18102266</text:p>
          </table:table-cell>
          <table:table-cell office:value-type="float" office:value="18647815" calcext:value-type="float">
            <text:p>18647815</text:p>
          </table:table-cell>
          <table:table-cell office:value-type="float" office:value="19221665" calcext:value-type="float">
            <text:p>19221665</text:p>
          </table:table-cell>
          <table:table-cell office:value-type="float" office:value="19824301" calcext:value-type="float">
            <text:p>19824301</text:p>
          </table:table-cell>
          <table:table-cell office:value-type="float" office:value="20452902" calcext:value-type="float">
            <text:p>20452902</text:p>
          </table:table-cell>
          <table:table-cell office:value-type="float" office:value="21101875" calcext:value-type="float">
            <text:p>21101875</text:p>
          </table:table-cell>
          <table:table-cell office:value-type="float" office:value="21763575" calcext:value-type="float">
            <text:p>21763575</text:p>
          </table:table-cell>
          <table:table-cell office:value-type="float" office:value="22431502" calcext:value-type="float">
            <text:p>22431502</text:p>
          </table:table-cell>
          <table:table-cell office:value-type="float" office:value="23102389" calcext:value-type="float">
            <text:p>23102389</text:p>
          </table:table-cell>
          <table:table-cell office:value-type="float" office:value="23774284" calcext:value-type="float">
            <text:p>23774284</text:p>
          </table:table-cell>
          <table:table-cell office:value-type="float" office:value="24443467" calcext:value-type="float">
            <text:p>24443467</text:p>
          </table:table-cell>
          <table:table-cell office:value-type="float" office:value="25106190" calcext:value-type="float">
            <text:p>25106190</text:p>
          </table:table-cell>
          <table:table-cell office:value-type="float" office:value="25758869" calcext:value-type="float">
            <text:p>25758869</text:p>
          </table:table-cell>
          <table:table-cell office:value-type="float" office:value="26400479" calcext:value-type="float">
            <text:p>26400479</text:p>
          </table:table-cell>
          <table:table-cell office:value-type="float" office:value="27028326" calcext:value-type="float">
            <text:p>27028326</text:p>
          </table:table-cell>
          <table:table-cell office:value-type="float" office:value="27635515" calcext:value-type="float">
            <text:p>27635515</text:p>
          </table:table-cell>
          <table:table-cell office:value-type="float" office:value="28213774" calcext:value-type="float">
            <text:p>28213774</text:p>
          </table:table-cell>
          <table:table-cell office:value-type="float" office:value="28757785" calcext:value-type="float">
            <text:p>28757785</text:p>
          </table:table-cell>
          <table:table-cell office:value-type="float" office:value="29266405" calcext:value-type="float">
            <text:p>29266405</text:p>
          </table:table-cell>
          <table:table-cell office:value-type="float" office:value="29742979" calcext:value-type="float">
            <text:p>29742979</text:p>
          </table:table-cell>
          <table:table-cell office:value-type="float" office:value="30192754" calcext:value-type="float">
            <text:p>30192754</text:p>
          </table:table-cell>
          <table:table-cell office:value-type="float" office:value="30623406" calcext:value-type="float">
            <text:p>30623406</text:p>
          </table:table-cell>
          <table:table-cell office:value-type="float" office:value="31042235" calcext:value-type="float">
            <text:p>31042235</text:p>
          </table:table-cell>
          <table:table-cell office:value-type="float" office:value="31451514" calcext:value-type="float">
            <text:p>31451514</text:p>
          </table:table-cell>
          <table:table-cell office:value-type="float" office:value="31855109" calcext:value-type="float">
            <text:p>31855109</text:p>
          </table:table-cell>
          <table:table-cell office:value-type="float" office:value="32264157" calcext:value-type="float">
            <text:p>32264157</text:p>
          </table:table-cell>
          <table:table-cell office:value-type="float" office:value="32692163" calcext:value-type="float">
            <text:p>32692163</text:p>
          </table:table-cell>
          <table:table-cell office:value-type="float" office:value="33149724" calcext:value-type="float">
            <text:p>33149724</text:p>
          </table:table-cell>
          <table:table-cell office:value-type="float" office:value="33641002" calcext:value-type="float">
            <text:p>33641002</text:p>
          </table:table-cell>
          <table:table-cell office:value-type="float" office:value="34166972" calcext:value-type="float">
            <text:p>34166972</text:p>
          </table:table-cell>
          <table:table-cell office:value-type="float" office:value="34730608" calcext:value-type="float">
            <text:p>34730608</text:p>
          </table:table-cell>
          <table:table-cell office:value-type="float" office:value="35333881" calcext:value-type="float">
            <text:p>35333881</text:p>
          </table:table-cell>
          <table:table-cell office:value-type="float" office:value="35977455" calcext:value-type="float">
            <text:p>35977455</text:p>
          </table:table-cell>
          <table:table-cell office:value-type="float" office:value="36661444" calcext:value-type="float">
            <text:p>36661444</text:p>
          </table:table-cell>
          <table:table-cell office:value-type="float" office:value="37383887" calcext:value-type="float">
            <text:p>37383887</text:p>
          </table:table-cell>
          <table:table-cell office:value-type="float" office:value="38140132" calcext:value-type="float">
            <text:p>38140132</text:p>
          </table:table-cell>
          <table:table-cell office:value-type="float" office:value="38923687" calcext:value-type="float">
            <text:p>38923687</text:p>
          </table:table-cell>
          <table:table-cell office:value-type="float" office:value="39728025" calcext:value-type="float">
            <text:p>39728025</text:p>
          </table:table-cell>
          <table:table-cell office:value-type="float" office:value="40551404" calcext:value-type="float">
            <text:p>40551404</text:p>
          </table:table-cell>
          <table:table-cell office:value-type="float" office:value="41389198" calcext:value-type="float">
            <text:p>41389198</text:p>
          </table:table-cell>
          <table:table-cell office:value-type="float" office:value="42228429" calcext:value-type="float">
            <text:p>42228429</text:p>
          </table:table-cell>
        </table:table-row>
        <table:table-row table:style-name="ro1">
          <table:table-cell office:value-type="string" calcext:value-type="string">
            <text:p>Asie de l’Est et Pacifique (hors revenu élevé)</text:p>
          </table:table-cell>
          <table:table-cell office:value-type="string" calcext:value-type="string">
            <text:p>EAP</text:p>
          </table:table-cell>
          <table:table-cell office:value-type="float" office:value="894880101" calcext:value-type="float">
            <text:p>894880101</text:p>
          </table:table-cell>
          <table:table-cell office:value-type="float" office:value="894484115" calcext:value-type="float">
            <text:p>894484115</text:p>
          </table:table-cell>
          <table:table-cell office:value-type="float" office:value="906418827" calcext:value-type="float">
            <text:p>906418827</text:p>
          </table:table-cell>
          <table:table-cell office:value-type="float" office:value="929639988" calcext:value-type="float">
            <text:p>929639988</text:p>
          </table:table-cell>
          <table:table-cell office:value-type="float" office:value="952499842" calcext:value-type="float">
            <text:p>952499842</text:p>
          </table:table-cell>
          <table:table-cell office:value-type="float" office:value="976366448" calcext:value-type="float">
            <text:p>976366448</text:p>
          </table:table-cell>
          <table:table-cell office:value-type="float" office:value="1003805626" calcext:value-type="float">
            <text:p>1003805626</text:p>
          </table:table-cell>
          <table:table-cell office:value-type="float" office:value="1030347262" calcext:value-type="float">
            <text:p>1030347262</text:p>
          </table:table-cell>
          <table:table-cell office:value-type="float" office:value="1057855221" calcext:value-type="float">
            <text:p>1057855221</text:p>
          </table:table-cell>
          <table:table-cell office:value-type="float" office:value="1087061065" calcext:value-type="float">
            <text:p>1087061065</text:p>
          </table:table-cell>
          <table:table-cell office:value-type="float" office:value="1117169518" calcext:value-type="float">
            <text:p>1117169518</text:p>
          </table:table-cell>
          <table:table-cell office:value-type="float" office:value="1147914103" calcext:value-type="float">
            <text:p>1147914103</text:p>
          </table:table-cell>
          <table:table-cell office:value-type="float" office:value="1176916274" calcext:value-type="float">
            <text:p>1176916274</text:p>
          </table:table-cell>
          <table:table-cell office:value-type="float" office:value="1204963130" calcext:value-type="float">
            <text:p>1204963130</text:p>
          </table:table-cell>
          <table:table-cell office:value-type="float" office:value="1231488459" calcext:value-type="float">
            <text:p>1231488459</text:p>
          </table:table-cell>
          <table:table-cell office:value-type="float" office:value="1255575508" calcext:value-type="float">
            <text:p>1255575508</text:p>
          </table:table-cell>
          <table:table-cell office:value-type="float" office:value="1277794190" calcext:value-type="float">
            <text:p>1277794190</text:p>
          </table:table-cell>
          <table:table-cell office:value-type="float" office:value="1298410796" calcext:value-type="float">
            <text:p>1298410796</text:p>
          </table:table-cell>
          <table:table-cell office:value-type="float" office:value="1318993009" calcext:value-type="float">
            <text:p>1318993009</text:p>
          </table:table-cell>
          <table:table-cell office:value-type="float" office:value="1339882617" calcext:value-type="float">
            <text:p>1339882617</text:p>
          </table:table-cell>
          <table:table-cell office:value-type="float" office:value="1360444852" calcext:value-type="float">
            <text:p>1360444852</text:p>
          </table:table-cell>
          <table:table-cell office:value-type="float" office:value="1381740161" calcext:value-type="float">
            <text:p>1381740161</text:p>
          </table:table-cell>
          <table:table-cell office:value-type="float" office:value="1405396789" calcext:value-type="float">
            <text:p>1405396789</text:p>
          </table:table-cell>
          <table:table-cell office:value-type="float" office:value="1429187408" calcext:value-type="float">
            <text:p>1429187408</text:p>
          </table:table-cell>
          <table:table-cell office:value-type="float" office:value="1451910036" calcext:value-type="float">
            <text:p>1451910036</text:p>
          </table:table-cell>
          <table:table-cell office:value-type="float" office:value="1475348519" calcext:value-type="float">
            <text:p>1475348519</text:p>
          </table:table-cell>
          <table:table-cell office:value-type="float" office:value="1500319170" calcext:value-type="float">
            <text:p>1500319170</text:p>
          </table:table-cell>
          <table:table-cell office:value-type="float" office:value="1526783271" calcext:value-type="float">
            <text:p>1526783271</text:p>
          </table:table-cell>
          <table:table-cell office:value-type="float" office:value="1553557307" calcext:value-type="float">
            <text:p>1553557307</text:p>
          </table:table-cell>
          <table:table-cell office:value-type="float" office:value="1579675516" calcext:value-type="float">
            <text:p>1579675516</text:p>
          </table:table-cell>
          <table:table-cell office:value-type="float" office:value="1605197175" calcext:value-type="float">
            <text:p>1605197175</text:p>
          </table:table-cell>
          <table:table-cell office:value-type="float" office:value="1629641399" calcext:value-type="float">
            <text:p>1629641399</text:p>
          </table:table-cell>
          <table:table-cell office:value-type="float" office:value="1652538259" calcext:value-type="float">
            <text:p>1652538259</text:p>
          </table:table-cell>
          <table:table-cell office:value-type="float" office:value="1674590518" calcext:value-type="float">
            <text:p>1674590518</text:p>
          </table:table-cell>
          <table:table-cell office:value-type="float" office:value="1696474639" calcext:value-type="float">
            <text:p>1696474639</text:p>
          </table:table-cell>
          <table:table-cell office:value-type="float" office:value="1717912312" calcext:value-type="float">
            <text:p>1717912312</text:p>
          </table:table-cell>
          <table:table-cell office:value-type="float" office:value="1738960485" calcext:value-type="float">
            <text:p>1738960485</text:p>
          </table:table-cell>
          <table:table-cell office:value-type="float" office:value="1759761226" calcext:value-type="float">
            <text:p>1759761226</text:p>
          </table:table-cell>
          <table:table-cell office:value-type="float" office:value="1779799008" calcext:value-type="float">
            <text:p>1779799008</text:p>
          </table:table-cell>
          <table:table-cell office:value-type="float" office:value="1798649990" calcext:value-type="float">
            <text:p>1798649990</text:p>
          </table:table-cell>
          <table:table-cell office:value-type="float" office:value="1816466142" calcext:value-type="float">
            <text:p>1816466142</text:p>
          </table:table-cell>
          <table:table-cell office:value-type="float" office:value="1833433229" calcext:value-type="float">
            <text:p>1833433229</text:p>
          </table:table-cell>
          <table:table-cell office:value-type="float" office:value="1849617640" calcext:value-type="float">
            <text:p>1849617640</text:p>
          </table:table-cell>
          <table:table-cell office:value-type="float" office:value="1865142700" calcext:value-type="float">
            <text:p>1865142700</text:p>
          </table:table-cell>
          <table:table-cell office:value-type="float" office:value="1880258797" calcext:value-type="float">
            <text:p>1880258797</text:p>
          </table:table-cell>
          <table:table-cell office:value-type="float" office:value="1895285323" calcext:value-type="float">
            <text:p>1895285323</text:p>
          </table:table-cell>
          <table:table-cell office:value-type="float" office:value="1909901290" calcext:value-type="float">
            <text:p>1909901290</text:p>
          </table:table-cell>
          <table:table-cell office:value-type="float" office:value="1924028068" calcext:value-type="float">
            <text:p>1924028068</text:p>
          </table:table-cell>
          <table:table-cell office:value-type="float" office:value="1938067140" calcext:value-type="float">
            <text:p>1938067140</text:p>
          </table:table-cell>
          <table:table-cell office:value-type="float" office:value="1952027348" calcext:value-type="float">
            <text:p>1952027348</text:p>
          </table:table-cell>
          <table:table-cell office:value-type="float" office:value="1965964309" calcext:value-type="float">
            <text:p>1965964309</text:p>
          </table:table-cell>
          <table:table-cell office:value-type="float" office:value="1980045666" calcext:value-type="float">
            <text:p>1980045666</text:p>
          </table:table-cell>
          <table:table-cell office:value-type="float" office:value="1994401378" calcext:value-type="float">
            <text:p>1994401378</text:p>
          </table:table-cell>
          <table:table-cell office:value-type="float" office:value="2008932012" calcext:value-type="float">
            <text:p>2008932012</text:p>
          </table:table-cell>
          <table:table-cell office:value-type="float" office:value="2023609315" calcext:value-type="float">
            <text:p>2023609315</text:p>
          </table:table-cell>
          <table:table-cell office:value-type="float" office:value="2038202511" calcext:value-type="float">
            <text:p>2038202511</text:p>
          </table:table-cell>
          <table:table-cell office:value-type="float" office:value="2053116851" calcext:value-type="float">
            <text:p>2053116851</text:p>
          </table:table-cell>
          <table:table-cell office:value-type="float" office:value="2068155660" calcext:value-type="float">
            <text:p>2068155660</text:p>
          </table:table-cell>
          <table:table-cell office:value-type="float" office:value="2081651801" calcext:value-type="float">
            <text:p>2081651801</text:p>
          </table:table-cell>
        </table:table-row>
        <table:table-row table:style-name="ro1">
          <table:table-cell office:value-type="string" calcext:value-type="string">
            <text:p>de dividende précoce démographique</text:p>
          </table:table-cell>
          <table:table-cell office:value-type="string" calcext:value-type="string">
            <text:p>EAR</text:p>
          </table:table-cell>
          <table:table-cell office:value-type="float" office:value="980085256" calcext:value-type="float">
            <text:p>980085256</text:p>
          </table:table-cell>
          <table:table-cell office:value-type="float" office:value="1003279186" calcext:value-type="float">
            <text:p>1003279186</text:p>
          </table:table-cell>
          <table:table-cell office:value-type="float" office:value="1027290366" calcext:value-type="float">
            <text:p>1027290366</text:p>
          </table:table-cell>
          <table:table-cell office:value-type="float" office:value="1052059966" calcext:value-type="float">
            <text:p>1052059966</text:p>
          </table:table-cell>
          <table:table-cell office:value-type="float" office:value="1077621038" calcext:value-type="float">
            <text:p>1077621038</text:p>
          </table:table-cell>
          <table:table-cell office:value-type="float" office:value="1103954709" calcext:value-type="float">
            <text:p>1103954709</text:p>
          </table:table-cell>
          <table:table-cell office:value-type="float" office:value="1131050085" calcext:value-type="float">
            <text:p>1131050085</text:p>
          </table:table-cell>
          <table:table-cell office:value-type="float" office:value="1158974343" calcext:value-type="float">
            <text:p>1158974343</text:p>
          </table:table-cell>
          <table:table-cell office:value-type="float" office:value="1187602236" calcext:value-type="float">
            <text:p>1187602236</text:p>
          </table:table-cell>
          <table:table-cell office:value-type="float" office:value="1216984739" calcext:value-type="float">
            <text:p>1216984739</text:p>
          </table:table-cell>
          <table:table-cell office:value-type="float" office:value="1247114277" calcext:value-type="float">
            <text:p>1247114277</text:p>
          </table:table-cell>
          <table:table-cell office:value-type="float" office:value="1277990369" calcext:value-type="float">
            <text:p>1277990369</text:p>
          </table:table-cell>
          <table:table-cell office:value-type="float" office:value="1309615000" calcext:value-type="float">
            <text:p>1309615000</text:p>
          </table:table-cell>
          <table:table-cell office:value-type="float" office:value="1342025603" calcext:value-type="float">
            <text:p>1342025603</text:p>
          </table:table-cell>
          <table:table-cell office:value-type="float" office:value="1375099398" calcext:value-type="float">
            <text:p>1375099398</text:p>
          </table:table-cell>
          <table:table-cell office:value-type="float" office:value="1408837332" calcext:value-type="float">
            <text:p>1408837332</text:p>
          </table:table-cell>
          <table:table-cell office:value-type="float" office:value="1443191766" calcext:value-type="float">
            <text:p>1443191766</text:p>
          </table:table-cell>
          <table:table-cell office:value-type="float" office:value="1478222903" calcext:value-type="float">
            <text:p>1478222903</text:p>
          </table:table-cell>
          <table:table-cell office:value-type="float" office:value="1514191924" calcext:value-type="float">
            <text:p>1514191924</text:p>
          </table:table-cell>
          <table:table-cell office:value-type="float" office:value="1551478689" calcext:value-type="float">
            <text:p>1551478689</text:p>
          </table:table-cell>
          <table:table-cell office:value-type="float" office:value="1590290482" calcext:value-type="float">
            <text:p>1590290482</text:p>
          </table:table-cell>
          <table:table-cell office:value-type="float" office:value="1630688780" calcext:value-type="float">
            <text:p>1630688780</text:p>
          </table:table-cell>
          <table:table-cell office:value-type="float" office:value="1672527054" calcext:value-type="float">
            <text:p>1672527054</text:p>
          </table:table-cell>
          <table:table-cell office:value-type="float" office:value="1715519001" calcext:value-type="float">
            <text:p>1715519001</text:p>
          </table:table-cell>
          <table:table-cell office:value-type="float" office:value="1759236282" calcext:value-type="float">
            <text:p>1759236282</text:p>
          </table:table-cell>
          <table:table-cell office:value-type="float" office:value="1803388664" calcext:value-type="float">
            <text:p>1803388664</text:p>
          </table:table-cell>
          <table:table-cell office:value-type="float" office:value="1847860252" calcext:value-type="float">
            <text:p>1847860252</text:p>
          </table:table-cell>
          <table:table-cell office:value-type="float" office:value="1892643036" calcext:value-type="float">
            <text:p>1892643036</text:p>
          </table:table-cell>
          <table:table-cell office:value-type="float" office:value="1937555154" calcext:value-type="float">
            <text:p>1937555154</text:p>
          </table:table-cell>
          <table:table-cell office:value-type="float" office:value="1982404841" calcext:value-type="float">
            <text:p>1982404841</text:p>
          </table:table-cell>
          <table:table-cell office:value-type="float" office:value="2029207305" calcext:value-type="float">
            <text:p>2029207305</text:p>
          </table:table-cell>
          <table:table-cell office:value-type="float" office:value="2073777602" calcext:value-type="float">
            <text:p>2073777602</text:p>
          </table:table-cell>
          <table:table-cell office:value-type="float" office:value="2117950211" calcext:value-type="float">
            <text:p>2117950211</text:p>
          </table:table-cell>
          <table:table-cell office:value-type="float" office:value="2161909784" calcext:value-type="float">
            <text:p>2161909784</text:p>
          </table:table-cell>
          <table:table-cell office:value-type="float" office:value="2205893669" calcext:value-type="float">
            <text:p>2205893669</text:p>
          </table:table-cell>
          <table:table-cell office:value-type="float" office:value="2250115643" calcext:value-type="float">
            <text:p>2250115643</text:p>
          </table:table-cell>
          <table:table-cell office:value-type="float" office:value="2294686411" calcext:value-type="float">
            <text:p>2294686411</text:p>
          </table:table-cell>
          <table:table-cell office:value-type="float" office:value="2339478706" calcext:value-type="float">
            <text:p>2339478706</text:p>
          </table:table-cell>
          <table:table-cell office:value-type="float" office:value="2384215228" calcext:value-type="float">
            <text:p>2384215228</text:p>
          </table:table-cell>
          <table:table-cell office:value-type="float" office:value="2428682278" calcext:value-type="float">
            <text:p>2428682278</text:p>
          </table:table-cell>
          <table:table-cell office:value-type="float" office:value="2472913805" calcext:value-type="float">
            <text:p>2472913805</text:p>
          </table:table-cell>
          <table:table-cell office:value-type="float" office:value="2516715617" calcext:value-type="float">
            <text:p>2516715617</text:p>
          </table:table-cell>
          <table:table-cell office:value-type="float" office:value="2560162782" calcext:value-type="float">
            <text:p>2560162782</text:p>
          </table:table-cell>
          <table:table-cell office:value-type="float" office:value="2603385880" calcext:value-type="float">
            <text:p>2603385880</text:p>
          </table:table-cell>
          <table:table-cell office:value-type="float" office:value="2646598382" calcext:value-type="float">
            <text:p>2646598382</text:p>
          </table:table-cell>
          <table:table-cell office:value-type="float" office:value="2689939785" calcext:value-type="float">
            <text:p>2689939785</text:p>
          </table:table-cell>
          <table:table-cell office:value-type="float" office:value="2733462527" calcext:value-type="float">
            <text:p>2733462527</text:p>
          </table:table-cell>
          <table:table-cell office:value-type="float" office:value="2777145806" calcext:value-type="float">
            <text:p>2777145806</text:p>
          </table:table-cell>
          <table:table-cell office:value-type="float" office:value="2820903724" calcext:value-type="float">
            <text:p>2820903724</text:p>
          </table:table-cell>
          <table:table-cell office:value-type="float" office:value="2864614907" calcext:value-type="float">
            <text:p>2864614907</text:p>
          </table:table-cell>
          <table:table-cell office:value-type="float" office:value="2908287643" calcext:value-type="float">
            <text:p>2908287643</text:p>
          </table:table-cell>
          <table:table-cell office:value-type="float" office:value="2951856336" calcext:value-type="float">
            <text:p>2951856336</text:p>
          </table:table-cell>
          <table:table-cell office:value-type="float" office:value="2994852889" calcext:value-type="float">
            <text:p>2994852889</text:p>
          </table:table-cell>
          <table:table-cell office:value-type="float" office:value="3037662926" calcext:value-type="float">
            <text:p>3037662926</text:p>
          </table:table-cell>
          <table:table-cell office:value-type="float" office:value="3080325473" calcext:value-type="float">
            <text:p>3080325473</text:p>
          </table:table-cell>
          <table:table-cell office:value-type="float" office:value="3122841922" calcext:value-type="float">
            <text:p>3122841922</text:p>
          </table:table-cell>
          <table:table-cell office:value-type="float" office:value="3165142287" calcext:value-type="float">
            <text:p>3165142287</text:p>
          </table:table-cell>
          <table:table-cell office:value-type="float" office:value="3207188541" calcext:value-type="float">
            <text:p>3207188541</text:p>
          </table:table-cell>
          <table:table-cell office:value-type="float" office:value="3249140605" calcext:value-type="float">
            <text:p>3249140605</text:p>
          </table:table-cell>
        </table:table-row>
        <table:table-row table:style-name="ro1">
          <table:table-cell office:value-type="string" calcext:value-type="string">
            <text:p>Asie de l’Est et Pacifique</text:p>
          </table:table-cell>
          <table:table-cell office:value-type="string" calcext:value-type="string">
            <text:p>EAS</text:p>
          </table:table-cell>
          <table:table-cell office:value-type="float" office:value="1040958103" calcext:value-type="float">
            <text:p>1040958103</text:p>
          </table:table-cell>
          <table:table-cell office:value-type="float" office:value="1044544622" calcext:value-type="float">
            <text:p>1044544622</text:p>
          </table:table-cell>
          <table:table-cell office:value-type="float" office:value="1059018809" calcext:value-type="float">
            <text:p>1059018809</text:p>
          </table:table-cell>
          <table:table-cell office:value-type="float" office:value="1084796352" calcext:value-type="float">
            <text:p>1084796352</text:p>
          </table:table-cell>
          <table:table-cell office:value-type="float" office:value="1110214377" calcext:value-type="float">
            <text:p>1110214377</text:p>
          </table:table-cell>
          <table:table-cell office:value-type="float" office:value="1136691455" calcext:value-type="float">
            <text:p>1136691455</text:p>
          </table:table-cell>
          <table:table-cell office:value-type="float" office:value="1166600015" calcext:value-type="float">
            <text:p>1166600015</text:p>
          </table:table-cell>
          <table:table-cell office:value-type="float" office:value="1195269923" calcext:value-type="float">
            <text:p>1195269923</text:p>
          </table:table-cell>
          <table:table-cell office:value-type="float" office:value="1224531259" calcext:value-type="float">
            <text:p>1224531259</text:p>
          </table:table-cell>
          <table:table-cell office:value-type="float" office:value="1257454897" calcext:value-type="float">
            <text:p>1257454897</text:p>
          </table:table-cell>
          <table:table-cell office:value-type="float" office:value="1290384064" calcext:value-type="float">
            <text:p>1290384064</text:p>
          </table:table-cell>
          <table:table-cell office:value-type="float" office:value="1324084715" calcext:value-type="float">
            <text:p>1324084715</text:p>
          </table:table-cell>
          <table:table-cell office:value-type="float" office:value="1355934900" calcext:value-type="float">
            <text:p>1355934900</text:p>
          </table:table-cell>
          <table:table-cell office:value-type="float" office:value="1386188710" calcext:value-type="float">
            <text:p>1386188710</text:p>
          </table:table-cell>
          <table:table-cell office:value-type="float" office:value="1416257366" calcext:value-type="float">
            <text:p>1416257366</text:p>
          </table:table-cell>
          <table:table-cell office:value-type="float" office:value="1443359147" calcext:value-type="float">
            <text:p>1443359147</text:p>
          </table:table-cell>
          <table:table-cell office:value-type="float" office:value="1467569010" calcext:value-type="float">
            <text:p>1467569010</text:p>
          </table:table-cell>
          <table:table-cell office:value-type="float" office:value="1490449457" calcext:value-type="float">
            <text:p>1490449457</text:p>
          </table:table-cell>
          <table:table-cell office:value-type="float" office:value="1513227369" calcext:value-type="float">
            <text:p>1513227369</text:p>
          </table:table-cell>
          <table:table-cell office:value-type="float" office:value="1536434993" calcext:value-type="float">
            <text:p>1536434993</text:p>
          </table:table-cell>
          <table:table-cell office:value-type="float" office:value="1559194619" calcext:value-type="float">
            <text:p>1559194619</text:p>
          </table:table-cell>
          <table:table-cell office:value-type="float" office:value="1582789699" calcext:value-type="float">
            <text:p>1582789699</text:p>
          </table:table-cell>
          <table:table-cell office:value-type="float" office:value="1608678553" calcext:value-type="float">
            <text:p>1608678553</text:p>
          </table:table-cell>
          <table:table-cell office:value-type="float" office:value="1634539937" calcext:value-type="float">
            <text:p>1634539937</text:p>
          </table:table-cell>
          <table:table-cell office:value-type="float" office:value="1659131214" calcext:value-type="float">
            <text:p>1659131214</text:p>
          </table:table-cell>
          <table:table-cell office:value-type="float" office:value="1684294889" calcext:value-type="float">
            <text:p>1684294889</text:p>
          </table:table-cell>
          <table:table-cell office:value-type="float" office:value="1710989831" calcext:value-type="float">
            <text:p>1710989831</text:p>
          </table:table-cell>
          <table:table-cell office:value-type="float" office:value="1739071545" calcext:value-type="float">
            <text:p>1739071545</text:p>
          </table:table-cell>
          <table:table-cell office:value-type="float" office:value="1767429690" calcext:value-type="float">
            <text:p>1767429690</text:p>
          </table:table-cell>
          <table:table-cell office:value-type="float" office:value="1795159128" calcext:value-type="float">
            <text:p>1795159128</text:p>
          </table:table-cell>
          <table:table-cell office:value-type="float" office:value="1822193192" calcext:value-type="float">
            <text:p>1822193192</text:p>
          </table:table-cell>
          <table:table-cell office:value-type="float" office:value="1848222188" calcext:value-type="float">
            <text:p>1848222188</text:p>
          </table:table-cell>
          <table:table-cell office:value-type="float" office:value="1872480731" calcext:value-type="float">
            <text:p>1872480731</text:p>
          </table:table-cell>
          <table:table-cell office:value-type="float" office:value="1895897521" calcext:value-type="float">
            <text:p>1895897521</text:p>
          </table:table-cell>
          <table:table-cell office:value-type="float" office:value="1919359723" calcext:value-type="float">
            <text:p>1919359723</text:p>
          </table:table-cell>
          <table:table-cell office:value-type="float" office:value="1942431457" calcext:value-type="float">
            <text:p>1942431457</text:p>
          </table:table-cell>
          <table:table-cell office:value-type="float" office:value="1965146504" calcext:value-type="float">
            <text:p>1965146504</text:p>
          </table:table-cell>
          <table:table-cell office:value-type="float" office:value="1987315562" calcext:value-type="float">
            <text:p>1987315562</text:p>
          </table:table-cell>
          <table:table-cell office:value-type="float" office:value="2008705489" calcext:value-type="float">
            <text:p>2008705489</text:p>
          </table:table-cell>
          <table:table-cell office:value-type="float" office:value="2028650274" calcext:value-type="float">
            <text:p>2028650274</text:p>
          </table:table-cell>
          <table:table-cell office:value-type="float" office:value="2047640119" calcext:value-type="float">
            <text:p>2047640119</text:p>
          </table:table-cell>
          <table:table-cell office:value-type="float" office:value="2065912076" calcext:value-type="float">
            <text:p>2065912076</text:p>
          </table:table-cell>
          <table:table-cell office:value-type="float" office:value="2083186112" calcext:value-type="float">
            <text:p>2083186112</text:p>
          </table:table-cell>
          <table:table-cell office:value-type="float" office:value="2099602439" calcext:value-type="float">
            <text:p>2099602439</text:p>
          </table:table-cell>
          <table:table-cell office:value-type="float" office:value="2115458616" calcext:value-type="float">
            <text:p>2115458616</text:p>
          </table:table-cell>
          <table:table-cell office:value-type="float" office:value="2131146832" calcext:value-type="float">
            <text:p>2131146832</text:p>
          </table:table-cell>
          <table:table-cell office:value-type="float" office:value="2146744075" calcext:value-type="float">
            <text:p>2146744075</text:p>
          </table:table-cell>
          <table:table-cell office:value-type="float" office:value="2161785573" calcext:value-type="float">
            <text:p>2161785573</text:p>
          </table:table-cell>
          <table:table-cell office:value-type="float" office:value="2177119142" calcext:value-type="float">
            <text:p>2177119142</text:p>
          </table:table-cell>
          <table:table-cell office:value-type="float" office:value="2192059415" calcext:value-type="float">
            <text:p>2192059415</text:p>
          </table:table-cell>
          <table:table-cell office:value-type="float" office:value="2206884624" calcext:value-type="float">
            <text:p>2206884624</text:p>
          </table:table-cell>
          <table:table-cell office:value-type="float" office:value="2221673110" calcext:value-type="float">
            <text:p>2221673110</text:p>
          </table:table-cell>
          <table:table-cell office:value-type="float" office:value="2236819053" calcext:value-type="float">
            <text:p>2236819053</text:p>
          </table:table-cell>
          <table:table-cell office:value-type="float" office:value="2252046977" calcext:value-type="float">
            <text:p>2252046977</text:p>
          </table:table-cell>
          <table:table-cell office:value-type="float" office:value="2267482299" calcext:value-type="float">
            <text:p>2267482299</text:p>
          </table:table-cell>
          <table:table-cell office:value-type="float" office:value="2282855831" calcext:value-type="float">
            <text:p>2282855831</text:p>
          </table:table-cell>
          <table:table-cell office:value-type="float" office:value="2298514046" calcext:value-type="float">
            <text:p>2298514046</text:p>
          </table:table-cell>
          <table:table-cell office:value-type="float" office:value="2314202003" calcext:value-type="float">
            <text:p>2314202003</text:p>
          </table:table-cell>
          <table:table-cell office:value-type="float" office:value="2328220870" calcext:value-type="float">
            <text:p>2328220870</text:p>
          </table:table-cell>
        </table:table-row>
        <table:table-row table:style-name="ro1">
          <table:table-cell office:value-type="string" calcext:value-type="string">
            <text:p>Europe et Asie centrale (hors revenu élevé)</text:p>
          </table:table-cell>
          <table:table-cell office:value-type="string" calcext:value-type="string">
            <text:p>ECA</text:p>
          </table:table-cell>
          <table:table-cell office:value-type="float" office:value="275147578" calcext:value-type="float">
            <text:p>275147578</text:p>
          </table:table-cell>
          <table:table-cell office:value-type="float" office:value="279443876" calcext:value-type="float">
            <text:p>279443876</text:p>
          </table:table-cell>
          <table:table-cell office:value-type="float" office:value="283762877" calcext:value-type="float">
            <text:p>283762877</text:p>
          </table:table-cell>
          <table:table-cell office:value-type="float" office:value="288099625" calcext:value-type="float">
            <text:p>288099625</text:p>
          </table:table-cell>
          <table:table-cell office:value-type="float" office:value="292424434" calcext:value-type="float">
            <text:p>292424434</text:p>
          </table:table-cell>
          <table:table-cell office:value-type="float" office:value="296682673" calcext:value-type="float">
            <text:p>296682673</text:p>
          </table:table-cell>
          <table:table-cell office:value-type="float" office:value="300278116" calcext:value-type="float">
            <text:p>300278116</text:p>
          </table:table-cell>
          <table:table-cell office:value-type="float" office:value="303940876" calcext:value-type="float">
            <text:p>303940876</text:p>
          </table:table-cell>
          <table:table-cell office:value-type="float" office:value="307516657" calcext:value-type="float">
            <text:p>307516657</text:p>
          </table:table-cell>
          <table:table-cell office:value-type="float" office:value="311023409" calcext:value-type="float">
            <text:p>311023409</text:p>
          </table:table-cell>
          <table:table-cell office:value-type="float" office:value="314539976" calcext:value-type="float">
            <text:p>314539976</text:p>
          </table:table-cell>
          <table:table-cell office:value-type="float" office:value="318052830" calcext:value-type="float">
            <text:p>318052830</text:p>
          </table:table-cell>
          <table:table-cell office:value-type="float" office:value="321560922" calcext:value-type="float">
            <text:p>321560922</text:p>
          </table:table-cell>
          <table:table-cell office:value-type="float" office:value="325046534" calcext:value-type="float">
            <text:p>325046534</text:p>
          </table:table-cell>
          <table:table-cell office:value-type="float" office:value="328549115" calcext:value-type="float">
            <text:p>328549115</text:p>
          </table:table-cell>
          <table:table-cell office:value-type="float" office:value="332071182" calcext:value-type="float">
            <text:p>332071182</text:p>
          </table:table-cell>
          <table:table-cell office:value-type="float" office:value="335746714" calcext:value-type="float">
            <text:p>335746714</text:p>
          </table:table-cell>
          <table:table-cell office:value-type="float" office:value="339361874" calcext:value-type="float">
            <text:p>339361874</text:p>
          </table:table-cell>
          <table:table-cell office:value-type="float" office:value="342936802" calcext:value-type="float">
            <text:p>342936802</text:p>
          </table:table-cell>
          <table:table-cell office:value-type="float" office:value="346489990" calcext:value-type="float">
            <text:p>346489990</text:p>
          </table:table-cell>
          <table:table-cell office:value-type="float" office:value="350139462" calcext:value-type="float">
            <text:p>350139462</text:p>
          </table:table-cell>
          <table:table-cell office:value-type="float" office:value="353859116" calcext:value-type="float">
            <text:p>353859116</text:p>
          </table:table-cell>
          <table:table-cell office:value-type="float" office:value="357399180" calcext:value-type="float">
            <text:p>357399180</text:p>
          </table:table-cell>
          <table:table-cell office:value-type="float" office:value="360920890" calcext:value-type="float">
            <text:p>360920890</text:p>
          </table:table-cell>
          <table:table-cell office:value-type="float" office:value="364686101" calcext:value-type="float">
            <text:p>364686101</text:p>
          </table:table-cell>
          <table:table-cell office:value-type="float" office:value="368464042" calcext:value-type="float">
            <text:p>368464042</text:p>
          </table:table-cell>
          <table:table-cell office:value-type="float" office:value="372210556" calcext:value-type="float">
            <text:p>372210556</text:p>
          </table:table-cell>
          <table:table-cell office:value-type="float" office:value="375941782" calcext:value-type="float">
            <text:p>375941782</text:p>
          </table:table-cell>
          <table:table-cell office:value-type="float" office:value="379557335" calcext:value-type="float">
            <text:p>379557335</text:p>
          </table:table-cell>
          <table:table-cell office:value-type="float" office:value="382800641" calcext:value-type="float">
            <text:p>382800641</text:p>
          </table:table-cell>
          <table:table-cell office:value-type="float" office:value="385427601" calcext:value-type="float">
            <text:p>385427601</text:p>
          </table:table-cell>
          <table:table-cell office:value-type="float" office:value="387394807" calcext:value-type="float">
            <text:p>387394807</text:p>
          </table:table-cell>
          <table:table-cell office:value-type="float" office:value="389005125" calcext:value-type="float">
            <text:p>389005125</text:p>
          </table:table-cell>
          <table:table-cell office:value-type="float" office:value="390255767" calcext:value-type="float">
            <text:p>390255767</text:p>
          </table:table-cell>
          <table:table-cell office:value-type="float" office:value="390879149" calcext:value-type="float">
            <text:p>390879149</text:p>
          </table:table-cell>
          <table:table-cell office:value-type="float" office:value="391293819" calcext:value-type="float">
            <text:p>391293819</text:p>
          </table:table-cell>
          <table:table-cell office:value-type="float" office:value="391652704" calcext:value-type="float">
            <text:p>391652704</text:p>
          </table:table-cell>
          <table:table-cell office:value-type="float" office:value="392007080" calcext:value-type="float">
            <text:p>392007080</text:p>
          </table:table-cell>
          <table:table-cell office:value-type="float" office:value="392243961" calcext:value-type="float">
            <text:p>392243961</text:p>
          </table:table-cell>
          <table:table-cell office:value-type="float" office:value="392211706" calcext:value-type="float">
            <text:p>392211706</text:p>
          </table:table-cell>
          <table:table-cell office:value-type="float" office:value="392301484" calcext:value-type="float">
            <text:p>392301484</text:p>
          </table:table-cell>
          <table:table-cell office:value-type="float" office:value="392050558" calcext:value-type="float">
            <text:p>392050558</text:p>
          </table:table-cell>
          <table:table-cell office:value-type="float" office:value="391720978" calcext:value-type="float">
            <text:p>391720978</text:p>
          </table:table-cell>
          <table:table-cell office:value-type="float" office:value="391882450" calcext:value-type="float">
            <text:p>391882450</text:p>
          </table:table-cell>
          <table:table-cell office:value-type="float" office:value="392243981" calcext:value-type="float">
            <text:p>392243981</text:p>
          </table:table-cell>
          <table:table-cell office:value-type="float" office:value="392658986" calcext:value-type="float">
            <text:p>392658986</text:p>
          </table:table-cell>
          <table:table-cell office:value-type="float" office:value="393216869" calcext:value-type="float">
            <text:p>393216869</text:p>
          </table:table-cell>
          <table:table-cell office:value-type="float" office:value="393919037" calcext:value-type="float">
            <text:p>393919037</text:p>
          </table:table-cell>
          <table:table-cell office:value-type="float" office:value="394991819" calcext:value-type="float">
            <text:p>394991819</text:p>
          </table:table-cell>
          <table:table-cell office:value-type="float" office:value="396743394" calcext:value-type="float">
            <text:p>396743394</text:p>
          </table:table-cell>
          <table:table-cell office:value-type="float" office:value="398783138" calcext:value-type="float">
            <text:p>398783138</text:p>
          </table:table-cell>
          <table:table-cell office:value-type="float" office:value="401012737" calcext:value-type="float">
            <text:p>401012737</text:p>
          </table:table-cell>
          <table:table-cell office:value-type="float" office:value="403265869" calcext:value-type="float">
            <text:p>403265869</text:p>
          </table:table-cell>
          <table:table-cell office:value-type="float" office:value="405778196" calcext:value-type="float">
            <text:p>405778196</text:p>
          </table:table-cell>
          <table:table-cell office:value-type="float" office:value="408278056" calcext:value-type="float">
            <text:p>408278056</text:p>
          </table:table-cell>
          <table:table-cell office:value-type="float" office:value="410844329" calcext:value-type="float">
            <text:p>410844329</text:p>
          </table:table-cell>
          <table:table-cell office:value-type="float" office:value="413361214" calcext:value-type="float">
            <text:p>413361214</text:p>
          </table:table-cell>
          <table:table-cell office:value-type="float" office:value="415710935" calcext:value-type="float">
            <text:p>415710935</text:p>
          </table:table-cell>
          <table:table-cell office:value-type="float" office:value="417797257" calcext:value-type="float">
            <text:p>417797257</text:p>
          </table:table-cell>
        </table:table-row>
        <table:table-row table:style-name="ro1">
          <table:table-cell office:value-type="string" calcext:value-type="string">
            <text:p>Europe et Asie centrale</text:p>
          </table:table-cell>
          <table:table-cell office:value-type="string" calcext:value-type="string">
            <text:p>ECS</text:p>
          </table:table-cell>
          <table:table-cell office:value-type="float" office:value="667253650" calcext:value-type="float">
            <text:p>667253650</text:p>
          </table:table-cell>
          <table:table-cell office:value-type="float" office:value="674962981" calcext:value-type="float">
            <text:p>674962981</text:p>
          </table:table-cell>
          <table:table-cell office:value-type="float" office:value="682921730" calcext:value-type="float">
            <text:p>682921730</text:p>
          </table:table-cell>
          <table:table-cell office:value-type="float" office:value="690946639" calcext:value-type="float">
            <text:p>690946639</text:p>
          </table:table-cell>
          <table:table-cell office:value-type="float" office:value="698901133" calcext:value-type="float">
            <text:p>698901133</text:p>
          </table:table-cell>
          <table:table-cell office:value-type="float" office:value="706626086" calcext:value-type="float">
            <text:p>706626086</text:p>
          </table:table-cell>
          <table:table-cell office:value-type="float" office:value="713395321" calcext:value-type="float">
            <text:p>713395321</text:p>
          </table:table-cell>
          <table:table-cell office:value-type="float" office:value="719979928" calcext:value-type="float">
            <text:p>719979928</text:p>
          </table:table-cell>
          <table:table-cell office:value-type="float" office:value="726307440" calcext:value-type="float">
            <text:p>726307440</text:p>
          </table:table-cell>
          <table:table-cell office:value-type="float" office:value="732494115" calcext:value-type="float">
            <text:p>732494115</text:p>
          </table:table-cell>
          <table:table-cell office:value-type="float" office:value="738123474" calcext:value-type="float">
            <text:p>738123474</text:p>
          </table:table-cell>
          <table:table-cell office:value-type="float" office:value="743747729" calcext:value-type="float">
            <text:p>743747729</text:p>
          </table:table-cell>
          <table:table-cell office:value-type="float" office:value="749899411" calcext:value-type="float">
            <text:p>749899411</text:p>
          </table:table-cell>
          <table:table-cell office:value-type="float" office:value="755883707" calcext:value-type="float">
            <text:p>755883707</text:p>
          </table:table-cell>
          <table:table-cell office:value-type="float" office:value="761661778" calcext:value-type="float">
            <text:p>761661778</text:p>
          </table:table-cell>
          <table:table-cell office:value-type="float" office:value="767264967" calcext:value-type="float">
            <text:p>767264967</text:p>
          </table:table-cell>
          <table:table-cell office:value-type="float" office:value="772775173" calcext:value-type="float">
            <text:p>772775173</text:p>
          </table:table-cell>
          <table:table-cell office:value-type="float" office:value="778073497" calcext:value-type="float">
            <text:p>778073497</text:p>
          </table:table-cell>
          <table:table-cell office:value-type="float" office:value="783310523" calcext:value-type="float">
            <text:p>783310523</text:p>
          </table:table-cell>
          <table:table-cell office:value-type="float" office:value="788572897" calcext:value-type="float">
            <text:p>788572897</text:p>
          </table:table-cell>
          <table:table-cell office:value-type="float" office:value="794002749" calcext:value-type="float">
            <text:p>794002749</text:p>
          </table:table-cell>
          <table:table-cell office:value-type="float" office:value="799296289" calcext:value-type="float">
            <text:p>799296289</text:p>
          </table:table-cell>
          <table:table-cell office:value-type="float" office:value="804063632" calcext:value-type="float">
            <text:p>804063632</text:p>
          </table:table-cell>
          <table:table-cell office:value-type="float" office:value="808620566" calcext:value-type="float">
            <text:p>808620566</text:p>
          </table:table-cell>
          <table:table-cell office:value-type="float" office:value="813373068" calcext:value-type="float">
            <text:p>813373068</text:p>
          </table:table-cell>
          <table:table-cell office:value-type="float" office:value="818222369" calcext:value-type="float">
            <text:p>818222369</text:p>
          </table:table-cell>
          <table:table-cell office:value-type="float" office:value="823200868" calcext:value-type="float">
            <text:p>823200868</text:p>
          </table:table-cell>
          <table:table-cell office:value-type="float" office:value="828219836" calcext:value-type="float">
            <text:p>828219836</text:p>
          </table:table-cell>
          <table:table-cell office:value-type="float" office:value="833273189" calcext:value-type="float">
            <text:p>833273189</text:p>
          </table:table-cell>
          <table:table-cell office:value-type="float" office:value="838162533" calcext:value-type="float">
            <text:p>838162533</text:p>
          </table:table-cell>
          <table:table-cell office:value-type="float" office:value="842570541" calcext:value-type="float">
            <text:p>842570541</text:p>
          </table:table-cell>
          <table:table-cell office:value-type="float" office:value="846356322" calcext:value-type="float">
            <text:p>846356322</text:p>
          </table:table-cell>
          <table:table-cell office:value-type="float" office:value="849757442" calcext:value-type="float">
            <text:p>849757442</text:p>
          </table:table-cell>
          <table:table-cell office:value-type="float" office:value="852712876" calcext:value-type="float">
            <text:p>852712876</text:p>
          </table:table-cell>
          <table:table-cell office:value-type="float" office:value="854685450" calcext:value-type="float">
            <text:p>854685450</text:p>
          </table:table-cell>
          <table:table-cell office:value-type="float" office:value="856212881" calcext:value-type="float">
            <text:p>856212881</text:p>
          </table:table-cell>
          <table:table-cell office:value-type="float" office:value="857577538" calcext:value-type="float">
            <text:p>857577538</text:p>
          </table:table-cell>
          <table:table-cell office:value-type="float" office:value="858882872" calcext:value-type="float">
            <text:p>858882872</text:p>
          </table:table-cell>
          <table:table-cell office:value-type="float" office:value="860015493" calcext:value-type="float">
            <text:p>860015493</text:p>
          </table:table-cell>
          <table:table-cell office:value-type="float" office:value="861035457" calcext:value-type="float">
            <text:p>861035457</text:p>
          </table:table-cell>
          <table:table-cell office:value-type="float" office:value="861993393" calcext:value-type="float">
            <text:p>861993393</text:p>
          </table:table-cell>
          <table:table-cell office:value-type="float" office:value="863083216" calcext:value-type="float">
            <text:p>863083216</text:p>
          </table:table-cell>
          <table:table-cell office:value-type="float" office:value="864648977" calcext:value-type="float">
            <text:p>864648977</text:p>
          </table:table-cell>
          <table:table-cell office:value-type="float" office:value="866925884" calcext:value-type="float">
            <text:p>866925884</text:p>
          </table:table-cell>
          <table:table-cell office:value-type="float" office:value="869516666" calcext:value-type="float">
            <text:p>869516666</text:p>
          </table:table-cell>
          <table:table-cell office:value-type="float" office:value="872163396" calcext:value-type="float">
            <text:p>872163396</text:p>
          </table:table-cell>
          <table:table-cell office:value-type="float" office:value="874862170" calcext:value-type="float">
            <text:p>874862170</text:p>
          </table:table-cell>
          <table:table-cell office:value-type="float" office:value="878004122" calcext:value-type="float">
            <text:p>878004122</text:p>
          </table:table-cell>
          <table:table-cell office:value-type="float" office:value="881531261" calcext:value-type="float">
            <text:p>881531261</text:p>
          </table:table-cell>
          <table:table-cell office:value-type="float" office:value="885170595" calcext:value-type="float">
            <text:p>885170595</text:p>
          </table:table-cell>
          <table:table-cell office:value-type="float" office:value="888627318" calcext:value-type="float">
            <text:p>888627318</text:p>
          </table:table-cell>
          <table:table-cell office:value-type="float" office:value="890862941" calcext:value-type="float">
            <text:p>890862941</text:p>
          </table:table-cell>
          <table:table-cell office:value-type="float" office:value="894486795" calcext:value-type="float">
            <text:p>894486795</text:p>
          </table:table-cell>
          <table:table-cell office:value-type="float" office:value="898766094" calcext:value-type="float">
            <text:p>898766094</text:p>
          </table:table-cell>
          <table:table-cell office:value-type="float" office:value="903129978" calcext:value-type="float">
            <text:p>903129978</text:p>
          </table:table-cell>
          <table:table-cell office:value-type="float" office:value="907498192" calcext:value-type="float">
            <text:p>907498192</text:p>
          </table:table-cell>
          <table:table-cell office:value-type="float" office:value="911812364" calcext:value-type="float">
            <text:p>911812364</text:p>
          </table:table-cell>
          <table:table-cell office:value-type="float" office:value="915420161" calcext:value-type="float">
            <text:p>915420161</text:p>
          </table:table-cell>
          <table:table-cell office:value-type="float" office:value="918793590" calcext:value-type="float">
            <text:p>918793590</text:p>
          </table:table-cell>
        </table:table-row>
        <table:table-row table:style-name="ro1">
          <table:table-cell office:value-type="string" calcext:value-type="string">
            <text:p>Équateur</text:p>
          </table:table-cell>
          <table:table-cell office:value-type="string" calcext:value-type="string">
            <text:p>ECU</text:p>
          </table:table-cell>
          <table:table-cell office:value-type="float" office:value="4543666" calcext:value-type="float">
            <text:p>4543666</text:p>
          </table:table-cell>
          <table:table-cell office:value-type="float" office:value="4674172" calcext:value-type="float">
            <text:p>4674172</text:p>
          </table:table-cell>
          <table:table-cell office:value-type="float" office:value="4809201" calcext:value-type="float">
            <text:p>4809201</text:p>
          </table:table-cell>
          <table:table-cell office:value-type="float" office:value="4948986" calcext:value-type="float">
            <text:p>4948986</text:p>
          </table:table-cell>
          <table:table-cell office:value-type="float" office:value="5093854" calcext:value-type="float">
            <text:p>5093854</text:p>
          </table:table-cell>
          <table:table-cell office:value-type="float" office:value="5243977" calcext:value-type="float">
            <text:p>5243977</text:p>
          </table:table-cell>
          <table:table-cell office:value-type="float" office:value="5399422" calcext:value-type="float">
            <text:p>5399422</text:p>
          </table:table-cell>
          <table:table-cell office:value-type="float" office:value="5560012" calcext:value-type="float">
            <text:p>5560012</text:p>
          </table:table-cell>
          <table:table-cell office:value-type="float" office:value="5725459" calcext:value-type="float">
            <text:p>5725459</text:p>
          </table:table-cell>
          <table:table-cell office:value-type="float" office:value="5895367" calcext:value-type="float">
            <text:p>5895367</text:p>
          </table:table-cell>
          <table:table-cell office:value-type="float" office:value="6069376" calcext:value-type="float">
            <text:p>6069376</text:p>
          </table:table-cell>
          <table:table-cell office:value-type="float" office:value="6247418" calcext:value-type="float">
            <text:p>6247418</text:p>
          </table:table-cell>
          <table:table-cell office:value-type="float" office:value="6429379" calcext:value-type="float">
            <text:p>6429379</text:p>
          </table:table-cell>
          <table:table-cell office:value-type="float" office:value="6614843" calcext:value-type="float">
            <text:p>6614843</text:p>
          </table:table-cell>
          <table:table-cell office:value-type="float" office:value="6803280" calcext:value-type="float">
            <text:p>6803280</text:p>
          </table:table-cell>
          <table:table-cell office:value-type="float" office:value="6994334" calcext:value-type="float">
            <text:p>6994334</text:p>
          </table:table-cell>
          <table:table-cell office:value-type="float" office:value="7187787" calcext:value-type="float">
            <text:p>7187787</text:p>
          </table:table-cell>
          <table:table-cell office:value-type="float" office:value="7383724" calcext:value-type="float">
            <text:p>7383724</text:p>
          </table:table-cell>
          <table:table-cell office:value-type="float" office:value="7582353" calcext:value-type="float">
            <text:p>7582353</text:p>
          </table:table-cell>
          <table:table-cell office:value-type="float" office:value="7784072" calcext:value-type="float">
            <text:p>7784072</text:p>
          </table:table-cell>
          <table:table-cell office:value-type="float" office:value="7989186" calcext:value-type="float">
            <text:p>7989186</text:p>
          </table:table-cell>
          <table:table-cell office:value-type="float" office:value="8197652" calcext:value-type="float">
            <text:p>8197652</text:p>
          </table:table-cell>
          <table:table-cell office:value-type="float" office:value="8409397" calcext:value-type="float">
            <text:p>8409397</text:p>
          </table:table-cell>
          <table:table-cell office:value-type="float" office:value="8624594" calcext:value-type="float">
            <text:p>8624594</text:p>
          </table:table-cell>
          <table:table-cell office:value-type="float" office:value="8843462" calcext:value-type="float">
            <text:p>8843462</text:p>
          </table:table-cell>
          <table:table-cell office:value-type="float" office:value="9066109" calcext:value-type="float">
            <text:p>9066109</text:p>
          </table:table-cell>
          <table:table-cell office:value-type="float" office:value="9292474" calcext:value-type="float">
            <text:p>9292474</text:p>
          </table:table-cell>
          <table:table-cell office:value-type="float" office:value="9522360" calcext:value-type="float">
            <text:p>9522360</text:p>
          </table:table-cell>
          <table:table-cell office:value-type="float" office:value="9755579" calcext:value-type="float">
            <text:p>9755579</text:p>
          </table:table-cell>
          <table:table-cell office:value-type="float" office:value="9991870" calcext:value-type="float">
            <text:p>9991870</text:p>
          </table:table-cell>
          <table:table-cell office:value-type="float" office:value="10230934" calcext:value-type="float">
            <text:p>10230934</text:p>
          </table:table-cell>
          <table:table-cell office:value-type="float" office:value="10472475" calcext:value-type="float">
            <text:p>10472475</text:p>
          </table:table-cell>
          <table:table-cell office:value-type="float" office:value="10716129" calcext:value-type="float">
            <text:p>10716129</text:p>
          </table:table-cell>
          <table:table-cell office:value-type="float" office:value="10961466" calcext:value-type="float">
            <text:p>10961466</text:p>
          </table:table-cell>
          <table:table-cell office:value-type="float" office:value="11208001" calcext:value-type="float">
            <text:p>11208001</text:p>
          </table:table-cell>
          <table:table-cell office:value-type="float" office:value="11455204" calcext:value-type="float">
            <text:p>11455204</text:p>
          </table:table-cell>
          <table:table-cell office:value-type="float" office:value="11703174" calcext:value-type="float">
            <text:p>11703174</text:p>
          </table:table-cell>
          <table:table-cell office:value-type="float" office:value="11951452" calcext:value-type="float">
            <text:p>11951452</text:p>
          </table:table-cell>
          <table:table-cell office:value-type="float" office:value="12198449" calcext:value-type="float">
            <text:p>12198449</text:p>
          </table:table-cell>
          <table:table-cell office:value-type="float" office:value="12442115" calcext:value-type="float">
            <text:p>12442115</text:p>
          </table:table-cell>
          <table:table-cell office:value-type="float" office:value="12681123" calcext:value-type="float">
            <text:p>12681123</text:p>
          </table:table-cell>
          <table:table-cell office:value-type="float" office:value="12914667" calcext:value-type="float">
            <text:p>12914667</text:p>
          </table:table-cell>
          <table:table-cell office:value-type="float" office:value="13143465" calcext:value-type="float">
            <text:p>13143465</text:p>
          </table:table-cell>
          <table:table-cell office:value-type="float" office:value="13369678" calcext:value-type="float">
            <text:p>13369678</text:p>
          </table:table-cell>
          <table:table-cell office:value-type="float" office:value="13596388" calcext:value-type="float">
            <text:p>13596388</text:p>
          </table:table-cell>
          <table:table-cell office:value-type="float" office:value="13825847" calcext:value-type="float">
            <text:p>13825847</text:p>
          </table:table-cell>
          <table:table-cell office:value-type="float" office:value="14059384" calcext:value-type="float">
            <text:p>14059384</text:p>
          </table:table-cell>
          <table:table-cell office:value-type="float" office:value="14296557" calcext:value-type="float">
            <text:p>14296557</text:p>
          </table:table-cell>
          <table:table-cell office:value-type="float" office:value="14535739" calcext:value-type="float">
            <text:p>14535739</text:p>
          </table:table-cell>
          <table:table-cell office:value-type="float" office:value="14774424" calcext:value-type="float">
            <text:p>14774424</text:p>
          </table:table-cell>
          <table:table-cell office:value-type="float" office:value="15011117" calcext:value-type="float">
            <text:p>15011117</text:p>
          </table:table-cell>
          <table:table-cell office:value-type="float" office:value="15243883" calcext:value-type="float">
            <text:p>15243883</text:p>
          </table:table-cell>
          <table:table-cell office:value-type="float" office:value="15474102" calcext:value-type="float">
            <text:p>15474102</text:p>
          </table:table-cell>
          <table:table-cell office:value-type="float" office:value="15707474" calcext:value-type="float">
            <text:p>15707474</text:p>
          </table:table-cell>
          <table:table-cell office:value-type="float" office:value="15951838" calcext:value-type="float">
            <text:p>15951838</text:p>
          </table:table-cell>
          <table:table-cell office:value-type="float" office:value="16212020" calcext:value-type="float">
            <text:p>16212020</text:p>
          </table:table-cell>
          <table:table-cell office:value-type="float" office:value="16491115" calcext:value-type="float">
            <text:p>16491115</text:p>
          </table:table-cell>
          <table:table-cell office:value-type="float" office:value="16785361" calcext:value-type="float">
            <text:p>16785361</text:p>
          </table:table-cell>
          <table:table-cell office:value-type="float" office:value="17084357" calcext:value-type="float">
            <text:p>17084357</text:p>
          </table:table-cell>
        </table:table-row>
        <table:table-row table:style-name="ro1">
          <table:table-cell office:value-type="string" calcext:value-type="string">
            <text:p>Égypte, République arabe d’</text:p>
          </table:table-cell>
          <table:table-cell office:value-type="string" calcext:value-type="string">
            <text:p>EGY</text:p>
          </table:table-cell>
          <table:table-cell office:value-type="float" office:value="26632894" calcext:value-type="float">
            <text:p>26632894</text:p>
          </table:table-cell>
          <table:table-cell office:value-type="float" office:value="27366237" calcext:value-type="float">
            <text:p>27366237</text:p>
          </table:table-cell>
          <table:table-cell office:value-type="float" office:value="28112256" calcext:value-type="float">
            <text:p>28112256</text:p>
          </table:table-cell>
          <table:table-cell office:value-type="float" office:value="28871383" calcext:value-type="float">
            <text:p>28871383</text:p>
          </table:table-cell>
          <table:table-cell office:value-type="float" office:value="29644875" calcext:value-type="float">
            <text:p>29644875</text:p>
          </table:table-cell>
          <table:table-cell office:value-type="float" office:value="30433022" calcext:value-type="float">
            <text:p>30433022</text:p>
          </table:table-cell>
          <table:table-cell office:value-type="float" office:value="31237600" calcext:value-type="float">
            <text:p>31237600</text:p>
          </table:table-cell>
          <table:table-cell office:value-type="float" office:value="32056510" calcext:value-type="float">
            <text:p>32056510</text:p>
          </table:table-cell>
          <table:table-cell office:value-type="float" office:value="32881848" calcext:value-type="float">
            <text:p>32881848</text:p>
          </table:table-cell>
          <table:table-cell office:value-type="float" office:value="33703139" calcext:value-type="float">
            <text:p>33703139</text:p>
          </table:table-cell>
          <table:table-cell office:value-type="float" office:value="34513850" calcext:value-type="float">
            <text:p>34513850</text:p>
          </table:table-cell>
          <table:table-cell office:value-type="float" office:value="35311910" calcext:value-type="float">
            <text:p>35311910</text:p>
          </table:table-cell>
          <table:table-cell office:value-type="float" office:value="36102659" calcext:value-type="float">
            <text:p>36102659</text:p>
          </table:table-cell>
          <table:table-cell office:value-type="float" office:value="36896554" calcext:value-type="float">
            <text:p>36896554</text:p>
          </table:table-cell>
          <table:table-cell office:value-type="float" office:value="37708146" calcext:value-type="float">
            <text:p>37708146</text:p>
          </table:table-cell>
          <table:table-cell office:value-type="float" office:value="38549142" calcext:value-type="float">
            <text:p>38549142</text:p>
          </table:table-cell>
          <table:table-cell office:value-type="float" office:value="39422730" calcext:value-type="float">
            <text:p>39422730</text:p>
          </table:table-cell>
          <table:table-cell office:value-type="float" office:value="40329589" calcext:value-type="float">
            <text:p>40329589</text:p>
          </table:table-cell>
          <table:table-cell office:value-type="float" office:value="41275736" calcext:value-type="float">
            <text:p>41275736</text:p>
          </table:table-cell>
          <table:table-cell office:value-type="float" office:value="42267435" calcext:value-type="float">
            <text:p>42267435</text:p>
          </table:table-cell>
          <table:table-cell office:value-type="float" office:value="43309063" calcext:value-type="float">
            <text:p>43309063</text:p>
          </table:table-cell>
          <table:table-cell office:value-type="float" office:value="44400113" calcext:value-type="float">
            <text:p>44400113</text:p>
          </table:table-cell>
          <table:table-cell office:value-type="float" office:value="45539296" calcext:value-type="float">
            <text:p>45539296</text:p>
          </table:table-cell>
          <table:table-cell office:value-type="float" office:value="46728286" calcext:value-type="float">
            <text:p>46728286</text:p>
          </table:table-cell>
          <table:table-cell office:value-type="float" office:value="47968642" calcext:value-type="float">
            <text:p>47968642</text:p>
          </table:table-cell>
          <table:table-cell office:value-type="float" office:value="49258732" calcext:value-type="float">
            <text:p>49258732</text:p>
          </table:table-cell>
          <table:table-cell office:value-type="float" office:value="50602354" calcext:value-type="float">
            <text:p>50602354</text:p>
          </table:table-cell>
          <table:table-cell office:value-type="float" office:value="51991700" calcext:value-type="float">
            <text:p>51991700</text:p>
          </table:table-cell>
          <table:table-cell office:value-type="float" office:value="53399246" calcext:value-type="float">
            <text:p>53399246</text:p>
          </table:table-cell>
          <table:table-cell office:value-type="float" office:value="54788685" calcext:value-type="float">
            <text:p>54788685</text:p>
          </table:table-cell>
          <table:table-cell office:value-type="float" office:value="56134475" calcext:value-type="float">
            <text:p>56134475</text:p>
          </table:table-cell>
          <table:table-cell office:value-type="float" office:value="57424549" calcext:value-type="float">
            <text:p>57424549</text:p>
          </table:table-cell>
          <table:table-cell office:value-type="float" office:value="58666814" calcext:value-type="float">
            <text:p>58666814</text:p>
          </table:table-cell>
          <table:table-cell office:value-type="float" office:value="59880658" calcext:value-type="float">
            <text:p>59880658</text:p>
          </table:table-cell>
          <table:table-cell office:value-type="float" office:value="61095804" calcext:value-type="float">
            <text:p>61095804</text:p>
          </table:table-cell>
          <table:table-cell office:value-type="float" office:value="62334034" calcext:value-type="float">
            <text:p>62334034</text:p>
          </table:table-cell>
          <table:table-cell office:value-type="float" office:value="63601629" calcext:value-type="float">
            <text:p>63601629</text:p>
          </table:table-cell>
          <table:table-cell office:value-type="float" office:value="64892270" calcext:value-type="float">
            <text:p>64892270</text:p>
          </table:table-cell>
          <table:table-cell office:value-type="float" office:value="66200269" calcext:value-type="float">
            <text:p>66200269</text:p>
          </table:table-cell>
          <table:table-cell office:value-type="float" office:value="67515591" calcext:value-type="float">
            <text:p>67515591</text:p>
          </table:table-cell>
          <table:table-cell office:value-type="float" office:value="68831561" calcext:value-type="float">
            <text:p>68831561</text:p>
          </table:table-cell>
          <table:table-cell office:value-type="float" office:value="70152661" calcext:value-type="float">
            <text:p>70152661</text:p>
          </table:table-cell>
          <table:table-cell office:value-type="float" office:value="71485043" calcext:value-type="float">
            <text:p>71485043</text:p>
          </table:table-cell>
          <table:table-cell office:value-type="float" office:value="72826097" calcext:value-type="float">
            <text:p>72826097</text:p>
          </table:table-cell>
          <table:table-cell office:value-type="float" office:value="74172073" calcext:value-type="float">
            <text:p>74172073</text:p>
          </table:table-cell>
          <table:table-cell office:value-type="float" office:value="75523569" calcext:value-type="float">
            <text:p>75523569</text:p>
          </table:table-cell>
          <table:table-cell office:value-type="float" office:value="76873663" calcext:value-type="float">
            <text:p>76873663</text:p>
          </table:table-cell>
          <table:table-cell office:value-type="float" office:value="78232126" calcext:value-type="float">
            <text:p>78232126</text:p>
          </table:table-cell>
          <table:table-cell office:value-type="float" office:value="79636079" calcext:value-type="float">
            <text:p>79636079</text:p>
          </table:table-cell>
          <table:table-cell office:value-type="float" office:value="81134798" calcext:value-type="float">
            <text:p>81134798</text:p>
          </table:table-cell>
          <table:table-cell office:value-type="float" office:value="82761235" calcext:value-type="float">
            <text:p>82761235</text:p>
          </table:table-cell>
          <table:table-cell office:value-type="float" office:value="84529250" calcext:value-type="float">
            <text:p>84529250</text:p>
          </table:table-cell>
          <table:table-cell office:value-type="float" office:value="86422240" calcext:value-type="float">
            <text:p>86422240</text:p>
          </table:table-cell>
          <table:table-cell office:value-type="float" office:value="88404640" calcext:value-type="float">
            <text:p>88404640</text:p>
          </table:table-cell>
          <table:table-cell office:value-type="float" office:value="90424654" calcext:value-type="float">
            <text:p>90424654</text:p>
          </table:table-cell>
          <table:table-cell office:value-type="float" office:value="92442547" calcext:value-type="float">
            <text:p>92442547</text:p>
          </table:table-cell>
          <table:table-cell office:value-type="float" office:value="94447072" calcext:value-type="float">
            <text:p>94447072</text:p>
          </table:table-cell>
          <table:table-cell office:value-type="float" office:value="96442593" calcext:value-type="float">
            <text:p>96442593</text:p>
          </table:table-cell>
          <table:table-cell office:value-type="float" office:value="98423595" calcext:value-type="float">
            <text:p>98423595</text:p>
          </table:table-cell>
        </table:table-row>
        <table:table-row table:style-name="ro1">
          <table:table-cell office:value-type="string" calcext:value-type="string">
            <text:p>Zone euro</text:p>
          </table:table-cell>
          <table:table-cell office:value-type="string" calcext:value-type="string">
            <text:p>EMU</text:p>
          </table:table-cell>
          <table:table-cell office:value-type="float" office:value="265203934" calcext:value-type="float">
            <text:p>265203934</text:p>
          </table:table-cell>
          <table:table-cell office:value-type="float" office:value="267621101" calcext:value-type="float">
            <text:p>267621101</text:p>
          </table:table-cell>
          <table:table-cell office:value-type="float" office:value="270110056" calcext:value-type="float">
            <text:p>270110056</text:p>
          </table:table-cell>
          <table:table-cell office:value-type="float" office:value="272655378" calcext:value-type="float">
            <text:p>272655378</text:p>
          </table:table-cell>
          <table:table-cell office:value-type="float" office:value="275163387" calcext:value-type="float">
            <text:p>275163387</text:p>
          </table:table-cell>
          <table:table-cell office:value-type="float" office:value="277650957" calcext:value-type="float">
            <text:p>277650957</text:p>
          </table:table-cell>
          <table:table-cell office:value-type="float" office:value="279969040" calcext:value-type="float">
            <text:p>279969040</text:p>
          </table:table-cell>
          <table:table-cell office:value-type="float" office:value="281974883" calcext:value-type="float">
            <text:p>281974883</text:p>
          </table:table-cell>
          <table:table-cell office:value-type="float" office:value="283866409" calcext:value-type="float">
            <text:p>283866409</text:p>
          </table:table-cell>
          <table:table-cell office:value-type="float" office:value="285778637" calcext:value-type="float">
            <text:p>285778637</text:p>
          </table:table-cell>
          <table:table-cell office:value-type="float" office:value="287338845" calcext:value-type="float">
            <text:p>287338845</text:p>
          </table:table-cell>
          <table:table-cell office:value-type="float" office:value="288923420" calcext:value-type="float">
            <text:p>288923420</text:p>
          </table:table-cell>
          <table:table-cell office:value-type="float" office:value="290874595" calcext:value-type="float">
            <text:p>290874595</text:p>
          </table:table-cell>
          <table:table-cell office:value-type="float" office:value="292728234" calcext:value-type="float">
            <text:p>292728234</text:p>
          </table:table-cell>
          <table:table-cell office:value-type="float" office:value="294399225" calcext:value-type="float">
            <text:p>294399225</text:p>
          </table:table-cell>
          <table:table-cell office:value-type="float" office:value="295923527" calcext:value-type="float">
            <text:p>295923527</text:p>
          </table:table-cell>
          <table:table-cell office:value-type="float" office:value="297251524" calcext:value-type="float">
            <text:p>297251524</text:p>
          </table:table-cell>
          <table:table-cell office:value-type="float" office:value="298441845" calcext:value-type="float">
            <text:p>298441845</text:p>
          </table:table-cell>
          <table:table-cell office:value-type="float" office:value="299652820" calcext:value-type="float">
            <text:p>299652820</text:p>
          </table:table-cell>
          <table:table-cell office:value-type="float" office:value="300886490" calcext:value-type="float">
            <text:p>300886490</text:p>
          </table:table-cell>
          <table:table-cell office:value-type="float" office:value="302184230" calcext:value-type="float">
            <text:p>302184230</text:p>
          </table:table-cell>
          <table:table-cell office:value-type="float" office:value="303343135" calcext:value-type="float">
            <text:p>303343135</text:p>
          </table:table-cell>
          <table:table-cell office:value-type="float" office:value="304174240" calcext:value-type="float">
            <text:p>304174240</text:p>
          </table:table-cell>
          <table:table-cell office:value-type="float" office:value="304787493" calcext:value-type="float">
            <text:p>304787493</text:p>
          </table:table-cell>
          <table:table-cell office:value-type="float" office:value="305299134" calcext:value-type="float">
            <text:p>305299134</text:p>
          </table:table-cell>
          <table:table-cell office:value-type="float" office:value="305877727" calcext:value-type="float">
            <text:p>305877727</text:p>
          </table:table-cell>
          <table:table-cell office:value-type="float" office:value="306640638" calcext:value-type="float">
            <text:p>306640638</text:p>
          </table:table-cell>
          <table:table-cell office:value-type="float" office:value="307488390" calcext:value-type="float">
            <text:p>307488390</text:p>
          </table:table-cell>
          <table:table-cell office:value-type="float" office:value="308516473" calcext:value-type="float">
            <text:p>308516473</text:p>
          </table:table-cell>
          <table:table-cell office:value-type="float" office:value="309837592" calcext:value-type="float">
            <text:p>309837592</text:p>
          </table:table-cell>
          <table:table-cell office:value-type="float" office:value="311262588" calcext:value-type="float">
            <text:p>311262588</text:p>
          </table:table-cell>
          <table:table-cell office:value-type="float" office:value="312708137" calcext:value-type="float">
            <text:p>312708137</text:p>
          </table:table-cell>
          <table:table-cell office:value-type="float" office:value="314162058" calcext:value-type="float">
            <text:p>314162058</text:p>
          </table:table-cell>
          <table:table-cell office:value-type="float" office:value="315449099" calcext:value-type="float">
            <text:p>315449099</text:p>
          </table:table-cell>
          <table:table-cell office:value-type="float" office:value="316366779" calcext:value-type="float">
            <text:p>316366779</text:p>
          </table:table-cell>
          <table:table-cell office:value-type="float" office:value="317181448" calcext:value-type="float">
            <text:p>317181448</text:p>
          </table:table-cell>
          <table:table-cell office:value-type="float" office:value="318003015" calcext:value-type="float">
            <text:p>318003015</text:p>
          </table:table-cell>
          <table:table-cell office:value-type="float" office:value="318761762" calcext:value-type="float">
            <text:p>318761762</text:p>
          </table:table-cell>
          <table:table-cell office:value-type="float" office:value="319433981" calcext:value-type="float">
            <text:p>319433981</text:p>
          </table:table-cell>
          <table:table-cell office:value-type="float" office:value="320258898" calcext:value-type="float">
            <text:p>320258898</text:p>
          </table:table-cell>
          <table:table-cell office:value-type="float" office:value="321310791" calcext:value-type="float">
            <text:p>321310791</text:p>
          </table:table-cell>
          <table:table-cell office:value-type="float" office:value="322547874" calcext:value-type="float">
            <text:p>322547874</text:p>
          </table:table-cell>
          <table:table-cell office:value-type="float" office:value="324125336" calcext:value-type="float">
            <text:p>324125336</text:p>
          </table:table-cell>
          <table:table-cell office:value-type="float" office:value="325885964" calcext:value-type="float">
            <text:p>325885964</text:p>
          </table:table-cell>
          <table:table-cell office:value-type="float" office:value="327682505" calcext:value-type="float">
            <text:p>327682505</text:p>
          </table:table-cell>
          <table:table-cell office:value-type="float" office:value="329380417" calcext:value-type="float">
            <text:p>329380417</text:p>
          </table:table-cell>
          <table:table-cell office:value-type="float" office:value="330922789" calcext:value-type="float">
            <text:p>330922789</text:p>
          </table:table-cell>
          <table:table-cell office:value-type="float" office:value="332645165" calcext:value-type="float">
            <text:p>332645165</text:p>
          </table:table-cell>
          <table:table-cell office:value-type="float" office:value="334274725" calcext:value-type="float">
            <text:p>334274725</text:p>
          </table:table-cell>
          <table:table-cell office:value-type="float" office:value="335360890" calcext:value-type="float">
            <text:p>335360890</text:p>
          </table:table-cell>
          <table:table-cell office:value-type="float" office:value="336151479" calcext:value-type="float">
            <text:p>336151479</text:p>
          </table:table-cell>
          <table:table-cell office:value-type="float" office:value="335419643" calcext:value-type="float">
            <text:p>335419643</text:p>
          </table:table-cell>
          <table:table-cell office:value-type="float" office:value="336159194" calcext:value-type="float">
            <text:p>336159194</text:p>
          </table:table-cell>
          <table:table-cell office:value-type="float" office:value="337302113" calcext:value-type="float">
            <text:p>337302113</text:p>
          </table:table-cell>
          <table:table-cell office:value-type="float" office:value="338466255" calcext:value-type="float">
            <text:p>338466255</text:p>
          </table:table-cell>
          <table:table-cell office:value-type="float" office:value="339533474" calcext:value-type="float">
            <text:p>339533474</text:p>
          </table:table-cell>
          <table:table-cell office:value-type="float" office:value="340616924" calcext:value-type="float">
            <text:p>340616924</text:p>
          </table:table-cell>
          <table:table-cell office:value-type="float" office:value="341164362" calcext:value-type="float">
            <text:p>341164362</text:p>
          </table:table-cell>
          <table:table-cell office:value-type="float" office:value="341783171" calcext:value-type="float">
            <text:p>341783171</text:p>
          </table:table-cell>
        </table:table-row>
        <table:table-row table:style-name="ro1">
          <table:table-cell office:value-type="string" calcext:value-type="string">
            <text:p>Érythrée</text:p>
          </table:table-cell>
          <table:table-cell office:value-type="string" calcext:value-type="string">
            <text:p>ERI</text:p>
          </table:table-cell>
          <table:table-cell office:value-type="float" office:value="1007590" calcext:value-type="float">
            <text:p>1007590</text:p>
          </table:table-cell>
          <table:table-cell office:value-type="float" office:value="1033328" calcext:value-type="float">
            <text:p>1033328</text:p>
          </table:table-cell>
          <table:table-cell office:value-type="float" office:value="1060486" calcext:value-type="float">
            <text:p>1060486</text:p>
          </table:table-cell>
          <table:table-cell office:value-type="float" office:value="1088854" calcext:value-type="float">
            <text:p>1088854</text:p>
          </table:table-cell>
          <table:table-cell office:value-type="float" office:value="1118159" calcext:value-type="float">
            <text:p>1118159</text:p>
          </table:table-cell>
          <table:table-cell office:value-type="float" office:value="1148189" calcext:value-type="float">
            <text:p>1148189</text:p>
          </table:table-cell>
          <table:table-cell office:value-type="float" office:value="1178875" calcext:value-type="float">
            <text:p>1178875</text:p>
          </table:table-cell>
          <table:table-cell office:value-type="float" office:value="1210302" calcext:value-type="float">
            <text:p>1210302</text:p>
          </table:table-cell>
          <table:table-cell office:value-type="float" office:value="1242635" calcext:value-type="float">
            <text:p>1242635</text:p>
          </table:table-cell>
          <table:table-cell office:value-type="float" office:value="1276123" calcext:value-type="float">
            <text:p>1276123</text:p>
          </table:table-cell>
          <table:table-cell office:value-type="float" office:value="1310945" calcext:value-type="float">
            <text:p>1310945</text:p>
          </table:table-cell>
          <table:table-cell office:value-type="float" office:value="1347176" calcext:value-type="float">
            <text:p>1347176</text:p>
          </table:table-cell>
          <table:table-cell office:value-type="float" office:value="1384797" calcext:value-type="float">
            <text:p>1384797</text:p>
          </table:table-cell>
          <table:table-cell office:value-type="float" office:value="1423761" calcext:value-type="float">
            <text:p>1423761</text:p>
          </table:table-cell>
          <table:table-cell office:value-type="float" office:value="1463983" calcext:value-type="float">
            <text:p>1463983</text:p>
          </table:table-cell>
          <table:table-cell office:value-type="float" office:value="1505439" calcext:value-type="float">
            <text:p>1505439</text:p>
          </table:table-cell>
          <table:table-cell office:value-type="float" office:value="1547975" calcext:value-type="float">
            <text:p>1547975</text:p>
          </table:table-cell>
          <table:table-cell office:value-type="float" office:value="1591620" calcext:value-type="float">
            <text:p>1591620</text:p>
          </table:table-cell>
          <table:table-cell office:value-type="float" office:value="1636769" calcext:value-type="float">
            <text:p>1636769</text:p>
          </table:table-cell>
          <table:table-cell office:value-type="float" office:value="1683939" calcext:value-type="float">
            <text:p>1683939</text:p>
          </table:table-cell>
          <table:table-cell office:value-type="float" office:value="1733416" calcext:value-type="float">
            <text:p>1733416</text:p>
          </table:table-cell>
          <table:table-cell office:value-type="float" office:value="1784561" calcext:value-type="float">
            <text:p>1784561</text:p>
          </table:table-cell>
          <table:table-cell office:value-type="float" office:value="1836823" calcext:value-type="float">
            <text:p>1836823</text:p>
          </table:table-cell>
          <table:table-cell office:value-type="float" office:value="1890558" calcext:value-type="float">
            <text:p>1890558</text:p>
          </table:table-cell>
          <table:table-cell office:value-type="float" office:value="1946305" calcext:value-type="float">
            <text:p>1946305</text:p>
          </table:table-cell>
          <table:table-cell office:value-type="float" office:value="2003937" calcext:value-type="float">
            <text:p>2003937</text:p>
          </table:table-cell>
          <table:table-cell office:value-type="float" office:value="2064794" calcext:value-type="float">
            <text:p>2064794</text:p>
          </table:table-cell>
          <table:table-cell office:value-type="float" office:value="2127422" calcext:value-type="float">
            <text:p>2127422</text:p>
          </table:table-cell>
          <table:table-cell office:value-type="float" office:value="2185605" calcext:value-type="float">
            <text:p>2185605</text:p>
          </table:table-cell>
          <table:table-cell office:value-type="float" office:value="2231141" calcext:value-type="float">
            <text:p>2231141</text:p>
          </table:table-cell>
          <table:table-cell office:value-type="float" office:value="2258653" calcext:value-type="float">
            <text:p>2258653</text:p>
          </table:table-cell>
          <table:table-cell office:value-type="float" office:value="2266358" calcext:value-type="float">
            <text:p>2266358</text:p>
          </table:table-cell>
          <table:table-cell office:value-type="float" office:value="2257596" calcext:value-type="float">
            <text:p>2257596</text:p>
          </table:table-cell>
          <table:table-cell office:value-type="float" office:value="2238626" calcext:value-type="float">
            <text:p>2238626</text:p>
          </table:table-cell>
          <table:table-cell office:value-type="float" office:value="2218430" calcext:value-type="float">
            <text:p>2218430</text:p>
          </table:table-cell>
          <table:table-cell office:value-type="float" office:value="2204222" calcext:value-type="float">
            <text:p>2204222</text:p>
          </table:table-cell>
          <table:table-cell office:value-type="float" office:value="2196464" calcext:value-type="float">
            <text:p>2196464</text:p>
          </table:table-cell>
          <table:table-cell office:value-type="float" office:value="2195179" calcext:value-type="float">
            <text:p>2195179</text:p>
          </table:table-cell>
          <table:table-cell office:value-type="float" office:value="2206432" calcext:value-type="float">
            <text:p>2206432</text:p>
          </table:table-cell>
          <table:table-cell office:value-type="float" office:value="2237405" calcext:value-type="float">
            <text:p>2237405</text:p>
          </table:table-cell>
          <table:table-cell office:value-type="float" office:value="2292416" calcext:value-type="float">
            <text:p>2292416</text:p>
          </table:table-cell>
          <table:table-cell office:value-type="float" office:value="2374722" calcext:value-type="float">
            <text:p>2374722</text:p>
          </table:table-cell>
          <table:table-cell office:value-type="float" office:value="2481058" calcext:value-type="float">
            <text:p>2481058</text:p>
          </table:table-cell>
          <table:table-cell office:value-type="float" office:value="2600973" calcext:value-type="float">
            <text:p>2600973</text:p>
          </table:table-cell>
          <table:table-cell office:value-type="float" office:value="2719803" calcext:value-type="float">
            <text:p>2719803</text:p>
          </table:table-cell>
          <table:table-cell office:value-type="float" office:value="2826659" calcext:value-type="float">
            <text:p>2826659</text:p>
          </table:table-cell>
          <table:table-cell office:value-type="float" office:value="2918205" calcext:value-type="float">
            <text:p>2918205</text:p>
          </table:table-cell>
          <table:table-cell office:value-type="float" office:value="2996536" calcext:value-type="float">
            <text:p>2996536</text:p>
          </table:table-cell>
          <table:table-cell office:value-type="float" office:value="3062779" calcext:value-type="float">
            <text:p>3062779</text:p>
          </table:table-cell>
          <table:table-cell office:value-type="float" office:value="3119920" calcext:value-type="float">
            <text:p>3119920</text:p>
          </table:table-cell>
          <table:table-cell office:value-type="float" office:value="3170435" calcext:value-type="float">
            <text:p>3170435</text:p>
          </table:table-cell>
          <table:table-cell office:value-type="float" office:value="3213972" calcext:value-type="float">
            <text:p>32139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gne</text:p>
          </table:table-cell>
          <table:table-cell office:value-type="string" calcext:value-type="string">
            <text:p>ESP</text:p>
          </table:table-cell>
          <table:table-cell office:value-type="float" office:value="30455000" calcext:value-type="float">
            <text:p>30455000</text:p>
          </table:table-cell>
          <table:table-cell office:value-type="float" office:value="30739250" calcext:value-type="float">
            <text:p>30739250</text:p>
          </table:table-cell>
          <table:table-cell office:value-type="float" office:value="31023366" calcext:value-type="float">
            <text:p>31023366</text:p>
          </table:table-cell>
          <table:table-cell office:value-type="float" office:value="31296651" calcext:value-type="float">
            <text:p>31296651</text:p>
          </table:table-cell>
          <table:table-cell office:value-type="float" office:value="31609195" calcext:value-type="float">
            <text:p>31609195</text:p>
          </table:table-cell>
          <table:table-cell office:value-type="float" office:value="31954292" calcext:value-type="float">
            <text:p>31954292</text:p>
          </table:table-cell>
          <table:table-cell office:value-type="float" office:value="32283194" calcext:value-type="float">
            <text:p>32283194</text:p>
          </table:table-cell>
          <table:table-cell office:value-type="float" office:value="32682947" calcext:value-type="float">
            <text:p>32682947</text:p>
          </table:table-cell>
          <table:table-cell office:value-type="float" office:value="33113134" calcext:value-type="float">
            <text:p>33113134</text:p>
          </table:table-cell>
          <table:table-cell office:value-type="float" office:value="33441054" calcext:value-type="float">
            <text:p>33441054</text:p>
          </table:table-cell>
          <table:table-cell office:value-type="float" office:value="33814531" calcext:value-type="float">
            <text:p>33814531</text:p>
          </table:table-cell>
          <table:table-cell office:value-type="float" office:value="34224490" calcext:value-type="float">
            <text:p>34224490</text:p>
          </table:table-cell>
          <table:table-cell office:value-type="float" office:value="34604469" calcext:value-type="float">
            <text:p>34604469</text:p>
          </table:table-cell>
          <table:table-cell office:value-type="float" office:value="34988947" calcext:value-type="float">
            <text:p>34988947</text:p>
          </table:table-cell>
          <table:table-cell office:value-type="float" office:value="35373335" calcext:value-type="float">
            <text:p>35373335</text:p>
          </table:table-cell>
          <table:table-cell office:value-type="float" office:value="35757900" calcext:value-type="float">
            <text:p>35757900</text:p>
          </table:table-cell>
          <table:table-cell office:value-type="float" office:value="36137812" calcext:value-type="float">
            <text:p>36137812</text:p>
          </table:table-cell>
          <table:table-cell office:value-type="float" office:value="36511638" calcext:value-type="float">
            <text:p>36511638</text:p>
          </table:table-cell>
          <table:table-cell office:value-type="float" office:value="36864898" calcext:value-type="float">
            <text:p>36864898</text:p>
          </table:table-cell>
          <table:table-cell office:value-type="float" office:value="37191330" calcext:value-type="float">
            <text:p>37191330</text:p>
          </table:table-cell>
          <table:table-cell office:value-type="float" office:value="37491165" calcext:value-type="float">
            <text:p>37491165</text:p>
          </table:table-cell>
          <table:table-cell office:value-type="float" office:value="37758631" calcext:value-type="float">
            <text:p>37758631</text:p>
          </table:table-cell>
          <table:table-cell office:value-type="float" office:value="37986012" calcext:value-type="float">
            <text:p>37986012</text:p>
          </table:table-cell>
          <table:table-cell office:value-type="float" office:value="38171525" calcext:value-type="float">
            <text:p>38171525</text:p>
          </table:table-cell>
          <table:table-cell office:value-type="float" office:value="38330364" calcext:value-type="float">
            <text:p>38330364</text:p>
          </table:table-cell>
          <table:table-cell office:value-type="float" office:value="38469512" calcext:value-type="float">
            <text:p>38469512</text:p>
          </table:table-cell>
          <table:table-cell office:value-type="float" office:value="38584624" calcext:value-type="float">
            <text:p>38584624</text:p>
          </table:table-cell>
          <table:table-cell office:value-type="float" office:value="38684815" calcext:value-type="float">
            <text:p>38684815</text:p>
          </table:table-cell>
          <table:table-cell office:value-type="float" office:value="38766939" calcext:value-type="float">
            <text:p>38766939</text:p>
          </table:table-cell>
          <table:table-cell office:value-type="float" office:value="38827764" calcext:value-type="float">
            <text:p>38827764</text:p>
          </table:table-cell>
          <table:table-cell office:value-type="float" office:value="38867322" calcext:value-type="float">
            <text:p>38867322</text:p>
          </table:table-cell>
          <table:table-cell office:value-type="float" office:value="38966376" calcext:value-type="float">
            <text:p>38966376</text:p>
          </table:table-cell>
          <table:table-cell office:value-type="float" office:value="39157685" calcext:value-type="float">
            <text:p>39157685</text:p>
          </table:table-cell>
          <table:table-cell office:value-type="float" office:value="39361262" calcext:value-type="float">
            <text:p>39361262</text:p>
          </table:table-cell>
          <table:table-cell office:value-type="float" office:value="39549108" calcext:value-type="float">
            <text:p>39549108</text:p>
          </table:table-cell>
          <table:table-cell office:value-type="float" office:value="39724050" calcext:value-type="float">
            <text:p>39724050</text:p>
          </table:table-cell>
          <table:table-cell office:value-type="float" office:value="39889852" calcext:value-type="float">
            <text:p>39889852</text:p>
          </table:table-cell>
          <table:table-cell office:value-type="float" office:value="40057389" calcext:value-type="float">
            <text:p>40057389</text:p>
          </table:table-cell>
          <table:table-cell office:value-type="float" office:value="40223509" calcext:value-type="float">
            <text:p>40223509</text:p>
          </table:table-cell>
          <table:table-cell office:value-type="float" office:value="40386875" calcext:value-type="float">
            <text:p>40386875</text:p>
          </table:table-cell>
          <table:table-cell office:value-type="float" office:value="40567864" calcext:value-type="float">
            <text:p>40567864</text:p>
          </table:table-cell>
          <table:table-cell office:value-type="float" office:value="40850412" calcext:value-type="float">
            <text:p>40850412</text:p>
          </table:table-cell>
          <table:table-cell office:value-type="float" office:value="41431558" calcext:value-type="float">
            <text:p>41431558</text:p>
          </table:table-cell>
          <table:table-cell office:value-type="float" office:value="42187645" calcext:value-type="float">
            <text:p>42187645</text:p>
          </table:table-cell>
          <table:table-cell office:value-type="float" office:value="42921895" calcext:value-type="float">
            <text:p>42921895</text:p>
          </table:table-cell>
          <table:table-cell office:value-type="float" office:value="43653155" calcext:value-type="float">
            <text:p>43653155</text:p>
          </table:table-cell>
          <table:table-cell office:value-type="float" office:value="44397319" calcext:value-type="float">
            <text:p>44397319</text:p>
          </table:table-cell>
          <table:table-cell office:value-type="float" office:value="45226803" calcext:value-type="float">
            <text:p>45226803</text:p>
          </table:table-cell>
          <table:table-cell office:value-type="float" office:value="45954106" calcext:value-type="float">
            <text:p>45954106</text:p>
          </table:table-cell>
          <table:table-cell office:value-type="float" office:value="46362946" calcext:value-type="float">
            <text:p>46362946</text:p>
          </table:table-cell>
          <table:table-cell office:value-type="float" office:value="46576897" calcext:value-type="float">
            <text:p>46576897</text:p>
          </table:table-cell>
          <table:table-cell office:value-type="float" office:value="46742697" calcext:value-type="float">
            <text:p>46742697</text:p>
          </table:table-cell>
          <table:table-cell office:value-type="float" office:value="46773055" calcext:value-type="float">
            <text:p>46773055</text:p>
          </table:table-cell>
          <table:table-cell office:value-type="float" office:value="46620045" calcext:value-type="float">
            <text:p>46620045</text:p>
          </table:table-cell>
          <table:table-cell office:value-type="float" office:value="46480882" calcext:value-type="float">
            <text:p>46480882</text:p>
          </table:table-cell>
          <table:table-cell office:value-type="float" office:value="46444832" calcext:value-type="float">
            <text:p>46444832</text:p>
          </table:table-cell>
          <table:table-cell office:value-type="float" office:value="46483569" calcext:value-type="float">
            <text:p>46483569</text:p>
          </table:table-cell>
          <table:table-cell office:value-type="float" office:value="46593236" calcext:value-type="float">
            <text:p>46593236</text:p>
          </table:table-cell>
          <table:table-cell office:value-type="float" office:value="46723749" calcext:value-type="float">
            <text:p>46723749</text:p>
          </table:table-cell>
        </table:table-row>
        <table:table-row table:style-name="ro1">
          <table:table-cell office:value-type="string" calcext:value-type="string">
            <text:p>Estonie</text:p>
          </table:table-cell>
          <table:table-cell office:value-type="string" calcext:value-type="string">
            <text:p>EST</text:p>
          </table:table-cell>
          <table:table-cell office:value-type="float" office:value="1211537" calcext:value-type="float">
            <text:p>1211537</text:p>
          </table:table-cell>
          <table:table-cell office:value-type="float" office:value="1225077" calcext:value-type="float">
            <text:p>1225077</text:p>
          </table:table-cell>
          <table:table-cell office:value-type="float" office:value="1241623" calcext:value-type="float">
            <text:p>1241623</text:p>
          </table:table-cell>
          <table:table-cell office:value-type="float" office:value="1258857" calcext:value-type="float">
            <text:p>1258857</text:p>
          </table:table-cell>
          <table:table-cell office:value-type="float" office:value="1277086" calcext:value-type="float">
            <text:p>1277086</text:p>
          </table:table-cell>
          <table:table-cell office:value-type="float" office:value="1294566" calcext:value-type="float">
            <text:p>1294566</text:p>
          </table:table-cell>
          <table:table-cell office:value-type="float" office:value="1308597" calcext:value-type="float">
            <text:p>1308597</text:p>
          </table:table-cell>
          <table:table-cell office:value-type="float" office:value="1318946" calcext:value-type="float">
            <text:p>1318946</text:p>
          </table:table-cell>
          <table:table-cell office:value-type="float" office:value="1331214" calcext:value-type="float">
            <text:p>1331214</text:p>
          </table:table-cell>
          <table:table-cell office:value-type="float" office:value="1345249" calcext:value-type="float">
            <text:p>1345249</text:p>
          </table:table-cell>
          <table:table-cell office:value-type="float" office:value="1360076" calcext:value-type="float">
            <text:p>1360076</text:p>
          </table:table-cell>
          <table:table-cell office:value-type="float" office:value="1376955" calcext:value-type="float">
            <text:p>1376955</text:p>
          </table:table-cell>
          <table:table-cell office:value-type="float" office:value="1392518" calcext:value-type="float">
            <text:p>1392518</text:p>
          </table:table-cell>
          <table:table-cell office:value-type="float" office:value="1405951" calcext:value-type="float">
            <text:p>1405951</text:p>
          </table:table-cell>
          <table:table-cell office:value-type="float" office:value="1418169" calcext:value-type="float">
            <text:p>1418169</text:p>
          </table:table-cell>
          <table:table-cell office:value-type="float" office:value="1429352" calcext:value-type="float">
            <text:p>1429352</text:p>
          </table:table-cell>
          <table:table-cell office:value-type="float" office:value="1439576" calcext:value-type="float">
            <text:p>1439576</text:p>
          </table:table-cell>
          <table:table-cell office:value-type="float" office:value="1450211" calcext:value-type="float">
            <text:p>1450211</text:p>
          </table:table-cell>
          <table:table-cell office:value-type="float" office:value="1460188" calcext:value-type="float">
            <text:p>1460188</text:p>
          </table:table-cell>
          <table:table-cell office:value-type="float" office:value="1468333" calcext:value-type="float">
            <text:p>1468333</text:p>
          </table:table-cell>
          <table:table-cell office:value-type="float" office:value="1477219" calcext:value-type="float">
            <text:p>1477219</text:p>
          </table:table-cell>
          <table:table-cell office:value-type="float" office:value="1487666" calcext:value-type="float">
            <text:p>1487666</text:p>
          </table:table-cell>
          <table:table-cell office:value-type="float" office:value="1498414" calcext:value-type="float">
            <text:p>1498414</text:p>
          </table:table-cell>
          <table:table-cell office:value-type="float" office:value="1508745" calcext:value-type="float">
            <text:p>1508745</text:p>
          </table:table-cell>
          <table:table-cell office:value-type="float" office:value="1518617" calcext:value-type="float">
            <text:p>1518617</text:p>
          </table:table-cell>
          <table:table-cell office:value-type="float" office:value="1528781" calcext:value-type="float">
            <text:p>1528781</text:p>
          </table:table-cell>
          <table:table-cell office:value-type="float" office:value="1540190" calcext:value-type="float">
            <text:p>1540190</text:p>
          </table:table-cell>
          <table:table-cell office:value-type="float" office:value="1552221" calcext:value-type="float">
            <text:p>1552221</text:p>
          </table:table-cell>
          <table:table-cell office:value-type="float" office:value="1561900" calcext:value-type="float">
            <text:p>1561900</text:p>
          </table:table-cell>
          <table:table-cell office:value-type="float" office:value="1568131" calcext:value-type="float">
            <text:p>1568131</text:p>
          </table:table-cell>
          <table:table-cell office:value-type="float" office:value="1569174" calcext:value-type="float">
            <text:p>1569174</text:p>
          </table:table-cell>
          <table:table-cell office:value-type="float" office:value="1561314" calcext:value-type="float">
            <text:p>1561314</text:p>
          </table:table-cell>
          <table:table-cell office:value-type="float" office:value="1533091" calcext:value-type="float">
            <text:p>1533091</text:p>
          </table:table-cell>
          <table:table-cell office:value-type="float" office:value="1494128" calcext:value-type="float">
            <text:p>1494128</text:p>
          </table:table-cell>
          <table:table-cell office:value-type="float" office:value="1462514" calcext:value-type="float">
            <text:p>1462514</text:p>
          </table:table-cell>
          <table:table-cell office:value-type="float" office:value="1436634" calcext:value-type="float">
            <text:p>1436634</text:p>
          </table:table-cell>
          <table:table-cell office:value-type="float" office:value="1415594" calcext:value-type="float">
            <text:p>1415594</text:p>
          </table:table-cell>
          <table:table-cell office:value-type="float" office:value="1399535" calcext:value-type="float">
            <text:p>1399535</text:p>
          </table:table-cell>
          <table:table-cell office:value-type="float" office:value="1386156" calcext:value-type="float">
            <text:p>1386156</text:p>
          </table:table-cell>
          <table:table-cell office:value-type="float" office:value="1390244" calcext:value-type="float">
            <text:p>1390244</text:p>
          </table:table-cell>
          <table:table-cell office:value-type="float" office:value="1396985" calcext:value-type="float">
            <text:p>1396985</text:p>
          </table:table-cell>
          <table:table-cell office:value-type="float" office:value="1388115" calcext:value-type="float">
            <text:p>1388115</text:p>
          </table:table-cell>
          <table:table-cell office:value-type="float" office:value="1379350" calcext:value-type="float">
            <text:p>1379350</text:p>
          </table:table-cell>
          <table:table-cell office:value-type="float" office:value="1370720" calcext:value-type="float">
            <text:p>1370720</text:p>
          </table:table-cell>
          <table:table-cell office:value-type="float" office:value="1362550" calcext:value-type="float">
            <text:p>1362550</text:p>
          </table:table-cell>
          <table:table-cell office:value-type="float" office:value="1354775" calcext:value-type="float">
            <text:p>1354775</text:p>
          </table:table-cell>
          <table:table-cell office:value-type="float" office:value="1346810" calcext:value-type="float">
            <text:p>1346810</text:p>
          </table:table-cell>
          <table:table-cell office:value-type="float" office:value="1340680" calcext:value-type="float">
            <text:p>1340680</text:p>
          </table:table-cell>
          <table:table-cell office:value-type="float" office:value="1337090" calcext:value-type="float">
            <text:p>1337090</text:p>
          </table:table-cell>
          <table:table-cell office:value-type="float" office:value="1334515" calcext:value-type="float">
            <text:p>1334515</text:p>
          </table:table-cell>
          <table:table-cell office:value-type="float" office:value="1331475" calcext:value-type="float">
            <text:p>1331475</text:p>
          </table:table-cell>
          <table:table-cell office:value-type="float" office:value="1327439" calcext:value-type="float">
            <text:p>1327439</text:p>
          </table:table-cell>
          <table:table-cell office:value-type="float" office:value="1322696" calcext:value-type="float">
            <text:p>1322696</text:p>
          </table:table-cell>
          <table:table-cell office:value-type="float" office:value="1317997" calcext:value-type="float">
            <text:p>1317997</text:p>
          </table:table-cell>
          <table:table-cell office:value-type="float" office:value="1314545" calcext:value-type="float">
            <text:p>1314545</text:p>
          </table:table-cell>
          <table:table-cell office:value-type="float" office:value="1315407" calcext:value-type="float">
            <text:p>1315407</text:p>
          </table:table-cell>
          <table:table-cell office:value-type="float" office:value="1315790" calcext:value-type="float">
            <text:p>1315790</text:p>
          </table:table-cell>
          <table:table-cell office:value-type="float" office:value="1317384" calcext:value-type="float">
            <text:p>1317384</text:p>
          </table:table-cell>
          <table:table-cell office:value-type="float" office:value="1320884" calcext:value-type="float">
            <text:p>1320884</text:p>
          </table:table-cell>
        </table:table-row>
        <table:table-row table:style-name="ro1">
          <table:table-cell office:value-type="string" calcext:value-type="string">
            <text:p>Éthiopie</text:p>
          </table:table-cell>
          <table:table-cell office:value-type="string" calcext:value-type="string">
            <text:p>ETH</text:p>
          </table:table-cell>
          <table:table-cell office:value-type="float" office:value="22151278" calcext:value-type="float">
            <text:p>22151278</text:p>
          </table:table-cell>
          <table:table-cell office:value-type="float" office:value="22671191" calcext:value-type="float">
            <text:p>22671191</text:p>
          </table:table-cell>
          <table:table-cell office:value-type="float" office:value="23221389" calcext:value-type="float">
            <text:p>23221389</text:p>
          </table:table-cell>
          <table:table-cell office:value-type="float" office:value="23798430" calcext:value-type="float">
            <text:p>23798430</text:p>
          </table:table-cell>
          <table:table-cell office:value-type="float" office:value="24397022" calcext:value-type="float">
            <text:p>24397022</text:p>
          </table:table-cell>
          <table:table-cell office:value-type="float" office:value="25013626" calcext:value-type="float">
            <text:p>25013626</text:p>
          </table:table-cell>
          <table:table-cell office:value-type="float" office:value="25641044" calcext:value-type="float">
            <text:p>25641044</text:p>
          </table:table-cell>
          <table:table-cell office:value-type="float" office:value="26280132" calcext:value-type="float">
            <text:p>26280132</text:p>
          </table:table-cell>
          <table:table-cell office:value-type="float" office:value="26944390" calcext:value-type="float">
            <text:p>26944390</text:p>
          </table:table-cell>
          <table:table-cell office:value-type="float" office:value="27652709" calcext:value-type="float">
            <text:p>27652709</text:p>
          </table:table-cell>
          <table:table-cell office:value-type="float" office:value="28415077" calcext:value-type="float">
            <text:p>28415077</text:p>
          </table:table-cell>
          <table:table-cell office:value-type="float" office:value="29248643" calcext:value-type="float">
            <text:p>29248643</text:p>
          </table:table-cell>
          <table:table-cell office:value-type="float" office:value="30140804" calcext:value-type="float">
            <text:p>30140804</text:p>
          </table:table-cell>
          <table:table-cell office:value-type="float" office:value="31036662" calcext:value-type="float">
            <text:p>31036662</text:p>
          </table:table-cell>
          <table:table-cell office:value-type="float" office:value="31861352" calcext:value-type="float">
            <text:p>31861352</text:p>
          </table:table-cell>
          <table:table-cell office:value-type="float" office:value="32566854" calcext:value-type="float">
            <text:p>32566854</text:p>
          </table:table-cell>
          <table:table-cell office:value-type="float" office:value="33128149" calcext:value-type="float">
            <text:p>33128149</text:p>
          </table:table-cell>
          <table:table-cell office:value-type="float" office:value="33577242" calcext:value-type="float">
            <text:p>33577242</text:p>
          </table:table-cell>
          <table:table-cell office:value-type="float" office:value="33993301" calcext:value-type="float">
            <text:p>33993301</text:p>
          </table:table-cell>
          <table:table-cell office:value-type="float" office:value="34487799" calcext:value-type="float">
            <text:p>34487799</text:p>
          </table:table-cell>
          <table:table-cell office:value-type="float" office:value="35141712" calcext:value-type="float">
            <text:p>35141712</text:p>
          </table:table-cell>
          <table:table-cell office:value-type="float" office:value="35984528" calcext:value-type="float">
            <text:p>35984528</text:p>
          </table:table-cell>
          <table:table-cell office:value-type="float" office:value="36995248" calcext:value-type="float">
            <text:p>36995248</text:p>
          </table:table-cell>
          <table:table-cell office:value-type="float" office:value="38142674" calcext:value-type="float">
            <text:p>38142674</text:p>
          </table:table-cell>
          <table:table-cell office:value-type="float" office:value="39374348" calcext:value-type="float">
            <text:p>39374348</text:p>
          </table:table-cell>
          <table:table-cell office:value-type="float" office:value="40652141" calcext:value-type="float">
            <text:p>40652141</text:p>
          </table:table-cell>
          <table:table-cell office:value-type="float" office:value="41965693" calcext:value-type="float">
            <text:p>41965693</text:p>
          </table:table-cell>
          <table:table-cell office:value-type="float" office:value="43329231" calcext:value-type="float">
            <text:p>43329231</text:p>
          </table:table-cell>
          <table:table-cell office:value-type="float" office:value="44757203" calcext:value-type="float">
            <text:p>44757203</text:p>
          </table:table-cell>
          <table:table-cell office:value-type="float" office:value="46272299" calcext:value-type="float">
            <text:p>46272299</text:p>
          </table:table-cell>
          <table:table-cell office:value-type="float" office:value="47887865" calcext:value-type="float">
            <text:p>47887865</text:p>
          </table:table-cell>
          <table:table-cell office:value-type="float" office:value="49609969" calcext:value-type="float">
            <text:p>49609969</text:p>
          </table:table-cell>
          <table:table-cell office:value-type="float" office:value="51423585" calcext:value-type="float">
            <text:p>51423585</text:p>
          </table:table-cell>
          <table:table-cell office:value-type="float" office:value="53295566" calcext:value-type="float">
            <text:p>53295566</text:p>
          </table:table-cell>
          <table:table-cell office:value-type="float" office:value="55180998" calcext:value-type="float">
            <text:p>55180998</text:p>
          </table:table-cell>
          <table:table-cell office:value-type="float" office:value="57047908" calcext:value-type="float">
            <text:p>57047908</text:p>
          </table:table-cell>
          <table:table-cell office:value-type="float" office:value="58883530" calcext:value-type="float">
            <text:p>58883530</text:p>
          </table:table-cell>
          <table:table-cell office:value-type="float" office:value="60697443" calcext:value-type="float">
            <text:p>60697443</text:p>
          </table:table-cell>
          <table:table-cell office:value-type="float" office:value="62507724" calcext:value-type="float">
            <text:p>62507724</text:p>
          </table:table-cell>
          <table:table-cell office:value-type="float" office:value="64343013" calcext:value-type="float">
            <text:p>64343013</text:p>
          </table:table-cell>
          <table:table-cell office:value-type="float" office:value="66224804" calcext:value-type="float">
            <text:p>66224804</text:p>
          </table:table-cell>
          <table:table-cell office:value-type="float" office:value="68159423" calcext:value-type="float">
            <text:p>68159423</text:p>
          </table:table-cell>
          <table:table-cell office:value-type="float" office:value="70142091" calcext:value-type="float">
            <text:p>70142091</text:p>
          </table:table-cell>
          <table:table-cell office:value-type="float" office:value="72170584" calcext:value-type="float">
            <text:p>72170584</text:p>
          </table:table-cell>
          <table:table-cell office:value-type="float" office:value="74239505" calcext:value-type="float">
            <text:p>74239505</text:p>
          </table:table-cell>
          <table:table-cell office:value-type="float" office:value="76346311" calcext:value-type="float">
            <text:p>76346311</text:p>
          </table:table-cell>
          <table:table-cell office:value-type="float" office:value="78489206" calcext:value-type="float">
            <text:p>78489206</text:p>
          </table:table-cell>
          <table:table-cell office:value-type="float" office:value="80674348" calcext:value-type="float">
            <text:p>80674348</text:p>
          </table:table-cell>
          <table:table-cell office:value-type="float" office:value="82916235" calcext:value-type="float">
            <text:p>82916235</text:p>
          </table:table-cell>
          <table:table-cell office:value-type="float" office:value="85233913" calcext:value-type="float">
            <text:p>85233913</text:p>
          </table:table-cell>
          <table:table-cell office:value-type="float" office:value="87639964" calcext:value-type="float">
            <text:p>87639964</text:p>
          </table:table-cell>
          <table:table-cell office:value-type="float" office:value="90139927" calcext:value-type="float">
            <text:p>90139927</text:p>
          </table:table-cell>
          <table:table-cell office:value-type="float" office:value="92726971" calcext:value-type="float">
            <text:p>92726971</text:p>
          </table:table-cell>
          <table:table-cell office:value-type="float" office:value="95385785" calcext:value-type="float">
            <text:p>95385785</text:p>
          </table:table-cell>
          <table:table-cell office:value-type="float" office:value="98094253" calcext:value-type="float">
            <text:p>98094253</text:p>
          </table:table-cell>
          <table:table-cell office:value-type="float" office:value="100835458" calcext:value-type="float">
            <text:p>100835458</text:p>
          </table:table-cell>
          <table:table-cell office:value-type="float" office:value="103603501" calcext:value-type="float">
            <text:p>103603501</text:p>
          </table:table-cell>
          <table:table-cell office:value-type="float" office:value="106400024" calcext:value-type="float">
            <text:p>106400024</text:p>
          </table:table-cell>
          <table:table-cell office:value-type="float" office:value="109224559" calcext:value-type="float">
            <text:p>109224559</text:p>
          </table:table-cell>
        </table:table-row>
        <table:table-row table:style-name="ro1">
          <table:table-cell office:value-type="string" calcext:value-type="string">
            <text:p>Union européenne</text:p>
          </table:table-cell>
          <table:table-cell office:value-type="string" calcext:value-type="string">
            <text:p>EUU</text:p>
          </table:table-cell>
          <table:table-cell office:value-type="float" office:value="409306076" calcext:value-type="float">
            <text:p>409306076</text:p>
          </table:table-cell>
          <table:table-cell office:value-type="float" office:value="412798418" calcext:value-type="float">
            <text:p>412798418</text:p>
          </table:table-cell>
          <table:table-cell office:value-type="float" office:value="416450473" calcext:value-type="float">
            <text:p>416450473</text:p>
          </table:table-cell>
          <table:table-cell office:value-type="float" office:value="420166491" calcext:value-type="float">
            <text:p>420166491</text:p>
          </table:table-cell>
          <table:table-cell office:value-type="float" office:value="423850244" calcext:value-type="float">
            <text:p>423850244</text:p>
          </table:table-cell>
          <table:table-cell office:value-type="float" office:value="427380782" calcext:value-type="float">
            <text:p>427380782</text:p>
          </table:table-cell>
          <table:table-cell office:value-type="float" office:value="430687619" calcext:value-type="float">
            <text:p>430687619</text:p>
          </table:table-cell>
          <table:table-cell office:value-type="float" office:value="433861577" calcext:value-type="float">
            <text:p>433861577</text:p>
          </table:table-cell>
          <table:table-cell office:value-type="float" office:value="436817143" calcext:value-type="float">
            <text:p>436817143</text:p>
          </table:table-cell>
          <table:table-cell office:value-type="float" office:value="439658725" calcext:value-type="float">
            <text:p>439658725</text:p>
          </table:table-cell>
          <table:table-cell office:value-type="float" office:value="441986158" calcext:value-type="float">
            <text:p>441986158</text:p>
          </table:table-cell>
          <table:table-cell office:value-type="float" office:value="444288192" calcext:value-type="float">
            <text:p>444288192</text:p>
          </table:table-cell>
          <table:table-cell office:value-type="float" office:value="447081048" calcext:value-type="float">
            <text:p>447081048</text:p>
          </table:table-cell>
          <table:table-cell office:value-type="float" office:value="449719264" calcext:value-type="float">
            <text:p>449719264</text:p>
          </table:table-cell>
          <table:table-cell office:value-type="float" office:value="452179363" calcext:value-type="float">
            <text:p>452179363</text:p>
          </table:table-cell>
          <table:table-cell office:value-type="float" office:value="454542377" calcext:value-type="float">
            <text:p>454542377</text:p>
          </table:table-cell>
          <table:table-cell office:value-type="float" office:value="456685457" calcext:value-type="float">
            <text:p>456685457</text:p>
          </table:table-cell>
          <table:table-cell office:value-type="float" office:value="458618982" calcext:value-type="float">
            <text:p>458618982</text:p>
          </table:table-cell>
          <table:table-cell office:value-type="float" office:value="460468272" calcext:value-type="float">
            <text:p>460468272</text:p>
          </table:table-cell>
          <table:table-cell office:value-type="float" office:value="462298836" calcext:value-type="float">
            <text:p>462298836</text:p>
          </table:table-cell>
          <table:table-cell office:value-type="float" office:value="464225439" calcext:value-type="float">
            <text:p>464225439</text:p>
          </table:table-cell>
          <table:table-cell office:value-type="float" office:value="465947860" calcext:value-type="float">
            <text:p>465947860</text:p>
          </table:table-cell>
          <table:table-cell office:value-type="float" office:value="467248876" calcext:value-type="float">
            <text:p>467248876</text:p>
          </table:table-cell>
          <table:table-cell office:value-type="float" office:value="468335580" calcext:value-type="float">
            <text:p>468335580</text:p>
          </table:table-cell>
          <table:table-cell office:value-type="float" office:value="469368776" calcext:value-type="float">
            <text:p>469368776</text:p>
          </table:table-cell>
          <table:table-cell office:value-type="float" office:value="470497179" calcext:value-type="float">
            <text:p>470497179</text:p>
          </table:table-cell>
          <table:table-cell office:value-type="float" office:value="471780193" calcext:value-type="float">
            <text:p>471780193</text:p>
          </table:table-cell>
          <table:table-cell office:value-type="float" office:value="473103906" calcext:value-type="float">
            <text:p>473103906</text:p>
          </table:table-cell>
          <table:table-cell office:value-type="float" office:value="474581370" calcext:value-type="float">
            <text:p>474581370</text:p>
          </table:table-cell>
          <table:table-cell office:value-type="float" office:value="476149867" calcext:value-type="float">
            <text:p>476149867</text:p>
          </table:table-cell>
          <table:table-cell office:value-type="float" office:value="477725565" calcext:value-type="float">
            <text:p>477725565</text:p>
          </table:table-cell>
          <table:table-cell office:value-type="float" office:value="479155422" calcext:value-type="float">
            <text:p>479155422</text:p>
          </table:table-cell>
          <table:table-cell office:value-type="float" office:value="480544294" calcext:value-type="float">
            <text:p>480544294</text:p>
          </table:table-cell>
          <table:table-cell office:value-type="float" office:value="482059744" calcext:value-type="float">
            <text:p>482059744</text:p>
          </table:table-cell>
          <table:table-cell office:value-type="float" office:value="483264869" calcext:value-type="float">
            <text:p>483264869</text:p>
          </table:table-cell>
          <table:table-cell office:value-type="float" office:value="484222373" calcext:value-type="float">
            <text:p>484222373</text:p>
          </table:table-cell>
          <table:table-cell office:value-type="float" office:value="485063813" calcext:value-type="float">
            <text:p>485063813</text:p>
          </table:table-cell>
          <table:table-cell office:value-type="float" office:value="485855012" calcext:value-type="float">
            <text:p>485855012</text:p>
          </table:table-cell>
          <table:table-cell office:value-type="float" office:value="486597004" calcext:value-type="float">
            <text:p>486597004</text:p>
          </table:table-cell>
          <table:table-cell office:value-type="float" office:value="487497959" calcext:value-type="float">
            <text:p>487497959</text:p>
          </table:table-cell>
          <table:table-cell office:value-type="float" office:value="488221138" calcext:value-type="float">
            <text:p>488221138</text:p>
          </table:table-cell>
          <table:table-cell office:value-type="float" office:value="489015301" calcext:value-type="float">
            <text:p>489015301</text:p>
          </table:table-cell>
          <table:table-cell office:value-type="float" office:value="490252423" calcext:value-type="float">
            <text:p>490252423</text:p>
          </table:table-cell>
          <table:table-cell office:value-type="float" office:value="492063516" calcext:value-type="float">
            <text:p>492063516</text:p>
          </table:table-cell>
          <table:table-cell office:value-type="float" office:value="494028141" calcext:value-type="float">
            <text:p>494028141</text:p>
          </table:table-cell>
          <table:table-cell office:value-type="float" office:value="495983155" calcext:value-type="float">
            <text:p>495983155</text:p>
          </table:table-cell>
          <table:table-cell office:value-type="float" office:value="497844869" calcext:value-type="float">
            <text:p>497844869</text:p>
          </table:table-cell>
          <table:table-cell office:value-type="float" office:value="499790863" calcext:value-type="float">
            <text:p>499790863</text:p>
          </table:table-cell>
          <table:table-cell office:value-type="float" office:value="501683669" calcext:value-type="float">
            <text:p>501683669</text:p>
          </table:table-cell>
          <table:table-cell office:value-type="float" office:value="503194070" calcext:value-type="float">
            <text:p>503194070</text:p>
          </table:table-cell>
          <table:table-cell office:value-type="float" office:value="504298777" calcext:value-type="float">
            <text:p>504298777</text:p>
          </table:table-cell>
          <table:table-cell office:value-type="float" office:value="504005894" calcext:value-type="float">
            <text:p>504005894</text:p>
          </table:table-cell>
          <table:table-cell office:value-type="float" office:value="505096232" calcext:value-type="float">
            <text:p>505096232</text:p>
          </table:table-cell>
          <table:table-cell office:value-type="float" office:value="506597697" calcext:value-type="float">
            <text:p>506597697</text:p>
          </table:table-cell>
          <table:table-cell office:value-type="float" office:value="508193856" calcext:value-type="float">
            <text:p>508193856</text:p>
          </table:table-cell>
          <table:table-cell office:value-type="float" office:value="509717579" calcext:value-type="float">
            <text:p>509717579</text:p>
          </table:table-cell>
          <table:table-cell office:value-type="float" office:value="511218529" calcext:value-type="float">
            <text:p>511218529</text:p>
          </table:table-cell>
          <table:table-cell office:value-type="float" office:value="512191098" calcext:value-type="float">
            <text:p>512191098</text:p>
          </table:table-cell>
          <table:table-cell office:value-type="float" office:value="513213363" calcext:value-type="float">
            <text:p>513213363</text:p>
          </table:table-cell>
        </table:table-row>
        <table:table-row table:style-name="ro1">
          <table:table-cell office:value-type="string" calcext:value-type="string">
            <text:p>Fragile et les situations de conflit touchées</text:p>
          </table:table-cell>
          <table:table-cell office:value-type="string" calcext:value-type="string">
            <text:p>FCS</text:p>
          </table:table-cell>
          <table:table-cell office:value-type="float" office:value="120335436" calcext:value-type="float">
            <text:p>120335436</text:p>
          </table:table-cell>
          <table:table-cell office:value-type="float" office:value="123102643" calcext:value-type="float">
            <text:p>123102643</text:p>
          </table:table-cell>
          <table:table-cell office:value-type="float" office:value="125989185" calcext:value-type="float">
            <text:p>125989185</text:p>
          </table:table-cell>
          <table:table-cell office:value-type="float" office:value="128998464" calcext:value-type="float">
            <text:p>128998464</text:p>
          </table:table-cell>
          <table:table-cell office:value-type="float" office:value="132146262" calcext:value-type="float">
            <text:p>132146262</text:p>
          </table:table-cell>
          <table:table-cell office:value-type="float" office:value="135443764" calcext:value-type="float">
            <text:p>135443764</text:p>
          </table:table-cell>
          <table:table-cell office:value-type="float" office:value="138901311" calcext:value-type="float">
            <text:p>138901311</text:p>
          </table:table-cell>
          <table:table-cell office:value-type="float" office:value="142517806" calcext:value-type="float">
            <text:p>142517806</text:p>
          </table:table-cell>
          <table:table-cell office:value-type="float" office:value="146274765" calcext:value-type="float">
            <text:p>146274765</text:p>
          </table:table-cell>
          <table:table-cell office:value-type="float" office:value="150149071" calcext:value-type="float">
            <text:p>150149071</text:p>
          </table:table-cell>
          <table:table-cell office:value-type="float" office:value="154125870" calcext:value-type="float">
            <text:p>154125870</text:p>
          </table:table-cell>
          <table:table-cell office:value-type="float" office:value="158184120" calcext:value-type="float">
            <text:p>158184120</text:p>
          </table:table-cell>
          <table:table-cell office:value-type="float" office:value="162336872" calcext:value-type="float">
            <text:p>162336872</text:p>
          </table:table-cell>
          <table:table-cell office:value-type="float" office:value="166632061" calcext:value-type="float">
            <text:p>166632061</text:p>
          </table:table-cell>
          <table:table-cell office:value-type="float" office:value="171143908" calcext:value-type="float">
            <text:p>171143908</text:p>
          </table:table-cell>
          <table:table-cell office:value-type="float" office:value="175913811" calcext:value-type="float">
            <text:p>175913811</text:p>
          </table:table-cell>
          <table:table-cell office:value-type="float" office:value="180973468" calcext:value-type="float">
            <text:p>180973468</text:p>
          </table:table-cell>
          <table:table-cell office:value-type="float" office:value="186282227" calcext:value-type="float">
            <text:p>186282227</text:p>
          </table:table-cell>
          <table:table-cell office:value-type="float" office:value="191732730" calcext:value-type="float">
            <text:p>191732730</text:p>
          </table:table-cell>
          <table:table-cell office:value-type="float" office:value="197176457" calcext:value-type="float">
            <text:p>197176457</text:p>
          </table:table-cell>
          <table:table-cell office:value-type="float" office:value="202506212" calcext:value-type="float">
            <text:p>202506212</text:p>
          </table:table-cell>
          <table:table-cell office:value-type="float" office:value="207706419" calcext:value-type="float">
            <text:p>207706419</text:p>
          </table:table-cell>
          <table:table-cell office:value-type="float" office:value="212817642" calcext:value-type="float">
            <text:p>212817642</text:p>
          </table:table-cell>
          <table:table-cell office:value-type="float" office:value="217875296" calcext:value-type="float">
            <text:p>217875296</text:p>
          </table:table-cell>
          <table:table-cell office:value-type="float" office:value="222933368" calcext:value-type="float">
            <text:p>222933368</text:p>
          </table:table-cell>
          <table:table-cell office:value-type="float" office:value="228049054" calcext:value-type="float">
            <text:p>228049054</text:p>
          </table:table-cell>
          <table:table-cell office:value-type="float" office:value="233189187" calcext:value-type="float">
            <text:p>233189187</text:p>
          </table:table-cell>
          <table:table-cell office:value-type="float" office:value="238381626" calcext:value-type="float">
            <text:p>238381626</text:p>
          </table:table-cell>
          <table:table-cell office:value-type="float" office:value="243809801" calcext:value-type="float">
            <text:p>243809801</text:p>
          </table:table-cell>
          <table:table-cell office:value-type="float" office:value="249707879" calcext:value-type="float">
            <text:p>249707879</text:p>
          </table:table-cell>
          <table:table-cell office:value-type="float" office:value="258210292" calcext:value-type="float">
            <text:p>258210292</text:p>
          </table:table-cell>
          <table:table-cell office:value-type="float" office:value="265557410" calcext:value-type="float">
            <text:p>265557410</text:p>
          </table:table-cell>
          <table:table-cell office:value-type="float" office:value="273554015" calcext:value-type="float">
            <text:p>273554015</text:p>
          </table:table-cell>
          <table:table-cell office:value-type="float" office:value="281936725" calcext:value-type="float">
            <text:p>281936725</text:p>
          </table:table-cell>
          <table:table-cell office:value-type="float" office:value="290328995" calcext:value-type="float">
            <text:p>290328995</text:p>
          </table:table-cell>
          <table:table-cell office:value-type="float" office:value="298467311" calcext:value-type="float">
            <text:p>298467311</text:p>
          </table:table-cell>
          <table:table-cell office:value-type="float" office:value="306246158" calcext:value-type="float">
            <text:p>306246158</text:p>
          </table:table-cell>
          <table:table-cell office:value-type="float" office:value="313764396" calcext:value-type="float">
            <text:p>313764396</text:p>
          </table:table-cell>
          <table:table-cell office:value-type="float" office:value="321010137" calcext:value-type="float">
            <text:p>321010137</text:p>
          </table:table-cell>
          <table:table-cell office:value-type="float" office:value="328377495" calcext:value-type="float">
            <text:p>328377495</text:p>
          </table:table-cell>
          <table:table-cell office:value-type="float" office:value="336293932" calcext:value-type="float">
            <text:p>336293932</text:p>
          </table:table-cell>
          <table:table-cell office:value-type="float" office:value="344736362" calcext:value-type="float">
            <text:p>344736362</text:p>
          </table:table-cell>
          <table:table-cell office:value-type="float" office:value="353568055" calcext:value-type="float">
            <text:p>353568055</text:p>
          </table:table-cell>
          <table:table-cell office:value-type="float" office:value="362707108" calcext:value-type="float">
            <text:p>362707108</text:p>
          </table:table-cell>
          <table:table-cell office:value-type="float" office:value="372022500" calcext:value-type="float">
            <text:p>372022500</text:p>
          </table:table-cell>
          <table:table-cell office:value-type="float" office:value="381419066" calcext:value-type="float">
            <text:p>381419066</text:p>
          </table:table-cell>
          <table:table-cell office:value-type="float" office:value="390889972" calcext:value-type="float">
            <text:p>390889972</text:p>
          </table:table-cell>
          <table:table-cell office:value-type="float" office:value="400456806" calcext:value-type="float">
            <text:p>400456806</text:p>
          </table:table-cell>
          <table:table-cell office:value-type="float" office:value="410146920" calcext:value-type="float">
            <text:p>410146920</text:p>
          </table:table-cell>
          <table:table-cell office:value-type="float" office:value="419986678" calcext:value-type="float">
            <text:p>419986678</text:p>
          </table:table-cell>
          <table:table-cell office:value-type="float" office:value="430002303" calcext:value-type="float">
            <text:p>430002303</text:p>
          </table:table-cell>
          <table:table-cell office:value-type="float" office:value="440218679" calcext:value-type="float">
            <text:p>440218679</text:p>
          </table:table-cell>
          <table:table-cell office:value-type="float" office:value="450626774" calcext:value-type="float">
            <text:p>450626774</text:p>
          </table:table-cell>
          <table:table-cell office:value-type="float" office:value="461192790" calcext:value-type="float">
            <text:p>461192790</text:p>
          </table:table-cell>
          <table:table-cell office:value-type="float" office:value="471835322" calcext:value-type="float">
            <text:p>471835322</text:p>
          </table:table-cell>
          <table:table-cell office:value-type="float" office:value="482530732" calcext:value-type="float">
            <text:p>482530732</text:p>
          </table:table-cell>
          <table:table-cell office:value-type="float" office:value="493290951" calcext:value-type="float">
            <text:p>493290951</text:p>
          </table:table-cell>
          <table:table-cell office:value-type="float" office:value="504119229" calcext:value-type="float">
            <text:p>504119229</text:p>
          </table:table-cell>
          <table:table-cell office:value-type="float" office:value="515215936" calcext:value-type="float">
            <text:p>515215936</text:p>
          </table:table-cell>
        </table:table-row>
        <table:table-row table:style-name="ro1">
          <table:table-cell office:value-type="string" calcext:value-type="string">
            <text:p>Finlande</text:p>
          </table:table-cell>
          <table:table-cell office:value-type="string" calcext:value-type="string">
            <text:p>FIN</text:p>
          </table:table-cell>
          <table:table-cell office:value-type="float" office:value="4429634" calcext:value-type="float">
            <text:p>4429634</text:p>
          </table:table-cell>
          <table:table-cell office:value-type="float" office:value="4461005" calcext:value-type="float">
            <text:p>4461005</text:p>
          </table:table-cell>
          <table:table-cell office:value-type="float" office:value="4491443" calcext:value-type="float">
            <text:p>4491443</text:p>
          </table:table-cell>
          <table:table-cell office:value-type="float" office:value="4523309" calcext:value-type="float">
            <text:p>4523309</text:p>
          </table:table-cell>
          <table:table-cell office:value-type="float" office:value="4548543" calcext:value-type="float">
            <text:p>4548543</text:p>
          </table:table-cell>
          <table:table-cell office:value-type="float" office:value="4563732" calcext:value-type="float">
            <text:p>4563732</text:p>
          </table:table-cell>
          <table:table-cell office:value-type="float" office:value="4580869" calcext:value-type="float">
            <text:p>4580869</text:p>
          </table:table-cell>
          <table:table-cell office:value-type="float" office:value="4605744" calcext:value-type="float">
            <text:p>4605744</text:p>
          </table:table-cell>
          <table:table-cell office:value-type="float" office:value="4626469" calcext:value-type="float">
            <text:p>4626469</text:p>
          </table:table-cell>
          <table:table-cell office:value-type="float" office:value="4623785" calcext:value-type="float">
            <text:p>4623785</text:p>
          </table:table-cell>
          <table:table-cell office:value-type="float" office:value="4606307" calcext:value-type="float">
            <text:p>4606307</text:p>
          </table:table-cell>
          <table:table-cell office:value-type="float" office:value="4612124" calcext:value-type="float">
            <text:p>4612124</text:p>
          </table:table-cell>
          <table:table-cell office:value-type="float" office:value="4639657" calcext:value-type="float">
            <text:p>4639657</text:p>
          </table:table-cell>
          <table:table-cell office:value-type="float" office:value="4666081" calcext:value-type="float">
            <text:p>4666081</text:p>
          </table:table-cell>
          <table:table-cell office:value-type="float" office:value="4690574" calcext:value-type="float">
            <text:p>4690574</text:p>
          </table:table-cell>
          <table:table-cell office:value-type="float" office:value="4711440" calcext:value-type="float">
            <text:p>4711440</text:p>
          </table:table-cell>
          <table:table-cell office:value-type="float" office:value="4725664" calcext:value-type="float">
            <text:p>4725664</text:p>
          </table:table-cell>
          <table:table-cell office:value-type="float" office:value="4738902" calcext:value-type="float">
            <text:p>4738902</text:p>
          </table:table-cell>
          <table:table-cell office:value-type="float" office:value="4752528" calcext:value-type="float">
            <text:p>4752528</text:p>
          </table:table-cell>
          <table:table-cell office:value-type="float" office:value="4764690" calcext:value-type="float">
            <text:p>4764690</text:p>
          </table:table-cell>
          <table:table-cell office:value-type="float" office:value="4779535" calcext:value-type="float">
            <text:p>4779535</text:p>
          </table:table-cell>
          <table:table-cell office:value-type="float" office:value="4799964" calcext:value-type="float">
            <text:p>4799964</text:p>
          </table:table-cell>
          <table:table-cell office:value-type="float" office:value="4826933" calcext:value-type="float">
            <text:p>4826933</text:p>
          </table:table-cell>
          <table:table-cell office:value-type="float" office:value="4855787" calcext:value-type="float">
            <text:p>4855787</text:p>
          </table:table-cell>
          <table:table-cell office:value-type="float" office:value="4881803" calcext:value-type="float">
            <text:p>4881803</text:p>
          </table:table-cell>
          <table:table-cell office:value-type="float" office:value="4902206" calcext:value-type="float">
            <text:p>4902206</text:p>
          </table:table-cell>
          <table:table-cell office:value-type="float" office:value="4918154" calcext:value-type="float">
            <text:p>4918154</text:p>
          </table:table-cell>
          <table:table-cell office:value-type="float" office:value="4932123" calcext:value-type="float">
            <text:p>4932123</text:p>
          </table:table-cell>
          <table:table-cell office:value-type="float" office:value="4946481" calcext:value-type="float">
            <text:p>4946481</text:p>
          </table:table-cell>
          <table:table-cell office:value-type="float" office:value="4964371" calcext:value-type="float">
            <text:p>4964371</text:p>
          </table:table-cell>
          <table:table-cell office:value-type="float" office:value="4986431" calcext:value-type="float">
            <text:p>4986431</text:p>
          </table:table-cell>
          <table:table-cell office:value-type="float" office:value="5013740" calcext:value-type="float">
            <text:p>5013740</text:p>
          </table:table-cell>
          <table:table-cell office:value-type="float" office:value="5041992" calcext:value-type="float">
            <text:p>5041992</text:p>
          </table:table-cell>
          <table:table-cell office:value-type="float" office:value="5066447" calcext:value-type="float">
            <text:p>5066447</text:p>
          </table:table-cell>
          <table:table-cell office:value-type="float" office:value="5088333" calcext:value-type="float">
            <text:p>5088333</text:p>
          </table:table-cell>
          <table:table-cell office:value-type="float" office:value="5107790" calcext:value-type="float">
            <text:p>5107790</text:p>
          </table:table-cell>
          <table:table-cell office:value-type="float" office:value="5124573" calcext:value-type="float">
            <text:p>5124573</text:p>
          </table:table-cell>
          <table:table-cell office:value-type="float" office:value="5139835" calcext:value-type="float">
            <text:p>5139835</text:p>
          </table:table-cell>
          <table:table-cell office:value-type="float" office:value="5153498" calcext:value-type="float">
            <text:p>5153498</text:p>
          </table:table-cell>
          <table:table-cell office:value-type="float" office:value="5165474" calcext:value-type="float">
            <text:p>5165474</text:p>
          </table:table-cell>
          <table:table-cell office:value-type="float" office:value="5176209" calcext:value-type="float">
            <text:p>5176209</text:p>
          </table:table-cell>
          <table:table-cell office:value-type="float" office:value="5188008" calcext:value-type="float">
            <text:p>5188008</text:p>
          </table:table-cell>
          <table:table-cell office:value-type="float" office:value="5200598" calcext:value-type="float">
            <text:p>5200598</text:p>
          </table:table-cell>
          <table:table-cell office:value-type="float" office:value="5213014" calcext:value-type="float">
            <text:p>5213014</text:p>
          </table:table-cell>
          <table:table-cell office:value-type="float" office:value="5228172" calcext:value-type="float">
            <text:p>5228172</text:p>
          </table:table-cell>
          <table:table-cell office:value-type="float" office:value="5246096" calcext:value-type="float">
            <text:p>5246096</text:p>
          </table:table-cell>
          <table:table-cell office:value-type="float" office:value="5266268" calcext:value-type="float">
            <text:p>5266268</text:p>
          </table:table-cell>
          <table:table-cell office:value-type="float" office:value="5288720" calcext:value-type="float">
            <text:p>5288720</text:p>
          </table:table-cell>
          <table:table-cell office:value-type="float" office:value="5313399" calcext:value-type="float">
            <text:p>5313399</text:p>
          </table:table-cell>
          <table:table-cell office:value-type="float" office:value="5338871" calcext:value-type="float">
            <text:p>5338871</text:p>
          </table:table-cell>
          <table:table-cell office:value-type="float" office:value="5363352" calcext:value-type="float">
            <text:p>5363352</text:p>
          </table:table-cell>
          <table:table-cell office:value-type="float" office:value="5388272" calcext:value-type="float">
            <text:p>5388272</text:p>
          </table:table-cell>
          <table:table-cell office:value-type="float" office:value="5413971" calcext:value-type="float">
            <text:p>5413971</text:p>
          </table:table-cell>
          <table:table-cell office:value-type="float" office:value="5438972" calcext:value-type="float">
            <text:p>5438972</text:p>
          </table:table-cell>
          <table:table-cell office:value-type="float" office:value="5461512" calcext:value-type="float">
            <text:p>5461512</text:p>
          </table:table-cell>
          <table:table-cell office:value-type="float" office:value="5479531" calcext:value-type="float">
            <text:p>5479531</text:p>
          </table:table-cell>
          <table:table-cell office:value-type="float" office:value="5495303" calcext:value-type="float">
            <text:p>5495303</text:p>
          </table:table-cell>
          <table:table-cell office:value-type="float" office:value="5508214" calcext:value-type="float">
            <text:p>5508214</text:p>
          </table:table-cell>
          <table:table-cell office:value-type="float" office:value="5518050" calcext:value-type="float">
            <text:p>5518050</text:p>
          </table:table-cell>
        </table:table-row>
        <table:table-row table:style-name="ro1">
          <table:table-cell office:value-type="string" calcext:value-type="string">
            <text:p>Fidji</text:p>
          </table:table-cell>
          <table:table-cell office:value-type="string" calcext:value-type="string">
            <text:p>FJI</text:p>
          </table:table-cell>
          <table:table-cell office:value-type="float" office:value="393481" calcext:value-type="float">
            <text:p>393481</text:p>
          </table:table-cell>
          <table:table-cell office:value-type="float" office:value="407249" calcext:value-type="float">
            <text:p>407249</text:p>
          </table:table-cell>
          <table:table-cell office:value-type="float" office:value="421665" calcext:value-type="float">
            <text:p>421665</text:p>
          </table:table-cell>
          <table:table-cell office:value-type="float" office:value="436293" calcext:value-type="float">
            <text:p>436293</text:p>
          </table:table-cell>
          <table:table-cell office:value-type="float" office:value="450542" calcext:value-type="float">
            <text:p>450542</text:p>
          </table:table-cell>
          <table:table-cell office:value-type="float" office:value="463968" calcext:value-type="float">
            <text:p>463968</text:p>
          </table:table-cell>
          <table:table-cell office:value-type="float" office:value="476404" calcext:value-type="float">
            <text:p>476404</text:p>
          </table:table-cell>
          <table:table-cell office:value-type="float" office:value="487981" calcext:value-type="float">
            <text:p>487981</text:p>
          </table:table-cell>
          <table:table-cell office:value-type="float" office:value="498940" calcext:value-type="float">
            <text:p>498940</text:p>
          </table:table-cell>
          <table:table-cell office:value-type="float" office:value="509704" calcext:value-type="float">
            <text:p>509704</text:p>
          </table:table-cell>
          <table:table-cell office:value-type="float" office:value="520562" calcext:value-type="float">
            <text:p>520562</text:p>
          </table:table-cell>
          <table:table-cell office:value-type="float" office:value="531635" calcext:value-type="float">
            <text:p>531635</text:p>
          </table:table-cell>
          <table:table-cell office:value-type="float" office:value="542844" calcext:value-type="float">
            <text:p>542844</text:p>
          </table:table-cell>
          <table:table-cell office:value-type="float" office:value="554138" calcext:value-type="float">
            <text:p>554138</text:p>
          </table:table-cell>
          <table:table-cell office:value-type="float" office:value="565415" calcext:value-type="float">
            <text:p>565415</text:p>
          </table:table-cell>
          <table:table-cell office:value-type="float" office:value="576626" calcext:value-type="float">
            <text:p>576626</text:p>
          </table:table-cell>
          <table:table-cell office:value-type="float" office:value="587557" calcext:value-type="float">
            <text:p>587557</text:p>
          </table:table-cell>
          <table:table-cell office:value-type="float" office:value="598296" calcext:value-type="float">
            <text:p>598296</text:p>
          </table:table-cell>
          <table:table-cell office:value-type="float" office:value="609383" calcext:value-type="float">
            <text:p>609383</text:p>
          </table:table-cell>
          <table:table-cell office:value-type="float" office:value="621585" calcext:value-type="float">
            <text:p>621585</text:p>
          </table:table-cell>
          <table:table-cell office:value-type="float" office:value="635307" calcext:value-type="float">
            <text:p>635307</text:p>
          </table:table-cell>
          <table:table-cell office:value-type="float" office:value="651021" calcext:value-type="float">
            <text:p>651021</text:p>
          </table:table-cell>
          <table:table-cell office:value-type="float" office:value="668280" calcext:value-type="float">
            <text:p>668280</text:p>
          </table:table-cell>
          <table:table-cell office:value-type="float" office:value="685497" calcext:value-type="float">
            <text:p>685497</text:p>
          </table:table-cell>
          <table:table-cell office:value-type="float" office:value="700483" calcext:value-type="float">
            <text:p>700483</text:p>
          </table:table-cell>
          <table:table-cell office:value-type="float" office:value="711775" calcext:value-type="float">
            <text:p>711775</text:p>
          </table:table-cell>
          <table:table-cell office:value-type="float" office:value="718639" calcext:value-type="float">
            <text:p>718639</text:p>
          </table:table-cell>
          <table:table-cell office:value-type="float" office:value="721783" calcext:value-type="float">
            <text:p>721783</text:p>
          </table:table-cell>
          <table:table-cell office:value-type="float" office:value="722930" calcext:value-type="float">
            <text:p>722930</text:p>
          </table:table-cell>
          <table:table-cell office:value-type="float" office:value="724594" calcext:value-type="float">
            <text:p>724594</text:p>
          </table:table-cell>
          <table:table-cell office:value-type="float" office:value="728573" calcext:value-type="float">
            <text:p>728573</text:p>
          </table:table-cell>
          <table:table-cell office:value-type="float" office:value="735401" calcext:value-type="float">
            <text:p>735401</text:p>
          </table:table-cell>
          <table:table-cell office:value-type="float" office:value="744469" calcext:value-type="float">
            <text:p>744469</text:p>
          </table:table-cell>
          <table:table-cell office:value-type="float" office:value="754963" calcext:value-type="float">
            <text:p>754963</text:p>
          </table:table-cell>
          <table:table-cell office:value-type="float" office:value="765609" calcext:value-type="float">
            <text:p>765609</text:p>
          </table:table-cell>
          <table:table-cell office:value-type="float" office:value="775425" calcext:value-type="float">
            <text:p>775425</text:p>
          </table:table-cell>
          <table:table-cell office:value-type="float" office:value="784386" calcext:value-type="float">
            <text:p>784386</text:p>
          </table:table-cell>
          <table:table-cell office:value-type="float" office:value="792736" calcext:value-type="float">
            <text:p>792736</text:p>
          </table:table-cell>
          <table:table-cell office:value-type="float" office:value="800157" calcext:value-type="float">
            <text:p>800157</text:p>
          </table:table-cell>
          <table:table-cell office:value-type="float" office:value="806303" calcext:value-type="float">
            <text:p>806303</text:p>
          </table:table-cell>
          <table:table-cell office:value-type="float" office:value="811006" calcext:value-type="float">
            <text:p>811006</text:p>
          </table:table-cell>
          <table:table-cell office:value-type="float" office:value="813925" calcext:value-type="float">
            <text:p>813925</text:p>
          </table:table-cell>
          <table:table-cell office:value-type="float" office:value="815257" calcext:value-type="float">
            <text:p>815257</text:p>
          </table:table-cell>
          <table:table-cell office:value-type="float" office:value="816076" calcext:value-type="float">
            <text:p>816076</text:p>
          </table:table-cell>
          <table:table-cell office:value-type="float" office:value="817860" calcext:value-type="float">
            <text:p>817860</text:p>
          </table:table-cell>
          <table:table-cell office:value-type="float" office:value="821604" calcext:value-type="float">
            <text:p>821604</text:p>
          </table:table-cell>
          <table:table-cell office:value-type="float" office:value="827870" calcext:value-type="float">
            <text:p>827870</text:p>
          </table:table-cell>
          <table:table-cell office:value-type="float" office:value="836190" calcext:value-type="float">
            <text:p>836190</text:p>
          </table:table-cell>
          <table:table-cell office:value-type="float" office:value="845361" calcext:value-type="float">
            <text:p>845361</text:p>
          </table:table-cell>
          <table:table-cell office:value-type="float" office:value="853637" calcext:value-type="float">
            <text:p>853637</text:p>
          </table:table-cell>
          <table:table-cell office:value-type="float" office:value="859818" calcext:value-type="float">
            <text:p>859818</text:p>
          </table:table-cell>
          <table:table-cell office:value-type="float" office:value="863449" calcext:value-type="float">
            <text:p>863449</text:p>
          </table:table-cell>
          <table:table-cell office:value-type="float" office:value="865069" calcext:value-type="float">
            <text:p>865069</text:p>
          </table:table-cell>
          <table:table-cell office:value-type="float" office:value="865608" calcext:value-type="float">
            <text:p>865608</text:p>
          </table:table-cell>
          <table:table-cell office:value-type="float" office:value="866453" calcext:value-type="float">
            <text:p>866453</text:p>
          </table:table-cell>
          <table:table-cell office:value-type="float" office:value="868627" calcext:value-type="float">
            <text:p>868627</text:p>
          </table:table-cell>
          <table:table-cell office:value-type="float" office:value="872399" calcext:value-type="float">
            <text:p>872399</text:p>
          </table:table-cell>
          <table:table-cell office:value-type="float" office:value="877459" calcext:value-type="float">
            <text:p>877459</text:p>
          </table:table-cell>
          <table:table-cell office:value-type="float" office:value="883483" calcext:value-type="float">
            <text:p>883483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  <table:table-cell office:value-type="float" office:value="46621669" calcext:value-type="float">
            <text:p>46621669</text:p>
          </table:table-cell>
          <table:table-cell office:value-type="float" office:value="47240543" calcext:value-type="float">
            <text:p>47240543</text:p>
          </table:table-cell>
          <table:table-cell office:value-type="float" office:value="47904877" calcext:value-type="float">
            <text:p>47904877</text:p>
          </table:table-cell>
          <table:table-cell office:value-type="float" office:value="48582611" calcext:value-type="float">
            <text:p>48582611</text:p>
          </table:table-cell>
          <table:table-cell office:value-type="float" office:value="49230595" calcext:value-type="float">
            <text:p>49230595</text:p>
          </table:table-cell>
          <table:table-cell office:value-type="float" office:value="49818028" calcext:value-type="float">
            <text:p>49818028</text:p>
          </table:table-cell>
          <table:table-cell office:value-type="float" office:value="50330262" calcext:value-type="float">
            <text:p>50330262</text:p>
          </table:table-cell>
          <table:table-cell office:value-type="float" office:value="50775794" calcext:value-type="float">
            <text:p>50775794</text:p>
          </table:table-cell>
          <table:table-cell office:value-type="float" office:value="51175508" calcext:value-type="float">
            <text:p>51175508</text:p>
          </table:table-cell>
          <table:table-cell office:value-type="float" office:value="51561836" calcext:value-type="float">
            <text:p>51561836</text:p>
          </table:table-cell>
          <table:table-cell office:value-type="float" office:value="51957738" calcext:value-type="float">
            <text:p>51957738</text:p>
          </table:table-cell>
          <table:table-cell office:value-type="float" office:value="52371342" calcext:value-type="float">
            <text:p>52371342</text:p>
          </table:table-cell>
          <table:table-cell office:value-type="float" office:value="52793138" calcext:value-type="float">
            <text:p>52793138</text:p>
          </table:table-cell>
          <table:table-cell office:value-type="float" office:value="53207734" calcext:value-type="float">
            <text:p>53207734</text:p>
          </table:table-cell>
          <table:table-cell office:value-type="float" office:value="53592233" calcext:value-type="float">
            <text:p>53592233</text:p>
          </table:table-cell>
          <table:table-cell office:value-type="float" office:value="53931390" calcext:value-type="float">
            <text:p>53931390</text:p>
          </table:table-cell>
          <table:table-cell office:value-type="float" office:value="54220022" calcext:value-type="float">
            <text:p>54220022</text:p>
          </table:table-cell>
          <table:table-cell office:value-type="float" office:value="54467702" calcext:value-type="float">
            <text:p>54467702</text:p>
          </table:table-cell>
          <table:table-cell office:value-type="float" office:value="54691851" calcext:value-type="float">
            <text:p>54691851</text:p>
          </table:table-cell>
          <table:table-cell office:value-type="float" office:value="54917118" calcext:value-type="float">
            <text:p>54917118</text:p>
          </table:table-cell>
          <table:table-cell office:value-type="float" office:value="55161527" calcext:value-type="float">
            <text:p>55161527</text:p>
          </table:table-cell>
          <table:table-cell office:value-type="float" office:value="55430296" calcext:value-type="float">
            <text:p>55430296</text:p>
          </table:table-cell>
          <table:table-cell office:value-type="float" office:value="55718933" calcext:value-type="float">
            <text:p>55718933</text:p>
          </table:table-cell>
          <table:table-cell office:value-type="float" office:value="56023770" calcext:value-type="float">
            <text:p>56023770</text:p>
          </table:table-cell>
          <table:table-cell office:value-type="float" office:value="56337666" calcext:value-type="float">
            <text:p>56337666</text:p>
          </table:table-cell>
          <table:table-cell office:value-type="float" office:value="56654696" calcext:value-type="float">
            <text:p>56654696</text:p>
          </table:table-cell>
          <table:table-cell office:value-type="float" office:value="56976123" calcext:value-type="float">
            <text:p>56976123</text:p>
          </table:table-cell>
          <table:table-cell office:value-type="float" office:value="57302663" calcext:value-type="float">
            <text:p>57302663</text:p>
          </table:table-cell>
          <table:table-cell office:value-type="float" office:value="57627105" calcext:value-type="float">
            <text:p>57627105</text:p>
          </table:table-cell>
          <table:table-cell office:value-type="float" office:value="57940212" calcext:value-type="float">
            <text:p>57940212</text:p>
          </table:table-cell>
          <table:table-cell office:value-type="float" office:value="58235697" calcext:value-type="float">
            <text:p>58235697</text:p>
          </table:table-cell>
          <table:table-cell office:value-type="float" office:value="58559311" calcext:value-type="float">
            <text:p>58559311</text:p>
          </table:table-cell>
          <table:table-cell office:value-type="float" office:value="58851217" calcext:value-type="float">
            <text:p>58851217</text:p>
          </table:table-cell>
          <table:table-cell office:value-type="float" office:value="59106768" calcext:value-type="float">
            <text:p>59106768</text:p>
          </table:table-cell>
          <table:table-cell office:value-type="float" office:value="59327192" calcext:value-type="float">
            <text:p>59327192</text:p>
          </table:table-cell>
          <table:table-cell office:value-type="float" office:value="59541899" calcext:value-type="float">
            <text:p>59541899</text:p>
          </table:table-cell>
          <table:table-cell office:value-type="float" office:value="59753100" calcext:value-type="float">
            <text:p>59753100</text:p>
          </table:table-cell>
          <table:table-cell office:value-type="float" office:value="59964851" calcext:value-type="float">
            <text:p>59964851</text:p>
          </table:table-cell>
          <table:table-cell office:value-type="float" office:value="60186288" calcext:value-type="float">
            <text:p>60186288</text:p>
          </table:table-cell>
          <table:table-cell office:value-type="float" office:value="60496718" calcext:value-type="float">
            <text:p>60496718</text:p>
          </table:table-cell>
          <table:table-cell office:value-type="float" office:value="60912500" calcext:value-type="float">
            <text:p>60912500</text:p>
          </table:table-cell>
          <table:table-cell office:value-type="float" office:value="61357430" calcext:value-type="float">
            <text:p>61357430</text:p>
          </table:table-cell>
          <table:table-cell office:value-type="float" office:value="61805267" calcext:value-type="float">
            <text:p>61805267</text:p>
          </table:table-cell>
          <table:table-cell office:value-type="float" office:value="62244886" calcext:value-type="float">
            <text:p>62244886</text:p>
          </table:table-cell>
          <table:table-cell office:value-type="float" office:value="62704895" calcext:value-type="float">
            <text:p>62704895</text:p>
          </table:table-cell>
          <table:table-cell office:value-type="float" office:value="63179351" calcext:value-type="float">
            <text:p>63179351</text:p>
          </table:table-cell>
          <table:table-cell office:value-type="float" office:value="63621381" calcext:value-type="float">
            <text:p>63621381</text:p>
          </table:table-cell>
          <table:table-cell office:value-type="float" office:value="64016225" calcext:value-type="float">
            <text:p>64016225</text:p>
          </table:table-cell>
          <table:table-cell office:value-type="float" office:value="64374984" calcext:value-type="float">
            <text:p>64374984</text:p>
          </table:table-cell>
          <table:table-cell office:value-type="float" office:value="64707040" calcext:value-type="float">
            <text:p>64707040</text:p>
          </table:table-cell>
          <table:table-cell office:value-type="float" office:value="65027507" calcext:value-type="float">
            <text:p>65027507</text:p>
          </table:table-cell>
          <table:table-cell office:value-type="float" office:value="65342780" calcext:value-type="float">
            <text:p>65342780</text:p>
          </table:table-cell>
          <table:table-cell office:value-type="float" office:value="65659809" calcext:value-type="float">
            <text:p>65659809</text:p>
          </table:table-cell>
          <table:table-cell office:value-type="float" office:value="65998687" calcext:value-type="float">
            <text:p>65998687</text:p>
          </table:table-cell>
          <table:table-cell office:value-type="float" office:value="66316100" calcext:value-type="float">
            <text:p>66316100</text:p>
          </table:table-cell>
          <table:table-cell office:value-type="float" office:value="66593366" calcext:value-type="float">
            <text:p>66593366</text:p>
          </table:table-cell>
          <table:table-cell office:value-type="float" office:value="66859768" calcext:value-type="float">
            <text:p>66859768</text:p>
          </table:table-cell>
          <table:table-cell office:value-type="float" office:value="66865144" calcext:value-type="float">
            <text:p>66865144</text:p>
          </table:table-cell>
          <table:table-cell office:value-type="float" office:value="66987244" calcext:value-type="float">
            <text:p>66987244</text:p>
          </table:table-cell>
        </table:table-row>
        <table:table-row table:style-name="ro1">
          <table:table-cell office:value-type="string" calcext:value-type="string">
            <text:p>Îles Féroé</text:p>
          </table:table-cell>
          <table:table-cell office:value-type="string" calcext:value-type="string">
            <text:p>FRO</text:p>
          </table:table-cell>
          <table:table-cell office:value-type="float" office:value="34615" calcext:value-type="float">
            <text:p>34615</text:p>
          </table:table-cell>
          <table:table-cell office:value-type="float" office:value="35076" calcext:value-type="float">
            <text:p>35076</text:p>
          </table:table-cell>
          <table:table-cell office:value-type="float" office:value="35524" calcext:value-type="float">
            <text:p>35524</text:p>
          </table:table-cell>
          <table:table-cell office:value-type="float" office:value="35969" calcext:value-type="float">
            <text:p>35969</text:p>
          </table:table-cell>
          <table:table-cell office:value-type="float" office:value="36406" calcext:value-type="float">
            <text:p>36406</text:p>
          </table:table-cell>
          <table:table-cell office:value-type="float" office:value="36847" calcext:value-type="float">
            <text:p>36847</text:p>
          </table:table-cell>
          <table:table-cell office:value-type="float" office:value="37278" calcext:value-type="float">
            <text:p>37278</text:p>
          </table:table-cell>
          <table:table-cell office:value-type="float" office:value="37705" calcext:value-type="float">
            <text:p>37705</text:p>
          </table:table-cell>
          <table:table-cell office:value-type="float" office:value="38124" calcext:value-type="float">
            <text:p>38124</text:p>
          </table:table-cell>
          <table:table-cell office:value-type="float" office:value="38570" calcext:value-type="float">
            <text:p>38570</text:p>
          </table:table-cell>
          <table:table-cell office:value-type="float" office:value="39009" calcext:value-type="float">
            <text:p>39009</text:p>
          </table:table-cell>
          <table:table-cell office:value-type="float" office:value="39458" calcext:value-type="float">
            <text:p>39458</text:p>
          </table:table-cell>
          <table:table-cell office:value-type="float" office:value="39925" calcext:value-type="float">
            <text:p>39925</text:p>
          </table:table-cell>
          <table:table-cell office:value-type="float" office:value="40387" calcext:value-type="float">
            <text:p>40387</text:p>
          </table:table-cell>
          <table:table-cell office:value-type="float" office:value="40850" calcext:value-type="float">
            <text:p>40850</text:p>
          </table:table-cell>
          <table:table-cell office:value-type="float" office:value="41299" calcext:value-type="float">
            <text:p>41299</text:p>
          </table:table-cell>
          <table:table-cell office:value-type="float" office:value="41722" calcext:value-type="float">
            <text:p>41722</text:p>
          </table:table-cell>
          <table:table-cell office:value-type="float" office:value="42134" calcext:value-type="float">
            <text:p>42134</text:p>
          </table:table-cell>
          <table:table-cell office:value-type="float" office:value="42538" calcext:value-type="float">
            <text:p>42538</text:p>
          </table:table-cell>
          <table:table-cell office:value-type="float" office:value="42936" calcext:value-type="float">
            <text:p>42936</text:p>
          </table:table-cell>
          <table:table-cell office:value-type="float" office:value="43337" calcext:value-type="float">
            <text:p>43337</text:p>
          </table:table-cell>
          <table:table-cell office:value-type="float" office:value="43725" calcext:value-type="float">
            <text:p>43725</text:p>
          </table:table-cell>
          <table:table-cell office:value-type="float" office:value="44108" calcext:value-type="float">
            <text:p>44108</text:p>
          </table:table-cell>
          <table:table-cell office:value-type="float" office:value="44488" calcext:value-type="float">
            <text:p>44488</text:p>
          </table:table-cell>
          <table:table-cell office:value-type="float" office:value="44891" calcext:value-type="float">
            <text:p>44891</text:p>
          </table:table-cell>
          <table:table-cell office:value-type="float" office:value="45330" calcext:value-type="float">
            <text:p>45330</text:p>
          </table:table-cell>
          <table:table-cell office:value-type="float" office:value="45818" calcext:value-type="float">
            <text:p>45818</text:p>
          </table:table-cell>
          <table:table-cell office:value-type="float" office:value="46349" calcext:value-type="float">
            <text:p>46349</text:p>
          </table:table-cell>
          <table:table-cell office:value-type="float" office:value="46830" calcext:value-type="float">
            <text:p>46830</text:p>
          </table:table-cell>
          <table:table-cell office:value-type="float" office:value="47166" calcext:value-type="float">
            <text:p>47166</text:p>
          </table:table-cell>
          <table:table-cell office:value-type="float" office:value="47274" calcext:value-type="float">
            <text:p>47274</text:p>
          </table:table-cell>
          <table:table-cell office:value-type="float" office:value="47120" calcext:value-type="float">
            <text:p>47120</text:p>
          </table:table-cell>
          <table:table-cell office:value-type="float" office:value="46739" calcext:value-type="float">
            <text:p>46739</text:p>
          </table:table-cell>
          <table:table-cell office:value-type="float" office:value="46266" calcext:value-type="float">
            <text:p>46266</text:p>
          </table:table-cell>
          <table:table-cell office:value-type="float" office:value="45856" calcext:value-type="float">
            <text:p>45856</text:p>
          </table:table-cell>
          <table:table-cell office:value-type="float" office:value="45625" calcext:value-type="float">
            <text:p>45625</text:p>
          </table:table-cell>
          <table:table-cell office:value-type="float" office:value="45615" calcext:value-type="float">
            <text:p>45615</text:p>
          </table:table-cell>
          <table:table-cell office:value-type="float" office:value="45796" calcext:value-type="float">
            <text:p>45796</text:p>
          </table:table-cell>
          <table:table-cell office:value-type="float" office:value="46096" calcext:value-type="float">
            <text:p>46096</text:p>
          </table:table-cell>
          <table:table-cell office:value-type="float" office:value="46436" calcext:value-type="float">
            <text:p>46436</text:p>
          </table:table-cell>
          <table:table-cell office:value-type="float" office:value="46735" calcext:value-type="float">
            <text:p>46735</text:p>
          </table:table-cell>
          <table:table-cell office:value-type="float" office:value="46997" calcext:value-type="float">
            <text:p>46997</text:p>
          </table:table-cell>
          <table:table-cell office:value-type="float" office:value="47233" calcext:value-type="float">
            <text:p>47233</text:p>
          </table:table-cell>
          <table:table-cell office:value-type="float" office:value="47432" calcext:value-type="float">
            <text:p>47432</text:p>
          </table:table-cell>
          <table:table-cell office:value-type="float" office:value="47600" calcext:value-type="float">
            <text:p>47600</text:p>
          </table:table-cell>
          <table:table-cell office:value-type="float" office:value="47722" calcext:value-type="float">
            <text:p>47722</text:p>
          </table:table-cell>
          <table:table-cell office:value-type="float" office:value="47792" calcext:value-type="float">
            <text:p>47792</text:p>
          </table:table-cell>
          <table:table-cell office:value-type="float" office:value="47825" calcext:value-type="float">
            <text:p>47825</text:p>
          </table:table-cell>
          <table:table-cell office:value-type="float" office:value="47820" calcext:value-type="float">
            <text:p>47820</text:p>
          </table:table-cell>
          <table:table-cell office:value-type="float" office:value="47808" calcext:value-type="float">
            <text:p>47808</text:p>
          </table:table-cell>
          <table:table-cell office:value-type="float" office:value="47814" calcext:value-type="float">
            <text:p>47814</text:p>
          </table:table-cell>
          <table:table-cell office:value-type="float" office:value="47823" calcext:value-type="float">
            <text:p>47823</text:p>
          </table:table-cell>
          <table:table-cell office:value-type="float" office:value="47843" calcext:value-type="float">
            <text:p>47843</text:p>
          </table:table-cell>
          <table:table-cell office:value-type="float" office:value="47892" calcext:value-type="float">
            <text:p>47892</text:p>
          </table:table-cell>
          <table:table-cell office:value-type="float" office:value="47960" calcext:value-type="float">
            <text:p>47960</text:p>
          </table:table-cell>
          <table:table-cell office:value-type="float" office:value="48051" calcext:value-type="float">
            <text:p>48051</text:p>
          </table:table-cell>
          <table:table-cell office:value-type="float" office:value="48173" calcext:value-type="float">
            <text:p>48173</text:p>
          </table:table-cell>
          <table:table-cell office:value-type="float" office:value="48331" calcext:value-type="float">
            <text:p>48331</text:p>
          </table:table-cell>
          <table:table-cell office:value-type="float" office:value="48497" calcext:value-type="float">
            <text:p>48497</text:p>
          </table:table-cell>
        </table:table-row>
        <table:table-row table:style-name="ro1">
          <table:table-cell office:value-type="string" calcext:value-type="string">
            <text:p>Micronésie, États fédérés de</text:p>
          </table:table-cell>
          <table:table-cell office:value-type="string" calcext:value-type="string">
            <text:p>FSM</text:p>
          </table:table-cell>
          <table:table-cell office:value-type="float" office:value="44514" calcext:value-type="float">
            <text:p>44514</text:p>
          </table:table-cell>
          <table:table-cell office:value-type="float" office:value="45932" calcext:value-type="float">
            <text:p>45932</text:p>
          </table:table-cell>
          <table:table-cell office:value-type="float" office:value="47367" calcext:value-type="float">
            <text:p>47367</text:p>
          </table:table-cell>
          <table:table-cell office:value-type="float" office:value="48855" calcext:value-type="float">
            <text:p>48855</text:p>
          </table:table-cell>
          <table:table-cell office:value-type="float" office:value="50468" calcext:value-type="float">
            <text:p>50468</text:p>
          </table:table-cell>
          <table:table-cell office:value-type="float" office:value="52227" calcext:value-type="float">
            <text:p>52227</text:p>
          </table:table-cell>
          <table:table-cell office:value-type="float" office:value="54192" calcext:value-type="float">
            <text:p>54192</text:p>
          </table:table-cell>
          <table:table-cell office:value-type="float" office:value="56307" calcext:value-type="float">
            <text:p>56307</text:p>
          </table:table-cell>
          <table:table-cell office:value-type="float" office:value="58388" calcext:value-type="float">
            <text:p>58388</text:p>
          </table:table-cell>
          <table:table-cell office:value-type="float" office:value="60145" calcext:value-type="float">
            <text:p>60145</text:p>
          </table:table-cell>
          <table:table-cell office:value-type="float" office:value="61417" calcext:value-type="float">
            <text:p>61417</text:p>
          </table:table-cell>
          <table:table-cell office:value-type="float" office:value="62082" calcext:value-type="float">
            <text:p>62082</text:p>
          </table:table-cell>
          <table:table-cell office:value-type="float" office:value="62279" calcext:value-type="float">
            <text:p>62279</text:p>
          </table:table-cell>
          <table:table-cell office:value-type="float" office:value="62270" calcext:value-type="float">
            <text:p>62270</text:p>
          </table:table-cell>
          <table:table-cell office:value-type="float" office:value="62455" calcext:value-type="float">
            <text:p>62455</text:p>
          </table:table-cell>
          <table:table-cell office:value-type="float" office:value="63128" calcext:value-type="float">
            <text:p>63128</text:p>
          </table:table-cell>
          <table:table-cell office:value-type="float" office:value="64361" calcext:value-type="float">
            <text:p>64361</text:p>
          </table:table-cell>
          <table:table-cell office:value-type="float" office:value="66082" calcext:value-type="float">
            <text:p>66082</text:p>
          </table:table-cell>
          <table:table-cell office:value-type="float" office:value="68194" calcext:value-type="float">
            <text:p>68194</text:p>
          </table:table-cell>
          <table:table-cell office:value-type="float" office:value="70517" calcext:value-type="float">
            <text:p>70517</text:p>
          </table:table-cell>
          <table:table-cell office:value-type="float" office:value="72930" calcext:value-type="float">
            <text:p>72930</text:p>
          </table:table-cell>
          <table:table-cell office:value-type="float" office:value="75423" calcext:value-type="float">
            <text:p>75423</text:p>
          </table:table-cell>
          <table:table-cell office:value-type="float" office:value="78012" calcext:value-type="float">
            <text:p>78012</text:p>
          </table:table-cell>
          <table:table-cell office:value-type="float" office:value="80629" calcext:value-type="float">
            <text:p>80629</text:p>
          </table:table-cell>
          <table:table-cell office:value-type="float" office:value="83195" calcext:value-type="float">
            <text:p>83195</text:p>
          </table:table-cell>
          <table:table-cell office:value-type="float" office:value="85640" calcext:value-type="float">
            <text:p>85640</text:p>
          </table:table-cell>
          <table:table-cell office:value-type="float" office:value="87905" calcext:value-type="float">
            <text:p>87905</text:p>
          </table:table-cell>
          <table:table-cell office:value-type="float" office:value="89979" calcext:value-type="float">
            <text:p>89979</text:p>
          </table:table-cell>
          <table:table-cell office:value-type="float" office:value="91985" calcext:value-type="float">
            <text:p>91985</text:p>
          </table:table-cell>
          <table:table-cell office:value-type="float" office:value="94057" calcext:value-type="float">
            <text:p>94057</text:p>
          </table:table-cell>
          <table:table-cell office:value-type="float" office:value="96301" calcext:value-type="float">
            <text:p>96301</text:p>
          </table:table-cell>
          <table:table-cell office:value-type="float" office:value="98770" calcext:value-type="float">
            <text:p>98770</text:p>
          </table:table-cell>
          <table:table-cell office:value-type="float" office:value="101389" calcext:value-type="float">
            <text:p>101389</text:p>
          </table:table-cell>
          <table:table-cell office:value-type="float" office:value="103915" calcext:value-type="float">
            <text:p>103915</text:p>
          </table:table-cell>
          <table:table-cell office:value-type="float" office:value="106030" calcext:value-type="float">
            <text:p>106030</text:p>
          </table:table-cell>
          <table:table-cell office:value-type="float" office:value="107529" calcext:value-type="float">
            <text:p>107529</text:p>
          </table:table-cell>
          <table:table-cell office:value-type="float" office:value="108321" calcext:value-type="float">
            <text:p>108321</text:p>
          </table:table-cell>
          <table:table-cell office:value-type="float" office:value="108480" calcext:value-type="float">
            <text:p>108480</text:p>
          </table:table-cell>
          <table:table-cell office:value-type="float" office:value="108208" calcext:value-type="float">
            <text:p>108208</text:p>
          </table:table-cell>
          <table:table-cell office:value-type="float" office:value="107781" calcext:value-type="float">
            <text:p>107781</text:p>
          </table:table-cell>
          <table:table-cell office:value-type="float" office:value="107402" calcext:value-type="float">
            <text:p>107402</text:p>
          </table:table-cell>
          <table:table-cell office:value-type="float" office:value="107173" calcext:value-type="float">
            <text:p>107173</text:p>
          </table:table-cell>
          <table:table-cell office:value-type="float" office:value="107030" calcext:value-type="float">
            <text:p>107030</text:p>
          </table:table-cell>
          <table:table-cell office:value-type="float" office:value="106901" calcext:value-type="float">
            <text:p>106901</text:p>
          </table:table-cell>
          <table:table-cell office:value-type="float" office:value="106625" calcext:value-type="float">
            <text:p>106625</text:p>
          </table:table-cell>
          <table:table-cell office:value-type="float" office:value="106129" calcext:value-type="float">
            <text:p>106129</text:p>
          </table:table-cell>
          <table:table-cell office:value-type="float" office:value="105371" calcext:value-type="float">
            <text:p>105371</text:p>
          </table:table-cell>
          <table:table-cell office:value-type="float" office:value="104444" calcext:value-type="float">
            <text:p>104444</text:p>
          </table:table-cell>
          <table:table-cell office:value-type="float" office:value="103543" calcext:value-type="float">
            <text:p>103543</text:p>
          </table:table-cell>
          <table:table-cell office:value-type="float" office:value="102975" calcext:value-type="float">
            <text:p>102975</text:p>
          </table:table-cell>
          <table:table-cell office:value-type="float" office:value="102911" calcext:value-type="float">
            <text:p>102911</text:p>
          </table:table-cell>
          <table:table-cell office:value-type="float" office:value="103450" calcext:value-type="float">
            <text:p>103450</text:p>
          </table:table-cell>
          <table:table-cell office:value-type="float" office:value="104506" calcext:value-type="float">
            <text:p>104506</text:p>
          </table:table-cell>
          <table:table-cell office:value-type="float" office:value="105926" calcext:value-type="float">
            <text:p>105926</text:p>
          </table:table-cell>
          <table:table-cell office:value-type="float" office:value="107446" calcext:value-type="float">
            <text:p>107446</text:p>
          </table:table-cell>
          <table:table-cell office:value-type="float" office:value="108895" calcext:value-type="float">
            <text:p>108895</text:p>
          </table:table-cell>
          <table:table-cell office:value-type="float" office:value="110215" calcext:value-type="float">
            <text:p>110215</text:p>
          </table:table-cell>
          <table:table-cell office:value-type="float" office:value="111459" calcext:value-type="float">
            <text:p>111459</text:p>
          </table:table-cell>
          <table:table-cell office:value-type="float" office:value="112640" calcext:value-type="float">
            <text:p>112640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  <table:table-cell office:value-type="float" office:value="500928" calcext:value-type="float">
            <text:p>500928</text:p>
          </table:table-cell>
          <table:table-cell office:value-type="float" office:value="505799" calcext:value-type="float">
            <text:p>505799</text:p>
          </table:table-cell>
          <table:table-cell office:value-type="float" office:value="511287" calcext:value-type="float">
            <text:p>511287</text:p>
          </table:table-cell>
          <table:table-cell office:value-type="float" office:value="517580" calcext:value-type="float">
            <text:p>517580</text:p>
          </table:table-cell>
          <table:table-cell office:value-type="float" office:value="524895" calcext:value-type="float">
            <text:p>524895</text:p>
          </table:table-cell>
          <table:table-cell office:value-type="float" office:value="533361" calcext:value-type="float">
            <text:p>533361</text:p>
          </table:table-cell>
          <table:table-cell office:value-type="float" office:value="543112" calcext:value-type="float">
            <text:p>543112</text:p>
          </table:table-cell>
          <table:table-cell office:value-type="float" office:value="554059" calcext:value-type="float">
            <text:p>554059</text:p>
          </table:table-cell>
          <table:table-cell office:value-type="float" office:value="565766" calcext:value-type="float">
            <text:p>565766</text:p>
          </table:table-cell>
          <table:table-cell office:value-type="float" office:value="577646" calcext:value-type="float">
            <text:p>577646</text:p>
          </table:table-cell>
          <table:table-cell office:value-type="float" office:value="589314" calcext:value-type="float">
            <text:p>589314</text:p>
          </table:table-cell>
          <table:table-cell office:value-type="float" office:value="600613" calcext:value-type="float">
            <text:p>600613</text:p>
          </table:table-cell>
          <table:table-cell office:value-type="float" office:value="611704" calcext:value-type="float">
            <text:p>611704</text:p>
          </table:table-cell>
          <table:table-cell office:value-type="float" office:value="622920" calcext:value-type="float">
            <text:p>622920</text:p>
          </table:table-cell>
          <table:table-cell office:value-type="float" office:value="634742" calcext:value-type="float">
            <text:p>634742</text:p>
          </table:table-cell>
          <table:table-cell office:value-type="float" office:value="647536" calcext:value-type="float">
            <text:p>647536</text:p>
          </table:table-cell>
          <table:table-cell office:value-type="float" office:value="661402" calcext:value-type="float">
            <text:p>661402</text:p>
          </table:table-cell>
          <table:table-cell office:value-type="float" office:value="676255" calcext:value-type="float">
            <text:p>676255</text:p>
          </table:table-cell>
          <table:table-cell office:value-type="float" office:value="692077" calcext:value-type="float">
            <text:p>692077</text:p>
          </table:table-cell>
          <table:table-cell office:value-type="float" office:value="708788" calcext:value-type="float">
            <text:p>708788</text:p>
          </table:table-cell>
          <table:table-cell office:value-type="float" office:value="726328" calcext:value-type="float">
            <text:p>726328</text:p>
          </table:table-cell>
          <table:table-cell office:value-type="float" office:value="744696" calcext:value-type="float">
            <text:p>744696</text:p>
          </table:table-cell>
          <table:table-cell office:value-type="float" office:value="763930" calcext:value-type="float">
            <text:p>763930</text:p>
          </table:table-cell>
          <table:table-cell office:value-type="float" office:value="784061" calcext:value-type="float">
            <text:p>784061</text:p>
          </table:table-cell>
          <table:table-cell office:value-type="float" office:value="805115" calcext:value-type="float">
            <text:p>805115</text:p>
          </table:table-cell>
          <table:table-cell office:value-type="float" office:value="827108" calcext:value-type="float">
            <text:p>827108</text:p>
          </table:table-cell>
          <table:table-cell office:value-type="float" office:value="850048" calcext:value-type="float">
            <text:p>850048</text:p>
          </table:table-cell>
          <table:table-cell office:value-type="float" office:value="873867" calcext:value-type="float">
            <text:p>873867</text:p>
          </table:table-cell>
          <table:table-cell office:value-type="float" office:value="898469" calcext:value-type="float">
            <text:p>898469</text:p>
          </table:table-cell>
          <table:table-cell office:value-type="float" office:value="923711" calcext:value-type="float">
            <text:p>923711</text:p>
          </table:table-cell>
          <table:table-cell office:value-type="float" office:value="949488" calcext:value-type="float">
            <text:p>949488</text:p>
          </table:table-cell>
          <table:table-cell office:value-type="float" office:value="975783" calcext:value-type="float">
            <text:p>975783</text:p>
          </table:table-cell>
          <table:table-cell office:value-type="float" office:value="1002579" calcext:value-type="float">
            <text:p>1002579</text:p>
          </table:table-cell>
          <table:table-cell office:value-type="float" office:value="1029778" calcext:value-type="float">
            <text:p>1029778</text:p>
          </table:table-cell>
          <table:table-cell office:value-type="float" office:value="1057255" calcext:value-type="float">
            <text:p>1057255</text:p>
          </table:table-cell>
          <table:table-cell office:value-type="float" office:value="1084946" calcext:value-type="float">
            <text:p>1084946</text:p>
          </table:table-cell>
          <table:table-cell office:value-type="float" office:value="1112955" calcext:value-type="float">
            <text:p>1112955</text:p>
          </table:table-cell>
          <table:table-cell office:value-type="float" office:value="1141338" calcext:value-type="float">
            <text:p>1141338</text:p>
          </table:table-cell>
          <table:table-cell office:value-type="float" office:value="1170061" calcext:value-type="float">
            <text:p>1170061</text:p>
          </table:table-cell>
          <table:table-cell office:value-type="float" office:value="1199052" calcext:value-type="float">
            <text:p>1199052</text:p>
          </table:table-cell>
          <table:table-cell office:value-type="float" office:value="1228360" calcext:value-type="float">
            <text:p>1228360</text:p>
          </table:table-cell>
          <table:table-cell office:value-type="float" office:value="1258003" calcext:value-type="float">
            <text:p>1258003</text:p>
          </table:table-cell>
          <table:table-cell office:value-type="float" office:value="1288315" calcext:value-type="float">
            <text:p>1288315</text:p>
          </table:table-cell>
          <table:table-cell office:value-type="float" office:value="1319953" calcext:value-type="float">
            <text:p>1319953</text:p>
          </table:table-cell>
          <table:table-cell office:value-type="float" office:value="1353795" calcext:value-type="float">
            <text:p>1353795</text:p>
          </table:table-cell>
          <table:table-cell office:value-type="float" office:value="1390549" calcext:value-type="float">
            <text:p>1390549</text:p>
          </table:table-cell>
          <table:table-cell office:value-type="float" office:value="1430152" calcext:value-type="float">
            <text:p>1430152</text:p>
          </table:table-cell>
          <table:table-cell office:value-type="float" office:value="1472575" calcext:value-type="float">
            <text:p>1472575</text:p>
          </table:table-cell>
          <table:table-cell office:value-type="float" office:value="1518540" calcext:value-type="float">
            <text:p>1518540</text:p>
          </table:table-cell>
          <table:table-cell office:value-type="float" office:value="1568928" calcext:value-type="float">
            <text:p>1568928</text:p>
          </table:table-cell>
          <table:table-cell office:value-type="float" office:value="1624140" calcext:value-type="float">
            <text:p>1624140</text:p>
          </table:table-cell>
          <table:table-cell office:value-type="float" office:value="1684635" calcext:value-type="float">
            <text:p>1684635</text:p>
          </table:table-cell>
          <table:table-cell office:value-type="float" office:value="1749682" calcext:value-type="float">
            <text:p>1749682</text:p>
          </table:table-cell>
          <table:table-cell office:value-type="float" office:value="1817071" calcext:value-type="float">
            <text:p>1817071</text:p>
          </table:table-cell>
          <table:table-cell office:value-type="float" office:value="1883800" calcext:value-type="float">
            <text:p>1883800</text:p>
          </table:table-cell>
          <table:table-cell office:value-type="float" office:value="1947686" calcext:value-type="float">
            <text:p>1947686</text:p>
          </table:table-cell>
          <table:table-cell office:value-type="float" office:value="2007873" calcext:value-type="float">
            <text:p>2007873</text:p>
          </table:table-cell>
          <table:table-cell office:value-type="float" office:value="2064823" calcext:value-type="float">
            <text:p>2064823</text:p>
          </table:table-cell>
          <table:table-cell office:value-type="float" office:value="2119275" calcext:value-type="float">
            <text:p>2119275</text:p>
          </table:table-cell>
        </table:table-row>
        <table:table-row table:style-name="ro1">
          <table:table-cell office:value-type="string" calcext:value-type="string">
            <text:p>Royaume-Uni</text:p>
          </table:table-cell>
          <table:table-cell office:value-type="string" calcext:value-type="string">
            <text:p>GBR</text:p>
          </table:table-cell>
          <table:table-cell office:value-type="float" office:value="52400000" calcext:value-type="float">
            <text:p>52400000</text:p>
          </table:table-cell>
          <table:table-cell office:value-type="float" office:value="52800000" calcext:value-type="float">
            <text:p>52800000</text:p>
          </table:table-cell>
          <table:table-cell office:value-type="float" office:value="53250000" calcext:value-type="float">
            <text:p>53250000</text:p>
          </table:table-cell>
          <table:table-cell office:value-type="float" office:value="53650000" calcext:value-type="float">
            <text:p>53650000</text:p>
          </table:table-cell>
          <table:table-cell office:value-type="float" office:value="54000000" calcext:value-type="float">
            <text:p>54000000</text:p>
          </table:table-cell>
          <table:table-cell office:value-type="float" office:value="54348050" calcext:value-type="float">
            <text:p>54348050</text:p>
          </table:table-cell>
          <table:table-cell office:value-type="float" office:value="54648500" calcext:value-type="float">
            <text:p>54648500</text:p>
          </table:table-cell>
          <table:table-cell office:value-type="float" office:value="54943600" calcext:value-type="float">
            <text:p>54943600</text:p>
          </table:table-cell>
          <table:table-cell office:value-type="float" office:value="55211700" calcext:value-type="float">
            <text:p>55211700</text:p>
          </table:table-cell>
          <table:table-cell office:value-type="float" office:value="55441750" calcext:value-type="float">
            <text:p>55441750</text:p>
          </table:table-cell>
          <table:table-cell office:value-type="float" office:value="55663250" calcext:value-type="float">
            <text:p>55663250</text:p>
          </table:table-cell>
          <table:table-cell office:value-type="float" office:value="55896223" calcext:value-type="float">
            <text:p>55896223</text:p>
          </table:table-cell>
          <table:table-cell office:value-type="float" office:value="56086065" calcext:value-type="float">
            <text:p>56086065</text:p>
          </table:table-cell>
          <table:table-cell office:value-type="float" office:value="56194527" calcext:value-type="float">
            <text:p>56194527</text:p>
          </table:table-cell>
          <table:table-cell office:value-type="float" office:value="56229974" calcext:value-type="float">
            <text:p>56229974</text:p>
          </table:table-cell>
          <table:table-cell office:value-type="float" office:value="56225800" calcext:value-type="float">
            <text:p>56225800</text:p>
          </table:table-cell>
          <table:table-cell office:value-type="float" office:value="56211968" calcext:value-type="float">
            <text:p>56211968</text:p>
          </table:table-cell>
          <table:table-cell office:value-type="float" office:value="56193492" calcext:value-type="float">
            <text:p>56193492</text:p>
          </table:table-cell>
          <table:table-cell office:value-type="float" office:value="56196504" calcext:value-type="float">
            <text:p>56196504</text:p>
          </table:table-cell>
          <table:table-cell office:value-type="float" office:value="56246951" calcext:value-type="float">
            <text:p>56246951</text:p>
          </table:table-cell>
          <table:table-cell office:value-type="float" office:value="56314216" calcext:value-type="float">
            <text:p>56314216</text:p>
          </table:table-cell>
          <table:table-cell office:value-type="float" office:value="56333829" calcext:value-type="float">
            <text:p>56333829</text:p>
          </table:table-cell>
          <table:table-cell office:value-type="float" office:value="56313641" calcext:value-type="float">
            <text:p>56313641</text:p>
          </table:table-cell>
          <table:table-cell office:value-type="float" office:value="56332848" calcext:value-type="float">
            <text:p>56332848</text:p>
          </table:table-cell>
          <table:table-cell office:value-type="float" office:value="56422072" calcext:value-type="float">
            <text:p>56422072</text:p>
          </table:table-cell>
          <table:table-cell office:value-type="float" office:value="56550268" calcext:value-type="float">
            <text:p>56550268</text:p>
          </table:table-cell>
          <table:table-cell office:value-type="float" office:value="56681396" calcext:value-type="float">
            <text:p>56681396</text:p>
          </table:table-cell>
          <table:table-cell office:value-type="float" office:value="56802050" calcext:value-type="float">
            <text:p>56802050</text:p>
          </table:table-cell>
          <table:table-cell office:value-type="float" office:value="56928327" calcext:value-type="float">
            <text:p>56928327</text:p>
          </table:table-cell>
          <table:table-cell office:value-type="float" office:value="57076711" calcext:value-type="float">
            <text:p>57076711</text:p>
          </table:table-cell>
          <table:table-cell office:value-type="float" office:value="57247586" calcext:value-type="float">
            <text:p>57247586</text:p>
          </table:table-cell>
          <table:table-cell office:value-type="float" office:value="57424897" calcext:value-type="float">
            <text:p>57424897</text:p>
          </table:table-cell>
          <table:table-cell office:value-type="float" office:value="57580402" calcext:value-type="float">
            <text:p>57580402</text:p>
          </table:table-cell>
          <table:table-cell office:value-type="float" office:value="57718614" calcext:value-type="float">
            <text:p>57718614</text:p>
          </table:table-cell>
          <table:table-cell office:value-type="float" office:value="57865745" calcext:value-type="float">
            <text:p>57865745</text:p>
          </table:table-cell>
          <table:table-cell office:value-type="float" office:value="58019030" calcext:value-type="float">
            <text:p>58019030</text:p>
          </table:table-cell>
          <table:table-cell office:value-type="float" office:value="58166950" calcext:value-type="float">
            <text:p>58166950</text:p>
          </table:table-cell>
          <table:table-cell office:value-type="float" office:value="58316954" calcext:value-type="float">
            <text:p>58316954</text:p>
          </table:table-cell>
          <table:table-cell office:value-type="float" office:value="58487141" calcext:value-type="float">
            <text:p>58487141</text:p>
          </table:table-cell>
          <table:table-cell office:value-type="float" office:value="58682466" calcext:value-type="float">
            <text:p>58682466</text:p>
          </table:table-cell>
          <table:table-cell office:value-type="float" office:value="58892514" calcext:value-type="float">
            <text:p>58892514</text:p>
          </table:table-cell>
          <table:table-cell office:value-type="float" office:value="59119673" calcext:value-type="float">
            <text:p>59119673</text:p>
          </table:table-cell>
          <table:table-cell office:value-type="float" office:value="59370479" calcext:value-type="float">
            <text:p>59370479</text:p>
          </table:table-cell>
          <table:table-cell office:value-type="float" office:value="59647577" calcext:value-type="float">
            <text:p>59647577</text:p>
          </table:table-cell>
          <table:table-cell office:value-type="float" office:value="59987905" calcext:value-type="float">
            <text:p>59987905</text:p>
          </table:table-cell>
          <table:table-cell office:value-type="float" office:value="60401206" calcext:value-type="float">
            <text:p>60401206</text:p>
          </table:table-cell>
          <table:table-cell office:value-type="float" office:value="60846820" calcext:value-type="float">
            <text:p>60846820</text:p>
          </table:table-cell>
          <table:table-cell office:value-type="float" office:value="61322463" calcext:value-type="float">
            <text:p>61322463</text:p>
          </table:table-cell>
          <table:table-cell office:value-type="float" office:value="61806995" calcext:value-type="float">
            <text:p>61806995</text:p>
          </table:table-cell>
          <table:table-cell office:value-type="float" office:value="62276270" calcext:value-type="float">
            <text:p>62276270</text:p>
          </table:table-cell>
          <table:table-cell office:value-type="float" office:value="62766365" calcext:value-type="float">
            <text:p>62766365</text:p>
          </table:table-cell>
          <table:table-cell office:value-type="float" office:value="63258918" calcext:value-type="float">
            <text:p>63258918</text:p>
          </table:table-cell>
          <table:table-cell office:value-type="float" office:value="63700300" calcext:value-type="float">
            <text:p>63700300</text:p>
          </table:table-cell>
          <table:table-cell office:value-type="float" office:value="64128226" calcext:value-type="float">
            <text:p>64128226</text:p>
          </table:table-cell>
          <table:table-cell office:value-type="float" office:value="64613160" calcext:value-type="float">
            <text:p>64613160</text:p>
          </table:table-cell>
          <table:table-cell office:value-type="float" office:value="65128861" calcext:value-type="float">
            <text:p>65128861</text:p>
          </table:table-cell>
          <table:table-cell office:value-type="float" office:value="65595565" calcext:value-type="float">
            <text:p>65595565</text:p>
          </table:table-cell>
          <table:table-cell office:value-type="float" office:value="66058859" calcext:value-type="float">
            <text:p>66058859</text:p>
          </table:table-cell>
          <table:table-cell office:value-type="float" office:value="66488991" calcext:value-type="float">
            <text:p>66488991</text:p>
          </table:table-cell>
        </table:table-row>
        <table:table-row table:style-name="ro1">
          <table:table-cell office:value-type="string" calcext:value-type="string">
            <text:p>Géorgie</text:p>
          </table:table-cell>
          <table:table-cell office:value-type="string" calcext:value-type="string">
            <text:p>GEO</text:p>
          </table:table-cell>
          <table:table-cell office:value-type="float" office:value="3645600" calcext:value-type="float">
            <text:p>3645600</text:p>
          </table:table-cell>
          <table:table-cell office:value-type="float" office:value="3703600" calcext:value-type="float">
            <text:p>3703600</text:p>
          </table:table-cell>
          <table:table-cell office:value-type="float" office:value="3760300" calcext:value-type="float">
            <text:p>3760300</text:p>
          </table:table-cell>
          <table:table-cell office:value-type="float" office:value="3816100" calcext:value-type="float">
            <text:p>3816100</text:p>
          </table:table-cell>
          <table:table-cell office:value-type="float" office:value="3870300" calcext:value-type="float">
            <text:p>3870300</text:p>
          </table:table-cell>
          <table:table-cell office:value-type="float" office:value="3921600" calcext:value-type="float">
            <text:p>3921600</text:p>
          </table:table-cell>
          <table:table-cell office:value-type="float" office:value="3966700" calcext:value-type="float">
            <text:p>3966700</text:p>
          </table:table-cell>
          <table:table-cell office:value-type="float" office:value="4005800" calcext:value-type="float">
            <text:p>4005800</text:p>
          </table:table-cell>
          <table:table-cell office:value-type="float" office:value="4042300" calcext:value-type="float">
            <text:p>4042300</text:p>
          </table:table-cell>
          <table:table-cell office:value-type="float" office:value="4080300" calcext:value-type="float">
            <text:p>4080300</text:p>
          </table:table-cell>
          <table:table-cell office:value-type="float" office:value="4119900" calcext:value-type="float">
            <text:p>4119900</text:p>
          </table:table-cell>
          <table:table-cell office:value-type="float" office:value="4163000" calcext:value-type="float">
            <text:p>4163000</text:p>
          </table:table-cell>
          <table:table-cell office:value-type="float" office:value="4205300" calcext:value-type="float">
            <text:p>4205300</text:p>
          </table:table-cell>
          <table:table-cell office:value-type="float" office:value="4242500" calcext:value-type="float">
            <text:p>4242500</text:p>
          </table:table-cell>
          <table:table-cell office:value-type="float" office:value="4279500" calcext:value-type="float">
            <text:p>4279500</text:p>
          </table:table-cell>
          <table:table-cell office:value-type="float" office:value="4311200" calcext:value-type="float">
            <text:p>4311200</text:p>
          </table:table-cell>
          <table:table-cell office:value-type="float" office:value="4342400" calcext:value-type="float">
            <text:p>4342400</text:p>
          </table:table-cell>
          <table:table-cell office:value-type="float" office:value="4372100" calcext:value-type="float">
            <text:p>4372100</text:p>
          </table:table-cell>
          <table:table-cell office:value-type="float" office:value="4397700" calcext:value-type="float">
            <text:p>4397700</text:p>
          </table:table-cell>
          <table:table-cell office:value-type="float" office:value="4430200" calcext:value-type="float">
            <text:p>4430200</text:p>
          </table:table-cell>
          <table:table-cell office:value-type="float" office:value="4467700" calcext:value-type="float">
            <text:p>4467700</text:p>
          </table:table-cell>
          <table:table-cell office:value-type="float" office:value="4504500" calcext:value-type="float">
            <text:p>4504500</text:p>
          </table:table-cell>
          <table:table-cell office:value-type="float" office:value="4542800" calcext:value-type="float">
            <text:p>4542800</text:p>
          </table:table-cell>
          <table:table-cell office:value-type="float" office:value="4582900" calcext:value-type="float">
            <text:p>4582900</text:p>
          </table:table-cell>
          <table:table-cell office:value-type="float" office:value="4622200" calcext:value-type="float">
            <text:p>4622200</text:p>
          </table:table-cell>
          <table:table-cell office:value-type="float" office:value="4662900" calcext:value-type="float">
            <text:p>4662900</text:p>
          </table:table-cell>
          <table:table-cell office:value-type="float" office:value="4704500" calcext:value-type="float">
            <text:p>4704500</text:p>
          </table:table-cell>
          <table:table-cell office:value-type="float" office:value="4743500" calcext:value-type="float">
            <text:p>4743500</text:p>
          </table:table-cell>
          <table:table-cell office:value-type="float" office:value="4790700" calcext:value-type="float">
            <text:p>4790700</text:p>
          </table:table-cell>
          <table:table-cell office:value-type="float" office:value="4803300" calcext:value-type="float">
            <text:p>4803300</text:p>
          </table:table-cell>
          <table:table-cell office:value-type="float" office:value="4802000" calcext:value-type="float">
            <text:p>4802000</text:p>
          </table:table-cell>
          <table:table-cell office:value-type="float" office:value="4835900" calcext:value-type="float">
            <text:p>4835900</text:p>
          </table:table-cell>
          <table:table-cell office:value-type="float" office:value="4873500" calcext:value-type="float">
            <text:p>4873500</text:p>
          </table:table-cell>
          <table:table-cell office:value-type="float" office:value="4911100" calcext:value-type="float">
            <text:p>4911100</text:p>
          </table:table-cell>
          <table:table-cell office:value-type="float" office:value="4836076" calcext:value-type="float">
            <text:p>4836076</text:p>
          </table:table-cell>
          <table:table-cell office:value-type="float" office:value="4657722" calcext:value-type="float">
            <text:p>4657722</text:p>
          </table:table-cell>
          <table:table-cell office:value-type="float" office:value="4491699" calcext:value-type="float">
            <text:p>4491699</text:p>
          </table:table-cell>
          <table:table-cell office:value-type="float" office:value="4349913" calcext:value-type="float">
            <text:p>4349913</text:p>
          </table:table-cell>
          <table:table-cell office:value-type="float" office:value="4243607" calcext:value-type="float">
            <text:p>4243607</text:p>
          </table:table-cell>
          <table:table-cell office:value-type="float" office:value="4157192" calcext:value-type="float">
            <text:p>4157192</text:p>
          </table:table-cell>
          <table:table-cell office:value-type="float" office:value="4077131" calcext:value-type="float">
            <text:p>4077131</text:p>
          </table:table-cell>
          <table:table-cell office:value-type="float" office:value="4014373" calcext:value-type="float">
            <text:p>4014373</text:p>
          </table:table-cell>
          <table:table-cell office:value-type="float" office:value="3978515" calcext:value-type="float">
            <text:p>3978515</text:p>
          </table:table-cell>
          <table:table-cell office:value-type="float" office:value="3951736" calcext:value-type="float">
            <text:p>3951736</text:p>
          </table:table-cell>
          <table:table-cell office:value-type="float" office:value="3927340" calcext:value-type="float">
            <text:p>3927340</text:p>
          </table:table-cell>
          <table:table-cell office:value-type="float" office:value="3902469" calcext:value-type="float">
            <text:p>3902469</text:p>
          </table:table-cell>
          <table:table-cell office:value-type="float" office:value="3880347" calcext:value-type="float">
            <text:p>3880347</text:p>
          </table:table-cell>
          <table:table-cell office:value-type="float" office:value="3860158" calcext:value-type="float">
            <text:p>3860158</text:p>
          </table:table-cell>
          <table:table-cell office:value-type="float" office:value="3848449" calcext:value-type="float">
            <text:p>3848449</text:p>
          </table:table-cell>
          <table:table-cell office:value-type="float" office:value="3814419" calcext:value-type="float">
            <text:p>3814419</text:p>
          </table:table-cell>
          <table:table-cell office:value-type="float" office:value="3786695" calcext:value-type="float">
            <text:p>3786695</text:p>
          </table:table-cell>
          <table:table-cell office:value-type="float" office:value="3756441" calcext:value-type="float">
            <text:p>3756441</text:p>
          </table:table-cell>
          <table:table-cell office:value-type="float" office:value="3728874" calcext:value-type="float">
            <text:p>3728874</text:p>
          </table:table-cell>
          <table:table-cell office:value-type="float" office:value="3717668" calcext:value-type="float">
            <text:p>3717668</text:p>
          </table:table-cell>
          <table:table-cell office:value-type="float" office:value="3719414" calcext:value-type="float">
            <text:p>3719414</text:p>
          </table:table-cell>
          <table:table-cell office:value-type="float" office:value="3725276" calcext:value-type="float">
            <text:p>3725276</text:p>
          </table:table-cell>
          <table:table-cell office:value-type="float" office:value="3727505" calcext:value-type="float">
            <text:p>3727505</text:p>
          </table:table-cell>
          <table:table-cell office:value-type="float" office:value="3728004" calcext:value-type="float">
            <text:p>3728004</text:p>
          </table:table-cell>
          <table:table-cell office:value-type="float" office:value="3731000" calcext:value-type="float">
            <text:p>3731000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  <table:table-cell office:value-type="float" office:value="6635230" calcext:value-type="float">
            <text:p>6635230</text:p>
          </table:table-cell>
          <table:table-cell office:value-type="float" office:value="6848295" calcext:value-type="float">
            <text:p>6848295</text:p>
          </table:table-cell>
          <table:table-cell office:value-type="float" office:value="7071971" calcext:value-type="float">
            <text:p>7071971</text:p>
          </table:table-cell>
          <table:table-cell office:value-type="float" office:value="7300116" calcext:value-type="float">
            <text:p>7300116</text:p>
          </table:table-cell>
          <table:table-cell office:value-type="float" office:value="7524472" calcext:value-type="float">
            <text:p>7524472</text:p>
          </table:table-cell>
          <table:table-cell office:value-type="float" office:value="7739473" calcext:value-type="float">
            <text:p>7739473</text:p>
          </table:table-cell>
          <table:table-cell office:value-type="float" office:value="7941412" calcext:value-type="float">
            <text:p>7941412</text:p>
          </table:table-cell>
          <table:table-cell office:value-type="float" office:value="8132803" calcext:value-type="float">
            <text:p>8132803</text:p>
          </table:table-cell>
          <table:table-cell office:value-type="float" office:value="8321770" calcext:value-type="float">
            <text:p>8321770</text:p>
          </table:table-cell>
          <table:table-cell office:value-type="float" office:value="8520015" calcext:value-type="float">
            <text:p>8520015</text:p>
          </table:table-cell>
          <table:table-cell office:value-type="float" office:value="8735495" calcext:value-type="float">
            <text:p>8735495</text:p>
          </table:table-cell>
          <table:table-cell office:value-type="float" office:value="8973244" calcext:value-type="float">
            <text:p>8973244</text:p>
          </table:table-cell>
          <table:table-cell office:value-type="float" office:value="9229631" calcext:value-type="float">
            <text:p>9229631</text:p>
          </table:table-cell>
          <table:table-cell office:value-type="float" office:value="9493556" calcext:value-type="float">
            <text:p>9493556</text:p>
          </table:table-cell>
          <table:table-cell office:value-type="float" office:value="9749104" calcext:value-type="float">
            <text:p>9749104</text:p>
          </table:table-cell>
          <table:table-cell office:value-type="float" office:value="9985946" calcext:value-type="float">
            <text:p>9985946</text:p>
          </table:table-cell>
          <table:table-cell office:value-type="float" office:value="10199165" calcext:value-type="float">
            <text:p>10199165</text:p>
          </table:table-cell>
          <table:table-cell office:value-type="float" office:value="10395452" calcext:value-type="float">
            <text:p>10395452</text:p>
          </table:table-cell>
          <table:table-cell office:value-type="float" office:value="10590261" calcext:value-type="float">
            <text:p>10590261</text:p>
          </table:table-cell>
          <table:table-cell office:value-type="float" office:value="10805314" calcext:value-type="float">
            <text:p>10805314</text:p>
          </table:table-cell>
          <table:table-cell office:value-type="float" office:value="11056116" calcext:value-type="float">
            <text:p>11056116</text:p>
          </table:table-cell>
          <table:table-cell office:value-type="float" office:value="11348289" calcext:value-type="float">
            <text:p>11348289</text:p>
          </table:table-cell>
          <table:table-cell office:value-type="float" office:value="11676823" calcext:value-type="float">
            <text:p>11676823</text:p>
          </table:table-cell>
          <table:table-cell office:value-type="float" office:value="12033575" calcext:value-type="float">
            <text:p>12033575</text:p>
          </table:table-cell>
          <table:table-cell office:value-type="float" office:value="12405660" calcext:value-type="float">
            <text:p>12405660</text:p>
          </table:table-cell>
          <table:table-cell office:value-type="float" office:value="12783613" calcext:value-type="float">
            <text:p>12783613</text:p>
          </table:table-cell>
          <table:table-cell office:value-type="float" office:value="13164837" calcext:value-type="float">
            <text:p>13164837</text:p>
          </table:table-cell>
          <table:table-cell office:value-type="float" office:value="13552021" calcext:value-type="float">
            <text:p>13552021</text:p>
          </table:table-cell>
          <table:table-cell office:value-type="float" office:value="13947042" calcext:value-type="float">
            <text:p>13947042</text:p>
          </table:table-cell>
          <table:table-cell office:value-type="float" office:value="14353410" calcext:value-type="float">
            <text:p>14353410</text:p>
          </table:table-cell>
          <table:table-cell office:value-type="float" office:value="14773277" calcext:value-type="float">
            <text:p>14773277</text:p>
          </table:table-cell>
          <table:table-cell office:value-type="float" office:value="15207367" calcext:value-type="float">
            <text:p>15207367</text:p>
          </table:table-cell>
          <table:table-cell office:value-type="float" office:value="15653336" calcext:value-type="float">
            <text:p>15653336</text:p>
          </table:table-cell>
          <table:table-cell office:value-type="float" office:value="16106765" calcext:value-type="float">
            <text:p>16106765</text:p>
          </table:table-cell>
          <table:table-cell office:value-type="float" office:value="16561674" calcext:value-type="float">
            <text:p>16561674</text:p>
          </table:table-cell>
          <table:table-cell office:value-type="float" office:value="17014057" calcext:value-type="float">
            <text:p>17014057</text:p>
          </table:table-cell>
          <table:table-cell office:value-type="float" office:value="17462496" calcext:value-type="float">
            <text:p>17462496</text:p>
          </table:table-cell>
          <table:table-cell office:value-type="float" office:value="17908985" calcext:value-type="float">
            <text:p>17908985</text:p>
          </table:table-cell>
          <table:table-cell office:value-type="float" office:value="18357156" calcext:value-type="float">
            <text:p>18357156</text:p>
          </table:table-cell>
          <table:table-cell office:value-type="float" office:value="18812359" calcext:value-type="float">
            <text:p>18812359</text:p>
          </table:table-cell>
          <table:table-cell office:value-type="float" office:value="19278856" calcext:value-type="float">
            <text:p>19278856</text:p>
          </table:table-cell>
          <table:table-cell office:value-type="float" office:value="19756928" calcext:value-type="float">
            <text:p>19756928</text:p>
          </table:table-cell>
          <table:table-cell office:value-type="float" office:value="20246381" calcext:value-type="float">
            <text:p>20246381</text:p>
          </table:table-cell>
          <table:table-cell office:value-type="float" office:value="20750299" calcext:value-type="float">
            <text:p>20750299</text:p>
          </table:table-cell>
          <table:table-cell office:value-type="float" office:value="21272323" calcext:value-type="float">
            <text:p>21272323</text:p>
          </table:table-cell>
          <table:table-cell office:value-type="float" office:value="21814642" calcext:value-type="float">
            <text:p>21814642</text:p>
          </table:table-cell>
          <table:table-cell office:value-type="float" office:value="22379055" calcext:value-type="float">
            <text:p>22379055</text:p>
          </table:table-cell>
          <table:table-cell office:value-type="float" office:value="22963946" calcext:value-type="float">
            <text:p>22963946</text:p>
          </table:table-cell>
          <table:table-cell office:value-type="float" office:value="23563825" calcext:value-type="float">
            <text:p>23563825</text:p>
          </table:table-cell>
          <table:table-cell office:value-type="float" office:value="24170940" calcext:value-type="float">
            <text:p>24170940</text:p>
          </table:table-cell>
          <table:table-cell office:value-type="float" office:value="24779619" calcext:value-type="float">
            <text:p>24779619</text:p>
          </table:table-cell>
          <table:table-cell office:value-type="float" office:value="25387710" calcext:value-type="float">
            <text:p>25387710</text:p>
          </table:table-cell>
          <table:table-cell office:value-type="float" office:value="25996449" calcext:value-type="float">
            <text:p>25996449</text:p>
          </table:table-cell>
          <table:table-cell office:value-type="float" office:value="26607642" calcext:value-type="float">
            <text:p>26607642</text:p>
          </table:table-cell>
          <table:table-cell office:value-type="float" office:value="27224472" calcext:value-type="float">
            <text:p>27224472</text:p>
          </table:table-cell>
          <table:table-cell office:value-type="float" office:value="27849205" calcext:value-type="float">
            <text:p>27849205</text:p>
          </table:table-cell>
          <table:table-cell office:value-type="float" office:value="28481946" calcext:value-type="float">
            <text:p>28481946</text:p>
          </table:table-cell>
          <table:table-cell office:value-type="float" office:value="29121471" calcext:value-type="float">
            <text:p>29121471</text:p>
          </table:table-cell>
          <table:table-cell office:value-type="float" office:value="29767108" calcext:value-type="float">
            <text:p>29767108</text:p>
          </table:table-cell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B</text:p>
          </table:table-cell>
          <table:table-cell office:value-type="float" office:value="23420" calcext:value-type="float">
            <text:p>23420</text:p>
          </table:table-cell>
          <table:table-cell office:value-type="float" office:value="23813" calcext:value-type="float">
            <text:p>23813</text:p>
          </table:table-cell>
          <table:table-cell office:value-type="float" office:value="24313" calcext:value-type="float">
            <text:p>24313</text:p>
          </table:table-cell>
          <table:table-cell office:value-type="float" office:value="24889" calcext:value-type="float">
            <text:p>24889</text:p>
          </table:table-cell>
          <table:table-cell office:value-type="float" office:value="25479" calcext:value-type="float">
            <text:p>25479</text:p>
          </table:table-cell>
          <table:table-cell office:value-type="float" office:value="26073" calcext:value-type="float">
            <text:p>26073</text:p>
          </table:table-cell>
          <table:table-cell office:value-type="float" office:value="26633" calcext:value-type="float">
            <text:p>26633</text:p>
          </table:table-cell>
          <table:table-cell office:value-type="float" office:value="27173" calcext:value-type="float">
            <text:p>27173</text:p>
          </table:table-cell>
          <table:table-cell office:value-type="float" office:value="27685" calcext:value-type="float">
            <text:p>27685</text:p>
          </table:table-cell>
          <table:table-cell office:value-type="float" office:value="28166" calcext:value-type="float">
            <text:p>28166</text:p>
          </table:table-cell>
          <table:table-cell office:value-type="float" office:value="28606" calcext:value-type="float">
            <text:p>28606</text:p>
          </table:table-cell>
          <table:table-cell office:value-type="float" office:value="29006" calcext:value-type="float">
            <text:p>29006</text:p>
          </table:table-cell>
          <table:table-cell office:value-type="float" office:value="29358" calcext:value-type="float">
            <text:p>29358</text:p>
          </table:table-cell>
          <table:table-cell office:value-type="float" office:value="29650" calcext:value-type="float">
            <text:p>29650</text:p>
          </table:table-cell>
          <table:table-cell office:value-type="float" office:value="29886" calcext:value-type="float">
            <text:p>29886</text:p>
          </table:table-cell>
          <table:table-cell office:value-type="float" office:value="30067" calcext:value-type="float">
            <text:p>30067</text:p>
          </table:table-cell>
          <table:table-cell office:value-type="float" office:value="30180" calcext:value-type="float">
            <text:p>30180</text:p>
          </table:table-cell>
          <table:table-cell office:value-type="float" office:value="30234" calcext:value-type="float">
            <text:p>30234</text:p>
          </table:table-cell>
          <table:table-cell office:value-type="float" office:value="30232" calcext:value-type="float">
            <text:p>30232</text:p>
          </table:table-cell>
          <table:table-cell office:value-type="float" office:value="30169" calcext:value-type="float">
            <text:p>30169</text:p>
          </table:table-cell>
          <table:table-cell office:value-type="float" office:value="30065" calcext:value-type="float">
            <text:p>30065</text:p>
          </table:table-cell>
          <table:table-cell office:value-type="float" office:value="29902" calcext:value-type="float">
            <text:p>29902</text:p>
          </table:table-cell>
          <table:table-cell office:value-type="float" office:value="29691" calcext:value-type="float">
            <text:p>29691</text:p>
          </table:table-cell>
          <table:table-cell office:value-type="float" office:value="29482" calcext:value-type="float">
            <text:p>29482</text:p>
          </table:table-cell>
          <table:table-cell office:value-type="float" office:value="29283" calcext:value-type="float">
            <text:p>29283</text:p>
          </table:table-cell>
          <table:table-cell office:value-type="float" office:value="29154" calcext:value-type="float">
            <text:p>29154</text:p>
          </table:table-cell>
          <table:table-cell office:value-type="float" office:value="29094" calcext:value-type="float">
            <text:p>29094</text:p>
          </table:table-cell>
          <table:table-cell office:value-type="float" office:value="29115" calcext:value-type="float">
            <text:p>29115</text:p>
          </table:table-cell>
          <table:table-cell office:value-type="float" office:value="29159" calcext:value-type="float">
            <text:p>29159</text:p>
          </table:table-cell>
          <table:table-cell office:value-type="float" office:value="29187" calcext:value-type="float">
            <text:p>29187</text:p>
          </table:table-cell>
          <table:table-cell office:value-type="float" office:value="29147" calcext:value-type="float">
            <text:p>29147</text:p>
          </table:table-cell>
          <table:table-cell office:value-type="float" office:value="29022" calcext:value-type="float">
            <text:p>29022</text:p>
          </table:table-cell>
          <table:table-cell office:value-type="float" office:value="28840" calcext:value-type="float">
            <text:p>28840</text:p>
          </table:table-cell>
          <table:table-cell office:value-type="float" office:value="28675" calcext:value-type="float">
            <text:p>28675</text:p>
          </table:table-cell>
          <table:table-cell office:value-type="float" office:value="28602" calcext:value-type="float">
            <text:p>28602</text:p>
          </table:table-cell>
          <table:table-cell office:value-type="float" office:value="28692" calcext:value-type="float">
            <text:p>28692</text:p>
          </table:table-cell>
          <table:table-cell office:value-type="float" office:value="28971" calcext:value-type="float">
            <text:p>28971</text:p>
          </table:table-cell>
          <table:table-cell office:value-type="float" office:value="29408" calcext:value-type="float">
            <text:p>29408</text:p>
          </table:table-cell>
          <table:table-cell office:value-type="float" office:value="29947" calcext:value-type="float">
            <text:p>29947</text:p>
          </table:table-cell>
          <table:table-cell office:value-type="float" office:value="30529" calcext:value-type="float">
            <text:p>30529</text:p>
          </table:table-cell>
          <table:table-cell office:value-type="float" office:value="31077" calcext:value-type="float">
            <text:p>31077</text:p>
          </table:table-cell>
          <table:table-cell office:value-type="float" office:value="31602" calcext:value-type="float">
            <text:p>31602</text:p>
          </table:table-cell>
          <table:table-cell office:value-type="float" office:value="32102" calcext:value-type="float">
            <text:p>32102</text:p>
          </table:table-cell>
          <table:table-cell office:value-type="float" office:value="32555" calcext:value-type="float">
            <text:p>32555</text:p>
          </table:table-cell>
          <table:table-cell office:value-type="float" office:value="32928" calcext:value-type="float">
            <text:p>32928</text:p>
          </table:table-cell>
          <table:table-cell office:value-type="float" office:value="33219" calcext:value-type="float">
            <text:p>33219</text:p>
          </table:table-cell>
          <table:table-cell office:value-type="float" office:value="33417" calcext:value-type="float">
            <text:p>33417</text:p>
          </table:table-cell>
          <table:table-cell office:value-type="float" office:value="33517" calcext:value-type="float">
            <text:p>33517</text:p>
          </table:table-cell>
          <table:table-cell office:value-type="float" office:value="33559" calcext:value-type="float">
            <text:p>33559</text:p>
          </table:table-cell>
          <table:table-cell office:value-type="float" office:value="33565" calcext:value-type="float">
            <text:p>33565</text:p>
          </table:table-cell>
          <table:table-cell office:value-type="float" office:value="33585" calcext:value-type="float">
            <text:p>33585</text:p>
          </table:table-cell>
          <table:table-cell office:value-type="float" office:value="33612" calcext:value-type="float">
            <text:p>33612</text:p>
          </table:table-cell>
          <table:table-cell office:value-type="float" office:value="33646" calcext:value-type="float">
            <text:p>33646</text:p>
          </table:table-cell>
          <table:table-cell office:value-type="float" office:value="33692" calcext:value-type="float">
            <text:p>33692</text:p>
          </table:table-cell>
          <table:table-cell office:value-type="float" office:value="33725" calcext:value-type="float">
            <text:p>33725</text:p>
          </table:table-cell>
          <table:table-cell office:value-type="float" office:value="33736" calcext:value-type="float">
            <text:p>33736</text:p>
          </table:table-cell>
          <table:table-cell office:value-type="float" office:value="33737" calcext:value-type="float">
            <text:p>33737</text:p>
          </table:table-cell>
          <table:table-cell office:value-type="float" office:value="33728" calcext:value-type="float">
            <text:p>33728</text:p>
          </table:table-cell>
          <table:table-cell office:value-type="float" office:value="33718" calcext:value-type="float">
            <text:p>33718</text:p>
          </table:table-cell>
        </table:table-row>
        <table:table-row table:style-name="ro1">
          <table:table-cell office:value-type="string" calcext:value-type="string">
            <text:p>Guinée</text:p>
          </table:table-cell>
          <table:table-cell office:value-type="string" calcext:value-type="string">
            <text:p>GIN</text:p>
          </table:table-cell>
          <table:table-cell office:value-type="float" office:value="3494162" calcext:value-type="float">
            <text:p>3494162</text:p>
          </table:table-cell>
          <table:table-cell office:value-type="float" office:value="3552065" calcext:value-type="float">
            <text:p>3552065</text:p>
          </table:table-cell>
          <table:table-cell office:value-type="float" office:value="3611429" calcext:value-type="float">
            <text:p>3611429</text:p>
          </table:table-cell>
          <table:table-cell office:value-type="float" office:value="3672556" calcext:value-type="float">
            <text:p>3672556</text:p>
          </table:table-cell>
          <table:table-cell office:value-type="float" office:value="3735916" calcext:value-type="float">
            <text:p>3735916</text:p>
          </table:table-cell>
          <table:table-cell office:value-type="float" office:value="3801705" calcext:value-type="float">
            <text:p>3801705</text:p>
          </table:table-cell>
          <table:table-cell office:value-type="float" office:value="3870203" calcext:value-type="float">
            <text:p>3870203</text:p>
          </table:table-cell>
          <table:table-cell office:value-type="float" office:value="3941053" calcext:value-type="float">
            <text:p>3941053</text:p>
          </table:table-cell>
          <table:table-cell office:value-type="float" office:value="4013055" calcext:value-type="float">
            <text:p>4013055</text:p>
          </table:table-cell>
          <table:table-cell office:value-type="float" office:value="4084600" calcext:value-type="float">
            <text:p>4084600</text:p>
          </table:table-cell>
          <table:table-cell office:value-type="float" office:value="4154605" calcext:value-type="float">
            <text:p>4154605</text:p>
          </table:table-cell>
          <table:table-cell office:value-type="float" office:value="4223051" calcext:value-type="float">
            <text:p>4223051</text:p>
          </table:table-cell>
          <table:table-cell office:value-type="float" office:value="4290534" calcext:value-type="float">
            <text:p>4290534</text:p>
          </table:table-cell>
          <table:table-cell office:value-type="float" office:value="4357357" calcext:value-type="float">
            <text:p>4357357</text:p>
          </table:table-cell>
          <table:table-cell office:value-type="float" office:value="4424030" calcext:value-type="float">
            <text:p>4424030</text:p>
          </table:table-cell>
          <table:table-cell office:value-type="float" office:value="4491248" calcext:value-type="float">
            <text:p>4491248</text:p>
          </table:table-cell>
          <table:table-cell office:value-type="float" office:value="4559242" calcext:value-type="float">
            <text:p>4559242</text:p>
          </table:table-cell>
          <table:table-cell office:value-type="float" office:value="4628877" calcext:value-type="float">
            <text:p>4628877</text:p>
          </table:table-cell>
          <table:table-cell office:value-type="float" office:value="4702376" calcext:value-type="float">
            <text:p>4702376</text:p>
          </table:table-cell>
          <table:table-cell office:value-type="float" office:value="4782495" calcext:value-type="float">
            <text:p>4782495</text:p>
          </table:table-cell>
          <table:table-cell office:value-type="float" office:value="4871435" calcext:value-type="float">
            <text:p>4871435</text:p>
          </table:table-cell>
          <table:table-cell office:value-type="float" office:value="4969592" calcext:value-type="float">
            <text:p>4969592</text:p>
          </table:table-cell>
          <table:table-cell office:value-type="float" office:value="5077082" calcext:value-type="float">
            <text:p>5077082</text:p>
          </table:table-cell>
          <table:table-cell office:value-type="float" office:value="5195445" calcext:value-type="float">
            <text:p>5195445</text:p>
          </table:table-cell>
          <table:table-cell office:value-type="float" office:value="5326362" calcext:value-type="float">
            <text:p>5326362</text:p>
          </table:table-cell>
          <table:table-cell office:value-type="float" office:value="5470702" calcext:value-type="float">
            <text:p>5470702</text:p>
          </table:table-cell>
          <table:table-cell office:value-type="float" office:value="5629418" calcext:value-type="float">
            <text:p>5629418</text:p>
          </table:table-cell>
          <table:table-cell office:value-type="float" office:value="5801326" calcext:value-type="float">
            <text:p>5801326</text:p>
          </table:table-cell>
          <table:table-cell office:value-type="float" office:value="5982486" calcext:value-type="float">
            <text:p>5982486</text:p>
          </table:table-cell>
          <table:table-cell office:value-type="float" office:value="6167475" calcext:value-type="float">
            <text:p>6167475</text:p>
          </table:table-cell>
          <table:table-cell office:value-type="float" office:value="6352283" calcext:value-type="float">
            <text:p>6352283</text:p>
          </table:table-cell>
          <table:table-cell office:value-type="float" office:value="6534939" calcext:value-type="float">
            <text:p>6534939</text:p>
          </table:table-cell>
          <table:table-cell office:value-type="float" office:value="6716038" calcext:value-type="float">
            <text:p>6716038</text:p>
          </table:table-cell>
          <table:table-cell office:value-type="float" office:value="6897166" calcext:value-type="float">
            <text:p>6897166</text:p>
          </table:table-cell>
          <table:table-cell office:value-type="float" office:value="7081116" calcext:value-type="float">
            <text:p>7081116</text:p>
          </table:table-cell>
          <table:table-cell office:value-type="float" office:value="7269625" calcext:value-type="float">
            <text:p>7269625</text:p>
          </table:table-cell>
          <table:table-cell office:value-type="float" office:value="7463782" calcext:value-type="float">
            <text:p>7463782</text:p>
          </table:table-cell>
          <table:table-cell office:value-type="float" office:value="7662075" calcext:value-type="float">
            <text:p>7662075</text:p>
          </table:table-cell>
          <table:table-cell office:value-type="float" office:value="7860781" calcext:value-type="float">
            <text:p>7860781</text:p>
          </table:table-cell>
          <table:table-cell office:value-type="float" office:value="8054743" calcext:value-type="float">
            <text:p>8054743</text:p>
          </table:table-cell>
          <table:table-cell office:value-type="float" office:value="8240730" calcext:value-type="float">
            <text:p>8240730</text:p>
          </table:table-cell>
          <table:table-cell office:value-type="float" office:value="8417081" calcext:value-type="float">
            <text:p>8417081</text:p>
          </table:table-cell>
          <table:table-cell office:value-type="float" office:value="8586074" calcext:value-type="float">
            <text:p>8586074</text:p>
          </table:table-cell>
          <table:table-cell office:value-type="float" office:value="8753093" calcext:value-type="float">
            <text:p>8753093</text:p>
          </table:table-cell>
          <table:table-cell office:value-type="float" office:value="8925743" calcext:value-type="float">
            <text:p>8925743</text:p>
          </table:table-cell>
          <table:table-cell office:value-type="float" office:value="9109581" calcext:value-type="float">
            <text:p>9109581</text:p>
          </table:table-cell>
          <table:table-cell office:value-type="float" office:value="9307425" calcext:value-type="float">
            <text:p>9307425</text:p>
          </table:table-cell>
          <table:table-cell office:value-type="float" office:value="9518162" calcext:value-type="float">
            <text:p>9518162</text:p>
          </table:table-cell>
          <table:table-cell office:value-type="float" office:value="9738792" calcext:value-type="float">
            <text:p>9738792</text:p>
          </table:table-cell>
          <table:table-cell office:value-type="float" office:value="9964469" calcext:value-type="float">
            <text:p>9964469</text:p>
          </table:table-cell>
          <table:table-cell office:value-type="float" office:value="10192176" calcext:value-type="float">
            <text:p>10192176</text:p>
          </table:table-cell>
          <table:table-cell office:value-type="float" office:value="10420471" calcext:value-type="float">
            <text:p>10420471</text:p>
          </table:table-cell>
          <table:table-cell office:value-type="float" office:value="10652029" calcext:value-type="float">
            <text:p>10652029</text:p>
          </table:table-cell>
          <table:table-cell office:value-type="float" office:value="10892810" calcext:value-type="float">
            <text:p>10892810</text:p>
          </table:table-cell>
          <table:table-cell office:value-type="float" office:value="11150977" calcext:value-type="float">
            <text:p>11150977</text:p>
          </table:table-cell>
          <table:table-cell office:value-type="float" office:value="11432088" calcext:value-type="float">
            <text:p>11432088</text:p>
          </table:table-cell>
          <table:table-cell office:value-type="float" office:value="11738441" calcext:value-type="float">
            <text:p>11738441</text:p>
          </table:table-cell>
          <table:table-cell office:value-type="float" office:value="12067539" calcext:value-type="float">
            <text:p>12067539</text:p>
          </table:table-cell>
          <table:table-cell office:value-type="float" office:value="12414318" calcext:value-type="float">
            <text:p>12414318</text:p>
          </table:table-cell>
        </table:table-row>
        <table:table-row table:style-name="ro1">
          <table:table-cell office:value-type="string" calcext:value-type="string">
            <text:p>Gambie</text:p>
          </table:table-cell>
          <table:table-cell office:value-type="string" calcext:value-type="string">
            <text:p>GMB</text:p>
          </table:table-cell>
          <table:table-cell office:value-type="float" office:value="365047" calcext:value-type="float">
            <text:p>365047</text:p>
          </table:table-cell>
          <table:table-cell office:value-type="float" office:value="372445" calcext:value-type="float">
            <text:p>372445</text:p>
          </table:table-cell>
          <table:table-cell office:value-type="float" office:value="379894" calcext:value-type="float">
            <text:p>379894</text:p>
          </table:table-cell>
          <table:table-cell office:value-type="float" office:value="387641" calcext:value-type="float">
            <text:p>387641</text:p>
          </table:table-cell>
          <table:table-cell office:value-type="float" office:value="396011" calcext:value-type="float">
            <text:p>396011</text:p>
          </table:table-cell>
          <table:table-cell office:value-type="float" office:value="405259" calcext:value-type="float">
            <text:p>405259</text:p>
          </table:table-cell>
          <table:table-cell office:value-type="float" office:value="415478" calcext:value-type="float">
            <text:p>415478</text:p>
          </table:table-cell>
          <table:table-cell office:value-type="float" office:value="426629" calcext:value-type="float">
            <text:p>426629</text:p>
          </table:table-cell>
          <table:table-cell office:value-type="float" office:value="438603" calcext:value-type="float">
            <text:p>438603</text:p>
          </table:table-cell>
          <table:table-cell office:value-type="float" office:value="451228" calcext:value-type="float">
            <text:p>451228</text:p>
          </table:table-cell>
          <table:table-cell office:value-type="float" office:value="464410" calcext:value-type="float">
            <text:p>464410</text:p>
          </table:table-cell>
          <table:table-cell office:value-type="float" office:value="478116" calcext:value-type="float">
            <text:p>478116</text:p>
          </table:table-cell>
          <table:table-cell office:value-type="float" office:value="492426" calcext:value-type="float">
            <text:p>492426</text:p>
          </table:table-cell>
          <table:table-cell office:value-type="float" office:value="507432" calcext:value-type="float">
            <text:p>507432</text:p>
          </table:table-cell>
          <table:table-cell office:value-type="float" office:value="523251" calcext:value-type="float">
            <text:p>523251</text:p>
          </table:table-cell>
          <table:table-cell office:value-type="float" office:value="539979" calcext:value-type="float">
            <text:p>539979</text:p>
          </table:table-cell>
          <table:table-cell office:value-type="float" office:value="557805" calcext:value-type="float">
            <text:p>557805</text:p>
          </table:table-cell>
          <table:table-cell office:value-type="float" office:value="576757" calcext:value-type="float">
            <text:p>576757</text:p>
          </table:table-cell>
          <table:table-cell office:value-type="float" office:value="596536" calcext:value-type="float">
            <text:p>596536</text:p>
          </table:table-cell>
          <table:table-cell office:value-type="float" office:value="616768" calcext:value-type="float">
            <text:p>616768</text:p>
          </table:table-cell>
          <table:table-cell office:value-type="float" office:value="637246" calcext:value-type="float">
            <text:p>637246</text:p>
          </table:table-cell>
          <table:table-cell office:value-type="float" office:value="657579" calcext:value-type="float">
            <text:p>657579</text:p>
          </table:table-cell>
          <table:table-cell office:value-type="float" office:value="678113" calcext:value-type="float">
            <text:p>678113</text:p>
          </table:table-cell>
          <table:table-cell office:value-type="float" office:value="700199" calcext:value-type="float">
            <text:p>700199</text:p>
          </table:table-cell>
          <table:table-cell office:value-type="float" office:value="725694" calcext:value-type="float">
            <text:p>725694</text:p>
          </table:table-cell>
          <table:table-cell office:value-type="float" office:value="755787" calcext:value-type="float">
            <text:p>755787</text:p>
          </table:table-cell>
          <table:table-cell office:value-type="float" office:value="791147" calcext:value-type="float">
            <text:p>791147</text:p>
          </table:table-cell>
          <table:table-cell office:value-type="float" office:value="831023" calcext:value-type="float">
            <text:p>831023</text:p>
          </table:table-cell>
          <table:table-cell office:value-type="float" office:value="873444" calcext:value-type="float">
            <text:p>873444</text:p>
          </table:table-cell>
          <table:table-cell office:value-type="float" office:value="915635" calcext:value-type="float">
            <text:p>915635</text:p>
          </table:table-cell>
          <table:table-cell office:value-type="float" office:value="955593" calcext:value-type="float">
            <text:p>955593</text:p>
          </table:table-cell>
          <table:table-cell office:value-type="float" office:value="992673" calcext:value-type="float">
            <text:p>992673</text:p>
          </table:table-cell>
          <table:table-cell office:value-type="float" office:value="1027475" calcext:value-type="float">
            <text:p>1027475</text:p>
          </table:table-cell>
          <table:table-cell office:value-type="float" office:value="1060862" calcext:value-type="float">
            <text:p>1060862</text:p>
          </table:table-cell>
          <table:table-cell office:value-type="float" office:value="1094212" calcext:value-type="float">
            <text:p>1094212</text:p>
          </table:table-cell>
          <table:table-cell office:value-type="float" office:value="1128575" calcext:value-type="float">
            <text:p>1128575</text:p>
          </table:table-cell>
          <table:table-cell office:value-type="float" office:value="1164091" calcext:value-type="float">
            <text:p>1164091</text:p>
          </table:table-cell>
          <table:table-cell office:value-type="float" office:value="1200526" calcext:value-type="float">
            <text:p>1200526</text:p>
          </table:table-cell>
          <table:table-cell office:value-type="float" office:value="1238125" calcext:value-type="float">
            <text:p>1238125</text:p>
          </table:table-cell>
          <table:table-cell office:value-type="float" office:value="1277133" calcext:value-type="float">
            <text:p>1277133</text:p>
          </table:table-cell>
          <table:table-cell office:value-type="float" office:value="1317703" calcext:value-type="float">
            <text:p>1317703</text:p>
          </table:table-cell>
          <table:table-cell office:value-type="float" office:value="1360074" calcext:value-type="float">
            <text:p>1360074</text:p>
          </table:table-cell>
          <table:table-cell office:value-type="float" office:value="1404261" calcext:value-type="float">
            <text:p>1404261</text:p>
          </table:table-cell>
          <table:table-cell office:value-type="float" office:value="1449925" calcext:value-type="float">
            <text:p>1449925</text:p>
          </table:table-cell>
          <table:table-cell office:value-type="float" office:value="1496527" calcext:value-type="float">
            <text:p>1496527</text:p>
          </table:table-cell>
          <table:table-cell office:value-type="float" office:value="1543741" calcext:value-type="float">
            <text:p>1543741</text:p>
          </table:table-cell>
          <table:table-cell office:value-type="float" office:value="1591445" calcext:value-type="float">
            <text:p>1591445</text:p>
          </table:table-cell>
          <table:table-cell office:value-type="float" office:value="1639848" calcext:value-type="float">
            <text:p>1639848</text:p>
          </table:table-cell>
          <table:table-cell office:value-type="float" office:value="1689285" calcext:value-type="float">
            <text:p>1689285</text:p>
          </table:table-cell>
          <table:table-cell office:value-type="float" office:value="1740279" calcext:value-type="float">
            <text:p>1740279</text:p>
          </table:table-cell>
          <table:table-cell office:value-type="float" office:value="1793196" calcext:value-type="float">
            <text:p>1793196</text:p>
          </table:table-cell>
          <table:table-cell office:value-type="float" office:value="1848147" calcext:value-type="float">
            <text:p>1848147</text:p>
          </table:table-cell>
          <table:table-cell office:value-type="float" office:value="1905011" calcext:value-type="float">
            <text:p>1905011</text:p>
          </table:table-cell>
          <table:table-cell office:value-type="float" office:value="1963711" calcext:value-type="float">
            <text:p>1963711</text:p>
          </table:table-cell>
          <table:table-cell office:value-type="float" office:value="2024042" calcext:value-type="float">
            <text:p>2024042</text:p>
          </table:table-cell>
          <table:table-cell office:value-type="float" office:value="2085860" calcext:value-type="float">
            <text:p>2085860</text:p>
          </table:table-cell>
          <table:table-cell office:value-type="float" office:value="2149139" calcext:value-type="float">
            <text:p>2149139</text:p>
          </table:table-cell>
          <table:table-cell office:value-type="float" office:value="2213894" calcext:value-type="float">
            <text:p>2213894</text:p>
          </table:table-cell>
          <table:table-cell office:value-type="float" office:value="2280102" calcext:value-type="float">
            <text:p>2280102</text:p>
          </table:table-cell>
        </table:table-row>
        <table:table-row table:style-name="ro1">
          <table:table-cell office:value-type="string" calcext:value-type="string">
            <text:p>Guinée-Bissau</text:p>
          </table:table-cell>
          <table:table-cell office:value-type="string" calcext:value-type="string">
            <text:p>GNB</text:p>
          </table:table-cell>
          <table:table-cell office:value-type="float" office:value="616136" calcext:value-type="float">
            <text:p>616136</text:p>
          </table:table-cell>
          <table:table-cell office:value-type="float" office:value="622761" calcext:value-type="float">
            <text:p>622761</text:p>
          </table:table-cell>
          <table:table-cell office:value-type="float" office:value="628883" calcext:value-type="float">
            <text:p>628883</text:p>
          </table:table-cell>
          <table:table-cell office:value-type="float" office:value="635011" calcext:value-type="float">
            <text:p>635011</text:p>
          </table:table-cell>
          <table:table-cell office:value-type="float" office:value="641812" calcext:value-type="float">
            <text:p>641812</text:p>
          </table:table-cell>
          <table:table-cell office:value-type="float" office:value="649790" calcext:value-type="float">
            <text:p>649790</text:p>
          </table:table-cell>
          <table:table-cell office:value-type="float" office:value="658994" calcext:value-type="float">
            <text:p>658994</text:p>
          </table:table-cell>
          <table:table-cell office:value-type="float" office:value="669237" calcext:value-type="float">
            <text:p>669237</text:p>
          </table:table-cell>
          <table:table-cell office:value-type="float" office:value="680432" calcext:value-type="float">
            <text:p>680432</text:p>
          </table:table-cell>
          <table:table-cell office:value-type="float" office:value="692407" calcext:value-type="float">
            <text:p>692407</text:p>
          </table:table-cell>
          <table:table-cell office:value-type="float" office:value="704939" calcext:value-type="float">
            <text:p>704939</text:p>
          </table:table-cell>
          <table:table-cell office:value-type="float" office:value="718364" calcext:value-type="float">
            <text:p>718364</text:p>
          </table:table-cell>
          <table:table-cell office:value-type="float" office:value="732523" calcext:value-type="float">
            <text:p>732523</text:p>
          </table:table-cell>
          <table:table-cell office:value-type="float" office:value="746173" calcext:value-type="float">
            <text:p>746173</text:p>
          </table:table-cell>
          <table:table-cell office:value-type="float" office:value="757674" calcext:value-type="float">
            <text:p>757674</text:p>
          </table:table-cell>
          <table:table-cell office:value-type="float" office:value="765989" calcext:value-type="float">
            <text:p>765989</text:p>
          </table:table-cell>
          <table:table-cell office:value-type="float" office:value="770421" calcext:value-type="float">
            <text:p>770421</text:p>
          </table:table-cell>
          <table:table-cell office:value-type="float" office:value="771737" calcext:value-type="float">
            <text:p>771737</text:p>
          </table:table-cell>
          <table:table-cell office:value-type="float" office:value="772142" calcext:value-type="float">
            <text:p>772142</text:p>
          </table:table-cell>
          <table:table-cell office:value-type="float" office:value="774726" calcext:value-type="float">
            <text:p>774726</text:p>
          </table:table-cell>
          <table:table-cell office:value-type="float" office:value="781677" calcext:value-type="float">
            <text:p>781677</text:p>
          </table:table-cell>
          <table:table-cell office:value-type="float" office:value="793806" calcext:value-type="float">
            <text:p>793806</text:p>
          </table:table-cell>
          <table:table-cell office:value-type="float" office:value="810405" calcext:value-type="float">
            <text:p>810405</text:p>
          </table:table-cell>
          <table:table-cell office:value-type="float" office:value="830207" calcext:value-type="float">
            <text:p>830207</text:p>
          </table:table-cell>
          <table:table-cell office:value-type="float" office:value="851276" calcext:value-type="float">
            <text:p>851276</text:p>
          </table:table-cell>
          <table:table-cell office:value-type="float" office:value="872163" calcext:value-type="float">
            <text:p>872163</text:p>
          </table:table-cell>
          <table:table-cell office:value-type="float" office:value="892522" calcext:value-type="float">
            <text:p>892522</text:p>
          </table:table-cell>
          <table:table-cell office:value-type="float" office:value="912754" calcext:value-type="float">
            <text:p>912754</text:p>
          </table:table-cell>
          <table:table-cell office:value-type="float" office:value="933045" calcext:value-type="float">
            <text:p>933045</text:p>
          </table:table-cell>
          <table:table-cell office:value-type="float" office:value="953790" calcext:value-type="float">
            <text:p>953790</text:p>
          </table:table-cell>
          <table:table-cell office:value-type="float" office:value="975261" calcext:value-type="float">
            <text:p>975261</text:p>
          </table:table-cell>
          <table:table-cell office:value-type="float" office:value="997522" calcext:value-type="float">
            <text:p>997522</text:p>
          </table:table-cell>
          <table:table-cell office:value-type="float" office:value="1020350" calcext:value-type="float">
            <text:p>1020350</text:p>
          </table:table-cell>
          <table:table-cell office:value-type="float" office:value="1043423" calcext:value-type="float">
            <text:p>1043423</text:p>
          </table:table-cell>
          <table:table-cell office:value-type="float" office:value="1066346" calcext:value-type="float">
            <text:p>1066346</text:p>
          </table:table-cell>
          <table:table-cell office:value-type="float" office:value="1088854" calcext:value-type="float">
            <text:p>1088854</text:p>
          </table:table-cell>
          <table:table-cell office:value-type="float" office:value="1110833" calcext:value-type="float">
            <text:p>1110833</text:p>
          </table:table-cell>
          <table:table-cell office:value-type="float" office:value="1132510" calcext:value-type="float">
            <text:p>1132510</text:p>
          </table:table-cell>
          <table:table-cell office:value-type="float" office:value="1154371" calcext:value-type="float">
            <text:p>1154371</text:p>
          </table:table-cell>
          <table:table-cell office:value-type="float" office:value="1177131" calcext:value-type="float">
            <text:p>1177131</text:p>
          </table:table-cell>
          <table:table-cell office:value-type="float" office:value="1201301" calcext:value-type="float">
            <text:p>1201301</text:p>
          </table:table-cell>
          <table:table-cell office:value-type="float" office:value="1227106" calcext:value-type="float">
            <text:p>1227106</text:p>
          </table:table-cell>
          <table:table-cell office:value-type="float" office:value="1254453" calcext:value-type="float">
            <text:p>1254453</text:p>
          </table:table-cell>
          <table:table-cell office:value-type="float" office:value="1283305" calcext:value-type="float">
            <text:p>1283305</text:p>
          </table:table-cell>
          <table:table-cell office:value-type="float" office:value="1313492" calcext:value-type="float">
            <text:p>1313492</text:p>
          </table:table-cell>
          <table:table-cell office:value-type="float" office:value="1344930" calcext:value-type="float">
            <text:p>1344930</text:p>
          </table:table-cell>
          <table:table-cell office:value-type="float" office:value="1377581" calcext:value-type="float">
            <text:p>1377581</text:p>
          </table:table-cell>
          <table:table-cell office:value-type="float" office:value="1411543" calcext:value-type="float">
            <text:p>1411543</text:p>
          </table:table-cell>
          <table:table-cell office:value-type="float" office:value="1446936" calcext:value-type="float">
            <text:p>1446936</text:p>
          </table:table-cell>
          <table:table-cell office:value-type="float" office:value="1483921" calcext:value-type="float">
            <text:p>1483921</text:p>
          </table:table-cell>
          <table:table-cell office:value-type="float" office:value="1522599" calcext:value-type="float">
            <text:p>1522599</text:p>
          </table:table-cell>
          <table:table-cell office:value-type="float" office:value="1562989" calcext:value-type="float">
            <text:p>1562989</text:p>
          </table:table-cell>
          <table:table-cell office:value-type="float" office:value="1604979" calcext:value-type="float">
            <text:p>1604979</text:p>
          </table:table-cell>
          <table:table-cell office:value-type="float" office:value="1648257" calcext:value-type="float">
            <text:p>1648257</text:p>
          </table:table-cell>
          <table:table-cell office:value-type="float" office:value="1692439" calcext:value-type="float">
            <text:p>1692439</text:p>
          </table:table-cell>
          <table:table-cell office:value-type="float" office:value="1737202" calcext:value-type="float">
            <text:p>1737202</text:p>
          </table:table-cell>
          <table:table-cell office:value-type="float" office:value="1782437" calcext:value-type="float">
            <text:p>1782437</text:p>
          </table:table-cell>
          <table:table-cell office:value-type="float" office:value="1828146" calcext:value-type="float">
            <text:p>1828146</text:p>
          </table:table-cell>
          <table:table-cell office:value-type="float" office:value="1874309" calcext:value-type="float">
            <text:p>1874309</text:p>
          </table:table-cell>
        </table:table-row>
        <table:table-row table:style-name="ro1">
          <table:table-cell office:value-type="string" calcext:value-type="string">
            <text:p>Guinée équatoriale</text:p>
          </table:table-cell>
          <table:table-cell office:value-type="string" calcext:value-type="string">
            <text:p>GNQ</text:p>
          </table:table-cell>
          <table:table-cell office:value-type="float" office:value="255333" calcext:value-type="float">
            <text:p>255333</text:p>
          </table:table-cell>
          <table:table-cell office:value-type="float" office:value="258791" calcext:value-type="float">
            <text:p>258791</text:p>
          </table:table-cell>
          <table:table-cell office:value-type="float" office:value="262219" calcext:value-type="float">
            <text:p>262219</text:p>
          </table:table-cell>
          <table:table-cell office:value-type="float" office:value="266000" calcext:value-type="float">
            <text:p>266000</text:p>
          </table:table-cell>
          <table:table-cell office:value-type="float" office:value="270618" calcext:value-type="float">
            <text:p>270618</text:p>
          </table:table-cell>
          <table:table-cell office:value-type="float" office:value="276300" calcext:value-type="float">
            <text:p>276300</text:p>
          </table:table-cell>
          <table:table-cell office:value-type="float" office:value="283506" calcext:value-type="float">
            <text:p>283506</text:p>
          </table:table-cell>
          <table:table-cell office:value-type="float" office:value="291790" calcext:value-type="float">
            <text:p>291790</text:p>
          </table:table-cell>
          <table:table-cell office:value-type="float" office:value="299413" calcext:value-type="float">
            <text:p>299413</text:p>
          </table:table-cell>
          <table:table-cell office:value-type="float" office:value="304000" calcext:value-type="float">
            <text:p>304000</text:p>
          </table:table-cell>
          <table:table-cell office:value-type="float" office:value="303982" calcext:value-type="float">
            <text:p>303982</text:p>
          </table:table-cell>
          <table:table-cell office:value-type="float" office:value="298846" calcext:value-type="float">
            <text:p>298846</text:p>
          </table:table-cell>
          <table:table-cell office:value-type="float" office:value="289501" calcext:value-type="float">
            <text:p>289501</text:p>
          </table:table-cell>
          <table:table-cell office:value-type="float" office:value="277646" calcext:value-type="float">
            <text:p>277646</text:p>
          </table:table-cell>
          <table:table-cell office:value-type="float" office:value="265771" calcext:value-type="float">
            <text:p>265771</text:p>
          </table:table-cell>
          <table:table-cell office:value-type="float" office:value="255800" calcext:value-type="float">
            <text:p>255800</text:p>
          </table:table-cell>
          <table:table-cell office:value-type="float" office:value="247962" calcext:value-type="float">
            <text:p>247962</text:p>
          </table:table-cell>
          <table:table-cell office:value-type="float" office:value="242156" calcext:value-type="float">
            <text:p>242156</text:p>
          </table:table-cell>
          <table:table-cell office:value-type="float" office:value="239678" calcext:value-type="float">
            <text:p>239678</text:p>
          </table:table-cell>
          <table:table-cell office:value-type="float" office:value="241980" calcext:value-type="float">
            <text:p>241980</text:p>
          </table:table-cell>
          <table:table-cell office:value-type="float" office:value="249929" calcext:value-type="float">
            <text:p>249929</text:p>
          </table:table-cell>
          <table:table-cell office:value-type="float" office:value="264374" calcext:value-type="float">
            <text:p>264374</text:p>
          </table:table-cell>
          <table:table-cell office:value-type="float" office:value="284630" calcext:value-type="float">
            <text:p>284630</text:p>
          </table:table-cell>
          <table:table-cell office:value-type="float" office:value="308206" calcext:value-type="float">
            <text:p>308206</text:p>
          </table:table-cell>
          <table:table-cell office:value-type="float" office:value="331552" calcext:value-type="float">
            <text:p>331552</text:p>
          </table:table-cell>
          <table:table-cell office:value-type="float" office:value="352118" calcext:value-type="float">
            <text:p>352118</text:p>
          </table:table-cell>
          <table:table-cell office:value-type="float" office:value="369023" calcext:value-type="float">
            <text:p>369023</text:p>
          </table:table-cell>
          <table:table-cell office:value-type="float" office:value="382981" calcext:value-type="float">
            <text:p>382981</text:p>
          </table:table-cell>
          <table:table-cell office:value-type="float" office:value="394961" calcext:value-type="float">
            <text:p>394961</text:p>
          </table:table-cell>
          <table:table-cell office:value-type="float" office:value="406620" calcext:value-type="float">
            <text:p>406620</text:p>
          </table:table-cell>
          <table:table-cell office:value-type="float" office:value="419188" calcext:value-type="float">
            <text:p>419188</text:p>
          </table:table-cell>
          <table:table-cell office:value-type="float" office:value="432853" calcext:value-type="float">
            <text:p>432853</text:p>
          </table:table-cell>
          <table:table-cell office:value-type="float" office:value="447266" calcext:value-type="float">
            <text:p>447266</text:p>
          </table:table-cell>
          <table:table-cell office:value-type="float" office:value="462637" calcext:value-type="float">
            <text:p>462637</text:p>
          </table:table-cell>
          <table:table-cell office:value-type="float" office:value="479098" calcext:value-type="float">
            <text:p>479098</text:p>
          </table:table-cell>
          <table:table-cell office:value-type="float" office:value="496768" calcext:value-type="float">
            <text:p>496768</text:p>
          </table:table-cell>
          <table:table-cell office:value-type="float" office:value="515853" calcext:value-type="float">
            <text:p>515853</text:p>
          </table:table-cell>
          <table:table-cell office:value-type="float" office:value="536460" calcext:value-type="float">
            <text:p>536460</text:p>
          </table:table-cell>
          <table:table-cell office:value-type="float" office:value="558492" calcext:value-type="float">
            <text:p>558492</text:p>
          </table:table-cell>
          <table:table-cell office:value-type="float" office:value="581770" calcext:value-type="float">
            <text:p>581770</text:p>
          </table:table-cell>
          <table:table-cell office:value-type="float" office:value="606181" calcext:value-type="float">
            <text:p>606181</text:p>
          </table:table-cell>
          <table:table-cell office:value-type="float" office:value="631666" calcext:value-type="float">
            <text:p>631666</text:p>
          </table:table-cell>
          <table:table-cell office:value-type="float" office:value="658384" calcext:value-type="float">
            <text:p>658384</text:p>
          </table:table-cell>
          <table:table-cell office:value-type="float" office:value="686664" calcext:value-type="float">
            <text:p>686664</text:p>
          </table:table-cell>
          <table:table-cell office:value-type="float" office:value="716949" calcext:value-type="float">
            <text:p>716949</text:p>
          </table:table-cell>
          <table:table-cell office:value-type="float" office:value="749535" calcext:value-type="float">
            <text:p>749535</text:p>
          </table:table-cell>
          <table:table-cell office:value-type="float" office:value="784496" calcext:value-type="float">
            <text:p>784496</text:p>
          </table:table-cell>
          <table:table-cell office:value-type="float" office:value="821687" calcext:value-type="float">
            <text:p>821687</text:p>
          </table:table-cell>
          <table:table-cell office:value-type="float" office:value="860840" calcext:value-type="float">
            <text:p>860840</text:p>
          </table:table-cell>
          <table:table-cell office:value-type="float" office:value="901599" calcext:value-type="float">
            <text:p>901599</text:p>
          </table:table-cell>
          <table:table-cell office:value-type="float" office:value="943639" calcext:value-type="float">
            <text:p>943639</text:p>
          </table:table-cell>
          <table:table-cell office:value-type="float" office:value="986853" calcext:value-type="float">
            <text:p>986853</text:p>
          </table:table-cell>
          <table:table-cell office:value-type="float" office:value="1031191" calcext:value-type="float">
            <text:p>1031191</text:p>
          </table:table-cell>
          <table:table-cell office:value-type="float" office:value="1076413" calcext:value-type="float">
            <text:p>1076413</text:p>
          </table:table-cell>
          <table:table-cell office:value-type="float" office:value="1122276" calcext:value-type="float">
            <text:p>1122276</text:p>
          </table:table-cell>
          <table:table-cell office:value-type="float" office:value="1168568" calcext:value-type="float">
            <text:p>1168568</text:p>
          </table:table-cell>
          <table:table-cell office:value-type="float" office:value="1215179" calcext:value-type="float">
            <text:p>1215179</text:p>
          </table:table-cell>
          <table:table-cell office:value-type="float" office:value="1262001" calcext:value-type="float">
            <text:p>1262001</text:p>
          </table:table-cell>
          <table:table-cell office:value-type="float" office:value="1308974" calcext:value-type="float">
            <text:p>1308974</text:p>
          </table:table-cell>
        </table:table-row>
        <table:table-row table:style-name="ro1">
          <table:table-cell office:value-type="string" calcext:value-type="string">
            <text:p>Grèce</text:p>
          </table:table-cell>
          <table:table-cell office:value-type="string" calcext:value-type="string">
            <text:p>GRC</text:p>
          </table:table-cell>
          <table:table-cell office:value-type="float" office:value="8331725" calcext:value-type="float">
            <text:p>8331725</text:p>
          </table:table-cell>
          <table:table-cell office:value-type="float" office:value="8398050" calcext:value-type="float">
            <text:p>8398050</text:p>
          </table:table-cell>
          <table:table-cell office:value-type="float" office:value="8448233" calcext:value-type="float">
            <text:p>8448233</text:p>
          </table:table-cell>
          <table:table-cell office:value-type="float" office:value="8479625" calcext:value-type="float">
            <text:p>8479625</text:p>
          </table:table-cell>
          <table:table-cell office:value-type="float" office:value="8510429" calcext:value-type="float">
            <text:p>8510429</text:p>
          </table:table-cell>
          <table:table-cell office:value-type="float" office:value="8550333" calcext:value-type="float">
            <text:p>8550333</text:p>
          </table:table-cell>
          <table:table-cell office:value-type="float" office:value="8613651" calcext:value-type="float">
            <text:p>8613651</text:p>
          </table:table-cell>
          <table:table-cell office:value-type="float" office:value="8684088" calcext:value-type="float">
            <text:p>8684088</text:p>
          </table:table-cell>
          <table:table-cell office:value-type="float" office:value="8740765" calcext:value-type="float">
            <text:p>8740765</text:p>
          </table:table-cell>
          <table:table-cell office:value-type="float" office:value="8772764" calcext:value-type="float">
            <text:p>8772764</text:p>
          </table:table-cell>
          <table:table-cell office:value-type="float" office:value="8792806" calcext:value-type="float">
            <text:p>8792806</text:p>
          </table:table-cell>
          <table:table-cell office:value-type="float" office:value="8831036" calcext:value-type="float">
            <text:p>8831036</text:p>
          </table:table-cell>
          <table:table-cell office:value-type="float" office:value="8888628" calcext:value-type="float">
            <text:p>8888628</text:p>
          </table:table-cell>
          <table:table-cell office:value-type="float" office:value="8929086" calcext:value-type="float">
            <text:p>8929086</text:p>
          </table:table-cell>
          <table:table-cell office:value-type="float" office:value="8962022" calcext:value-type="float">
            <text:p>8962022</text:p>
          </table:table-cell>
          <table:table-cell office:value-type="float" office:value="9046541" calcext:value-type="float">
            <text:p>9046541</text:p>
          </table:table-cell>
          <table:table-cell office:value-type="float" office:value="9188150" calcext:value-type="float">
            <text:p>9188150</text:p>
          </table:table-cell>
          <table:table-cell office:value-type="float" office:value="9308479" calcext:value-type="float">
            <text:p>9308479</text:p>
          </table:table-cell>
          <table:table-cell office:value-type="float" office:value="9429959" calcext:value-type="float">
            <text:p>9429959</text:p>
          </table:table-cell>
          <table:table-cell office:value-type="float" office:value="9548258" calcext:value-type="float">
            <text:p>9548258</text:p>
          </table:table-cell>
          <table:table-cell office:value-type="float" office:value="9642505" calcext:value-type="float">
            <text:p>9642505</text:p>
          </table:table-cell>
          <table:table-cell office:value-type="float" office:value="9729350" calcext:value-type="float">
            <text:p>9729350</text:p>
          </table:table-cell>
          <table:table-cell office:value-type="float" office:value="9789513" calcext:value-type="float">
            <text:p>9789513</text:p>
          </table:table-cell>
          <table:table-cell office:value-type="float" office:value="9846627" calcext:value-type="float">
            <text:p>9846627</text:p>
          </table:table-cell>
          <table:table-cell office:value-type="float" office:value="9895801" calcext:value-type="float">
            <text:p>9895801</text:p>
          </table:table-cell>
          <table:table-cell office:value-type="float" office:value="9934300" calcext:value-type="float">
            <text:p>9934300</text:p>
          </table:table-cell>
          <table:table-cell office:value-type="float" office:value="9967213" calcext:value-type="float">
            <text:p>9967213</text:p>
          </table:table-cell>
          <table:table-cell office:value-type="float" office:value="10000595" calcext:value-type="float">
            <text:p>10000595</text:p>
          </table:table-cell>
          <table:table-cell office:value-type="float" office:value="10036983" calcext:value-type="float">
            <text:p>10036983</text:p>
          </table:table-cell>
          <table:table-cell office:value-type="float" office:value="10089498" calcext:value-type="float">
            <text:p>10089498</text:p>
          </table:table-cell>
          <table:table-cell office:value-type="float" office:value="10196792" calcext:value-type="float">
            <text:p>10196792</text:p>
          </table:table-cell>
          <table:table-cell office:value-type="float" office:value="10319927" calcext:value-type="float">
            <text:p>10319927</text:p>
          </table:table-cell>
          <table:table-cell office:value-type="float" office:value="10399061" calcext:value-type="float">
            <text:p>10399061</text:p>
          </table:table-cell>
          <table:table-cell office:value-type="float" office:value="10460415" calcext:value-type="float">
            <text:p>10460415</text:p>
          </table:table-cell>
          <table:table-cell office:value-type="float" office:value="10512922" calcext:value-type="float">
            <text:p>10512922</text:p>
          </table:table-cell>
          <table:table-cell office:value-type="float" office:value="10562153" calcext:value-type="float">
            <text:p>10562153</text:p>
          </table:table-cell>
          <table:table-cell office:value-type="float" office:value="10608800" calcext:value-type="float">
            <text:p>10608800</text:p>
          </table:table-cell>
          <table:table-cell office:value-type="float" office:value="10661259" calcext:value-type="float">
            <text:p>10661259</text:p>
          </table:table-cell>
          <table:table-cell office:value-type="float" office:value="10720509" calcext:value-type="float">
            <text:p>10720509</text:p>
          </table:table-cell>
          <table:table-cell office:value-type="float" office:value="10761698" calcext:value-type="float">
            <text:p>10761698</text:p>
          </table:table-cell>
          <table:table-cell office:value-type="float" office:value="10805808" calcext:value-type="float">
            <text:p>10805808</text:p>
          </table:table-cell>
          <table:table-cell office:value-type="float" office:value="10862132" calcext:value-type="float">
            <text:p>10862132</text:p>
          </table:table-cell>
          <table:table-cell office:value-type="float" office:value="10902022" calcext:value-type="float">
            <text:p>10902022</text:p>
          </table:table-cell>
          <table:table-cell office:value-type="float" office:value="10928070" calcext:value-type="float">
            <text:p>10928070</text:p>
          </table:table-cell>
          <table:table-cell office:value-type="float" office:value="10955141" calcext:value-type="float">
            <text:p>10955141</text:p>
          </table:table-cell>
          <table:table-cell office:value-type="float" office:value="10987314" calcext:value-type="float">
            <text:p>10987314</text:p>
          </table:table-cell>
          <table:table-cell office:value-type="float" office:value="11020362" calcext:value-type="float">
            <text:p>11020362</text:p>
          </table:table-cell>
          <table:table-cell office:value-type="float" office:value="11048473" calcext:value-type="float">
            <text:p>11048473</text:p>
          </table:table-cell>
          <table:table-cell office:value-type="float" office:value="11077841" calcext:value-type="float">
            <text:p>11077841</text:p>
          </table:table-cell>
          <table:table-cell office:value-type="float" office:value="11107017" calcext:value-type="float">
            <text:p>11107017</text:p>
          </table:table-cell>
          <table:table-cell office:value-type="float" office:value="11121341" calcext:value-type="float">
            <text:p>11121341</text:p>
          </table:table-cell>
          <table:table-cell office:value-type="float" office:value="11104899" calcext:value-type="float">
            <text:p>11104899</text:p>
          </table:table-cell>
          <table:table-cell office:value-type="float" office:value="11045011" calcext:value-type="float">
            <text:p>11045011</text:p>
          </table:table-cell>
          <table:table-cell office:value-type="float" office:value="10965211" calcext:value-type="float">
            <text:p>10965211</text:p>
          </table:table-cell>
          <table:table-cell office:value-type="float" office:value="10892413" calcext:value-type="float">
            <text:p>10892413</text:p>
          </table:table-cell>
          <table:table-cell office:value-type="float" office:value="10820883" calcext:value-type="float">
            <text:p>10820883</text:p>
          </table:table-cell>
          <table:table-cell office:value-type="float" office:value="10775971" calcext:value-type="float">
            <text:p>10775971</text:p>
          </table:table-cell>
          <table:table-cell office:value-type="float" office:value="10754679" calcext:value-type="float">
            <text:p>10754679</text:p>
          </table:table-cell>
          <table:table-cell office:value-type="float" office:value="10727668" calcext:value-type="float">
            <text:p>10727668</text:p>
          </table:table-cell>
        </table:table-row>
        <table:table-row table:style-name="ro1">
          <table:table-cell office:value-type="string" calcext:value-type="string">
            <text:p>Grenade</text:p>
          </table:table-cell>
          <table:table-cell office:value-type="string" calcext:value-type="string">
            <text:p>GRD</text:p>
          </table:table-cell>
          <table:table-cell office:value-type="float" office:value="89932" calcext:value-type="float">
            <text:p>89932</text:p>
          </table:table-cell>
          <table:table-cell office:value-type="float" office:value="91327" calcext:value-type="float">
            <text:p>91327</text:p>
          </table:table-cell>
          <table:table-cell office:value-type="float" office:value="92484" calcext:value-type="float">
            <text:p>92484</text:p>
          </table:table-cell>
          <table:table-cell office:value-type="float" office:value="93413" calcext:value-type="float">
            <text:p>93413</text:p>
          </table:table-cell>
          <table:table-cell office:value-type="float" office:value="94123" calcext:value-type="float">
            <text:p>94123</text:p>
          </table:table-cell>
          <table:table-cell office:value-type="float" office:value="94636" calcext:value-type="float">
            <text:p>94636</text:p>
          </table:table-cell>
          <table:table-cell office:value-type="float" office:value="94934" calcext:value-type="float">
            <text:p>94934</text:p>
          </table:table-cell>
          <table:table-cell office:value-type="float" office:value="95020" calcext:value-type="float">
            <text:p>95020</text:p>
          </table:table-cell>
          <table:table-cell office:value-type="float" office:value="94927" calcext:value-type="float">
            <text:p>94927</text:p>
          </table:table-cell>
          <table:table-cell office:value-type="float" office:value="94728" calcext:value-type="float">
            <text:p>94728</text:p>
          </table:table-cell>
          <table:table-cell office:value-type="float" office:value="94475" calcext:value-type="float">
            <text:p>94475</text:p>
          </table:table-cell>
          <table:table-cell office:value-type="float" office:value="94221" calcext:value-type="float">
            <text:p>94221</text:p>
          </table:table-cell>
          <table:table-cell office:value-type="float" office:value="93983" calcext:value-type="float">
            <text:p>93983</text:p>
          </table:table-cell>
          <table:table-cell office:value-type="float" office:value="93669" calcext:value-type="float">
            <text:p>93669</text:p>
          </table:table-cell>
          <table:table-cell office:value-type="float" office:value="93191" calcext:value-type="float">
            <text:p>93191</text:p>
          </table:table-cell>
          <table:table-cell office:value-type="float" office:value="92494" calcext:value-type="float">
            <text:p>92494</text:p>
          </table:table-cell>
          <table:table-cell office:value-type="float" office:value="91475" calcext:value-type="float">
            <text:p>91475</text:p>
          </table:table-cell>
          <table:table-cell office:value-type="float" office:value="90227" calcext:value-type="float">
            <text:p>90227</text:p>
          </table:table-cell>
          <table:table-cell office:value-type="float" office:value="89101" calcext:value-type="float">
            <text:p>89101</text:p>
          </table:table-cell>
          <table:table-cell office:value-type="float" office:value="88600" calcext:value-type="float">
            <text:p>88600</text:p>
          </table:table-cell>
          <table:table-cell office:value-type="float" office:value="89032" calcext:value-type="float">
            <text:p>89032</text:p>
          </table:table-cell>
          <table:table-cell office:value-type="float" office:value="90607" calcext:value-type="float">
            <text:p>90607</text:p>
          </table:table-cell>
          <table:table-cell office:value-type="float" office:value="93122" calcext:value-type="float">
            <text:p>93122</text:p>
          </table:table-cell>
          <table:table-cell office:value-type="float" office:value="96019" calcext:value-type="float">
            <text:p>96019</text:p>
          </table:table-cell>
          <table:table-cell office:value-type="float" office:value="98477" calcext:value-type="float">
            <text:p>98477</text:p>
          </table:table-cell>
          <table:table-cell office:value-type="float" office:value="99946" calcext:value-type="float">
            <text:p>99946</text:p>
          </table:table-cell>
          <table:table-cell office:value-type="float" office:value="100191" calcext:value-type="float">
            <text:p>100191</text:p>
          </table:table-cell>
          <table:table-cell office:value-type="float" office:value="99436" calcext:value-type="float">
            <text:p>99436</text:p>
          </table:table-cell>
          <table:table-cell office:value-type="float" office:value="98120" calcext:value-type="float">
            <text:p>98120</text:p>
          </table:table-cell>
          <table:table-cell office:value-type="float" office:value="96924" calcext:value-type="float">
            <text:p>96924</text:p>
          </table:table-cell>
          <table:table-cell office:value-type="float" office:value="96331" calcext:value-type="float">
            <text:p>96331</text:p>
          </table:table-cell>
          <table:table-cell office:value-type="float" office:value="96460" calcext:value-type="float">
            <text:p>96460</text:p>
          </table:table-cell>
          <table:table-cell office:value-type="float" office:value="97165" calcext:value-type="float">
            <text:p>97165</text:p>
          </table:table-cell>
          <table:table-cell office:value-type="float" office:value="98230" calcext:value-type="float">
            <text:p>98230</text:p>
          </table:table-cell>
          <table:table-cell office:value-type="float" office:value="99352" calcext:value-type="float">
            <text:p>99352</text:p>
          </table:table-cell>
          <table:table-cell office:value-type="float" office:value="100288" calcext:value-type="float">
            <text:p>100288</text:p>
          </table:table-cell>
          <table:table-cell office:value-type="float" office:value="101001" calcext:value-type="float">
            <text:p>101001</text:p>
          </table:table-cell>
          <table:table-cell office:value-type="float" office:value="101567" calcext:value-type="float">
            <text:p>101567</text:p>
          </table:table-cell>
          <table:table-cell office:value-type="float" office:value="102021" calcext:value-type="float">
            <text:p>102021</text:p>
          </table:table-cell>
          <table:table-cell office:value-type="float" office:value="102432" calcext:value-type="float">
            <text:p>102432</text:p>
          </table:table-cell>
          <table:table-cell office:value-type="float" office:value="102833" calcext:value-type="float">
            <text:p>102833</text:p>
          </table:table-cell>
          <table:table-cell office:value-type="float" office:value="103249" calcext:value-type="float">
            <text:p>103249</text:p>
          </table:table-cell>
          <table:table-cell office:value-type="float" office:value="103634" calcext:value-type="float">
            <text:p>103634</text:p>
          </table:table-cell>
          <table:table-cell office:value-type="float" office:value="104005" calcext:value-type="float">
            <text:p>104005</text:p>
          </table:table-cell>
          <table:table-cell office:value-type="float" office:value="104347" calcext:value-type="float">
            <text:p>104347</text:p>
          </table:table-cell>
          <table:table-cell office:value-type="float" office:value="104661" calcext:value-type="float">
            <text:p>104661</text:p>
          </table:table-cell>
          <table:table-cell office:value-type="float" office:value="104933" calcext:value-type="float">
            <text:p>104933</text:p>
          </table:table-cell>
          <table:table-cell office:value-type="float" office:value="105190" calcext:value-type="float">
            <text:p>105190</text:p>
          </table:table-cell>
          <table:table-cell office:value-type="float" office:value="105456" calcext:value-type="float">
            <text:p>105456</text:p>
          </table:table-cell>
          <table:table-cell office:value-type="float" office:value="105789" calcext:value-type="float">
            <text:p>105789</text:p>
          </table:table-cell>
          <table:table-cell office:value-type="float" office:value="106233" calcext:value-type="float">
            <text:p>106233</text:p>
          </table:table-cell>
          <table:table-cell office:value-type="float" office:value="106796" calcext:value-type="float">
            <text:p>106796</text:p>
          </table:table-cell>
          <table:table-cell office:value-type="float" office:value="107446" calcext:value-type="float">
            <text:p>107446</text:p>
          </table:table-cell>
          <table:table-cell office:value-type="float" office:value="108170" calcext:value-type="float">
            <text:p>108170</text:p>
          </table:table-cell>
          <table:table-cell office:value-type="float" office:value="108902" calcext:value-type="float">
            <text:p>108902</text:p>
          </table:table-cell>
          <table:table-cell office:value-type="float" office:value="109599" calcext:value-type="float">
            <text:p>109599</text:p>
          </table:table-cell>
          <table:table-cell office:value-type="float" office:value="110261" calcext:value-type="float">
            <text:p>110261</text:p>
          </table:table-cell>
          <table:table-cell office:value-type="float" office:value="110874" calcext:value-type="float">
            <text:p>110874</text:p>
          </table:table-cell>
          <table:table-cell office:value-type="float" office:value="111454" calcext:value-type="float">
            <text:p>111454</text:p>
          </table:table-cell>
        </table:table-row>
        <table:table-row table:style-name="ro1">
          <table:table-cell office:value-type="string" calcext:value-type="string">
            <text:p>Groenland</text:p>
          </table:table-cell>
          <table:table-cell office:value-type="string" calcext:value-type="string">
            <text:p>GRL</text:p>
          </table:table-cell>
          <table:table-cell office:value-type="float" office:value="32500" calcext:value-type="float">
            <text:p>32500</text:p>
          </table:table-cell>
          <table:table-cell office:value-type="float" office:value="33700" calcext:value-type="float">
            <text:p>33700</text:p>
          </table:table-cell>
          <table:table-cell office:value-type="float" office:value="35000" calcext:value-type="float">
            <text:p>35000</text:p>
          </table:table-cell>
          <table:table-cell office:value-type="float" office:value="36400" calcext:value-type="float">
            <text:p>36400</text:p>
          </table:table-cell>
          <table:table-cell office:value-type="float" office:value="37600" calcext:value-type="float">
            <text:p>37600</text:p>
          </table:table-cell>
          <table:table-cell office:value-type="float" office:value="39200" calcext:value-type="float">
            <text:p>39200</text:p>
          </table:table-cell>
          <table:table-cell office:value-type="float" office:value="40500" calcext:value-type="float">
            <text:p>40500</text:p>
          </table:table-cell>
          <table:table-cell office:value-type="float" office:value="41900" calcext:value-type="float">
            <text:p>41900</text:p>
          </table:table-cell>
          <table:table-cell office:value-type="float" office:value="43400" calcext:value-type="float">
            <text:p>43400</text:p>
          </table:table-cell>
          <table:table-cell office:value-type="float" office:value="44900" calcext:value-type="float">
            <text:p>44900</text:p>
          </table:table-cell>
          <table:table-cell office:value-type="float" office:value="46400" calcext:value-type="float">
            <text:p>46400</text:p>
          </table:table-cell>
          <table:table-cell office:value-type="float" office:value="47200" calcext:value-type="float">
            <text:p>47200</text:p>
          </table:table-cell>
          <table:table-cell office:value-type="float" office:value="48300" calcext:value-type="float">
            <text:p>48300</text:p>
          </table:table-cell>
          <table:table-cell office:value-type="float" office:value="49000" calcext:value-type="float">
            <text:p>49000</text:p>
          </table:table-cell>
          <table:table-cell office:value-type="float" office:value="49500" calcext:value-type="float">
            <text:p>49500</text:p>
          </table:table-cell>
          <table:table-cell office:value-type="float" office:value="49600" calcext:value-type="float">
            <text:p>49600</text:p>
          </table:table-cell>
          <table:table-cell office:value-type="float" office:value="49700" calcext:value-type="float">
            <text:p>49700</text:p>
          </table:table-cell>
          <table:table-cell office:value-type="float" office:value="49400" calcext:value-type="float">
            <text:p>49400</text:p>
          </table:table-cell>
          <table:table-cell office:value-type="float" office:value="49200" calcext:value-type="float">
            <text:p>49200</text:p>
          </table:table-cell>
          <table:table-cell office:value-type="float" office:value="49600" calcext:value-type="float">
            <text:p>49600</text:p>
          </table:table-cell>
          <table:table-cell office:value-type="float" office:value="50200" calcext:value-type="float">
            <text:p>50200</text:p>
          </table:table-cell>
          <table:table-cell office:value-type="float" office:value="51000" calcext:value-type="float">
            <text:p>51000</text:p>
          </table:table-cell>
          <table:table-cell office:value-type="float" office:value="51500" calcext:value-type="float">
            <text:p>51500</text:p>
          </table:table-cell>
          <table:table-cell office:value-type="float" office:value="52100" calcext:value-type="float">
            <text:p>52100</text:p>
          </table:table-cell>
          <table:table-cell office:value-type="float" office:value="52700" calcext:value-type="float">
            <text:p>52700</text:p>
          </table:table-cell>
          <table:table-cell office:value-type="float" office:value="53200" calcext:value-type="float">
            <text:p>53200</text:p>
          </table:table-cell>
          <table:table-cell office:value-type="float" office:value="53500" calcext:value-type="float">
            <text:p>53500</text:p>
          </table:table-cell>
          <table:table-cell office:value-type="float" office:value="54100" calcext:value-type="float">
            <text:p>54100</text:p>
          </table:table-cell>
          <table:table-cell office:value-type="float" office:value="54800" calcext:value-type="float">
            <text:p>54800</text:p>
          </table:table-cell>
          <table:table-cell office:value-type="float" office:value="55300" calcext:value-type="float">
            <text:p>55300</text:p>
          </table:table-cell>
          <table:table-cell office:value-type="float" office:value="55600" calcext:value-type="float">
            <text:p>55600</text:p>
          </table:table-cell>
          <table:table-cell office:value-type="float" office:value="55500" calcext:value-type="float">
            <text:p>55500</text:p>
          </table:table-cell>
          <table:table-cell office:value-type="float" office:value="55300" calcext:value-type="float">
            <text:p>55300</text:p>
          </table:table-cell>
          <table:table-cell office:value-type="float" office:value="55200" calcext:value-type="float">
            <text:p>55200</text:p>
          </table:table-cell>
          <table:table-cell office:value-type="float" office:value="55500" calcext:value-type="float">
            <text:p>55500</text:p>
          </table:table-cell>
          <table:table-cell office:value-type="float" office:value="55800" calcext:value-type="float">
            <text:p>55800</text:p>
          </table:table-cell>
          <table:table-cell office:value-type="float" office:value="55900" calcext:value-type="float">
            <text:p>55900</text:p>
          </table:table-cell>
          <table:table-cell office:value-type="float" office:value="56000" calcext:value-type="float">
            <text:p>56000</text:p>
          </table:table-cell>
          <table:table-cell table:number-columns-repeated="2" office:value-type="float" office:value="56100" calcext:value-type="float">
            <text:p>56100</text:p>
          </table:table-cell>
          <table:table-cell office:value-type="float" office:value="56200" calcext:value-type="float">
            <text:p>56200</text:p>
          </table:table-cell>
          <table:table-cell office:value-type="float" office:value="56350" calcext:value-type="float">
            <text:p>56350</text:p>
          </table:table-cell>
          <table:table-cell office:value-type="float" office:value="56609" calcext:value-type="float">
            <text:p>56609</text:p>
          </table:table-cell>
          <table:table-cell office:value-type="float" office:value="56765" calcext:value-type="float">
            <text:p>56765</text:p>
          </table:table-cell>
          <table:table-cell office:value-type="float" office:value="56911" calcext:value-type="float">
            <text:p>56911</text:p>
          </table:table-cell>
          <table:table-cell office:value-type="float" office:value="56935" calcext:value-type="float">
            <text:p>56935</text:p>
          </table:table-cell>
          <table:table-cell office:value-type="float" office:value="56774" calcext:value-type="float">
            <text:p>56774</text:p>
          </table:table-cell>
          <table:table-cell office:value-type="float" office:value="56555" calcext:value-type="float">
            <text:p>56555</text:p>
          </table:table-cell>
          <table:table-cell office:value-type="float" office:value="56328" calcext:value-type="float">
            <text:p>56328</text:p>
          </table:table-cell>
          <table:table-cell office:value-type="float" office:value="56323" calcext:value-type="float">
            <text:p>56323</text:p>
          </table:table-cell>
          <table:table-cell office:value-type="float" office:value="56905" calcext:value-type="float">
            <text:p>56905</text:p>
          </table:table-cell>
          <table:table-cell office:value-type="float" office:value="56890" calcext:value-type="float">
            <text:p>56890</text:p>
          </table:table-cell>
          <table:table-cell office:value-type="float" office:value="56810" calcext:value-type="float">
            <text:p>56810</text:p>
          </table:table-cell>
          <table:table-cell office:value-type="float" office:value="56483" calcext:value-type="float">
            <text:p>56483</text:p>
          </table:table-cell>
          <table:table-cell office:value-type="float" office:value="56295" calcext:value-type="float">
            <text:p>56295</text:p>
          </table:table-cell>
          <table:table-cell office:value-type="float" office:value="56114" calcext:value-type="float">
            <text:p>56114</text:p>
          </table:table-cell>
          <table:table-cell office:value-type="float" office:value="56186" calcext:value-type="float">
            <text:p>56186</text:p>
          </table:table-cell>
          <table:table-cell office:value-type="float" office:value="56171" calcext:value-type="float">
            <text:p>56171</text:p>
          </table:table-cell>
          <table:table-cell office:value-type="float" office:value="56025" calcext:value-type="float">
            <text:p>56025</text:p>
          </table:table-cell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  <table:table-cell office:value-type="float" office:value="4210747" calcext:value-type="float">
            <text:p>4210747</text:p>
          </table:table-cell>
          <table:table-cell office:value-type="float" office:value="4336143" calcext:value-type="float">
            <text:p>4336143</text:p>
          </table:table-cell>
          <table:table-cell office:value-type="float" office:value="4464249" calcext:value-type="float">
            <text:p>4464249</text:p>
          </table:table-cell>
          <table:table-cell office:value-type="float" office:value="4595510" calcext:value-type="float">
            <text:p>4595510</text:p>
          </table:table-cell>
          <table:table-cell office:value-type="float" office:value="4730540" calcext:value-type="float">
            <text:p>4730540</text:p>
          </table:table-cell>
          <table:table-cell office:value-type="float" office:value="4869716" calcext:value-type="float">
            <text:p>4869716</text:p>
          </table:table-cell>
          <table:table-cell office:value-type="float" office:value="5013153" calcext:value-type="float">
            <text:p>5013153</text:p>
          </table:table-cell>
          <table:table-cell office:value-type="float" office:value="5160609" calcext:value-type="float">
            <text:p>5160609</text:p>
          </table:table-cell>
          <table:table-cell office:value-type="float" office:value="5311615" calcext:value-type="float">
            <text:p>5311615</text:p>
          </table:table-cell>
          <table:table-cell office:value-type="float" office:value="5465512" calcext:value-type="float">
            <text:p>5465512</text:p>
          </table:table-cell>
          <table:table-cell office:value-type="float" office:value="5621792" calcext:value-type="float">
            <text:p>5621792</text:p>
          </table:table-cell>
          <table:table-cell office:value-type="float" office:value="5780480" calcext:value-type="float">
            <text:p>5780480</text:p>
          </table:table-cell>
          <table:table-cell office:value-type="float" office:value="5941567" calcext:value-type="float">
            <text:p>5941567</text:p>
          </table:table-cell>
          <table:table-cell office:value-type="float" office:value="6104530" calcext:value-type="float">
            <text:p>6104530</text:p>
          </table:table-cell>
          <table:table-cell office:value-type="float" office:value="6268707" calcext:value-type="float">
            <text:p>6268707</text:p>
          </table:table-cell>
          <table:table-cell office:value-type="float" office:value="6433728" calcext:value-type="float">
            <text:p>6433728</text:p>
          </table:table-cell>
          <table:table-cell office:value-type="float" office:value="6599214" calcext:value-type="float">
            <text:p>6599214</text:p>
          </table:table-cell>
          <table:table-cell office:value-type="float" office:value="6765516" calcext:value-type="float">
            <text:p>6765516</text:p>
          </table:table-cell>
          <table:table-cell office:value-type="float" office:value="6933906" calcext:value-type="float">
            <text:p>6933906</text:p>
          </table:table-cell>
          <table:table-cell office:value-type="float" office:value="7106145" calcext:value-type="float">
            <text:p>7106145</text:p>
          </table:table-cell>
          <table:table-cell office:value-type="float" office:value="7283459" calcext:value-type="float">
            <text:p>7283459</text:p>
          </table:table-cell>
          <table:table-cell office:value-type="float" office:value="7466488" calcext:value-type="float">
            <text:p>7466488</text:p>
          </table:table-cell>
          <table:table-cell office:value-type="float" office:value="7654819" calcext:value-type="float">
            <text:p>7654819</text:p>
          </table:table-cell>
          <table:table-cell office:value-type="float" office:value="7847472" calcext:value-type="float">
            <text:p>7847472</text:p>
          </table:table-cell>
          <table:table-cell office:value-type="float" office:value="8042897" calcext:value-type="float">
            <text:p>8042897</text:p>
          </table:table-cell>
          <table:table-cell office:value-type="float" office:value="8240060" calcext:value-type="float">
            <text:p>8240060</text:p>
          </table:table-cell>
          <table:table-cell office:value-type="float" office:value="8438604" calcext:value-type="float">
            <text:p>8438604</text:p>
          </table:table-cell>
          <table:table-cell office:value-type="float" office:value="8639108" calcext:value-type="float">
            <text:p>8639108</text:p>
          </table:table-cell>
          <table:table-cell office:value-type="float" office:value="8842575" calcext:value-type="float">
            <text:p>8842575</text:p>
          </table:table-cell>
          <table:table-cell office:value-type="float" office:value="9050465" calcext:value-type="float">
            <text:p>9050465</text:p>
          </table:table-cell>
          <table:table-cell office:value-type="float" office:value="9263813" calcext:value-type="float">
            <text:p>9263813</text:p>
          </table:table-cell>
          <table:table-cell office:value-type="float" office:value="9483270" calcext:value-type="float">
            <text:p>9483270</text:p>
          </table:table-cell>
          <table:table-cell office:value-type="float" office:value="9708544" calcext:value-type="float">
            <text:p>9708544</text:p>
          </table:table-cell>
          <table:table-cell office:value-type="float" office:value="9938692" calcext:value-type="float">
            <text:p>9938692</text:p>
          </table:table-cell>
          <table:table-cell office:value-type="float" office:value="10172297" calcext:value-type="float">
            <text:p>10172297</text:p>
          </table:table-cell>
          <table:table-cell office:value-type="float" office:value="10408489" calcext:value-type="float">
            <text:p>10408489</text:p>
          </table:table-cell>
          <table:table-cell office:value-type="float" office:value="10646674" calcext:value-type="float">
            <text:p>10646674</text:p>
          </table:table-cell>
          <table:table-cell office:value-type="float" office:value="10887634" calcext:value-type="float">
            <text:p>10887634</text:p>
          </table:table-cell>
          <table:table-cell office:value-type="float" office:value="11133501" calcext:value-type="float">
            <text:p>11133501</text:p>
          </table:table-cell>
          <table:table-cell office:value-type="float" office:value="11387203" calcext:value-type="float">
            <text:p>11387203</text:p>
          </table:table-cell>
          <table:table-cell office:value-type="float" office:value="11650743" calcext:value-type="float">
            <text:p>11650743</text:p>
          </table:table-cell>
          <table:table-cell office:value-type="float" office:value="11924946" calcext:value-type="float">
            <text:p>11924946</text:p>
          </table:table-cell>
          <table:table-cell office:value-type="float" office:value="12208848" calcext:value-type="float">
            <text:p>12208848</text:p>
          </table:table-cell>
          <table:table-cell office:value-type="float" office:value="12500478" calcext:value-type="float">
            <text:p>12500478</text:p>
          </table:table-cell>
          <table:table-cell office:value-type="float" office:value="12796925" calcext:value-type="float">
            <text:p>12796925</text:p>
          </table:table-cell>
          <table:table-cell office:value-type="float" office:value="13096028" calcext:value-type="float">
            <text:p>13096028</text:p>
          </table:table-cell>
          <table:table-cell office:value-type="float" office:value="13397021" calcext:value-type="float">
            <text:p>13397021</text:p>
          </table:table-cell>
          <table:table-cell office:value-type="float" office:value="13700327" calcext:value-type="float">
            <text:p>13700327</text:p>
          </table:table-cell>
          <table:table-cell office:value-type="float" office:value="14006428" calcext:value-type="float">
            <text:p>14006428</text:p>
          </table:table-cell>
          <table:table-cell office:value-type="float" office:value="14316263" calcext:value-type="float">
            <text:p>14316263</text:p>
          </table:table-cell>
          <table:table-cell office:value-type="float" office:value="14630417" calcext:value-type="float">
            <text:p>14630417</text:p>
          </table:table-cell>
          <table:table-cell office:value-type="float" office:value="14948803" calcext:value-type="float">
            <text:p>14948803</text:p>
          </table:table-cell>
          <table:table-cell office:value-type="float" office:value="15270778" calcext:value-type="float">
            <text:p>15270778</text:p>
          </table:table-cell>
          <table:table-cell office:value-type="float" office:value="15595821" calcext:value-type="float">
            <text:p>15595821</text:p>
          </table:table-cell>
          <table:table-cell office:value-type="float" office:value="15923243" calcext:value-type="float">
            <text:p>15923243</text:p>
          </table:table-cell>
          <table:table-cell office:value-type="float" office:value="16252429" calcext:value-type="float">
            <text:p>16252429</text:p>
          </table:table-cell>
          <table:table-cell office:value-type="float" office:value="16583060" calcext:value-type="float">
            <text:p>16583060</text:p>
          </table:table-cell>
          <table:table-cell office:value-type="float" office:value="16914936" calcext:value-type="float">
            <text:p>16914936</text:p>
          </table:table-cell>
          <table:table-cell office:value-type="float" office:value="17247807" calcext:value-type="float">
            <text:p>17247807</text:p>
          </table:table-cell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M</text:p>
          </table:table-cell>
          <table:table-cell office:value-type="float" office:value="66742" calcext:value-type="float">
            <text:p>66742</text:p>
          </table:table-cell>
          <table:table-cell office:value-type="float" office:value="68072" calcext:value-type="float">
            <text:p>68072</text:p>
          </table:table-cell>
          <table:table-cell office:value-type="float" office:value="69604" calcext:value-type="float">
            <text:p>69604</text:p>
          </table:table-cell>
          <table:table-cell office:value-type="float" office:value="71286" calcext:value-type="float">
            <text:p>71286</text:p>
          </table:table-cell>
          <table:table-cell office:value-type="float" office:value="73051" calcext:value-type="float">
            <text:p>73051</text:p>
          </table:table-cell>
          <table:table-cell office:value-type="float" office:value="74830" calcext:value-type="float">
            <text:p>74830</text:p>
          </table:table-cell>
          <table:table-cell office:value-type="float" office:value="76607" calcext:value-type="float">
            <text:p>76607</text:p>
          </table:table-cell>
          <table:table-cell office:value-type="float" office:value="78404" calcext:value-type="float">
            <text:p>78404</text:p>
          </table:table-cell>
          <table:table-cell office:value-type="float" office:value="80217" calcext:value-type="float">
            <text:p>80217</text:p>
          </table:table-cell>
          <table:table-cell office:value-type="float" office:value="82040" calcext:value-type="float">
            <text:p>82040</text:p>
          </table:table-cell>
          <table:table-cell office:value-type="float" office:value="83877" calcext:value-type="float">
            <text:p>83877</text:p>
          </table:table-cell>
          <table:table-cell office:value-type="float" office:value="85726" calcext:value-type="float">
            <text:p>85726</text:p>
          </table:table-cell>
          <table:table-cell office:value-type="float" office:value="87587" calcext:value-type="float">
            <text:p>87587</text:p>
          </table:table-cell>
          <table:table-cell office:value-type="float" office:value="89464" calcext:value-type="float">
            <text:p>89464</text:p>
          </table:table-cell>
          <table:table-cell office:value-type="float" office:value="91377" calcext:value-type="float">
            <text:p>91377</text:p>
          </table:table-cell>
          <table:table-cell office:value-type="float" office:value="93352" calcext:value-type="float">
            <text:p>93352</text:p>
          </table:table-cell>
          <table:table-cell office:value-type="float" office:value="95385" calcext:value-type="float">
            <text:p>95385</text:p>
          </table:table-cell>
          <table:table-cell office:value-type="float" office:value="97477" calcext:value-type="float">
            <text:p>97477</text:p>
          </table:table-cell>
          <table:table-cell office:value-type="float" office:value="99630" calcext:value-type="float">
            <text:p>99630</text:p>
          </table:table-cell>
          <table:table-cell office:value-type="float" office:value="101844" calcext:value-type="float">
            <text:p>101844</text:p>
          </table:table-cell>
          <table:table-cell office:value-type="float" office:value="104133" calcext:value-type="float">
            <text:p>104133</text:p>
          </table:table-cell>
          <table:table-cell office:value-type="float" office:value="106485" calcext:value-type="float">
            <text:p>106485</text:p>
          </table:table-cell>
          <table:table-cell office:value-type="float" office:value="108906" calcext:value-type="float">
            <text:p>108906</text:p>
          </table:table-cell>
          <table:table-cell office:value-type="float" office:value="111402" calcext:value-type="float">
            <text:p>111402</text:p>
          </table:table-cell>
          <table:table-cell office:value-type="float" office:value="113961" calcext:value-type="float">
            <text:p>113961</text:p>
          </table:table-cell>
          <table:table-cell office:value-type="float" office:value="116572" calcext:value-type="float">
            <text:p>116572</text:p>
          </table:table-cell>
          <table:table-cell office:value-type="float" office:value="119232" calcext:value-type="float">
            <text:p>119232</text:p>
          </table:table-cell>
          <table:table-cell office:value-type="float" office:value="121919" calcext:value-type="float">
            <text:p>121919</text:p>
          </table:table-cell>
          <table:table-cell office:value-type="float" office:value="124673" calcext:value-type="float">
            <text:p>124673</text:p>
          </table:table-cell>
          <table:table-cell office:value-type="float" office:value="127522" calcext:value-type="float">
            <text:p>127522</text:p>
          </table:table-cell>
          <table:table-cell office:value-type="float" office:value="130482" calcext:value-type="float">
            <text:p>130482</text:p>
          </table:table-cell>
          <table:table-cell office:value-type="float" office:value="133558" calcext:value-type="float">
            <text:p>133558</text:p>
          </table:table-cell>
          <table:table-cell office:value-type="float" office:value="136692" calcext:value-type="float">
            <text:p>136692</text:p>
          </table:table-cell>
          <table:table-cell office:value-type="float" office:value="139818" calcext:value-type="float">
            <text:p>139818</text:p>
          </table:table-cell>
          <table:table-cell office:value-type="float" office:value="142802" calcext:value-type="float">
            <text:p>142802</text:p>
          </table:table-cell>
          <table:table-cell office:value-type="float" office:value="145561" calcext:value-type="float">
            <text:p>145561</text:p>
          </table:table-cell>
          <table:table-cell office:value-type="float" office:value="148060" calcext:value-type="float">
            <text:p>148060</text:p>
          </table:table-cell>
          <table:table-cell office:value-type="float" office:value="150303" calcext:value-type="float">
            <text:p>150303</text:p>
          </table:table-cell>
          <table:table-cell office:value-type="float" office:value="152277" calcext:value-type="float">
            <text:p>152277</text:p>
          </table:table-cell>
          <table:table-cell office:value-type="float" office:value="153953" calcext:value-type="float">
            <text:p>153953</text:p>
          </table:table-cell>
          <table:table-cell office:value-type="float" office:value="155329" calcext:value-type="float">
            <text:p>155329</text:p>
          </table:table-cell>
          <table:table-cell office:value-type="float" office:value="156401" calcext:value-type="float">
            <text:p>156401</text:p>
          </table:table-cell>
          <table:table-cell office:value-type="float" office:value="157176" calcext:value-type="float">
            <text:p>157176</text:p>
          </table:table-cell>
          <table:table-cell office:value-type="float" office:value="157717" calcext:value-type="float">
            <text:p>157717</text:p>
          </table:table-cell>
          <table:table-cell office:value-type="float" office:value="158101" calcext:value-type="float">
            <text:p>158101</text:p>
          </table:table-cell>
          <table:table-cell office:value-type="float" office:value="158402" calcext:value-type="float">
            <text:p>158402</text:p>
          </table:table-cell>
          <table:table-cell office:value-type="float" office:value="158648" calcext:value-type="float">
            <text:p>158648</text:p>
          </table:table-cell>
          <table:table-cell office:value-type="float" office:value="158847" calcext:value-type="float">
            <text:p>158847</text:p>
          </table:table-cell>
          <table:table-cell office:value-type="float" office:value="159036" calcext:value-type="float">
            <text:p>159036</text:p>
          </table:table-cell>
          <table:table-cell office:value-type="float" office:value="159226" calcext:value-type="float">
            <text:p>159226</text:p>
          </table:table-cell>
          <table:table-cell office:value-type="float" office:value="159444" calcext:value-type="float">
            <text:p>159444</text:p>
          </table:table-cell>
          <table:table-cell office:value-type="float" office:value="159692" calcext:value-type="float">
            <text:p>159692</text:p>
          </table:table-cell>
          <table:table-cell office:value-type="float" office:value="159996" calcext:value-type="float">
            <text:p>159996</text:p>
          </table:table-cell>
          <table:table-cell office:value-type="float" office:value="160407" calcext:value-type="float">
            <text:p>160407</text:p>
          </table:table-cell>
          <table:table-cell office:value-type="float" office:value="161016" calcext:value-type="float">
            <text:p>161016</text:p>
          </table:table-cell>
          <table:table-cell office:value-type="float" office:value="161853" calcext:value-type="float">
            <text:p>161853</text:p>
          </table:table-cell>
          <table:table-cell office:value-type="float" office:value="162951" calcext:value-type="float">
            <text:p>162951</text:p>
          </table:table-cell>
          <table:table-cell office:value-type="float" office:value="164281" calcext:value-type="float">
            <text:p>164281</text:p>
          </table:table-cell>
          <table:table-cell office:value-type="float" office:value="165768" calcext:value-type="float">
            <text:p>165768</text:p>
          </table:table-cell>
        </table:table-row>
        <table:table-row table:style-name="ro1">
          <table:table-cell office:value-type="string" calcext:value-type="string">
            <text:p>Guyane</text:p>
          </table:table-cell>
          <table:table-cell office:value-type="string" calcext:value-type="string">
            <text:p>GUY</text:p>
          </table:table-cell>
          <table:table-cell office:value-type="float" office:value="571819" calcext:value-type="float">
            <text:p>571819</text:p>
          </table:table-cell>
          <table:table-cell office:value-type="float" office:value="589274" calcext:value-type="float">
            <text:p>589274</text:p>
          </table:table-cell>
          <table:table-cell office:value-type="float" office:value="606285" calcext:value-type="float">
            <text:p>606285</text:p>
          </table:table-cell>
          <table:table-cell office:value-type="float" office:value="622575" calcext:value-type="float">
            <text:p>622575</text:p>
          </table:table-cell>
          <table:table-cell office:value-type="float" office:value="637845" calcext:value-type="float">
            <text:p>637845</text:p>
          </table:table-cell>
          <table:table-cell office:value-type="float" office:value="651868" calcext:value-type="float">
            <text:p>651868</text:p>
          </table:table-cell>
          <table:table-cell office:value-type="float" office:value="664521" calcext:value-type="float">
            <text:p>664521</text:p>
          </table:table-cell>
          <table:table-cell office:value-type="float" office:value="675871" calcext:value-type="float">
            <text:p>675871</text:p>
          </table:table-cell>
          <table:table-cell office:value-type="float" office:value="686146" calcext:value-type="float">
            <text:p>686146</text:p>
          </table:table-cell>
          <table:table-cell office:value-type="float" office:value="695745" calcext:value-type="float">
            <text:p>695745</text:p>
          </table:table-cell>
          <table:table-cell office:value-type="float" office:value="704934" calcext:value-type="float">
            <text:p>704934</text:p>
          </table:table-cell>
          <table:table-cell office:value-type="float" office:value="713684" calcext:value-type="float">
            <text:p>713684</text:p>
          </table:table-cell>
          <table:table-cell office:value-type="float" office:value="721948" calcext:value-type="float">
            <text:p>721948</text:p>
          </table:table-cell>
          <table:table-cell office:value-type="float" office:value="729916" calcext:value-type="float">
            <text:p>729916</text:p>
          </table:table-cell>
          <table:table-cell office:value-type="float" office:value="737847" calcext:value-type="float">
            <text:p>737847</text:p>
          </table:table-cell>
          <table:table-cell office:value-type="float" office:value="745841" calcext:value-type="float">
            <text:p>745841</text:p>
          </table:table-cell>
          <table:table-cell office:value-type="float" office:value="754101" calcext:value-type="float">
            <text:p>754101</text:p>
          </table:table-cell>
          <table:table-cell office:value-type="float" office:value="762424" calcext:value-type="float">
            <text:p>762424</text:p>
          </table:table-cell>
          <table:table-cell office:value-type="float" office:value="770125" calcext:value-type="float">
            <text:p>770125</text:p>
          </table:table-cell>
          <table:table-cell office:value-type="float" office:value="776254" calcext:value-type="float">
            <text:p>776254</text:p>
          </table:table-cell>
          <table:table-cell office:value-type="float" office:value="780153" calcext:value-type="float">
            <text:p>780153</text:p>
          </table:table-cell>
          <table:table-cell office:value-type="float" office:value="781732" calcext:value-type="float">
            <text:p>781732</text:p>
          </table:table-cell>
          <table:table-cell office:value-type="float" office:value="781246" calcext:value-type="float">
            <text:p>781246</text:p>
          </table:table-cell>
          <table:table-cell office:value-type="float" office:value="778948" calcext:value-type="float">
            <text:p>778948</text:p>
          </table:table-cell>
          <table:table-cell office:value-type="float" office:value="775219" calcext:value-type="float">
            <text:p>775219</text:p>
          </table:table-cell>
          <table:table-cell office:value-type="float" office:value="770435" calcext:value-type="float">
            <text:p>770435</text:p>
          </table:table-cell>
          <table:table-cell office:value-type="float" office:value="764446" calcext:value-type="float">
            <text:p>764446</text:p>
          </table:table-cell>
          <table:table-cell office:value-type="float" office:value="757448" calcext:value-type="float">
            <text:p>757448</text:p>
          </table:table-cell>
          <table:table-cell office:value-type="float" office:value="750639" calcext:value-type="float">
            <text:p>750639</text:p>
          </table:table-cell>
          <table:table-cell office:value-type="float" office:value="745585" calcext:value-type="float">
            <text:p>745585</text:p>
          </table:table-cell>
          <table:table-cell office:value-type="float" office:value="743309" calcext:value-type="float">
            <text:p>743309</text:p>
          </table:table-cell>
          <table:table-cell office:value-type="float" office:value="744474" calcext:value-type="float">
            <text:p>744474</text:p>
          </table:table-cell>
          <table:table-cell office:value-type="float" office:value="748602" calcext:value-type="float">
            <text:p>748602</text:p>
          </table:table-cell>
          <table:table-cell office:value-type="float" office:value="754144" calcext:value-type="float">
            <text:p>754144</text:p>
          </table:table-cell>
          <table:table-cell office:value-type="float" office:value="758896" calcext:value-type="float">
            <text:p>758896</text:p>
          </table:table-cell>
          <table:table-cell office:value-type="float" office:value="761291" calcext:value-type="float">
            <text:p>761291</text:p>
          </table:table-cell>
          <table:table-cell office:value-type="float" office:value="760795" calcext:value-type="float">
            <text:p>760795</text:p>
          </table:table-cell>
          <table:table-cell office:value-type="float" office:value="757970" calcext:value-type="float">
            <text:p>757970</text:p>
          </table:table-cell>
          <table:table-cell office:value-type="float" office:value="753778" calcext:value-type="float">
            <text:p>753778</text:p>
          </table:table-cell>
          <table:table-cell office:value-type="float" office:value="749674" calcext:value-type="float">
            <text:p>749674</text:p>
          </table:table-cell>
          <table:table-cell office:value-type="float" office:value="746715" calcext:value-type="float">
            <text:p>746715</text:p>
          </table:table-cell>
          <table:table-cell office:value-type="float" office:value="745206" calcext:value-type="float">
            <text:p>745206</text:p>
          </table:table-cell>
          <table:table-cell office:value-type="float" office:value="744789" calcext:value-type="float">
            <text:p>744789</text:p>
          </table:table-cell>
          <table:table-cell office:value-type="float" office:value="745143" calcext:value-type="float">
            <text:p>745143</text:p>
          </table:table-cell>
          <table:table-cell office:value-type="float" office:value="745737" calcext:value-type="float">
            <text:p>745737</text:p>
          </table:table-cell>
          <table:table-cell office:value-type="float" office:value="746163" calcext:value-type="float">
            <text:p>746163</text:p>
          </table:table-cell>
          <table:table-cell office:value-type="float" office:value="746343" calcext:value-type="float">
            <text:p>746343</text:p>
          </table:table-cell>
          <table:table-cell office:value-type="float" office:value="746474" calcext:value-type="float">
            <text:p>746474</text:p>
          </table:table-cell>
          <table:table-cell office:value-type="float" office:value="746817" calcext:value-type="float">
            <text:p>746817</text:p>
          </table:table-cell>
          <table:table-cell office:value-type="float" office:value="747718" calcext:value-type="float">
            <text:p>747718</text:p>
          </table:table-cell>
          <table:table-cell office:value-type="float" office:value="749436" calcext:value-type="float">
            <text:p>749436</text:p>
          </table:table-cell>
          <table:table-cell office:value-type="float" office:value="752028" calcext:value-type="float">
            <text:p>752028</text:p>
          </table:table-cell>
          <table:table-cell office:value-type="float" office:value="755399" calcext:value-type="float">
            <text:p>755399</text:p>
          </table:table-cell>
          <table:table-cell office:value-type="float" office:value="759285" calcext:value-type="float">
            <text:p>759285</text:p>
          </table:table-cell>
          <table:table-cell office:value-type="float" office:value="763380" calcext:value-type="float">
            <text:p>763380</text:p>
          </table:table-cell>
          <table:table-cell office:value-type="float" office:value="767432" calcext:value-type="float">
            <text:p>767432</text:p>
          </table:table-cell>
          <table:table-cell office:value-type="float" office:value="771366" calcext:value-type="float">
            <text:p>771366</text:p>
          </table:table-cell>
          <table:table-cell office:value-type="float" office:value="775221" calcext:value-type="float">
            <text:p>775221</text:p>
          </table:table-cell>
          <table:table-cell office:value-type="float" office:value="779004" calcext:value-type="float">
            <text:p>779004</text:p>
          </table:table-cell>
        </table:table-row>
        <table:table-row table:style-name="ro1">
          <table:table-cell office:value-type="string" calcext:value-type="string">
            <text:p>Revenu élevé</text:p>
          </table:table-cell>
          <table:table-cell office:value-type="string" calcext:value-type="string">
            <text:p>HIC</text:p>
          </table:table-cell>
          <table:table-cell office:value-type="float" office:value="760193906" calcext:value-type="float">
            <text:p>760193906</text:p>
          </table:table-cell>
          <table:table-cell office:value-type="float" office:value="771546780" calcext:value-type="float">
            <text:p>771546780</text:p>
          </table:table-cell>
          <table:table-cell office:value-type="float" office:value="781558432" calcext:value-type="float">
            <text:p>781558432</text:p>
          </table:table-cell>
          <table:table-cell office:value-type="float" office:value="791500756" calcext:value-type="float">
            <text:p>791500756</text:p>
          </table:table-cell>
          <table:table-cell office:value-type="float" office:value="801349486" calcext:value-type="float">
            <text:p>801349486</text:p>
          </table:table-cell>
          <table:table-cell office:value-type="float" office:value="810831993" calcext:value-type="float">
            <text:p>810831993</text:p>
          </table:table-cell>
          <table:table-cell office:value-type="float" office:value="819708674" calcext:value-type="float">
            <text:p>819708674</text:p>
          </table:table-cell>
          <table:table-cell office:value-type="float" office:value="827927262" calcext:value-type="float">
            <text:p>827927262</text:p>
          </table:table-cell>
          <table:table-cell office:value-type="float" office:value="835367980" calcext:value-type="float">
            <text:p>835367980</text:p>
          </table:table-cell>
          <table:table-cell office:value-type="float" office:value="844677617" calcext:value-type="float">
            <text:p>844677617</text:p>
          </table:table-cell>
          <table:table-cell office:value-type="float" office:value="853011324" calcext:value-type="float">
            <text:p>853011324</text:p>
          </table:table-cell>
          <table:table-cell office:value-type="float" office:value="862109111" calcext:value-type="float">
            <text:p>862109111</text:p>
          </table:table-cell>
          <table:table-cell office:value-type="float" office:value="870906832" calcext:value-type="float">
            <text:p>870906832</text:p>
          </table:table-cell>
          <table:table-cell office:value-type="float" office:value="878815003" calcext:value-type="float">
            <text:p>878815003</text:p>
          </table:table-cell>
          <table:table-cell office:value-type="float" office:value="887824144" calcext:value-type="float">
            <text:p>887824144</text:p>
          </table:table-cell>
          <table:table-cell office:value-type="float" office:value="896323112" calcext:value-type="float">
            <text:p>896323112</text:p>
          </table:table-cell>
          <table:table-cell office:value-type="float" office:value="903502034" calcext:value-type="float">
            <text:p>903502034</text:p>
          </table:table-cell>
          <table:table-cell office:value-type="float" office:value="910950507" calcext:value-type="float">
            <text:p>910950507</text:p>
          </table:table-cell>
          <table:table-cell office:value-type="float" office:value="918462256" calcext:value-type="float">
            <text:p>918462256</text:p>
          </table:table-cell>
          <table:table-cell office:value-type="float" office:value="926341455" calcext:value-type="float">
            <text:p>926341455</text:p>
          </table:table-cell>
          <table:table-cell office:value-type="float" office:value="934008001" calcext:value-type="float">
            <text:p>934008001</text:p>
          </table:table-cell>
          <table:table-cell office:value-type="float" office:value="941672267" calcext:value-type="float">
            <text:p>941672267</text:p>
          </table:table-cell>
          <table:table-cell office:value-type="float" office:value="948924500" calcext:value-type="float">
            <text:p>948924500</text:p>
          </table:table-cell>
          <table:table-cell office:value-type="float" office:value="955737922" calcext:value-type="float">
            <text:p>955737922</text:p>
          </table:table-cell>
          <table:table-cell office:value-type="float" office:value="962190813" calcext:value-type="float">
            <text:p>962190813</text:p>
          </table:table-cell>
          <table:table-cell office:value-type="float" office:value="968672259" calcext:value-type="float">
            <text:p>968672259</text:p>
          </table:table-cell>
          <table:table-cell office:value-type="float" office:value="975437073" calcext:value-type="float">
            <text:p>975437073</text:p>
          </table:table-cell>
          <table:table-cell office:value-type="float" office:value="982183208" calcext:value-type="float">
            <text:p>982183208</text:p>
          </table:table-cell>
          <table:table-cell office:value-type="float" office:value="989071855" calcext:value-type="float">
            <text:p>989071855</text:p>
          </table:table-cell>
          <table:table-cell office:value-type="float" office:value="996396222" calcext:value-type="float">
            <text:p>996396222</text:p>
          </table:table-cell>
          <table:table-cell office:value-type="float" office:value="1004169206" calcext:value-type="float">
            <text:p>1004169206</text:p>
          </table:table-cell>
          <table:table-cell office:value-type="float" office:value="1012606603" calcext:value-type="float">
            <text:p>1012606603</text:p>
          </table:table-cell>
          <table:table-cell office:value-type="float" office:value="1018853066" calcext:value-type="float">
            <text:p>1018853066</text:p>
          </table:table-cell>
          <table:table-cell office:value-type="float" office:value="1026846769" calcext:value-type="float">
            <text:p>1026846769</text:p>
          </table:table-cell>
          <table:table-cell office:value-type="float" office:value="1034461319" calcext:value-type="float">
            <text:p>1034461319</text:p>
          </table:table-cell>
          <table:table-cell office:value-type="float" office:value="1043384479" calcext:value-type="float">
            <text:p>1043384479</text:p>
          </table:table-cell>
          <table:table-cell office:value-type="float" office:value="1050573065" calcext:value-type="float">
            <text:p>1050573065</text:p>
          </table:table-cell>
          <table:table-cell office:value-type="float" office:value="1057559196" calcext:value-type="float">
            <text:p>1057559196</text:p>
          </table:table-cell>
          <table:table-cell office:value-type="float" office:value="1064403601" calcext:value-type="float">
            <text:p>1064403601</text:p>
          </table:table-cell>
          <table:table-cell office:value-type="float" office:value="1071158291" calcext:value-type="float">
            <text:p>1071158291</text:p>
          </table:table-cell>
          <table:table-cell office:value-type="float" office:value="1077839576" calcext:value-type="float">
            <text:p>1077839576</text:p>
          </table:table-cell>
          <table:table-cell office:value-type="float" office:value="1084888957" calcext:value-type="float">
            <text:p>1084888957</text:p>
          </table:table-cell>
          <table:table-cell office:value-type="float" office:value="1092175508" calcext:value-type="float">
            <text:p>1092175508</text:p>
          </table:table-cell>
          <table:table-cell office:value-type="float" office:value="1099365177" calcext:value-type="float">
            <text:p>1099365177</text:p>
          </table:table-cell>
          <table:table-cell office:value-type="float" office:value="1106953027" calcext:value-type="float">
            <text:p>1106953027</text:p>
          </table:table-cell>
          <table:table-cell office:value-type="float" office:value="1114743713" calcext:value-type="float">
            <text:p>1114743713</text:p>
          </table:table-cell>
          <table:table-cell office:value-type="float" office:value="1123222521" calcext:value-type="float">
            <text:p>1123222521</text:p>
          </table:table-cell>
          <table:table-cell office:value-type="float" office:value="1132154767" calcext:value-type="float">
            <text:p>1132154767</text:p>
          </table:table-cell>
          <table:table-cell office:value-type="float" office:value="1141674064" calcext:value-type="float">
            <text:p>1141674064</text:p>
          </table:table-cell>
          <table:table-cell office:value-type="float" office:value="1150180708" calcext:value-type="float">
            <text:p>1150180708</text:p>
          </table:table-cell>
          <table:table-cell office:value-type="float" office:value="1157826206" calcext:value-type="float">
            <text:p>1157826206</text:p>
          </table:table-cell>
          <table:table-cell office:value-type="float" office:value="1163335501" calcext:value-type="float">
            <text:p>1163335501</text:p>
          </table:table-cell>
          <table:table-cell office:value-type="float" office:value="1170223344" calcext:value-type="float">
            <text:p>1170223344</text:p>
          </table:table-cell>
          <table:table-cell office:value-type="float" office:value="1177175241" calcext:value-type="float">
            <text:p>1177175241</text:p>
          </table:table-cell>
          <table:table-cell office:value-type="float" office:value="1184323353" calcext:value-type="float">
            <text:p>1184323353</text:p>
          </table:table-cell>
          <table:table-cell office:value-type="float" office:value="1191326855" calcext:value-type="float">
            <text:p>1191326855</text:p>
          </table:table-cell>
          <table:table-cell office:value-type="float" office:value="1198350350" calcext:value-type="float">
            <text:p>1198350350</text:p>
          </table:table-cell>
          <table:table-cell office:value-type="float" office:value="1204429565" calcext:value-type="float">
            <text:p>1204429565</text:p>
          </table:table-cell>
          <table:table-cell office:value-type="float" office:value="1210312147" calcext:value-type="float">
            <text:p>1210312147</text:p>
          </table:table-cell>
        </table:table-row>
        <table:table-row table:style-name="ro1">
          <table:table-cell office:value-type="string" calcext:value-type="string">
            <text:p>Chine, RAS de Hong Kong</text:p>
          </table:table-cell>
          <table:table-cell office:value-type="string" calcext:value-type="string">
            <text:p>HKG</text:p>
          </table:table-cell>
          <table:table-cell office:value-type="float" office:value="3075605" calcext:value-type="float">
            <text:p>3075605</text:p>
          </table:table-cell>
          <table:table-cell office:value-type="float" office:value="3168100" calcext:value-type="float">
            <text:p>3168100</text:p>
          </table:table-cell>
          <table:table-cell office:value-type="float" office:value="3305200" calcext:value-type="float">
            <text:p>3305200</text:p>
          </table:table-cell>
          <table:table-cell office:value-type="float" office:value="3420900" calcext:value-type="float">
            <text:p>3420900</text:p>
          </table:table-cell>
          <table:table-cell office:value-type="float" office:value="3504600" calcext:value-type="float">
            <text:p>3504600</text:p>
          </table:table-cell>
          <table:table-cell office:value-type="float" office:value="3597900" calcext:value-type="float">
            <text:p>3597900</text:p>
          </table:table-cell>
          <table:table-cell office:value-type="float" office:value="3629900" calcext:value-type="float">
            <text:p>3629900</text:p>
          </table:table-cell>
          <table:table-cell office:value-type="float" office:value="3722800" calcext:value-type="float">
            <text:p>3722800</text:p>
          </table:table-cell>
          <table:table-cell office:value-type="float" office:value="3802700" calcext:value-type="float">
            <text:p>3802700</text:p>
          </table:table-cell>
          <table:table-cell office:value-type="float" office:value="3863900" calcext:value-type="float">
            <text:p>3863900</text:p>
          </table:table-cell>
          <table:table-cell office:value-type="float" office:value="3959000" calcext:value-type="float">
            <text:p>3959000</text:p>
          </table:table-cell>
          <table:table-cell office:value-type="float" office:value="4045300" calcext:value-type="float">
            <text:p>4045300</text:p>
          </table:table-cell>
          <table:table-cell office:value-type="float" office:value="4123600" calcext:value-type="float">
            <text:p>4123600</text:p>
          </table:table-cell>
          <table:table-cell office:value-type="float" office:value="4241600" calcext:value-type="float">
            <text:p>4241600</text:p>
          </table:table-cell>
          <table:table-cell office:value-type="float" office:value="4377800" calcext:value-type="float">
            <text:p>4377800</text:p>
          </table:table-cell>
          <table:table-cell office:value-type="float" office:value="4461600" calcext:value-type="float">
            <text:p>4461600</text:p>
          </table:table-cell>
          <table:table-cell office:value-type="float" office:value="4518000" calcext:value-type="float">
            <text:p>4518000</text:p>
          </table:table-cell>
          <table:table-cell office:value-type="float" office:value="4583700" calcext:value-type="float">
            <text:p>4583700</text:p>
          </table:table-cell>
          <table:table-cell office:value-type="float" office:value="4667500" calcext:value-type="float">
            <text:p>4667500</text:p>
          </table:table-cell>
          <table:table-cell office:value-type="float" office:value="4929700" calcext:value-type="float">
            <text:p>4929700</text:p>
          </table:table-cell>
          <table:table-cell office:value-type="float" office:value="5063100" calcext:value-type="float">
            <text:p>5063100</text:p>
          </table:table-cell>
          <table:table-cell office:value-type="float" office:value="5183400" calcext:value-type="float">
            <text:p>5183400</text:p>
          </table:table-cell>
          <table:table-cell office:value-type="float" office:value="5264500" calcext:value-type="float">
            <text:p>5264500</text:p>
          </table:table-cell>
          <table:table-cell office:value-type="float" office:value="5345100" calcext:value-type="float">
            <text:p>5345100</text:p>
          </table:table-cell>
          <table:table-cell office:value-type="float" office:value="5397900" calcext:value-type="float">
            <text:p>5397900</text:p>
          </table:table-cell>
          <table:table-cell office:value-type="float" office:value="5456200" calcext:value-type="float">
            <text:p>5456200</text:p>
          </table:table-cell>
          <table:table-cell office:value-type="float" office:value="5524600" calcext:value-type="float">
            <text:p>5524600</text:p>
          </table:table-cell>
          <table:table-cell office:value-type="float" office:value="5580500" calcext:value-type="float">
            <text:p>5580500</text:p>
          </table:table-cell>
          <table:table-cell office:value-type="float" office:value="5627600" calcext:value-type="float">
            <text:p>5627600</text:p>
          </table:table-cell>
          <table:table-cell office:value-type="float" office:value="5686200" calcext:value-type="float">
            <text:p>5686200</text:p>
          </table:table-cell>
          <table:table-cell office:value-type="float" office:value="5704500" calcext:value-type="float">
            <text:p>5704500</text:p>
          </table:table-cell>
          <table:table-cell office:value-type="float" office:value="5752000" calcext:value-type="float">
            <text:p>5752000</text:p>
          </table:table-cell>
          <table:table-cell office:value-type="float" office:value="5800500" calcext:value-type="float">
            <text:p>5800500</text:p>
          </table:table-cell>
          <table:table-cell office:value-type="float" office:value="5901000" calcext:value-type="float">
            <text:p>5901000</text:p>
          </table:table-cell>
          <table:table-cell office:value-type="float" office:value="6035400" calcext:value-type="float">
            <text:p>6035400</text:p>
          </table:table-cell>
          <table:table-cell office:value-type="float" office:value="6156100" calcext:value-type="float">
            <text:p>6156100</text:p>
          </table:table-cell>
          <table:table-cell office:value-type="float" office:value="6435500" calcext:value-type="float">
            <text:p>6435500</text:p>
          </table:table-cell>
          <table:table-cell office:value-type="float" office:value="6489300" calcext:value-type="float">
            <text:p>6489300</text:p>
          </table:table-cell>
          <table:table-cell office:value-type="float" office:value="6543700" calcext:value-type="float">
            <text:p>6543700</text:p>
          </table:table-cell>
          <table:table-cell office:value-type="float" office:value="6606500" calcext:value-type="float">
            <text:p>6606500</text:p>
          </table:table-cell>
          <table:table-cell office:value-type="float" office:value="6665000" calcext:value-type="float">
            <text:p>6665000</text:p>
          </table:table-cell>
          <table:table-cell office:value-type="float" office:value="6714300" calcext:value-type="float">
            <text:p>6714300</text:p>
          </table:table-cell>
          <table:table-cell office:value-type="float" office:value="6744100" calcext:value-type="float">
            <text:p>6744100</text:p>
          </table:table-cell>
          <table:table-cell office:value-type="float" office:value="6730800" calcext:value-type="float">
            <text:p>6730800</text:p>
          </table:table-cell>
          <table:table-cell office:value-type="float" office:value="6783500" calcext:value-type="float">
            <text:p>6783500</text:p>
          </table:table-cell>
          <table:table-cell office:value-type="float" office:value="6813200" calcext:value-type="float">
            <text:p>6813200</text:p>
          </table:table-cell>
          <table:table-cell office:value-type="float" office:value="6857100" calcext:value-type="float">
            <text:p>6857100</text:p>
          </table:table-cell>
          <table:table-cell office:value-type="float" office:value="6916300" calcext:value-type="float">
            <text:p>6916300</text:p>
          </table:table-cell>
          <table:table-cell office:value-type="float" office:value="6957800" calcext:value-type="float">
            <text:p>6957800</text:p>
          </table:table-cell>
          <table:table-cell office:value-type="float" office:value="6972800" calcext:value-type="float">
            <text:p>6972800</text:p>
          </table:table-cell>
          <table:table-cell office:value-type="float" office:value="7024200" calcext:value-type="float">
            <text:p>7024200</text:p>
          </table:table-cell>
          <table:table-cell office:value-type="float" office:value="7071600" calcext:value-type="float">
            <text:p>7071600</text:p>
          </table:table-cell>
          <table:table-cell office:value-type="float" office:value="7150100" calcext:value-type="float">
            <text:p>7150100</text:p>
          </table:table-cell>
          <table:table-cell office:value-type="float" office:value="7178900" calcext:value-type="float">
            <text:p>7178900</text:p>
          </table:table-cell>
          <table:table-cell office:value-type="float" office:value="7229500" calcext:value-type="float">
            <text:p>7229500</text:p>
          </table:table-cell>
          <table:table-cell office:value-type="float" office:value="7291300" calcext:value-type="float">
            <text:p>7291300</text:p>
          </table:table-cell>
          <table:table-cell office:value-type="float" office:value="7336600" calcext:value-type="float">
            <text:p>7336600</text:p>
          </table:table-cell>
          <table:table-cell office:value-type="float" office:value="7391700" calcext:value-type="float">
            <text:p>7391700</text:p>
          </table:table-cell>
          <table:table-cell office:value-type="float" office:value="7451000" calcext:value-type="float">
            <text:p>7451000</text:p>
          </table:table-cell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  <table:table-cell office:value-type="float" office:value="2038632" calcext:value-type="float">
            <text:p>2038632</text:p>
          </table:table-cell>
          <table:table-cell office:value-type="float" office:value="2096409" calcext:value-type="float">
            <text:p>2096409</text:p>
          </table:table-cell>
          <table:table-cell office:value-type="float" office:value="2155647" calcext:value-type="float">
            <text:p>2155647</text:p>
          </table:table-cell>
          <table:table-cell office:value-type="float" office:value="2216704" calcext:value-type="float">
            <text:p>2216704</text:p>
          </table:table-cell>
          <table:table-cell office:value-type="float" office:value="2280048" calcext:value-type="float">
            <text:p>2280048</text:p>
          </table:table-cell>
          <table:table-cell office:value-type="float" office:value="2346015" calcext:value-type="float">
            <text:p>2346015</text:p>
          </table:table-cell>
          <table:table-cell office:value-type="float" office:value="2414803" calcext:value-type="float">
            <text:p>2414803</text:p>
          </table:table-cell>
          <table:table-cell office:value-type="float" office:value="2486415" calcext:value-type="float">
            <text:p>2486415</text:p>
          </table:table-cell>
          <table:table-cell office:value-type="float" office:value="2560727" calcext:value-type="float">
            <text:p>2560727</text:p>
          </table:table-cell>
          <table:table-cell office:value-type="float" office:value="2637513" calcext:value-type="float">
            <text:p>2637513</text:p>
          </table:table-cell>
          <table:table-cell office:value-type="float" office:value="2716654" calcext:value-type="float">
            <text:p>2716654</text:p>
          </table:table-cell>
          <table:table-cell office:value-type="float" office:value="2798123" calcext:value-type="float">
            <text:p>2798123</text:p>
          </table:table-cell>
          <table:table-cell office:value-type="float" office:value="2882113" calcext:value-type="float">
            <text:p>2882113</text:p>
          </table:table-cell>
          <table:table-cell office:value-type="float" office:value="2968989" calcext:value-type="float">
            <text:p>2968989</text:p>
          </table:table-cell>
          <table:table-cell office:value-type="float" office:value="3059239" calcext:value-type="float">
            <text:p>3059239</text:p>
          </table:table-cell>
          <table:table-cell office:value-type="float" office:value="3153253" calcext:value-type="float">
            <text:p>3153253</text:p>
          </table:table-cell>
          <table:table-cell office:value-type="float" office:value="3251145" calcext:value-type="float">
            <text:p>3251145</text:p>
          </table:table-cell>
          <table:table-cell office:value-type="float" office:value="3352825" calcext:value-type="float">
            <text:p>3352825</text:p>
          </table:table-cell>
          <table:table-cell office:value-type="float" office:value="3458095" calcext:value-type="float">
            <text:p>3458095</text:p>
          </table:table-cell>
          <table:table-cell office:value-type="float" office:value="3566654" calcext:value-type="float">
            <text:p>3566654</text:p>
          </table:table-cell>
          <table:table-cell office:value-type="float" office:value="3678279" calcext:value-type="float">
            <text:p>3678279</text:p>
          </table:table-cell>
          <table:table-cell office:value-type="float" office:value="3792919" calcext:value-type="float">
            <text:p>3792919</text:p>
          </table:table-cell>
          <table:table-cell office:value-type="float" office:value="3910640" calcext:value-type="float">
            <text:p>3910640</text:p>
          </table:table-cell>
          <table:table-cell office:value-type="float" office:value="4031325" calcext:value-type="float">
            <text:p>4031325</text:p>
          </table:table-cell>
          <table:table-cell office:value-type="float" office:value="4154860" calcext:value-type="float">
            <text:p>4154860</text:p>
          </table:table-cell>
          <table:table-cell office:value-type="float" office:value="4281161" calcext:value-type="float">
            <text:p>4281161</text:p>
          </table:table-cell>
          <table:table-cell office:value-type="float" office:value="4410269" calcext:value-type="float">
            <text:p>4410269</text:p>
          </table:table-cell>
          <table:table-cell office:value-type="float" office:value="4542214" calcext:value-type="float">
            <text:p>4542214</text:p>
          </table:table-cell>
          <table:table-cell office:value-type="float" office:value="4677024" calcext:value-type="float">
            <text:p>4677024</text:p>
          </table:table-cell>
          <table:table-cell office:value-type="float" office:value="4814702" calcext:value-type="float">
            <text:p>4814702</text:p>
          </table:table-cell>
          <table:table-cell office:value-type="float" office:value="4955303" calcext:value-type="float">
            <text:p>4955303</text:p>
          </table:table-cell>
          <table:table-cell office:value-type="float" office:value="5098591" calcext:value-type="float">
            <text:p>5098591</text:p>
          </table:table-cell>
          <table:table-cell office:value-type="float" office:value="5244678" calcext:value-type="float">
            <text:p>5244678</text:p>
          </table:table-cell>
          <table:table-cell office:value-type="float" office:value="5394412" calcext:value-type="float">
            <text:p>5394412</text:p>
          </table:table-cell>
          <table:table-cell office:value-type="float" office:value="5548960" calcext:value-type="float">
            <text:p>5548960</text:p>
          </table:table-cell>
          <table:table-cell office:value-type="float" office:value="5709014" calcext:value-type="float">
            <text:p>5709014</text:p>
          </table:table-cell>
          <table:table-cell office:value-type="float" office:value="5874809" calcext:value-type="float">
            <text:p>5874809</text:p>
          </table:table-cell>
          <table:table-cell office:value-type="float" office:value="6045699" calcext:value-type="float">
            <text:p>6045699</text:p>
          </table:table-cell>
          <table:table-cell office:value-type="float" office:value="6220406" calcext:value-type="float">
            <text:p>6220406</text:p>
          </table:table-cell>
          <table:table-cell office:value-type="float" office:value="6397151" calcext:value-type="float">
            <text:p>6397151</text:p>
          </table:table-cell>
          <table:table-cell office:value-type="float" office:value="6574509" calcext:value-type="float">
            <text:p>6574509</text:p>
          </table:table-cell>
          <table:table-cell office:value-type="float" office:value="6751912" calcext:value-type="float">
            <text:p>6751912</text:p>
          </table:table-cell>
          <table:table-cell office:value-type="float" office:value="6929265" calcext:value-type="float">
            <text:p>6929265</text:p>
          </table:table-cell>
          <table:table-cell office:value-type="float" office:value="7106319" calcext:value-type="float">
            <text:p>7106319</text:p>
          </table:table-cell>
          <table:table-cell office:value-type="float" office:value="7282953" calcext:value-type="float">
            <text:p>7282953</text:p>
          </table:table-cell>
          <table:table-cell office:value-type="float" office:value="7458985" calcext:value-type="float">
            <text:p>7458985</text:p>
          </table:table-cell>
          <table:table-cell office:value-type="float" office:value="7634298" calcext:value-type="float">
            <text:p>7634298</text:p>
          </table:table-cell>
          <table:table-cell office:value-type="float" office:value="7808518" calcext:value-type="float">
            <text:p>7808518</text:p>
          </table:table-cell>
          <table:table-cell office:value-type="float" office:value="7980955" calcext:value-type="float">
            <text:p>7980955</text:p>
          </table:table-cell>
          <table:table-cell office:value-type="float" office:value="8150775" calcext:value-type="float">
            <text:p>8150775</text:p>
          </table:table-cell>
          <table:table-cell office:value-type="float" office:value="8317470" calcext:value-type="float">
            <text:p>8317470</text:p>
          </table:table-cell>
          <table:table-cell office:value-type="float" office:value="8480671" calcext:value-type="float">
            <text:p>8480671</text:p>
          </table:table-cell>
          <table:table-cell office:value-type="float" office:value="8640691" calcext:value-type="float">
            <text:p>8640691</text:p>
          </table:table-cell>
          <table:table-cell office:value-type="float" office:value="8798521" calcext:value-type="float">
            <text:p>8798521</text:p>
          </table:table-cell>
          <table:table-cell office:value-type="float" office:value="8955589" calcext:value-type="float">
            <text:p>8955589</text:p>
          </table:table-cell>
          <table:table-cell office:value-type="float" office:value="9112916" calcext:value-type="float">
            <text:p>9112916</text:p>
          </table:table-cell>
          <table:table-cell office:value-type="float" office:value="9270795" calcext:value-type="float">
            <text:p>9270795</text:p>
          </table:table-cell>
          <table:table-cell office:value-type="float" office:value="9429013" calcext:value-type="float">
            <text:p>9429013</text:p>
          </table:table-cell>
          <table:table-cell office:value-type="float" office:value="9587522" calcext:value-type="float">
            <text:p>9587522</text:p>
          </table:table-cell>
        </table:table-row>
        <table:table-row table:style-name="ro1">
          <table:table-cell office:value-type="string" calcext:value-type="string">
            <text:p>Pays pauvres très endettés (PPTE)</text:p>
          </table:table-cell>
          <table:table-cell office:value-type="string" calcext:value-type="string">
            <text:p>HPC</text:p>
          </table:table-cell>
          <table:table-cell office:value-type="float" office:value="161734357" calcext:value-type="float">
            <text:p>161734357</text:p>
          </table:table-cell>
          <table:table-cell office:value-type="float" office:value="165573152" calcext:value-type="float">
            <text:p>165573152</text:p>
          </table:table-cell>
          <table:table-cell office:value-type="float" office:value="169567094" calcext:value-type="float">
            <text:p>169567094</text:p>
          </table:table-cell>
          <table:table-cell office:value-type="float" office:value="173722855" calcext:value-type="float">
            <text:p>173722855</text:p>
          </table:table-cell>
          <table:table-cell office:value-type="float" office:value="178048171" calcext:value-type="float">
            <text:p>178048171</text:p>
          </table:table-cell>
          <table:table-cell office:value-type="float" office:value="182548785" calcext:value-type="float">
            <text:p>182548785</text:p>
          </table:table-cell>
          <table:table-cell office:value-type="float" office:value="187227582" calcext:value-type="float">
            <text:p>187227582</text:p>
          </table:table-cell>
          <table:table-cell office:value-type="float" office:value="192084649" calcext:value-type="float">
            <text:p>192084649</text:p>
          </table:table-cell>
          <table:table-cell office:value-type="float" office:value="197119436" calcext:value-type="float">
            <text:p>197119436</text:p>
          </table:table-cell>
          <table:table-cell office:value-type="float" office:value="202329943" calcext:value-type="float">
            <text:p>202329943</text:p>
          </table:table-cell>
          <table:table-cell office:value-type="float" office:value="207714294" calcext:value-type="float">
            <text:p>207714294</text:p>
          </table:table-cell>
          <table:table-cell office:value-type="float" office:value="213272637" calcext:value-type="float">
            <text:p>213272637</text:p>
          </table:table-cell>
          <table:table-cell office:value-type="float" office:value="219004370" calcext:value-type="float">
            <text:p>219004370</text:p>
          </table:table-cell>
          <table:table-cell office:value-type="float" office:value="224905331" calcext:value-type="float">
            <text:p>224905331</text:p>
          </table:table-cell>
          <table:table-cell office:value-type="float" office:value="230970305" calcext:value-type="float">
            <text:p>230970305</text:p>
          </table:table-cell>
          <table:table-cell office:value-type="float" office:value="237195002" calcext:value-type="float">
            <text:p>237195002</text:p>
          </table:table-cell>
          <table:table-cell office:value-type="float" office:value="243590895" calcext:value-type="float">
            <text:p>243590895</text:p>
          </table:table-cell>
          <table:table-cell office:value-type="float" office:value="250160346" calcext:value-type="float">
            <text:p>250160346</text:p>
          </table:table-cell>
          <table:table-cell office:value-type="float" office:value="256880793" calcext:value-type="float">
            <text:p>256880793</text:p>
          </table:table-cell>
          <table:table-cell office:value-type="float" office:value="263721622" calcext:value-type="float">
            <text:p>263721622</text:p>
          </table:table-cell>
          <table:table-cell office:value-type="float" office:value="270668574" calcext:value-type="float">
            <text:p>270668574</text:p>
          </table:table-cell>
          <table:table-cell office:value-type="float" office:value="277719103" calcext:value-type="float">
            <text:p>277719103</text:p>
          </table:table-cell>
          <table:table-cell office:value-type="float" office:value="284905162" calcext:value-type="float">
            <text:p>284905162</text:p>
          </table:table-cell>
          <table:table-cell office:value-type="float" office:value="292290346" calcext:value-type="float">
            <text:p>292290346</text:p>
          </table:table-cell>
          <table:table-cell office:value-type="float" office:value="299959473" calcext:value-type="float">
            <text:p>299959473</text:p>
          </table:table-cell>
          <table:table-cell office:value-type="float" office:value="307980296" calcext:value-type="float">
            <text:p>307980296</text:p>
          </table:table-cell>
          <table:table-cell office:value-type="float" office:value="316358131" calcext:value-type="float">
            <text:p>316358131</text:p>
          </table:table-cell>
          <table:table-cell office:value-type="float" office:value="325095184" calcext:value-type="float">
            <text:p>325095184</text:p>
          </table:table-cell>
          <table:table-cell office:value-type="float" office:value="334249178" calcext:value-type="float">
            <text:p>334249178</text:p>
          </table:table-cell>
          <table:table-cell office:value-type="float" office:value="343887505" calcext:value-type="float">
            <text:p>343887505</text:p>
          </table:table-cell>
          <table:table-cell office:value-type="float" office:value="354047260" calcext:value-type="float">
            <text:p>354047260</text:p>
          </table:table-cell>
          <table:table-cell office:value-type="float" office:value="364782185" calcext:value-type="float">
            <text:p>364782185</text:p>
          </table:table-cell>
          <table:table-cell office:value-type="float" office:value="376055904" calcext:value-type="float">
            <text:p>376055904</text:p>
          </table:table-cell>
          <table:table-cell office:value-type="float" office:value="387705076" calcext:value-type="float">
            <text:p>387705076</text:p>
          </table:table-cell>
          <table:table-cell office:value-type="float" office:value="399503946" calcext:value-type="float">
            <text:p>399503946</text:p>
          </table:table-cell>
          <table:table-cell office:value-type="float" office:value="411298620" calcext:value-type="float">
            <text:p>411298620</text:p>
          </table:table-cell>
          <table:table-cell office:value-type="float" office:value="423019190" calcext:value-type="float">
            <text:p>423019190</text:p>
          </table:table-cell>
          <table:table-cell office:value-type="float" office:value="434736174" calcext:value-type="float">
            <text:p>434736174</text:p>
          </table:table-cell>
          <table:table-cell office:value-type="float" office:value="446608340" calcext:value-type="float">
            <text:p>446608340</text:p>
          </table:table-cell>
          <table:table-cell office:value-type="float" office:value="458867402" calcext:value-type="float">
            <text:p>458867402</text:p>
          </table:table-cell>
          <table:table-cell office:value-type="float" office:value="471680794" calcext:value-type="float">
            <text:p>471680794</text:p>
          </table:table-cell>
          <table:table-cell office:value-type="float" office:value="485112686" calcext:value-type="float">
            <text:p>485112686</text:p>
          </table:table-cell>
          <table:table-cell office:value-type="float" office:value="499113575" calcext:value-type="float">
            <text:p>499113575</text:p>
          </table:table-cell>
          <table:table-cell office:value-type="float" office:value="513601239" calcext:value-type="float">
            <text:p>513601239</text:p>
          </table:table-cell>
          <table:table-cell office:value-type="float" office:value="528444632" calcext:value-type="float">
            <text:p>528444632</text:p>
          </table:table-cell>
          <table:table-cell office:value-type="float" office:value="543555326" calcext:value-type="float">
            <text:p>543555326</text:p>
          </table:table-cell>
          <table:table-cell office:value-type="float" office:value="558909236" calcext:value-type="float">
            <text:p>558909236</text:p>
          </table:table-cell>
          <table:table-cell office:value-type="float" office:value="574560260" calcext:value-type="float">
            <text:p>574560260</text:p>
          </table:table-cell>
          <table:table-cell office:value-type="float" office:value="590590368" calcext:value-type="float">
            <text:p>590590368</text:p>
          </table:table-cell>
          <table:table-cell office:value-type="float" office:value="607115564" calcext:value-type="float">
            <text:p>607115564</text:p>
          </table:table-cell>
          <table:table-cell office:value-type="float" office:value="624219326" calcext:value-type="float">
            <text:p>624219326</text:p>
          </table:table-cell>
          <table:table-cell office:value-type="float" office:value="641921311" calcext:value-type="float">
            <text:p>641921311</text:p>
          </table:table-cell>
          <table:table-cell office:value-type="float" office:value="660193774" calcext:value-type="float">
            <text:p>660193774</text:p>
          </table:table-cell>
          <table:table-cell office:value-type="float" office:value="679012664" calcext:value-type="float">
            <text:p>679012664</text:p>
          </table:table-cell>
          <table:table-cell office:value-type="float" office:value="698336451" calcext:value-type="float">
            <text:p>698336451</text:p>
          </table:table-cell>
          <table:table-cell office:value-type="float" office:value="718128416" calcext:value-type="float">
            <text:p>718128416</text:p>
          </table:table-cell>
          <table:table-cell office:value-type="float" office:value="738387254" calcext:value-type="float">
            <text:p>738387254</text:p>
          </table:table-cell>
          <table:table-cell office:value-type="float" office:value="759106221" calcext:value-type="float">
            <text:p>759106221</text:p>
          </table:table-cell>
          <table:table-cell office:value-type="float" office:value="780234406" calcext:value-type="float">
            <text:p>780234406</text:p>
          </table:table-cell>
        </table:table-row>
        <table:table-row table:style-name="ro1">
          <table:table-cell office:value-type="string" calcext:value-type="string">
            <text:p>Croatie</text:p>
          </table:table-cell>
          <table:table-cell office:value-type="string" calcext:value-type="string">
            <text:p>HRV</text:p>
          </table:table-cell>
          <table:table-cell office:value-type="float" office:value="4140181" calcext:value-type="float">
            <text:p>4140181</text:p>
          </table:table-cell>
          <table:table-cell office:value-type="float" office:value="4167292" calcext:value-type="float">
            <text:p>4167292</text:p>
          </table:table-cell>
          <table:table-cell office:value-type="float" office:value="4196712" calcext:value-type="float">
            <text:p>4196712</text:p>
          </table:table-cell>
          <table:table-cell office:value-type="float" office:value="4225675" calcext:value-type="float">
            <text:p>4225675</text:p>
          </table:table-cell>
          <table:table-cell office:value-type="float" office:value="4252876" calcext:value-type="float">
            <text:p>4252876</text:p>
          </table:table-cell>
          <table:table-cell office:value-type="float" office:value="4280923" calcext:value-type="float">
            <text:p>4280923</text:p>
          </table:table-cell>
          <table:table-cell office:value-type="float" office:value="4310701" calcext:value-type="float">
            <text:p>4310701</text:p>
          </table:table-cell>
          <table:table-cell office:value-type="float" office:value="4338683" calcext:value-type="float">
            <text:p>4338683</text:p>
          </table:table-cell>
          <table:table-cell office:value-type="float" office:value="4365628" calcext:value-type="float">
            <text:p>4365628</text:p>
          </table:table-cell>
          <table:table-cell office:value-type="float" office:value="4391490" calcext:value-type="float">
            <text:p>4391490</text:p>
          </table:table-cell>
          <table:table-cell office:value-type="float" office:value="4412252" calcext:value-type="float">
            <text:p>4412252</text:p>
          </table:table-cell>
          <table:table-cell office:value-type="float" office:value="4431275" calcext:value-type="float">
            <text:p>4431275</text:p>
          </table:table-cell>
          <table:table-cell office:value-type="float" office:value="4450564" calcext:value-type="float">
            <text:p>4450564</text:p>
          </table:table-cell>
          <table:table-cell office:value-type="float" office:value="4470161" calcext:value-type="float">
            <text:p>4470161</text:p>
          </table:table-cell>
          <table:table-cell office:value-type="float" office:value="4490660" calcext:value-type="float">
            <text:p>4490660</text:p>
          </table:table-cell>
          <table:table-cell office:value-type="float" office:value="4512082" calcext:value-type="float">
            <text:p>4512082</text:p>
          </table:table-cell>
          <table:table-cell office:value-type="float" office:value="4535934" calcext:value-type="float">
            <text:p>4535934</text:p>
          </table:table-cell>
          <table:table-cell office:value-type="float" office:value="4559571" calcext:value-type="float">
            <text:p>4559571</text:p>
          </table:table-cell>
          <table:table-cell office:value-type="float" office:value="4581085" calcext:value-type="float">
            <text:p>4581085</text:p>
          </table:table-cell>
          <table:table-cell office:value-type="float" office:value="4594778" calcext:value-type="float">
            <text:p>4594778</text:p>
          </table:table-cell>
          <table:table-cell office:value-type="float" office:value="4599782" calcext:value-type="float">
            <text:p>4599782</text:p>
          </table:table-cell>
          <table:table-cell office:value-type="float" office:value="4611509" calcext:value-type="float">
            <text:p>4611509</text:p>
          </table:table-cell>
          <table:table-cell office:value-type="float" office:value="4634234" calcext:value-type="float">
            <text:p>4634234</text:p>
          </table:table-cell>
          <table:table-cell office:value-type="float" office:value="4658254" calcext:value-type="float">
            <text:p>4658254</text:p>
          </table:table-cell>
          <table:table-cell office:value-type="float" office:value="4680285" calcext:value-type="float">
            <text:p>4680285</text:p>
          </table:table-cell>
          <table:table-cell office:value-type="float" office:value="4701417" calcext:value-type="float">
            <text:p>4701417</text:p>
          </table:table-cell>
          <table:table-cell office:value-type="float" office:value="4721446" calcext:value-type="float">
            <text:p>4721446</text:p>
          </table:table-cell>
          <table:table-cell office:value-type="float" office:value="4739745" calcext:value-type="float">
            <text:p>4739745</text:p>
          </table:table-cell>
          <table:table-cell office:value-type="float" office:value="4755207" calcext:value-type="float">
            <text:p>4755207</text:p>
          </table:table-cell>
          <table:table-cell office:value-type="float" office:value="4767260" calcext:value-type="float">
            <text:p>4767260</text:p>
          </table:table-cell>
          <table:table-cell office:value-type="float" office:value="4777368" calcext:value-type="float">
            <text:p>4777368</text:p>
          </table:table-cell>
          <table:table-cell office:value-type="float" office:value="4689022" calcext:value-type="float">
            <text:p>4689022</text:p>
          </table:table-cell>
          <table:table-cell office:value-type="float" office:value="4575818" calcext:value-type="float">
            <text:p>4575818</text:p>
          </table:table-cell>
          <table:table-cell office:value-type="float" office:value="4600463" calcext:value-type="float">
            <text:p>4600463</text:p>
          </table:table-cell>
          <table:table-cell office:value-type="float" office:value="4652024" calcext:value-type="float">
            <text:p>4652024</text:p>
          </table:table-cell>
          <table:table-cell office:value-type="float" office:value="4620030" calcext:value-type="float">
            <text:p>4620030</text:p>
          </table:table-cell>
          <table:table-cell office:value-type="float" office:value="4557097" calcext:value-type="float">
            <text:p>4557097</text:p>
          </table:table-cell>
          <table:table-cell office:value-type="float" office:value="4534920" calcext:value-type="float">
            <text:p>4534920</text:p>
          </table:table-cell>
          <table:table-cell office:value-type="float" office:value="4532135" calcext:value-type="float">
            <text:p>4532135</text:p>
          </table:table-cell>
          <table:table-cell office:value-type="float" office:value="4512597" calcext:value-type="float">
            <text:p>4512597</text:p>
          </table:table-cell>
          <table:table-cell office:value-type="float" office:value="4468302" calcext:value-type="float">
            <text:p>4468302</text:p>
          </table:table-cell>
          <table:table-cell office:value-type="float" office:value="4299642" calcext:value-type="float">
            <text:p>4299642</text:p>
          </table:table-cell>
          <table:table-cell office:value-type="float" office:value="4302174" calcext:value-type="float">
            <text:p>4302174</text:p>
          </table:table-cell>
          <table:table-cell office:value-type="float" office:value="4303399" calcext:value-type="float">
            <text:p>4303399</text:p>
          </table:table-cell>
          <table:table-cell office:value-type="float" office:value="4304600" calcext:value-type="float">
            <text:p>4304600</text:p>
          </table:table-cell>
          <table:table-cell office:value-type="float" office:value="4310145" calcext:value-type="float">
            <text:p>4310145</text:p>
          </table:table-cell>
          <table:table-cell office:value-type="float" office:value="4311159" calcext:value-type="float">
            <text:p>4311159</text:p>
          </table:table-cell>
          <table:table-cell office:value-type="float" office:value="4310217" calcext:value-type="float">
            <text:p>4310217</text:p>
          </table:table-cell>
          <table:table-cell office:value-type="float" office:value="4309705" calcext:value-type="float">
            <text:p>4309705</text:p>
          </table:table-cell>
          <table:table-cell office:value-type="float" office:value="4305181" calcext:value-type="float">
            <text:p>4305181</text:p>
          </table:table-cell>
          <table:table-cell office:value-type="float" office:value="4295427" calcext:value-type="float">
            <text:p>4295427</text:p>
          </table:table-cell>
          <table:table-cell office:value-type="float" office:value="4280622" calcext:value-type="float">
            <text:p>4280622</text:p>
          </table:table-cell>
          <table:table-cell office:value-type="float" office:value="4267558" calcext:value-type="float">
            <text:p>4267558</text:p>
          </table:table-cell>
          <table:table-cell office:value-type="float" office:value="4255689" calcext:value-type="float">
            <text:p>4255689</text:p>
          </table:table-cell>
          <table:table-cell office:value-type="float" office:value="4238389" calcext:value-type="float">
            <text:p>4238389</text:p>
          </table:table-cell>
          <table:table-cell office:value-type="float" office:value="4203604" calcext:value-type="float">
            <text:p>4203604</text:p>
          </table:table-cell>
          <table:table-cell office:value-type="float" office:value="4174349" calcext:value-type="float">
            <text:p>4174349</text:p>
          </table:table-cell>
          <table:table-cell office:value-type="float" office:value="4124531" calcext:value-type="float">
            <text:p>4124531</text:p>
          </table:table-cell>
          <table:table-cell office:value-type="float" office:value="4089400" calcext:value-type="float">
            <text:p>4089400</text:p>
          </table:table-cell>
        </table:table-row>
        <table:table-row table:style-name="ro1">
          <table:table-cell office:value-type="string" calcext:value-type="string">
            <text:p>Haïti</text:p>
          </table:table-cell>
          <table:table-cell office:value-type="string" calcext:value-type="string">
            <text:p>HTI</text:p>
          </table:table-cell>
          <table:table-cell office:value-type="float" office:value="3866159" calcext:value-type="float">
            <text:p>3866159</text:p>
          </table:table-cell>
          <table:table-cell office:value-type="float" office:value="3941944" calcext:value-type="float">
            <text:p>3941944</text:p>
          </table:table-cell>
          <table:table-cell office:value-type="float" office:value="4019173" calcext:value-type="float">
            <text:p>4019173</text:p>
          </table:table-cell>
          <table:table-cell office:value-type="float" office:value="4097755" calcext:value-type="float">
            <text:p>4097755</text:p>
          </table:table-cell>
          <table:table-cell office:value-type="float" office:value="4177637" calcext:value-type="float">
            <text:p>4177637</text:p>
          </table:table-cell>
          <table:table-cell office:value-type="float" office:value="4258732" calcext:value-type="float">
            <text:p>4258732</text:p>
          </table:table-cell>
          <table:table-cell office:value-type="float" office:value="4341318" calcext:value-type="float">
            <text:p>4341318</text:p>
          </table:table-cell>
          <table:table-cell office:value-type="float" office:value="4425303" calcext:value-type="float">
            <text:p>4425303</text:p>
          </table:table-cell>
          <table:table-cell office:value-type="float" office:value="4509813" calcext:value-type="float">
            <text:p>4509813</text:p>
          </table:table-cell>
          <table:table-cell office:value-type="float" office:value="4593669" calcext:value-type="float">
            <text:p>4593669</text:p>
          </table:table-cell>
          <table:table-cell office:value-type="float" office:value="4676230" calcext:value-type="float">
            <text:p>4676230</text:p>
          </table:table-cell>
          <table:table-cell office:value-type="float" office:value="4757182" calcext:value-type="float">
            <text:p>4757182</text:p>
          </table:table-cell>
          <table:table-cell office:value-type="float" office:value="4837332" calcext:value-type="float">
            <text:p>4837332</text:p>
          </table:table-cell>
          <table:table-cell office:value-type="float" office:value="4918625" calcext:value-type="float">
            <text:p>4918625</text:p>
          </table:table-cell>
          <table:table-cell office:value-type="float" office:value="5003710" calcext:value-type="float">
            <text:p>5003710</text:p>
          </table:table-cell>
          <table:table-cell office:value-type="float" office:value="5094577" calcext:value-type="float">
            <text:p>5094577</text:p>
          </table:table-cell>
          <table:table-cell office:value-type="float" office:value="5191632" calcext:value-type="float">
            <text:p>5191632</text:p>
          </table:table-cell>
          <table:table-cell office:value-type="float" office:value="5294619" calcext:value-type="float">
            <text:p>5294619</text:p>
          </table:table-cell>
          <table:table-cell office:value-type="float" office:value="5404019" calcext:value-type="float">
            <text:p>5404019</text:p>
          </table:table-cell>
          <table:table-cell office:value-type="float" office:value="5520187" calcext:value-type="float">
            <text:p>5520187</text:p>
          </table:table-cell>
          <table:table-cell office:value-type="float" office:value="5643173" calcext:value-type="float">
            <text:p>5643173</text:p>
          </table:table-cell>
          <table:table-cell office:value-type="float" office:value="5773366" calcext:value-type="float">
            <text:p>5773366</text:p>
          </table:table-cell>
          <table:table-cell office:value-type="float" office:value="5910227" calcext:value-type="float">
            <text:p>5910227</text:p>
          </table:table-cell>
          <table:table-cell office:value-type="float" office:value="6051622" calcext:value-type="float">
            <text:p>6051622</text:p>
          </table:table-cell>
          <table:table-cell office:value-type="float" office:value="6194687" calcext:value-type="float">
            <text:p>6194687</text:p>
          </table:table-cell>
          <table:table-cell office:value-type="float" office:value="6337273" calcext:value-type="float">
            <text:p>6337273</text:p>
          </table:table-cell>
          <table:table-cell office:value-type="float" office:value="6478541" calcext:value-type="float">
            <text:p>6478541</text:p>
          </table:table-cell>
          <table:table-cell office:value-type="float" office:value="6618744" calcext:value-type="float">
            <text:p>6618744</text:p>
          </table:table-cell>
          <table:table-cell office:value-type="float" office:value="6758223" calcext:value-type="float">
            <text:p>6758223</text:p>
          </table:table-cell>
          <table:table-cell office:value-type="float" office:value="6897755" calcext:value-type="float">
            <text:p>6897755</text:p>
          </table:table-cell>
          <table:table-cell office:value-type="float" office:value="7037917" calcext:value-type="float">
            <text:p>7037917</text:p>
          </table:table-cell>
          <table:table-cell office:value-type="float" office:value="7178607" calcext:value-type="float">
            <text:p>7178607</text:p>
          </table:table-cell>
          <table:table-cell office:value-type="float" office:value="7319493" calcext:value-type="float">
            <text:p>7319493</text:p>
          </table:table-cell>
          <table:table-cell office:value-type="float" office:value="7460689" calcext:value-type="float">
            <text:p>7460689</text:p>
          </table:table-cell>
          <table:table-cell office:value-type="float" office:value="7602320" calcext:value-type="float">
            <text:p>7602320</text:p>
          </table:table-cell>
          <table:table-cell office:value-type="float" office:value="7744503" calcext:value-type="float">
            <text:p>7744503</text:p>
          </table:table-cell>
          <table:table-cell office:value-type="float" office:value="7887304" calcext:value-type="float">
            <text:p>7887304</text:p>
          </table:table-cell>
          <table:table-cell office:value-type="float" office:value="8030726" calcext:value-type="float">
            <text:p>8030726</text:p>
          </table:table-cell>
          <table:table-cell office:value-type="float" office:value="8174680" calcext:value-type="float">
            <text:p>8174680</text:p>
          </table:table-cell>
          <table:table-cell office:value-type="float" office:value="8319057" calcext:value-type="float">
            <text:p>8319057</text:p>
          </table:table-cell>
          <table:table-cell office:value-type="float" office:value="8463806" calcext:value-type="float">
            <text:p>8463806</text:p>
          </table:table-cell>
          <table:table-cell office:value-type="float" office:value="8608819" calcext:value-type="float">
            <text:p>8608819</text:p>
          </table:table-cell>
          <table:table-cell office:value-type="float" office:value="8754150" calcext:value-type="float">
            <text:p>8754150</text:p>
          </table:table-cell>
          <table:table-cell office:value-type="float" office:value="8900104" calcext:value-type="float">
            <text:p>8900104</text:p>
          </table:table-cell>
          <table:table-cell office:value-type="float" office:value="9047077" calcext:value-type="float">
            <text:p>9047077</text:p>
          </table:table-cell>
          <table:table-cell office:value-type="float" office:value="9195288" calcext:value-type="float">
            <text:p>9195288</text:p>
          </table:table-cell>
          <table:table-cell office:value-type="float" office:value="9344785" calcext:value-type="float">
            <text:p>9344785</text:p>
          </table:table-cell>
          <table:table-cell office:value-type="float" office:value="9495328" calcext:value-type="float">
            <text:p>9495328</text:p>
          </table:table-cell>
          <table:table-cell office:value-type="float" office:value="9646580" calcext:value-type="float">
            <text:p>9646580</text:p>
          </table:table-cell>
          <table:table-cell office:value-type="float" office:value="9798046" calcext:value-type="float">
            <text:p>9798046</text:p>
          </table:table-cell>
          <table:table-cell office:value-type="float" office:value="9949322" calcext:value-type="float">
            <text:p>9949322</text:p>
          </table:table-cell>
          <table:table-cell office:value-type="float" office:value="10100320" calcext:value-type="float">
            <text:p>10100320</text:p>
          </table:table-cell>
          <table:table-cell office:value-type="float" office:value="10250930" calcext:value-type="float">
            <text:p>10250930</text:p>
          </table:table-cell>
          <table:table-cell office:value-type="float" office:value="10400673" calcext:value-type="float">
            <text:p>10400673</text:p>
          </table:table-cell>
          <table:table-cell office:value-type="float" office:value="10549008" calcext:value-type="float">
            <text:p>10549008</text:p>
          </table:table-cell>
          <table:table-cell office:value-type="float" office:value="10695542" calcext:value-type="float">
            <text:p>10695542</text:p>
          </table:table-cell>
          <table:table-cell office:value-type="float" office:value="10839970" calcext:value-type="float">
            <text:p>10839970</text:p>
          </table:table-cell>
          <table:table-cell office:value-type="float" office:value="10982366" calcext:value-type="float">
            <text:p>10982366</text:p>
          </table:table-cell>
          <table:table-cell office:value-type="float" office:value="11123176" calcext:value-type="float">
            <text:p>11123176</text:p>
          </table:table-cell>
        </table:table-row>
        <table:table-row table:style-name="ro1">
          <table:table-cell office:value-type="string" calcext:value-type="string">
            <text:p>Hongrie</text:p>
          </table:table-cell>
          <table:table-cell office:value-type="string" calcext:value-type="string">
            <text:p>HUN</text:p>
          </table:table-cell>
          <table:table-cell office:value-type="float" office:value="9983967" calcext:value-type="float">
            <text:p>9983967</text:p>
          </table:table-cell>
          <table:table-cell office:value-type="float" office:value="10029321" calcext:value-type="float">
            <text:p>10029321</text:p>
          </table:table-cell>
          <table:table-cell office:value-type="float" office:value="10061734" calcext:value-type="float">
            <text:p>10061734</text:p>
          </table:table-cell>
          <table:table-cell office:value-type="float" office:value="10087947" calcext:value-type="float">
            <text:p>10087947</text:p>
          </table:table-cell>
          <table:table-cell office:value-type="float" office:value="10119835" calcext:value-type="float">
            <text:p>10119835</text:p>
          </table:table-cell>
          <table:table-cell office:value-type="float" office:value="10147935" calcext:value-type="float">
            <text:p>10147935</text:p>
          </table:table-cell>
          <table:table-cell office:value-type="float" office:value="10178653" calcext:value-type="float">
            <text:p>10178653</text:p>
          </table:table-cell>
          <table:table-cell office:value-type="float" office:value="10216604" calcext:value-type="float">
            <text:p>10216604</text:p>
          </table:table-cell>
          <table:table-cell office:value-type="float" office:value="10255815" calcext:value-type="float">
            <text:p>10255815</text:p>
          </table:table-cell>
          <table:table-cell office:value-type="float" office:value="10298723" calcext:value-type="float">
            <text:p>10298723</text:p>
          </table:table-cell>
          <table:table-cell office:value-type="float" office:value="10337910" calcext:value-type="float">
            <text:p>10337910</text:p>
          </table:table-cell>
          <table:table-cell office:value-type="float" office:value="10367537" calcext:value-type="float">
            <text:p>10367537</text:p>
          </table:table-cell>
          <table:table-cell office:value-type="float" office:value="10398489" calcext:value-type="float">
            <text:p>10398489</text:p>
          </table:table-cell>
          <table:table-cell office:value-type="float" office:value="10432055" calcext:value-type="float">
            <text:p>10432055</text:p>
          </table:table-cell>
          <table:table-cell office:value-type="float" office:value="10478720" calcext:value-type="float">
            <text:p>10478720</text:p>
          </table:table-cell>
          <table:table-cell office:value-type="float" office:value="10540525" calcext:value-type="float">
            <text:p>10540525</text:p>
          </table:table-cell>
          <table:table-cell office:value-type="float" office:value="10598677" calcext:value-type="float">
            <text:p>10598677</text:p>
          </table:table-cell>
          <table:table-cell office:value-type="float" office:value="10648031" calcext:value-type="float">
            <text:p>10648031</text:p>
          </table:table-cell>
          <table:table-cell office:value-type="float" office:value="10684822" calcext:value-type="float">
            <text:p>10684822</text:p>
          </table:table-cell>
          <table:table-cell office:value-type="float" office:value="10704152" calcext:value-type="float">
            <text:p>10704152</text:p>
          </table:table-cell>
          <table:table-cell office:value-type="float" office:value="10711122" calcext:value-type="float">
            <text:p>10711122</text:p>
          </table:table-cell>
          <table:table-cell office:value-type="float" office:value="10711848" calcext:value-type="float">
            <text:p>10711848</text:p>
          </table:table-cell>
          <table:table-cell office:value-type="float" office:value="10705535" calcext:value-type="float">
            <text:p>10705535</text:p>
          </table:table-cell>
          <table:table-cell office:value-type="float" office:value="10689463" calcext:value-type="float">
            <text:p>10689463</text:p>
          </table:table-cell>
          <table:table-cell office:value-type="float" office:value="10668095" calcext:value-type="float">
            <text:p>10668095</text:p>
          </table:table-cell>
          <table:table-cell office:value-type="float" office:value="10648713" calcext:value-type="float">
            <text:p>10648713</text:p>
          </table:table-cell>
          <table:table-cell office:value-type="float" office:value="10630564" calcext:value-type="float">
            <text:p>10630564</text:p>
          </table:table-cell>
          <table:table-cell office:value-type="float" office:value="10612741" calcext:value-type="float">
            <text:p>10612741</text:p>
          </table:table-cell>
          <table:table-cell office:value-type="float" office:value="10596487" calcext:value-type="float">
            <text:p>10596487</text:p>
          </table:table-cell>
          <table:table-cell office:value-type="float" office:value="10481719" calcext:value-type="float">
            <text:p>10481719</text:p>
          </table:table-cell>
          <table:table-cell office:value-type="float" office:value="10373988" calcext:value-type="float">
            <text:p>10373988</text:p>
          </table:table-cell>
          <table:table-cell office:value-type="float" office:value="10373400" calcext:value-type="float">
            <text:p>10373400</text:p>
          </table:table-cell>
          <table:table-cell office:value-type="float" office:value="10369341" calcext:value-type="float">
            <text:p>10369341</text:p>
          </table:table-cell>
          <table:table-cell office:value-type="float" office:value="10357523" calcext:value-type="float">
            <text:p>10357523</text:p>
          </table:table-cell>
          <table:table-cell office:value-type="float" office:value="10343355" calcext:value-type="float">
            <text:p>10343355</text:p>
          </table:table-cell>
          <table:table-cell office:value-type="float" office:value="10328965" calcext:value-type="float">
            <text:p>10328965</text:p>
          </table:table-cell>
          <table:table-cell office:value-type="float" office:value="10311238" calcext:value-type="float">
            <text:p>10311238</text:p>
          </table:table-cell>
          <table:table-cell office:value-type="float" office:value="10290486" calcext:value-type="float">
            <text:p>10290486</text:p>
          </table:table-cell>
          <table:table-cell office:value-type="float" office:value="10266570" calcext:value-type="float">
            <text:p>10266570</text:p>
          </table:table-cell>
          <table:table-cell office:value-type="float" office:value="10237530" calcext:value-type="float">
            <text:p>10237530</text:p>
          </table:table-cell>
          <table:table-cell office:value-type="float" office:value="10210971" calcext:value-type="float">
            <text:p>10210971</text:p>
          </table:table-cell>
          <table:table-cell office:value-type="float" office:value="10187576" calcext:value-type="float">
            <text:p>10187576</text:p>
          </table:table-cell>
          <table:table-cell office:value-type="float" office:value="10158608" calcext:value-type="float">
            <text:p>10158608</text:p>
          </table:table-cell>
          <table:table-cell office:value-type="float" office:value="10129552" calcext:value-type="float">
            <text:p>10129552</text:p>
          </table:table-cell>
          <table:table-cell office:value-type="float" office:value="10107146" calcext:value-type="float">
            <text:p>10107146</text:p>
          </table:table-cell>
          <table:table-cell office:value-type="float" office:value="10087065" calcext:value-type="float">
            <text:p>10087065</text:p>
          </table:table-cell>
          <table:table-cell office:value-type="float" office:value="10071370" calcext:value-type="float">
            <text:p>10071370</text:p>
          </table:table-cell>
          <table:table-cell office:value-type="float" office:value="10055780" calcext:value-type="float">
            <text:p>10055780</text:p>
          </table:table-cell>
          <table:table-cell office:value-type="float" office:value="10038188" calcext:value-type="float">
            <text:p>10038188</text:p>
          </table:table-cell>
          <table:table-cell office:value-type="float" office:value="10022650" calcext:value-type="float">
            <text:p>10022650</text:p>
          </table:table-cell>
          <table:table-cell office:value-type="float" office:value="10000023" calcext:value-type="float">
            <text:p>10000023</text:p>
          </table:table-cell>
          <table:table-cell office:value-type="float" office:value="9971727" calcext:value-type="float">
            <text:p>9971727</text:p>
          </table:table-cell>
          <table:table-cell office:value-type="float" office:value="9920362" calcext:value-type="float">
            <text:p>9920362</text:p>
          </table:table-cell>
          <table:table-cell office:value-type="float" office:value="9893082" calcext:value-type="float">
            <text:p>9893082</text:p>
          </table:table-cell>
          <table:table-cell office:value-type="float" office:value="9866468" calcext:value-type="float">
            <text:p>9866468</text:p>
          </table:table-cell>
          <table:table-cell office:value-type="float" office:value="9843028" calcext:value-type="float">
            <text:p>9843028</text:p>
          </table:table-cell>
          <table:table-cell office:value-type="float" office:value="9814023" calcext:value-type="float">
            <text:p>9814023</text:p>
          </table:table-cell>
          <table:table-cell office:value-type="float" office:value="9787966" calcext:value-type="float">
            <text:p>9787966</text:p>
          </table:table-cell>
          <table:table-cell office:value-type="float" office:value="9768785" calcext:value-type="float">
            <text:p>9768785</text:p>
          </table:table-cell>
        </table:table-row>
        <table:table-row table:style-name="ro1">
          <table:table-cell office:value-type="string" calcext:value-type="string">
            <text:p>BIRD seulement</text:p>
          </table:table-cell>
          <table:table-cell office:value-type="string" calcext:value-type="string">
            <text:p>IBD</text:p>
          </table:table-cell>
          <table:table-cell office:value-type="float" office:value="1916725984" calcext:value-type="float">
            <text:p>1916725984</text:p>
          </table:table-cell>
          <table:table-cell office:value-type="float" office:value="1937366367" calcext:value-type="float">
            <text:p>1937366367</text:p>
          </table:table-cell>
          <table:table-cell office:value-type="float" office:value="1970953262" calcext:value-type="float">
            <text:p>1970953262</text:p>
          </table:table-cell>
          <table:table-cell office:value-type="float" office:value="2016413384" calcext:value-type="float">
            <text:p>2016413384</text:p>
          </table:table-cell>
          <table:table-cell office:value-type="float" office:value="2061940171" calcext:value-type="float">
            <text:p>2061940171</text:p>
          </table:table-cell>
          <table:table-cell office:value-type="float" office:value="2108649439" calcext:value-type="float">
            <text:p>2108649439</text:p>
          </table:table-cell>
          <table:table-cell office:value-type="float" office:value="2158535715" calcext:value-type="float">
            <text:p>2158535715</text:p>
          </table:table-cell>
          <table:table-cell office:value-type="float" office:value="2208041898" calcext:value-type="float">
            <text:p>2208041898</text:p>
          </table:table-cell>
          <table:table-cell office:value-type="float" office:value="2258892461" calcext:value-type="float">
            <text:p>2258892461</text:p>
          </table:table-cell>
          <table:table-cell office:value-type="float" office:value="2311898866" calcext:value-type="float">
            <text:p>2311898866</text:p>
          </table:table-cell>
          <table:table-cell office:value-type="float" office:value="2366349459" calcext:value-type="float">
            <text:p>2366349459</text:p>
          </table:table-cell>
          <table:table-cell office:value-type="float" office:value="2422126843" calcext:value-type="float">
            <text:p>2422126843</text:p>
          </table:table-cell>
          <table:table-cell office:value-type="float" office:value="2476981598" calcext:value-type="float">
            <text:p>2476981598</text:p>
          </table:table-cell>
          <table:table-cell office:value-type="float" office:value="2531557876" calcext:value-type="float">
            <text:p>2531557876</text:p>
          </table:table-cell>
          <table:table-cell office:value-type="float" office:value="2585289079" calcext:value-type="float">
            <text:p>2585289079</text:p>
          </table:table-cell>
          <table:table-cell office:value-type="float" office:value="2637247806" calcext:value-type="float">
            <text:p>2637247806</text:p>
          </table:table-cell>
          <table:table-cell office:value-type="float" office:value="2688099702" calcext:value-type="float">
            <text:p>2688099702</text:p>
          </table:table-cell>
          <table:table-cell office:value-type="float" office:value="2737889788" calcext:value-type="float">
            <text:p>2737889788</text:p>
          </table:table-cell>
          <table:table-cell office:value-type="float" office:value="2788188544" calcext:value-type="float">
            <text:p>2788188544</text:p>
          </table:table-cell>
          <table:table-cell office:value-type="float" office:value="2839472004" calcext:value-type="float">
            <text:p>2839472004</text:p>
          </table:table-cell>
          <table:table-cell office:value-type="float" office:value="2891281645" calcext:value-type="float">
            <text:p>2891281645</text:p>
          </table:table-cell>
          <table:table-cell office:value-type="float" office:value="2944612598" calcext:value-type="float">
            <text:p>2944612598</text:p>
          </table:table-cell>
          <table:table-cell office:value-type="float" office:value="3000786139" calcext:value-type="float">
            <text:p>3000786139</text:p>
          </table:table-cell>
          <table:table-cell office:value-type="float" office:value="3057588035" calcext:value-type="float">
            <text:p>3057588035</text:p>
          </table:table-cell>
          <table:table-cell office:value-type="float" office:value="3113889531" calcext:value-type="float">
            <text:p>3113889531</text:p>
          </table:table-cell>
          <table:table-cell office:value-type="float" office:value="3171073491" calcext:value-type="float">
            <text:p>3171073491</text:p>
          </table:table-cell>
          <table:table-cell office:value-type="float" office:value="3229839106" calcext:value-type="float">
            <text:p>3229839106</text:p>
          </table:table-cell>
          <table:table-cell office:value-type="float" office:value="3290144789" calcext:value-type="float">
            <text:p>3290144789</text:p>
          </table:table-cell>
          <table:table-cell office:value-type="float" office:value="3350637888" calcext:value-type="float">
            <text:p>3350637888</text:p>
          </table:table-cell>
          <table:table-cell office:value-type="float" office:value="3410072473" calcext:value-type="float">
            <text:p>3410072473</text:p>
          </table:table-cell>
          <table:table-cell office:value-type="float" office:value="3468162855" calcext:value-type="float">
            <text:p>3468162855</text:p>
          </table:table-cell>
          <table:table-cell office:value-type="float" office:value="3524494627" calcext:value-type="float">
            <text:p>3524494627</text:p>
          </table:table-cell>
          <table:table-cell office:value-type="float" office:value="3578748050" calcext:value-type="float">
            <text:p>3578748050</text:p>
          </table:table-cell>
          <table:table-cell office:value-type="float" office:value="3631876396" calcext:value-type="float">
            <text:p>3631876396</text:p>
          </table:table-cell>
          <table:table-cell office:value-type="float" office:value="3684211762" calcext:value-type="float">
            <text:p>3684211762</text:p>
          </table:table-cell>
          <table:table-cell office:value-type="float" office:value="3735691901" calcext:value-type="float">
            <text:p>3735691901</text:p>
          </table:table-cell>
          <table:table-cell office:value-type="float" office:value="3786541610" calcext:value-type="float">
            <text:p>3786541610</text:p>
          </table:table-cell>
          <table:table-cell office:value-type="float" office:value="3837092885" calcext:value-type="float">
            <text:p>3837092885</text:p>
          </table:table-cell>
          <table:table-cell office:value-type="float" office:value="3886855288" calcext:value-type="float">
            <text:p>3886855288</text:p>
          </table:table-cell>
          <table:table-cell office:value-type="float" office:value="3935228896" calcext:value-type="float">
            <text:p>3935228896</text:p>
          </table:table-cell>
          <table:table-cell office:value-type="float" office:value="3981934121" calcext:value-type="float">
            <text:p>3981934121</text:p>
          </table:table-cell>
          <table:table-cell office:value-type="float" office:value="4027560123" calcext:value-type="float">
            <text:p>4027560123</text:p>
          </table:table-cell>
          <table:table-cell office:value-type="float" office:value="4072371012" calcext:value-type="float">
            <text:p>4072371012</text:p>
          </table:table-cell>
          <table:table-cell office:value-type="float" office:value="4116879950" calcext:value-type="float">
            <text:p>4116879950</text:p>
          </table:table-cell>
          <table:table-cell office:value-type="float" office:value="4161045550" calcext:value-type="float">
            <text:p>4161045550</text:p>
          </table:table-cell>
          <table:table-cell office:value-type="float" office:value="4205058601" calcext:value-type="float">
            <text:p>4205058601</text:p>
          </table:table-cell>
          <table:table-cell office:value-type="float" office:value="4248617747" calcext:value-type="float">
            <text:p>4248617747</text:p>
          </table:table-cell>
          <table:table-cell office:value-type="float" office:value="4291629776" calcext:value-type="float">
            <text:p>4291629776</text:p>
          </table:table-cell>
          <table:table-cell office:value-type="float" office:value="4334791952" calcext:value-type="float">
            <text:p>4334791952</text:p>
          </table:table-cell>
          <table:table-cell office:value-type="float" office:value="4378481189" calcext:value-type="float">
            <text:p>4378481189</text:p>
          </table:table-cell>
          <table:table-cell office:value-type="float" office:value="4421851199" calcext:value-type="float">
            <text:p>4421851199</text:p>
          </table:table-cell>
          <table:table-cell office:value-type="float" office:value="4465853343" calcext:value-type="float">
            <text:p>4465853343</text:p>
          </table:table-cell>
          <table:table-cell office:value-type="float" office:value="4510296617" calcext:value-type="float">
            <text:p>4510296617</text:p>
          </table:table-cell>
          <table:table-cell office:value-type="float" office:value="4555067814" calcext:value-type="float">
            <text:p>4555067814</text:p>
          </table:table-cell>
          <table:table-cell office:value-type="float" office:value="4599654984" calcext:value-type="float">
            <text:p>4599654984</text:p>
          </table:table-cell>
          <table:table-cell office:value-type="float" office:value="4643767826" calcext:value-type="float">
            <text:p>4643767826</text:p>
          </table:table-cell>
          <table:table-cell office:value-type="float" office:value="4687686335" calcext:value-type="float">
            <text:p>4687686335</text:p>
          </table:table-cell>
          <table:table-cell office:value-type="float" office:value="4731120193" calcext:value-type="float">
            <text:p>4731120193</text:p>
          </table:table-cell>
          <table:table-cell office:value-type="float" office:value="4772284113" calcext:value-type="float">
            <text:p>4772284113</text:p>
          </table:table-cell>
        </table:table-row>
        <table:table-row table:style-name="ro1">
          <table:table-cell office:value-type="string" calcext:value-type="string">
            <text:p>BIRD et IDA</text:p>
          </table:table-cell>
          <table:table-cell office:value-type="string" calcext:value-type="string">
            <text:p>IBT</text:p>
          </table:table-cell>
          <table:table-cell office:value-type="float" office:value="2299827560" calcext:value-type="float">
            <text:p>2299827560</text:p>
          </table:table-cell>
          <table:table-cell office:value-type="float" office:value="2329751232" calcext:value-type="float">
            <text:p>2329751232</text:p>
          </table:table-cell>
          <table:table-cell office:value-type="float" office:value="2372990360" calcext:value-type="float">
            <text:p>2372990360</text:p>
          </table:table-cell>
          <table:table-cell office:value-type="float" office:value="2428491489" calcext:value-type="float">
            <text:p>2428491489</text:p>
          </table:table-cell>
          <table:table-cell office:value-type="float" office:value="2484475271" calcext:value-type="float">
            <text:p>2484475271</text:p>
          </table:table-cell>
          <table:table-cell office:value-type="float" office:value="2542065200" calcext:value-type="float">
            <text:p>2542065200</text:p>
          </table:table-cell>
          <table:table-cell office:value-type="float" office:value="2603294258" calcext:value-type="float">
            <text:p>2603294258</text:p>
          </table:table-cell>
          <table:table-cell office:value-type="float" office:value="2664582621" calcext:value-type="float">
            <text:p>2664582621</text:p>
          </table:table-cell>
          <table:table-cell office:value-type="float" office:value="2727559890" calcext:value-type="float">
            <text:p>2727559890</text:p>
          </table:table-cell>
          <table:table-cell office:value-type="float" office:value="2792906650" calcext:value-type="float">
            <text:p>2792906650</text:p>
          </table:table-cell>
          <table:table-cell office:value-type="float" office:value="2859823273" calcext:value-type="float">
            <text:p>2859823273</text:p>
          </table:table-cell>
          <table:table-cell office:value-type="float" office:value="2928162561" calcext:value-type="float">
            <text:p>2928162561</text:p>
          </table:table-cell>
          <table:table-cell office:value-type="float" office:value="2995741759" calcext:value-type="float">
            <text:p>2995741759</text:p>
          </table:table-cell>
          <table:table-cell office:value-type="float" office:value="3063329696" calcext:value-type="float">
            <text:p>3063329696</text:p>
          </table:table-cell>
          <table:table-cell office:value-type="float" office:value="3130554486" calcext:value-type="float">
            <text:p>3130554486</text:p>
          </table:table-cell>
          <table:table-cell office:value-type="float" office:value="3196617158" calcext:value-type="float">
            <text:p>3196617158</text:p>
          </table:table-cell>
          <table:table-cell office:value-type="float" office:value="3262238505" calcext:value-type="float">
            <text:p>3262238505</text:p>
          </table:table-cell>
          <table:table-cell office:value-type="float" office:value="3327432779" calcext:value-type="float">
            <text:p>3327432779</text:p>
          </table:table-cell>
          <table:table-cell office:value-type="float" office:value="3393737765" calcext:value-type="float">
            <text:p>3393737765</text:p>
          </table:table-cell>
          <table:table-cell office:value-type="float" office:value="3461566608" calcext:value-type="float">
            <text:p>3461566608</text:p>
          </table:table-cell>
          <table:table-cell office:value-type="float" office:value="3530412139" calcext:value-type="float">
            <text:p>3530412139</text:p>
          </table:table-cell>
          <table:table-cell office:value-type="float" office:value="3601268626" calcext:value-type="float">
            <text:p>3601268626</text:p>
          </table:table-cell>
          <table:table-cell office:value-type="float" office:value="3675483595" calcext:value-type="float">
            <text:p>3675483595</text:p>
          </table:table-cell>
          <table:table-cell office:value-type="float" office:value="3750866217" calcext:value-type="float">
            <text:p>3750866217</text:p>
          </table:table-cell>
          <table:table-cell office:value-type="float" office:value="3826309623" calcext:value-type="float">
            <text:p>3826309623</text:p>
          </table:table-cell>
          <table:table-cell office:value-type="float" office:value="3903212208" calcext:value-type="float">
            <text:p>3903212208</text:p>
          </table:table-cell>
          <table:table-cell office:value-type="float" office:value="3982271082" calcext:value-type="float">
            <text:p>3982271082</text:p>
          </table:table-cell>
          <table:table-cell office:value-type="float" office:value="4063430290" calcext:value-type="float">
            <text:p>4063430290</text:p>
          </table:table-cell>
          <table:table-cell office:value-type="float" office:value="4145325696" calcext:value-type="float">
            <text:p>4145325696</text:p>
          </table:table-cell>
          <table:table-cell office:value-type="float" office:value="4226720042" calcext:value-type="float">
            <text:p>4226720042</text:p>
          </table:table-cell>
          <table:table-cell office:value-type="float" office:value="4307407025" calcext:value-type="float">
            <text:p>4307407025</text:p>
          </table:table-cell>
          <table:table-cell office:value-type="float" office:value="4386707250" calcext:value-type="float">
            <text:p>4386707250</text:p>
          </table:table-cell>
          <table:table-cell office:value-type="float" office:value="4464471808" calcext:value-type="float">
            <text:p>4464471808</text:p>
          </table:table-cell>
          <table:table-cell office:value-type="float" office:value="4541486325" calcext:value-type="float">
            <text:p>4541486325</text:p>
          </table:table-cell>
          <table:table-cell office:value-type="float" office:value="4617974811" calcext:value-type="float">
            <text:p>4617974811</text:p>
          </table:table-cell>
          <table:table-cell office:value-type="float" office:value="4693887421" calcext:value-type="float">
            <text:p>4693887421</text:p>
          </table:table-cell>
          <table:table-cell office:value-type="float" office:value="4769462932" calcext:value-type="float">
            <text:p>4769462932</text:p>
          </table:table-cell>
          <table:table-cell office:value-type="float" office:value="4844990450" calcext:value-type="float">
            <text:p>4844990450</text:p>
          </table:table-cell>
          <table:table-cell office:value-type="float" office:value="4919850879" calcext:value-type="float">
            <text:p>4919850879</text:p>
          </table:table-cell>
          <table:table-cell office:value-type="float" office:value="4993500491" calcext:value-type="float">
            <text:p>4993500491</text:p>
          </table:table-cell>
          <table:table-cell office:value-type="float" office:value="5066140135" calcext:value-type="float">
            <text:p>5066140135</text:p>
          </table:table-cell>
          <table:table-cell office:value-type="float" office:value="5138190545" calcext:value-type="float">
            <text:p>5138190545</text:p>
          </table:table-cell>
          <table:table-cell office:value-type="float" office:value="5209873584" calcext:value-type="float">
            <text:p>5209873584</text:p>
          </table:table-cell>
          <table:table-cell office:value-type="float" office:value="5281727972" calcext:value-type="float">
            <text:p>5281727972</text:p>
          </table:table-cell>
          <table:table-cell office:value-type="float" office:value="5353754291" calcext:value-type="float">
            <text:p>5353754291</text:p>
          </table:table-cell>
          <table:table-cell office:value-type="float" office:value="5426151241" calcext:value-type="float">
            <text:p>5426151241</text:p>
          </table:table-cell>
          <table:table-cell office:value-type="float" office:value="5498679869" calcext:value-type="float">
            <text:p>5498679869</text:p>
          </table:table-cell>
          <table:table-cell office:value-type="float" office:value="5571274179" calcext:value-type="float">
            <text:p>5571274179</text:p>
          </table:table-cell>
          <table:table-cell office:value-type="float" office:value="5644570358" calcext:value-type="float">
            <text:p>5644570358</text:p>
          </table:table-cell>
          <table:table-cell office:value-type="float" office:value="5718843756" calcext:value-type="float">
            <text:p>5718843756</text:p>
          </table:table-cell>
          <table:table-cell office:value-type="float" office:value="5793479782" calcext:value-type="float">
            <text:p>5793479782</text:p>
          </table:table-cell>
          <table:table-cell office:value-type="float" office:value="5869059895" calcext:value-type="float">
            <text:p>5869059895</text:p>
          </table:table-cell>
          <table:table-cell office:value-type="float" office:value="5945148626" calcext:value-type="float">
            <text:p>5945148626</text:p>
          </table:table-cell>
          <table:table-cell office:value-type="float" office:value="6022137210" calcext:value-type="float">
            <text:p>6022137210</text:p>
          </table:table-cell>
          <table:table-cell office:value-type="float" office:value="6099662180" calcext:value-type="float">
            <text:p>6099662180</text:p>
          </table:table-cell>
          <table:table-cell office:value-type="float" office:value="6177552865" calcext:value-type="float">
            <text:p>6177552865</text:p>
          </table:table-cell>
          <table:table-cell office:value-type="float" office:value="6256138021" calcext:value-type="float">
            <text:p>6256138021</text:p>
          </table:table-cell>
          <table:table-cell office:value-type="float" office:value="6335039629" calcext:value-type="float">
            <text:p>6335039629</text:p>
          </table:table-cell>
          <table:table-cell office:value-type="float" office:value="6412522234" calcext:value-type="float">
            <text:p>6412522234</text:p>
          </table:table-cell>
        </table:table-row>
        <table:table-row table:style-name="ro1">
          <table:table-cell office:value-type="string" calcext:value-type="string">
            <text:p>IDA totale</text:p>
          </table:table-cell>
          <table:table-cell office:value-type="string" calcext:value-type="string">
            <text:p>IDA</text:p>
          </table:table-cell>
          <table:table-cell office:value-type="float" office:value="383101576" calcext:value-type="float">
            <text:p>383101576</text:p>
          </table:table-cell>
          <table:table-cell office:value-type="float" office:value="392384865" calcext:value-type="float">
            <text:p>392384865</text:p>
          </table:table-cell>
          <table:table-cell office:value-type="float" office:value="402037098" calcext:value-type="float">
            <text:p>402037098</text:p>
          </table:table-cell>
          <table:table-cell office:value-type="float" office:value="412078105" calcext:value-type="float">
            <text:p>412078105</text:p>
          </table:table-cell>
          <table:table-cell office:value-type="float" office:value="422535100" calcext:value-type="float">
            <text:p>422535100</text:p>
          </table:table-cell>
          <table:table-cell office:value-type="float" office:value="433415761" calcext:value-type="float">
            <text:p>433415761</text:p>
          </table:table-cell>
          <table:table-cell office:value-type="float" office:value="444758543" calcext:value-type="float">
            <text:p>444758543</text:p>
          </table:table-cell>
          <table:table-cell office:value-type="float" office:value="456540723" calcext:value-type="float">
            <text:p>456540723</text:p>
          </table:table-cell>
          <table:table-cell office:value-type="float" office:value="468667429" calcext:value-type="float">
            <text:p>468667429</text:p>
          </table:table-cell>
          <table:table-cell office:value-type="float" office:value="481007784" calcext:value-type="float">
            <text:p>481007784</text:p>
          </table:table-cell>
          <table:table-cell office:value-type="float" office:value="493473814" calcext:value-type="float">
            <text:p>493473814</text:p>
          </table:table-cell>
          <table:table-cell office:value-type="float" office:value="506035718" calcext:value-type="float">
            <text:p>506035718</text:p>
          </table:table-cell>
          <table:table-cell office:value-type="float" office:value="518760161" calcext:value-type="float">
            <text:p>518760161</text:p>
          </table:table-cell>
          <table:table-cell office:value-type="float" office:value="531771820" calcext:value-type="float">
            <text:p>531771820</text:p>
          </table:table-cell>
          <table:table-cell office:value-type="float" office:value="545265407" calcext:value-type="float">
            <text:p>545265407</text:p>
          </table:table-cell>
          <table:table-cell office:value-type="float" office:value="559369352" calcext:value-type="float">
            <text:p>559369352</text:p>
          </table:table-cell>
          <table:table-cell office:value-type="float" office:value="574138803" calcext:value-type="float">
            <text:p>574138803</text:p>
          </table:table-cell>
          <table:table-cell office:value-type="float" office:value="589542991" calcext:value-type="float">
            <text:p>589542991</text:p>
          </table:table-cell>
          <table:table-cell office:value-type="float" office:value="605549221" calcext:value-type="float">
            <text:p>605549221</text:p>
          </table:table-cell>
          <table:table-cell office:value-type="float" office:value="622094604" calcext:value-type="float">
            <text:p>622094604</text:p>
          </table:table-cell>
          <table:table-cell office:value-type="float" office:value="639130494" calcext:value-type="float">
            <text:p>639130494</text:p>
          </table:table-cell>
          <table:table-cell office:value-type="float" office:value="656656028" calcext:value-type="float">
            <text:p>656656028</text:p>
          </table:table-cell>
          <table:table-cell office:value-type="float" office:value="674697456" calcext:value-type="float">
            <text:p>674697456</text:p>
          </table:table-cell>
          <table:table-cell office:value-type="float" office:value="693278182" calcext:value-type="float">
            <text:p>693278182</text:p>
          </table:table-cell>
          <table:table-cell office:value-type="float" office:value="712420092" calcext:value-type="float">
            <text:p>712420092</text:p>
          </table:table-cell>
          <table:table-cell office:value-type="float" office:value="732138717" calcext:value-type="float">
            <text:p>732138717</text:p>
          </table:table-cell>
          <table:table-cell office:value-type="float" office:value="752431976" calcext:value-type="float">
            <text:p>752431976</text:p>
          </table:table-cell>
          <table:table-cell office:value-type="float" office:value="773285501" calcext:value-type="float">
            <text:p>773285501</text:p>
          </table:table-cell>
          <table:table-cell office:value-type="float" office:value="794687808" calcext:value-type="float">
            <text:p>794687808</text:p>
          </table:table-cell>
          <table:table-cell office:value-type="float" office:value="816647569" calcext:value-type="float">
            <text:p>816647569</text:p>
          </table:table-cell>
          <table:table-cell office:value-type="float" office:value="839244170" calcext:value-type="float">
            <text:p>839244170</text:p>
          </table:table-cell>
          <table:table-cell office:value-type="float" office:value="862212623" calcext:value-type="float">
            <text:p>862212623</text:p>
          </table:table-cell>
          <table:table-cell office:value-type="float" office:value="885723758" calcext:value-type="float">
            <text:p>885723758</text:p>
          </table:table-cell>
          <table:table-cell office:value-type="float" office:value="909609929" calcext:value-type="float">
            <text:p>909609929</text:p>
          </table:table-cell>
          <table:table-cell office:value-type="float" office:value="933763049" calcext:value-type="float">
            <text:p>933763049</text:p>
          </table:table-cell>
          <table:table-cell office:value-type="float" office:value="958195520" calcext:value-type="float">
            <text:p>958195520</text:p>
          </table:table-cell>
          <table:table-cell office:value-type="float" office:value="982921322" calcext:value-type="float">
            <text:p>982921322</text:p>
          </table:table-cell>
          <table:table-cell office:value-type="float" office:value="1007897565" calcext:value-type="float">
            <text:p>1007897565</text:p>
          </table:table-cell>
          <table:table-cell office:value-type="float" office:value="1032995591" calcext:value-type="float">
            <text:p>1032995591</text:p>
          </table:table-cell>
          <table:table-cell office:value-type="float" office:value="1058271595" calcext:value-type="float">
            <text:p>1058271595</text:p>
          </table:table-cell>
          <table:table-cell office:value-type="float" office:value="1084206014" calcext:value-type="float">
            <text:p>1084206014</text:p>
          </table:table-cell>
          <table:table-cell office:value-type="float" office:value="1110630422" calcext:value-type="float">
            <text:p>1110630422</text:p>
          </table:table-cell>
          <table:table-cell office:value-type="float" office:value="1137502572" calcext:value-type="float">
            <text:p>1137502572</text:p>
          </table:table-cell>
          <table:table-cell office:value-type="float" office:value="1164848022" calcext:value-type="float">
            <text:p>1164848022</text:p>
          </table:table-cell>
          <table:table-cell office:value-type="float" office:value="1192708741" calcext:value-type="float">
            <text:p>1192708741</text:p>
          </table:table-cell>
          <table:table-cell office:value-type="float" office:value="1221092640" calcext:value-type="float">
            <text:p>1221092640</text:p>
          </table:table-cell>
          <table:table-cell office:value-type="float" office:value="1250062122" calcext:value-type="float">
            <text:p>1250062122</text:p>
          </table:table-cell>
          <table:table-cell office:value-type="float" office:value="1279644403" calcext:value-type="float">
            <text:p>1279644403</text:p>
          </table:table-cell>
          <table:table-cell office:value-type="float" office:value="1309778406" calcext:value-type="float">
            <text:p>1309778406</text:p>
          </table:table-cell>
          <table:table-cell office:value-type="float" office:value="1340362567" calcext:value-type="float">
            <text:p>1340362567</text:p>
          </table:table-cell>
          <table:table-cell office:value-type="float" office:value="1371628583" calcext:value-type="float">
            <text:p>1371628583</text:p>
          </table:table-cell>
          <table:table-cell office:value-type="float" office:value="1403206552" calcext:value-type="float">
            <text:p>1403206552</text:p>
          </table:table-cell>
          <table:table-cell office:value-type="float" office:value="1434852009" calcext:value-type="float">
            <text:p>1434852009</text:p>
          </table:table-cell>
          <table:table-cell office:value-type="float" office:value="1467069396" calcext:value-type="float">
            <text:p>1467069396</text:p>
          </table:table-cell>
          <table:table-cell office:value-type="float" office:value="1500007196" calcext:value-type="float">
            <text:p>1500007196</text:p>
          </table:table-cell>
          <table:table-cell office:value-type="float" office:value="1533785039" calcext:value-type="float">
            <text:p>1533785039</text:p>
          </table:table-cell>
          <table:table-cell office:value-type="float" office:value="1568451686" calcext:value-type="float">
            <text:p>1568451686</text:p>
          </table:table-cell>
          <table:table-cell office:value-type="float" office:value="1603919436" calcext:value-type="float">
            <text:p>1603919436</text:p>
          </table:table-cell>
          <table:table-cell office:value-type="float" office:value="1640238121" calcext:value-type="float">
            <text:p>1640238121</text:p>
          </table:table-cell>
        </table:table-row>
        <table:table-row table:style-name="ro1">
          <table:table-cell office:value-type="string" calcext:value-type="string">
            <text:p>IDA mélange</text:p>
          </table:table-cell>
          <table:table-cell office:value-type="string" calcext:value-type="string">
            <text:p>IDB</text:p>
          </table:table-cell>
          <table:table-cell office:value-type="float" office:value="123891139" calcext:value-type="float">
            <text:p>123891139</text:p>
          </table:table-cell>
          <table:table-cell office:value-type="float" office:value="126858184" calcext:value-type="float">
            <text:p>126858184</text:p>
          </table:table-cell>
          <table:table-cell office:value-type="float" office:value="129965147" calcext:value-type="float">
            <text:p>129965147</text:p>
          </table:table-cell>
          <table:table-cell office:value-type="float" office:value="133206225" calcext:value-type="float">
            <text:p>133206225</text:p>
          </table:table-cell>
          <table:table-cell office:value-type="float" office:value="136575197" calcext:value-type="float">
            <text:p>136575197</text:p>
          </table:table-cell>
          <table:table-cell office:value-type="float" office:value="140066503" calcext:value-type="float">
            <text:p>140066503</text:p>
          </table:table-cell>
          <table:table-cell office:value-type="float" office:value="143685944" calcext:value-type="float">
            <text:p>143685944</text:p>
          </table:table-cell>
          <table:table-cell office:value-type="float" office:value="147439073" calcext:value-type="float">
            <text:p>147439073</text:p>
          </table:table-cell>
          <table:table-cell office:value-type="float" office:value="151321867" calcext:value-type="float">
            <text:p>151321867</text:p>
          </table:table-cell>
          <table:table-cell office:value-type="float" office:value="155331570" calcext:value-type="float">
            <text:p>155331570</text:p>
          </table:table-cell>
          <table:table-cell office:value-type="float" office:value="159468637" calcext:value-type="float">
            <text:p>159468637</text:p>
          </table:table-cell>
          <table:table-cell office:value-type="float" office:value="163727802" calcext:value-type="float">
            <text:p>163727802</text:p>
          </table:table-cell>
          <table:table-cell office:value-type="float" office:value="168123679" calcext:value-type="float">
            <text:p>168123679</text:p>
          </table:table-cell>
          <table:table-cell office:value-type="float" office:value="172701100" calcext:value-type="float">
            <text:p>172701100</text:p>
          </table:table-cell>
          <table:table-cell office:value-type="float" office:value="177520721" calcext:value-type="float">
            <text:p>177520721</text:p>
          </table:table-cell>
          <table:table-cell office:value-type="float" office:value="182622716" calcext:value-type="float">
            <text:p>182622716</text:p>
          </table:table-cell>
          <table:table-cell office:value-type="float" office:value="188026801" calcext:value-type="float">
            <text:p>188026801</text:p>
          </table:table-cell>
          <table:table-cell office:value-type="float" office:value="193716000" calcext:value-type="float">
            <text:p>193716000</text:p>
          </table:table-cell>
          <table:table-cell office:value-type="float" office:value="199663470" calcext:value-type="float">
            <text:p>199663470</text:p>
          </table:table-cell>
          <table:table-cell office:value-type="float" office:value="205822820" calcext:value-type="float">
            <text:p>205822820</text:p>
          </table:table-cell>
          <table:table-cell office:value-type="float" office:value="212160514" calcext:value-type="float">
            <text:p>212160514</text:p>
          </table:table-cell>
          <table:table-cell office:value-type="float" office:value="218662193" calcext:value-type="float">
            <text:p>218662193</text:p>
          </table:table-cell>
          <table:table-cell office:value-type="float" office:value="225330186" calcext:value-type="float">
            <text:p>225330186</text:p>
          </table:table-cell>
          <table:table-cell office:value-type="float" office:value="232165092" calcext:value-type="float">
            <text:p>232165092</text:p>
          </table:table-cell>
          <table:table-cell office:value-type="float" office:value="239172894" calcext:value-type="float">
            <text:p>239172894</text:p>
          </table:table-cell>
          <table:table-cell office:value-type="float" office:value="246352583" calcext:value-type="float">
            <text:p>246352583</text:p>
          </table:table-cell>
          <table:table-cell office:value-type="float" office:value="253706111" calcext:value-type="float">
            <text:p>253706111</text:p>
          </table:table-cell>
          <table:table-cell office:value-type="float" office:value="261218240" calcext:value-type="float">
            <text:p>261218240</text:p>
          </table:table-cell>
          <table:table-cell office:value-type="float" office:value="268847200" calcext:value-type="float">
            <text:p>268847200</text:p>
          </table:table-cell>
          <table:table-cell office:value-type="float" office:value="276540959" calcext:value-type="float">
            <text:p>276540959</text:p>
          </table:table-cell>
          <table:table-cell office:value-type="float" office:value="284376771" calcext:value-type="float">
            <text:p>284376771</text:p>
          </table:table-cell>
          <table:table-cell office:value-type="float" office:value="292064422" calcext:value-type="float">
            <text:p>292064422</text:p>
          </table:table-cell>
          <table:table-cell office:value-type="float" office:value="299824422" calcext:value-type="float">
            <text:p>299824422</text:p>
          </table:table-cell>
          <table:table-cell office:value-type="float" office:value="307643999" calcext:value-type="float">
            <text:p>307643999</text:p>
          </table:table-cell>
          <table:table-cell office:value-type="float" office:value="315538560" calcext:value-type="float">
            <text:p>315538560</text:p>
          </table:table-cell>
          <table:table-cell office:value-type="float" office:value="323589222" calcext:value-type="float">
            <text:p>323589222</text:p>
          </table:table-cell>
          <table:table-cell office:value-type="float" office:value="331892967" calcext:value-type="float">
            <text:p>331892967</text:p>
          </table:table-cell>
          <table:table-cell office:value-type="float" office:value="340389142" calcext:value-type="float">
            <text:p>340389142</text:p>
          </table:table-cell>
          <table:table-cell office:value-type="float" office:value="348989354" calcext:value-type="float">
            <text:p>348989354</text:p>
          </table:table-cell>
          <table:table-cell office:value-type="float" office:value="357543133" calcext:value-type="float">
            <text:p>357543133</text:p>
          </table:table-cell>
          <table:table-cell office:value-type="float" office:value="366210370" calcext:value-type="float">
            <text:p>366210370</text:p>
          </table:table-cell>
          <table:table-cell office:value-type="float" office:value="374871731" calcext:value-type="float">
            <text:p>374871731</text:p>
          </table:table-cell>
          <table:table-cell office:value-type="float" office:value="383578460" calcext:value-type="float">
            <text:p>383578460</text:p>
          </table:table-cell>
          <table:table-cell office:value-type="float" office:value="392391532" calcext:value-type="float">
            <text:p>392391532</text:p>
          </table:table-cell>
          <table:table-cell office:value-type="float" office:value="401420450" calcext:value-type="float">
            <text:p>401420450</text:p>
          </table:table-cell>
          <table:table-cell office:value-type="float" office:value="410737369" calcext:value-type="float">
            <text:p>410737369</text:p>
          </table:table-cell>
          <table:table-cell office:value-type="float" office:value="420376591" calcext:value-type="float">
            <text:p>420376591</text:p>
          </table:table-cell>
          <table:table-cell office:value-type="float" office:value="430363365" calcext:value-type="float">
            <text:p>430363365</text:p>
          </table:table-cell>
          <table:table-cell office:value-type="float" office:value="440671619" calcext:value-type="float">
            <text:p>440671619</text:p>
          </table:table-cell>
          <table:table-cell office:value-type="float" office:value="451237921" calcext:value-type="float">
            <text:p>451237921</text:p>
          </table:table-cell>
          <table:table-cell office:value-type="float" office:value="462331503" calcext:value-type="float">
            <text:p>462331503</text:p>
          </table:table-cell>
          <table:table-cell office:value-type="float" office:value="473598444" calcext:value-type="float">
            <text:p>473598444</text:p>
          </table:table-cell>
          <table:table-cell office:value-type="float" office:value="484720757" calcext:value-type="float">
            <text:p>484720757</text:p>
          </table:table-cell>
          <table:table-cell office:value-type="float" office:value="496066901" calcext:value-type="float">
            <text:p>496066901</text:p>
          </table:table-cell>
          <table:table-cell office:value-type="float" office:value="507644354" calcext:value-type="float">
            <text:p>507644354</text:p>
          </table:table-cell>
          <table:table-cell office:value-type="float" office:value="519429790" calcext:value-type="float">
            <text:p>519429790</text:p>
          </table:table-cell>
          <table:table-cell office:value-type="float" office:value="531399044" calcext:value-type="float">
            <text:p>531399044</text:p>
          </table:table-cell>
          <table:table-cell office:value-type="float" office:value="543525897" calcext:value-type="float">
            <text:p>543525897</text:p>
          </table:table-cell>
          <table:table-cell office:value-type="float" office:value="555830605" calcext:value-type="float">
            <text:p>555830605</text:p>
          </table:table-cell>
        </table:table-row>
        <table:table-row table:style-name="ro1">
          <table:table-cell office:value-type="string" calcext:value-type="string">
            <text:p>Indonésie</text:p>
          </table:table-cell>
          <table:table-cell office:value-type="string" calcext:value-type="string">
            <text:p>IDN</text:p>
          </table:table-cell>
          <table:table-cell office:value-type="float" office:value="87751068" calcext:value-type="float">
            <text:p>87751068</text:p>
          </table:table-cell>
          <table:table-cell office:value-type="float" office:value="90098394" calcext:value-type="float">
            <text:p>90098394</text:p>
          </table:table-cell>
          <table:table-cell office:value-type="float" office:value="92518377" calcext:value-type="float">
            <text:p>92518377</text:p>
          </table:table-cell>
          <table:table-cell office:value-type="float" office:value="95015297" calcext:value-type="float">
            <text:p>95015297</text:p>
          </table:table-cell>
          <table:table-cell office:value-type="float" office:value="97596733" calcext:value-type="float">
            <text:p>97596733</text:p>
          </table:table-cell>
          <table:table-cell office:value-type="float" office:value="100267062" calcext:value-type="float">
            <text:p>100267062</text:p>
          </table:table-cell>
          <table:table-cell office:value-type="float" office:value="103025426" calcext:value-type="float">
            <text:p>103025426</text:p>
          </table:table-cell>
          <table:table-cell office:value-type="float" office:value="105865571" calcext:value-type="float">
            <text:p>105865571</text:p>
          </table:table-cell>
          <table:table-cell office:value-type="float" office:value="108779924" calcext:value-type="float">
            <text:p>108779924</text:p>
          </table:table-cell>
          <table:table-cell office:value-type="float" office:value="111758563" calcext:value-type="float">
            <text:p>111758563</text:p>
          </table:table-cell>
          <table:table-cell office:value-type="float" office:value="114793178" calcext:value-type="float">
            <text:p>114793178</text:p>
          </table:table-cell>
          <table:table-cell office:value-type="float" office:value="117880144" calcext:value-type="float">
            <text:p>117880144</text:p>
          </table:table-cell>
          <table:table-cell office:value-type="float" office:value="121017314" calcext:value-type="float">
            <text:p>121017314</text:p>
          </table:table-cell>
          <table:table-cell office:value-type="float" office:value="124199687" calcext:value-type="float">
            <text:p>124199687</text:p>
          </table:table-cell>
          <table:table-cell office:value-type="float" office:value="127422211" calcext:value-type="float">
            <text:p>127422211</text:p>
          </table:table-cell>
          <table:table-cell office:value-type="float" office:value="130680727" calcext:value-type="float">
            <text:p>130680727</text:p>
          </table:table-cell>
          <table:table-cell office:value-type="float" office:value="133966941" calcext:value-type="float">
            <text:p>133966941</text:p>
          </table:table-cell>
          <table:table-cell office:value-type="float" office:value="137278058" calcext:value-type="float">
            <text:p>137278058</text:p>
          </table:table-cell>
          <table:table-cell office:value-type="float" office:value="140621730" calcext:value-type="float">
            <text:p>140621730</text:p>
          </table:table-cell>
          <table:table-cell office:value-type="float" office:value="144009845" calcext:value-type="float">
            <text:p>144009845</text:p>
          </table:table-cell>
          <table:table-cell office:value-type="float" office:value="147447836" calcext:value-type="float">
            <text:p>147447836</text:p>
          </table:table-cell>
          <table:table-cell office:value-type="float" office:value="150938232" calcext:value-type="float">
            <text:p>150938232</text:p>
          </table:table-cell>
          <table:table-cell office:value-type="float" office:value="154468229" calcext:value-type="float">
            <text:p>154468229</text:p>
          </table:table-cell>
          <table:table-cell office:value-type="float" office:value="158009246" calcext:value-type="float">
            <text:p>158009246</text:p>
          </table:table-cell>
          <table:table-cell office:value-type="float" office:value="161523347" calcext:value-type="float">
            <text:p>161523347</text:p>
          </table:table-cell>
          <table:table-cell office:value-type="float" office:value="164982451" calcext:value-type="float">
            <text:p>164982451</text:p>
          </table:table-cell>
          <table:table-cell office:value-type="float" office:value="168374287" calcext:value-type="float">
            <text:p>168374287</text:p>
          </table:table-cell>
          <table:table-cell office:value-type="float" office:value="171702763" calcext:value-type="float">
            <text:p>171702763</text:p>
          </table:table-cell>
          <table:table-cell office:value-type="float" office:value="174975954" calcext:value-type="float">
            <text:p>174975954</text:p>
          </table:table-cell>
          <table:table-cell office:value-type="float" office:value="178209150" calcext:value-type="float">
            <text:p>178209150</text:p>
          </table:table-cell>
          <table:table-cell office:value-type="float" office:value="181413402" calcext:value-type="float">
            <text:p>181413402</text:p>
          </table:table-cell>
          <table:table-cell office:value-type="float" office:value="184591903" calcext:value-type="float">
            <text:p>184591903</text:p>
          </table:table-cell>
          <table:table-cell office:value-type="float" office:value="187739786" calcext:value-type="float">
            <text:p>187739786</text:p>
          </table:table-cell>
          <table:table-cell office:value-type="float" office:value="190851175" calcext:value-type="float">
            <text:p>190851175</text:p>
          </table:table-cell>
          <table:table-cell office:value-type="float" office:value="193917462" calcext:value-type="float">
            <text:p>193917462</text:p>
          </table:table-cell>
          <table:table-cell office:value-type="float" office:value="196934260" calcext:value-type="float">
            <text:p>196934260</text:p>
          </table:table-cell>
          <table:table-cell office:value-type="float" office:value="199901228" calcext:value-type="float">
            <text:p>199901228</text:p>
          </table:table-cell>
          <table:table-cell office:value-type="float" office:value="202826446" calcext:value-type="float">
            <text:p>202826446</text:p>
          </table:table-cell>
          <table:table-cell office:value-type="float" office:value="205724592" calcext:value-type="float">
            <text:p>205724592</text:p>
          </table:table-cell>
          <table:table-cell office:value-type="float" office:value="208615169" calcext:value-type="float">
            <text:p>208615169</text:p>
          </table:table-cell>
          <table:table-cell office:value-type="float" office:value="211513823" calcext:value-type="float">
            <text:p>211513823</text:p>
          </table:table-cell>
          <table:table-cell office:value-type="float" office:value="214427417" calcext:value-type="float">
            <text:p>214427417</text:p>
          </table:table-cell>
          <table:table-cell office:value-type="float" office:value="217357793" calcext:value-type="float">
            <text:p>217357793</text:p>
          </table:table-cell>
          <table:table-cell office:value-type="float" office:value="220309469" calcext:value-type="float">
            <text:p>220309469</text:p>
          </table:table-cell>
          <table:table-cell office:value-type="float" office:value="223285676" calcext:value-type="float">
            <text:p>223285676</text:p>
          </table:table-cell>
          <table:table-cell office:value-type="float" office:value="226289470" calcext:value-type="float">
            <text:p>226289470</text:p>
          </table:table-cell>
          <table:table-cell office:value-type="float" office:value="229318262" calcext:value-type="float">
            <text:p>229318262</text:p>
          </table:table-cell>
          <table:table-cell office:value-type="float" office:value="232374245" calcext:value-type="float">
            <text:p>232374245</text:p>
          </table:table-cell>
          <table:table-cell office:value-type="float" office:value="235469762" calcext:value-type="float">
            <text:p>235469762</text:p>
          </table:table-cell>
          <table:table-cell office:value-type="float" office:value="238620563" calcext:value-type="float">
            <text:p>238620563</text:p>
          </table:table-cell>
          <table:table-cell office:value-type="float" office:value="241834215" calcext:value-type="float">
            <text:p>241834215</text:p>
          </table:table-cell>
          <table:table-cell office:value-type="float" office:value="245116206" calcext:value-type="float">
            <text:p>245116206</text:p>
          </table:table-cell>
          <table:table-cell office:value-type="float" office:value="248452413" calcext:value-type="float">
            <text:p>248452413</text:p>
          </table:table-cell>
          <table:table-cell office:value-type="float" office:value="251806402" calcext:value-type="float">
            <text:p>251806402</text:p>
          </table:table-cell>
          <table:table-cell office:value-type="float" office:value="255129004" calcext:value-type="float">
            <text:p>255129004</text:p>
          </table:table-cell>
          <table:table-cell office:value-type="float" office:value="258383256" calcext:value-type="float">
            <text:p>258383256</text:p>
          </table:table-cell>
          <table:table-cell office:value-type="float" office:value="261554226" calcext:value-type="float">
            <text:p>261554226</text:p>
          </table:table-cell>
          <table:table-cell office:value-type="float" office:value="264645886" calcext:value-type="float">
            <text:p>264645886</text:p>
          </table:table-cell>
          <table:table-cell office:value-type="float" office:value="267663435" calcext:value-type="float">
            <text:p>267663435</text:p>
          </table:table-cell>
        </table:table-row>
        <table:table-row table:style-name="ro1">
          <table:table-cell office:value-type="string" calcext:value-type="string">
            <text:p>IDA seulement</text:p>
          </table:table-cell>
          <table:table-cell office:value-type="string" calcext:value-type="string">
            <text:p>IDX</text:p>
          </table:table-cell>
          <table:table-cell office:value-type="float" office:value="259210437" calcext:value-type="float">
            <text:p>259210437</text:p>
          </table:table-cell>
          <table:table-cell office:value-type="float" office:value="265526681" calcext:value-type="float">
            <text:p>265526681</text:p>
          </table:table-cell>
          <table:table-cell office:value-type="float" office:value="272071951" calcext:value-type="float">
            <text:p>272071951</text:p>
          </table:table-cell>
          <table:table-cell office:value-type="float" office:value="278871880" calcext:value-type="float">
            <text:p>278871880</text:p>
          </table:table-cell>
          <table:table-cell office:value-type="float" office:value="285959903" calcext:value-type="float">
            <text:p>285959903</text:p>
          </table:table-cell>
          <table:table-cell office:value-type="float" office:value="293349258" calcext:value-type="float">
            <text:p>293349258</text:p>
          </table:table-cell>
          <table:table-cell office:value-type="float" office:value="301072599" calcext:value-type="float">
            <text:p>301072599</text:p>
          </table:table-cell>
          <table:table-cell office:value-type="float" office:value="309101650" calcext:value-type="float">
            <text:p>309101650</text:p>
          </table:table-cell>
          <table:table-cell office:value-type="float" office:value="317345562" calcext:value-type="float">
            <text:p>317345562</text:p>
          </table:table-cell>
          <table:table-cell office:value-type="float" office:value="325676214" calcext:value-type="float">
            <text:p>325676214</text:p>
          </table:table-cell>
          <table:table-cell office:value-type="float" office:value="334005177" calcext:value-type="float">
            <text:p>334005177</text:p>
          </table:table-cell>
          <table:table-cell office:value-type="float" office:value="342307916" calcext:value-type="float">
            <text:p>342307916</text:p>
          </table:table-cell>
          <table:table-cell office:value-type="float" office:value="350636482" calcext:value-type="float">
            <text:p>350636482</text:p>
          </table:table-cell>
          <table:table-cell office:value-type="float" office:value="359070720" calcext:value-type="float">
            <text:p>359070720</text:p>
          </table:table-cell>
          <table:table-cell office:value-type="float" office:value="367744686" calcext:value-type="float">
            <text:p>367744686</text:p>
          </table:table-cell>
          <table:table-cell office:value-type="float" office:value="376746636" calcext:value-type="float">
            <text:p>376746636</text:p>
          </table:table-cell>
          <table:table-cell office:value-type="float" office:value="386112002" calcext:value-type="float">
            <text:p>386112002</text:p>
          </table:table-cell>
          <table:table-cell office:value-type="float" office:value="395826991" calcext:value-type="float">
            <text:p>395826991</text:p>
          </table:table-cell>
          <table:table-cell office:value-type="float" office:value="405885751" calcext:value-type="float">
            <text:p>405885751</text:p>
          </table:table-cell>
          <table:table-cell office:value-type="float" office:value="416271784" calcext:value-type="float">
            <text:p>416271784</text:p>
          </table:table-cell>
          <table:table-cell office:value-type="float" office:value="426969980" calcext:value-type="float">
            <text:p>426969980</text:p>
          </table:table-cell>
          <table:table-cell office:value-type="float" office:value="437993835" calcext:value-type="float">
            <text:p>437993835</text:p>
          </table:table-cell>
          <table:table-cell office:value-type="float" office:value="449367270" calcext:value-type="float">
            <text:p>449367270</text:p>
          </table:table-cell>
          <table:table-cell office:value-type="float" office:value="461113090" calcext:value-type="float">
            <text:p>461113090</text:p>
          </table:table-cell>
          <table:table-cell office:value-type="float" office:value="473247198" calcext:value-type="float">
            <text:p>473247198</text:p>
          </table:table-cell>
          <table:table-cell office:value-type="float" office:value="485786134" calcext:value-type="float">
            <text:p>485786134</text:p>
          </table:table-cell>
          <table:table-cell office:value-type="float" office:value="498725865" calcext:value-type="float">
            <text:p>498725865</text:p>
          </table:table-cell>
          <table:table-cell office:value-type="float" office:value="512067261" calcext:value-type="float">
            <text:p>512067261</text:p>
          </table:table-cell>
          <table:table-cell office:value-type="float" office:value="525840608" calcext:value-type="float">
            <text:p>525840608</text:p>
          </table:table-cell>
          <table:table-cell office:value-type="float" office:value="540106610" calcext:value-type="float">
            <text:p>540106610</text:p>
          </table:table-cell>
          <table:table-cell office:value-type="float" office:value="554867399" calcext:value-type="float">
            <text:p>554867399</text:p>
          </table:table-cell>
          <table:table-cell office:value-type="float" office:value="570148201" calcext:value-type="float">
            <text:p>570148201</text:p>
          </table:table-cell>
          <table:table-cell office:value-type="float" office:value="585899336" calcext:value-type="float">
            <text:p>585899336</text:p>
          </table:table-cell>
          <table:table-cell office:value-type="float" office:value="601965930" calcext:value-type="float">
            <text:p>601965930</text:p>
          </table:table-cell>
          <table:table-cell office:value-type="float" office:value="618224489" calcext:value-type="float">
            <text:p>618224489</text:p>
          </table:table-cell>
          <table:table-cell office:value-type="float" office:value="634606298" calcext:value-type="float">
            <text:p>634606298</text:p>
          </table:table-cell>
          <table:table-cell office:value-type="float" office:value="651028355" calcext:value-type="float">
            <text:p>651028355</text:p>
          </table:table-cell>
          <table:table-cell office:value-type="float" office:value="667508423" calcext:value-type="float">
            <text:p>667508423</text:p>
          </table:table-cell>
          <table:table-cell office:value-type="float" office:value="684006237" calcext:value-type="float">
            <text:p>684006237</text:p>
          </table:table-cell>
          <table:table-cell office:value-type="float" office:value="700728462" calcext:value-type="float">
            <text:p>700728462</text:p>
          </table:table-cell>
          <table:table-cell office:value-type="float" office:value="717995644" calcext:value-type="float">
            <text:p>717995644</text:p>
          </table:table-cell>
          <table:table-cell office:value-type="float" office:value="735758691" calcext:value-type="float">
            <text:p>735758691</text:p>
          </table:table-cell>
          <table:table-cell office:value-type="float" office:value="753924112" calcext:value-type="float">
            <text:p>753924112</text:p>
          </table:table-cell>
          <table:table-cell office:value-type="float" office:value="772456490" calcext:value-type="float">
            <text:p>772456490</text:p>
          </table:table-cell>
          <table:table-cell office:value-type="float" office:value="791288291" calcext:value-type="float">
            <text:p>791288291</text:p>
          </table:table-cell>
          <table:table-cell office:value-type="float" office:value="810355271" calcext:value-type="float">
            <text:p>810355271</text:p>
          </table:table-cell>
          <table:table-cell office:value-type="float" office:value="829685531" calcext:value-type="float">
            <text:p>829685531</text:p>
          </table:table-cell>
          <table:table-cell office:value-type="float" office:value="849281038" calcext:value-type="float">
            <text:p>849281038</text:p>
          </table:table-cell>
          <table:table-cell office:value-type="float" office:value="869106787" calcext:value-type="float">
            <text:p>869106787</text:p>
          </table:table-cell>
          <table:table-cell office:value-type="float" office:value="889124646" calcext:value-type="float">
            <text:p>889124646</text:p>
          </table:table-cell>
          <table:table-cell office:value-type="float" office:value="909297080" calcext:value-type="float">
            <text:p>909297080</text:p>
          </table:table-cell>
          <table:table-cell office:value-type="float" office:value="929608108" calcext:value-type="float">
            <text:p>929608108</text:p>
          </table:table-cell>
          <table:table-cell office:value-type="float" office:value="950131252" calcext:value-type="float">
            <text:p>950131252</text:p>
          </table:table-cell>
          <table:table-cell office:value-type="float" office:value="971002495" calcext:value-type="float">
            <text:p>971002495</text:p>
          </table:table-cell>
          <table:table-cell office:value-type="float" office:value="992362842" calcext:value-type="float">
            <text:p>992362842</text:p>
          </table:table-cell>
          <table:table-cell office:value-type="float" office:value="1014355249" calcext:value-type="float">
            <text:p>1014355249</text:p>
          </table:table-cell>
          <table:table-cell office:value-type="float" office:value="1037052642" calcext:value-type="float">
            <text:p>1037052642</text:p>
          </table:table-cell>
          <table:table-cell office:value-type="float" office:value="1060393539" calcext:value-type="float">
            <text:p>1060393539</text:p>
          </table:table-cell>
          <table:table-cell office:value-type="float" office:value="1084407516" calcext:value-type="float">
            <text:p>1084407516</text:p>
          </table:table-cell>
        </table:table-row>
        <table:table-row table:style-name="ro1">
          <table:table-cell office:value-type="string" calcext:value-type="string">
            <text:p>Île de Man</text:p>
          </table:table-cell>
          <table:table-cell office:value-type="string" calcext:value-type="string">
            <text:p>IMN</text:p>
          </table:table-cell>
          <table:table-cell office:value-type="float" office:value="48442" calcext:value-type="float">
            <text:p>48442</text:p>
          </table:table-cell>
          <table:table-cell office:value-type="float" office:value="48281" calcext:value-type="float">
            <text:p>48281</text:p>
          </table:table-cell>
          <table:table-cell office:value-type="float" office:value="48418" calcext:value-type="float">
            <text:p>48418</text:p>
          </table:table-cell>
          <table:table-cell office:value-type="float" office:value="48800" calcext:value-type="float">
            <text:p>48800</text:p>
          </table:table-cell>
          <table:table-cell office:value-type="float" office:value="49391" calcext:value-type="float">
            <text:p>49391</text:p>
          </table:table-cell>
          <table:table-cell office:value-type="float" office:value="50141" calcext:value-type="float">
            <text:p>50141</text:p>
          </table:table-cell>
          <table:table-cell office:value-type="float" office:value="51049" calcext:value-type="float">
            <text:p>51049</text:p>
          </table:table-cell>
          <table:table-cell office:value-type="float" office:value="52118" calcext:value-type="float">
            <text:p>52118</text:p>
          </table:table-cell>
          <table:table-cell office:value-type="float" office:value="53254" calcext:value-type="float">
            <text:p>53254</text:p>
          </table:table-cell>
          <table:table-cell office:value-type="float" office:value="54376" calcext:value-type="float">
            <text:p>54376</text:p>
          </table:table-cell>
          <table:table-cell office:value-type="float" office:value="55425" calcext:value-type="float">
            <text:p>55425</text:p>
          </table:table-cell>
          <table:table-cell office:value-type="float" office:value="56359" calcext:value-type="float">
            <text:p>56359</text:p>
          </table:table-cell>
          <table:table-cell office:value-type="float" office:value="57166" calcext:value-type="float">
            <text:p>57166</text:p>
          </table:table-cell>
          <table:table-cell office:value-type="float" office:value="57919" calcext:value-type="float">
            <text:p>57919</text:p>
          </table:table-cell>
          <table:table-cell office:value-type="float" office:value="58677" calcext:value-type="float">
            <text:p>58677</text:p>
          </table:table-cell>
          <table:table-cell office:value-type="float" office:value="59478" calcext:value-type="float">
            <text:p>59478</text:p>
          </table:table-cell>
          <table:table-cell office:value-type="float" office:value="60380" calcext:value-type="float">
            <text:p>60380</text:p>
          </table:table-cell>
          <table:table-cell office:value-type="float" office:value="61336" calcext:value-type="float">
            <text:p>61336</text:p>
          </table:table-cell>
          <table:table-cell office:value-type="float" office:value="62262" calcext:value-type="float">
            <text:p>62262</text:p>
          </table:table-cell>
          <table:table-cell office:value-type="float" office:value="63029" calcext:value-type="float">
            <text:p>63029</text:p>
          </table:table-cell>
          <table:table-cell office:value-type="float" office:value="63551" calcext:value-type="float">
            <text:p>63551</text:p>
          </table:table-cell>
          <table:table-cell office:value-type="float" office:value="63776" calcext:value-type="float">
            <text:p>63776</text:p>
          </table:table-cell>
          <table:table-cell office:value-type="float" office:value="63772" calcext:value-type="float">
            <text:p>63772</text:p>
          </table:table-cell>
          <table:table-cell office:value-type="float" office:value="63695" calcext:value-type="float">
            <text:p>63695</text:p>
          </table:table-cell>
          <table:table-cell office:value-type="float" office:value="63807" calcext:value-type="float">
            <text:p>63807</text:p>
          </table:table-cell>
          <table:table-cell office:value-type="float" office:value="64278" calcext:value-type="float">
            <text:p>64278</text:p>
          </table:table-cell>
          <table:table-cell office:value-type="float" office:value="65198" calcext:value-type="float">
            <text:p>65198</text:p>
          </table:table-cell>
          <table:table-cell office:value-type="float" office:value="66471" calcext:value-type="float">
            <text:p>66471</text:p>
          </table:table-cell>
          <table:table-cell office:value-type="float" office:value="67926" calcext:value-type="float">
            <text:p>67926</text:p>
          </table:table-cell>
          <table:table-cell office:value-type="float" office:value="69267" calcext:value-type="float">
            <text:p>69267</text:p>
          </table:table-cell>
          <table:table-cell office:value-type="float" office:value="70298" calcext:value-type="float">
            <text:p>70298</text:p>
          </table:table-cell>
          <table:table-cell office:value-type="float" office:value="70932" calcext:value-type="float">
            <text:p>70932</text:p>
          </table:table-cell>
          <table:table-cell office:value-type="float" office:value="71254" calcext:value-type="float">
            <text:p>71254</text:p>
          </table:table-cell>
          <table:table-cell office:value-type="float" office:value="71428" calcext:value-type="float">
            <text:p>71428</text:p>
          </table:table-cell>
          <table:table-cell office:value-type="float" office:value="71661" calcext:value-type="float">
            <text:p>71661</text:p>
          </table:table-cell>
          <table:table-cell office:value-type="float" office:value="72131" calcext:value-type="float">
            <text:p>72131</text:p>
          </table:table-cell>
          <table:table-cell office:value-type="float" office:value="72878" calcext:value-type="float">
            <text:p>72878</text:p>
          </table:table-cell>
          <table:table-cell office:value-type="float" office:value="73850" calcext:value-type="float">
            <text:p>73850</text:p>
          </table:table-cell>
          <table:table-cell office:value-type="float" office:value="74943" calcext:value-type="float">
            <text:p>74943</text:p>
          </table:table-cell>
          <table:table-cell office:value-type="float" office:value="76001" calcext:value-type="float">
            <text:p>76001</text:p>
          </table:table-cell>
          <table:table-cell office:value-type="float" office:value="76941" calcext:value-type="float">
            <text:p>76941</text:p>
          </table:table-cell>
          <table:table-cell office:value-type="float" office:value="77703" calcext:value-type="float">
            <text:p>77703</text:p>
          </table:table-cell>
          <table:table-cell office:value-type="float" office:value="78318" calcext:value-type="float">
            <text:p>78318</text:p>
          </table:table-cell>
          <table:table-cell office:value-type="float" office:value="78884" calcext:value-type="float">
            <text:p>78884</text:p>
          </table:table-cell>
          <table:table-cell office:value-type="float" office:value="79520" calcext:value-type="float">
            <text:p>79520</text:p>
          </table:table-cell>
          <table:table-cell office:value-type="float" office:value="80305" calcext:value-type="float">
            <text:p>80305</text:p>
          </table:table-cell>
          <table:table-cell office:value-type="float" office:value="81285" calcext:value-type="float">
            <text:p>81285</text:p>
          </table:table-cell>
          <table:table-cell office:value-type="float" office:value="82408" calcext:value-type="float">
            <text:p>82408</text:p>
          </table:table-cell>
          <table:table-cell office:value-type="float" office:value="83508" calcext:value-type="float">
            <text:p>83508</text:p>
          </table:table-cell>
          <table:table-cell office:value-type="float" office:value="84376" calcext:value-type="float">
            <text:p>84376</text:p>
          </table:table-cell>
          <table:table-cell office:value-type="float" office:value="84857" calcext:value-type="float">
            <text:p>84857</text:p>
          </table:table-cell>
          <table:table-cell office:value-type="float" office:value="84886" calcext:value-type="float">
            <text:p>84886</text:p>
          </table:table-cell>
          <table:table-cell office:value-type="float" office:value="84533" calcext:value-type="float">
            <text:p>84533</text:p>
          </table:table-cell>
          <table:table-cell office:value-type="float" office:value="83976" calcext:value-type="float">
            <text:p>83976</text:p>
          </table:table-cell>
          <table:table-cell office:value-type="float" office:value="83488" calcext:value-type="float">
            <text:p>83488</text:p>
          </table:table-cell>
          <table:table-cell office:value-type="float" office:value="83234" calcext:value-type="float">
            <text:p>83234</text:p>
          </table:table-cell>
          <table:table-cell office:value-type="float" office:value="83287" calcext:value-type="float">
            <text:p>83287</text:p>
          </table:table-cell>
          <table:table-cell office:value-type="float" office:value="83598" calcext:value-type="float">
            <text:p>83598</text:p>
          </table:table-cell>
          <table:table-cell office:value-type="float" office:value="84077" calcext:value-type="float">
            <text:p>84077</text:p>
          </table:table-cell>
        </table:table-row>
        <table:table-row table:style-name="ro1">
          <table:table-cell office:value-type="string" calcext:value-type="string">
            <text:p>Inde</text:p>
          </table:table-cell>
          <table:table-cell office:value-type="string" calcext:value-type="string">
            <text:p>IND</text:p>
          </table:table-cell>
          <table:table-cell office:value-type="float" office:value="450547679" calcext:value-type="float">
            <text:p>450547679</text:p>
          </table:table-cell>
          <table:table-cell office:value-type="float" office:value="459642165" calcext:value-type="float">
            <text:p>459642165</text:p>
          </table:table-cell>
          <table:table-cell office:value-type="float" office:value="469077190" calcext:value-type="float">
            <text:p>469077190</text:p>
          </table:table-cell>
          <table:table-cell office:value-type="float" office:value="478825608" calcext:value-type="float">
            <text:p>478825608</text:p>
          </table:table-cell>
          <table:table-cell office:value-type="float" office:value="488848135" calcext:value-type="float">
            <text:p>488848135</text:p>
          </table:table-cell>
          <table:table-cell office:value-type="float" office:value="499123324" calcext:value-type="float">
            <text:p>499123324</text:p>
          </table:table-cell>
          <table:table-cell office:value-type="float" office:value="509631500" calcext:value-type="float">
            <text:p>509631500</text:p>
          </table:table-cell>
          <table:table-cell office:value-type="float" office:value="520400576" calcext:value-type="float">
            <text:p>520400576</text:p>
          </table:table-cell>
          <table:table-cell office:value-type="float" office:value="531513824" calcext:value-type="float">
            <text:p>531513824</text:p>
          </table:table-cell>
          <table:table-cell office:value-type="float" office:value="543084336" calcext:value-type="float">
            <text:p>543084336</text:p>
          </table:table-cell>
          <table:table-cell office:value-type="float" office:value="555189792" calcext:value-type="float">
            <text:p>555189792</text:p>
          </table:table-cell>
          <table:table-cell office:value-type="float" office:value="567868018" calcext:value-type="float">
            <text:p>567868018</text:p>
          </table:table-cell>
          <table:table-cell office:value-type="float" office:value="581087256" calcext:value-type="float">
            <text:p>581087256</text:p>
          </table:table-cell>
          <table:table-cell office:value-type="float" office:value="594770134" calcext:value-type="float">
            <text:p>594770134</text:p>
          </table:table-cell>
          <table:table-cell office:value-type="float" office:value="608802600" calcext:value-type="float">
            <text:p>608802600</text:p>
          </table:table-cell>
          <table:table-cell office:value-type="float" office:value="623102897" calcext:value-type="float">
            <text:p>623102897</text:p>
          </table:table-cell>
          <table:table-cell office:value-type="float" office:value="637630087" calcext:value-type="float">
            <text:p>637630087</text:p>
          </table:table-cell>
          <table:table-cell office:value-type="float" office:value="652408776" calcext:value-type="float">
            <text:p>652408776</text:p>
          </table:table-cell>
          <table:table-cell office:value-type="float" office:value="667499806" calcext:value-type="float">
            <text:p>667499806</text:p>
          </table:table-cell>
          <table:table-cell office:value-type="float" office:value="682995354" calcext:value-type="float">
            <text:p>682995354</text:p>
          </table:table-cell>
          <table:table-cell office:value-type="float" office:value="698952844" calcext:value-type="float">
            <text:p>698952844</text:p>
          </table:table-cell>
          <table:table-cell office:value-type="float" office:value="715384993" calcext:value-type="float">
            <text:p>715384993</text:p>
          </table:table-cell>
          <table:table-cell office:value-type="float" office:value="732239504" calcext:value-type="float">
            <text:p>732239504</text:p>
          </table:table-cell>
          <table:table-cell office:value-type="float" office:value="749428958" calcext:value-type="float">
            <text:p>749428958</text:p>
          </table:table-cell>
          <table:table-cell office:value-type="float" office:value="766833410" calcext:value-type="float">
            <text:p>766833410</text:p>
          </table:table-cell>
          <table:table-cell office:value-type="float" office:value="784360008" calcext:value-type="float">
            <text:p>784360008</text:p>
          </table:table-cell>
          <table:table-cell office:value-type="float" office:value="801975244" calcext:value-type="float">
            <text:p>801975244</text:p>
          </table:table-cell>
          <table:table-cell office:value-type="float" office:value="819682102" calcext:value-type="float">
            <text:p>819682102</text:p>
          </table:table-cell>
          <table:table-cell office:value-type="float" office:value="837468930" calcext:value-type="float">
            <text:p>837468930</text:p>
          </table:table-cell>
          <table:table-cell office:value-type="float" office:value="855334678" calcext:value-type="float">
            <text:p>855334678</text:p>
          </table:table-cell>
          <table:table-cell office:value-type="float" office:value="873277798" calcext:value-type="float">
            <text:p>873277798</text:p>
          </table:table-cell>
          <table:table-cell office:value-type="float" office:value="891273209" calcext:value-type="float">
            <text:p>891273209</text:p>
          </table:table-cell>
          <table:table-cell office:value-type="float" office:value="909307016" calcext:value-type="float">
            <text:p>909307016</text:p>
          </table:table-cell>
          <table:table-cell office:value-type="float" office:value="927403860" calcext:value-type="float">
            <text:p>927403860</text:p>
          </table:table-cell>
          <table:table-cell office:value-type="float" office:value="945601831" calcext:value-type="float">
            <text:p>945601831</text:p>
          </table:table-cell>
          <table:table-cell office:value-type="float" office:value="963922588" calcext:value-type="float">
            <text:p>963922588</text:p>
          </table:table-cell>
          <table:table-cell office:value-type="float" office:value="982365243" calcext:value-type="float">
            <text:p>982365243</text:p>
          </table:table-cell>
          <table:table-cell office:value-type="float" office:value="1000900030" calcext:value-type="float">
            <text:p>1000900030</text:p>
          </table:table-cell>
          <table:table-cell office:value-type="float" office:value="1019483581" calcext:value-type="float">
            <text:p>1019483581</text:p>
          </table:table-cell>
          <table:table-cell office:value-type="float" office:value="1038058156" calcext:value-type="float">
            <text:p>1038058156</text:p>
          </table:table-cell>
          <table:table-cell office:value-type="float" office:value="1056575549" calcext:value-type="float">
            <text:p>1056575549</text:p>
          </table:table-cell>
          <table:table-cell office:value-type="float" office:value="1075000085" calcext:value-type="float">
            <text:p>1075000085</text:p>
          </table:table-cell>
          <table:table-cell office:value-type="float" office:value="1093317189" calcext:value-type="float">
            <text:p>1093317189</text:p>
          </table:table-cell>
          <table:table-cell office:value-type="float" office:value="1111523144" calcext:value-type="float">
            <text:p>1111523144</text:p>
          </table:table-cell>
          <table:table-cell office:value-type="float" office:value="1129623456" calcext:value-type="float">
            <text:p>1129623456</text:p>
          </table:table-cell>
          <table:table-cell office:value-type="float" office:value="1147609927" calcext:value-type="float">
            <text:p>1147609927</text:p>
          </table:table-cell>
          <table:table-cell office:value-type="float" office:value="1165486291" calcext:value-type="float">
            <text:p>1165486291</text:p>
          </table:table-cell>
          <table:table-cell office:value-type="float" office:value="1183209472" calcext:value-type="float">
            <text:p>1183209472</text:p>
          </table:table-cell>
          <table:table-cell office:value-type="float" office:value="1200669765" calcext:value-type="float">
            <text:p>1200669765</text:p>
          </table:table-cell>
          <table:table-cell office:value-type="float" office:value="1217726215" calcext:value-type="float">
            <text:p>1217726215</text:p>
          </table:table-cell>
          <table:table-cell office:value-type="float" office:value="1234281170" calcext:value-type="float">
            <text:p>1234281170</text:p>
          </table:table-cell>
          <table:table-cell office:value-type="float" office:value="1250288729" calcext:value-type="float">
            <text:p>1250288729</text:p>
          </table:table-cell>
          <table:table-cell office:value-type="float" office:value="1265782790" calcext:value-type="float">
            <text:p>1265782790</text:p>
          </table:table-cell>
          <table:table-cell office:value-type="float" office:value="1280846129" calcext:value-type="float">
            <text:p>1280846129</text:p>
          </table:table-cell>
          <table:table-cell office:value-type="float" office:value="1295604184" calcext:value-type="float">
            <text:p>1295604184</text:p>
          </table:table-cell>
          <table:table-cell office:value-type="float" office:value="1310152403" calcext:value-type="float">
            <text:p>1310152403</text:p>
          </table:table-cell>
          <table:table-cell office:value-type="float" office:value="1324509589" calcext:value-type="float">
            <text:p>1324509589</text:p>
          </table:table-cell>
          <table:table-cell office:value-type="float" office:value="1338658835" calcext:value-type="float">
            <text:p>1338658835</text:p>
          </table:table-cell>
          <table:table-cell office:value-type="float" office:value="1352617328" calcext:value-type="float">
            <text:p>1352617328</text:p>
          </table:table-cell>
        </table:table-row>
        <table:table-row table:style-name="ro1">
          <table:table-cell office:value-type="string" calcext:value-type="string">
            <text:p>Non classifié</text:p>
          </table:table-cell>
          <table:table-cell office:value-type="string" calcext:value-type="string">
            <text:p>INX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lande</text:p>
          </table:table-cell>
          <table:table-cell office:value-type="string" calcext:value-type="string">
            <text:p>IRL</text:p>
          </table:table-cell>
          <table:table-cell office:value-type="float" office:value="2828600" calcext:value-type="float">
            <text:p>2828600</text:p>
          </table:table-cell>
          <table:table-cell office:value-type="float" office:value="2824400" calcext:value-type="float">
            <text:p>2824400</text:p>
          </table:table-cell>
          <table:table-cell office:value-type="float" office:value="2836050" calcext:value-type="float">
            <text:p>2836050</text:p>
          </table:table-cell>
          <table:table-cell office:value-type="float" office:value="2852650" calcext:value-type="float">
            <text:p>2852650</text:p>
          </table:table-cell>
          <table:table-cell office:value-type="float" office:value="2866550" calcext:value-type="float">
            <text:p>2866550</text:p>
          </table:table-cell>
          <table:table-cell office:value-type="float" office:value="2877300" calcext:value-type="float">
            <text:p>2877300</text:p>
          </table:table-cell>
          <table:table-cell office:value-type="float" office:value="2888800" calcext:value-type="float">
            <text:p>2888800</text:p>
          </table:table-cell>
          <table:table-cell office:value-type="float" office:value="2902450" calcext:value-type="float">
            <text:p>2902450</text:p>
          </table:table-cell>
          <table:table-cell office:value-type="float" office:value="2915550" calcext:value-type="float">
            <text:p>2915550</text:p>
          </table:table-cell>
          <table:table-cell office:value-type="float" office:value="2932650" calcext:value-type="float">
            <text:p>2932650</text:p>
          </table:table-cell>
          <table:table-cell office:value-type="float" office:value="2957250" calcext:value-type="float">
            <text:p>2957250</text:p>
          </table:table-cell>
          <table:table-cell office:value-type="float" office:value="2992050" calcext:value-type="float">
            <text:p>2992050</text:p>
          </table:table-cell>
          <table:table-cell office:value-type="float" office:value="3036850" calcext:value-type="float">
            <text:p>3036850</text:p>
          </table:table-cell>
          <table:table-cell office:value-type="float" office:value="3085950" calcext:value-type="float">
            <text:p>3085950</text:p>
          </table:table-cell>
          <table:table-cell office:value-type="float" office:value="3137500" calcext:value-type="float">
            <text:p>3137500</text:p>
          </table:table-cell>
          <table:table-cell office:value-type="float" office:value="3189550" calcext:value-type="float">
            <text:p>3189550</text:p>
          </table:table-cell>
          <table:table-cell office:value-type="float" office:value="3238050" calcext:value-type="float">
            <text:p>3238050</text:p>
          </table:table-cell>
          <table:table-cell office:value-type="float" office:value="3282200" calcext:value-type="float">
            <text:p>3282200</text:p>
          </table:table-cell>
          <table:table-cell office:value-type="float" office:value="3329100" calcext:value-type="float">
            <text:p>3329100</text:p>
          </table:table-cell>
          <table:table-cell office:value-type="float" office:value="3373750" calcext:value-type="float">
            <text:p>3373750</text:p>
          </table:table-cell>
          <table:table-cell office:value-type="float" office:value="3412800" calcext:value-type="float">
            <text:p>3412800</text:p>
          </table:table-cell>
          <table:table-cell office:value-type="float" office:value="3453000" calcext:value-type="float">
            <text:p>3453000</text:p>
          </table:table-cell>
          <table:table-cell office:value-type="float" office:value="3485800" calcext:value-type="float">
            <text:p>3485800</text:p>
          </table:table-cell>
          <table:table-cell office:value-type="float" office:value="3510600" calcext:value-type="float">
            <text:p>3510600</text:p>
          </table:table-cell>
          <table:table-cell office:value-type="float" office:value="3532423" calcext:value-type="float">
            <text:p>3532423</text:p>
          </table:table-cell>
          <table:table-cell office:value-type="float" office:value="3538082" calcext:value-type="float">
            <text:p>3538082</text:p>
          </table:table-cell>
          <table:table-cell office:value-type="float" office:value="3539690" calcext:value-type="float">
            <text:p>3539690</text:p>
          </table:table-cell>
          <table:table-cell office:value-type="float" office:value="3540057" calcext:value-type="float">
            <text:p>3540057</text:p>
          </table:table-cell>
          <table:table-cell office:value-type="float" office:value="3524949" calcext:value-type="float">
            <text:p>3524949</text:p>
          </table:table-cell>
          <table:table-cell office:value-type="float" office:value="3511009" calcext:value-type="float">
            <text:p>3511009</text:p>
          </table:table-cell>
          <table:table-cell office:value-type="float" office:value="3513974" calcext:value-type="float">
            <text:p>3513974</text:p>
          </table:table-cell>
          <table:table-cell office:value-type="float" office:value="3534235" calcext:value-type="float">
            <text:p>3534235</text:p>
          </table:table-cell>
          <table:table-cell office:value-type="float" office:value="3558430" calcext:value-type="float">
            <text:p>3558430</text:p>
          </table:table-cell>
          <table:table-cell office:value-type="float" office:value="3576261" calcext:value-type="float">
            <text:p>3576261</text:p>
          </table:table-cell>
          <table:table-cell office:value-type="float" office:value="3590386" calcext:value-type="float">
            <text:p>3590386</text:p>
          </table:table-cell>
          <table:table-cell office:value-type="float" office:value="3608841" calcext:value-type="float">
            <text:p>3608841</text:p>
          </table:table-cell>
          <table:table-cell office:value-type="float" office:value="3637510" calcext:value-type="float">
            <text:p>3637510</text:p>
          </table:table-cell>
          <table:table-cell office:value-type="float" office:value="3674171" calcext:value-type="float">
            <text:p>3674171</text:p>
          </table:table-cell>
          <table:table-cell office:value-type="float" office:value="3712696" calcext:value-type="float">
            <text:p>3712696</text:p>
          </table:table-cell>
          <table:table-cell office:value-type="float" office:value="3754786" calcext:value-type="float">
            <text:p>3754786</text:p>
          </table:table-cell>
          <table:table-cell office:value-type="float" office:value="3805174" calcext:value-type="float">
            <text:p>3805174</text:p>
          </table:table-cell>
          <table:table-cell office:value-type="float" office:value="3866243" calcext:value-type="float">
            <text:p>3866243</text:p>
          </table:table-cell>
          <table:table-cell office:value-type="float" office:value="3931947" calcext:value-type="float">
            <text:p>3931947</text:p>
          </table:table-cell>
          <table:table-cell office:value-type="float" office:value="3996521" calcext:value-type="float">
            <text:p>3996521</text:p>
          </table:table-cell>
          <table:table-cell office:value-type="float" office:value="4070262" calcext:value-type="float">
            <text:p>4070262</text:p>
          </table:table-cell>
          <table:table-cell office:value-type="float" office:value="4159914" calcext:value-type="float">
            <text:p>4159914</text:p>
          </table:table-cell>
          <table:table-cell office:value-type="float" office:value="4273591" calcext:value-type="float">
            <text:p>4273591</text:p>
          </table:table-cell>
          <table:table-cell office:value-type="float" office:value="4398942" calcext:value-type="float">
            <text:p>4398942</text:p>
          </table:table-cell>
          <table:table-cell office:value-type="float" office:value="4489544" calcext:value-type="float">
            <text:p>4489544</text:p>
          </table:table-cell>
          <table:table-cell office:value-type="float" office:value="4535375" calcext:value-type="float">
            <text:p>4535375</text:p>
          </table:table-cell>
          <table:table-cell office:value-type="float" office:value="4560155" calcext:value-type="float">
            <text:p>4560155</text:p>
          </table:table-cell>
          <table:table-cell office:value-type="float" office:value="4580084" calcext:value-type="float">
            <text:p>4580084</text:p>
          </table:table-cell>
          <table:table-cell office:value-type="float" office:value="4599533" calcext:value-type="float">
            <text:p>4599533</text:p>
          </table:table-cell>
          <table:table-cell office:value-type="float" office:value="4623816" calcext:value-type="float">
            <text:p>4623816</text:p>
          </table:table-cell>
          <table:table-cell office:value-type="float" office:value="4657740" calcext:value-type="float">
            <text:p>4657740</text:p>
          </table:table-cell>
          <table:table-cell office:value-type="float" office:value="4701957" calcext:value-type="float">
            <text:p>4701957</text:p>
          </table:table-cell>
          <table:table-cell office:value-type="float" office:value="4755335" calcext:value-type="float">
            <text:p>4755335</text:p>
          </table:table-cell>
          <table:table-cell office:value-type="float" office:value="4807388" calcext:value-type="float">
            <text:p>4807388</text:p>
          </table:table-cell>
          <table:table-cell office:value-type="float" office:value="4853506" calcext:value-type="float">
            <text:p>4853506</text:p>
          </table:table-cell>
        </table:table-row>
        <table:table-row table:style-name="ro1">
          <table:table-cell office:value-type="string" calcext:value-type="string">
            <text:p>Iran, République islamique d’</text:p>
          </table:table-cell>
          <table:table-cell office:value-type="string" calcext:value-type="string">
            <text:p>IRN</text:p>
          </table:table-cell>
          <table:table-cell office:value-type="float" office:value="21906914" calcext:value-type="float">
            <text:p>21906914</text:p>
          </table:table-cell>
          <table:table-cell office:value-type="float" office:value="22480372" calcext:value-type="float">
            <text:p>22480372</text:p>
          </table:table-cell>
          <table:table-cell office:value-type="float" office:value="23071315" calcext:value-type="float">
            <text:p>23071315</text:p>
          </table:table-cell>
          <table:table-cell office:value-type="float" office:value="23680258" calcext:value-type="float">
            <text:p>23680258</text:p>
          </table:table-cell>
          <table:table-cell office:value-type="float" office:value="24307860" calcext:value-type="float">
            <text:p>24307860</text:p>
          </table:table-cell>
          <table:table-cell office:value-type="float" office:value="24954873" calcext:value-type="float">
            <text:p>24954873</text:p>
          </table:table-cell>
          <table:table-cell office:value-type="float" office:value="25624373" calcext:value-type="float">
            <text:p>25624373</text:p>
          </table:table-cell>
          <table:table-cell office:value-type="float" office:value="26317783" calcext:value-type="float">
            <text:p>26317783</text:p>
          </table:table-cell>
          <table:table-cell office:value-type="float" office:value="27032571" calcext:value-type="float">
            <text:p>27032571</text:p>
          </table:table-cell>
          <table:table-cell office:value-type="float" office:value="27764924" calcext:value-type="float">
            <text:p>27764924</text:p>
          </table:table-cell>
          <table:table-cell office:value-type="float" office:value="28513866" calcext:value-type="float">
            <text:p>28513866</text:p>
          </table:table-cell>
          <table:table-cell office:value-type="float" office:value="29281591" calcext:value-type="float">
            <text:p>29281591</text:p>
          </table:table-cell>
          <table:table-cell office:value-type="float" office:value="30075297" calcext:value-type="float">
            <text:p>30075297</text:p>
          </table:table-cell>
          <table:table-cell office:value-type="float" office:value="30905707" calcext:value-type="float">
            <text:p>30905707</text:p>
          </table:table-cell>
          <table:table-cell office:value-type="float" office:value="31786471" calcext:value-type="float">
            <text:p>31786471</text:p>
          </table:table-cell>
          <table:table-cell office:value-type="float" office:value="32729772" calcext:value-type="float">
            <text:p>32729772</text:p>
          </table:table-cell>
          <table:table-cell office:value-type="float" office:value="33733961" calcext:value-type="float">
            <text:p>33733961</text:p>
          </table:table-cell>
          <table:table-cell office:value-type="float" office:value="34803045" calcext:value-type="float">
            <text:p>34803045</text:p>
          </table:table-cell>
          <table:table-cell office:value-type="float" office:value="35960805" calcext:value-type="float">
            <text:p>35960805</text:p>
          </table:table-cell>
          <table:table-cell office:value-type="float" office:value="37237137" calcext:value-type="float">
            <text:p>37237137</text:p>
          </table:table-cell>
          <table:table-cell office:value-type="float" office:value="38650246" calcext:value-type="float">
            <text:p>38650246</text:p>
          </table:table-cell>
          <table:table-cell office:value-type="float" office:value="40199906" calcext:value-type="float">
            <text:p>40199906</text:p>
          </table:table-cell>
          <table:table-cell office:value-type="float" office:value="41869236" calcext:value-type="float">
            <text:p>41869236</text:p>
          </table:table-cell>
          <table:table-cell office:value-type="float" office:value="43636837" calcext:value-type="float">
            <text:p>43636837</text:p>
          </table:table-cell>
          <table:table-cell office:value-type="float" office:value="45472791" calcext:value-type="float">
            <text:p>45472791</text:p>
          </table:table-cell>
          <table:table-cell office:value-type="float" office:value="47347186" calcext:value-type="float">
            <text:p>47347186</text:p>
          </table:table-cell>
          <table:table-cell office:value-type="float" office:value="49260255" calcext:value-type="float">
            <text:p>49260255</text:p>
          </table:table-cell>
          <table:table-cell office:value-type="float" office:value="51193782" calcext:value-type="float">
            <text:p>51193782</text:p>
          </table:table-cell>
          <table:table-cell office:value-type="float" office:value="53077313" calcext:value-type="float">
            <text:p>53077313</text:p>
          </table:table-cell>
          <table:table-cell office:value-type="float" office:value="54822003" calcext:value-type="float">
            <text:p>54822003</text:p>
          </table:table-cell>
          <table:table-cell office:value-type="float" office:value="56366217" calcext:value-type="float">
            <text:p>56366217</text:p>
          </table:table-cell>
          <table:table-cell office:value-type="float" office:value="57679034" calcext:value-type="float">
            <text:p>57679034</text:p>
          </table:table-cell>
          <table:table-cell office:value-type="float" office:value="58780370" calcext:value-type="float">
            <text:p>58780370</text:p>
          </table:table-cell>
          <table:table-cell office:value-type="float" office:value="59723764" calcext:value-type="float">
            <text:p>59723764</text:p>
          </table:table-cell>
          <table:table-cell office:value-type="float" office:value="60590614" calcext:value-type="float">
            <text:p>60590614</text:p>
          </table:table-cell>
          <table:table-cell office:value-type="float" office:value="61442664" calcext:value-type="float">
            <text:p>61442664</text:p>
          </table:table-cell>
          <table:table-cell office:value-type="float" office:value="62294920" calcext:value-type="float">
            <text:p>62294920</text:p>
          </table:table-cell>
          <table:table-cell office:value-type="float" office:value="63136312" calcext:value-type="float">
            <text:p>63136312</text:p>
          </table:table-cell>
          <table:table-cell office:value-type="float" office:value="63971836" calcext:value-type="float">
            <text:p>63971836</text:p>
          </table:table-cell>
          <table:table-cell office:value-type="float" office:value="64800880" calcext:value-type="float">
            <text:p>64800880</text:p>
          </table:table-cell>
          <table:table-cell office:value-type="float" office:value="65623405" calcext:value-type="float">
            <text:p>65623405</text:p>
          </table:table-cell>
          <table:table-cell office:value-type="float" office:value="66449112" calcext:value-type="float">
            <text:p>66449112</text:p>
          </table:table-cell>
          <table:table-cell office:value-type="float" office:value="67284796" calcext:value-type="float">
            <text:p>67284796</text:p>
          </table:table-cell>
          <table:table-cell office:value-type="float" office:value="68122938" calcext:value-type="float">
            <text:p>68122938</text:p>
          </table:table-cell>
          <table:table-cell office:value-type="float" office:value="68951281" calcext:value-type="float">
            <text:p>68951281</text:p>
          </table:table-cell>
          <table:table-cell office:value-type="float" office:value="69762347" calcext:value-type="float">
            <text:p>69762347</text:p>
          </table:table-cell>
          <table:table-cell office:value-type="float" office:value="70554760" calcext:value-type="float">
            <text:p>70554760</text:p>
          </table:table-cell>
          <table:table-cell office:value-type="float" office:value="71336475" calcext:value-type="float">
            <text:p>71336475</text:p>
          </table:table-cell>
          <table:table-cell office:value-type="float" office:value="72120604" calcext:value-type="float">
            <text:p>72120604</text:p>
          </table:table-cell>
          <table:table-cell office:value-type="float" office:value="72924837" calcext:value-type="float">
            <text:p>72924837</text:p>
          </table:table-cell>
          <table:table-cell office:value-type="float" office:value="73762519" calcext:value-type="float">
            <text:p>73762519</text:p>
          </table:table-cell>
          <table:table-cell office:value-type="float" office:value="74634956" calcext:value-type="float">
            <text:p>74634956</text:p>
          </table:table-cell>
          <table:table-cell office:value-type="float" office:value="75539862" calcext:value-type="float">
            <text:p>75539862</text:p>
          </table:table-cell>
          <table:table-cell office:value-type="float" office:value="76481943" calcext:value-type="float">
            <text:p>76481943</text:p>
          </table:table-cell>
          <table:table-cell office:value-type="float" office:value="77465753" calcext:value-type="float">
            <text:p>77465753</text:p>
          </table:table-cell>
          <table:table-cell office:value-type="float" office:value="78492215" calcext:value-type="float">
            <text:p>78492215</text:p>
          </table:table-cell>
          <table:table-cell office:value-type="float" office:value="79564016" calcext:value-type="float">
            <text:p>79564016</text:p>
          </table:table-cell>
          <table:table-cell office:value-type="float" office:value="80673951" calcext:value-type="float">
            <text:p>80673951</text:p>
          </table:table-cell>
          <table:table-cell office:value-type="float" office:value="81800269" calcext:value-type="float">
            <text:p>81800269</text:p>
          </table:table-cell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  <table:table-cell office:value-type="float" office:value="7289760" calcext:value-type="float">
            <text:p>7289760</text:p>
          </table:table-cell>
          <table:table-cell office:value-type="float" office:value="7475350" calcext:value-type="float">
            <text:p>7475350</text:p>
          </table:table-cell>
          <table:table-cell office:value-type="float" office:value="7674220" calcext:value-type="float">
            <text:p>7674220</text:p>
          </table:table-cell>
          <table:table-cell office:value-type="float" office:value="7888913" calcext:value-type="float">
            <text:p>7888913</text:p>
          </table:table-cell>
          <table:table-cell office:value-type="float" office:value="8122197" calcext:value-type="float">
            <text:p>8122197</text:p>
          </table:table-cell>
          <table:table-cell office:value-type="float" office:value="8375790" calcext:value-type="float">
            <text:p>8375790</text:p>
          </table:table-cell>
          <table:table-cell office:value-type="float" office:value="8651162" calcext:value-type="float">
            <text:p>8651162</text:p>
          </table:table-cell>
          <table:table-cell office:value-type="float" office:value="8947404" calcext:value-type="float">
            <text:p>8947404</text:p>
          </table:table-cell>
          <table:table-cell office:value-type="float" office:value="9260682" calcext:value-type="float">
            <text:p>9260682</text:p>
          </table:table-cell>
          <table:table-cell office:value-type="float" office:value="9585576" calcext:value-type="float">
            <text:p>9585576</text:p>
          </table:table-cell>
          <table:table-cell office:value-type="float" office:value="9917983" calcext:value-type="float">
            <text:p>9917983</text:p>
          </table:table-cell>
          <table:table-cell office:value-type="float" office:value="10255850" calcext:value-type="float">
            <text:p>10255850</text:p>
          </table:table-cell>
          <table:table-cell office:value-type="float" office:value="10599668" calcext:value-type="float">
            <text:p>10599668</text:p>
          </table:table-cell>
          <table:table-cell office:value-type="float" office:value="10950888" calcext:value-type="float">
            <text:p>10950888</text:p>
          </table:table-cell>
          <table:table-cell office:value-type="float" office:value="11312062" calcext:value-type="float">
            <text:p>11312062</text:p>
          </table:table-cell>
          <table:table-cell office:value-type="float" office:value="11684590" calcext:value-type="float">
            <text:p>11684590</text:p>
          </table:table-cell>
          <table:table-cell office:value-type="float" office:value="12068676" calcext:value-type="float">
            <text:p>12068676</text:p>
          </table:table-cell>
          <table:table-cell office:value-type="float" office:value="12462070" calcext:value-type="float">
            <text:p>12462070</text:p>
          </table:table-cell>
          <table:table-cell office:value-type="float" office:value="12860680" calcext:value-type="float">
            <text:p>12860680</text:p>
          </table:table-cell>
          <table:table-cell office:value-type="float" office:value="13259113" calcext:value-type="float">
            <text:p>13259113</text:p>
          </table:table-cell>
          <table:table-cell office:value-type="float" office:value="13653354" calcext:value-type="float">
            <text:p>13653354</text:p>
          </table:table-cell>
          <table:table-cell office:value-type="float" office:value="14044117" calcext:value-type="float">
            <text:p>14044117</text:p>
          </table:table-cell>
          <table:table-cell office:value-type="float" office:value="14432468" calcext:value-type="float">
            <text:p>14432468</text:p>
          </table:table-cell>
          <table:table-cell office:value-type="float" office:value="14815656" calcext:value-type="float">
            <text:p>14815656</text:p>
          </table:table-cell>
          <table:table-cell office:value-type="float" office:value="15190393" calcext:value-type="float">
            <text:p>15190393</text:p>
          </table:table-cell>
          <table:table-cell office:value-type="float" office:value="15555800" calcext:value-type="float">
            <text:p>15555800</text:p>
          </table:table-cell>
          <table:table-cell office:value-type="float" office:value="15909762" calcext:value-type="float">
            <text:p>15909762</text:p>
          </table:table-cell>
          <table:table-cell office:value-type="float" office:value="16257070" calcext:value-type="float">
            <text:p>16257070</text:p>
          </table:table-cell>
          <table:table-cell office:value-type="float" office:value="16612322" calcext:value-type="float">
            <text:p>16612322</text:p>
          </table:table-cell>
          <table:table-cell office:value-type="float" office:value="16994948" calcext:value-type="float">
            <text:p>16994948</text:p>
          </table:table-cell>
          <table:table-cell office:value-type="float" office:value="17419113" calcext:value-type="float">
            <text:p>17419113</text:p>
          </table:table-cell>
          <table:table-cell office:value-type="float" office:value="17889459" calcext:value-type="float">
            <text:p>17889459</text:p>
          </table:table-cell>
          <table:table-cell office:value-type="float" office:value="18402734" calcext:value-type="float">
            <text:p>18402734</text:p>
          </table:table-cell>
          <table:table-cell office:value-type="float" office:value="18955085" calcext:value-type="float">
            <text:p>18955085</text:p>
          </table:table-cell>
          <table:table-cell office:value-type="float" office:value="19539340" calcext:value-type="float">
            <text:p>19539340</text:p>
          </table:table-cell>
          <table:table-cell office:value-type="float" office:value="20149338" calcext:value-type="float">
            <text:p>20149338</text:p>
          </table:table-cell>
          <table:table-cell office:value-type="float" office:value="20783073" calcext:value-type="float">
            <text:p>20783073</text:p>
          </table:table-cell>
          <table:table-cell office:value-type="float" office:value="21439574" calcext:value-type="float">
            <text:p>21439574</text:p>
          </table:table-cell>
          <table:table-cell office:value-type="float" office:value="22114324" calcext:value-type="float">
            <text:p>22114324</text:p>
          </table:table-cell>
          <table:table-cell office:value-type="float" office:value="22802064" calcext:value-type="float">
            <text:p>22802064</text:p>
          </table:table-cell>
          <table:table-cell office:value-type="float" office:value="23497585" calcext:value-type="float">
            <text:p>23497585</text:p>
          </table:table-cell>
          <table:table-cell office:value-type="float" office:value="24208180" calcext:value-type="float">
            <text:p>24208180</text:p>
          </table:table-cell>
          <table:table-cell office:value-type="float" office:value="24931919" calcext:value-type="float">
            <text:p>24931919</text:p>
          </table:table-cell>
          <table:table-cell office:value-type="float" office:value="25644499" calcext:value-type="float">
            <text:p>25644499</text:p>
          </table:table-cell>
          <table:table-cell office:value-type="float" office:value="26313838" calcext:value-type="float">
            <text:p>26313838</text:p>
          </table:table-cell>
          <table:table-cell office:value-type="float" office:value="26922284" calcext:value-type="float">
            <text:p>26922284</text:p>
          </table:table-cell>
          <table:table-cell office:value-type="float" office:value="27448124" calcext:value-type="float">
            <text:p>27448124</text:p>
          </table:table-cell>
          <table:table-cell office:value-type="float" office:value="27911248" calcext:value-type="float">
            <text:p>27911248</text:p>
          </table:table-cell>
          <table:table-cell office:value-type="float" office:value="28385746" calcext:value-type="float">
            <text:p>28385746</text:p>
          </table:table-cell>
          <table:table-cell office:value-type="float" office:value="28973162" calcext:value-type="float">
            <text:p>28973162</text:p>
          </table:table-cell>
          <table:table-cell office:value-type="float" office:value="29741976" calcext:value-type="float">
            <text:p>29741976</text:p>
          </table:table-cell>
          <table:table-cell office:value-type="float" office:value="30725300" calcext:value-type="float">
            <text:p>30725300</text:p>
          </table:table-cell>
          <table:table-cell office:value-type="float" office:value="31890011" calcext:value-type="float">
            <text:p>31890011</text:p>
          </table:table-cell>
          <table:table-cell office:value-type="float" office:value="33157050" calcext:value-type="float">
            <text:p>33157050</text:p>
          </table:table-cell>
          <table:table-cell office:value-type="float" office:value="34411951" calcext:value-type="float">
            <text:p>34411951</text:p>
          </table:table-cell>
          <table:table-cell office:value-type="float" office:value="35572261" calcext:value-type="float">
            <text:p>35572261</text:p>
          </table:table-cell>
          <table:table-cell office:value-type="float" office:value="36610632" calcext:value-type="float">
            <text:p>36610632</text:p>
          </table:table-cell>
          <table:table-cell office:value-type="float" office:value="37552781" calcext:value-type="float">
            <text:p>37552781</text:p>
          </table:table-cell>
          <table:table-cell office:value-type="float" office:value="38433600" calcext:value-type="float">
            <text:p>38433600</text:p>
          </table:table-cell>
        </table:table-row>
        <table:table-row table:style-name="ro1">
          <table:table-cell office:value-type="string" calcext:value-type="string">
            <text:p>Islande</text:p>
          </table:table-cell>
          <table:table-cell office:value-type="string" calcext:value-type="string">
            <text:p>ISL</text:p>
          </table:table-cell>
          <table:table-cell office:value-type="float" office:value="175574" calcext:value-type="float">
            <text:p>175574</text:p>
          </table:table-cell>
          <table:table-cell office:value-type="float" office:value="179029" calcext:value-type="float">
            <text:p>179029</text:p>
          </table:table-cell>
          <table:table-cell office:value-type="float" office:value="182378" calcext:value-type="float">
            <text:p>182378</text:p>
          </table:table-cell>
          <table:table-cell office:value-type="float" office:value="185653" calcext:value-type="float">
            <text:p>185653</text:p>
          </table:table-cell>
          <table:table-cell office:value-type="float" office:value="188983" calcext:value-type="float">
            <text:p>188983</text:p>
          </table:table-cell>
          <table:table-cell office:value-type="float" office:value="192286" calcext:value-type="float">
            <text:p>192286</text:p>
          </table:table-cell>
          <table:table-cell office:value-type="float" office:value="195570" calcext:value-type="float">
            <text:p>195570</text:p>
          </table:table-cell>
          <table:table-cell office:value-type="float" office:value="198751" calcext:value-type="float">
            <text:p>198751</text:p>
          </table:table-cell>
          <table:table-cell office:value-type="float" office:value="201488" calcext:value-type="float">
            <text:p>201488</text:p>
          </table:table-cell>
          <table:table-cell office:value-type="float" office:value="203369" calcext:value-type="float">
            <text:p>203369</text:p>
          </table:table-cell>
          <table:table-cell office:value-type="float" office:value="204438" calcext:value-type="float">
            <text:p>204438</text:p>
          </table:table-cell>
          <table:table-cell office:value-type="float" office:value="206098" calcext:value-type="float">
            <text:p>206098</text:p>
          </table:table-cell>
          <table:table-cell office:value-type="float" office:value="209137" calcext:value-type="float">
            <text:p>209137</text:p>
          </table:table-cell>
          <table:table-cell office:value-type="float" office:value="212317" calcext:value-type="float">
            <text:p>212317</text:p>
          </table:table-cell>
          <table:table-cell office:value-type="float" office:value="215209" calcext:value-type="float">
            <text:p>215209</text:p>
          </table:table-cell>
          <table:table-cell office:value-type="float" office:value="217979" calcext:value-type="float">
            <text:p>217979</text:p>
          </table:table-cell>
          <table:table-cell office:value-type="float" office:value="220154" calcext:value-type="float">
            <text:p>220154</text:p>
          </table:table-cell>
          <table:table-cell office:value-type="float" office:value="221799" calcext:value-type="float">
            <text:p>221799</text:p>
          </table:table-cell>
          <table:table-cell office:value-type="float" office:value="223537" calcext:value-type="float">
            <text:p>223537</text:p>
          </table:table-cell>
          <table:table-cell office:value-type="float" office:value="225735" calcext:value-type="float">
            <text:p>225735</text:p>
          </table:table-cell>
          <table:table-cell office:value-type="float" office:value="228138" calcext:value-type="float">
            <text:p>228138</text:p>
          </table:table-cell>
          <table:table-cell office:value-type="float" office:value="230755" calcext:value-type="float">
            <text:p>230755</text:p>
          </table:table-cell>
          <table:table-cell office:value-type="float" office:value="233860" calcext:value-type="float">
            <text:p>233860</text:p>
          </table:table-cell>
          <table:table-cell office:value-type="float" office:value="236977" calcext:value-type="float">
            <text:p>236977</text:p>
          </table:table-cell>
          <table:table-cell office:value-type="float" office:value="239511" calcext:value-type="float">
            <text:p>239511</text:p>
          </table:table-cell>
          <table:table-cell office:value-type="float" office:value="241405" calcext:value-type="float">
            <text:p>241405</text:p>
          </table:table-cell>
          <table:table-cell office:value-type="float" office:value="243180" calcext:value-type="float">
            <text:p>243180</text:p>
          </table:table-cell>
          <table:table-cell office:value-type="float" office:value="245859" calcext:value-type="float">
            <text:p>245859</text:p>
          </table:table-cell>
          <table:table-cell office:value-type="float" office:value="249740" calcext:value-type="float">
            <text:p>249740</text:p>
          </table:table-cell>
          <table:table-cell office:value-type="float" office:value="252852" calcext:value-type="float">
            <text:p>252852</text:p>
          </table:table-cell>
          <table:table-cell office:value-type="float" office:value="254826" calcext:value-type="float">
            <text:p>254826</text:p>
          </table:table-cell>
          <table:table-cell office:value-type="float" office:value="257797" calcext:value-type="float">
            <text:p>257797</text:p>
          </table:table-cell>
          <table:table-cell office:value-type="float" office:value="261057" calcext:value-type="float">
            <text:p>261057</text:p>
          </table:table-cell>
          <table:table-cell office:value-type="float" office:value="263725" calcext:value-type="float">
            <text:p>263725</text:p>
          </table:table-cell>
          <table:table-cell office:value-type="float" office:value="266021" calcext:value-type="float">
            <text:p>266021</text:p>
          </table:table-cell>
          <table:table-cell office:value-type="float" office:value="267468" calcext:value-type="float">
            <text:p>267468</text:p>
          </table:table-cell>
          <table:table-cell office:value-type="float" office:value="268916" calcext:value-type="float">
            <text:p>268916</text:p>
          </table:table-cell>
          <table:table-cell office:value-type="float" office:value="271128" calcext:value-type="float">
            <text:p>271128</text:p>
          </table:table-cell>
          <table:table-cell office:value-type="float" office:value="274047" calcext:value-type="float">
            <text:p>274047</text:p>
          </table:table-cell>
          <table:table-cell office:value-type="float" office:value="277381" calcext:value-type="float">
            <text:p>277381</text:p>
          </table:table-cell>
          <table:table-cell office:value-type="float" office:value="281205" calcext:value-type="float">
            <text:p>281205</text:p>
          </table:table-cell>
          <table:table-cell office:value-type="float" office:value="284968" calcext:value-type="float">
            <text:p>284968</text:p>
          </table:table-cell>
          <table:table-cell office:value-type="float" office:value="287523" calcext:value-type="float">
            <text:p>287523</text:p>
          </table:table-cell>
          <table:table-cell office:value-type="float" office:value="289521" calcext:value-type="float">
            <text:p>289521</text:p>
          </table:table-cell>
          <table:table-cell office:value-type="float" office:value="292074" calcext:value-type="float">
            <text:p>292074</text:p>
          </table:table-cell>
          <table:table-cell office:value-type="float" office:value="296734" calcext:value-type="float">
            <text:p>296734</text:p>
          </table:table-cell>
          <table:table-cell office:value-type="float" office:value="303782" calcext:value-type="float">
            <text:p>303782</text:p>
          </table:table-cell>
          <table:table-cell office:value-type="float" office:value="311566" calcext:value-type="float">
            <text:p>311566</text:p>
          </table:table-cell>
          <table:table-cell office:value-type="float" office:value="317414" calcext:value-type="float">
            <text:p>317414</text:p>
          </table:table-cell>
          <table:table-cell office:value-type="float" office:value="318499" calcext:value-type="float">
            <text:p>318499</text:p>
          </table:table-cell>
          <table:table-cell office:value-type="float" office:value="318041" calcext:value-type="float">
            <text:p>318041</text:p>
          </table:table-cell>
          <table:table-cell office:value-type="float" office:value="319014" calcext:value-type="float">
            <text:p>319014</text:p>
          </table:table-cell>
          <table:table-cell office:value-type="float" office:value="320716" calcext:value-type="float">
            <text:p>320716</text:p>
          </table:table-cell>
          <table:table-cell office:value-type="float" office:value="323764" calcext:value-type="float">
            <text:p>323764</text:p>
          </table:table-cell>
          <table:table-cell office:value-type="float" office:value="327386" calcext:value-type="float">
            <text:p>327386</text:p>
          </table:table-cell>
          <table:table-cell office:value-type="float" office:value="330815" calcext:value-type="float">
            <text:p>330815</text:p>
          </table:table-cell>
          <table:table-cell office:value-type="float" office:value="335439" calcext:value-type="float">
            <text:p>335439</text:p>
          </table:table-cell>
          <table:table-cell office:value-type="float" office:value="343400" calcext:value-type="float">
            <text:p>343400</text:p>
          </table:table-cell>
          <table:table-cell office:value-type="float" office:value="353574" calcext:value-type="float">
            <text:p>353574</text:p>
          </table:table-cell>
        </table:table-row>
        <table:table-row table:style-name="ro1">
          <table:table-cell office:value-type="string" calcext:value-type="string">
            <text:p>Israël</text:p>
          </table:table-cell>
          <table:table-cell office:value-type="string" calcext:value-type="string">
            <text:p>ISR</text:p>
          </table:table-cell>
          <table:table-cell office:value-type="float" office:value="2114020" calcext:value-type="float">
            <text:p>2114020</text:p>
          </table:table-cell>
          <table:table-cell office:value-type="float" office:value="2185000" calcext:value-type="float">
            <text:p>2185000</text:p>
          </table:table-cell>
          <table:table-cell office:value-type="float" office:value="2293000" calcext:value-type="float">
            <text:p>2293000</text:p>
          </table:table-cell>
          <table:table-cell office:value-type="float" office:value="2379000" calcext:value-type="float">
            <text:p>2379000</text:p>
          </table:table-cell>
          <table:table-cell office:value-type="float" office:value="2475000" calcext:value-type="float">
            <text:p>2475000</text:p>
          </table:table-cell>
          <table:table-cell office:value-type="float" office:value="2563000" calcext:value-type="float">
            <text:p>2563000</text:p>
          </table:table-cell>
          <table:table-cell office:value-type="float" office:value="2629000" calcext:value-type="float">
            <text:p>2629000</text:p>
          </table:table-cell>
          <table:table-cell office:value-type="float" office:value="2745000" calcext:value-type="float">
            <text:p>2745000</text:p>
          </table:table-cell>
          <table:table-cell office:value-type="float" office:value="2803000" calcext:value-type="float">
            <text:p>2803000</text:p>
          </table:table-cell>
          <table:table-cell office:value-type="float" office:value="2877000" calcext:value-type="float">
            <text:p>2877000</text:p>
          </table:table-cell>
          <table:table-cell office:value-type="float" office:value="2974000" calcext:value-type="float">
            <text:p>2974000</text:p>
          </table:table-cell>
          <table:table-cell office:value-type="float" office:value="3069000" calcext:value-type="float">
            <text:p>3069000</text:p>
          </table:table-cell>
          <table:table-cell office:value-type="float" office:value="3148000" calcext:value-type="float">
            <text:p>3148000</text:p>
          </table:table-cell>
          <table:table-cell office:value-type="float" office:value="3278000" calcext:value-type="float">
            <text:p>3278000</text:p>
          </table:table-cell>
          <table:table-cell office:value-type="float" office:value="3377000" calcext:value-type="float">
            <text:p>3377000</text:p>
          </table:table-cell>
          <table:table-cell office:value-type="float" office:value="3455000" calcext:value-type="float">
            <text:p>3455000</text:p>
          </table:table-cell>
          <table:table-cell office:value-type="float" office:value="3533000" calcext:value-type="float">
            <text:p>3533000</text:p>
          </table:table-cell>
          <table:table-cell office:value-type="float" office:value="3613000" calcext:value-type="float">
            <text:p>3613000</text:p>
          </table:table-cell>
          <table:table-cell office:value-type="float" office:value="3690000" calcext:value-type="float">
            <text:p>3690000</text:p>
          </table:table-cell>
          <table:table-cell office:value-type="float" office:value="3786000" calcext:value-type="float">
            <text:p>3786000</text:p>
          </table:table-cell>
          <table:table-cell office:value-type="float" office:value="3878000" calcext:value-type="float">
            <text:p>3878000</text:p>
          </table:table-cell>
          <table:table-cell office:value-type="float" office:value="3956000" calcext:value-type="float">
            <text:p>3956000</text:p>
          </table:table-cell>
          <table:table-cell office:value-type="float" office:value="4031000" calcext:value-type="float">
            <text:p>4031000</text:p>
          </table:table-cell>
          <table:table-cell office:value-type="float" office:value="4105000" calcext:value-type="float">
            <text:p>4105000</text:p>
          </table:table-cell>
          <table:table-cell office:value-type="float" office:value="4159000" calcext:value-type="float">
            <text:p>4159000</text:p>
          </table:table-cell>
          <table:table-cell office:value-type="float" office:value="4233000" calcext:value-type="float">
            <text:p>4233000</text:p>
          </table:table-cell>
          <table:table-cell office:value-type="float" office:value="4299000" calcext:value-type="float">
            <text:p>4299000</text:p>
          </table:table-cell>
          <table:table-cell office:value-type="float" office:value="4369000" calcext:value-type="float">
            <text:p>4369000</text:p>
          </table:table-cell>
          <table:table-cell office:value-type="float" office:value="4442000" calcext:value-type="float">
            <text:p>4442000</text:p>
          </table:table-cell>
          <table:table-cell office:value-type="float" office:value="4518000" calcext:value-type="float">
            <text:p>4518000</text:p>
          </table:table-cell>
          <table:table-cell office:value-type="float" office:value="4660000" calcext:value-type="float">
            <text:p>4660000</text:p>
          </table:table-cell>
          <table:table-cell office:value-type="float" office:value="4949000" calcext:value-type="float">
            <text:p>4949000</text:p>
          </table:table-cell>
          <table:table-cell office:value-type="float" office:value="5123000" calcext:value-type="float">
            <text:p>5123000</text:p>
          </table:table-cell>
          <table:table-cell office:value-type="float" office:value="5261000" calcext:value-type="float">
            <text:p>5261000</text:p>
          </table:table-cell>
          <table:table-cell office:value-type="float" office:value="5399000" calcext:value-type="float">
            <text:p>5399000</text:p>
          </table:table-cell>
          <table:table-cell office:value-type="float" office:value="5545000" calcext:value-type="float">
            <text:p>5545000</text:p>
          </table:table-cell>
          <table:table-cell office:value-type="float" office:value="5692000" calcext:value-type="float">
            <text:p>5692000</text:p>
          </table:table-cell>
          <table:table-cell office:value-type="float" office:value="5836000" calcext:value-type="float">
            <text:p>5836000</text:p>
          </table:table-cell>
          <table:table-cell office:value-type="float" office:value="5971000" calcext:value-type="float">
            <text:p>5971000</text:p>
          </table:table-cell>
          <table:table-cell office:value-type="float" office:value="6125000" calcext:value-type="float">
            <text:p>6125000</text:p>
          </table:table-cell>
          <table:table-cell office:value-type="float" office:value="6289000" calcext:value-type="float">
            <text:p>6289000</text:p>
          </table:table-cell>
          <table:table-cell office:value-type="float" office:value="6439000" calcext:value-type="float">
            <text:p>6439000</text:p>
          </table:table-cell>
          <table:table-cell office:value-type="float" office:value="6570000" calcext:value-type="float">
            <text:p>6570000</text:p>
          </table:table-cell>
          <table:table-cell office:value-type="float" office:value="6689700" calcext:value-type="float">
            <text:p>6689700</text:p>
          </table:table-cell>
          <table:table-cell office:value-type="float" office:value="6809000" calcext:value-type="float">
            <text:p>6809000</text:p>
          </table:table-cell>
          <table:table-cell office:value-type="float" office:value="6930100" calcext:value-type="float">
            <text:p>6930100</text:p>
          </table:table-cell>
          <table:table-cell office:value-type="float" office:value="7053700" calcext:value-type="float">
            <text:p>7053700</text:p>
          </table:table-cell>
          <table:table-cell office:value-type="float" office:value="7180100" calcext:value-type="float">
            <text:p>7180100</text:p>
          </table:table-cell>
          <table:table-cell office:value-type="float" office:value="7308800" calcext:value-type="float">
            <text:p>7308800</text:p>
          </table:table-cell>
          <table:table-cell office:value-type="float" office:value="7485600" calcext:value-type="float">
            <text:p>7485600</text:p>
          </table:table-cell>
          <table:table-cell office:value-type="float" office:value="7623600" calcext:value-type="float">
            <text:p>7623600</text:p>
          </table:table-cell>
          <table:table-cell office:value-type="float" office:value="7765800" calcext:value-type="float">
            <text:p>7765800</text:p>
          </table:table-cell>
          <table:table-cell office:value-type="float" office:value="7910500" calcext:value-type="float">
            <text:p>7910500</text:p>
          </table:table-cell>
          <table:table-cell office:value-type="float" office:value="8059500" calcext:value-type="float">
            <text:p>8059500</text:p>
          </table:table-cell>
          <table:table-cell office:value-type="float" office:value="8215700" calcext:value-type="float">
            <text:p>8215700</text:p>
          </table:table-cell>
          <table:table-cell office:value-type="float" office:value="8380100" calcext:value-type="float">
            <text:p>8380100</text:p>
          </table:table-cell>
          <table:table-cell office:value-type="float" office:value="8546000" calcext:value-type="float">
            <text:p>8546000</text:p>
          </table:table-cell>
          <table:table-cell office:value-type="float" office:value="8713300" calcext:value-type="float">
            <text:p>8713300</text:p>
          </table:table-cell>
          <table:table-cell office:value-type="float" office:value="8883800" calcext:value-type="float">
            <text:p>8883800</text:p>
          </table:table-cell>
        </table:table-row>
        <table:table-row table:style-name="ro1">
          <table:table-cell office:value-type="string" calcext:value-type="string">
            <text:p>Italie</text:p>
          </table:table-cell>
          <table:table-cell office:value-type="string" calcext:value-type="string">
            <text:p>ITA</text:p>
          </table:table-cell>
          <table:table-cell office:value-type="float" office:value="50199700" calcext:value-type="float">
            <text:p>50199700</text:p>
          </table:table-cell>
          <table:table-cell office:value-type="float" office:value="50536350" calcext:value-type="float">
            <text:p>50536350</text:p>
          </table:table-cell>
          <table:table-cell office:value-type="float" office:value="50879450" calcext:value-type="float">
            <text:p>50879450</text:p>
          </table:table-cell>
          <table:table-cell office:value-type="float" office:value="51252000" calcext:value-type="float">
            <text:p>51252000</text:p>
          </table:table-cell>
          <table:table-cell office:value-type="float" office:value="51675350" calcext:value-type="float">
            <text:p>51675350</text:p>
          </table:table-cell>
          <table:table-cell office:value-type="float" office:value="52112350" calcext:value-type="float">
            <text:p>52112350</text:p>
          </table:table-cell>
          <table:table-cell office:value-type="float" office:value="52519000" calcext:value-type="float">
            <text:p>52519000</text:p>
          </table:table-cell>
          <table:table-cell office:value-type="float" office:value="52900500" calcext:value-type="float">
            <text:p>52900500</text:p>
          </table:table-cell>
          <table:table-cell office:value-type="float" office:value="53235750" calcext:value-type="float">
            <text:p>53235750</text:p>
          </table:table-cell>
          <table:table-cell office:value-type="float" office:value="53537950" calcext:value-type="float">
            <text:p>53537950</text:p>
          </table:table-cell>
          <table:table-cell office:value-type="float" office:value="53821850" calcext:value-type="float">
            <text:p>53821850</text:p>
          </table:table-cell>
          <table:table-cell office:value-type="float" office:value="54073490" calcext:value-type="float">
            <text:p>54073490</text:p>
          </table:table-cell>
          <table:table-cell office:value-type="float" office:value="54381345" calcext:value-type="float">
            <text:p>54381345</text:p>
          </table:table-cell>
          <table:table-cell office:value-type="float" office:value="54751406" calcext:value-type="float">
            <text:p>54751406</text:p>
          </table:table-cell>
          <table:table-cell office:value-type="float" office:value="55110868" calcext:value-type="float">
            <text:p>55110868</text:p>
          </table:table-cell>
          <table:table-cell office:value-type="float" office:value="55441001" calcext:value-type="float">
            <text:p>55441001</text:p>
          </table:table-cell>
          <table:table-cell office:value-type="float" office:value="55718260" calcext:value-type="float">
            <text:p>55718260</text:p>
          </table:table-cell>
          <table:table-cell office:value-type="float" office:value="55955411" calcext:value-type="float">
            <text:p>55955411</text:p>
          </table:table-cell>
          <table:table-cell office:value-type="float" office:value="56155143" calcext:value-type="float">
            <text:p>56155143</text:p>
          </table:table-cell>
          <table:table-cell office:value-type="float" office:value="56317749" calcext:value-type="float">
            <text:p>56317749</text:p>
          </table:table-cell>
          <table:table-cell office:value-type="float" office:value="56433883" calcext:value-type="float">
            <text:p>56433883</text:p>
          </table:table-cell>
          <table:table-cell office:value-type="float" office:value="56501675" calcext:value-type="float">
            <text:p>56501675</text:p>
          </table:table-cell>
          <table:table-cell office:value-type="float" office:value="56543548" calcext:value-type="float">
            <text:p>56543548</text:p>
          </table:table-cell>
          <table:table-cell office:value-type="float" office:value="56564074" calcext:value-type="float">
            <text:p>56564074</text:p>
          </table:table-cell>
          <table:table-cell office:value-type="float" office:value="56576718" calcext:value-type="float">
            <text:p>56576718</text:p>
          </table:table-cell>
          <table:table-cell office:value-type="float" office:value="56593071" calcext:value-type="float">
            <text:p>56593071</text:p>
          </table:table-cell>
          <table:table-cell office:value-type="float" office:value="56596155" calcext:value-type="float">
            <text:p>56596155</text:p>
          </table:table-cell>
          <table:table-cell office:value-type="float" office:value="56601931" calcext:value-type="float">
            <text:p>56601931</text:p>
          </table:table-cell>
          <table:table-cell office:value-type="float" office:value="56629288" calcext:value-type="float">
            <text:p>56629288</text:p>
          </table:table-cell>
          <table:table-cell office:value-type="float" office:value="56671781" calcext:value-type="float">
            <text:p>56671781</text:p>
          </table:table-cell>
          <table:table-cell office:value-type="float" office:value="56719240" calcext:value-type="float">
            <text:p>56719240</text:p>
          </table:table-cell>
          <table:table-cell office:value-type="float" office:value="56758521" calcext:value-type="float">
            <text:p>56758521</text:p>
          </table:table-cell>
          <table:table-cell office:value-type="float" office:value="56797087" calcext:value-type="float">
            <text:p>56797087</text:p>
          </table:table-cell>
          <table:table-cell office:value-type="float" office:value="56831821" calcext:value-type="float">
            <text:p>56831821</text:p>
          </table:table-cell>
          <table:table-cell office:value-type="float" office:value="56843400" calcext:value-type="float">
            <text:p>56843400</text:p>
          </table:table-cell>
          <table:table-cell office:value-type="float" office:value="56844303" calcext:value-type="float">
            <text:p>56844303</text:p>
          </table:table-cell>
          <table:table-cell office:value-type="float" office:value="56860281" calcext:value-type="float">
            <text:p>56860281</text:p>
          </table:table-cell>
          <table:table-cell office:value-type="float" office:value="56890372" calcext:value-type="float">
            <text:p>56890372</text:p>
          </table:table-cell>
          <table:table-cell office:value-type="float" office:value="56906744" calcext:value-type="float">
            <text:p>56906744</text:p>
          </table:table-cell>
          <table:table-cell office:value-type="float" office:value="56916317" calcext:value-type="float">
            <text:p>56916317</text:p>
          </table:table-cell>
          <table:table-cell office:value-type="float" office:value="56942108" calcext:value-type="float">
            <text:p>56942108</text:p>
          </table:table-cell>
          <table:table-cell office:value-type="float" office:value="56974100" calcext:value-type="float">
            <text:p>56974100</text:p>
          </table:table-cell>
          <table:table-cell office:value-type="float" office:value="57059007" calcext:value-type="float">
            <text:p>57059007</text:p>
          </table:table-cell>
          <table:table-cell office:value-type="float" office:value="57313203" calcext:value-type="float">
            <text:p>57313203</text:p>
          </table:table-cell>
          <table:table-cell office:value-type="float" office:value="57685327" calcext:value-type="float">
            <text:p>57685327</text:p>
          </table:table-cell>
          <table:table-cell office:value-type="float" office:value="57969484" calcext:value-type="float">
            <text:p>57969484</text:p>
          </table:table-cell>
          <table:table-cell office:value-type="float" office:value="58143979" calcext:value-type="float">
            <text:p>58143979</text:p>
          </table:table-cell>
          <table:table-cell office:value-type="float" office:value="58438310" calcext:value-type="float">
            <text:p>58438310</text:p>
          </table:table-cell>
          <table:table-cell office:value-type="float" office:value="58826731" calcext:value-type="float">
            <text:p>58826731</text:p>
          </table:table-cell>
          <table:table-cell office:value-type="float" office:value="59095365" calcext:value-type="float">
            <text:p>59095365</text:p>
          </table:table-cell>
          <table:table-cell office:value-type="float" office:value="59277417" calcext:value-type="float">
            <text:p>59277417</text:p>
          </table:table-cell>
          <table:table-cell office:value-type="float" office:value="59379449" calcext:value-type="float">
            <text:p>59379449</text:p>
          </table:table-cell>
          <table:table-cell office:value-type="float" office:value="59539717" calcext:value-type="float">
            <text:p>59539717</text:p>
          </table:table-cell>
          <table:table-cell office:value-type="float" office:value="60233948" calcext:value-type="float">
            <text:p>60233948</text:p>
          </table:table-cell>
          <table:table-cell office:value-type="float" office:value="60789140" calcext:value-type="float">
            <text:p>60789140</text:p>
          </table:table-cell>
          <table:table-cell office:value-type="float" office:value="60730582" calcext:value-type="float">
            <text:p>60730582</text:p>
          </table:table-cell>
          <table:table-cell office:value-type="float" office:value="60627498" calcext:value-type="float">
            <text:p>60627498</text:p>
          </table:table-cell>
          <table:table-cell office:value-type="float" office:value="60536709" calcext:value-type="float">
            <text:p>60536709</text:p>
          </table:table-cell>
          <table:table-cell office:value-type="float" office:value="60431283" calcext:value-type="float">
            <text:p>60431283</text:p>
          </table:table-cell>
        </table:table-row>
        <table:table-row table:style-name="ro1">
          <table:table-cell office:value-type="string" calcext:value-type="string">
            <text:p>Jamaïque</text:p>
          </table:table-cell>
          <table:table-cell office:value-type="string" calcext:value-type="string">
            <text:p>JAM</text:p>
          </table:table-cell>
          <table:table-cell office:value-type="float" office:value="1628520" calcext:value-type="float">
            <text:p>1628520</text:p>
          </table:table-cell>
          <table:table-cell office:value-type="float" office:value="1651073" calcext:value-type="float">
            <text:p>1651073</text:p>
          </table:table-cell>
          <table:table-cell office:value-type="float" office:value="1676501" calcext:value-type="float">
            <text:p>1676501</text:p>
          </table:table-cell>
          <table:table-cell office:value-type="float" office:value="1703651" calcext:value-type="float">
            <text:p>1703651</text:p>
          </table:table-cell>
          <table:table-cell office:value-type="float" office:value="1730738" calcext:value-type="float">
            <text:p>1730738</text:p>
          </table:table-cell>
          <table:table-cell office:value-type="float" office:value="1756511" calcext:value-type="float">
            <text:p>1756511</text:p>
          </table:table-cell>
          <table:table-cell office:value-type="float" office:value="1780518" calcext:value-type="float">
            <text:p>1780518</text:p>
          </table:table-cell>
          <table:table-cell office:value-type="float" office:value="1803319" calcext:value-type="float">
            <text:p>1803319</text:p>
          </table:table-cell>
          <table:table-cell office:value-type="float" office:value="1825879" calcext:value-type="float">
            <text:p>1825879</text:p>
          </table:table-cell>
          <table:table-cell office:value-type="float" office:value="1849662" calcext:value-type="float">
            <text:p>1849662</text:p>
          </table:table-cell>
          <table:table-cell office:value-type="float" office:value="1875642" calcext:value-type="float">
            <text:p>1875642</text:p>
          </table:table-cell>
          <table:table-cell office:value-type="float" office:value="1904276" calcext:value-type="float">
            <text:p>1904276</text:p>
          </table:table-cell>
          <table:table-cell office:value-type="float" office:value="1935100" calcext:value-type="float">
            <text:p>1935100</text:p>
          </table:table-cell>
          <table:table-cell office:value-type="float" office:value="1966974" calcext:value-type="float">
            <text:p>1966974</text:p>
          </table:table-cell>
          <table:table-cell office:value-type="float" office:value="1998309" calcext:value-type="float">
            <text:p>1998309</text:p>
          </table:table-cell>
          <table:table-cell office:value-type="float" office:value="2028016" calcext:value-type="float">
            <text:p>2028016</text:p>
          </table:table-cell>
          <table:table-cell office:value-type="float" office:value="2055365" calcext:value-type="float">
            <text:p>2055365</text:p>
          </table:table-cell>
          <table:table-cell office:value-type="float" office:value="2080831" calcext:value-type="float">
            <text:p>2080831</text:p>
          </table:table-cell>
          <table:table-cell office:value-type="float" office:value="2105907" calcext:value-type="float">
            <text:p>2105907</text:p>
          </table:table-cell>
          <table:table-cell office:value-type="float" office:value="2132785" calcext:value-type="float">
            <text:p>2132785</text:p>
          </table:table-cell>
          <table:table-cell office:value-type="float" office:value="2162846" calcext:value-type="float">
            <text:p>2162846</text:p>
          </table:table-cell>
          <table:table-cell office:value-type="float" office:value="2196921" calcext:value-type="float">
            <text:p>2196921</text:p>
          </table:table-cell>
          <table:table-cell office:value-type="float" office:value="2234057" calcext:value-type="float">
            <text:p>2234057</text:p>
          </table:table-cell>
          <table:table-cell office:value-type="float" office:value="2271736" calcext:value-type="float">
            <text:p>2271736</text:p>
          </table:table-cell>
          <table:table-cell office:value-type="float" office:value="2306366" calcext:value-type="float">
            <text:p>2306366</text:p>
          </table:table-cell>
          <table:table-cell office:value-type="float" office:value="2335510" calcext:value-type="float">
            <text:p>2335510</text:p>
          </table:table-cell>
          <table:table-cell office:value-type="float" office:value="2358161" calcext:value-type="float">
            <text:p>2358161</text:p>
          </table:table-cell>
          <table:table-cell office:value-type="float" office:value="2375393" calcext:value-type="float">
            <text:p>2375393</text:p>
          </table:table-cell>
          <table:table-cell office:value-type="float" office:value="2389411" calcext:value-type="float">
            <text:p>2389411</text:p>
          </table:table-cell>
          <table:table-cell office:value-type="float" office:value="2403464" calcext:value-type="float">
            <text:p>2403464</text:p>
          </table:table-cell>
          <table:table-cell office:value-type="float" office:value="2419906" calcext:value-type="float">
            <text:p>2419906</text:p>
          </table:table-cell>
          <table:table-cell office:value-type="float" office:value="2439334" calcext:value-type="float">
            <text:p>2439334</text:p>
          </table:table-cell>
          <table:table-cell office:value-type="float" office:value="2461049" calcext:value-type="float">
            <text:p>2461049</text:p>
          </table:table-cell>
          <table:table-cell office:value-type="float" office:value="2484581" calcext:value-type="float">
            <text:p>2484581</text:p>
          </table:table-cell>
          <table:table-cell office:value-type="float" office:value="2509043" calcext:value-type="float">
            <text:p>2509043</text:p>
          </table:table-cell>
          <table:table-cell office:value-type="float" office:value="2533711" calcext:value-type="float">
            <text:p>2533711</text:p>
          </table:table-cell>
          <table:table-cell office:value-type="float" office:value="2558637" calcext:value-type="float">
            <text:p>2558637</text:p>
          </table:table-cell>
          <table:table-cell office:value-type="float" office:value="2583916" calcext:value-type="float">
            <text:p>2583916</text:p>
          </table:table-cell>
          <table:table-cell office:value-type="float" office:value="2608873" calcext:value-type="float">
            <text:p>2608873</text:p>
          </table:table-cell>
          <table:table-cell office:value-type="float" office:value="2632675" calcext:value-type="float">
            <text:p>2632675</text:p>
          </table:table-cell>
          <table:table-cell office:value-type="float" office:value="2654701" calcext:value-type="float">
            <text:p>2654701</text:p>
          </table:table-cell>
          <table:table-cell office:value-type="float" office:value="2674702" calcext:value-type="float">
            <text:p>2674702</text:p>
          </table:table-cell>
          <table:table-cell office:value-type="float" office:value="2692845" calcext:value-type="float">
            <text:p>2692845</text:p>
          </table:table-cell>
          <table:table-cell office:value-type="float" office:value="2709437" calcext:value-type="float">
            <text:p>2709437</text:p>
          </table:table-cell>
          <table:table-cell office:value-type="float" office:value="2725015" calcext:value-type="float">
            <text:p>2725015</text:p>
          </table:table-cell>
          <table:table-cell office:value-type="float" office:value="2740003" calcext:value-type="float">
            <text:p>2740003</text:p>
          </table:table-cell>
          <table:table-cell office:value-type="float" office:value="2754407" calcext:value-type="float">
            <text:p>2754407</text:p>
          </table:table-cell>
          <table:table-cell office:value-type="float" office:value="2768227" calcext:value-type="float">
            <text:p>2768227</text:p>
          </table:table-cell>
          <table:table-cell office:value-type="float" office:value="2781876" calcext:value-type="float">
            <text:p>2781876</text:p>
          </table:table-cell>
          <table:table-cell office:value-type="float" office:value="2795837" calcext:value-type="float">
            <text:p>2795837</text:p>
          </table:table-cell>
          <table:table-cell office:value-type="float" office:value="2810460" calcext:value-type="float">
            <text:p>2810460</text:p>
          </table:table-cell>
          <table:table-cell office:value-type="float" office:value="2825929" calcext:value-type="float">
            <text:p>2825929</text:p>
          </table:table-cell>
          <table:table-cell office:value-type="float" office:value="2842132" calcext:value-type="float">
            <text:p>2842132</text:p>
          </table:table-cell>
          <table:table-cell office:value-type="float" office:value="2858709" calcext:value-type="float">
            <text:p>2858709</text:p>
          </table:table-cell>
          <table:table-cell office:value-type="float" office:value="2875136" calcext:value-type="float">
            <text:p>2875136</text:p>
          </table:table-cell>
          <table:table-cell office:value-type="float" office:value="2891021" calcext:value-type="float">
            <text:p>2891021</text:p>
          </table:table-cell>
          <table:table-cell office:value-type="float" office:value="2906238" calcext:value-type="float">
            <text:p>2906238</text:p>
          </table:table-cell>
          <table:table-cell office:value-type="float" office:value="2920853" calcext:value-type="float">
            <text:p>2920853</text:p>
          </table:table-cell>
          <table:table-cell office:value-type="float" office:value="2934855" calcext:value-type="float">
            <text:p>2934855</text:p>
          </table:table-cell>
        </table:table-row>
        <table:table-row table:style-name="ro1">
          <table:table-cell office:value-type="string" calcext:value-type="string">
            <text:p>Jordanie</text:p>
          </table:table-cell>
          <table:table-cell office:value-type="string" calcext:value-type="string">
            <text:p>JOR</text:p>
          </table:table-cell>
          <table:table-cell office:value-type="float" office:value="933102" calcext:value-type="float">
            <text:p>933102</text:p>
          </table:table-cell>
          <table:table-cell office:value-type="float" office:value="973988" calcext:value-type="float">
            <text:p>973988</text:p>
          </table:table-cell>
          <table:table-cell office:value-type="float" office:value="1010658" calcext:value-type="float">
            <text:p>1010658</text:p>
          </table:table-cell>
          <table:table-cell office:value-type="float" office:value="1050213" calcext:value-type="float">
            <text:p>1050213</text:p>
          </table:table-cell>
          <table:table-cell office:value-type="float" office:value="1102399" calcext:value-type="float">
            <text:p>1102399</text:p>
          </table:table-cell>
          <table:table-cell office:value-type="float" office:value="1173606" calcext:value-type="float">
            <text:p>1173606</text:p>
          </table:table-cell>
          <table:table-cell office:value-type="float" office:value="1267062" calcext:value-type="float">
            <text:p>1267062</text:p>
          </table:table-cell>
          <table:table-cell office:value-type="float" office:value="1378998" calcext:value-type="float">
            <text:p>1378998</text:p>
          </table:table-cell>
          <table:table-cell office:value-type="float" office:value="1500163" calcext:value-type="float">
            <text:p>1500163</text:p>
          </table:table-cell>
          <table:table-cell office:value-type="float" office:value="1617428" calcext:value-type="float">
            <text:p>1617428</text:p>
          </table:table-cell>
          <table:table-cell office:value-type="float" office:value="1721323" calcext:value-type="float">
            <text:p>1721323</text:p>
          </table:table-cell>
          <table:table-cell office:value-type="float" office:value="1809182" calcext:value-type="float">
            <text:p>1809182</text:p>
          </table:table-cell>
          <table:table-cell office:value-type="float" office:value="1883935" calcext:value-type="float">
            <text:p>1883935</text:p>
          </table:table-cell>
          <table:table-cell office:value-type="float" office:value="1948442" calcext:value-type="float">
            <text:p>1948442</text:p>
          </table:table-cell>
          <table:table-cell office:value-type="float" office:value="2007735" calcext:value-type="float">
            <text:p>2007735</text:p>
          </table:table-cell>
          <table:table-cell office:value-type="float" office:value="2065913" calcext:value-type="float">
            <text:p>2065913</text:p>
          </table:table-cell>
          <table:table-cell office:value-type="float" office:value="2123180" calcext:value-type="float">
            <text:p>2123180</text:p>
          </table:table-cell>
          <table:table-cell office:value-type="float" office:value="2179363" calcext:value-type="float">
            <text:p>2179363</text:p>
          </table:table-cell>
          <table:table-cell office:value-type="float" office:value="2237943" calcext:value-type="float">
            <text:p>2237943</text:p>
          </table:table-cell>
          <table:table-cell office:value-type="float" office:value="2303122" calcext:value-type="float">
            <text:p>2303122</text:p>
          </table:table-cell>
          <table:table-cell office:value-type="float" office:value="2377995" calcext:value-type="float">
            <text:p>2377995</text:p>
          </table:table-cell>
          <table:table-cell office:value-type="float" office:value="2464867" calcext:value-type="float">
            <text:p>2464867</text:p>
          </table:table-cell>
          <table:table-cell office:value-type="float" office:value="2563534" calcext:value-type="float">
            <text:p>2563534</text:p>
          </table:table-cell>
          <table:table-cell office:value-type="float" office:value="2671413" calcext:value-type="float">
            <text:p>2671413</text:p>
          </table:table-cell>
          <table:table-cell office:value-type="float" office:value="2784463" calcext:value-type="float">
            <text:p>2784463</text:p>
          </table:table-cell>
          <table:table-cell office:value-type="float" office:value="2900049" calcext:value-type="float">
            <text:p>2900049</text:p>
          </table:table-cell>
          <table:table-cell office:value-type="float" office:value="3015299" calcext:value-type="float">
            <text:p>3015299</text:p>
          </table:table-cell>
          <table:table-cell office:value-type="float" office:value="3131796" calcext:value-type="float">
            <text:p>3131796</text:p>
          </table:table-cell>
          <table:table-cell office:value-type="float" office:value="3256558" calcext:value-type="float">
            <text:p>3256558</text:p>
          </table:table-cell>
          <table:table-cell office:value-type="float" office:value="3399330" calcext:value-type="float">
            <text:p>3399330</text:p>
          </table:table-cell>
          <table:table-cell office:value-type="float" office:value="3565890" calcext:value-type="float">
            <text:p>3565890</text:p>
          </table:table-cell>
          <table:table-cell office:value-type="float" office:value="3760496" calcext:value-type="float">
            <text:p>3760496</text:p>
          </table:table-cell>
          <table:table-cell office:value-type="float" office:value="3977672" calcext:value-type="float">
            <text:p>3977672</text:p>
          </table:table-cell>
          <table:table-cell office:value-type="float" office:value="4201555" calcext:value-type="float">
            <text:p>4201555</text:p>
          </table:table-cell>
          <table:table-cell office:value-type="float" office:value="4410359" calcext:value-type="float">
            <text:p>4410359</text:p>
          </table:table-cell>
          <table:table-cell office:value-type="float" office:value="4588843" calcext:value-type="float">
            <text:p>4588843</text:p>
          </table:table-cell>
          <table:table-cell office:value-type="float" office:value="4732854" calcext:value-type="float">
            <text:p>4732854</text:p>
          </table:table-cell>
          <table:table-cell office:value-type="float" office:value="4848541" calcext:value-type="float">
            <text:p>4848541</text:p>
          </table:table-cell>
          <table:table-cell office:value-type="float" office:value="4943975" calcext:value-type="float">
            <text:p>4943975</text:p>
          </table:table-cell>
          <table:table-cell office:value-type="float" office:value="5031762" calcext:value-type="float">
            <text:p>5031762</text:p>
          </table:table-cell>
          <table:table-cell office:value-type="float" office:value="5122493" calcext:value-type="float">
            <text:p>5122493</text:p>
          </table:table-cell>
          <table:table-cell office:value-type="float" office:value="5217336" calcext:value-type="float">
            <text:p>5217336</text:p>
          </table:table-cell>
          <table:table-cell office:value-type="float" office:value="5317506" calcext:value-type="float">
            <text:p>5317506</text:p>
          </table:table-cell>
          <table:table-cell office:value-type="float" office:value="5434030" calcext:value-type="float">
            <text:p>5434030</text:p>
          </table:table-cell>
          <table:table-cell office:value-type="float" office:value="5580244" calcext:value-type="float">
            <text:p>5580244</text:p>
          </table:table-cell>
          <table:table-cell office:value-type="float" office:value="5765635" calcext:value-type="float">
            <text:p>5765635</text:p>
          </table:table-cell>
          <table:table-cell office:value-type="float" office:value="5991540" calcext:value-type="float">
            <text:p>5991540</text:p>
          </table:table-cell>
          <table:table-cell office:value-type="float" office:value="6255280" calcext:value-type="float">
            <text:p>6255280</text:p>
          </table:table-cell>
          <table:table-cell office:value-type="float" office:value="6556478" calcext:value-type="float">
            <text:p>6556478</text:p>
          </table:table-cell>
          <table:table-cell office:value-type="float" office:value="6893260" calcext:value-type="float">
            <text:p>6893260</text:p>
          </table:table-cell>
          <table:table-cell office:value-type="float" office:value="7261539" calcext:value-type="float">
            <text:p>7261539</text:p>
          </table:table-cell>
          <table:table-cell office:value-type="float" office:value="7663131" calcext:value-type="float">
            <text:p>7663131</text:p>
          </table:table-cell>
          <table:table-cell office:value-type="float" office:value="8090872" calcext:value-type="float">
            <text:p>8090872</text:p>
          </table:table-cell>
          <table:table-cell office:value-type="float" office:value="8520420" calcext:value-type="float">
            <text:p>8520420</text:p>
          </table:table-cell>
          <table:table-cell office:value-type="float" office:value="8920049" calcext:value-type="float">
            <text:p>8920049</text:p>
          </table:table-cell>
          <table:table-cell office:value-type="float" office:value="9266575" calcext:value-type="float">
            <text:p>9266575</text:p>
          </table:table-cell>
          <table:table-cell office:value-type="float" office:value="9551467" calcext:value-type="float">
            <text:p>9551467</text:p>
          </table:table-cell>
          <table:table-cell office:value-type="float" office:value="9779173" calcext:value-type="float">
            <text:p>9779173</text:p>
          </table:table-cell>
          <table:table-cell office:value-type="float" office:value="9956011" calcext:value-type="float">
            <text:p>9956011</text:p>
          </table:table-cell>
        </table:table-row>
        <table:table-row table:style-name="ro1">
          <table:table-cell office:value-type="string" calcext:value-type="string">
            <text:p>Japon</text:p>
          </table:table-cell>
          <table:table-cell office:value-type="string" calcext:value-type="string">
            <text:p>JPN</text:p>
          </table:table-cell>
          <table:table-cell office:value-type="float" office:value="92500572" calcext:value-type="float">
            <text:p>92500572</text:p>
          </table:table-cell>
          <table:table-cell office:value-type="float" office:value="94943000" calcext:value-type="float">
            <text:p>94943000</text:p>
          </table:table-cell>
          <table:table-cell office:value-type="float" office:value="95832000" calcext:value-type="float">
            <text:p>95832000</text:p>
          </table:table-cell>
          <table:table-cell office:value-type="float" office:value="96812000" calcext:value-type="float">
            <text:p>96812000</text:p>
          </table:table-cell>
          <table:table-cell office:value-type="float" office:value="97826000" calcext:value-type="float">
            <text:p>97826000</text:p>
          </table:table-cell>
          <table:table-cell office:value-type="float" office:value="98883000" calcext:value-type="float">
            <text:p>98883000</text:p>
          </table:table-cell>
          <table:table-cell office:value-type="float" office:value="99790000" calcext:value-type="float">
            <text:p>99790000</text:p>
          </table:table-cell>
          <table:table-cell office:value-type="float" office:value="100725000" calcext:value-type="float">
            <text:p>100725000</text:p>
          </table:table-cell>
          <table:table-cell office:value-type="float" office:value="101061000" calcext:value-type="float">
            <text:p>101061000</text:p>
          </table:table-cell>
          <table:table-cell office:value-type="float" office:value="103172000" calcext:value-type="float">
            <text:p>103172000</text:p>
          </table:table-cell>
          <table:table-cell office:value-type="float" office:value="104345000" calcext:value-type="float">
            <text:p>104345000</text:p>
          </table:table-cell>
          <table:table-cell office:value-type="float" office:value="105697000" calcext:value-type="float">
            <text:p>105697000</text:p>
          </table:table-cell>
          <table:table-cell office:value-type="float" office:value="107188000" calcext:value-type="float">
            <text:p>107188000</text:p>
          </table:table-cell>
          <table:table-cell office:value-type="float" office:value="108079000" calcext:value-type="float">
            <text:p>108079000</text:p>
          </table:table-cell>
          <table:table-cell office:value-type="float" office:value="110162000" calcext:value-type="float">
            <text:p>110162000</text:p>
          </table:table-cell>
          <table:table-cell office:value-type="float" office:value="111940000" calcext:value-type="float">
            <text:p>111940000</text:p>
          </table:table-cell>
          <table:table-cell office:value-type="float" office:value="112771000" calcext:value-type="float">
            <text:p>112771000</text:p>
          </table:table-cell>
          <table:table-cell office:value-type="float" office:value="113863000" calcext:value-type="float">
            <text:p>113863000</text:p>
          </table:table-cell>
          <table:table-cell office:value-type="float" office:value="114898000" calcext:value-type="float">
            <text:p>114898000</text:p>
          </table:table-cell>
          <table:table-cell office:value-type="float" office:value="115870000" calcext:value-type="float">
            <text:p>115870000</text:p>
          </table:table-cell>
          <table:table-cell office:value-type="float" office:value="116782000" calcext:value-type="float">
            <text:p>116782000</text:p>
          </table:table-cell>
          <table:table-cell office:value-type="float" office:value="117648000" calcext:value-type="float">
            <text:p>117648000</text:p>
          </table:table-cell>
          <table:table-cell office:value-type="float" office:value="118449000" calcext:value-type="float">
            <text:p>118449000</text:p>
          </table:table-cell>
          <table:table-cell office:value-type="float" office:value="119259000" calcext:value-type="float">
            <text:p>119259000</text:p>
          </table:table-cell>
          <table:table-cell office:value-type="float" office:value="120018000" calcext:value-type="float">
            <text:p>120018000</text:p>
          </table:table-cell>
          <table:table-cell office:value-type="float" office:value="120754000" calcext:value-type="float">
            <text:p>120754000</text:p>
          </table:table-cell>
          <table:table-cell office:value-type="float" office:value="121492000" calcext:value-type="float">
            <text:p>121492000</text:p>
          </table:table-cell>
          <table:table-cell office:value-type="float" office:value="122091000" calcext:value-type="float">
            <text:p>122091000</text:p>
          </table:table-cell>
          <table:table-cell office:value-type="float" office:value="122613000" calcext:value-type="float">
            <text:p>122613000</text:p>
          </table:table-cell>
          <table:table-cell office:value-type="float" office:value="123116000" calcext:value-type="float">
            <text:p>123116000</text:p>
          </table:table-cell>
          <table:table-cell office:value-type="float" office:value="123537000" calcext:value-type="float">
            <text:p>123537000</text:p>
          </table:table-cell>
          <table:table-cell office:value-type="float" office:value="123921000" calcext:value-type="float">
            <text:p>123921000</text:p>
          </table:table-cell>
          <table:table-cell office:value-type="float" office:value="124229000" calcext:value-type="float">
            <text:p>124229000</text:p>
          </table:table-cell>
          <table:table-cell office:value-type="float" office:value="124536000" calcext:value-type="float">
            <text:p>124536000</text:p>
          </table:table-cell>
          <table:table-cell office:value-type="float" office:value="124961000" calcext:value-type="float">
            <text:p>124961000</text:p>
          </table:table-cell>
          <table:table-cell office:value-type="float" office:value="125439000" calcext:value-type="float">
            <text:p>125439000</text:p>
          </table:table-cell>
          <table:table-cell office:value-type="float" office:value="125757000" calcext:value-type="float">
            <text:p>125757000</text:p>
          </table:table-cell>
          <table:table-cell office:value-type="float" office:value="126057000" calcext:value-type="float">
            <text:p>126057000</text:p>
          </table:table-cell>
          <table:table-cell office:value-type="float" office:value="126400000" calcext:value-type="float">
            <text:p>126400000</text:p>
          </table:table-cell>
          <table:table-cell office:value-type="float" office:value="126631000" calcext:value-type="float">
            <text:p>126631000</text:p>
          </table:table-cell>
          <table:table-cell office:value-type="float" office:value="126843000" calcext:value-type="float">
            <text:p>126843000</text:p>
          </table:table-cell>
          <table:table-cell office:value-type="float" office:value="127149000" calcext:value-type="float">
            <text:p>127149000</text:p>
          </table:table-cell>
          <table:table-cell office:value-type="float" office:value="127445000" calcext:value-type="float">
            <text:p>127445000</text:p>
          </table:table-cell>
          <table:table-cell office:value-type="float" office:value="127718000" calcext:value-type="float">
            <text:p>127718000</text:p>
          </table:table-cell>
          <table:table-cell office:value-type="float" office:value="127761000" calcext:value-type="float">
            <text:p>127761000</text:p>
          </table:table-cell>
          <table:table-cell office:value-type="float" office:value="127773000" calcext:value-type="float">
            <text:p>127773000</text:p>
          </table:table-cell>
          <table:table-cell office:value-type="float" office:value="127854000" calcext:value-type="float">
            <text:p>127854000</text:p>
          </table:table-cell>
          <table:table-cell office:value-type="float" office:value="128001000" calcext:value-type="float">
            <text:p>128001000</text:p>
          </table:table-cell>
          <table:table-cell office:value-type="float" office:value="128063000" calcext:value-type="float">
            <text:p>128063000</text:p>
          </table:table-cell>
          <table:table-cell office:value-type="float" office:value="128047000" calcext:value-type="float">
            <text:p>128047000</text:p>
          </table:table-cell>
          <table:table-cell office:value-type="float" office:value="128070000" calcext:value-type="float">
            <text:p>128070000</text:p>
          </table:table-cell>
          <table:table-cell office:value-type="float" office:value="127833000" calcext:value-type="float">
            <text:p>127833000</text:p>
          </table:table-cell>
          <table:table-cell office:value-type="float" office:value="127629000" calcext:value-type="float">
            <text:p>127629000</text:p>
          </table:table-cell>
          <table:table-cell office:value-type="float" office:value="127445000" calcext:value-type="float">
            <text:p>127445000</text:p>
          </table:table-cell>
          <table:table-cell office:value-type="float" office:value="127276000" calcext:value-type="float">
            <text:p>127276000</text:p>
          </table:table-cell>
          <table:table-cell office:value-type="float" office:value="127141000" calcext:value-type="float">
            <text:p>127141000</text:p>
          </table:table-cell>
          <table:table-cell office:value-type="float" office:value="126994511" calcext:value-type="float">
            <text:p>126994511</text:p>
          </table:table-cell>
          <table:table-cell office:value-type="float" office:value="126785797" calcext:value-type="float">
            <text:p>126785797</text:p>
          </table:table-cell>
          <table:table-cell office:value-type="float" office:value="126529100" calcext:value-type="float">
            <text:p>12652910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AZ</text:p>
          </table:table-cell>
          <table:table-cell office:value-type="float" office:value="9934563" calcext:value-type="float">
            <text:p>9934563</text:p>
          </table:table-cell>
          <table:table-cell office:value-type="float" office:value="10349414" calcext:value-type="float">
            <text:p>10349414</text:p>
          </table:table-cell>
          <table:table-cell office:value-type="float" office:value="10756928" calcext:value-type="float">
            <text:p>10756928</text:p>
          </table:table-cell>
          <table:table-cell office:value-type="float" office:value="11147859" calcext:value-type="float">
            <text:p>11147859</text:p>
          </table:table-cell>
          <table:table-cell office:value-type="float" office:value="11511847" calcext:value-type="float">
            <text:p>11511847</text:p>
          </table:table-cell>
          <table:table-cell office:value-type="float" office:value="11841920" calcext:value-type="float">
            <text:p>11841920</text:p>
          </table:table-cell>
          <table:table-cell office:value-type="float" office:value="12132559" calcext:value-type="float">
            <text:p>12132559</text:p>
          </table:table-cell>
          <table:table-cell office:value-type="float" office:value="12385710" calcext:value-type="float">
            <text:p>12385710</text:p>
          </table:table-cell>
          <table:table-cell office:value-type="float" office:value="12611426" calcext:value-type="float">
            <text:p>12611426</text:p>
          </table:table-cell>
          <table:table-cell office:value-type="float" office:value="12824606" calcext:value-type="float">
            <text:p>12824606</text:p>
          </table:table-cell>
          <table:table-cell office:value-type="float" office:value="13036139" calcext:value-type="float">
            <text:p>13036139</text:p>
          </table:table-cell>
          <table:table-cell office:value-type="float" office:value="13250213" calcext:value-type="float">
            <text:p>13250213</text:p>
          </table:table-cell>
          <table:table-cell office:value-type="float" office:value="13463985" calcext:value-type="float">
            <text:p>13463985</text:p>
          </table:table-cell>
          <table:table-cell office:value-type="float" office:value="13673007" calcext:value-type="float">
            <text:p>13673007</text:p>
          </table:table-cell>
          <table:table-cell office:value-type="float" office:value="13869975" calcext:value-type="float">
            <text:p>13869975</text:p>
          </table:table-cell>
          <table:table-cell office:value-type="float" office:value="14050226" calcext:value-type="float">
            <text:p>14050226</text:p>
          </table:table-cell>
          <table:table-cell office:value-type="float" office:value="14212145" calcext:value-type="float">
            <text:p>14212145</text:p>
          </table:table-cell>
          <table:table-cell office:value-type="float" office:value="14359624" calcext:value-type="float">
            <text:p>14359624</text:p>
          </table:table-cell>
          <table:table-cell office:value-type="float" office:value="14499952" calcext:value-type="float">
            <text:p>14499952</text:p>
          </table:table-cell>
          <table:table-cell office:value-type="float" office:value="14643133" calcext:value-type="float">
            <text:p>14643133</text:p>
          </table:table-cell>
          <table:table-cell office:value-type="float" office:value="14796174" calcext:value-type="float">
            <text:p>14796174</text:p>
          </table:table-cell>
          <table:table-cell office:value-type="float" office:value="14958908" calcext:value-type="float">
            <text:p>14958908</text:p>
          </table:table-cell>
          <table:table-cell office:value-type="float" office:value="15128087" calcext:value-type="float">
            <text:p>15128087</text:p>
          </table:table-cell>
          <table:table-cell office:value-type="float" office:value="15303309" calcext:value-type="float">
            <text:p>15303309</text:p>
          </table:table-cell>
          <table:table-cell office:value-type="float" office:value="15483419" calcext:value-type="float">
            <text:p>15483419</text:p>
          </table:table-cell>
          <table:table-cell office:value-type="float" office:value="15665595" calcext:value-type="float">
            <text:p>15665595</text:p>
          </table:table-cell>
          <table:table-cell office:value-type="float" office:value="15852525" calcext:value-type="float">
            <text:p>15852525</text:p>
          </table:table-cell>
          <table:table-cell office:value-type="float" office:value="16039251" calcext:value-type="float">
            <text:p>16039251</text:p>
          </table:table-cell>
          <table:table-cell office:value-type="float" office:value="16206002" calcext:value-type="float">
            <text:p>16206002</text:p>
          </table:table-cell>
          <table:table-cell office:value-type="float" office:value="16249500" calcext:value-type="float">
            <text:p>16249500</text:p>
          </table:table-cell>
          <table:table-cell office:value-type="float" office:value="16348000" calcext:value-type="float">
            <text:p>16348000</text:p>
          </table:table-cell>
          <table:table-cell office:value-type="float" office:value="16450500" calcext:value-type="float">
            <text:p>16450500</text:p>
          </table:table-cell>
          <table:table-cell office:value-type="float" office:value="16439095" calcext:value-type="float">
            <text:p>16439095</text:p>
          </table:table-cell>
          <table:table-cell office:value-type="float" office:value="16330419" calcext:value-type="float">
            <text:p>16330419</text:p>
          </table:table-cell>
          <table:table-cell office:value-type="float" office:value="16095199" calcext:value-type="float">
            <text:p>16095199</text:p>
          </table:table-cell>
          <table:table-cell office:value-type="float" office:value="15815626" calcext:value-type="float">
            <text:p>15815626</text:p>
          </table:table-cell>
          <table:table-cell office:value-type="float" office:value="15577894" calcext:value-type="float">
            <text:p>15577894</text:p>
          </table:table-cell>
          <table:table-cell office:value-type="float" office:value="15333703" calcext:value-type="float">
            <text:p>15333703</text:p>
          </table:table-cell>
          <table:table-cell office:value-type="float" office:value="15071300" calcext:value-type="float">
            <text:p>15071300</text:p>
          </table:table-cell>
          <table:table-cell office:value-type="float" office:value="14928426" calcext:value-type="float">
            <text:p>14928426</text:p>
          </table:table-cell>
          <table:table-cell office:value-type="float" office:value="14883626" calcext:value-type="float">
            <text:p>14883626</text:p>
          </table:table-cell>
          <table:table-cell office:value-type="float" office:value="14858335" calcext:value-type="float">
            <text:p>14858335</text:p>
          </table:table-cell>
          <table:table-cell office:value-type="float" office:value="14858948" calcext:value-type="float">
            <text:p>14858948</text:p>
          </table:table-cell>
          <table:table-cell office:value-type="float" office:value="14909018" calcext:value-type="float">
            <text:p>14909018</text:p>
          </table:table-cell>
          <table:table-cell office:value-type="float" office:value="15012985" calcext:value-type="float">
            <text:p>15012985</text:p>
          </table:table-cell>
          <table:table-cell office:value-type="float" office:value="15147029" calcext:value-type="float">
            <text:p>15147029</text:p>
          </table:table-cell>
          <table:table-cell office:value-type="float" office:value="15308084" calcext:value-type="float">
            <text:p>15308084</text:p>
          </table:table-cell>
          <table:table-cell office:value-type="float" office:value="15484192" calcext:value-type="float">
            <text:p>15484192</text:p>
          </table:table-cell>
          <table:table-cell office:value-type="float" office:value="15674000" calcext:value-type="float">
            <text:p>15674000</text:p>
          </table:table-cell>
          <table:table-cell office:value-type="float" office:value="16092822" calcext:value-type="float">
            <text:p>16092822</text:p>
          </table:table-cell>
          <table:table-cell office:value-type="float" office:value="16321872" calcext:value-type="float">
            <text:p>16321872</text:p>
          </table:table-cell>
          <table:table-cell office:value-type="float" office:value="16557201" calcext:value-type="float">
            <text:p>16557201</text:p>
          </table:table-cell>
          <table:table-cell office:value-type="float" office:value="16792089" calcext:value-type="float">
            <text:p>16792089</text:p>
          </table:table-cell>
          <table:table-cell office:value-type="float" office:value="17035550" calcext:value-type="float">
            <text:p>17035550</text:p>
          </table:table-cell>
          <table:table-cell office:value-type="float" office:value="17288285" calcext:value-type="float">
            <text:p>17288285</text:p>
          </table:table-cell>
          <table:table-cell office:value-type="float" office:value="17542806" calcext:value-type="float">
            <text:p>17542806</text:p>
          </table:table-cell>
          <table:table-cell office:value-type="float" office:value="17794055" calcext:value-type="float">
            <text:p>17794055</text:p>
          </table:table-cell>
          <table:table-cell office:value-type="float" office:value="18037776" calcext:value-type="float">
            <text:p>18037776</text:p>
          </table:table-cell>
          <table:table-cell office:value-type="float" office:value="18276499" calcext:value-type="float">
            <text:p>18276499</text:p>
          </table:table-cell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  <table:table-cell office:value-type="float" office:value="8120080" calcext:value-type="float">
            <text:p>8120080</text:p>
          </table:table-cell>
          <table:table-cell office:value-type="float" office:value="8377696" calcext:value-type="float">
            <text:p>8377696</text:p>
          </table:table-cell>
          <table:table-cell office:value-type="float" office:value="8647011" calcext:value-type="float">
            <text:p>8647011</text:p>
          </table:table-cell>
          <table:table-cell office:value-type="float" office:value="8928511" calcext:value-type="float">
            <text:p>8928511</text:p>
          </table:table-cell>
          <table:table-cell office:value-type="float" office:value="9222692" calcext:value-type="float">
            <text:p>9222692</text:p>
          </table:table-cell>
          <table:table-cell office:value-type="float" office:value="9530173" calcext:value-type="float">
            <text:p>9530173</text:p>
          </table:table-cell>
          <table:table-cell office:value-type="float" office:value="9851444" calcext:value-type="float">
            <text:p>9851444</text:p>
          </table:table-cell>
          <table:table-cell office:value-type="float" office:value="10187478" calcext:value-type="float">
            <text:p>10187478</text:p>
          </table:table-cell>
          <table:table-cell office:value-type="float" office:value="10539894" calcext:value-type="float">
            <text:p>10539894</text:p>
          </table:table-cell>
          <table:table-cell office:value-type="float" office:value="10910675" calcext:value-type="float">
            <text:p>10910675</text:p>
          </table:table-cell>
          <table:table-cell office:value-type="float" office:value="11301394" calcext:value-type="float">
            <text:p>11301394</text:p>
          </table:table-cell>
          <table:table-cell office:value-type="float" office:value="11713048" calcext:value-type="float">
            <text:p>11713048</text:p>
          </table:table-cell>
          <table:table-cell office:value-type="float" office:value="12146068" calcext:value-type="float">
            <text:p>12146068</text:p>
          </table:table-cell>
          <table:table-cell office:value-type="float" office:value="12600797" calcext:value-type="float">
            <text:p>12600797</text:p>
          </table:table-cell>
          <table:table-cell office:value-type="float" office:value="13077341" calcext:value-type="float">
            <text:p>13077341</text:p>
          </table:table-cell>
          <table:table-cell office:value-type="float" office:value="13575907" calcext:value-type="float">
            <text:p>13575907</text:p>
          </table:table-cell>
          <table:table-cell office:value-type="float" office:value="14096263" calcext:value-type="float">
            <text:p>14096263</text:p>
          </table:table-cell>
          <table:table-cell office:value-type="float" office:value="14638890" calcext:value-type="float">
            <text:p>14638890</text:p>
          </table:table-cell>
          <table:table-cell office:value-type="float" office:value="15205374" calcext:value-type="float">
            <text:p>15205374</text:p>
          </table:table-cell>
          <table:table-cell office:value-type="float" office:value="15797776" calcext:value-type="float">
            <text:p>15797776</text:p>
          </table:table-cell>
          <table:table-cell office:value-type="float" office:value="16417197" calcext:value-type="float">
            <text:p>16417197</text:p>
          </table:table-cell>
          <table:table-cell office:value-type="float" office:value="17063876" calcext:value-type="float">
            <text:p>17063876</text:p>
          </table:table-cell>
          <table:table-cell office:value-type="float" office:value="17736326" calcext:value-type="float">
            <text:p>17736326</text:p>
          </table:table-cell>
          <table:table-cell office:value-type="float" office:value="18431761" calcext:value-type="float">
            <text:p>18431761</text:p>
          </table:table-cell>
          <table:table-cell office:value-type="float" office:value="19146400" calcext:value-type="float">
            <text:p>19146400</text:p>
          </table:table-cell>
          <table:table-cell office:value-type="float" office:value="19877083" calcext:value-type="float">
            <text:p>19877083</text:p>
          </table:table-cell>
          <table:table-cell office:value-type="float" office:value="20622560" calcext:value-type="float">
            <text:p>20622560</text:p>
          </table:table-cell>
          <table:table-cell office:value-type="float" office:value="21382112" calcext:value-type="float">
            <text:p>21382112</text:p>
          </table:table-cell>
          <table:table-cell office:value-type="float" office:value="22153676" calcext:value-type="float">
            <text:p>22153676</text:p>
          </table:table-cell>
          <table:table-cell office:value-type="float" office:value="22935092" calcext:value-type="float">
            <text:p>22935092</text:p>
          </table:table-cell>
          <table:table-cell office:value-type="float" office:value="23724579" calcext:value-type="float">
            <text:p>23724579</text:p>
          </table:table-cell>
          <table:table-cell office:value-type="float" office:value="24521703" calcext:value-type="float">
            <text:p>24521703</text:p>
          </table:table-cell>
          <table:table-cell office:value-type="float" office:value="25326078" calcext:value-type="float">
            <text:p>25326078</text:p>
          </table:table-cell>
          <table:table-cell office:value-type="float" office:value="26136216" calcext:value-type="float">
            <text:p>26136216</text:p>
          </table:table-cell>
          <table:table-cell office:value-type="float" office:value="26950513" calcext:value-type="float">
            <text:p>26950513</text:p>
          </table:table-cell>
          <table:table-cell office:value-type="float" office:value="27768296" calcext:value-type="float">
            <text:p>27768296</text:p>
          </table:table-cell>
          <table:table-cell office:value-type="float" office:value="28589451" calcext:value-type="float">
            <text:p>28589451</text:p>
          </table:table-cell>
          <table:table-cell office:value-type="float" office:value="29415659" calcext:value-type="float">
            <text:p>29415659</text:p>
          </table:table-cell>
          <table:table-cell office:value-type="float" office:value="30250488" calcext:value-type="float">
            <text:p>30250488</text:p>
          </table:table-cell>
          <table:table-cell office:value-type="float" office:value="31098757" calcext:value-type="float">
            <text:p>31098757</text:p>
          </table:table-cell>
          <table:table-cell office:value-type="float" office:value="31964557" calcext:value-type="float">
            <text:p>31964557</text:p>
          </table:table-cell>
          <table:table-cell office:value-type="float" office:value="32848564" calcext:value-type="float">
            <text:p>32848564</text:p>
          </table:table-cell>
          <table:table-cell office:value-type="float" office:value="33751739" calcext:value-type="float">
            <text:p>33751739</text:p>
          </table:table-cell>
          <table:table-cell office:value-type="float" office:value="34678779" calcext:value-type="float">
            <text:p>34678779</text:p>
          </table:table-cell>
          <table:table-cell office:value-type="float" office:value="35635271" calcext:value-type="float">
            <text:p>35635271</text:p>
          </table:table-cell>
          <table:table-cell office:value-type="float" office:value="36624895" calcext:value-type="float">
            <text:p>36624895</text:p>
          </table:table-cell>
          <table:table-cell office:value-type="float" office:value="37649033" calcext:value-type="float">
            <text:p>37649033</text:p>
          </table:table-cell>
          <table:table-cell office:value-type="float" office:value="38705932" calcext:value-type="float">
            <text:p>38705932</text:p>
          </table:table-cell>
          <table:table-cell office:value-type="float" office:value="39791981" calcext:value-type="float">
            <text:p>39791981</text:p>
          </table:table-cell>
          <table:table-cell office:value-type="float" office:value="40901792" calcext:value-type="float">
            <text:p>40901792</text:p>
          </table:table-cell>
          <table:table-cell office:value-type="float" office:value="42030676" calcext:value-type="float">
            <text:p>42030676</text:p>
          </table:table-cell>
          <table:table-cell office:value-type="float" office:value="43178257" calcext:value-type="float">
            <text:p>43178257</text:p>
          </table:table-cell>
          <table:table-cell office:value-type="float" office:value="44343410" calcext:value-type="float">
            <text:p>44343410</text:p>
          </table:table-cell>
          <table:table-cell office:value-type="float" office:value="45519889" calcext:value-type="float">
            <text:p>45519889</text:p>
          </table:table-cell>
          <table:table-cell office:value-type="float" office:value="46699981" calcext:value-type="float">
            <text:p>46699981</text:p>
          </table:table-cell>
          <table:table-cell office:value-type="float" office:value="47878336" calcext:value-type="float">
            <text:p>47878336</text:p>
          </table:table-cell>
          <table:table-cell office:value-type="float" office:value="49051686" calcext:value-type="float">
            <text:p>49051686</text:p>
          </table:table-cell>
          <table:table-cell office:value-type="float" office:value="50221473" calcext:value-type="float">
            <text:p>50221473</text:p>
          </table:table-cell>
          <table:table-cell office:value-type="float" office:value="51393010" calcext:value-type="float">
            <text:p>51393010</text:p>
          </table:table-cell>
        </table:table-row>
        <table:table-row table:style-name="ro1">
          <table:table-cell office:value-type="string" calcext:value-type="string">
            <text:p>République kirghize</text:p>
          </table:table-cell>
          <table:table-cell office:value-type="string" calcext:value-type="string">
            <text:p>KGZ</text:p>
          </table:table-cell>
          <table:table-cell office:value-type="float" office:value="2172300" calcext:value-type="float">
            <text:p>2172300</text:p>
          </table:table-cell>
          <table:table-cell office:value-type="float" office:value="2255900" calcext:value-type="float">
            <text:p>2255900</text:p>
          </table:table-cell>
          <table:table-cell office:value-type="float" office:value="2333400" calcext:value-type="float">
            <text:p>2333400</text:p>
          </table:table-cell>
          <table:table-cell office:value-type="float" office:value="2413700" calcext:value-type="float">
            <text:p>2413700</text:p>
          </table:table-cell>
          <table:table-cell office:value-type="float" office:value="2495300" calcext:value-type="float">
            <text:p>2495300</text:p>
          </table:table-cell>
          <table:table-cell office:value-type="float" office:value="2573300" calcext:value-type="float">
            <text:p>2573300</text:p>
          </table:table-cell>
          <table:table-cell office:value-type="float" office:value="2655300" calcext:value-type="float">
            <text:p>2655300</text:p>
          </table:table-cell>
          <table:table-cell office:value-type="float" office:value="2736500" calcext:value-type="float">
            <text:p>2736500</text:p>
          </table:table-cell>
          <table:table-cell office:value-type="float" office:value="2818300" calcext:value-type="float">
            <text:p>2818300</text:p>
          </table:table-cell>
          <table:table-cell office:value-type="float" office:value="2894800" calcext:value-type="float">
            <text:p>2894800</text:p>
          </table:table-cell>
          <table:table-cell office:value-type="float" office:value="2959900" calcext:value-type="float">
            <text:p>2959900</text:p>
          </table:table-cell>
          <table:table-cell office:value-type="float" office:value="3022300" calcext:value-type="float">
            <text:p>3022300</text:p>
          </table:table-cell>
          <table:table-cell office:value-type="float" office:value="3088200" calcext:value-type="float">
            <text:p>3088200</text:p>
          </table:table-cell>
          <table:table-cell office:value-type="float" office:value="3153800" calcext:value-type="float">
            <text:p>3153800</text:p>
          </table:table-cell>
          <table:table-cell office:value-type="float" office:value="3223900" calcext:value-type="float">
            <text:p>3223900</text:p>
          </table:table-cell>
          <table:table-cell office:value-type="float" office:value="3292400" calcext:value-type="float">
            <text:p>3292400</text:p>
          </table:table-cell>
          <table:table-cell office:value-type="float" office:value="3358700" calcext:value-type="float">
            <text:p>3358700</text:p>
          </table:table-cell>
          <table:table-cell office:value-type="float" office:value="3423900" calcext:value-type="float">
            <text:p>3423900</text:p>
          </table:table-cell>
          <table:table-cell office:value-type="float" office:value="3487100" calcext:value-type="float">
            <text:p>3487100</text:p>
          </table:table-cell>
          <table:table-cell office:value-type="float" office:value="3552000" calcext:value-type="float">
            <text:p>3552000</text:p>
          </table:table-cell>
          <table:table-cell office:value-type="float" office:value="3617400" calcext:value-type="float">
            <text:p>3617400</text:p>
          </table:table-cell>
          <table:table-cell office:value-type="float" office:value="3685800" calcext:value-type="float">
            <text:p>3685800</text:p>
          </table:table-cell>
          <table:table-cell office:value-type="float" office:value="3759300" calcext:value-type="float">
            <text:p>3759300</text:p>
          </table:table-cell>
          <table:table-cell office:value-type="float" office:value="3838300" calcext:value-type="float">
            <text:p>3838300</text:p>
          </table:table-cell>
          <table:table-cell office:value-type="float" office:value="3916400" calcext:value-type="float">
            <text:p>3916400</text:p>
          </table:table-cell>
          <table:table-cell office:value-type="float" office:value="3990300" calcext:value-type="float">
            <text:p>3990300</text:p>
          </table:table-cell>
          <table:table-cell office:value-type="float" office:value="4066500" calcext:value-type="float">
            <text:p>4066500</text:p>
          </table:table-cell>
          <table:table-cell office:value-type="float" office:value="4144600" calcext:value-type="float">
            <text:p>4144600</text:p>
          </table:table-cell>
          <table:table-cell office:value-type="float" office:value="4218400" calcext:value-type="float">
            <text:p>4218400</text:p>
          </table:table-cell>
          <table:table-cell office:value-type="float" office:value="4307500" calcext:value-type="float">
            <text:p>4307500</text:p>
          </table:table-cell>
          <table:table-cell office:value-type="float" office:value="4391200" calcext:value-type="float">
            <text:p>4391200</text:p>
          </table:table-cell>
          <table:table-cell office:value-type="float" office:value="4463600" calcext:value-type="float">
            <text:p>4463600</text:p>
          </table:table-cell>
          <table:table-cell office:value-type="float" office:value="4515400" calcext:value-type="float">
            <text:p>4515400</text:p>
          </table:table-cell>
          <table:table-cell office:value-type="float" office:value="4516700" calcext:value-type="float">
            <text:p>4516700</text:p>
          </table:table-cell>
          <table:table-cell office:value-type="float" office:value="4515100" calcext:value-type="float">
            <text:p>4515100</text:p>
          </table:table-cell>
          <table:table-cell office:value-type="float" office:value="4560400" calcext:value-type="float">
            <text:p>4560400</text:p>
          </table:table-cell>
          <table:table-cell office:value-type="float" office:value="4628400" calcext:value-type="float">
            <text:p>4628400</text:p>
          </table:table-cell>
          <table:table-cell office:value-type="float" office:value="4696400" calcext:value-type="float">
            <text:p>4696400</text:p>
          </table:table-cell>
          <table:table-cell office:value-type="float" office:value="4769000" calcext:value-type="float">
            <text:p>4769000</text:p>
          </table:table-cell>
          <table:table-cell office:value-type="float" office:value="4840400" calcext:value-type="float">
            <text:p>4840400</text:p>
          </table:table-cell>
          <table:table-cell office:value-type="float" office:value="4898400" calcext:value-type="float">
            <text:p>4898400</text:p>
          </table:table-cell>
          <table:table-cell office:value-type="float" office:value="4945100" calcext:value-type="float">
            <text:p>4945100</text:p>
          </table:table-cell>
          <table:table-cell office:value-type="float" office:value="4990700" calcext:value-type="float">
            <text:p>4990700</text:p>
          </table:table-cell>
          <table:table-cell office:value-type="float" office:value="5043300" calcext:value-type="float">
            <text:p>5043300</text:p>
          </table:table-cell>
          <table:table-cell office:value-type="float" office:value="5104700" calcext:value-type="float">
            <text:p>5104700</text:p>
          </table:table-cell>
          <table:table-cell office:value-type="float" office:value="5162600" calcext:value-type="float">
            <text:p>5162600</text:p>
          </table:table-cell>
          <table:table-cell office:value-type="float" office:value="5218400" calcext:value-type="float">
            <text:p>5218400</text:p>
          </table:table-cell>
          <table:table-cell office:value-type="float" office:value="5268400" calcext:value-type="float">
            <text:p>5268400</text:p>
          </table:table-cell>
          <table:table-cell office:value-type="float" office:value="5318700" calcext:value-type="float">
            <text:p>5318700</text:p>
          </table:table-cell>
          <table:table-cell office:value-type="float" office:value="5383300" calcext:value-type="float">
            <text:p>5383300</text:p>
          </table:table-cell>
          <table:table-cell office:value-type="float" office:value="5447900" calcext:value-type="float">
            <text:p>5447900</text:p>
          </table:table-cell>
          <table:table-cell office:value-type="float" office:value="5514600" calcext:value-type="float">
            <text:p>5514600</text:p>
          </table:table-cell>
          <table:table-cell office:value-type="float" office:value="5607200" calcext:value-type="float">
            <text:p>5607200</text:p>
          </table:table-cell>
          <table:table-cell office:value-type="float" office:value="5719600" calcext:value-type="float">
            <text:p>5719600</text:p>
          </table:table-cell>
          <table:table-cell office:value-type="float" office:value="5835500" calcext:value-type="float">
            <text:p>5835500</text:p>
          </table:table-cell>
          <table:table-cell office:value-type="float" office:value="5956900" calcext:value-type="float">
            <text:p>5956900</text:p>
          </table:table-cell>
          <table:table-cell office:value-type="float" office:value="6079500" calcext:value-type="float">
            <text:p>6079500</text:p>
          </table:table-cell>
          <table:table-cell office:value-type="float" office:value="6198200" calcext:value-type="float">
            <text:p>6198200</text:p>
          </table:table-cell>
          <table:table-cell office:value-type="float" office:value="6315800" calcext:value-type="float">
            <text:p>6315800</text:p>
          </table:table-cell>
        </table:table-row>
        <table:table-row table:style-name="ro1">
          <table:table-cell office:value-type="string" calcext:value-type="string">
            <text:p>Cambodge</text:p>
          </table:table-cell>
          <table:table-cell office:value-type="string" calcext:value-type="string">
            <text:p>KHM</text:p>
          </table:table-cell>
          <table:table-cell office:value-type="float" office:value="5722370" calcext:value-type="float">
            <text:p>5722370</text:p>
          </table:table-cell>
          <table:table-cell office:value-type="float" office:value="5872966" calcext:value-type="float">
            <text:p>5872966</text:p>
          </table:table-cell>
          <table:table-cell office:value-type="float" office:value="6028431" calcext:value-type="float">
            <text:p>6028431</text:p>
          </table:table-cell>
          <table:table-cell office:value-type="float" office:value="6183584" calcext:value-type="float">
            <text:p>6183584</text:p>
          </table:table-cell>
          <table:table-cell office:value-type="float" office:value="6331449" calcext:value-type="float">
            <text:p>6331449</text:p>
          </table:table-cell>
          <table:table-cell office:value-type="float" office:value="6467197" calcext:value-type="float">
            <text:p>6467197</text:p>
          </table:table-cell>
          <table:table-cell office:value-type="float" office:value="6585035" calcext:value-type="float">
            <text:p>6585035</text:p>
          </table:table-cell>
          <table:table-cell office:value-type="float" office:value="6685960" calcext:value-type="float">
            <text:p>6685960</text:p>
          </table:table-cell>
          <table:table-cell office:value-type="float" office:value="6779787" calcext:value-type="float">
            <text:p>6779787</text:p>
          </table:table-cell>
          <table:table-cell office:value-type="float" office:value="6880623" calcext:value-type="float">
            <text:p>6880623</text:p>
          </table:table-cell>
          <table:table-cell office:value-type="float" office:value="6996576" calcext:value-type="float">
            <text:p>6996576</text:p>
          </table:table-cell>
          <table:table-cell office:value-type="float" office:value="7139647" calcext:value-type="float">
            <text:p>7139647</text:p>
          </table:table-cell>
          <table:table-cell office:value-type="float" office:value="7302111" calcext:value-type="float">
            <text:p>7302111</text:p>
          </table:table-cell>
          <table:table-cell office:value-type="float" office:value="7449238" calcext:value-type="float">
            <text:p>7449238</text:p>
          </table:table-cell>
          <table:table-cell office:value-type="float" office:value="7533336" calcext:value-type="float">
            <text:p>7533336</text:p>
          </table:table-cell>
          <table:table-cell office:value-type="float" office:value="7524447" calcext:value-type="float">
            <text:p>7524447</text:p>
          </table:table-cell>
          <table:table-cell office:value-type="float" office:value="7404684" calcext:value-type="float">
            <text:p>7404684</text:p>
          </table:table-cell>
          <table:table-cell office:value-type="float" office:value="7196042" calcext:value-type="float">
            <text:p>7196042</text:p>
          </table:table-cell>
          <table:table-cell office:value-type="float" office:value="6957265" calcext:value-type="float">
            <text:p>6957265</text:p>
          </table:table-cell>
          <table:table-cell office:value-type="float" office:value="6770396" calcext:value-type="float">
            <text:p>6770396</text:p>
          </table:table-cell>
          <table:table-cell office:value-type="float" office:value="6693764" calcext:value-type="float">
            <text:p>6693764</text:p>
          </table:table-cell>
          <table:table-cell office:value-type="float" office:value="6749847" calcext:value-type="float">
            <text:p>6749847</text:p>
          </table:table-cell>
          <table:table-cell office:value-type="float" office:value="6919801" calcext:value-type="float">
            <text:p>6919801</text:p>
          </table:table-cell>
          <table:table-cell office:value-type="float" office:value="7169997" calcext:value-type="float">
            <text:p>7169997</text:p>
          </table:table-cell>
          <table:table-cell office:value-type="float" office:value="7447853" calcext:value-type="float">
            <text:p>7447853</text:p>
          </table:table-cell>
          <table:table-cell office:value-type="float" office:value="7714880" calcext:value-type="float">
            <text:p>7714880</text:p>
          </table:table-cell>
          <table:table-cell office:value-type="float" office:value="7960949" calcext:value-type="float">
            <text:p>7960949</text:p>
          </table:table-cell>
          <table:table-cell office:value-type="float" office:value="8198082" calcext:value-type="float">
            <text:p>8198082</text:p>
          </table:table-cell>
          <table:table-cell office:value-type="float" office:value="8435912" calcext:value-type="float">
            <text:p>8435912</text:p>
          </table:table-cell>
          <table:table-cell office:value-type="float" office:value="8691334" calcext:value-type="float">
            <text:p>8691334</text:p>
          </table:table-cell>
          <table:table-cell office:value-type="float" office:value="8975597" calcext:value-type="float">
            <text:p>8975597</text:p>
          </table:table-cell>
          <table:table-cell office:value-type="float" office:value="9289299" calcext:value-type="float">
            <text:p>9289299</text:p>
          </table:table-cell>
          <table:table-cell office:value-type="float" office:value="9623889" calcext:value-type="float">
            <text:p>9623889</text:p>
          </table:table-cell>
          <table:table-cell office:value-type="float" office:value="9970733" calcext:value-type="float">
            <text:p>9970733</text:p>
          </table:table-cell>
          <table:table-cell office:value-type="float" office:value="10317899" calcext:value-type="float">
            <text:p>10317899</text:p>
          </table:table-cell>
          <table:table-cell office:value-type="float" office:value="10656138" calcext:value-type="float">
            <text:p>10656138</text:p>
          </table:table-cell>
          <table:table-cell office:value-type="float" office:value="10982917" calcext:value-type="float">
            <text:p>10982917</text:p>
          </table:table-cell>
          <table:table-cell office:value-type="float" office:value="11298600" calcext:value-type="float">
            <text:p>11298600</text:p>
          </table:table-cell>
          <table:table-cell office:value-type="float" office:value="11600508" calcext:value-type="float">
            <text:p>11600508</text:p>
          </table:table-cell>
          <table:table-cell office:value-type="float" office:value="11886458" calcext:value-type="float">
            <text:p>11886458</text:p>
          </table:table-cell>
          <table:table-cell office:value-type="float" office:value="12155239" calcext:value-type="float">
            <text:p>12155239</text:p>
          </table:table-cell>
          <table:table-cell office:value-type="float" office:value="12405408" calcext:value-type="float">
            <text:p>12405408</text:p>
          </table:table-cell>
          <table:table-cell office:value-type="float" office:value="12637727" calcext:value-type="float">
            <text:p>12637727</text:p>
          </table:table-cell>
          <table:table-cell office:value-type="float" office:value="12856163" calcext:value-type="float">
            <text:p>12856163</text:p>
          </table:table-cell>
          <table:table-cell office:value-type="float" office:value="13066469" calcext:value-type="float">
            <text:p>13066469</text:p>
          </table:table-cell>
          <table:table-cell office:value-type="float" office:value="13273354" calcext:value-type="float">
            <text:p>13273354</text:p>
          </table:table-cell>
          <table:table-cell office:value-type="float" office:value="13477709" calcext:value-type="float">
            <text:p>13477709</text:p>
          </table:table-cell>
          <table:table-cell office:value-type="float" office:value="13679962" calcext:value-type="float">
            <text:p>13679962</text:p>
          </table:table-cell>
          <table:table-cell office:value-type="float" office:value="13883834" calcext:value-type="float">
            <text:p>13883834</text:p>
          </table:table-cell>
          <table:table-cell office:value-type="float" office:value="14093604" calcext:value-type="float">
            <text:p>14093604</text:p>
          </table:table-cell>
          <table:table-cell office:value-type="float" office:value="14312212" calcext:value-type="float">
            <text:p>14312212</text:p>
          </table:table-cell>
          <table:table-cell office:value-type="float" office:value="14541423" calcext:value-type="float">
            <text:p>14541423</text:p>
          </table:table-cell>
          <table:table-cell office:value-type="float" office:value="14780454" calcext:value-type="float">
            <text:p>14780454</text:p>
          </table:table-cell>
          <table:table-cell office:value-type="float" office:value="15026332" calcext:value-type="float">
            <text:p>15026332</text:p>
          </table:table-cell>
          <table:table-cell office:value-type="float" office:value="15274503" calcext:value-type="float">
            <text:p>15274503</text:p>
          </table:table-cell>
          <table:table-cell office:value-type="float" office:value="15521436" calcext:value-type="float">
            <text:p>15521436</text:p>
          </table:table-cell>
          <table:table-cell office:value-type="float" office:value="15766293" calcext:value-type="float">
            <text:p>15766293</text:p>
          </table:table-cell>
          <table:table-cell office:value-type="float" office:value="16009414" calcext:value-type="float">
            <text:p>16009414</text:p>
          </table:table-cell>
          <table:table-cell office:value-type="float" office:value="16249798" calcext:value-type="float">
            <text:p>16249798</text:p>
          </table:table-cell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R</text:p>
          </table:table-cell>
          <table:table-cell office:value-type="float" office:value="41202" calcext:value-type="float">
            <text:p>41202</text:p>
          </table:table-cell>
          <table:table-cell office:value-type="float" office:value="42229" calcext:value-type="float">
            <text:p>42229</text:p>
          </table:table-cell>
          <table:table-cell office:value-type="float" office:value="43281" calcext:value-type="float">
            <text:p>43281</text:p>
          </table:table-cell>
          <table:table-cell office:value-type="float" office:value="44338" calcext:value-type="float">
            <text:p>44338</text:p>
          </table:table-cell>
          <table:table-cell office:value-type="float" office:value="45399" calcext:value-type="float">
            <text:p>45399</text:p>
          </table:table-cell>
          <table:table-cell office:value-type="float" office:value="46429" calcext:value-type="float">
            <text:p>46429</text:p>
          </table:table-cell>
          <table:table-cell office:value-type="float" office:value="47434" calcext:value-type="float">
            <text:p>47434</text:p>
          </table:table-cell>
          <table:table-cell office:value-type="float" office:value="48417" calcext:value-type="float">
            <text:p>48417</text:p>
          </table:table-cell>
          <table:table-cell office:value-type="float" office:value="49363" calcext:value-type="float">
            <text:p>49363</text:p>
          </table:table-cell>
          <table:table-cell office:value-type="float" office:value="50267" calcext:value-type="float">
            <text:p>50267</text:p>
          </table:table-cell>
          <table:table-cell office:value-type="float" office:value="51151" calcext:value-type="float">
            <text:p>51151</text:p>
          </table:table-cell>
          <table:table-cell office:value-type="float" office:value="51980" calcext:value-type="float">
            <text:p>51980</text:p>
          </table:table-cell>
          <table:table-cell office:value-type="float" office:value="52780" calcext:value-type="float">
            <text:p>52780</text:p>
          </table:table-cell>
          <table:table-cell office:value-type="float" office:value="53553" calcext:value-type="float">
            <text:p>53553</text:p>
          </table:table-cell>
          <table:table-cell office:value-type="float" office:value="54333" calcext:value-type="float">
            <text:p>54333</text:p>
          </table:table-cell>
          <table:table-cell office:value-type="float" office:value="55114" calcext:value-type="float">
            <text:p>55114</text:p>
          </table:table-cell>
          <table:table-cell office:value-type="float" office:value="55924" calcext:value-type="float">
            <text:p>55924</text:p>
          </table:table-cell>
          <table:table-cell office:value-type="float" office:value="56764" calcext:value-type="float">
            <text:p>56764</text:p>
          </table:table-cell>
          <table:table-cell office:value-type="float" office:value="57618" calcext:value-type="float">
            <text:p>57618</text:p>
          </table:table-cell>
          <table:table-cell office:value-type="float" office:value="58461" calcext:value-type="float">
            <text:p>58461</text:p>
          </table:table-cell>
          <table:table-cell office:value-type="float" office:value="59301" calcext:value-type="float">
            <text:p>59301</text:p>
          </table:table-cell>
          <table:table-cell office:value-type="float" office:value="60104" calcext:value-type="float">
            <text:p>60104</text:p>
          </table:table-cell>
          <table:table-cell office:value-type="float" office:value="60887" calcext:value-type="float">
            <text:p>60887</text:p>
          </table:table-cell>
          <table:table-cell office:value-type="float" office:value="61733" calcext:value-type="float">
            <text:p>61733</text:p>
          </table:table-cell>
          <table:table-cell office:value-type="float" office:value="62744" calcext:value-type="float">
            <text:p>62744</text:p>
          </table:table-cell>
          <table:table-cell office:value-type="float" office:value="63986" calcext:value-type="float">
            <text:p>63986</text:p>
          </table:table-cell>
          <table:table-cell office:value-type="float" office:value="65505" calcext:value-type="float">
            <text:p>65505</text:p>
          </table:table-cell>
          <table:table-cell office:value-type="float" office:value="67248" calcext:value-type="float">
            <text:p>67248</text:p>
          </table:table-cell>
          <table:table-cell office:value-type="float" office:value="69089" calcext:value-type="float">
            <text:p>69089</text:p>
          </table:table-cell>
          <table:table-cell office:value-type="float" office:value="70853" calcext:value-type="float">
            <text:p>70853</text:p>
          </table:table-cell>
          <table:table-cell office:value-type="float" office:value="72400" calcext:value-type="float">
            <text:p>72400</text:p>
          </table:table-cell>
          <table:table-cell office:value-type="float" office:value="73692" calcext:value-type="float">
            <text:p>73692</text:p>
          </table:table-cell>
          <table:table-cell office:value-type="float" office:value="74766" calcext:value-type="float">
            <text:p>74766</text:p>
          </table:table-cell>
          <table:table-cell office:value-type="float" office:value="75716" calcext:value-type="float">
            <text:p>75716</text:p>
          </table:table-cell>
          <table:table-cell office:value-type="float" office:value="76670" calcext:value-type="float">
            <text:p>76670</text:p>
          </table:table-cell>
          <table:table-cell office:value-type="float" office:value="77723" calcext:value-type="float">
            <text:p>77723</text:p>
          </table:table-cell>
          <table:table-cell office:value-type="float" office:value="78903" calcext:value-type="float">
            <text:p>78903</text:p>
          </table:table-cell>
          <table:table-cell office:value-type="float" office:value="80187" calcext:value-type="float">
            <text:p>80187</text:p>
          </table:table-cell>
          <table:table-cell office:value-type="float" office:value="81556" calcext:value-type="float">
            <text:p>81556</text:p>
          </table:table-cell>
          <table:table-cell office:value-type="float" office:value="82972" calcext:value-type="float">
            <text:p>82972</text:p>
          </table:table-cell>
          <table:table-cell office:value-type="float" office:value="84396" calcext:value-type="float">
            <text:p>84396</text:p>
          </table:table-cell>
          <table:table-cell office:value-type="float" office:value="85849" calcext:value-type="float">
            <text:p>85849</text:p>
          </table:table-cell>
          <table:table-cell office:value-type="float" office:value="87305" calcext:value-type="float">
            <text:p>87305</text:p>
          </table:table-cell>
          <table:table-cell office:value-type="float" office:value="88835" calcext:value-type="float">
            <text:p>88835</text:p>
          </table:table-cell>
          <table:table-cell office:value-type="float" office:value="90499" calcext:value-type="float">
            <text:p>90499</text:p>
          </table:table-cell>
          <table:table-cell office:value-type="float" office:value="92325" calcext:value-type="float">
            <text:p>92325</text:p>
          </table:table-cell>
          <table:table-cell office:value-type="float" office:value="94343" calcext:value-type="float">
            <text:p>94343</text:p>
          </table:table-cell>
          <table:table-cell office:value-type="float" office:value="96527" calcext:value-type="float">
            <text:p>96527</text:p>
          </table:table-cell>
          <table:table-cell office:value-type="float" office:value="98761" calcext:value-type="float">
            <text:p>98761</text:p>
          </table:table-cell>
          <table:table-cell office:value-type="float" office:value="100930" calcext:value-type="float">
            <text:p>100930</text:p>
          </table:table-cell>
          <table:table-cell office:value-type="float" office:value="102927" calcext:value-type="float">
            <text:p>102927</text:p>
          </table:table-cell>
          <table:table-cell office:value-type="float" office:value="104728" calcext:value-type="float">
            <text:p>104728</text:p>
          </table:table-cell>
          <table:table-cell office:value-type="float" office:value="106370" calcext:value-type="float">
            <text:p>106370</text:p>
          </table:table-cell>
          <table:table-cell office:value-type="float" office:value="107890" calcext:value-type="float">
            <text:p>107890</text:p>
          </table:table-cell>
          <table:table-cell office:value-type="float" office:value="109391" calcext:value-type="float">
            <text:p>109391</text:p>
          </table:table-cell>
          <table:table-cell office:value-type="float" office:value="110930" calcext:value-type="float">
            <text:p>110930</text:p>
          </table:table-cell>
          <table:table-cell office:value-type="float" office:value="112524" calcext:value-type="float">
            <text:p>112524</text:p>
          </table:table-cell>
          <table:table-cell office:value-type="float" office:value="114158" calcext:value-type="float">
            <text:p>114158</text:p>
          </table:table-cell>
          <table:table-cell office:value-type="float" office:value="115847" calcext:value-type="float">
            <text:p>115847</text:p>
          </table:table-cell>
        </table:table-row>
        <table:table-row table:style-name="ro1">
          <table:table-cell office:value-type="string" calcext:value-type="string">
            <text:p>Saint-Kitts-et-Nevis</text:p>
          </table:table-cell>
          <table:table-cell office:value-type="string" calcext:value-type="string">
            <text:p>KNA</text:p>
          </table:table-cell>
          <table:table-cell office:value-type="float" office:value="51195" calcext:value-type="float">
            <text:p>51195</text:p>
          </table:table-cell>
          <table:table-cell office:value-type="float" office:value="51192" calcext:value-type="float">
            <text:p>51192</text:p>
          </table:table-cell>
          <table:table-cell office:value-type="float" office:value="50963" calcext:value-type="float">
            <text:p>50963</text:p>
          </table:table-cell>
          <table:table-cell office:value-type="float" office:value="50525" calcext:value-type="float">
            <text:p>50525</text:p>
          </table:table-cell>
          <table:table-cell office:value-type="float" office:value="49931" calcext:value-type="float">
            <text:p>49931</text:p>
          </table:table-cell>
          <table:table-cell office:value-type="float" office:value="49214" calcext:value-type="float">
            <text:p>49214</text:p>
          </table:table-cell>
          <table:table-cell office:value-type="float" office:value="48358" calcext:value-type="float">
            <text:p>48358</text:p>
          </table:table-cell>
          <table:table-cell office:value-type="float" office:value="47381" calcext:value-type="float">
            <text:p>47381</text:p>
          </table:table-cell>
          <table:table-cell office:value-type="float" office:value="46397" calcext:value-type="float">
            <text:p>46397</text:p>
          </table:table-cell>
          <table:table-cell office:value-type="float" office:value="45534" calcext:value-type="float">
            <text:p>45534</text:p>
          </table:table-cell>
          <table:table-cell office:value-type="float" office:value="44883" calcext:value-type="float">
            <text:p>44883</text:p>
          </table:table-cell>
          <table:table-cell office:value-type="float" office:value="44490" calcext:value-type="float">
            <text:p>44490</text:p>
          </table:table-cell>
          <table:table-cell office:value-type="float" office:value="44320" calcext:value-type="float">
            <text:p>44320</text:p>
          </table:table-cell>
          <table:table-cell office:value-type="float" office:value="44311" calcext:value-type="float">
            <text:p>44311</text:p>
          </table:table-cell>
          <table:table-cell office:value-type="float" office:value="44328" calcext:value-type="float">
            <text:p>44328</text:p>
          </table:table-cell>
          <table:table-cell office:value-type="float" office:value="44272" calcext:value-type="float">
            <text:p>44272</text:p>
          </table:table-cell>
          <table:table-cell office:value-type="float" office:value="44143" calcext:value-type="float">
            <text:p>44143</text:p>
          </table:table-cell>
          <table:table-cell office:value-type="float" office:value="43942" calcext:value-type="float">
            <text:p>43942</text:p>
          </table:table-cell>
          <table:table-cell office:value-type="float" office:value="43708" calcext:value-type="float">
            <text:p>43708</text:p>
          </table:table-cell>
          <table:table-cell office:value-type="float" office:value="43455" calcext:value-type="float">
            <text:p>43455</text:p>
          </table:table-cell>
          <table:table-cell office:value-type="float" office:value="43205" calcext:value-type="float">
            <text:p>43205</text:p>
          </table:table-cell>
          <table:table-cell office:value-type="float" office:value="42960" calcext:value-type="float">
            <text:p>42960</text:p>
          </table:table-cell>
          <table:table-cell office:value-type="float" office:value="42728" calcext:value-type="float">
            <text:p>42728</text:p>
          </table:table-cell>
          <table:table-cell office:value-type="float" office:value="42482" calcext:value-type="float">
            <text:p>42482</text:p>
          </table:table-cell>
          <table:table-cell office:value-type="float" office:value="42199" calcext:value-type="float">
            <text:p>42199</text:p>
          </table:table-cell>
          <table:table-cell office:value-type="float" office:value="41866" calcext:value-type="float">
            <text:p>41866</text:p>
          </table:table-cell>
          <table:table-cell office:value-type="float" office:value="41479" calcext:value-type="float">
            <text:p>41479</text:p>
          </table:table-cell>
          <table:table-cell office:value-type="float" office:value="41041" calcext:value-type="float">
            <text:p>41041</text:p>
          </table:table-cell>
          <table:table-cell office:value-type="float" office:value="40641" calcext:value-type="float">
            <text:p>40641</text:p>
          </table:table-cell>
          <table:table-cell office:value-type="float" office:value="40354" calcext:value-type="float">
            <text:p>40354</text:p>
          </table:table-cell>
          <table:table-cell office:value-type="float" office:value="40259" calcext:value-type="float">
            <text:p>40259</text:p>
          </table:table-cell>
          <table:table-cell office:value-type="float" office:value="40379" calcext:value-type="float">
            <text:p>40379</text:p>
          </table:table-cell>
          <table:table-cell office:value-type="float" office:value="40697" calcext:value-type="float">
            <text:p>40697</text:p>
          </table:table-cell>
          <table:table-cell office:value-type="float" office:value="41135" calcext:value-type="float">
            <text:p>41135</text:p>
          </table:table-cell>
          <table:table-cell office:value-type="float" office:value="41617" calcext:value-type="float">
            <text:p>41617</text:p>
          </table:table-cell>
          <table:table-cell office:value-type="float" office:value="42074" calcext:value-type="float">
            <text:p>42074</text:p>
          </table:table-cell>
          <table:table-cell office:value-type="float" office:value="42475" calcext:value-type="float">
            <text:p>42475</text:p>
          </table:table-cell>
          <table:table-cell office:value-type="float" office:value="42854" calcext:value-type="float">
            <text:p>42854</text:p>
          </table:table-cell>
          <table:table-cell office:value-type="float" office:value="43221" calcext:value-type="float">
            <text:p>43221</text:p>
          </table:table-cell>
          <table:table-cell office:value-type="float" office:value="43614" calcext:value-type="float">
            <text:p>43614</text:p>
          </table:table-cell>
          <table:table-cell office:value-type="float" office:value="44074" calcext:value-type="float">
            <text:p>44074</text:p>
          </table:table-cell>
          <table:table-cell office:value-type="float" office:value="44599" calcext:value-type="float">
            <text:p>44599</text:p>
          </table:table-cell>
          <table:table-cell office:value-type="float" office:value="45165" calcext:value-type="float">
            <text:p>45165</text:p>
          </table:table-cell>
          <table:table-cell office:value-type="float" office:value="45746" calcext:value-type="float">
            <text:p>45746</text:p>
          </table:table-cell>
          <table:table-cell office:value-type="float" office:value="46324" calcext:value-type="float">
            <text:p>46324</text:p>
          </table:table-cell>
          <table:table-cell office:value-type="float" office:value="46857" calcext:value-type="float">
            <text:p>46857</text:p>
          </table:table-cell>
          <table:table-cell office:value-type="float" office:value="47339" calcext:value-type="float">
            <text:p>47339</text:p>
          </table:table-cell>
          <table:table-cell office:value-type="float" office:value="47778" calcext:value-type="float">
            <text:p>47778</text:p>
          </table:table-cell>
          <table:table-cell office:value-type="float" office:value="48185" calcext:value-type="float">
            <text:p>48185</text:p>
          </table:table-cell>
          <table:table-cell office:value-type="float" office:value="48599" calcext:value-type="float">
            <text:p>48599</text:p>
          </table:table-cell>
          <table:table-cell office:value-type="float" office:value="49016" calcext:value-type="float">
            <text:p>49016</text:p>
          </table:table-cell>
          <table:table-cell office:value-type="float" office:value="49447" calcext:value-type="float">
            <text:p>49447</text:p>
          </table:table-cell>
          <table:table-cell office:value-type="float" office:value="49887" calcext:value-type="float">
            <text:p>49887</text:p>
          </table:table-cell>
          <table:table-cell office:value-type="float" office:value="50331" calcext:value-type="float">
            <text:p>50331</text:p>
          </table:table-cell>
          <table:table-cell office:value-type="float" office:value="50774" calcext:value-type="float">
            <text:p>50774</text:p>
          </table:table-cell>
          <table:table-cell office:value-type="float" office:value="51203" calcext:value-type="float">
            <text:p>51203</text:p>
          </table:table-cell>
          <table:table-cell office:value-type="float" office:value="51625" calcext:value-type="float">
            <text:p>51625</text:p>
          </table:table-cell>
          <table:table-cell office:value-type="float" office:value="52045" calcext:value-type="float">
            <text:p>52045</text:p>
          </table:table-cell>
          <table:table-cell office:value-type="float" office:value="52441" calcext:value-type="float">
            <text:p>52441</text:p>
          </table:table-cell>
        </table:table-row>
        <table:table-row table:style-name="ro1">
          <table:table-cell office:value-type="string" calcext:value-type="string">
            <text:p>Corée, République de</text:p>
          </table:table-cell>
          <table:table-cell office:value-type="string" calcext:value-type="string">
            <text:p>KOR</text:p>
          </table:table-cell>
          <table:table-cell office:value-type="float" office:value="25012374" calcext:value-type="float">
            <text:p>25012374</text:p>
          </table:table-cell>
          <table:table-cell office:value-type="float" office:value="25765673" calcext:value-type="float">
            <text:p>25765673</text:p>
          </table:table-cell>
          <table:table-cell office:value-type="float" office:value="26513030" calcext:value-type="float">
            <text:p>26513030</text:p>
          </table:table-cell>
          <table:table-cell office:value-type="float" office:value="27261747" calcext:value-type="float">
            <text:p>27261747</text:p>
          </table:table-cell>
          <table:table-cell office:value-type="float" office:value="27984155" calcext:value-type="float">
            <text:p>27984155</text:p>
          </table:table-cell>
          <table:table-cell office:value-type="float" office:value="28704674" calcext:value-type="float">
            <text:p>28704674</text:p>
          </table:table-cell>
          <table:table-cell office:value-type="float" office:value="29435571" calcext:value-type="float">
            <text:p>29435571</text:p>
          </table:table-cell>
          <table:table-cell office:value-type="float" office:value="30130983" calcext:value-type="float">
            <text:p>30130983</text:p>
          </table:table-cell>
          <table:table-cell office:value-type="float" office:value="30838302" calcext:value-type="float">
            <text:p>30838302</text:p>
          </table:table-cell>
          <table:table-cell office:value-type="float" office:value="31544266" calcext:value-type="float">
            <text:p>31544266</text:p>
          </table:table-cell>
          <table:table-cell office:value-type="float" office:value="32240827" calcext:value-type="float">
            <text:p>32240827</text:p>
          </table:table-cell>
          <table:table-cell office:value-type="float" office:value="32882704" calcext:value-type="float">
            <text:p>32882704</text:p>
          </table:table-cell>
          <table:table-cell office:value-type="float" office:value="33505406" calcext:value-type="float">
            <text:p>33505406</text:p>
          </table:table-cell>
          <table:table-cell office:value-type="float" office:value="34103149" calcext:value-type="float">
            <text:p>34103149</text:p>
          </table:table-cell>
          <table:table-cell office:value-type="float" office:value="34692266" calcext:value-type="float">
            <text:p>34692266</text:p>
          </table:table-cell>
          <table:table-cell office:value-type="float" office:value="35280725" calcext:value-type="float">
            <text:p>35280725</text:p>
          </table:table-cell>
          <table:table-cell office:value-type="float" office:value="35848523" calcext:value-type="float">
            <text:p>35848523</text:p>
          </table:table-cell>
          <table:table-cell office:value-type="float" office:value="36411795" calcext:value-type="float">
            <text:p>36411795</text:p>
          </table:table-cell>
          <table:table-cell office:value-type="float" office:value="36969185" calcext:value-type="float">
            <text:p>36969185</text:p>
          </table:table-cell>
          <table:table-cell office:value-type="float" office:value="37534236" calcext:value-type="float">
            <text:p>37534236</text:p>
          </table:table-cell>
          <table:table-cell office:value-type="float" office:value="38123775" calcext:value-type="float">
            <text:p>38123775</text:p>
          </table:table-cell>
          <table:table-cell office:value-type="float" office:value="38723248" calcext:value-type="float">
            <text:p>38723248</text:p>
          </table:table-cell>
          <table:table-cell office:value-type="float" office:value="39326352" calcext:value-type="float">
            <text:p>39326352</text:p>
          </table:table-cell>
          <table:table-cell office:value-type="float" office:value="39910403" calcext:value-type="float">
            <text:p>39910403</text:p>
          </table:table-cell>
          <table:table-cell office:value-type="float" office:value="40405956" calcext:value-type="float">
            <text:p>40405956</text:p>
          </table:table-cell>
          <table:table-cell office:value-type="float" office:value="40805744" calcext:value-type="float">
            <text:p>40805744</text:p>
          </table:table-cell>
          <table:table-cell office:value-type="float" office:value="41213674" calcext:value-type="float">
            <text:p>41213674</text:p>
          </table:table-cell>
          <table:table-cell office:value-type="float" office:value="41621690" calcext:value-type="float">
            <text:p>41621690</text:p>
          </table:table-cell>
          <table:table-cell office:value-type="float" office:value="42031247" calcext:value-type="float">
            <text:p>42031247</text:p>
          </table:table-cell>
          <table:table-cell office:value-type="float" office:value="42449038" calcext:value-type="float">
            <text:p>42449038</text:p>
          </table:table-cell>
          <table:table-cell office:value-type="float" office:value="42869283" calcext:value-type="float">
            <text:p>42869283</text:p>
          </table:table-cell>
          <table:table-cell office:value-type="float" office:value="43295704" calcext:value-type="float">
            <text:p>43295704</text:p>
          </table:table-cell>
          <table:table-cell office:value-type="float" office:value="43747962" calcext:value-type="float">
            <text:p>43747962</text:p>
          </table:table-cell>
          <table:table-cell office:value-type="float" office:value="44194628" calcext:value-type="float">
            <text:p>44194628</text:p>
          </table:table-cell>
          <table:table-cell office:value-type="float" office:value="44641540" calcext:value-type="float">
            <text:p>44641540</text:p>
          </table:table-cell>
          <table:table-cell office:value-type="float" office:value="45092991" calcext:value-type="float">
            <text:p>45092991</text:p>
          </table:table-cell>
          <table:table-cell office:value-type="float" office:value="45524681" calcext:value-type="float">
            <text:p>45524681</text:p>
          </table:table-cell>
          <table:table-cell office:value-type="float" office:value="45953580" calcext:value-type="float">
            <text:p>45953580</text:p>
          </table:table-cell>
          <table:table-cell office:value-type="float" office:value="46286503" calcext:value-type="float">
            <text:p>46286503</text:p>
          </table:table-cell>
          <table:table-cell office:value-type="float" office:value="46616677" calcext:value-type="float">
            <text:p>46616677</text:p>
          </table:table-cell>
          <table:table-cell office:value-type="float" office:value="47008111" calcext:value-type="float">
            <text:p>47008111</text:p>
          </table:table-cell>
          <table:table-cell office:value-type="float" office:value="47370164" calcext:value-type="float">
            <text:p>47370164</text:p>
          </table:table-cell>
          <table:table-cell office:value-type="float" office:value="47644736" calcext:value-type="float">
            <text:p>47644736</text:p>
          </table:table-cell>
          <table:table-cell office:value-type="float" office:value="47892330" calcext:value-type="float">
            <text:p>47892330</text:p>
          </table:table-cell>
          <table:table-cell office:value-type="float" office:value="48082519" calcext:value-type="float">
            <text:p>48082519</text:p>
          </table:table-cell>
          <table:table-cell office:value-type="float" office:value="48184561" calcext:value-type="float">
            <text:p>48184561</text:p>
          </table:table-cell>
          <table:table-cell office:value-type="float" office:value="48438292" calcext:value-type="float">
            <text:p>48438292</text:p>
          </table:table-cell>
          <table:table-cell office:value-type="float" office:value="48683638" calcext:value-type="float">
            <text:p>48683638</text:p>
          </table:table-cell>
          <table:table-cell office:value-type="float" office:value="49054708" calcext:value-type="float">
            <text:p>49054708</text:p>
          </table:table-cell>
          <table:table-cell office:value-type="float" office:value="49307835" calcext:value-type="float">
            <text:p>49307835</text:p>
          </table:table-cell>
          <table:table-cell office:value-type="float" office:value="49554112" calcext:value-type="float">
            <text:p>49554112</text:p>
          </table:table-cell>
          <table:table-cell office:value-type="float" office:value="49936638" calcext:value-type="float">
            <text:p>49936638</text:p>
          </table:table-cell>
          <table:table-cell office:value-type="float" office:value="50199853" calcext:value-type="float">
            <text:p>50199853</text:p>
          </table:table-cell>
          <table:table-cell office:value-type="float" office:value="50428893" calcext:value-type="float">
            <text:p>50428893</text:p>
          </table:table-cell>
          <table:table-cell office:value-type="float" office:value="50746659" calcext:value-type="float">
            <text:p>50746659</text:p>
          </table:table-cell>
          <table:table-cell office:value-type="float" office:value="51014947" calcext:value-type="float">
            <text:p>51014947</text:p>
          </table:table-cell>
          <table:table-cell office:value-type="float" office:value="51245707" calcext:value-type="float">
            <text:p>51245707</text:p>
          </table:table-cell>
          <table:table-cell office:value-type="float" office:value="51466201" calcext:value-type="float">
            <text:p>51466201</text:p>
          </table:table-cell>
          <table:table-cell office:value-type="float" office:value="51635256" calcext:value-type="float">
            <text:p>51635256</text:p>
          </table:table-cell>
        </table:table-row>
        <table:table-row table:style-name="ro1">
          <table:table-cell office:value-type="string" calcext:value-type="string">
            <text:p>Koweït</text:p>
          </table:table-cell>
          <table:table-cell office:value-type="string" calcext:value-type="string">
            <text:p>KWT</text:p>
          </table:table-cell>
          <table:table-cell office:value-type="float" office:value="269029" calcext:value-type="float">
            <text:p>269029</text:p>
          </table:table-cell>
          <table:table-cell office:value-type="float" office:value="300576" calcext:value-type="float">
            <text:p>300576</text:p>
          </table:table-cell>
          <table:table-cell office:value-type="float" office:value="337348" calcext:value-type="float">
            <text:p>337348</text:p>
          </table:table-cell>
          <table:table-cell office:value-type="float" office:value="378746" calcext:value-type="float">
            <text:p>378746</text:p>
          </table:table-cell>
          <table:table-cell office:value-type="float" office:value="423898" calcext:value-type="float">
            <text:p>423898</text:p>
          </table:table-cell>
          <table:table-cell office:value-type="float" office:value="472037" calcext:value-type="float">
            <text:p>472037</text:p>
          </table:table-cell>
          <table:table-cell office:value-type="float" office:value="523166" calcext:value-type="float">
            <text:p>523166</text:p>
          </table:table-cell>
          <table:table-cell office:value-type="float" office:value="577164" calcext:value-type="float">
            <text:p>577164</text:p>
          </table:table-cell>
          <table:table-cell office:value-type="float" office:value="632899" calcext:value-type="float">
            <text:p>632899</text:p>
          </table:table-cell>
          <table:table-cell office:value-type="float" office:value="688979" calcext:value-type="float">
            <text:p>688979</text:p>
          </table:table-cell>
          <table:table-cell office:value-type="float" office:value="744450" calcext:value-type="float">
            <text:p>744450</text:p>
          </table:table-cell>
          <table:table-cell office:value-type="float" office:value="798642" calcext:value-type="float">
            <text:p>798642</text:p>
          </table:table-cell>
          <table:table-cell office:value-type="float" office:value="851916" calcext:value-type="float">
            <text:p>851916</text:p>
          </table:table-cell>
          <table:table-cell office:value-type="float" office:value="905635" calcext:value-type="float">
            <text:p>905635</text:p>
          </table:table-cell>
          <table:table-cell office:value-type="float" office:value="961770" calcext:value-type="float">
            <text:p>961770</text:p>
          </table:table-cell>
          <table:table-cell office:value-type="float" office:value="1021720" calcext:value-type="float">
            <text:p>1021720</text:p>
          </table:table-cell>
          <table:table-cell office:value-type="float" office:value="1085861" calcext:value-type="float">
            <text:p>1085861</text:p>
          </table:table-cell>
          <table:table-cell office:value-type="float" office:value="1153583" calcext:value-type="float">
            <text:p>1153583</text:p>
          </table:table-cell>
          <table:table-cell office:value-type="float" office:value="1224067" calcext:value-type="float">
            <text:p>1224067</text:p>
          </table:table-cell>
          <table:table-cell office:value-type="float" office:value="1296081" calcext:value-type="float">
            <text:p>1296081</text:p>
          </table:table-cell>
          <table:table-cell office:value-type="float" office:value="1368677" calcext:value-type="float">
            <text:p>1368677</text:p>
          </table:table-cell>
          <table:table-cell office:value-type="float" office:value="1439331" calcext:value-type="float">
            <text:p>1439331</text:p>
          </table:table-cell>
          <table:table-cell office:value-type="float" office:value="1507645" calcext:value-type="float">
            <text:p>1507645</text:p>
          </table:table-cell>
          <table:table-cell office:value-type="float" office:value="1576968" calcext:value-type="float">
            <text:p>1576968</text:p>
          </table:table-cell>
          <table:table-cell office:value-type="float" office:value="1652150" calcext:value-type="float">
            <text:p>1652150</text:p>
          </table:table-cell>
          <table:table-cell office:value-type="float" office:value="1735274" calcext:value-type="float">
            <text:p>1735274</text:p>
          </table:table-cell>
          <table:table-cell office:value-type="float" office:value="1832310" calcext:value-type="float">
            <text:p>1832310</text:p>
          </table:table-cell>
          <table:table-cell office:value-type="float" office:value="1938909" calcext:value-type="float">
            <text:p>1938909</text:p>
          </table:table-cell>
          <table:table-cell office:value-type="float" office:value="2034857" calcext:value-type="float">
            <text:p>2034857</text:p>
          </table:table-cell>
          <table:table-cell office:value-type="float" office:value="2092777" calcext:value-type="float">
            <text:p>2092777</text:p>
          </table:table-cell>
          <table:table-cell office:value-type="float" office:value="2095344" calcext:value-type="float">
            <text:p>2095344</text:p>
          </table:table-cell>
          <table:table-cell office:value-type="float" office:value="2031296" calcext:value-type="float">
            <text:p>2031296</text:p>
          </table:table-cell>
          <table:table-cell table:number-columns-repeated="3"/>
          <table:table-cell office:value-type="float" office:value="1605901" calcext:value-type="float">
            <text:p>1605901</text:p>
          </table:table-cell>
          <table:table-cell office:value-type="float" office:value="1626857" calcext:value-type="float">
            <text:p>1626857</text:p>
          </table:table-cell>
          <table:table-cell office:value-type="float" office:value="1710256" calcext:value-type="float">
            <text:p>1710256</text:p>
          </table:table-cell>
          <table:table-cell office:value-type="float" office:value="1831119" calcext:value-type="float">
            <text:p>1831119</text:p>
          </table:table-cell>
          <table:table-cell office:value-type="float" office:value="1951636" calcext:value-type="float">
            <text:p>1951636</text:p>
          </table:table-cell>
          <table:table-cell office:value-type="float" office:value="2045123" calcext:value-type="float">
            <text:p>2045123</text:p>
          </table:table-cell>
          <table:table-cell office:value-type="float" office:value="2103282" calcext:value-type="float">
            <text:p>2103282</text:p>
          </table:table-cell>
          <table:table-cell office:value-type="float" office:value="2136997" calcext:value-type="float">
            <text:p>2136997</text:p>
          </table:table-cell>
          <table:table-cell office:value-type="float" office:value="2161626" calcext:value-type="float">
            <text:p>2161626</text:p>
          </table:table-cell>
          <table:table-cell office:value-type="float" office:value="2200492" calcext:value-type="float">
            <text:p>2200492</text:p>
          </table:table-cell>
          <table:table-cell office:value-type="float" office:value="2270198" calcext:value-type="float">
            <text:p>2270198</text:p>
          </table:table-cell>
          <table:table-cell office:value-type="float" office:value="2373672" calcext:value-type="float">
            <text:p>2373672</text:p>
          </table:table-cell>
          <table:table-cell office:value-type="float" office:value="2504019" calcext:value-type="float">
            <text:p>2504019</text:p>
          </table:table-cell>
          <table:table-cell office:value-type="float" office:value="2656009" calcext:value-type="float">
            <text:p>2656009</text:p>
          </table:table-cell>
          <table:table-cell office:value-type="float" office:value="2821045" calcext:value-type="float">
            <text:p>2821045</text:p>
          </table:table-cell>
          <table:table-cell office:value-type="float" office:value="2991884" calcext:value-type="float">
            <text:p>2991884</text:p>
          </table:table-cell>
          <table:table-cell office:value-type="float" office:value="3168060" calcext:value-type="float">
            <text:p>3168060</text:p>
          </table:table-cell>
          <table:table-cell office:value-type="float" office:value="3348853" calcext:value-type="float">
            <text:p>3348853</text:p>
          </table:table-cell>
          <table:table-cell office:value-type="float" office:value="3526378" calcext:value-type="float">
            <text:p>3526378</text:p>
          </table:table-cell>
          <table:table-cell office:value-type="float" office:value="3690942" calcext:value-type="float">
            <text:p>3690942</text:p>
          </table:table-cell>
          <table:table-cell office:value-type="float" office:value="3835591" calcext:value-type="float">
            <text:p>3835591</text:p>
          </table:table-cell>
          <table:table-cell office:value-type="float" office:value="3956873" calcext:value-type="float">
            <text:p>3956873</text:p>
          </table:table-cell>
          <table:table-cell office:value-type="float" office:value="4056097" calcext:value-type="float">
            <text:p>4056097</text:p>
          </table:table-cell>
          <table:table-cell office:value-type="float" office:value="4137309" calcext:value-type="float">
            <text:p>4137309</text:p>
          </table:table-cell>
        </table:table-row>
        <table:table-row table:style-name="ro1">
          <table:table-cell office:value-type="string" calcext:value-type="string">
            <text:p>Amérique latine et Caraïbes (hors revenu élevé)</text:p>
          </table:table-cell>
          <table:table-cell office:value-type="string" calcext:value-type="string">
            <text:p>LAC</text:p>
          </table:table-cell>
          <table:table-cell office:value-type="float" office:value="204214185" calcext:value-type="float">
            <text:p>204214185</text:p>
          </table:table-cell>
          <table:table-cell office:value-type="float" office:value="209991788" calcext:value-type="float">
            <text:p>209991788</text:p>
          </table:table-cell>
          <table:table-cell office:value-type="float" office:value="215945959" calcext:value-type="float">
            <text:p>215945959</text:p>
          </table:table-cell>
          <table:table-cell office:value-type="float" office:value="222052829" calcext:value-type="float">
            <text:p>222052829</text:p>
          </table:table-cell>
          <table:table-cell office:value-type="float" office:value="228279229" calcext:value-type="float">
            <text:p>228279229</text:p>
          </table:table-cell>
          <table:table-cell office:value-type="float" office:value="234599288" calcext:value-type="float">
            <text:p>234599288</text:p>
          </table:table-cell>
          <table:table-cell office:value-type="float" office:value="241005051" calcext:value-type="float">
            <text:p>241005051</text:p>
          </table:table-cell>
          <table:table-cell office:value-type="float" office:value="247497113" calcext:value-type="float">
            <text:p>247497113</text:p>
          </table:table-cell>
          <table:table-cell office:value-type="float" office:value="254069201" calcext:value-type="float">
            <text:p>254069201</text:p>
          </table:table-cell>
          <table:table-cell office:value-type="float" office:value="260716644" calcext:value-type="float">
            <text:p>260716644</text:p>
          </table:table-cell>
          <table:table-cell office:value-type="float" office:value="267436459" calcext:value-type="float">
            <text:p>267436459</text:p>
          </table:table-cell>
          <table:table-cell office:value-type="float" office:value="274223248" calcext:value-type="float">
            <text:p>274223248</text:p>
          </table:table-cell>
          <table:table-cell office:value-type="float" office:value="281076139" calcext:value-type="float">
            <text:p>281076139</text:p>
          </table:table-cell>
          <table:table-cell office:value-type="float" office:value="288002834" calcext:value-type="float">
            <text:p>288002834</text:p>
          </table:table-cell>
          <table:table-cell office:value-type="float" office:value="295014919" calcext:value-type="float">
            <text:p>295014919</text:p>
          </table:table-cell>
          <table:table-cell office:value-type="float" office:value="302121282" calcext:value-type="float">
            <text:p>302121282</text:p>
          </table:table-cell>
          <table:table-cell office:value-type="float" office:value="309317366" calcext:value-type="float">
            <text:p>309317366</text:p>
          </table:table-cell>
          <table:table-cell office:value-type="float" office:value="316599746" calcext:value-type="float">
            <text:p>316599746</text:p>
          </table:table-cell>
          <table:table-cell office:value-type="float" office:value="323978218" calcext:value-type="float">
            <text:p>323978218</text:p>
          </table:table-cell>
          <table:table-cell office:value-type="float" office:value="331465770" calcext:value-type="float">
            <text:p>331465770</text:p>
          </table:table-cell>
          <table:table-cell office:value-type="float" office:value="339067716" calcext:value-type="float">
            <text:p>339067716</text:p>
          </table:table-cell>
          <table:table-cell office:value-type="float" office:value="346786830" calcext:value-type="float">
            <text:p>346786830</text:p>
          </table:table-cell>
          <table:table-cell office:value-type="float" office:value="354608437" calcext:value-type="float">
            <text:p>354608437</text:p>
          </table:table-cell>
          <table:table-cell office:value-type="float" office:value="362498351" calcext:value-type="float">
            <text:p>362498351</text:p>
          </table:table-cell>
          <table:table-cell office:value-type="float" office:value="370410991" calcext:value-type="float">
            <text:p>370410991</text:p>
          </table:table-cell>
          <table:table-cell office:value-type="float" office:value="378311111" calcext:value-type="float">
            <text:p>378311111</text:p>
          </table:table-cell>
          <table:table-cell office:value-type="float" office:value="386183203" calcext:value-type="float">
            <text:p>386183203</text:p>
          </table:table-cell>
          <table:table-cell office:value-type="float" office:value="394027388" calcext:value-type="float">
            <text:p>394027388</text:p>
          </table:table-cell>
          <table:table-cell office:value-type="float" office:value="401843272" calcext:value-type="float">
            <text:p>401843272</text:p>
          </table:table-cell>
          <table:table-cell office:value-type="float" office:value="409636367" calcext:value-type="float">
            <text:p>409636367</text:p>
          </table:table-cell>
          <table:table-cell office:value-type="float" office:value="417409519" calcext:value-type="float">
            <text:p>417409519</text:p>
          </table:table-cell>
          <table:table-cell office:value-type="float" office:value="425153755" calcext:value-type="float">
            <text:p>425153755</text:p>
          </table:table-cell>
          <table:table-cell office:value-type="float" office:value="432859827" calcext:value-type="float">
            <text:p>432859827</text:p>
          </table:table-cell>
          <table:table-cell office:value-type="float" office:value="440530487" calcext:value-type="float">
            <text:p>440530487</text:p>
          </table:table-cell>
          <table:table-cell office:value-type="float" office:value="448171372" calcext:value-type="float">
            <text:p>448171372</text:p>
          </table:table-cell>
          <table:table-cell office:value-type="float" office:value="455783349" calcext:value-type="float">
            <text:p>455783349</text:p>
          </table:table-cell>
          <table:table-cell office:value-type="float" office:value="463368817" calcext:value-type="float">
            <text:p>463368817</text:p>
          </table:table-cell>
          <table:table-cell office:value-type="float" office:value="470916671" calcext:value-type="float">
            <text:p>470916671</text:p>
          </table:table-cell>
          <table:table-cell office:value-type="float" office:value="478398772" calcext:value-type="float">
            <text:p>478398772</text:p>
          </table:table-cell>
          <table:table-cell office:value-type="float" office:value="485778282" calcext:value-type="float">
            <text:p>485778282</text:p>
          </table:table-cell>
          <table:table-cell office:value-type="float" office:value="493029013" calcext:value-type="float">
            <text:p>493029013</text:p>
          </table:table-cell>
          <table:table-cell office:value-type="float" office:value="500140855" calcext:value-type="float">
            <text:p>500140855</text:p>
          </table:table-cell>
          <table:table-cell office:value-type="float" office:value="507121489" calcext:value-type="float">
            <text:p>507121489</text:p>
          </table:table-cell>
          <table:table-cell office:value-type="float" office:value="513985894" calcext:value-type="float">
            <text:p>513985894</text:p>
          </table:table-cell>
          <table:table-cell office:value-type="float" office:value="520757766" calcext:value-type="float">
            <text:p>520757766</text:p>
          </table:table-cell>
          <table:table-cell office:value-type="float" office:value="527455967" calcext:value-type="float">
            <text:p>527455967</text:p>
          </table:table-cell>
          <table:table-cell office:value-type="float" office:value="534080194" calcext:value-type="float">
            <text:p>534080194</text:p>
          </table:table-cell>
          <table:table-cell office:value-type="float" office:value="540628539" calcext:value-type="float">
            <text:p>540628539</text:p>
          </table:table-cell>
          <table:table-cell office:value-type="float" office:value="547116062" calcext:value-type="float">
            <text:p>547116062</text:p>
          </table:table-cell>
          <table:table-cell office:value-type="float" office:value="553561029" calcext:value-type="float">
            <text:p>553561029</text:p>
          </table:table-cell>
          <table:table-cell office:value-type="float" office:value="559867514" calcext:value-type="float">
            <text:p>559867514</text:p>
          </table:table-cell>
          <table:table-cell office:value-type="float" office:value="566309408" calcext:value-type="float">
            <text:p>566309408</text:p>
          </table:table-cell>
          <table:table-cell office:value-type="float" office:value="572713225" calcext:value-type="float">
            <text:p>572713225</text:p>
          </table:table-cell>
          <table:table-cell office:value-type="float" office:value="579053861" calcext:value-type="float">
            <text:p>579053861</text:p>
          </table:table-cell>
          <table:table-cell office:value-type="float" office:value="585296422" calcext:value-type="float">
            <text:p>585296422</text:p>
          </table:table-cell>
          <table:table-cell office:value-type="float" office:value="591416820" calcext:value-type="float">
            <text:p>591416820</text:p>
          </table:table-cell>
          <table:table-cell office:value-type="float" office:value="597399287" calcext:value-type="float">
            <text:p>597399287</text:p>
          </table:table-cell>
          <table:table-cell office:value-type="float" office:value="603254104" calcext:value-type="float">
            <text:p>603254104</text:p>
          </table:table-cell>
          <table:table-cell office:value-type="float" office:value="609013934" calcext:value-type="float">
            <text:p>609013934</text:p>
          </table:table-cell>
        </table:table-row>
        <table:table-row table:style-name="ro1">
          <table:table-cell office:value-type="string" calcext:value-type="string">
            <text:p>République démocratique populaire lao</text:p>
          </table:table-cell>
          <table:table-cell office:value-type="string" calcext:value-type="string">
            <text:p>LAO</text:p>
          </table:table-cell>
          <table:table-cell office:value-type="float" office:value="2120898" calcext:value-type="float">
            <text:p>2120898</text:p>
          </table:table-cell>
          <table:table-cell office:value-type="float" office:value="2170344" calcext:value-type="float">
            <text:p>2170344</text:p>
          </table:table-cell>
          <table:table-cell office:value-type="float" office:value="2221125" calcext:value-type="float">
            <text:p>2221125</text:p>
          </table:table-cell>
          <table:table-cell office:value-type="float" office:value="2273351" calcext:value-type="float">
            <text:p>2273351</text:p>
          </table:table-cell>
          <table:table-cell office:value-type="float" office:value="2327137" calcext:value-type="float">
            <text:p>2327137</text:p>
          </table:table-cell>
          <table:table-cell office:value-type="float" office:value="2382594" calcext:value-type="float">
            <text:p>2382594</text:p>
          </table:table-cell>
          <table:table-cell office:value-type="float" office:value="2439196" calcext:value-type="float">
            <text:p>2439196</text:p>
          </table:table-cell>
          <table:table-cell office:value-type="float" office:value="2496920" calcext:value-type="float">
            <text:p>2496920</text:p>
          </table:table-cell>
          <table:table-cell office:value-type="float" office:value="2556852" calcext:value-type="float">
            <text:p>2556852</text:p>
          </table:table-cell>
          <table:table-cell office:value-type="float" office:value="2620434" calcext:value-type="float">
            <text:p>2620434</text:p>
          </table:table-cell>
          <table:table-cell office:value-type="float" office:value="2688428" calcext:value-type="float">
            <text:p>2688428</text:p>
          </table:table-cell>
          <table:table-cell office:value-type="float" office:value="2762265" calcext:value-type="float">
            <text:p>2762265</text:p>
          </table:table-cell>
          <table:table-cell office:value-type="float" office:value="2840841" calcext:value-type="float">
            <text:p>2840841</text:p>
          </table:table-cell>
          <table:table-cell office:value-type="float" office:value="2919287" calcext:value-type="float">
            <text:p>2919287</text:p>
          </table:table-cell>
          <table:table-cell office:value-type="float" office:value="2990965" calcext:value-type="float">
            <text:p>2990965</text:p>
          </table:table-cell>
          <table:table-cell office:value-type="float" office:value="3051577" calcext:value-type="float">
            <text:p>3051577</text:p>
          </table:table-cell>
          <table:table-cell office:value-type="float" office:value="3098973" calcext:value-type="float">
            <text:p>3098973</text:p>
          </table:table-cell>
          <table:table-cell office:value-type="float" office:value="3135842" calcext:value-type="float">
            <text:p>3135842</text:p>
          </table:table-cell>
          <table:table-cell office:value-type="float" office:value="3168843" calcext:value-type="float">
            <text:p>3168843</text:p>
          </table:table-cell>
          <table:table-cell office:value-type="float" office:value="3207328" calcext:value-type="float">
            <text:p>3207328</text:p>
          </table:table-cell>
          <table:table-cell office:value-type="float" office:value="3258144" calcext:value-type="float">
            <text:p>3258144</text:p>
          </table:table-cell>
          <table:table-cell office:value-type="float" office:value="3323366" calcext:value-type="float">
            <text:p>3323366</text:p>
          </table:table-cell>
          <table:table-cell office:value-type="float" office:value="3401191" calcext:value-type="float">
            <text:p>3401191</text:p>
          </table:table-cell>
          <table:table-cell office:value-type="float" office:value="3489903" calcext:value-type="float">
            <text:p>3489903</text:p>
          </table:table-cell>
          <table:table-cell office:value-type="float" office:value="3586316" calcext:value-type="float">
            <text:p>3586316</text:p>
          </table:table-cell>
          <table:table-cell office:value-type="float" office:value="3687898" calcext:value-type="float">
            <text:p>3687898</text:p>
          </table:table-cell>
          <table:table-cell office:value-type="float" office:value="3794198" calcext:value-type="float">
            <text:p>3794198</text:p>
          </table:table-cell>
          <table:table-cell office:value-type="float" office:value="3905530" calcext:value-type="float">
            <text:p>3905530</text:p>
          </table:table-cell>
          <table:table-cell office:value-type="float" office:value="4020811" calcext:value-type="float">
            <text:p>4020811</text:p>
          </table:table-cell>
          <table:table-cell office:value-type="float" office:value="4138845" calcext:value-type="float">
            <text:p>4138845</text:p>
          </table:table-cell>
          <table:table-cell office:value-type="float" office:value="4258472" calcext:value-type="float">
            <text:p>4258472</text:p>
          </table:table-cell>
          <table:table-cell office:value-type="float" office:value="4379236" calcext:value-type="float">
            <text:p>4379236</text:p>
          </table:table-cell>
          <table:table-cell office:value-type="float" office:value="4500351" calcext:value-type="float">
            <text:p>4500351</text:p>
          </table:table-cell>
          <table:table-cell office:value-type="float" office:value="4619944" calcext:value-type="float">
            <text:p>4619944</text:p>
          </table:table-cell>
          <table:table-cell office:value-type="float" office:value="4735845" calcext:value-type="float">
            <text:p>4735845</text:p>
          </table:table-cell>
          <table:table-cell office:value-type="float" office:value="4846483" calcext:value-type="float">
            <text:p>4846483</text:p>
          </table:table-cell>
          <table:table-cell office:value-type="float" office:value="4951195" calcext:value-type="float">
            <text:p>4951195</text:p>
          </table:table-cell>
          <table:table-cell office:value-type="float" office:value="5050315" calcext:value-type="float">
            <text:p>5050315</text:p>
          </table:table-cell>
          <table:table-cell office:value-type="float" office:value="5144602" calcext:value-type="float">
            <text:p>5144602</text:p>
          </table:table-cell>
          <table:table-cell office:value-type="float" office:value="5235346" calcext:value-type="float">
            <text:p>5235346</text:p>
          </table:table-cell>
          <table:table-cell office:value-type="float" office:value="5323700" calcext:value-type="float">
            <text:p>5323700</text:p>
          </table:table-cell>
          <table:table-cell office:value-type="float" office:value="5409582" calcext:value-type="float">
            <text:p>5409582</text:p>
          </table:table-cell>
          <table:table-cell office:value-type="float" office:value="5493246" calcext:value-type="float">
            <text:p>5493246</text:p>
          </table:table-cell>
          <table:table-cell office:value-type="float" office:value="5576640" calcext:value-type="float">
            <text:p>5576640</text:p>
          </table:table-cell>
          <table:table-cell office:value-type="float" office:value="5662208" calcext:value-type="float">
            <text:p>5662208</text:p>
          </table:table-cell>
          <table:table-cell office:value-type="float" office:value="5751676" calcext:value-type="float">
            <text:p>5751676</text:p>
          </table:table-cell>
          <table:table-cell office:value-type="float" office:value="5846074" calcext:value-type="float">
            <text:p>5846074</text:p>
          </table:table-cell>
          <table:table-cell office:value-type="float" office:value="5944948" calcext:value-type="float">
            <text:p>5944948</text:p>
          </table:table-cell>
          <table:table-cell office:value-type="float" office:value="6046620" calcext:value-type="float">
            <text:p>6046620</text:p>
          </table:table-cell>
          <table:table-cell office:value-type="float" office:value="6148623" calcext:value-type="float">
            <text:p>6148623</text:p>
          </table:table-cell>
          <table:table-cell office:value-type="float" office:value="6249165" calcext:value-type="float">
            <text:p>6249165</text:p>
          </table:table-cell>
          <table:table-cell office:value-type="float" office:value="6347567" calcext:value-type="float">
            <text:p>6347567</text:p>
          </table:table-cell>
          <table:table-cell office:value-type="float" office:value="6444530" calcext:value-type="float">
            <text:p>6444530</text:p>
          </table:table-cell>
          <table:table-cell office:value-type="float" office:value="6541304" calcext:value-type="float">
            <text:p>6541304</text:p>
          </table:table-cell>
          <table:table-cell office:value-type="float" office:value="6639756" calcext:value-type="float">
            <text:p>6639756</text:p>
          </table:table-cell>
          <table:table-cell office:value-type="float" office:value="6741164" calcext:value-type="float">
            <text:p>6741164</text:p>
          </table:table-cell>
          <table:table-cell office:value-type="float" office:value="6845846" calcext:value-type="float">
            <text:p>6845846</text:p>
          </table:table-cell>
          <table:table-cell office:value-type="float" office:value="6953035" calcext:value-type="float">
            <text:p>6953035</text:p>
          </table:table-cell>
          <table:table-cell office:value-type="float" office:value="7061507" calcext:value-type="float">
            <text:p>7061507</text:p>
          </table:table-cell>
        </table:table-row>
        <table:table-row table:style-name="ro1">
          <table:table-cell office:value-type="string" calcext:value-type="string">
            <text:p>Liban</text:p>
          </table:table-cell>
          <table:table-cell office:value-type="string" calcext:value-type="string">
            <text:p>LBN</text:p>
          </table:table-cell>
          <table:table-cell office:value-type="float" office:value="1804941" calcext:value-type="float">
            <text:p>1804941</text:p>
          </table:table-cell>
          <table:table-cell office:value-type="float" office:value="1864619" calcext:value-type="float">
            <text:p>1864619</text:p>
          </table:table-cell>
          <table:table-cell office:value-type="float" office:value="1925297" calcext:value-type="float">
            <text:p>1925297</text:p>
          </table:table-cell>
          <table:table-cell office:value-type="float" office:value="1985001" calcext:value-type="float">
            <text:p>1985001</text:p>
          </table:table-cell>
          <table:table-cell office:value-type="float" office:value="2041229" calcext:value-type="float">
            <text:p>2041229</text:p>
          </table:table-cell>
          <table:table-cell office:value-type="float" office:value="2092375" calcext:value-type="float">
            <text:p>2092375</text:p>
          </table:table-cell>
          <table:table-cell office:value-type="float" office:value="2136617" calcext:value-type="float">
            <text:p>2136617</text:p>
          </table:table-cell>
          <table:table-cell office:value-type="float" office:value="2174738" calcext:value-type="float">
            <text:p>2174738</text:p>
          </table:table-cell>
          <table:table-cell office:value-type="float" office:value="2210772" calcext:value-type="float">
            <text:p>2210772</text:p>
          </table:table-cell>
          <table:table-cell office:value-type="float" office:value="2250447" calcext:value-type="float">
            <text:p>2250447</text:p>
          </table:table-cell>
          <table:table-cell office:value-type="float" office:value="2297434" calcext:value-type="float">
            <text:p>2297434</text:p>
          </table:table-cell>
          <table:table-cell office:value-type="float" office:value="2354047" calcext:value-type="float">
            <text:p>2354047</text:p>
          </table:table-cell>
          <table:table-cell office:value-type="float" office:value="2417836" calcext:value-type="float">
            <text:p>2417836</text:p>
          </table:table-cell>
          <table:table-cell office:value-type="float" office:value="2481943" calcext:value-type="float">
            <text:p>2481943</text:p>
          </table:table-cell>
          <table:table-cell office:value-type="float" office:value="2536778" calcext:value-type="float">
            <text:p>2536778</text:p>
          </table:table-cell>
          <table:table-cell office:value-type="float" office:value="2575749" calcext:value-type="float">
            <text:p>2575749</text:p>
          </table:table-cell>
          <table:table-cell office:value-type="float" office:value="2596406" calcext:value-type="float">
            <text:p>2596406</text:p>
          </table:table-cell>
          <table:table-cell office:value-type="float" office:value="2601740" calcext:value-type="float">
            <text:p>2601740</text:p>
          </table:table-cell>
          <table:table-cell office:value-type="float" office:value="2597205" calcext:value-type="float">
            <text:p>2597205</text:p>
          </table:table-cell>
          <table:table-cell office:value-type="float" office:value="2590902" calcext:value-type="float">
            <text:p>2590902</text:p>
          </table:table-cell>
          <table:table-cell office:value-type="float" office:value="2588929" calcext:value-type="float">
            <text:p>2588929</text:p>
          </table:table-cell>
          <table:table-cell office:value-type="float" office:value="2594302" calcext:value-type="float">
            <text:p>2594302</text:p>
          </table:table-cell>
          <table:table-cell office:value-type="float" office:value="2606139" calcext:value-type="float">
            <text:p>2606139</text:p>
          </table:table-cell>
          <table:table-cell office:value-type="float" office:value="2622072" calcext:value-type="float">
            <text:p>2622072</text:p>
          </table:table-cell>
          <table:table-cell office:value-type="float" office:value="2638054" calcext:value-type="float">
            <text:p>2638054</text:p>
          </table:table-cell>
          <table:table-cell office:value-type="float" office:value="2651995" calcext:value-type="float">
            <text:p>2651995</text:p>
          </table:table-cell>
          <table:table-cell office:value-type="float" office:value="2660872" calcext:value-type="float">
            <text:p>2660872</text:p>
          </table:table-cell>
          <table:table-cell office:value-type="float" office:value="2667960" calcext:value-type="float">
            <text:p>2667960</text:p>
          </table:table-cell>
          <table:table-cell office:value-type="float" office:value="2684675" calcext:value-type="float">
            <text:p>2684675</text:p>
          </table:table-cell>
          <table:table-cell office:value-type="float" office:value="2726440" calcext:value-type="float">
            <text:p>2726440</text:p>
          </table:table-cell>
          <table:table-cell office:value-type="float" office:value="2803044" calcext:value-type="float">
            <text:p>2803044</text:p>
          </table:table-cell>
          <table:table-cell office:value-type="float" office:value="2921706" calcext:value-type="float">
            <text:p>2921706</text:p>
          </table:table-cell>
          <table:table-cell office:value-type="float" office:value="3076132" calcext:value-type="float">
            <text:p>3076132</text:p>
          </table:table-cell>
          <table:table-cell office:value-type="float" office:value="3246126" calcext:value-type="float">
            <text:p>3246126</text:p>
          </table:table-cell>
          <table:table-cell office:value-type="float" office:value="3403357" calcext:value-type="float">
            <text:p>3403357</text:p>
          </table:table-cell>
          <table:table-cell office:value-type="float" office:value="3528380" calcext:value-type="float">
            <text:p>3528380</text:p>
          </table:table-cell>
          <table:table-cell office:value-type="float" office:value="3610665" calcext:value-type="float">
            <text:p>3610665</text:p>
          </table:table-cell>
          <table:table-cell office:value-type="float" office:value="3658424" calcext:value-type="float">
            <text:p>3658424</text:p>
          </table:table-cell>
          <table:table-cell office:value-type="float" office:value="3693520" calcext:value-type="float">
            <text:p>3693520</text:p>
          </table:table-cell>
          <table:table-cell office:value-type="float" office:value="3747766" calcext:value-type="float">
            <text:p>3747766</text:p>
          </table:table-cell>
          <table:table-cell office:value-type="float" office:value="3842778" calcext:value-type="float">
            <text:p>3842778</text:p>
          </table:table-cell>
          <table:table-cell office:value-type="float" office:value="3991001" calcext:value-type="float">
            <text:p>3991001</text:p>
          </table:table-cell>
          <table:table-cell office:value-type="float" office:value="4182205" calcext:value-type="float">
            <text:p>4182205</text:p>
          </table:table-cell>
          <table:table-cell office:value-type="float" office:value="4388375" calcext:value-type="float">
            <text:p>4388375</text:p>
          </table:table-cell>
          <table:table-cell office:value-type="float" office:value="4569378" calcext:value-type="float">
            <text:p>4569378</text:p>
          </table:table-cell>
          <table:table-cell office:value-type="float" office:value="4698763" calcext:value-type="float">
            <text:p>4698763</text:p>
          </table:table-cell>
          <table:table-cell office:value-type="float" office:value="4759753" calcext:value-type="float">
            <text:p>4759753</text:p>
          </table:table-cell>
          <table:table-cell office:value-type="float" office:value="4767344" calcext:value-type="float">
            <text:p>4767344</text:p>
          </table:table-cell>
          <table:table-cell office:value-type="float" office:value="4764741" calcext:value-type="float">
            <text:p>4764741</text:p>
          </table:table-cell>
          <table:table-cell office:value-type="float" office:value="4813026" calcext:value-type="float">
            <text:p>4813026</text:p>
          </table:table-cell>
          <table:table-cell office:value-type="float" office:value="4953061" calcext:value-type="float">
            <text:p>4953061</text:p>
          </table:table-cell>
          <table:table-cell office:value-type="float" office:value="5202343" calcext:value-type="float">
            <text:p>5202343</text:p>
          </table:table-cell>
          <table:table-cell office:value-type="float" office:value="5538634" calcext:value-type="float">
            <text:p>5538634</text:p>
          </table:table-cell>
          <table:table-cell office:value-type="float" office:value="5914621" calcext:value-type="float">
            <text:p>5914621</text:p>
          </table:table-cell>
          <table:table-cell office:value-type="float" office:value="6262410" calcext:value-type="float">
            <text:p>6262410</text:p>
          </table:table-cell>
          <table:table-cell office:value-type="float" office:value="6532678" calcext:value-type="float">
            <text:p>6532678</text:p>
          </table:table-cell>
          <table:table-cell office:value-type="float" office:value="6711121" calcext:value-type="float">
            <text:p>6711121</text:p>
          </table:table-cell>
          <table:table-cell office:value-type="float" office:value="6811873" calcext:value-type="float">
            <text:p>6811873</text:p>
          </table:table-cell>
          <table:table-cell office:value-type="float" office:value="6848925" calcext:value-type="float">
            <text:p>6848925</text:p>
          </table:table-cell>
        </table:table-row>
        <table:table-row table:style-name="ro1">
          <table:table-cell office:value-type="string" calcext:value-type="string">
            <text:p>Libéria</text:p>
          </table:table-cell>
          <table:table-cell office:value-type="string" calcext:value-type="string">
            <text:p>LBR</text:p>
          </table:table-cell>
          <table:table-cell office:value-type="float" office:value="1118657" calcext:value-type="float">
            <text:p>1118657</text:p>
          </table:table-cell>
          <table:table-cell office:value-type="float" office:value="1142302" calcext:value-type="float">
            <text:p>1142302</text:p>
          </table:table-cell>
          <table:table-cell office:value-type="float" office:value="1166648" calcext:value-type="float">
            <text:p>1166648</text:p>
          </table:table-cell>
          <table:table-cell office:value-type="float" office:value="1191802" calcext:value-type="float">
            <text:p>1191802</text:p>
          </table:table-cell>
          <table:table-cell office:value-type="float" office:value="1217901" calcext:value-type="float">
            <text:p>1217901</text:p>
          </table:table-cell>
          <table:table-cell office:value-type="float" office:value="1245102" calcext:value-type="float">
            <text:p>1245102</text:p>
          </table:table-cell>
          <table:table-cell office:value-type="float" office:value="1273464" calcext:value-type="float">
            <text:p>1273464</text:p>
          </table:table-cell>
          <table:table-cell office:value-type="float" office:value="1303035" calcext:value-type="float">
            <text:p>1303035</text:p>
          </table:table-cell>
          <table:table-cell office:value-type="float" office:value="1333978" calcext:value-type="float">
            <text:p>1333978</text:p>
          </table:table-cell>
          <table:table-cell office:value-type="float" office:value="1366502" calcext:value-type="float">
            <text:p>1366502</text:p>
          </table:table-cell>
          <table:table-cell office:value-type="float" office:value="1400730" calcext:value-type="float">
            <text:p>1400730</text:p>
          </table:table-cell>
          <table:table-cell office:value-type="float" office:value="1436738" calcext:value-type="float">
            <text:p>1436738</text:p>
          </table:table-cell>
          <table:table-cell office:value-type="float" office:value="1474567" calcext:value-type="float">
            <text:p>1474567</text:p>
          </table:table-cell>
          <table:table-cell office:value-type="float" office:value="1514366" calcext:value-type="float">
            <text:p>1514366</text:p>
          </table:table-cell>
          <table:table-cell office:value-type="float" office:value="1556290" calcext:value-type="float">
            <text:p>1556290</text:p>
          </table:table-cell>
          <table:table-cell office:value-type="float" office:value="1600452" calcext:value-type="float">
            <text:p>1600452</text:p>
          </table:table-cell>
          <table:table-cell office:value-type="float" office:value="1645836" calcext:value-type="float">
            <text:p>1645836</text:p>
          </table:table-cell>
          <table:table-cell office:value-type="float" office:value="1692140" calcext:value-type="float">
            <text:p>1692140</text:p>
          </table:table-cell>
          <table:table-cell office:value-type="float" office:value="1740914" calcext:value-type="float">
            <text:p>1740914</text:p>
          </table:table-cell>
          <table:table-cell office:value-type="float" office:value="1794248" calcext:value-type="float">
            <text:p>1794248</text:p>
          </table:table-cell>
          <table:table-cell office:value-type="float" office:value="1853001" calcext:value-type="float">
            <text:p>1853001</text:p>
          </table:table-cell>
          <table:table-cell office:value-type="float" office:value="1918826" calcext:value-type="float">
            <text:p>1918826</text:p>
          </table:table-cell>
          <table:table-cell office:value-type="float" office:value="1989483" calcext:value-type="float">
            <text:p>1989483</text:p>
          </table:table-cell>
          <table:table-cell office:value-type="float" office:value="2057227" calcext:value-type="float">
            <text:p>2057227</text:p>
          </table:table-cell>
          <table:table-cell office:value-type="float" office:value="2111671" calcext:value-type="float">
            <text:p>2111671</text:p>
          </table:table-cell>
          <table:table-cell office:value-type="float" office:value="2145754" calcext:value-type="float">
            <text:p>2145754</text:p>
          </table:table-cell>
          <table:table-cell office:value-type="float" office:value="2158429" calcext:value-type="float">
            <text:p>2158429</text:p>
          </table:table-cell>
          <table:table-cell office:value-type="float" office:value="2153316" calcext:value-type="float">
            <text:p>2153316</text:p>
          </table:table-cell>
          <table:table-cell office:value-type="float" office:value="2134097" calcext:value-type="float">
            <text:p>2134097</text:p>
          </table:table-cell>
          <table:table-cell office:value-type="float" office:value="2106431" calcext:value-type="float">
            <text:p>2106431</text:p>
          </table:table-cell>
          <table:table-cell office:value-type="float" office:value="2075912" calcext:value-type="float">
            <text:p>2075912</text:p>
          </table:table-cell>
          <table:table-cell office:value-type="float" office:value="2040139" calcext:value-type="float">
            <text:p>2040139</text:p>
          </table:table-cell>
          <table:table-cell office:value-type="float" office:value="2001624" calcext:value-type="float">
            <text:p>2001624</text:p>
          </table:table-cell>
          <table:table-cell office:value-type="float" office:value="1976699" calcext:value-type="float">
            <text:p>1976699</text:p>
          </table:table-cell>
          <table:table-cell office:value-type="float" office:value="1986493" calcext:value-type="float">
            <text:p>1986493</text:p>
          </table:table-cell>
          <table:table-cell office:value-type="float" office:value="2044661" calcext:value-type="float">
            <text:p>2044661</text:p>
          </table:table-cell>
          <table:table-cell office:value-type="float" office:value="2160478" calcext:value-type="float">
            <text:p>2160478</text:p>
          </table:table-cell>
          <table:table-cell office:value-type="float" office:value="2326202" calcext:value-type="float">
            <text:p>2326202</text:p>
          </table:table-cell>
          <table:table-cell office:value-type="float" office:value="2517481" calcext:value-type="float">
            <text:p>2517481</text:p>
          </table:table-cell>
          <table:table-cell office:value-type="float" office:value="2699712" calcext:value-type="float">
            <text:p>2699712</text:p>
          </table:table-cell>
          <table:table-cell office:value-type="float" office:value="2848456" calcext:value-type="float">
            <text:p>2848456</text:p>
          </table:table-cell>
          <table:table-cell office:value-type="float" office:value="2953927" calcext:value-type="float">
            <text:p>2953927</text:p>
          </table:table-cell>
          <table:table-cell office:value-type="float" office:value="3024729" calcext:value-type="float">
            <text:p>3024729</text:p>
          </table:table-cell>
          <table:table-cell office:value-type="float" office:value="3077058" calcext:value-type="float">
            <text:p>3077058</text:p>
          </table:table-cell>
          <table:table-cell office:value-type="float" office:value="3135651" calcext:value-type="float">
            <text:p>3135651</text:p>
          </table:table-cell>
          <table:table-cell office:value-type="float" office:value="3218116" calcext:value-type="float">
            <text:p>3218116</text:p>
          </table:table-cell>
          <table:table-cell office:value-type="float" office:value="3329211" calcext:value-type="float">
            <text:p>3329211</text:p>
          </table:table-cell>
          <table:table-cell office:value-type="float" office:value="3461911" calcext:value-type="float">
            <text:p>3461911</text:p>
          </table:table-cell>
          <table:table-cell office:value-type="float" office:value="3607860" calcext:value-type="float">
            <text:p>3607860</text:p>
          </table:table-cell>
          <table:table-cell office:value-type="float" office:value="3754133" calcext:value-type="float">
            <text:p>3754133</text:p>
          </table:table-cell>
          <table:table-cell office:value-type="float" office:value="3891356" calcext:value-type="float">
            <text:p>3891356</text:p>
          </table:table-cell>
          <table:table-cell office:value-type="float" office:value="4017443" calcext:value-type="float">
            <text:p>4017443</text:p>
          </table:table-cell>
          <table:table-cell office:value-type="float" office:value="4135659" calcext:value-type="float">
            <text:p>4135659</text:p>
          </table:table-cell>
          <table:table-cell office:value-type="float" office:value="4248334" calcext:value-type="float">
            <text:p>4248334</text:p>
          </table:table-cell>
          <table:table-cell office:value-type="float" office:value="4359505" calcext:value-type="float">
            <text:p>4359505</text:p>
          </table:table-cell>
          <table:table-cell office:value-type="float" office:value="4472230" calcext:value-type="float">
            <text:p>4472230</text:p>
          </table:table-cell>
          <table:table-cell office:value-type="float" office:value="4586788" calcext:value-type="float">
            <text:p>4586788</text:p>
          </table:table-cell>
          <table:table-cell office:value-type="float" office:value="4702228" calcext:value-type="float">
            <text:p>4702228</text:p>
          </table:table-cell>
          <table:table-cell office:value-type="float" office:value="4818977" calcext:value-type="float">
            <text:p>4818977</text:p>
          </table:table-cell>
        </table:table-row>
        <table:table-row table:style-name="ro1">
          <table:table-cell office:value-type="string" calcext:value-type="string">
            <text:p>Libye</text:p>
          </table:table-cell>
          <table:table-cell office:value-type="string" calcext:value-type="string">
            <text:p>LBY</text:p>
          </table:table-cell>
          <table:table-cell office:value-type="float" office:value="1448417" calcext:value-type="float">
            <text:p>1448417</text:p>
          </table:table-cell>
          <table:table-cell office:value-type="float" office:value="1498071" calcext:value-type="float">
            <text:p>1498071</text:p>
          </table:table-cell>
          <table:table-cell office:value-type="float" office:value="1550813" calcext:value-type="float">
            <text:p>1550813</text:p>
          </table:table-cell>
          <table:table-cell office:value-type="float" office:value="1607171" calcext:value-type="float">
            <text:p>1607171</text:p>
          </table:table-cell>
          <table:table-cell office:value-type="float" office:value="1667825" calcext:value-type="float">
            <text:p>1667825</text:p>
          </table:table-cell>
          <table:table-cell office:value-type="float" office:value="1733306" calcext:value-type="float">
            <text:p>1733306</text:p>
          </table:table-cell>
          <table:table-cell office:value-type="float" office:value="1803683" calcext:value-type="float">
            <text:p>1803683</text:p>
          </table:table-cell>
          <table:table-cell office:value-type="float" office:value="1878877" calcext:value-type="float">
            <text:p>1878877</text:p>
          </table:table-cell>
          <table:table-cell office:value-type="float" office:value="1958914" calcext:value-type="float">
            <text:p>1958914</text:p>
          </table:table-cell>
          <table:table-cell office:value-type="float" office:value="2043818" calcext:value-type="float">
            <text:p>2043818</text:p>
          </table:table-cell>
          <table:table-cell office:value-type="float" office:value="2133526" calcext:value-type="float">
            <text:p>2133526</text:p>
          </table:table-cell>
          <table:table-cell office:value-type="float" office:value="2228146" calcext:value-type="float">
            <text:p>2228146</text:p>
          </table:table-cell>
          <table:table-cell office:value-type="float" office:value="2327490" calcext:value-type="float">
            <text:p>2327490</text:p>
          </table:table-cell>
          <table:table-cell office:value-type="float" office:value="2430755" calcext:value-type="float">
            <text:p>2430755</text:p>
          </table:table-cell>
          <table:table-cell office:value-type="float" office:value="2536888" calcext:value-type="float">
            <text:p>2536888</text:p>
          </table:table-cell>
          <table:table-cell office:value-type="float" office:value="2645139" calcext:value-type="float">
            <text:p>2645139</text:p>
          </table:table-cell>
          <table:table-cell office:value-type="float" office:value="2754696" calcext:value-type="float">
            <text:p>2754696</text:p>
          </table:table-cell>
          <table:table-cell office:value-type="float" office:value="2865637" calcext:value-type="float">
            <text:p>2865637</text:p>
          </table:table-cell>
          <table:table-cell office:value-type="float" office:value="2979093" calcext:value-type="float">
            <text:p>2979093</text:p>
          </table:table-cell>
          <table:table-cell office:value-type="float" office:value="3096729" calcext:value-type="float">
            <text:p>3096729</text:p>
          </table:table-cell>
          <table:table-cell office:value-type="float" office:value="3219466" calcext:value-type="float">
            <text:p>3219466</text:p>
          </table:table-cell>
          <table:table-cell office:value-type="float" office:value="3347781" calcext:value-type="float">
            <text:p>3347781</text:p>
          </table:table-cell>
          <table:table-cell office:value-type="float" office:value="3480454" calcext:value-type="float">
            <text:p>3480454</text:p>
          </table:table-cell>
          <table:table-cell office:value-type="float" office:value="3614689" calcext:value-type="float">
            <text:p>3614689</text:p>
          </table:table-cell>
          <table:table-cell office:value-type="float" office:value="3746715" calcext:value-type="float">
            <text:p>3746715</text:p>
          </table:table-cell>
          <table:table-cell office:value-type="float" office:value="3873781" calcext:value-type="float">
            <text:p>3873781</text:p>
          </table:table-cell>
          <table:table-cell office:value-type="float" office:value="3994597" calcext:value-type="float">
            <text:p>3994597</text:p>
          </table:table-cell>
          <table:table-cell office:value-type="float" office:value="4109725" calcext:value-type="float">
            <text:p>4109725</text:p>
          </table:table-cell>
          <table:table-cell office:value-type="float" office:value="4220450" calcext:value-type="float">
            <text:p>4220450</text:p>
          </table:table-cell>
          <table:table-cell office:value-type="float" office:value="4328939" calcext:value-type="float">
            <text:p>4328939</text:p>
          </table:table-cell>
          <table:table-cell office:value-type="float" office:value="4436661" calcext:value-type="float">
            <text:p>4436661</text:p>
          </table:table-cell>
          <table:table-cell office:value-type="float" office:value="4544242" calcext:value-type="float">
            <text:p>4544242</text:p>
          </table:table-cell>
          <table:table-cell office:value-type="float" office:value="4650885" calcext:value-type="float">
            <text:p>4650885</text:p>
          </table:table-cell>
          <table:table-cell office:value-type="float" office:value="4755133" calcext:value-type="float">
            <text:p>4755133</text:p>
          </table:table-cell>
          <table:table-cell office:value-type="float" office:value="4854875" calcext:value-type="float">
            <text:p>4854875</text:p>
          </table:table-cell>
          <table:table-cell office:value-type="float" office:value="4948798" calcext:value-type="float">
            <text:p>4948798</text:p>
          </table:table-cell>
          <table:table-cell office:value-type="float" office:value="5036171" calcext:value-type="float">
            <text:p>5036171</text:p>
          </table:table-cell>
          <table:table-cell office:value-type="float" office:value="5118007" calcext:value-type="float">
            <text:p>5118007</text:p>
          </table:table-cell>
          <table:table-cell office:value-type="float" office:value="5196780" calcext:value-type="float">
            <text:p>5196780</text:p>
          </table:table-cell>
          <table:table-cell office:value-type="float" office:value="5275926" calcext:value-type="float">
            <text:p>5275926</text:p>
          </table:table-cell>
          <table:table-cell office:value-type="float" office:value="5357891" calcext:value-type="float">
            <text:p>5357891</text:p>
          </table:table-cell>
          <table:table-cell office:value-type="float" office:value="5443248" calcext:value-type="float">
            <text:p>5443248</text:p>
          </table:table-cell>
          <table:table-cell office:value-type="float" office:value="5531089" calcext:value-type="float">
            <text:p>5531089</text:p>
          </table:table-cell>
          <table:table-cell office:value-type="float" office:value="5620547" calcext:value-type="float">
            <text:p>5620547</text:p>
          </table:table-cell>
          <table:table-cell office:value-type="float" office:value="5710154" calcext:value-type="float">
            <text:p>5710154</text:p>
          </table:table-cell>
          <table:table-cell office:value-type="float" office:value="5798614" calcext:value-type="float">
            <text:p>5798614</text:p>
          </table:table-cell>
          <table:table-cell office:value-type="float" office:value="5886872" calcext:value-type="float">
            <text:p>5886872</text:p>
          </table:table-cell>
          <table:table-cell office:value-type="float" office:value="5974787" calcext:value-type="float">
            <text:p>5974787</text:p>
          </table:table-cell>
          <table:table-cell office:value-type="float" office:value="6058748" calcext:value-type="float">
            <text:p>6058748</text:p>
          </table:table-cell>
          <table:table-cell office:value-type="float" office:value="6133984" calcext:value-type="float">
            <text:p>6133984</text:p>
          </table:table-cell>
          <table:table-cell office:value-type="float" office:value="6197663" calcext:value-type="float">
            <text:p>6197663</text:p>
          </table:table-cell>
          <table:table-cell office:value-type="float" office:value="6247439" calcext:value-type="float">
            <text:p>6247439</text:p>
          </table:table-cell>
          <table:table-cell office:value-type="float" office:value="6285750" calcext:value-type="float">
            <text:p>6285750</text:p>
          </table:table-cell>
          <table:table-cell office:value-type="float" office:value="6320359" calcext:value-type="float">
            <text:p>6320359</text:p>
          </table:table-cell>
          <table:table-cell office:value-type="float" office:value="6362037" calcext:value-type="float">
            <text:p>6362037</text:p>
          </table:table-cell>
          <table:table-cell office:value-type="float" office:value="6418315" calcext:value-type="float">
            <text:p>6418315</text:p>
          </table:table-cell>
          <table:table-cell office:value-type="float" office:value="6492164" calcext:value-type="float">
            <text:p>6492164</text:p>
          </table:table-cell>
          <table:table-cell office:value-type="float" office:value="6580724" calcext:value-type="float">
            <text:p>6580724</text:p>
          </table:table-cell>
          <table:table-cell office:value-type="float" office:value="6678567" calcext:value-type="float">
            <text:p>6678567</text:p>
          </table:table-cell>
        </table:table-row>
        <table:table-row table:style-name="ro1">
          <table:table-cell office:value-type="string" calcext:value-type="string">
            <text:p>Sainte-Lucie</text:p>
          </table:table-cell>
          <table:table-cell office:value-type="string" calcext:value-type="string">
            <text:p>LCA</text:p>
          </table:table-cell>
          <table:table-cell office:value-type="float" office:value="89697" calcext:value-type="float">
            <text:p>89697</text:p>
          </table:table-cell>
          <table:table-cell office:value-type="float" office:value="90716" calcext:value-type="float">
            <text:p>90716</text:p>
          </table:table-cell>
          <table:table-cell office:value-type="float" office:value="91891" calcext:value-type="float">
            <text:p>91891</text:p>
          </table:table-cell>
          <table:table-cell office:value-type="float" office:value="93211" calcext:value-type="float">
            <text:p>93211</text:p>
          </table:table-cell>
          <table:table-cell office:value-type="float" office:value="94636" calcext:value-type="float">
            <text:p>94636</text:p>
          </table:table-cell>
          <table:table-cell office:value-type="float" office:value="96134" calcext:value-type="float">
            <text:p>96134</text:p>
          </table:table-cell>
          <table:table-cell office:value-type="float" office:value="97715" calcext:value-type="float">
            <text:p>97715</text:p>
          </table:table-cell>
          <table:table-cell office:value-type="float" office:value="99365" calcext:value-type="float">
            <text:p>99365</text:p>
          </table:table-cell>
          <table:table-cell office:value-type="float" office:value="101035" calcext:value-type="float">
            <text:p>101035</text:p>
          </table:table-cell>
          <table:table-cell office:value-type="float" office:value="102597" calcext:value-type="float">
            <text:p>102597</text:p>
          </table:table-cell>
          <table:table-cell office:value-type="float" office:value="104015" calcext:value-type="float">
            <text:p>104015</text:p>
          </table:table-cell>
          <table:table-cell office:value-type="float" office:value="105247" calcext:value-type="float">
            <text:p>105247</text:p>
          </table:table-cell>
          <table:table-cell office:value-type="float" office:value="106310" calcext:value-type="float">
            <text:p>106310</text:p>
          </table:table-cell>
          <table:table-cell office:value-type="float" office:value="107320" calcext:value-type="float">
            <text:p>107320</text:p>
          </table:table-cell>
          <table:table-cell office:value-type="float" office:value="108391" calcext:value-type="float">
            <text:p>108391</text:p>
          </table:table-cell>
          <table:table-cell office:value-type="float" office:value="109627" calcext:value-type="float">
            <text:p>109627</text:p>
          </table:table-cell>
          <table:table-cell office:value-type="float" office:value="111067" calcext:value-type="float">
            <text:p>111067</text:p>
          </table:table-cell>
          <table:table-cell office:value-type="float" office:value="112685" calcext:value-type="float">
            <text:p>112685</text:p>
          </table:table-cell>
          <table:table-cell office:value-type="float" office:value="114400" calcext:value-type="float">
            <text:p>114400</text:p>
          </table:table-cell>
          <table:table-cell office:value-type="float" office:value="116136" calcext:value-type="float">
            <text:p>116136</text:p>
          </table:table-cell>
          <table:table-cell office:value-type="float" office:value="117822" calcext:value-type="float">
            <text:p>117822</text:p>
          </table:table-cell>
          <table:table-cell office:value-type="float" office:value="119430" calcext:value-type="float">
            <text:p>119430</text:p>
          </table:table-cell>
          <table:table-cell office:value-type="float" office:value="120988" calcext:value-type="float">
            <text:p>120988</text:p>
          </table:table-cell>
          <table:table-cell office:value-type="float" office:value="122564" calcext:value-type="float">
            <text:p>122564</text:p>
          </table:table-cell>
          <table:table-cell office:value-type="float" office:value="124292" calcext:value-type="float">
            <text:p>124292</text:p>
          </table:table-cell>
          <table:table-cell office:value-type="float" office:value="126244" calcext:value-type="float">
            <text:p>126244</text:p>
          </table:table-cell>
          <table:table-cell office:value-type="float" office:value="128449" calcext:value-type="float">
            <text:p>128449</text:p>
          </table:table-cell>
          <table:table-cell office:value-type="float" office:value="130856" calcext:value-type="float">
            <text:p>130856</text:p>
          </table:table-cell>
          <table:table-cell office:value-type="float" office:value="133367" calcext:value-type="float">
            <text:p>133367</text:p>
          </table:table-cell>
          <table:table-cell office:value-type="float" office:value="135788" calcext:value-type="float">
            <text:p>135788</text:p>
          </table:table-cell>
          <table:table-cell office:value-type="float" office:value="138020" calcext:value-type="float">
            <text:p>138020</text:p>
          </table:table-cell>
          <table:table-cell office:value-type="float" office:value="139995" calcext:value-type="float">
            <text:p>139995</text:p>
          </table:table-cell>
          <table:table-cell office:value-type="float" office:value="141760" calcext:value-type="float">
            <text:p>141760</text:p>
          </table:table-cell>
          <table:table-cell office:value-type="float" office:value="143409" calcext:value-type="float">
            <text:p>143409</text:p>
          </table:table-cell>
          <table:table-cell office:value-type="float" office:value="145083" calcext:value-type="float">
            <text:p>145083</text:p>
          </table:table-cell>
          <table:table-cell office:value-type="float" office:value="146870" calcext:value-type="float">
            <text:p>146870</text:p>
          </table:table-cell>
          <table:table-cell office:value-type="float" office:value="148834" calcext:value-type="float">
            <text:p>148834</text:p>
          </table:table-cell>
          <table:table-cell office:value-type="float" office:value="150913" calcext:value-type="float">
            <text:p>150913</text:p>
          </table:table-cell>
          <table:table-cell office:value-type="float" office:value="153021" calcext:value-type="float">
            <text:p>153021</text:p>
          </table:table-cell>
          <table:table-cell office:value-type="float" office:value="154995" calcext:value-type="float">
            <text:p>154995</text:p>
          </table:table-cell>
          <table:table-cell office:value-type="float" office:value="156729" calcext:value-type="float">
            <text:p>156729</text:p>
          </table:table-cell>
          <table:table-cell office:value-type="float" office:value="158179" calcext:value-type="float">
            <text:p>158179</text:p>
          </table:table-cell>
          <table:table-cell office:value-type="float" office:value="159392" calcext:value-type="float">
            <text:p>159392</text:p>
          </table:table-cell>
          <table:table-cell office:value-type="float" office:value="160530" calcext:value-type="float">
            <text:p>160530</text:p>
          </table:table-cell>
          <table:table-cell office:value-type="float" office:value="161816" calcext:value-type="float">
            <text:p>161816</text:p>
          </table:table-cell>
          <table:table-cell office:value-type="float" office:value="163417" calcext:value-type="float">
            <text:p>163417</text:p>
          </table:table-cell>
          <table:table-cell office:value-type="float" office:value="165381" calcext:value-type="float">
            <text:p>165381</text:p>
          </table:table-cell>
          <table:table-cell office:value-type="float" office:value="167639" calcext:value-type="float">
            <text:p>167639</text:p>
          </table:table-cell>
          <table:table-cell office:value-type="float" office:value="170011" calcext:value-type="float">
            <text:p>170011</text:p>
          </table:table-cell>
          <table:table-cell office:value-type="float" office:value="172221" calcext:value-type="float">
            <text:p>172221</text:p>
          </table:table-cell>
          <table:table-cell office:value-type="float" office:value="174085" calcext:value-type="float">
            <text:p>174085</text:p>
          </table:table-cell>
          <table:table-cell office:value-type="float" office:value="175544" calcext:value-type="float">
            <text:p>175544</text:p>
          </table:table-cell>
          <table:table-cell office:value-type="float" office:value="176646" calcext:value-type="float">
            <text:p>176646</text:p>
          </table:table-cell>
          <table:table-cell office:value-type="float" office:value="177513" calcext:value-type="float">
            <text:p>177513</text:p>
          </table:table-cell>
          <table:table-cell office:value-type="float" office:value="178296" calcext:value-type="float">
            <text:p>178296</text:p>
          </table:table-cell>
          <table:table-cell office:value-type="float" office:value="179126" calcext:value-type="float">
            <text:p>179126</text:p>
          </table:table-cell>
          <table:table-cell office:value-type="float" office:value="180024" calcext:value-type="float">
            <text:p>180024</text:p>
          </table:table-cell>
          <table:table-cell office:value-type="float" office:value="180955" calcext:value-type="float">
            <text:p>180955</text:p>
          </table:table-cell>
          <table:table-cell office:value-type="float" office:value="181889" calcext:value-type="float">
            <text:p>181889</text:p>
          </table:table-cell>
        </table:table-row>
        <table:table-row table:style-name="ro1">
          <table:table-cell office:value-type="string" calcext:value-type="string">
            <text:p>Amérique latine et Caraïbes</text:p>
          </table:table-cell>
          <table:table-cell office:value-type="string" calcext:value-type="string">
            <text:p>LCN</text:p>
          </table:table-cell>
          <table:table-cell office:value-type="float" office:value="219907801" calcext:value-type="float">
            <text:p>219907801</text:p>
          </table:table-cell>
          <table:table-cell office:value-type="float" office:value="225993884" calcext:value-type="float">
            <text:p>225993884</text:p>
          </table:table-cell>
          <table:table-cell office:value-type="float" office:value="232265533" calcext:value-type="float">
            <text:p>232265533</text:p>
          </table:table-cell>
          <table:table-cell office:value-type="float" office:value="238696012" calcext:value-type="float">
            <text:p>238696012</text:p>
          </table:table-cell>
          <table:table-cell office:value-type="float" office:value="245233432" calcext:value-type="float">
            <text:p>245233432</text:p>
          </table:table-cell>
          <table:table-cell office:value-type="float" office:value="251850859" calcext:value-type="float">
            <text:p>251850859</text:p>
          </table:table-cell>
          <table:table-cell office:value-type="float" office:value="258538106" calcext:value-type="float">
            <text:p>258538106</text:p>
          </table:table-cell>
          <table:table-cell office:value-type="float" office:value="265295652" calcext:value-type="float">
            <text:p>265295652</text:p>
          </table:table-cell>
          <table:table-cell office:value-type="float" office:value="272128513" calcext:value-type="float">
            <text:p>272128513</text:p>
          </table:table-cell>
          <table:table-cell office:value-type="float" office:value="279037414" calcext:value-type="float">
            <text:p>279037414</text:p>
          </table:table-cell>
          <table:table-cell office:value-type="float" office:value="286027166" calcext:value-type="float">
            <text:p>286027166</text:p>
          </table:table-cell>
          <table:table-cell office:value-type="float" office:value="293097388" calcext:value-type="float">
            <text:p>293097388</text:p>
          </table:table-cell>
          <table:table-cell office:value-type="float" office:value="300238819" calcext:value-type="float">
            <text:p>300238819</text:p>
          </table:table-cell>
          <table:table-cell office:value-type="float" office:value="307462534" calcext:value-type="float">
            <text:p>307462534</text:p>
          </table:table-cell>
          <table:table-cell office:value-type="float" office:value="314773956" calcext:value-type="float">
            <text:p>314773956</text:p>
          </table:table-cell>
          <table:table-cell office:value-type="float" office:value="322176757" calcext:value-type="float">
            <text:p>322176757</text:p>
          </table:table-cell>
          <table:table-cell office:value-type="float" office:value="329667217" calcext:value-type="float">
            <text:p>329667217</text:p>
          </table:table-cell>
          <table:table-cell office:value-type="float" office:value="337240049" calcext:value-type="float">
            <text:p>337240049</text:p>
          </table:table-cell>
          <table:table-cell office:value-type="float" office:value="344913615" calcext:value-type="float">
            <text:p>344913615</text:p>
          </table:table-cell>
          <table:table-cell office:value-type="float" office:value="352693991" calcext:value-type="float">
            <text:p>352693991</text:p>
          </table:table-cell>
          <table:table-cell office:value-type="float" office:value="360591861" calcext:value-type="float">
            <text:p>360591861</text:p>
          </table:table-cell>
          <table:table-cell office:value-type="float" office:value="368601995" calcext:value-type="float">
            <text:p>368601995</text:p>
          </table:table-cell>
          <table:table-cell office:value-type="float" office:value="376714428" calcext:value-type="float">
            <text:p>376714428</text:p>
          </table:table-cell>
          <table:table-cell office:value-type="float" office:value="384896426" calcext:value-type="float">
            <text:p>384896426</text:p>
          </table:table-cell>
          <table:table-cell office:value-type="float" office:value="393106351" calcext:value-type="float">
            <text:p>393106351</text:p>
          </table:table-cell>
          <table:table-cell office:value-type="float" office:value="401311796" calcext:value-type="float">
            <text:p>401311796</text:p>
          </table:table-cell>
          <table:table-cell office:value-type="float" office:value="409496610" calcext:value-type="float">
            <text:p>409496610</text:p>
          </table:table-cell>
          <table:table-cell office:value-type="float" office:value="417659736" calcext:value-type="float">
            <text:p>417659736</text:p>
          </table:table-cell>
          <table:table-cell office:value-type="float" office:value="425800798" calcext:value-type="float">
            <text:p>425800798</text:p>
          </table:table-cell>
          <table:table-cell office:value-type="float" office:value="433925886" calcext:value-type="float">
            <text:p>433925886</text:p>
          </table:table-cell>
          <table:table-cell office:value-type="float" office:value="442040696" calcext:value-type="float">
            <text:p>442040696</text:p>
          </table:table-cell>
          <table:table-cell office:value-type="float" office:value="450125305" calcext:value-type="float">
            <text:p>450125305</text:p>
          </table:table-cell>
          <table:table-cell office:value-type="float" office:value="458175526" calcext:value-type="float">
            <text:p>458175526</text:p>
          </table:table-cell>
          <table:table-cell office:value-type="float" office:value="466199679" calcext:value-type="float">
            <text:p>466199679</text:p>
          </table:table-cell>
          <table:table-cell office:value-type="float" office:value="474193423" calcext:value-type="float">
            <text:p>474193423</text:p>
          </table:table-cell>
          <table:table-cell office:value-type="float" office:value="482150647" calcext:value-type="float">
            <text:p>482150647</text:p>
          </table:table-cell>
          <table:table-cell office:value-type="float" office:value="490080681" calcext:value-type="float">
            <text:p>490080681</text:p>
          </table:table-cell>
          <table:table-cell office:value-type="float" office:value="497957410" calcext:value-type="float">
            <text:p>497957410</text:p>
          </table:table-cell>
          <table:table-cell office:value-type="float" office:value="505774348" calcext:value-type="float">
            <text:p>505774348</text:p>
          </table:table-cell>
          <table:table-cell office:value-type="float" office:value="513442848" calcext:value-type="float">
            <text:p>513442848</text:p>
          </table:table-cell>
          <table:table-cell office:value-type="float" office:value="520964431" calcext:value-type="float">
            <text:p>520964431</text:p>
          </table:table-cell>
          <table:table-cell office:value-type="float" office:value="528336554" calcext:value-type="float">
            <text:p>528336554</text:p>
          </table:table-cell>
          <table:table-cell office:value-type="float" office:value="535570691" calcext:value-type="float">
            <text:p>535570691</text:p>
          </table:table-cell>
          <table:table-cell office:value-type="float" office:value="542684680" calcext:value-type="float">
            <text:p>542684680</text:p>
          </table:table-cell>
          <table:table-cell office:value-type="float" office:value="549705414" calcext:value-type="float">
            <text:p>549705414</text:p>
          </table:table-cell>
          <table:table-cell office:value-type="float" office:value="556652026" calcext:value-type="float">
            <text:p>556652026</text:p>
          </table:table-cell>
          <table:table-cell office:value-type="float" office:value="563521369" calcext:value-type="float">
            <text:p>563521369</text:p>
          </table:table-cell>
          <table:table-cell office:value-type="float" office:value="570314774" calcext:value-type="float">
            <text:p>570314774</text:p>
          </table:table-cell>
          <table:table-cell office:value-type="float" office:value="577050884" calcext:value-type="float">
            <text:p>577050884</text:p>
          </table:table-cell>
          <table:table-cell office:value-type="float" office:value="583746102" calcext:value-type="float">
            <text:p>583746102</text:p>
          </table:table-cell>
          <table:table-cell office:value-type="float" office:value="590303295" calcext:value-type="float">
            <text:p>590303295</text:p>
          </table:table-cell>
          <table:table-cell office:value-type="float" office:value="596966199" calcext:value-type="float">
            <text:p>596966199</text:p>
          </table:table-cell>
          <table:table-cell office:value-type="float" office:value="603586217" calcext:value-type="float">
            <text:p>603586217</text:p>
          </table:table-cell>
          <table:table-cell office:value-type="float" office:value="610151927" calcext:value-type="float">
            <text:p>610151927</text:p>
          </table:table-cell>
          <table:table-cell office:value-type="float" office:value="616619613" calcext:value-type="float">
            <text:p>616619613</text:p>
          </table:table-cell>
          <table:table-cell office:value-type="float" office:value="622986033" calcext:value-type="float">
            <text:p>622986033</text:p>
          </table:table-cell>
          <table:table-cell office:value-type="float" office:value="629240066" calcext:value-type="float">
            <text:p>629240066</text:p>
          </table:table-cell>
          <table:table-cell office:value-type="float" office:value="635372515" calcext:value-type="float">
            <text:p>635372515</text:p>
          </table:table-cell>
          <table:table-cell office:value-type="float" office:value="641357515" calcext:value-type="float">
            <text:p>641357515</text:p>
          </table:table-cell>
        </table:table-row>
        <table:table-row table:style-name="ro1">
          <table:table-cell office:value-type="string" calcext:value-type="string">
            <text:p>Pays les moins avancés : classement de l’ONU</text:p>
          </table:table-cell>
          <table:table-cell office:value-type="string" calcext:value-type="string">
            <text:p>LDC</text:p>
          </table:table-cell>
          <table:table-cell office:value-type="float" office:value="240518433" calcext:value-type="float">
            <text:p>240518433</text:p>
          </table:table-cell>
          <table:table-cell office:value-type="float" office:value="246113640" calcext:value-type="float">
            <text:p>246113640</text:p>
          </table:table-cell>
          <table:table-cell office:value-type="float" office:value="251900741" calcext:value-type="float">
            <text:p>251900741</text:p>
          </table:table-cell>
          <table:table-cell office:value-type="float" office:value="257908074" calcext:value-type="float">
            <text:p>257908074</text:p>
          </table:table-cell>
          <table:table-cell office:value-type="float" office:value="264174179" calcext:value-type="float">
            <text:p>264174179</text:p>
          </table:table-cell>
          <table:table-cell office:value-type="float" office:value="270720892" calcext:value-type="float">
            <text:p>270720892</text:p>
          </table:table-cell>
          <table:table-cell office:value-type="float" office:value="277573029" calcext:value-type="float">
            <text:p>277573029</text:p>
          </table:table-cell>
          <table:table-cell office:value-type="float" office:value="284708409" calcext:value-type="float">
            <text:p>284708409</text:p>
          </table:table-cell>
          <table:table-cell office:value-type="float" office:value="292045744" calcext:value-type="float">
            <text:p>292045744</text:p>
          </table:table-cell>
          <table:table-cell office:value-type="float" office:value="299473256" calcext:value-type="float">
            <text:p>299473256</text:p>
          </table:table-cell>
          <table:table-cell office:value-type="float" office:value="306916896" calcext:value-type="float">
            <text:p>306916896</text:p>
          </table:table-cell>
          <table:table-cell office:value-type="float" office:value="314344629" calcext:value-type="float">
            <text:p>314344629</text:p>
          </table:table-cell>
          <table:table-cell office:value-type="float" office:value="321797581" calcext:value-type="float">
            <text:p>321797581</text:p>
          </table:table-cell>
          <table:table-cell office:value-type="float" office:value="329357353" calcext:value-type="float">
            <text:p>329357353</text:p>
          </table:table-cell>
          <table:table-cell office:value-type="float" office:value="337142681" calcext:value-type="float">
            <text:p>337142681</text:p>
          </table:table-cell>
          <table:table-cell office:value-type="float" office:value="345242710" calcext:value-type="float">
            <text:p>345242710</text:p>
          </table:table-cell>
          <table:table-cell office:value-type="float" office:value="353691338" calcext:value-type="float">
            <text:p>353691338</text:p>
          </table:table-cell>
          <table:table-cell office:value-type="float" office:value="362475112" calcext:value-type="float">
            <text:p>362475112</text:p>
          </table:table-cell>
          <table:table-cell office:value-type="float" office:value="371577256" calcext:value-type="float">
            <text:p>371577256</text:p>
          </table:table-cell>
          <table:table-cell office:value-type="float" office:value="380963304" calcext:value-type="float">
            <text:p>380963304</text:p>
          </table:table-cell>
          <table:table-cell office:value-type="float" office:value="390612563" calcext:value-type="float">
            <text:p>390612563</text:p>
          </table:table-cell>
          <table:table-cell office:value-type="float" office:value="400528924" calcext:value-type="float">
            <text:p>400528924</text:p>
          </table:table-cell>
          <table:table-cell office:value-type="float" office:value="410740611" calcext:value-type="float">
            <text:p>410740611</text:p>
          </table:table-cell>
          <table:table-cell office:value-type="float" office:value="421279107" calcext:value-type="float">
            <text:p>421279107</text:p>
          </table:table-cell>
          <table:table-cell office:value-type="float" office:value="432185325" calcext:value-type="float">
            <text:p>432185325</text:p>
          </table:table-cell>
          <table:table-cell office:value-type="float" office:value="443491288" calcext:value-type="float">
            <text:p>443491288</text:p>
          </table:table-cell>
          <table:table-cell office:value-type="float" office:value="455193656" calcext:value-type="float">
            <text:p>455193656</text:p>
          </table:table-cell>
          <table:table-cell office:value-type="float" office:value="467290514" calcext:value-type="float">
            <text:p>467290514</text:p>
          </table:table-cell>
          <table:table-cell office:value-type="float" office:value="479814021" calcext:value-type="float">
            <text:p>479814021</text:p>
          </table:table-cell>
          <table:table-cell office:value-type="float" office:value="492803028" calcext:value-type="float">
            <text:p>492803028</text:p>
          </table:table-cell>
          <table:table-cell office:value-type="float" office:value="506275612" calcext:value-type="float">
            <text:p>506275612</text:p>
          </table:table-cell>
          <table:table-cell office:value-type="float" office:value="520262423" calcext:value-type="float">
            <text:p>520262423</text:p>
          </table:table-cell>
          <table:table-cell office:value-type="float" office:value="534731006" calcext:value-type="float">
            <text:p>534731006</text:p>
          </table:table-cell>
          <table:table-cell office:value-type="float" office:value="549559264" calcext:value-type="float">
            <text:p>549559264</text:p>
          </table:table-cell>
          <table:table-cell office:value-type="float" office:value="564581083" calcext:value-type="float">
            <text:p>564581083</text:p>
          </table:table-cell>
          <table:table-cell office:value-type="float" office:value="579681672" calcext:value-type="float">
            <text:p>579681672</text:p>
          </table:table-cell>
          <table:table-cell office:value-type="float" office:value="594801259" calcext:value-type="float">
            <text:p>594801259</text:p>
          </table:table-cell>
          <table:table-cell office:value-type="float" office:value="609983301" calcext:value-type="float">
            <text:p>609983301</text:p>
          </table:table-cell>
          <table:table-cell office:value-type="float" office:value="625342098" calcext:value-type="float">
            <text:p>625342098</text:p>
          </table:table-cell>
          <table:table-cell office:value-type="float" office:value="641046802" calcext:value-type="float">
            <text:p>641046802</text:p>
          </table:table-cell>
          <table:table-cell office:value-type="float" office:value="657215864" calcext:value-type="float">
            <text:p>657215864</text:p>
          </table:table-cell>
          <table:table-cell office:value-type="float" office:value="673903112" calcext:value-type="float">
            <text:p>673903112</text:p>
          </table:table-cell>
          <table:table-cell office:value-type="float" office:value="691061397" calcext:value-type="float">
            <text:p>691061397</text:p>
          </table:table-cell>
          <table:table-cell office:value-type="float" office:value="708587948" calcext:value-type="float">
            <text:p>708587948</text:p>
          </table:table-cell>
          <table:table-cell office:value-type="float" office:value="726331177" calcext:value-type="float">
            <text:p>726331177</text:p>
          </table:table-cell>
          <table:table-cell office:value-type="float" office:value="744190510" calcext:value-type="float">
            <text:p>744190510</text:p>
          </table:table-cell>
          <table:table-cell office:value-type="float" office:value="762132501" calcext:value-type="float">
            <text:p>762132501</text:p>
          </table:table-cell>
          <table:table-cell office:value-type="float" office:value="780219542" calcext:value-type="float">
            <text:p>780219542</text:p>
          </table:table-cell>
          <table:table-cell office:value-type="float" office:value="798563392" calcext:value-type="float">
            <text:p>798563392</text:p>
          </table:table-cell>
          <table:table-cell office:value-type="float" office:value="817322629" calcext:value-type="float">
            <text:p>817322629</text:p>
          </table:table-cell>
          <table:table-cell office:value-type="float" office:value="836614860" calcext:value-type="float">
            <text:p>836614860</text:p>
          </table:table-cell>
          <table:table-cell office:value-type="float" office:value="856472234" calcext:value-type="float">
            <text:p>856472234</text:p>
          </table:table-cell>
          <table:table-cell office:value-type="float" office:value="876869863" calcext:value-type="float">
            <text:p>876869863</text:p>
          </table:table-cell>
          <table:table-cell office:value-type="float" office:value="897797478" calcext:value-type="float">
            <text:p>897797478</text:p>
          </table:table-cell>
          <table:table-cell office:value-type="float" office:value="919226401" calcext:value-type="float">
            <text:p>919226401</text:p>
          </table:table-cell>
          <table:table-cell office:value-type="float" office:value="941131317" calcext:value-type="float">
            <text:p>941131317</text:p>
          </table:table-cell>
          <table:table-cell office:value-type="float" office:value="963511276" calcext:value-type="float">
            <text:p>963511276</text:p>
          </table:table-cell>
          <table:table-cell office:value-type="float" office:value="986365080" calcext:value-type="float">
            <text:p>986365080</text:p>
          </table:table-cell>
          <table:table-cell office:value-type="float" office:value="1009662578" calcext:value-type="float">
            <text:p>1009662578</text:p>
          </table:table-cell>
        </table:table-row>
        <table:table-row table:style-name="ro1">
          <table:table-cell office:value-type="string" calcext:value-type="string">
            <text:p>Faible revenu</text:p>
          </table:table-cell>
          <table:table-cell office:value-type="string" calcext:value-type="string">
            <text:p>LIC</text:p>
          </table:table-cell>
          <table:table-cell office:value-type="float" office:value="158779911" calcext:value-type="float">
            <text:p>158779911</text:p>
          </table:table-cell>
          <table:table-cell office:value-type="float" office:value="162259865" calcext:value-type="float">
            <text:p>162259865</text:p>
          </table:table-cell>
          <table:table-cell office:value-type="float" office:value="165830670" calcext:value-type="float">
            <text:p>165830670</text:p>
          </table:table-cell>
          <table:table-cell office:value-type="float" office:value="169529568" calcext:value-type="float">
            <text:p>169529568</text:p>
          </table:table-cell>
          <table:table-cell office:value-type="float" office:value="173410029" calcext:value-type="float">
            <text:p>173410029</text:p>
          </table:table-cell>
          <table:table-cell office:value-type="float" office:value="177509185" calcext:value-type="float">
            <text:p>177509185</text:p>
          </table:table-cell>
          <table:table-cell office:value-type="float" office:value="181839891" calcext:value-type="float">
            <text:p>181839891</text:p>
          </table:table-cell>
          <table:table-cell office:value-type="float" office:value="186385902" calcext:value-type="float">
            <text:p>186385902</text:p>
          </table:table-cell>
          <table:table-cell office:value-type="float" office:value="191120090" calcext:value-type="float">
            <text:p>191120090</text:p>
          </table:table-cell>
          <table:table-cell office:value-type="float" office:value="196001924" calcext:value-type="float">
            <text:p>196001924</text:p>
          </table:table-cell>
          <table:table-cell office:value-type="float" office:value="201001375" calcext:value-type="float">
            <text:p>201001375</text:p>
          </table:table-cell>
          <table:table-cell office:value-type="float" office:value="206110337" calcext:value-type="float">
            <text:p>206110337</text:p>
          </table:table-cell>
          <table:table-cell office:value-type="float" office:value="211335895" calcext:value-type="float">
            <text:p>211335895</text:p>
          </table:table-cell>
          <table:table-cell office:value-type="float" office:value="216681265" calcext:value-type="float">
            <text:p>216681265</text:p>
          </table:table-cell>
          <table:table-cell office:value-type="float" office:value="222154521" calcext:value-type="float">
            <text:p>222154521</text:p>
          </table:table-cell>
          <table:table-cell office:value-type="float" office:value="227761362" calcext:value-type="float">
            <text:p>227761362</text:p>
          </table:table-cell>
          <table:table-cell office:value-type="float" office:value="233513206" calcext:value-type="float">
            <text:p>233513206</text:p>
          </table:table-cell>
          <table:table-cell office:value-type="float" office:value="239409309" calcext:value-type="float">
            <text:p>239409309</text:p>
          </table:table-cell>
          <table:table-cell office:value-type="float" office:value="245430650" calcext:value-type="float">
            <text:p>245430650</text:p>
          </table:table-cell>
          <table:table-cell office:value-type="float" office:value="251550765" calcext:value-type="float">
            <text:p>251550765</text:p>
          </table:table-cell>
          <table:table-cell office:value-type="float" office:value="257758125" calcext:value-type="float">
            <text:p>257758125</text:p>
          </table:table-cell>
          <table:table-cell office:value-type="float" office:value="264051673" calcext:value-type="float">
            <text:p>264051673</text:p>
          </table:table-cell>
          <table:table-cell office:value-type="float" office:value="270462062" calcext:value-type="float">
            <text:p>270462062</text:p>
          </table:table-cell>
          <table:table-cell office:value-type="float" office:value="277049449" calcext:value-type="float">
            <text:p>277049449</text:p>
          </table:table-cell>
          <table:table-cell office:value-type="float" office:value="283893524" calcext:value-type="float">
            <text:p>283893524</text:p>
          </table:table-cell>
          <table:table-cell office:value-type="float" office:value="291057942" calcext:value-type="float">
            <text:p>291057942</text:p>
          </table:table-cell>
          <table:table-cell office:value-type="float" office:value="298550548" calcext:value-type="float">
            <text:p>298550548</text:p>
          </table:table-cell>
          <table:table-cell office:value-type="float" office:value="306374108" calcext:value-type="float">
            <text:p>306374108</text:p>
          </table:table-cell>
          <table:table-cell office:value-type="float" office:value="314578310" calcext:value-type="float">
            <text:p>314578310</text:p>
          </table:table-cell>
          <table:table-cell office:value-type="float" office:value="323219957" calcext:value-type="float">
            <text:p>323219957</text:p>
          </table:table-cell>
          <table:table-cell office:value-type="float" office:value="332330635" calcext:value-type="float">
            <text:p>332330635</text:p>
          </table:table-cell>
          <table:table-cell office:value-type="float" office:value="341955755" calcext:value-type="float">
            <text:p>341955755</text:p>
          </table:table-cell>
          <table:table-cell office:value-type="float" office:value="352066121" calcext:value-type="float">
            <text:p>352066121</text:p>
          </table:table-cell>
          <table:table-cell office:value-type="float" office:value="362526825" calcext:value-type="float">
            <text:p>362526825</text:p>
          </table:table-cell>
          <table:table-cell office:value-type="float" office:value="373150870" calcext:value-type="float">
            <text:p>373150870</text:p>
          </table:table-cell>
          <table:table-cell office:value-type="float" office:value="383810298" calcext:value-type="float">
            <text:p>383810298</text:p>
          </table:table-cell>
          <table:table-cell office:value-type="float" office:value="394448671" calcext:value-type="float">
            <text:p>394448671</text:p>
          </table:table-cell>
          <table:table-cell office:value-type="float" office:value="405123344" calcext:value-type="float">
            <text:p>405123344</text:p>
          </table:table-cell>
          <table:table-cell office:value-type="float" office:value="415959410" calcext:value-type="float">
            <text:p>415959410</text:p>
          </table:table-cell>
          <table:table-cell office:value-type="float" office:value="427140442" calcext:value-type="float">
            <text:p>427140442</text:p>
          </table:table-cell>
          <table:table-cell office:value-type="float" office:value="438799433" calcext:value-type="float">
            <text:p>438799433</text:p>
          </table:table-cell>
          <table:table-cell office:value-type="float" office:value="450962074" calcext:value-type="float">
            <text:p>450962074</text:p>
          </table:table-cell>
          <table:table-cell office:value-type="float" office:value="463584766" calcext:value-type="float">
            <text:p>463584766</text:p>
          </table:table-cell>
          <table:table-cell office:value-type="float" office:value="476645372" calcext:value-type="float">
            <text:p>476645372</text:p>
          </table:table-cell>
          <table:table-cell office:value-type="float" office:value="490099969" calcext:value-type="float">
            <text:p>490099969</text:p>
          </table:table-cell>
          <table:table-cell office:value-type="float" office:value="503907174" calcext:value-type="float">
            <text:p>503907174</text:p>
          </table:table-cell>
          <table:table-cell office:value-type="float" office:value="518097437" calcext:value-type="float">
            <text:p>518097437</text:p>
          </table:table-cell>
          <table:table-cell office:value-type="float" office:value="532663586" calcext:value-type="float">
            <text:p>532663586</text:p>
          </table:table-cell>
          <table:table-cell office:value-type="float" office:value="547481280" calcext:value-type="float">
            <text:p>547481280</text:p>
          </table:table-cell>
          <table:table-cell office:value-type="float" office:value="562386040" calcext:value-type="float">
            <text:p>562386040</text:p>
          </table:table-cell>
          <table:table-cell office:value-type="float" office:value="577274011" calcext:value-type="float">
            <text:p>577274011</text:p>
          </table:table-cell>
          <table:table-cell office:value-type="float" office:value="592092182" calcext:value-type="float">
            <text:p>592092182</text:p>
          </table:table-cell>
          <table:table-cell office:value-type="float" office:value="606913332" calcext:value-type="float">
            <text:p>606913332</text:p>
          </table:table-cell>
          <table:table-cell office:value-type="float" office:value="621915808" calcext:value-type="float">
            <text:p>621915808</text:p>
          </table:table-cell>
          <table:table-cell office:value-type="float" office:value="637350644" calcext:value-type="float">
            <text:p>637350644</text:p>
          </table:table-cell>
          <table:table-cell office:value-type="float" office:value="653405207" calcext:value-type="float">
            <text:p>653405207</text:p>
          </table:table-cell>
          <table:table-cell office:value-type="float" office:value="670117389" calcext:value-type="float">
            <text:p>670117389</text:p>
          </table:table-cell>
          <table:table-cell office:value-type="float" office:value="687449530" calcext:value-type="float">
            <text:p>687449530</text:p>
          </table:table-cell>
          <table:table-cell office:value-type="float" office:value="705417321" calcext:value-type="float">
            <text:p>705417321</text:p>
          </table:table-cell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  <table:table-cell office:value-type="float" office:value="16493" calcext:value-type="float">
            <text:p>16493</text:p>
          </table:table-cell>
          <table:table-cell office:value-type="float" office:value="16893" calcext:value-type="float">
            <text:p>16893</text:p>
          </table:table-cell>
          <table:table-cell office:value-type="float" office:value="17289" calcext:value-type="float">
            <text:p>17289</text:p>
          </table:table-cell>
          <table:table-cell office:value-type="float" office:value="17719" calcext:value-type="float">
            <text:p>17719</text:p>
          </table:table-cell>
          <table:table-cell office:value-type="float" office:value="18168" calcext:value-type="float">
            <text:p>18168</text:p>
          </table:table-cell>
          <table:table-cell office:value-type="float" office:value="18649" calcext:value-type="float">
            <text:p>18649</text:p>
          </table:table-cell>
          <table:table-cell office:value-type="float" office:value="19152" calcext:value-type="float">
            <text:p>19152</text:p>
          </table:table-cell>
          <table:table-cell office:value-type="float" office:value="19691" calcext:value-type="float">
            <text:p>19691</text:p>
          </table:table-cell>
          <table:table-cell office:value-type="float" office:value="20235" calcext:value-type="float">
            <text:p>20235</text:p>
          </table:table-cell>
          <table:table-cell office:value-type="float" office:value="20766" calcext:value-type="float">
            <text:p>20766</text:p>
          </table:table-cell>
          <table:table-cell office:value-type="float" office:value="21266" calcext:value-type="float">
            <text:p>21266</text:p>
          </table:table-cell>
          <table:table-cell office:value-type="float" office:value="21728" calcext:value-type="float">
            <text:p>21728</text:p>
          </table:table-cell>
          <table:table-cell office:value-type="float" office:value="22151" calcext:value-type="float">
            <text:p>22151</text:p>
          </table:table-cell>
          <table:table-cell office:value-type="float" office:value="22563" calcext:value-type="float">
            <text:p>22563</text:p>
          </table:table-cell>
          <table:table-cell office:value-type="float" office:value="22983" calcext:value-type="float">
            <text:p>22983</text:p>
          </table:table-cell>
          <table:table-cell office:value-type="float" office:value="23438" calcext:value-type="float">
            <text:p>23438</text:p>
          </table:table-cell>
          <table:table-cell office:value-type="float" office:value="23931" calcext:value-type="float">
            <text:p>23931</text:p>
          </table:table-cell>
          <table:table-cell office:value-type="float" office:value="24448" calcext:value-type="float">
            <text:p>24448</text:p>
          </table:table-cell>
          <table:table-cell office:value-type="float" office:value="24975" calcext:value-type="float">
            <text:p>24975</text:p>
          </table:table-cell>
          <table:table-cell office:value-type="float" office:value="25459" calcext:value-type="float">
            <text:p>25459</text:p>
          </table:table-cell>
          <table:table-cell office:value-type="float" office:value="25879" calcext:value-type="float">
            <text:p>25879</text:p>
          </table:table-cell>
          <table:table-cell office:value-type="float" office:value="26238" calcext:value-type="float">
            <text:p>26238</text:p>
          </table:table-cell>
          <table:table-cell office:value-type="float" office:value="26536" calcext:value-type="float">
            <text:p>26536</text:p>
          </table:table-cell>
          <table:table-cell office:value-type="float" office:value="26789" calcext:value-type="float">
            <text:p>26789</text:p>
          </table:table-cell>
          <table:table-cell office:value-type="float" office:value="27036" calcext:value-type="float">
            <text:p>27036</text:p>
          </table:table-cell>
          <table:table-cell office:value-type="float" office:value="27288" calcext:value-type="float">
            <text:p>27288</text:p>
          </table:table-cell>
          <table:table-cell office:value-type="float" office:value="27559" calcext:value-type="float">
            <text:p>27559</text:p>
          </table:table-cell>
          <table:table-cell office:value-type="float" office:value="27837" calcext:value-type="float">
            <text:p>27837</text:p>
          </table:table-cell>
          <table:table-cell office:value-type="float" office:value="28129" calcext:value-type="float">
            <text:p>28129</text:p>
          </table:table-cell>
          <table:table-cell office:value-type="float" office:value="28449" calcext:value-type="float">
            <text:p>28449</text:p>
          </table:table-cell>
          <table:table-cell office:value-type="float" office:value="28789" calcext:value-type="float">
            <text:p>28789</text:p>
          </table:table-cell>
          <table:table-cell office:value-type="float" office:value="29159" calcext:value-type="float">
            <text:p>29159</text:p>
          </table:table-cell>
          <table:table-cell office:value-type="float" office:value="29553" calcext:value-type="float">
            <text:p>29553</text:p>
          </table:table-cell>
          <table:table-cell office:value-type="float" office:value="29975" calcext:value-type="float">
            <text:p>29975</text:p>
          </table:table-cell>
          <table:table-cell office:value-type="float" office:value="30426" calcext:value-type="float">
            <text:p>30426</text:p>
          </table:table-cell>
          <table:table-cell office:value-type="float" office:value="30880" calcext:value-type="float">
            <text:p>30880</text:p>
          </table:table-cell>
          <table:table-cell office:value-type="float" office:value="31348" calcext:value-type="float">
            <text:p>31348</text:p>
          </table:table-cell>
          <table:table-cell office:value-type="float" office:value="31830" calcext:value-type="float">
            <text:p>31830</text:p>
          </table:table-cell>
          <table:table-cell office:value-type="float" office:value="32311" calcext:value-type="float">
            <text:p>32311</text:p>
          </table:table-cell>
          <table:table-cell office:value-type="float" office:value="32769" calcext:value-type="float">
            <text:p>32769</text:p>
          </table:table-cell>
          <table:table-cell office:value-type="float" office:value="33184" calcext:value-type="float">
            <text:p>33184</text:p>
          </table:table-cell>
          <table:table-cell office:value-type="float" office:value="33552" calcext:value-type="float">
            <text:p>33552</text:p>
          </table:table-cell>
          <table:table-cell office:value-type="float" office:value="33879" calcext:value-type="float">
            <text:p>33879</text:p>
          </table:table-cell>
          <table:table-cell office:value-type="float" office:value="34175" calcext:value-type="float">
            <text:p>34175</text:p>
          </table:table-cell>
          <table:table-cell office:value-type="float" office:value="34452" calcext:value-type="float">
            <text:p>34452</text:p>
          </table:table-cell>
          <table:table-cell office:value-type="float" office:value="34713" calcext:value-type="float">
            <text:p>34713</text:p>
          </table:table-cell>
          <table:table-cell office:value-type="float" office:value="34970" calcext:value-type="float">
            <text:p>34970</text:p>
          </table:table-cell>
          <table:table-cell office:value-type="float" office:value="35217" calcext:value-type="float">
            <text:p>35217</text:p>
          </table:table-cell>
          <table:table-cell office:value-type="float" office:value="35471" calcext:value-type="float">
            <text:p>35471</text:p>
          </table:table-cell>
          <table:table-cell office:value-type="float" office:value="35727" calcext:value-type="float">
            <text:p>35727</text:p>
          </table:table-cell>
          <table:table-cell office:value-type="float" office:value="35994" calcext:value-type="float">
            <text:p>35994</text:p>
          </table:table-cell>
          <table:table-cell office:value-type="float" office:value="36293" calcext:value-type="float">
            <text:p>36293</text:p>
          </table:table-cell>
          <table:table-cell office:value-type="float" office:value="36615" calcext:value-type="float">
            <text:p>36615</text:p>
          </table:table-cell>
          <table:table-cell office:value-type="float" office:value="36934" calcext:value-type="float">
            <text:p>36934</text:p>
          </table:table-cell>
          <table:table-cell office:value-type="float" office:value="37223" calcext:value-type="float">
            <text:p>37223</text:p>
          </table:table-cell>
          <table:table-cell office:value-type="float" office:value="37470" calcext:value-type="float">
            <text:p>37470</text:p>
          </table:table-cell>
          <table:table-cell office:value-type="float" office:value="37658" calcext:value-type="float">
            <text:p>37658</text:p>
          </table:table-cell>
          <table:table-cell office:value-type="float" office:value="37800" calcext:value-type="float">
            <text:p>37800</text:p>
          </table:table-cell>
          <table:table-cell office:value-type="float" office:value="37910" calcext:value-type="float">
            <text:p>37910</text:p>
          </table:table-cell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A</text:p>
          </table:table-cell>
          <table:table-cell office:value-type="float" office:value="9874476" calcext:value-type="float">
            <text:p>9874476</text:p>
          </table:table-cell>
          <table:table-cell office:value-type="float" office:value="10111637" calcext:value-type="float">
            <text:p>10111637</text:p>
          </table:table-cell>
          <table:table-cell office:value-type="float" office:value="10352179" calcext:value-type="float">
            <text:p>10352179</text:p>
          </table:table-cell>
          <table:table-cell office:value-type="float" office:value="10597511" calcext:value-type="float">
            <text:p>10597511</text:p>
          </table:table-cell>
          <table:table-cell office:value-type="float" office:value="10849975" calcext:value-type="float">
            <text:p>10849975</text:p>
          </table:table-cell>
          <table:table-cell office:value-type="float" office:value="11110820" calcext:value-type="float">
            <text:p>11110820</text:p>
          </table:table-cell>
          <table:table-cell office:value-type="float" office:value="11380670" calcext:value-type="float">
            <text:p>11380670</text:p>
          </table:table-cell>
          <table:table-cell office:value-type="float" office:value="11657650" calcext:value-type="float">
            <text:p>11657650</text:p>
          </table:table-cell>
          <table:table-cell office:value-type="float" office:value="11937600" calcext:value-type="float">
            <text:p>11937600</text:p>
          </table:table-cell>
          <table:table-cell office:value-type="float" office:value="12214956" calcext:value-type="float">
            <text:p>12214956</text:p>
          </table:table-cell>
          <table:table-cell office:value-type="float" office:value="12485740" calcext:value-type="float">
            <text:p>12485740</text:p>
          </table:table-cell>
          <table:table-cell office:value-type="float" office:value="12747821" calcext:value-type="float">
            <text:p>12747821</text:p>
          </table:table-cell>
          <table:table-cell office:value-type="float" office:value="13002231" calcext:value-type="float">
            <text:p>13002231</text:p>
          </table:table-cell>
          <table:table-cell office:value-type="float" office:value="13252036" calcext:value-type="float">
            <text:p>13252036</text:p>
          </table:table-cell>
          <table:table-cell office:value-type="float" office:value="13501935" calcext:value-type="float">
            <text:p>13501935</text:p>
          </table:table-cell>
          <table:table-cell office:value-type="float" office:value="13755146" calcext:value-type="float">
            <text:p>13755146</text:p>
          </table:table-cell>
          <table:table-cell office:value-type="float" office:value="14012899" calcext:value-type="float">
            <text:p>14012899</text:p>
          </table:table-cell>
          <table:table-cell office:value-type="float" office:value="14273495" calcext:value-type="float">
            <text:p>14273495</text:p>
          </table:table-cell>
          <table:table-cell office:value-type="float" office:value="14533690" calcext:value-type="float">
            <text:p>14533690</text:p>
          </table:table-cell>
          <table:table-cell office:value-type="float" office:value="14788862" calcext:value-type="float">
            <text:p>14788862</text:p>
          </table:table-cell>
          <table:table-cell office:value-type="float" office:value="15035834" calcext:value-type="float">
            <text:p>15035834</text:p>
          </table:table-cell>
          <table:table-cell office:value-type="float" office:value="15272831" calcext:value-type="float">
            <text:p>15272831</text:p>
          </table:table-cell>
          <table:table-cell office:value-type="float" office:value="15501207" calcext:value-type="float">
            <text:p>15501207</text:p>
          </table:table-cell>
          <table:table-cell office:value-type="float" office:value="15724651" calcext:value-type="float">
            <text:p>15724651</text:p>
          </table:table-cell>
          <table:table-cell office:value-type="float" office:value="15948487" calcext:value-type="float">
            <text:p>15948487</text:p>
          </table:table-cell>
          <table:table-cell office:value-type="float" office:value="16176280" calcext:value-type="float">
            <text:p>16176280</text:p>
          </table:table-cell>
          <table:table-cell office:value-type="float" office:value="16408859" calcext:value-type="float">
            <text:p>16408859</text:p>
          </table:table-cell>
          <table:table-cell office:value-type="float" office:value="16643952" calcext:value-type="float">
            <text:p>16643952</text:p>
          </table:table-cell>
          <table:table-cell office:value-type="float" office:value="16878189" calcext:value-type="float">
            <text:p>16878189</text:p>
          </table:table-cell>
          <table:table-cell office:value-type="float" office:value="17106753" calcext:value-type="float">
            <text:p>17106753</text:p>
          </table:table-cell>
          <table:table-cell office:value-type="float" office:value="17325773" calcext:value-type="float">
            <text:p>17325773</text:p>
          </table:table-cell>
          <table:table-cell office:value-type="float" office:value="17535729" calcext:value-type="float">
            <text:p>17535729</text:p>
          </table:table-cell>
          <table:table-cell office:value-type="float" office:value="17736821" calcext:value-type="float">
            <text:p>17736821</text:p>
          </table:table-cell>
          <table:table-cell office:value-type="float" office:value="17924823" calcext:value-type="float">
            <text:p>17924823</text:p>
          </table:table-cell>
          <table:table-cell office:value-type="float" office:value="18094477" calcext:value-type="float">
            <text:p>18094477</text:p>
          </table:table-cell>
          <table:table-cell office:value-type="float" office:value="18242912" calcext:value-type="float">
            <text:p>18242912</text:p>
          </table:table-cell>
          <table:table-cell office:value-type="float" office:value="18367288" calcext:value-type="float">
            <text:p>18367288</text:p>
          </table:table-cell>
          <table:table-cell office:value-type="float" office:value="18470900" calcext:value-type="float">
            <text:p>18470900</text:p>
          </table:table-cell>
          <table:table-cell office:value-type="float" office:value="18564599" calcext:value-type="float">
            <text:p>18564599</text:p>
          </table:table-cell>
          <table:table-cell office:value-type="float" office:value="18663284" calcext:value-type="float">
            <text:p>18663284</text:p>
          </table:table-cell>
          <table:table-cell office:value-type="float" office:value="18777601" calcext:value-type="float">
            <text:p>18777601</text:p>
          </table:table-cell>
          <table:table-cell office:value-type="float" office:value="18911730" calcext:value-type="float">
            <text:p>18911730</text:p>
          </table:table-cell>
          <table:table-cell office:value-type="float" office:value="19062482" calcext:value-type="float">
            <text:p>19062482</text:p>
          </table:table-cell>
          <table:table-cell office:value-type="float" office:value="19224037" calcext:value-type="float">
            <text:p>19224037</text:p>
          </table:table-cell>
          <table:table-cell office:value-type="float" office:value="19387153" calcext:value-type="float">
            <text:p>19387153</text:p>
          </table:table-cell>
          <table:table-cell office:value-type="float" office:value="19544988" calcext:value-type="float">
            <text:p>19544988</text:p>
          </table:table-cell>
          <table:table-cell office:value-type="float" office:value="19695972" calcext:value-type="float">
            <text:p>19695972</text:p>
          </table:table-cell>
          <table:table-cell office:value-type="float" office:value="19842044" calcext:value-type="float">
            <text:p>19842044</text:p>
          </table:table-cell>
          <table:table-cell office:value-type="float" office:value="19983984" calcext:value-type="float">
            <text:p>19983984</text:p>
          </table:table-cell>
          <table:table-cell office:value-type="float" office:value="20123508" calcext:value-type="float">
            <text:p>20123508</text:p>
          </table:table-cell>
          <table:table-cell office:value-type="float" office:value="20261737" calcext:value-type="float">
            <text:p>20261737</text:p>
          </table:table-cell>
          <table:table-cell office:value-type="float" office:value="20398670" calcext:value-type="float">
            <text:p>20398670</text:p>
          </table:table-cell>
          <table:table-cell office:value-type="float" office:value="20425000" calcext:value-type="float">
            <text:p>20425000</text:p>
          </table:table-cell>
          <table:table-cell office:value-type="float" office:value="20585000" calcext:value-type="float">
            <text:p>20585000</text:p>
          </table:table-cell>
          <table:table-cell office:value-type="float" office:value="20778000" calcext:value-type="float">
            <text:p>20778000</text:p>
          </table:table-cell>
          <table:table-cell office:value-type="float" office:value="20970000" calcext:value-type="float">
            <text:p>20970000</text:p>
          </table:table-cell>
          <table:table-cell office:value-type="float" office:value="21203000" calcext:value-type="float">
            <text:p>21203000</text:p>
          </table:table-cell>
          <table:table-cell office:value-type="float" office:value="21444000" calcext:value-type="float">
            <text:p>21444000</text:p>
          </table:table-cell>
          <table:table-cell office:value-type="float" office:value="21670000" calcext:value-type="float">
            <text:p>21670000</text:p>
          </table:table-cell>
        </table:table-row>
        <table:table-row table:style-name="ro1">
          <table:table-cell office:value-type="string" calcext:value-type="string">
            <text:p>Revenu intermédiaire, tranche inférieure</text:p>
          </table:table-cell>
          <table:table-cell office:value-type="string" calcext:value-type="string">
            <text:p>LMC</text:p>
          </table:table-cell>
          <table:table-cell office:value-type="float" office:value="928490499" calcext:value-type="float">
            <text:p>928490499</text:p>
          </table:table-cell>
          <table:table-cell office:value-type="float" office:value="949753699" calcext:value-type="float">
            <text:p>949753699</text:p>
          </table:table-cell>
          <table:table-cell office:value-type="float" office:value="971742838" calcext:value-type="float">
            <text:p>971742838</text:p>
          </table:table-cell>
          <table:table-cell office:value-type="float" office:value="994420244" calcext:value-type="float">
            <text:p>994420244</text:p>
          </table:table-cell>
          <table:table-cell office:value-type="float" office:value="1017725630" calcext:value-type="float">
            <text:p>1017725630</text:p>
          </table:table-cell>
          <table:table-cell office:value-type="float" office:value="1041611332" calcext:value-type="float">
            <text:p>1041611332</text:p>
          </table:table-cell>
          <table:table-cell office:value-type="float" office:value="1066074552" calcext:value-type="float">
            <text:p>1066074552</text:p>
          </table:table-cell>
          <table:table-cell office:value-type="float" office:value="1091126634" calcext:value-type="float">
            <text:p>1091126634</text:p>
          </table:table-cell>
          <table:table-cell office:value-type="float" office:value="1116788548" calcext:value-type="float">
            <text:p>1116788548</text:p>
          </table:table-cell>
          <table:table-cell office:value-type="float" office:value="1143088505" calcext:value-type="float">
            <text:p>1143088505</text:p>
          </table:table-cell>
          <table:table-cell office:value-type="float" office:value="1170050244" calcext:value-type="float">
            <text:p>1170050244</text:p>
          </table:table-cell>
          <table:table-cell office:value-type="float" office:value="1197695284" calcext:value-type="float">
            <text:p>1197695284</text:p>
          </table:table-cell>
          <table:table-cell office:value-type="float" office:value="1226045232" calcext:value-type="float">
            <text:p>1226045232</text:p>
          </table:table-cell>
          <table:table-cell office:value-type="float" office:value="1255126850" calcext:value-type="float">
            <text:p>1255126850</text:p>
          </table:table-cell>
          <table:table-cell office:value-type="float" office:value="1284982577" calcext:value-type="float">
            <text:p>1284982577</text:p>
          </table:table-cell>
          <table:table-cell office:value-type="float" office:value="1315638970" calcext:value-type="float">
            <text:p>1315638970</text:p>
          </table:table-cell>
          <table:table-cell office:value-type="float" office:value="1347077568" calcext:value-type="float">
            <text:p>1347077568</text:p>
          </table:table-cell>
          <table:table-cell office:value-type="float" office:value="1379310126" calcext:value-type="float">
            <text:p>1379310126</text:p>
          </table:table-cell>
          <table:table-cell office:value-type="float" office:value="1412439164" calcext:value-type="float">
            <text:p>1412439164</text:p>
          </table:table-cell>
          <table:table-cell office:value-type="float" office:value="1446597778" calcext:value-type="float">
            <text:p>1446597778</text:p>
          </table:table-cell>
          <table:table-cell office:value-type="float" office:value="1481859807" calcext:value-type="float">
            <text:p>1481859807</text:p>
          </table:table-cell>
          <table:table-cell office:value-type="float" office:value="1518293900" calcext:value-type="float">
            <text:p>1518293900</text:p>
          </table:table-cell>
          <table:table-cell office:value-type="float" office:value="1555686714" calcext:value-type="float">
            <text:p>1555686714</text:p>
          </table:table-cell>
          <table:table-cell office:value-type="float" office:value="1593969308" calcext:value-type="float">
            <text:p>1593969308</text:p>
          </table:table-cell>
          <table:table-cell office:value-type="float" office:value="1632885169" calcext:value-type="float">
            <text:p>1632885169</text:p>
          </table:table-cell>
          <table:table-cell office:value-type="float" office:value="1672196713" calcext:value-type="float">
            <text:p>1672196713</text:p>
          </table:table-cell>
          <table:table-cell office:value-type="float" office:value="1711883766" calcext:value-type="float">
            <text:p>1711883766</text:p>
          </table:table-cell>
          <table:table-cell office:value-type="float" office:value="1751925747" calcext:value-type="float">
            <text:p>1751925747</text:p>
          </table:table-cell>
          <table:table-cell office:value-type="float" office:value="1792245451" calcext:value-type="float">
            <text:p>1792245451</text:p>
          </table:table-cell>
          <table:table-cell office:value-type="float" office:value="1832773126" calcext:value-type="float">
            <text:p>1832773126</text:p>
          </table:table-cell>
          <table:table-cell office:value-type="float" office:value="1875358869" calcext:value-type="float">
            <text:p>1875358869</text:p>
          </table:table-cell>
          <table:table-cell office:value-type="float" office:value="1915913909" calcext:value-type="float">
            <text:p>1915913909</text:p>
          </table:table-cell>
          <table:table-cell office:value-type="float" office:value="1956554979" calcext:value-type="float">
            <text:p>1956554979</text:p>
          </table:table-cell>
          <table:table-cell office:value-type="float" office:value="1997079030" calcext:value-type="float">
            <text:p>1997079030</text:p>
          </table:table-cell>
          <table:table-cell office:value-type="float" office:value="2037399623" calcext:value-type="float">
            <text:p>2037399623</text:p>
          </table:table-cell>
          <table:table-cell office:value-type="float" office:value="2077790619" calcext:value-type="float">
            <text:p>2077790619</text:p>
          </table:table-cell>
          <table:table-cell office:value-type="float" office:value="2118416707" calcext:value-type="float">
            <text:p>2118416707</text:p>
          </table:table-cell>
          <table:table-cell office:value-type="float" office:value="2159201405" calcext:value-type="float">
            <text:p>2159201405</text:p>
          </table:table-cell>
          <table:table-cell office:value-type="float" office:value="2199992975" calcext:value-type="float">
            <text:p>2199992975</text:p>
          </table:table-cell>
          <table:table-cell office:value-type="float" office:value="2240609732" calcext:value-type="float">
            <text:p>2240609732</text:p>
          </table:table-cell>
          <table:table-cell office:value-type="float" office:value="2281159205" calcext:value-type="float">
            <text:p>2281159205</text:p>
          </table:table-cell>
          <table:table-cell office:value-type="float" office:value="2321544987" calcext:value-type="float">
            <text:p>2321544987</text:p>
          </table:table-cell>
          <table:table-cell office:value-type="float" office:value="2361829370" calcext:value-type="float">
            <text:p>2361829370</text:p>
          </table:table-cell>
          <table:table-cell office:value-type="float" office:value="2402147090" calcext:value-type="float">
            <text:p>2402147090</text:p>
          </table:table-cell>
          <table:table-cell office:value-type="float" office:value="2442531361" calcext:value-type="float">
            <text:p>2442531361</text:p>
          </table:table-cell>
          <table:table-cell office:value-type="float" office:value="2483021672" calcext:value-type="float">
            <text:p>2483021672</text:p>
          </table:table-cell>
          <table:table-cell office:value-type="float" office:value="2523645459" calcext:value-type="float">
            <text:p>2523645459</text:p>
          </table:table-cell>
          <table:table-cell office:value-type="float" office:value="2564440295" calcext:value-type="float">
            <text:p>2564440295</text:p>
          </table:table-cell>
          <table:table-cell office:value-type="float" office:value="2605437640" calcext:value-type="float">
            <text:p>2605437640</text:p>
          </table:table-cell>
          <table:table-cell office:value-type="float" office:value="2646675754" calcext:value-type="float">
            <text:p>2646675754</text:p>
          </table:table-cell>
          <table:table-cell office:value-type="float" office:value="2688436551" calcext:value-type="float">
            <text:p>2688436551</text:p>
          </table:table-cell>
          <table:table-cell office:value-type="float" office:value="2730385840" calcext:value-type="float">
            <text:p>2730385840</text:p>
          </table:table-cell>
          <table:table-cell office:value-type="float" office:value="2772231195" calcext:value-type="float">
            <text:p>2772231195</text:p>
          </table:table-cell>
          <table:table-cell office:value-type="float" office:value="2814221065" calcext:value-type="float">
            <text:p>2814221065</text:p>
          </table:table-cell>
          <table:table-cell office:value-type="float" office:value="2856124025" calcext:value-type="float">
            <text:p>2856124025</text:p>
          </table:table-cell>
          <table:table-cell office:value-type="float" office:value="2898058449" calcext:value-type="float">
            <text:p>2898058449</text:p>
          </table:table-cell>
          <table:table-cell office:value-type="float" office:value="2939830821" calcext:value-type="float">
            <text:p>2939830821</text:p>
          </table:table-cell>
          <table:table-cell office:value-type="float" office:value="2981420591" calcext:value-type="float">
            <text:p>2981420591</text:p>
          </table:table-cell>
          <table:table-cell office:value-type="float" office:value="3022905169" calcext:value-type="float">
            <text:p>3022905169</text:p>
          </table:table-cell>
        </table:table-row>
        <table:table-row table:style-name="ro1">
          <table:table-cell office:value-type="string" calcext:value-type="string">
            <text:p>Revenu faible et intermédiaire</text:p>
          </table:table-cell>
          <table:table-cell office:value-type="string" calcext:value-type="string">
            <text:p>LMY</text:p>
          </table:table-cell>
          <table:table-cell office:value-type="float" office:value="2271826072" calcext:value-type="float">
            <text:p>2271826072</text:p>
          </table:table-cell>
          <table:table-cell office:value-type="float" office:value="2301530783" calcext:value-type="float">
            <text:p>2301530783</text:p>
          </table:table-cell>
          <table:table-cell office:value-type="float" office:value="2344507821" calcext:value-type="float">
            <text:p>2344507821</text:p>
          </table:table-cell>
          <table:table-cell office:value-type="float" office:value="2399685292" calcext:value-type="float">
            <text:p>2399685292</text:p>
          </table:table-cell>
          <table:table-cell office:value-type="float" office:value="2455350597" calcext:value-type="float">
            <text:p>2455350597</text:p>
          </table:table-cell>
          <table:table-cell office:value-type="float" office:value="2512791707" calcext:value-type="float">
            <text:p>2512791707</text:p>
          </table:table-cell>
          <table:table-cell office:value-type="float" office:value="2573990531" calcext:value-type="float">
            <text:p>2573990531</text:p>
          </table:table-cell>
          <table:table-cell office:value-type="float" office:value="2635220005" calcext:value-type="float">
            <text:p>2635220005</text:p>
          </table:table-cell>
          <table:table-cell office:value-type="float" office:value="2698168546" calcext:value-type="float">
            <text:p>2698168546</text:p>
          </table:table-cell>
          <table:table-cell office:value-type="float" office:value="2763558198" calcext:value-type="float">
            <text:p>2763558198</text:p>
          </table:table-cell>
          <table:table-cell office:value-type="float" office:value="2830664982" calcext:value-type="float">
            <text:p>2830664982</text:p>
          </table:table-cell>
          <table:table-cell office:value-type="float" office:value="2899197937" calcext:value-type="float">
            <text:p>2899197937</text:p>
          </table:table-cell>
          <table:table-cell office:value-type="float" office:value="2966819339" calcext:value-type="float">
            <text:p>2966819339</text:p>
          </table:table-cell>
          <table:table-cell office:value-type="float" office:value="3034402941" calcext:value-type="float">
            <text:p>3034402941</text:p>
          </table:table-cell>
          <table:table-cell office:value-type="float" office:value="3101560890" calcext:value-type="float">
            <text:p>3101560890</text:p>
          </table:table-cell>
          <table:table-cell office:value-type="float" office:value="3167483411" calcext:value-type="float">
            <text:p>3167483411</text:p>
          </table:table-cell>
          <table:table-cell office:value-type="float" office:value="3232891073" calcext:value-type="float">
            <text:p>3232891073</text:p>
          </table:table-cell>
          <table:table-cell office:value-type="float" office:value="3297820434" calcext:value-type="float">
            <text:p>3297820434</text:p>
          </table:table-cell>
          <table:table-cell office:value-type="float" office:value="3363879204" calcext:value-type="float">
            <text:p>3363879204</text:p>
          </table:table-cell>
          <table:table-cell office:value-type="float" office:value="3431452144" calcext:value-type="float">
            <text:p>3431452144</text:p>
          </table:table-cell>
          <table:table-cell office:value-type="float" office:value="3500013974" calcext:value-type="float">
            <text:p>3500013974</text:p>
          </table:table-cell>
          <table:table-cell office:value-type="float" office:value="3570596695" calcext:value-type="float">
            <text:p>3570596695</text:p>
          </table:table-cell>
          <table:table-cell office:value-type="float" office:value="3644529753" calcext:value-type="float">
            <text:p>3644529753</text:p>
          </table:table-cell>
          <table:table-cell office:value-type="float" office:value="3719629711" calcext:value-type="float">
            <text:p>3719629711</text:p>
          </table:table-cell>
          <table:table-cell office:value-type="float" office:value="3794807260" calcext:value-type="float">
            <text:p>3794807260</text:p>
          </table:table-cell>
          <table:table-cell office:value-type="float" office:value="3871482909" calcext:value-type="float">
            <text:p>3871482909</text:p>
          </table:table-cell>
          <table:table-cell office:value-type="float" office:value="3950364261" calcext:value-type="float">
            <text:p>3950364261</text:p>
          </table:table-cell>
          <table:table-cell office:value-type="float" office:value="4031393179" calcext:value-type="float">
            <text:p>4031393179</text:p>
          </table:table-cell>
          <table:table-cell office:value-type="float" office:value="4113221493" calcext:value-type="float">
            <text:p>4113221493</text:p>
          </table:table-cell>
          <table:table-cell office:value-type="float" office:value="4194569000" calcext:value-type="float">
            <text:p>4194569000</text:p>
          </table:table-cell>
          <table:table-cell office:value-type="float" office:value="4277170872" calcext:value-type="float">
            <text:p>4277170872</text:p>
          </table:table-cell>
          <table:table-cell office:value-type="float" office:value="4356603492" calcext:value-type="float">
            <text:p>4356603492</text:p>
          </table:table-cell>
          <table:table-cell office:value-type="float" office:value="4434540894" calcext:value-type="float">
            <text:p>4434540894</text:p>
          </table:table-cell>
          <table:table-cell office:value-type="float" office:value="4511601957" calcext:value-type="float">
            <text:p>4511601957</text:p>
          </table:table-cell>
          <table:table-cell office:value-type="float" office:value="4588114102" calcext:value-type="float">
            <text:p>4588114102</text:p>
          </table:table-cell>
          <table:table-cell office:value-type="float" office:value="4664148544" calcext:value-type="float">
            <text:p>4664148544</text:p>
          </table:table-cell>
          <table:table-cell office:value-type="float" office:value="4739881155" calcext:value-type="float">
            <text:p>4739881155</text:p>
          </table:table-cell>
          <table:table-cell office:value-type="float" office:value="4815512572" calcext:value-type="float">
            <text:p>4815512572</text:p>
          </table:table-cell>
          <table:table-cell office:value-type="float" office:value="4890406949" calcext:value-type="float">
            <text:p>4890406949</text:p>
          </table:table-cell>
          <table:table-cell office:value-type="float" office:value="4964125844" calcext:value-type="float">
            <text:p>4964125844</text:p>
          </table:table-cell>
          <table:table-cell office:value-type="float" office:value="5037268787" calcext:value-type="float">
            <text:p>5037268787</text:p>
          </table:table-cell>
          <table:table-cell office:value-type="float" office:value="5109571487" calcext:value-type="float">
            <text:p>5109571487</text:p>
          </table:table-cell>
          <table:table-cell office:value-type="float" office:value="5181350933" calcext:value-type="float">
            <text:p>5181350933</text:p>
          </table:table-cell>
          <table:table-cell office:value-type="float" office:value="5253312522" calcext:value-type="float">
            <text:p>5253312522</text:p>
          </table:table-cell>
          <table:table-cell office:value-type="float" office:value="5325421944" calcext:value-type="float">
            <text:p>5325421944</text:p>
          </table:table-cell>
          <table:table-cell office:value-type="float" office:value="5397859154" calcext:value-type="float">
            <text:p>5397859154</text:p>
          </table:table-cell>
          <table:table-cell office:value-type="float" office:value="5470400681" calcext:value-type="float">
            <text:p>5470400681</text:p>
          </table:table-cell>
          <table:table-cell office:value-type="float" office:value="5542975651" calcext:value-type="float">
            <text:p>5542975651</text:p>
          </table:table-cell>
          <table:table-cell office:value-type="float" office:value="5616213108" calcext:value-type="float">
            <text:p>5616213108</text:p>
          </table:table-cell>
          <table:table-cell office:value-type="float" office:value="5690410869" calcext:value-type="float">
            <text:p>5690410869</text:p>
          </table:table-cell>
          <table:table-cell office:value-type="float" office:value="5765121055" calcext:value-type="float">
            <text:p>5765121055</text:p>
          </table:table-cell>
          <table:table-cell office:value-type="float" office:value="5840675761" calcext:value-type="float">
            <text:p>5840675761</text:p>
          </table:table-cell>
          <table:table-cell office:value-type="float" office:value="5916770281" calcext:value-type="float">
            <text:p>5916770281</text:p>
          </table:table-cell>
          <table:table-cell office:value-type="float" office:value="5993786433" calcext:value-type="float">
            <text:p>5993786433</text:p>
          </table:table-cell>
          <table:table-cell office:value-type="float" office:value="6071330528" calcext:value-type="float">
            <text:p>6071330528</text:p>
          </table:table-cell>
          <table:table-cell office:value-type="float" office:value="6149221337" calcext:value-type="float">
            <text:p>6149221337</text:p>
          </table:table-cell>
          <table:table-cell office:value-type="float" office:value="6227752871" calcext:value-type="float">
            <text:p>6227752871</text:p>
          </table:table-cell>
          <table:table-cell office:value-type="float" office:value="6306560891" calcext:value-type="float">
            <text:p>6306560891</text:p>
          </table:table-cell>
          <table:table-cell office:value-type="float" office:value="6383958209" calcext:value-type="float">
            <text:p>6383958209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O</text:p>
          </table:table-cell>
          <table:table-cell office:value-type="float" office:value="837270" calcext:value-type="float">
            <text:p>837270</text:p>
          </table:table-cell>
          <table:table-cell office:value-type="float" office:value="852890" calcext:value-type="float">
            <text:p>852890</text:p>
          </table:table-cell>
          <table:table-cell office:value-type="float" office:value="869136" calcext:value-type="float">
            <text:p>869136</text:p>
          </table:table-cell>
          <table:table-cell office:value-type="float" office:value="886057" calcext:value-type="float">
            <text:p>886057</text:p>
          </table:table-cell>
          <table:table-cell office:value-type="float" office:value="903763" calcext:value-type="float">
            <text:p>903763</text:p>
          </table:table-cell>
          <table:table-cell office:value-type="float" office:value="922306" calcext:value-type="float">
            <text:p>922306</text:p>
          </table:table-cell>
          <table:table-cell office:value-type="float" office:value="941794" calcext:value-type="float">
            <text:p>941794</text:p>
          </table:table-cell>
          <table:table-cell office:value-type="float" office:value="962273" calcext:value-type="float">
            <text:p>962273</text:p>
          </table:table-cell>
          <table:table-cell office:value-type="float" office:value="983685" calcext:value-type="float">
            <text:p>983685</text:p>
          </table:table-cell>
          <table:table-cell office:value-type="float" office:value="1005909" calcext:value-type="float">
            <text:p>1005909</text:p>
          </table:table-cell>
          <table:table-cell office:value-type="float" office:value="1028926" calcext:value-type="float">
            <text:p>1028926</text:p>
          </table:table-cell>
          <table:table-cell office:value-type="float" office:value="1052614" calcext:value-type="float">
            <text:p>1052614</text:p>
          </table:table-cell>
          <table:table-cell office:value-type="float" office:value="1077095" calcext:value-type="float">
            <text:p>1077095</text:p>
          </table:table-cell>
          <table:table-cell office:value-type="float" office:value="1102878" calcext:value-type="float">
            <text:p>1102878</text:p>
          </table:table-cell>
          <table:table-cell office:value-type="float" office:value="1130635" calcext:value-type="float">
            <text:p>1130635</text:p>
          </table:table-cell>
          <table:table-cell office:value-type="float" office:value="1160792" calcext:value-type="float">
            <text:p>1160792</text:p>
          </table:table-cell>
          <table:table-cell office:value-type="float" office:value="1193521" calcext:value-type="float">
            <text:p>1193521</text:p>
          </table:table-cell>
          <table:table-cell office:value-type="float" office:value="1228536" calcext:value-type="float">
            <text:p>1228536</text:p>
          </table:table-cell>
          <table:table-cell office:value-type="float" office:value="1265202" calcext:value-type="float">
            <text:p>1265202</text:p>
          </table:table-cell>
          <table:table-cell office:value-type="float" office:value="1302667" calcext:value-type="float">
            <text:p>1302667</text:p>
          </table:table-cell>
          <table:table-cell office:value-type="float" office:value="1340255" calcext:value-type="float">
            <text:p>1340255</text:p>
          </table:table-cell>
          <table:table-cell office:value-type="float" office:value="1377799" calcext:value-type="float">
            <text:p>1377799</text:p>
          </table:table-cell>
          <table:table-cell office:value-type="float" office:value="1415367" calcext:value-type="float">
            <text:p>1415367</text:p>
          </table:table-cell>
          <table:table-cell office:value-type="float" office:value="1452728" calcext:value-type="float">
            <text:p>1452728</text:p>
          </table:table-cell>
          <table:table-cell office:value-type="float" office:value="1489691" calcext:value-type="float">
            <text:p>1489691</text:p>
          </table:table-cell>
          <table:table-cell office:value-type="float" office:value="1526131" calcext:value-type="float">
            <text:p>1526131</text:p>
          </table:table-cell>
          <table:table-cell office:value-type="float" office:value="1561692" calcext:value-type="float">
            <text:p>1561692</text:p>
          </table:table-cell>
          <table:table-cell office:value-type="float" office:value="1596394" calcext:value-type="float">
            <text:p>1596394</text:p>
          </table:table-cell>
          <table:table-cell office:value-type="float" office:value="1630996" calcext:value-type="float">
            <text:p>1630996</text:p>
          </table:table-cell>
          <table:table-cell office:value-type="float" office:value="1666563" calcext:value-type="float">
            <text:p>1666563</text:p>
          </table:table-cell>
          <table:table-cell office:value-type="float" office:value="1703747" calcext:value-type="float">
            <text:p>1703747</text:p>
          </table:table-cell>
          <table:table-cell office:value-type="float" office:value="1742539" calcext:value-type="float">
            <text:p>1742539</text:p>
          </table:table-cell>
          <table:table-cell office:value-type="float" office:value="1782285" calcext:value-type="float">
            <text:p>1782285</text:p>
          </table:table-cell>
          <table:table-cell office:value-type="float" office:value="1822236" calcext:value-type="float">
            <text:p>1822236</text:p>
          </table:table-cell>
          <table:table-cell office:value-type="float" office:value="1861324" calcext:value-type="float">
            <text:p>1861324</text:p>
          </table:table-cell>
          <table:table-cell office:value-type="float" office:value="1898598" calcext:value-type="float">
            <text:p>1898598</text:p>
          </table:table-cell>
          <table:table-cell office:value-type="float" office:value="1934291" calcext:value-type="float">
            <text:p>1934291</text:p>
          </table:table-cell>
          <table:table-cell office:value-type="float" office:value="1968044" calcext:value-type="float">
            <text:p>1968044</text:p>
          </table:table-cell>
          <table:table-cell office:value-type="float" office:value="1997516" calcext:value-type="float">
            <text:p>1997516</text:p>
          </table:table-cell>
          <table:table-cell office:value-type="float" office:value="2019731" calcext:value-type="float">
            <text:p>2019731</text:p>
          </table:table-cell>
          <table:table-cell office:value-type="float" office:value="2032804" calcext:value-type="float">
            <text:p>2032804</text:p>
          </table:table-cell>
          <table:table-cell office:value-type="float" office:value="2035740" calcext:value-type="float">
            <text:p>2035740</text:p>
          </table:table-cell>
          <table:table-cell office:value-type="float" office:value="2029829" calcext:value-type="float">
            <text:p>2029829</text:p>
          </table:table-cell>
          <table:table-cell office:value-type="float" office:value="2018348" calcext:value-type="float">
            <text:p>2018348</text:p>
          </table:table-cell>
          <table:table-cell office:value-type="float" office:value="2005940" calcext:value-type="float">
            <text:p>2005940</text:p>
          </table:table-cell>
          <table:table-cell office:value-type="float" office:value="1996114" calcext:value-type="float">
            <text:p>1996114</text:p>
          </table:table-cell>
          <table:table-cell office:value-type="float" office:value="1989939" calcext:value-type="float">
            <text:p>1989939</text:p>
          </table:table-cell>
          <table:table-cell office:value-type="float" office:value="1986922" calcext:value-type="float">
            <text:p>1986922</text:p>
          </table:table-cell>
          <table:table-cell office:value-type="float" office:value="1987129" calcext:value-type="float">
            <text:p>1987129</text:p>
          </table:table-cell>
          <table:table-cell office:value-type="float" office:value="1990131" calcext:value-type="float">
            <text:p>1990131</text:p>
          </table:table-cell>
          <table:table-cell office:value-type="float" office:value="1995581" calcext:value-type="float">
            <text:p>1995581</text:p>
          </table:table-cell>
          <table:table-cell office:value-type="float" office:value="2003787" calcext:value-type="float">
            <text:p>2003787</text:p>
          </table:table-cell>
          <table:table-cell office:value-type="float" office:value="2014990" calcext:value-type="float">
            <text:p>2014990</text:p>
          </table:table-cell>
          <table:table-cell office:value-type="float" office:value="2028519" calcext:value-type="float">
            <text:p>2028519</text:p>
          </table:table-cell>
          <table:table-cell office:value-type="float" office:value="2043437" calcext:value-type="float">
            <text:p>2043437</text:p>
          </table:table-cell>
          <table:table-cell office:value-type="float" office:value="2059021" calcext:value-type="float">
            <text:p>2059021</text:p>
          </table:table-cell>
          <table:table-cell office:value-type="float" office:value="2075001" calcext:value-type="float">
            <text:p>2075001</text:p>
          </table:table-cell>
          <table:table-cell office:value-type="float" office:value="2091412" calcext:value-type="float">
            <text:p>2091412</text:p>
          </table:table-cell>
          <table:table-cell office:value-type="float" office:value="2108132" calcext:value-type="float">
            <text:p>2108132</text:p>
          </table:table-cell>
        </table:table-row>
        <table:table-row table:style-name="ro1">
          <table:table-cell office:value-type="string" calcext:value-type="string">
            <text:p>de dividende tardif démographique</text:p>
          </table:table-cell>
          <table:table-cell office:value-type="string" calcext:value-type="string">
            <text:p>LTE</text:p>
          </table:table-cell>
          <table:table-cell office:value-type="float" office:value="1097403781" calcext:value-type="float">
            <text:p>1097403781</text:p>
          </table:table-cell>
          <table:table-cell office:value-type="float" office:value="1099797275" calcext:value-type="float">
            <text:p>1099797275</text:p>
          </table:table-cell>
          <table:table-cell office:value-type="float" office:value="1114451802" calcext:value-type="float">
            <text:p>1114451802</text:p>
          </table:table-cell>
          <table:table-cell office:value-type="float" office:value="1140424871" calcext:value-type="float">
            <text:p>1140424871</text:p>
          </table:table-cell>
          <table:table-cell office:value-type="float" office:value="1165967060" calcext:value-type="float">
            <text:p>1165967060</text:p>
          </table:table-cell>
          <table:table-cell office:value-type="float" office:value="1192235073" calcext:value-type="float">
            <text:p>1192235073</text:p>
          </table:table-cell>
          <table:table-cell office:value-type="float" office:value="1221252541" calcext:value-type="float">
            <text:p>1221252541</text:p>
          </table:table-cell>
          <table:table-cell office:value-type="float" office:value="1249424428" calcext:value-type="float">
            <text:p>1249424428</text:p>
          </table:table-cell>
          <table:table-cell office:value-type="float" office:value="1278385430" calcext:value-type="float">
            <text:p>1278385430</text:p>
          </table:table-cell>
          <table:table-cell office:value-type="float" office:value="1308816321" calcext:value-type="float">
            <text:p>1308816321</text:p>
          </table:table-cell>
          <table:table-cell office:value-type="float" office:value="1339919001" calcext:value-type="float">
            <text:p>1339919001</text:p>
          </table:table-cell>
          <table:table-cell office:value-type="float" office:value="1371557517" calcext:value-type="float">
            <text:p>1371557517</text:p>
          </table:table-cell>
          <table:table-cell office:value-type="float" office:value="1401527248" calcext:value-type="float">
            <text:p>1401527248</text:p>
          </table:table-cell>
          <table:table-cell office:value-type="float" office:value="1430526179" calcext:value-type="float">
            <text:p>1430526179</text:p>
          </table:table-cell>
          <table:table-cell office:value-type="float" office:value="1458108109" calcext:value-type="float">
            <text:p>1458108109</text:p>
          </table:table-cell>
          <table:table-cell office:value-type="float" office:value="1483449266" calcext:value-type="float">
            <text:p>1483449266</text:p>
          </table:table-cell>
          <table:table-cell office:value-type="float" office:value="1507257850" calcext:value-type="float">
            <text:p>1507257850</text:p>
          </table:table-cell>
          <table:table-cell office:value-type="float" office:value="1529518337" calcext:value-type="float">
            <text:p>1529518337</text:p>
          </table:table-cell>
          <table:table-cell office:value-type="float" office:value="1551730186" calcext:value-type="float">
            <text:p>1551730186</text:p>
          </table:table-cell>
          <table:table-cell office:value-type="float" office:value="1574150421" calcext:value-type="float">
            <text:p>1574150421</text:p>
          </table:table-cell>
          <table:table-cell office:value-type="float" office:value="1596184271" calcext:value-type="float">
            <text:p>1596184271</text:p>
          </table:table-cell>
          <table:table-cell office:value-type="float" office:value="1618775545" calcext:value-type="float">
            <text:p>1618775545</text:p>
          </table:table-cell>
          <table:table-cell office:value-type="float" office:value="1643485593" calcext:value-type="float">
            <text:p>1643485593</text:p>
          </table:table-cell>
          <table:table-cell office:value-type="float" office:value="1668173934" calcext:value-type="float">
            <text:p>1668173934</text:p>
          </table:table-cell>
          <table:table-cell office:value-type="float" office:value="1691966485" calcext:value-type="float">
            <text:p>1691966485</text:p>
          </table:table-cell>
          <table:table-cell office:value-type="float" office:value="1716487312" calcext:value-type="float">
            <text:p>1716487312</text:p>
          </table:table-cell>
          <table:table-cell office:value-type="float" office:value="1742456920" calcext:value-type="float">
            <text:p>1742456920</text:p>
          </table:table-cell>
          <table:table-cell office:value-type="float" office:value="1769838060" calcext:value-type="float">
            <text:p>1769838060</text:p>
          </table:table-cell>
          <table:table-cell office:value-type="float" office:value="1797369949" calcext:value-type="float">
            <text:p>1797369949</text:p>
          </table:table-cell>
          <table:table-cell office:value-type="float" office:value="1823976433" calcext:value-type="float">
            <text:p>1823976433</text:p>
          </table:table-cell>
          <table:table-cell office:value-type="float" office:value="1849526605" calcext:value-type="float">
            <text:p>1849526605</text:p>
          </table:table-cell>
          <table:table-cell office:value-type="float" office:value="1873490015" calcext:value-type="float">
            <text:p>1873490015</text:p>
          </table:table-cell>
          <table:table-cell office:value-type="float" office:value="1893548031" calcext:value-type="float">
            <text:p>1893548031</text:p>
          </table:table-cell>
          <table:table-cell office:value-type="float" office:value="1914561058" calcext:value-type="float">
            <text:p>1914561058</text:p>
          </table:table-cell>
          <table:table-cell office:value-type="float" office:value="1935068108" calcext:value-type="float">
            <text:p>1935068108</text:p>
          </table:table-cell>
          <table:table-cell office:value-type="float" office:value="1956575285" calcext:value-type="float">
            <text:p>1956575285</text:p>
          </table:table-cell>
          <table:table-cell office:value-type="float" office:value="1975922433" calcext:value-type="float">
            <text:p>1975922433</text:p>
          </table:table-cell>
          <table:table-cell office:value-type="float" office:value="1994983078" calcext:value-type="float">
            <text:p>1994983078</text:p>
          </table:table-cell>
          <table:table-cell office:value-type="float" office:value="2013289641" calcext:value-type="float">
            <text:p>2013289641</text:p>
          </table:table-cell>
          <table:table-cell office:value-type="float" office:value="2030330432" calcext:value-type="float">
            <text:p>2030330432</text:p>
          </table:table-cell>
          <table:table-cell office:value-type="float" office:value="2045841423" calcext:value-type="float">
            <text:p>2045841423</text:p>
          </table:table-cell>
          <table:table-cell office:value-type="float" office:value="2060587322" calcext:value-type="float">
            <text:p>2060587322</text:p>
          </table:table-cell>
          <table:table-cell office:value-type="float" office:value="2074469505" calcext:value-type="float">
            <text:p>2074469505</text:p>
          </table:table-cell>
          <table:table-cell office:value-type="float" office:value="2088020747" calcext:value-type="float">
            <text:p>2088020747</text:p>
          </table:table-cell>
          <table:table-cell office:value-type="float" office:value="2101455067" calcext:value-type="float">
            <text:p>2101455067</text:p>
          </table:table-cell>
          <table:table-cell office:value-type="float" office:value="2115014282" calcext:value-type="float">
            <text:p>2115014282</text:p>
          </table:table-cell>
          <table:table-cell office:value-type="float" office:value="2128455973" calcext:value-type="float">
            <text:p>2128455973</text:p>
          </table:table-cell>
          <table:table-cell office:value-type="float" office:value="2141610789" calcext:value-type="float">
            <text:p>2141610789</text:p>
          </table:table-cell>
          <table:table-cell office:value-type="float" office:value="2154947270" calcext:value-type="float">
            <text:p>2154947270</text:p>
          </table:table-cell>
          <table:table-cell office:value-type="float" office:value="2168543985" calcext:value-type="float">
            <text:p>2168543985</text:p>
          </table:table-cell>
          <table:table-cell office:value-type="float" office:value="2181529363" calcext:value-type="float">
            <text:p>2181529363</text:p>
          </table:table-cell>
          <table:table-cell office:value-type="float" office:value="2194530619" calcext:value-type="float">
            <text:p>2194530619</text:p>
          </table:table-cell>
          <table:table-cell office:value-type="float" office:value="2207632770" calcext:value-type="float">
            <text:p>2207632770</text:p>
          </table:table-cell>
          <table:table-cell office:value-type="float" office:value="2220999087" calcext:value-type="float">
            <text:p>2220999087</text:p>
          </table:table-cell>
          <table:table-cell office:value-type="float" office:value="2234568586" calcext:value-type="float">
            <text:p>2234568586</text:p>
          </table:table-cell>
          <table:table-cell office:value-type="float" office:value="2248128427" calcext:value-type="float">
            <text:p>2248128427</text:p>
          </table:table-cell>
          <table:table-cell office:value-type="float" office:value="2262158994" calcext:value-type="float">
            <text:p>2262158994</text:p>
          </table:table-cell>
          <table:table-cell office:value-type="float" office:value="2276319334" calcext:value-type="float">
            <text:p>2276319334</text:p>
          </table:table-cell>
          <table:table-cell office:value-type="float" office:value="2288665963" calcext:value-type="float">
            <text:p>2288665963</text:p>
          </table:table-cell>
        </table:table-row>
        <table:table-row table:style-name="ro1">
          <table:table-cell office:value-type="string" calcext:value-type="string">
            <text:p>Lituanie</text:p>
          </table:table-cell>
          <table:table-cell office:value-type="string" calcext:value-type="string">
            <text:p>LTU</text:p>
          </table:table-cell>
          <table:table-cell office:value-type="float" office:value="2778550" calcext:value-type="float">
            <text:p>2778550</text:p>
          </table:table-cell>
          <table:table-cell office:value-type="float" office:value="2823550" calcext:value-type="float">
            <text:p>2823550</text:p>
          </table:table-cell>
          <table:table-cell office:value-type="float" office:value="2863350" calcext:value-type="float">
            <text:p>2863350</text:p>
          </table:table-cell>
          <table:table-cell office:value-type="float" office:value="2898950" calcext:value-type="float">
            <text:p>2898950</text:p>
          </table:table-cell>
          <table:table-cell office:value-type="float" office:value="2935200" calcext:value-type="float">
            <text:p>2935200</text:p>
          </table:table-cell>
          <table:table-cell office:value-type="float" office:value="2971450" calcext:value-type="float">
            <text:p>2971450</text:p>
          </table:table-cell>
          <table:table-cell office:value-type="float" office:value="3008050" calcext:value-type="float">
            <text:p>3008050</text:p>
          </table:table-cell>
          <table:table-cell office:value-type="float" office:value="3044400" calcext:value-type="float">
            <text:p>3044400</text:p>
          </table:table-cell>
          <table:table-cell office:value-type="float" office:value="3078850" calcext:value-type="float">
            <text:p>3078850</text:p>
          </table:table-cell>
          <table:table-cell office:value-type="float" office:value="3107321" calcext:value-type="float">
            <text:p>3107321</text:p>
          </table:table-cell>
          <table:table-cell office:value-type="float" office:value="3139689" calcext:value-type="float">
            <text:p>3139689</text:p>
          </table:table-cell>
          <table:table-cell office:value-type="float" office:value="3179041" calcext:value-type="float">
            <text:p>3179041</text:p>
          </table:table-cell>
          <table:table-cell office:value-type="float" office:value="3213622" calcext:value-type="float">
            <text:p>3213622</text:p>
          </table:table-cell>
          <table:table-cell office:value-type="float" office:value="3244438" calcext:value-type="float">
            <text:p>3244438</text:p>
          </table:table-cell>
          <table:table-cell office:value-type="float" office:value="3273894" calcext:value-type="float">
            <text:p>3273894</text:p>
          </table:table-cell>
          <table:table-cell office:value-type="float" office:value="3301652" calcext:value-type="float">
            <text:p>3301652</text:p>
          </table:table-cell>
          <table:table-cell office:value-type="float" office:value="3328664" calcext:value-type="float">
            <text:p>3328664</text:p>
          </table:table-cell>
          <table:table-cell office:value-type="float" office:value="3355036" calcext:value-type="float">
            <text:p>3355036</text:p>
          </table:table-cell>
          <table:table-cell office:value-type="float" office:value="3379514" calcext:value-type="float">
            <text:p>3379514</text:p>
          </table:table-cell>
          <table:table-cell office:value-type="float" office:value="3397842" calcext:value-type="float">
            <text:p>3397842</text:p>
          </table:table-cell>
          <table:table-cell office:value-type="float" office:value="3413202" calcext:value-type="float">
            <text:p>3413202</text:p>
          </table:table-cell>
          <table:table-cell office:value-type="float" office:value="3432947" calcext:value-type="float">
            <text:p>3432947</text:p>
          </table:table-cell>
          <table:table-cell office:value-type="float" office:value="3457179" calcext:value-type="float">
            <text:p>3457179</text:p>
          </table:table-cell>
          <table:table-cell office:value-type="float" office:value="3485192" calcext:value-type="float">
            <text:p>3485192</text:p>
          </table:table-cell>
          <table:table-cell office:value-type="float" office:value="3514205" calcext:value-type="float">
            <text:p>3514205</text:p>
          </table:table-cell>
          <table:table-cell office:value-type="float" office:value="3544543" calcext:value-type="float">
            <text:p>3544543</text:p>
          </table:table-cell>
          <table:table-cell office:value-type="float" office:value="3578914" calcext:value-type="float">
            <text:p>3578914</text:p>
          </table:table-cell>
          <table:table-cell office:value-type="float" office:value="3616367" calcext:value-type="float">
            <text:p>3616367</text:p>
          </table:table-cell>
          <table:table-cell office:value-type="float" office:value="3655049" calcext:value-type="float">
            <text:p>3655049</text:p>
          </table:table-cell>
          <table:table-cell office:value-type="float" office:value="3684255" calcext:value-type="float">
            <text:p>3684255</text:p>
          </table:table-cell>
          <table:table-cell office:value-type="float" office:value="3697838" calcext:value-type="float">
            <text:p>3697838</text:p>
          </table:table-cell>
          <table:table-cell office:value-type="float" office:value="3704134" calcext:value-type="float">
            <text:p>3704134</text:p>
          </table:table-cell>
          <table:table-cell office:value-type="float" office:value="3700114" calcext:value-type="float">
            <text:p>3700114</text:p>
          </table:table-cell>
          <table:table-cell office:value-type="float" office:value="3682613" calcext:value-type="float">
            <text:p>3682613</text:p>
          </table:table-cell>
          <table:table-cell office:value-type="float" office:value="3657144" calcext:value-type="float">
            <text:p>3657144</text:p>
          </table:table-cell>
          <table:table-cell office:value-type="float" office:value="3629102" calcext:value-type="float">
            <text:p>3629102</text:p>
          </table:table-cell>
          <table:table-cell office:value-type="float" office:value="3601613" calcext:value-type="float">
            <text:p>3601613</text:p>
          </table:table-cell>
          <table:table-cell office:value-type="float" office:value="3575137" calcext:value-type="float">
            <text:p>3575137</text:p>
          </table:table-cell>
          <table:table-cell office:value-type="float" office:value="3549331" calcext:value-type="float">
            <text:p>3549331</text:p>
          </table:table-cell>
          <table:table-cell office:value-type="float" office:value="3524238" calcext:value-type="float">
            <text:p>3524238</text:p>
          </table:table-cell>
          <table:table-cell office:value-type="float" office:value="3499536" calcext:value-type="float">
            <text:p>3499536</text:p>
          </table:table-cell>
          <table:table-cell office:value-type="float" office:value="3470818" calcext:value-type="float">
            <text:p>3470818</text:p>
          </table:table-cell>
          <table:table-cell office:value-type="float" office:value="3443067" calcext:value-type="float">
            <text:p>3443067</text:p>
          </table:table-cell>
          <table:table-cell office:value-type="float" office:value="3415213" calcext:value-type="float">
            <text:p>3415213</text:p>
          </table:table-cell>
          <table:table-cell office:value-type="float" office:value="3377075" calcext:value-type="float">
            <text:p>3377075</text:p>
          </table:table-cell>
          <table:table-cell office:value-type="float" office:value="3322528" calcext:value-type="float">
            <text:p>3322528</text:p>
          </table:table-cell>
          <table:table-cell office:value-type="float" office:value="3269909" calcext:value-type="float">
            <text:p>3269909</text:p>
          </table:table-cell>
          <table:table-cell office:value-type="float" office:value="3231294" calcext:value-type="float">
            <text:p>3231294</text:p>
          </table:table-cell>
          <table:table-cell office:value-type="float" office:value="3198231" calcext:value-type="float">
            <text:p>3198231</text:p>
          </table:table-cell>
          <table:table-cell office:value-type="float" office:value="3162916" calcext:value-type="float">
            <text:p>3162916</text:p>
          </table:table-cell>
          <table:table-cell office:value-type="float" office:value="3097282" calcext:value-type="float">
            <text:p>3097282</text:p>
          </table:table-cell>
          <table:table-cell office:value-type="float" office:value="3028115" calcext:value-type="float">
            <text:p>3028115</text:p>
          </table:table-cell>
          <table:table-cell office:value-type="float" office:value="2987773" calcext:value-type="float">
            <text:p>2987773</text:p>
          </table:table-cell>
          <table:table-cell office:value-type="float" office:value="2957689" calcext:value-type="float">
            <text:p>2957689</text:p>
          </table:table-cell>
          <table:table-cell office:value-type="float" office:value="2932367" calcext:value-type="float">
            <text:p>2932367</text:p>
          </table:table-cell>
          <table:table-cell office:value-type="float" office:value="2904910" calcext:value-type="float">
            <text:p>2904910</text:p>
          </table:table-cell>
          <table:table-cell office:value-type="float" office:value="2868231" calcext:value-type="float">
            <text:p>2868231</text:p>
          </table:table-cell>
          <table:table-cell office:value-type="float" office:value="2828403" calcext:value-type="float">
            <text:p>2828403</text:p>
          </table:table-cell>
          <table:table-cell office:value-type="float" office:value="2789533" calcext:value-type="float">
            <text:p>2789533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X</text:p>
          </table:table-cell>
          <table:table-cell office:value-type="float" office:value="313970" calcext:value-type="float">
            <text:p>313970</text:p>
          </table:table-cell>
          <table:table-cell office:value-type="float" office:value="316845" calcext:value-type="float">
            <text:p>316845</text:p>
          </table:table-cell>
          <table:table-cell office:value-type="float" office:value="320750" calcext:value-type="float">
            <text:p>320750</text:p>
          </table:table-cell>
          <table:table-cell office:value-type="float" office:value="324100" calcext:value-type="float">
            <text:p>324100</text:p>
          </table:table-cell>
          <table:table-cell office:value-type="float" office:value="327750" calcext:value-type="float">
            <text:p>327750</text:p>
          </table:table-cell>
          <table:table-cell office:value-type="float" office:value="331500" calcext:value-type="float">
            <text:p>331500</text:p>
          </table:table-cell>
          <table:table-cell office:value-type="float" office:value="333895" calcext:value-type="float">
            <text:p>333895</text:p>
          </table:table-cell>
          <table:table-cell office:value-type="float" office:value="334995" calcext:value-type="float">
            <text:p>334995</text:p>
          </table:table-cell>
          <table:table-cell office:value-type="float" office:value="335850" calcext:value-type="float">
            <text:p>335850</text:p>
          </table:table-cell>
          <table:table-cell office:value-type="float" office:value="337500" calcext:value-type="float">
            <text:p>337500</text:p>
          </table:table-cell>
          <table:table-cell office:value-type="float" office:value="339171" calcext:value-type="float">
            <text:p>339171</text:p>
          </table:table-cell>
          <table:table-cell office:value-type="float" office:value="342421" calcext:value-type="float">
            <text:p>342421</text:p>
          </table:table-cell>
          <table:table-cell office:value-type="float" office:value="346600" calcext:value-type="float">
            <text:p>346600</text:p>
          </table:table-cell>
          <table:table-cell office:value-type="float" office:value="350450" calcext:value-type="float">
            <text:p>350450</text:p>
          </table:table-cell>
          <table:table-cell office:value-type="float" office:value="355050" calcext:value-type="float">
            <text:p>355050</text:p>
          </table:table-cell>
          <table:table-cell office:value-type="float" office:value="358950" calcext:value-type="float">
            <text:p>358950</text:p>
          </table:table-cell>
          <table:table-cell office:value-type="float" office:value="360731" calcext:value-type="float">
            <text:p>360731</text:p>
          </table:table-cell>
          <table:table-cell office:value-type="float" office:value="361358" calcext:value-type="float">
            <text:p>361358</text:p>
          </table:table-cell>
          <table:table-cell office:value-type="float" office:value="362007" calcext:value-type="float">
            <text:p>362007</text:p>
          </table:table-cell>
          <table:table-cell office:value-type="float" office:value="362856" calcext:value-type="float">
            <text:p>362856</text:p>
          </table:table-cell>
          <table:table-cell office:value-type="float" office:value="364150" calcext:value-type="float">
            <text:p>364150</text:p>
          </table:table-cell>
          <table:table-cell office:value-type="float" office:value="365225" calcext:value-type="float">
            <text:p>365225</text:p>
          </table:table-cell>
          <table:table-cell office:value-type="float" office:value="365525" calcext:value-type="float">
            <text:p>365525</text:p>
          </table:table-cell>
          <table:table-cell office:value-type="float" office:value="365622" calcext:value-type="float">
            <text:p>365622</text:p>
          </table:table-cell>
          <table:table-cell office:value-type="float" office:value="365998" calcext:value-type="float">
            <text:p>365998</text:p>
          </table:table-cell>
          <table:table-cell office:value-type="float" office:value="366706" calcext:value-type="float">
            <text:p>366706</text:p>
          </table:table-cell>
          <table:table-cell office:value-type="float" office:value="368355" calcext:value-type="float">
            <text:p>368355</text:p>
          </table:table-cell>
          <table:table-cell office:value-type="float" office:value="370750" calcext:value-type="float">
            <text:p>370750</text:p>
          </table:table-cell>
          <table:table-cell office:value-type="float" office:value="373450" calcext:value-type="float">
            <text:p>373450</text:p>
          </table:table-cell>
          <table:table-cell office:value-type="float" office:value="377100" calcext:value-type="float">
            <text:p>377100</text:p>
          </table:table-cell>
          <table:table-cell office:value-type="float" office:value="381850" calcext:value-type="float">
            <text:p>381850</text:p>
          </table:table-cell>
          <table:table-cell office:value-type="float" office:value="387000" calcext:value-type="float">
            <text:p>387000</text:p>
          </table:table-cell>
          <table:table-cell office:value-type="float" office:value="392175" calcext:value-type="float">
            <text:p>392175</text:p>
          </table:table-cell>
          <table:table-cell office:value-type="float" office:value="397475" calcext:value-type="float">
            <text:p>397475</text:p>
          </table:table-cell>
          <table:table-cell office:value-type="float" office:value="402925" calcext:value-type="float">
            <text:p>402925</text:p>
          </table:table-cell>
          <table:table-cell office:value-type="float" office:value="408625" calcext:value-type="float">
            <text:p>408625</text:p>
          </table:table-cell>
          <table:table-cell office:value-type="float" office:value="414225" calcext:value-type="float">
            <text:p>414225</text:p>
          </table:table-cell>
          <table:table-cell office:value-type="float" office:value="419450" calcext:value-type="float">
            <text:p>419450</text:p>
          </table:table-cell>
          <table:table-cell office:value-type="float" office:value="424700" calcext:value-type="float">
            <text:p>424700</text:p>
          </table:table-cell>
          <table:table-cell office:value-type="float" office:value="430475" calcext:value-type="float">
            <text:p>430475</text:p>
          </table:table-cell>
          <table:table-cell office:value-type="float" office:value="436300" calcext:value-type="float">
            <text:p>436300</text:p>
          </table:table-cell>
          <table:table-cell office:value-type="float" office:value="441525" calcext:value-type="float">
            <text:p>441525</text:p>
          </table:table-cell>
          <table:table-cell office:value-type="float" office:value="446175" calcext:value-type="float">
            <text:p>446175</text:p>
          </table:table-cell>
          <table:table-cell office:value-type="float" office:value="451630" calcext:value-type="float">
            <text:p>451630</text:p>
          </table:table-cell>
          <table:table-cell office:value-type="float" office:value="458095" calcext:value-type="float">
            <text:p>458095</text:p>
          </table:table-cell>
          <table:table-cell office:value-type="float" office:value="465158" calcext:value-type="float">
            <text:p>465158</text:p>
          </table:table-cell>
          <table:table-cell office:value-type="float" office:value="472637" calcext:value-type="float">
            <text:p>472637</text:p>
          </table:table-cell>
          <table:table-cell office:value-type="float" office:value="479993" calcext:value-type="float">
            <text:p>479993</text:p>
          </table:table-cell>
          <table:table-cell office:value-type="float" office:value="488650" calcext:value-type="float">
            <text:p>488650</text:p>
          </table:table-cell>
          <table:table-cell office:value-type="float" office:value="497783" calcext:value-type="float">
            <text:p>497783</text:p>
          </table:table-cell>
          <table:table-cell office:value-type="float" office:value="506953" calcext:value-type="float">
            <text:p>506953</text:p>
          </table:table-cell>
          <table:table-cell office:value-type="float" office:value="518347" calcext:value-type="float">
            <text:p>518347</text:p>
          </table:table-cell>
          <table:table-cell office:value-type="float" office:value="530946" calcext:value-type="float">
            <text:p>530946</text:p>
          </table:table-cell>
          <table:table-cell office:value-type="float" office:value="543360" calcext:value-type="float">
            <text:p>543360</text:p>
          </table:table-cell>
          <table:table-cell office:value-type="float" office:value="556319" calcext:value-type="float">
            <text:p>556319</text:p>
          </table:table-cell>
          <table:table-cell office:value-type="float" office:value="569604" calcext:value-type="float">
            <text:p>569604</text:p>
          </table:table-cell>
          <table:table-cell office:value-type="float" office:value="582014" calcext:value-type="float">
            <text:p>582014</text:p>
          </table:table-cell>
          <table:table-cell office:value-type="float" office:value="596336" calcext:value-type="float">
            <text:p>596336</text:p>
          </table:table-cell>
          <table:table-cell office:value-type="float" office:value="607728" calcext:value-type="float">
            <text:p>607728</text:p>
          </table:table-cell>
        </table:table-row>
        <table:table-row table:style-name="ro1">
          <table:table-cell office:value-type="string" calcext:value-type="string">
            <text:p>Lettonie</text:p>
          </table:table-cell>
          <table:table-cell office:value-type="string" calcext:value-type="string">
            <text:p>LVA</text:p>
          </table:table-cell>
          <table:table-cell office:value-type="float" office:value="2120979" calcext:value-type="float">
            <text:p>2120979</text:p>
          </table:table-cell>
          <table:table-cell office:value-type="float" office:value="2152681" calcext:value-type="float">
            <text:p>2152681</text:p>
          </table:table-cell>
          <table:table-cell office:value-type="float" office:value="2181586" calcext:value-type="float">
            <text:p>2181586</text:p>
          </table:table-cell>
          <table:table-cell office:value-type="float" office:value="2210919" calcext:value-type="float">
            <text:p>2210919</text:p>
          </table:table-cell>
          <table:table-cell office:value-type="float" office:value="2240623" calcext:value-type="float">
            <text:p>2240623</text:p>
          </table:table-cell>
          <table:table-cell office:value-type="float" office:value="2265919" calcext:value-type="float">
            <text:p>2265919</text:p>
          </table:table-cell>
          <table:table-cell office:value-type="float" office:value="2283217" calcext:value-type="float">
            <text:p>2283217</text:p>
          </table:table-cell>
          <table:table-cell office:value-type="float" office:value="2301220" calcext:value-type="float">
            <text:p>2301220</text:p>
          </table:table-cell>
          <table:table-cell office:value-type="float" office:value="2323619" calcext:value-type="float">
            <text:p>2323619</text:p>
          </table:table-cell>
          <table:table-cell office:value-type="float" office:value="2343173" calcext:value-type="float">
            <text:p>2343173</text:p>
          </table:table-cell>
          <table:table-cell office:value-type="float" office:value="2359164" calcext:value-type="float">
            <text:p>2359164</text:p>
          </table:table-cell>
          <table:table-cell office:value-type="float" office:value="2376389" calcext:value-type="float">
            <text:p>2376389</text:p>
          </table:table-cell>
          <table:table-cell office:value-type="float" office:value="2395674" calcext:value-type="float">
            <text:p>2395674</text:p>
          </table:table-cell>
          <table:table-cell office:value-type="float" office:value="2415819" calcext:value-type="float">
            <text:p>2415819</text:p>
          </table:table-cell>
          <table:table-cell office:value-type="float" office:value="2437186" calcext:value-type="float">
            <text:p>2437186</text:p>
          </table:table-cell>
          <table:table-cell office:value-type="float" office:value="2456130" calcext:value-type="float">
            <text:p>2456130</text:p>
          </table:table-cell>
          <table:table-cell office:value-type="float" office:value="2470989" calcext:value-type="float">
            <text:p>2470989</text:p>
          </table:table-cell>
          <table:table-cell office:value-type="float" office:value="2485073" calcext:value-type="float">
            <text:p>2485073</text:p>
          </table:table-cell>
          <table:table-cell office:value-type="float" office:value="2497921" calcext:value-type="float">
            <text:p>2497921</text:p>
          </table:table-cell>
          <table:table-cell office:value-type="float" office:value="2505953" calcext:value-type="float">
            <text:p>2505953</text:p>
          </table:table-cell>
          <table:table-cell office:value-type="float" office:value="2511701" calcext:value-type="float">
            <text:p>2511701</text:p>
          </table:table-cell>
          <table:table-cell office:value-type="float" office:value="2519421" calcext:value-type="float">
            <text:p>2519421</text:p>
          </table:table-cell>
          <table:table-cell office:value-type="float" office:value="2531080" calcext:value-type="float">
            <text:p>2531080</text:p>
          </table:table-cell>
          <table:table-cell office:value-type="float" office:value="2546011" calcext:value-type="float">
            <text:p>2546011</text:p>
          </table:table-cell>
          <table:table-cell office:value-type="float" office:value="2562047" calcext:value-type="float">
            <text:p>2562047</text:p>
          </table:table-cell>
          <table:table-cell office:value-type="float" office:value="2578873" calcext:value-type="float">
            <text:p>2578873</text:p>
          </table:table-cell>
          <table:table-cell office:value-type="float" office:value="2599892" calcext:value-type="float">
            <text:p>2599892</text:p>
          </table:table-cell>
          <table:table-cell office:value-type="float" office:value="2626583" calcext:value-type="float">
            <text:p>2626583</text:p>
          </table:table-cell>
          <table:table-cell office:value-type="float" office:value="2653434" calcext:value-type="float">
            <text:p>2653434</text:p>
          </table:table-cell>
          <table:table-cell office:value-type="float" office:value="2666955" calcext:value-type="float">
            <text:p>2666955</text:p>
          </table:table-cell>
          <table:table-cell office:value-type="float" office:value="2663151" calcext:value-type="float">
            <text:p>2663151</text:p>
          </table:table-cell>
          <table:table-cell office:value-type="float" office:value="2650581" calcext:value-type="float">
            <text:p>2650581</text:p>
          </table:table-cell>
          <table:table-cell office:value-type="float" office:value="2614338" calcext:value-type="float">
            <text:p>2614338</text:p>
          </table:table-cell>
          <table:table-cell office:value-type="float" office:value="2563290" calcext:value-type="float">
            <text:p>2563290</text:p>
          </table:table-cell>
          <table:table-cell office:value-type="float" office:value="2520742" calcext:value-type="float">
            <text:p>2520742</text:p>
          </table:table-cell>
          <table:table-cell office:value-type="float" office:value="2485056" calcext:value-type="float">
            <text:p>2485056</text:p>
          </table:table-cell>
          <table:table-cell office:value-type="float" office:value="2457222" calcext:value-type="float">
            <text:p>2457222</text:p>
          </table:table-cell>
          <table:table-cell office:value-type="float" office:value="2432851" calcext:value-type="float">
            <text:p>2432851</text:p>
          </table:table-cell>
          <table:table-cell office:value-type="float" office:value="2410019" calcext:value-type="float">
            <text:p>2410019</text:p>
          </table:table-cell>
          <table:table-cell office:value-type="float" office:value="2390482" calcext:value-type="float">
            <text:p>2390482</text:p>
          </table:table-cell>
          <table:table-cell office:value-type="float" office:value="2367550" calcext:value-type="float">
            <text:p>2367550</text:p>
          </table:table-cell>
          <table:table-cell office:value-type="float" office:value="2337170" calcext:value-type="float">
            <text:p>2337170</text:p>
          </table:table-cell>
          <table:table-cell office:value-type="float" office:value="2310173" calcext:value-type="float">
            <text:p>2310173</text:p>
          </table:table-cell>
          <table:table-cell office:value-type="float" office:value="2287955" calcext:value-type="float">
            <text:p>2287955</text:p>
          </table:table-cell>
          <table:table-cell office:value-type="float" office:value="2263122" calcext:value-type="float">
            <text:p>2263122</text:p>
          </table:table-cell>
          <table:table-cell office:value-type="float" office:value="2238799" calcext:value-type="float">
            <text:p>2238799</text:p>
          </table:table-cell>
          <table:table-cell office:value-type="float" office:value="2218357" calcext:value-type="float">
            <text:p>2218357</text:p>
          </table:table-cell>
          <table:table-cell office:value-type="float" office:value="2200325" calcext:value-type="float">
            <text:p>2200325</text:p>
          </table:table-cell>
          <table:table-cell office:value-type="float" office:value="2177322" calcext:value-type="float">
            <text:p>2177322</text:p>
          </table:table-cell>
          <table:table-cell office:value-type="float" office:value="2141669" calcext:value-type="float">
            <text:p>2141669</text:p>
          </table:table-cell>
          <table:table-cell office:value-type="float" office:value="2097555" calcext:value-type="float">
            <text:p>2097555</text:p>
          </table:table-cell>
          <table:table-cell office:value-type="float" office:value="2059709" calcext:value-type="float">
            <text:p>2059709</text:p>
          </table:table-cell>
          <table:table-cell office:value-type="float" office:value="2034319" calcext:value-type="float">
            <text:p>2034319</text:p>
          </table:table-cell>
          <table:table-cell office:value-type="float" office:value="2012647" calcext:value-type="float">
            <text:p>2012647</text:p>
          </table:table-cell>
          <table:table-cell office:value-type="float" office:value="1993782" calcext:value-type="float">
            <text:p>1993782</text:p>
          </table:table-cell>
          <table:table-cell office:value-type="float" office:value="1977527" calcext:value-type="float">
            <text:p>1977527</text:p>
          </table:table-cell>
          <table:table-cell office:value-type="float" office:value="1959537" calcext:value-type="float">
            <text:p>1959537</text:p>
          </table:table-cell>
          <table:table-cell office:value-type="float" office:value="1942248" calcext:value-type="float">
            <text:p>1942248</text:p>
          </table:table-cell>
          <table:table-cell office:value-type="float" office:value="1926542" calcext:value-type="float">
            <text:p>1926542</text:p>
          </table:table-cell>
        </table:table-row>
        <table:table-row table:style-name="ro1">
          <table:table-cell office:value-type="string" calcext:value-type="string">
            <text:p>Région administrative spéciale de Macao, Chine</text:p>
          </table:table-cell>
          <table:table-cell office:value-type="string" calcext:value-type="string">
            <text:p>MAC</text:p>
          </table:table-cell>
          <table:table-cell office:value-type="float" office:value="167791" calcext:value-type="float">
            <text:p>167791</text:p>
          </table:table-cell>
          <table:table-cell office:value-type="float" office:value="170462" calcext:value-type="float">
            <text:p>170462</text:p>
          </table:table-cell>
          <table:table-cell office:value-type="float" office:value="176183" calcext:value-type="float">
            <text:p>176183</text:p>
          </table:table-cell>
          <table:table-cell office:value-type="float" office:value="184245" calcext:value-type="float">
            <text:p>184245</text:p>
          </table:table-cell>
          <table:table-cell office:value-type="float" office:value="193561" calcext:value-type="float">
            <text:p>193561</text:p>
          </table:table-cell>
          <table:table-cell office:value-type="float" office:value="203228" calcext:value-type="float">
            <text:p>203228</text:p>
          </table:table-cell>
          <table:table-cell office:value-type="float" office:value="213192" calcext:value-type="float">
            <text:p>213192</text:p>
          </table:table-cell>
          <table:table-cell office:value-type="float" office:value="223418" calcext:value-type="float">
            <text:p>223418</text:p>
          </table:table-cell>
          <table:table-cell office:value-type="float" office:value="233000" calcext:value-type="float">
            <text:p>233000</text:p>
          </table:table-cell>
          <table:table-cell office:value-type="float" office:value="240839" calcext:value-type="float">
            <text:p>240839</text:p>
          </table:table-cell>
          <table:table-cell office:value-type="float" office:value="246194" calcext:value-type="float">
            <text:p>246194</text:p>
          </table:table-cell>
          <table:table-cell office:value-type="float" office:value="248738" calcext:value-type="float">
            <text:p>248738</text:p>
          </table:table-cell>
          <table:table-cell office:value-type="float" office:value="248767" calcext:value-type="float">
            <text:p>248767</text:p>
          </table:table-cell>
          <table:table-cell office:value-type="float" office:value="246947" calcext:value-type="float">
            <text:p>246947</text:p>
          </table:table-cell>
          <table:table-cell office:value-type="float" office:value="244285" calcext:value-type="float">
            <text:p>244285</text:p>
          </table:table-cell>
          <table:table-cell office:value-type="float" office:value="241628" calcext:value-type="float">
            <text:p>241628</text:p>
          </table:table-cell>
          <table:table-cell office:value-type="float" office:value="239075" calcext:value-type="float">
            <text:p>239075</text:p>
          </table:table-cell>
          <table:table-cell office:value-type="float" office:value="236678" calcext:value-type="float">
            <text:p>236678</text:p>
          </table:table-cell>
          <table:table-cell office:value-type="float" office:value="235171" calcext:value-type="float">
            <text:p>235171</text:p>
          </table:table-cell>
          <table:table-cell office:value-type="float" office:value="235440" calcext:value-type="float">
            <text:p>235440</text:p>
          </table:table-cell>
          <table:table-cell office:value-type="float" office:value="238071" calcext:value-type="float">
            <text:p>238071</text:p>
          </table:table-cell>
          <table:table-cell office:value-type="float" office:value="243373" calcext:value-type="float">
            <text:p>243373</text:p>
          </table:table-cell>
          <table:table-cell office:value-type="float" office:value="251158" calcext:value-type="float">
            <text:p>251158</text:p>
          </table:table-cell>
          <table:table-cell office:value-type="float" office:value="260931" calcext:value-type="float">
            <text:p>260931</text:p>
          </table:table-cell>
          <table:table-cell office:value-type="float" office:value="271918" calcext:value-type="float">
            <text:p>271918</text:p>
          </table:table-cell>
          <table:table-cell office:value-type="float" office:value="283503" calcext:value-type="float">
            <text:p>283503</text:p>
          </table:table-cell>
          <table:table-cell office:value-type="float" office:value="295591" calcext:value-type="float">
            <text:p>295591</text:p>
          </table:table-cell>
          <table:table-cell office:value-type="float" office:value="308180" calcext:value-type="float">
            <text:p>308180</text:p>
          </table:table-cell>
          <table:table-cell office:value-type="float" office:value="320773" calcext:value-type="float">
            <text:p>320773</text:p>
          </table:table-cell>
          <table:table-cell office:value-type="float" office:value="332783" calcext:value-type="float">
            <text:p>332783</text:p>
          </table:table-cell>
          <table:table-cell office:value-type="float" office:value="343808" calcext:value-type="float">
            <text:p>343808</text:p>
          </table:table-cell>
          <table:table-cell office:value-type="float" office:value="353626" calcext:value-type="float">
            <text:p>353626</text:p>
          </table:table-cell>
          <table:table-cell office:value-type="float" office:value="362311" calcext:value-type="float">
            <text:p>362311</text:p>
          </table:table-cell>
          <table:table-cell office:value-type="float" office:value="370199" calcext:value-type="float">
            <text:p>370199</text:p>
          </table:table-cell>
          <table:table-cell office:value-type="float" office:value="377798" calcext:value-type="float">
            <text:p>377798</text:p>
          </table:table-cell>
          <table:table-cell office:value-type="float" office:value="385513" calcext:value-type="float">
            <text:p>385513</text:p>
          </table:table-cell>
          <table:table-cell office:value-type="float" office:value="393373" calcext:value-type="float">
            <text:p>393373</text:p>
          </table:table-cell>
          <table:table-cell office:value-type="float" office:value="401352" calcext:value-type="float">
            <text:p>401352</text:p>
          </table:table-cell>
          <table:table-cell office:value-type="float" office:value="409616" calcext:value-type="float">
            <text:p>409616</text:p>
          </table:table-cell>
          <table:table-cell office:value-type="float" office:value="418383" calcext:value-type="float">
            <text:p>418383</text:p>
          </table:table-cell>
          <table:table-cell office:value-type="float" office:value="427782" calcext:value-type="float">
            <text:p>427782</text:p>
          </table:table-cell>
          <table:table-cell office:value-type="float" office:value="437938" calcext:value-type="float">
            <text:p>437938</text:p>
          </table:table-cell>
          <table:table-cell office:value-type="float" office:value="448821" calcext:value-type="float">
            <text:p>448821</text:p>
          </table:table-cell>
          <table:table-cell office:value-type="float" office:value="460165" calcext:value-type="float">
            <text:p>460165</text:p>
          </table:table-cell>
          <table:table-cell office:value-type="float" office:value="471597" calcext:value-type="float">
            <text:p>471597</text:p>
          </table:table-cell>
          <table:table-cell office:value-type="float" office:value="482858" calcext:value-type="float">
            <text:p>482858</text:p>
          </table:table-cell>
          <table:table-cell office:value-type="float" office:value="493799" calcext:value-type="float">
            <text:p>493799</text:p>
          </table:table-cell>
          <table:table-cell office:value-type="float" office:value="504511" calcext:value-type="float">
            <text:p>504511</text:p>
          </table:table-cell>
          <table:table-cell office:value-type="float" office:value="515239" calcext:value-type="float">
            <text:p>515239</text:p>
          </table:table-cell>
          <table:table-cell office:value-type="float" office:value="526400" calcext:value-type="float">
            <text:p>526400</text:p>
          </table:table-cell>
          <table:table-cell office:value-type="float" office:value="538219" calcext:value-type="float">
            <text:p>538219</text:p>
          </table:table-cell>
          <table:table-cell office:value-type="float" office:value="550832" calcext:value-type="float">
            <text:p>550832</text:p>
          </table:table-cell>
          <table:table-cell office:value-type="float" office:value="564039" calcext:value-type="float">
            <text:p>564039</text:p>
          </table:table-cell>
          <table:table-cell office:value-type="float" office:value="577372" calcext:value-type="float">
            <text:p>577372</text:p>
          </table:table-cell>
          <table:table-cell office:value-type="float" office:value="590208" calcext:value-type="float">
            <text:p>590208</text:p>
          </table:table-cell>
          <table:table-cell office:value-type="float" office:value="602085" calcext:value-type="float">
            <text:p>602085</text:p>
          </table:table-cell>
          <table:table-cell office:value-type="float" office:value="612836" calcext:value-type="float">
            <text:p>612836</text:p>
          </table:table-cell>
          <table:table-cell office:value-type="float" office:value="622585" calcext:value-type="float">
            <text:p>622585</text:p>
          </table:table-cell>
          <table:table-cell office:value-type="float" office:value="631636" calcext:value-type="float">
            <text:p>631636</text:p>
          </table:table-cell>
        </table:table-row>
        <table:table-row table:style-name="ro1">
          <table:table-cell office:value-type="string" calcext:value-type="string">
            <text:p>Saint-Martin (fr)</text:p>
          </table:table-cell>
          <table:table-cell office:value-type="string" calcext:value-type="string">
            <text:p>MAF</text:p>
          </table:table-cell>
          <table:table-cell office:value-type="float" office:value="3893" calcext:value-type="float">
            <text:p>3893</text:p>
          </table:table-cell>
          <table:table-cell office:value-type="float" office:value="3989" calcext:value-type="float">
            <text:p>3989</text:p>
          </table:table-cell>
          <table:table-cell office:value-type="float" office:value="4076" calcext:value-type="float">
            <text:p>4076</text:p>
          </table:table-cell>
          <table:table-cell office:value-type="float" office:value="4183" calcext:value-type="float">
            <text:p>4183</text:p>
          </table:table-cell>
          <table:table-cell office:value-type="float" office:value="4308" calcext:value-type="float">
            <text:p>4308</text:p>
          </table:table-cell>
          <table:table-cell office:value-type="float" office:value="4468" calcext:value-type="float">
            <text:p>4468</text:p>
          </table:table-cell>
          <table:table-cell office:value-type="float" office:value="4685" calcext:value-type="float">
            <text:p>4685</text:p>
          </table:table-cell>
          <table:table-cell office:value-type="float" office:value="4920" calcext:value-type="float">
            <text:p>4920</text:p>
          </table:table-cell>
          <table:table-cell office:value-type="float" office:value="5193" calcext:value-type="float">
            <text:p>5193</text:p>
          </table:table-cell>
          <table:table-cell office:value-type="float" office:value="5459" calcext:value-type="float">
            <text:p>5459</text:p>
          </table:table-cell>
          <table:table-cell office:value-type="float" office:value="5712" calcext:value-type="float">
            <text:p>5712</text:p>
          </table:table-cell>
          <table:table-cell office:value-type="float" office:value="5944" calcext:value-type="float">
            <text:p>5944</text:p>
          </table:table-cell>
          <table:table-cell office:value-type="float" office:value="6156" calcext:value-type="float">
            <text:p>6156</text:p>
          </table:table-cell>
          <table:table-cell office:value-type="float" office:value="6368" calcext:value-type="float">
            <text:p>6368</text:p>
          </table:table-cell>
          <table:table-cell office:value-type="float" office:value="6607" calcext:value-type="float">
            <text:p>6607</text:p>
          </table:table-cell>
          <table:table-cell office:value-type="float" office:value="6881" calcext:value-type="float">
            <text:p>6881</text:p>
          </table:table-cell>
          <table:table-cell office:value-type="float" office:value="7246" calcext:value-type="float">
            <text:p>7246</text:p>
          </table:table-cell>
          <table:table-cell office:value-type="float" office:value="7718" calcext:value-type="float">
            <text:p>7718</text:p>
          </table:table-cell>
          <table:table-cell office:value-type="float" office:value="8190" calcext:value-type="float">
            <text:p>8190</text:p>
          </table:table-cell>
          <table:table-cell office:value-type="float" office:value="8557" calcext:value-type="float">
            <text:p>8557</text:p>
          </table:table-cell>
          <table:table-cell office:value-type="float" office:value="8771" calcext:value-type="float">
            <text:p>8771</text:p>
          </table:table-cell>
          <table:table-cell office:value-type="float" office:value="8678" calcext:value-type="float">
            <text:p>8678</text:p>
          </table:table-cell>
          <table:table-cell office:value-type="float" office:value="8369" calcext:value-type="float">
            <text:p>8369</text:p>
          </table:table-cell>
          <table:table-cell office:value-type="float" office:value="8294" calcext:value-type="float">
            <text:p>8294</text:p>
          </table:table-cell>
          <table:table-cell office:value-type="float" office:value="9061" calcext:value-type="float">
            <text:p>9061</text:p>
          </table:table-cell>
          <table:table-cell office:value-type="float" office:value="11061" calcext:value-type="float">
            <text:p>11061</text:p>
          </table:table-cell>
          <table:table-cell office:value-type="float" office:value="14559" calcext:value-type="float">
            <text:p>14559</text:p>
          </table:table-cell>
          <table:table-cell office:value-type="float" office:value="19275" calcext:value-type="float">
            <text:p>19275</text:p>
          </table:table-cell>
          <table:table-cell office:value-type="float" office:value="24378" calcext:value-type="float">
            <text:p>24378</text:p>
          </table:table-cell>
          <table:table-cell office:value-type="float" office:value="28722" calcext:value-type="float">
            <text:p>28722</text:p>
          </table:table-cell>
          <table:table-cell office:value-type="float" office:value="31520" calcext:value-type="float">
            <text:p>31520</text:p>
          </table:table-cell>
          <table:table-cell office:value-type="float" office:value="32449" calcext:value-type="float">
            <text:p>32449</text:p>
          </table:table-cell>
          <table:table-cell office:value-type="float" office:value="31811" calcext:value-type="float">
            <text:p>31811</text:p>
          </table:table-cell>
          <table:table-cell office:value-type="float" office:value="30200" calcext:value-type="float">
            <text:p>30200</text:p>
          </table:table-cell>
          <table:table-cell office:value-type="float" office:value="28484" calcext:value-type="float">
            <text:p>28484</text:p>
          </table:table-cell>
          <table:table-cell office:value-type="float" office:value="27321" calcext:value-type="float">
            <text:p>27321</text:p>
          </table:table-cell>
          <table:table-cell office:value-type="float" office:value="26849" calcext:value-type="float">
            <text:p>26849</text:p>
          </table:table-cell>
          <table:table-cell office:value-type="float" office:value="26909" calcext:value-type="float">
            <text:p>26909</text:p>
          </table:table-cell>
          <table:table-cell office:value-type="float" office:value="27392" calcext:value-type="float">
            <text:p>27392</text:p>
          </table:table-cell>
          <table:table-cell office:value-type="float" office:value="28116" calcext:value-type="float">
            <text:p>28116</text:p>
          </table:table-cell>
          <table:table-cell office:value-type="float" office:value="28935" calcext:value-type="float">
            <text:p>28935</text:p>
          </table:table-cell>
          <table:table-cell office:value-type="float" office:value="29853" calcext:value-type="float">
            <text:p>29853</text:p>
          </table:table-cell>
          <table:table-cell office:value-type="float" office:value="30910" calcext:value-type="float">
            <text:p>30910</text:p>
          </table:table-cell>
          <table:table-cell office:value-type="float" office:value="32053" calcext:value-type="float">
            <text:p>32053</text:p>
          </table:table-cell>
          <table:table-cell office:value-type="float" office:value="33186" calcext:value-type="float">
            <text:p>33186</text:p>
          </table:table-cell>
          <table:table-cell office:value-type="float" office:value="34248" calcext:value-type="float">
            <text:p>34248</text:p>
          </table:table-cell>
          <table:table-cell office:value-type="float" office:value="35237" calcext:value-type="float">
            <text:p>35237</text:p>
          </table:table-cell>
          <table:table-cell office:value-type="float" office:value="36137" calcext:value-type="float">
            <text:p>36137</text:p>
          </table:table-cell>
          <table:table-cell office:value-type="float" office:value="36885" calcext:value-type="float">
            <text:p>36885</text:p>
          </table:table-cell>
          <table:table-cell office:value-type="float" office:value="37377" calcext:value-type="float">
            <text:p>37377</text:p>
          </table:table-cell>
          <table:table-cell office:value-type="float" office:value="37582" calcext:value-type="float">
            <text:p>37582</text:p>
          </table:table-cell>
          <table:table-cell office:value-type="float" office:value="37446" calcext:value-type="float">
            <text:p>37446</text:p>
          </table:table-cell>
          <table:table-cell office:value-type="float" office:value="37009" calcext:value-type="float">
            <text:p>37009</text:p>
          </table:table-cell>
          <table:table-cell office:value-type="float" office:value="36453" calcext:value-type="float">
            <text:p>36453</text:p>
          </table:table-cell>
          <table:table-cell office:value-type="float" office:value="36015" calcext:value-type="float">
            <text:p>36015</text:p>
          </table:table-cell>
          <table:table-cell office:value-type="float" office:value="35858" calcext:value-type="float">
            <text:p>35858</text:p>
          </table:table-cell>
          <table:table-cell office:value-type="float" office:value="36065" calcext:value-type="float">
            <text:p>36065</text:p>
          </table:table-cell>
          <table:table-cell office:value-type="float" office:value="36560" calcext:value-type="float">
            <text:p>36560</text:p>
          </table:table-cell>
          <table:table-cell office:value-type="float" office:value="37264" calcext:value-type="float">
            <text:p>37264</text:p>
          </table:table-cell>
        </table:table-row>
        <table:table-row table:style-name="ro1">
          <table:table-cell office:value-type="string" calcext:value-type="string">
            <text:p>Maroc</text:p>
          </table:table-cell>
          <table:table-cell office:value-type="string" calcext:value-type="string">
            <text:p>MAR</text:p>
          </table:table-cell>
          <table:table-cell office:value-type="float" office:value="12328532" calcext:value-type="float">
            <text:p>12328532</text:p>
          </table:table-cell>
          <table:table-cell office:value-type="float" office:value="12710581" calcext:value-type="float">
            <text:p>12710581</text:p>
          </table:table-cell>
          <table:table-cell office:value-type="float" office:value="13094888" calcext:value-type="float">
            <text:p>13094888</text:p>
          </table:table-cell>
          <table:table-cell office:value-type="float" office:value="13478423" calcext:value-type="float">
            <text:p>13478423</text:p>
          </table:table-cell>
          <table:table-cell office:value-type="float" office:value="13857649" calcext:value-type="float">
            <text:p>13857649</text:p>
          </table:table-cell>
          <table:table-cell office:value-type="float" office:value="14230163" calcext:value-type="float">
            <text:p>14230163</text:p>
          </table:table-cell>
          <table:table-cell office:value-type="float" office:value="14595350" calcext:value-type="float">
            <text:p>14595350</text:p>
          </table:table-cell>
          <table:table-cell office:value-type="float" office:value="14954031" calcext:value-type="float">
            <text:p>14954031</text:p>
          </table:table-cell>
          <table:table-cell office:value-type="float" office:value="15307273" calcext:value-type="float">
            <text:p>15307273</text:p>
          </table:table-cell>
          <table:table-cell office:value-type="float" office:value="15656843" calcext:value-type="float">
            <text:p>15656843</text:p>
          </table:table-cell>
          <table:table-cell office:value-type="float" office:value="16004731" calcext:value-type="float">
            <text:p>16004731</text:p>
          </table:table-cell>
          <table:table-cell office:value-type="float" office:value="16350881" calcext:value-type="float">
            <text:p>16350881</text:p>
          </table:table-cell>
          <table:table-cell office:value-type="float" office:value="16696891" calcext:value-type="float">
            <text:p>16696891</text:p>
          </table:table-cell>
          <table:table-cell office:value-type="float" office:value="17048518" calcext:value-type="float">
            <text:p>17048518</text:p>
          </table:table-cell>
          <table:table-cell office:value-type="float" office:value="17413144" calcext:value-type="float">
            <text:p>17413144</text:p>
          </table:table-cell>
          <table:table-cell office:value-type="float" office:value="17796164" calcext:value-type="float">
            <text:p>17796164</text:p>
          </table:table-cell>
          <table:table-cell office:value-type="float" office:value="18198844" calcext:value-type="float">
            <text:p>18198844</text:p>
          </table:table-cell>
          <table:table-cell office:value-type="float" office:value="18620093" calcext:value-type="float">
            <text:p>18620093</text:p>
          </table:table-cell>
          <table:table-cell office:value-type="float" office:value="19059770" calcext:value-type="float">
            <text:p>19059770</text:p>
          </table:table-cell>
          <table:table-cell office:value-type="float" office:value="19516942" calcext:value-type="float">
            <text:p>19516942</text:p>
          </table:table-cell>
          <table:table-cell office:value-type="float" office:value="19990012" calcext:value-type="float">
            <text:p>19990012</text:p>
          </table:table-cell>
          <table:table-cell office:value-type="float" office:value="20479715" calcext:value-type="float">
            <text:p>20479715</text:p>
          </table:table-cell>
          <table:table-cell office:value-type="float" office:value="20984009" calcext:value-type="float">
            <text:p>20984009</text:p>
          </table:table-cell>
          <table:table-cell office:value-type="float" office:value="21495086" calcext:value-type="float">
            <text:p>21495086</text:p>
          </table:table-cell>
          <table:table-cell office:value-type="float" office:value="22002643" calcext:value-type="float">
            <text:p>22002643</text:p>
          </table:table-cell>
          <table:table-cell office:value-type="float" office:value="22499110" calcext:value-type="float">
            <text:p>22499110</text:p>
          </table:table-cell>
          <table:table-cell office:value-type="float" office:value="22980335" calcext:value-type="float">
            <text:p>22980335</text:p>
          </table:table-cell>
          <table:table-cell office:value-type="float" office:value="23447252" calcext:value-type="float">
            <text:p>23447252</text:p>
          </table:table-cell>
          <table:table-cell office:value-type="float" office:value="23903592" calcext:value-type="float">
            <text:p>23903592</text:p>
          </table:table-cell>
          <table:table-cell office:value-type="float" office:value="24355619" calcext:value-type="float">
            <text:p>24355619</text:p>
          </table:table-cell>
          <table:table-cell office:value-type="float" office:value="24807462" calcext:value-type="float">
            <text:p>24807462</text:p>
          </table:table-cell>
          <table:table-cell office:value-type="float" office:value="25260404" calcext:value-type="float">
            <text:p>25260404</text:p>
          </table:table-cell>
          <table:table-cell office:value-type="float" office:value="25711406" calcext:value-type="float">
            <text:p>25711406</text:p>
          </table:table-cell>
          <table:table-cell office:value-type="float" office:value="26155203" calcext:value-type="float">
            <text:p>26155203</text:p>
          </table:table-cell>
          <table:table-cell office:value-type="float" office:value="26584478" calcext:value-type="float">
            <text:p>26584478</text:p>
          </table:table-cell>
          <table:table-cell office:value-type="float" office:value="26994250" calcext:value-type="float">
            <text:p>26994250</text:p>
          </table:table-cell>
          <table:table-cell office:value-type="float" office:value="27383473" calcext:value-type="float">
            <text:p>27383473</text:p>
          </table:table-cell>
          <table:table-cell office:value-type="float" office:value="27754571" calcext:value-type="float">
            <text:p>27754571</text:p>
          </table:table-cell>
          <table:table-cell office:value-type="float" office:value="28110443" calcext:value-type="float">
            <text:p>28110443</text:p>
          </table:table-cell>
          <table:table-cell office:value-type="float" office:value="28455509" calcext:value-type="float">
            <text:p>28455509</text:p>
          </table:table-cell>
          <table:table-cell office:value-type="float" office:value="28793679" calcext:value-type="float">
            <text:p>28793679</text:p>
          </table:table-cell>
          <table:table-cell office:value-type="float" office:value="29126330" calcext:value-type="float">
            <text:p>29126330</text:p>
          </table:table-cell>
          <table:table-cell office:value-type="float" office:value="29454768" calcext:value-type="float">
            <text:p>29454768</text:p>
          </table:table-cell>
          <table:table-cell office:value-type="float" office:value="29782884" calcext:value-type="float">
            <text:p>29782884</text:p>
          </table:table-cell>
          <table:table-cell office:value-type="float" office:value="30115214" calcext:value-type="float">
            <text:p>30115214</text:p>
          </table:table-cell>
          <table:table-cell office:value-type="float" office:value="30455561" calcext:value-type="float">
            <text:p>30455561</text:p>
          </table:table-cell>
          <table:table-cell office:value-type="float" office:value="30804683" calcext:value-type="float">
            <text:p>30804683</text:p>
          </table:table-cell>
          <table:table-cell office:value-type="float" office:value="31163673" calcext:value-type="float">
            <text:p>31163673</text:p>
          </table:table-cell>
          <table:table-cell office:value-type="float" office:value="31536811" calcext:value-type="float">
            <text:p>31536811</text:p>
          </table:table-cell>
          <table:table-cell office:value-type="float" office:value="31929087" calcext:value-type="float">
            <text:p>31929087</text:p>
          </table:table-cell>
          <table:table-cell office:value-type="float" office:value="32343389" calcext:value-type="float">
            <text:p>32343389</text:p>
          </table:table-cell>
          <table:table-cell office:value-type="float" office:value="32781850" calcext:value-type="float">
            <text:p>32781850</text:p>
          </table:table-cell>
          <table:table-cell office:value-type="float" office:value="33241898" calcext:value-type="float">
            <text:p>33241898</text:p>
          </table:table-cell>
          <table:table-cell office:value-type="float" office:value="33715693" calcext:value-type="float">
            <text:p>33715693</text:p>
          </table:table-cell>
          <table:table-cell office:value-type="float" office:value="34192347" calcext:value-type="float">
            <text:p>34192347</text:p>
          </table:table-cell>
          <table:table-cell office:value-type="float" office:value="34663603" calcext:value-type="float">
            <text:p>34663603</text:p>
          </table:table-cell>
          <table:table-cell office:value-type="float" office:value="35126296" calcext:value-type="float">
            <text:p>35126296</text:p>
          </table:table-cell>
          <table:table-cell office:value-type="float" office:value="35581294" calcext:value-type="float">
            <text:p>35581294</text:p>
          </table:table-cell>
          <table:table-cell office:value-type="float" office:value="36029138" calcext:value-type="float">
            <text:p>36029138</text:p>
          </table:table-cell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O</text:p>
          </table:table-cell>
          <table:table-cell office:value-type="float" office:value="22452" calcext:value-type="float">
            <text:p>22452</text:p>
          </table:table-cell>
          <table:table-cell office:value-type="float" office:value="22808" calcext:value-type="float">
            <text:p>22808</text:p>
          </table:table-cell>
          <table:table-cell office:value-type="float" office:value="23039" calcext:value-type="float">
            <text:p>23039</text:p>
          </table:table-cell>
          <table:table-cell office:value-type="float" office:value="23168" calcext:value-type="float">
            <text:p>23168</text:p>
          </table:table-cell>
          <table:table-cell office:value-type="float" office:value="23236" calcext:value-type="float">
            <text:p>23236</text:p>
          </table:table-cell>
          <table:table-cell office:value-type="float" office:value="23282" calcext:value-type="float">
            <text:p>23282</text:p>
          </table:table-cell>
          <table:table-cell office:value-type="float" office:value="23305" calcext:value-type="float">
            <text:p>23305</text:p>
          </table:table-cell>
          <table:table-cell office:value-type="float" office:value="23292" calcext:value-type="float">
            <text:p>23292</text:p>
          </table:table-cell>
          <table:table-cell office:value-type="float" office:value="23304" calcext:value-type="float">
            <text:p>23304</text:p>
          </table:table-cell>
          <table:table-cell office:value-type="float" office:value="23346" calcext:value-type="float">
            <text:p>23346</text:p>
          </table:table-cell>
          <table:table-cell office:value-type="float" office:value="23484" calcext:value-type="float">
            <text:p>23484</text:p>
          </table:table-cell>
          <table:table-cell office:value-type="float" office:value="23721" calcext:value-type="float">
            <text:p>23721</text:p>
          </table:table-cell>
          <table:table-cell office:value-type="float" office:value="24051" calcext:value-type="float">
            <text:p>24051</text:p>
          </table:table-cell>
          <table:table-cell office:value-type="float" office:value="24439" calcext:value-type="float">
            <text:p>24439</text:p>
          </table:table-cell>
          <table:table-cell office:value-type="float" office:value="24836" calcext:value-type="float">
            <text:p>24836</text:p>
          </table:table-cell>
          <table:table-cell office:value-type="float" office:value="25198" calcext:value-type="float">
            <text:p>25198</text:p>
          </table:table-cell>
          <table:table-cell office:value-type="float" office:value="25524" calcext:value-type="float">
            <text:p>25524</text:p>
          </table:table-cell>
          <table:table-cell office:value-type="float" office:value="25809" calcext:value-type="float">
            <text:p>25809</text:p>
          </table:table-cell>
          <table:table-cell office:value-type="float" office:value="26087" calcext:value-type="float">
            <text:p>26087</text:p>
          </table:table-cell>
          <table:table-cell office:value-type="float" office:value="26394" calcext:value-type="float">
            <text:p>26394</text:p>
          </table:table-cell>
          <table:table-cell office:value-type="float" office:value="26745" calcext:value-type="float">
            <text:p>26745</text:p>
          </table:table-cell>
          <table:table-cell office:value-type="float" office:value="27162" calcext:value-type="float">
            <text:p>27162</text:p>
          </table:table-cell>
          <table:table-cell office:value-type="float" office:value="27627" calcext:value-type="float">
            <text:p>27627</text:p>
          </table:table-cell>
          <table:table-cell office:value-type="float" office:value="28097" calcext:value-type="float">
            <text:p>28097</text:p>
          </table:table-cell>
          <table:table-cell office:value-type="float" office:value="28510" calcext:value-type="float">
            <text:p>28510</text:p>
          </table:table-cell>
          <table:table-cell office:value-type="float" office:value="28832" calcext:value-type="float">
            <text:p>28832</text:p>
          </table:table-cell>
          <table:table-cell office:value-type="float" office:value="29041" calcext:value-type="float">
            <text:p>29041</text:p>
          </table:table-cell>
          <table:table-cell office:value-type="float" office:value="29168" calcext:value-type="float">
            <text:p>29168</text:p>
          </table:table-cell>
          <table:table-cell office:value-type="float" office:value="29229" calcext:value-type="float">
            <text:p>29229</text:p>
          </table:table-cell>
          <table:table-cell office:value-type="float" office:value="29305" calcext:value-type="float">
            <text:p>29305</text:p>
          </table:table-cell>
          <table:table-cell office:value-type="float" office:value="29438" calcext:value-type="float">
            <text:p>29438</text:p>
          </table:table-cell>
          <table:table-cell office:value-type="float" office:value="29622" calcext:value-type="float">
            <text:p>29622</text:p>
          </table:table-cell>
          <table:table-cell office:value-type="float" office:value="29865" calcext:value-type="float">
            <text:p>29865</text:p>
          </table:table-cell>
          <table:table-cell office:value-type="float" office:value="30146" calcext:value-type="float">
            <text:p>30146</text:p>
          </table:table-cell>
          <table:table-cell office:value-type="float" office:value="30435" calcext:value-type="float">
            <text:p>30435</text:p>
          </table:table-cell>
          <table:table-cell office:value-type="float" office:value="30716" calcext:value-type="float">
            <text:p>30716</text:p>
          </table:table-cell>
          <table:table-cell office:value-type="float" office:value="30995" calcext:value-type="float">
            <text:p>30995</text:p>
          </table:table-cell>
          <table:table-cell office:value-type="float" office:value="31280" calcext:value-type="float">
            <text:p>31280</text:p>
          </table:table-cell>
          <table:table-cell office:value-type="float" office:value="31556" calcext:value-type="float">
            <text:p>31556</text:p>
          </table:table-cell>
          <table:table-cell office:value-type="float" office:value="31844" calcext:value-type="float">
            <text:p>31844</text:p>
          </table:table-cell>
          <table:table-cell office:value-type="float" office:value="32147" calcext:value-type="float">
            <text:p>32147</text:p>
          </table:table-cell>
          <table:table-cell office:value-type="float" office:value="32470" calcext:value-type="float">
            <text:p>32470</text:p>
          </table:table-cell>
          <table:table-cell office:value-type="float" office:value="32806" calcext:value-type="float">
            <text:p>32806</text:p>
          </table:table-cell>
          <table:table-cell office:value-type="float" office:value="33153" calcext:value-type="float">
            <text:p>33153</text:p>
          </table:table-cell>
          <table:table-cell office:value-type="float" office:value="33500" calcext:value-type="float">
            <text:p>33500</text:p>
          </table:table-cell>
          <table:table-cell office:value-type="float" office:value="33843" calcext:value-type="float">
            <text:p>33843</text:p>
          </table:table-cell>
          <table:table-cell office:value-type="float" office:value="34190" calcext:value-type="float">
            <text:p>34190</text:p>
          </table:table-cell>
          <table:table-cell office:value-type="float" office:value="34525" calcext:value-type="float">
            <text:p>34525</text:p>
          </table:table-cell>
          <table:table-cell office:value-type="float" office:value="34872" calcext:value-type="float">
            <text:p>34872</text:p>
          </table:table-cell>
          <table:table-cell office:value-type="float" office:value="35226" calcext:value-type="float">
            <text:p>35226</text:p>
          </table:table-cell>
          <table:table-cell office:value-type="float" office:value="35612" calcext:value-type="float">
            <text:p>35612</text:p>
          </table:table-cell>
          <table:table-cell office:value-type="float" office:value="36024" calcext:value-type="float">
            <text:p>36024</text:p>
          </table:table-cell>
          <table:table-cell office:value-type="float" office:value="36460" calcext:value-type="float">
            <text:p>36460</text:p>
          </table:table-cell>
          <table:table-cell office:value-type="float" office:value="36901" calcext:value-type="float">
            <text:p>36901</text:p>
          </table:table-cell>
          <table:table-cell office:value-type="float" office:value="37322" calcext:value-type="float">
            <text:p>37322</text:p>
          </table:table-cell>
          <table:table-cell office:value-type="float" office:value="37718" calcext:value-type="float">
            <text:p>37718</text:p>
          </table:table-cell>
          <table:table-cell office:value-type="float" office:value="38070" calcext:value-type="float">
            <text:p>38070</text:p>
          </table:table-cell>
          <table:table-cell office:value-type="float" office:value="38392" calcext:value-type="float">
            <text:p>38392</text:p>
          </table:table-cell>
          <table:table-cell office:value-type="float" office:value="38682" calcext:value-type="float">
            <text:p>38682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DA</text:p>
          </table:table-cell>
          <table:table-cell office:value-type="float" office:value="2544000" calcext:value-type="float">
            <text:p>2544000</text:p>
          </table:table-cell>
          <table:table-cell office:value-type="float" office:value="2605000" calcext:value-type="float">
            <text:p>2605000</text:p>
          </table:table-cell>
          <table:table-cell office:value-type="float" office:value="2664000" calcext:value-type="float">
            <text:p>2664000</text:p>
          </table:table-cell>
          <table:table-cell office:value-type="float" office:value="2720000" calcext:value-type="float">
            <text:p>2720000</text:p>
          </table:table-cell>
          <table:table-cell office:value-type="float" office:value="2774000" calcext:value-type="float">
            <text:p>2774000</text:p>
          </table:table-cell>
          <table:table-cell office:value-type="float" office:value="2825000" calcext:value-type="float">
            <text:p>2825000</text:p>
          </table:table-cell>
          <table:table-cell office:value-type="float" office:value="2873000" calcext:value-type="float">
            <text:p>2873000</text:p>
          </table:table-cell>
          <table:table-cell office:value-type="float" office:value="2918000" calcext:value-type="float">
            <text:p>2918000</text:p>
          </table:table-cell>
          <table:table-cell office:value-type="float" office:value="2960000" calcext:value-type="float">
            <text:p>2960000</text:p>
          </table:table-cell>
          <table:table-cell office:value-type="float" office:value="3002000" calcext:value-type="float">
            <text:p>3002000</text:p>
          </table:table-cell>
          <table:table-cell office:value-type="float" office:value="3044000" calcext:value-type="float">
            <text:p>3044000</text:p>
          </table:table-cell>
          <table:table-cell office:value-type="float" office:value="3087000" calcext:value-type="float">
            <text:p>3087000</text:p>
          </table:table-cell>
          <table:table-cell office:value-type="float" office:value="3131000" calcext:value-type="float">
            <text:p>3131000</text:p>
          </table:table-cell>
          <table:table-cell office:value-type="float" office:value="3174000" calcext:value-type="float">
            <text:p>3174000</text:p>
          </table:table-cell>
          <table:table-cell office:value-type="float" office:value="3215000" calcext:value-type="float">
            <text:p>3215000</text:p>
          </table:table-cell>
          <table:table-cell office:value-type="float" office:value="3251000" calcext:value-type="float">
            <text:p>3251000</text:p>
          </table:table-cell>
          <table:table-cell office:value-type="float" office:value="3284000" calcext:value-type="float">
            <text:p>3284000</text:p>
          </table:table-cell>
          <table:table-cell office:value-type="float" office:value="3312000" calcext:value-type="float">
            <text:p>3312000</text:p>
          </table:table-cell>
          <table:table-cell office:value-type="float" office:value="3339000" calcext:value-type="float">
            <text:p>3339000</text:p>
          </table:table-cell>
          <table:table-cell office:value-type="float" office:value="3366000" calcext:value-type="float">
            <text:p>3366000</text:p>
          </table:table-cell>
          <table:table-cell office:value-type="float" office:value="3396000" calcext:value-type="float">
            <text:p>3396000</text:p>
          </table:table-cell>
          <table:table-cell office:value-type="float" office:value="3429000" calcext:value-type="float">
            <text:p>3429000</text:p>
          </table:table-cell>
          <table:table-cell office:value-type="float" office:value="3464000" calcext:value-type="float">
            <text:p>3464000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3536000" calcext:value-type="float">
            <text:p>3536000</text:p>
          </table:table-cell>
          <table:table-cell office:value-type="float" office:value="3570000" calcext:value-type="float">
            <text:p>3570000</text:p>
          </table:table-cell>
          <table:table-cell office:value-type="float" office:value="3602000" calcext:value-type="float">
            <text:p>3602000</text:p>
          </table:table-cell>
          <table:table-cell office:value-type="float" office:value="3633000" calcext:value-type="float">
            <text:p>3633000</text:p>
          </table:table-cell>
          <table:table-cell office:value-type="float" office:value="3660000" calcext:value-type="float">
            <text:p>3660000</text:p>
          </table:table-cell>
          <table:table-cell office:value-type="float" office:value="3681000" calcext:value-type="float">
            <text:p>3681000</text:p>
          </table:table-cell>
          <table:table-cell office:value-type="float" office:value="3696000" calcext:value-type="float">
            <text:p>3696000</text:p>
          </table:table-cell>
          <table:table-cell office:value-type="float" office:value="3704000" calcext:value-type="float">
            <text:p>3704000</text:p>
          </table:table-cell>
          <table:table-cell office:value-type="float" office:value="3706000" calcext:value-type="float">
            <text:p>3706000</text:p>
          </table:table-cell>
          <table:table-cell office:value-type="float" office:value="3701000" calcext:value-type="float">
            <text:p>3701000</text:p>
          </table:table-cell>
          <table:table-cell office:value-type="float" office:value="3690000" calcext:value-type="float">
            <text:p>3690000</text:p>
          </table:table-cell>
          <table:table-cell office:value-type="float" office:value="3675099" calcext:value-type="float">
            <text:p>3675099</text:p>
          </table:table-cell>
          <table:table-cell office:value-type="float" office:value="3667748" calcext:value-type="float">
            <text:p>3667748</text:p>
          </table:table-cell>
          <table:table-cell office:value-type="float" office:value="3654208" calcext:value-type="float">
            <text:p>3654208</text:p>
          </table:table-cell>
          <table:table-cell office:value-type="float" office:value="3652732" calcext:value-type="float">
            <text:p>3652732</text:p>
          </table:table-cell>
          <table:table-cell office:value-type="float" office:value="3647001" calcext:value-type="float">
            <text:p>3647001</text:p>
          </table:table-cell>
          <table:table-cell office:value-type="float" office:value="3639592" calcext:value-type="float">
            <text:p>3639592</text:p>
          </table:table-cell>
          <table:table-cell office:value-type="float" office:value="3631462" calcext:value-type="float">
            <text:p>3631462</text:p>
          </table:table-cell>
          <table:table-cell office:value-type="float" office:value="3623062" calcext:value-type="float">
            <text:p>3623062</text:p>
          </table:table-cell>
          <table:table-cell office:value-type="float" office:value="3612874" calcext:value-type="float">
            <text:p>3612874</text:p>
          </table:table-cell>
          <table:table-cell office:value-type="float" office:value="3603945" calcext:value-type="float">
            <text:p>3603945</text:p>
          </table:table-cell>
          <table:table-cell office:value-type="float" office:value="3595187" calcext:value-type="float">
            <text:p>3595187</text:p>
          </table:table-cell>
          <table:table-cell office:value-type="float" office:value="3585209" calcext:value-type="float">
            <text:p>3585209</text:p>
          </table:table-cell>
          <table:table-cell office:value-type="float" office:value="3576910" calcext:value-type="float">
            <text:p>3576910</text:p>
          </table:table-cell>
          <table:table-cell office:value-type="float" office:value="3570108" calcext:value-type="float">
            <text:p>3570108</text:p>
          </table:table-cell>
          <table:table-cell office:value-type="float" office:value="3565604" calcext:value-type="float">
            <text:p>3565604</text:p>
          </table:table-cell>
          <table:table-cell office:value-type="float" office:value="3562045" calcext:value-type="float">
            <text:p>3562045</text:p>
          </table:table-cell>
          <table:table-cell office:value-type="float" office:value="3559986" calcext:value-type="float">
            <text:p>3559986</text:p>
          </table:table-cell>
          <table:table-cell office:value-type="float" office:value="3559519" calcext:value-type="float">
            <text:p>3559519</text:p>
          </table:table-cell>
          <table:table-cell office:value-type="float" office:value="3558566" calcext:value-type="float">
            <text:p>3558566</text:p>
          </table:table-cell>
          <table:table-cell office:value-type="float" office:value="3556397" calcext:value-type="float">
            <text:p>3556397</text:p>
          </table:table-cell>
          <table:table-cell office:value-type="float" office:value="3554108" calcext:value-type="float">
            <text:p>3554108</text:p>
          </table:table-cell>
          <table:table-cell office:value-type="float" office:value="3551954" calcext:value-type="float">
            <text:p>3551954</text:p>
          </table:table-cell>
          <table:table-cell office:value-type="float" office:value="3549196" calcext:value-type="float">
            <text:p>3549196</text:p>
          </table:table-cell>
          <table:table-cell office:value-type="float" office:value="3545883" calcext:value-type="float">
            <text:p>3545883</text:p>
          </table:table-cell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DG</text:p>
          </table:table-cell>
          <table:table-cell office:value-type="float" office:value="5099373" calcext:value-type="float">
            <text:p>5099373</text:p>
          </table:table-cell>
          <table:table-cell office:value-type="float" office:value="5223568" calcext:value-type="float">
            <text:p>5223568</text:p>
          </table:table-cell>
          <table:table-cell office:value-type="float" office:value="5352503" calcext:value-type="float">
            <text:p>5352503</text:p>
          </table:table-cell>
          <table:table-cell office:value-type="float" office:value="5486319" calcext:value-type="float">
            <text:p>5486319</text:p>
          </table:table-cell>
          <table:table-cell office:value-type="float" office:value="5625164" calcext:value-type="float">
            <text:p>5625164</text:p>
          </table:table-cell>
          <table:table-cell office:value-type="float" office:value="5769218" calcext:value-type="float">
            <text:p>5769218</text:p>
          </table:table-cell>
          <table:table-cell office:value-type="float" office:value="5918595" calcext:value-type="float">
            <text:p>5918595</text:p>
          </table:table-cell>
          <table:table-cell office:value-type="float" office:value="6073526" calcext:value-type="float">
            <text:p>6073526</text:p>
          </table:table-cell>
          <table:table-cell office:value-type="float" office:value="6234465" calcext:value-type="float">
            <text:p>6234465</text:p>
          </table:table-cell>
          <table:table-cell office:value-type="float" office:value="6401921" calcext:value-type="float">
            <text:p>6401921</text:p>
          </table:table-cell>
          <table:table-cell office:value-type="float" office:value="6576305" calcext:value-type="float">
            <text:p>6576305</text:p>
          </table:table-cell>
          <table:table-cell office:value-type="float" office:value="6757850" calcext:value-type="float">
            <text:p>6757850</text:p>
          </table:table-cell>
          <table:table-cell office:value-type="float" office:value="6946620" calcext:value-type="float">
            <text:p>6946620</text:p>
          </table:table-cell>
          <table:table-cell office:value-type="float" office:value="7142627" calcext:value-type="float">
            <text:p>7142627</text:p>
          </table:table-cell>
          <table:table-cell office:value-type="float" office:value="7345780" calcext:value-type="float">
            <text:p>7345780</text:p>
          </table:table-cell>
          <table:table-cell office:value-type="float" office:value="7556026" calcext:value-type="float">
            <text:p>7556026</text:p>
          </table:table-cell>
          <table:table-cell office:value-type="float" office:value="7773449" calcext:value-type="float">
            <text:p>7773449</text:p>
          </table:table-cell>
          <table:table-cell office:value-type="float" office:value="7998164" calcext:value-type="float">
            <text:p>7998164</text:p>
          </table:table-cell>
          <table:table-cell office:value-type="float" office:value="8230218" calcext:value-type="float">
            <text:p>8230218</text:p>
          </table:table-cell>
          <table:table-cell office:value-type="float" office:value="8469672" calcext:value-type="float">
            <text:p>8469672</text:p>
          </table:table-cell>
          <table:table-cell office:value-type="float" office:value="8716553" calcext:value-type="float">
            <text:p>8716553</text:p>
          </table:table-cell>
          <table:table-cell office:value-type="float" office:value="8971345" calcext:value-type="float">
            <text:p>8971345</text:p>
          </table:table-cell>
          <table:table-cell office:value-type="float" office:value="9234129" calcext:value-type="float">
            <text:p>9234129</text:p>
          </table:table-cell>
          <table:table-cell office:value-type="float" office:value="9504281" calcext:value-type="float">
            <text:p>9504281</text:p>
          </table:table-cell>
          <table:table-cell office:value-type="float" office:value="9780872" calcext:value-type="float">
            <text:p>9780872</text:p>
          </table:table-cell>
          <table:table-cell office:value-type="float" office:value="10063495" calcext:value-type="float">
            <text:p>10063495</text:p>
          </table:table-cell>
          <table:table-cell office:value-type="float" office:value="10352120" calcext:value-type="float">
            <text:p>10352120</text:p>
          </table:table-cell>
          <table:table-cell office:value-type="float" office:value="10647754" calcext:value-type="float">
            <text:p>10647754</text:p>
          </table:table-cell>
          <table:table-cell office:value-type="float" office:value="10952395" calcext:value-type="float">
            <text:p>10952395</text:p>
          </table:table-cell>
          <table:table-cell office:value-type="float" office:value="11268658" calcext:value-type="float">
            <text:p>11268658</text:p>
          </table:table-cell>
          <table:table-cell office:value-type="float" office:value="11598633" calcext:value-type="float">
            <text:p>11598633</text:p>
          </table:table-cell>
          <table:table-cell office:value-type="float" office:value="11942819" calcext:value-type="float">
            <text:p>11942819</text:p>
          </table:table-cell>
          <table:table-cell office:value-type="float" office:value="12301336" calcext:value-type="float">
            <text:p>12301336</text:p>
          </table:table-cell>
          <table:table-cell office:value-type="float" office:value="12675460" calcext:value-type="float">
            <text:p>12675460</text:p>
          </table:table-cell>
          <table:table-cell office:value-type="float" office:value="13066543" calcext:value-type="float">
            <text:p>13066543</text:p>
          </table:table-cell>
          <table:table-cell office:value-type="float" office:value="13475400" calcext:value-type="float">
            <text:p>13475400</text:p>
          </table:table-cell>
          <table:table-cell office:value-type="float" office:value="13902688" calcext:value-type="float">
            <text:p>13902688</text:p>
          </table:table-cell>
          <table:table-cell office:value-type="float" office:value="14347854" calcext:value-type="float">
            <text:p>14347854</text:p>
          </table:table-cell>
          <table:table-cell office:value-type="float" office:value="14808791" calcext:value-type="float">
            <text:p>14808791</text:p>
          </table:table-cell>
          <table:table-cell office:value-type="float" office:value="15282521" calcext:value-type="float">
            <text:p>15282521</text:p>
          </table:table-cell>
          <table:table-cell office:value-type="float" office:value="15766806" calcext:value-type="float">
            <text:p>15766806</text:p>
          </table:table-cell>
          <table:table-cell office:value-type="float" office:value="16260932" calcext:value-type="float">
            <text:p>16260932</text:p>
          </table:table-cell>
          <table:table-cell office:value-type="float" office:value="16765117" calcext:value-type="float">
            <text:p>16765117</text:p>
          </table:table-cell>
          <table:table-cell office:value-type="float" office:value="17279141" calcext:value-type="float">
            <text:p>17279141</text:p>
          </table:table-cell>
          <table:table-cell office:value-type="float" office:value="17802997" calcext:value-type="float">
            <text:p>17802997</text:p>
          </table:table-cell>
          <table:table-cell office:value-type="float" office:value="18336724" calcext:value-type="float">
            <text:p>18336724</text:p>
          </table:table-cell>
          <table:table-cell office:value-type="float" office:value="18880269" calcext:value-type="float">
            <text:p>18880269</text:p>
          </table:table-cell>
          <table:table-cell office:value-type="float" office:value="19433530" calcext:value-type="float">
            <text:p>19433530</text:p>
          </table:table-cell>
          <table:table-cell office:value-type="float" office:value="19996473" calcext:value-type="float">
            <text:p>19996473</text:p>
          </table:table-cell>
          <table:table-cell office:value-type="float" office:value="20569117" calcext:value-type="float">
            <text:p>20569117</text:p>
          </table:table-cell>
          <table:table-cell office:value-type="float" office:value="21151640" calcext:value-type="float">
            <text:p>21151640</text:p>
          </table:table-cell>
          <table:table-cell office:value-type="float" office:value="21743967" calcext:value-type="float">
            <text:p>21743967</text:p>
          </table:table-cell>
          <table:table-cell office:value-type="float" office:value="22346641" calcext:value-type="float">
            <text:p>22346641</text:p>
          </table:table-cell>
          <table:table-cell office:value-type="float" office:value="22961253" calcext:value-type="float">
            <text:p>22961253</text:p>
          </table:table-cell>
          <table:table-cell office:value-type="float" office:value="23589887" calcext:value-type="float">
            <text:p>23589887</text:p>
          </table:table-cell>
          <table:table-cell office:value-type="float" office:value="24234088" calcext:value-type="float">
            <text:p>24234088</text:p>
          </table:table-cell>
          <table:table-cell office:value-type="float" office:value="24894380" calcext:value-type="float">
            <text:p>24894380</text:p>
          </table:table-cell>
          <table:table-cell office:value-type="float" office:value="25570540" calcext:value-type="float">
            <text:p>25570540</text:p>
          </table:table-cell>
          <table:table-cell office:value-type="float" office:value="26262368" calcext:value-type="float">
            <text:p>26262368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DV</text:p>
          </table:table-cell>
          <table:table-cell office:value-type="float" office:value="89863" calcext:value-type="float">
            <text:p>89863</text:p>
          </table:table-cell>
          <table:table-cell office:value-type="float" office:value="92325" calcext:value-type="float">
            <text:p>92325</text:p>
          </table:table-cell>
          <table:table-cell office:value-type="float" office:value="94905" calcext:value-type="float">
            <text:p>94905</text:p>
          </table:table-cell>
          <table:table-cell office:value-type="float" office:value="97551" calcext:value-type="float">
            <text:p>97551</text:p>
          </table:table-cell>
          <table:table-cell office:value-type="float" office:value="100171" calcext:value-type="float">
            <text:p>100171</text:p>
          </table:table-cell>
          <table:table-cell office:value-type="float" office:value="102718" calcext:value-type="float">
            <text:p>102718</text:p>
          </table:table-cell>
          <table:table-cell office:value-type="float" office:value="105136" calcext:value-type="float">
            <text:p>105136</text:p>
          </table:table-cell>
          <table:table-cell office:value-type="float" office:value="107478" calcext:value-type="float">
            <text:p>107478</text:p>
          </table:table-cell>
          <table:table-cell office:value-type="float" office:value="109891" calcext:value-type="float">
            <text:p>109891</text:p>
          </table:table-cell>
          <table:table-cell office:value-type="float" office:value="112582" calcext:value-type="float">
            <text:p>112582</text:p>
          </table:table-cell>
          <table:table-cell office:value-type="float" office:value="115691" calcext:value-type="float">
            <text:p>115691</text:p>
          </table:table-cell>
          <table:table-cell office:value-type="float" office:value="119302" calcext:value-type="float">
            <text:p>119302</text:p>
          </table:table-cell>
          <table:table-cell office:value-type="float" office:value="123354" calcext:value-type="float">
            <text:p>123354</text:p>
          </table:table-cell>
          <table:table-cell office:value-type="float" office:value="127701" calcext:value-type="float">
            <text:p>127701</text:p>
          </table:table-cell>
          <table:table-cell office:value-type="float" office:value="132104" calcext:value-type="float">
            <text:p>132104</text:p>
          </table:table-cell>
          <table:table-cell office:value-type="float" office:value="136417" calcext:value-type="float">
            <text:p>136417</text:p>
          </table:table-cell>
          <table:table-cell office:value-type="float" office:value="140563" calcext:value-type="float">
            <text:p>140563</text:p>
          </table:table-cell>
          <table:table-cell office:value-type="float" office:value="144631" calcext:value-type="float">
            <text:p>144631</text:p>
          </table:table-cell>
          <table:table-cell office:value-type="float" office:value="148780" calcext:value-type="float">
            <text:p>148780</text:p>
          </table:table-cell>
          <table:table-cell office:value-type="float" office:value="153276" calcext:value-type="float">
            <text:p>153276</text:p>
          </table:table-cell>
          <table:table-cell office:value-type="float" office:value="158272" calcext:value-type="float">
            <text:p>158272</text:p>
          </table:table-cell>
          <table:table-cell office:value-type="float" office:value="163824" calcext:value-type="float">
            <text:p>163824</text:p>
          </table:table-cell>
          <table:table-cell office:value-type="float" office:value="169851" calcext:value-type="float">
            <text:p>169851</text:p>
          </table:table-cell>
          <table:table-cell office:value-type="float" office:value="176244" calcext:value-type="float">
            <text:p>176244</text:p>
          </table:table-cell>
          <table:table-cell office:value-type="float" office:value="182850" calcext:value-type="float">
            <text:p>182850</text:p>
          </table:table-cell>
          <table:table-cell office:value-type="float" office:value="189537" calcext:value-type="float">
            <text:p>189537</text:p>
          </table:table-cell>
          <table:table-cell office:value-type="float" office:value="196264" calcext:value-type="float">
            <text:p>196264</text:p>
          </table:table-cell>
          <table:table-cell office:value-type="float" office:value="203028" calcext:value-type="float">
            <text:p>203028</text:p>
          </table:table-cell>
          <table:table-cell office:value-type="float" office:value="209785" calcext:value-type="float">
            <text:p>209785</text:p>
          </table:table-cell>
          <table:table-cell office:value-type="float" office:value="216510" calcext:value-type="float">
            <text:p>216510</text:p>
          </table:table-cell>
          <table:table-cell office:value-type="float" office:value="223158" calcext:value-type="float">
            <text:p>223158</text:p>
          </table:table-cell>
          <table:table-cell office:value-type="float" office:value="229751" calcext:value-type="float">
            <text:p>229751</text:p>
          </table:table-cell>
          <table:table-cell office:value-type="float" office:value="236265" calcext:value-type="float">
            <text:p>236265</text:p>
          </table:table-cell>
          <table:table-cell office:value-type="float" office:value="242605" calcext:value-type="float">
            <text:p>242605</text:p>
          </table:table-cell>
          <table:table-cell office:value-type="float" office:value="248588" calcext:value-type="float">
            <text:p>248588</text:p>
          </table:table-cell>
          <table:table-cell office:value-type="float" office:value="254139" calcext:value-type="float">
            <text:p>254139</text:p>
          </table:table-cell>
          <table:table-cell office:value-type="float" office:value="259183" calcext:value-type="float">
            <text:p>259183</text:p>
          </table:table-cell>
          <table:table-cell office:value-type="float" office:value="263842" calcext:value-type="float">
            <text:p>263842</text:p>
          </table:table-cell>
          <table:table-cell office:value-type="float" office:value="268455" calcext:value-type="float">
            <text:p>268455</text:p>
          </table:table-cell>
          <table:table-cell office:value-type="float" office:value="273527" calcext:value-type="float">
            <text:p>273527</text:p>
          </table:table-cell>
          <table:table-cell office:value-type="float" office:value="279398" calcext:value-type="float">
            <text:p>279398</text:p>
          </table:table-cell>
          <table:table-cell office:value-type="float" office:value="286306" calcext:value-type="float">
            <text:p>286306</text:p>
          </table:table-cell>
          <table:table-cell office:value-type="float" office:value="294186" calcext:value-type="float">
            <text:p>294186</text:p>
          </table:table-cell>
          <table:table-cell office:value-type="float" office:value="302683" calcext:value-type="float">
            <text:p>302683</text:p>
          </table:table-cell>
          <table:table-cell office:value-type="float" office:value="311265" calcext:value-type="float">
            <text:p>311265</text:p>
          </table:table-cell>
          <table:table-cell office:value-type="float" office:value="319608" calcext:value-type="float">
            <text:p>319608</text:p>
          </table:table-cell>
          <table:table-cell office:value-type="float" office:value="327487" calcext:value-type="float">
            <text:p>327487</text:p>
          </table:table-cell>
          <table:table-cell office:value-type="float" office:value="335169" calcext:value-type="float">
            <text:p>335169</text:p>
          </table:table-cell>
          <table:table-cell office:value-type="float" office:value="343452" calcext:value-type="float">
            <text:p>343452</text:p>
          </table:table-cell>
          <table:table-cell office:value-type="float" office:value="353398" calcext:value-type="float">
            <text:p>353398</text:p>
          </table:table-cell>
          <table:table-cell office:value-type="float" office:value="365734" calcext:value-type="float">
            <text:p>365734</text:p>
          </table:table-cell>
          <table:table-cell office:value-type="float" office:value="380495" calcext:value-type="float">
            <text:p>380495</text:p>
          </table:table-cell>
          <table:table-cell office:value-type="float" office:value="397237" calcext:value-type="float">
            <text:p>397237</text:p>
          </table:table-cell>
          <table:table-cell office:value-type="float" office:value="415593" calcext:value-type="float">
            <text:p>415593</text:p>
          </table:table-cell>
          <table:table-cell office:value-type="float" office:value="435015" calcext:value-type="float">
            <text:p>435015</text:p>
          </table:table-cell>
          <table:table-cell office:value-type="float" office:value="454915" calcext:value-type="float">
            <text:p>454915</text:p>
          </table:table-cell>
          <table:table-cell office:value-type="float" office:value="475513" calcext:value-type="float">
            <text:p>475513</text:p>
          </table:table-cell>
          <table:table-cell office:value-type="float" office:value="496402" calcext:value-type="float">
            <text:p>496402</text:p>
          </table:table-cell>
          <table:table-cell office:value-type="float" office:value="515696" calcext:value-type="float">
            <text:p>515696</text:p>
          </table:table-cell>
        </table:table-row>
        <table:table-row table:style-name="ro1">
          <table:table-cell office:value-type="string" calcext:value-type="string">
            <text:p>Afrique du Nord et Moyen-Orient</text:p>
          </table:table-cell>
          <table:table-cell office:value-type="string" calcext:value-type="string">
            <text:p>MEA</text:p>
          </table:table-cell>
          <table:table-cell office:value-type="float" office:value="105203269" calcext:value-type="float">
            <text:p>105203269</text:p>
          </table:table-cell>
          <table:table-cell office:value-type="float" office:value="108061812" calcext:value-type="float">
            <text:p>108061812</text:p>
          </table:table-cell>
          <table:table-cell office:value-type="float" office:value="111045434" calcext:value-type="float">
            <text:p>111045434</text:p>
          </table:table-cell>
          <table:table-cell office:value-type="float" office:value="114101592" calcext:value-type="float">
            <text:p>114101592</text:p>
          </table:table-cell>
          <table:table-cell office:value-type="float" office:value="117271166" calcext:value-type="float">
            <text:p>117271166</text:p>
          </table:table-cell>
          <table:table-cell office:value-type="float" office:value="120541214" calcext:value-type="float">
            <text:p>120541214</text:p>
          </table:table-cell>
          <table:table-cell office:value-type="float" office:value="123908159" calcext:value-type="float">
            <text:p>123908159</text:p>
          </table:table-cell>
          <table:table-cell office:value-type="float" office:value="127444958" calcext:value-type="float">
            <text:p>127444958</text:p>
          </table:table-cell>
          <table:table-cell office:value-type="float" office:value="131026912" calcext:value-type="float">
            <text:p>131026912</text:p>
          </table:table-cell>
          <table:table-cell office:value-type="float" office:value="134704201" calcext:value-type="float">
            <text:p>134704201</text:p>
          </table:table-cell>
          <table:table-cell office:value-type="float" office:value="138473064" calcext:value-type="float">
            <text:p>138473064</text:p>
          </table:table-cell>
          <table:table-cell office:value-type="float" office:value="142307879" calcext:value-type="float">
            <text:p>142307879</text:p>
          </table:table-cell>
          <table:table-cell office:value-type="float" office:value="146213388" calcext:value-type="float">
            <text:p>146213388</text:p>
          </table:table-cell>
          <table:table-cell office:value-type="float" office:value="150292291" calcext:value-type="float">
            <text:p>150292291</text:p>
          </table:table-cell>
          <table:table-cell office:value-type="float" office:value="154509812" calcext:value-type="float">
            <text:p>154509812</text:p>
          </table:table-cell>
          <table:table-cell office:value-type="float" office:value="158917328" calcext:value-type="float">
            <text:p>158917328</text:p>
          </table:table-cell>
          <table:table-cell office:value-type="float" office:value="163532323" calcext:value-type="float">
            <text:p>163532323</text:p>
          </table:table-cell>
          <table:table-cell office:value-type="float" office:value="168361100" calcext:value-type="float">
            <text:p>168361100</text:p>
          </table:table-cell>
          <table:table-cell office:value-type="float" office:value="173447058" calcext:value-type="float">
            <text:p>173447058</text:p>
          </table:table-cell>
          <table:table-cell office:value-type="float" office:value="178866341" calcext:value-type="float">
            <text:p>178866341</text:p>
          </table:table-cell>
          <table:table-cell office:value-type="float" office:value="184628605" calcext:value-type="float">
            <text:p>184628605</text:p>
          </table:table-cell>
          <table:table-cell office:value-type="float" office:value="190731422" calcext:value-type="float">
            <text:p>190731422</text:p>
          </table:table-cell>
          <table:table-cell office:value-type="float" office:value="197157159" calcext:value-type="float">
            <text:p>197157159</text:p>
          </table:table-cell>
          <table:table-cell office:value-type="float" office:value="203834190" calcext:value-type="float">
            <text:p>203834190</text:p>
          </table:table-cell>
          <table:table-cell office:value-type="float" office:value="210648811" calcext:value-type="float">
            <text:p>210648811</text:p>
          </table:table-cell>
          <table:table-cell office:value-type="float" office:value="217572788" calcext:value-type="float">
            <text:p>217572788</text:p>
          </table:table-cell>
          <table:table-cell office:value-type="float" office:value="224549844" calcext:value-type="float">
            <text:p>224549844</text:p>
          </table:table-cell>
          <table:table-cell office:value-type="float" office:value="231570113" calcext:value-type="float">
            <text:p>231570113</text:p>
          </table:table-cell>
          <table:table-cell office:value-type="float" office:value="238565130" calcext:value-type="float">
            <text:p>238565130</text:p>
          </table:table-cell>
          <table:table-cell office:value-type="float" office:value="245453259" calcext:value-type="float">
            <text:p>245453259</text:p>
          </table:table-cell>
          <table:table-cell office:value-type="float" office:value="254215138" calcext:value-type="float">
            <text:p>254215138</text:p>
          </table:table-cell>
          <table:table-cell office:value-type="float" office:value="261046309" calcext:value-type="float">
            <text:p>261046309</text:p>
          </table:table-cell>
          <table:table-cell office:value-type="float" office:value="265656619" calcext:value-type="float">
            <text:p>265656619</text:p>
          </table:table-cell>
          <table:table-cell office:value-type="float" office:value="272107828" calcext:value-type="float">
            <text:p>272107828</text:p>
          </table:table-cell>
          <table:table-cell office:value-type="float" office:value="278384965" calcext:value-type="float">
            <text:p>278384965</text:p>
          </table:table-cell>
          <table:table-cell office:value-type="float" office:value="286096964" calcext:value-type="float">
            <text:p>286096964</text:p>
          </table:table-cell>
          <table:table-cell office:value-type="float" office:value="292041181" calcext:value-type="float">
            <text:p>292041181</text:p>
          </table:table-cell>
          <table:table-cell office:value-type="float" office:value="297891731" calcext:value-type="float">
            <text:p>297891731</text:p>
          </table:table-cell>
          <table:table-cell office:value-type="float" office:value="303641740" calcext:value-type="float">
            <text:p>303641740</text:p>
          </table:table-cell>
          <table:table-cell office:value-type="float" office:value="309436741" calcext:value-type="float">
            <text:p>309436741</text:p>
          </table:table-cell>
          <table:table-cell office:value-type="float" office:value="315326801" calcext:value-type="float">
            <text:p>315326801</text:p>
          </table:table-cell>
          <table:table-cell office:value-type="float" office:value="321297208" calcext:value-type="float">
            <text:p>321297208</text:p>
          </table:table-cell>
          <table:table-cell office:value-type="float" office:value="327362252" calcext:value-type="float">
            <text:p>327362252</text:p>
          </table:table-cell>
          <table:table-cell office:value-type="float" office:value="333608779" calcext:value-type="float">
            <text:p>333608779</text:p>
          </table:table-cell>
          <table:table-cell office:value-type="float" office:value="340143481" calcext:value-type="float">
            <text:p>340143481</text:p>
          </table:table-cell>
          <table:table-cell office:value-type="float" office:value="347029874" calcext:value-type="float">
            <text:p>347029874</text:p>
          </table:table-cell>
          <table:table-cell office:value-type="float" office:value="354302463" calcext:value-type="float">
            <text:p>354302463</text:p>
          </table:table-cell>
          <table:table-cell office:value-type="float" office:value="361929136" calcext:value-type="float">
            <text:p>361929136</text:p>
          </table:table-cell>
          <table:table-cell office:value-type="float" office:value="369823252" calcext:value-type="float">
            <text:p>369823252</text:p>
          </table:table-cell>
          <table:table-cell office:value-type="float" office:value="377883993" calcext:value-type="float">
            <text:p>377883993</text:p>
          </table:table-cell>
          <table:table-cell office:value-type="float" office:value="385917886" calcext:value-type="float">
            <text:p>385917886</text:p>
          </table:table-cell>
          <table:table-cell office:value-type="float" office:value="393944527" calcext:value-type="float">
            <text:p>393944527</text:p>
          </table:table-cell>
          <table:table-cell office:value-type="float" office:value="401974219" calcext:value-type="float">
            <text:p>401974219</text:p>
          </table:table-cell>
          <table:table-cell office:value-type="float" office:value="409977874" calcext:value-type="float">
            <text:p>409977874</text:p>
          </table:table-cell>
          <table:table-cell office:value-type="float" office:value="417932242" calcext:value-type="float">
            <text:p>417932242</text:p>
          </table:table-cell>
          <table:table-cell office:value-type="float" office:value="425821770" calcext:value-type="float">
            <text:p>425821770</text:p>
          </table:table-cell>
          <table:table-cell office:value-type="float" office:value="433597626" calcext:value-type="float">
            <text:p>433597626</text:p>
          </table:table-cell>
          <table:table-cell office:value-type="float" office:value="441255234" calcext:value-type="float">
            <text:p>441255234</text:p>
          </table:table-cell>
          <table:table-cell office:value-type="float" office:value="448912859" calcext:value-type="float">
            <text:p>448912859</text:p>
          </table:table-cell>
        </table:table-row>
        <table:table-row table:style-name="ro1">
          <table:table-cell office:value-type="string" calcext:value-type="string">
            <text:p>Mexique</text:p>
          </table:table-cell>
          <table:table-cell office:value-type="string" calcext:value-type="string">
            <text:p>MEX</text:p>
          </table:table-cell>
          <table:table-cell office:value-type="float" office:value="37771859" calcext:value-type="float">
            <text:p>37771859</text:p>
          </table:table-cell>
          <table:table-cell office:value-type="float" office:value="38966056" calcext:value-type="float">
            <text:p>38966056</text:p>
          </table:table-cell>
          <table:table-cell office:value-type="float" office:value="40195319" calcext:value-type="float">
            <text:p>40195319</text:p>
          </table:table-cell>
          <table:table-cell office:value-type="float" office:value="41462369" calcext:value-type="float">
            <text:p>41462369</text:p>
          </table:table-cell>
          <table:table-cell office:value-type="float" office:value="42771079" calcext:value-type="float">
            <text:p>42771079</text:p>
          </table:table-cell>
          <table:table-cell office:value-type="float" office:value="44123853" calcext:value-type="float">
            <text:p>44123853</text:p>
          </table:table-cell>
          <table:table-cell office:value-type="float" office:value="45519737" calcext:value-type="float">
            <text:p>45519737</text:p>
          </table:table-cell>
          <table:table-cell office:value-type="float" office:value="46956208" calcext:value-type="float">
            <text:p>46956208</text:p>
          </table:table-cell>
          <table:table-cell office:value-type="float" office:value="48431972" calcext:value-type="float">
            <text:p>48431972</text:p>
          </table:table-cell>
          <table:table-cell office:value-type="float" office:value="49945279" calcext:value-type="float">
            <text:p>49945279</text:p>
          </table:table-cell>
          <table:table-cell office:value-type="float" office:value="51493565" calcext:value-type="float">
            <text:p>51493565</text:p>
          </table:table-cell>
          <table:table-cell office:value-type="float" office:value="53076373" calcext:value-type="float">
            <text:p>53076373</text:p>
          </table:table-cell>
          <table:table-cell office:value-type="float" office:value="54689943" calcext:value-type="float">
            <text:p>54689943</text:p>
          </table:table-cell>
          <table:table-cell office:value-type="float" office:value="56324303" calcext:value-type="float">
            <text:p>56324303</text:p>
          </table:table-cell>
          <table:table-cell office:value-type="float" office:value="57966804" calcext:value-type="float">
            <text:p>57966804</text:p>
          </table:table-cell>
          <table:table-cell office:value-type="float" office:value="59607953" calcext:value-type="float">
            <text:p>59607953</text:p>
          </table:table-cell>
          <table:table-cell office:value-type="float" office:value="61242190" calcext:value-type="float">
            <text:p>61242190</text:p>
          </table:table-cell>
          <table:table-cell office:value-type="float" office:value="62869903" calcext:value-type="float">
            <text:p>62869903</text:p>
          </table:table-cell>
          <table:table-cell office:value-type="float" office:value="64494869" calcext:value-type="float">
            <text:p>64494869</text:p>
          </table:table-cell>
          <table:table-cell office:value-type="float" office:value="66123897" calcext:value-type="float">
            <text:p>66123897</text:p>
          </table:table-cell>
          <table:table-cell office:value-type="float" office:value="67761372" calcext:value-type="float">
            <text:p>67761372</text:p>
          </table:table-cell>
          <table:table-cell office:value-type="float" office:value="69407624" calcext:value-type="float">
            <text:p>69407624</text:p>
          </table:table-cell>
          <table:table-cell office:value-type="float" office:value="71058654" calcext:value-type="float">
            <text:p>71058654</text:p>
          </table:table-cell>
          <table:table-cell office:value-type="float" office:value="72709299" calcext:value-type="float">
            <text:p>72709299</text:p>
          </table:table-cell>
          <table:table-cell office:value-type="float" office:value="74352631" calcext:value-type="float">
            <text:p>74352631</text:p>
          </table:table-cell>
          <table:table-cell office:value-type="float" office:value="75983485" calcext:value-type="float">
            <text:p>75983485</text:p>
          </table:table-cell>
          <table:table-cell office:value-type="float" office:value="77599098" calcext:value-type="float">
            <text:p>77599098</text:p>
          </table:table-cell>
          <table:table-cell office:value-type="float" office:value="79200081" calcext:value-type="float">
            <text:p>79200081</text:p>
          </table:table-cell>
          <table:table-cell office:value-type="float" office:value="80788721" calcext:value-type="float">
            <text:p>80788721</text:p>
          </table:table-cell>
          <table:table-cell office:value-type="float" office:value="82368931" calcext:value-type="float">
            <text:p>82368931</text:p>
          </table:table-cell>
          <table:table-cell office:value-type="float" office:value="83943132" calcext:value-type="float">
            <text:p>83943132</text:p>
          </table:table-cell>
          <table:table-cell office:value-type="float" office:value="85512623" calcext:value-type="float">
            <text:p>85512623</text:p>
          </table:table-cell>
          <table:table-cell office:value-type="float" office:value="87075138" calcext:value-type="float">
            <text:p>87075138</text:p>
          </table:table-cell>
          <table:table-cell office:value-type="float" office:value="88625440" calcext:value-type="float">
            <text:p>88625440</text:p>
          </table:table-cell>
          <table:table-cell office:value-type="float" office:value="90156400" calcext:value-type="float">
            <text:p>90156400</text:p>
          </table:table-cell>
          <table:table-cell office:value-type="float" office:value="91663285" calcext:value-type="float">
            <text:p>91663285</text:p>
          </table:table-cell>
          <table:table-cell office:value-type="float" office:value="93147044" calcext:value-type="float">
            <text:p>93147044</text:p>
          </table:table-cell>
          <table:table-cell office:value-type="float" office:value="94611002" calcext:value-type="float">
            <text:p>94611002</text:p>
          </table:table-cell>
          <table:table-cell office:value-type="float" office:value="96056321" calcext:value-type="float">
            <text:p>96056321</text:p>
          </table:table-cell>
          <table:table-cell office:value-type="float" office:value="97484832" calcext:value-type="float">
            <text:p>97484832</text:p>
          </table:table-cell>
          <table:table-cell office:value-type="float" office:value="98899845" calcext:value-type="float">
            <text:p>98899845</text:p>
          </table:table-cell>
          <table:table-cell office:value-type="float" office:value="100298153" calcext:value-type="float">
            <text:p>100298153</text:p>
          </table:table-cell>
          <table:table-cell office:value-type="float" office:value="101684758" calcext:value-type="float">
            <text:p>101684758</text:p>
          </table:table-cell>
          <table:table-cell office:value-type="float" office:value="103081020" calcext:value-type="float">
            <text:p>103081020</text:p>
          </table:table-cell>
          <table:table-cell office:value-type="float" office:value="104514932" calcext:value-type="float">
            <text:p>104514932</text:p>
          </table:table-cell>
          <table:table-cell office:value-type="float" office:value="106005203" calcext:value-type="float">
            <text:p>106005203</text:p>
          </table:table-cell>
          <table:table-cell office:value-type="float" office:value="107560153" calcext:value-type="float">
            <text:p>107560153</text:p>
          </table:table-cell>
          <table:table-cell office:value-type="float" office:value="109170502" calcext:value-type="float">
            <text:p>109170502</text:p>
          </table:table-cell>
          <table:table-cell office:value-type="float" office:value="110815271" calcext:value-type="float">
            <text:p>110815271</text:p>
          </table:table-cell>
          <table:table-cell office:value-type="float" office:value="112463887" calcext:value-type="float">
            <text:p>112463887</text:p>
          </table:table-cell>
          <table:table-cell office:value-type="float" office:value="114092963" calcext:value-type="float">
            <text:p>114092963</text:p>
          </table:table-cell>
          <table:table-cell office:value-type="float" office:value="115695473" calcext:value-type="float">
            <text:p>115695473</text:p>
          </table:table-cell>
          <table:table-cell office:value-type="float" office:value="117274155" calcext:value-type="float">
            <text:p>117274155</text:p>
          </table:table-cell>
          <table:table-cell office:value-type="float" office:value="118827161" calcext:value-type="float">
            <text:p>118827161</text:p>
          </table:table-cell>
          <table:table-cell office:value-type="float" office:value="120355128" calcext:value-type="float">
            <text:p>120355128</text:p>
          </table:table-cell>
          <table:table-cell office:value-type="float" office:value="121858258" calcext:value-type="float">
            <text:p>121858258</text:p>
          </table:table-cell>
          <table:table-cell office:value-type="float" office:value="123333376" calcext:value-type="float">
            <text:p>123333376</text:p>
          </table:table-cell>
          <table:table-cell office:value-type="float" office:value="124777324" calcext:value-type="float">
            <text:p>124777324</text:p>
          </table:table-cell>
          <table:table-cell office:value-type="float" office:value="126190788" calcext:value-type="float">
            <text:p>126190788</text:p>
          </table:table-cell>
        </table:table-row>
        <table:table-row table:style-name="ro1">
          <table:table-cell office:value-type="string" calcext:value-type="string">
            <text:p>Îles Marshall</text:p>
          </table:table-cell>
          <table:table-cell office:value-type="string" calcext:value-type="string">
            <text:p>MHL</text:p>
          </table:table-cell>
          <table:table-cell office:value-type="float" office:value="14662" calcext:value-type="float">
            <text:p>14662</text:p>
          </table:table-cell>
          <table:table-cell office:value-type="float" office:value="15051" calcext:value-type="float">
            <text:p>15051</text:p>
          </table:table-cell>
          <table:table-cell office:value-type="float" office:value="15547" calcext:value-type="float">
            <text:p>15547</text:p>
          </table:table-cell>
          <table:table-cell office:value-type="float" office:value="16114" calcext:value-type="float">
            <text:p>16114</text:p>
          </table:table-cell>
          <table:table-cell office:value-type="float" office:value="16710" calcext:value-type="float">
            <text:p>16710</text:p>
          </table:table-cell>
          <table:table-cell office:value-type="float" office:value="17284" calcext:value-type="float">
            <text:p>17284</text:p>
          </table:table-cell>
          <table:table-cell office:value-type="float" office:value="17842" calcext:value-type="float">
            <text:p>17842</text:p>
          </table:table-cell>
          <table:table-cell office:value-type="float" office:value="18388" calcext:value-type="float">
            <text:p>18388</text:p>
          </table:table-cell>
          <table:table-cell office:value-type="float" office:value="18961" calcext:value-type="float">
            <text:p>18961</text:p>
          </table:table-cell>
          <table:table-cell office:value-type="float" office:value="19622" calcext:value-type="float">
            <text:p>19622</text:p>
          </table:table-cell>
          <table:table-cell office:value-type="float" office:value="20395" calcext:value-type="float">
            <text:p>20395</text:p>
          </table:table-cell>
          <table:table-cell office:value-type="float" office:value="21313" calcext:value-type="float">
            <text:p>21313</text:p>
          </table:table-cell>
          <table:table-cell office:value-type="float" office:value="22341" calcext:value-type="float">
            <text:p>22341</text:p>
          </table:table-cell>
          <table:table-cell office:value-type="float" office:value="23439" calcext:value-type="float">
            <text:p>23439</text:p>
          </table:table-cell>
          <table:table-cell office:value-type="float" office:value="24531" calcext:value-type="float">
            <text:p>24531</text:p>
          </table:table-cell>
          <table:table-cell office:value-type="float" office:value="25576" calcext:value-type="float">
            <text:p>25576</text:p>
          </table:table-cell>
          <table:table-cell office:value-type="float" office:value="26552" calcext:value-type="float">
            <text:p>26552</text:p>
          </table:table-cell>
          <table:table-cell office:value-type="float" office:value="27470" calcext:value-type="float">
            <text:p>27470</text:p>
          </table:table-cell>
          <table:table-cell office:value-type="float" office:value="28406" calcext:value-type="float">
            <text:p>28406</text:p>
          </table:table-cell>
          <table:table-cell office:value-type="float" office:value="29416" calcext:value-type="float">
            <text:p>29416</text:p>
          </table:table-cell>
          <table:table-cell office:value-type="float" office:value="30576" calcext:value-type="float">
            <text:p>30576</text:p>
          </table:table-cell>
          <table:table-cell office:value-type="float" office:value="31893" calcext:value-type="float">
            <text:p>31893</text:p>
          </table:table-cell>
          <table:table-cell office:value-type="float" office:value="33328" calcext:value-type="float">
            <text:p>33328</text:p>
          </table:table-cell>
          <table:table-cell office:value-type="float" office:value="34889" calcext:value-type="float">
            <text:p>34889</text:p>
          </table:table-cell>
          <table:table-cell office:value-type="float" office:value="36557" calcext:value-type="float">
            <text:p>36557</text:p>
          </table:table-cell>
          <table:table-cell office:value-type="float" office:value="38333" calcext:value-type="float">
            <text:p>38333</text:p>
          </table:table-cell>
          <table:table-cell office:value-type="float" office:value="40211" calcext:value-type="float">
            <text:p>40211</text:p>
          </table:table-cell>
          <table:table-cell office:value-type="float" office:value="42173" calcext:value-type="float">
            <text:p>42173</text:p>
          </table:table-cell>
          <table:table-cell office:value-type="float" office:value="44083" calcext:value-type="float">
            <text:p>44083</text:p>
          </table:table-cell>
          <table:table-cell office:value-type="float" office:value="45820" calcext:value-type="float">
            <text:p>45820</text:p>
          </table:table-cell>
          <table:table-cell office:value-type="float" office:value="47271" calcext:value-type="float">
            <text:p>47271</text:p>
          </table:table-cell>
          <table:table-cell office:value-type="float" office:value="48404" calcext:value-type="float">
            <text:p>48404</text:p>
          </table:table-cell>
          <table:table-cell office:value-type="float" office:value="49245" calcext:value-type="float">
            <text:p>49245</text:p>
          </table:table-cell>
          <table:table-cell office:value-type="float" office:value="49831" calcext:value-type="float">
            <text:p>49831</text:p>
          </table:table-cell>
          <table:table-cell office:value-type="float" office:value="50215" calcext:value-type="float">
            <text:p>50215</text:p>
          </table:table-cell>
          <table:table-cell office:value-type="float" office:value="50457" calcext:value-type="float">
            <text:p>50457</text:p>
          </table:table-cell>
          <table:table-cell office:value-type="float" office:value="50533" calcext:value-type="float">
            <text:p>50533</text:p>
          </table:table-cell>
          <table:table-cell office:value-type="float" office:value="50450" calcext:value-type="float">
            <text:p>50450</text:p>
          </table:table-cell>
          <table:table-cell office:value-type="float" office:value="50356" calcext:value-type="float">
            <text:p>50356</text:p>
          </table:table-cell>
          <table:table-cell office:value-type="float" office:value="50423" calcext:value-type="float">
            <text:p>50423</text:p>
          </table:table-cell>
          <table:table-cell office:value-type="float" office:value="50753" calcext:value-type="float">
            <text:p>50753</text:p>
          </table:table-cell>
          <table:table-cell office:value-type="float" office:value="51422" calcext:value-type="float">
            <text:p>51422</text:p>
          </table:table-cell>
          <table:table-cell office:value-type="float" office:value="52370" calcext:value-type="float">
            <text:p>52370</text:p>
          </table:table-cell>
          <table:table-cell office:value-type="float" office:value="53456" calcext:value-type="float">
            <text:p>53456</text:p>
          </table:table-cell>
          <table:table-cell office:value-type="float" office:value="54476" calcext:value-type="float">
            <text:p>54476</text:p>
          </table:table-cell>
          <table:table-cell office:value-type="float" office:value="55258" calcext:value-type="float">
            <text:p>55258</text:p>
          </table:table-cell>
          <table:table-cell office:value-type="float" office:value="55767" calcext:value-type="float">
            <text:p>55767</text:p>
          </table:table-cell>
          <table:table-cell office:value-type="float" office:value="56051" calcext:value-type="float">
            <text:p>56051</text:p>
          </table:table-cell>
          <table:table-cell office:value-type="float" office:value="56174" calcext:value-type="float">
            <text:p>56174</text:p>
          </table:table-cell>
          <table:table-cell office:value-type="float" office:value="56250" calcext:value-type="float">
            <text:p>56250</text:p>
          </table:table-cell>
          <table:table-cell office:value-type="float" office:value="56366" calcext:value-type="float">
            <text:p>56366</text:p>
          </table:table-cell>
          <table:table-cell office:value-type="float" office:value="56531" calcext:value-type="float">
            <text:p>56531</text:p>
          </table:table-cell>
          <table:table-cell office:value-type="float" office:value="56717" calcext:value-type="float">
            <text:p>56717</text:p>
          </table:table-cell>
          <table:table-cell office:value-type="float" office:value="56938" calcext:value-type="float">
            <text:p>56938</text:p>
          </table:table-cell>
          <table:table-cell office:value-type="float" office:value="57179" calcext:value-type="float">
            <text:p>57179</text:p>
          </table:table-cell>
          <table:table-cell office:value-type="float" office:value="57439" calcext:value-type="float">
            <text:p>57439</text:p>
          </table:table-cell>
          <table:table-cell office:value-type="float" office:value="57735" calcext:value-type="float">
            <text:p>57735</text:p>
          </table:table-cell>
          <table:table-cell office:value-type="float" office:value="58058" calcext:value-type="float">
            <text:p>58058</text:p>
          </table:table-cell>
          <table:table-cell office:value-type="float" office:value="58413" calcext:value-type="float">
            <text:p>58413</text:p>
          </table:table-cell>
        </table:table-row>
        <table:table-row table:style-name="ro1">
          <table:table-cell office:value-type="string" calcext:value-type="string">
            <text:p>Revenu intermédiaire</text:p>
          </table:table-cell>
          <table:table-cell office:value-type="string" calcext:value-type="string">
            <text:p>MIC</text:p>
          </table:table-cell>
          <table:table-cell office:value-type="float" office:value="2113046161" calcext:value-type="float">
            <text:p>2113046161</text:p>
          </table:table-cell>
          <table:table-cell office:value-type="float" office:value="2139270918" calcext:value-type="float">
            <text:p>2139270918</text:p>
          </table:table-cell>
          <table:table-cell office:value-type="float" office:value="2178677151" calcext:value-type="float">
            <text:p>2178677151</text:p>
          </table:table-cell>
          <table:table-cell office:value-type="float" office:value="2230155724" calcext:value-type="float">
            <text:p>2230155724</text:p>
          </table:table-cell>
          <table:table-cell office:value-type="float" office:value="2281940568" calcext:value-type="float">
            <text:p>2281940568</text:p>
          </table:table-cell>
          <table:table-cell office:value-type="float" office:value="2335282522" calcext:value-type="float">
            <text:p>2335282522</text:p>
          </table:table-cell>
          <table:table-cell office:value-type="float" office:value="2392150640" calcext:value-type="float">
            <text:p>2392150640</text:p>
          </table:table-cell>
          <table:table-cell office:value-type="float" office:value="2448834103" calcext:value-type="float">
            <text:p>2448834103</text:p>
          </table:table-cell>
          <table:table-cell office:value-type="float" office:value="2507048456" calcext:value-type="float">
            <text:p>2507048456</text:p>
          </table:table-cell>
          <table:table-cell office:value-type="float" office:value="2567556274" calcext:value-type="float">
            <text:p>2567556274</text:p>
          </table:table-cell>
          <table:table-cell office:value-type="float" office:value="2629663607" calcext:value-type="float">
            <text:p>2629663607</text:p>
          </table:table-cell>
          <table:table-cell office:value-type="float" office:value="2693087600" calcext:value-type="float">
            <text:p>2693087600</text:p>
          </table:table-cell>
          <table:table-cell office:value-type="float" office:value="2755483444" calcext:value-type="float">
            <text:p>2755483444</text:p>
          </table:table-cell>
          <table:table-cell office:value-type="float" office:value="2817721676" calcext:value-type="float">
            <text:p>2817721676</text:p>
          </table:table-cell>
          <table:table-cell office:value-type="float" office:value="2879406369" calcext:value-type="float">
            <text:p>2879406369</text:p>
          </table:table-cell>
          <table:table-cell office:value-type="float" office:value="2939722049" calcext:value-type="float">
            <text:p>2939722049</text:p>
          </table:table-cell>
          <table:table-cell office:value-type="float" office:value="2999377867" calcext:value-type="float">
            <text:p>2999377867</text:p>
          </table:table-cell>
          <table:table-cell office:value-type="float" office:value="3058411125" calcext:value-type="float">
            <text:p>3058411125</text:p>
          </table:table-cell>
          <table:table-cell office:value-type="float" office:value="3118448554" calcext:value-type="float">
            <text:p>3118448554</text:p>
          </table:table-cell>
          <table:table-cell office:value-type="float" office:value="3179901379" calcext:value-type="float">
            <text:p>3179901379</text:p>
          </table:table-cell>
          <table:table-cell office:value-type="float" office:value="3242255849" calcext:value-type="float">
            <text:p>3242255849</text:p>
          </table:table-cell>
          <table:table-cell office:value-type="float" office:value="3306545022" calcext:value-type="float">
            <text:p>3306545022</text:p>
          </table:table-cell>
          <table:table-cell office:value-type="float" office:value="3374067691" calcext:value-type="float">
            <text:p>3374067691</text:p>
          </table:table-cell>
          <table:table-cell office:value-type="float" office:value="3442580262" calcext:value-type="float">
            <text:p>3442580262</text:p>
          </table:table-cell>
          <table:table-cell office:value-type="float" office:value="3510913736" calcext:value-type="float">
            <text:p>3510913736</text:p>
          </table:table-cell>
          <table:table-cell office:value-type="float" office:value="3580424967" calcext:value-type="float">
            <text:p>3580424967</text:p>
          </table:table-cell>
          <table:table-cell office:value-type="float" office:value="3651813713" calcext:value-type="float">
            <text:p>3651813713</text:p>
          </table:table-cell>
          <table:table-cell office:value-type="float" office:value="3725019071" calcext:value-type="float">
            <text:p>3725019071</text:p>
          </table:table-cell>
          <table:table-cell office:value-type="float" office:value="3798643183" calcext:value-type="float">
            <text:p>3798643183</text:p>
          </table:table-cell>
          <table:table-cell office:value-type="float" office:value="3871349043" calcext:value-type="float">
            <text:p>3871349043</text:p>
          </table:table-cell>
          <table:table-cell office:value-type="float" office:value="3944840237" calcext:value-type="float">
            <text:p>3944840237</text:p>
          </table:table-cell>
          <table:table-cell office:value-type="float" office:value="4014647737" calcext:value-type="float">
            <text:p>4014647737</text:p>
          </table:table-cell>
          <table:table-cell office:value-type="float" office:value="4082474773" calcext:value-type="float">
            <text:p>4082474773</text:p>
          </table:table-cell>
          <table:table-cell office:value-type="float" office:value="4149075132" calcext:value-type="float">
            <text:p>4149075132</text:p>
          </table:table-cell>
          <table:table-cell office:value-type="float" office:value="4214963232" calcext:value-type="float">
            <text:p>4214963232</text:p>
          </table:table-cell>
          <table:table-cell office:value-type="float" office:value="4280338246" calcext:value-type="float">
            <text:p>4280338246</text:p>
          </table:table-cell>
          <table:table-cell office:value-type="float" office:value="4345432484" calcext:value-type="float">
            <text:p>4345432484</text:p>
          </table:table-cell>
          <table:table-cell office:value-type="float" office:value="4410389228" calcext:value-type="float">
            <text:p>4410389228</text:p>
          </table:table-cell>
          <table:table-cell office:value-type="float" office:value="4474447539" calcext:value-type="float">
            <text:p>4474447539</text:p>
          </table:table-cell>
          <table:table-cell office:value-type="float" office:value="4536985402" calcext:value-type="float">
            <text:p>4536985402</text:p>
          </table:table-cell>
          <table:table-cell office:value-type="float" office:value="4598469354" calcext:value-type="float">
            <text:p>4598469354</text:p>
          </table:table-cell>
          <table:table-cell office:value-type="float" office:value="4658609413" calcext:value-type="float">
            <text:p>4658609413</text:p>
          </table:table-cell>
          <table:table-cell office:value-type="float" office:value="4717766167" calcext:value-type="float">
            <text:p>4717766167</text:p>
          </table:table-cell>
          <table:table-cell office:value-type="float" office:value="4776667150" calcext:value-type="float">
            <text:p>4776667150</text:p>
          </table:table-cell>
          <table:table-cell office:value-type="float" office:value="4835321975" calcext:value-type="float">
            <text:p>4835321975</text:p>
          </table:table-cell>
          <table:table-cell office:value-type="float" office:value="4893951980" calcext:value-type="float">
            <text:p>4893951980</text:p>
          </table:table-cell>
          <table:table-cell office:value-type="float" office:value="4952303244" calcext:value-type="float">
            <text:p>4952303244</text:p>
          </table:table-cell>
          <table:table-cell office:value-type="float" office:value="5010312065" calcext:value-type="float">
            <text:p>5010312065</text:p>
          </table:table-cell>
          <table:table-cell office:value-type="float" office:value="5068731828" calcext:value-type="float">
            <text:p>5068731828</text:p>
          </table:table-cell>
          <table:table-cell office:value-type="float" office:value="5128024829" calcext:value-type="float">
            <text:p>5128024829</text:p>
          </table:table-cell>
          <table:table-cell office:value-type="float" office:value="5187847044" calcext:value-type="float">
            <text:p>5187847044</text:p>
          </table:table-cell>
          <table:table-cell office:value-type="float" office:value="5248583579" calcext:value-type="float">
            <text:p>5248583579</text:p>
          </table:table-cell>
          <table:table-cell office:value-type="float" office:value="5309856949" calcext:value-type="float">
            <text:p>5309856949</text:p>
          </table:table-cell>
          <table:table-cell office:value-type="float" office:value="5371870625" calcext:value-type="float">
            <text:p>5371870625</text:p>
          </table:table-cell>
          <table:table-cell office:value-type="float" office:value="5433979884" calcext:value-type="float">
            <text:p>5433979884</text:p>
          </table:table-cell>
          <table:table-cell office:value-type="float" office:value="5495816130" calcext:value-type="float">
            <text:p>5495816130</text:p>
          </table:table-cell>
          <table:table-cell office:value-type="float" office:value="5557635482" calcext:value-type="float">
            <text:p>5557635482</text:p>
          </table:table-cell>
          <table:table-cell office:value-type="float" office:value="5619111361" calcext:value-type="float">
            <text:p>5619111361</text:p>
          </table:table-cell>
          <table:table-cell office:value-type="float" office:value="5678540888" calcext:value-type="float">
            <text:p>5678540888</text:p>
          </table:table-cell>
        </table:table-row>
        <table:table-row table:style-name="ro1">
          <table:table-cell office:value-type="string" calcext:value-type="string">
            <text:p>Macédoine du Nord</text:p>
          </table:table-cell>
          <table:table-cell office:value-type="string" calcext:value-type="string">
            <text:p>MKD</text:p>
          </table:table-cell>
          <table:table-cell office:value-type="float" office:value="1488667" calcext:value-type="float">
            <text:p>1488667</text:p>
          </table:table-cell>
          <table:table-cell office:value-type="float" office:value="1507654" calcext:value-type="float">
            <text:p>1507654</text:p>
          </table:table-cell>
          <table:table-cell office:value-type="float" office:value="1527111" calcext:value-type="float">
            <text:p>1527111</text:p>
          </table:table-cell>
          <table:table-cell office:value-type="float" office:value="1547450" calcext:value-type="float">
            <text:p>1547450</text:p>
          </table:table-cell>
          <table:table-cell office:value-type="float" office:value="1569142" calcext:value-type="float">
            <text:p>1569142</text:p>
          </table:table-cell>
          <table:table-cell office:value-type="float" office:value="1592433" calcext:value-type="float">
            <text:p>1592433</text:p>
          </table:table-cell>
          <table:table-cell office:value-type="float" office:value="1617795" calcext:value-type="float">
            <text:p>1617795</text:p>
          </table:table-cell>
          <table:table-cell office:value-type="float" office:value="1644943" calcext:value-type="float">
            <text:p>1644943</text:p>
          </table:table-cell>
          <table:table-cell office:value-type="float" office:value="1672399" calcext:value-type="float">
            <text:p>1672399</text:p>
          </table:table-cell>
          <table:table-cell office:value-type="float" office:value="1698144" calcext:value-type="float">
            <text:p>1698144</text:p>
          </table:table-cell>
          <table:table-cell office:value-type="float" office:value="1720800" calcext:value-type="float">
            <text:p>1720800</text:p>
          </table:table-cell>
          <table:table-cell office:value-type="float" office:value="1739521" calcext:value-type="float">
            <text:p>1739521</text:p>
          </table:table-cell>
          <table:table-cell office:value-type="float" office:value="1754956" calcext:value-type="float">
            <text:p>1754956</text:p>
          </table:table-cell>
          <table:table-cell office:value-type="float" office:value="1768991" calcext:value-type="float">
            <text:p>1768991</text:p>
          </table:table-cell>
          <table:table-cell office:value-type="float" office:value="1784398" calcext:value-type="float">
            <text:p>1784398</text:p>
          </table:table-cell>
          <table:table-cell office:value-type="float" office:value="1803010" calcext:value-type="float">
            <text:p>1803010</text:p>
          </table:table-cell>
          <table:table-cell office:value-type="float" office:value="1825552" calcext:value-type="float">
            <text:p>1825552</text:p>
          </table:table-cell>
          <table:table-cell office:value-type="float" office:value="1851069" calcext:value-type="float">
            <text:p>1851069</text:p>
          </table:table-cell>
          <table:table-cell office:value-type="float" office:value="1877688" calcext:value-type="float">
            <text:p>1877688</text:p>
          </table:table-cell>
          <table:table-cell office:value-type="float" office:value="1902719" calcext:value-type="float">
            <text:p>1902719</text:p>
          </table:table-cell>
          <table:table-cell office:value-type="float" office:value="1924197" calcext:value-type="float">
            <text:p>1924197</text:p>
          </table:table-cell>
          <table:table-cell office:value-type="float" office:value="1941530" calcext:value-type="float">
            <text:p>1941530</text:p>
          </table:table-cell>
          <table:table-cell office:value-type="float" office:value="1955243" calcext:value-type="float">
            <text:p>1955243</text:p>
          </table:table-cell>
          <table:table-cell office:value-type="float" office:value="1965895" calcext:value-type="float">
            <text:p>1965895</text:p>
          </table:table-cell>
          <table:table-cell office:value-type="float" office:value="1974415" calcext:value-type="float">
            <text:p>1974415</text:p>
          </table:table-cell>
          <table:table-cell office:value-type="float" office:value="1981534" calcext:value-type="float">
            <text:p>1981534</text:p>
          </table:table-cell>
          <table:table-cell office:value-type="float" office:value="1987538" calcext:value-type="float">
            <text:p>1987538</text:p>
          </table:table-cell>
          <table:table-cell office:value-type="float" office:value="1992274" calcext:value-type="float">
            <text:p>1992274</text:p>
          </table:table-cell>
          <table:table-cell office:value-type="float" office:value="1995513" calcext:value-type="float">
            <text:p>1995513</text:p>
          </table:table-cell>
          <table:table-cell office:value-type="float" office:value="1996870" calcext:value-type="float">
            <text:p>1996870</text:p>
          </table:table-cell>
          <table:table-cell office:value-type="float" office:value="1996228" calcext:value-type="float">
            <text:p>1996228</text:p>
          </table:table-cell>
          <table:table-cell office:value-type="float" office:value="1993302" calcext:value-type="float">
            <text:p>1993302</text:p>
          </table:table-cell>
          <table:table-cell office:value-type="float" office:value="1988659" calcext:value-type="float">
            <text:p>1988659</text:p>
          </table:table-cell>
          <table:table-cell office:value-type="float" office:value="1984028" calcext:value-type="float">
            <text:p>1984028</text:p>
          </table:table-cell>
          <table:table-cell office:value-type="float" office:value="1981703" calcext:value-type="float">
            <text:p>1981703</text:p>
          </table:table-cell>
          <table:table-cell office:value-type="float" office:value="1983252" calcext:value-type="float">
            <text:p>1983252</text:p>
          </table:table-cell>
          <table:table-cell office:value-type="float" office:value="1989443" calcext:value-type="float">
            <text:p>1989443</text:p>
          </table:table-cell>
          <table:table-cell office:value-type="float" office:value="1999598" calcext:value-type="float">
            <text:p>1999598</text:p>
          </table:table-cell>
          <table:table-cell office:value-type="float" office:value="2012057" calcext:value-type="float">
            <text:p>2012057</text:p>
          </table:table-cell>
          <table:table-cell office:value-type="float" office:value="2024394" calcext:value-type="float">
            <text:p>2024394</text:p>
          </table:table-cell>
          <table:table-cell office:value-type="float" office:value="2034819" calcext:value-type="float">
            <text:p>2034819</text:p>
          </table:table-cell>
          <table:table-cell office:value-type="float" office:value="2042842" calcext:value-type="float">
            <text:p>2042842</text:p>
          </table:table-cell>
          <table:table-cell office:value-type="float" office:value="2048928" calcext:value-type="float">
            <text:p>2048928</text:p>
          </table:table-cell>
          <table:table-cell office:value-type="float" office:value="2053426" calcext:value-type="float">
            <text:p>2053426</text:p>
          </table:table-cell>
          <table:table-cell office:value-type="float" office:value="2057048" calcext:value-type="float">
            <text:p>2057048</text:p>
          </table:table-cell>
          <table:table-cell office:value-type="float" office:value="2060273" calcext:value-type="float">
            <text:p>2060273</text:p>
          </table:table-cell>
          <table:table-cell office:value-type="float" office:value="2063131" calcext:value-type="float">
            <text:p>2063131</text:p>
          </table:table-cell>
          <table:table-cell office:value-type="float" office:value="2065426" calcext:value-type="float">
            <text:p>2065426</text:p>
          </table:table-cell>
          <table:table-cell office:value-type="float" office:value="2067313" calcext:value-type="float">
            <text:p>2067313</text:p>
          </table:table-cell>
          <table:table-cell office:value-type="float" office:value="2069039" calcext:value-type="float">
            <text:p>2069039</text:p>
          </table:table-cell>
          <table:table-cell office:value-type="float" office:value="2070741" calcext:value-type="float">
            <text:p>2070741</text:p>
          </table:table-cell>
          <table:table-cell office:value-type="float" office:value="2072487" calcext:value-type="float">
            <text:p>2072487</text:p>
          </table:table-cell>
          <table:table-cell office:value-type="float" office:value="2074278" calcext:value-type="float">
            <text:p>2074278</text:p>
          </table:table-cell>
          <table:table-cell office:value-type="float" office:value="2076067" calcext:value-type="float">
            <text:p>2076067</text:p>
          </table:table-cell>
          <table:table-cell office:value-type="float" office:value="2077775" calcext:value-type="float">
            <text:p>2077775</text:p>
          </table:table-cell>
          <table:table-cell office:value-type="float" office:value="2079328" calcext:value-type="float">
            <text:p>2079328</text:p>
          </table:table-cell>
          <table:table-cell office:value-type="float" office:value="2080745" calcext:value-type="float">
            <text:p>2080745</text:p>
          </table:table-cell>
          <table:table-cell office:value-type="float" office:value="2081996" calcext:value-type="float">
            <text:p>2081996</text:p>
          </table:table-cell>
          <table:table-cell office:value-type="float" office:value="2082958" calcext:value-type="float">
            <text:p>2082958</text:p>
          </table:table-cell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  <table:table-cell office:value-type="float" office:value="5263733" calcext:value-type="float">
            <text:p>5263733</text:p>
          </table:table-cell>
          <table:table-cell office:value-type="float" office:value="5322266" calcext:value-type="float">
            <text:p>5322266</text:p>
          </table:table-cell>
          <table:table-cell office:value-type="float" office:value="5381368" calcext:value-type="float">
            <text:p>5381368</text:p>
          </table:table-cell>
          <table:table-cell office:value-type="float" office:value="5441613" calcext:value-type="float">
            <text:p>5441613</text:p>
          </table:table-cell>
          <table:table-cell office:value-type="float" office:value="5503752" calcext:value-type="float">
            <text:p>5503752</text:p>
          </table:table-cell>
          <table:table-cell office:value-type="float" office:value="5568484" calcext:value-type="float">
            <text:p>5568484</text:p>
          </table:table-cell>
          <table:table-cell office:value-type="float" office:value="5635859" calcext:value-type="float">
            <text:p>5635859</text:p>
          </table:table-cell>
          <table:table-cell office:value-type="float" office:value="5706199" calcext:value-type="float">
            <text:p>5706199</text:p>
          </table:table-cell>
          <table:table-cell office:value-type="float" office:value="5780835" calcext:value-type="float">
            <text:p>5780835</text:p>
          </table:table-cell>
          <table:table-cell office:value-type="float" office:value="5861412" calcext:value-type="float">
            <text:p>5861412</text:p>
          </table:table-cell>
          <table:table-cell office:value-type="float" office:value="5949045" calcext:value-type="float">
            <text:p>5949045</text:p>
          </table:table-cell>
          <table:table-cell office:value-type="float" office:value="6044530" calcext:value-type="float">
            <text:p>6044530</text:p>
          </table:table-cell>
          <table:table-cell office:value-type="float" office:value="6147458" calcext:value-type="float">
            <text:p>6147458</text:p>
          </table:table-cell>
          <table:table-cell office:value-type="float" office:value="6256187" calcext:value-type="float">
            <text:p>6256187</text:p>
          </table:table-cell>
          <table:table-cell office:value-type="float" office:value="6368348" calcext:value-type="float">
            <text:p>6368348</text:p>
          </table:table-cell>
          <table:table-cell office:value-type="float" office:value="6482278" calcext:value-type="float">
            <text:p>6482278</text:p>
          </table:table-cell>
          <table:table-cell office:value-type="float" office:value="6596728" calcext:value-type="float">
            <text:p>6596728</text:p>
          </table:table-cell>
          <table:table-cell office:value-type="float" office:value="6712267" calcext:value-type="float">
            <text:p>6712267</text:p>
          </table:table-cell>
          <table:table-cell office:value-type="float" office:value="6831085" calcext:value-type="float">
            <text:p>6831085</text:p>
          </table:table-cell>
          <table:table-cell office:value-type="float" office:value="6956402" calcext:value-type="float">
            <text:p>6956402</text:p>
          </table:table-cell>
          <table:table-cell office:value-type="float" office:value="7090126" calcext:value-type="float">
            <text:p>7090126</text:p>
          </table:table-cell>
          <table:table-cell office:value-type="float" office:value="7234728" calcext:value-type="float">
            <text:p>7234728</text:p>
          </table:table-cell>
          <table:table-cell office:value-type="float" office:value="7388668" calcext:value-type="float">
            <text:p>7388668</text:p>
          </table:table-cell>
          <table:table-cell office:value-type="float" office:value="7545166" calcext:value-type="float">
            <text:p>7545166</text:p>
          </table:table-cell>
          <table:table-cell office:value-type="float" office:value="7694855" calcext:value-type="float">
            <text:p>7694855</text:p>
          </table:table-cell>
          <table:table-cell office:value-type="float" office:value="7831889" calcext:value-type="float">
            <text:p>7831889</text:p>
          </table:table-cell>
          <table:table-cell office:value-type="float" office:value="7952865" calcext:value-type="float">
            <text:p>7952865</text:p>
          </table:table-cell>
          <table:table-cell office:value-type="float" office:value="8062219" calcext:value-type="float">
            <text:p>8062219</text:p>
          </table:table-cell>
          <table:table-cell office:value-type="float" office:value="8171522" calcext:value-type="float">
            <text:p>8171522</text:p>
          </table:table-cell>
          <table:table-cell office:value-type="float" office:value="8296915" calcext:value-type="float">
            <text:p>8296915</text:p>
          </table:table-cell>
          <table:table-cell office:value-type="float" office:value="8449913" calcext:value-type="float">
            <text:p>8449913</text:p>
          </table:table-cell>
          <table:table-cell office:value-type="float" office:value="8635527" calcext:value-type="float">
            <text:p>8635527</text:p>
          </table:table-cell>
          <table:table-cell office:value-type="float" office:value="8850334" calcext:value-type="float">
            <text:p>8850334</text:p>
          </table:table-cell>
          <table:table-cell office:value-type="float" office:value="9087176" calcext:value-type="float">
            <text:p>9087176</text:p>
          </table:table-cell>
          <table:table-cell office:value-type="float" office:value="9334880" calcext:value-type="float">
            <text:p>9334880</text:p>
          </table:table-cell>
          <table:table-cell office:value-type="float" office:value="9585653" calcext:value-type="float">
            <text:p>9585653</text:p>
          </table:table-cell>
          <table:table-cell office:value-type="float" office:value="9837571" calcext:value-type="float">
            <text:p>9837571</text:p>
          </table:table-cell>
          <table:table-cell office:value-type="float" office:value="10094368" calcext:value-type="float">
            <text:p>10094368</text:p>
          </table:table-cell>
          <table:table-cell office:value-type="float" office:value="10360561" calcext:value-type="float">
            <text:p>10360561</text:p>
          </table:table-cell>
          <table:table-cell office:value-type="float" office:value="10642936" calcext:value-type="float">
            <text:p>10642936</text:p>
          </table:table-cell>
          <table:table-cell office:value-type="float" office:value="10946445" calcext:value-type="float">
            <text:p>10946445</text:p>
          </table:table-cell>
          <table:table-cell office:value-type="float" office:value="11271600" calcext:value-type="float">
            <text:p>11271600</text:p>
          </table:table-cell>
          <table:table-cell office:value-type="float" office:value="11616887" calcext:value-type="float">
            <text:p>11616887</text:p>
          </table:table-cell>
          <table:table-cell office:value-type="float" office:value="11982695" calcext:value-type="float">
            <text:p>11982695</text:p>
          </table:table-cell>
          <table:table-cell office:value-type="float" office:value="12369070" calcext:value-type="float">
            <text:p>12369070</text:p>
          </table:table-cell>
          <table:table-cell office:value-type="float" office:value="12775516" calcext:value-type="float">
            <text:p>12775516</text:p>
          </table:table-cell>
          <table:table-cell office:value-type="float" office:value="13203378" calcext:value-type="float">
            <text:p>13203378</text:p>
          </table:table-cell>
          <table:table-cell office:value-type="float" office:value="13651464" calcext:value-type="float">
            <text:p>13651464</text:p>
          </table:table-cell>
          <table:table-cell office:value-type="float" office:value="14113577" calcext:value-type="float">
            <text:p>14113577</text:p>
          </table:table-cell>
          <table:table-cell office:value-type="float" office:value="14581429" calcext:value-type="float">
            <text:p>14581429</text:p>
          </table:table-cell>
          <table:table-cell office:value-type="float" office:value="15049353" calcext:value-type="float">
            <text:p>15049353</text:p>
          </table:table-cell>
          <table:table-cell office:value-type="float" office:value="15514591" calcext:value-type="float">
            <text:p>15514591</text:p>
          </table:table-cell>
          <table:table-cell office:value-type="float" office:value="15979499" calcext:value-type="float">
            <text:p>15979499</text:p>
          </table:table-cell>
          <table:table-cell office:value-type="float" office:value="16449864" calcext:value-type="float">
            <text:p>16449864</text:p>
          </table:table-cell>
          <table:table-cell office:value-type="float" office:value="16934220" calcext:value-type="float">
            <text:p>16934220</text:p>
          </table:table-cell>
          <table:table-cell office:value-type="float" office:value="17438778" calcext:value-type="float">
            <text:p>17438778</text:p>
          </table:table-cell>
          <table:table-cell office:value-type="float" office:value="17965429" calcext:value-type="float">
            <text:p>17965429</text:p>
          </table:table-cell>
          <table:table-cell office:value-type="float" office:value="18512394" calcext:value-type="float">
            <text:p>18512394</text:p>
          </table:table-cell>
          <table:table-cell office:value-type="float" office:value="19077690" calcext:value-type="float">
            <text:p>19077690</text:p>
          </table:table-cell>
        </table:table-row>
        <table:table-row table:style-name="ro1">
          <table:table-cell office:value-type="string" calcext:value-type="string">
            <text:p>Malte</text:p>
          </table:table-cell>
          <table:table-cell office:value-type="string" calcext:value-type="string">
            <text:p>MLT</text:p>
          </table:table-cell>
          <table:table-cell office:value-type="float" office:value="326550" calcext:value-type="float">
            <text:p>326550</text:p>
          </table:table-cell>
          <table:table-cell office:value-type="float" office:value="325250" calcext:value-type="float">
            <text:p>325250</text:p>
          </table:table-cell>
          <table:table-cell office:value-type="float" office:value="323900" calcext:value-type="float">
            <text:p>323900</text:p>
          </table:table-cell>
          <table:table-cell office:value-type="float" office:value="322550" calcext:value-type="float">
            <text:p>322550</text:p>
          </table:table-cell>
          <table:table-cell office:value-type="float" office:value="321250" calcext:value-type="float">
            <text:p>321250</text:p>
          </table:table-cell>
          <table:table-cell office:value-type="float" office:value="318800" calcext:value-type="float">
            <text:p>318800</text:p>
          </table:table-cell>
          <table:table-cell office:value-type="float" office:value="315200" calcext:value-type="float">
            <text:p>315200</text:p>
          </table:table-cell>
          <table:table-cell office:value-type="float" office:value="311550" calcext:value-type="float">
            <text:p>311550</text:p>
          </table:table-cell>
          <table:table-cell office:value-type="float" office:value="307900" calcext:value-type="float">
            <text:p>307900</text:p>
          </table:table-cell>
          <table:table-cell office:value-type="float" office:value="304300" calcext:value-type="float">
            <text:p>304300</text:p>
          </table:table-cell>
          <table:table-cell office:value-type="float" office:value="302650" calcext:value-type="float">
            <text:p>302650</text:p>
          </table:table-cell>
          <table:table-cell office:value-type="float" office:value="302700" calcext:value-type="float">
            <text:p>302700</text:p>
          </table:table-cell>
          <table:table-cell office:value-type="float" office:value="302450" calcext:value-type="float">
            <text:p>302450</text:p>
          </table:table-cell>
          <table:table-cell office:value-type="float" office:value="302200" calcext:value-type="float">
            <text:p>302200</text:p>
          </table:table-cell>
          <table:table-cell office:value-type="float" office:value="301996" calcext:value-type="float">
            <text:p>301996</text:p>
          </table:table-cell>
          <table:table-cell office:value-type="float" office:value="304222" calcext:value-type="float">
            <text:p>304222</text:p>
          </table:table-cell>
          <table:table-cell office:value-type="float" office:value="305774" calcext:value-type="float">
            <text:p>305774</text:p>
          </table:table-cell>
          <table:table-cell office:value-type="float" office:value="306970" calcext:value-type="float">
            <text:p>306970</text:p>
          </table:table-cell>
          <table:table-cell office:value-type="float" office:value="310182" calcext:value-type="float">
            <text:p>310182</text:p>
          </table:table-cell>
          <table:table-cell office:value-type="float" office:value="313342" calcext:value-type="float">
            <text:p>313342</text:p>
          </table:table-cell>
          <table:table-cell office:value-type="float" office:value="316645" calcext:value-type="float">
            <text:p>316645</text:p>
          </table:table-cell>
          <table:table-cell office:value-type="float" office:value="318982" calcext:value-type="float">
            <text:p>318982</text:p>
          </table:table-cell>
          <table:table-cell office:value-type="float" office:value="325898" calcext:value-type="float">
            <text:p>325898</text:p>
          </table:table-cell>
          <table:table-cell office:value-type="float" office:value="330524" calcext:value-type="float">
            <text:p>330524</text:p>
          </table:table-cell>
          <table:table-cell office:value-type="float" office:value="330593" calcext:value-type="float">
            <text:p>330593</text:p>
          </table:table-cell>
          <table:table-cell office:value-type="float" office:value="336452" calcext:value-type="float">
            <text:p>336452</text:p>
          </table:table-cell>
          <table:table-cell office:value-type="float" office:value="342121" calcext:value-type="float">
            <text:p>342121</text:p>
          </table:table-cell>
          <table:table-cell office:value-type="float" office:value="344485" calcext:value-type="float">
            <text:p>344485</text:p>
          </table:table-cell>
          <table:table-cell office:value-type="float" office:value="347325" calcext:value-type="float">
            <text:p>347325</text:p>
          </table:table-cell>
          <table:table-cell office:value-type="float" office:value="350722" calcext:value-type="float">
            <text:p>350722</text:p>
          </table:table-cell>
          <table:table-cell office:value-type="float" office:value="354170" calcext:value-type="float">
            <text:p>354170</text:p>
          </table:table-cell>
          <table:table-cell office:value-type="float" office:value="363845" calcext:value-type="float">
            <text:p>363845</text:p>
          </table:table-cell>
          <table:table-cell office:value-type="float" office:value="367618" calcext:value-type="float">
            <text:p>367618</text:p>
          </table:table-cell>
          <table:table-cell office:value-type="float" office:value="371308" calcext:value-type="float">
            <text:p>371308</text:p>
          </table:table-cell>
          <table:table-cell office:value-type="float" office:value="374797" calcext:value-type="float">
            <text:p>374797</text:p>
          </table:table-cell>
          <table:table-cell office:value-type="float" office:value="377419" calcext:value-type="float">
            <text:p>377419</text:p>
          </table:table-cell>
          <table:table-cell office:value-type="float" office:value="379905" calcext:value-type="float">
            <text:p>379905</text:p>
          </table:table-cell>
          <table:table-cell office:value-type="float" office:value="382791" calcext:value-type="float">
            <text:p>382791</text:p>
          </table:table-cell>
          <table:table-cell office:value-type="float" office:value="385287" calcext:value-type="float">
            <text:p>385287</text:p>
          </table:table-cell>
          <table:table-cell office:value-type="float" office:value="387578" calcext:value-type="float">
            <text:p>387578</text:p>
          </table:table-cell>
          <table:table-cell office:value-type="float" office:value="390087" calcext:value-type="float">
            <text:p>390087</text:p>
          </table:table-cell>
          <table:table-cell office:value-type="float" office:value="393028" calcext:value-type="float">
            <text:p>393028</text:p>
          </table:table-cell>
          <table:table-cell office:value-type="float" office:value="395969" calcext:value-type="float">
            <text:p>395969</text:p>
          </table:table-cell>
          <table:table-cell office:value-type="float" office:value="398582" calcext:value-type="float">
            <text:p>398582</text:p>
          </table:table-cell>
          <table:table-cell office:value-type="float" office:value="401268" calcext:value-type="float">
            <text:p>401268</text:p>
          </table:table-cell>
          <table:table-cell office:value-type="float" office:value="403834" calcext:value-type="float">
            <text:p>403834</text:p>
          </table:table-cell>
          <table:table-cell office:value-type="float" office:value="405308" calcext:value-type="float">
            <text:p>405308</text:p>
          </table:table-cell>
          <table:table-cell office:value-type="float" office:value="406724" calcext:value-type="float">
            <text:p>406724</text:p>
          </table:table-cell>
          <table:table-cell office:value-type="float" office:value="409379" calcext:value-type="float">
            <text:p>409379</text:p>
          </table:table-cell>
          <table:table-cell office:value-type="float" office:value="412477" calcext:value-type="float">
            <text:p>412477</text:p>
          </table:table-cell>
          <table:table-cell office:value-type="float" office:value="414508" calcext:value-type="float">
            <text:p>414508</text:p>
          </table:table-cell>
          <table:table-cell office:value-type="float" office:value="416268" calcext:value-type="float">
            <text:p>416268</text:p>
          </table:table-cell>
          <table:table-cell office:value-type="float" office:value="420028" calcext:value-type="float">
            <text:p>420028</text:p>
          </table:table-cell>
          <table:table-cell office:value-type="float" office:value="425967" calcext:value-type="float">
            <text:p>425967</text:p>
          </table:table-cell>
          <table:table-cell office:value-type="float" office:value="434558" calcext:value-type="float">
            <text:p>434558</text:p>
          </table:table-cell>
          <table:table-cell office:value-type="float" office:value="445053" calcext:value-type="float">
            <text:p>445053</text:p>
          </table:table-cell>
          <table:table-cell office:value-type="float" office:value="455356" calcext:value-type="float">
            <text:p>455356</text:p>
          </table:table-cell>
          <table:table-cell office:value-type="float" office:value="467999" calcext:value-type="float">
            <text:p>467999</text:p>
          </table:table-cell>
          <table:table-cell office:value-type="float" office:value="483530" calcext:value-type="float">
            <text:p>483530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R</text:p>
          </table:table-cell>
          <table:table-cell office:value-type="float" office:value="21736942" calcext:value-type="float">
            <text:p>21736942</text:p>
          </table:table-cell>
          <table:table-cell office:value-type="float" office:value="22211624" calcext:value-type="float">
            <text:p>22211624</text:p>
          </table:table-cell>
          <table:table-cell office:value-type="float" office:value="22697667" calcext:value-type="float">
            <text:p>22697667</text:p>
          </table:table-cell>
          <table:table-cell office:value-type="float" office:value="23198241" calcext:value-type="float">
            <text:p>23198241</text:p>
          </table:table-cell>
          <table:table-cell office:value-type="float" office:value="23717788" calcext:value-type="float">
            <text:p>23717788</text:p>
          </table:table-cell>
          <table:table-cell office:value-type="float" office:value="24259359" calcext:value-type="float">
            <text:p>24259359</text:p>
          </table:table-cell>
          <table:table-cell office:value-type="float" office:value="24823940" calcext:value-type="float">
            <text:p>24823940</text:p>
          </table:table-cell>
          <table:table-cell office:value-type="float" office:value="25410060" calcext:value-type="float">
            <text:p>25410060</text:p>
          </table:table-cell>
          <table:table-cell office:value-type="float" office:value="26015248" calcext:value-type="float">
            <text:p>26015248</text:p>
          </table:table-cell>
          <table:table-cell office:value-type="float" office:value="26635849" calcext:value-type="float">
            <text:p>26635849</text:p>
          </table:table-cell>
          <table:table-cell office:value-type="float" office:value="27269069" calcext:value-type="float">
            <text:p>27269069</text:p>
          </table:table-cell>
          <table:table-cell office:value-type="float" office:value="27913750" calcext:value-type="float">
            <text:p>27913750</text:p>
          </table:table-cell>
          <table:table-cell office:value-type="float" office:value="28570097" calcext:value-type="float">
            <text:p>28570097</text:p>
          </table:table-cell>
          <table:table-cell office:value-type="float" office:value="29238168" calcext:value-type="float">
            <text:p>29238168</text:p>
          </table:table-cell>
          <table:table-cell office:value-type="float" office:value="29918461" calcext:value-type="float">
            <text:p>29918461</text:p>
          </table:table-cell>
          <table:table-cell office:value-type="float" office:value="30611095" calcext:value-type="float">
            <text:p>30611095</text:p>
          </table:table-cell>
          <table:table-cell office:value-type="float" office:value="31314341" calcext:value-type="float">
            <text:p>31314341</text:p>
          </table:table-cell>
          <table:table-cell office:value-type="float" office:value="32026742" calcext:value-type="float">
            <text:p>32026742</text:p>
          </table:table-cell>
          <table:table-cell office:value-type="float" office:value="32748784" calcext:value-type="float">
            <text:p>32748784</text:p>
          </table:table-cell>
          <table:table-cell office:value-type="float" office:value="33481396" calcext:value-type="float">
            <text:p>33481396</text:p>
          </table:table-cell>
          <table:table-cell office:value-type="float" office:value="34224313" calcext:value-type="float">
            <text:p>34224313</text:p>
          </table:table-cell>
          <table:table-cell office:value-type="float" office:value="34976462" calcext:value-type="float">
            <text:p>34976462</text:p>
          </table:table-cell>
          <table:table-cell office:value-type="float" office:value="35734272" calcext:value-type="float">
            <text:p>35734272</text:p>
          </table:table-cell>
          <table:table-cell office:value-type="float" office:value="36491800" calcext:value-type="float">
            <text:p>36491800</text:p>
          </table:table-cell>
          <table:table-cell office:value-type="float" office:value="37241527" calcext:value-type="float">
            <text:p>37241527</text:p>
          </table:table-cell>
          <table:table-cell office:value-type="float" office:value="37977086" calcext:value-type="float">
            <text:p>37977086</text:p>
          </table:table-cell>
          <table:table-cell office:value-type="float" office:value="38698482" calcext:value-type="float">
            <text:p>38698482</text:p>
          </table:table-cell>
          <table:table-cell office:value-type="float" office:value="39404335" calcext:value-type="float">
            <text:p>39404335</text:p>
          </table:table-cell>
          <table:table-cell office:value-type="float" office:value="40085651" calcext:value-type="float">
            <text:p>40085651</text:p>
          </table:table-cell>
          <table:table-cell office:value-type="float" office:value="40731426" calcext:value-type="float">
            <text:p>40731426</text:p>
          </table:table-cell>
          <table:table-cell office:value-type="float" office:value="41335199" calcext:value-type="float">
            <text:p>41335199</text:p>
          </table:table-cell>
          <table:table-cell office:value-type="float" office:value="41890197" calcext:value-type="float">
            <text:p>41890197</text:p>
          </table:table-cell>
          <table:table-cell office:value-type="float" office:value="42401684" calcext:value-type="float">
            <text:p>42401684</text:p>
          </table:table-cell>
          <table:table-cell office:value-type="float" office:value="42890002" calcext:value-type="float">
            <text:p>42890002</text:p>
          </table:table-cell>
          <table:table-cell office:value-type="float" office:value="43383428" calcext:value-type="float">
            <text:p>43383428</text:p>
          </table:table-cell>
          <table:table-cell office:value-type="float" office:value="43901598" calcext:value-type="float">
            <text:p>43901598</text:p>
          </table:table-cell>
          <table:table-cell office:value-type="float" office:value="44452206" calcext:value-type="float">
            <text:p>44452206</text:p>
          </table:table-cell>
          <table:table-cell office:value-type="float" office:value="45027233" calcext:value-type="float">
            <text:p>45027233</text:p>
          </table:table-cell>
          <table:table-cell office:value-type="float" office:value="45611220" calcext:value-type="float">
            <text:p>45611220</text:p>
          </table:table-cell>
          <table:table-cell office:value-type="float" office:value="46181077" calcext:value-type="float">
            <text:p>46181077</text:p>
          </table:table-cell>
          <table:table-cell office:value-type="float" office:value="46719701" calcext:value-type="float">
            <text:p>46719701</text:p>
          </table:table-cell>
          <table:table-cell office:value-type="float" office:value="47225120" calcext:value-type="float">
            <text:p>47225120</text:p>
          </table:table-cell>
          <table:table-cell office:value-type="float" office:value="47702171" calcext:value-type="float">
            <text:p>47702171</text:p>
          </table:table-cell>
          <table:table-cell office:value-type="float" office:value="48148902" calcext:value-type="float">
            <text:p>48148902</text:p>
          </table:table-cell>
          <table:table-cell office:value-type="float" office:value="48564484" calcext:value-type="float">
            <text:p>48564484</text:p>
          </table:table-cell>
          <table:table-cell office:value-type="float" office:value="48949924" calcext:value-type="float">
            <text:p>48949924</text:p>
          </table:table-cell>
          <table:table-cell office:value-type="float" office:value="49301050" calcext:value-type="float">
            <text:p>49301050</text:p>
          </table:table-cell>
          <table:table-cell office:value-type="float" office:value="49621475" calcext:value-type="float">
            <text:p>49621475</text:p>
          </table:table-cell>
          <table:table-cell office:value-type="float" office:value="49929642" calcext:value-type="float">
            <text:p>49929642</text:p>
          </table:table-cell>
          <table:table-cell office:value-type="float" office:value="50250367" calcext:value-type="float">
            <text:p>50250367</text:p>
          </table:table-cell>
          <table:table-cell office:value-type="float" office:value="50600818" calcext:value-type="float">
            <text:p>50600818</text:p>
          </table:table-cell>
          <table:table-cell office:value-type="float" office:value="50990615" calcext:value-type="float">
            <text:p>50990615</text:p>
          </table:table-cell>
          <table:table-cell office:value-type="float" office:value="51413698" calcext:value-type="float">
            <text:p>51413698</text:p>
          </table:table-cell>
          <table:table-cell office:value-type="float" office:value="51852451" calcext:value-type="float">
            <text:p>51852451</text:p>
          </table:table-cell>
          <table:table-cell office:value-type="float" office:value="52280807" calcext:value-type="float">
            <text:p>52280807</text:p>
          </table:table-cell>
          <table:table-cell office:value-type="float" office:value="52680726" calcext:value-type="float">
            <text:p>52680726</text:p>
          </table:table-cell>
          <table:table-cell office:value-type="float" office:value="53045226" calcext:value-type="float">
            <text:p>53045226</text:p>
          </table:table-cell>
          <table:table-cell office:value-type="float" office:value="53382581" calcext:value-type="float">
            <text:p>53382581</text:p>
          </table:table-cell>
          <table:table-cell office:value-type="float" office:value="53708395" calcext:value-type="float">
            <text:p>53708395</text:p>
          </table:table-cell>
        </table:table-row>
        <table:table-row table:style-name="ro1">
          <table:table-cell office:value-type="string" calcext:value-type="string">
            <text:p>Afrique du Nord et Moyen-Orient (hors revenu élevé)</text:p>
          </table:table-cell>
          <table:table-cell office:value-type="string" calcext:value-type="string">
            <text:p>MNA</text:p>
          </table:table-cell>
          <table:table-cell office:value-type="float" office:value="97553162" calcext:value-type="float">
            <text:p>97553162</text:p>
          </table:table-cell>
          <table:table-cell office:value-type="float" office:value="100147129" calcext:value-type="float">
            <text:p>100147129</text:p>
          </table:table-cell>
          <table:table-cell office:value-type="float" office:value="102808053" calcext:value-type="float">
            <text:p>102808053</text:p>
          </table:table-cell>
          <table:table-cell office:value-type="float" office:value="105546273" calcext:value-type="float">
            <text:p>105546273</text:p>
          </table:table-cell>
          <table:table-cell office:value-type="float" office:value="108376339" calcext:value-type="float">
            <text:p>108376339</text:p>
          </table:table-cell>
          <table:table-cell office:value-type="float" office:value="111307812" calcext:value-type="float">
            <text:p>111307812</text:p>
          </table:table-cell>
          <table:table-cell office:value-type="float" office:value="114351833" calcext:value-type="float">
            <text:p>114351833</text:p>
          </table:table-cell>
          <table:table-cell office:value-type="float" office:value="117503859" calcext:value-type="float">
            <text:p>117503859</text:p>
          </table:table-cell>
          <table:table-cell office:value-type="float" office:value="120739199" calcext:value-type="float">
            <text:p>120739199</text:p>
          </table:table-cell>
          <table:table-cell office:value-type="float" office:value="124023257" calcext:value-type="float">
            <text:p>124023257</text:p>
          </table:table-cell>
          <table:table-cell office:value-type="float" office:value="127335091" calcext:value-type="float">
            <text:p>127335091</text:p>
          </table:table-cell>
          <table:table-cell office:value-type="float" office:value="130670746" calcext:value-type="float">
            <text:p>130670746</text:p>
          </table:table-cell>
          <table:table-cell office:value-type="float" office:value="134051043" calcext:value-type="float">
            <text:p>134051043</text:p>
          </table:table-cell>
          <table:table-cell office:value-type="float" office:value="137511210" calcext:value-type="float">
            <text:p>137511210</text:p>
          </table:table-cell>
          <table:table-cell office:value-type="float" office:value="141099581" calcext:value-type="float">
            <text:p>141099581</text:p>
          </table:table-cell>
          <table:table-cell office:value-type="float" office:value="144855682" calcext:value-type="float">
            <text:p>144855682</text:p>
          </table:table-cell>
          <table:table-cell office:value-type="float" office:value="148781931" calcext:value-type="float">
            <text:p>148781931</text:p>
          </table:table-cell>
          <table:table-cell office:value-type="float" office:value="152881209" calcext:value-type="float">
            <text:p>152881209</text:p>
          </table:table-cell>
          <table:table-cell office:value-type="float" office:value="157192233" calcext:value-type="float">
            <text:p>157192233</text:p>
          </table:table-cell>
          <table:table-cell office:value-type="float" office:value="161761420" calcext:value-type="float">
            <text:p>161761420</text:p>
          </table:table-cell>
          <table:table-cell office:value-type="float" office:value="166616401" calcext:value-type="float">
            <text:p>166616401</text:p>
          </table:table-cell>
          <table:table-cell office:value-type="float" office:value="171766031" calcext:value-type="float">
            <text:p>171766031</text:p>
          </table:table-cell>
          <table:table-cell office:value-type="float" office:value="177185670" calcext:value-type="float">
            <text:p>177185670</text:p>
          </table:table-cell>
          <table:table-cell office:value-type="float" office:value="182825264" calcext:value-type="float">
            <text:p>182825264</text:p>
          </table:table-cell>
          <table:table-cell office:value-type="float" office:value="188614696" calcext:value-type="float">
            <text:p>188614696</text:p>
          </table:table-cell>
          <table:table-cell office:value-type="float" office:value="194494169" calcext:value-type="float">
            <text:p>194494169</text:p>
          </table:table-cell>
          <table:table-cell office:value-type="float" office:value="200443463" calcext:value-type="float">
            <text:p>200443463</text:p>
          </table:table-cell>
          <table:table-cell office:value-type="float" office:value="206447530" calcext:value-type="float">
            <text:p>206447530</text:p>
          </table:table-cell>
          <table:table-cell office:value-type="float" office:value="212456887" calcext:value-type="float">
            <text:p>212456887</text:p>
          </table:table-cell>
          <table:table-cell office:value-type="float" office:value="218415849" calcext:value-type="float">
            <text:p>218415849</text:p>
          </table:table-cell>
          <table:table-cell office:value-type="float" office:value="226259037" calcext:value-type="float">
            <text:p>226259037</text:p>
          </table:table-cell>
          <table:table-cell office:value-type="float" office:value="232101440" calcext:value-type="float">
            <text:p>232101440</text:p>
          </table:table-cell>
          <table:table-cell office:value-type="float" office:value="237828663" calcext:value-type="float">
            <text:p>237828663</text:p>
          </table:table-cell>
          <table:table-cell office:value-type="float" office:value="243429290" calcext:value-type="float">
            <text:p>243429290</text:p>
          </table:table-cell>
          <table:table-cell office:value-type="float" office:value="248897270" calcext:value-type="float">
            <text:p>248897270</text:p>
          </table:table-cell>
          <table:table-cell office:value-type="float" office:value="254233351" calcext:value-type="float">
            <text:p>254233351</text:p>
          </table:table-cell>
          <table:table-cell office:value-type="float" office:value="259431597" calcext:value-type="float">
            <text:p>259431597</text:p>
          </table:table-cell>
          <table:table-cell office:value-type="float" office:value="264504166" calcext:value-type="float">
            <text:p>264504166</text:p>
          </table:table-cell>
          <table:table-cell office:value-type="float" office:value="269440690" calcext:value-type="float">
            <text:p>269440690</text:p>
          </table:table-cell>
          <table:table-cell office:value-type="float" office:value="274350032" calcext:value-type="float">
            <text:p>274350032</text:p>
          </table:table-cell>
          <table:table-cell office:value-type="float" office:value="279279634" calcext:value-type="float">
            <text:p>279279634</text:p>
          </table:table-cell>
          <table:table-cell office:value-type="float" office:value="284249018" calcext:value-type="float">
            <text:p>284249018</text:p>
          </table:table-cell>
          <table:table-cell office:value-type="float" office:value="289264324" calcext:value-type="float">
            <text:p>289264324</text:p>
          </table:table-cell>
          <table:table-cell office:value-type="float" office:value="294343628" calcext:value-type="float">
            <text:p>294343628</text:p>
          </table:table-cell>
          <table:table-cell office:value-type="float" office:value="299502774" calcext:value-type="float">
            <text:p>299502774</text:p>
          </table:table-cell>
          <table:table-cell office:value-type="float" office:value="304755503" calcext:value-type="float">
            <text:p>304755503</text:p>
          </table:table-cell>
          <table:table-cell office:value-type="float" office:value="310109412" calcext:value-type="float">
            <text:p>310109412</text:p>
          </table:table-cell>
          <table:table-cell office:value-type="float" office:value="315573347" calcext:value-type="float">
            <text:p>315573347</text:p>
          </table:table-cell>
          <table:table-cell office:value-type="float" office:value="321168767" calcext:value-type="float">
            <text:p>321168767</text:p>
          </table:table-cell>
          <table:table-cell office:value-type="float" office:value="326900984" calcext:value-type="float">
            <text:p>326900984</text:p>
          </table:table-cell>
          <table:table-cell office:value-type="float" office:value="332777824" calcext:value-type="float">
            <text:p>332777824</text:p>
          </table:table-cell>
          <table:table-cell office:value-type="float" office:value="338814807" calcext:value-type="float">
            <text:p>338814807</text:p>
          </table:table-cell>
          <table:table-cell office:value-type="float" office:value="345004009" calcext:value-type="float">
            <text:p>345004009</text:p>
          </table:table-cell>
          <table:table-cell office:value-type="float" office:value="351299193" calcext:value-type="float">
            <text:p>351299193</text:p>
          </table:table-cell>
          <table:table-cell office:value-type="float" office:value="357637340" calcext:value-type="float">
            <text:p>357637340</text:p>
          </table:table-cell>
          <table:table-cell office:value-type="float" office:value="363975550" calcext:value-type="float">
            <text:p>363975550</text:p>
          </table:table-cell>
          <table:table-cell office:value-type="float" office:value="370276461" calcext:value-type="float">
            <text:p>370276461</text:p>
          </table:table-cell>
          <table:table-cell office:value-type="float" office:value="376546755" calcext:value-type="float">
            <text:p>376546755</text:p>
          </table:table-cell>
          <table:table-cell office:value-type="float" office:value="382896715" calcext:value-type="float">
            <text:p>382896715</text:p>
          </table:table-cell>
        </table:table-row>
        <table:table-row table:style-name="ro1">
          <table:table-cell office:value-type="string" calcext:value-type="string">
            <text:p>Monténégro</text:p>
          </table:table-cell>
          <table:table-cell office:value-type="string" calcext:value-type="string">
            <text:p>MNE</text:p>
          </table:table-cell>
          <table:table-cell office:value-type="float" office:value="480579" calcext:value-type="float">
            <text:p>480579</text:p>
          </table:table-cell>
          <table:table-cell office:value-type="float" office:value="491140" calcext:value-type="float">
            <text:p>491140</text:p>
          </table:table-cell>
          <table:table-cell office:value-type="float" office:value="502558" calcext:value-type="float">
            <text:p>502558</text:p>
          </table:table-cell>
          <table:table-cell office:value-type="float" office:value="513409" calcext:value-type="float">
            <text:p>513409</text:p>
          </table:table-cell>
          <table:table-cell office:value-type="float" office:value="521753" calcext:value-type="float">
            <text:p>521753</text:p>
          </table:table-cell>
          <table:table-cell office:value-type="float" office:value="526327" calcext:value-type="float">
            <text:p>526327</text:p>
          </table:table-cell>
          <table:table-cell office:value-type="float" office:value="526419" calcext:value-type="float">
            <text:p>526419</text:p>
          </table:table-cell>
          <table:table-cell office:value-type="float" office:value="522796" calcext:value-type="float">
            <text:p>522796</text:p>
          </table:table-cell>
          <table:table-cell office:value-type="float" office:value="517481" calcext:value-type="float">
            <text:p>517481</text:p>
          </table:table-cell>
          <table:table-cell office:value-type="float" office:value="513340" calcext:value-type="float">
            <text:p>513340</text:p>
          </table:table-cell>
          <table:table-cell office:value-type="float" office:value="512407" calcext:value-type="float">
            <text:p>512407</text:p>
          </table:table-cell>
          <table:table-cell office:value-type="float" office:value="515449" calcext:value-type="float">
            <text:p>515449</text:p>
          </table:table-cell>
          <table:table-cell office:value-type="float" office:value="521785" calcext:value-type="float">
            <text:p>521785</text:p>
          </table:table-cell>
          <table:table-cell office:value-type="float" office:value="530220" calcext:value-type="float">
            <text:p>530220</text:p>
          </table:table-cell>
          <table:table-cell office:value-type="float" office:value="538902" calcext:value-type="float">
            <text:p>538902</text:p>
          </table:table-cell>
          <table:table-cell office:value-type="float" office:value="546487" calcext:value-type="float">
            <text:p>546487</text:p>
          </table:table-cell>
          <table:table-cell office:value-type="float" office:value="552562" calcext:value-type="float">
            <text:p>552562</text:p>
          </table:table-cell>
          <table:table-cell office:value-type="float" office:value="557576" calcext:value-type="float">
            <text:p>557576</text:p>
          </table:table-cell>
          <table:table-cell office:value-type="float" office:value="562065" calcext:value-type="float">
            <text:p>562065</text:p>
          </table:table-cell>
          <table:table-cell office:value-type="float" office:value="566888" calcext:value-type="float">
            <text:p>566888</text:p>
          </table:table-cell>
          <table:table-cell office:value-type="float" office:value="572608" calcext:value-type="float">
            <text:p>572608</text:p>
          </table:table-cell>
          <table:table-cell office:value-type="float" office:value="579445" calcext:value-type="float">
            <text:p>579445</text:p>
          </table:table-cell>
          <table:table-cell office:value-type="float" office:value="587001" calcext:value-type="float">
            <text:p>587001</text:p>
          </table:table-cell>
          <table:table-cell office:value-type="float" office:value="594506" calcext:value-type="float">
            <text:p>594506</text:p>
          </table:table-cell>
          <table:table-cell office:value-type="float" office:value="600884" calcext:value-type="float">
            <text:p>600884</text:p>
          </table:table-cell>
          <table:table-cell office:value-type="float" office:value="605398" calcext:value-type="float">
            <text:p>605398</text:p>
          </table:table-cell>
          <table:table-cell office:value-type="float" office:value="607711" calcext:value-type="float">
            <text:p>607711</text:p>
          </table:table-cell>
          <table:table-cell office:value-type="float" office:value="608144" calcext:value-type="float">
            <text:p>608144</text:p>
          </table:table-cell>
          <table:table-cell office:value-type="float" office:value="607413" calcext:value-type="float">
            <text:p>607413</text:p>
          </table:table-cell>
          <table:table-cell office:value-type="float" office:value="606571" calcext:value-type="float">
            <text:p>606571</text:p>
          </table:table-cell>
          <table:table-cell office:value-type="float" office:value="606372" calcext:value-type="float">
            <text:p>606372</text:p>
          </table:table-cell>
          <table:table-cell office:value-type="float" office:value="607105" calcext:value-type="float">
            <text:p>607105</text:p>
          </table:table-cell>
          <table:table-cell office:value-type="float" office:value="608516" calcext:value-type="float">
            <text:p>608516</text:p>
          </table:table-cell>
          <table:table-cell office:value-type="float" office:value="610170" calcext:value-type="float">
            <text:p>610170</text:p>
          </table:table-cell>
          <table:table-cell office:value-type="float" office:value="611389" calcext:value-type="float">
            <text:p>611389</text:p>
          </table:table-cell>
          <table:table-cell office:value-type="float" office:value="611712" calcext:value-type="float">
            <text:p>611712</text:p>
          </table:table-cell>
          <table:table-cell office:value-type="float" office:value="611003" calcext:value-type="float">
            <text:p>611003</text:p>
          </table:table-cell>
          <table:table-cell office:value-type="float" office:value="609520" calcext:value-type="float">
            <text:p>609520</text:p>
          </table:table-cell>
          <table:table-cell office:value-type="float" office:value="607662" calcext:value-type="float">
            <text:p>607662</text:p>
          </table:table-cell>
          <table:table-cell office:value-type="float" office:value="606001" calcext:value-type="float">
            <text:p>606001</text:p>
          </table:table-cell>
          <table:table-cell office:value-type="float" office:value="604950" calcext:value-type="float">
            <text:p>604950</text:p>
          </table:table-cell>
          <table:table-cell office:value-type="float" office:value="607389" calcext:value-type="float">
            <text:p>607389</text:p>
          </table:table-cell>
          <table:table-cell office:value-type="float" office:value="609828" calcext:value-type="float">
            <text:p>609828</text:p>
          </table:table-cell>
          <table:table-cell office:value-type="float" office:value="612267" calcext:value-type="float">
            <text:p>612267</text:p>
          </table:table-cell>
          <table:table-cell office:value-type="float" office:value="613353" calcext:value-type="float">
            <text:p>613353</text:p>
          </table:table-cell>
          <table:table-cell office:value-type="float" office:value="614261" calcext:value-type="float">
            <text:p>614261</text:p>
          </table:table-cell>
          <table:table-cell office:value-type="float" office:value="615025" calcext:value-type="float">
            <text:p>615025</text:p>
          </table:table-cell>
          <table:table-cell office:value-type="float" office:value="615875" calcext:value-type="float">
            <text:p>615875</text:p>
          </table:table-cell>
          <table:table-cell office:value-type="float" office:value="616969" calcext:value-type="float">
            <text:p>616969</text:p>
          </table:table-cell>
          <table:table-cell office:value-type="float" office:value="618294" calcext:value-type="float">
            <text:p>618294</text:p>
          </table:table-cell>
          <table:table-cell office:value-type="float" office:value="619428" calcext:value-type="float">
            <text:p>619428</text:p>
          </table:table-cell>
          <table:table-cell office:value-type="float" office:value="620079" calcext:value-type="float">
            <text:p>620079</text:p>
          </table:table-cell>
          <table:table-cell office:value-type="float" office:value="620601" calcext:value-type="float">
            <text:p>620601</text:p>
          </table:table-cell>
          <table:table-cell office:value-type="float" office:value="621207" calcext:value-type="float">
            <text:p>621207</text:p>
          </table:table-cell>
          <table:table-cell office:value-type="float" office:value="621810" calcext:value-type="float">
            <text:p>621810</text:p>
          </table:table-cell>
          <table:table-cell office:value-type="float" office:value="622159" calcext:value-type="float">
            <text:p>622159</text:p>
          </table:table-cell>
          <table:table-cell office:value-type="float" office:value="622303" calcext:value-type="float">
            <text:p>622303</text:p>
          </table:table-cell>
          <table:table-cell office:value-type="float" office:value="622373" calcext:value-type="float">
            <text:p>622373</text:p>
          </table:table-cell>
          <table:table-cell office:value-type="float" office:value="622345" calcext:value-type="float">
            <text:p>622345</text:p>
          </table:table-cell>
        </table:table-row>
        <table:table-row table:style-name="ro1">
          <table:table-cell office:value-type="string" calcext:value-type="string">
            <text:p>Mongolie</text:p>
          </table:table-cell>
          <table:table-cell office:value-type="string" calcext:value-type="string">
            <text:p>MNG</text:p>
          </table:table-cell>
          <table:table-cell office:value-type="float" office:value="955505" calcext:value-type="float">
            <text:p>955505</text:p>
          </table:table-cell>
          <table:table-cell office:value-type="float" office:value="982178" calcext:value-type="float">
            <text:p>982178</text:p>
          </table:table-cell>
          <table:table-cell office:value-type="float" office:value="1011324" calcext:value-type="float">
            <text:p>1011324</text:p>
          </table:table-cell>
          <table:table-cell office:value-type="float" office:value="1042383" calcext:value-type="float">
            <text:p>1042383</text:p>
          </table:table-cell>
          <table:table-cell office:value-type="float" office:value="1074514" calcext:value-type="float">
            <text:p>1074514</text:p>
          </table:table-cell>
          <table:table-cell office:value-type="float" office:value="1107124" calcext:value-type="float">
            <text:p>1107124</text:p>
          </table:table-cell>
          <table:table-cell office:value-type="float" office:value="1139961" calcext:value-type="float">
            <text:p>1139961</text:p>
          </table:table-cell>
          <table:table-cell office:value-type="float" office:value="1173191" calcext:value-type="float">
            <text:p>1173191</text:p>
          </table:table-cell>
          <table:table-cell office:value-type="float" office:value="1207104" calcext:value-type="float">
            <text:p>1207104</text:p>
          </table:table-cell>
          <table:table-cell office:value-type="float" office:value="1242214" calcext:value-type="float">
            <text:p>1242214</text:p>
          </table:table-cell>
          <table:table-cell office:value-type="float" office:value="1278825" calcext:value-type="float">
            <text:p>1278825</text:p>
          </table:table-cell>
          <table:table-cell office:value-type="float" office:value="1317050" calcext:value-type="float">
            <text:p>1317050</text:p>
          </table:table-cell>
          <table:table-cell office:value-type="float" office:value="1356670" calcext:value-type="float">
            <text:p>1356670</text:p>
          </table:table-cell>
          <table:table-cell office:value-type="float" office:value="1397304" calcext:value-type="float">
            <text:p>1397304</text:p>
          </table:table-cell>
          <table:table-cell office:value-type="float" office:value="1438425" calcext:value-type="float">
            <text:p>1438425</text:p>
          </table:table-cell>
          <table:table-cell office:value-type="float" office:value="1479651" calcext:value-type="float">
            <text:p>1479651</text:p>
          </table:table-cell>
          <table:table-cell office:value-type="float" office:value="1520865" calcext:value-type="float">
            <text:p>1520865</text:p>
          </table:table-cell>
          <table:table-cell office:value-type="float" office:value="1562209" calcext:value-type="float">
            <text:p>1562209</text:p>
          </table:table-cell>
          <table:table-cell office:value-type="float" office:value="1603906" calcext:value-type="float">
            <text:p>1603906</text:p>
          </table:table-cell>
          <table:table-cell office:value-type="float" office:value="1646291" calcext:value-type="float">
            <text:p>1646291</text:p>
          </table:table-cell>
          <table:table-cell office:value-type="float" office:value="1689622" calcext:value-type="float">
            <text:p>1689622</text:p>
          </table:table-cell>
          <table:table-cell office:value-type="float" office:value="1733475" calcext:value-type="float">
            <text:p>1733475</text:p>
          </table:table-cell>
          <table:table-cell office:value-type="float" office:value="1777727" calcext:value-type="float">
            <text:p>1777727</text:p>
          </table:table-cell>
          <table:table-cell office:value-type="float" office:value="1823216" calcext:value-type="float">
            <text:p>1823216</text:p>
          </table:table-cell>
          <table:table-cell office:value-type="float" office:value="1871090" calcext:value-type="float">
            <text:p>1871090</text:p>
          </table:table-cell>
          <table:table-cell office:value-type="float" office:value="1921881" calcext:value-type="float">
            <text:p>1921881</text:p>
          </table:table-cell>
          <table:table-cell office:value-type="float" office:value="1976310" calcext:value-type="float">
            <text:p>1976310</text:p>
          </table:table-cell>
          <table:table-cell office:value-type="float" office:value="2033344" calcext:value-type="float">
            <text:p>2033344</text:p>
          </table:table-cell>
          <table:table-cell office:value-type="float" office:value="2089715" calcext:value-type="float">
            <text:p>2089715</text:p>
          </table:table-cell>
          <table:table-cell office:value-type="float" office:value="2141011" calcext:value-type="float">
            <text:p>2141011</text:p>
          </table:table-cell>
          <table:table-cell office:value-type="float" office:value="2184145" calcext:value-type="float">
            <text:p>2184145</text:p>
          </table:table-cell>
          <table:table-cell office:value-type="float" office:value="2217917" calcext:value-type="float">
            <text:p>2217917</text:p>
          </table:table-cell>
          <table:table-cell office:value-type="float" office:value="2243495" calcext:value-type="float">
            <text:p>2243495</text:p>
          </table:table-cell>
          <table:table-cell office:value-type="float" office:value="2263186" calcext:value-type="float">
            <text:p>2263186</text:p>
          </table:table-cell>
          <table:table-cell office:value-type="float" office:value="2280479" calcext:value-type="float">
            <text:p>2280479</text:p>
          </table:table-cell>
          <table:table-cell office:value-type="float" office:value="2298020" calcext:value-type="float">
            <text:p>2298020</text:p>
          </table:table-cell>
          <table:table-cell office:value-type="float" office:value="2316568" calcext:value-type="float">
            <text:p>2316568</text:p>
          </table:table-cell>
          <table:table-cell office:value-type="float" office:value="2335734" calcext:value-type="float">
            <text:p>2335734</text:p>
          </table:table-cell>
          <table:table-cell office:value-type="float" office:value="2355664" calcext:value-type="float">
            <text:p>2355664</text:p>
          </table:table-cell>
          <table:table-cell office:value-type="float" office:value="2376225" calcext:value-type="float">
            <text:p>2376225</text:p>
          </table:table-cell>
          <table:table-cell office:value-type="float" office:value="2397418" calcext:value-type="float">
            <text:p>2397418</text:p>
          </table:table-cell>
          <table:table-cell office:value-type="float" office:value="2419588" calcext:value-type="float">
            <text:p>2419588</text:p>
          </table:table-cell>
          <table:table-cell office:value-type="float" office:value="2443271" calcext:value-type="float">
            <text:p>2443271</text:p>
          </table:table-cell>
          <table:table-cell office:value-type="float" office:value="2468762" calcext:value-type="float">
            <text:p>2468762</text:p>
          </table:table-cell>
          <table:table-cell office:value-type="float" office:value="2496391" calcext:value-type="float">
            <text:p>2496391</text:p>
          </table:table-cell>
          <table:table-cell office:value-type="float" office:value="2526424" calcext:value-type="float">
            <text:p>2526424</text:p>
          </table:table-cell>
          <table:table-cell office:value-type="float" office:value="2558856" calcext:value-type="float">
            <text:p>2558856</text:p>
          </table:table-cell>
          <table:table-cell office:value-type="float" office:value="2593820" calcext:value-type="float">
            <text:p>2593820</text:p>
          </table:table-cell>
          <table:table-cell office:value-type="float" office:value="2631898" calcext:value-type="float">
            <text:p>2631898</text:p>
          </table:table-cell>
          <table:table-cell office:value-type="float" office:value="2673796" calcext:value-type="float">
            <text:p>2673796</text:p>
          </table:table-cell>
          <table:table-cell office:value-type="float" office:value="2719896" calcext:value-type="float">
            <text:p>2719896</text:p>
          </table:table-cell>
          <table:table-cell office:value-type="float" office:value="2770362" calcext:value-type="float">
            <text:p>2770362</text:p>
          </table:table-cell>
          <table:table-cell office:value-type="float" office:value="2824699" calcext:value-type="float">
            <text:p>2824699</text:p>
          </table:table-cell>
          <table:table-cell office:value-type="float" office:value="2881792" calcext:value-type="float">
            <text:p>2881792</text:p>
          </table:table-cell>
          <table:table-cell office:value-type="float" office:value="2940108" calcext:value-type="float">
            <text:p>2940108</text:p>
          </table:table-cell>
          <table:table-cell office:value-type="float" office:value="2998439" calcext:value-type="float">
            <text:p>2998439</text:p>
          </table:table-cell>
          <table:table-cell office:value-type="float" office:value="3056359" calcext:value-type="float">
            <text:p>3056359</text:p>
          </table:table-cell>
          <table:table-cell office:value-type="float" office:value="3113779" calcext:value-type="float">
            <text:p>3113779</text:p>
          </table:table-cell>
          <table:table-cell office:value-type="float" office:value="3170208" calcext:value-type="float">
            <text:p>3170208</text:p>
          </table:table-cell>
        </table:table-row>
        <table:table-row table:style-name="ro1">
          <table:table-cell office:value-type="string" calcext:value-type="string">
            <text:p>Mariannes</text:p>
          </table:table-cell>
          <table:table-cell office:value-type="string" calcext:value-type="string">
            <text:p>MNP</text:p>
          </table:table-cell>
          <table:table-cell office:value-type="float" office:value="9979" calcext:value-type="float">
            <text:p>9979</text:p>
          </table:table-cell>
          <table:table-cell office:value-type="float" office:value="10245" calcext:value-type="float">
            <text:p>10245</text:p>
          </table:table-cell>
          <table:table-cell office:value-type="float" office:value="10436" calcext:value-type="float">
            <text:p>10436</text:p>
          </table:table-cell>
          <table:table-cell office:value-type="float" office:value="10590" calcext:value-type="float">
            <text:p>10590</text:p>
          </table:table-cell>
          <table:table-cell office:value-type="float" office:value="10783" calcext:value-type="float">
            <text:p>10783</text:p>
          </table:table-cell>
          <table:table-cell office:value-type="float" office:value="11022" calcext:value-type="float">
            <text:p>11022</text:p>
          </table:table-cell>
          <table:table-cell office:value-type="float" office:value="11344" calcext:value-type="float">
            <text:p>11344</text:p>
          </table:table-cell>
          <table:table-cell office:value-type="float" office:value="11721" calcext:value-type="float">
            <text:p>11721</text:p>
          </table:table-cell>
          <table:table-cell office:value-type="float" office:value="12140" calcext:value-type="float">
            <text:p>12140</text:p>
          </table:table-cell>
          <table:table-cell office:value-type="float" office:value="12574" calcext:value-type="float">
            <text:p>12574</text:p>
          </table:table-cell>
          <table:table-cell office:value-type="float" office:value="12994" calcext:value-type="float">
            <text:p>12994</text:p>
          </table:table-cell>
          <table:table-cell office:value-type="float" office:value="13429" calcext:value-type="float">
            <text:p>13429</text:p>
          </table:table-cell>
          <table:table-cell office:value-type="float" office:value="13882" calcext:value-type="float">
            <text:p>13882</text:p>
          </table:table-cell>
          <table:table-cell office:value-type="float" office:value="14325" calcext:value-type="float">
            <text:p>14325</text:p>
          </table:table-cell>
          <table:table-cell office:value-type="float" office:value="14677" calcext:value-type="float">
            <text:p>14677</text:p>
          </table:table-cell>
          <table:table-cell office:value-type="float" office:value="14924" calcext:value-type="float">
            <text:p>14924</text:p>
          </table:table-cell>
          <table:table-cell office:value-type="float" office:value="15026" calcext:value-type="float">
            <text:p>15026</text:p>
          </table:table-cell>
          <table:table-cell office:value-type="float" office:value="15048" calcext:value-type="float">
            <text:p>15048</text:p>
          </table:table-cell>
          <table:table-cell office:value-type="float" office:value="15170" calcext:value-type="float">
            <text:p>15170</text:p>
          </table:table-cell>
          <table:table-cell office:value-type="float" office:value="15638" calcext:value-type="float">
            <text:p>15638</text:p>
          </table:table-cell>
          <table:table-cell office:value-type="float" office:value="16633" calcext:value-type="float">
            <text:p>16633</text:p>
          </table:table-cell>
          <table:table-cell office:value-type="float" office:value="18158" calcext:value-type="float">
            <text:p>18158</text:p>
          </table:table-cell>
          <table:table-cell office:value-type="float" office:value="20167" calcext:value-type="float">
            <text:p>20167</text:p>
          </table:table-cell>
          <table:table-cell office:value-type="float" office:value="22622" calcext:value-type="float">
            <text:p>22622</text:p>
          </table:table-cell>
          <table:table-cell office:value-type="float" office:value="25500" calcext:value-type="float">
            <text:p>25500</text:p>
          </table:table-cell>
          <table:table-cell office:value-type="float" office:value="28720" calcext:value-type="float">
            <text:p>28720</text:p>
          </table:table-cell>
          <table:table-cell office:value-type="float" office:value="32370" calcext:value-type="float">
            <text:p>32370</text:p>
          </table:table-cell>
          <table:table-cell office:value-type="float" office:value="36377" calcext:value-type="float">
            <text:p>36377</text:p>
          </table:table-cell>
          <table:table-cell office:value-type="float" office:value="40288" calcext:value-type="float">
            <text:p>40288</text:p>
          </table:table-cell>
          <table:table-cell office:value-type="float" office:value="43540" calcext:value-type="float">
            <text:p>43540</text:p>
          </table:table-cell>
          <table:table-cell office:value-type="float" office:value="45752" calcext:value-type="float">
            <text:p>45752</text:p>
          </table:table-cell>
          <table:table-cell office:value-type="float" office:value="46666" calcext:value-type="float">
            <text:p>46666</text:p>
          </table:table-cell>
          <table:table-cell office:value-type="float" office:value="46476" calcext:value-type="float">
            <text:p>46476</text:p>
          </table:table-cell>
          <table:table-cell office:value-type="float" office:value="45758" calcext:value-type="float">
            <text:p>45758</text:p>
          </table:table-cell>
          <table:table-cell office:value-type="float" office:value="45364" calcext:value-type="float">
            <text:p>45364</text:p>
          </table:table-cell>
          <table:table-cell office:value-type="float" office:value="45870" calcext:value-type="float">
            <text:p>45870</text:p>
          </table:table-cell>
          <table:table-cell office:value-type="float" office:value="47521" calcext:value-type="float">
            <text:p>47521</text:p>
          </table:table-cell>
          <table:table-cell office:value-type="float" office:value="50056" calcext:value-type="float">
            <text:p>50056</text:p>
          </table:table-cell>
          <table:table-cell office:value-type="float" office:value="52997" calcext:value-type="float">
            <text:p>52997</text:p>
          </table:table-cell>
          <table:table-cell office:value-type="float" office:value="55636" calcext:value-type="float">
            <text:p>55636</text:p>
          </table:table-cell>
          <table:table-cell office:value-type="float" office:value="57453" calcext:value-type="float">
            <text:p>57453</text:p>
          </table:table-cell>
          <table:table-cell office:value-type="float" office:value="58321" calcext:value-type="float">
            <text:p>58321</text:p>
          </table:table-cell>
          <table:table-cell office:value-type="float" office:value="58420" calcext:value-type="float">
            <text:p>58420</text:p>
          </table:table-cell>
          <table:table-cell office:value-type="float" office:value="57947" calcext:value-type="float">
            <text:p>57947</text:p>
          </table:table-cell>
          <table:table-cell office:value-type="float" office:value="57246" calcext:value-type="float">
            <text:p>57246</text:p>
          </table:table-cell>
          <table:table-cell office:value-type="float" office:value="56542" calcext:value-type="float">
            <text:p>56542</text:p>
          </table:table-cell>
          <table:table-cell office:value-type="float" office:value="55882" calcext:value-type="float">
            <text:p>55882</text:p>
          </table:table-cell>
          <table:table-cell office:value-type="float" office:value="55219" calcext:value-type="float">
            <text:p>55219</text:p>
          </table:table-cell>
          <table:table-cell office:value-type="float" office:value="54625" calcext:value-type="float">
            <text:p>54625</text:p>
          </table:table-cell>
          <table:table-cell office:value-type="float" office:value="54193" calcext:value-type="float">
            <text:p>54193</text:p>
          </table:table-cell>
          <table:table-cell office:value-type="float" office:value="53971" calcext:value-type="float">
            <text:p>53971</text:p>
          </table:table-cell>
          <table:table-cell office:value-type="float" office:value="54012" calcext:value-type="float">
            <text:p>54012</text:p>
          </table:table-cell>
          <table:table-cell office:value-type="float" office:value="54311" calcext:value-type="float">
            <text:p>54311</text:p>
          </table:table-cell>
          <table:table-cell office:value-type="float" office:value="54784" calcext:value-type="float">
            <text:p>54784</text:p>
          </table:table-cell>
          <table:table-cell office:value-type="float" office:value="55305" calcext:value-type="float">
            <text:p>55305</text:p>
          </table:table-cell>
          <table:table-cell office:value-type="float" office:value="55780" calcext:value-type="float">
            <text:p>55780</text:p>
          </table:table-cell>
          <table:table-cell office:value-type="float" office:value="56188" calcext:value-type="float">
            <text:p>56188</text:p>
          </table:table-cell>
          <table:table-cell office:value-type="float" office:value="56562" calcext:value-type="float">
            <text:p>56562</text:p>
          </table:table-cell>
          <table:table-cell office:value-type="float" office:value="56882" calcext:value-type="float">
            <text:p>56882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  <table:table-cell office:value-type="float" office:value="7184869" calcext:value-type="float">
            <text:p>7184869</text:p>
          </table:table-cell>
          <table:table-cell office:value-type="float" office:value="7342111" calcext:value-type="float">
            <text:p>7342111</text:p>
          </table:table-cell>
          <table:table-cell office:value-type="float" office:value="7507303" calcext:value-type="float">
            <text:p>7507303</text:p>
          </table:table-cell>
          <table:table-cell office:value-type="float" office:value="7679458" calcext:value-type="float">
            <text:p>7679458</text:p>
          </table:table-cell>
          <table:table-cell office:value-type="float" office:value="7857104" calcext:value-type="float">
            <text:p>7857104</text:p>
          </table:table-cell>
          <table:table-cell office:value-type="float" office:value="8039215" calcext:value-type="float">
            <text:p>8039215</text:p>
          </table:table-cell>
          <table:table-cell office:value-type="float" office:value="8225921" calcext:value-type="float">
            <text:p>8225921</text:p>
          </table:table-cell>
          <table:table-cell office:value-type="float" office:value="8417702" calcext:value-type="float">
            <text:p>8417702</text:p>
          </table:table-cell>
          <table:table-cell office:value-type="float" office:value="8614447" calcext:value-type="float">
            <text:p>8614447</text:p>
          </table:table-cell>
          <table:table-cell office:value-type="float" office:value="8816057" calcext:value-type="float">
            <text:p>8816057</text:p>
          </table:table-cell>
          <table:table-cell office:value-type="float" office:value="9022741" calcext:value-type="float">
            <text:p>9022741</text:p>
          </table:table-cell>
          <table:table-cell office:value-type="float" office:value="9232655" calcext:value-type="float">
            <text:p>9232655</text:p>
          </table:table-cell>
          <table:table-cell office:value-type="float" office:value="9446240" calcext:value-type="float">
            <text:p>9446240</text:p>
          </table:table-cell>
          <table:table-cell office:value-type="float" office:value="9668657" calcext:value-type="float">
            <text:p>9668657</text:p>
          </table:table-cell>
          <table:table-cell office:value-type="float" office:value="9906965" calcext:value-type="float">
            <text:p>9906965</text:p>
          </table:table-cell>
          <table:table-cell office:value-type="float" office:value="10165215" calcext:value-type="float">
            <text:p>10165215</text:p>
          </table:table-cell>
          <table:table-cell office:value-type="float" office:value="10443953" calcext:value-type="float">
            <text:p>10443953</text:p>
          </table:table-cell>
          <table:table-cell office:value-type="float" office:value="10738533" calcext:value-type="float">
            <text:p>10738533</text:p>
          </table:table-cell>
          <table:table-cell office:value-type="float" office:value="11041204" calcext:value-type="float">
            <text:p>11041204</text:p>
          </table:table-cell>
          <table:table-cell office:value-type="float" office:value="11341402" calcext:value-type="float">
            <text:p>11341402</text:p>
          </table:table-cell>
          <table:table-cell office:value-type="float" office:value="11630194" calcext:value-type="float">
            <text:p>11630194</text:p>
          </table:table-cell>
          <table:table-cell office:value-type="float" office:value="11913088" calcext:value-type="float">
            <text:p>11913088</text:p>
          </table:table-cell>
          <table:table-cell office:value-type="float" office:value="12189824" calcext:value-type="float">
            <text:p>12189824</text:p>
          </table:table-cell>
          <table:table-cell office:value-type="float" office:value="12439762" calcext:value-type="float">
            <text:p>12439762</text:p>
          </table:table-cell>
          <table:table-cell office:value-type="float" office:value="12636116" calcext:value-type="float">
            <text:p>12636116</text:p>
          </table:table-cell>
          <table:table-cell office:value-type="float" office:value="12764387" calcext:value-type="float">
            <text:p>12764387</text:p>
          </table:table-cell>
          <table:table-cell office:value-type="float" office:value="12808558" calcext:value-type="float">
            <text:p>12808558</text:p>
          </table:table-cell>
          <table:table-cell office:value-type="float" office:value="12786349" calcext:value-type="float">
            <text:p>12786349</text:p>
          </table:table-cell>
          <table:table-cell office:value-type="float" office:value="12758008" calcext:value-type="float">
            <text:p>12758008</text:p>
          </table:table-cell>
          <table:table-cell office:value-type="float" office:value="12805946" calcext:value-type="float">
            <text:p>12805946</text:p>
          </table:table-cell>
          <table:table-cell office:value-type="float" office:value="12987292" calcext:value-type="float">
            <text:p>12987292</text:p>
          </table:table-cell>
          <table:table-cell office:value-type="float" office:value="13328032" calcext:value-type="float">
            <text:p>13328032</text:p>
          </table:table-cell>
          <table:table-cell office:value-type="float" office:value="13806001" calcext:value-type="float">
            <text:p>13806001</text:p>
          </table:table-cell>
          <table:table-cell office:value-type="float" office:value="14370946" calcext:value-type="float">
            <text:p>14370946</text:p>
          </table:table-cell>
          <table:table-cell office:value-type="float" office:value="14948048" calcext:value-type="float">
            <text:p>14948048</text:p>
          </table:table-cell>
          <table:table-cell office:value-type="float" office:value="15483286" calcext:value-type="float">
            <text:p>15483286</text:p>
          </table:table-cell>
          <table:table-cell office:value-type="float" office:value="15960442" calcext:value-type="float">
            <text:p>15960442</text:p>
          </table:table-cell>
          <table:table-cell office:value-type="float" office:value="16397183" calcext:value-type="float">
            <text:p>16397183</text:p>
          </table:table-cell>
          <table:table-cell office:value-type="float" office:value="16813949" calcext:value-type="float">
            <text:p>16813949</text:p>
          </table:table-cell>
          <table:table-cell office:value-type="float" office:value="17244188" calcext:value-type="float">
            <text:p>17244188</text:p>
          </table:table-cell>
          <table:table-cell office:value-type="float" office:value="17711927" calcext:value-type="float">
            <text:p>17711927</text:p>
          </table:table-cell>
          <table:table-cell office:value-type="float" office:value="18221888" calcext:value-type="float">
            <text:p>18221888</text:p>
          </table:table-cell>
          <table:table-cell office:value-type="float" office:value="18764155" calcext:value-type="float">
            <text:p>18764155</text:p>
          </table:table-cell>
          <table:table-cell office:value-type="float" office:value="19331100" calcext:value-type="float">
            <text:p>19331100</text:p>
          </table:table-cell>
          <table:table-cell office:value-type="float" office:value="19910552" calcext:value-type="float">
            <text:p>19910552</text:p>
          </table:table-cell>
          <table:table-cell office:value-type="float" office:value="20493925" calcext:value-type="float">
            <text:p>20493925</text:p>
          </table:table-cell>
          <table:table-cell office:value-type="float" office:value="21080110" calcext:value-type="float">
            <text:p>21080110</text:p>
          </table:table-cell>
          <table:table-cell office:value-type="float" office:value="21673316" calcext:value-type="float">
            <text:p>21673316</text:p>
          </table:table-cell>
          <table:table-cell office:value-type="float" office:value="22276596" calcext:value-type="float">
            <text:p>22276596</text:p>
          </table:table-cell>
          <table:table-cell office:value-type="float" office:value="22894710" calcext:value-type="float">
            <text:p>22894710</text:p>
          </table:table-cell>
          <table:table-cell office:value-type="float" office:value="23531574" calcext:value-type="float">
            <text:p>23531574</text:p>
          </table:table-cell>
          <table:table-cell office:value-type="float" office:value="24187487" calcext:value-type="float">
            <text:p>24187487</text:p>
          </table:table-cell>
          <table:table-cell office:value-type="float" office:value="24862648" calcext:value-type="float">
            <text:p>24862648</text:p>
          </table:table-cell>
          <table:table-cell office:value-type="float" office:value="25560725" calcext:value-type="float">
            <text:p>25560725</text:p>
          </table:table-cell>
          <table:table-cell office:value-type="float" office:value="26286163" calcext:value-type="float">
            <text:p>26286163</text:p>
          </table:table-cell>
          <table:table-cell office:value-type="float" office:value="27042002" calcext:value-type="float">
            <text:p>27042002</text:p>
          </table:table-cell>
          <table:table-cell office:value-type="float" office:value="27829942" calcext:value-type="float">
            <text:p>27829942</text:p>
          </table:table-cell>
          <table:table-cell office:value-type="float" office:value="28649007" calcext:value-type="float">
            <text:p>28649007</text:p>
          </table:table-cell>
          <table:table-cell office:value-type="float" office:value="29495962" calcext:value-type="float">
            <text:p>29495962</text:p>
          </table:table-cell>
        </table:table-row>
        <table:table-row table:style-name="ro1">
          <table:table-cell office:value-type="string" calcext:value-type="string">
            <text:p>Mauritanie</text:p>
          </table:table-cell>
          <table:table-cell office:value-type="string" calcext:value-type="string">
            <text:p>MRT</text:p>
          </table:table-cell>
          <table:table-cell office:value-type="float" office:value="850384" calcext:value-type="float">
            <text:p>850384</text:p>
          </table:table-cell>
          <table:table-cell office:value-type="float" office:value="875581" calcext:value-type="float">
            <text:p>875581</text:p>
          </table:table-cell>
          <table:table-cell office:value-type="float" office:value="901686" calcext:value-type="float">
            <text:p>901686</text:p>
          </table:table-cell>
          <table:table-cell office:value-type="float" office:value="928734" calcext:value-type="float">
            <text:p>928734</text:p>
          </table:table-cell>
          <table:table-cell office:value-type="float" office:value="956799" calcext:value-type="float">
            <text:p>956799</text:p>
          </table:table-cell>
          <table:table-cell office:value-type="float" office:value="985910" calcext:value-type="float">
            <text:p>985910</text:p>
          </table:table-cell>
          <table:table-cell office:value-type="float" office:value="1016100" calcext:value-type="float">
            <text:p>1016100</text:p>
          </table:table-cell>
          <table:table-cell office:value-type="float" office:value="1047344" calcext:value-type="float">
            <text:p>1047344</text:p>
          </table:table-cell>
          <table:table-cell office:value-type="float" office:value="1079580" calcext:value-type="float">
            <text:p>1079580</text:p>
          </table:table-cell>
          <table:table-cell office:value-type="float" office:value="1112745" calcext:value-type="float">
            <text:p>1112745</text:p>
          </table:table-cell>
          <table:table-cell office:value-type="float" office:value="1146780" calcext:value-type="float">
            <text:p>1146780</text:p>
          </table:table-cell>
          <table:table-cell office:value-type="float" office:value="1181674" calcext:value-type="float">
            <text:p>1181674</text:p>
          </table:table-cell>
          <table:table-cell office:value-type="float" office:value="1217446" calcext:value-type="float">
            <text:p>1217446</text:p>
          </table:table-cell>
          <table:table-cell office:value-type="float" office:value="1254157" calcext:value-type="float">
            <text:p>1254157</text:p>
          </table:table-cell>
          <table:table-cell office:value-type="float" office:value="1291855" calcext:value-type="float">
            <text:p>1291855</text:p>
          </table:table-cell>
          <table:table-cell office:value-type="float" office:value="1330598" calcext:value-type="float">
            <text:p>1330598</text:p>
          </table:table-cell>
          <table:table-cell office:value-type="float" office:value="1370357" calcext:value-type="float">
            <text:p>1370357</text:p>
          </table:table-cell>
          <table:table-cell office:value-type="float" office:value="1411140" calcext:value-type="float">
            <text:p>1411140</text:p>
          </table:table-cell>
          <table:table-cell office:value-type="float" office:value="1453032" calcext:value-type="float">
            <text:p>1453032</text:p>
          </table:table-cell>
          <table:table-cell office:value-type="float" office:value="1496185" calcext:value-type="float">
            <text:p>1496185</text:p>
          </table:table-cell>
          <table:table-cell office:value-type="float" office:value="1540640" calcext:value-type="float">
            <text:p>1540640</text:p>
          </table:table-cell>
          <table:table-cell office:value-type="float" office:value="1586493" calcext:value-type="float">
            <text:p>1586493</text:p>
          </table:table-cell>
          <table:table-cell office:value-type="float" office:value="1633652" calcext:value-type="float">
            <text:p>1633652</text:p>
          </table:table-cell>
          <table:table-cell office:value-type="float" office:value="1681863" calcext:value-type="float">
            <text:p>1681863</text:p>
          </table:table-cell>
          <table:table-cell office:value-type="float" office:value="1730738" calcext:value-type="float">
            <text:p>1730738</text:p>
          </table:table-cell>
          <table:table-cell office:value-type="float" office:value="1780030" calcext:value-type="float">
            <text:p>1780030</text:p>
          </table:table-cell>
          <table:table-cell office:value-type="float" office:value="1829675" calcext:value-type="float">
            <text:p>1829675</text:p>
          </table:table-cell>
          <table:table-cell office:value-type="float" office:value="1879763" calcext:value-type="float">
            <text:p>1879763</text:p>
          </table:table-cell>
          <table:table-cell office:value-type="float" office:value="1930433" calcext:value-type="float">
            <text:p>1930433</text:p>
          </table:table-cell>
          <table:table-cell office:value-type="float" office:value="1981899" calcext:value-type="float">
            <text:p>1981899</text:p>
          </table:table-cell>
          <table:table-cell office:value-type="float" office:value="2034346" calcext:value-type="float">
            <text:p>2034346</text:p>
          </table:table-cell>
          <table:table-cell office:value-type="float" office:value="2087912" calcext:value-type="float">
            <text:p>2087912</text:p>
          </table:table-cell>
          <table:table-cell office:value-type="float" office:value="2142645" calcext:value-type="float">
            <text:p>2142645</text:p>
          </table:table-cell>
          <table:table-cell office:value-type="float" office:value="2198532" calcext:value-type="float">
            <text:p>2198532</text:p>
          </table:table-cell>
          <table:table-cell office:value-type="float" office:value="2255516" calcext:value-type="float">
            <text:p>2255516</text:p>
          </table:table-cell>
          <table:table-cell office:value-type="float" office:value="2313630" calcext:value-type="float">
            <text:p>2313630</text:p>
          </table:table-cell>
          <table:table-cell office:value-type="float" office:value="2372901" calcext:value-type="float">
            <text:p>2372901</text:p>
          </table:table-cell>
          <table:table-cell office:value-type="float" office:value="2433563" calcext:value-type="float">
            <text:p>2433563</text:p>
          </table:table-cell>
          <table:table-cell office:value-type="float" office:value="2496216" calcext:value-type="float">
            <text:p>2496216</text:p>
          </table:table-cell>
          <table:table-cell office:value-type="float" office:value="2561585" calcext:value-type="float">
            <text:p>2561585</text:p>
          </table:table-cell>
          <table:table-cell office:value-type="float" office:value="2630219" calcext:value-type="float">
            <text:p>2630219</text:p>
          </table:table-cell>
          <table:table-cell office:value-type="float" office:value="2702400" calcext:value-type="float">
            <text:p>2702400</text:p>
          </table:table-cell>
          <table:table-cell office:value-type="float" office:value="2778099" calcext:value-type="float">
            <text:p>2778099</text:p>
          </table:table-cell>
          <table:table-cell office:value-type="float" office:value="2857148" calcext:value-type="float">
            <text:p>2857148</text:p>
          </table:table-cell>
          <table:table-cell office:value-type="float" office:value="2939247" calcext:value-type="float">
            <text:p>2939247</text:p>
          </table:table-cell>
          <table:table-cell office:value-type="float" office:value="3024194" calcext:value-type="float">
            <text:p>3024194</text:p>
          </table:table-cell>
          <table:table-cell office:value-type="float" office:value="3111906" calcext:value-type="float">
            <text:p>3111906</text:p>
          </table:table-cell>
          <table:table-cell office:value-type="float" office:value="3202517" calcext:value-type="float">
            <text:p>3202517</text:p>
          </table:table-cell>
          <table:table-cell office:value-type="float" office:value="3296238" calcext:value-type="float">
            <text:p>3296238</text:p>
          </table:table-cell>
          <table:table-cell office:value-type="float" office:value="3393409" calcext:value-type="float">
            <text:p>3393409</text:p>
          </table:table-cell>
          <table:table-cell office:value-type="float" office:value="3494195" calcext:value-type="float">
            <text:p>3494195</text:p>
          </table:table-cell>
          <table:table-cell office:value-type="float" office:value="3598648" calcext:value-type="float">
            <text:p>3598648</text:p>
          </table:table-cell>
          <table:table-cell office:value-type="float" office:value="3706554" calcext:value-type="float">
            <text:p>3706554</text:p>
          </table:table-cell>
          <table:table-cell office:value-type="float" office:value="3817494" calcext:value-type="float">
            <text:p>3817494</text:p>
          </table:table-cell>
          <table:table-cell office:value-type="float" office:value="3930896" calcext:value-type="float">
            <text:p>3930896</text:p>
          </table:table-cell>
          <table:table-cell office:value-type="float" office:value="4046301" calcext:value-type="float">
            <text:p>4046301</text:p>
          </table:table-cell>
          <table:table-cell office:value-type="float" office:value="4163534" calcext:value-type="float">
            <text:p>4163534</text:p>
          </table:table-cell>
          <table:table-cell office:value-type="float" office:value="4282574" calcext:value-type="float">
            <text:p>4282574</text:p>
          </table:table-cell>
          <table:table-cell office:value-type="float" office:value="4403319" calcext:value-type="float">
            <text:p>4403319</text:p>
          </table:table-cell>
        </table:table-row>
        <table:table-row table:style-name="ro1">
          <table:table-cell office:value-type="string" calcext:value-type="string">
            <text:p>Maurice</text:p>
          </table:table-cell>
          <table:table-cell office:value-type="string" calcext:value-type="string">
            <text:p>MUS</text:p>
          </table:table-cell>
          <table:table-cell office:value-type="float" office:value="659351" calcext:value-type="float">
            <text:p>659351</text:p>
          </table:table-cell>
          <table:table-cell office:value-type="float" office:value="680757" calcext:value-type="float">
            <text:p>680757</text:p>
          </table:table-cell>
          <table:table-cell office:value-type="float" office:value="700349" calcext:value-type="float">
            <text:p>700349</text:p>
          </table:table-cell>
          <table:table-cell office:value-type="float" office:value="718861" calcext:value-type="float">
            <text:p>718861</text:p>
          </table:table-cell>
          <table:table-cell office:value-type="float" office:value="736381" calcext:value-type="float">
            <text:p>736381</text:p>
          </table:table-cell>
          <table:table-cell office:value-type="float" office:value="753000" calcext:value-type="float">
            <text:p>753000</text:p>
          </table:table-cell>
          <table:table-cell office:value-type="float" office:value="768813" calcext:value-type="float">
            <text:p>768813</text:p>
          </table:table-cell>
          <table:table-cell office:value-type="float" office:value="783917" calcext:value-type="float">
            <text:p>783917</text:p>
          </table:table-cell>
          <table:table-cell office:value-type="float" office:value="798413" calcext:value-type="float">
            <text:p>798413</text:p>
          </table:table-cell>
          <table:table-cell office:value-type="float" office:value="812405" calcext:value-type="float">
            <text:p>812405</text:p>
          </table:table-cell>
          <table:table-cell office:value-type="float" office:value="826000" calcext:value-type="float">
            <text:p>826000</text:p>
          </table:table-cell>
          <table:table-cell office:value-type="float" office:value="839230" calcext:value-type="float">
            <text:p>839230</text:p>
          </table:table-cell>
          <table:table-cell office:value-type="float" office:value="852053" calcext:value-type="float">
            <text:p>852053</text:p>
          </table:table-cell>
          <table:table-cell office:value-type="float" office:value="864819" calcext:value-type="float">
            <text:p>864819</text:p>
          </table:table-cell>
          <table:table-cell office:value-type="float" office:value="878042" calcext:value-type="float">
            <text:p>878042</text:p>
          </table:table-cell>
          <table:table-cell office:value-type="float" office:value="892000" calcext:value-type="float">
            <text:p>892000</text:p>
          </table:table-cell>
          <table:table-cell office:value-type="float" office:value="906507" calcext:value-type="float">
            <text:p>906507</text:p>
          </table:table-cell>
          <table:table-cell office:value-type="float" office:value="921379" calcext:value-type="float">
            <text:p>921379</text:p>
          </table:table-cell>
          <table:table-cell office:value-type="float" office:value="933499" calcext:value-type="float">
            <text:p>933499</text:p>
          </table:table-cell>
          <table:table-cell office:value-type="float" office:value="949888" calcext:value-type="float">
            <text:p>949888</text:p>
          </table:table-cell>
          <table:table-cell office:value-type="float" office:value="966039" calcext:value-type="float">
            <text:p>966039</text:p>
          </table:table-cell>
          <table:table-cell office:value-type="float" office:value="980462" calcext:value-type="float">
            <text:p>980462</text:p>
          </table:table-cell>
          <table:table-cell office:value-type="float" office:value="992521" calcext:value-type="float">
            <text:p>992521</text:p>
          </table:table-cell>
          <table:table-cell office:value-type="float" office:value="1001691" calcext:value-type="float">
            <text:p>1001691</text:p>
          </table:table-cell>
          <table:table-cell office:value-type="float" office:value="1012221" calcext:value-type="float">
            <text:p>1012221</text:p>
          </table:table-cell>
          <table:table-cell office:value-type="float" office:value="1020528" calcext:value-type="float">
            <text:p>1020528</text:p>
          </table:table-cell>
          <table:table-cell office:value-type="float" office:value="1028360" calcext:value-type="float">
            <text:p>1028360</text:p>
          </table:table-cell>
          <table:table-cell office:value-type="float" office:value="1036082" calcext:value-type="float">
            <text:p>1036082</text:p>
          </table:table-cell>
          <table:table-cell office:value-type="float" office:value="1043239" calcext:value-type="float">
            <text:p>1043239</text:p>
          </table:table-cell>
          <table:table-cell office:value-type="float" office:value="1051260" calcext:value-type="float">
            <text:p>1051260</text:p>
          </table:table-cell>
          <table:table-cell office:value-type="float" office:value="1058775" calcext:value-type="float">
            <text:p>1058775</text:p>
          </table:table-cell>
          <table:table-cell office:value-type="float" office:value="1070266" calcext:value-type="float">
            <text:p>1070266</text:p>
          </table:table-cell>
          <table:table-cell office:value-type="float" office:value="1084441" calcext:value-type="float">
            <text:p>1084441</text:p>
          </table:table-cell>
          <table:table-cell office:value-type="float" office:value="1097374" calcext:value-type="float">
            <text:p>1097374</text:p>
          </table:table-cell>
          <table:table-cell office:value-type="float" office:value="1112846" calcext:value-type="float">
            <text:p>1112846</text:p>
          </table:table-cell>
          <table:table-cell office:value-type="float" office:value="1122457" calcext:value-type="float">
            <text:p>1122457</text:p>
          </table:table-cell>
          <table:table-cell office:value-type="float" office:value="1133996" calcext:value-type="float">
            <text:p>1133996</text:p>
          </table:table-cell>
          <table:table-cell office:value-type="float" office:value="1148284" calcext:value-type="float">
            <text:p>1148284</text:p>
          </table:table-cell>
          <table:table-cell office:value-type="float" office:value="1160421" calcext:value-type="float">
            <text:p>1160421</text:p>
          </table:table-cell>
          <table:table-cell office:value-type="float" office:value="1175267" calcext:value-type="float">
            <text:p>1175267</text:p>
          </table:table-cell>
          <table:table-cell office:value-type="float" office:value="1186873" calcext:value-type="float">
            <text:p>1186873</text:p>
          </table:table-cell>
          <table:table-cell office:value-type="float" office:value="1196287" calcext:value-type="float">
            <text:p>1196287</text:p>
          </table:table-cell>
          <table:table-cell office:value-type="float" office:value="1204621" calcext:value-type="float">
            <text:p>1204621</text:p>
          </table:table-cell>
          <table:table-cell office:value-type="float" office:value="1213370" calcext:value-type="float">
            <text:p>1213370</text:p>
          </table:table-cell>
          <table:table-cell office:value-type="float" office:value="1221003" calcext:value-type="float">
            <text:p>1221003</text:p>
          </table:table-cell>
          <table:table-cell office:value-type="float" office:value="1228254" calcext:value-type="float">
            <text:p>1228254</text:p>
          </table:table-cell>
          <table:table-cell office:value-type="float" office:value="1233996" calcext:value-type="float">
            <text:p>1233996</text:p>
          </table:table-cell>
          <table:table-cell office:value-type="float" office:value="1239630" calcext:value-type="float">
            <text:p>1239630</text:p>
          </table:table-cell>
          <table:table-cell office:value-type="float" office:value="1244121" calcext:value-type="float">
            <text:p>1244121</text:p>
          </table:table-cell>
          <table:table-cell office:value-type="float" office:value="1247429" calcext:value-type="float">
            <text:p>1247429</text:p>
          </table:table-cell>
          <table:table-cell office:value-type="float" office:value="1250400" calcext:value-type="float">
            <text:p>1250400</text:p>
          </table:table-cell>
          <table:table-cell office:value-type="float" office:value="1252404" calcext:value-type="float">
            <text:p>1252404</text:p>
          </table:table-cell>
          <table:table-cell office:value-type="float" office:value="1255882" calcext:value-type="float">
            <text:p>1255882</text:p>
          </table:table-cell>
          <table:table-cell office:value-type="float" office:value="1258653" calcext:value-type="float">
            <text:p>1258653</text:p>
          </table:table-cell>
          <table:table-cell office:value-type="float" office:value="1260934" calcext:value-type="float">
            <text:p>1260934</text:p>
          </table:table-cell>
          <table:table-cell office:value-type="float" office:value="1262605" calcext:value-type="float">
            <text:p>1262605</text:p>
          </table:table-cell>
          <table:table-cell office:value-type="float" office:value="1263473" calcext:value-type="float">
            <text:p>1263473</text:p>
          </table:table-cell>
          <table:table-cell office:value-type="float" office:value="1264613" calcext:value-type="float">
            <text:p>1264613</text:p>
          </table:table-cell>
          <table:table-cell office:value-type="float" office:value="1265303" calcext:value-type="float">
            <text:p>1265303</text:p>
          </table:table-cell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I</text:p>
          </table:table-cell>
          <table:table-cell office:value-type="float" office:value="3659984" calcext:value-type="float">
            <text:p>3659984</text:p>
          </table:table-cell>
          <table:table-cell office:value-type="float" office:value="3747753" calcext:value-type="float">
            <text:p>3747753</text:p>
          </table:table-cell>
          <table:table-cell office:value-type="float" office:value="3839043" calcext:value-type="float">
            <text:p>3839043</text:p>
          </table:table-cell>
          <table:table-cell office:value-type="float" office:value="3933908" calcext:value-type="float">
            <text:p>3933908</text:p>
          </table:table-cell>
          <table:table-cell office:value-type="float" office:value="4032371" calcext:value-type="float">
            <text:p>4032371</text:p>
          </table:table-cell>
          <table:table-cell office:value-type="float" office:value="4134460" calcext:value-type="float">
            <text:p>4134460</text:p>
          </table:table-cell>
          <table:table-cell office:value-type="float" office:value="4240429" calcext:value-type="float">
            <text:p>4240429</text:p>
          </table:table-cell>
          <table:table-cell office:value-type="float" office:value="4350452" calcext:value-type="float">
            <text:p>4350452</text:p>
          </table:table-cell>
          <table:table-cell office:value-type="float" office:value="4464423" calcext:value-type="float">
            <text:p>4464423</text:p>
          </table:table-cell>
          <table:table-cell office:value-type="float" office:value="4582198" calcext:value-type="float">
            <text:p>4582198</text:p>
          </table:table-cell>
          <table:table-cell office:value-type="float" office:value="4703782" calcext:value-type="float">
            <text:p>4703782</text:p>
          </table:table-cell>
          <table:table-cell office:value-type="float" office:value="4829090" calcext:value-type="float">
            <text:p>4829090</text:p>
          </table:table-cell>
          <table:table-cell office:value-type="float" office:value="4958549" calcext:value-type="float">
            <text:p>4958549</text:p>
          </table:table-cell>
          <table:table-cell office:value-type="float" office:value="5093363" calcext:value-type="float">
            <text:p>5093363</text:p>
          </table:table-cell>
          <table:table-cell office:value-type="float" office:value="5235073" calcext:value-type="float">
            <text:p>5235073</text:p>
          </table:table-cell>
          <table:table-cell office:value-type="float" office:value="5384795" calcext:value-type="float">
            <text:p>5384795</text:p>
          </table:table-cell>
          <table:table-cell office:value-type="float" office:value="5545651" calcext:value-type="float">
            <text:p>5545651</text:p>
          </table:table-cell>
          <table:table-cell office:value-type="float" office:value="5717953" calcext:value-type="float">
            <text:p>5717953</text:p>
          </table:table-cell>
          <table:table-cell office:value-type="float" office:value="5896865" calcext:value-type="float">
            <text:p>5896865</text:p>
          </table:table-cell>
          <table:table-cell office:value-type="float" office:value="6075495" calcext:value-type="float">
            <text:p>6075495</text:p>
          </table:table-cell>
          <table:table-cell office:value-type="float" office:value="6250440" calcext:value-type="float">
            <text:p>6250440</text:p>
          </table:table-cell>
          <table:table-cell office:value-type="float" office:value="6412384" calcext:value-type="float">
            <text:p>6412384</text:p>
          </table:table-cell>
          <table:table-cell office:value-type="float" office:value="6565985" calcext:value-type="float">
            <text:p>6565985</text:p>
          </table:table-cell>
          <table:table-cell office:value-type="float" office:value="6737924" calcext:value-type="float">
            <text:p>6737924</text:p>
          </table:table-cell>
          <table:table-cell office:value-type="float" office:value="6964607" calcext:value-type="float">
            <text:p>6964607</text:p>
          </table:table-cell>
          <table:table-cell office:value-type="float" office:value="7268267" calcext:value-type="float">
            <text:p>7268267</text:p>
          </table:table-cell>
          <table:table-cell office:value-type="float" office:value="7666391" calcext:value-type="float">
            <text:p>7666391</text:p>
          </table:table-cell>
          <table:table-cell office:value-type="float" office:value="8141146" calcext:value-type="float">
            <text:p>8141146</text:p>
          </table:table-cell>
          <table:table-cell office:value-type="float" office:value="8636690" calcext:value-type="float">
            <text:p>8636690</text:p>
          </table:table-cell>
          <table:table-cell office:value-type="float" office:value="9075572" calcext:value-type="float">
            <text:p>9075572</text:p>
          </table:table-cell>
          <table:table-cell office:value-type="float" office:value="9404500" calcext:value-type="float">
            <text:p>9404500</text:p>
          </table:table-cell>
          <table:table-cell office:value-type="float" office:value="9600355" calcext:value-type="float">
            <text:p>9600355</text:p>
          </table:table-cell>
          <table:table-cell office:value-type="float" office:value="9685973" calcext:value-type="float">
            <text:p>9685973</text:p>
          </table:table-cell>
          <table:table-cell office:value-type="float" office:value="9710331" calcext:value-type="float">
            <text:p>9710331</text:p>
          </table:table-cell>
          <table:table-cell office:value-type="float" office:value="9745690" calcext:value-type="float">
            <text:p>9745690</text:p>
          </table:table-cell>
          <table:table-cell office:value-type="float" office:value="9844415" calcext:value-type="float">
            <text:p>9844415</text:p>
          </table:table-cell>
          <table:table-cell office:value-type="float" office:value="10022789" calcext:value-type="float">
            <text:p>10022789</text:p>
          </table:table-cell>
          <table:table-cell office:value-type="float" office:value="10264906" calcext:value-type="float">
            <text:p>10264906</text:p>
          </table:table-cell>
          <table:table-cell office:value-type="float" office:value="10552338" calcext:value-type="float">
            <text:p>10552338</text:p>
          </table:table-cell>
          <table:table-cell office:value-type="float" office:value="10854322" calcext:value-type="float">
            <text:p>10854322</text:p>
          </table:table-cell>
          <table:table-cell office:value-type="float" office:value="11148758" calcext:value-type="float">
            <text:p>11148758</text:p>
          </table:table-cell>
          <table:table-cell office:value-type="float" office:value="11432000" calcext:value-type="float">
            <text:p>11432000</text:p>
          </table:table-cell>
          <table:table-cell office:value-type="float" office:value="11713664" calcext:value-type="float">
            <text:p>11713664</text:p>
          </table:table-cell>
          <table:table-cell office:value-type="float" office:value="12000181" calcext:value-type="float">
            <text:p>12000181</text:p>
          </table:table-cell>
          <table:table-cell office:value-type="float" office:value="12301838" calcext:value-type="float">
            <text:p>12301838</text:p>
          </table:table-cell>
          <table:table-cell office:value-type="float" office:value="12625952" calcext:value-type="float">
            <text:p>12625952</text:p>
          </table:table-cell>
          <table:table-cell office:value-type="float" office:value="12973699" calcext:value-type="float">
            <text:p>12973699</text:p>
          </table:table-cell>
          <table:table-cell office:value-type="float" office:value="13341806" calcext:value-type="float">
            <text:p>13341806</text:p>
          </table:table-cell>
          <table:table-cell office:value-type="float" office:value="13727890" calcext:value-type="float">
            <text:p>13727890</text:p>
          </table:table-cell>
          <table:table-cell office:value-type="float" office:value="14128155" calcext:value-type="float">
            <text:p>14128155</text:p>
          </table:table-cell>
          <table:table-cell office:value-type="float" office:value="14539612" calcext:value-type="float">
            <text:p>14539612</text:p>
          </table:table-cell>
          <table:table-cell office:value-type="float" office:value="14962112" calcext:value-type="float">
            <text:p>14962112</text:p>
          </table:table-cell>
          <table:table-cell office:value-type="float" office:value="15396005" calcext:value-type="float">
            <text:p>15396005</text:p>
          </table:table-cell>
          <table:table-cell office:value-type="float" office:value="15839269" calcext:value-type="float">
            <text:p>15839269</text:p>
          </table:table-cell>
          <table:table-cell office:value-type="float" office:value="16289540" calcext:value-type="float">
            <text:p>16289540</text:p>
          </table:table-cell>
          <table:table-cell office:value-type="float" office:value="16745303" calcext:value-type="float">
            <text:p>16745303</text:p>
          </table:table-cell>
          <table:table-cell office:value-type="float" office:value="17205289" calcext:value-type="float">
            <text:p>17205289</text:p>
          </table:table-cell>
          <table:table-cell office:value-type="float" office:value="17670260" calcext:value-type="float">
            <text:p>17670260</text:p>
          </table:table-cell>
          <table:table-cell office:value-type="float" office:value="18143315" calcext:value-type="float">
            <text:p>18143315</text:p>
          </table:table-cell>
        </table:table-row>
        <table:table-row table:style-name="ro1">
          <table:table-cell office:value-type="string" calcext:value-type="string">
            <text:p>Malaisie</text:p>
          </table:table-cell>
          <table:table-cell office:value-type="string" calcext:value-type="string">
            <text:p>MYS</text:p>
          </table:table-cell>
          <table:table-cell office:value-type="float" office:value="8156347" calcext:value-type="float">
            <text:p>8156347</text:p>
          </table:table-cell>
          <table:table-cell office:value-type="float" office:value="8417824" calcext:value-type="float">
            <text:p>8417824</text:p>
          </table:table-cell>
          <table:table-cell office:value-type="float" office:value="8692342" calcext:value-type="float">
            <text:p>8692342</text:p>
          </table:table-cell>
          <table:table-cell office:value-type="float" office:value="8973788" calcext:value-type="float">
            <text:p>8973788</text:p>
          </table:table-cell>
          <table:table-cell office:value-type="float" office:value="9253842" calcext:value-type="float">
            <text:p>9253842</text:p>
          </table:table-cell>
          <table:table-cell office:value-type="float" office:value="9526558" calcext:value-type="float">
            <text:p>9526558</text:p>
          </table:table-cell>
          <table:table-cell office:value-type="float" office:value="9790084" calcext:value-type="float">
            <text:p>9790084</text:p>
          </table:table-cell>
          <table:table-cell office:value-type="float" office:value="10046325" calcext:value-type="float">
            <text:p>10046325</text:p>
          </table:table-cell>
          <table:table-cell office:value-type="float" office:value="10297983" calcext:value-type="float">
            <text:p>10297983</text:p>
          </table:table-cell>
          <table:table-cell office:value-type="float" office:value="10549399" calcext:value-type="float">
            <text:p>10549399</text:p>
          </table:table-cell>
          <table:table-cell office:value-type="float" office:value="10804131" calcext:value-type="float">
            <text:p>10804131</text:p>
          </table:table-cell>
          <table:table-cell office:value-type="float" office:value="11062433" calcext:value-type="float">
            <text:p>11062433</text:p>
          </table:table-cell>
          <table:table-cell office:value-type="float" office:value="11324277" calcext:value-type="float">
            <text:p>11324277</text:p>
          </table:table-cell>
          <table:table-cell office:value-type="float" office:value="11592638" calcext:value-type="float">
            <text:p>11592638</text:p>
          </table:table-cell>
          <table:table-cell office:value-type="float" office:value="11871104" calcext:value-type="float">
            <text:p>11871104</text:p>
          </table:table-cell>
          <table:table-cell office:value-type="float" office:value="12162187" calcext:value-type="float">
            <text:p>12162187</text:p>
          </table:table-cell>
          <table:table-cell office:value-type="float" office:value="12468689" calcext:value-type="float">
            <text:p>12468689</text:p>
          </table:table-cell>
          <table:table-cell office:value-type="float" office:value="12790312" calcext:value-type="float">
            <text:p>12790312</text:p>
          </table:table-cell>
          <table:table-cell office:value-type="float" office:value="13122839" calcext:value-type="float">
            <text:p>13122839</text:p>
          </table:table-cell>
          <table:table-cell office:value-type="float" office:value="13460031" calcext:value-type="float">
            <text:p>13460031</text:p>
          </table:table-cell>
          <table:table-cell office:value-type="float" office:value="13798085" calcext:value-type="float">
            <text:p>13798085</text:p>
          </table:table-cell>
          <table:table-cell office:value-type="float" office:value="14134058" calcext:value-type="float">
            <text:p>14134058</text:p>
          </table:table-cell>
          <table:table-cell office:value-type="float" office:value="14471211" calcext:value-type="float">
            <text:p>14471211</text:p>
          </table:table-cell>
          <table:table-cell office:value-type="float" office:value="14819424" calcext:value-type="float">
            <text:p>14819424</text:p>
          </table:table-cell>
          <table:table-cell office:value-type="float" office:value="15192298" calcext:value-type="float">
            <text:p>15192298</text:p>
          </table:table-cell>
          <table:table-cell office:value-type="float" office:value="15598927" calcext:value-type="float">
            <text:p>15598927</text:p>
          </table:table-cell>
          <table:table-cell office:value-type="float" office:value="16043731" calcext:value-type="float">
            <text:p>16043731</text:p>
          </table:table-cell>
          <table:table-cell office:value-type="float" office:value="16522000" calcext:value-type="float">
            <text:p>16522000</text:p>
          </table:table-cell>
          <table:table-cell office:value-type="float" office:value="17022465" calcext:value-type="float">
            <text:p>17022465</text:p>
          </table:table-cell>
          <table:table-cell office:value-type="float" office:value="17528961" calcext:value-type="float">
            <text:p>17528961</text:p>
          </table:table-cell>
          <table:table-cell office:value-type="float" office:value="18029824" calcext:value-type="float">
            <text:p>18029824</text:p>
          </table:table-cell>
          <table:table-cell office:value-type="float" office:value="18519937" calcext:value-type="float">
            <text:p>18519937</text:p>
          </table:table-cell>
          <table:table-cell office:value-type="float" office:value="19002656" calcext:value-type="float">
            <text:p>19002656</text:p>
          </table:table-cell>
          <table:table-cell office:value-type="float" office:value="19484898" calcext:value-type="float">
            <text:p>19484898</text:p>
          </table:table-cell>
          <table:table-cell office:value-type="float" office:value="19977500" calcext:value-type="float">
            <text:p>19977500</text:p>
          </table:table-cell>
          <table:table-cell office:value-type="float" office:value="20487607" calcext:value-type="float">
            <text:p>20487607</text:p>
          </table:table-cell>
          <table:table-cell office:value-type="float" office:value="21017613" calcext:value-type="float">
            <text:p>21017613</text:p>
          </table:table-cell>
          <table:table-cell office:value-type="float" office:value="21562793" calcext:value-type="float">
            <text:p>21562793</text:p>
          </table:table-cell>
          <table:table-cell office:value-type="float" office:value="22114654" calcext:value-type="float">
            <text:p>22114654</text:p>
          </table:table-cell>
          <table:table-cell office:value-type="float" office:value="22661298" calcext:value-type="float">
            <text:p>22661298</text:p>
          </table:table-cell>
          <table:table-cell office:value-type="float" office:value="23194257" calcext:value-type="float">
            <text:p>23194257</text:p>
          </table:table-cell>
          <table:table-cell office:value-type="float" office:value="23709119" calcext:value-type="float">
            <text:p>23709119</text:p>
          </table:table-cell>
          <table:table-cell office:value-type="float" office:value="24208391" calcext:value-type="float">
            <text:p>24208391</text:p>
          </table:table-cell>
          <table:table-cell office:value-type="float" office:value="24698819" calcext:value-type="float">
            <text:p>24698819</text:p>
          </table:table-cell>
          <table:table-cell office:value-type="float" office:value="25190652" calcext:value-type="float">
            <text:p>25190652</text:p>
          </table:table-cell>
          <table:table-cell office:value-type="float" office:value="25690611" calcext:value-type="float">
            <text:p>25690611</text:p>
          </table:table-cell>
          <table:table-cell office:value-type="float" office:value="26201961" calcext:value-type="float">
            <text:p>26201961</text:p>
          </table:table-cell>
          <table:table-cell office:value-type="float" office:value="26720370" calcext:value-type="float">
            <text:p>26720370</text:p>
          </table:table-cell>
          <table:table-cell office:value-type="float" office:value="27236006" calcext:value-type="float">
            <text:p>27236006</text:p>
          </table:table-cell>
          <table:table-cell office:value-type="float" office:value="27735040" calcext:value-type="float">
            <text:p>27735040</text:p>
          </table:table-cell>
          <table:table-cell office:value-type="float" office:value="28208035" calcext:value-type="float">
            <text:p>28208035</text:p>
          </table:table-cell>
          <table:table-cell office:value-type="float" office:value="28650955" calcext:value-type="float">
            <text:p>28650955</text:p>
          </table:table-cell>
          <table:table-cell office:value-type="float" office:value="29068159" calcext:value-type="float">
            <text:p>29068159</text:p>
          </table:table-cell>
          <table:table-cell office:value-type="float" office:value="29468872" calcext:value-type="float">
            <text:p>29468872</text:p>
          </table:table-cell>
          <table:table-cell office:value-type="float" office:value="29866559" calcext:value-type="float">
            <text:p>29866559</text:p>
          </table:table-cell>
          <table:table-cell office:value-type="float" office:value="30270962" calcext:value-type="float">
            <text:p>30270962</text:p>
          </table:table-cell>
          <table:table-cell office:value-type="float" office:value="30684804" calcext:value-type="float">
            <text:p>30684804</text:p>
          </table:table-cell>
          <table:table-cell office:value-type="float" office:value="31105028" calcext:value-type="float">
            <text:p>31105028</text:p>
          </table:table-cell>
          <table:table-cell office:value-type="float" office:value="31528585" calcext:value-type="float">
            <text:p>31528585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office:value-type="string" calcext:value-type="string">
            <text:p>NAC</text:p>
          </table:table-cell>
          <table:table-cell office:value-type="float" office:value="198624409" calcext:value-type="float">
            <text:p>198624409</text:p>
          </table:table-cell>
          <table:table-cell office:value-type="float" office:value="202007500" calcext:value-type="float">
            <text:p>202007500</text:p>
          </table:table-cell>
          <table:table-cell office:value-type="float" office:value="205198600" calcext:value-type="float">
            <text:p>205198600</text:p>
          </table:table-cell>
          <table:table-cell office:value-type="float" office:value="208253700" calcext:value-type="float">
            <text:p>208253700</text:p>
          </table:table-cell>
          <table:table-cell office:value-type="float" office:value="211262900" calcext:value-type="float">
            <text:p>211262900</text:p>
          </table:table-cell>
          <table:table-cell office:value-type="float" office:value="214031100" calcext:value-type="float">
            <text:p>214031100</text:p>
          </table:table-cell>
          <table:table-cell office:value-type="float" office:value="216659000" calcext:value-type="float">
            <text:p>216659000</text:p>
          </table:table-cell>
          <table:table-cell office:value-type="float" office:value="219176000" calcext:value-type="float">
            <text:p>219176000</text:p>
          </table:table-cell>
          <table:table-cell office:value-type="float" office:value="221503000" calcext:value-type="float">
            <text:p>221503000</text:p>
          </table:table-cell>
          <table:table-cell office:value-type="float" office:value="223759000" calcext:value-type="float">
            <text:p>223759000</text:p>
          </table:table-cell>
          <table:table-cell office:value-type="float" office:value="226431000" calcext:value-type="float">
            <text:p>226431000</text:p>
          </table:table-cell>
          <table:table-cell office:value-type="float" office:value="229677632" calcext:value-type="float">
            <text:p>229677632</text:p>
          </table:table-cell>
          <table:table-cell office:value-type="float" office:value="232168663" calcext:value-type="float">
            <text:p>232168663</text:p>
          </table:table-cell>
          <table:table-cell office:value-type="float" office:value="234454577" calcext:value-type="float">
            <text:p>234454577</text:p>
          </table:table-cell>
          <table:table-cell office:value-type="float" office:value="236715369" calcext:value-type="float">
            <text:p>236715369</text:p>
          </table:table-cell>
          <table:table-cell office:value-type="float" office:value="239169275" calcext:value-type="float">
            <text:p>239169275</text:p>
          </table:table-cell>
          <table:table-cell office:value-type="float" office:value="241538008" calcext:value-type="float">
            <text:p>241538008</text:p>
          </table:table-cell>
          <table:table-cell office:value-type="float" office:value="244018243" calcext:value-type="float">
            <text:p>244018243</text:p>
          </table:table-cell>
          <table:table-cell office:value-type="float" office:value="246601803" calcext:value-type="float">
            <text:p>246601803</text:p>
          </table:table-cell>
          <table:table-cell office:value-type="float" office:value="249310344" calcext:value-type="float">
            <text:p>249310344</text:p>
          </table:table-cell>
          <table:table-cell office:value-type="float" office:value="251795337" calcext:value-type="float">
            <text:p>251795337</text:p>
          </table:table-cell>
          <table:table-cell office:value-type="float" office:value="254340965" calcext:value-type="float">
            <text:p>254340965</text:p>
          </table:table-cell>
          <table:table-cell office:value-type="float" office:value="256836391" calcext:value-type="float">
            <text:p>256836391</text:p>
          </table:table-cell>
          <table:table-cell office:value-type="float" office:value="259214381" calcext:value-type="float">
            <text:p>259214381</text:p>
          </table:table-cell>
          <table:table-cell office:value-type="float" office:value="261488476" calcext:value-type="float">
            <text:p>261488476</text:p>
          </table:table-cell>
          <table:table-cell office:value-type="float" office:value="263823014" calcext:value-type="float">
            <text:p>263823014</text:p>
          </table:table-cell>
          <table:table-cell office:value-type="float" office:value="266290660" calcext:value-type="float">
            <text:p>266290660</text:p>
          </table:table-cell>
          <table:table-cell office:value-type="float" office:value="268793450" calcext:value-type="float">
            <text:p>268793450</text:p>
          </table:table-cell>
          <table:table-cell office:value-type="float" office:value="271349094" calcext:value-type="float">
            <text:p>271349094</text:p>
          </table:table-cell>
          <table:table-cell office:value-type="float" office:value="274154622" calcext:value-type="float">
            <text:p>274154622</text:p>
          </table:table-cell>
          <table:table-cell office:value-type="float" office:value="277373464" calcext:value-type="float">
            <text:p>277373464</text:p>
          </table:table-cell>
          <table:table-cell office:value-type="float" office:value="281077441" calcext:value-type="float">
            <text:p>281077441</text:p>
          </table:table-cell>
          <table:table-cell office:value-type="float" office:value="284943859" calcext:value-type="float">
            <text:p>284943859</text:p>
          </table:table-cell>
          <table:table-cell office:value-type="float" office:value="288662674" calcext:value-type="float">
            <text:p>288662674</text:p>
          </table:table-cell>
          <table:table-cell office:value-type="float" office:value="292185983" calcext:value-type="float">
            <text:p>292185983</text:p>
          </table:table-cell>
          <table:table-cell office:value-type="float" office:value="295640057" calcext:value-type="float">
            <text:p>295640057</text:p>
          </table:table-cell>
          <table:table-cell office:value-type="float" office:value="299064347" calcext:value-type="float">
            <text:p>299064347</text:p>
          </table:table-cell>
          <table:table-cell office:value-type="float" office:value="302623445" calcext:value-type="float">
            <text:p>302623445</text:p>
          </table:table-cell>
          <table:table-cell office:value-type="float" office:value="306070116" calcext:value-type="float">
            <text:p>306070116</text:p>
          </table:table-cell>
          <table:table-cell office:value-type="float" office:value="309502571" calcext:value-type="float">
            <text:p>309502571</text:p>
          </table:table-cell>
          <table:table-cell office:value-type="float" office:value="312909974" calcext:value-type="float">
            <text:p>312909974</text:p>
          </table:table-cell>
          <table:table-cell office:value-type="float" office:value="316052361" calcext:value-type="float">
            <text:p>316052361</text:p>
          </table:table-cell>
          <table:table-cell office:value-type="float" office:value="319048184" calcext:value-type="float">
            <text:p>319048184</text:p>
          </table:table-cell>
          <table:table-cell office:value-type="float" office:value="321815286" calcext:value-type="float">
            <text:p>321815286</text:p>
          </table:table-cell>
          <table:table-cell office:value-type="float" office:value="324809693" calcext:value-type="float">
            <text:p>324809693</text:p>
          </table:table-cell>
          <table:table-cell office:value-type="float" office:value="327824506" calcext:value-type="float">
            <text:p>327824506</text:p>
          </table:table-cell>
          <table:table-cell office:value-type="float" office:value="331015609" calcext:value-type="float">
            <text:p>331015609</text:p>
          </table:table-cell>
          <table:table-cell office:value-type="float" office:value="334185120" calcext:value-type="float">
            <text:p>334185120</text:p>
          </table:table-cell>
          <table:table-cell office:value-type="float" office:value="337406357" calcext:value-type="float">
            <text:p>337406357</text:p>
          </table:table-cell>
          <table:table-cell office:value-type="float" office:value="340466060" calcext:value-type="float">
            <text:p>340466060</text:p>
          </table:table-cell>
          <table:table-cell office:value-type="float" office:value="343396098" calcext:value-type="float">
            <text:p>343396098</text:p>
          </table:table-cell>
          <table:table-cell office:value-type="float" office:value="345983901" calcext:value-type="float">
            <text:p>345983901</text:p>
          </table:table-cell>
          <table:table-cell office:value-type="float" office:value="348653238" calcext:value-type="float">
            <text:p>348653238</text:p>
          </table:table-cell>
          <table:table-cell office:value-type="float" office:value="351205682" calcext:value-type="float">
            <text:p>351205682</text:p>
          </table:table-cell>
          <table:table-cell office:value-type="float" office:value="353888995" calcext:value-type="float">
            <text:p>353888995</text:p>
          </table:table-cell>
          <table:table-cell office:value-type="float" office:value="356510820" calcext:value-type="float">
            <text:p>356510820</text:p>
          </table:table-cell>
          <table:table-cell office:value-type="float" office:value="359245384" calcext:value-type="float">
            <text:p>359245384</text:p>
          </table:table-cell>
          <table:table-cell office:value-type="float" office:value="361751263" calcext:value-type="float">
            <text:p>361751263</text:p>
          </table:table-cell>
          <table:table-cell office:value-type="float" office:value="364290258" calcext:value-type="float">
            <text:p>364290258</text:p>
          </table:table-cell>
        </table:table-row>
        <table:table-row table:style-name="ro1">
          <table:table-cell office:value-type="string" calcext:value-type="string">
            <text:p>Namibie</text:p>
          </table:table-cell>
          <table:table-cell office:value-type="string" calcext:value-type="string">
            <text:p>NAM</text:p>
          </table:table-cell>
          <table:table-cell office:value-type="float" office:value="634142" calcext:value-type="float">
            <text:p>634142</text:p>
          </table:table-cell>
          <table:table-cell office:value-type="float" office:value="649279" calcext:value-type="float">
            <text:p>649279</text:p>
          </table:table-cell>
          <table:table-cell office:value-type="float" office:value="665115" calcext:value-type="float">
            <text:p>665115</text:p>
          </table:table-cell>
          <table:table-cell office:value-type="float" office:value="681637" calcext:value-type="float">
            <text:p>681637</text:p>
          </table:table-cell>
          <table:table-cell office:value-type="float" office:value="698796" calcext:value-type="float">
            <text:p>698796</text:p>
          </table:table-cell>
          <table:table-cell office:value-type="float" office:value="716584" calcext:value-type="float">
            <text:p>716584</text:p>
          </table:table-cell>
          <table:table-cell office:value-type="float" office:value="734867" calcext:value-type="float">
            <text:p>734867</text:p>
          </table:table-cell>
          <table:table-cell office:value-type="float" office:value="753688" calcext:value-type="float">
            <text:p>753688</text:p>
          </table:table-cell>
          <table:table-cell office:value-type="float" office:value="773422" calcext:value-type="float">
            <text:p>773422</text:p>
          </table:table-cell>
          <table:table-cell office:value-type="float" office:value="794588" calcext:value-type="float">
            <text:p>794588</text:p>
          </table:table-cell>
          <table:table-cell office:value-type="float" office:value="817469" calcext:value-type="float">
            <text:p>817469</text:p>
          </table:table-cell>
          <table:table-cell office:value-type="float" office:value="842354" calcext:value-type="float">
            <text:p>842354</text:p>
          </table:table-cell>
          <table:table-cell office:value-type="float" office:value="868958" calcext:value-type="float">
            <text:p>868958</text:p>
          </table:table-cell>
          <table:table-cell office:value-type="float" office:value="896266" calcext:value-type="float">
            <text:p>896266</text:p>
          </table:table-cell>
          <table:table-cell office:value-type="float" office:value="922903" calcext:value-type="float">
            <text:p>922903</text:p>
          </table:table-cell>
          <table:table-cell office:value-type="float" office:value="947921" calcext:value-type="float">
            <text:p>947921</text:p>
          </table:table-cell>
          <table:table-cell office:value-type="float" office:value="971121" calcext:value-type="float">
            <text:p>971121</text:p>
          </table:table-cell>
          <table:table-cell office:value-type="float" office:value="992956" calcext:value-type="float">
            <text:p>992956</text:p>
          </table:table-cell>
          <table:table-cell office:value-type="float" office:value="1014057" calcext:value-type="float">
            <text:p>1014057</text:p>
          </table:table-cell>
          <table:table-cell office:value-type="float" office:value="1035381" calcext:value-type="float">
            <text:p>1035381</text:p>
          </table:table-cell>
          <table:table-cell office:value-type="float" office:value="1057727" calcext:value-type="float">
            <text:p>1057727</text:p>
          </table:table-cell>
          <table:table-cell office:value-type="float" office:value="1080941" calcext:value-type="float">
            <text:p>1080941</text:p>
          </table:table-cell>
          <table:table-cell office:value-type="float" office:value="1105104" calcext:value-type="float">
            <text:p>1105104</text:p>
          </table:table-cell>
          <table:table-cell office:value-type="float" office:value="1131632" calcext:value-type="float">
            <text:p>1131632</text:p>
          </table:table-cell>
          <table:table-cell office:value-type="float" office:value="1162279" calcext:value-type="float">
            <text:p>1162279</text:p>
          </table:table-cell>
          <table:table-cell office:value-type="float" office:value="1198148" calcext:value-type="float">
            <text:p>1198148</text:p>
          </table:table-cell>
          <table:table-cell office:value-type="float" office:value="1239928" calcext:value-type="float">
            <text:p>1239928</text:p>
          </table:table-cell>
          <table:table-cell office:value-type="float" office:value="1286797" calcext:value-type="float">
            <text:p>1286797</text:p>
          </table:table-cell>
          <table:table-cell office:value-type="float" office:value="1336536" calcext:value-type="float">
            <text:p>1336536</text:p>
          </table:table-cell>
          <table:table-cell office:value-type="float" office:value="1386010" calcext:value-type="float">
            <text:p>1386010</text:p>
          </table:table-cell>
          <table:table-cell office:value-type="float" office:value="1432905" calcext:value-type="float">
            <text:p>1432905</text:p>
          </table:table-cell>
          <table:table-cell office:value-type="float" office:value="1476388" calcext:value-type="float">
            <text:p>1476388</text:p>
          </table:table-cell>
          <table:table-cell office:value-type="float" office:value="1516958" calcext:value-type="float">
            <text:p>1516958</text:p>
          </table:table-cell>
          <table:table-cell office:value-type="float" office:value="1555101" calcext:value-type="float">
            <text:p>1555101</text:p>
          </table:table-cell>
          <table:table-cell office:value-type="float" office:value="1591822" calcext:value-type="float">
            <text:p>1591822</text:p>
          </table:table-cell>
          <table:table-cell office:value-type="float" office:value="1627865" calcext:value-type="float">
            <text:p>1627865</text:p>
          </table:table-cell>
          <table:table-cell office:value-type="float" office:value="1663378" calcext:value-type="float">
            <text:p>1663378</text:p>
          </table:table-cell>
          <table:table-cell office:value-type="float" office:value="1698032" calcext:value-type="float">
            <text:p>1698032</text:p>
          </table:table-cell>
          <table:table-cell office:value-type="float" office:value="1731639" calcext:value-type="float">
            <text:p>1731639</text:p>
          </table:table-cell>
          <table:table-cell office:value-type="float" office:value="1763859" calcext:value-type="float">
            <text:p>1763859</text:p>
          </table:table-cell>
          <table:table-cell office:value-type="float" office:value="1794571" calcext:value-type="float">
            <text:p>1794571</text:p>
          </table:table-cell>
          <table:table-cell office:value-type="float" office:value="1823672" calcext:value-type="float">
            <text:p>1823672</text:p>
          </table:table-cell>
          <table:table-cell office:value-type="float" office:value="1851523" calcext:value-type="float">
            <text:p>1851523</text:p>
          </table:table-cell>
          <table:table-cell office:value-type="float" office:value="1879117" calcext:value-type="float">
            <text:p>1879117</text:p>
          </table:table-cell>
          <table:table-cell office:value-type="float" office:value="1907745" calcext:value-type="float">
            <text:p>1907745</text:p>
          </table:table-cell>
          <table:table-cell office:value-type="float" office:value="1938320" calcext:value-type="float">
            <text:p>1938320</text:p>
          </table:table-cell>
          <table:table-cell office:value-type="float" office:value="1971317" calcext:value-type="float">
            <text:p>1971317</text:p>
          </table:table-cell>
          <table:table-cell office:value-type="float" office:value="2006514" calcext:value-type="float">
            <text:p>2006514</text:p>
          </table:table-cell>
          <table:table-cell office:value-type="float" office:value="2043394" calcext:value-type="float">
            <text:p>2043394</text:p>
          </table:table-cell>
          <table:table-cell office:value-type="float" office:value="2081044" calcext:value-type="float">
            <text:p>2081044</text:p>
          </table:table-cell>
          <table:table-cell office:value-type="float" office:value="2118874" calcext:value-type="float">
            <text:p>2118874</text:p>
          </table:table-cell>
          <table:table-cell office:value-type="float" office:value="2156701" calcext:value-type="float">
            <text:p>2156701</text:p>
          </table:table-cell>
          <table:table-cell office:value-type="float" office:value="2194784" calcext:value-type="float">
            <text:p>2194784</text:p>
          </table:table-cell>
          <table:table-cell office:value-type="float" office:value="2233510" calcext:value-type="float">
            <text:p>2233510</text:p>
          </table:table-cell>
          <table:table-cell office:value-type="float" office:value="2273430" calcext:value-type="float">
            <text:p>2273430</text:p>
          </table:table-cell>
          <table:table-cell office:value-type="float" office:value="2314904" calcext:value-type="float">
            <text:p>2314904</text:p>
          </table:table-cell>
          <table:table-cell office:value-type="float" office:value="2358041" calcext:value-type="float">
            <text:p>2358041</text:p>
          </table:table-cell>
          <table:table-cell office:value-type="float" office:value="2402603" calcext:value-type="float">
            <text:p>2402603</text:p>
          </table:table-cell>
          <table:table-cell office:value-type="float" office:value="2448255" calcext:value-type="float">
            <text:p>2448255</text:p>
          </table:table-cell>
        </table:table-row>
        <table:table-row table:style-name="ro1">
          <table:table-cell office:value-type="string" calcext:value-type="string">
            <text:p>Nouvelle-Calédonie</text:p>
          </table:table-cell>
          <table:table-cell office:value-type="string" calcext:value-type="string">
            <text:p>NCL</text:p>
          </table:table-cell>
          <table:table-cell office:value-type="float" office:value="79000" calcext:value-type="float">
            <text:p>79000</text:p>
          </table:table-cell>
          <table:table-cell office:value-type="float" office:value="81200" calcext:value-type="float">
            <text:p>81200</text:p>
          </table:table-cell>
          <table:table-cell office:value-type="float" office:value="83400" calcext:value-type="float">
            <text:p>83400</text:p>
          </table:table-cell>
          <table:table-cell office:value-type="float" office:value="85700" calcext:value-type="float">
            <text:p>85700</text:p>
          </table:table-cell>
          <table:table-cell office:value-type="float" office:value="88100" calcext:value-type="float">
            <text:p>88100</text:p>
          </table:table-cell>
          <table:table-cell office:value-type="float" office:value="90500" calcext:value-type="float">
            <text:p>90500</text:p>
          </table:table-cell>
          <table:table-cell office:value-type="float" office:value="93500" calcext:value-type="float">
            <text:p>93500</text:p>
          </table:table-cell>
          <table:table-cell office:value-type="float" office:value="96500" calcext:value-type="float">
            <text:p>96500</text:p>
          </table:table-cell>
          <table:table-cell office:value-type="float" office:value="99500" calcext:value-type="float">
            <text:p>99500</text:p>
          </table:table-cell>
          <table:table-cell office:value-type="float" office:value="104000" calcext:value-type="float">
            <text:p>104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25500" calcext:value-type="float">
            <text:p>125500</text:p>
          </table:table-cell>
          <table:table-cell office:value-type="float" office:value="128500" calcext:value-type="float">
            <text:p>128500</text:p>
          </table:table-cell>
          <table:table-cell office:value-type="float" office:value="131000" calcext:value-type="float">
            <text:p>131000</text:p>
          </table:table-cell>
          <table:table-cell office:value-type="float" office:value="132500" calcext:value-type="float">
            <text:p>1325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137500" calcext:value-type="float">
            <text:p>137500</text:p>
          </table:table-cell>
          <table:table-cell office:value-type="float" office:value="138500" calcext:value-type="float">
            <text:p>138500</text:p>
          </table:table-cell>
          <table:table-cell office:value-type="float" office:value="140050" calcext:value-type="float">
            <text:p>140050</text:p>
          </table:table-cell>
          <table:table-cell office:value-type="float" office:value="142650" calcext:value-type="float">
            <text:p>142650</text:p>
          </table:table-cell>
          <table:table-cell office:value-type="float" office:value="145700" calcext:value-type="float">
            <text:p>145700</text:p>
          </table:table-cell>
          <table:table-cell office:value-type="float" office:value="148700" calcext:value-type="float">
            <text:p>148700</text:p>
          </table:table-cell>
          <table:table-cell office:value-type="float" office:value="151650" calcext:value-type="float">
            <text:p>151650</text:p>
          </table:table-cell>
          <table:table-cell office:value-type="float" office:value="154450" calcext:value-type="float">
            <text:p>154450</text:p>
          </table:table-cell>
          <table:table-cell office:value-type="float" office:value="157350" calcext:value-type="float">
            <text:p>157350</text:p>
          </table:table-cell>
          <table:table-cell office:value-type="float" office:value="160500" calcext:value-type="float">
            <text:p>160500</text:p>
          </table:table-cell>
          <table:table-cell office:value-type="float" office:value="163650" calcext:value-type="float">
            <text:p>163650</text:p>
          </table:table-cell>
          <table:table-cell office:value-type="float" office:value="166898" calcext:value-type="float">
            <text:p>166898</text:p>
          </table:table-cell>
          <table:table-cell office:value-type="float" office:value="170899" calcext:value-type="float">
            <text:p>170899</text:p>
          </table:table-cell>
          <table:table-cell office:value-type="float" office:value="175362" calcext:value-type="float">
            <text:p>175362</text:p>
          </table:table-cell>
          <table:table-cell office:value-type="float" office:value="179799" calcext:value-type="float">
            <text:p>179799</text:p>
          </table:table-cell>
          <table:table-cell office:value-type="float" office:value="184496" calcext:value-type="float">
            <text:p>184496</text:p>
          </table:table-cell>
          <table:table-cell office:value-type="float" office:value="189482" calcext:value-type="float">
            <text:p>189482</text:p>
          </table:table-cell>
          <table:table-cell office:value-type="float" office:value="193816" calcext:value-type="float">
            <text:p>193816</text:p>
          </table:table-cell>
          <table:table-cell office:value-type="float" office:value="197564" calcext:value-type="float">
            <text:p>197564</text:p>
          </table:table-cell>
          <table:table-cell office:value-type="float" office:value="201418" calcext:value-type="float">
            <text:p>201418</text:p>
          </table:table-cell>
          <table:table-cell office:value-type="float" office:value="205279" calcext:value-type="float">
            <text:p>205279</text:p>
          </table:table-cell>
          <table:table-cell office:value-type="float" office:value="209214" calcext:value-type="float">
            <text:p>209214</text:p>
          </table:table-cell>
          <table:table-cell office:value-type="float" office:value="213230" calcext:value-type="float">
            <text:p>213230</text:p>
          </table:table-cell>
          <table:table-cell office:value-type="float" office:value="217324" calcext:value-type="float">
            <text:p>217324</text:p>
          </table:table-cell>
          <table:table-cell office:value-type="float" office:value="221490" calcext:value-type="float">
            <text:p>221490</text:p>
          </table:table-cell>
          <table:table-cell office:value-type="float" office:value="225296" calcext:value-type="float">
            <text:p>225296</text:p>
          </table:table-cell>
          <table:table-cell office:value-type="float" office:value="228750" calcext:value-type="float">
            <text:p>228750</text:p>
          </table:table-cell>
          <table:table-cell office:value-type="float" office:value="232250" calcext:value-type="float">
            <text:p>232250</text:p>
          </table:table-cell>
          <table:table-cell office:value-type="float" office:value="235750" calcext:value-type="float">
            <text:p>235750</text:p>
          </table:table-cell>
          <table:table-cell office:value-type="float" office:value="239250" calcext:value-type="float">
            <text:p>239250</text:p>
          </table:table-cell>
          <table:table-cell office:value-type="float" office:value="242750" calcext:value-type="float">
            <text:p>242750</text:p>
          </table:table-cell>
          <table:table-cell office:value-type="float" office:value="245950" calcext:value-type="float">
            <text:p>245950</text:p>
          </table:table-cell>
          <table:table-cell office:value-type="float" office:value="249750" calcext:value-type="float">
            <text:p>249750</text:p>
          </table:table-cell>
          <table:table-cell office:value-type="float" office:value="254350" calcext:value-type="float">
            <text:p>254350</text:p>
          </table:table-cell>
          <table:table-cell office:value-type="float" office:value="259000" calcext:value-type="float">
            <text:p>259000</text:p>
          </table:table-cell>
          <table:table-cell office:value-type="float" office:value="263650" calcext:value-type="float">
            <text:p>263650</text:p>
          </table:table-cell>
          <table:table-cell office:value-type="float" office:value="268050" calcext:value-type="float">
            <text:p>268050</text:p>
          </table:table-cell>
          <table:table-cell office:value-type="float" office:value="272400" calcext:value-type="float">
            <text:p>272400</text:p>
          </table:table-cell>
          <table:table-cell office:value-type="float" office:value="276550" calcext:value-type="float">
            <text:p>276550</text:p>
          </table:table-cell>
          <table:table-cell office:value-type="float" office:value="280350" calcext:value-type="float">
            <text:p>280350</text:p>
          </table:table-cell>
          <table:table-cell office:value-type="float" office:value="284060" calcext:value-type="float">
            <text:p>284060</text:p>
          </table:table-cell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  <table:table-cell office:value-type="float" office:value="3388764" calcext:value-type="float">
            <text:p>3388764</text:p>
          </table:table-cell>
          <table:table-cell office:value-type="float" office:value="3486326" calcext:value-type="float">
            <text:p>3486326</text:p>
          </table:table-cell>
          <table:table-cell office:value-type="float" office:value="3588228" calcext:value-type="float">
            <text:p>3588228</text:p>
          </table:table-cell>
          <table:table-cell office:value-type="float" office:value="3693980" calcext:value-type="float">
            <text:p>3693980</text:p>
          </table:table-cell>
          <table:table-cell office:value-type="float" office:value="3802803" calcext:value-type="float">
            <text:p>3802803</text:p>
          </table:table-cell>
          <table:table-cell office:value-type="float" office:value="3914117" calcext:value-type="float">
            <text:p>3914117</text:p>
          </table:table-cell>
          <table:table-cell office:value-type="float" office:value="4027963" calcext:value-type="float">
            <text:p>4027963</text:p>
          </table:table-cell>
          <table:table-cell office:value-type="float" office:value="4144592" calcext:value-type="float">
            <text:p>4144592</text:p>
          </table:table-cell>
          <table:table-cell office:value-type="float" office:value="4263927" calcext:value-type="float">
            <text:p>4263927</text:p>
          </table:table-cell>
          <table:table-cell office:value-type="float" office:value="4385927" calcext:value-type="float">
            <text:p>4385927</text:p>
          </table:table-cell>
          <table:table-cell office:value-type="float" office:value="4510644" calcext:value-type="float">
            <text:p>4510644</text:p>
          </table:table-cell>
          <table:table-cell office:value-type="float" office:value="4637988" calcext:value-type="float">
            <text:p>4637988</text:p>
          </table:table-cell>
          <table:table-cell office:value-type="float" office:value="4768227" calcext:value-type="float">
            <text:p>4768227</text:p>
          </table:table-cell>
          <table:table-cell office:value-type="float" office:value="4902151" calcext:value-type="float">
            <text:p>4902151</text:p>
          </table:table-cell>
          <table:table-cell office:value-type="float" office:value="5040798" calcext:value-type="float">
            <text:p>5040798</text:p>
          </table:table-cell>
          <table:table-cell office:value-type="float" office:value="5184941" calcext:value-type="float">
            <text:p>5184941</text:p>
          </table:table-cell>
          <table:table-cell office:value-type="float" office:value="5335085" calcext:value-type="float">
            <text:p>5335085</text:p>
          </table:table-cell>
          <table:table-cell office:value-type="float" office:value="5491153" calcext:value-type="float">
            <text:p>5491153</text:p>
          </table:table-cell>
          <table:table-cell office:value-type="float" office:value="5652652" calcext:value-type="float">
            <text:p>5652652</text:p>
          </table:table-cell>
          <table:table-cell office:value-type="float" office:value="5818763" calcext:value-type="float">
            <text:p>5818763</text:p>
          </table:table-cell>
          <table:table-cell office:value-type="float" office:value="5989004" calcext:value-type="float">
            <text:p>5989004</text:p>
          </table:table-cell>
          <table:table-cell office:value-type="float" office:value="6163705" calcext:value-type="float">
            <text:p>6163705</text:p>
          </table:table-cell>
          <table:table-cell office:value-type="float" office:value="6343523" calcext:value-type="float">
            <text:p>6343523</text:p>
          </table:table-cell>
          <table:table-cell office:value-type="float" office:value="6528641" calcext:value-type="float">
            <text:p>6528641</text:p>
          </table:table-cell>
          <table:table-cell office:value-type="float" office:value="6719309" calcext:value-type="float">
            <text:p>6719309</text:p>
          </table:table-cell>
          <table:table-cell office:value-type="float" office:value="6915997" calcext:value-type="float">
            <text:p>6915997</text:p>
          </table:table-cell>
          <table:table-cell office:value-type="float" office:value="7118883" calcext:value-type="float">
            <text:p>7118883</text:p>
          </table:table-cell>
          <table:table-cell office:value-type="float" office:value="7328943" calcext:value-type="float">
            <text:p>7328943</text:p>
          </table:table-cell>
          <table:table-cell office:value-type="float" office:value="7548433" calcext:value-type="float">
            <text:p>7548433</text:p>
          </table:table-cell>
          <table:table-cell office:value-type="float" office:value="7780245" calcext:value-type="float">
            <text:p>7780245</text:p>
          </table:table-cell>
          <table:table-cell office:value-type="float" office:value="8026591" calcext:value-type="float">
            <text:p>8026591</text:p>
          </table:table-cell>
          <table:table-cell office:value-type="float" office:value="8288735" calcext:value-type="float">
            <text:p>8288735</text:p>
          </table:table-cell>
          <table:table-cell office:value-type="float" office:value="8566770" calcext:value-type="float">
            <text:p>8566770</text:p>
          </table:table-cell>
          <table:table-cell office:value-type="float" office:value="8860287" calcext:value-type="float">
            <text:p>8860287</text:p>
          </table:table-cell>
          <table:table-cell office:value-type="float" office:value="9168312" calcext:value-type="float">
            <text:p>9168312</text:p>
          </table:table-cell>
          <table:table-cell office:value-type="float" office:value="9490288" calcext:value-type="float">
            <text:p>9490288</text:p>
          </table:table-cell>
          <table:table-cell office:value-type="float" office:value="9826598" calcext:value-type="float">
            <text:p>9826598</text:p>
          </table:table-cell>
          <table:table-cell office:value-type="float" office:value="10178201" calcext:value-type="float">
            <text:p>10178201</text:p>
          </table:table-cell>
          <table:table-cell office:value-type="float" office:value="10545716" calcext:value-type="float">
            <text:p>10545716</text:p>
          </table:table-cell>
          <table:table-cell office:value-type="float" office:value="10929918" calcext:value-type="float">
            <text:p>10929918</text:p>
          </table:table-cell>
          <table:table-cell office:value-type="float" office:value="11331557" calcext:value-type="float">
            <text:p>11331557</text:p>
          </table:table-cell>
          <table:table-cell office:value-type="float" office:value="11751365" calcext:value-type="float">
            <text:p>11751365</text:p>
          </table:table-cell>
          <table:table-cell office:value-type="float" office:value="12189983" calcext:value-type="float">
            <text:p>12189983</text:p>
          </table:table-cell>
          <table:table-cell office:value-type="float" office:value="12647984" calcext:value-type="float">
            <text:p>12647984</text:p>
          </table:table-cell>
          <table:table-cell office:value-type="float" office:value="13125916" calcext:value-type="float">
            <text:p>13125916</text:p>
          </table:table-cell>
          <table:table-cell office:value-type="float" office:value="13624467" calcext:value-type="float">
            <text:p>13624467</text:p>
          </table:table-cell>
          <table:table-cell office:value-type="float" office:value="14143971" calcext:value-type="float">
            <text:p>14143971</text:p>
          </table:table-cell>
          <table:table-cell office:value-type="float" office:value="14685399" calcext:value-type="float">
            <text:p>14685399</text:p>
          </table:table-cell>
          <table:table-cell office:value-type="float" office:value="15250908" calcext:value-type="float">
            <text:p>15250908</text:p>
          </table:table-cell>
          <table:table-cell office:value-type="float" office:value="15843133" calcext:value-type="float">
            <text:p>15843133</text:p>
          </table:table-cell>
          <table:table-cell office:value-type="float" office:value="16464025" calcext:value-type="float">
            <text:p>16464025</text:p>
          </table:table-cell>
          <table:table-cell office:value-type="float" office:value="17114761" calcext:value-type="float">
            <text:p>17114761</text:p>
          </table:table-cell>
          <table:table-cell office:value-type="float" office:value="17795191" calcext:value-type="float">
            <text:p>17795191</text:p>
          </table:table-cell>
          <table:table-cell office:value-type="float" office:value="18504255" calcext:value-type="float">
            <text:p>18504255</text:p>
          </table:table-cell>
          <table:table-cell office:value-type="float" office:value="19240157" calcext:value-type="float">
            <text:p>19240157</text:p>
          </table:table-cell>
          <table:table-cell office:value-type="float" office:value="20001663" calcext:value-type="float">
            <text:p>20001663</text:p>
          </table:table-cell>
          <table:table-cell office:value-type="float" office:value="20788838" calcext:value-type="float">
            <text:p>20788838</text:p>
          </table:table-cell>
          <table:table-cell office:value-type="float" office:value="21602472" calcext:value-type="float">
            <text:p>21602472</text:p>
          </table:table-cell>
          <table:table-cell office:value-type="float" office:value="22442948" calcext:value-type="float">
            <text:p>22442948</text:p>
          </table:table-cell>
        </table:table-row>
        <table:table-row table:style-name="ro1">
          <table:table-cell office:value-type="string" calcext:value-type="string">
            <text:p>Nigéria</text:p>
          </table:table-cell>
          <table:table-cell office:value-type="string" calcext:value-type="string">
            <text:p>NGA</text:p>
          </table:table-cell>
          <table:table-cell office:value-type="float" office:value="45138458" calcext:value-type="float">
            <text:p>45138458</text:p>
          </table:table-cell>
          <table:table-cell office:value-type="float" office:value="46063563" calcext:value-type="float">
            <text:p>46063563</text:p>
          </table:table-cell>
          <table:table-cell office:value-type="float" office:value="47029822" calcext:value-type="float">
            <text:p>47029822</text:p>
          </table:table-cell>
          <table:table-cell office:value-type="float" office:value="48032934" calcext:value-type="float">
            <text:p>48032934</text:p>
          </table:table-cell>
          <table:table-cell office:value-type="float" office:value="49066760" calcext:value-type="float">
            <text:p>49066760</text:p>
          </table:table-cell>
          <table:table-cell office:value-type="float" office:value="50127921" calcext:value-type="float">
            <text:p>50127921</text:p>
          </table:table-cell>
          <table:table-cell office:value-type="float" office:value="51217973" calcext:value-type="float">
            <text:p>51217973</text:p>
          </table:table-cell>
          <table:table-cell office:value-type="float" office:value="52342233" calcext:value-type="float">
            <text:p>52342233</text:p>
          </table:table-cell>
          <table:table-cell office:value-type="float" office:value="53506196" calcext:value-type="float">
            <text:p>53506196</text:p>
          </table:table-cell>
          <table:table-cell office:value-type="float" office:value="54717039" calcext:value-type="float">
            <text:p>54717039</text:p>
          </table:table-cell>
          <table:table-cell office:value-type="float" office:value="55982144" calcext:value-type="float">
            <text:p>55982144</text:p>
          </table:table-cell>
          <table:table-cell office:value-type="float" office:value="57296983" calcext:value-type="float">
            <text:p>57296983</text:p>
          </table:table-cell>
          <table:table-cell office:value-type="float" office:value="58665808" calcext:value-type="float">
            <text:p>58665808</text:p>
          </table:table-cell>
          <table:table-cell office:value-type="float" office:value="60114625" calcext:value-type="float">
            <text:p>60114625</text:p>
          </table:table-cell>
          <table:table-cell office:value-type="float" office:value="61677177" calcext:value-type="float">
            <text:p>61677177</text:p>
          </table:table-cell>
          <table:table-cell office:value-type="float" office:value="63374298" calcext:value-type="float">
            <text:p>63374298</text:p>
          </table:table-cell>
          <table:table-cell office:value-type="float" office:value="65221378" calcext:value-type="float">
            <text:p>65221378</text:p>
          </table:table-cell>
          <table:table-cell office:value-type="float" office:value="67203128" calcext:value-type="float">
            <text:p>67203128</text:p>
          </table:table-cell>
          <table:table-cell office:value-type="float" office:value="69271917" calcext:value-type="float">
            <text:p>69271917</text:p>
          </table:table-cell>
          <table:table-cell office:value-type="float" office:value="71361131" calcext:value-type="float">
            <text:p>71361131</text:p>
          </table:table-cell>
          <table:table-cell office:value-type="float" office:value="73423633" calcext:value-type="float">
            <text:p>73423633</text:p>
          </table:table-cell>
          <table:table-cell office:value-type="float" office:value="75440502" calcext:value-type="float">
            <text:p>75440502</text:p>
          </table:table-cell>
          <table:table-cell office:value-type="float" office:value="77427546" calcext:value-type="float">
            <text:p>77427546</text:p>
          </table:table-cell>
          <table:table-cell office:value-type="float" office:value="79414840" calcext:value-type="float">
            <text:p>79414840</text:p>
          </table:table-cell>
          <table:table-cell office:value-type="float" office:value="81448755" calcext:value-type="float">
            <text:p>81448755</text:p>
          </table:table-cell>
          <table:table-cell office:value-type="float" office:value="83562785" calcext:value-type="float">
            <text:p>83562785</text:p>
          </table:table-cell>
          <table:table-cell office:value-type="float" office:value="85766399" calcext:value-type="float">
            <text:p>85766399</text:p>
          </table:table-cell>
          <table:table-cell office:value-type="float" office:value="88048032" calcext:value-type="float">
            <text:p>88048032</text:p>
          </table:table-cell>
          <table:table-cell office:value-type="float" office:value="90395271" calcext:value-type="float">
            <text:p>90395271</text:p>
          </table:table-cell>
          <table:table-cell office:value-type="float" office:value="92788027" calcext:value-type="float">
            <text:p>92788027</text:p>
          </table:table-cell>
          <table:table-cell office:value-type="float" office:value="95212450" calcext:value-type="float">
            <text:p>95212450</text:p>
          </table:table-cell>
          <table:table-cell office:value-type="float" office:value="97667632" calcext:value-type="float">
            <text:p>97667632</text:p>
          </table:table-cell>
          <table:table-cell office:value-type="float" office:value="100161710" calcext:value-type="float">
            <text:p>100161710</text:p>
          </table:table-cell>
          <table:table-cell office:value-type="float" office:value="102700753" calcext:value-type="float">
            <text:p>102700753</text:p>
          </table:table-cell>
          <table:table-cell office:value-type="float" office:value="105293700" calcext:value-type="float">
            <text:p>105293700</text:p>
          </table:table-cell>
          <table:table-cell office:value-type="float" office:value="107948335" calcext:value-type="float">
            <text:p>107948335</text:p>
          </table:table-cell>
          <table:table-cell office:value-type="float" office:value="110668794" calcext:value-type="float">
            <text:p>110668794</text:p>
          </table:table-cell>
          <table:table-cell office:value-type="float" office:value="113457663" calcext:value-type="float">
            <text:p>113457663</text:p>
          </table:table-cell>
          <table:table-cell office:value-type="float" office:value="116319759" calcext:value-type="float">
            <text:p>116319759</text:p>
          </table:table-cell>
          <table:table-cell office:value-type="float" office:value="119260063" calcext:value-type="float">
            <text:p>119260063</text:p>
          </table:table-cell>
          <table:table-cell office:value-type="float" office:value="122283850" calcext:value-type="float">
            <text:p>122283850</text:p>
          </table:table-cell>
          <table:table-cell office:value-type="float" office:value="125394046" calcext:value-type="float">
            <text:p>125394046</text:p>
          </table:table-cell>
          <table:table-cell office:value-type="float" office:value="128596076" calcext:value-type="float">
            <text:p>128596076</text:p>
          </table:table-cell>
          <table:table-cell office:value-type="float" office:value="131900631" calcext:value-type="float">
            <text:p>131900631</text:p>
          </table:table-cell>
          <table:table-cell office:value-type="float" office:value="135320422" calcext:value-type="float">
            <text:p>135320422</text:p>
          </table:table-cell>
          <table:table-cell office:value-type="float" office:value="138865016" calcext:value-type="float">
            <text:p>138865016</text:p>
          </table:table-cell>
          <table:table-cell office:value-type="float" office:value="142538308" calcext:value-type="float">
            <text:p>142538308</text:p>
          </table:table-cell>
          <table:table-cell office:value-type="float" office:value="146339977" calcext:value-type="float">
            <text:p>146339977</text:p>
          </table:table-cell>
          <table:table-cell office:value-type="float" office:value="150269623" calcext:value-type="float">
            <text:p>150269623</text:p>
          </table:table-cell>
          <table:table-cell office:value-type="float" office:value="154324933" calcext:value-type="float">
            <text:p>154324933</text:p>
          </table:table-cell>
          <table:table-cell office:value-type="float" office:value="158503197" calcext:value-type="float">
            <text:p>158503197</text:p>
          </table:table-cell>
          <table:table-cell office:value-type="float" office:value="162805071" calcext:value-type="float">
            <text:p>162805071</text:p>
          </table:table-cell>
          <table:table-cell office:value-type="float" office:value="167228767" calcext:value-type="float">
            <text:p>167228767</text:p>
          </table:table-cell>
          <table:table-cell office:value-type="float" office:value="171765769" calcext:value-type="float">
            <text:p>171765769</text:p>
          </table:table-cell>
          <table:table-cell office:value-type="float" office:value="176404902" calcext:value-type="float">
            <text:p>176404902</text:p>
          </table:table-cell>
          <table:table-cell office:value-type="float" office:value="181137448" calcext:value-type="float">
            <text:p>181137448</text:p>
          </table:table-cell>
          <table:table-cell office:value-type="float" office:value="185960289" calcext:value-type="float">
            <text:p>185960289</text:p>
          </table:table-cell>
          <table:table-cell office:value-type="float" office:value="190873311" calcext:value-type="float">
            <text:p>190873311</text:p>
          </table:table-cell>
          <table:table-cell office:value-type="float" office:value="195874740" calcext:value-type="float">
            <text:p>195874740</text:p>
          </table:table-cell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C</text:p>
          </table:table-cell>
          <table:table-cell office:value-type="float" office:value="1773129" calcext:value-type="float">
            <text:p>1773129</text:p>
          </table:table-cell>
          <table:table-cell office:value-type="float" office:value="1829778" calcext:value-type="float">
            <text:p>1829778</text:p>
          </table:table-cell>
          <table:table-cell office:value-type="float" office:value="1887425" calcext:value-type="float">
            <text:p>1887425</text:p>
          </table:table-cell>
          <table:table-cell office:value-type="float" office:value="1946234" calcext:value-type="float">
            <text:p>1946234</text:p>
          </table:table-cell>
          <table:table-cell office:value-type="float" office:value="2006481" calcext:value-type="float">
            <text:p>2006481</text:p>
          </table:table-cell>
          <table:table-cell office:value-type="float" office:value="2068381" calcext:value-type="float">
            <text:p>2068381</text:p>
          </table:table-cell>
          <table:table-cell office:value-type="float" office:value="2131976" calcext:value-type="float">
            <text:p>2131976</text:p>
          </table:table-cell>
          <table:table-cell office:value-type="float" office:value="2197298" calcext:value-type="float">
            <text:p>2197298</text:p>
          </table:table-cell>
          <table:table-cell office:value-type="float" office:value="2264623" calcext:value-type="float">
            <text:p>2264623</text:p>
          </table:table-cell>
          <table:table-cell office:value-type="float" office:value="2334279" calcext:value-type="float">
            <text:p>2334279</text:p>
          </table:table-cell>
          <table:table-cell office:value-type="float" office:value="2406513" calcext:value-type="float">
            <text:p>2406513</text:p>
          </table:table-cell>
          <table:table-cell office:value-type="float" office:value="2481341" calcext:value-type="float">
            <text:p>2481341</text:p>
          </table:table-cell>
          <table:table-cell office:value-type="float" office:value="2558699" calcext:value-type="float">
            <text:p>2558699</text:p>
          </table:table-cell>
          <table:table-cell office:value-type="float" office:value="2638699" calcext:value-type="float">
            <text:p>2638699</text:p>
          </table:table-cell>
          <table:table-cell office:value-type="float" office:value="2721415" calcext:value-type="float">
            <text:p>2721415</text:p>
          </table:table-cell>
          <table:table-cell office:value-type="float" office:value="2806857" calcext:value-type="float">
            <text:p>2806857</text:p>
          </table:table-cell>
          <table:table-cell office:value-type="float" office:value="2894972" calcext:value-type="float">
            <text:p>2894972</text:p>
          </table:table-cell>
          <table:table-cell office:value-type="float" office:value="2985489" calcext:value-type="float">
            <text:p>2985489</text:p>
          </table:table-cell>
          <table:table-cell office:value-type="float" office:value="3077866" calcext:value-type="float">
            <text:p>3077866</text:p>
          </table:table-cell>
          <table:table-cell office:value-type="float" office:value="3171408" calcext:value-type="float">
            <text:p>3171408</text:p>
          </table:table-cell>
          <table:table-cell office:value-type="float" office:value="3265519" calcext:value-type="float">
            <text:p>3265519</text:p>
          </table:table-cell>
          <table:table-cell office:value-type="float" office:value="3360140" calcext:value-type="float">
            <text:p>3360140</text:p>
          </table:table-cell>
          <table:table-cell office:value-type="float" office:value="3455123" calcext:value-type="float">
            <text:p>3455123</text:p>
          </table:table-cell>
          <table:table-cell office:value-type="float" office:value="3549711" calcext:value-type="float">
            <text:p>3549711</text:p>
          </table:table-cell>
          <table:table-cell office:value-type="float" office:value="3642976" calcext:value-type="float">
            <text:p>3642976</text:p>
          </table:table-cell>
          <table:table-cell office:value-type="float" office:value="3734341" calcext:value-type="float">
            <text:p>3734341</text:p>
          </table:table-cell>
          <table:table-cell office:value-type="float" office:value="3823130" calcext:value-type="float">
            <text:p>3823130</text:p>
          </table:table-cell>
          <table:table-cell office:value-type="float" office:value="3909671" calcext:value-type="float">
            <text:p>3909671</text:p>
          </table:table-cell>
          <table:table-cell office:value-type="float" office:value="3995533" calcext:value-type="float">
            <text:p>3995533</text:p>
          </table:table-cell>
          <table:table-cell office:value-type="float" office:value="4082958" calcext:value-type="float">
            <text:p>4082958</text:p>
          </table:table-cell>
          <table:table-cell office:value-type="float" office:value="4173434" calcext:value-type="float">
            <text:p>4173434</text:p>
          </table:table-cell>
          <table:table-cell office:value-type="float" office:value="4267568" calcext:value-type="float">
            <text:p>4267568</text:p>
          </table:table-cell>
          <table:table-cell office:value-type="float" office:value="4364512" calcext:value-type="float">
            <text:p>4364512</text:p>
          </table:table-cell>
          <table:table-cell office:value-type="float" office:value="4462497" calcext:value-type="float">
            <text:p>4462497</text:p>
          </table:table-cell>
          <table:table-cell office:value-type="float" office:value="4559006" calcext:value-type="float">
            <text:p>4559006</text:p>
          </table:table-cell>
          <table:table-cell office:value-type="float" office:value="4652185" calcext:value-type="float">
            <text:p>4652185</text:p>
          </table:table-cell>
          <table:table-cell office:value-type="float" office:value="4741578" calcext:value-type="float">
            <text:p>4741578</text:p>
          </table:table-cell>
          <table:table-cell office:value-type="float" office:value="4827661" calcext:value-type="float">
            <text:p>4827661</text:p>
          </table:table-cell>
          <table:table-cell office:value-type="float" office:value="4910647" calcext:value-type="float">
            <text:p>4910647</text:p>
          </table:table-cell>
          <table:table-cell office:value-type="float" office:value="4991040" calcext:value-type="float">
            <text:p>4991040</text:p>
          </table:table-cell>
          <table:table-cell office:value-type="float" office:value="5069302" calcext:value-type="float">
            <text:p>5069302</text:p>
          </table:table-cell>
          <table:table-cell office:value-type="float" office:value="5145366" calcext:value-type="float">
            <text:p>5145366</text:p>
          </table:table-cell>
          <table:table-cell office:value-type="float" office:value="5219328" calcext:value-type="float">
            <text:p>5219328</text:p>
          </table:table-cell>
          <table:table-cell office:value-type="float" office:value="5292118" calcext:value-type="float">
            <text:p>5292118</text:p>
          </table:table-cell>
          <table:table-cell office:value-type="float" office:value="5364935" calcext:value-type="float">
            <text:p>5364935</text:p>
          </table:table-cell>
          <table:table-cell office:value-type="float" office:value="5438690" calcext:value-type="float">
            <text:p>5438690</text:p>
          </table:table-cell>
          <table:table-cell office:value-type="float" office:value="5513763" calcext:value-type="float">
            <text:p>5513763</text:p>
          </table:table-cell>
          <table:table-cell office:value-type="float" office:value="5590055" calcext:value-type="float">
            <text:p>5590055</text:p>
          </table:table-cell>
          <table:table-cell office:value-type="float" office:value="5667432" calcext:value-type="float">
            <text:p>5667432</text:p>
          </table:table-cell>
          <table:table-cell office:value-type="float" office:value="5745526" calcext:value-type="float">
            <text:p>5745526</text:p>
          </table:table-cell>
          <table:table-cell office:value-type="float" office:value="5824065" calcext:value-type="float">
            <text:p>5824065</text:p>
          </table:table-cell>
          <table:table-cell office:value-type="float" office:value="5903039" calcext:value-type="float">
            <text:p>5903039</text:p>
          </table:table-cell>
          <table:table-cell office:value-type="float" office:value="5982526" calcext:value-type="float">
            <text:p>5982526</text:p>
          </table:table-cell>
          <table:table-cell office:value-type="float" office:value="6062454" calcext:value-type="float">
            <text:p>6062454</text:p>
          </table:table-cell>
          <table:table-cell office:value-type="float" office:value="6142733" calcext:value-type="float">
            <text:p>6142733</text:p>
          </table:table-cell>
          <table:table-cell office:value-type="float" office:value="6223240" calcext:value-type="float">
            <text:p>6223240</text:p>
          </table:table-cell>
          <table:table-cell office:value-type="float" office:value="6303974" calcext:value-type="float">
            <text:p>6303974</text:p>
          </table:table-cell>
          <table:table-cell office:value-type="float" office:value="6384855" calcext:value-type="float">
            <text:p>6384855</text:p>
          </table:table-cell>
          <table:table-cell office:value-type="float" office:value="6465513" calcext:value-type="float">
            <text:p>6465513</text:p>
          </table:table-cell>
        </table:table-row>
        <table:table-row table:style-name="ro1">
          <table:table-cell office:value-type="string" calcext:value-type="string">
            <text:p>Pays-Bas</text:p>
          </table:table-cell>
          <table:table-cell office:value-type="string" calcext:value-type="string">
            <text:p>NLD</text:p>
          </table:table-cell>
          <table:table-cell office:value-type="float" office:value="11486631" calcext:value-type="float">
            <text:p>11486631</text:p>
          </table:table-cell>
          <table:table-cell office:value-type="float" office:value="11638712" calcext:value-type="float">
            <text:p>11638712</text:p>
          </table:table-cell>
          <table:table-cell office:value-type="float" office:value="11805689" calcext:value-type="float">
            <text:p>11805689</text:p>
          </table:table-cell>
          <table:table-cell office:value-type="float" office:value="11965966" calcext:value-type="float">
            <text:p>11965966</text:p>
          </table:table-cell>
          <table:table-cell office:value-type="float" office:value="12127120" calcext:value-type="float">
            <text:p>12127120</text:p>
          </table:table-cell>
          <table:table-cell office:value-type="float" office:value="12294732" calcext:value-type="float">
            <text:p>12294732</text:p>
          </table:table-cell>
          <table:table-cell office:value-type="float" office:value="12456251" calcext:value-type="float">
            <text:p>12456251</text:p>
          </table:table-cell>
          <table:table-cell office:value-type="float" office:value="12598201" calcext:value-type="float">
            <text:p>12598201</text:p>
          </table:table-cell>
          <table:table-cell office:value-type="float" office:value="12729721" calcext:value-type="float">
            <text:p>12729721</text:p>
          </table:table-cell>
          <table:table-cell office:value-type="float" office:value="12877984" calcext:value-type="float">
            <text:p>12877984</text:p>
          </table:table-cell>
          <table:table-cell office:value-type="float" office:value="13038526" calcext:value-type="float">
            <text:p>13038526</text:p>
          </table:table-cell>
          <table:table-cell office:value-type="float" office:value="13194497" calcext:value-type="float">
            <text:p>13194497</text:p>
          </table:table-cell>
          <table:table-cell office:value-type="float" office:value="13328593" calcext:value-type="float">
            <text:p>13328593</text:p>
          </table:table-cell>
          <table:table-cell office:value-type="float" office:value="13439322" calcext:value-type="float">
            <text:p>13439322</text:p>
          </table:table-cell>
          <table:table-cell office:value-type="float" office:value="13545056" calcext:value-type="float">
            <text:p>13545056</text:p>
          </table:table-cell>
          <table:table-cell office:value-type="float" office:value="13666335" calcext:value-type="float">
            <text:p>13666335</text:p>
          </table:table-cell>
          <table:table-cell office:value-type="float" office:value="13774037" calcext:value-type="float">
            <text:p>13774037</text:p>
          </table:table-cell>
          <table:table-cell office:value-type="float" office:value="13856185" calcext:value-type="float">
            <text:p>13856185</text:p>
          </table:table-cell>
          <table:table-cell office:value-type="float" office:value="13941700" calcext:value-type="float">
            <text:p>13941700</text:p>
          </table:table-cell>
          <table:table-cell office:value-type="float" office:value="14038270" calcext:value-type="float">
            <text:p>14038270</text:p>
          </table:table-cell>
          <table:table-cell office:value-type="float" office:value="14149800" calcext:value-type="float">
            <text:p>14149800</text:p>
          </table:table-cell>
          <table:table-cell office:value-type="float" office:value="14247208" calcext:value-type="float">
            <text:p>14247208</text:p>
          </table:table-cell>
          <table:table-cell office:value-type="float" office:value="14312690" calcext:value-type="float">
            <text:p>14312690</text:p>
          </table:table-cell>
          <table:table-cell office:value-type="float" office:value="14367070" calcext:value-type="float">
            <text:p>14367070</text:p>
          </table:table-cell>
          <table:table-cell office:value-type="float" office:value="14424211" calcext:value-type="float">
            <text:p>14424211</text:p>
          </table:table-cell>
          <table:table-cell office:value-type="float" office:value="14491632" calcext:value-type="float">
            <text:p>14491632</text:p>
          </table:table-cell>
          <table:table-cell office:value-type="float" office:value="14572278" calcext:value-type="float">
            <text:p>14572278</text:p>
          </table:table-cell>
          <table:table-cell office:value-type="float" office:value="14665037" calcext:value-type="float">
            <text:p>14665037</text:p>
          </table:table-cell>
          <table:table-cell office:value-type="float" office:value="14760094" calcext:value-type="float">
            <text:p>14760094</text:p>
          </table:table-cell>
          <table:table-cell office:value-type="float" office:value="14848907" calcext:value-type="float">
            <text:p>14848907</text:p>
          </table:table-cell>
          <table:table-cell office:value-type="float" office:value="14951510" calcext:value-type="float">
            <text:p>14951510</text:p>
          </table:table-cell>
          <table:table-cell office:value-type="float" office:value="15069798" calcext:value-type="float">
            <text:p>15069798</text:p>
          </table:table-cell>
          <table:table-cell office:value-type="float" office:value="15184166" calcext:value-type="float">
            <text:p>15184166</text:p>
          </table:table-cell>
          <table:table-cell office:value-type="float" office:value="15290368" calcext:value-type="float">
            <text:p>15290368</text:p>
          </table:table-cell>
          <table:table-cell office:value-type="float" office:value="15382838" calcext:value-type="float">
            <text:p>15382838</text:p>
          </table:table-cell>
          <table:table-cell office:value-type="float" office:value="15459006" calcext:value-type="float">
            <text:p>15459006</text:p>
          </table:table-cell>
          <table:table-cell office:value-type="float" office:value="15530498" calcext:value-type="float">
            <text:p>15530498</text:p>
          </table:table-cell>
          <table:table-cell office:value-type="float" office:value="15610650" calcext:value-type="float">
            <text:p>15610650</text:p>
          </table:table-cell>
          <table:table-cell office:value-type="float" office:value="15707209" calcext:value-type="float">
            <text:p>15707209</text:p>
          </table:table-cell>
          <table:table-cell office:value-type="float" office:value="15812088" calcext:value-type="float">
            <text:p>15812088</text:p>
          </table:table-cell>
          <table:table-cell office:value-type="float" office:value="15925513" calcext:value-type="float">
            <text:p>15925513</text:p>
          </table:table-cell>
          <table:table-cell office:value-type="float" office:value="16046180" calcext:value-type="float">
            <text:p>16046180</text:p>
          </table:table-cell>
          <table:table-cell office:value-type="float" office:value="16148929" calcext:value-type="float">
            <text:p>16148929</text:p>
          </table:table-cell>
          <table:table-cell office:value-type="float" office:value="16225302" calcext:value-type="float">
            <text:p>16225302</text:p>
          </table:table-cell>
          <table:table-cell office:value-type="float" office:value="16281779" calcext:value-type="float">
            <text:p>16281779</text:p>
          </table:table-cell>
          <table:table-cell office:value-type="float" office:value="16319868" calcext:value-type="float">
            <text:p>16319868</text:p>
          </table:table-cell>
          <table:table-cell office:value-type="float" office:value="16346101" calcext:value-type="float">
            <text:p>16346101</text:p>
          </table:table-cell>
          <table:table-cell office:value-type="float" office:value="16381696" calcext:value-type="float">
            <text:p>16381696</text:p>
          </table:table-cell>
          <table:table-cell office:value-type="float" office:value="16445593" calcext:value-type="float">
            <text:p>16445593</text:p>
          </table:table-cell>
          <table:table-cell office:value-type="float" office:value="16530388" calcext:value-type="float">
            <text:p>16530388</text:p>
          </table:table-cell>
          <table:table-cell office:value-type="float" office:value="16615394" calcext:value-type="float">
            <text:p>16615394</text:p>
          </table:table-cell>
          <table:table-cell office:value-type="float" office:value="16693074" calcext:value-type="float">
            <text:p>16693074</text:p>
          </table:table-cell>
          <table:table-cell office:value-type="float" office:value="16754962" calcext:value-type="float">
            <text:p>16754962</text:p>
          </table:table-cell>
          <table:table-cell office:value-type="float" office:value="16804432" calcext:value-type="float">
            <text:p>16804432</text:p>
          </table:table-cell>
          <table:table-cell office:value-type="float" office:value="16865008" calcext:value-type="float">
            <text:p>16865008</text:p>
          </table:table-cell>
          <table:table-cell office:value-type="float" office:value="16939923" calcext:value-type="float">
            <text:p>16939923</text:p>
          </table:table-cell>
          <table:table-cell office:value-type="float" office:value="17030314" calcext:value-type="float">
            <text:p>17030314</text:p>
          </table:table-cell>
          <table:table-cell office:value-type="float" office:value="17131296" calcext:value-type="float">
            <text:p>17131296</text:p>
          </table:table-cell>
          <table:table-cell office:value-type="float" office:value="17231017" calcext:value-type="float">
            <text:p>17231017</text:p>
          </table:table-cell>
        </table:table-row>
        <table:table-row table:style-name="ro1">
          <table:table-cell office:value-type="string" calcext:value-type="string">
            <text:p>Norvège</text:p>
          </table:table-cell>
          <table:table-cell office:value-type="string" calcext:value-type="string">
            <text:p>NOR</text:p>
          </table:table-cell>
          <table:table-cell office:value-type="float" office:value="3581239" calcext:value-type="float">
            <text:p>3581239</text:p>
          </table:table-cell>
          <table:table-cell office:value-type="float" office:value="3609800" calcext:value-type="float">
            <text:p>3609800</text:p>
          </table:table-cell>
          <table:table-cell office:value-type="float" office:value="3638918" calcext:value-type="float">
            <text:p>3638918</text:p>
          </table:table-cell>
          <table:table-cell office:value-type="float" office:value="3666537" calcext:value-type="float">
            <text:p>3666537</text:p>
          </table:table-cell>
          <table:table-cell office:value-type="float" office:value="3694339" calcext:value-type="float">
            <text:p>3694339</text:p>
          </table:table-cell>
          <table:table-cell office:value-type="float" office:value="3723168" calcext:value-type="float">
            <text:p>3723168</text:p>
          </table:table-cell>
          <table:table-cell office:value-type="float" office:value="3753012" calcext:value-type="float">
            <text:p>3753012</text:p>
          </table:table-cell>
          <table:table-cell office:value-type="float" office:value="3784539" calcext:value-type="float">
            <text:p>3784539</text:p>
          </table:table-cell>
          <table:table-cell office:value-type="float" office:value="3816486" calcext:value-type="float">
            <text:p>3816486</text:p>
          </table:table-cell>
          <table:table-cell office:value-type="float" office:value="3847707" calcext:value-type="float">
            <text:p>3847707</text:p>
          </table:table-cell>
          <table:table-cell office:value-type="float" office:value="3875763" calcext:value-type="float">
            <text:p>3875763</text:p>
          </table:table-cell>
          <table:table-cell office:value-type="float" office:value="3903039" calcext:value-type="float">
            <text:p>3903039</text:p>
          </table:table-cell>
          <table:table-cell office:value-type="float" office:value="3933004" calcext:value-type="float">
            <text:p>3933004</text:p>
          </table:table-cell>
          <table:table-cell office:value-type="float" office:value="3960612" calcext:value-type="float">
            <text:p>3960612</text:p>
          </table:table-cell>
          <table:table-cell office:value-type="float" office:value="3985258" calcext:value-type="float">
            <text:p>3985258</text:p>
          </table:table-cell>
          <table:table-cell office:value-type="float" office:value="4007313" calcext:value-type="float">
            <text:p>4007313</text:p>
          </table:table-cell>
          <table:table-cell office:value-type="float" office:value="4026152" calcext:value-type="float">
            <text:p>4026152</text:p>
          </table:table-cell>
          <table:table-cell office:value-type="float" office:value="4043205" calcext:value-type="float">
            <text:p>4043205</text:p>
          </table:table-cell>
          <table:table-cell office:value-type="float" office:value="4058671" calcext:value-type="float">
            <text:p>4058671</text:p>
          </table:table-cell>
          <table:table-cell office:value-type="float" office:value="4072517" calcext:value-type="float">
            <text:p>4072517</text:p>
          </table:table-cell>
          <table:table-cell office:value-type="float" office:value="4085620" calcext:value-type="float">
            <text:p>4085620</text:p>
          </table:table-cell>
          <table:table-cell office:value-type="float" office:value="4099702" calcext:value-type="float">
            <text:p>4099702</text:p>
          </table:table-cell>
          <table:table-cell office:value-type="float" office:value="4114787" calcext:value-type="float">
            <text:p>4114787</text:p>
          </table:table-cell>
          <table:table-cell office:value-type="float" office:value="4128432" calcext:value-type="float">
            <text:p>4128432</text:p>
          </table:table-cell>
          <table:table-cell office:value-type="float" office:value="4140099" calcext:value-type="float">
            <text:p>4140099</text:p>
          </table:table-cell>
          <table:table-cell office:value-type="float" office:value="4152516" calcext:value-type="float">
            <text:p>4152516</text:p>
          </table:table-cell>
          <table:table-cell office:value-type="float" office:value="4167354" calcext:value-type="float">
            <text:p>4167354</text:p>
          </table:table-cell>
          <table:table-cell office:value-type="float" office:value="4186905" calcext:value-type="float">
            <text:p>4186905</text:p>
          </table:table-cell>
          <table:table-cell office:value-type="float" office:value="4209488" calcext:value-type="float">
            <text:p>4209488</text:p>
          </table:table-cell>
          <table:table-cell office:value-type="float" office:value="4226901" calcext:value-type="float">
            <text:p>4226901</text:p>
          </table:table-cell>
          <table:table-cell office:value-type="float" office:value="4241473" calcext:value-type="float">
            <text:p>4241473</text:p>
          </table:table-cell>
          <table:table-cell office:value-type="float" office:value="4261732" calcext:value-type="float">
            <text:p>4261732</text:p>
          </table:table-cell>
          <table:table-cell office:value-type="float" office:value="4286401" calcext:value-type="float">
            <text:p>4286401</text:p>
          </table:table-cell>
          <table:table-cell office:value-type="float" office:value="4311991" calcext:value-type="float">
            <text:p>4311991</text:p>
          </table:table-cell>
          <table:table-cell office:value-type="float" office:value="4336613" calcext:value-type="float">
            <text:p>4336613</text:p>
          </table:table-cell>
          <table:table-cell office:value-type="float" office:value="4359184" calcext:value-type="float">
            <text:p>4359184</text:p>
          </table:table-cell>
          <table:table-cell office:value-type="float" office:value="4381336" calcext:value-type="float">
            <text:p>4381336</text:p>
          </table:table-cell>
          <table:table-cell office:value-type="float" office:value="4405157" calcext:value-type="float">
            <text:p>4405157</text:p>
          </table:table-cell>
          <table:table-cell office:value-type="float" office:value="4431464" calcext:value-type="float">
            <text:p>4431464</text:p>
          </table:table-cell>
          <table:table-cell office:value-type="float" office:value="4461913" calcext:value-type="float">
            <text:p>4461913</text:p>
          </table:table-cell>
          <table:table-cell office:value-type="float" office:value="4490967" calcext:value-type="float">
            <text:p>4490967</text:p>
          </table:table-cell>
          <table:table-cell office:value-type="float" office:value="4513751" calcext:value-type="float">
            <text:p>4513751</text:p>
          </table:table-cell>
          <table:table-cell office:value-type="float" office:value="4538159" calcext:value-type="float">
            <text:p>4538159</text:p>
          </table:table-cell>
          <table:table-cell office:value-type="float" office:value="4564855" calcext:value-type="float">
            <text:p>4564855</text:p>
          </table:table-cell>
          <table:table-cell office:value-type="float" office:value="4591910" calcext:value-type="float">
            <text:p>4591910</text:p>
          </table:table-cell>
          <table:table-cell office:value-type="float" office:value="4623291" calcext:value-type="float">
            <text:p>4623291</text:p>
          </table:table-cell>
          <table:table-cell office:value-type="float" office:value="4660677" calcext:value-type="float">
            <text:p>4660677</text:p>
          </table:table-cell>
          <table:table-cell office:value-type="float" office:value="4709153" calcext:value-type="float">
            <text:p>4709153</text:p>
          </table:table-cell>
          <table:table-cell office:value-type="float" office:value="4768212" calcext:value-type="float">
            <text:p>4768212</text:p>
          </table:table-cell>
          <table:table-cell office:value-type="float" office:value="4828726" calcext:value-type="float">
            <text:p>4828726</text:p>
          </table:table-cell>
          <table:table-cell office:value-type="float" office:value="4889252" calcext:value-type="float">
            <text:p>4889252</text:p>
          </table:table-cell>
          <table:table-cell office:value-type="float" office:value="4953088" calcext:value-type="float">
            <text:p>4953088</text:p>
          </table:table-cell>
          <table:table-cell office:value-type="float" office:value="5018573" calcext:value-type="float">
            <text:p>5018573</text:p>
          </table:table-cell>
          <table:table-cell office:value-type="float" office:value="5079623" calcext:value-type="float">
            <text:p>5079623</text:p>
          </table:table-cell>
          <table:table-cell office:value-type="float" office:value="5137232" calcext:value-type="float">
            <text:p>5137232</text:p>
          </table:table-cell>
          <table:table-cell office:value-type="float" office:value="5188607" calcext:value-type="float">
            <text:p>5188607</text:p>
          </table:table-cell>
          <table:table-cell office:value-type="float" office:value="5234519" calcext:value-type="float">
            <text:p>5234519</text:p>
          </table:table-cell>
          <table:table-cell office:value-type="float" office:value="5276968" calcext:value-type="float">
            <text:p>5276968</text:p>
          </table:table-cell>
          <table:table-cell office:value-type="float" office:value="5314336" calcext:value-type="float">
            <text:p>5314336</text:p>
          </table:table-cell>
        </table:table-row>
        <table:table-row table:style-name="ro1">
          <table:table-cell office:value-type="string" calcext:value-type="string">
            <text:p>Népal</text:p>
          </table:table-cell>
          <table:table-cell office:value-type="string" calcext:value-type="string">
            <text:p>NPL</text:p>
          </table:table-cell>
          <table:table-cell office:value-type="float" office:value="10105050" calcext:value-type="float">
            <text:p>10105050</text:p>
          </table:table-cell>
          <table:table-cell office:value-type="float" office:value="10267264" calcext:value-type="float">
            <text:p>10267264</text:p>
          </table:table-cell>
          <table:table-cell office:value-type="float" office:value="10433145" calcext:value-type="float">
            <text:p>10433145</text:p>
          </table:table-cell>
          <table:table-cell office:value-type="float" office:value="10604621" calcext:value-type="float">
            <text:p>10604621</text:p>
          </table:table-cell>
          <table:table-cell office:value-type="float" office:value="10783967" calcext:value-type="float">
            <text:p>10783967</text:p>
          </table:table-cell>
          <table:table-cell office:value-type="float" office:value="10972912" calcext:value-type="float">
            <text:p>10972912</text:p>
          </table:table-cell>
          <table:table-cell office:value-type="float" office:value="11172529" calcext:value-type="float">
            <text:p>11172529</text:p>
          </table:table-cell>
          <table:table-cell office:value-type="float" office:value="11382967" calcext:value-type="float">
            <text:p>11382967</text:p>
          </table:table-cell>
          <table:table-cell office:value-type="float" office:value="11603928" calcext:value-type="float">
            <text:p>11603928</text:p>
          </table:table-cell>
          <table:table-cell office:value-type="float" office:value="11834654" calcext:value-type="float">
            <text:p>11834654</text:p>
          </table:table-cell>
          <table:table-cell office:value-type="float" office:value="12074626" calcext:value-type="float">
            <text:p>12074626</text:p>
          </table:table-cell>
          <table:table-cell office:value-type="float" office:value="12323982" calcext:value-type="float">
            <text:p>12323982</text:p>
          </table:table-cell>
          <table:table-cell office:value-type="float" office:value="12583140" calcext:value-type="float">
            <text:p>12583140</text:p>
          </table:table-cell>
          <table:table-cell office:value-type="float" office:value="12852206" calcext:value-type="float">
            <text:p>12852206</text:p>
          </table:table-cell>
          <table:table-cell office:value-type="float" office:value="13131260" calcext:value-type="float">
            <text:p>13131260</text:p>
          </table:table-cell>
          <table:table-cell office:value-type="float" office:value="13420369" calcext:value-type="float">
            <text:p>13420369</text:p>
          </table:table-cell>
          <table:table-cell office:value-type="float" office:value="13719471" calcext:value-type="float">
            <text:p>13719471</text:p>
          </table:table-cell>
          <table:table-cell office:value-type="float" office:value="14028536" calcext:value-type="float">
            <text:p>14028536</text:p>
          </table:table-cell>
          <table:table-cell office:value-type="float" office:value="14347641" calcext:value-type="float">
            <text:p>14347641</text:p>
          </table:table-cell>
          <table:table-cell office:value-type="float" office:value="14676929" calcext:value-type="float">
            <text:p>14676929</text:p>
          </table:table-cell>
          <table:table-cell office:value-type="float" office:value="15016402" calcext:value-type="float">
            <text:p>15016402</text:p>
          </table:table-cell>
          <table:table-cell office:value-type="float" office:value="15367230" calcext:value-type="float">
            <text:p>15367230</text:p>
          </table:table-cell>
          <table:table-cell office:value-type="float" office:value="15729431" calcext:value-type="float">
            <text:p>15729431</text:p>
          </table:table-cell>
          <table:table-cell office:value-type="float" office:value="16100617" calcext:value-type="float">
            <text:p>16100617</text:p>
          </table:table-cell>
          <table:table-cell office:value-type="float" office:value="16477473" calcext:value-type="float">
            <text:p>16477473</text:p>
          </table:table-cell>
          <table:table-cell office:value-type="float" office:value="16858310" calcext:value-type="float">
            <text:p>16858310</text:p>
          </table:table-cell>
          <table:table-cell office:value-type="float" office:value="17239673" calcext:value-type="float">
            <text:p>17239673</text:p>
          </table:table-cell>
          <table:table-cell office:value-type="float" office:value="17623693" calcext:value-type="float">
            <text:p>17623693</text:p>
          </table:table-cell>
          <table:table-cell office:value-type="float" office:value="18020753" calcext:value-type="float">
            <text:p>18020753</text:p>
          </table:table-cell>
          <table:table-cell office:value-type="float" office:value="18445028" calcext:value-type="float">
            <text:p>18445028</text:p>
          </table:table-cell>
          <table:table-cell office:value-type="float" office:value="18905478" calcext:value-type="float">
            <text:p>18905478</text:p>
          </table:table-cell>
          <table:table-cell office:value-type="float" office:value="19405504" calcext:value-type="float">
            <text:p>19405504</text:p>
          </table:table-cell>
          <table:table-cell office:value-type="float" office:value="19938320" calcext:value-type="float">
            <text:p>19938320</text:p>
          </table:table-cell>
          <table:table-cell office:value-type="float" office:value="20489975" calcext:value-type="float">
            <text:p>20489975</text:p>
          </table:table-cell>
          <table:table-cell office:value-type="float" office:value="21040904" calcext:value-type="float">
            <text:p>21040904</text:p>
          </table:table-cell>
          <table:table-cell office:value-type="float" office:value="21576071" calcext:value-type="float">
            <text:p>21576071</text:p>
          </table:table-cell>
          <table:table-cell office:value-type="float" office:value="22090352" calcext:value-type="float">
            <text:p>22090352</text:p>
          </table:table-cell>
          <table:table-cell office:value-type="float" office:value="22584775" calcext:value-type="float">
            <text:p>22584775</text:p>
          </table:table-cell>
          <table:table-cell office:value-type="float" office:value="23057883" calcext:value-type="float">
            <text:p>23057883</text:p>
          </table:table-cell>
          <table:table-cell office:value-type="float" office:value="23509964" calcext:value-type="float">
            <text:p>23509964</text:p>
          </table:table-cell>
          <table:table-cell office:value-type="float" office:value="23941110" calcext:value-type="float">
            <text:p>23941110</text:p>
          </table:table-cell>
          <table:table-cell office:value-type="float" office:value="24347106" calcext:value-type="float">
            <text:p>24347106</text:p>
          </table:table-cell>
          <table:table-cell office:value-type="float" office:value="24725627" calcext:value-type="float">
            <text:p>24725627</text:p>
          </table:table-cell>
          <table:table-cell office:value-type="float" office:value="25080872" calcext:value-type="float">
            <text:p>25080872</text:p>
          </table:table-cell>
          <table:table-cell office:value-type="float" office:value="25419344" calcext:value-type="float">
            <text:p>25419344</text:p>
          </table:table-cell>
          <table:table-cell office:value-type="float" office:value="25744500" calcext:value-type="float">
            <text:p>25744500</text:p>
          </table:table-cell>
          <table:table-cell office:value-type="float" office:value="26066693" calcext:value-type="float">
            <text:p>26066693</text:p>
          </table:table-cell>
          <table:table-cell office:value-type="float" office:value="26382581" calcext:value-type="float">
            <text:p>26382581</text:p>
          </table:table-cell>
          <table:table-cell office:value-type="float" office:value="26666576" calcext:value-type="float">
            <text:p>26666576</text:p>
          </table:table-cell>
          <table:table-cell office:value-type="float" office:value="26883535" calcext:value-type="float">
            <text:p>26883535</text:p>
          </table:table-cell>
          <table:table-cell office:value-type="float" office:value="27013212" calcext:value-type="float">
            <text:p>27013212</text:p>
          </table:table-cell>
          <table:table-cell office:value-type="float" office:value="27041437" calcext:value-type="float">
            <text:p>27041437</text:p>
          </table:table-cell>
          <table:table-cell office:value-type="float" office:value="26989862" calcext:value-type="float">
            <text:p>26989862</text:p>
          </table:table-cell>
          <table:table-cell office:value-type="float" office:value="26917906" calcext:value-type="float">
            <text:p>26917906</text:p>
          </table:table-cell>
          <table:table-cell office:value-type="float" office:value="26906926" calcext:value-type="float">
            <text:p>26906926</text:p>
          </table:table-cell>
          <table:table-cell office:value-type="float" office:value="27015031" calcext:value-type="float">
            <text:p>27015031</text:p>
          </table:table-cell>
          <table:table-cell office:value-type="float" office:value="27261131" calcext:value-type="float">
            <text:p>27261131</text:p>
          </table:table-cell>
          <table:table-cell office:value-type="float" office:value="27627124" calcext:value-type="float">
            <text:p>27627124</text:p>
          </table:table-cell>
          <table:table-cell office:value-type="float" office:value="28087871" calcext:value-type="float">
            <text:p>28087871</text:p>
          </table:table-cell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U</text:p>
          </table:table-cell>
          <table:table-cell office:value-type="float" office:value="4375" calcext:value-type="float">
            <text:p>4375</text:p>
          </table:table-cell>
          <table:table-cell office:value-type="float" office:value="4632" calcext:value-type="float">
            <text:p>4632</text:p>
          </table:table-cell>
          <table:table-cell office:value-type="float" office:value="4944" calcext:value-type="float">
            <text:p>4944</text:p>
          </table:table-cell>
          <table:table-cell office:value-type="float" office:value="5275" calcext:value-type="float">
            <text:p>5275</text:p>
          </table:table-cell>
          <table:table-cell office:value-type="float" office:value="5592" calcext:value-type="float">
            <text:p>5592</text:p>
          </table:table-cell>
          <table:table-cell office:value-type="float" office:value="5856" calcext:value-type="float">
            <text:p>5856</text:p>
          </table:table-cell>
          <table:table-cell office:value-type="float" office:value="6067" calcext:value-type="float">
            <text:p>6067</text:p>
          </table:table-cell>
          <table:table-cell office:value-type="float" office:value="6223" calcext:value-type="float">
            <text:p>6223</text:p>
          </table:table-cell>
          <table:table-cell office:value-type="float" office:value="6337" calcext:value-type="float">
            <text:p>6337</text:p>
          </table:table-cell>
          <table:table-cell office:value-type="float" office:value="6441" calcext:value-type="float">
            <text:p>6441</text:p>
          </table:table-cell>
          <table:table-cell office:value-type="float" office:value="6552" calcext:value-type="float">
            <text:p>6552</text:p>
          </table:table-cell>
          <table:table-cell office:value-type="float" office:value="6678" calcext:value-type="float">
            <text:p>6678</text:p>
          </table:table-cell>
          <table:table-cell office:value-type="float" office:value="6803" calcext:value-type="float">
            <text:p>6803</text:p>
          </table:table-cell>
          <table:table-cell office:value-type="float" office:value="6928" calcext:value-type="float">
            <text:p>6928</text:p>
          </table:table-cell>
          <table:table-cell office:value-type="float" office:value="7058" calcext:value-type="float">
            <text:p>7058</text:p>
          </table:table-cell>
          <table:table-cell office:value-type="float" office:value="7175" calcext:value-type="float">
            <text:p>7175</text:p>
          </table:table-cell>
          <table:table-cell office:value-type="float" office:value="7286" calcext:value-type="float">
            <text:p>7286</text:p>
          </table:table-cell>
          <table:table-cell office:value-type="float" office:value="7399" calcext:value-type="float">
            <text:p>7399</text:p>
          </table:table-cell>
          <table:table-cell office:value-type="float" office:value="7503" calcext:value-type="float">
            <text:p>7503</text:p>
          </table:table-cell>
          <table:table-cell office:value-type="float" office:value="7616" calcext:value-type="float">
            <text:p>7616</text:p>
          </table:table-cell>
          <table:table-cell office:value-type="float" office:value="7741" calcext:value-type="float">
            <text:p>7741</text:p>
          </table:table-cell>
          <table:table-cell office:value-type="float" office:value="7875" calcext:value-type="float">
            <text:p>7875</text:p>
          </table:table-cell>
          <table:table-cell office:value-type="float" office:value="8018" calcext:value-type="float">
            <text:p>8018</text:p>
          </table:table-cell>
          <table:table-cell office:value-type="float" office:value="8171" calcext:value-type="float">
            <text:p>8171</text:p>
          </table:table-cell>
          <table:table-cell office:value-type="float" office:value="8328" calcext:value-type="float">
            <text:p>8328</text:p>
          </table:table-cell>
          <table:table-cell office:value-type="float" office:value="8501" calcext:value-type="float">
            <text:p>8501</text:p>
          </table:table-cell>
          <table:table-cell office:value-type="float" office:value="8683" calcext:value-type="float">
            <text:p>8683</text:p>
          </table:table-cell>
          <table:table-cell office:value-type="float" office:value="8865" calcext:value-type="float">
            <text:p>8865</text:p>
          </table:table-cell>
          <table:table-cell office:value-type="float" office:value="9062" calcext:value-type="float">
            <text:p>9062</text:p>
          </table:table-cell>
          <table:table-cell office:value-type="float" office:value="9278" calcext:value-type="float">
            <text:p>9278</text:p>
          </table:table-cell>
          <table:table-cell office:value-type="float" office:value="9505" calcext:value-type="float">
            <text:p>9505</text:p>
          </table:table-cell>
          <table:table-cell office:value-type="float" office:value="9764" calcext:value-type="float">
            <text:p>9764</text:p>
          </table:table-cell>
          <table:table-cell office:value-type="float" office:value="10030" calcext:value-type="float">
            <text:p>10030</text:p>
          </table:table-cell>
          <table:table-cell office:value-type="float" office:value="10287" calcext:value-type="float">
            <text:p>10287</text:p>
          </table:table-cell>
          <table:table-cell office:value-type="float" office:value="10498" calcext:value-type="float">
            <text:p>10498</text:p>
          </table:table-cell>
          <table:table-cell office:value-type="float" office:value="10628" calcext:value-type="float">
            <text:p>10628</text:p>
          </table:table-cell>
          <table:table-cell office:value-type="float" office:value="10672" calcext:value-type="float">
            <text:p>10672</text:p>
          </table:table-cell>
          <table:table-cell office:value-type="float" office:value="10647" calcext:value-type="float">
            <text:p>10647</text:p>
          </table:table-cell>
          <table:table-cell office:value-type="float" office:value="10565" calcext:value-type="float">
            <text:p>10565</text:p>
          </table:table-cell>
          <table:table-cell office:value-type="float" office:value="10449" calcext:value-type="float">
            <text:p>10449</text:p>
          </table:table-cell>
          <table:table-cell office:value-type="float" office:value="10337" calcext:value-type="float">
            <text:p>10337</text:p>
          </table:table-cell>
          <table:table-cell office:value-type="float" office:value="10215" calcext:value-type="float">
            <text:p>10215</text:p>
          </table:table-cell>
          <table:table-cell office:value-type="float" office:value="10102" calcext:value-type="float">
            <text:p>10102</text:p>
          </table:table-cell>
          <table:table-cell office:value-type="float" office:value="9994" calcext:value-type="float">
            <text:p>9994</text:p>
          </table:table-cell>
          <table:table-cell office:value-type="float" office:value="9902" calcext:value-type="float">
            <text:p>9902</text:p>
          </table:table-cell>
          <table:table-cell office:value-type="float" office:value="9849" calcext:value-type="float">
            <text:p>9849</text:p>
          </table:table-cell>
          <table:table-cell office:value-type="float" office:value="9828" calcext:value-type="float">
            <text:p>9828</text:p>
          </table:table-cell>
          <table:table-cell office:value-type="float" office:value="9842" calcext:value-type="float">
            <text:p>9842</text:p>
          </table:table-cell>
          <table:table-cell office:value-type="float" office:value="9891" calcext:value-type="float">
            <text:p>9891</text:p>
          </table:table-cell>
          <table:table-cell office:value-type="float" office:value="9939" calcext:value-type="float">
            <text:p>9939</text:p>
          </table:table-cell>
          <table:table-cell office:value-type="float" office:value="10005" calcext:value-type="float">
            <text:p>10005</text:p>
          </table:table-cell>
          <table:table-cell office:value-type="float" office:value="10057" calcext:value-type="float">
            <text:p>10057</text:p>
          </table:table-cell>
          <table:table-cell office:value-type="float" office:value="10279" calcext:value-type="float">
            <text:p>10279</text:p>
          </table:table-cell>
          <table:table-cell office:value-type="float" office:value="10821" calcext:value-type="float">
            <text:p>10821</text:p>
          </table:table-cell>
          <table:table-cell office:value-type="float" office:value="11853" calcext:value-type="float">
            <text:p>11853</text:p>
          </table:table-cell>
          <table:table-cell office:value-type="float" office:value="12475" calcext:value-type="float">
            <text:p>12475</text:p>
          </table:table-cell>
          <table:table-cell office:value-type="float" office:value="13049" calcext:value-type="float">
            <text:p>13049</text:p>
          </table:table-cell>
          <table:table-cell office:value-type="float" office:value="12876" calcext:value-type="float">
            <text:p>12876</text:p>
          </table:table-cell>
          <table:table-cell office:value-type="float" office:value="12704" calcext:value-type="float">
            <text:p>12704</text:p>
          </table:table-cell>
        </table:table-row>
        <table:table-row table:style-name="ro1">
          <table:table-cell office:value-type="string" calcext:value-type="string">
            <text:p>Nouvelle-Zélande</text:p>
          </table:table-cell>
          <table:table-cell office:value-type="string" calcext:value-type="string">
            <text:p>NZL</text:p>
          </table:table-cell>
          <table:table-cell office:value-type="float" office:value="2371800" calcext:value-type="float">
            <text:p>2371800</text:p>
          </table:table-cell>
          <table:table-cell office:value-type="float" office:value="2419700" calcext:value-type="float">
            <text:p>2419700</text:p>
          </table:table-cell>
          <table:table-cell office:value-type="float" office:value="2482000" calcext:value-type="float">
            <text:p>2482000</text:p>
          </table:table-cell>
          <table:table-cell office:value-type="float" office:value="2531800" calcext:value-type="float">
            <text:p>2531800</text:p>
          </table:table-cell>
          <table:table-cell office:value-type="float" office:value="2585400" calcext:value-type="float">
            <text:p>2585400</text:p>
          </table:table-cell>
          <table:table-cell office:value-type="float" office:value="2628400" calcext:value-type="float">
            <text:p>2628400</text:p>
          </table:table-cell>
          <table:table-cell office:value-type="float" office:value="2675900" calcext:value-type="float">
            <text:p>2675900</text:p>
          </table:table-cell>
          <table:table-cell office:value-type="float" office:value="2724100" calcext:value-type="float">
            <text:p>2724100</text:p>
          </table:table-cell>
          <table:table-cell office:value-type="float" office:value="2748100" calcext:value-type="float">
            <text:p>2748100</text:p>
          </table:table-cell>
          <table:table-cell office:value-type="float" office:value="2772800" calcext:value-type="float">
            <text:p>2772800</text:p>
          </table:table-cell>
          <table:table-cell office:value-type="float" office:value="2810700" calcext:value-type="float">
            <text:p>2810700</text:p>
          </table:table-cell>
          <table:table-cell office:value-type="float" office:value="2853000" calcext:value-type="float">
            <text:p>2853000</text:p>
          </table:table-cell>
          <table:table-cell office:value-type="float" office:value="2903900" calcext:value-type="float">
            <text:p>2903900</text:p>
          </table:table-cell>
          <table:table-cell office:value-type="float" office:value="2961300" calcext:value-type="float">
            <text:p>2961300</text:p>
          </table:table-cell>
          <table:table-cell office:value-type="float" office:value="3023700" calcext:value-type="float">
            <text:p>3023700</text:p>
          </table:table-cell>
          <table:table-cell office:value-type="float" office:value="3083100" calcext:value-type="float">
            <text:p>3083100</text:p>
          </table:table-cell>
          <table:table-cell office:value-type="float" office:value="3110500" calcext:value-type="float">
            <text:p>3110500</text:p>
          </table:table-cell>
          <table:table-cell office:value-type="float" office:value="3120200" calcext:value-type="float">
            <text:p>3120200</text:p>
          </table:table-cell>
          <table:table-cell office:value-type="float" office:value="3121200" calcext:value-type="float">
            <text:p>3121200</text:p>
          </table:table-cell>
          <table:table-cell office:value-type="float" office:value="3109000" calcext:value-type="float">
            <text:p>3109000</text:p>
          </table:table-cell>
          <table:table-cell office:value-type="float" office:value="3112900" calcext:value-type="float">
            <text:p>3112900</text:p>
          </table:table-cell>
          <table:table-cell office:value-type="float" office:value="3124900" calcext:value-type="float">
            <text:p>3124900</text:p>
          </table:table-cell>
          <table:table-cell office:value-type="float" office:value="3156100" calcext:value-type="float">
            <text:p>3156100</text:p>
          </table:table-cell>
          <table:table-cell office:value-type="float" office:value="3199300" calcext:value-type="float">
            <text:p>3199300</text:p>
          </table:table-cell>
          <table:table-cell office:value-type="float" office:value="3227100" calcext:value-type="float">
            <text:p>3227100</text:p>
          </table:table-cell>
          <table:table-cell office:value-type="float" office:value="3247100" calcext:value-type="float">
            <text:p>3247100</text:p>
          </table:table-cell>
          <table:table-cell office:value-type="float" office:value="3246300" calcext:value-type="float">
            <text:p>3246300</text:p>
          </table:table-cell>
          <table:table-cell office:value-type="float" office:value="3274400" calcext:value-type="float">
            <text:p>3274400</text:p>
          </table:table-cell>
          <table:table-cell office:value-type="float" office:value="3283400" calcext:value-type="float">
            <text:p>3283400</text:p>
          </table:table-cell>
          <table:table-cell office:value-type="float" office:value="3299200" calcext:value-type="float">
            <text:p>3299200</text:p>
          </table:table-cell>
          <table:table-cell office:value-type="float" office:value="3329800" calcext:value-type="float">
            <text:p>3329800</text:p>
          </table:table-cell>
          <table:table-cell office:value-type="float" office:value="3495100" calcext:value-type="float">
            <text:p>3495100</text:p>
          </table:table-cell>
          <table:table-cell office:value-type="float" office:value="3531700" calcext:value-type="float">
            <text:p>3531700</text:p>
          </table:table-cell>
          <table:table-cell office:value-type="float" office:value="3572200" calcext:value-type="float">
            <text:p>3572200</text:p>
          </table:table-cell>
          <table:table-cell office:value-type="float" office:value="3620000" calcext:value-type="float">
            <text:p>3620000</text:p>
          </table:table-cell>
          <table:table-cell office:value-type="float" office:value="3673400" calcext:value-type="float">
            <text:p>3673400</text:p>
          </table:table-cell>
          <table:table-cell office:value-type="float" office:value="3732000" calcext:value-type="float">
            <text:p>3732000</text:p>
          </table:table-cell>
          <table:table-cell office:value-type="float" office:value="3781300" calcext:value-type="float">
            <text:p>3781300</text:p>
          </table:table-cell>
          <table:table-cell office:value-type="float" office:value="3815000" calcext:value-type="float">
            <text:p>3815000</text:p>
          </table:table-cell>
          <table:table-cell office:value-type="float" office:value="3835100" calcext:value-type="float">
            <text:p>3835100</text:p>
          </table:table-cell>
          <table:table-cell office:value-type="float" office:value="3857700" calcext:value-type="float">
            <text:p>3857700</text:p>
          </table:table-cell>
          <table:table-cell office:value-type="float" office:value="3880500" calcext:value-type="float">
            <text:p>3880500</text:p>
          </table:table-cell>
          <table:table-cell office:value-type="float" office:value="3948500" calcext:value-type="float">
            <text:p>3948500</text:p>
          </table:table-cell>
          <table:table-cell office:value-type="float" office:value="4027200" calcext:value-type="float">
            <text:p>4027200</text:p>
          </table:table-cell>
          <table:table-cell office:value-type="float" office:value="4087500" calcext:value-type="float">
            <text:p>4087500</text:p>
          </table:table-cell>
          <table:table-cell office:value-type="float" office:value="4133900" calcext:value-type="float">
            <text:p>4133900</text:p>
          </table:table-cell>
          <table:table-cell office:value-type="float" office:value="4184600" calcext:value-type="float">
            <text:p>4184600</text:p>
          </table:table-cell>
          <table:table-cell office:value-type="float" office:value="4223800" calcext:value-type="float">
            <text:p>4223800</text:p>
          </table:table-cell>
          <table:table-cell office:value-type="float" office:value="4259800" calcext:value-type="float">
            <text:p>4259800</text:p>
          </table:table-cell>
          <table:table-cell office:value-type="float" office:value="4302600" calcext:value-type="float">
            <text:p>4302600</text:p>
          </table:table-cell>
          <table:table-cell office:value-type="float" office:value="4350700" calcext:value-type="float">
            <text:p>4350700</text:p>
          </table:table-cell>
          <table:table-cell office:value-type="float" office:value="4384000" calcext:value-type="float">
            <text:p>4384000</text:p>
          </table:table-cell>
          <table:table-cell office:value-type="float" office:value="4408100" calcext:value-type="float">
            <text:p>4408100</text:p>
          </table:table-cell>
          <table:table-cell office:value-type="float" office:value="4442100" calcext:value-type="float">
            <text:p>4442100</text:p>
          </table:table-cell>
          <table:table-cell office:value-type="float" office:value="4509700" calcext:value-type="float">
            <text:p>4509700</text:p>
          </table:table-cell>
          <table:table-cell office:value-type="float" office:value="4595700" calcext:value-type="float">
            <text:p>4595700</text:p>
          </table:table-cell>
          <table:table-cell office:value-type="float" office:value="4693200" calcext:value-type="float">
            <text:p>4693200</text:p>
          </table:table-cell>
          <table:table-cell office:value-type="float" office:value="4793900" calcext:value-type="float">
            <text:p>4793900</text:p>
          </table:table-cell>
          <table:table-cell office:value-type="float" office:value="4885500" calcext:value-type="float">
            <text:p>4885500</text:p>
          </table:table-cell>
        </table:table-row>
        <table:table-row table:style-name="ro1">
          <table:table-cell office:value-type="string" calcext:value-type="string">
            <text:p>Pays membres de l'OCDE</text:p>
          </table:table-cell>
          <table:table-cell office:value-type="string" calcext:value-type="string">
            <text:p>OED</text:p>
          </table:table-cell>
          <table:table-cell office:value-type="float" office:value="791309222" calcext:value-type="float">
            <text:p>791309222</text:p>
          </table:table-cell>
          <table:table-cell office:value-type="float" office:value="803629386" calcext:value-type="float">
            <text:p>803629386</text:p>
          </table:table-cell>
          <table:table-cell office:value-type="float" office:value="814576858" calcext:value-type="float">
            <text:p>814576858</text:p>
          </table:table-cell>
          <table:table-cell office:value-type="float" office:value="825495463" calcext:value-type="float">
            <text:p>825495463</text:p>
          </table:table-cell>
          <table:table-cell office:value-type="float" office:value="836395330" calcext:value-type="float">
            <text:p>836395330</text:p>
          </table:table-cell>
          <table:table-cell office:value-type="float" office:value="846970817" calcext:value-type="float">
            <text:p>846970817</text:p>
          </table:table-cell>
          <table:table-cell office:value-type="float" office:value="857049045" calcext:value-type="float">
            <text:p>857049045</text:p>
          </table:table-cell>
          <table:table-cell office:value-type="float" office:value="866745021" calcext:value-type="float">
            <text:p>866745021</text:p>
          </table:table-cell>
          <table:table-cell office:value-type="float" office:value="875528057" calcext:value-type="float">
            <text:p>875528057</text:p>
          </table:table-cell>
          <table:table-cell office:value-type="float" office:value="886061016" calcext:value-type="float">
            <text:p>886061016</text:p>
          </table:table-cell>
          <table:table-cell office:value-type="float" office:value="895585273" calcext:value-type="float">
            <text:p>895585273</text:p>
          </table:table-cell>
          <table:table-cell office:value-type="float" office:value="906059367" calcext:value-type="float">
            <text:p>906059367</text:p>
          </table:table-cell>
          <table:table-cell office:value-type="float" office:value="916286623" calcext:value-type="float">
            <text:p>916286623</text:p>
          </table:table-cell>
          <table:table-cell office:value-type="float" office:value="925600118" calcext:value-type="float">
            <text:p>925600118</text:p>
          </table:table-cell>
          <table:table-cell office:value-type="float" office:value="935983893" calcext:value-type="float">
            <text:p>935983893</text:p>
          </table:table-cell>
          <table:table-cell office:value-type="float" office:value="945871539" calcext:value-type="float">
            <text:p>945871539</text:p>
          </table:table-cell>
          <table:table-cell office:value-type="float" office:value="954394265" calcext:value-type="float">
            <text:p>954394265</text:p>
          </table:table-cell>
          <table:table-cell office:value-type="float" office:value="963138632" calcext:value-type="float">
            <text:p>963138632</text:p>
          </table:table-cell>
          <table:table-cell office:value-type="float" office:value="971910822" calcext:value-type="float">
            <text:p>971910822</text:p>
          </table:table-cell>
          <table:table-cell office:value-type="float" office:value="980829495" calcext:value-type="float">
            <text:p>980829495</text:p>
          </table:table-cell>
          <table:table-cell office:value-type="float" office:value="989638618" calcext:value-type="float">
            <text:p>989638618</text:p>
          </table:table-cell>
          <table:table-cell office:value-type="float" office:value="998349556" calcext:value-type="float">
            <text:p>998349556</text:p>
          </table:table-cell>
          <table:table-cell office:value-type="float" office:value="1006653522" calcext:value-type="float">
            <text:p>1006653522</text:p>
          </table:table-cell>
          <table:table-cell office:value-type="float" office:value="1014600264" calcext:value-type="float">
            <text:p>1014600264</text:p>
          </table:table-cell>
          <table:table-cell office:value-type="float" office:value="1022196070" calcext:value-type="float">
            <text:p>1022196070</text:p>
          </table:table-cell>
          <table:table-cell office:value-type="float" office:value="1029842555" calcext:value-type="float">
            <text:p>1029842555</text:p>
          </table:table-cell>
          <table:table-cell office:value-type="float" office:value="1037777618" calcext:value-type="float">
            <text:p>1037777618</text:p>
          </table:table-cell>
          <table:table-cell office:value-type="float" office:value="1045652901" calcext:value-type="float">
            <text:p>1045652901</text:p>
          </table:table-cell>
          <table:table-cell office:value-type="float" office:value="1053638658" calcext:value-type="float">
            <text:p>1053638658</text:p>
          </table:table-cell>
          <table:table-cell office:value-type="float" office:value="1062081668" calcext:value-type="float">
            <text:p>1062081668</text:p>
          </table:table-cell>
          <table:table-cell office:value-type="float" office:value="1071033942" calcext:value-type="float">
            <text:p>1071033942</text:p>
          </table:table-cell>
          <table:table-cell office:value-type="float" office:value="1080817111" calcext:value-type="float">
            <text:p>1080817111</text:p>
          </table:table-cell>
          <table:table-cell office:value-type="float" office:value="1090444452" calcext:value-type="float">
            <text:p>1090444452</text:p>
          </table:table-cell>
          <table:table-cell office:value-type="float" office:value="1099606388" calcext:value-type="float">
            <text:p>1099606388</text:p>
          </table:table-cell>
          <table:table-cell office:value-type="float" office:value="1108313712" calcext:value-type="float">
            <text:p>1108313712</text:p>
          </table:table-cell>
          <table:table-cell office:value-type="float" office:value="1116879852" calcext:value-type="float">
            <text:p>1116879852</text:p>
          </table:table-cell>
          <table:table-cell office:value-type="float" office:value="1125172255" calcext:value-type="float">
            <text:p>1125172255</text:p>
          </table:table-cell>
          <table:table-cell office:value-type="float" office:value="1133422874" calcext:value-type="float">
            <text:p>1133422874</text:p>
          </table:table-cell>
          <table:table-cell office:value-type="float" office:value="1141378668" calcext:value-type="float">
            <text:p>1141378668</text:p>
          </table:table-cell>
          <table:table-cell office:value-type="float" office:value="1149382451" calcext:value-type="float">
            <text:p>1149382451</text:p>
          </table:table-cell>
          <table:table-cell office:value-type="float" office:value="1157244082" calcext:value-type="float">
            <text:p>1157244082</text:p>
          </table:table-cell>
          <table:table-cell office:value-type="float" office:value="1165497846" calcext:value-type="float">
            <text:p>1165497846</text:p>
          </table:table-cell>
          <table:table-cell office:value-type="float" office:value="1173879536" calcext:value-type="float">
            <text:p>1173879536</text:p>
          </table:table-cell>
          <table:table-cell office:value-type="float" office:value="1182206361" calcext:value-type="float">
            <text:p>1182206361</text:p>
          </table:table-cell>
          <table:table-cell office:value-type="float" office:value="1190571071" calcext:value-type="float">
            <text:p>1190571071</text:p>
          </table:table-cell>
          <table:table-cell office:value-type="float" office:value="1198888103" calcext:value-type="float">
            <text:p>1198888103</text:p>
          </table:table-cell>
          <table:table-cell office:value-type="float" office:value="1207587551" calcext:value-type="float">
            <text:p>1207587551</text:p>
          </table:table-cell>
          <table:table-cell office:value-type="float" office:value="1216472640" calcext:value-type="float">
            <text:p>1216472640</text:p>
          </table:table-cell>
          <table:table-cell office:value-type="float" office:value="1225804612" calcext:value-type="float">
            <text:p>1225804612</text:p>
          </table:table-cell>
          <table:table-cell office:value-type="float" office:value="1234364086" calcext:value-type="float">
            <text:p>1234364086</text:p>
          </table:table-cell>
          <table:table-cell office:value-type="float" office:value="1242309585" calcext:value-type="float">
            <text:p>1242309585</text:p>
          </table:table-cell>
          <table:table-cell office:value-type="float" office:value="1248424526" calcext:value-type="float">
            <text:p>1248424526</text:p>
          </table:table-cell>
          <table:table-cell office:value-type="float" office:value="1256042703" calcext:value-type="float">
            <text:p>1256042703</text:p>
          </table:table-cell>
          <table:table-cell office:value-type="float" office:value="1263987635" calcext:value-type="float">
            <text:p>1263987635</text:p>
          </table:table-cell>
          <table:table-cell office:value-type="float" office:value="1272282569" calcext:value-type="float">
            <text:p>1272282569</text:p>
          </table:table-cell>
          <table:table-cell office:value-type="float" office:value="1280466626" calcext:value-type="float">
            <text:p>1280466626</text:p>
          </table:table-cell>
          <table:table-cell office:value-type="float" office:value="1288747101" calcext:value-type="float">
            <text:p>1288747101</text:p>
          </table:table-cell>
          <table:table-cell office:value-type="float" office:value="1296225760" calcext:value-type="float">
            <text:p>1296225760</text:p>
          </table:table-cell>
          <table:table-cell office:value-type="float" office:value="1303529456" calcext:value-type="float">
            <text:p>1303529456</text:p>
          </table:table-cell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  <table:table-cell office:value-type="float" office:value="551740" calcext:value-type="float">
            <text:p>551740</text:p>
          </table:table-cell>
          <table:table-cell office:value-type="float" office:value="564893" calcext:value-type="float">
            <text:p>564893</text:p>
          </table:table-cell>
          <table:table-cell office:value-type="float" office:value="578823" calcext:value-type="float">
            <text:p>578823</text:p>
          </table:table-cell>
          <table:table-cell office:value-type="float" office:value="593504" calcext:value-type="float">
            <text:p>593504</text:p>
          </table:table-cell>
          <table:table-cell office:value-type="float" office:value="608889" calcext:value-type="float">
            <text:p>608889</text:p>
          </table:table-cell>
          <table:table-cell office:value-type="float" office:value="625009" calcext:value-type="float">
            <text:p>625009</text:p>
          </table:table-cell>
          <table:table-cell office:value-type="float" office:value="642001" calcext:value-type="float">
            <text:p>642001</text:p>
          </table:table-cell>
          <table:table-cell office:value-type="float" office:value="660114" calcext:value-type="float">
            <text:p>660114</text:p>
          </table:table-cell>
          <table:table-cell office:value-type="float" office:value="679595" calcext:value-type="float">
            <text:p>679595</text:p>
          </table:table-cell>
          <table:table-cell office:value-type="float" office:value="700729" calcext:value-type="float">
            <text:p>700729</text:p>
          </table:table-cell>
          <table:table-cell office:value-type="float" office:value="723851" calcext:value-type="float">
            <text:p>723851</text:p>
          </table:table-cell>
          <table:table-cell office:value-type="float" office:value="748968" calcext:value-type="float">
            <text:p>748968</text:p>
          </table:table-cell>
          <table:table-cell office:value-type="float" office:value="776380" calcext:value-type="float">
            <text:p>776380</text:p>
          </table:table-cell>
          <table:table-cell office:value-type="float" office:value="806986" calcext:value-type="float">
            <text:p>806986</text:p>
          </table:table-cell>
          <table:table-cell office:value-type="float" office:value="841950" calcext:value-type="float">
            <text:p>841950</text:p>
          </table:table-cell>
          <table:table-cell office:value-type="float" office:value="882047" calcext:value-type="float">
            <text:p>882047</text:p>
          </table:table-cell>
          <table:table-cell office:value-type="float" office:value="927436" calcext:value-type="float">
            <text:p>927436</text:p>
          </table:table-cell>
          <table:table-cell office:value-type="float" office:value="977804" calcext:value-type="float">
            <text:p>977804</text:p>
          </table:table-cell>
          <table:table-cell office:value-type="float" office:value="1032799" calcext:value-type="float">
            <text:p>1032799</text:p>
          </table:table-cell>
          <table:table-cell office:value-type="float" office:value="1091852" calcext:value-type="float">
            <text:p>1091852</text:p>
          </table:table-cell>
          <table:table-cell office:value-type="float" office:value="1154377" calcext:value-type="float">
            <text:p>1154377</text:p>
          </table:table-cell>
          <table:table-cell office:value-type="float" office:value="1220585" calcext:value-type="float">
            <text:p>1220585</text:p>
          </table:table-cell>
          <table:table-cell office:value-type="float" office:value="1290111" calcext:value-type="float">
            <text:p>1290111</text:p>
          </table:table-cell>
          <table:table-cell office:value-type="float" office:value="1361087" calcext:value-type="float">
            <text:p>1361087</text:p>
          </table:table-cell>
          <table:table-cell office:value-type="float" office:value="1431070" calcext:value-type="float">
            <text:p>1431070</text:p>
          </table:table-cell>
          <table:table-cell office:value-type="float" office:value="1498418" calcext:value-type="float">
            <text:p>1498418</text:p>
          </table:table-cell>
          <table:table-cell office:value-type="float" office:value="1561185" calcext:value-type="float">
            <text:p>1561185</text:p>
          </table:table-cell>
          <table:table-cell office:value-type="float" office:value="1619863" calcext:value-type="float">
            <text:p>1619863</text:p>
          </table:table-cell>
          <table:table-cell office:value-type="float" office:value="1678110" calcext:value-type="float">
            <text:p>1678110</text:p>
          </table:table-cell>
          <table:table-cell office:value-type="float" office:value="1741156" calcext:value-type="float">
            <text:p>1741156</text:p>
          </table:table-cell>
          <table:table-cell office:value-type="float" office:value="1812161" calcext:value-type="float">
            <text:p>1812161</text:p>
          </table:table-cell>
          <table:table-cell office:value-type="float" office:value="1893768" calcext:value-type="float">
            <text:p>1893768</text:p>
          </table:table-cell>
          <table:table-cell office:value-type="float" office:value="1983275" calcext:value-type="float">
            <text:p>1983275</text:p>
          </table:table-cell>
          <table:table-cell office:value-type="float" office:value="2072104" calcext:value-type="float">
            <text:p>2072104</text:p>
          </table:table-cell>
          <table:table-cell office:value-type="float" office:value="2148419" calcext:value-type="float">
            <text:p>2148419</text:p>
          </table:table-cell>
          <table:table-cell office:value-type="float" office:value="2204277" calcext:value-type="float">
            <text:p>2204277</text:p>
          </table:table-cell>
          <table:table-cell office:value-type="float" office:value="2236654" calcext:value-type="float">
            <text:p>2236654</text:p>
          </table:table-cell>
          <table:table-cell office:value-type="float" office:value="2249762" calcext:value-type="float">
            <text:p>2249762</text:p>
          </table:table-cell>
          <table:table-cell office:value-type="float" office:value="2251864" calcext:value-type="float">
            <text:p>2251864</text:p>
          </table:table-cell>
          <table:table-cell office:value-type="float" office:value="2254904" calcext:value-type="float">
            <text:p>2254904</text:p>
          </table:table-cell>
          <table:table-cell office:value-type="float" office:value="2267973" calcext:value-type="float">
            <text:p>2267973</text:p>
          </table:table-cell>
          <table:table-cell office:value-type="float" office:value="2294962" calcext:value-type="float">
            <text:p>2294962</text:p>
          </table:table-cell>
          <table:table-cell office:value-type="float" office:value="2334858" calcext:value-type="float">
            <text:p>2334858</text:p>
          </table:table-cell>
          <table:table-cell office:value-type="float" office:value="2386166" calcext:value-type="float">
            <text:p>2386166</text:p>
          </table:table-cell>
          <table:table-cell office:value-type="float" office:value="2445517" calcext:value-type="float">
            <text:p>2445517</text:p>
          </table:table-cell>
          <table:table-cell office:value-type="float" office:value="2511251" calcext:value-type="float">
            <text:p>2511251</text:p>
          </table:table-cell>
          <table:table-cell office:value-type="float" office:value="2580758" calcext:value-type="float">
            <text:p>2580758</text:p>
          </table:table-cell>
          <table:table-cell office:value-type="float" office:value="2657158" calcext:value-type="float">
            <text:p>2657158</text:p>
          </table:table-cell>
          <table:table-cell office:value-type="float" office:value="2750963" calcext:value-type="float">
            <text:p>2750963</text:p>
          </table:table-cell>
          <table:table-cell office:value-type="float" office:value="2876186" calcext:value-type="float">
            <text:p>2876186</text:p>
          </table:table-cell>
          <table:table-cell office:value-type="float" office:value="3041434" calcext:value-type="float">
            <text:p>3041434</text:p>
          </table:table-cell>
          <table:table-cell office:value-type="float" office:value="3251108" calcext:value-type="float">
            <text:p>3251108</text:p>
          </table:table-cell>
          <table:table-cell office:value-type="float" office:value="3498029" calcext:value-type="float">
            <text:p>3498029</text:p>
          </table:table-cell>
          <table:table-cell office:value-type="float" office:value="3764805" calcext:value-type="float">
            <text:p>3764805</text:p>
          </table:table-cell>
          <table:table-cell office:value-type="float" office:value="4027260" calcext:value-type="float">
            <text:p>4027260</text:p>
          </table:table-cell>
          <table:table-cell office:value-type="float" office:value="4267348" calcext:value-type="float">
            <text:p>4267348</text:p>
          </table:table-cell>
          <table:table-cell office:value-type="float" office:value="4479219" calcext:value-type="float">
            <text:p>4479219</text:p>
          </table:table-cell>
          <table:table-cell office:value-type="float" office:value="4665935" calcext:value-type="float">
            <text:p>4665935</text:p>
          </table:table-cell>
          <table:table-cell office:value-type="float" office:value="4829483" calcext:value-type="float">
            <text:p>4829483</text:p>
          </table:table-cell>
        </table:table-row>
        <table:table-row table:style-name="ro1">
          <table:table-cell office:value-type="string" calcext:value-type="string">
            <text:p>Autres petits états</text:p>
          </table:table-cell>
          <table:table-cell office:value-type="string" calcext:value-type="string">
            <text:p>OSS</text:p>
          </table:table-cell>
          <table:table-cell office:value-type="float" office:value="9151857" calcext:value-type="float">
            <text:p>9151857</text:p>
          </table:table-cell>
          <table:table-cell office:value-type="float" office:value="9315842" calcext:value-type="float">
            <text:p>9315842</text:p>
          </table:table-cell>
          <table:table-cell office:value-type="float" office:value="9485204" calcext:value-type="float">
            <text:p>9485204</text:p>
          </table:table-cell>
          <table:table-cell office:value-type="float" office:value="9659445" calcext:value-type="float">
            <text:p>9659445</text:p>
          </table:table-cell>
          <table:table-cell office:value-type="float" office:value="9840384" calcext:value-type="float">
            <text:p>9840384</text:p>
          </table:table-cell>
          <table:table-cell office:value-type="float" office:value="10026016" calcext:value-type="float">
            <text:p>10026016</text:p>
          </table:table-cell>
          <table:table-cell office:value-type="float" office:value="10214279" calcext:value-type="float">
            <text:p>10214279</text:p>
          </table:table-cell>
          <table:table-cell office:value-type="float" office:value="10406026" calcext:value-type="float">
            <text:p>10406026</text:p>
          </table:table-cell>
          <table:table-cell office:value-type="float" office:value="10606249" calcext:value-type="float">
            <text:p>10606249</text:p>
          </table:table-cell>
          <table:table-cell office:value-type="float" office:value="10813743" calcext:value-type="float">
            <text:p>10813743</text:p>
          </table:table-cell>
          <table:table-cell office:value-type="float" office:value="11029142" calcext:value-type="float">
            <text:p>11029142</text:p>
          </table:table-cell>
          <table:table-cell office:value-type="float" office:value="11255183" calcext:value-type="float">
            <text:p>11255183</text:p>
          </table:table-cell>
          <table:table-cell office:value-type="float" office:value="11488089" calcext:value-type="float">
            <text:p>11488089</text:p>
          </table:table-cell>
          <table:table-cell office:value-type="float" office:value="11725327" calcext:value-type="float">
            <text:p>11725327</text:p>
          </table:table-cell>
          <table:table-cell office:value-type="float" office:value="11968103" calcext:value-type="float">
            <text:p>11968103</text:p>
          </table:table-cell>
          <table:table-cell office:value-type="float" office:value="12219436" calcext:value-type="float">
            <text:p>12219436</text:p>
          </table:table-cell>
          <table:table-cell office:value-type="float" office:value="12475022" calcext:value-type="float">
            <text:p>12475022</text:p>
          </table:table-cell>
          <table:table-cell office:value-type="float" office:value="12737735" calcext:value-type="float">
            <text:p>12737735</text:p>
          </table:table-cell>
          <table:table-cell office:value-type="float" office:value="13008031" calcext:value-type="float">
            <text:p>13008031</text:p>
          </table:table-cell>
          <table:table-cell office:value-type="float" office:value="13294830" calcext:value-type="float">
            <text:p>13294830</text:p>
          </table:table-cell>
          <table:table-cell office:value-type="float" office:value="13598543" calcext:value-type="float">
            <text:p>13598543</text:p>
          </table:table-cell>
          <table:table-cell office:value-type="float" office:value="13917162" calcext:value-type="float">
            <text:p>13917162</text:p>
          </table:table-cell>
          <table:table-cell office:value-type="float" office:value="14253289" calcext:value-type="float">
            <text:p>14253289</text:p>
          </table:table-cell>
          <table:table-cell office:value-type="float" office:value="14600203" calcext:value-type="float">
            <text:p>14600203</text:p>
          </table:table-cell>
          <table:table-cell office:value-type="float" office:value="14962381" calcext:value-type="float">
            <text:p>14962381</text:p>
          </table:table-cell>
          <table:table-cell office:value-type="float" office:value="15347583" calcext:value-type="float">
            <text:p>15347583</text:p>
          </table:table-cell>
          <table:table-cell office:value-type="float" office:value="15754507" calcext:value-type="float">
            <text:p>15754507</text:p>
          </table:table-cell>
          <table:table-cell office:value-type="float" office:value="16180181" calcext:value-type="float">
            <text:p>16180181</text:p>
          </table:table-cell>
          <table:table-cell office:value-type="float" office:value="16610017" calcext:value-type="float">
            <text:p>16610017</text:p>
          </table:table-cell>
          <table:table-cell office:value-type="float" office:value="17031547" calcext:value-type="float">
            <text:p>17031547</text:p>
          </table:table-cell>
          <table:table-cell office:value-type="float" office:value="17430779" calcext:value-type="float">
            <text:p>17430779</text:p>
          </table:table-cell>
          <table:table-cell office:value-type="float" office:value="17813831" calcext:value-type="float">
            <text:p>17813831</text:p>
          </table:table-cell>
          <table:table-cell office:value-type="float" office:value="18156566" calcext:value-type="float">
            <text:p>18156566</text:p>
          </table:table-cell>
          <table:table-cell office:value-type="float" office:value="18476081" calcext:value-type="float">
            <text:p>18476081</text:p>
          </table:table-cell>
          <table:table-cell office:value-type="float" office:value="18801065" calcext:value-type="float">
            <text:p>18801065</text:p>
          </table:table-cell>
          <table:table-cell office:value-type="float" office:value="19125016" calcext:value-type="float">
            <text:p>19125016</text:p>
          </table:table-cell>
          <table:table-cell office:value-type="float" office:value="19460594" calcext:value-type="float">
            <text:p>19460594</text:p>
          </table:table-cell>
          <table:table-cell office:value-type="float" office:value="19809624" calcext:value-type="float">
            <text:p>19809624</text:p>
          </table:table-cell>
          <table:table-cell office:value-type="float" office:value="20163885" calcext:value-type="float">
            <text:p>20163885</text:p>
          </table:table-cell>
          <table:table-cell office:value-type="float" office:value="20540138" calcext:value-type="float">
            <text:p>20540138</text:p>
          </table:table-cell>
          <table:table-cell office:value-type="float" office:value="20917092" calcext:value-type="float">
            <text:p>20917092</text:p>
          </table:table-cell>
          <table:table-cell office:value-type="float" office:value="21276743" calcext:value-type="float">
            <text:p>21276743</text:p>
          </table:table-cell>
          <table:table-cell office:value-type="float" office:value="21639132" calcext:value-type="float">
            <text:p>21639132</text:p>
          </table:table-cell>
          <table:table-cell office:value-type="float" office:value="22018494" calcext:value-type="float">
            <text:p>22018494</text:p>
          </table:table-cell>
          <table:table-cell office:value-type="float" office:value="22442101" calcext:value-type="float">
            <text:p>22442101</text:p>
          </table:table-cell>
          <table:table-cell office:value-type="float" office:value="22929109" calcext:value-type="float">
            <text:p>22929109</text:p>
          </table:table-cell>
          <table:table-cell office:value-type="float" office:value="23486218" calcext:value-type="float">
            <text:p>23486218</text:p>
          </table:table-cell>
          <table:table-cell office:value-type="float" office:value="24104670" calcext:value-type="float">
            <text:p>24104670</text:p>
          </table:table-cell>
          <table:table-cell office:value-type="float" office:value="24762406" calcext:value-type="float">
            <text:p>24762406</text:p>
          </table:table-cell>
          <table:table-cell office:value-type="float" office:value="25417830" calcext:value-type="float">
            <text:p>25417830</text:p>
          </table:table-cell>
          <table:table-cell office:value-type="float" office:value="26050942" calcext:value-type="float">
            <text:p>26050942</text:p>
          </table:table-cell>
          <table:table-cell office:value-type="float" office:value="26647962" calcext:value-type="float">
            <text:p>26647962</text:p>
          </table:table-cell>
          <table:table-cell office:value-type="float" office:value="27227319" calcext:value-type="float">
            <text:p>27227319</text:p>
          </table:table-cell>
          <table:table-cell office:value-type="float" office:value="27794595" calcext:value-type="float">
            <text:p>27794595</text:p>
          </table:table-cell>
          <table:table-cell office:value-type="float" office:value="28364410" calcext:value-type="float">
            <text:p>28364410</text:p>
          </table:table-cell>
          <table:table-cell office:value-type="float" office:value="28948869" calcext:value-type="float">
            <text:p>28948869</text:p>
          </table:table-cell>
          <table:table-cell office:value-type="float" office:value="29542879" calcext:value-type="float">
            <text:p>29542879</text:p>
          </table:table-cell>
          <table:table-cell office:value-type="float" office:value="30148800" calcext:value-type="float">
            <text:p>30148800</text:p>
          </table:table-cell>
          <table:table-cell office:value-type="float" office:value="30758989" calcext:value-type="float">
            <text:p>30758989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  <table:table-cell office:value-type="float" office:value="44988690" calcext:value-type="float">
            <text:p>44988690</text:p>
          </table:table-cell>
          <table:table-cell office:value-type="float" office:value="46065231" calcext:value-type="float">
            <text:p>46065231</text:p>
          </table:table-cell>
          <table:table-cell office:value-type="float" office:value="47198878" calcext:value-type="float">
            <text:p>47198878</text:p>
          </table:table-cell>
          <table:table-cell office:value-type="float" office:value="48387301" calcext:value-type="float">
            <text:p>48387301</text:p>
          </table:table-cell>
          <table:table-cell office:value-type="float" office:value="49627623" calcext:value-type="float">
            <text:p>49627623</text:p>
          </table:table-cell>
          <table:table-cell office:value-type="float" office:value="50917975" calcext:value-type="float">
            <text:p>50917975</text:p>
          </table:table-cell>
          <table:table-cell office:value-type="float" office:value="52260189" calcext:value-type="float">
            <text:p>52260189</text:p>
          </table:table-cell>
          <table:table-cell office:value-type="float" office:value="53655789" calcext:value-type="float">
            <text:p>53655789</text:p>
          </table:table-cell>
          <table:table-cell office:value-type="float" office:value="55102684" calcext:value-type="float">
            <text:p>55102684</text:p>
          </table:table-cell>
          <table:table-cell office:value-type="float" office:value="56598144" calcext:value-type="float">
            <text:p>56598144</text:p>
          </table:table-cell>
          <table:table-cell office:value-type="float" office:value="58142060" calcext:value-type="float">
            <text:p>58142060</text:p>
          </table:table-cell>
          <table:table-cell office:value-type="float" office:value="59734481" calcext:value-type="float">
            <text:p>59734481</text:p>
          </table:table-cell>
          <table:table-cell office:value-type="float" office:value="61381987" calcext:value-type="float">
            <text:p>61381987</text:p>
          </table:table-cell>
          <table:table-cell office:value-type="float" office:value="63099406" calcext:value-type="float">
            <text:p>63099406</text:p>
          </table:table-cell>
          <table:table-cell office:value-type="float" office:value="64905998" calcext:value-type="float">
            <text:p>64905998</text:p>
          </table:table-cell>
          <table:table-cell office:value-type="float" office:value="66816877" calcext:value-type="float">
            <text:p>66816877</text:p>
          </table:table-cell>
          <table:table-cell office:value-type="float" office:value="68834326" calcext:value-type="float">
            <text:p>68834326</text:p>
          </table:table-cell>
          <table:table-cell office:value-type="float" office:value="70958169" calcext:value-type="float">
            <text:p>70958169</text:p>
          </table:table-cell>
          <table:table-cell office:value-type="float" office:value="73197258" calcext:value-type="float">
            <text:p>73197258</text:p>
          </table:table-cell>
          <table:table-cell office:value-type="float" office:value="75561131" calcext:value-type="float">
            <text:p>75561131</text:p>
          </table:table-cell>
          <table:table-cell office:value-type="float" office:value="78054343" calcext:value-type="float">
            <text:p>78054343</text:p>
          </table:table-cell>
          <table:table-cell office:value-type="float" office:value="80680459" calcext:value-type="float">
            <text:p>80680459</text:p>
          </table:table-cell>
          <table:table-cell office:value-type="float" office:value="83431605" calcext:value-type="float">
            <text:p>83431605</text:p>
          </table:table-cell>
          <table:table-cell office:value-type="float" office:value="86285935" calcext:value-type="float">
            <text:p>86285935</text:p>
          </table:table-cell>
          <table:table-cell office:value-type="float" office:value="89213706" calcext:value-type="float">
            <text:p>89213706</text:p>
          </table:table-cell>
          <table:table-cell office:value-type="float" office:value="92191510" calcext:value-type="float">
            <text:p>92191510</text:p>
          </table:table-cell>
          <table:table-cell office:value-type="float" office:value="95215378" calcext:value-type="float">
            <text:p>95215378</text:p>
          </table:table-cell>
          <table:table-cell office:value-type="float" office:value="98285755" calcext:value-type="float">
            <text:p>98285755</text:p>
          </table:table-cell>
          <table:table-cell office:value-type="float" office:value="101389603" calcext:value-type="float">
            <text:p>101389603</text:p>
          </table:table-cell>
          <table:table-cell office:value-type="float" office:value="104512881" calcext:value-type="float">
            <text:p>104512881</text:p>
          </table:table-cell>
          <table:table-cell office:value-type="float" office:value="107647921" calcext:value-type="float">
            <text:p>107647921</text:p>
          </table:table-cell>
          <table:table-cell office:value-type="float" office:value="110778648" calcext:value-type="float">
            <text:p>110778648</text:p>
          </table:table-cell>
          <table:table-cell office:value-type="float" office:value="113911126" calcext:value-type="float">
            <text:p>113911126</text:p>
          </table:table-cell>
          <table:table-cell office:value-type="float" office:value="117086685" calcext:value-type="float">
            <text:p>117086685</text:p>
          </table:table-cell>
          <table:table-cell office:value-type="float" office:value="120362762" calcext:value-type="float">
            <text:p>120362762</text:p>
          </table:table-cell>
          <table:table-cell office:value-type="float" office:value="123776839" calcext:value-type="float">
            <text:p>123776839</text:p>
          </table:table-cell>
          <table:table-cell office:value-type="float" office:value="127349290" calcext:value-type="float">
            <text:p>127349290</text:p>
          </table:table-cell>
          <table:table-cell office:value-type="float" office:value="131057431" calcext:value-type="float">
            <text:p>131057431</text:p>
          </table:table-cell>
          <table:table-cell office:value-type="float" office:value="134843233" calcext:value-type="float">
            <text:p>134843233</text:p>
          </table:table-cell>
          <table:table-cell office:value-type="float" office:value="138624621" calcext:value-type="float">
            <text:p>138624621</text:p>
          </table:table-cell>
          <table:table-cell office:value-type="float" office:value="142343578" calcext:value-type="float">
            <text:p>142343578</text:p>
          </table:table-cell>
          <table:table-cell office:value-type="float" office:value="145978402" calcext:value-type="float">
            <text:p>145978402</text:p>
          </table:table-cell>
          <table:table-cell office:value-type="float" office:value="149549700" calcext:value-type="float">
            <text:p>149549700</text:p>
          </table:table-cell>
          <table:table-cell office:value-type="float" office:value="153093373" calcext:value-type="float">
            <text:p>153093373</text:p>
          </table:table-cell>
          <table:table-cell office:value-type="float" office:value="156664697" calcext:value-type="float">
            <text:p>156664697</text:p>
          </table:table-cell>
          <table:table-cell office:value-type="float" office:value="160304008" calcext:value-type="float">
            <text:p>160304008</text:p>
          </table:table-cell>
          <table:table-cell office:value-type="float" office:value="164022627" calcext:value-type="float">
            <text:p>164022627</text:p>
          </table:table-cell>
          <table:table-cell office:value-type="float" office:value="167808105" calcext:value-type="float">
            <text:p>167808105</text:p>
          </table:table-cell>
          <table:table-cell office:value-type="float" office:value="171648986" calcext:value-type="float">
            <text:p>171648986</text:p>
          </table:table-cell>
          <table:table-cell office:value-type="float" office:value="175525609" calcext:value-type="float">
            <text:p>175525609</text:p>
          </table:table-cell>
          <table:table-cell office:value-type="float" office:value="179424641" calcext:value-type="float">
            <text:p>179424641</text:p>
          </table:table-cell>
          <table:table-cell office:value-type="float" office:value="183340592" calcext:value-type="float">
            <text:p>183340592</text:p>
          </table:table-cell>
          <table:table-cell office:value-type="float" office:value="187281475" calcext:value-type="float">
            <text:p>187281475</text:p>
          </table:table-cell>
          <table:table-cell office:value-type="float" office:value="191262919" calcext:value-type="float">
            <text:p>191262919</text:p>
          </table:table-cell>
          <table:table-cell office:value-type="float" office:value="195306825" calcext:value-type="float">
            <text:p>195306825</text:p>
          </table:table-cell>
          <table:table-cell office:value-type="float" office:value="199426964" calcext:value-type="float">
            <text:p>199426964</text:p>
          </table:table-cell>
          <table:table-cell office:value-type="float" office:value="203627284" calcext:value-type="float">
            <text:p>203627284</text:p>
          </table:table-cell>
          <table:table-cell office:value-type="float" office:value="207896686" calcext:value-type="float">
            <text:p>207896686</text:p>
          </table:table-cell>
          <table:table-cell office:value-type="float" office:value="212215030" calcext:value-type="float">
            <text:p>21221503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  <table:table-cell office:value-type="float" office:value="1132997" calcext:value-type="float">
            <text:p>1132997</text:p>
          </table:table-cell>
          <table:table-cell office:value-type="float" office:value="1167113" calcext:value-type="float">
            <text:p>1167113</text:p>
          </table:table-cell>
          <table:table-cell office:value-type="float" office:value="1202449" calcext:value-type="float">
            <text:p>1202449</text:p>
          </table:table-cell>
          <table:table-cell office:value-type="float" office:value="1238889" calcext:value-type="float">
            <text:p>1238889</text:p>
          </table:table-cell>
          <table:table-cell office:value-type="float" office:value="1276331" calcext:value-type="float">
            <text:p>1276331</text:p>
          </table:table-cell>
          <table:table-cell office:value-type="float" office:value="1314677" calcext:value-type="float">
            <text:p>1314677</text:p>
          </table:table-cell>
          <table:table-cell office:value-type="float" office:value="1353842" calcext:value-type="float">
            <text:p>1353842</text:p>
          </table:table-cell>
          <table:table-cell office:value-type="float" office:value="1393825" calcext:value-type="float">
            <text:p>1393825</text:p>
          </table:table-cell>
          <table:table-cell office:value-type="float" office:value="1434669" calcext:value-type="float">
            <text:p>1434669</text:p>
          </table:table-cell>
          <table:table-cell office:value-type="float" office:value="1476481" calcext:value-type="float">
            <text:p>1476481</text:p>
          </table:table-cell>
          <table:table-cell office:value-type="float" office:value="1519285" calcext:value-type="float">
            <text:p>1519285</text:p>
          </table:table-cell>
          <table:table-cell office:value-type="float" office:value="1563093" calcext:value-type="float">
            <text:p>1563093</text:p>
          </table:table-cell>
          <table:table-cell office:value-type="float" office:value="1607796" calcext:value-type="float">
            <text:p>1607796</text:p>
          </table:table-cell>
          <table:table-cell office:value-type="float" office:value="1653212" calcext:value-type="float">
            <text:p>1653212</text:p>
          </table:table-cell>
          <table:table-cell office:value-type="float" office:value="1699054" calcext:value-type="float">
            <text:p>1699054</text:p>
          </table:table-cell>
          <table:table-cell office:value-type="float" office:value="1745138" calcext:value-type="float">
            <text:p>1745138</text:p>
          </table:table-cell>
          <table:table-cell office:value-type="float" office:value="1791380" calcext:value-type="float">
            <text:p>1791380</text:p>
          </table:table-cell>
          <table:table-cell office:value-type="float" office:value="1837800" calcext:value-type="float">
            <text:p>1837800</text:p>
          </table:table-cell>
          <table:table-cell office:value-type="float" office:value="1884424" calcext:value-type="float">
            <text:p>1884424</text:p>
          </table:table-cell>
          <table:table-cell office:value-type="float" office:value="1931304" calcext:value-type="float">
            <text:p>1931304</text:p>
          </table:table-cell>
          <table:table-cell office:value-type="float" office:value="1978487" calcext:value-type="float">
            <text:p>1978487</text:p>
          </table:table-cell>
          <table:table-cell office:value-type="float" office:value="2025971" calcext:value-type="float">
            <text:p>2025971</text:p>
          </table:table-cell>
          <table:table-cell office:value-type="float" office:value="2073757" calcext:value-type="float">
            <text:p>2073757</text:p>
          </table:table-cell>
          <table:table-cell office:value-type="float" office:value="2121860" calcext:value-type="float">
            <text:p>2121860</text:p>
          </table:table-cell>
          <table:table-cell office:value-type="float" office:value="2170325" calcext:value-type="float">
            <text:p>2170325</text:p>
          </table:table-cell>
          <table:table-cell office:value-type="float" office:value="2219201" calcext:value-type="float">
            <text:p>2219201</text:p>
          </table:table-cell>
          <table:table-cell office:value-type="float" office:value="2268500" calcext:value-type="float">
            <text:p>2268500</text:p>
          </table:table-cell>
          <table:table-cell office:value-type="float" office:value="2318264" calcext:value-type="float">
            <text:p>2318264</text:p>
          </table:table-cell>
          <table:table-cell office:value-type="float" office:value="2368551" calcext:value-type="float">
            <text:p>2368551</text:p>
          </table:table-cell>
          <table:table-cell office:value-type="float" office:value="2419426" calcext:value-type="float">
            <text:p>2419426</text:p>
          </table:table-cell>
          <table:table-cell office:value-type="float" office:value="2470947" calcext:value-type="float">
            <text:p>2470947</text:p>
          </table:table-cell>
          <table:table-cell office:value-type="float" office:value="2523118" calcext:value-type="float">
            <text:p>2523118</text:p>
          </table:table-cell>
          <table:table-cell office:value-type="float" office:value="2575954" calcext:value-type="float">
            <text:p>2575954</text:p>
          </table:table-cell>
          <table:table-cell office:value-type="float" office:value="2629580" calcext:value-type="float">
            <text:p>2629580</text:p>
          </table:table-cell>
          <table:table-cell office:value-type="float" office:value="2684116" calcext:value-type="float">
            <text:p>2684116</text:p>
          </table:table-cell>
          <table:table-cell office:value-type="float" office:value="2739668" calcext:value-type="float">
            <text:p>2739668</text:p>
          </table:table-cell>
          <table:table-cell office:value-type="float" office:value="2796291" calcext:value-type="float">
            <text:p>2796291</text:p>
          </table:table-cell>
          <table:table-cell office:value-type="float" office:value="2853913" calcext:value-type="float">
            <text:p>2853913</text:p>
          </table:table-cell>
          <table:table-cell office:value-type="float" office:value="2912316" calcext:value-type="float">
            <text:p>2912316</text:p>
          </table:table-cell>
          <table:table-cell office:value-type="float" office:value="2971196" calcext:value-type="float">
            <text:p>2971196</text:p>
          </table:table-cell>
          <table:table-cell office:value-type="float" office:value="3030328" calcext:value-type="float">
            <text:p>3030328</text:p>
          </table:table-cell>
          <table:table-cell office:value-type="float" office:value="3089648" calcext:value-type="float">
            <text:p>3089648</text:p>
          </table:table-cell>
          <table:table-cell office:value-type="float" office:value="3149188" calcext:value-type="float">
            <text:p>3149188</text:p>
          </table:table-cell>
          <table:table-cell office:value-type="float" office:value="3209048" calcext:value-type="float">
            <text:p>3209048</text:p>
          </table:table-cell>
          <table:table-cell office:value-type="float" office:value="3269356" calcext:value-type="float">
            <text:p>3269356</text:p>
          </table:table-cell>
          <table:table-cell office:value-type="float" office:value="3330217" calcext:value-type="float">
            <text:p>3330217</text:p>
          </table:table-cell>
          <table:table-cell office:value-type="float" office:value="3391666" calcext:value-type="float">
            <text:p>3391666</text:p>
          </table:table-cell>
          <table:table-cell office:value-type="float" office:value="3453675" calcext:value-type="float">
            <text:p>3453675</text:p>
          </table:table-cell>
          <table:table-cell office:value-type="float" office:value="3516204" calcext:value-type="float">
            <text:p>3516204</text:p>
          </table:table-cell>
          <table:table-cell office:value-type="float" office:value="3579215" calcext:value-type="float">
            <text:p>3579215</text:p>
          </table:table-cell>
          <table:table-cell office:value-type="float" office:value="3642687" calcext:value-type="float">
            <text:p>3642687</text:p>
          </table:table-cell>
          <table:table-cell office:value-type="float" office:value="3706483" calcext:value-type="float">
            <text:p>3706483</text:p>
          </table:table-cell>
          <table:table-cell office:value-type="float" office:value="3770624" calcext:value-type="float">
            <text:p>3770624</text:p>
          </table:table-cell>
          <table:table-cell office:value-type="float" office:value="3835437" calcext:value-type="float">
            <text:p>3835437</text:p>
          </table:table-cell>
          <table:table-cell office:value-type="float" office:value="3901315" calcext:value-type="float">
            <text:p>3901315</text:p>
          </table:table-cell>
          <table:table-cell office:value-type="float" office:value="3968487" calcext:value-type="float">
            <text:p>3968487</text:p>
          </table:table-cell>
          <table:table-cell office:value-type="float" office:value="4037078" calcext:value-type="float">
            <text:p>4037078</text:p>
          </table:table-cell>
          <table:table-cell office:value-type="float" office:value="4106771" calcext:value-type="float">
            <text:p>4106771</text:p>
          </table:table-cell>
          <table:table-cell office:value-type="float" office:value="4176873" calcext:value-type="float">
            <text:p>4176873</text:p>
          </table:table-cell>
        </table:table-row>
        <table:table-row table:style-name="ro1">
          <table:table-cell office:value-type="string" calcext:value-type="string">
            <text:p>Pérou</text:p>
          </table:table-cell>
          <table:table-cell office:value-type="string" calcext:value-type="string">
            <text:p>PER</text:p>
          </table:table-cell>
          <table:table-cell office:value-type="float" office:value="10155015" calcext:value-type="float">
            <text:p>10155015</text:p>
          </table:table-cell>
          <table:table-cell office:value-type="float" office:value="10446620" calcext:value-type="float">
            <text:p>10446620</text:p>
          </table:table-cell>
          <table:table-cell office:value-type="float" office:value="10749466" calcext:value-type="float">
            <text:p>10749466</text:p>
          </table:table-cell>
          <table:table-cell office:value-type="float" office:value="11062300" calcext:value-type="float">
            <text:p>11062300</text:p>
          </table:table-cell>
          <table:table-cell office:value-type="float" office:value="11383373" calcext:value-type="float">
            <text:p>11383373</text:p>
          </table:table-cell>
          <table:table-cell office:value-type="float" office:value="11711392" calcext:value-type="float">
            <text:p>11711392</text:p>
          </table:table-cell>
          <table:table-cell office:value-type="float" office:value="12045787" calcext:value-type="float">
            <text:p>12045787</text:p>
          </table:table-cell>
          <table:table-cell office:value-type="float" office:value="12386879" calcext:value-type="float">
            <text:p>12386879</text:p>
          </table:table-cell>
          <table:table-cell office:value-type="float" office:value="12735486" calcext:value-type="float">
            <text:p>12735486</text:p>
          </table:table-cell>
          <table:table-cell office:value-type="float" office:value="13092852" calcext:value-type="float">
            <text:p>13092852</text:p>
          </table:table-cell>
          <table:table-cell office:value-type="float" office:value="13459794" calcext:value-type="float">
            <text:p>13459794</text:p>
          </table:table-cell>
          <table:table-cell office:value-type="float" office:value="13836367" calcext:value-type="float">
            <text:p>13836367</text:p>
          </table:table-cell>
          <table:table-cell office:value-type="float" office:value="14221961" calcext:value-type="float">
            <text:p>14221961</text:p>
          </table:table-cell>
          <table:table-cell office:value-type="float" office:value="14615845" calcext:value-type="float">
            <text:p>14615845</text:p>
          </table:table-cell>
          <table:table-cell office:value-type="float" office:value="15017055" calcext:value-type="float">
            <text:p>15017055</text:p>
          </table:table-cell>
          <table:table-cell office:value-type="float" office:value="15424744" calcext:value-type="float">
            <text:p>15424744</text:p>
          </table:table-cell>
          <table:table-cell office:value-type="float" office:value="15838572" calcext:value-type="float">
            <text:p>15838572</text:p>
          </table:table-cell>
          <table:table-cell office:value-type="float" office:value="16258321" calcext:value-type="float">
            <text:p>16258321</text:p>
          </table:table-cell>
          <table:table-cell office:value-type="float" office:value="16683456" calcext:value-type="float">
            <text:p>16683456</text:p>
          </table:table-cell>
          <table:table-cell office:value-type="float" office:value="17113388" calcext:value-type="float">
            <text:p>17113388</text:p>
          </table:table-cell>
          <table:table-cell office:value-type="float" office:value="17547610" calcext:value-type="float">
            <text:p>17547610</text:p>
          </table:table-cell>
          <table:table-cell office:value-type="float" office:value="17985393" calcext:value-type="float">
            <text:p>17985393</text:p>
          </table:table-cell>
          <table:table-cell office:value-type="float" office:value="18426415" calcext:value-type="float">
            <text:p>18426415</text:p>
          </table:table-cell>
          <table:table-cell office:value-type="float" office:value="18870993" calcext:value-type="float">
            <text:p>18870993</text:p>
          </table:table-cell>
          <table:table-cell office:value-type="float" office:value="19319746" calcext:value-type="float">
            <text:p>19319746</text:p>
          </table:table-cell>
          <table:table-cell office:value-type="float" office:value="19772872" calcext:value-type="float">
            <text:p>19772872</text:p>
          </table:table-cell>
          <table:table-cell office:value-type="float" office:value="20230384" calcext:value-type="float">
            <text:p>20230384</text:p>
          </table:table-cell>
          <table:table-cell office:value-type="float" office:value="20691283" calcext:value-type="float">
            <text:p>20691283</text:p>
          </table:table-cell>
          <table:table-cell office:value-type="float" office:value="21153459" calcext:value-type="float">
            <text:p>21153459</text:p>
          </table:table-cell>
          <table:table-cell office:value-type="float" office:value="21614193" calcext:value-type="float">
            <text:p>21614193</text:p>
          </table:table-cell>
          <table:table-cell office:value-type="float" office:value="22071433" calcext:value-type="float">
            <text:p>22071433</text:p>
          </table:table-cell>
          <table:table-cell office:value-type="float" office:value="22522378" calcext:value-type="float">
            <text:p>22522378</text:p>
          </table:table-cell>
          <table:table-cell office:value-type="float" office:value="22966818" calcext:value-type="float">
            <text:p>22966818</text:p>
          </table:table-cell>
          <table:table-cell office:value-type="float" office:value="23408131" calcext:value-type="float">
            <text:p>23408131</text:p>
          </table:table-cell>
          <table:table-cell office:value-type="float" office:value="23851408" calcext:value-type="float">
            <text:p>23851408</text:p>
          </table:table-cell>
          <table:table-cell office:value-type="float" office:value="24299160" calcext:value-type="float">
            <text:p>24299160</text:p>
          </table:table-cell>
          <table:table-cell office:value-type="float" office:value="24753824" calcext:value-type="float">
            <text:p>24753824</text:p>
          </table:table-cell>
          <table:table-cell office:value-type="float" office:value="25210954" calcext:value-type="float">
            <text:p>25210954</text:p>
          </table:table-cell>
          <table:table-cell office:value-type="float" office:value="25658062" calcext:value-type="float">
            <text:p>25658062</text:p>
          </table:table-cell>
          <table:table-cell office:value-type="float" office:value="26078293" calcext:value-type="float">
            <text:p>26078293</text:p>
          </table:table-cell>
          <table:table-cell office:value-type="float" office:value="26459944" calcext:value-type="float">
            <text:p>26459944</text:p>
          </table:table-cell>
          <table:table-cell office:value-type="float" office:value="26799285" calcext:value-type="float">
            <text:p>26799285</text:p>
          </table:table-cell>
          <table:table-cell office:value-type="float" office:value="27100968" calcext:value-type="float">
            <text:p>27100968</text:p>
          </table:table-cell>
          <table:table-cell office:value-type="float" office:value="27372226" calcext:value-type="float">
            <text:p>27372226</text:p>
          </table:table-cell>
          <table:table-cell office:value-type="float" office:value="27624213" calcext:value-type="float">
            <text:p>27624213</text:p>
          </table:table-cell>
          <table:table-cell office:value-type="float" office:value="27866145" calcext:value-type="float">
            <text:p>27866145</text:p>
          </table:table-cell>
          <table:table-cell office:value-type="float" office:value="28102056" calcext:value-type="float">
            <text:p>28102056</text:p>
          </table:table-cell>
          <table:table-cell office:value-type="float" office:value="28333052" calcext:value-type="float">
            <text:p>28333052</text:p>
          </table:table-cell>
          <table:table-cell office:value-type="float" office:value="28562317" calcext:value-type="float">
            <text:p>28562317</text:p>
          </table:table-cell>
          <table:table-cell office:value-type="float" office:value="28792655" calcext:value-type="float">
            <text:p>28792655</text:p>
          </table:table-cell>
          <table:table-cell office:value-type="float" office:value="29027674" calcext:value-type="float">
            <text:p>29027674</text:p>
          </table:table-cell>
          <table:table-cell office:value-type="float" office:value="29264318" calcext:value-type="float">
            <text:p>29264318</text:p>
          </table:table-cell>
          <table:table-cell office:value-type="float" office:value="29506788" calcext:value-type="float">
            <text:p>29506788</text:p>
          </table:table-cell>
          <table:table-cell office:value-type="float" office:value="29773987" calcext:value-type="float">
            <text:p>29773987</text:p>
          </table:table-cell>
          <table:table-cell office:value-type="float" office:value="30090359" calcext:value-type="float">
            <text:p>30090359</text:p>
          </table:table-cell>
          <table:table-cell office:value-type="float" office:value="30470734" calcext:value-type="float">
            <text:p>30470734</text:p>
          </table:table-cell>
          <table:table-cell office:value-type="float" office:value="30926032" calcext:value-type="float">
            <text:p>30926032</text:p>
          </table:table-cell>
          <table:table-cell office:value-type="float" office:value="31444297" calcext:value-type="float">
            <text:p>31444297</text:p>
          </table:table-cell>
          <table:table-cell office:value-type="float" office:value="31989256" calcext:value-type="float">
            <text:p>31989256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  <table:table-cell office:value-type="float" office:value="26269734" calcext:value-type="float">
            <text:p>26269734</text:p>
          </table:table-cell>
          <table:table-cell office:value-type="float" office:value="27161047" calcext:value-type="float">
            <text:p>27161047</text:p>
          </table:table-cell>
          <table:table-cell office:value-type="float" office:value="28077339" calcext:value-type="float">
            <text:p>28077339</text:p>
          </table:table-cell>
          <table:table-cell office:value-type="float" office:value="29012625" calcext:value-type="float">
            <text:p>29012625</text:p>
          </table:table-cell>
          <table:table-cell office:value-type="float" office:value="29958688" calcext:value-type="float">
            <text:p>29958688</text:p>
          </table:table-cell>
          <table:table-cell office:value-type="float" office:value="30909988" calcext:value-type="float">
            <text:p>30909988</text:p>
          </table:table-cell>
          <table:table-cell office:value-type="float" office:value="31864182" calcext:value-type="float">
            <text:p>31864182</text:p>
          </table:table-cell>
          <table:table-cell office:value-type="float" office:value="32823968" calcext:value-type="float">
            <text:p>32823968</text:p>
          </table:table-cell>
          <table:table-cell office:value-type="float" office:value="33795194" calcext:value-type="float">
            <text:p>33795194</text:p>
          </table:table-cell>
          <table:table-cell office:value-type="float" office:value="34786305" calcext:value-type="float">
            <text:p>34786305</text:p>
          </table:table-cell>
          <table:table-cell office:value-type="float" office:value="35803594" calcext:value-type="float">
            <text:p>35803594</text:p>
          </table:table-cell>
          <table:table-cell office:value-type="float" office:value="36849675" calcext:value-type="float">
            <text:p>36849675</text:p>
          </table:table-cell>
          <table:table-cell office:value-type="float" office:value="37923396" calcext:value-type="float">
            <text:p>37923396</text:p>
          </table:table-cell>
          <table:table-cell office:value-type="float" office:value="39022767" calcext:value-type="float">
            <text:p>39022767</text:p>
          </table:table-cell>
          <table:table-cell office:value-type="float" office:value="40144248" calcext:value-type="float">
            <text:p>40144248</text:p>
          </table:table-cell>
          <table:table-cell office:value-type="float" office:value="41285742" calcext:value-type="float">
            <text:p>41285742</text:p>
          </table:table-cell>
          <table:table-cell office:value-type="float" office:value="42446653" calcext:value-type="float">
            <text:p>42446653</text:p>
          </table:table-cell>
          <table:table-cell office:value-type="float" office:value="43629412" calcext:value-type="float">
            <text:p>43629412</text:p>
          </table:table-cell>
          <table:table-cell office:value-type="float" office:value="44838483" calcext:value-type="float">
            <text:p>44838483</text:p>
          </table:table-cell>
          <table:table-cell office:value-type="float" office:value="46079850" calcext:value-type="float">
            <text:p>46079850</text:p>
          </table:table-cell>
          <table:table-cell office:value-type="float" office:value="47357743" calcext:value-type="float">
            <text:p>47357743</text:p>
          </table:table-cell>
          <table:table-cell office:value-type="float" office:value="48672838" calcext:value-type="float">
            <text:p>48672838</text:p>
          </table:table-cell>
          <table:table-cell office:value-type="float" office:value="50023563" calcext:value-type="float">
            <text:p>50023563</text:p>
          </table:table-cell>
          <table:table-cell office:value-type="float" office:value="51408912" calcext:value-type="float">
            <text:p>51408912</text:p>
          </table:table-cell>
          <table:table-cell office:value-type="float" office:value="52827040" calcext:value-type="float">
            <text:p>52827040</text:p>
          </table:table-cell>
          <table:table-cell office:value-type="float" office:value="54275822" calcext:value-type="float">
            <text:p>54275822</text:p>
          </table:table-cell>
          <table:table-cell office:value-type="float" office:value="55755355" calcext:value-type="float">
            <text:p>55755355</text:p>
          </table:table-cell>
          <table:table-cell office:value-type="float" office:value="57263836" calcext:value-type="float">
            <text:p>57263836</text:p>
          </table:table-cell>
          <table:table-cell office:value-type="float" office:value="58795001" calcext:value-type="float">
            <text:p>58795001</text:p>
          </table:table-cell>
          <table:table-cell office:value-type="float" office:value="60340767" calcext:value-type="float">
            <text:p>60340767</text:p>
          </table:table-cell>
          <table:table-cell office:value-type="float" office:value="61895160" calcext:value-type="float">
            <text:p>61895160</text:p>
          </table:table-cell>
          <table:table-cell office:value-type="float" office:value="63454786" calcext:value-type="float">
            <text:p>63454786</text:p>
          </table:table-cell>
          <table:table-cell office:value-type="float" office:value="65020116" calcext:value-type="float">
            <text:p>65020116</text:p>
          </table:table-cell>
          <table:table-cell office:value-type="float" office:value="66593904" calcext:value-type="float">
            <text:p>66593904</text:p>
          </table:table-cell>
          <table:table-cell office:value-type="float" office:value="68180859" calcext:value-type="float">
            <text:p>68180859</text:p>
          </table:table-cell>
          <table:table-cell office:value-type="float" office:value="69784088" calcext:value-type="float">
            <text:p>69784088</text:p>
          </table:table-cell>
          <table:table-cell office:value-type="float" office:value="71401749" calcext:value-type="float">
            <text:p>71401749</text:p>
          </table:table-cell>
          <table:table-cell office:value-type="float" office:value="73030884" calcext:value-type="float">
            <text:p>73030884</text:p>
          </table:table-cell>
          <table:table-cell office:value-type="float" office:value="74672014" calcext:value-type="float">
            <text:p>74672014</text:p>
          </table:table-cell>
          <table:table-cell office:value-type="float" office:value="76325927" calcext:value-type="float">
            <text:p>76325927</text:p>
          </table:table-cell>
          <table:table-cell office:value-type="float" office:value="77991755" calcext:value-type="float">
            <text:p>77991755</text:p>
          </table:table-cell>
          <table:table-cell office:value-type="float" office:value="79672873" calcext:value-type="float">
            <text:p>79672873</text:p>
          </table:table-cell>
          <table:table-cell office:value-type="float" office:value="81365258" calcext:value-type="float">
            <text:p>81365258</text:p>
          </table:table-cell>
          <table:table-cell office:value-type="float" office:value="83051971" calcext:value-type="float">
            <text:p>83051971</text:p>
          </table:table-cell>
          <table:table-cell office:value-type="float" office:value="84710542" calcext:value-type="float">
            <text:p>84710542</text:p>
          </table:table-cell>
          <table:table-cell office:value-type="float" office:value="86326250" calcext:value-type="float">
            <text:p>86326250</text:p>
          </table:table-cell>
          <table:table-cell office:value-type="float" office:value="87888675" calcext:value-type="float">
            <text:p>87888675</text:p>
          </table:table-cell>
          <table:table-cell office:value-type="float" office:value="89405482" calcext:value-type="float">
            <text:p>89405482</text:p>
          </table:table-cell>
          <table:table-cell office:value-type="float" office:value="90901965" calcext:value-type="float">
            <text:p>90901965</text:p>
          </table:table-cell>
          <table:table-cell office:value-type="float" office:value="92414158" calcext:value-type="float">
            <text:p>92414158</text:p>
          </table:table-cell>
          <table:table-cell office:value-type="float" office:value="93966780" calcext:value-type="float">
            <text:p>93966780</text:p>
          </table:table-cell>
          <table:table-cell office:value-type="float" office:value="95570047" calcext:value-type="float">
            <text:p>95570047</text:p>
          </table:table-cell>
          <table:table-cell office:value-type="float" office:value="97212638" calcext:value-type="float">
            <text:p>97212638</text:p>
          </table:table-cell>
          <table:table-cell office:value-type="float" office:value="98871552" calcext:value-type="float">
            <text:p>98871552</text:p>
          </table:table-cell>
          <table:table-cell office:value-type="float" office:value="100513138" calcext:value-type="float">
            <text:p>100513138</text:p>
          </table:table-cell>
          <table:table-cell office:value-type="float" office:value="102113212" calcext:value-type="float">
            <text:p>102113212</text:p>
          </table:table-cell>
          <table:table-cell office:value-type="float" office:value="103663927" calcext:value-type="float">
            <text:p>103663927</text:p>
          </table:table-cell>
          <table:table-cell office:value-type="float" office:value="105173264" calcext:value-type="float">
            <text:p>105173264</text:p>
          </table:table-cell>
          <table:table-cell office:value-type="float" office:value="106651922" calcext:value-type="float">
            <text:p>106651922</text:p>
          </table:table-cell>
        </table:table-row>
        <table:table-row table:style-name="ro1">
          <table:table-cell office:value-type="string" calcext:value-type="string">
            <text:p>Palaos</text:p>
          </table:table-cell>
          <table:table-cell office:value-type="string" calcext:value-type="string">
            <text:p>PLW</text:p>
          </table:table-cell>
          <table:table-cell office:value-type="float" office:value="9771" calcext:value-type="float">
            <text:p>9771</text:p>
          </table:table-cell>
          <table:table-cell office:value-type="float" office:value="10049" calcext:value-type="float">
            <text:p>10049</text:p>
          </table:table-cell>
          <table:table-cell office:value-type="float" office:value="10317" calcext:value-type="float">
            <text:p>10317</text:p>
          </table:table-cell>
          <table:table-cell office:value-type="float" office:value="10569" calcext:value-type="float">
            <text:p>10569</text:p>
          </table:table-cell>
          <table:table-cell office:value-type="float" office:value="10799" calcext:value-type="float">
            <text:p>10799</text:p>
          </table:table-cell>
          <table:table-cell office:value-type="float" office:value="11003" calcext:value-type="float">
            <text:p>11003</text:p>
          </table:table-cell>
          <table:table-cell office:value-type="float" office:value="11179" calcext:value-type="float">
            <text:p>11179</text:p>
          </table:table-cell>
          <table:table-cell office:value-type="float" office:value="11326" calcext:value-type="float">
            <text:p>11326</text:p>
          </table:table-cell>
          <table:table-cell office:value-type="float" office:value="11464" calcext:value-type="float">
            <text:p>11464</text:p>
          </table:table-cell>
          <table:table-cell office:value-type="float" office:value="11618" calcext:value-type="float">
            <text:p>11618</text:p>
          </table:table-cell>
          <table:table-cell office:value-type="float" office:value="11811" calcext:value-type="float">
            <text:p>11811</text:p>
          </table:table-cell>
          <table:table-cell office:value-type="float" office:value="12053" calcext:value-type="float">
            <text:p>12053</text:p>
          </table:table-cell>
          <table:table-cell office:value-type="float" office:value="12340" calcext:value-type="float">
            <text:p>12340</text:p>
          </table:table-cell>
          <table:table-cell office:value-type="float" office:value="12628" calcext:value-type="float">
            <text:p>12628</text:p>
          </table:table-cell>
          <table:table-cell office:value-type="float" office:value="12831" calcext:value-type="float">
            <text:p>12831</text:p>
          </table:table-cell>
          <table:table-cell office:value-type="float" office:value="12904" calcext:value-type="float">
            <text:p>12904</text:p>
          </table:table-cell>
          <table:table-cell office:value-type="float" office:value="12837" calcext:value-type="float">
            <text:p>12837</text:p>
          </table:table-cell>
          <table:table-cell office:value-type="float" office:value="12646" calcext:value-type="float">
            <text:p>12646</text:p>
          </table:table-cell>
          <table:table-cell office:value-type="float" office:value="12403" calcext:value-type="float">
            <text:p>12403</text:p>
          </table:table-cell>
          <table:table-cell office:value-type="float" office:value="12229" calcext:value-type="float">
            <text:p>12229</text:p>
          </table:table-cell>
          <table:table-cell office:value-type="float" office:value="12179" calcext:value-type="float">
            <text:p>12179</text:p>
          </table:table-cell>
          <table:table-cell office:value-type="float" office:value="12279" calcext:value-type="float">
            <text:p>12279</text:p>
          </table:table-cell>
          <table:table-cell office:value-type="float" office:value="12516" calcext:value-type="float">
            <text:p>12516</text:p>
          </table:table-cell>
          <table:table-cell office:value-type="float" office:value="12843" calcext:value-type="float">
            <text:p>12843</text:p>
          </table:table-cell>
          <table:table-cell office:value-type="float" office:value="13195" calcext:value-type="float">
            <text:p>13195</text:p>
          </table:table-cell>
          <table:table-cell office:value-type="float" office:value="13528" calcext:value-type="float">
            <text:p>13528</text:p>
          </table:table-cell>
          <table:table-cell office:value-type="float" office:value="13831" calcext:value-type="float">
            <text:p>13831</text:p>
          </table:table-cell>
          <table:table-cell office:value-type="float" office:value="14123" calcext:value-type="float">
            <text:p>14123</text:p>
          </table:table-cell>
          <table:table-cell office:value-type="float" office:value="14402" calcext:value-type="float">
            <text:p>14402</text:p>
          </table:table-cell>
          <table:table-cell office:value-type="float" office:value="14709" calcext:value-type="float">
            <text:p>14709</text:p>
          </table:table-cell>
          <table:table-cell office:value-type="float" office:value="15058" calcext:value-type="float">
            <text:p>15058</text:p>
          </table:table-cell>
          <table:table-cell office:value-type="float" office:value="15441" calcext:value-type="float">
            <text:p>15441</text:p>
          </table:table-cell>
          <table:table-cell office:value-type="float" office:value="15856" calcext:value-type="float">
            <text:p>15856</text:p>
          </table:table-cell>
          <table:table-cell office:value-type="float" office:value="16290" calcext:value-type="float">
            <text:p>16290</text:p>
          </table:table-cell>
          <table:table-cell office:value-type="float" office:value="16717" calcext:value-type="float">
            <text:p>16717</text:p>
          </table:table-cell>
          <table:table-cell office:value-type="float" office:value="17164" calcext:value-type="float">
            <text:p>17164</text:p>
          </table:table-cell>
          <table:table-cell office:value-type="float" office:value="17593" calcext:value-type="float">
            <text:p>17593</text:p>
          </table:table-cell>
          <table:table-cell office:value-type="float" office:value="18014" calcext:value-type="float">
            <text:p>18014</text:p>
          </table:table-cell>
          <table:table-cell office:value-type="float" office:value="18410" calcext:value-type="float">
            <text:p>18410</text:p>
          </table:table-cell>
          <table:table-cell office:value-type="float" office:value="18776" calcext:value-type="float">
            <text:p>18776</text:p>
          </table:table-cell>
          <table:table-cell office:value-type="float" office:value="19105" calcext:value-type="float">
            <text:p>19105</text:p>
          </table:table-cell>
          <table:table-cell office:value-type="float" office:value="19386" calcext:value-type="float">
            <text:p>19386</text:p>
          </table:table-cell>
          <table:table-cell office:value-type="float" office:value="19637" calcext:value-type="float">
            <text:p>19637</text:p>
          </table:table-cell>
          <table:table-cell office:value-type="float" office:value="19809" calcext:value-type="float">
            <text:p>19809</text:p>
          </table:table-cell>
          <table:table-cell office:value-type="float" office:value="19867" calcext:value-type="float">
            <text:p>19867</text:p>
          </table:table-cell>
          <table:table-cell office:value-type="float" office:value="19781" calcext:value-type="float">
            <text:p>19781</text:p>
          </table:table-cell>
          <table:table-cell office:value-type="float" office:value="19540" calcext:value-type="float">
            <text:p>19540</text:p>
          </table:table-cell>
          <table:table-cell office:value-type="float" office:value="19158" calcext:value-type="float">
            <text:p>19158</text:p>
          </table:table-cell>
          <table:table-cell office:value-type="float" office:value="18704" calcext:value-type="float">
            <text:p>18704</text:p>
          </table:table-cell>
          <table:table-cell office:value-type="float" office:value="18285" calcext:value-type="float">
            <text:p>18285</text:p>
          </table:table-cell>
          <table:table-cell office:value-type="float" office:value="17955" calcext:value-type="float">
            <text:p>17955</text:p>
          </table:table-cell>
          <table:table-cell office:value-type="float" office:value="17745" calcext:value-type="float">
            <text:p>17745</text:p>
          </table:table-cell>
          <table:table-cell office:value-type="float" office:value="17640" calcext:value-type="float">
            <text:p>17640</text:p>
          </table:table-cell>
          <table:table-cell office:value-type="float" office:value="17606" calcext:value-type="float">
            <text:p>17606</text:p>
          </table:table-cell>
          <table:table-cell office:value-type="float" office:value="17626" calcext:value-type="float">
            <text:p>17626</text:p>
          </table:table-cell>
          <table:table-cell office:value-type="float" office:value="17665" calcext:value-type="float">
            <text:p>17665</text:p>
          </table:table-cell>
          <table:table-cell office:value-type="float" office:value="17725" calcext:value-type="float">
            <text:p>17725</text:p>
          </table:table-cell>
          <table:table-cell office:value-type="float" office:value="17808" calcext:value-type="float">
            <text:p>17808</text:p>
          </table:table-cell>
          <table:table-cell office:value-type="float" office:value="17907" calcext:value-type="float">
            <text:p>17907</text:p>
          </table:table-cell>
        </table:table-row>
        <table:table-row table:style-name="ro1">
          <table:table-cell office:value-type="string" calcext:value-type="string">
            <text:p>Papouasie-Nouvelle-Guinée</text:p>
          </table:table-cell>
          <table:table-cell office:value-type="string" calcext:value-type="string">
            <text:p>PNG</text:p>
          </table:table-cell>
          <table:table-cell office:value-type="float" office:value="2255859" calcext:value-type="float">
            <text:p>2255859</text:p>
          </table:table-cell>
          <table:table-cell office:value-type="float" office:value="2297059" calcext:value-type="float">
            <text:p>2297059</text:p>
          </table:table-cell>
          <table:table-cell office:value-type="float" office:value="2340352" calcext:value-type="float">
            <text:p>2340352</text:p>
          </table:table-cell>
          <table:table-cell office:value-type="float" office:value="2385946" calcext:value-type="float">
            <text:p>2385946</text:p>
          </table:table-cell>
          <table:table-cell office:value-type="float" office:value="2434223" calcext:value-type="float">
            <text:p>2434223</text:p>
          </table:table-cell>
          <table:table-cell office:value-type="float" office:value="2485437" calcext:value-type="float">
            <text:p>2485437</text:p>
          </table:table-cell>
          <table:table-cell office:value-type="float" office:value="2539674" calcext:value-type="float">
            <text:p>2539674</text:p>
          </table:table-cell>
          <table:table-cell office:value-type="float" office:value="2596820" calcext:value-type="float">
            <text:p>2596820</text:p>
          </table:table-cell>
          <table:table-cell office:value-type="float" office:value="2656633" calcext:value-type="float">
            <text:p>2656633</text:p>
          </table:table-cell>
          <table:table-cell office:value-type="float" office:value="2718811" calcext:value-type="float">
            <text:p>2718811</text:p>
          </table:table-cell>
          <table:table-cell office:value-type="float" office:value="2783121" calcext:value-type="float">
            <text:p>2783121</text:p>
          </table:table-cell>
          <table:table-cell office:value-type="float" office:value="2849532" calcext:value-type="float">
            <text:p>2849532</text:p>
          </table:table-cell>
          <table:table-cell office:value-type="float" office:value="2918139" calcext:value-type="float">
            <text:p>2918139</text:p>
          </table:table-cell>
          <table:table-cell office:value-type="float" office:value="2989202" calcext:value-type="float">
            <text:p>2989202</text:p>
          </table:table-cell>
          <table:table-cell office:value-type="float" office:value="3063049" calcext:value-type="float">
            <text:p>3063049</text:p>
          </table:table-cell>
          <table:table-cell office:value-type="float" office:value="3139945" calcext:value-type="float">
            <text:p>3139945</text:p>
          </table:table-cell>
          <table:table-cell office:value-type="float" office:value="3219829" calcext:value-type="float">
            <text:p>3219829</text:p>
          </table:table-cell>
          <table:table-cell office:value-type="float" office:value="3302633" calcext:value-type="float">
            <text:p>3302633</text:p>
          </table:table-cell>
          <table:table-cell office:value-type="float" office:value="3388618" calcext:value-type="float">
            <text:p>3388618</text:p>
          </table:table-cell>
          <table:table-cell office:value-type="float" office:value="3478100" calcext:value-type="float">
            <text:p>3478100</text:p>
          </table:table-cell>
          <table:table-cell office:value-type="float" office:value="3571205" calcext:value-type="float">
            <text:p>3571205</text:p>
          </table:table-cell>
          <table:table-cell office:value-type="float" office:value="3668104" calcext:value-type="float">
            <text:p>3668104</text:p>
          </table:table-cell>
          <table:table-cell office:value-type="float" office:value="3768483" calcext:value-type="float">
            <text:p>3768483</text:p>
          </table:table-cell>
          <table:table-cell office:value-type="float" office:value="3871492" calcext:value-type="float">
            <text:p>3871492</text:p>
          </table:table-cell>
          <table:table-cell office:value-type="float" office:value="3975956" calcext:value-type="float">
            <text:p>3975956</text:p>
          </table:table-cell>
          <table:table-cell office:value-type="float" office:value="4081030" calcext:value-type="float">
            <text:p>4081030</text:p>
          </table:table-cell>
          <table:table-cell office:value-type="float" office:value="4186499" calcext:value-type="float">
            <text:p>4186499</text:p>
          </table:table-cell>
          <table:table-cell office:value-type="float" office:value="4292563" calcext:value-type="float">
            <text:p>4292563</text:p>
          </table:table-cell>
          <table:table-cell office:value-type="float" office:value="4399324" calcext:value-type="float">
            <text:p>4399324</text:p>
          </table:table-cell>
          <table:table-cell office:value-type="float" office:value="4506991" calcext:value-type="float">
            <text:p>4506991</text:p>
          </table:table-cell>
          <table:table-cell office:value-type="float" office:value="4615839" calcext:value-type="float">
            <text:p>4615839</text:p>
          </table:table-cell>
          <table:table-cell office:value-type="float" office:value="4725547" calcext:value-type="float">
            <text:p>4725547</text:p>
          </table:table-cell>
          <table:table-cell office:value-type="float" office:value="4836217" calcext:value-type="float">
            <text:p>4836217</text:p>
          </table:table-cell>
          <table:table-cell office:value-type="float" office:value="4949051" calcext:value-type="float">
            <text:p>4949051</text:p>
          </table:table-cell>
          <table:table-cell office:value-type="float" office:value="5065661" calcext:value-type="float">
            <text:p>5065661</text:p>
          </table:table-cell>
          <table:table-cell office:value-type="float" office:value="5187060" calcext:value-type="float">
            <text:p>5187060</text:p>
          </table:table-cell>
          <table:table-cell office:value-type="float" office:value="5314248" calcext:value-type="float">
            <text:p>5314248</text:p>
          </table:table-cell>
          <table:table-cell office:value-type="float" office:value="5446641" calcext:value-type="float">
            <text:p>5446641</text:p>
          </table:table-cell>
          <table:table-cell office:value-type="float" office:value="5581762" calcext:value-type="float">
            <text:p>5581762</text:p>
          </table:table-cell>
          <table:table-cell office:value-type="float" office:value="5716161" calcext:value-type="float">
            <text:p>5716161</text:p>
          </table:table-cell>
          <table:table-cell office:value-type="float" office:value="5847586" calcext:value-type="float">
            <text:p>5847586</text:p>
          </table:table-cell>
          <table:table-cell office:value-type="float" office:value="5974629" calcext:value-type="float">
            <text:p>5974629</text:p>
          </table:table-cell>
          <table:table-cell office:value-type="float" office:value="6098621" calcext:value-type="float">
            <text:p>6098621</text:p>
          </table:table-cell>
          <table:table-cell office:value-type="float" office:value="6223377" calcext:value-type="float">
            <text:p>6223377</text:p>
          </table:table-cell>
          <table:table-cell office:value-type="float" office:value="6354245" calcext:value-type="float">
            <text:p>6354245</text:p>
          </table:table-cell>
          <table:table-cell office:value-type="float" office:value="6494903" calcext:value-type="float">
            <text:p>6494903</text:p>
          </table:table-cell>
          <table:table-cell office:value-type="float" office:value="6646895" calcext:value-type="float">
            <text:p>6646895</text:p>
          </table:table-cell>
          <table:table-cell office:value-type="float" office:value="6808514" calcext:value-type="float">
            <text:p>6808514</text:p>
          </table:table-cell>
          <table:table-cell office:value-type="float" office:value="6976201" calcext:value-type="float">
            <text:p>6976201</text:p>
          </table:table-cell>
          <table:table-cell office:value-type="float" office:value="7144776" calcext:value-type="float">
            <text:p>7144776</text:p>
          </table:table-cell>
          <table:table-cell office:value-type="float" office:value="7310507" calcext:value-type="float">
            <text:p>7310507</text:p>
          </table:table-cell>
          <table:table-cell office:value-type="float" office:value="7472200" calcext:value-type="float">
            <text:p>7472200</text:p>
          </table:table-cell>
          <table:table-cell office:value-type="float" office:value="7631002" calcext:value-type="float">
            <text:p>7631002</text:p>
          </table:table-cell>
          <table:table-cell office:value-type="float" office:value="7788379" calcext:value-type="float">
            <text:p>7788379</text:p>
          </table:table-cell>
          <table:table-cell office:value-type="float" office:value="7946731" calcext:value-type="float">
            <text:p>7946731</text:p>
          </table:table-cell>
          <table:table-cell office:value-type="float" office:value="8107775" calcext:value-type="float">
            <text:p>8107775</text:p>
          </table:table-cell>
          <table:table-cell office:value-type="float" office:value="8271760" calcext:value-type="float">
            <text:p>8271760</text:p>
          </table:table-cell>
          <table:table-cell office:value-type="float" office:value="8438029" calcext:value-type="float">
            <text:p>8438029</text:p>
          </table:table-cell>
          <table:table-cell office:value-type="float" office:value="8606316" calcext:value-type="float">
            <text:p>8606316</text:p>
          </table:table-cell>
        </table:table-row>
        <table:table-row table:style-name="ro1">
          <table:table-cell office:value-type="string" calcext:value-type="string">
            <text:p>Pologne</text:p>
          </table:table-cell>
          <table:table-cell office:value-type="string" calcext:value-type="string">
            <text:p>POL</text:p>
          </table:table-cell>
          <table:table-cell office:value-type="float" office:value="29637450" calcext:value-type="float">
            <text:p>29637450</text:p>
          </table:table-cell>
          <table:table-cell office:value-type="float" office:value="29964000" calcext:value-type="float">
            <text:p>29964000</text:p>
          </table:table-cell>
          <table:table-cell office:value-type="float" office:value="30308500" calcext:value-type="float">
            <text:p>30308500</text:p>
          </table:table-cell>
          <table:table-cell office:value-type="float" office:value="30712000" calcext:value-type="float">
            <text:p>30712000</text:p>
          </table:table-cell>
          <table:table-cell office:value-type="float" office:value="31139450" calcext:value-type="float">
            <text:p>31139450</text:p>
          </table:table-cell>
          <table:table-cell office:value-type="float" office:value="31444950" calcext:value-type="float">
            <text:p>31444950</text:p>
          </table:table-cell>
          <table:table-cell office:value-type="float" office:value="31681000" calcext:value-type="float">
            <text:p>31681000</text:p>
          </table:table-cell>
          <table:table-cell office:value-type="float" office:value="31987155" calcext:value-type="float">
            <text:p>31987155</text:p>
          </table:table-cell>
          <table:table-cell office:value-type="float" office:value="32294655" calcext:value-type="float">
            <text:p>32294655</text:p>
          </table:table-cell>
          <table:table-cell office:value-type="float" office:value="32548300" calcext:value-type="float">
            <text:p>32548300</text:p>
          </table:table-cell>
          <table:table-cell office:value-type="float" office:value="32664300" calcext:value-type="float">
            <text:p>32664300</text:p>
          </table:table-cell>
          <table:table-cell office:value-type="float" office:value="32783500" calcext:value-type="float">
            <text:p>32783500</text:p>
          </table:table-cell>
          <table:table-cell office:value-type="float" office:value="33055650" calcext:value-type="float">
            <text:p>33055650</text:p>
          </table:table-cell>
          <table:table-cell office:value-type="float" office:value="33357200" calcext:value-type="float">
            <text:p>33357200</text:p>
          </table:table-cell>
          <table:table-cell office:value-type="float" office:value="33678899" calcext:value-type="float">
            <text:p>33678899</text:p>
          </table:table-cell>
          <table:table-cell office:value-type="float" office:value="34015199" calcext:value-type="float">
            <text:p>34015199</text:p>
          </table:table-cell>
          <table:table-cell office:value-type="float" office:value="34356300" calcext:value-type="float">
            <text:p>34356300</text:p>
          </table:table-cell>
          <table:table-cell office:value-type="float" office:value="34689050" calcext:value-type="float">
            <text:p>34689050</text:p>
          </table:table-cell>
          <table:table-cell office:value-type="float" office:value="34965600" calcext:value-type="float">
            <text:p>34965600</text:p>
          </table:table-cell>
          <table:table-cell office:value-type="float" office:value="35247217" calcext:value-type="float">
            <text:p>35247217</text:p>
          </table:table-cell>
          <table:table-cell office:value-type="float" office:value="35574150" calcext:value-type="float">
            <text:p>35574150</text:p>
          </table:table-cell>
          <table:table-cell office:value-type="float" office:value="35898587" calcext:value-type="float">
            <text:p>35898587</text:p>
          </table:table-cell>
          <table:table-cell office:value-type="float" office:value="36230481" calcext:value-type="float">
            <text:p>36230481</text:p>
          </table:table-cell>
          <table:table-cell office:value-type="float" office:value="36571808" calcext:value-type="float">
            <text:p>36571808</text:p>
          </table:table-cell>
          <table:table-cell office:value-type="float" office:value="36904134" calcext:value-type="float">
            <text:p>36904134</text:p>
          </table:table-cell>
          <table:table-cell office:value-type="float" office:value="37201885" calcext:value-type="float">
            <text:p>37201885</text:p>
          </table:table-cell>
          <table:table-cell office:value-type="float" office:value="37456119" calcext:value-type="float">
            <text:p>37456119</text:p>
          </table:table-cell>
          <table:table-cell office:value-type="float" office:value="37668045" calcext:value-type="float">
            <text:p>37668045</text:p>
          </table:table-cell>
          <table:table-cell office:value-type="float" office:value="37824487" calcext:value-type="float">
            <text:p>37824487</text:p>
          </table:table-cell>
          <table:table-cell office:value-type="float" office:value="37961529" calcext:value-type="float">
            <text:p>37961529</text:p>
          </table:table-cell>
          <table:table-cell office:value-type="float" office:value="38110782" calcext:value-type="float">
            <text:p>38110782</text:p>
          </table:table-cell>
          <table:table-cell office:value-type="float" office:value="38246193" calcext:value-type="float">
            <text:p>38246193</text:p>
          </table:table-cell>
          <table:table-cell office:value-type="float" office:value="38363667" calcext:value-type="float">
            <text:p>38363667</text:p>
          </table:table-cell>
          <table:table-cell office:value-type="float" office:value="38461408" calcext:value-type="float">
            <text:p>38461408</text:p>
          </table:table-cell>
          <table:table-cell office:value-type="float" office:value="38542652" calcext:value-type="float">
            <text:p>38542652</text:p>
          </table:table-cell>
          <table:table-cell office:value-type="float" office:value="38594998" calcext:value-type="float">
            <text:p>38594998</text:p>
          </table:table-cell>
          <table:table-cell office:value-type="float" office:value="38624370" calcext:value-type="float">
            <text:p>38624370</text:p>
          </table:table-cell>
          <table:table-cell office:value-type="float" office:value="38649660" calcext:value-type="float">
            <text:p>38649660</text:p>
          </table:table-cell>
          <table:table-cell office:value-type="float" office:value="38663481" calcext:value-type="float">
            <text:p>38663481</text:p>
          </table:table-cell>
          <table:table-cell office:value-type="float" office:value="38660271" calcext:value-type="float">
            <text:p>38660271</text:p>
          </table:table-cell>
          <table:table-cell office:value-type="float" office:value="38258629" calcext:value-type="float">
            <text:p>38258629</text:p>
          </table:table-cell>
          <table:table-cell office:value-type="float" office:value="38248076" calcext:value-type="float">
            <text:p>38248076</text:p>
          </table:table-cell>
          <table:table-cell office:value-type="float" office:value="38230364" calcext:value-type="float">
            <text:p>38230364</text:p>
          </table:table-cell>
          <table:table-cell office:value-type="float" office:value="38204570" calcext:value-type="float">
            <text:p>38204570</text:p>
          </table:table-cell>
          <table:table-cell office:value-type="float" office:value="38182222" calcext:value-type="float">
            <text:p>38182222</text:p>
          </table:table-cell>
          <table:table-cell office:value-type="float" office:value="38165445" calcext:value-type="float">
            <text:p>38165445</text:p>
          </table:table-cell>
          <table:table-cell office:value-type="float" office:value="38141267" calcext:value-type="float">
            <text:p>38141267</text:p>
          </table:table-cell>
          <table:table-cell office:value-type="float" office:value="38120560" calcext:value-type="float">
            <text:p>38120560</text:p>
          </table:table-cell>
          <table:table-cell office:value-type="float" office:value="38125759" calcext:value-type="float">
            <text:p>38125759</text:p>
          </table:table-cell>
          <table:table-cell office:value-type="float" office:value="38151603" calcext:value-type="float">
            <text:p>38151603</text:p>
          </table:table-cell>
          <table:table-cell office:value-type="float" office:value="38042794" calcext:value-type="float">
            <text:p>38042794</text:p>
          </table:table-cell>
          <table:table-cell office:value-type="float" office:value="38063255" calcext:value-type="float">
            <text:p>38063255</text:p>
          </table:table-cell>
          <table:table-cell office:value-type="float" office:value="38063164" calcext:value-type="float">
            <text:p>38063164</text:p>
          </table:table-cell>
          <table:table-cell office:value-type="float" office:value="38040196" calcext:value-type="float">
            <text:p>38040196</text:p>
          </table:table-cell>
          <table:table-cell office:value-type="float" office:value="38011735" calcext:value-type="float">
            <text:p>38011735</text:p>
          </table:table-cell>
          <table:table-cell office:value-type="float" office:value="37986412" calcext:value-type="float">
            <text:p>37986412</text:p>
          </table:table-cell>
          <table:table-cell office:value-type="float" office:value="37970087" calcext:value-type="float">
            <text:p>37970087</text:p>
          </table:table-cell>
          <table:table-cell office:value-type="float" office:value="37974826" calcext:value-type="float">
            <text:p>37974826</text:p>
          </table:table-cell>
          <table:table-cell office:value-type="float" office:value="37978548" calcext:value-type="float">
            <text:p>37978548</text:p>
          </table:table-cell>
        </table:table-row>
        <table:table-row table:style-name="ro1">
          <table:table-cell office:value-type="string" calcext:value-type="string">
            <text:p>de Pré-dividende démographique</text:p>
          </table:table-cell>
          <table:table-cell office:value-type="string" calcext:value-type="string">
            <text:p>PRE</text:p>
          </table:table-cell>
          <table:table-cell office:value-type="float" office:value="187617091" calcext:value-type="float">
            <text:p>187617091</text:p>
          </table:table-cell>
          <table:table-cell office:value-type="float" office:value="191889701" calcext:value-type="float">
            <text:p>191889701</text:p>
          </table:table-cell>
          <table:table-cell office:value-type="float" office:value="196349224" calcext:value-type="float">
            <text:p>196349224</text:p>
          </table:table-cell>
          <table:table-cell office:value-type="float" office:value="200997724" calcext:value-type="float">
            <text:p>200997724</text:p>
          </table:table-cell>
          <table:table-cell office:value-type="float" office:value="205835453" calcext:value-type="float">
            <text:p>205835453</text:p>
          </table:table-cell>
          <table:table-cell office:value-type="float" office:value="210864985" calcext:value-type="float">
            <text:p>210864985</text:p>
          </table:table-cell>
          <table:table-cell office:value-type="float" office:value="216096098" calcext:value-type="float">
            <text:p>216096098</text:p>
          </table:table-cell>
          <table:table-cell office:value-type="float" office:value="221539671" calcext:value-type="float">
            <text:p>221539671</text:p>
          </table:table-cell>
          <table:table-cell office:value-type="float" office:value="227201434" calcext:value-type="float">
            <text:p>227201434</text:p>
          </table:table-cell>
          <table:table-cell office:value-type="float" office:value="233086769" calcext:value-type="float">
            <text:p>233086769</text:p>
          </table:table-cell>
          <table:table-cell office:value-type="float" office:value="239204902" calcext:value-type="float">
            <text:p>239204902</text:p>
          </table:table-cell>
          <table:table-cell office:value-type="float" office:value="245537549" calcext:value-type="float">
            <text:p>245537549</text:p>
          </table:table-cell>
          <table:table-cell office:value-type="float" office:value="252097524" calcext:value-type="float">
            <text:p>252097524</text:p>
          </table:table-cell>
          <table:table-cell office:value-type="float" office:value="258953043" calcext:value-type="float">
            <text:p>258953043</text:p>
          </table:table-cell>
          <table:table-cell office:value-type="float" office:value="266195005" calcext:value-type="float">
            <text:p>266195005</text:p>
          </table:table-cell>
          <table:table-cell office:value-type="float" office:value="273877851" calcext:value-type="float">
            <text:p>273877851</text:p>
          </table:table-cell>
          <table:table-cell office:value-type="float" office:value="282049515" calcext:value-type="float">
            <text:p>282049515</text:p>
          </table:table-cell>
          <table:table-cell office:value-type="float" office:value="290664899" calcext:value-type="float">
            <text:p>290664899</text:p>
          </table:table-cell>
          <table:table-cell office:value-type="float" office:value="299569965" calcext:value-type="float">
            <text:p>299569965</text:p>
          </table:table-cell>
          <table:table-cell office:value-type="float" office:value="308551448" calcext:value-type="float">
            <text:p>308551448</text:p>
          </table:table-cell>
          <table:table-cell office:value-type="float" office:value="317462492" calcext:value-type="float">
            <text:p>317462492</text:p>
          </table:table-cell>
          <table:table-cell office:value-type="float" office:value="326257657" calcext:value-type="float">
            <text:p>326257657</text:p>
          </table:table-cell>
          <table:table-cell office:value-type="float" office:value="335003787" calcext:value-type="float">
            <text:p>335003787</text:p>
          </table:table-cell>
          <table:table-cell office:value-type="float" office:value="343806020" calcext:value-type="float">
            <text:p>343806020</text:p>
          </table:table-cell>
          <table:table-cell office:value-type="float" office:value="352822108" calcext:value-type="float">
            <text:p>352822108</text:p>
          </table:table-cell>
          <table:table-cell office:value-type="float" office:value="362177640" calcext:value-type="float">
            <text:p>362177640</text:p>
          </table:table-cell>
          <table:table-cell office:value-type="float" office:value="371878676" calcext:value-type="float">
            <text:p>371878676</text:p>
          </table:table-cell>
          <table:table-cell office:value-type="float" office:value="381918512" calcext:value-type="float">
            <text:p>381918512</text:p>
          </table:table-cell>
          <table:table-cell office:value-type="float" office:value="392393097" calcext:value-type="float">
            <text:p>392393097</text:p>
          </table:table-cell>
          <table:table-cell office:value-type="float" office:value="403416160" calcext:value-type="float">
            <text:p>403416160</text:p>
          </table:table-cell>
          <table:table-cell office:value-type="float" office:value="415057375" calcext:value-type="float">
            <text:p>415057375</text:p>
          </table:table-cell>
          <table:table-cell office:value-type="float" office:value="427398511" calcext:value-type="float">
            <text:p>427398511</text:p>
          </table:table-cell>
          <table:table-cell office:value-type="float" office:value="440397767" calcext:value-type="float">
            <text:p>440397767</text:p>
          </table:table-cell>
          <table:table-cell office:value-type="float" office:value="453849633" calcext:value-type="float">
            <text:p>453849633</text:p>
          </table:table-cell>
          <table:table-cell office:value-type="float" office:value="467465199" calcext:value-type="float">
            <text:p>467465199</text:p>
          </table:table-cell>
          <table:table-cell office:value-type="float" office:value="481049511" calcext:value-type="float">
            <text:p>481049511</text:p>
          </table:table-cell>
          <table:table-cell office:value-type="float" office:value="494517676" calcext:value-type="float">
            <text:p>494517676</text:p>
          </table:table-cell>
          <table:table-cell office:value-type="float" office:value="507968946" calcext:value-type="float">
            <text:p>507968946</text:p>
          </table:table-cell>
          <table:table-cell office:value-type="float" office:value="521617674" calcext:value-type="float">
            <text:p>521617674</text:p>
          </table:table-cell>
          <table:table-cell office:value-type="float" office:value="535773390" calcext:value-type="float">
            <text:p>535773390</text:p>
          </table:table-cell>
          <table:table-cell office:value-type="float" office:value="550660001" calcext:value-type="float">
            <text:p>550660001</text:p>
          </table:table-cell>
          <table:table-cell office:value-type="float" office:value="566366102" calcext:value-type="float">
            <text:p>566366102</text:p>
          </table:table-cell>
          <table:table-cell office:value-type="float" office:value="582828705" calcext:value-type="float">
            <text:p>582828705</text:p>
          </table:table-cell>
          <table:table-cell office:value-type="float" office:value="599938109" calcext:value-type="float">
            <text:p>599938109</text:p>
          </table:table-cell>
          <table:table-cell office:value-type="float" office:value="617518671" calcext:value-type="float">
            <text:p>617518671</text:p>
          </table:table-cell>
          <table:table-cell office:value-type="float" office:value="635451653" calcext:value-type="float">
            <text:p>635451653</text:p>
          </table:table-cell>
          <table:table-cell office:value-type="float" office:value="653695022" calcext:value-type="float">
            <text:p>653695022</text:p>
          </table:table-cell>
          <table:table-cell office:value-type="float" office:value="672318833" calcext:value-type="float">
            <text:p>672318833</text:p>
          </table:table-cell>
          <table:table-cell office:value-type="float" office:value="691447610" calcext:value-type="float">
            <text:p>691447610</text:p>
          </table:table-cell>
          <table:table-cell office:value-type="float" office:value="711257522" calcext:value-type="float">
            <text:p>711257522</text:p>
          </table:table-cell>
          <table:table-cell office:value-type="float" office:value="731868772" calcext:value-type="float">
            <text:p>731868772</text:p>
          </table:table-cell>
          <table:table-cell office:value-type="float" office:value="753326798" calcext:value-type="float">
            <text:p>753326798</text:p>
          </table:table-cell>
          <table:table-cell office:value-type="float" office:value="775573001" calcext:value-type="float">
            <text:p>775573001</text:p>
          </table:table-cell>
          <table:table-cell office:value-type="float" office:value="798495530" calcext:value-type="float">
            <text:p>798495530</text:p>
          </table:table-cell>
          <table:table-cell office:value-type="float" office:value="821931240" calcext:value-type="float">
            <text:p>821931240</text:p>
          </table:table-cell>
          <table:table-cell office:value-type="float" office:value="845759344" calcext:value-type="float">
            <text:p>845759344</text:p>
          </table:table-cell>
          <table:table-cell office:value-type="float" office:value="869943914" calcext:value-type="float">
            <text:p>869943914</text:p>
          </table:table-cell>
          <table:table-cell office:value-type="float" office:value="894512725" calcext:value-type="float">
            <text:p>894512725</text:p>
          </table:table-cell>
          <table:table-cell office:value-type="float" office:value="919485393" calcext:value-type="float">
            <text:p>919485393</text:p>
          </table:table-cell>
        </table:table-row>
        <table:table-row table:style-name="ro1">
          <table:table-cell office:value-type="string" calcext:value-type="string">
            <text:p>Porto Rico</text:p>
          </table:table-cell>
          <table:table-cell office:value-type="string" calcext:value-type="string">
            <text:p>PRI</text:p>
          </table:table-cell>
          <table:table-cell office:value-type="float" office:value="2358000" calcext:value-type="float">
            <text:p>2358000</text:p>
          </table:table-cell>
          <table:table-cell office:value-type="float" office:value="2399722" calcext:value-type="float">
            <text:p>2399722</text:p>
          </table:table-cell>
          <table:table-cell office:value-type="float" office:value="2450322" calcext:value-type="float">
            <text:p>2450322</text:p>
          </table:table-cell>
          <table:table-cell office:value-type="float" office:value="2504530" calcext:value-type="float">
            <text:p>2504530</text:p>
          </table:table-cell>
          <table:table-cell office:value-type="float" office:value="2554066" calcext:value-type="float">
            <text:p>2554066</text:p>
          </table:table-cell>
          <table:table-cell office:value-type="float" office:value="2594000" calcext:value-type="float">
            <text:p>2594000</text:p>
          </table:table-cell>
          <table:table-cell office:value-type="float" office:value="2624995" calcext:value-type="float">
            <text:p>2624995</text:p>
          </table:table-cell>
          <table:table-cell office:value-type="float" office:value="2645674" calcext:value-type="float">
            <text:p>2645674</text:p>
          </table:table-cell>
          <table:table-cell office:value-type="float" office:value="2662064" calcext:value-type="float">
            <text:p>2662064</text:p>
          </table:table-cell>
          <table:table-cell office:value-type="float" office:value="2684150" calcext:value-type="float">
            <text:p>2684150</text:p>
          </table:table-cell>
          <table:table-cell office:value-type="float" office:value="2718000" calcext:value-type="float">
            <text:p>2718000</text:p>
          </table:table-cell>
          <table:table-cell office:value-type="float" office:value="2762190" calcext:value-type="float">
            <text:p>2762190</text:p>
          </table:table-cell>
          <table:table-cell office:value-type="float" office:value="2817256" calcext:value-type="float">
            <text:p>2817256</text:p>
          </table:table-cell>
          <table:table-cell office:value-type="float" office:value="2878786" calcext:value-type="float">
            <text:p>2878786</text:p>
          </table:table-cell>
          <table:table-cell office:value-type="float" office:value="2939299" calcext:value-type="float">
            <text:p>2939299</text:p>
          </table:table-cell>
          <table:table-cell office:value-type="float" office:value="2994000" calcext:value-type="float">
            <text:p>2994000</text:p>
          </table:table-cell>
          <table:table-cell office:value-type="float" office:value="3043854" calcext:value-type="float">
            <text:p>3043854</text:p>
          </table:table-cell>
          <table:table-cell office:value-type="float" office:value="3088690" calcext:value-type="float">
            <text:p>3088690</text:p>
          </table:table-cell>
          <table:table-cell office:value-type="float" office:value="3129421" calcext:value-type="float">
            <text:p>3129421</text:p>
          </table:table-cell>
          <table:table-cell office:value-type="float" office:value="3168088" calcext:value-type="float">
            <text:p>3168088</text:p>
          </table:table-cell>
          <table:table-cell office:value-type="float" office:value="3206000" calcext:value-type="float">
            <text:p>3206000</text:p>
          </table:table-cell>
          <table:table-cell office:value-type="float" office:value="3242552" calcext:value-type="float">
            <text:p>3242552</text:p>
          </table:table-cell>
          <table:table-cell office:value-type="float" office:value="3277453" calcext:value-type="float">
            <text:p>3277453</text:p>
          </table:table-cell>
          <table:table-cell office:value-type="float" office:value="3311138" calcext:value-type="float">
            <text:p>3311138</text:p>
          </table:table-cell>
          <table:table-cell office:value-type="float" office:value="3344190" calcext:value-type="float">
            <text:p>3344190</text:p>
          </table:table-cell>
          <table:table-cell office:value-type="float" office:value="3377000" calcext:value-type="float">
            <text:p>3377000</text:p>
          </table:table-cell>
          <table:table-cell office:value-type="float" office:value="3409554" calcext:value-type="float">
            <text:p>3409554</text:p>
          </table:table-cell>
          <table:table-cell office:value-type="float" office:value="3441850" calcext:value-type="float">
            <text:p>3441850</text:p>
          </table:table-cell>
          <table:table-cell office:value-type="float" office:value="3473898" calcext:value-type="float">
            <text:p>3473898</text:p>
          </table:table-cell>
          <table:table-cell office:value-type="float" office:value="3505650" calcext:value-type="float">
            <text:p>3505650</text:p>
          </table:table-cell>
          <table:table-cell office:value-type="float" office:value="3537000" calcext:value-type="float">
            <text:p>3537000</text:p>
          </table:table-cell>
          <table:table-cell office:value-type="float" office:value="3562110" calcext:value-type="float">
            <text:p>3562110</text:p>
          </table:table-cell>
          <table:table-cell office:value-type="float" office:value="3585176" calcext:value-type="float">
            <text:p>3585176</text:p>
          </table:table-cell>
          <table:table-cell office:value-type="float" office:value="3615497" calcext:value-type="float">
            <text:p>3615497</text:p>
          </table:table-cell>
          <table:table-cell office:value-type="float" office:value="3649237" calcext:value-type="float">
            <text:p>3649237</text:p>
          </table:table-cell>
          <table:table-cell office:value-type="float" office:value="3683103" calcext:value-type="float">
            <text:p>3683103</text:p>
          </table:table-cell>
          <table:table-cell office:value-type="float" office:value="3724655" calcext:value-type="float">
            <text:p>3724655</text:p>
          </table:table-cell>
          <table:table-cell office:value-type="float" office:value="3759430" calcext:value-type="float">
            <text:p>3759430</text:p>
          </table:table-cell>
          <table:table-cell office:value-type="float" office:value="3781101" calcext:value-type="float">
            <text:p>3781101</text:p>
          </table:table-cell>
          <table:table-cell office:value-type="float" office:value="3800081" calcext:value-type="float">
            <text:p>3800081</text:p>
          </table:table-cell>
          <table:table-cell office:value-type="float" office:value="3810605" calcext:value-type="float">
            <text:p>3810605</text:p>
          </table:table-cell>
          <table:table-cell office:value-type="float" office:value="3818774" calcext:value-type="float">
            <text:p>3818774</text:p>
          </table:table-cell>
          <table:table-cell office:value-type="float" office:value="3823701" calcext:value-type="float">
            <text:p>3823701</text:p>
          </table:table-cell>
          <table:table-cell office:value-type="float" office:value="3826095" calcext:value-type="float">
            <text:p>3826095</text:p>
          </table:table-cell>
          <table:table-cell office:value-type="float" office:value="3826878" calcext:value-type="float">
            <text:p>3826878</text:p>
          </table:table-cell>
          <table:table-cell office:value-type="float" office:value="3821362" calcext:value-type="float">
            <text:p>3821362</text:p>
          </table:table-cell>
          <table:table-cell office:value-type="float" office:value="3805214" calcext:value-type="float">
            <text:p>3805214</text:p>
          </table:table-cell>
          <table:table-cell office:value-type="float" office:value="3782995" calcext:value-type="float">
            <text:p>3782995</text:p>
          </table:table-cell>
          <table:table-cell office:value-type="float" office:value="3760866" calcext:value-type="float">
            <text:p>3760866</text:p>
          </table:table-cell>
          <table:table-cell office:value-type="float" office:value="3740410" calcext:value-type="float">
            <text:p>3740410</text:p>
          </table:table-cell>
          <table:table-cell office:value-type="float" office:value="3721525" calcext:value-type="float">
            <text:p>3721525</text:p>
          </table:table-cell>
          <table:table-cell office:value-type="float" office:value="3678732" calcext:value-type="float">
            <text:p>3678732</text:p>
          </table:table-cell>
          <table:table-cell office:value-type="float" office:value="3634488" calcext:value-type="float">
            <text:p>3634488</text:p>
          </table:table-cell>
          <table:table-cell office:value-type="float" office:value="3593077" calcext:value-type="float">
            <text:p>3593077</text:p>
          </table:table-cell>
          <table:table-cell office:value-type="float" office:value="3534874" calcext:value-type="float">
            <text:p>3534874</text:p>
          </table:table-cell>
          <table:table-cell office:value-type="float" office:value="3473166" calcext:value-type="float">
            <text:p>3473166</text:p>
          </table:table-cell>
          <table:table-cell office:value-type="float" office:value="3406495" calcext:value-type="float">
            <text:p>3406495</text:p>
          </table:table-cell>
          <table:table-cell office:value-type="float" office:value="3325001" calcext:value-type="float">
            <text:p>3325001</text:p>
          </table:table-cell>
          <table:table-cell office:value-type="float" office:value="3195153" calcext:value-type="float">
            <text:p>3195153</text:p>
          </table:table-cell>
        </table:table-row>
        <table:table-row table:style-name="ro1">
          <table:table-cell office:value-type="string" calcext:value-type="string">
            <text:p>Corée, République démocratique de</text:p>
          </table:table-cell>
          <table:table-cell office:value-type="string" calcext:value-type="string">
            <text:p>PRK</text:p>
          </table:table-cell>
          <table:table-cell office:value-type="float" office:value="11424176" calcext:value-type="float">
            <text:p>11424176</text:p>
          </table:table-cell>
          <table:table-cell office:value-type="float" office:value="11665595" calcext:value-type="float">
            <text:p>11665595</text:p>
          </table:table-cell>
          <table:table-cell office:value-type="float" office:value="11871712" calcext:value-type="float">
            <text:p>11871712</text:p>
          </table:table-cell>
          <table:table-cell office:value-type="float" office:value="12065468" calcext:value-type="float">
            <text:p>12065468</text:p>
          </table:table-cell>
          <table:table-cell office:value-type="float" office:value="12282419" calcext:value-type="float">
            <text:p>12282419</text:p>
          </table:table-cell>
          <table:table-cell office:value-type="float" office:value="12547525" calcext:value-type="float">
            <text:p>12547525</text:p>
          </table:table-cell>
          <table:table-cell office:value-type="float" office:value="12864954" calcext:value-type="float">
            <text:p>12864954</text:p>
          </table:table-cell>
          <table:table-cell office:value-type="float" office:value="13222694" calcext:value-type="float">
            <text:p>13222694</text:p>
          </table:table-cell>
          <table:table-cell office:value-type="float" office:value="13609982" calcext:value-type="float">
            <text:p>13609982</text:p>
          </table:table-cell>
          <table:table-cell office:value-type="float" office:value="14010339" calcext:value-type="float">
            <text:p>14010339</text:p>
          </table:table-cell>
          <table:table-cell office:value-type="float" office:value="14410400" calcext:value-type="float">
            <text:p>14410400</text:p>
          </table:table-cell>
          <table:table-cell office:value-type="float" office:value="14809521" calcext:value-type="float">
            <text:p>14809521</text:p>
          </table:table-cell>
          <table:table-cell office:value-type="float" office:value="15207771" calcext:value-type="float">
            <text:p>15207771</text:p>
          </table:table-cell>
          <table:table-cell office:value-type="float" office:value="15593351" calcext:value-type="float">
            <text:p>15593351</text:p>
          </table:table-cell>
          <table:table-cell office:value-type="float" office:value="15952078" calcext:value-type="float">
            <text:p>15952078</text:p>
          </table:table-cell>
          <table:table-cell office:value-type="float" office:value="16274740" calcext:value-type="float">
            <text:p>16274740</text:p>
          </table:table-cell>
          <table:table-cell office:value-type="float" office:value="16554746" calcext:value-type="float">
            <text:p>16554746</text:p>
          </table:table-cell>
          <table:table-cell office:value-type="float" office:value="16796578" calcext:value-type="float">
            <text:p>16796578</text:p>
          </table:table-cell>
          <table:table-cell office:value-type="float" office:value="17015983" calcext:value-type="float">
            <text:p>17015983</text:p>
          </table:table-cell>
          <table:table-cell office:value-type="float" office:value="17235666" calcext:value-type="float">
            <text:p>17235666</text:p>
          </table:table-cell>
          <table:table-cell office:value-type="float" office:value="17472140" calcext:value-type="float">
            <text:p>17472140</text:p>
          </table:table-cell>
          <table:table-cell office:value-type="float" office:value="17731230" calcext:value-type="float">
            <text:p>17731230</text:p>
          </table:table-cell>
          <table:table-cell office:value-type="float" office:value="18008564" calcext:value-type="float">
            <text:p>18008564</text:p>
          </table:table-cell>
          <table:table-cell office:value-type="float" office:value="18298214" calcext:value-type="float">
            <text:p>18298214</text:p>
          </table:table-cell>
          <table:table-cell office:value-type="float" office:value="18590138" calcext:value-type="float">
            <text:p>18590138</text:p>
          </table:table-cell>
          <table:table-cell office:value-type="float" office:value="18877238" calcext:value-type="float">
            <text:p>18877238</text:p>
          </table:table-cell>
          <table:table-cell office:value-type="float" office:value="19156795" calcext:value-type="float">
            <text:p>19156795</text:p>
          </table:table-cell>
          <table:table-cell office:value-type="float" office:value="19431986" calcext:value-type="float">
            <text:p>19431986</text:p>
          </table:table-cell>
          <table:table-cell office:value-type="float" office:value="19708323" calcext:value-type="float">
            <text:p>19708323</text:p>
          </table:table-cell>
          <table:table-cell office:value-type="float" office:value="19993755" calcext:value-type="float">
            <text:p>19993755</text:p>
          </table:table-cell>
          <table:table-cell office:value-type="float" office:value="20293054" calcext:value-type="float">
            <text:p>20293054</text:p>
          </table:table-cell>
          <table:table-cell office:value-type="float" office:value="20609150" calcext:value-type="float">
            <text:p>20609150</text:p>
          </table:table-cell>
          <table:table-cell office:value-type="float" office:value="20937404" calcext:value-type="float">
            <text:p>20937404</text:p>
          </table:table-cell>
          <table:table-cell office:value-type="float" office:value="21265834" calcext:value-type="float">
            <text:p>21265834</text:p>
          </table:table-cell>
          <table:table-cell office:value-type="float" office:value="21577982" calcext:value-type="float">
            <text:p>21577982</text:p>
          </table:table-cell>
          <table:table-cell office:value-type="float" office:value="21862299" calcext:value-type="float">
            <text:p>21862299</text:p>
          </table:table-cell>
          <table:table-cell office:value-type="float" office:value="22113438" calcext:value-type="float">
            <text:p>22113438</text:p>
          </table:table-cell>
          <table:table-cell office:value-type="float" office:value="22335267" calcext:value-type="float">
            <text:p>22335267</text:p>
          </table:table-cell>
          <table:table-cell office:value-type="float" office:value="22536753" calcext:value-type="float">
            <text:p>22536753</text:p>
          </table:table-cell>
          <table:table-cell office:value-type="float" office:value="22731482" calcext:value-type="float">
            <text:p>22731482</text:p>
          </table:table-cell>
          <table:table-cell office:value-type="float" office:value="22929075" calcext:value-type="float">
            <text:p>22929075</text:p>
          </table:table-cell>
          <table:table-cell office:value-type="float" office:value="23132980" calcext:value-type="float">
            <text:p>23132980</text:p>
          </table:table-cell>
          <table:table-cell office:value-type="float" office:value="23339453" calcext:value-type="float">
            <text:p>23339453</text:p>
          </table:table-cell>
          <table:table-cell office:value-type="float" office:value="23542426" calcext:value-type="float">
            <text:p>23542426</text:p>
          </table:table-cell>
          <table:table-cell office:value-type="float" office:value="23732731" calcext:value-type="float">
            <text:p>23732731</text:p>
          </table:table-cell>
          <table:table-cell office:value-type="float" office:value="23904167" calcext:value-type="float">
            <text:p>23904167</text:p>
          </table:table-cell>
          <table:table-cell office:value-type="float" office:value="24054864" calcext:value-type="float">
            <text:p>24054864</text:p>
          </table:table-cell>
          <table:table-cell office:value-type="float" office:value="24188331" calcext:value-type="float">
            <text:p>24188331</text:p>
          </table:table-cell>
          <table:table-cell office:value-type="float" office:value="24310142" calcext:value-type="float">
            <text:p>24310142</text:p>
          </table:table-cell>
          <table:table-cell office:value-type="float" office:value="24428341" calcext:value-type="float">
            <text:p>24428341</text:p>
          </table:table-cell>
          <table:table-cell office:value-type="float" office:value="24548836" calcext:value-type="float">
            <text:p>24548836</text:p>
          </table:table-cell>
          <table:table-cell office:value-type="float" office:value="24673385" calcext:value-type="float">
            <text:p>24673385</text:p>
          </table:table-cell>
          <table:table-cell office:value-type="float" office:value="24800612" calcext:value-type="float">
            <text:p>24800612</text:p>
          </table:table-cell>
          <table:table-cell office:value-type="float" office:value="24929452" calcext:value-type="float">
            <text:p>24929452</text:p>
          </table:table-cell>
          <table:table-cell office:value-type="float" office:value="25057752" calcext:value-type="float">
            <text:p>25057752</text:p>
          </table:table-cell>
          <table:table-cell office:value-type="float" office:value="25183833" calcext:value-type="float">
            <text:p>25183833</text:p>
          </table:table-cell>
          <table:table-cell office:value-type="float" office:value="25307744" calcext:value-type="float">
            <text:p>25307744</text:p>
          </table:table-cell>
          <table:table-cell office:value-type="float" office:value="25429985" calcext:value-type="float">
            <text:p>25429985</text:p>
          </table:table-cell>
          <table:table-cell office:value-type="float" office:value="25549819" calcext:value-type="float">
            <text:p>25549819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  <table:table-cell office:value-type="float" office:value="8857716" calcext:value-type="float">
            <text:p>8857716</text:p>
          </table:table-cell>
          <table:table-cell office:value-type="float" office:value="8929316" calcext:value-type="float">
            <text:p>8929316</text:p>
          </table:table-cell>
          <table:table-cell office:value-type="float" office:value="8993985" calcext:value-type="float">
            <text:p>8993985</text:p>
          </table:table-cell>
          <table:table-cell office:value-type="float" office:value="9030355" calcext:value-type="float">
            <text:p>9030355</text:p>
          </table:table-cell>
          <table:table-cell office:value-type="float" office:value="9035365" calcext:value-type="float">
            <text:p>9035365</text:p>
          </table:table-cell>
          <table:table-cell office:value-type="float" office:value="8998595" calcext:value-type="float">
            <text:p>8998595</text:p>
          </table:table-cell>
          <table:table-cell office:value-type="float" office:value="8930990" calcext:value-type="float">
            <text:p>8930990</text:p>
          </table:table-cell>
          <table:table-cell office:value-type="float" office:value="8874520" calcext:value-type="float">
            <text:p>8874520</text:p>
          </table:table-cell>
          <table:table-cell office:value-type="float" office:value="8836650" calcext:value-type="float">
            <text:p>8836650</text:p>
          </table:table-cell>
          <table:table-cell office:value-type="float" office:value="8757705" calcext:value-type="float">
            <text:p>8757705</text:p>
          </table:table-cell>
          <table:table-cell office:value-type="float" office:value="8680431" calcext:value-type="float">
            <text:p>8680431</text:p>
          </table:table-cell>
          <table:table-cell office:value-type="float" office:value="8643756" calcext:value-type="float">
            <text:p>8643756</text:p>
          </table:table-cell>
          <table:table-cell office:value-type="float" office:value="8630430" calcext:value-type="float">
            <text:p>8630430</text:p>
          </table:table-cell>
          <table:table-cell office:value-type="float" office:value="8633100" calcext:value-type="float">
            <text:p>8633100</text:p>
          </table:table-cell>
          <table:table-cell office:value-type="float" office:value="8754365" calcext:value-type="float">
            <text:p>8754365</text:p>
          </table:table-cell>
          <table:table-cell office:value-type="float" office:value="9093470" calcext:value-type="float">
            <text:p>9093470</text:p>
          </table:table-cell>
          <table:table-cell office:value-type="float" office:value="9355810" calcext:value-type="float">
            <text:p>9355810</text:p>
          </table:table-cell>
          <table:table-cell office:value-type="float" office:value="9455675" calcext:value-type="float">
            <text:p>9455675</text:p>
          </table:table-cell>
          <table:table-cell office:value-type="float" office:value="9558250" calcext:value-type="float">
            <text:p>9558250</text:p>
          </table:table-cell>
          <table:table-cell office:value-type="float" office:value="9661265" calcext:value-type="float">
            <text:p>9661265</text:p>
          </table:table-cell>
          <table:table-cell office:value-type="float" office:value="9766312" calcext:value-type="float">
            <text:p>9766312</text:p>
          </table:table-cell>
          <table:table-cell office:value-type="float" office:value="9851362" calcext:value-type="float">
            <text:p>9851362</text:p>
          </table:table-cell>
          <table:table-cell office:value-type="float" office:value="9911771" calcext:value-type="float">
            <text:p>9911771</text:p>
          </table:table-cell>
          <table:table-cell office:value-type="float" office:value="9957865" calcext:value-type="float">
            <text:p>9957865</text:p>
          </table:table-cell>
          <table:table-cell office:value-type="float" office:value="9996232" calcext:value-type="float">
            <text:p>9996232</text:p>
          </table:table-cell>
          <table:table-cell office:value-type="float" office:value="10023613" calcext:value-type="float">
            <text:p>10023613</text:p>
          </table:table-cell>
          <table:table-cell office:value-type="float" office:value="10032734" calcext:value-type="float">
            <text:p>10032734</text:p>
          </table:table-cell>
          <table:table-cell office:value-type="float" office:value="10030031" calcext:value-type="float">
            <text:p>10030031</text:p>
          </table:table-cell>
          <table:table-cell office:value-type="float" office:value="10019610" calcext:value-type="float">
            <text:p>10019610</text:p>
          </table:table-cell>
          <table:table-cell office:value-type="float" office:value="10005000" calcext:value-type="float">
            <text:p>10005000</text:p>
          </table:table-cell>
          <table:table-cell office:value-type="float" office:value="9983218" calcext:value-type="float">
            <text:p>9983218</text:p>
          </table:table-cell>
          <table:table-cell office:value-type="float" office:value="9960235" calcext:value-type="float">
            <text:p>9960235</text:p>
          </table:table-cell>
          <table:table-cell office:value-type="float" office:value="9952494" calcext:value-type="float">
            <text:p>9952494</text:p>
          </table:table-cell>
          <table:table-cell office:value-type="float" office:value="9964675" calcext:value-type="float">
            <text:p>9964675</text:p>
          </table:table-cell>
          <table:table-cell office:value-type="float" office:value="9991525" calcext:value-type="float">
            <text:p>9991525</text:p>
          </table:table-cell>
          <table:table-cell office:value-type="float" office:value="10026176" calcext:value-type="float">
            <text:p>10026176</text:p>
          </table:table-cell>
          <table:table-cell office:value-type="float" office:value="10063945" calcext:value-type="float">
            <text:p>10063945</text:p>
          </table:table-cell>
          <table:table-cell office:value-type="float" office:value="10108977" calcext:value-type="float">
            <text:p>10108977</text:p>
          </table:table-cell>
          <table:table-cell office:value-type="float" office:value="10160196" calcext:value-type="float">
            <text:p>10160196</text:p>
          </table:table-cell>
          <table:table-cell office:value-type="float" office:value="10217828" calcext:value-type="float">
            <text:p>10217828</text:p>
          </table:table-cell>
          <table:table-cell office:value-type="float" office:value="10289898" calcext:value-type="float">
            <text:p>10289898</text:p>
          </table:table-cell>
          <table:table-cell office:value-type="float" office:value="10362722" calcext:value-type="float">
            <text:p>10362722</text:p>
          </table:table-cell>
          <table:table-cell office:value-type="float" office:value="10419631" calcext:value-type="float">
            <text:p>10419631</text:p>
          </table:table-cell>
          <table:table-cell office:value-type="float" office:value="10458821" calcext:value-type="float">
            <text:p>10458821</text:p>
          </table:table-cell>
          <table:table-cell office:value-type="float" office:value="10483861" calcext:value-type="float">
            <text:p>10483861</text:p>
          </table:table-cell>
          <table:table-cell office:value-type="float" office:value="10503330" calcext:value-type="float">
            <text:p>10503330</text:p>
          </table:table-cell>
          <table:table-cell office:value-type="float" office:value="10522288" calcext:value-type="float">
            <text:p>10522288</text:p>
          </table:table-cell>
          <table:table-cell office:value-type="float" office:value="10542964" calcext:value-type="float">
            <text:p>10542964</text:p>
          </table:table-cell>
          <table:table-cell office:value-type="float" office:value="10558177" calcext:value-type="float">
            <text:p>10558177</text:p>
          </table:table-cell>
          <table:table-cell office:value-type="float" office:value="10568247" calcext:value-type="float">
            <text:p>10568247</text:p>
          </table:table-cell>
          <table:table-cell office:value-type="float" office:value="10573100" calcext:value-type="float">
            <text:p>10573100</text:p>
          </table:table-cell>
          <table:table-cell office:value-type="float" office:value="10557560" calcext:value-type="float">
            <text:p>10557560</text:p>
          </table:table-cell>
          <table:table-cell office:value-type="float" office:value="10514844" calcext:value-type="float">
            <text:p>10514844</text:p>
          </table:table-cell>
          <table:table-cell office:value-type="float" office:value="10457295" calcext:value-type="float">
            <text:p>10457295</text:p>
          </table:table-cell>
          <table:table-cell office:value-type="float" office:value="10401062" calcext:value-type="float">
            <text:p>10401062</text:p>
          </table:table-cell>
          <table:table-cell office:value-type="float" office:value="10358076" calcext:value-type="float">
            <text:p>10358076</text:p>
          </table:table-cell>
          <table:table-cell office:value-type="float" office:value="10325452" calcext:value-type="float">
            <text:p>10325452</text:p>
          </table:table-cell>
          <table:table-cell office:value-type="float" office:value="10300300" calcext:value-type="float">
            <text:p>10300300</text:p>
          </table:table-cell>
          <table:table-cell office:value-type="float" office:value="10281762" calcext:value-type="float">
            <text:p>10281762</text:p>
          </table:table-cell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  <table:table-cell office:value-type="float" office:value="1903982" calcext:value-type="float">
            <text:p>1903982</text:p>
          </table:table-cell>
          <table:table-cell office:value-type="float" office:value="1954548" calcext:value-type="float">
            <text:p>1954548</text:p>
          </table:table-cell>
          <table:table-cell office:value-type="float" office:value="2006670" calcext:value-type="float">
            <text:p>2006670</text:p>
          </table:table-cell>
          <table:table-cell office:value-type="float" office:value="2060339" calcext:value-type="float">
            <text:p>2060339</text:p>
          </table:table-cell>
          <table:table-cell office:value-type="float" office:value="2115567" calcext:value-type="float">
            <text:p>2115567</text:p>
          </table:table-cell>
          <table:table-cell office:value-type="float" office:value="2172306" calcext:value-type="float">
            <text:p>2172306</text:p>
          </table:table-cell>
          <table:table-cell office:value-type="float" office:value="2230741" calcext:value-type="float">
            <text:p>2230741</text:p>
          </table:table-cell>
          <table:table-cell office:value-type="float" office:value="2290798" calcext:value-type="float">
            <text:p>2290798</text:p>
          </table:table-cell>
          <table:table-cell office:value-type="float" office:value="2351925" calcext:value-type="float">
            <text:p>2351925</text:p>
          </table:table-cell>
          <table:table-cell office:value-type="float" office:value="2413396" calcext:value-type="float">
            <text:p>2413396</text:p>
          </table:table-cell>
          <table:table-cell office:value-type="float" office:value="2474763" calcext:value-type="float">
            <text:p>2474763</text:p>
          </table:table-cell>
          <table:table-cell office:value-type="float" office:value="2535873" calcext:value-type="float">
            <text:p>2535873</text:p>
          </table:table-cell>
          <table:table-cell office:value-type="float" office:value="2597154" calcext:value-type="float">
            <text:p>2597154</text:p>
          </table:table-cell>
          <table:table-cell office:value-type="float" office:value="2659421" calcext:value-type="float">
            <text:p>2659421</text:p>
          </table:table-cell>
          <table:table-cell office:value-type="float" office:value="2723812" calcext:value-type="float">
            <text:p>2723812</text:p>
          </table:table-cell>
          <table:table-cell office:value-type="float" office:value="2791241" calcext:value-type="float">
            <text:p>2791241</text:p>
          </table:table-cell>
          <table:table-cell office:value-type="float" office:value="2861867" calcext:value-type="float">
            <text:p>2861867</text:p>
          </table:table-cell>
          <table:table-cell office:value-type="float" office:value="2935712" calcext:value-type="float">
            <text:p>2935712</text:p>
          </table:table-cell>
          <table:table-cell office:value-type="float" office:value="3013282" calcext:value-type="float">
            <text:p>3013282</text:p>
          </table:table-cell>
          <table:table-cell office:value-type="float" office:value="3095145" calcext:value-type="float">
            <text:p>3095145</text:p>
          </table:table-cell>
          <table:table-cell office:value-type="float" office:value="3181625" calcext:value-type="float">
            <text:p>3181625</text:p>
          </table:table-cell>
          <table:table-cell office:value-type="float" office:value="3272912" calcext:value-type="float">
            <text:p>3272912</text:p>
          </table:table-cell>
          <table:table-cell office:value-type="float" office:value="3368773" calcext:value-type="float">
            <text:p>3368773</text:p>
          </table:table-cell>
          <table:table-cell office:value-type="float" office:value="3468535" calcext:value-type="float">
            <text:p>3468535</text:p>
          </table:table-cell>
          <table:table-cell office:value-type="float" office:value="3571272" calcext:value-type="float">
            <text:p>3571272</text:p>
          </table:table-cell>
          <table:table-cell office:value-type="float" office:value="3676210" calcext:value-type="float">
            <text:p>3676210</text:p>
          </table:table-cell>
          <table:table-cell office:value-type="float" office:value="3783074" calcext:value-type="float">
            <text:p>3783074</text:p>
          </table:table-cell>
          <table:table-cell office:value-type="float" office:value="3891734" calcext:value-type="float">
            <text:p>3891734</text:p>
          </table:table-cell>
          <table:table-cell office:value-type="float" office:value="4001681" calcext:value-type="float">
            <text:p>4001681</text:p>
          </table:table-cell>
          <table:table-cell office:value-type="float" office:value="4112386" calcext:value-type="float">
            <text:p>4112386</text:p>
          </table:table-cell>
          <table:table-cell office:value-type="float" office:value="4223415" calcext:value-type="float">
            <text:p>4223415</text:p>
          </table:table-cell>
          <table:table-cell office:value-type="float" office:value="4334345" calcext:value-type="float">
            <text:p>4334345</text:p>
          </table:table-cell>
          <table:table-cell office:value-type="float" office:value="4445016" calcext:value-type="float">
            <text:p>4445016</text:p>
          </table:table-cell>
          <table:table-cell office:value-type="float" office:value="4555521" calcext:value-type="float">
            <text:p>4555521</text:p>
          </table:table-cell>
          <table:table-cell office:value-type="float" office:value="4666094" calcext:value-type="float">
            <text:p>4666094</text:p>
          </table:table-cell>
          <table:table-cell office:value-type="float" office:value="4776843" calcext:value-type="float">
            <text:p>4776843</text:p>
          </table:table-cell>
          <table:table-cell office:value-type="float" office:value="4887632" calcext:value-type="float">
            <text:p>4887632</text:p>
          </table:table-cell>
          <table:table-cell office:value-type="float" office:value="4998100" calcext:value-type="float">
            <text:p>4998100</text:p>
          </table:table-cell>
          <table:table-cell office:value-type="float" office:value="5107839" calcext:value-type="float">
            <text:p>5107839</text:p>
          </table:table-cell>
          <table:table-cell office:value-type="float" office:value="5216349" calcext:value-type="float">
            <text:p>5216349</text:p>
          </table:table-cell>
          <table:table-cell office:value-type="float" office:value="5323201" calcext:value-type="float">
            <text:p>5323201</text:p>
          </table:table-cell>
          <table:table-cell office:value-type="float" office:value="5428444" calcext:value-type="float">
            <text:p>5428444</text:p>
          </table:table-cell>
          <table:table-cell office:value-type="float" office:value="5531962" calcext:value-type="float">
            <text:p>5531962</text:p>
          </table:table-cell>
          <table:table-cell office:value-type="float" office:value="5632983" calcext:value-type="float">
            <text:p>5632983</text:p>
          </table:table-cell>
          <table:table-cell office:value-type="float" office:value="5730549" calcext:value-type="float">
            <text:p>5730549</text:p>
          </table:table-cell>
          <table:table-cell office:value-type="float" office:value="5824096" calcext:value-type="float">
            <text:p>5824096</text:p>
          </table:table-cell>
          <table:table-cell office:value-type="float" office:value="5913209" calcext:value-type="float">
            <text:p>5913209</text:p>
          </table:table-cell>
          <table:table-cell office:value-type="float" office:value="5998427" calcext:value-type="float">
            <text:p>5998427</text:p>
          </table:table-cell>
          <table:table-cell office:value-type="float" office:value="6081296" calcext:value-type="float">
            <text:p>6081296</text:p>
          </table:table-cell>
          <table:table-cell office:value-type="float" office:value="6163972" calcext:value-type="float">
            <text:p>6163972</text:p>
          </table:table-cell>
          <table:table-cell office:value-type="float" office:value="6248020" calcext:value-type="float">
            <text:p>6248020</text:p>
          </table:table-cell>
          <table:table-cell office:value-type="float" office:value="6333976" calcext:value-type="float">
            <text:p>6333976</text:p>
          </table:table-cell>
          <table:table-cell office:value-type="float" office:value="6421512" calcext:value-type="float">
            <text:p>6421512</text:p>
          </table:table-cell>
          <table:table-cell office:value-type="float" office:value="6510276" calcext:value-type="float">
            <text:p>6510276</text:p>
          </table:table-cell>
          <table:table-cell office:value-type="float" office:value="6599526" calcext:value-type="float">
            <text:p>6599526</text:p>
          </table:table-cell>
          <table:table-cell office:value-type="float" office:value="6688746" calcext:value-type="float">
            <text:p>6688746</text:p>
          </table:table-cell>
          <table:table-cell office:value-type="float" office:value="6777872" calcext:value-type="float">
            <text:p>6777872</text:p>
          </table:table-cell>
          <table:table-cell office:value-type="float" office:value="6867062" calcext:value-type="float">
            <text:p>6867062</text:p>
          </table:table-cell>
          <table:table-cell office:value-type="float" office:value="6956071" calcext:value-type="float">
            <text:p>6956071</text:p>
          </table:table-cell>
        </table:table-row>
        <table:table-row table:style-name="ro1">
          <table:table-cell office:value-type="string" calcext:value-type="string">
            <text:p>Cisjordanie et Gaza</text:p>
          </table:table-cell>
          <table:table-cell office:value-type="string" calcext:value-type="string">
            <text:p>PSE</text:p>
          </table:table-cell>
          <table:table-cell table:number-columns-repeated="30"/>
          <table:table-cell office:value-type="float" office:value="1978248" calcext:value-type="float">
            <text:p>1978248</text:p>
          </table:table-cell>
          <table:table-cell office:value-type="float" office:value="2068845" calcext:value-type="float">
            <text:p>2068845</text:p>
          </table:table-cell>
          <table:table-cell office:value-type="float" office:value="2163591" calcext:value-type="float">
            <text:p>2163591</text:p>
          </table:table-cell>
          <table:table-cell office:value-type="float" office:value="2262676" calcext:value-type="float">
            <text:p>2262676</text:p>
          </table:table-cell>
          <table:table-cell office:value-type="float" office:value="2366298" calcext:value-type="float">
            <text:p>2366298</text:p>
          </table:table-cell>
          <table:table-cell office:value-type="float" office:value="2474666" calcext:value-type="float">
            <text:p>2474666</text:p>
          </table:table-cell>
          <table:table-cell office:value-type="float" office:value="2587997" calcext:value-type="float">
            <text:p>2587997</text:p>
          </table:table-cell>
          <table:table-cell office:value-type="float" office:value="2706518" calcext:value-type="float">
            <text:p>2706518</text:p>
          </table:table-cell>
          <table:table-cell office:value-type="float" office:value="2776568" calcext:value-type="float">
            <text:p>2776568</text:p>
          </table:table-cell>
          <table:table-cell office:value-type="float" office:value="2848431" calcext:value-type="float">
            <text:p>2848431</text:p>
          </table:table-cell>
          <table:table-cell office:value-type="float" office:value="2922153" calcext:value-type="float">
            <text:p>2922153</text:p>
          </table:table-cell>
          <table:table-cell office:value-type="float" office:value="2997784" calcext:value-type="float">
            <text:p>2997784</text:p>
          </table:table-cell>
          <table:table-cell office:value-type="float" office:value="3075373" calcext:value-type="float">
            <text:p>3075373</text:p>
          </table:table-cell>
          <table:table-cell office:value-type="float" office:value="3154969" calcext:value-type="float">
            <text:p>3154969</text:p>
          </table:table-cell>
          <table:table-cell office:value-type="float" office:value="3236626" calcext:value-type="float">
            <text:p>3236626</text:p>
          </table:table-cell>
          <table:table-cell office:value-type="float" office:value="3320396" calcext:value-type="float">
            <text:p>3320396</text:p>
          </table:table-cell>
          <table:table-cell office:value-type="float" office:value="3406334" calcext:value-type="float">
            <text:p>3406334</text:p>
          </table:table-cell>
          <table:table-cell office:value-type="float" office:value="3494496" calcext:value-type="float">
            <text:p>3494496</text:p>
          </table:table-cell>
          <table:table-cell office:value-type="float" office:value="3591977" calcext:value-type="float">
            <text:p>3591977</text:p>
          </table:table-cell>
          <table:table-cell office:value-type="float" office:value="3689099" calcext:value-type="float">
            <text:p>3689099</text:p>
          </table:table-cell>
          <table:table-cell office:value-type="float" office:value="3786161" calcext:value-type="float">
            <text:p>3786161</text:p>
          </table:table-cell>
          <table:table-cell office:value-type="float" office:value="3882986" calcext:value-type="float">
            <text:p>3882986</text:p>
          </table:table-cell>
          <table:table-cell office:value-type="float" office:value="3979998" calcext:value-type="float">
            <text:p>3979998</text:p>
          </table:table-cell>
          <table:table-cell office:value-type="float" office:value="4076708" calcext:value-type="float">
            <text:p>4076708</text:p>
          </table:table-cell>
          <table:table-cell office:value-type="float" office:value="4173398" calcext:value-type="float">
            <text:p>4173398</text:p>
          </table:table-cell>
          <table:table-cell office:value-type="float" office:value="4270092" calcext:value-type="float">
            <text:p>4270092</text:p>
          </table:table-cell>
          <table:table-cell office:value-type="float" office:value="4367088" calcext:value-type="float">
            <text:p>4367088</text:p>
          </table:table-cell>
          <table:table-cell office:value-type="float" office:value="4454805" calcext:value-type="float">
            <text:p>4454805</text:p>
          </table:table-cell>
          <table:table-cell office:value-type="float" office:value="4569087" calcext:value-type="float">
            <text:p>4569087</text:p>
          </table:table-cell>
        </table:table-row>
        <table:table-row table:style-name="ro1">
          <table:table-cell office:value-type="string" calcext:value-type="string">
            <text:p>Petits états insulaires du Pacifique</text:p>
          </table:table-cell>
          <table:table-cell office:value-type="string" calcext:value-type="string">
            <text:p>PSS</text:p>
          </table:table-cell>
          <table:table-cell office:value-type="float" office:value="865072" calcext:value-type="float">
            <text:p>865072</text:p>
          </table:table-cell>
          <table:table-cell office:value-type="float" office:value="893380" calcext:value-type="float">
            <text:p>893380</text:p>
          </table:table-cell>
          <table:table-cell office:value-type="float" office:value="923306" calcext:value-type="float">
            <text:p>923306</text:p>
          </table:table-cell>
          <table:table-cell office:value-type="float" office:value="954111" calcext:value-type="float">
            <text:p>954111</text:p>
          </table:table-cell>
          <table:table-cell office:value-type="float" office:value="984823" calcext:value-type="float">
            <text:p>984823</text:p>
          </table:table-cell>
          <table:table-cell office:value-type="float" office:value="1014638" calcext:value-type="float">
            <text:p>1014638</text:p>
          </table:table-cell>
          <table:table-cell office:value-type="float" office:value="1043386" calcext:value-type="float">
            <text:p>1043386</text:p>
          </table:table-cell>
          <table:table-cell office:value-type="float" office:value="1071175" calcext:value-type="float">
            <text:p>1071175</text:p>
          </table:table-cell>
          <table:table-cell office:value-type="float" office:value="1098154" calcext:value-type="float">
            <text:p>1098154</text:p>
          </table:table-cell>
          <table:table-cell office:value-type="float" office:value="1124579" calcext:value-type="float">
            <text:p>1124579</text:p>
          </table:table-cell>
          <table:table-cell office:value-type="float" office:value="1150750" calcext:value-type="float">
            <text:p>1150750</text:p>
          </table:table-cell>
          <table:table-cell office:value-type="float" office:value="1176591" calcext:value-type="float">
            <text:p>1176591</text:p>
          </table:table-cell>
          <table:table-cell office:value-type="float" office:value="1202157" calcext:value-type="float">
            <text:p>1202157</text:p>
          </table:table-cell>
          <table:table-cell office:value-type="float" office:value="1227656" calcext:value-type="float">
            <text:p>1227656</text:p>
          </table:table-cell>
          <table:table-cell office:value-type="float" office:value="1253377" calcext:value-type="float">
            <text:p>1253377</text:p>
          </table:table-cell>
          <table:table-cell office:value-type="float" office:value="1279521" calcext:value-type="float">
            <text:p>1279521</text:p>
          </table:table-cell>
          <table:table-cell office:value-type="float" office:value="1306046" calcext:value-type="float">
            <text:p>1306046</text:p>
          </table:table-cell>
          <table:table-cell office:value-type="float" office:value="1332894" calcext:value-type="float">
            <text:p>1332894</text:p>
          </table:table-cell>
          <table:table-cell office:value-type="float" office:value="1360543" calcext:value-type="float">
            <text:p>1360543</text:p>
          </table:table-cell>
          <table:table-cell office:value-type="float" office:value="1389578" calcext:value-type="float">
            <text:p>1389578</text:p>
          </table:table-cell>
          <table:table-cell office:value-type="float" office:value="1420310" calcext:value-type="float">
            <text:p>1420310</text:p>
          </table:table-cell>
          <table:table-cell office:value-type="float" office:value="1453208" calcext:value-type="float">
            <text:p>1453208</text:p>
          </table:table-cell>
          <table:table-cell office:value-type="float" office:value="1487852" calcext:value-type="float">
            <text:p>1487852</text:p>
          </table:table-cell>
          <table:table-cell office:value-type="float" office:value="1522652" calcext:value-type="float">
            <text:p>1522652</text:p>
          </table:table-cell>
          <table:table-cell office:value-type="float" office:value="1555389" calcext:value-type="float">
            <text:p>1555389</text:p>
          </table:table-cell>
          <table:table-cell office:value-type="float" office:value="1584640" calcext:value-type="float">
            <text:p>1584640</text:p>
          </table:table-cell>
          <table:table-cell office:value-type="float" office:value="1609574" calcext:value-type="float">
            <text:p>1609574</text:p>
          </table:table-cell>
          <table:table-cell office:value-type="float" office:value="1630891" calcext:value-type="float">
            <text:p>1630891</text:p>
          </table:table-cell>
          <table:table-cell office:value-type="float" office:value="1650442" calcext:value-type="float">
            <text:p>1650442</text:p>
          </table:table-cell>
          <table:table-cell office:value-type="float" office:value="1670947" calcext:value-type="float">
            <text:p>1670947</text:p>
          </table:table-cell>
          <table:table-cell office:value-type="float" office:value="1694332" calcext:value-type="float">
            <text:p>1694332</text:p>
          </table:table-cell>
          <table:table-cell office:value-type="float" office:value="1721237" calcext:value-type="float">
            <text:p>1721237</text:p>
          </table:table-cell>
          <table:table-cell office:value-type="float" office:value="1750921" calcext:value-type="float">
            <text:p>1750921</text:p>
          </table:table-cell>
          <table:table-cell office:value-type="float" office:value="1782120" calcext:value-type="float">
            <text:p>1782120</text:p>
          </table:table-cell>
          <table:table-cell office:value-type="float" office:value="1812834" calcext:value-type="float">
            <text:p>1812834</text:p>
          </table:table-cell>
          <table:table-cell office:value-type="float" office:value="1841693" calcext:value-type="float">
            <text:p>1841693</text:p>
          </table:table-cell>
          <table:table-cell office:value-type="float" office:value="1868414" calcext:value-type="float">
            <text:p>1868414</text:p>
          </table:table-cell>
          <table:table-cell office:value-type="float" office:value="1893444" calcext:value-type="float">
            <text:p>1893444</text:p>
          </table:table-cell>
          <table:table-cell office:value-type="float" office:value="1917135" calcext:value-type="float">
            <text:p>1917135</text:p>
          </table:table-cell>
          <table:table-cell office:value-type="float" office:value="1939992" calcext:value-type="float">
            <text:p>1939992</text:p>
          </table:table-cell>
          <table:table-cell office:value-type="float" office:value="1962452" calcext:value-type="float">
            <text:p>1962452</text:p>
          </table:table-cell>
          <table:table-cell office:value-type="float" office:value="1984496" calcext:value-type="float">
            <text:p>1984496</text:p>
          </table:table-cell>
          <table:table-cell office:value-type="float" office:value="2006078" calcext:value-type="float">
            <text:p>2006078</text:p>
          </table:table-cell>
          <table:table-cell office:value-type="float" office:value="2027846" calcext:value-type="float">
            <text:p>2027846</text:p>
          </table:table-cell>
          <table:table-cell office:value-type="float" office:value="2050572" calcext:value-type="float">
            <text:p>2050572</text:p>
          </table:table-cell>
          <table:table-cell office:value-type="float" office:value="2074778" calcext:value-type="float">
            <text:p>2074778</text:p>
          </table:table-cell>
          <table:table-cell office:value-type="float" office:value="2100869" calcext:value-type="float">
            <text:p>2100869</text:p>
          </table:table-cell>
          <table:table-cell office:value-type="float" office:value="2128664" calcext:value-type="float">
            <text:p>2128664</text:p>
          </table:table-cell>
          <table:table-cell office:value-type="float" office:value="2157454" calcext:value-type="float">
            <text:p>2157454</text:p>
          </table:table-cell>
          <table:table-cell office:value-type="float" office:value="2186314" calcext:value-type="float">
            <text:p>2186314</text:p>
          </table:table-cell>
          <table:table-cell office:value-type="float" office:value="2214519" calcext:value-type="float">
            <text:p>2214519</text:p>
          </table:table-cell>
          <table:table-cell office:value-type="float" office:value="2241798" calcext:value-type="float">
            <text:p>2241798</text:p>
          </table:table-cell>
          <table:table-cell office:value-type="float" office:value="2268708" calcext:value-type="float">
            <text:p>2268708</text:p>
          </table:table-cell>
          <table:table-cell office:value-type="float" office:value="2296101" calcext:value-type="float">
            <text:p>2296101</text:p>
          </table:table-cell>
          <table:table-cell office:value-type="float" office:value="2325136" calcext:value-type="float">
            <text:p>2325136</text:p>
          </table:table-cell>
          <table:table-cell office:value-type="float" office:value="2355672" calcext:value-type="float">
            <text:p>2355672</text:p>
          </table:table-cell>
          <table:table-cell office:value-type="float" office:value="2388307" calcext:value-type="float">
            <text:p>2388307</text:p>
          </table:table-cell>
          <table:table-cell office:value-type="float" office:value="2422086" calcext:value-type="float">
            <text:p>2422086</text:p>
          </table:table-cell>
          <table:table-cell office:value-type="float" office:value="2457367" calcext:value-type="float">
            <text:p>2457367</text:p>
          </table:table-cell>
        </table:table-row>
        <table:table-row table:style-name="ro1">
          <table:table-cell office:value-type="string" calcext:value-type="string">
            <text:p>de Post-dividende démographique</text:p>
          </table:table-cell>
          <table:table-cell office:value-type="string" calcext:value-type="string">
            <text:p>PST</text:p>
          </table:table-cell>
          <table:table-cell office:value-type="float" office:value="754514355" calcext:value-type="float">
            <text:p>754514355</text:p>
          </table:table-cell>
          <table:table-cell office:value-type="float" office:value="765311460" calcext:value-type="float">
            <text:p>765311460</text:p>
          </table:table-cell>
          <table:table-cell office:value-type="float" office:value="774755029" calcext:value-type="float">
            <text:p>774755029</text:p>
          </table:table-cell>
          <table:table-cell office:value-type="float" office:value="784053801" calcext:value-type="float">
            <text:p>784053801</text:p>
          </table:table-cell>
          <table:table-cell office:value-type="float" office:value="793187000" calcext:value-type="float">
            <text:p>793187000</text:p>
          </table:table-cell>
          <table:table-cell office:value-type="float" office:value="802029735" calcext:value-type="float">
            <text:p>802029735</text:p>
          </table:table-cell>
          <table:table-cell office:value-type="float" office:value="810302158" calcext:value-type="float">
            <text:p>810302158</text:p>
          </table:table-cell>
          <table:table-cell office:value-type="float" office:value="818025942" calcext:value-type="float">
            <text:p>818025942</text:p>
          </table:table-cell>
          <table:table-cell office:value-type="float" office:value="824783296" calcext:value-type="float">
            <text:p>824783296</text:p>
          </table:table-cell>
          <table:table-cell office:value-type="float" office:value="833233832" calcext:value-type="float">
            <text:p>833233832</text:p>
          </table:table-cell>
          <table:table-cell office:value-type="float" office:value="840763997" calcext:value-type="float">
            <text:p>840763997</text:p>
          </table:table-cell>
          <table:table-cell office:value-type="float" office:value="849163942" calcext:value-type="float">
            <text:p>849163942</text:p>
          </table:table-cell>
          <table:table-cell office:value-type="float" office:value="857079394" calcext:value-type="float">
            <text:p>857079394</text:p>
          </table:table-cell>
          <table:table-cell office:value-type="float" office:value="863981736" calcext:value-type="float">
            <text:p>863981736</text:p>
          </table:table-cell>
          <table:table-cell office:value-type="float" office:value="871928852" calcext:value-type="float">
            <text:p>871928852</text:p>
          </table:table-cell>
          <table:table-cell office:value-type="float" office:value="879257621" calcext:value-type="float">
            <text:p>879257621</text:p>
          </table:table-cell>
          <table:table-cell office:value-type="float" office:value="885141869" calcext:value-type="float">
            <text:p>885141869</text:p>
          </table:table-cell>
          <table:table-cell office:value-type="float" office:value="891242779" calcext:value-type="float">
            <text:p>891242779</text:p>
          </table:table-cell>
          <table:table-cell office:value-type="float" office:value="897376841" calcext:value-type="float">
            <text:p>897376841</text:p>
          </table:table-cell>
          <table:table-cell office:value-type="float" office:value="903768381" calcext:value-type="float">
            <text:p>903768381</text:p>
          </table:table-cell>
          <table:table-cell office:value-type="float" office:value="909865629" calcext:value-type="float">
            <text:p>909865629</text:p>
          </table:table-cell>
          <table:table-cell office:value-type="float" office:value="915958644" calcext:value-type="float">
            <text:p>915958644</text:p>
          </table:table-cell>
          <table:table-cell office:value-type="float" office:value="921480888" calcext:value-type="float">
            <text:p>921480888</text:p>
          </table:table-cell>
          <table:table-cell office:value-type="float" office:value="926566813" calcext:value-type="float">
            <text:p>926566813</text:p>
          </table:table-cell>
          <table:table-cell office:value-type="float" office:value="931345425" calcext:value-type="float">
            <text:p>931345425</text:p>
          </table:table-cell>
          <table:table-cell office:value-type="float" office:value="936158270" calcext:value-type="float">
            <text:p>936158270</text:p>
          </table:table-cell>
          <table:table-cell office:value-type="float" office:value="941386226" calcext:value-type="float">
            <text:p>941386226</text:p>
          </table:table-cell>
          <table:table-cell office:value-type="float" office:value="946693323" calcext:value-type="float">
            <text:p>946693323</text:p>
          </table:table-cell>
          <table:table-cell office:value-type="float" office:value="952208537" calcext:value-type="float">
            <text:p>952208537</text:p>
          </table:table-cell>
          <table:table-cell office:value-type="float" office:value="958128673" calcext:value-type="float">
            <text:p>958128673</text:p>
          </table:table-cell>
          <table:table-cell office:value-type="float" office:value="964233474" calcext:value-type="float">
            <text:p>964233474</text:p>
          </table:table-cell>
          <table:table-cell office:value-type="float" office:value="970954772" calcext:value-type="float">
            <text:p>970954772</text:p>
          </table:table-cell>
          <table:table-cell office:value-type="float" office:value="977682743" calcext:value-type="float">
            <text:p>977682743</text:p>
          </table:table-cell>
          <table:table-cell office:value-type="float" office:value="984081948" calcext:value-type="float">
            <text:p>984081948</text:p>
          </table:table-cell>
          <table:table-cell office:value-type="float" office:value="989856904" calcext:value-type="float">
            <text:p>989856904</text:p>
          </table:table-cell>
          <table:table-cell office:value-type="float" office:value="995277110" calcext:value-type="float">
            <text:p>995277110</text:p>
          </table:table-cell>
          <table:table-cell office:value-type="float" office:value="1000603120" calcext:value-type="float">
            <text:p>1000603120</text:p>
          </table:table-cell>
          <table:table-cell office:value-type="float" office:value="1005699715" calcext:value-type="float">
            <text:p>1005699715</text:p>
          </table:table-cell>
          <table:table-cell office:value-type="float" office:value="1010590288" calcext:value-type="float">
            <text:p>1010590288</text:p>
          </table:table-cell>
          <table:table-cell office:value-type="float" office:value="1015420880" calcext:value-type="float">
            <text:p>1015420880</text:p>
          </table:table-cell>
          <table:table-cell office:value-type="float" office:value="1020504252" calcext:value-type="float">
            <text:p>1020504252</text:p>
          </table:table-cell>
          <table:table-cell office:value-type="float" office:value="1025423265" calcext:value-type="float">
            <text:p>1025423265</text:p>
          </table:table-cell>
          <table:table-cell office:value-type="float" office:value="1030561714" calcext:value-type="float">
            <text:p>1030561714</text:p>
          </table:table-cell>
          <table:table-cell office:value-type="float" office:value="1035711709" calcext:value-type="float">
            <text:p>1035711709</text:p>
          </table:table-cell>
          <table:table-cell office:value-type="float" office:value="1041075142" calcext:value-type="float">
            <text:p>1041075142</text:p>
          </table:table-cell>
          <table:table-cell office:value-type="float" office:value="1046366673" calcext:value-type="float">
            <text:p>1046366673</text:p>
          </table:table-cell>
          <table:table-cell office:value-type="float" office:value="1052054803" calcext:value-type="float">
            <text:p>1052054803</text:p>
          </table:table-cell>
          <table:table-cell office:value-type="float" office:value="1057981926" calcext:value-type="float">
            <text:p>1057981926</text:p>
          </table:table-cell>
          <table:table-cell office:value-type="float" office:value="1064394167" calcext:value-type="float">
            <text:p>1064394167</text:p>
          </table:table-cell>
          <table:table-cell office:value-type="float" office:value="1069878383" calcext:value-type="float">
            <text:p>1069878383</text:p>
          </table:table-cell>
          <table:table-cell office:value-type="float" office:value="1074869481" calcext:value-type="float">
            <text:p>1074869481</text:p>
          </table:table-cell>
          <table:table-cell office:value-type="float" office:value="1077838624" calcext:value-type="float">
            <text:p>1077838624</text:p>
          </table:table-cell>
          <table:table-cell office:value-type="float" office:value="1082370705" calcext:value-type="float">
            <text:p>1082370705</text:p>
          </table:table-cell>
          <table:table-cell office:value-type="float" office:value="1087128029" calcext:value-type="float">
            <text:p>1087128029</text:p>
          </table:table-cell>
          <table:table-cell office:value-type="float" office:value="1092096206" calcext:value-type="float">
            <text:p>1092096206</text:p>
          </table:table-cell>
          <table:table-cell office:value-type="float" office:value="1097025299" calcext:value-type="float">
            <text:p>1097025299</text:p>
          </table:table-cell>
          <table:table-cell office:value-type="float" office:value="1101992071" calcext:value-type="float">
            <text:p>1101992071</text:p>
          </table:table-cell>
          <table:table-cell office:value-type="float" office:value="1106035186" calcext:value-type="float">
            <text:p>1106035186</text:p>
          </table:table-cell>
          <table:table-cell office:value-type="float" office:value="1109997273" calcext:value-type="float">
            <text:p>1109997273</text:p>
          </table:table-cell>
        </table:table-row>
        <table:table-row table:style-name="ro1">
          <table:table-cell office:value-type="string" calcext:value-type="string">
            <text:p>Polynésie française</text:p>
          </table:table-cell>
          <table:table-cell office:value-type="string" calcext:value-type="string">
            <text:p>PYF</text:p>
          </table:table-cell>
          <table:table-cell office:value-type="float" office:value="78076" calcext:value-type="float">
            <text:p>78076</text:p>
          </table:table-cell>
          <table:table-cell office:value-type="float" office:value="80706" calcext:value-type="float">
            <text:p>80706</text:p>
          </table:table-cell>
          <table:table-cell office:value-type="float" office:value="83655" calcext:value-type="float">
            <text:p>83655</text:p>
          </table:table-cell>
          <table:table-cell office:value-type="float" office:value="86847" calcext:value-type="float">
            <text:p>86847</text:p>
          </table:table-cell>
          <table:table-cell office:value-type="float" office:value="90139" calcext:value-type="float">
            <text:p>90139</text:p>
          </table:table-cell>
          <table:table-cell office:value-type="float" office:value="93438" calcext:value-type="float">
            <text:p>93438</text:p>
          </table:table-cell>
          <table:table-cell office:value-type="float" office:value="96716" calcext:value-type="float">
            <text:p>96716</text:p>
          </table:table-cell>
          <table:table-cell office:value-type="float" office:value="99995" calcext:value-type="float">
            <text:p>99995</text:p>
          </table:table-cell>
          <table:table-cell office:value-type="float" office:value="103342" calcext:value-type="float">
            <text:p>103342</text:p>
          </table:table-cell>
          <table:table-cell office:value-type="float" office:value="106820" calcext:value-type="float">
            <text:p>106820</text:p>
          </table:table-cell>
          <table:table-cell office:value-type="float" office:value="110495" calcext:value-type="float">
            <text:p>110495</text:p>
          </table:table-cell>
          <table:table-cell office:value-type="float" office:value="114382" calcext:value-type="float">
            <text:p>114382</text:p>
          </table:table-cell>
          <table:table-cell office:value-type="float" office:value="118440" calcext:value-type="float">
            <text:p>118440</text:p>
          </table:table-cell>
          <table:table-cell office:value-type="float" office:value="122643" calcext:value-type="float">
            <text:p>122643</text:p>
          </table:table-cell>
          <table:table-cell office:value-type="float" office:value="126924" calcext:value-type="float">
            <text:p>126924</text:p>
          </table:table-cell>
          <table:table-cell office:value-type="float" office:value="131233" calcext:value-type="float">
            <text:p>131233</text:p>
          </table:table-cell>
          <table:table-cell office:value-type="float" office:value="135549" calcext:value-type="float">
            <text:p>135549</text:p>
          </table:table-cell>
          <table:table-cell office:value-type="float" office:value="139891" calcext:value-type="float">
            <text:p>139891</text:p>
          </table:table-cell>
          <table:table-cell office:value-type="float" office:value="144277" calcext:value-type="float">
            <text:p>144277</text:p>
          </table:table-cell>
          <table:table-cell office:value-type="float" office:value="148741" calcext:value-type="float">
            <text:p>148741</text:p>
          </table:table-cell>
          <table:table-cell office:value-type="float" office:value="153301" calcext:value-type="float">
            <text:p>153301</text:p>
          </table:table-cell>
          <table:table-cell office:value-type="float" office:value="157953" calcext:value-type="float">
            <text:p>157953</text:p>
          </table:table-cell>
          <table:table-cell office:value-type="float" office:value="162685" calcext:value-type="float">
            <text:p>162685</text:p>
          </table:table-cell>
          <table:table-cell office:value-type="float" office:value="167451" calcext:value-type="float">
            <text:p>167451</text:p>
          </table:table-cell>
          <table:table-cell office:value-type="float" office:value="172249" calcext:value-type="float">
            <text:p>172249</text:p>
          </table:table-cell>
          <table:table-cell office:value-type="float" office:value="177027" calcext:value-type="float">
            <text:p>177027</text:p>
          </table:table-cell>
          <table:table-cell office:value-type="float" office:value="181817" calcext:value-type="float">
            <text:p>181817</text:p>
          </table:table-cell>
          <table:table-cell office:value-type="float" office:value="186584" calcext:value-type="float">
            <text:p>186584</text:p>
          </table:table-cell>
          <table:table-cell office:value-type="float" office:value="191266" calcext:value-type="float">
            <text:p>191266</text:p>
          </table:table-cell>
          <table:table-cell office:value-type="float" office:value="195726" calcext:value-type="float">
            <text:p>195726</text:p>
          </table:table-cell>
          <table:table-cell office:value-type="float" office:value="199905" calcext:value-type="float">
            <text:p>199905</text:p>
          </table:table-cell>
          <table:table-cell office:value-type="float" office:value="203726" calcext:value-type="float">
            <text:p>203726</text:p>
          </table:table-cell>
          <table:table-cell office:value-type="float" office:value="207245" calcext:value-type="float">
            <text:p>207245</text:p>
          </table:table-cell>
          <table:table-cell office:value-type="float" office:value="210642" calcext:value-type="float">
            <text:p>210642</text:p>
          </table:table-cell>
          <table:table-cell office:value-type="float" office:value="214197" calcext:value-type="float">
            <text:p>214197</text:p>
          </table:table-cell>
          <table:table-cell office:value-type="float" office:value="218071" calcext:value-type="float">
            <text:p>218071</text:p>
          </table:table-cell>
          <table:table-cell office:value-type="float" office:value="222322" calcext:value-type="float">
            <text:p>222322</text:p>
          </table:table-cell>
          <table:table-cell office:value-type="float" office:value="226866" calcext:value-type="float">
            <text:p>226866</text:p>
          </table:table-cell>
          <table:table-cell office:value-type="float" office:value="231570" calcext:value-type="float">
            <text:p>231570</text:p>
          </table:table-cell>
          <table:table-cell office:value-type="float" office:value="236221" calcext:value-type="float">
            <text:p>236221</text:p>
          </table:table-cell>
          <table:table-cell office:value-type="float" office:value="240686" calcext:value-type="float">
            <text:p>240686</text:p>
          </table:table-cell>
          <table:table-cell office:value-type="float" office:value="244931" calcext:value-type="float">
            <text:p>244931</text:p>
          </table:table-cell>
          <table:table-cell office:value-type="float" office:value="248972" calcext:value-type="float">
            <text:p>248972</text:p>
          </table:table-cell>
          <table:table-cell office:value-type="float" office:value="252703" calcext:value-type="float">
            <text:p>252703</text:p>
          </table:table-cell>
          <table:table-cell office:value-type="float" office:value="255992" calcext:value-type="float">
            <text:p>255992</text:p>
          </table:table-cell>
          <table:table-cell office:value-type="float" office:value="258780" calcext:value-type="float">
            <text:p>258780</text:p>
          </table:table-cell>
          <table:table-cell office:value-type="float" office:value="261010" calcext:value-type="float">
            <text:p>261010</text:p>
          </table:table-cell>
          <table:table-cell office:value-type="float" office:value="262721" calcext:value-type="float">
            <text:p>262721</text:p>
          </table:table-cell>
          <table:table-cell office:value-type="float" office:value="264061" calcext:value-type="float">
            <text:p>264061</text:p>
          </table:table-cell>
          <table:table-cell office:value-type="float" office:value="265254" calcext:value-type="float">
            <text:p>265254</text:p>
          </table:table-cell>
          <table:table-cell office:value-type="float" office:value="266455" calcext:value-type="float">
            <text:p>266455</text:p>
          </table:table-cell>
          <table:table-cell office:value-type="float" office:value="267698" calcext:value-type="float">
            <text:p>267698</text:p>
          </table:table-cell>
          <table:table-cell office:value-type="float" office:value="268998" calcext:value-type="float">
            <text:p>268998</text:p>
          </table:table-cell>
          <table:table-cell office:value-type="float" office:value="270328" calcext:value-type="float">
            <text:p>270328</text:p>
          </table:table-cell>
          <table:table-cell office:value-type="float" office:value="271705" calcext:value-type="float">
            <text:p>271705</text:p>
          </table:table-cell>
          <table:table-cell office:value-type="float" office:value="273124" calcext:value-type="float">
            <text:p>273124</text:p>
          </table:table-cell>
          <table:table-cell office:value-type="float" office:value="274575" calcext:value-type="float">
            <text:p>274575</text:p>
          </table:table-cell>
          <table:table-cell office:value-type="float" office:value="276103" calcext:value-type="float">
            <text:p>276103</text:p>
          </table:table-cell>
          <table:table-cell office:value-type="float" office:value="277679" calcext:value-type="float">
            <text:p>277679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  <table:table-cell office:value-type="float" office:value="47384" calcext:value-type="float">
            <text:p>47384</text:p>
          </table:table-cell>
          <table:table-cell office:value-type="float" office:value="51421" calcext:value-type="float">
            <text:p>51421</text:p>
          </table:table-cell>
          <table:table-cell office:value-type="float" office:value="56262" calcext:value-type="float">
            <text:p>56262</text:p>
          </table:table-cell>
          <table:table-cell office:value-type="float" office:value="61716" calcext:value-type="float">
            <text:p>61716</text:p>
          </table:table-cell>
          <table:table-cell office:value-type="float" office:value="67566" calcext:value-type="float">
            <text:p>67566</text:p>
          </table:table-cell>
          <table:table-cell office:value-type="float" office:value="73633" calcext:value-type="float">
            <text:p>73633</text:p>
          </table:table-cell>
          <table:table-cell office:value-type="float" office:value="79846" calcext:value-type="float">
            <text:p>79846</text:p>
          </table:table-cell>
          <table:table-cell office:value-type="float" office:value="86302" calcext:value-type="float">
            <text:p>86302</text:p>
          </table:table-cell>
          <table:table-cell office:value-type="float" office:value="93211" calcext:value-type="float">
            <text:p>93211</text:p>
          </table:table-cell>
          <table:table-cell office:value-type="float" office:value="100883" calcext:value-type="float">
            <text:p>100883</text:p>
          </table:table-cell>
          <table:table-cell office:value-type="float" office:value="109514" calcext:value-type="float">
            <text:p>109514</text:p>
          </table:table-cell>
          <table:table-cell office:value-type="float" office:value="119414" calcext:value-type="float">
            <text:p>119414</text:p>
          </table:table-cell>
          <table:table-cell office:value-type="float" office:value="130500" calcext:value-type="float">
            <text:p>130500</text:p>
          </table:table-cell>
          <table:table-cell office:value-type="float" office:value="142186" calcext:value-type="float">
            <text:p>142186</text:p>
          </table:table-cell>
          <table:table-cell office:value-type="float" office:value="153621" calcext:value-type="float">
            <text:p>153621</text:p>
          </table:table-cell>
          <table:table-cell office:value-type="float" office:value="164320" calcext:value-type="float">
            <text:p>164320</text:p>
          </table:table-cell>
          <table:table-cell office:value-type="float" office:value="173721" calcext:value-type="float">
            <text:p>173721</text:p>
          </table:table-cell>
          <table:table-cell office:value-type="float" office:value="182318" calcext:value-type="float">
            <text:p>182318</text:p>
          </table:table-cell>
          <table:table-cell office:value-type="float" office:value="191951" calcext:value-type="float">
            <text:p>191951</text:p>
          </table:table-cell>
          <table:table-cell office:value-type="float" office:value="205171" calcext:value-type="float">
            <text:p>205171</text:p>
          </table:table-cell>
          <table:table-cell office:value-type="float" office:value="223632" calcext:value-type="float">
            <text:p>223632</text:p>
          </table:table-cell>
          <table:table-cell office:value-type="float" office:value="247988" calcext:value-type="float">
            <text:p>247988</text:p>
          </table:table-cell>
          <table:table-cell office:value-type="float" office:value="277226" calcext:value-type="float">
            <text:p>277226</text:p>
          </table:table-cell>
          <table:table-cell office:value-type="float" office:value="309306" calcext:value-type="float">
            <text:p>309306</text:p>
          </table:table-cell>
          <table:table-cell office:value-type="float" office:value="341272" calcext:value-type="float">
            <text:p>341272</text:p>
          </table:table-cell>
          <table:table-cell office:value-type="float" office:value="370890" calcext:value-type="float">
            <text:p>370890</text:p>
          </table:table-cell>
          <table:table-cell office:value-type="float" office:value="397740" calcext:value-type="float">
            <text:p>397740</text:p>
          </table:table-cell>
          <table:table-cell office:value-type="float" office:value="422148" calcext:value-type="float">
            <text:p>422148</text:p>
          </table:table-cell>
          <table:table-cell office:value-type="float" office:value="443605" calcext:value-type="float">
            <text:p>443605</text:p>
          </table:table-cell>
          <table:table-cell office:value-type="float" office:value="461690" calcext:value-type="float">
            <text:p>461690</text:p>
          </table:table-cell>
          <table:table-cell office:value-type="float" office:value="476278" calcext:value-type="float">
            <text:p>476278</text:p>
          </table:table-cell>
          <table:table-cell office:value-type="float" office:value="487353" calcext:value-type="float">
            <text:p>487353</text:p>
          </table:table-cell>
          <table:table-cell office:value-type="float" office:value="495395" calcext:value-type="float">
            <text:p>495395</text:p>
          </table:table-cell>
          <table:table-cell office:value-type="float" office:value="501479" calcext:value-type="float">
            <text:p>501479</text:p>
          </table:table-cell>
          <table:table-cell office:value-type="float" office:value="507041" calcext:value-type="float">
            <text:p>507041</text:p>
          </table:table-cell>
          <table:table-cell office:value-type="float" office:value="513442" calcext:value-type="float">
            <text:p>513442</text:p>
          </table:table-cell>
          <table:table-cell office:value-type="float" office:value="522531" calcext:value-type="float">
            <text:p>522531</text:p>
          </table:table-cell>
          <table:table-cell office:value-type="float" office:value="535321" calcext:value-type="float">
            <text:p>535321</text:p>
          </table:table-cell>
          <table:table-cell office:value-type="float" office:value="551562" calcext:value-type="float">
            <text:p>551562</text:p>
          </table:table-cell>
          <table:table-cell office:value-type="float" office:value="570489" calcext:value-type="float">
            <text:p>570489</text:p>
          </table:table-cell>
          <table:table-cell office:value-type="float" office:value="592468" calcext:value-type="float">
            <text:p>592468</text:p>
          </table:table-cell>
          <table:table-cell office:value-type="float" office:value="615012" calcext:value-type="float">
            <text:p>615012</text:p>
          </table:table-cell>
          <table:table-cell office:value-type="float" office:value="640868" calcext:value-type="float">
            <text:p>640868</text:p>
          </table:table-cell>
          <table:table-cell office:value-type="float" office:value="681788" calcext:value-type="float">
            <text:p>681788</text:p>
          </table:table-cell>
          <table:table-cell office:value-type="float" office:value="753334" calcext:value-type="float">
            <text:p>753334</text:p>
          </table:table-cell>
          <table:table-cell office:value-type="float" office:value="865416" calcext:value-type="float">
            <text:p>865416</text:p>
          </table:table-cell>
          <table:table-cell office:value-type="float" office:value="1022711" calcext:value-type="float">
            <text:p>1022711</text:p>
          </table:table-cell>
          <table:table-cell office:value-type="float" office:value="1218434" calcext:value-type="float">
            <text:p>1218434</text:p>
          </table:table-cell>
          <table:table-cell office:value-type="float" office:value="1436665" calcext:value-type="float">
            <text:p>1436665</text:p>
          </table:table-cell>
          <table:table-cell office:value-type="float" office:value="1654950" calcext:value-type="float">
            <text:p>1654950</text:p>
          </table:table-cell>
          <table:table-cell office:value-type="float" office:value="1856327" calcext:value-type="float">
            <text:p>1856327</text:p>
          </table:table-cell>
          <table:table-cell office:value-type="float" office:value="2035871" calcext:value-type="float">
            <text:p>2035871</text:p>
          </table:table-cell>
          <table:table-cell office:value-type="float" office:value="2196074" calcext:value-type="float">
            <text:p>2196074</text:p>
          </table:table-cell>
          <table:table-cell office:value-type="float" office:value="2336574" calcext:value-type="float">
            <text:p>2336574</text:p>
          </table:table-cell>
          <table:table-cell office:value-type="float" office:value="2459198" calcext:value-type="float">
            <text:p>2459198</text:p>
          </table:table-cell>
          <table:table-cell office:value-type="float" office:value="2565710" calcext:value-type="float">
            <text:p>2565710</text:p>
          </table:table-cell>
          <table:table-cell office:value-type="float" office:value="2654374" calcext:value-type="float">
            <text:p>2654374</text:p>
          </table:table-cell>
          <table:table-cell office:value-type="float" office:value="2724724" calcext:value-type="float">
            <text:p>2724724</text:p>
          </table:table-cell>
          <table:table-cell office:value-type="float" office:value="2781677" calcext:value-type="float">
            <text:p>2781677</text:p>
          </table:table-cell>
        </table:table-row>
        <table:table-row table:style-name="ro1">
          <table:table-cell office:value-type="string" calcext:value-type="string">
            <text:p>Roumanie</text:p>
          </table:table-cell>
          <table:table-cell office:value-type="string" calcext:value-type="string">
            <text:p>ROU</text:p>
          </table:table-cell>
          <table:table-cell office:value-type="float" office:value="18406905" calcext:value-type="float">
            <text:p>18406905</text:p>
          </table:table-cell>
          <table:table-cell office:value-type="float" office:value="18555250" calcext:value-type="float">
            <text:p>18555250</text:p>
          </table:table-cell>
          <table:table-cell office:value-type="float" office:value="18676550" calcext:value-type="float">
            <text:p>18676550</text:p>
          </table:table-cell>
          <table:table-cell office:value-type="float" office:value="18797850" calcext:value-type="float">
            <text:p>18797850</text:p>
          </table:table-cell>
          <table:table-cell office:value-type="float" office:value="18919126" calcext:value-type="float">
            <text:p>18919126</text:p>
          </table:table-cell>
          <table:table-cell office:value-type="float" office:value="19031576" calcext:value-type="float">
            <text:p>19031576</text:p>
          </table:table-cell>
          <table:table-cell office:value-type="float" office:value="19215450" calcext:value-type="float">
            <text:p>19215450</text:p>
          </table:table-cell>
          <table:table-cell office:value-type="float" office:value="19534242" calcext:value-type="float">
            <text:p>19534242</text:p>
          </table:table-cell>
          <table:table-cell office:value-type="float" office:value="19799831" calcext:value-type="float">
            <text:p>19799831</text:p>
          </table:table-cell>
          <table:table-cell office:value-type="float" office:value="20009141" calcext:value-type="float">
            <text:p>20009141</text:p>
          </table:table-cell>
          <table:table-cell office:value-type="float" office:value="20250398" calcext:value-type="float">
            <text:p>20250398</text:p>
          </table:table-cell>
          <table:table-cell office:value-type="float" office:value="20461567" calcext:value-type="float">
            <text:p>20461567</text:p>
          </table:table-cell>
          <table:table-cell office:value-type="float" office:value="20657957" calcext:value-type="float">
            <text:p>20657957</text:p>
          </table:table-cell>
          <table:table-cell office:value-type="float" office:value="20835681" calcext:value-type="float">
            <text:p>20835681</text:p>
          </table:table-cell>
          <table:table-cell office:value-type="float" office:value="21029429" calcext:value-type="float">
            <text:p>21029429</text:p>
          </table:table-cell>
          <table:table-cell office:value-type="float" office:value="21293583" calcext:value-type="float">
            <text:p>21293583</text:p>
          </table:table-cell>
          <table:table-cell office:value-type="float" office:value="21551634" calcext:value-type="float">
            <text:p>21551634</text:p>
          </table:table-cell>
          <table:table-cell office:value-type="float" office:value="21756096" calcext:value-type="float">
            <text:p>21756096</text:p>
          </table:table-cell>
          <table:table-cell office:value-type="float" office:value="21951464" calcext:value-type="float">
            <text:p>21951464</text:p>
          </table:table-cell>
          <table:table-cell office:value-type="float" office:value="22090488" calcext:value-type="float">
            <text:p>22090488</text:p>
          </table:table-cell>
          <table:table-cell office:value-type="float" office:value="22242653" calcext:value-type="float">
            <text:p>22242653</text:p>
          </table:table-cell>
          <table:table-cell office:value-type="float" office:value="22415169" calcext:value-type="float">
            <text:p>22415169</text:p>
          </table:table-cell>
          <table:table-cell office:value-type="float" office:value="22515389" calcext:value-type="float">
            <text:p>22515389</text:p>
          </table:table-cell>
          <table:table-cell office:value-type="float" office:value="22588790" calcext:value-type="float">
            <text:p>22588790</text:p>
          </table:table-cell>
          <table:table-cell office:value-type="float" office:value="22655940" calcext:value-type="float">
            <text:p>22655940</text:p>
          </table:table-cell>
          <table:table-cell office:value-type="float" office:value="22755427" calcext:value-type="float">
            <text:p>22755427</text:p>
          </table:table-cell>
          <table:table-cell office:value-type="float" office:value="22859269" calcext:value-type="float">
            <text:p>22859269</text:p>
          </table:table-cell>
          <table:table-cell office:value-type="float" office:value="22949430" calcext:value-type="float">
            <text:p>22949430</text:p>
          </table:table-cell>
          <table:table-cell office:value-type="float" office:value="23057662" calcext:value-type="float">
            <text:p>23057662</text:p>
          </table:table-cell>
          <table:table-cell office:value-type="float" office:value="23161458" calcext:value-type="float">
            <text:p>23161458</text:p>
          </table:table-cell>
          <table:table-cell office:value-type="float" office:value="23201835" calcext:value-type="float">
            <text:p>23201835</text:p>
          </table:table-cell>
          <table:table-cell office:value-type="float" office:value="23001155" calcext:value-type="float">
            <text:p>23001155</text:p>
          </table:table-cell>
          <table:table-cell office:value-type="float" office:value="22794284" calcext:value-type="float">
            <text:p>22794284</text:p>
          </table:table-cell>
          <table:table-cell office:value-type="float" office:value="22763280" calcext:value-type="float">
            <text:p>22763280</text:p>
          </table:table-cell>
          <table:table-cell office:value-type="float" office:value="22730211" calcext:value-type="float">
            <text:p>22730211</text:p>
          </table:table-cell>
          <table:table-cell office:value-type="float" office:value="22684270" calcext:value-type="float">
            <text:p>22684270</text:p>
          </table:table-cell>
          <table:table-cell office:value-type="float" office:value="22619004" calcext:value-type="float">
            <text:p>22619004</text:p>
          </table:table-cell>
          <table:table-cell office:value-type="float" office:value="22553978" calcext:value-type="float">
            <text:p>22553978</text:p>
          </table:table-cell>
          <table:table-cell office:value-type="float" office:value="22507344" calcext:value-type="float">
            <text:p>22507344</text:p>
          </table:table-cell>
          <table:table-cell office:value-type="float" office:value="22472040" calcext:value-type="float">
            <text:p>22472040</text:p>
          </table:table-cell>
          <table:table-cell office:value-type="float" office:value="22442971" calcext:value-type="float">
            <text:p>22442971</text:p>
          </table:table-cell>
          <table:table-cell office:value-type="float" office:value="22131970" calcext:value-type="float">
            <text:p>22131970</text:p>
          </table:table-cell>
          <table:table-cell office:value-type="float" office:value="21730496" calcext:value-type="float">
            <text:p>21730496</text:p>
          </table:table-cell>
          <table:table-cell office:value-type="float" office:value="21574326" calcext:value-type="float">
            <text:p>21574326</text:p>
          </table:table-cell>
          <table:table-cell office:value-type="float" office:value="21451748" calcext:value-type="float">
            <text:p>21451748</text:p>
          </table:table-cell>
          <table:table-cell office:value-type="float" office:value="21319685" calcext:value-type="float">
            <text:p>21319685</text:p>
          </table:table-cell>
          <table:table-cell office:value-type="float" office:value="21193760" calcext:value-type="float">
            <text:p>21193760</text:p>
          </table:table-cell>
          <table:table-cell office:value-type="float" office:value="20882982" calcext:value-type="float">
            <text:p>20882982</text:p>
          </table:table-cell>
          <table:table-cell office:value-type="float" office:value="20537875" calcext:value-type="float">
            <text:p>20537875</text:p>
          </table:table-cell>
          <table:table-cell office:value-type="float" office:value="20367487" calcext:value-type="float">
            <text:p>20367487</text:p>
          </table:table-cell>
          <table:table-cell office:value-type="float" office:value="20246871" calcext:value-type="float">
            <text:p>20246871</text:p>
          </table:table-cell>
          <table:table-cell office:value-type="float" office:value="20147528" calcext:value-type="float">
            <text:p>20147528</text:p>
          </table:table-cell>
          <table:table-cell office:value-type="float" office:value="20058035" calcext:value-type="float">
            <text:p>20058035</text:p>
          </table:table-cell>
          <table:table-cell office:value-type="float" office:value="19983693" calcext:value-type="float">
            <text:p>19983693</text:p>
          </table:table-cell>
          <table:table-cell office:value-type="float" office:value="19908979" calcext:value-type="float">
            <text:p>19908979</text:p>
          </table:table-cell>
          <table:table-cell office:value-type="float" office:value="19815481" calcext:value-type="float">
            <text:p>19815481</text:p>
          </table:table-cell>
          <table:table-cell office:value-type="float" office:value="19702332" calcext:value-type="float">
            <text:p>19702332</text:p>
          </table:table-cell>
          <table:table-cell office:value-type="float" office:value="19587491" calcext:value-type="float">
            <text:p>19587491</text:p>
          </table:table-cell>
          <table:table-cell office:value-type="float" office:value="19473936" calcext:value-type="float">
            <text:p>19473936</text:p>
          </table:table-cell>
        </table:table-row>
        <table:table-row table:style-name="ro1">
          <table:table-cell office:value-type="string" calcext:value-type="string">
            <text:p>Fédération de Russie</text:p>
          </table:table-cell>
          <table:table-cell office:value-type="string" calcext:value-type="string">
            <text:p>RUS</text:p>
          </table:table-cell>
          <table:table-cell office:value-type="float" office:value="119897000" calcext:value-type="float">
            <text:p>119897000</text:p>
          </table:table-cell>
          <table:table-cell office:value-type="float" office:value="121236000" calcext:value-type="float">
            <text:p>121236000</text:p>
          </table:table-cell>
          <table:table-cell office:value-type="float" office:value="122591000" calcext:value-type="float">
            <text:p>122591000</text:p>
          </table:table-cell>
          <table:table-cell office:value-type="float" office:value="123960000" calcext:value-type="float">
            <text:p>123960000</text:p>
          </table:table-cell>
          <table:table-cell office:value-type="float" office:value="125345000" calcext:value-type="float">
            <text:p>125345000</text:p>
          </table:table-cell>
          <table:table-cell office:value-type="float" office:value="126745000" calcext:value-type="float">
            <text:p>126745000</text:p>
          </table:table-cell>
          <table:table-cell office:value-type="float" office:value="127468000" calcext:value-type="float">
            <text:p>127468000</text:p>
          </table:table-cell>
          <table:table-cell office:value-type="float" office:value="128196000" calcext:value-type="float">
            <text:p>128196000</text:p>
          </table:table-cell>
          <table:table-cell office:value-type="float" office:value="128928000" calcext:value-type="float">
            <text:p>128928000</text:p>
          </table:table-cell>
          <table:table-cell office:value-type="float" office:value="129664000" calcext:value-type="float">
            <text:p>129664000</text:p>
          </table:table-cell>
          <table:table-cell office:value-type="float" office:value="130404000" calcext:value-type="float">
            <text:p>130404000</text:p>
          </table:table-cell>
          <table:table-cell office:value-type="float" office:value="131155000" calcext:value-type="float">
            <text:p>131155000</text:p>
          </table:table-cell>
          <table:table-cell office:value-type="float" office:value="131909000" calcext:value-type="float">
            <text:p>131909000</text:p>
          </table:table-cell>
          <table:table-cell office:value-type="float" office:value="132669000" calcext:value-type="float">
            <text:p>132669000</text:p>
          </table:table-cell>
          <table:table-cell office:value-type="float" office:value="133432000" calcext:value-type="float">
            <text:p>133432000</text:p>
          </table:table-cell>
          <table:table-cell office:value-type="float" office:value="134200000" calcext:value-type="float">
            <text:p>134200000</text:p>
          </table:table-cell>
          <table:table-cell office:value-type="float" office:value="135147000" calcext:value-type="float">
            <text:p>135147000</text:p>
          </table:table-cell>
          <table:table-cell office:value-type="float" office:value="136100000" calcext:value-type="float">
            <text:p>136100000</text:p>
          </table:table-cell>
          <table:table-cell office:value-type="float" office:value="137060000" calcext:value-type="float">
            <text:p>137060000</text:p>
          </table:table-cell>
          <table:table-cell office:value-type="float" office:value="138027000" calcext:value-type="float">
            <text:p>138027000</text:p>
          </table:table-cell>
          <table:table-cell office:value-type="float" office:value="139010000" calcext:value-type="float">
            <text:p>139010000</text:p>
          </table:table-cell>
          <table:table-cell office:value-type="float" office:value="139941000" calcext:value-type="float">
            <text:p>139941000</text:p>
          </table:table-cell>
          <table:table-cell office:value-type="float" office:value="140823000" calcext:value-type="float">
            <text:p>140823000</text:p>
          </table:table-cell>
          <table:table-cell office:value-type="float" office:value="141668000" calcext:value-type="float">
            <text:p>141668000</text:p>
          </table:table-cell>
          <table:table-cell office:value-type="float" office:value="142745000" calcext:value-type="float">
            <text:p>142745000</text:p>
          </table:table-cell>
          <table:table-cell office:value-type="float" office:value="143858000" calcext:value-type="float">
            <text:p>143858000</text:p>
          </table:table-cell>
          <table:table-cell office:value-type="float" office:value="144894000" calcext:value-type="float">
            <text:p>144894000</text:p>
          </table:table-cell>
          <table:table-cell office:value-type="float" office:value="145908000" calcext:value-type="float">
            <text:p>145908000</text:p>
          </table:table-cell>
          <table:table-cell office:value-type="float" office:value="146857000" calcext:value-type="float">
            <text:p>146857000</text:p>
          </table:table-cell>
          <table:table-cell office:value-type="float" office:value="147721000" calcext:value-type="float">
            <text:p>147721000</text:p>
          </table:table-cell>
          <table:table-cell office:value-type="float" office:value="148292000" calcext:value-type="float">
            <text:p>148292000</text:p>
          </table:table-cell>
          <table:table-cell office:value-type="float" office:value="148624000" calcext:value-type="float">
            <text:p>148624000</text:p>
          </table:table-cell>
          <table:table-cell office:value-type="float" office:value="148689000" calcext:value-type="float">
            <text:p>148689000</text:p>
          </table:table-cell>
          <table:table-cell office:value-type="float" office:value="148520000" calcext:value-type="float">
            <text:p>148520000</text:p>
          </table:table-cell>
          <table:table-cell office:value-type="float" office:value="148336000" calcext:value-type="float">
            <text:p>148336000</text:p>
          </table:table-cell>
          <table:table-cell office:value-type="float" office:value="148375726" calcext:value-type="float">
            <text:p>148375726</text:p>
          </table:table-cell>
          <table:table-cell office:value-type="float" office:value="148160042" calcext:value-type="float">
            <text:p>148160042</text:p>
          </table:table-cell>
          <table:table-cell office:value-type="float" office:value="147915307" calcext:value-type="float">
            <text:p>147915307</text:p>
          </table:table-cell>
          <table:table-cell office:value-type="float" office:value="147670692" calcext:value-type="float">
            <text:p>147670692</text:p>
          </table:table-cell>
          <table:table-cell office:value-type="float" office:value="147214392" calcext:value-type="float">
            <text:p>147214392</text:p>
          </table:table-cell>
          <table:table-cell office:value-type="float" office:value="146596557" calcext:value-type="float">
            <text:p>146596557</text:p>
          </table:table-cell>
          <table:table-cell office:value-type="float" office:value="145976083" calcext:value-type="float">
            <text:p>145976083</text:p>
          </table:table-cell>
          <table:table-cell office:value-type="float" office:value="145306046" calcext:value-type="float">
            <text:p>145306046</text:p>
          </table:table-cell>
          <table:table-cell office:value-type="float" office:value="144648257" calcext:value-type="float">
            <text:p>144648257</text:p>
          </table:table-cell>
          <table:table-cell office:value-type="float" office:value="144067054" calcext:value-type="float">
            <text:p>144067054</text:p>
          </table:table-cell>
          <table:table-cell office:value-type="float" office:value="143518523" calcext:value-type="float">
            <text:p>143518523</text:p>
          </table:table-cell>
          <table:table-cell office:value-type="float" office:value="143049528" calcext:value-type="float">
            <text:p>143049528</text:p>
          </table:table-cell>
          <table:table-cell office:value-type="float" office:value="142805088" calcext:value-type="float">
            <text:p>142805088</text:p>
          </table:table-cell>
          <table:table-cell office:value-type="float" office:value="142742350" calcext:value-type="float">
            <text:p>142742350</text:p>
          </table:table-cell>
          <table:table-cell office:value-type="float" office:value="142785342" calcext:value-type="float">
            <text:p>142785342</text:p>
          </table:table-cell>
          <table:table-cell office:value-type="float" office:value="142849449" calcext:value-type="float">
            <text:p>142849449</text:p>
          </table:table-cell>
          <table:table-cell office:value-type="float" office:value="142960868" calcext:value-type="float">
            <text:p>142960868</text:p>
          </table:table-cell>
          <table:table-cell office:value-type="float" office:value="143201676" calcext:value-type="float">
            <text:p>143201676</text:p>
          </table:table-cell>
          <table:table-cell office:value-type="float" office:value="143506911" calcext:value-type="float">
            <text:p>143506911</text:p>
          </table:table-cell>
          <table:table-cell office:value-type="float" office:value="143819666" calcext:value-type="float">
            <text:p>143819666</text:p>
          </table:table-cell>
          <table:table-cell office:value-type="float" office:value="144096870" calcext:value-type="float">
            <text:p>144096870</text:p>
          </table:table-cell>
          <table:table-cell office:value-type="float" office:value="144342396" calcext:value-type="float">
            <text:p>144342396</text:p>
          </table:table-cell>
          <table:table-cell office:value-type="float" office:value="144496740" calcext:value-type="float">
            <text:p>144496740</text:p>
          </table:table-cell>
          <table:table-cell office:value-type="float" office:value="144478050" calcext:value-type="float">
            <text:p>144478050</text:p>
          </table:table-cell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  <table:table-cell office:value-type="float" office:value="2935582" calcext:value-type="float">
            <text:p>2935582</text:p>
          </table:table-cell>
          <table:table-cell office:value-type="float" office:value="2998325" calcext:value-type="float">
            <text:p>2998325</text:p>
          </table:table-cell>
          <table:table-cell office:value-type="float" office:value="3052936" calcext:value-type="float">
            <text:p>3052936</text:p>
          </table:table-cell>
          <table:table-cell office:value-type="float" office:value="3105419" calcext:value-type="float">
            <text:p>3105419</text:p>
          </table:table-cell>
          <table:table-cell office:value-type="float" office:value="3164263" calcext:value-type="float">
            <text:p>3164263</text:p>
          </table:table-cell>
          <table:table-cell office:value-type="float" office:value="3235531" calcext:value-type="float">
            <text:p>3235531</text:p>
          </table:table-cell>
          <table:table-cell office:value-type="float" office:value="3321679" calcext:value-type="float">
            <text:p>3321679</text:p>
          </table:table-cell>
          <table:table-cell office:value-type="float" office:value="3420895" calcext:value-type="float">
            <text:p>3420895</text:p>
          </table:table-cell>
          <table:table-cell office:value-type="float" office:value="3529843" calcext:value-type="float">
            <text:p>3529843</text:p>
          </table:table-cell>
          <table:table-cell office:value-type="float" office:value="3643237" calcext:value-type="float">
            <text:p>3643237</text:p>
          </table:table-cell>
          <table:table-cell office:value-type="float" office:value="3757358" calcext:value-type="float">
            <text:p>3757358</text:p>
          </table:table-cell>
          <table:table-cell office:value-type="float" office:value="3871439" calcext:value-type="float">
            <text:p>3871439</text:p>
          </table:table-cell>
          <table:table-cell office:value-type="float" office:value="3987224" calcext:value-type="float">
            <text:p>3987224</text:p>
          </table:table-cell>
          <table:table-cell office:value-type="float" office:value="4106407" calcext:value-type="float">
            <text:p>4106407</text:p>
          </table:table-cell>
          <table:table-cell office:value-type="float" office:value="4231578" calcext:value-type="float">
            <text:p>4231578</text:p>
          </table:table-cell>
          <table:table-cell office:value-type="float" office:value="4364706" calcext:value-type="float">
            <text:p>4364706</text:p>
          </table:table-cell>
          <table:table-cell office:value-type="float" office:value="4506109" calcext:value-type="float">
            <text:p>4506109</text:p>
          </table:table-cell>
          <table:table-cell office:value-type="float" office:value="4655383" calcext:value-type="float">
            <text:p>4655383</text:p>
          </table:table-cell>
          <table:table-cell office:value-type="float" office:value="4812872" calcext:value-type="float">
            <text:p>4812872</text:p>
          </table:table-cell>
          <table:table-cell office:value-type="float" office:value="4978817" calcext:value-type="float">
            <text:p>4978817</text:p>
          </table:table-cell>
          <table:table-cell office:value-type="float" office:value="5153312" calcext:value-type="float">
            <text:p>5153312</text:p>
          </table:table-cell>
          <table:table-cell office:value-type="float" office:value="5329252" calcext:value-type="float">
            <text:p>5329252</text:p>
          </table:table-cell>
          <table:table-cell office:value-type="float" office:value="5504842" calcext:value-type="float">
            <text:p>5504842</text:p>
          </table:table-cell>
          <table:table-cell office:value-type="float" office:value="5690980" calcext:value-type="float">
            <text:p>5690980</text:p>
          </table:table-cell>
          <table:table-cell office:value-type="float" office:value="5902843" calcext:value-type="float">
            <text:p>5902843</text:p>
          </table:table-cell>
          <table:table-cell office:value-type="float" office:value="6146891" calcext:value-type="float">
            <text:p>6146891</text:p>
          </table:table-cell>
          <table:table-cell office:value-type="float" office:value="6443751" calcext:value-type="float">
            <text:p>6443751</text:p>
          </table:table-cell>
          <table:table-cell office:value-type="float" office:value="6779983" calcext:value-type="float">
            <text:p>6779983</text:p>
          </table:table-cell>
          <table:table-cell office:value-type="float" office:value="7088191" calcext:value-type="float">
            <text:p>7088191</text:p>
          </table:table-cell>
          <table:table-cell office:value-type="float" office:value="7276985" calcext:value-type="float">
            <text:p>7276985</text:p>
          </table:table-cell>
          <table:table-cell office:value-type="float" office:value="7288882" calcext:value-type="float">
            <text:p>7288882</text:p>
          </table:table-cell>
          <table:table-cell office:value-type="float" office:value="7083935" calcext:value-type="float">
            <text:p>7083935</text:p>
          </table:table-cell>
          <table:table-cell office:value-type="float" office:value="6702244" calcext:value-type="float">
            <text:p>6702244</text:p>
          </table:table-cell>
          <table:table-cell office:value-type="float" office:value="6263757" calcext:value-type="float">
            <text:p>6263757</text:p>
          </table:table-cell>
          <table:table-cell office:value-type="float" office:value="5936261" calcext:value-type="float">
            <text:p>5936261</text:p>
          </table:table-cell>
          <table:table-cell office:value-type="float" office:value="5836495" calcext:value-type="float">
            <text:p>5836495</text:p>
          </table:table-cell>
          <table:table-cell office:value-type="float" office:value="6013107" calcext:value-type="float">
            <text:p>6013107</text:p>
          </table:table-cell>
          <table:table-cell office:value-type="float" office:value="6419901" calcext:value-type="float">
            <text:p>6419901</text:p>
          </table:table-cell>
          <table:table-cell office:value-type="float" office:value="6962802" calcext:value-type="float">
            <text:p>6962802</text:p>
          </table:table-cell>
          <table:table-cell office:value-type="float" office:value="7501234" calcext:value-type="float">
            <text:p>7501234</text:p>
          </table:table-cell>
          <table:table-cell office:value-type="float" office:value="7933681" calcext:value-type="float">
            <text:p>7933681</text:p>
          </table:table-cell>
          <table:table-cell office:value-type="float" office:value="8231156" calcext:value-type="float">
            <text:p>8231156</text:p>
          </table:table-cell>
          <table:table-cell office:value-type="float" office:value="8427060" calcext:value-type="float">
            <text:p>8427060</text:p>
          </table:table-cell>
          <table:table-cell office:value-type="float" office:value="8557161" calcext:value-type="float">
            <text:p>8557161</text:p>
          </table:table-cell>
          <table:table-cell office:value-type="float" office:value="8680524" calcext:value-type="float">
            <text:p>8680524</text:p>
          </table:table-cell>
          <table:table-cell office:value-type="float" office:value="8840215" calcext:value-type="float">
            <text:p>8840215</text:p>
          </table:table-cell>
          <table:table-cell office:value-type="float" office:value="9043337" calcext:value-type="float">
            <text:p>9043337</text:p>
          </table:table-cell>
          <table:table-cell office:value-type="float" office:value="9273757" calcext:value-type="float">
            <text:p>9273757</text:p>
          </table:table-cell>
          <table:table-cell office:value-type="float" office:value="9524534" calcext:value-type="float">
            <text:p>9524534</text:p>
          </table:table-cell>
          <table:table-cell office:value-type="float" office:value="9782770" calcext:value-type="float">
            <text:p>9782770</text:p>
          </table:table-cell>
          <table:table-cell office:value-type="float" office:value="10039338" calcext:value-type="float">
            <text:p>10039338</text:p>
          </table:table-cell>
          <table:table-cell office:value-type="float" office:value="10293331" calcext:value-type="float">
            <text:p>10293331</text:p>
          </table:table-cell>
          <table:table-cell office:value-type="float" office:value="10549678" calcext:value-type="float">
            <text:p>10549678</text:p>
          </table:table-cell>
          <table:table-cell office:value-type="float" office:value="10811543" calcext:value-type="float">
            <text:p>10811543</text:p>
          </table:table-cell>
          <table:table-cell office:value-type="float" office:value="11083635" calcext:value-type="float">
            <text:p>11083635</text:p>
          </table:table-cell>
          <table:table-cell office:value-type="float" office:value="11369071" calcext:value-type="float">
            <text:p>11369071</text:p>
          </table:table-cell>
          <table:table-cell office:value-type="float" office:value="11668818" calcext:value-type="float">
            <text:p>11668818</text:p>
          </table:table-cell>
          <table:table-cell office:value-type="float" office:value="11980937" calcext:value-type="float">
            <text:p>11980937</text:p>
          </table:table-cell>
          <table:table-cell office:value-type="float" office:value="12301939" calcext:value-type="float">
            <text:p>12301939</text:p>
          </table:table-cell>
        </table:table-row>
        <table:table-row table:style-name="ro1">
          <table:table-cell office:value-type="string" calcext:value-type="string">
            <text:p>Asie du Sud</text:p>
          </table:table-cell>
          <table:table-cell office:value-type="string" calcext:value-type="string">
            <text:p>SAS</text:p>
          </table:table-cell>
          <table:table-cell office:value-type="float" office:value="572839523" calcext:value-type="float">
            <text:p>572839523</text:p>
          </table:table-cell>
          <table:table-cell office:value-type="float" office:value="584939726" calcext:value-type="float">
            <text:p>584939726</text:p>
          </table:table-cell>
          <table:table-cell office:value-type="float" office:value="597494449" calcext:value-type="float">
            <text:p>597494449</text:p>
          </table:table-cell>
          <table:table-cell office:value-type="float" office:value="610498327" calcext:value-type="float">
            <text:p>610498327</text:p>
          </table:table-cell>
          <table:table-cell office:value-type="float" office:value="623943332" calcext:value-type="float">
            <text:p>623943332</text:p>
          </table:table-cell>
          <table:table-cell office:value-type="float" office:value="637823175" calcext:value-type="float">
            <text:p>637823175</text:p>
          </table:table-cell>
          <table:table-cell office:value-type="float" office:value="652144182" calcext:value-type="float">
            <text:p>652144182</text:p>
          </table:table-cell>
          <table:table-cell office:value-type="float" office:value="666908582" calcext:value-type="float">
            <text:p>666908582</text:p>
          </table:table-cell>
          <table:table-cell office:value-type="float" office:value="682102178" calcext:value-type="float">
            <text:p>682102178</text:p>
          </table:table-cell>
          <table:table-cell office:value-type="float" office:value="697706104" calcext:value-type="float">
            <text:p>697706104</text:p>
          </table:table-cell>
          <table:table-cell office:value-type="float" office:value="713711349" calcext:value-type="float">
            <text:p>713711349</text:p>
          </table:table-cell>
          <table:table-cell office:value-type="float" office:value="730107637" calcext:value-type="float">
            <text:p>730107637</text:p>
          </table:table-cell>
          <table:table-cell office:value-type="float" office:value="746911716" calcext:value-type="float">
            <text:p>746911716</text:p>
          </table:table-cell>
          <table:table-cell office:value-type="float" office:value="764174958" calcext:value-type="float">
            <text:p>764174958</text:p>
          </table:table-cell>
          <table:table-cell office:value-type="float" office:value="781966565" calcext:value-type="float">
            <text:p>781966565</text:p>
          </table:table-cell>
          <table:table-cell office:value-type="float" office:value="800335563" calcext:value-type="float">
            <text:p>800335563</text:p>
          </table:table-cell>
          <table:table-cell office:value-type="float" office:value="819292545" calcext:value-type="float">
            <text:p>819292545</text:p>
          </table:table-cell>
          <table:table-cell office:value-type="float" office:value="838819925" calcext:value-type="float">
            <text:p>838819925</text:p>
          </table:table-cell>
          <table:table-cell office:value-type="float" office:value="858901731" calcext:value-type="float">
            <text:p>858901731</text:p>
          </table:table-cell>
          <table:table-cell office:value-type="float" office:value="879510848" calcext:value-type="float">
            <text:p>879510848</text:p>
          </table:table-cell>
          <table:table-cell office:value-type="float" office:value="900620572" calcext:value-type="float">
            <text:p>900620572</text:p>
          </table:table-cell>
          <table:table-cell office:value-type="float" office:value="922226636" calcext:value-type="float">
            <text:p>922226636</text:p>
          </table:table-cell>
          <table:table-cell office:value-type="float" office:value="944315187" calcext:value-type="float">
            <text:p>944315187</text:p>
          </table:table-cell>
          <table:table-cell office:value-type="float" office:value="966836452" calcext:value-type="float">
            <text:p>966836452</text:p>
          </table:table-cell>
          <table:table-cell office:value-type="float" office:value="989728215" calcext:value-type="float">
            <text:p>989728215</text:p>
          </table:table-cell>
          <table:table-cell office:value-type="float" office:value="1012942302" calcext:value-type="float">
            <text:p>1012942302</text:p>
          </table:table-cell>
          <table:table-cell office:value-type="float" office:value="1036437892" calcext:value-type="float">
            <text:p>1036437892</text:p>
          </table:table-cell>
          <table:table-cell office:value-type="float" office:value="1060208539" calcext:value-type="float">
            <text:p>1060208539</text:p>
          </table:table-cell>
          <table:table-cell office:value-type="float" office:value="1084281155" calcext:value-type="float">
            <text:p>1084281155</text:p>
          </table:table-cell>
          <table:table-cell office:value-type="float" office:value="1108702403" calcext:value-type="float">
            <text:p>1108702403</text:p>
          </table:table-cell>
          <table:table-cell office:value-type="float" office:value="1133495196" calcext:value-type="float">
            <text:p>1133495196</text:p>
          </table:table-cell>
          <table:table-cell office:value-type="float" office:value="1158655617" calcext:value-type="float">
            <text:p>1158655617</text:p>
          </table:table-cell>
          <table:table-cell office:value-type="float" office:value="1184133314" calcext:value-type="float">
            <text:p>1184133314</text:p>
          </table:table-cell>
          <table:table-cell office:value-type="float" office:value="1209847786" calcext:value-type="float">
            <text:p>1209847786</text:p>
          </table:table-cell>
          <table:table-cell office:value-type="float" office:value="1235693869" calcext:value-type="float">
            <text:p>1235693869</text:p>
          </table:table-cell>
          <table:table-cell office:value-type="float" office:value="1261587756" calcext:value-type="float">
            <text:p>1261587756</text:p>
          </table:table-cell>
          <table:table-cell office:value-type="float" office:value="1287476190" calcext:value-type="float">
            <text:p>1287476190</text:p>
          </table:table-cell>
          <table:table-cell office:value-type="float" office:value="1313346377" calcext:value-type="float">
            <text:p>1313346377</text:p>
          </table:table-cell>
          <table:table-cell office:value-type="float" office:value="1339202708" calcext:value-type="float">
            <text:p>1339202708</text:p>
          </table:table-cell>
          <table:table-cell office:value-type="float" office:value="1365067928" calcext:value-type="float">
            <text:p>1365067928</text:p>
          </table:table-cell>
          <table:table-cell office:value-type="float" office:value="1390946064" calcext:value-type="float">
            <text:p>1390946064</text:p>
          </table:table-cell>
          <table:table-cell office:value-type="float" office:value="1416822959" calcext:value-type="float">
            <text:p>1416822959</text:p>
          </table:table-cell>
          <table:table-cell office:value-type="float" office:value="1442644058" calcext:value-type="float">
            <text:p>1442644058</text:p>
          </table:table-cell>
          <table:table-cell office:value-type="float" office:value="1468324422" calcext:value-type="float">
            <text:p>1468324422</text:p>
          </table:table-cell>
          <table:table-cell office:value-type="float" office:value="1493757846" calcext:value-type="float">
            <text:p>1493757846</text:p>
          </table:table-cell>
          <table:table-cell office:value-type="float" office:value="1518861552" calcext:value-type="float">
            <text:p>1518861552</text:p>
          </table:table-cell>
          <table:table-cell office:value-type="float" office:value="1543610696" calcext:value-type="float">
            <text:p>1543610696</text:p>
          </table:table-cell>
          <table:table-cell office:value-type="float" office:value="1568003159" calcext:value-type="float">
            <text:p>1568003159</text:p>
          </table:table-cell>
          <table:table-cell office:value-type="float" office:value="1592010819" calcext:value-type="float">
            <text:p>1592010819</text:p>
          </table:table-cell>
          <table:table-cell office:value-type="float" office:value="1615610198" calcext:value-type="float">
            <text:p>1615610198</text:p>
          </table:table-cell>
          <table:table-cell office:value-type="float" office:value="1638792934" calcext:value-type="float">
            <text:p>1638792934</text:p>
          </table:table-cell>
          <table:table-cell office:value-type="float" office:value="1661534412" calcext:value-type="float">
            <text:p>1661534412</text:p>
          </table:table-cell>
          <table:table-cell office:value-type="float" office:value="1683747130" calcext:value-type="float">
            <text:p>1683747130</text:p>
          </table:table-cell>
          <table:table-cell office:value-type="float" office:value="1705772050" calcext:value-type="float">
            <text:p>1705772050</text:p>
          </table:table-cell>
          <table:table-cell office:value-type="float" office:value="1727640967" calcext:value-type="float">
            <text:p>1727640967</text:p>
          </table:table-cell>
          <table:table-cell office:value-type="float" office:value="1749417068" calcext:value-type="float">
            <text:p>1749417068</text:p>
          </table:table-cell>
          <table:table-cell office:value-type="float" office:value="1771167194" calcext:value-type="float">
            <text:p>1771167194</text:p>
          </table:table-cell>
          <table:table-cell office:value-type="float" office:value="1792835608" calcext:value-type="float">
            <text:p>1792835608</text:p>
          </table:table-cell>
          <table:table-cell office:value-type="float" office:value="1814388744" calcext:value-type="float">
            <text:p>1814388744</text:p>
          </table:table-cell>
        </table:table-row>
        <table:table-row table:style-name="ro1">
          <table:table-cell office:value-type="string" calcext:value-type="string">
            <text:p>Arabie saoudite</text:p>
          </table:table-cell>
          <table:table-cell office:value-type="string" calcext:value-type="string">
            <text:p>SAU</text:p>
          </table:table-cell>
          <table:table-cell office:value-type="float" office:value="4086539" calcext:value-type="float">
            <text:p>4086539</text:p>
          </table:table-cell>
          <table:table-cell office:value-type="float" office:value="4218853" calcext:value-type="float">
            <text:p>4218853</text:p>
          </table:table-cell>
          <table:table-cell office:value-type="float" office:value="4362786" calcext:value-type="float">
            <text:p>4362786</text:p>
          </table:table-cell>
          <table:table-cell office:value-type="float" office:value="4516533" calcext:value-type="float">
            <text:p>4516533</text:p>
          </table:table-cell>
          <table:table-cell office:value-type="float" office:value="4677298" calcext:value-type="float">
            <text:p>4677298</text:p>
          </table:table-cell>
          <table:table-cell office:value-type="float" office:value="4843635" calcext:value-type="float">
            <text:p>4843635</text:p>
          </table:table-cell>
          <table:table-cell office:value-type="float" office:value="5015357" calcext:value-type="float">
            <text:p>5015357</text:p>
          </table:table-cell>
          <table:table-cell office:value-type="float" office:value="5195135" calcext:value-type="float">
            <text:p>5195135</text:p>
          </table:table-cell>
          <table:table-cell office:value-type="float" office:value="5387828" calcext:value-type="float">
            <text:p>5387828</text:p>
          </table:table-cell>
          <table:table-cell office:value-type="float" office:value="5599904" calcext:value-type="float">
            <text:p>5599904</text:p>
          </table:table-cell>
          <table:table-cell office:value-type="float" office:value="5836389" calcext:value-type="float">
            <text:p>5836389</text:p>
          </table:table-cell>
          <table:table-cell office:value-type="float" office:value="6100626" calcext:value-type="float">
            <text:p>6100626</text:p>
          </table:table-cell>
          <table:table-cell office:value-type="float" office:value="6392970" calcext:value-type="float">
            <text:p>6392970</text:p>
          </table:table-cell>
          <table:table-cell office:value-type="float" office:value="6711923" calcext:value-type="float">
            <text:p>6711923</text:p>
          </table:table-cell>
          <table:table-cell office:value-type="float" office:value="7054532" calcext:value-type="float">
            <text:p>7054532</text:p>
          </table:table-cell>
          <table:table-cell office:value-type="float" office:value="7419493" calcext:value-type="float">
            <text:p>7419493</text:p>
          </table:table-cell>
          <table:table-cell office:value-type="float" office:value="7802926" calcext:value-type="float">
            <text:p>7802926</text:p>
          </table:table-cell>
          <table:table-cell office:value-type="float" office:value="8207697" calcext:value-type="float">
            <text:p>8207697</text:p>
          </table:table-cell>
          <table:table-cell office:value-type="float" office:value="8646845" calcext:value-type="float">
            <text:p>8646845</text:p>
          </table:table-cell>
          <table:table-cell office:value-type="float" office:value="9137927" calcext:value-type="float">
            <text:p>9137927</text:p>
          </table:table-cell>
          <table:table-cell office:value-type="float" office:value="9691476" calcext:value-type="float">
            <text:p>9691476</text:p>
          </table:table-cell>
          <table:table-cell office:value-type="float" office:value="10311775" calcext:value-type="float">
            <text:p>10311775</text:p>
          </table:table-cell>
          <table:table-cell office:value-type="float" office:value="10988853" calcext:value-type="float">
            <text:p>10988853</text:p>
          </table:table-cell>
          <table:table-cell office:value-type="float" office:value="11701128" calcext:value-type="float">
            <text:p>11701128</text:p>
          </table:table-cell>
          <table:table-cell office:value-type="float" office:value="12418834" calcext:value-type="float">
            <text:p>12418834</text:p>
          </table:table-cell>
          <table:table-cell office:value-type="float" office:value="13118993" calcext:value-type="float">
            <text:p>13118993</text:p>
          </table:table-cell>
          <table:table-cell office:value-type="float" office:value="13794165" calcext:value-type="float">
            <text:p>13794165</text:p>
          </table:table-cell>
          <table:table-cell office:value-type="float" office:value="14445671" calcext:value-type="float">
            <text:p>14445671</text:p>
          </table:table-cell>
          <table:table-cell office:value-type="float" office:value="15070082" calcext:value-type="float">
            <text:p>15070082</text:p>
          </table:table-cell>
          <table:table-cell office:value-type="float" office:value="15666297" calcext:value-type="float">
            <text:p>15666297</text:p>
          </table:table-cell>
          <table:table-cell office:value-type="float" office:value="16233785" calcext:value-type="float">
            <text:p>16233785</text:p>
          </table:table-cell>
          <table:table-cell office:value-type="float" office:value="16772694" calcext:value-type="float">
            <text:p>16772694</text:p>
          </table:table-cell>
          <table:table-cell office:value-type="float" office:value="17282691" calcext:value-type="float">
            <text:p>17282691</text:p>
          </table:table-cell>
          <table:table-cell office:value-type="float" office:value="17763298" calcext:value-type="float">
            <text:p>17763298</text:p>
          </table:table-cell>
          <table:table-cell office:value-type="float" office:value="18214470" calcext:value-type="float">
            <text:p>18214470</text:p>
          </table:table-cell>
          <table:table-cell office:value-type="float" office:value="18638787" calcext:value-type="float">
            <text:p>18638787</text:p>
          </table:table-cell>
          <table:table-cell office:value-type="float" office:value="19033845" calcext:value-type="float">
            <text:p>19033845</text:p>
          </table:table-cell>
          <table:table-cell office:value-type="float" office:value="19407142" calcext:value-type="float">
            <text:p>19407142</text:p>
          </table:table-cell>
          <table:table-cell office:value-type="float" office:value="19783304" calcext:value-type="float">
            <text:p>19783304</text:p>
          </table:table-cell>
          <table:table-cell office:value-type="float" office:value="20194527" calcext:value-type="float">
            <text:p>20194527</text:p>
          </table:table-cell>
          <table:table-cell office:value-type="float" office:value="20663843" calcext:value-type="float">
            <text:p>20663843</text:p>
          </table:table-cell>
          <table:table-cell office:value-type="float" office:value="21202642" calcext:value-type="float">
            <text:p>21202642</text:p>
          </table:table-cell>
          <table:table-cell office:value-type="float" office:value="21805313" calcext:value-type="float">
            <text:p>21805313</text:p>
          </table:table-cell>
          <table:table-cell office:value-type="float" office:value="22456649" calcext:value-type="float">
            <text:p>22456649</text:p>
          </table:table-cell>
          <table:table-cell office:value-type="float" office:value="23132682" calcext:value-type="float">
            <text:p>23132682</text:p>
          </table:table-cell>
          <table:table-cell office:value-type="float" office:value="23816183" calcext:value-type="float">
            <text:p>23816183</text:p>
          </table:table-cell>
          <table:table-cell office:value-type="float" office:value="24498310" calcext:value-type="float">
            <text:p>24498310</text:p>
          </table:table-cell>
          <table:table-cell office:value-type="float" office:value="25184597" calcext:value-type="float">
            <text:p>25184597</text:p>
          </table:table-cell>
          <table:table-cell office:value-type="float" office:value="25888541" calcext:value-type="float">
            <text:p>25888541</text:p>
          </table:table-cell>
          <table:table-cell office:value-type="float" office:value="26630303" calcext:value-type="float">
            <text:p>26630303</text:p>
          </table:table-cell>
          <table:table-cell office:value-type="float" office:value="27421461" calcext:value-type="float">
            <text:p>27421461</text:p>
          </table:table-cell>
          <table:table-cell office:value-type="float" office:value="28267685" calcext:value-type="float">
            <text:p>28267685</text:p>
          </table:table-cell>
          <table:table-cell office:value-type="float" office:value="29155187" calcext:value-type="float">
            <text:p>29155187</text:p>
          </table:table-cell>
          <table:table-cell office:value-type="float" office:value="30052518" calcext:value-type="float">
            <text:p>30052518</text:p>
          </table:table-cell>
          <table:table-cell office:value-type="float" office:value="30916994" calcext:value-type="float">
            <text:p>30916994</text:p>
          </table:table-cell>
          <table:table-cell office:value-type="float" office:value="31717667" calcext:value-type="float">
            <text:p>31717667</text:p>
          </table:table-cell>
          <table:table-cell office:value-type="float" office:value="32442572" calcext:value-type="float">
            <text:p>32442572</text:p>
          </table:table-cell>
          <table:table-cell office:value-type="float" office:value="33099147" calcext:value-type="float">
            <text:p>33099147</text:p>
          </table:table-cell>
          <table:table-cell office:value-type="float" office:value="33699947" calcext:value-type="float">
            <text:p>33699947</text:p>
          </table:table-cell>
        </table:table-row>
        <table:table-row table:style-name="ro1">
          <table:table-cell office:value-type="string" calcext:value-type="string">
            <text:p>Soudan</text:p>
          </table:table-cell>
          <table:table-cell office:value-type="string" calcext:value-type="string">
            <text:p>SDN</text:p>
          </table:table-cell>
          <table:table-cell office:value-type="float" office:value="7544491" calcext:value-type="float">
            <text:p>7544491</text:p>
          </table:table-cell>
          <table:table-cell office:value-type="float" office:value="7769482" calcext:value-type="float">
            <text:p>7769482</text:p>
          </table:table-cell>
          <table:table-cell office:value-type="float" office:value="8004121" calcext:value-type="float">
            <text:p>8004121</text:p>
          </table:table-cell>
          <table:table-cell office:value-type="float" office:value="8248812" calcext:value-type="float">
            <text:p>8248812</text:p>
          </table:table-cell>
          <table:table-cell office:value-type="float" office:value="8503994" calcext:value-type="float">
            <text:p>8503994</text:p>
          </table:table-cell>
          <table:table-cell office:value-type="float" office:value="8770097" calcext:value-type="float">
            <text:p>8770097</text:p>
          </table:table-cell>
          <table:table-cell office:value-type="float" office:value="9047798" calcext:value-type="float">
            <text:p>9047798</text:p>
          </table:table-cell>
          <table:table-cell office:value-type="float" office:value="9337657" calcext:value-type="float">
            <text:p>9337657</text:p>
          </table:table-cell>
          <table:table-cell office:value-type="float" office:value="9639840" calcext:value-type="float">
            <text:p>9639840</text:p>
          </table:table-cell>
          <table:table-cell office:value-type="float" office:value="9954410" calcext:value-type="float">
            <text:p>9954410</text:p>
          </table:table-cell>
          <table:table-cell office:value-type="float" office:value="10281700" calcext:value-type="float">
            <text:p>10281700</text:p>
          </table:table-cell>
          <table:table-cell office:value-type="float" office:value="10621472" calcext:value-type="float">
            <text:p>10621472</text:p>
          </table:table-cell>
          <table:table-cell office:value-type="float" office:value="10974622" calcext:value-type="float">
            <text:p>10974622</text:p>
          </table:table-cell>
          <table:table-cell office:value-type="float" office:value="11343926" calcext:value-type="float">
            <text:p>11343926</text:p>
          </table:table-cell>
          <table:table-cell office:value-type="float" office:value="11732958" calcext:value-type="float">
            <text:p>11732958</text:p>
          </table:table-cell>
          <table:table-cell office:value-type="float" office:value="12144135" calcext:value-type="float">
            <text:p>12144135</text:p>
          </table:table-cell>
          <table:table-cell office:value-type="float" office:value="12578407" calcext:value-type="float">
            <text:p>12578407</text:p>
          </table:table-cell>
          <table:table-cell office:value-type="float" office:value="13034625" calcext:value-type="float">
            <text:p>13034625</text:p>
          </table:table-cell>
          <table:table-cell office:value-type="float" office:value="13510421" calcext:value-type="float">
            <text:p>13510421</text:p>
          </table:table-cell>
          <table:table-cell office:value-type="float" office:value="14002303" calcext:value-type="float">
            <text:p>14002303</text:p>
          </table:table-cell>
          <table:table-cell office:value-type="float" office:value="14507468" calcext:value-type="float">
            <text:p>14507468</text:p>
          </table:table-cell>
          <table:table-cell office:value-type="float" office:value="15027248" calcext:value-type="float">
            <text:p>15027248</text:p>
          </table:table-cell>
          <table:table-cell office:value-type="float" office:value="15562125" calcext:value-type="float">
            <text:p>15562125</text:p>
          </table:table-cell>
          <table:table-cell office:value-type="float" office:value="16107620" calcext:value-type="float">
            <text:p>16107620</text:p>
          </table:table-cell>
          <table:table-cell office:value-type="float" office:value="16657959" calcext:value-type="float">
            <text:p>16657959</text:p>
          </table:table-cell>
          <table:table-cell office:value-type="float" office:value="17210187" calcext:value-type="float">
            <text:p>17210187</text:p>
          </table:table-cell>
          <table:table-cell office:value-type="float" office:value="17757491" calcext:value-type="float">
            <text:p>17757491</text:p>
          </table:table-cell>
          <table:table-cell office:value-type="float" office:value="18303435" calcext:value-type="float">
            <text:p>18303435</text:p>
          </table:table-cell>
          <table:table-cell office:value-type="float" office:value="18867560" calcext:value-type="float">
            <text:p>18867560</text:p>
          </table:table-cell>
          <table:table-cell office:value-type="float" office:value="19476647" calcext:value-type="float">
            <text:p>19476647</text:p>
          </table:table-cell>
          <table:table-cell office:value-type="float" office:value="20147590" calcext:value-type="float">
            <text:p>20147590</text:p>
          </table:table-cell>
          <table:table-cell office:value-type="float" office:value="20891441" calcext:value-type="float">
            <text:p>20891441</text:p>
          </table:table-cell>
          <table:table-cell office:value-type="float" office:value="21696244" calcext:value-type="float">
            <text:p>21696244</text:p>
          </table:table-cell>
          <table:table-cell office:value-type="float" office:value="22527834" calcext:value-type="float">
            <text:p>22527834</text:p>
          </table:table-cell>
          <table:table-cell office:value-type="float" office:value="23338464" calcext:value-type="float">
            <text:p>23338464</text:p>
          </table:table-cell>
          <table:table-cell office:value-type="float" office:value="24094747" calcext:value-type="float">
            <text:p>24094747</text:p>
          </table:table-cell>
          <table:table-cell office:value-type="float" office:value="24782383" calcext:value-type="float">
            <text:p>24782383</text:p>
          </table:table-cell>
          <table:table-cell office:value-type="float" office:value="25413917" calcext:value-type="float">
            <text:p>25413917</text:p>
          </table:table-cell>
          <table:table-cell office:value-type="float" office:value="26015521" calcext:value-type="float">
            <text:p>26015521</text:p>
          </table:table-cell>
          <table:table-cell office:value-type="float" office:value="26626520" calcext:value-type="float">
            <text:p>26626520</text:p>
          </table:table-cell>
          <table:table-cell office:value-type="float" office:value="27275015" calcext:value-type="float">
            <text:p>27275015</text:p>
          </table:table-cell>
          <table:table-cell office:value-type="float" office:value="27971082" calcext:value-type="float">
            <text:p>27971082</text:p>
          </table:table-cell>
          <table:table-cell office:value-type="float" office:value="28704778" calcext:value-type="float">
            <text:p>28704778</text:p>
          </table:table-cell>
          <table:table-cell office:value-type="float" office:value="29460519" calcext:value-type="float">
            <text:p>29460519</text:p>
          </table:table-cell>
          <table:table-cell office:value-type="float" office:value="30214193" calcext:value-type="float">
            <text:p>30214193</text:p>
          </table:table-cell>
          <table:table-cell office:value-type="float" office:value="30949516" calcext:value-type="float">
            <text:p>30949516</text:p>
          </table:table-cell>
          <table:table-cell office:value-type="float" office:value="31661823" calcext:value-type="float">
            <text:p>31661823</text:p>
          </table:table-cell>
          <table:table-cell office:value-type="float" office:value="32360621" calcext:value-type="float">
            <text:p>32360621</text:p>
          </table:table-cell>
          <table:table-cell office:value-type="float" office:value="33060837" calcext:value-type="float">
            <text:p>33060837</text:p>
          </table:table-cell>
          <table:table-cell office:value-type="float" office:value="33783788" calcext:value-type="float">
            <text:p>33783788</text:p>
          </table:table-cell>
          <table:table-cell office:value-type="float" office:value="34545013" calcext:value-type="float">
            <text:p>34545013</text:p>
          </table:table-cell>
          <table:table-cell office:value-type="float" office:value="35349681" calcext:value-type="float">
            <text:p>35349681</text:p>
          </table:table-cell>
          <table:table-cell office:value-type="float" office:value="36193783" calcext:value-type="float">
            <text:p>36193783</text:p>
          </table:table-cell>
          <table:table-cell office:value-type="float" office:value="37072550" calcext:value-type="float">
            <text:p>37072550</text:p>
          </table:table-cell>
          <table:table-cell office:value-type="float" office:value="37977655" calcext:value-type="float">
            <text:p>37977655</text:p>
          </table:table-cell>
          <table:table-cell office:value-type="float" office:value="38902950" calcext:value-type="float">
            <text:p>38902950</text:p>
          </table:table-cell>
          <table:table-cell office:value-type="float" office:value="39847440" calcext:value-type="float">
            <text:p>39847440</text:p>
          </table:table-cell>
          <table:table-cell office:value-type="float" office:value="40813396" calcext:value-type="float">
            <text:p>40813396</text:p>
          </table:table-cell>
          <table:table-cell office:value-type="float" office:value="41801533" calcext:value-type="float">
            <text:p>41801533</text:p>
          </table:table-cell>
        </table:table-row>
        <table:table-row table:style-name="ro1">
          <table:table-cell office:value-type="string" calcext:value-type="string">
            <text:p>Sénégal</text:p>
          </table:table-cell>
          <table:table-cell office:value-type="string" calcext:value-type="string">
            <text:p>SEN</text:p>
          </table:table-cell>
          <table:table-cell office:value-type="float" office:value="3206749" calcext:value-type="float">
            <text:p>3206749</text:p>
          </table:table-cell>
          <table:table-cell office:value-type="float" office:value="3295278" calcext:value-type="float">
            <text:p>3295278</text:p>
          </table:table-cell>
          <table:table-cell office:value-type="float" office:value="3386806" calcext:value-type="float">
            <text:p>3386806</text:p>
          </table:table-cell>
          <table:table-cell office:value-type="float" office:value="3481654" calcext:value-type="float">
            <text:p>3481654</text:p>
          </table:table-cell>
          <table:table-cell office:value-type="float" office:value="3580239" calcext:value-type="float">
            <text:p>3580239</text:p>
          </table:table-cell>
          <table:table-cell office:value-type="float" office:value="3682876" calcext:value-type="float">
            <text:p>3682876</text:p>
          </table:table-cell>
          <table:table-cell office:value-type="float" office:value="3789383" calcext:value-type="float">
            <text:p>3789383</text:p>
          </table:table-cell>
          <table:table-cell office:value-type="float" office:value="3899644" calcext:value-type="float">
            <text:p>3899644</text:p>
          </table:table-cell>
          <table:table-cell office:value-type="float" office:value="4014103" calcext:value-type="float">
            <text:p>4014103</text:p>
          </table:table-cell>
          <table:table-cell office:value-type="float" office:value="4133322" calcext:value-type="float">
            <text:p>4133322</text:p>
          </table:table-cell>
          <table:table-cell office:value-type="float" office:value="4257505" calcext:value-type="float">
            <text:p>4257505</text:p>
          </table:table-cell>
          <table:table-cell office:value-type="float" office:value="4387540" calcext:value-type="float">
            <text:p>4387540</text:p>
          </table:table-cell>
          <table:table-cell office:value-type="float" office:value="4522893" calcext:value-type="float">
            <text:p>4522893</text:p>
          </table:table-cell>
          <table:table-cell office:value-type="float" office:value="4660725" calcext:value-type="float">
            <text:p>4660725</text:p>
          </table:table-cell>
          <table:table-cell office:value-type="float" office:value="4797187" calcext:value-type="float">
            <text:p>4797187</text:p>
          </table:table-cell>
          <table:table-cell office:value-type="float" office:value="4929846" calcext:value-type="float">
            <text:p>4929846</text:p>
          </table:table-cell>
          <table:table-cell office:value-type="float" office:value="5057378" calcext:value-type="float">
            <text:p>5057378</text:p>
          </table:table-cell>
          <table:table-cell office:value-type="float" office:value="5181514" calcext:value-type="float">
            <text:p>5181514</text:p>
          </table:table-cell>
          <table:table-cell office:value-type="float" office:value="5306681" calcext:value-type="float">
            <text:p>5306681</text:p>
          </table:table-cell>
          <table:table-cell office:value-type="float" office:value="5439066" calcext:value-type="float">
            <text:p>5439066</text:p>
          </table:table-cell>
          <table:table-cell office:value-type="float" office:value="5583165" calcext:value-type="float">
            <text:p>5583165</text:p>
          </table:table-cell>
          <table:table-cell office:value-type="float" office:value="5740444" calcext:value-type="float">
            <text:p>5740444</text:p>
          </table:table-cell>
          <table:table-cell office:value-type="float" office:value="5909739" calcext:value-type="float">
            <text:p>5909739</text:p>
          </table:table-cell>
          <table:table-cell office:value-type="float" office:value="6089572" calcext:value-type="float">
            <text:p>6089572</text:p>
          </table:table-cell>
          <table:table-cell office:value-type="float" office:value="6277424" calcext:value-type="float">
            <text:p>6277424</text:p>
          </table:table-cell>
          <table:table-cell office:value-type="float" office:value="6471327" calcext:value-type="float">
            <text:p>6471327</text:p>
          </table:table-cell>
          <table:table-cell office:value-type="float" office:value="6670663" calcext:value-type="float">
            <text:p>6670663</text:p>
          </table:table-cell>
          <table:table-cell office:value-type="float" office:value="6875754" calcext:value-type="float">
            <text:p>6875754</text:p>
          </table:table-cell>
          <table:table-cell office:value-type="float" office:value="7086627" calcext:value-type="float">
            <text:p>7086627</text:p>
          </table:table-cell>
          <table:table-cell office:value-type="float" office:value="7303517" calcext:value-type="float">
            <text:p>7303517</text:p>
          </table:table-cell>
          <table:table-cell office:value-type="float" office:value="7526307" calcext:value-type="float">
            <text:p>7526307</text:p>
          </table:table-cell>
          <table:table-cell office:value-type="float" office:value="7755496" calcext:value-type="float">
            <text:p>7755496</text:p>
          </table:table-cell>
          <table:table-cell office:value-type="float" office:value="7990096" calcext:value-type="float">
            <text:p>7990096</text:p>
          </table:table-cell>
          <table:table-cell office:value-type="float" office:value="8226760" calcext:value-type="float">
            <text:p>8226760</text:p>
          </table:table-cell>
          <table:table-cell office:value-type="float" office:value="8461068" calcext:value-type="float">
            <text:p>8461068</text:p>
          </table:table-cell>
          <table:table-cell office:value-type="float" office:value="8690164" calcext:value-type="float">
            <text:p>8690164</text:p>
          </table:table-cell>
          <table:table-cell office:value-type="float" office:value="8912861" calcext:value-type="float">
            <text:p>8912861</text:p>
          </table:table-cell>
          <table:table-cell office:value-type="float" office:value="9130877" calcext:value-type="float">
            <text:p>9130877</text:p>
          </table:table-cell>
          <table:table-cell office:value-type="float" office:value="9347774" calcext:value-type="float">
            <text:p>9347774</text:p>
          </table:table-cell>
          <table:table-cell office:value-type="float" office:value="9568722" calcext:value-type="float">
            <text:p>9568722</text:p>
          </table:table-cell>
          <table:table-cell office:value-type="float" office:value="9797734" calcext:value-type="float">
            <text:p>9797734</text:p>
          </table:table-cell>
          <table:table-cell office:value-type="float" office:value="10036104" calcext:value-type="float">
            <text:p>10036104</text:p>
          </table:table-cell>
          <table:table-cell office:value-type="float" office:value="10283699" calcext:value-type="float">
            <text:p>10283699</text:p>
          </table:table-cell>
          <table:table-cell office:value-type="float" office:value="10541467" calcext:value-type="float">
            <text:p>10541467</text:p>
          </table:table-cell>
          <table:table-cell office:value-type="float" office:value="10810083" calcext:value-type="float">
            <text:p>10810083</text:p>
          </table:table-cell>
          <table:table-cell office:value-type="float" office:value="11090116" calcext:value-type="float">
            <text:p>11090116</text:p>
          </table:table-cell>
          <table:table-cell office:value-type="float" office:value="11382268" calcext:value-type="float">
            <text:p>11382268</text:p>
          </table:table-cell>
          <table:table-cell office:value-type="float" office:value="11687080" calcext:value-type="float">
            <text:p>11687080</text:p>
          </table:table-cell>
          <table:table-cell office:value-type="float" office:value="12004701" calcext:value-type="float">
            <text:p>12004701</text:p>
          </table:table-cell>
          <table:table-cell office:value-type="float" office:value="12335084" calcext:value-type="float">
            <text:p>12335084</text:p>
          </table:table-cell>
          <table:table-cell office:value-type="float" office:value="12678148" calcext:value-type="float">
            <text:p>12678148</text:p>
          </table:table-cell>
          <table:table-cell office:value-type="float" office:value="13033809" calcext:value-type="float">
            <text:p>13033809</text:p>
          </table:table-cell>
          <table:table-cell office:value-type="float" office:value="13401991" calcext:value-type="float">
            <text:p>13401991</text:p>
          </table:table-cell>
          <table:table-cell office:value-type="float" office:value="13782420" calcext:value-type="float">
            <text:p>13782420</text:p>
          </table:table-cell>
          <table:table-cell office:value-type="float" office:value="14174731" calcext:value-type="float">
            <text:p>14174731</text:p>
          </table:table-cell>
          <table:table-cell office:value-type="float" office:value="14578459" calcext:value-type="float">
            <text:p>14578459</text:p>
          </table:table-cell>
          <table:table-cell office:value-type="float" office:value="14993528" calcext:value-type="float">
            <text:p>14993528</text:p>
          </table:table-cell>
          <table:table-cell office:value-type="float" office:value="15419381" calcext:value-type="float">
            <text:p>15419381</text:p>
          </table:table-cell>
          <table:table-cell office:value-type="float" office:value="15854360" calcext:value-type="float">
            <text:p>15854360</text:p>
          </table:table-cell>
        </table:table-row>
        <table:table-row table:style-name="ro1">
          <table:table-cell office:value-type="string" calcext:value-type="string">
            <text:p>Singapour</text:p>
          </table:table-cell>
          <table:table-cell office:value-type="string" calcext:value-type="string">
            <text:p>SGP</text:p>
          </table:table-cell>
          <table:table-cell office:value-type="float" office:value="1646400" calcext:value-type="float">
            <text:p>1646400</text:p>
          </table:table-cell>
          <table:table-cell office:value-type="float" office:value="1702400" calcext:value-type="float">
            <text:p>1702400</text:p>
          </table:table-cell>
          <table:table-cell office:value-type="float" office:value="1750200" calcext:value-type="float">
            <text:p>1750200</text:p>
          </table:table-cell>
          <table:table-cell office:value-type="float" office:value="1795000" calcext:value-type="float">
            <text:p>1795000</text:p>
          </table:table-cell>
          <table:table-cell office:value-type="float" office:value="1841600" calcext:value-type="float">
            <text:p>1841600</text:p>
          </table:table-cell>
          <table:table-cell office:value-type="float" office:value="1886900" calcext:value-type="float">
            <text:p>1886900</text:p>
          </table:table-cell>
          <table:table-cell office:value-type="float" office:value="1934400" calcext:value-type="float">
            <text:p>1934400</text:p>
          </table:table-cell>
          <table:table-cell office:value-type="float" office:value="1977600" calcext:value-type="float">
            <text:p>1977600</text:p>
          </table:table-cell>
          <table:table-cell office:value-type="float" office:value="2012000" calcext:value-type="float">
            <text:p>2012000</text:p>
          </table:table-cell>
          <table:table-cell office:value-type="float" office:value="2042500" calcext:value-type="float">
            <text:p>2042500</text:p>
          </table:table-cell>
          <table:table-cell office:value-type="float" office:value="2074507" calcext:value-type="float">
            <text:p>2074507</text:p>
          </table:table-cell>
          <table:table-cell office:value-type="float" office:value="2112900" calcext:value-type="float">
            <text:p>2112900</text:p>
          </table:table-cell>
          <table:table-cell office:value-type="float" office:value="2152400" calcext:value-type="float">
            <text:p>2152400</text:p>
          </table:table-cell>
          <table:table-cell office:value-type="float" office:value="2193000" calcext:value-type="float">
            <text:p>2193000</text:p>
          </table:table-cell>
          <table:table-cell office:value-type="float" office:value="2229800" calcext:value-type="float">
            <text:p>2229800</text:p>
          </table:table-cell>
          <table:table-cell office:value-type="float" office:value="2262600" calcext:value-type="float">
            <text:p>2262600</text:p>
          </table:table-cell>
          <table:table-cell office:value-type="float" office:value="2293300" calcext:value-type="float">
            <text:p>2293300</text:p>
          </table:table-cell>
          <table:table-cell office:value-type="float" office:value="2325300" calcext:value-type="float">
            <text:p>2325300</text:p>
          </table:table-cell>
          <table:table-cell office:value-type="float" office:value="2353600" calcext:value-type="float">
            <text:p>2353600</text:p>
          </table:table-cell>
          <table:table-cell office:value-type="float" office:value="2383500" calcext:value-type="float">
            <text:p>2383500</text:p>
          </table:table-cell>
          <table:table-cell office:value-type="float" office:value="2413945" calcext:value-type="float">
            <text:p>2413945</text:p>
          </table:table-cell>
          <table:table-cell office:value-type="float" office:value="2532835" calcext:value-type="float">
            <text:p>2532835</text:p>
          </table:table-cell>
          <table:table-cell office:value-type="float" office:value="2646466" calcext:value-type="float">
            <text:p>2646466</text:p>
          </table:table-cell>
          <table:table-cell office:value-type="float" office:value="2681061" calcext:value-type="float">
            <text:p>2681061</text:p>
          </table:table-cell>
          <table:table-cell office:value-type="float" office:value="2732221" calcext:value-type="float">
            <text:p>2732221</text:p>
          </table:table-cell>
          <table:table-cell office:value-type="float" office:value="2735957" calcext:value-type="float">
            <text:p>2735957</text:p>
          </table:table-cell>
          <table:table-cell office:value-type="float" office:value="2733373" calcext:value-type="float">
            <text:p>2733373</text:p>
          </table:table-cell>
          <table:table-cell office:value-type="float" office:value="2774789" calcext:value-type="float">
            <text:p>2774789</text:p>
          </table:table-cell>
          <table:table-cell office:value-type="float" office:value="2846108" calcext:value-type="float">
            <text:p>2846108</text:p>
          </table:table-cell>
          <table:table-cell office:value-type="float" office:value="2930901" calcext:value-type="float">
            <text:p>2930901</text:p>
          </table:table-cell>
          <table:table-cell office:value-type="float" office:value="3047132" calcext:value-type="float">
            <text:p>3047132</text:p>
          </table:table-cell>
          <table:table-cell office:value-type="float" office:value="3135083" calcext:value-type="float">
            <text:p>3135083</text:p>
          </table:table-cell>
          <table:table-cell office:value-type="float" office:value="3230698" calcext:value-type="float">
            <text:p>3230698</text:p>
          </table:table-cell>
          <table:table-cell office:value-type="float" office:value="3313471" calcext:value-type="float">
            <text:p>3313471</text:p>
          </table:table-cell>
          <table:table-cell office:value-type="float" office:value="3419048" calcext:value-type="float">
            <text:p>3419048</text:p>
          </table:table-cell>
          <table:table-cell office:value-type="float" office:value="3524506" calcext:value-type="float">
            <text:p>3524506</text:p>
          </table:table-cell>
          <table:table-cell office:value-type="float" office:value="3670704" calcext:value-type="float">
            <text:p>3670704</text:p>
          </table:table-cell>
          <table:table-cell office:value-type="float" office:value="3796038" calcext:value-type="float">
            <text:p>3796038</text:p>
          </table:table-cell>
          <table:table-cell office:value-type="float" office:value="3927213" calcext:value-type="float">
            <text:p>3927213</text:p>
          </table:table-cell>
          <table:table-cell office:value-type="float" office:value="3958723" calcext:value-type="float">
            <text:p>3958723</text:p>
          </table:table-cell>
          <table:table-cell office:value-type="float" office:value="4027887" calcext:value-type="float">
            <text:p>4027887</text:p>
          </table:table-cell>
          <table:table-cell office:value-type="float" office:value="4138012" calcext:value-type="float">
            <text:p>4138012</text:p>
          </table:table-cell>
          <table:table-cell office:value-type="float" office:value="4175950" calcext:value-type="float">
            <text:p>4175950</text:p>
          </table:table-cell>
          <table:table-cell office:value-type="float" office:value="4114826" calcext:value-type="float">
            <text:p>4114826</text:p>
          </table:table-cell>
          <table:table-cell office:value-type="float" office:value="4166664" calcext:value-type="float">
            <text:p>4166664</text:p>
          </table:table-cell>
          <table:table-cell office:value-type="float" office:value="4265762" calcext:value-type="float">
            <text:p>4265762</text:p>
          </table:table-cell>
          <table:table-cell office:value-type="float" office:value="4401365" calcext:value-type="float">
            <text:p>4401365</text:p>
          </table:table-cell>
          <table:table-cell office:value-type="float" office:value="4588599" calcext:value-type="float">
            <text:p>4588599</text:p>
          </table:table-cell>
          <table:table-cell office:value-type="float" office:value="4839396" calcext:value-type="float">
            <text:p>4839396</text:p>
          </table:table-cell>
          <table:table-cell office:value-type="float" office:value="4987573" calcext:value-type="float">
            <text:p>4987573</text:p>
          </table:table-cell>
          <table:table-cell office:value-type="float" office:value="5076732" calcext:value-type="float">
            <text:p>5076732</text:p>
          </table:table-cell>
          <table:table-cell office:value-type="float" office:value="5183688" calcext:value-type="float">
            <text:p>5183688</text:p>
          </table:table-cell>
          <table:table-cell office:value-type="float" office:value="5312437" calcext:value-type="float">
            <text:p>5312437</text:p>
          </table:table-cell>
          <table:table-cell office:value-type="float" office:value="5399162" calcext:value-type="float">
            <text:p>5399162</text:p>
          </table:table-cell>
          <table:table-cell office:value-type="float" office:value="5469724" calcext:value-type="float">
            <text:p>5469724</text:p>
          </table:table-cell>
          <table:table-cell office:value-type="float" office:value="5535002" calcext:value-type="float">
            <text:p>5535002</text:p>
          </table:table-cell>
          <table:table-cell office:value-type="float" office:value="5607283" calcext:value-type="float">
            <text:p>5607283</text:p>
          </table:table-cell>
          <table:table-cell office:value-type="float" office:value="5612253" calcext:value-type="float">
            <text:p>5612253</text:p>
          </table:table-cell>
          <table:table-cell office:value-type="float" office:value="5638676" calcext:value-type="float">
            <text:p>5638676</text:p>
          </table:table-cell>
        </table:table-row>
        <table:table-row table:style-name="ro1">
          <table:table-cell office:value-type="string" calcext:value-type="string">
            <text:p>Îles Salomon</text:p>
          </table:table-cell>
          <table:table-cell office:value-type="string" calcext:value-type="string">
            <text:p>SLB</text:p>
          </table:table-cell>
          <table:table-cell office:value-type="float" office:value="117849" calcext:value-type="float">
            <text:p>117849</text:p>
          </table:table-cell>
          <table:table-cell office:value-type="float" office:value="121378" calcext:value-type="float">
            <text:p>121378</text:p>
          </table:table-cell>
          <table:table-cell office:value-type="float" office:value="125040" calcext:value-type="float">
            <text:p>125040</text:p>
          </table:table-cell>
          <table:table-cell office:value-type="float" office:value="128838" calcext:value-type="float">
            <text:p>128838</text:p>
          </table:table-cell>
          <table:table-cell office:value-type="float" office:value="132759" calcext:value-type="float">
            <text:p>132759</text:p>
          </table:table-cell>
          <table:table-cell office:value-type="float" office:value="136816" calcext:value-type="float">
            <text:p>136816</text:p>
          </table:table-cell>
          <table:table-cell office:value-type="float" office:value="140991" calcext:value-type="float">
            <text:p>140991</text:p>
          </table:table-cell>
          <table:table-cell office:value-type="float" office:value="145317" calcext:value-type="float">
            <text:p>145317</text:p>
          </table:table-cell>
          <table:table-cell office:value-type="float" office:value="149881" calcext:value-type="float">
            <text:p>149881</text:p>
          </table:table-cell>
          <table:table-cell office:value-type="float" office:value="154830" calcext:value-type="float">
            <text:p>154830</text:p>
          </table:table-cell>
          <table:table-cell office:value-type="float" office:value="160250" calcext:value-type="float">
            <text:p>160250</text:p>
          </table:table-cell>
          <table:table-cell office:value-type="float" office:value="166162" calcext:value-type="float">
            <text:p>166162</text:p>
          </table:table-cell>
          <table:table-cell office:value-type="float" office:value="172552" calcext:value-type="float">
            <text:p>172552</text:p>
          </table:table-cell>
          <table:table-cell office:value-type="float" office:value="179305" calcext:value-type="float">
            <text:p>179305</text:p>
          </table:table-cell>
          <table:table-cell office:value-type="float" office:value="186295" calcext:value-type="float">
            <text:p>186295</text:p>
          </table:table-cell>
          <table:table-cell office:value-type="float" office:value="193402" calcext:value-type="float">
            <text:p>193402</text:p>
          </table:table-cell>
          <table:table-cell office:value-type="float" office:value="200599" calcext:value-type="float">
            <text:p>200599</text:p>
          </table:table-cell>
          <table:table-cell office:value-type="float" office:value="207890" calcext:value-type="float">
            <text:p>207890</text:p>
          </table:table-cell>
          <table:table-cell office:value-type="float" office:value="215295" calcext:value-type="float">
            <text:p>215295</text:p>
          </table:table-cell>
          <table:table-cell office:value-type="float" office:value="222840" calcext:value-type="float">
            <text:p>222840</text:p>
          </table:table-cell>
          <table:table-cell office:value-type="float" office:value="230546" calcext:value-type="float">
            <text:p>230546</text:p>
          </table:table-cell>
          <table:table-cell office:value-type="float" office:value="238429" calcext:value-type="float">
            <text:p>238429</text:p>
          </table:table-cell>
          <table:table-cell office:value-type="float" office:value="246447" calcext:value-type="float">
            <text:p>246447</text:p>
          </table:table-cell>
          <table:table-cell office:value-type="float" office:value="254559" calcext:value-type="float">
            <text:p>254559</text:p>
          </table:table-cell>
          <table:table-cell office:value-type="float" office:value="262687" calcext:value-type="float">
            <text:p>262687</text:p>
          </table:table-cell>
          <table:table-cell office:value-type="float" office:value="270788" calcext:value-type="float">
            <text:p>270788</text:p>
          </table:table-cell>
          <table:table-cell office:value-type="float" office:value="278837" calcext:value-type="float">
            <text:p>278837</text:p>
          </table:table-cell>
          <table:table-cell office:value-type="float" office:value="286870" calcext:value-type="float">
            <text:p>286870</text:p>
          </table:table-cell>
          <table:table-cell office:value-type="float" office:value="294972" calcext:value-type="float">
            <text:p>294972</text:p>
          </table:table-cell>
          <table:table-cell office:value-type="float" office:value="303272" calcext:value-type="float">
            <text:p>303272</text:p>
          </table:table-cell>
          <table:table-cell office:value-type="float" office:value="311866" calcext:value-type="float">
            <text:p>311866</text:p>
          </table:table-cell>
          <table:table-cell office:value-type="float" office:value="320780" calcext:value-type="float">
            <text:p>320780</text:p>
          </table:table-cell>
          <table:table-cell office:value-type="float" office:value="329995" calcext:value-type="float">
            <text:p>329995</text:p>
          </table:table-cell>
          <table:table-cell office:value-type="float" office:value="339504" calcext:value-type="float">
            <text:p>339504</text:p>
          </table:table-cell>
          <table:table-cell office:value-type="float" office:value="349281" calcext:value-type="float">
            <text:p>349281</text:p>
          </table:table-cell>
          <table:table-cell office:value-type="float" office:value="359281" calcext:value-type="float">
            <text:p>359281</text:p>
          </table:table-cell>
          <table:table-cell office:value-type="float" office:value="369523" calcext:value-type="float">
            <text:p>369523</text:p>
          </table:table-cell>
          <table:table-cell office:value-type="float" office:value="379999" calcext:value-type="float">
            <text:p>379999</text:p>
          </table:table-cell>
          <table:table-cell office:value-type="float" office:value="390693" calcext:value-type="float">
            <text:p>390693</text:p>
          </table:table-cell>
          <table:table-cell office:value-type="float" office:value="401586" calcext:value-type="float">
            <text:p>401586</text:p>
          </table:table-cell>
          <table:table-cell office:value-type="float" office:value="412660" calcext:value-type="float">
            <text:p>412660</text:p>
          </table:table-cell>
          <table:table-cell office:value-type="float" office:value="423944" calcext:value-type="float">
            <text:p>423944</text:p>
          </table:table-cell>
          <table:table-cell office:value-type="float" office:value="435432" calcext:value-type="float">
            <text:p>435432</text:p>
          </table:table-cell>
          <table:table-cell office:value-type="float" office:value="447017" calcext:value-type="float">
            <text:p>447017</text:p>
          </table:table-cell>
          <table:table-cell office:value-type="float" office:value="458539" calcext:value-type="float">
            <text:p>458539</text:p>
          </table:table-cell>
          <table:table-cell office:value-type="float" office:value="469918" calcext:value-type="float">
            <text:p>469918</text:p>
          </table:table-cell>
          <table:table-cell office:value-type="float" office:value="481078" calcext:value-type="float">
            <text:p>481078</text:p>
          </table:table-cell>
          <table:table-cell office:value-type="float" office:value="492132" calcext:value-type="float">
            <text:p>492132</text:p>
          </table:table-cell>
          <table:table-cell office:value-type="float" office:value="503360" calcext:value-type="float">
            <text:p>503360</text:p>
          </table:table-cell>
          <table:table-cell office:value-type="float" office:value="515181" calcext:value-type="float">
            <text:p>515181</text:p>
          </table:table-cell>
          <table:table-cell office:value-type="float" office:value="527861" calcext:value-type="float">
            <text:p>527861</text:p>
          </table:table-cell>
          <table:table-cell office:value-type="float" office:value="541521" calcext:value-type="float">
            <text:p>541521</text:p>
          </table:table-cell>
          <table:table-cell office:value-type="float" office:value="556064" calcext:value-type="float">
            <text:p>556064</text:p>
          </table:table-cell>
          <table:table-cell office:value-type="float" office:value="571335" calcext:value-type="float">
            <text:p>571335</text:p>
          </table:table-cell>
          <table:table-cell office:value-type="float" office:value="587079" calcext:value-type="float">
            <text:p>587079</text:p>
          </table:table-cell>
          <table:table-cell office:value-type="float" office:value="603118" calcext:value-type="float">
            <text:p>603118</text:p>
          </table:table-cell>
          <table:table-cell office:value-type="float" office:value="619437" calcext:value-type="float">
            <text:p>619437</text:p>
          </table:table-cell>
          <table:table-cell office:value-type="float" office:value="636038" calcext:value-type="float">
            <text:p>636038</text:p>
          </table:table-cell>
          <table:table-cell office:value-type="float" office:value="652858" calcext:value-type="float">
            <text:p>652858</text:p>
          </table:table-cell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E</text:p>
          </table:table-cell>
          <table:table-cell office:value-type="float" office:value="2317636" calcext:value-type="float">
            <text:p>2317636</text:p>
          </table:table-cell>
          <table:table-cell office:value-type="float" office:value="2352363" calcext:value-type="float">
            <text:p>2352363</text:p>
          </table:table-cell>
          <table:table-cell office:value-type="float" office:value="2388769" calcext:value-type="float">
            <text:p>2388769</text:p>
          </table:table-cell>
          <table:table-cell office:value-type="float" office:value="2426857" calcext:value-type="float">
            <text:p>2426857</text:p>
          </table:table-cell>
          <table:table-cell office:value-type="float" office:value="2466667" calcext:value-type="float">
            <text:p>2466667</text:p>
          </table:table-cell>
          <table:table-cell office:value-type="float" office:value="2508219" calcext:value-type="float">
            <text:p>2508219</text:p>
          </table:table-cell>
          <table:table-cell office:value-type="float" office:value="2551578" calcext:value-type="float">
            <text:p>2551578</text:p>
          </table:table-cell>
          <table:table-cell office:value-type="float" office:value="2596805" calcext:value-type="float">
            <text:p>2596805</text:p>
          </table:table-cell>
          <table:table-cell office:value-type="float" office:value="2644020" calcext:value-type="float">
            <text:p>2644020</text:p>
          </table:table-cell>
          <table:table-cell office:value-type="float" office:value="2693348" calcext:value-type="float">
            <text:p>2693348</text:p>
          </table:table-cell>
          <table:table-cell office:value-type="float" office:value="2744891" calcext:value-type="float">
            <text:p>2744891</text:p>
          </table:table-cell>
          <table:table-cell office:value-type="float" office:value="2798724" calcext:value-type="float">
            <text:p>2798724</text:p>
          </table:table-cell>
          <table:table-cell office:value-type="float" office:value="2854872" calcext:value-type="float">
            <text:p>2854872</text:p>
          </table:table-cell>
          <table:table-cell office:value-type="float" office:value="2913344" calcext:value-type="float">
            <text:p>2913344</text:p>
          </table:table-cell>
          <table:table-cell office:value-type="float" office:value="2974104" calcext:value-type="float">
            <text:p>2974104</text:p>
          </table:table-cell>
          <table:table-cell office:value-type="float" office:value="3037154" calcext:value-type="float">
            <text:p>3037154</text:p>
          </table:table-cell>
          <table:table-cell office:value-type="float" office:value="3102592" calcext:value-type="float">
            <text:p>3102592</text:p>
          </table:table-cell>
          <table:table-cell office:value-type="float" office:value="3170508" calcext:value-type="float">
            <text:p>3170508</text:p>
          </table:table-cell>
          <table:table-cell office:value-type="float" office:value="3240839" calcext:value-type="float">
            <text:p>3240839</text:p>
          </table:table-cell>
          <table:table-cell office:value-type="float" office:value="3313504" calcext:value-type="float">
            <text:p>3313504</text:p>
          </table:table-cell>
          <table:table-cell office:value-type="float" office:value="3388495" calcext:value-type="float">
            <text:p>3388495</text:p>
          </table:table-cell>
          <table:table-cell office:value-type="float" office:value="3464106" calcext:value-type="float">
            <text:p>3464106</text:p>
          </table:table-cell>
          <table:table-cell office:value-type="float" office:value="3540170" calcext:value-type="float">
            <text:p>3540170</text:p>
          </table:table-cell>
          <table:table-cell office:value-type="float" office:value="3619847" calcext:value-type="float">
            <text:p>3619847</text:p>
          </table:table-cell>
          <table:table-cell office:value-type="float" office:value="3707510" calcext:value-type="float">
            <text:p>3707510</text:p>
          </table:table-cell>
          <table:table-cell office:value-type="float" office:value="3805311" calcext:value-type="float">
            <text:p>3805311</text:p>
          </table:table-cell>
          <table:table-cell office:value-type="float" office:value="3916685" calcext:value-type="float">
            <text:p>3916685</text:p>
          </table:table-cell>
          <table:table-cell office:value-type="float" office:value="4038144" calcext:value-type="float">
            <text:p>4038144</text:p>
          </table:table-cell>
          <table:table-cell office:value-type="float" office:value="4156634" calcext:value-type="float">
            <text:p>4156634</text:p>
          </table:table-cell>
          <table:table-cell office:value-type="float" office:value="4254444" calcext:value-type="float">
            <text:p>4254444</text:p>
          </table:table-cell>
          <table:table-cell office:value-type="float" office:value="4319762" calcext:value-type="float">
            <text:p>4319762</text:p>
          </table:table-cell>
          <table:table-cell office:value-type="float" office:value="4348660" calcext:value-type="float">
            <text:p>4348660</text:p>
          </table:table-cell>
          <table:table-cell office:value-type="float" office:value="4347724" calcext:value-type="float">
            <text:p>4347724</text:p>
          </table:table-cell>
          <table:table-cell office:value-type="float" office:value="4328957" calcext:value-type="float">
            <text:p>4328957</text:p>
          </table:table-cell>
          <table:table-cell office:value-type="float" office:value="4309775" calcext:value-type="float">
            <text:p>4309775</text:p>
          </table:table-cell>
          <table:table-cell office:value-type="float" office:value="4303957" calcext:value-type="float">
            <text:p>4303957</text:p>
          </table:table-cell>
          <table:table-cell office:value-type="float" office:value="4312666" calcext:value-type="float">
            <text:p>4312666</text:p>
          </table:table-cell>
          <table:table-cell office:value-type="float" office:value="4335301" calcext:value-type="float">
            <text:p>4335301</text:p>
          </table:table-cell>
          <table:table-cell office:value-type="float" office:value="4381483" calcext:value-type="float">
            <text:p>4381483</text:p>
          </table:table-cell>
          <table:table-cell office:value-type="float" office:value="4462378" calcext:value-type="float">
            <text:p>4462378</text:p>
          </table:table-cell>
          <table:table-cell office:value-type="float" office:value="4584571" calcext:value-type="float">
            <text:p>4584571</text:p>
          </table:table-cell>
          <table:table-cell office:value-type="float" office:value="4754072" calcext:value-type="float">
            <text:p>4754072</text:p>
          </table:table-cell>
          <table:table-cell office:value-type="float" office:value="4965766" calcext:value-type="float">
            <text:p>4965766</text:p>
          </table:table-cell>
          <table:table-cell office:value-type="float" office:value="5201070" calcext:value-type="float">
            <text:p>5201070</text:p>
          </table:table-cell>
          <table:table-cell office:value-type="float" office:value="5433991" calcext:value-type="float">
            <text:p>5433991</text:p>
          </table:table-cell>
          <table:table-cell office:value-type="float" office:value="5645624" calcext:value-type="float">
            <text:p>5645624</text:p>
          </table:table-cell>
          <table:table-cell office:value-type="float" office:value="5829237" calcext:value-type="float">
            <text:p>5829237</text:p>
          </table:table-cell>
          <table:table-cell office:value-type="float" office:value="5989633" calcext:value-type="float">
            <text:p>5989633</text:p>
          </table:table-cell>
          <table:table-cell office:value-type="float" office:value="6133603" calcext:value-type="float">
            <text:p>6133603</text:p>
          </table:table-cell>
          <table:table-cell office:value-type="float" office:value="6272734" calcext:value-type="float">
            <text:p>6272734</text:p>
          </table:table-cell>
          <table:table-cell office:value-type="float" office:value="6415634" calcext:value-type="float">
            <text:p>6415634</text:p>
          </table:table-cell>
          <table:table-cell office:value-type="float" office:value="6563240" calcext:value-type="float">
            <text:p>6563240</text:p>
          </table:table-cell>
          <table:table-cell office:value-type="float" office:value="6712581" calcext:value-type="float">
            <text:p>6712581</text:p>
          </table:table-cell>
          <table:table-cell office:value-type="float" office:value="6863980" calcext:value-type="float">
            <text:p>6863980</text:p>
          </table:table-cell>
          <table:table-cell office:value-type="float" office:value="7017144" calcext:value-type="float">
            <text:p>7017144</text:p>
          </table:table-cell>
          <table:table-cell office:value-type="float" office:value="7171914" calcext:value-type="float">
            <text:p>7171914</text:p>
          </table:table-cell>
          <table:table-cell office:value-type="float" office:value="7328838" calcext:value-type="float">
            <text:p>7328838</text:p>
          </table:table-cell>
          <table:table-cell office:value-type="float" office:value="7488431" calcext:value-type="float">
            <text:p>7488431</text:p>
          </table:table-cell>
          <table:table-cell office:value-type="float" office:value="7650154" calcext:value-type="float">
            <text:p>7650154</text:p>
          </table:table-cell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LV</text:p>
          </table:table-cell>
          <table:table-cell office:value-type="float" office:value="2766324" calcext:value-type="float">
            <text:p>2766324</text:p>
          </table:table-cell>
          <table:table-cell office:value-type="float" office:value="2846600" calcext:value-type="float">
            <text:p>2846600</text:p>
          </table:table-cell>
          <table:table-cell office:value-type="float" office:value="2931192" calcext:value-type="float">
            <text:p>2931192</text:p>
          </table:table-cell>
          <table:table-cell office:value-type="float" office:value="3019224" calcext:value-type="float">
            <text:p>3019224</text:p>
          </table:table-cell>
          <table:table-cell office:value-type="float" office:value="3109563" calcext:value-type="float">
            <text:p>3109563</text:p>
          </table:table-cell>
          <table:table-cell office:value-type="float" office:value="3201313" calcext:value-type="float">
            <text:p>3201313</text:p>
          </table:table-cell>
          <table:table-cell office:value-type="float" office:value="3293952" calcext:value-type="float">
            <text:p>3293952</text:p>
          </table:table-cell>
          <table:table-cell office:value-type="float" office:value="3387383" calcext:value-type="float">
            <text:p>3387383</text:p>
          </table:table-cell>
          <table:table-cell office:value-type="float" office:value="3481624" calcext:value-type="float">
            <text:p>3481624</text:p>
          </table:table-cell>
          <table:table-cell office:value-type="float" office:value="3576838" calcext:value-type="float">
            <text:p>3576838</text:p>
          </table:table-cell>
          <table:table-cell office:value-type="float" office:value="3673068" calcext:value-type="float">
            <text:p>3673068</text:p>
          </table:table-cell>
          <table:table-cell office:value-type="float" office:value="3770059" calcext:value-type="float">
            <text:p>3770059</text:p>
          </table:table-cell>
          <table:table-cell office:value-type="float" office:value="3867309" calcext:value-type="float">
            <text:p>3867309</text:p>
          </table:table-cell>
          <table:table-cell office:value-type="float" office:value="3964270" calcext:value-type="float">
            <text:p>3964270</text:p>
          </table:table-cell>
          <table:table-cell office:value-type="float" office:value="4060260" calcext:value-type="float">
            <text:p>4060260</text:p>
          </table:table-cell>
          <table:table-cell office:value-type="float" office:value="4154692" calcext:value-type="float">
            <text:p>4154692</text:p>
          </table:table-cell>
          <table:table-cell office:value-type="float" office:value="4247502" calcext:value-type="float">
            <text:p>4247502</text:p>
          </table:table-cell>
          <table:table-cell office:value-type="float" office:value="4338458" calcext:value-type="float">
            <text:p>4338458</text:p>
          </table:table-cell>
          <table:table-cell office:value-type="float" office:value="4426675" calcext:value-type="float">
            <text:p>4426675</text:p>
          </table:table-cell>
          <table:table-cell office:value-type="float" office:value="4511129" calcext:value-type="float">
            <text:p>4511129</text:p>
          </table:table-cell>
          <table:table-cell office:value-type="float" office:value="4591134" calcext:value-type="float">
            <text:p>4591134</text:p>
          </table:table-cell>
          <table:table-cell office:value-type="float" office:value="4666364" calcext:value-type="float">
            <text:p>4666364</text:p>
          </table:table-cell>
          <table:table-cell office:value-type="float" office:value="4737257" calcext:value-type="float">
            <text:p>4737257</text:p>
          </table:table-cell>
          <table:table-cell office:value-type="float" office:value="4804935" calcext:value-type="float">
            <text:p>4804935</text:p>
          </table:table-cell>
          <table:table-cell office:value-type="float" office:value="4871035" calcext:value-type="float">
            <text:p>4871035</text:p>
          </table:table-cell>
          <table:table-cell office:value-type="float" office:value="4936807" calcext:value-type="float">
            <text:p>4936807</text:p>
          </table:table-cell>
          <table:table-cell office:value-type="float" office:value="5002336" calcext:value-type="float">
            <text:p>5002336</text:p>
          </table:table-cell>
          <table:table-cell office:value-type="float" office:value="5067537" calcext:value-type="float">
            <text:p>5067537</text:p>
          </table:table-cell>
          <table:table-cell office:value-type="float" office:value="5133274" calcext:value-type="float">
            <text:p>5133274</text:p>
          </table:table-cell>
          <table:table-cell office:value-type="float" office:value="5200602" calcext:value-type="float">
            <text:p>5200602</text:p>
          </table:table-cell>
          <table:table-cell office:value-type="float" office:value="5270079" calcext:value-type="float">
            <text:p>5270079</text:p>
          </table:table-cell>
          <table:table-cell office:value-type="float" office:value="5342198" calcext:value-type="float">
            <text:p>5342198</text:p>
          </table:table-cell>
          <table:table-cell office:value-type="float" office:value="5416323" calcext:value-type="float">
            <text:p>5416323</text:p>
          </table:table-cell>
          <table:table-cell office:value-type="float" office:value="5490477" calcext:value-type="float">
            <text:p>5490477</text:p>
          </table:table-cell>
          <table:table-cell office:value-type="float" office:value="5561919" calcext:value-type="float">
            <text:p>5561919</text:p>
          </table:table-cell>
          <table:table-cell office:value-type="float" office:value="5628600" calcext:value-type="float">
            <text:p>5628600</text:p>
          </table:table-cell>
          <table:table-cell office:value-type="float" office:value="5689938" calcext:value-type="float">
            <text:p>5689938</text:p>
          </table:table-cell>
          <table:table-cell office:value-type="float" office:value="5746284" calcext:value-type="float">
            <text:p>5746284</text:p>
          </table:table-cell>
          <table:table-cell office:value-type="float" office:value="5797765" calcext:value-type="float">
            <text:p>5797765</text:p>
          </table:table-cell>
          <table:table-cell office:value-type="float" office:value="5844846" calcext:value-type="float">
            <text:p>5844846</text:p>
          </table:table-cell>
          <table:table-cell office:value-type="float" office:value="5887936" calcext:value-type="float">
            <text:p>5887936</text:p>
          </table:table-cell>
          <table:table-cell office:value-type="float" office:value="5927006" calcext:value-type="float">
            <text:p>5927006</text:p>
          </table:table-cell>
          <table:table-cell office:value-type="float" office:value="5962136" calcext:value-type="float">
            <text:p>5962136</text:p>
          </table:table-cell>
          <table:table-cell office:value-type="float" office:value="5994077" calcext:value-type="float">
            <text:p>5994077</text:p>
          </table:table-cell>
          <table:table-cell office:value-type="float" office:value="6023797" calcext:value-type="float">
            <text:p>6023797</text:p>
          </table:table-cell>
          <table:table-cell office:value-type="float" office:value="6052123" calcext:value-type="float">
            <text:p>6052123</text:p>
          </table:table-cell>
          <table:table-cell office:value-type="float" office:value="6079399" calcext:value-type="float">
            <text:p>6079399</text:p>
          </table:table-cell>
          <table:table-cell office:value-type="float" office:value="6105810" calcext:value-type="float">
            <text:p>6105810</text:p>
          </table:table-cell>
          <table:table-cell office:value-type="float" office:value="6131764" calcext:value-type="float">
            <text:p>6131764</text:p>
          </table:table-cell>
          <table:table-cell office:value-type="float" office:value="6157686" calcext:value-type="float">
            <text:p>6157686</text:p>
          </table:table-cell>
          <table:table-cell office:value-type="float" office:value="6183875" calcext:value-type="float">
            <text:p>6183875</text:p>
          </table:table-cell>
          <table:table-cell office:value-type="float" office:value="6210568" calcext:value-type="float">
            <text:p>6210568</text:p>
          </table:table-cell>
          <table:table-cell office:value-type="float" office:value="6237923" calcext:value-type="float">
            <text:p>6237923</text:p>
          </table:table-cell>
          <table:table-cell office:value-type="float" office:value="6266070" calcext:value-type="float">
            <text:p>6266070</text:p>
          </table:table-cell>
          <table:table-cell office:value-type="float" office:value="6295128" calcext:value-type="float">
            <text:p>6295128</text:p>
          </table:table-cell>
          <table:table-cell office:value-type="float" office:value="6325124" calcext:value-type="float">
            <text:p>6325124</text:p>
          </table:table-cell>
          <table:table-cell office:value-type="float" office:value="6356143" calcext:value-type="float">
            <text:p>6356143</text:p>
          </table:table-cell>
          <table:table-cell office:value-type="float" office:value="6388122" calcext:value-type="float">
            <text:p>6388122</text:p>
          </table:table-cell>
          <table:table-cell office:value-type="float" office:value="6420744" calcext:value-type="float">
            <text:p>6420744</text:p>
          </table:table-cell>
        </table:table-row>
        <table:table-row table:style-name="ro1">
          <table:table-cell office:value-type="string" calcext:value-type="string">
            <text:p>Saint-Marin</text:p>
          </table:table-cell>
          <table:table-cell office:value-type="string" calcext:value-type="string">
            <text:p>SMR</text:p>
          </table:table-cell>
          <table:table-cell office:value-type="float" office:value="15432" calcext:value-type="float">
            <text:p>15432</text:p>
          </table:table-cell>
          <table:table-cell office:value-type="float" office:value="15837" calcext:value-type="float">
            <text:p>15837</text:p>
          </table:table-cell>
          <table:table-cell office:value-type="float" office:value="16255" calcext:value-type="float">
            <text:p>16255</text:p>
          </table:table-cell>
          <table:table-cell office:value-type="float" office:value="16679" calcext:value-type="float">
            <text:p>16679</text:p>
          </table:table-cell>
          <table:table-cell office:value-type="float" office:value="17099" calcext:value-type="float">
            <text:p>17099</text:p>
          </table:table-cell>
          <table:table-cell office:value-type="float" office:value="17513" calcext:value-type="float">
            <text:p>17513</text:p>
          </table:table-cell>
          <table:table-cell office:value-type="float" office:value="17918" calcext:value-type="float">
            <text:p>17918</text:p>
          </table:table-cell>
          <table:table-cell office:value-type="float" office:value="18307" calcext:value-type="float">
            <text:p>18307</text:p>
          </table:table-cell>
          <table:table-cell office:value-type="float" office:value="18668" calcext:value-type="float">
            <text:p>18668</text:p>
          </table:table-cell>
          <table:table-cell office:value-type="float" office:value="18977" calcext:value-type="float">
            <text:p>18977</text:p>
          </table:table-cell>
          <table:table-cell office:value-type="float" office:value="19221" calcext:value-type="float">
            <text:p>19221</text:p>
          </table:table-cell>
          <table:table-cell office:value-type="float" office:value="19389" calcext:value-type="float">
            <text:p>19389</text:p>
          </table:table-cell>
          <table:table-cell office:value-type="float" office:value="19494" calcext:value-type="float">
            <text:p>19494</text:p>
          </table:table-cell>
          <table:table-cell office:value-type="float" office:value="19566" calcext:value-type="float">
            <text:p>19566</text:p>
          </table:table-cell>
          <table:table-cell office:value-type="float" office:value="19664" calcext:value-type="float">
            <text:p>19664</text:p>
          </table:table-cell>
          <table:table-cell office:value-type="float" office:value="19831" calcext:value-type="float">
            <text:p>19831</text:p>
          </table:table-cell>
          <table:table-cell office:value-type="float" office:value="20083" calcext:value-type="float">
            <text:p>20083</text:p>
          </table:table-cell>
          <table:table-cell office:value-type="float" office:value="20397" calcext:value-type="float">
            <text:p>20397</text:p>
          </table:table-cell>
          <table:table-cell office:value-type="float" office:value="20760" calcext:value-type="float">
            <text:p>20760</text:p>
          </table:table-cell>
          <table:table-cell office:value-type="float" office:value="21127" calcext:value-type="float">
            <text:p>21127</text:p>
          </table:table-cell>
          <table:table-cell office:value-type="float" office:value="21459" calcext:value-type="float">
            <text:p>21459</text:p>
          </table:table-cell>
          <table:table-cell office:value-type="float" office:value="21765" calcext:value-type="float">
            <text:p>21765</text:p>
          </table:table-cell>
          <table:table-cell office:value-type="float" office:value="22037" calcext:value-type="float">
            <text:p>22037</text:p>
          </table:table-cell>
          <table:table-cell office:value-type="float" office:value="22299" calcext:value-type="float">
            <text:p>22299</text:p>
          </table:table-cell>
          <table:table-cell office:value-type="float" office:value="22549" calcext:value-type="float">
            <text:p>22549</text:p>
          </table:table-cell>
          <table:table-cell office:value-type="float" office:value="22798" calcext:value-type="float">
            <text:p>22798</text:p>
          </table:table-cell>
          <table:table-cell office:value-type="float" office:value="23046" calcext:value-type="float">
            <text:p>23046</text:p>
          </table:table-cell>
          <table:table-cell office:value-type="float" office:value="23295" calcext:value-type="float">
            <text:p>23295</text:p>
          </table:table-cell>
          <table:table-cell office:value-type="float" office:value="23551" calcext:value-type="float">
            <text:p>23551</text:p>
          </table:table-cell>
          <table:table-cell office:value-type="float" office:value="23817" calcext:value-type="float">
            <text:p>23817</text:p>
          </table:table-cell>
          <table:table-cell office:value-type="float" office:value="24125" calcext:value-type="float">
            <text:p>24125</text:p>
          </table:table-cell>
          <table:table-cell office:value-type="float" office:value="24460" calcext:value-type="float">
            <text:p>24460</text:p>
          </table:table-cell>
          <table:table-cell office:value-type="float" office:value="24822" calcext:value-type="float">
            <text:p>24822</text:p>
          </table:table-cell>
          <table:table-cell office:value-type="float" office:value="25209" calcext:value-type="float">
            <text:p>25209</text:p>
          </table:table-cell>
          <table:table-cell office:value-type="float" office:value="25582" calcext:value-type="float">
            <text:p>25582</text:p>
          </table:table-cell>
          <table:table-cell office:value-type="float" office:value="25928" calcext:value-type="float">
            <text:p>25928</text:p>
          </table:table-cell>
          <table:table-cell office:value-type="float" office:value="26252" calcext:value-type="float">
            <text:p>26252</text:p>
          </table:table-cell>
          <table:table-cell office:value-type="float" office:value="26562" calcext:value-type="float">
            <text:p>26562</text:p>
          </table:table-cell>
          <table:table-cell office:value-type="float" office:value="26840" calcext:value-type="float">
            <text:p>26840</text:p>
          </table:table-cell>
          <table:table-cell office:value-type="float" office:value="27145" calcext:value-type="float">
            <text:p>27145</text:p>
          </table:table-cell>
          <table:table-cell office:value-type="float" office:value="27462" calcext:value-type="float">
            <text:p>27462</text:p>
          </table:table-cell>
          <table:table-cell office:value-type="float" office:value="27812" calcext:value-type="float">
            <text:p>27812</text:p>
          </table:table-cell>
          <table:table-cell office:value-type="float" office:value="28175" calcext:value-type="float">
            <text:p>28175</text:p>
          </table:table-cell>
          <table:table-cell office:value-type="float" office:value="28562" calcext:value-type="float">
            <text:p>28562</text:p>
          </table:table-cell>
          <table:table-cell office:value-type="float" office:value="28940" calcext:value-type="float">
            <text:p>28940</text:p>
          </table:table-cell>
          <table:table-cell office:value-type="float" office:value="29324" calcext:value-type="float">
            <text:p>29324</text:p>
          </table:table-cell>
          <table:table-cell office:value-type="float" office:value="29700" calcext:value-type="float">
            <text:p>29700</text:p>
          </table:table-cell>
          <table:table-cell office:value-type="float" office:value="30063" calcext:value-type="float">
            <text:p>30063</text:p>
          </table:table-cell>
          <table:table-cell office:value-type="float" office:value="30434" calcext:value-type="float">
            <text:p>30434</text:p>
          </table:table-cell>
          <table:table-cell office:value-type="float" office:value="30816" calcext:value-type="float">
            <text:p>30816</text:p>
          </table:table-cell>
          <table:table-cell office:value-type="float" office:value="31229" calcext:value-type="float">
            <text:p>31229</text:p>
          </table:table-cell>
          <table:table-cell office:value-type="float" office:value="31661" calcext:value-type="float">
            <text:p>31661</text:p>
          </table:table-cell>
          <table:table-cell office:value-type="float" office:value="32105" calcext:value-type="float">
            <text:p>32105</text:p>
          </table:table-cell>
          <table:table-cell office:value-type="float" office:value="32553" calcext:value-type="float">
            <text:p>32553</text:p>
          </table:table-cell>
          <table:table-cell office:value-type="float" office:value="32948" calcext:value-type="float">
            <text:p>32948</text:p>
          </table:table-cell>
          <table:table-cell office:value-type="float" office:value="33272" calcext:value-type="float">
            <text:p>33272</text:p>
          </table:table-cell>
          <table:table-cell office:value-type="float" office:value="33504" calcext:value-type="float">
            <text:p>33504</text:p>
          </table:table-cell>
          <table:table-cell office:value-type="float" office:value="33671" calcext:value-type="float">
            <text:p>33671</text:p>
          </table:table-cell>
          <table:table-cell office:value-type="float" office:value="33785" calcext:value-type="float">
            <text:p>33785</text:p>
          </table:table-cell>
        </table:table-row>
        <table:table-row table:style-name="ro1">
          <table:table-cell office:value-type="string" calcext:value-type="string">
            <text:p>Somalie</text:p>
          </table:table-cell>
          <table:table-cell office:value-type="string" calcext:value-type="string">
            <text:p>SOM</text:p>
          </table:table-cell>
          <table:table-cell office:value-type="float" office:value="2755972" calcext:value-type="float">
            <text:p>2755972</text:p>
          </table:table-cell>
          <table:table-cell office:value-type="float" office:value="2814118" calcext:value-type="float">
            <text:p>2814118</text:p>
          </table:table-cell>
          <table:table-cell office:value-type="float" office:value="2874218" calcext:value-type="float">
            <text:p>2874218</text:p>
          </table:table-cell>
          <table:table-cell office:value-type="float" office:value="2936477" calcext:value-type="float">
            <text:p>2936477</text:p>
          </table:table-cell>
          <table:table-cell office:value-type="float" office:value="3001158" calcext:value-type="float">
            <text:p>3001158</text:p>
          </table:table-cell>
          <table:table-cell office:value-type="float" office:value="3068459" calcext:value-type="float">
            <text:p>3068459</text:p>
          </table:table-cell>
          <table:table-cell office:value-type="float" office:value="3143648" calcext:value-type="float">
            <text:p>3143648</text:p>
          </table:table-cell>
          <table:table-cell office:value-type="float" office:value="3227841" calcext:value-type="float">
            <text:p>3227841</text:p>
          </table:table-cell>
          <table:table-cell office:value-type="float" office:value="3312742" calcext:value-type="float">
            <text:p>3312742</text:p>
          </table:table-cell>
          <table:table-cell office:value-type="float" office:value="3386738" calcext:value-type="float">
            <text:p>3386738</text:p>
          </table:table-cell>
          <table:table-cell office:value-type="float" office:value="3444568" calcext:value-type="float">
            <text:p>3444568</text:p>
          </table:table-cell>
          <table:table-cell office:value-type="float" office:value="3472367" calcext:value-type="float">
            <text:p>3472367</text:p>
          </table:table-cell>
          <table:table-cell office:value-type="float" office:value="3479790" calcext:value-type="float">
            <text:p>3479790</text:p>
          </table:table-cell>
          <table:table-cell office:value-type="float" office:value="3512623" calcext:value-type="float">
            <text:p>3512623</text:p>
          </table:table-cell>
          <table:table-cell office:value-type="float" office:value="3632990" calcext:value-type="float">
            <text:p>3632990</text:p>
          </table:table-cell>
          <table:table-cell office:value-type="float" office:value="3880292" calcext:value-type="float">
            <text:p>3880292</text:p>
          </table:table-cell>
          <table:table-cell office:value-type="float" office:value="4278973" calcext:value-type="float">
            <text:p>4278973</text:p>
          </table:table-cell>
          <table:table-cell office:value-type="float" office:value="4802141" calcext:value-type="float">
            <text:p>4802141</text:p>
          </table:table-cell>
          <table:table-cell office:value-type="float" office:value="5375017" calcext:value-type="float">
            <text:p>5375017</text:p>
          </table:table-cell>
          <table:table-cell office:value-type="float" office:value="5892755" calcext:value-type="float">
            <text:p>5892755</text:p>
          </table:table-cell>
          <table:table-cell office:value-type="float" office:value="6281134" calcext:value-type="float">
            <text:p>6281134</text:p>
          </table:table-cell>
          <table:table-cell office:value-type="float" office:value="6511113" calcext:value-type="float">
            <text:p>6511113</text:p>
          </table:table-cell>
          <table:table-cell office:value-type="float" office:value="6608044" calcext:value-type="float">
            <text:p>6608044</text:p>
          </table:table-cell>
          <table:table-cell office:value-type="float" office:value="6618588" calcext:value-type="float">
            <text:p>6618588</text:p>
          </table:table-cell>
          <table:table-cell office:value-type="float" office:value="6614715" calcext:value-type="float">
            <text:p>6614715</text:p>
          </table:table-cell>
          <table:table-cell office:value-type="float" office:value="6648627" calcext:value-type="float">
            <text:p>6648627</text:p>
          </table:table-cell>
          <table:table-cell office:value-type="float" office:value="6736748" calcext:value-type="float">
            <text:p>6736748</text:p>
          </table:table-cell>
          <table:table-cell office:value-type="float" office:value="6862273" calcext:value-type="float">
            <text:p>6862273</text:p>
          </table:table-cell>
          <table:table-cell office:value-type="float" office:value="7005234" calcext:value-type="float">
            <text:p>7005234</text:p>
          </table:table-cell>
          <table:table-cell office:value-type="float" office:value="7133258" calcext:value-type="float">
            <text:p>7133258</text:p>
          </table:table-cell>
          <table:table-cell office:value-type="float" office:value="7225092" calcext:value-type="float">
            <text:p>7225092</text:p>
          </table:table-cell>
          <table:table-cell office:value-type="float" office:value="7274030" calcext:value-type="float">
            <text:p>7274030</text:p>
          </table:table-cell>
          <table:table-cell office:value-type="float" office:value="7295384" calcext:value-type="float">
            <text:p>7295384</text:p>
          </table:table-cell>
          <table:table-cell office:value-type="float" office:value="7315865" calcext:value-type="float">
            <text:p>7315865</text:p>
          </table:table-cell>
          <table:table-cell office:value-type="float" office:value="7372598" calcext:value-type="float">
            <text:p>7372598</text:p>
          </table:table-cell>
          <table:table-cell office:value-type="float" office:value="7491637" calcext:value-type="float">
            <text:p>7491637</text:p>
          </table:table-cell>
          <table:table-cell office:value-type="float" office:value="7682686" calcext:value-type="float">
            <text:p>7682686</text:p>
          </table:table-cell>
          <table:table-cell office:value-type="float" office:value="7936127" calcext:value-type="float">
            <text:p>7936127</text:p>
          </table:table-cell>
          <table:table-cell office:value-type="float" office:value="8235064" calcext:value-type="float">
            <text:p>8235064</text:p>
          </table:table-cell>
          <table:table-cell office:value-type="float" office:value="8553601" calcext:value-type="float">
            <text:p>8553601</text:p>
          </table:table-cell>
          <table:table-cell office:value-type="float" office:value="8872254" calcext:value-type="float">
            <text:p>8872254</text:p>
          </table:table-cell>
          <table:table-cell office:value-type="float" office:value="9186725" calcext:value-type="float">
            <text:p>9186725</text:p>
          </table:table-cell>
          <table:table-cell office:value-type="float" office:value="9501342" calcext:value-type="float">
            <text:p>9501342</text:p>
          </table:table-cell>
          <table:table-cell office:value-type="float" office:value="9815412" calcext:value-type="float">
            <text:p>9815412</text:p>
          </table:table-cell>
          <table:table-cell office:value-type="float" office:value="10130243" calcext:value-type="float">
            <text:p>10130243</text:p>
          </table:table-cell>
          <table:table-cell office:value-type="float" office:value="10446863" calcext:value-type="float">
            <text:p>10446863</text:p>
          </table:table-cell>
          <table:table-cell office:value-type="float" office:value="10763905" calcext:value-type="float">
            <text:p>10763905</text:p>
          </table:table-cell>
          <table:table-cell office:value-type="float" office:value="11080121" calcext:value-type="float">
            <text:p>11080121</text:p>
          </table:table-cell>
          <table:table-cell office:value-type="float" office:value="11397188" calcext:value-type="float">
            <text:p>11397188</text:p>
          </table:table-cell>
          <table:table-cell office:value-type="float" office:value="11717692" calcext:value-type="float">
            <text:p>11717692</text:p>
          </table:table-cell>
          <table:table-cell office:value-type="float" office:value="12043883" calcext:value-type="float">
            <text:p>12043883</text:p>
          </table:table-cell>
          <table:table-cell office:value-type="float" office:value="12376302" calcext:value-type="float">
            <text:p>12376302</text:p>
          </table:table-cell>
          <table:table-cell office:value-type="float" office:value="12715510" calcext:value-type="float">
            <text:p>12715510</text:p>
          </table:table-cell>
          <table:table-cell office:value-type="float" office:value="13063706" calcext:value-type="float">
            <text:p>13063706</text:p>
          </table:table-cell>
          <table:table-cell office:value-type="float" office:value="13423576" calcext:value-type="float">
            <text:p>13423576</text:p>
          </table:table-cell>
          <table:table-cell office:value-type="float" office:value="13797201" calcext:value-type="float">
            <text:p>13797201</text:p>
          </table:table-cell>
          <table:table-cell office:value-type="float" office:value="14185613" calcext:value-type="float">
            <text:p>14185613</text:p>
          </table:table-cell>
          <table:table-cell office:value-type="float" office:value="14589119" calcext:value-type="float">
            <text:p>14589119</text:p>
          </table:table-cell>
          <table:table-cell office:value-type="float" office:value="15008154" calcext:value-type="float">
            <text:p>15008154</text:p>
          </table:table-cell>
        </table:table-row>
        <table:table-row table:style-name="ro1">
          <table:table-cell office:value-type="string" calcext:value-type="string">
            <text:p>Serbie</text:p>
          </table:table-cell>
          <table:table-cell office:value-type="string" calcext:value-type="string">
            <text:p>SRB</text:p>
          </table:table-cell>
          <table:table-cell table:number-columns-repeated="30"/>
          <table:table-cell office:value-type="float" office:value="7586000" calcext:value-type="float">
            <text:p>7586000</text:p>
          </table:table-cell>
          <table:table-cell office:value-type="float" office:value="7595636" calcext:value-type="float">
            <text:p>7595636</text:p>
          </table:table-cell>
          <table:table-cell office:value-type="float" office:value="7646424" calcext:value-type="float">
            <text:p>7646424</text:p>
          </table:table-cell>
          <table:table-cell office:value-type="float" office:value="7699307" calcext:value-type="float">
            <text:p>7699307</text:p>
          </table:table-cell>
          <table:table-cell office:value-type="float" office:value="7734639" calcext:value-type="float">
            <text:p>7734639</text:p>
          </table:table-cell>
          <table:table-cell office:value-type="float" office:value="7625357" calcext:value-type="float">
            <text:p>7625357</text:p>
          </table:table-cell>
          <table:table-cell office:value-type="float" office:value="7617794" calcext:value-type="float">
            <text:p>7617794</text:p>
          </table:table-cell>
          <table:table-cell office:value-type="float" office:value="7596501" calcext:value-type="float">
            <text:p>7596501</text:p>
          </table:table-cell>
          <table:table-cell office:value-type="float" office:value="7567745" calcext:value-type="float">
            <text:p>7567745</text:p>
          </table:table-cell>
          <table:table-cell office:value-type="float" office:value="7540401" calcext:value-type="float">
            <text:p>7540401</text:p>
          </table:table-cell>
          <table:table-cell office:value-type="float" office:value="7516346" calcext:value-type="float">
            <text:p>7516346</text:p>
          </table:table-cell>
          <table:table-cell office:value-type="float" office:value="7503433" calcext:value-type="float">
            <text:p>7503433</text:p>
          </table:table-cell>
          <table:table-cell office:value-type="float" office:value="7496522" calcext:value-type="float">
            <text:p>7496522</text:p>
          </table:table-cell>
          <table:table-cell office:value-type="float" office:value="7480591" calcext:value-type="float">
            <text:p>7480591</text:p>
          </table:table-cell>
          <table:table-cell office:value-type="float" office:value="7463157" calcext:value-type="float">
            <text:p>7463157</text:p>
          </table:table-cell>
          <table:table-cell office:value-type="float" office:value="7440769" calcext:value-type="float">
            <text:p>7440769</text:p>
          </table:table-cell>
          <table:table-cell office:value-type="float" office:value="7411569" calcext:value-type="float">
            <text:p>7411569</text:p>
          </table:table-cell>
          <table:table-cell office:value-type="float" office:value="7381579" calcext:value-type="float">
            <text:p>7381579</text:p>
          </table:table-cell>
          <table:table-cell office:value-type="float" office:value="7350222" calcext:value-type="float">
            <text:p>7350222</text:p>
          </table:table-cell>
          <table:table-cell office:value-type="float" office:value="7320807" calcext:value-type="float">
            <text:p>7320807</text:p>
          </table:table-cell>
          <table:table-cell office:value-type="float" office:value="7291436" calcext:value-type="float">
            <text:p>7291436</text:p>
          </table:table-cell>
          <table:table-cell office:value-type="float" office:value="7234099" calcext:value-type="float">
            <text:p>7234099</text:p>
          </table:table-cell>
          <table:table-cell office:value-type="float" office:value="7199077" calcext:value-type="float">
            <text:p>7199077</text:p>
          </table:table-cell>
          <table:table-cell office:value-type="float" office:value="7164132" calcext:value-type="float">
            <text:p>7164132</text:p>
          </table:table-cell>
          <table:table-cell office:value-type="float" office:value="7130576" calcext:value-type="float">
            <text:p>7130576</text:p>
          </table:table-cell>
          <table:table-cell office:value-type="float" office:value="7095383" calcext:value-type="float">
            <text:p>7095383</text:p>
          </table:table-cell>
          <table:table-cell office:value-type="float" office:value="7058322" calcext:value-type="float">
            <text:p>7058322</text:p>
          </table:table-cell>
          <table:table-cell office:value-type="float" office:value="7020858" calcext:value-type="float">
            <text:p>7020858</text:p>
          </table:table-cell>
          <table:table-cell office:value-type="float" office:value="6982084" calcext:value-type="float">
            <text:p>6982084</text:p>
          </table:table-cell>
        </table:table-row>
        <table:table-row table:style-name="ro1">
          <table:table-cell office:value-type="string" calcext:value-type="string">
            <text:p>Afrique subsaharienne (hors revenu élevé)</text:p>
          </table:table-cell>
          <table:table-cell office:value-type="string" calcext:value-type="string">
            <text:p>SSA</text:p>
          </table:table-cell>
          <table:table-cell office:value-type="float" office:value="227191523" calcext:value-type="float">
            <text:p>227191523</text:p>
          </table:table-cell>
          <table:table-cell office:value-type="float" office:value="232524149" calcext:value-type="float">
            <text:p>232524149</text:p>
          </table:table-cell>
          <table:table-cell office:value-type="float" office:value="238077656" calcext:value-type="float">
            <text:p>238077656</text:p>
          </table:table-cell>
          <table:table-cell office:value-type="float" office:value="243848250" calcext:value-type="float">
            <text:p>243848250</text:p>
          </table:table-cell>
          <table:table-cell office:value-type="float" office:value="249827421" calcext:value-type="float">
            <text:p>249827421</text:p>
          </table:table-cell>
          <table:table-cell office:value-type="float" office:value="256012311" calcext:value-type="float">
            <text:p>256012311</text:p>
          </table:table-cell>
          <table:table-cell office:value-type="float" office:value="262405723" calcext:value-type="float">
            <text:p>262405723</text:p>
          </table:table-cell>
          <table:table-cell office:value-type="float" office:value="269022313" calcext:value-type="float">
            <text:p>269022313</text:p>
          </table:table-cell>
          <table:table-cell office:value-type="float" office:value="275886090" calcext:value-type="float">
            <text:p>275886090</text:p>
          </table:table-cell>
          <table:table-cell office:value-type="float" office:value="283027719" calcext:value-type="float">
            <text:p>283027719</text:p>
          </table:table-cell>
          <table:table-cell office:value-type="float" office:value="290472589" calcext:value-type="float">
            <text:p>290472589</text:p>
          </table:table-cell>
          <table:table-cell office:value-type="float" office:value="298229373" calcext:value-type="float">
            <text:p>298229373</text:p>
          </table:table-cell>
          <table:table-cell office:value-type="float" office:value="306303245" calcext:value-type="float">
            <text:p>306303245</text:p>
          </table:table-cell>
          <table:table-cell office:value-type="float" office:value="314704275" calcext:value-type="float">
            <text:p>314704275</text:p>
          </table:table-cell>
          <table:table-cell office:value-type="float" office:value="323442251" calcext:value-type="float">
            <text:p>323442251</text:p>
          </table:table-cell>
          <table:table-cell office:value-type="float" office:value="332524194" calcext:value-type="float">
            <text:p>332524194</text:p>
          </table:table-cell>
          <table:table-cell office:value-type="float" office:value="341958327" calcext:value-type="float">
            <text:p>341958327</text:p>
          </table:table-cell>
          <table:table-cell office:value-type="float" office:value="351746884" calcext:value-type="float">
            <text:p>351746884</text:p>
          </table:table-cell>
          <table:table-cell office:value-type="float" office:value="361877211" calcext:value-type="float">
            <text:p>361877211</text:p>
          </table:table-cell>
          <table:table-cell office:value-type="float" office:value="372341499" calcext:value-type="float">
            <text:p>372341499</text:p>
          </table:table-cell>
          <table:table-cell office:value-type="float" office:value="383124971" calcext:value-type="float">
            <text:p>383124971</text:p>
          </table:table-cell>
          <table:table-cell office:value-type="float" office:value="394217921" calcext:value-type="float">
            <text:p>394217921</text:p>
          </table:table-cell>
          <table:table-cell office:value-type="float" office:value="405624490" calcext:value-type="float">
            <text:p>405624490</text:p>
          </table:table-cell>
          <table:table-cell office:value-type="float" office:value="417361346" calcext:value-type="float">
            <text:p>417361346</text:p>
          </table:table-cell>
          <table:table-cell office:value-type="float" office:value="429457221" calcext:value-type="float">
            <text:p>429457221</text:p>
          </table:table-cell>
          <table:table-cell office:value-type="float" office:value="441922766" calcext:value-type="float">
            <text:p>441922766</text:p>
          </table:table-cell>
          <table:table-cell office:value-type="float" office:value="454769977" calcext:value-type="float">
            <text:p>454769977</text:p>
          </table:table-cell>
          <table:table-cell office:value-type="float" office:value="467984669" calcext:value-type="float">
            <text:p>467984669</text:p>
          </table:table-cell>
          <table:table-cell office:value-type="float" office:value="481525537" calcext:value-type="float">
            <text:p>481525537</text:p>
          </table:table-cell>
          <table:table-cell office:value-type="float" office:value="495338224" calcext:value-type="float">
            <text:p>495338224</text:p>
          </table:table-cell>
          <table:table-cell office:value-type="float" office:value="509382344" calcext:value-type="float">
            <text:p>509382344</text:p>
          </table:table-cell>
          <table:table-cell office:value-type="float" office:value="523656474" calcext:value-type="float">
            <text:p>523656474</text:p>
          </table:table-cell>
          <table:table-cell office:value-type="float" office:value="538175706" calcext:value-type="float">
            <text:p>538175706</text:p>
          </table:table-cell>
          <table:table-cell office:value-type="float" office:value="552948109" calcext:value-type="float">
            <text:p>552948109</text:p>
          </table:table-cell>
          <table:table-cell office:value-type="float" office:value="567997803" calcext:value-type="float">
            <text:p>567997803</text:p>
          </table:table-cell>
          <table:table-cell office:value-type="float" office:value="583337957" calcext:value-type="float">
            <text:p>583337957</text:p>
          </table:table-cell>
          <table:table-cell office:value-type="float" office:value="598991362" calcext:value-type="float">
            <text:p>598991362</text:p>
          </table:table-cell>
          <table:table-cell office:value-type="float" office:value="614977052" calcext:value-type="float">
            <text:p>614977052</text:p>
          </table:table-cell>
          <table:table-cell office:value-type="float" office:value="631321810" calcext:value-type="float">
            <text:p>631321810</text:p>
          </table:table-cell>
          <table:table-cell office:value-type="float" office:value="648067906" calcext:value-type="float">
            <text:p>648067906</text:p>
          </table:table-cell>
          <table:table-cell office:value-type="float" office:value="665246450" calcext:value-type="float">
            <text:p>665246450</text:p>
          </table:table-cell>
          <table:table-cell office:value-type="float" office:value="682874868" calcext:value-type="float">
            <text:p>682874868</text:p>
          </table:table-cell>
          <table:table-cell office:value-type="float" office:value="700982444" calcext:value-type="float">
            <text:p>700982444</text:p>
          </table:table-cell>
          <table:table-cell office:value-type="float" office:value="719633428" calcext:value-type="float">
            <text:p>719633428</text:p>
          </table:table-cell>
          <table:table-cell office:value-type="float" office:value="738900780" calcext:value-type="float">
            <text:p>738900780</text:p>
          </table:table-cell>
          <table:table-cell office:value-type="float" office:value="758841823" calcext:value-type="float">
            <text:p>758841823</text:p>
          </table:table-cell>
          <table:table-cell office:value-type="float" office:value="779482220" calcext:value-type="float">
            <text:p>779482220</text:p>
          </table:table-cell>
          <table:table-cell office:value-type="float" office:value="800823501" calcext:value-type="float">
            <text:p>800823501</text:p>
          </table:table-cell>
          <table:table-cell office:value-type="float" office:value="822858501" calcext:value-type="float">
            <text:p>822858501</text:p>
          </table:table-cell>
          <table:table-cell office:value-type="float" office:value="845567916" calcext:value-type="float">
            <text:p>845567916</text:p>
          </table:table-cell>
          <table:table-cell office:value-type="float" office:value="868935336" calcext:value-type="float">
            <text:p>868935336</text:p>
          </table:table-cell>
          <table:table-cell office:value-type="float" office:value="892958731" calcext:value-type="float">
            <text:p>892958731</text:p>
          </table:table-cell>
          <table:table-cell office:value-type="float" office:value="917638670" calcext:value-type="float">
            <text:p>917638670</text:p>
          </table:table-cell>
          <table:table-cell office:value-type="float" office:value="942951121" calcext:value-type="float">
            <text:p>942951121</text:p>
          </table:table-cell>
          <table:table-cell office:value-type="float" office:value="968868428" calcext:value-type="float">
            <text:p>968868428</text:p>
          </table:table-cell>
          <table:table-cell office:value-type="float" office:value="995365059" calcext:value-type="float">
            <text:p>995365059</text:p>
          </table:table-cell>
          <table:table-cell office:value-type="float" office:value="1022431864" calcext:value-type="float">
            <text:p>1022431864</text:p>
          </table:table-cell>
          <table:table-cell office:value-type="float" office:value="1050057829" calcext:value-type="float">
            <text:p>1050057829</text:p>
          </table:table-cell>
          <table:table-cell office:value-type="float" office:value="1078209758" calcext:value-type="float">
            <text:p>1078209758</text:p>
          </table:table-cell>
        </table:table-row>
        <table:table-row table:style-name="ro1">
          <table:table-cell office:value-type="string" calcext:value-type="string">
            <text:p>Soudan du Sud</text:p>
          </table:table-cell>
          <table:table-cell office:value-type="string" calcext:value-type="string">
            <text:p>SSD</text:p>
          </table:table-cell>
          <table:table-cell office:value-type="float" office:value="2842724" calcext:value-type="float">
            <text:p>2842724</text:p>
          </table:table-cell>
          <table:table-cell office:value-type="float" office:value="2895605" calcext:value-type="float">
            <text:p>2895605</text:p>
          </table:table-cell>
          <table:table-cell office:value-type="float" office:value="2951043" calcext:value-type="float">
            <text:p>2951043</text:p>
          </table:table-cell>
          <table:table-cell office:value-type="float" office:value="3009062" calcext:value-type="float">
            <text:p>3009062</text:p>
          </table:table-cell>
          <table:table-cell office:value-type="float" office:value="3069739" calcext:value-type="float">
            <text:p>3069739</text:p>
          </table:table-cell>
          <table:table-cell office:value-type="float" office:value="3133150" calcext:value-type="float">
            <text:p>3133150</text:p>
          </table:table-cell>
          <table:table-cell office:value-type="float" office:value="3199343" calcext:value-type="float">
            <text:p>3199343</text:p>
          </table:table-cell>
          <table:table-cell office:value-type="float" office:value="3268405" calcext:value-type="float">
            <text:p>3268405</text:p>
          </table:table-cell>
          <table:table-cell office:value-type="float" office:value="3340422" calcext:value-type="float">
            <text:p>3340422</text:p>
          </table:table-cell>
          <table:table-cell office:value-type="float" office:value="3415576" calcext:value-type="float">
            <text:p>3415576</text:p>
          </table:table-cell>
          <table:table-cell office:value-type="float" office:value="3494004" calcext:value-type="float">
            <text:p>3494004</text:p>
          </table:table-cell>
          <table:table-cell office:value-type="float" office:value="3575900" calcext:value-type="float">
            <text:p>3575900</text:p>
          </table:table-cell>
          <table:table-cell office:value-type="float" office:value="3661440" calcext:value-type="float">
            <text:p>3661440</text:p>
          </table:table-cell>
          <table:table-cell office:value-type="float" office:value="3750782" calcext:value-type="float">
            <text:p>3750782</text:p>
          </table:table-cell>
          <table:table-cell office:value-type="float" office:value="3844104" calcext:value-type="float">
            <text:p>3844104</text:p>
          </table:table-cell>
          <table:table-cell office:value-type="float" office:value="3941618" calcext:value-type="float">
            <text:p>3941618</text:p>
          </table:table-cell>
          <table:table-cell office:value-type="float" office:value="4041791" calcext:value-type="float">
            <text:p>4041791</text:p>
          </table:table-cell>
          <table:table-cell office:value-type="float" office:value="4144554" calcext:value-type="float">
            <text:p>4144554</text:p>
          </table:table-cell>
          <table:table-cell office:value-type="float" office:value="4253083" calcext:value-type="float">
            <text:p>4253083</text:p>
          </table:table-cell>
          <table:table-cell office:value-type="float" office:value="4371714" calcext:value-type="float">
            <text:p>4371714</text:p>
          </table:table-cell>
          <table:table-cell office:value-type="float" office:value="4502604" calcext:value-type="float">
            <text:p>4502604</text:p>
          </table:table-cell>
          <table:table-cell office:value-type="float" office:value="4646489" calcext:value-type="float">
            <text:p>4646489</text:p>
          </table:table-cell>
          <table:table-cell office:value-type="float" office:value="4799434" calcext:value-type="float">
            <text:p>4799434</text:p>
          </table:table-cell>
          <table:table-cell office:value-type="float" office:value="4953151" calcext:value-type="float">
            <text:p>4953151</text:p>
          </table:table-cell>
          <table:table-cell office:value-type="float" office:value="5096482" calcext:value-type="float">
            <text:p>5096482</text:p>
          </table:table-cell>
          <table:table-cell office:value-type="float" office:value="5220747" calcext:value-type="float">
            <text:p>5220747</text:p>
          </table:table-cell>
          <table:table-cell office:value-type="float" office:value="5328164" calcext:value-type="float">
            <text:p>5328164</text:p>
          </table:table-cell>
          <table:table-cell office:value-type="float" office:value="5419809" calcext:value-type="float">
            <text:p>5419809</text:p>
          </table:table-cell>
          <table:table-cell office:value-type="float" office:value="5485282" calcext:value-type="float">
            <text:p>5485282</text:p>
          </table:table-cell>
          <table:table-cell office:value-type="float" office:value="5511579" calcext:value-type="float">
            <text:p>5511579</text:p>
          </table:table-cell>
          <table:table-cell office:value-type="float" office:value="5492623" calcext:value-type="float">
            <text:p>5492623</text:p>
          </table:table-cell>
          <table:table-cell office:value-type="float" office:value="5420171" calcext:value-type="float">
            <text:p>5420171</text:p>
          </table:table-cell>
          <table:table-cell office:value-type="float" office:value="5305457" calcext:value-type="float">
            <text:p>5305457</text:p>
          </table:table-cell>
          <table:table-cell office:value-type="float" office:value="5185699" calcext:value-type="float">
            <text:p>5185699</text:p>
          </table:table-cell>
          <table:table-cell office:value-type="float" office:value="5111365" calcext:value-type="float">
            <text:p>5111365</text:p>
          </table:table-cell>
          <table:table-cell office:value-type="float" office:value="5118083" calcext:value-type="float">
            <text:p>5118083</text:p>
          </table:table-cell>
          <table:table-cell office:value-type="float" office:value="5221926" calcext:value-type="float">
            <text:p>5221926</text:p>
          </table:table-cell>
          <table:table-cell office:value-type="float" office:value="5411655" calcext:value-type="float">
            <text:p>5411655</text:p>
          </table:table-cell>
          <table:table-cell office:value-type="float" office:value="5661942" calcext:value-type="float">
            <text:p>5661942</text:p>
          </table:table-cell>
          <table:table-cell office:value-type="float" office:value="5933882" calcext:value-type="float">
            <text:p>5933882</text:p>
          </table:table-cell>
          <table:table-cell office:value-type="float" office:value="6199394" calcext:value-type="float">
            <text:p>6199394</text:p>
          </table:table-cell>
          <table:table-cell office:value-type="float" office:value="6447793" calcext:value-type="float">
            <text:p>6447793</text:p>
          </table:table-cell>
          <table:table-cell office:value-type="float" office:value="6688226" calcext:value-type="float">
            <text:p>6688226</text:p>
          </table:table-cell>
          <table:table-cell office:value-type="float" office:value="6935676" calcext:value-type="float">
            <text:p>6935676</text:p>
          </table:table-cell>
          <table:table-cell office:value-type="float" office:value="7213351" calcext:value-type="float">
            <text:p>7213351</text:p>
          </table:table-cell>
          <table:table-cell office:value-type="float" office:value="7535932" calcext:value-type="float">
            <text:p>7535932</text:p>
          </table:table-cell>
          <table:table-cell office:value-type="float" office:value="7907406" calcext:value-type="float">
            <text:p>7907406</text:p>
          </table:table-cell>
          <table:table-cell office:value-type="float" office:value="8315139" calcext:value-type="float">
            <text:p>8315139</text:p>
          </table:table-cell>
          <table:table-cell office:value-type="float" office:value="8736939" calcext:value-type="float">
            <text:p>8736939</text:p>
          </table:table-cell>
          <table:table-cell office:value-type="float" office:value="9142259" calcext:value-type="float">
            <text:p>9142259</text:p>
          </table:table-cell>
          <table:table-cell office:value-type="float" office:value="9508364" calcext:value-type="float">
            <text:p>9508364</text:p>
          </table:table-cell>
          <table:table-cell office:value-type="float" office:value="9830698" calcext:value-type="float">
            <text:p>9830698</text:p>
          </table:table-cell>
          <table:table-cell office:value-type="float" office:value="10113647" calcext:value-type="float">
            <text:p>10113647</text:p>
          </table:table-cell>
          <table:table-cell office:value-type="float" office:value="10355036" calcext:value-type="float">
            <text:p>10355036</text:p>
          </table:table-cell>
          <table:table-cell office:value-type="float" office:value="10554883" calcext:value-type="float">
            <text:p>10554883</text:p>
          </table:table-cell>
          <table:table-cell office:value-type="float" office:value="10715658" calcext:value-type="float">
            <text:p>10715658</text:p>
          </table:table-cell>
          <table:table-cell office:value-type="float" office:value="10832512" calcext:value-type="float">
            <text:p>10832512</text:p>
          </table:table-cell>
          <table:table-cell office:value-type="float" office:value="10910759" calcext:value-type="float">
            <text:p>10910759</text:p>
          </table:table-cell>
          <table:table-cell office:value-type="float" office:value="10975920" calcext:value-type="float">
            <text:p>10975920</text:p>
          </table:table-cell>
        </table:table-row>
        <table:table-row table:style-name="ro1">
          <table:table-cell office:value-type="string" calcext:value-type="string">
            <text:p>Afrique subsaharienne</text:p>
          </table:table-cell>
          <table:table-cell office:value-type="string" calcext:value-type="string">
            <text:p>SSF</text:p>
          </table:table-cell>
          <table:table-cell office:value-type="float" office:value="227233223" calcext:value-type="float">
            <text:p>227233223</text:p>
          </table:table-cell>
          <table:table-cell office:value-type="float" office:value="232567038" calcext:value-type="float">
            <text:p>232567038</text:p>
          </table:table-cell>
          <table:table-cell office:value-type="float" office:value="238121698" calcext:value-type="float">
            <text:p>238121698</text:p>
          </table:table-cell>
          <table:table-cell office:value-type="float" office:value="243893426" calcext:value-type="float">
            <text:p>243893426</text:p>
          </table:table-cell>
          <table:table-cell office:value-type="float" office:value="249873743" calcext:value-type="float">
            <text:p>249873743</text:p>
          </table:table-cell>
          <table:table-cell office:value-type="float" office:value="256059811" calcext:value-type="float">
            <text:p>256059811</text:p>
          </table:table-cell>
          <table:table-cell office:value-type="float" office:value="262454422" calcext:value-type="float">
            <text:p>262454422</text:p>
          </table:table-cell>
          <table:table-cell office:value-type="float" office:value="269072224" calcext:value-type="float">
            <text:p>269072224</text:p>
          </table:table-cell>
          <table:table-cell office:value-type="float" office:value="275937224" calcext:value-type="float">
            <text:p>275937224</text:p>
          </table:table-cell>
          <table:table-cell office:value-type="float" office:value="283080084" calcext:value-type="float">
            <text:p>283080084</text:p>
          </table:table-cell>
          <table:table-cell office:value-type="float" office:value="290526189" calcext:value-type="float">
            <text:p>290526189</text:p>
          </table:table-cell>
          <table:table-cell office:value-type="float" office:value="298284068" calcext:value-type="float">
            <text:p>298284068</text:p>
          </table:table-cell>
          <table:table-cell office:value-type="float" office:value="306359274" calcext:value-type="float">
            <text:p>306359274</text:p>
          </table:table-cell>
          <table:table-cell office:value-type="float" office:value="314761167" calcext:value-type="float">
            <text:p>314761167</text:p>
          </table:table-cell>
          <table:table-cell office:value-type="float" office:value="323500188" calcext:value-type="float">
            <text:p>323500188</text:p>
          </table:table-cell>
          <table:table-cell office:value-type="float" office:value="332583486" calcext:value-type="float">
            <text:p>332583486</text:p>
          </table:table-cell>
          <table:table-cell office:value-type="float" office:value="342018831" calcext:value-type="float">
            <text:p>342018831</text:p>
          </table:table-cell>
          <table:table-cell office:value-type="float" office:value="351808670" calcext:value-type="float">
            <text:p>351808670</text:p>
          </table:table-cell>
          <table:table-cell office:value-type="float" office:value="361939361" calcext:value-type="float">
            <text:p>361939361</text:p>
          </table:table-cell>
          <table:table-cell office:value-type="float" office:value="372404185" calcext:value-type="float">
            <text:p>372404185</text:p>
          </table:table-cell>
          <table:table-cell office:value-type="float" office:value="383188232" calcext:value-type="float">
            <text:p>383188232</text:p>
          </table:table-cell>
          <table:table-cell office:value-type="float" office:value="394281956" calcext:value-type="float">
            <text:p>394281956</text:p>
          </table:table-cell>
          <table:table-cell office:value-type="float" office:value="405688903" calcext:value-type="float">
            <text:p>405688903</text:p>
          </table:table-cell>
          <table:table-cell office:value-type="float" office:value="417425681" calcext:value-type="float">
            <text:p>417425681</text:p>
          </table:table-cell>
          <table:table-cell office:value-type="float" office:value="429521938" calcext:value-type="float">
            <text:p>429521938</text:p>
          </table:table-cell>
          <table:table-cell office:value-type="float" office:value="441988010" calcext:value-type="float">
            <text:p>441988010</text:p>
          </table:table-cell>
          <table:table-cell office:value-type="float" office:value="454835629" calcext:value-type="float">
            <text:p>454835629</text:p>
          </table:table-cell>
          <table:table-cell office:value-type="float" office:value="468053168" calcext:value-type="float">
            <text:p>468053168</text:p>
          </table:table-cell>
          <table:table-cell office:value-type="float" office:value="481594292" calcext:value-type="float">
            <text:p>481594292</text:p>
          </table:table-cell>
          <table:table-cell office:value-type="float" office:value="495407391" calcext:value-type="float">
            <text:p>495407391</text:p>
          </table:table-cell>
          <table:table-cell office:value-type="float" office:value="509451851" calcext:value-type="float">
            <text:p>509451851</text:p>
          </table:table-cell>
          <table:table-cell office:value-type="float" office:value="523726913" calcext:value-type="float">
            <text:p>523726913</text:p>
          </table:table-cell>
          <table:table-cell office:value-type="float" office:value="538246469" calcext:value-type="float">
            <text:p>538246469</text:p>
          </table:table-cell>
          <table:table-cell office:value-type="float" office:value="553020362" calcext:value-type="float">
            <text:p>553020362</text:p>
          </table:table-cell>
          <table:table-cell office:value-type="float" office:value="568072008" calcext:value-type="float">
            <text:p>568072008</text:p>
          </table:table-cell>
          <table:table-cell office:value-type="float" office:value="583413261" calcext:value-type="float">
            <text:p>583413261</text:p>
          </table:table-cell>
          <table:table-cell office:value-type="float" office:value="599067779" calcext:value-type="float">
            <text:p>599067779</text:p>
          </table:table-cell>
          <table:table-cell office:value-type="float" office:value="615054371" calcext:value-type="float">
            <text:p>615054371</text:p>
          </table:table-cell>
          <table:table-cell office:value-type="float" office:value="631400656" calcext:value-type="float">
            <text:p>631400656</text:p>
          </table:table-cell>
          <table:table-cell office:value-type="float" office:value="648148316" calcext:value-type="float">
            <text:p>648148316</text:p>
          </table:table-cell>
          <table:table-cell office:value-type="float" office:value="665327581" calcext:value-type="float">
            <text:p>665327581</text:p>
          </table:table-cell>
          <table:table-cell office:value-type="float" office:value="682956070" calcext:value-type="float">
            <text:p>682956070</text:p>
          </table:table-cell>
          <table:table-cell office:value-type="float" office:value="701066167" calcext:value-type="float">
            <text:p>701066167</text:p>
          </table:table-cell>
          <table:table-cell office:value-type="float" office:value="719716209" calcext:value-type="float">
            <text:p>719716209</text:p>
          </table:table-cell>
          <table:table-cell office:value-type="float" office:value="738983255" calcext:value-type="float">
            <text:p>738983255</text:p>
          </table:table-cell>
          <table:table-cell office:value-type="float" office:value="758924681" calcext:value-type="float">
            <text:p>758924681</text:p>
          </table:table-cell>
          <table:table-cell office:value-type="float" office:value="779566820" calcext:value-type="float">
            <text:p>779566820</text:p>
          </table:table-cell>
          <table:table-cell office:value-type="float" office:value="800908534" calcext:value-type="float">
            <text:p>800908534</text:p>
          </table:table-cell>
          <table:table-cell office:value-type="float" office:value="822945457" calcext:value-type="float">
            <text:p>822945457</text:p>
          </table:table-cell>
          <table:table-cell office:value-type="float" office:value="845655214" calcext:value-type="float">
            <text:p>845655214</text:p>
          </table:table-cell>
          <table:table-cell office:value-type="float" office:value="869025106" calcext:value-type="float">
            <text:p>869025106</text:p>
          </table:table-cell>
          <table:table-cell office:value-type="float" office:value="893046172" calcext:value-type="float">
            <text:p>893046172</text:p>
          </table:table-cell>
          <table:table-cell office:value-type="float" office:value="917726973" calcext:value-type="float">
            <text:p>917726973</text:p>
          </table:table-cell>
          <table:table-cell office:value-type="float" office:value="943041070" calcext:value-type="float">
            <text:p>943041070</text:p>
          </table:table-cell>
          <table:table-cell office:value-type="float" office:value="968959787" calcext:value-type="float">
            <text:p>968959787</text:p>
          </table:table-cell>
          <table:table-cell office:value-type="float" office:value="995458478" calcext:value-type="float">
            <text:p>995458478</text:p>
          </table:table-cell>
          <table:table-cell office:value-type="float" office:value="1022526541" calcext:value-type="float">
            <text:p>1022526541</text:p>
          </table:table-cell>
          <table:table-cell office:value-type="float" office:value="1050153672" calcext:value-type="float">
            <text:p>1050153672</text:p>
          </table:table-cell>
          <table:table-cell office:value-type="float" office:value="1078306520" calcext:value-type="float">
            <text:p>1078306520</text:p>
          </table:table-cell>
        </table:table-row>
        <table:table-row table:style-name="ro1">
          <table:table-cell office:value-type="string" calcext:value-type="string">
            <text:p>Petits états</text:p>
          </table:table-cell>
          <table:table-cell office:value-type="string" calcext:value-type="string">
            <text:p>SST</text:p>
          </table:table-cell>
          <table:table-cell office:value-type="float" office:value="14211639" calcext:value-type="float">
            <text:p>14211639</text:p>
          </table:table-cell>
          <table:table-cell office:value-type="float" office:value="14483282" calcext:value-type="float">
            <text:p>14483282</text:p>
          </table:table-cell>
          <table:table-cell office:value-type="float" office:value="14762138" calcext:value-type="float">
            <text:p>14762138</text:p>
          </table:table-cell>
          <table:table-cell office:value-type="float" office:value="15045773" calcext:value-type="float">
            <text:p>15045773</text:p>
          </table:table-cell>
          <table:table-cell office:value-type="float" office:value="15333405" calcext:value-type="float">
            <text:p>15333405</text:p>
          </table:table-cell>
          <table:table-cell office:value-type="float" office:value="15621028" calcext:value-type="float">
            <text:p>15621028</text:p>
          </table:table-cell>
          <table:table-cell office:value-type="float" office:value="15906032" calcext:value-type="float">
            <text:p>15906032</text:p>
          </table:table-cell>
          <table:table-cell office:value-type="float" office:value="16189727" calcext:value-type="float">
            <text:p>16189727</text:p>
          </table:table-cell>
          <table:table-cell office:value-type="float" office:value="16478305" calcext:value-type="float">
            <text:p>16478305</text:p>
          </table:table-cell>
          <table:table-cell office:value-type="float" office:value="16772164" calcext:value-type="float">
            <text:p>16772164</text:p>
          </table:table-cell>
          <table:table-cell office:value-type="float" office:value="17073346" calcext:value-type="float">
            <text:p>17073346</text:p>
          </table:table-cell>
          <table:table-cell office:value-type="float" office:value="17384861" calcext:value-type="float">
            <text:p>17384861</text:p>
          </table:table-cell>
          <table:table-cell office:value-type="float" office:value="17702858" calcext:value-type="float">
            <text:p>17702858</text:p>
          </table:table-cell>
          <table:table-cell office:value-type="float" office:value="18024937" calcext:value-type="float">
            <text:p>18024937</text:p>
          </table:table-cell>
          <table:table-cell office:value-type="float" office:value="18352313" calcext:value-type="float">
            <text:p>18352313</text:p>
          </table:table-cell>
          <table:table-cell office:value-type="float" office:value="18688110" calcext:value-type="float">
            <text:p>18688110</text:p>
          </table:table-cell>
          <table:table-cell office:value-type="float" office:value="19027631" calcext:value-type="float">
            <text:p>19027631</text:p>
          </table:table-cell>
          <table:table-cell office:value-type="float" office:value="19373936" calcext:value-type="float">
            <text:p>19373936</text:p>
          </table:table-cell>
          <table:table-cell office:value-type="float" office:value="19729135" calcext:value-type="float">
            <text:p>19729135</text:p>
          </table:table-cell>
          <table:table-cell office:value-type="float" office:value="20104292" calcext:value-type="float">
            <text:p>20104292</text:p>
          </table:table-cell>
          <table:table-cell office:value-type="float" office:value="20501059" calcext:value-type="float">
            <text:p>20501059</text:p>
          </table:table-cell>
          <table:table-cell office:value-type="float" office:value="20918882" calcext:value-type="float">
            <text:p>20918882</text:p>
          </table:table-cell>
          <table:table-cell office:value-type="float" office:value="21359026" calcext:value-type="float">
            <text:p>21359026</text:p>
          </table:table-cell>
          <table:table-cell office:value-type="float" office:value="21809947" calcext:value-type="float">
            <text:p>21809947</text:p>
          </table:table-cell>
          <table:table-cell office:value-type="float" office:value="22269313" calcext:value-type="float">
            <text:p>22269313</text:p>
          </table:table-cell>
          <table:table-cell office:value-type="float" office:value="22740402" calcext:value-type="float">
            <text:p>22740402</text:p>
          </table:table-cell>
          <table:table-cell office:value-type="float" office:value="23219524" calcext:value-type="float">
            <text:p>23219524</text:p>
          </table:table-cell>
          <table:table-cell office:value-type="float" office:value="23705899" calcext:value-type="float">
            <text:p>23705899</text:p>
          </table:table-cell>
          <table:table-cell office:value-type="float" office:value="24190638" calcext:value-type="float">
            <text:p>24190638</text:p>
          </table:table-cell>
          <table:table-cell office:value-type="float" office:value="24669512" calcext:value-type="float">
            <text:p>24669512</text:p>
          </table:table-cell>
          <table:table-cell office:value-type="float" office:value="25134362" calcext:value-type="float">
            <text:p>25134362</text:p>
          </table:table-cell>
          <table:table-cell office:value-type="float" office:value="25593376" calcext:value-type="float">
            <text:p>25593376</text:p>
          </table:table-cell>
          <table:table-cell office:value-type="float" office:value="26020302" calcext:value-type="float">
            <text:p>26020302</text:p>
          </table:table-cell>
          <table:table-cell office:value-type="float" office:value="26428552" calcext:value-type="float">
            <text:p>26428552</text:p>
          </table:table-cell>
          <table:table-cell office:value-type="float" office:value="26841234" calcext:value-type="float">
            <text:p>26841234</text:p>
          </table:table-cell>
          <table:table-cell office:value-type="float" office:value="27247899" calcext:value-type="float">
            <text:p>27247899</text:p>
          </table:table-cell>
          <table:table-cell office:value-type="float" office:value="27660288" calcext:value-type="float">
            <text:p>27660288</text:p>
          </table:table-cell>
          <table:table-cell office:value-type="float" office:value="28081620" calcext:value-type="float">
            <text:p>28081620</text:p>
          </table:table-cell>
          <table:table-cell office:value-type="float" office:value="28504847" calcext:value-type="float">
            <text:p>28504847</text:p>
          </table:table-cell>
          <table:table-cell office:value-type="float" office:value="28948606" calcext:value-type="float">
            <text:p>28948606</text:p>
          </table:table-cell>
          <table:table-cell office:value-type="float" office:value="29393029" calcext:value-type="float">
            <text:p>29393029</text:p>
          </table:table-cell>
          <table:table-cell office:value-type="float" office:value="29820335" calcext:value-type="float">
            <text:p>29820335</text:p>
          </table:table-cell>
          <table:table-cell office:value-type="float" office:value="30250175" calcext:value-type="float">
            <text:p>30250175</text:p>
          </table:table-cell>
          <table:table-cell office:value-type="float" office:value="30697311" calcext:value-type="float">
            <text:p>30697311</text:p>
          </table:table-cell>
          <table:table-cell office:value-type="float" office:value="31189626" calcext:value-type="float">
            <text:p>31189626</text:p>
          </table:table-cell>
          <table:table-cell office:value-type="float" office:value="31746604" calcext:value-type="float">
            <text:p>31746604</text:p>
          </table:table-cell>
          <table:table-cell office:value-type="float" office:value="32375210" calcext:value-type="float">
            <text:p>32375210</text:p>
          </table:table-cell>
          <table:table-cell office:value-type="float" office:value="33066727" calcext:value-type="float">
            <text:p>33066727</text:p>
          </table:table-cell>
          <table:table-cell office:value-type="float" office:value="33798838" calcext:value-type="float">
            <text:p>33798838</text:p>
          </table:table-cell>
          <table:table-cell office:value-type="float" office:value="34529596" calcext:value-type="float">
            <text:p>34529596</text:p>
          </table:table-cell>
          <table:table-cell office:value-type="float" office:value="35238667" calcext:value-type="float">
            <text:p>35238667</text:p>
          </table:table-cell>
          <table:table-cell office:value-type="float" office:value="35912147" calcext:value-type="float">
            <text:p>35912147</text:p>
          </table:table-cell>
          <table:table-cell office:value-type="float" office:value="36568692" calcext:value-type="float">
            <text:p>36568692</text:p>
          </table:table-cell>
          <table:table-cell office:value-type="float" office:value="37214028" calcext:value-type="float">
            <text:p>37214028</text:p>
          </table:table-cell>
          <table:table-cell office:value-type="float" office:value="37862981" calcext:value-type="float">
            <text:p>37862981</text:p>
          </table:table-cell>
          <table:table-cell office:value-type="float" office:value="38526753" calcext:value-type="float">
            <text:p>38526753</text:p>
          </table:table-cell>
          <table:table-cell office:value-type="float" office:value="39200572" calcext:value-type="float">
            <text:p>39200572</text:p>
          </table:table-cell>
          <table:table-cell office:value-type="float" office:value="39885876" calcext:value-type="float">
            <text:p>39885876</text:p>
          </table:table-cell>
          <table:table-cell office:value-type="float" office:value="40575321" calcext:value-type="float">
            <text:p>40575321</text:p>
          </table:table-cell>
        </table:table-row>
        <table:table-row table:style-name="ro1">
          <table:table-cell office:value-type="string" calcext:value-type="string">
            <text:p>Sao Tomé-et-Principe</text:p>
          </table:table-cell>
          <table:table-cell office:value-type="string" calcext:value-type="string">
            <text:p>STP</text:p>
          </table:table-cell>
          <table:table-cell office:value-type="float" office:value="64302" calcext:value-type="float">
            <text:p>64302</text:p>
          </table:table-cell>
          <table:table-cell office:value-type="float" office:value="64602" calcext:value-type="float">
            <text:p>64602</text:p>
          </table:table-cell>
          <table:table-cell office:value-type="float" office:value="64479" calcext:value-type="float">
            <text:p>64479</text:p>
          </table:table-cell>
          <table:table-cell office:value-type="float" office:value="64231" calcext:value-type="float">
            <text:p>64231</text:p>
          </table:table-cell>
          <table:table-cell office:value-type="float" office:value="64277" calcext:value-type="float">
            <text:p>64277</text:p>
          </table:table-cell>
          <table:table-cell office:value-type="float" office:value="64892" calcext:value-type="float">
            <text:p>64892</text:p>
          </table:table-cell>
          <table:table-cell office:value-type="float" office:value="66183" calcext:value-type="float">
            <text:p>66183</text:p>
          </table:table-cell>
          <table:table-cell office:value-type="float" office:value="68047" calcext:value-type="float">
            <text:p>68047</text:p>
          </table:table-cell>
          <table:table-cell office:value-type="float" office:value="70257" calcext:value-type="float">
            <text:p>70257</text:p>
          </table:table-cell>
          <table:table-cell office:value-type="float" office:value="72507" calcext:value-type="float">
            <text:p>72507</text:p>
          </table:table-cell>
          <table:table-cell office:value-type="float" office:value="74564" calcext:value-type="float">
            <text:p>74564</text:p>
          </table:table-cell>
          <table:table-cell office:value-type="float" office:value="76347" calcext:value-type="float">
            <text:p>76347</text:p>
          </table:table-cell>
          <table:table-cell office:value-type="float" office:value="77934" calcext:value-type="float">
            <text:p>77934</text:p>
          </table:table-cell>
          <table:table-cell office:value-type="float" office:value="79464" calcext:value-type="float">
            <text:p>79464</text:p>
          </table:table-cell>
          <table:table-cell office:value-type="float" office:value="81152" calcext:value-type="float">
            <text:p>81152</text:p>
          </table:table-cell>
          <table:table-cell office:value-type="float" office:value="83138" calcext:value-type="float">
            <text:p>83138</text:p>
          </table:table-cell>
          <table:table-cell office:value-type="float" office:value="85481" calcext:value-type="float">
            <text:p>85481</text:p>
          </table:table-cell>
          <table:table-cell office:value-type="float" office:value="88110" calcext:value-type="float">
            <text:p>88110</text:p>
          </table:table-cell>
          <table:table-cell office:value-type="float" office:value="90843" calcext:value-type="float">
            <text:p>90843</text:p>
          </table:table-cell>
          <table:table-cell office:value-type="float" office:value="93461" calcext:value-type="float">
            <text:p>93461</text:p>
          </table:table-cell>
          <table:table-cell office:value-type="float" office:value="95794" calcext:value-type="float">
            <text:p>95794</text:p>
          </table:table-cell>
          <table:table-cell office:value-type="float" office:value="97770" calcext:value-type="float">
            <text:p>97770</text:p>
          </table:table-cell>
          <table:table-cell office:value-type="float" office:value="99473" calcext:value-type="float">
            <text:p>99473</text:p>
          </table:table-cell>
          <table:table-cell office:value-type="float" office:value="101066" calcext:value-type="float">
            <text:p>101066</text:p>
          </table:table-cell>
          <table:table-cell office:value-type="float" office:value="102829" calcext:value-type="float">
            <text:p>102829</text:p>
          </table:table-cell>
          <table:table-cell office:value-type="float" office:value="104924" calcext:value-type="float">
            <text:p>104924</text:p>
          </table:table-cell>
          <table:table-cell office:value-type="float" office:value="107429" calcext:value-type="float">
            <text:p>107429</text:p>
          </table:table-cell>
          <table:table-cell office:value-type="float" office:value="110254" calcext:value-type="float">
            <text:p>110254</text:p>
          </table:table-cell>
          <table:table-cell office:value-type="float" office:value="113285" calcext:value-type="float">
            <text:p>113285</text:p>
          </table:table-cell>
          <table:table-cell office:value-type="float" office:value="116320" calcext:value-type="float">
            <text:p>116320</text:p>
          </table:table-cell>
          <table:table-cell office:value-type="float" office:value="119209" calcext:value-type="float">
            <text:p>11920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4576" calcext:value-type="float">
            <text:p>124576</text:p>
          </table:table-cell>
          <table:table-cell office:value-type="float" office:value="127062" calcext:value-type="float">
            <text:p>127062</text:p>
          </table:table-cell>
          <table:table-cell office:value-type="float" office:value="129427" calcext:value-type="float">
            <text:p>129427</text:p>
          </table:table-cell>
          <table:table-cell office:value-type="float" office:value="131678" calcext:value-type="float">
            <text:p>131678</text:p>
          </table:table-cell>
          <table:table-cell office:value-type="float" office:value="133806" calcext:value-type="float">
            <text:p>133806</text:p>
          </table:table-cell>
          <table:table-cell office:value-type="float" office:value="135832" calcext:value-type="float">
            <text:p>135832</text:p>
          </table:table-cell>
          <table:table-cell office:value-type="float" office:value="137848" calcext:value-type="float">
            <text:p>137848</text:p>
          </table:table-cell>
          <table:table-cell office:value-type="float" office:value="139959" calcext:value-type="float">
            <text:p>139959</text:p>
          </table:table-cell>
          <table:table-cell office:value-type="float" office:value="142262" calcext:value-type="float">
            <text:p>142262</text:p>
          </table:table-cell>
          <table:table-cell office:value-type="float" office:value="144755" calcext:value-type="float">
            <text:p>144755</text:p>
          </table:table-cell>
          <table:table-cell office:value-type="float" office:value="147447" calcext:value-type="float">
            <text:p>147447</text:p>
          </table:table-cell>
          <table:table-cell office:value-type="float" office:value="150415" calcext:value-type="float">
            <text:p>150415</text:p>
          </table:table-cell>
          <table:table-cell office:value-type="float" office:value="153737" calcext:value-type="float">
            <text:p>153737</text:p>
          </table:table-cell>
          <table:table-cell office:value-type="float" office:value="157472" calcext:value-type="float">
            <text:p>157472</text:p>
          </table:table-cell>
          <table:table-cell office:value-type="float" office:value="161681" calcext:value-type="float">
            <text:p>161681</text:p>
          </table:table-cell>
          <table:table-cell office:value-type="float" office:value="166300" calcext:value-type="float">
            <text:p>166300</text:p>
          </table:table-cell>
          <table:table-cell office:value-type="float" office:value="171120" calcext:value-type="float">
            <text:p>171120</text:p>
          </table:table-cell>
          <table:table-cell office:value-type="float" office:value="175876" calcext:value-type="float">
            <text:p>175876</text:p>
          </table:table-cell>
          <table:table-cell office:value-type="float" office:value="180371" calcext:value-type="float">
            <text:p>180371</text:p>
          </table:table-cell>
          <table:table-cell office:value-type="float" office:value="184524" calcext:value-type="float">
            <text:p>184524</text:p>
          </table:table-cell>
          <table:table-cell office:value-type="float" office:value="188404" calcext:value-type="float">
            <text:p>188404</text:p>
          </table:table-cell>
          <table:table-cell office:value-type="float" office:value="192087" calcext:value-type="float">
            <text:p>192087</text:p>
          </table:table-cell>
          <table:table-cell office:value-type="float" office:value="195727" calcext:value-type="float">
            <text:p>195727</text:p>
          </table:table-cell>
          <table:table-cell office:value-type="float" office:value="199432" calcext:value-type="float">
            <text:p>199432</text:p>
          </table:table-cell>
          <table:table-cell office:value-type="float" office:value="203227" calcext:value-type="float">
            <text:p>203227</text:p>
          </table:table-cell>
          <table:table-cell office:value-type="float" office:value="207089" calcext:value-type="float">
            <text:p>207089</text:p>
          </table:table-cell>
          <table:table-cell office:value-type="float" office:value="211028" calcext:value-type="float">
            <text:p>211028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UR</text:p>
          </table:table-cell>
          <table:table-cell office:value-type="float" office:value="287871" calcext:value-type="float">
            <text:p>287871</text:p>
          </table:table-cell>
          <table:table-cell office:value-type="float" office:value="295916" calcext:value-type="float">
            <text:p>295916</text:p>
          </table:table-cell>
          <table:table-cell office:value-type="float" office:value="303895" calcext:value-type="float">
            <text:p>303895</text:p>
          </table:table-cell>
          <table:table-cell office:value-type="float" office:value="311947" calcext:value-type="float">
            <text:p>311947</text:p>
          </table:table-cell>
          <table:table-cell office:value-type="float" office:value="320270" calcext:value-type="float">
            <text:p>320270</text:p>
          </table:table-cell>
          <table:table-cell office:value-type="float" office:value="328936" calcext:value-type="float">
            <text:p>328936</text:p>
          </table:table-cell>
          <table:table-cell office:value-type="float" office:value="338158" calcext:value-type="float">
            <text:p>338158</text:p>
          </table:table-cell>
          <table:table-cell office:value-type="float" office:value="347660" calcext:value-type="float">
            <text:p>347660</text:p>
          </table:table-cell>
          <table:table-cell office:value-type="float" office:value="356550" calcext:value-type="float">
            <text:p>356550</text:p>
          </table:table-cell>
          <table:table-cell office:value-type="float" office:value="363575" calcext:value-type="float">
            <text:p>363575</text:p>
          </table:table-cell>
          <table:table-cell office:value-type="float" office:value="367931" calcext:value-type="float">
            <text:p>367931</text:p>
          </table:table-cell>
          <table:table-cell office:value-type="float" office:value="369236" calcext:value-type="float">
            <text:p>369236</text:p>
          </table:table-cell>
          <table:table-cell office:value-type="float" office:value="367907" calcext:value-type="float">
            <text:p>367907</text:p>
          </table:table-cell>
          <table:table-cell office:value-type="float" office:value="364915" calcext:value-type="float">
            <text:p>364915</text:p>
          </table:table-cell>
          <table:table-cell office:value-type="float" office:value="361667" calcext:value-type="float">
            <text:p>361667</text:p>
          </table:table-cell>
          <table:table-cell office:value-type="float" office:value="359226" calcext:value-type="float">
            <text:p>359226</text:p>
          </table:table-cell>
          <table:table-cell office:value-type="float" office:value="357953" calcext:value-type="float">
            <text:p>357953</text:p>
          </table:table-cell>
          <table:table-cell office:value-type="float" office:value="357659" calcext:value-type="float">
            <text:p>357659</text:p>
          </table:table-cell>
          <table:table-cell office:value-type="float" office:value="358099" calcext:value-type="float">
            <text:p>358099</text:p>
          </table:table-cell>
          <table:table-cell office:value-type="float" office:value="358818" calcext:value-type="float">
            <text:p>358818</text:p>
          </table:table-cell>
          <table:table-cell office:value-type="float" office:value="359519" calcext:value-type="float">
            <text:p>359519</text:p>
          </table:table-cell>
          <table:table-cell office:value-type="float" office:value="360143" calcext:value-type="float">
            <text:p>360143</text:p>
          </table:table-cell>
          <table:table-cell office:value-type="float" office:value="360920" calcext:value-type="float">
            <text:p>360920</text:p>
          </table:table-cell>
          <table:table-cell office:value-type="float" office:value="362276" calcext:value-type="float">
            <text:p>362276</text:p>
          </table:table-cell>
          <table:table-cell office:value-type="float" office:value="364733" calcext:value-type="float">
            <text:p>364733</text:p>
          </table:table-cell>
          <table:table-cell office:value-type="float" office:value="368638" calcext:value-type="float">
            <text:p>368638</text:p>
          </table:table-cell>
          <table:table-cell office:value-type="float" office:value="374140" calcext:value-type="float">
            <text:p>374140</text:p>
          </table:table-cell>
          <table:table-cell office:value-type="float" office:value="381037" calcext:value-type="float">
            <text:p>381037</text:p>
          </table:table-cell>
          <table:table-cell office:value-type="float" office:value="388881" calcext:value-type="float">
            <text:p>388881</text:p>
          </table:table-cell>
          <table:table-cell office:value-type="float" office:value="397085" calcext:value-type="float">
            <text:p>397085</text:p>
          </table:table-cell>
          <table:table-cell office:value-type="float" office:value="405168" calcext:value-type="float">
            <text:p>405168</text:p>
          </table:table-cell>
          <table:table-cell office:value-type="float" office:value="413005" calcext:value-type="float">
            <text:p>413005</text:p>
          </table:table-cell>
          <table:table-cell office:value-type="float" office:value="420655" calcext:value-type="float">
            <text:p>420655</text:p>
          </table:table-cell>
          <table:table-cell office:value-type="float" office:value="428030" calcext:value-type="float">
            <text:p>428030</text:p>
          </table:table-cell>
          <table:table-cell office:value-type="float" office:value="435105" calcext:value-type="float">
            <text:p>435105</text:p>
          </table:table-cell>
          <table:table-cell office:value-type="float" office:value="441851" calcext:value-type="float">
            <text:p>441851</text:p>
          </table:table-cell>
          <table:table-cell office:value-type="float" office:value="448213" calcext:value-type="float">
            <text:p>448213</text:p>
          </table:table-cell>
          <table:table-cell office:value-type="float" office:value="454161" calcext:value-type="float">
            <text:p>454161</text:p>
          </table:table-cell>
          <table:table-cell office:value-type="float" office:value="459831" calcext:value-type="float">
            <text:p>459831</text:p>
          </table:table-cell>
          <table:table-cell office:value-type="float" office:value="465385" calcext:value-type="float">
            <text:p>465385</text:p>
          </table:table-cell>
          <table:table-cell office:value-type="float" office:value="470949" calcext:value-type="float">
            <text:p>470949</text:p>
          </table:table-cell>
          <table:table-cell office:value-type="float" office:value="476579" calcext:value-type="float">
            <text:p>476579</text:p>
          </table:table-cell>
          <table:table-cell office:value-type="float" office:value="482235" calcext:value-type="float">
            <text:p>482235</text:p>
          </table:table-cell>
          <table:table-cell office:value-type="float" office:value="487942" calcext:value-type="float">
            <text:p>487942</text:p>
          </table:table-cell>
          <table:table-cell office:value-type="float" office:value="493679" calcext:value-type="float">
            <text:p>493679</text:p>
          </table:table-cell>
          <table:table-cell office:value-type="float" office:value="499464" calcext:value-type="float">
            <text:p>499464</text:p>
          </table:table-cell>
          <table:table-cell office:value-type="float" office:value="505295" calcext:value-type="float">
            <text:p>505295</text:p>
          </table:table-cell>
          <table:table-cell office:value-type="float" office:value="511181" calcext:value-type="float">
            <text:p>511181</text:p>
          </table:table-cell>
          <table:table-cell office:value-type="float" office:value="517123" calcext:value-type="float">
            <text:p>517123</text:p>
          </table:table-cell>
          <table:table-cell office:value-type="float" office:value="523111" calcext:value-type="float">
            <text:p>523111</text:p>
          </table:table-cell>
          <table:table-cell office:value-type="float" office:value="529131" calcext:value-type="float">
            <text:p>529131</text:p>
          </table:table-cell>
          <table:table-cell office:value-type="float" office:value="535179" calcext:value-type="float">
            <text:p>535179</text:p>
          </table:table-cell>
          <table:table-cell office:value-type="float" office:value="541245" calcext:value-type="float">
            <text:p>541245</text:p>
          </table:table-cell>
          <table:table-cell office:value-type="float" office:value="547291" calcext:value-type="float">
            <text:p>547291</text:p>
          </table:table-cell>
          <table:table-cell office:value-type="float" office:value="553273" calcext:value-type="float">
            <text:p>553273</text:p>
          </table:table-cell>
          <table:table-cell office:value-type="float" office:value="559143" calcext:value-type="float">
            <text:p>559143</text:p>
          </table:table-cell>
          <table:table-cell office:value-type="float" office:value="564888" calcext:value-type="float">
            <text:p>564888</text:p>
          </table:table-cell>
          <table:table-cell office:value-type="float" office:value="570496" calcext:value-type="float">
            <text:p>570496</text:p>
          </table:table-cell>
          <table:table-cell office:value-type="float" office:value="575991" calcext:value-type="float">
            <text:p>575991</text:p>
          </table:table-cell>
        </table:table-row>
        <table:table-row table:style-name="ro1">
          <table:table-cell office:value-type="string" calcext:value-type="string">
            <text:p>République slovaque</text:p>
          </table:table-cell>
          <table:table-cell office:value-type="string" calcext:value-type="string">
            <text:p>SVK</text:p>
          </table:table-cell>
          <table:table-cell office:value-type="float" office:value="4068095" calcext:value-type="float">
            <text:p>4068095</text:p>
          </table:table-cell>
          <table:table-cell office:value-type="float" office:value="4191667" calcext:value-type="float">
            <text:p>4191667</text:p>
          </table:table-cell>
          <table:table-cell office:value-type="float" office:value="4238188" calcext:value-type="float">
            <text:p>4238188</text:p>
          </table:table-cell>
          <table:table-cell office:value-type="float" office:value="4282017" calcext:value-type="float">
            <text:p>4282017</text:p>
          </table:table-cell>
          <table:table-cell office:value-type="float" office:value="4327341" calcext:value-type="float">
            <text:p>4327341</text:p>
          </table:table-cell>
          <table:table-cell office:value-type="float" office:value="4370983" calcext:value-type="float">
            <text:p>4370983</text:p>
          </table:table-cell>
          <table:table-cell office:value-type="float" office:value="4411666" calcext:value-type="float">
            <text:p>4411666</text:p>
          </table:table-cell>
          <table:table-cell office:value-type="float" office:value="4449367" calcext:value-type="float">
            <text:p>4449367</text:p>
          </table:table-cell>
          <table:table-cell office:value-type="float" office:value="4483915" calcext:value-type="float">
            <text:p>4483915</text:p>
          </table:table-cell>
          <table:table-cell office:value-type="float" office:value="4518607" calcext:value-type="float">
            <text:p>4518607</text:p>
          </table:table-cell>
          <table:table-cell office:value-type="float" office:value="4538223" calcext:value-type="float">
            <text:p>4538223</text:p>
          </table:table-cell>
          <table:table-cell office:value-type="float" office:value="4557449" calcext:value-type="float">
            <text:p>4557449</text:p>
          </table:table-cell>
          <table:table-cell office:value-type="float" office:value="4596622" calcext:value-type="float">
            <text:p>4596622</text:p>
          </table:table-cell>
          <table:table-cell office:value-type="float" office:value="4641445" calcext:value-type="float">
            <text:p>4641445</text:p>
          </table:table-cell>
          <table:table-cell office:value-type="float" office:value="4689623" calcext:value-type="float">
            <text:p>4689623</text:p>
          </table:table-cell>
          <table:table-cell office:value-type="float" office:value="4739105" calcext:value-type="float">
            <text:p>4739105</text:p>
          </table:table-cell>
          <table:table-cell office:value-type="float" office:value="4789507" calcext:value-type="float">
            <text:p>4789507</text:p>
          </table:table-cell>
          <table:table-cell office:value-type="float" office:value="4840501" calcext:value-type="float">
            <text:p>4840501</text:p>
          </table:table-cell>
          <table:table-cell office:value-type="float" office:value="4890125" calcext:value-type="float">
            <text:p>4890125</text:p>
          </table:table-cell>
          <table:table-cell office:value-type="float" office:value="4938973" calcext:value-type="float">
            <text:p>4938973</text:p>
          </table:table-cell>
          <table:table-cell office:value-type="float" office:value="4979815" calcext:value-type="float">
            <text:p>4979815</text:p>
          </table:table-cell>
          <table:table-cell office:value-type="float" office:value="5016105" calcext:value-type="float">
            <text:p>5016105</text:p>
          </table:table-cell>
          <table:table-cell office:value-type="float" office:value="5055099" calcext:value-type="float">
            <text:p>5055099</text:p>
          </table:table-cell>
          <table:table-cell office:value-type="float" office:value="5091971" calcext:value-type="float">
            <text:p>5091971</text:p>
          </table:table-cell>
          <table:table-cell office:value-type="float" office:value="5127097" calcext:value-type="float">
            <text:p>5127097</text:p>
          </table:table-cell>
          <table:table-cell office:value-type="float" office:value="5161768" calcext:value-type="float">
            <text:p>5161768</text:p>
          </table:table-cell>
          <table:table-cell office:value-type="float" office:value="5193838" calcext:value-type="float">
            <text:p>5193838</text:p>
          </table:table-cell>
          <table:table-cell office:value-type="float" office:value="5222840" calcext:value-type="float">
            <text:p>5222840</text:p>
          </table:table-cell>
          <table:table-cell office:value-type="float" office:value="5250596" calcext:value-type="float">
            <text:p>5250596</text:p>
          </table:table-cell>
          <table:table-cell office:value-type="float" office:value="5275942" calcext:value-type="float">
            <text:p>5275942</text:p>
          </table:table-cell>
          <table:table-cell office:value-type="float" office:value="5299187" calcext:value-type="float">
            <text:p>5299187</text:p>
          </table:table-cell>
          <table:table-cell office:value-type="float" office:value="5303294" calcext:value-type="float">
            <text:p>5303294</text:p>
          </table:table-cell>
          <table:table-cell office:value-type="float" office:value="5305016" calcext:value-type="float">
            <text:p>5305016</text:p>
          </table:table-cell>
          <table:table-cell office:value-type="float" office:value="5325305" calcext:value-type="float">
            <text:p>5325305</text:p>
          </table:table-cell>
          <table:table-cell office:value-type="float" office:value="5346331" calcext:value-type="float">
            <text:p>5346331</text:p>
          </table:table-cell>
          <table:table-cell office:value-type="float" office:value="5361999" calcext:value-type="float">
            <text:p>5361999</text:p>
          </table:table-cell>
          <table:table-cell office:value-type="float" office:value="5373361" calcext:value-type="float">
            <text:p>5373361</text:p>
          </table:table-cell>
          <table:table-cell office:value-type="float" office:value="5383291" calcext:value-type="float">
            <text:p>5383291</text:p>
          </table:table-cell>
          <table:table-cell office:value-type="float" office:value="5390516" calcext:value-type="float">
            <text:p>5390516</text:p>
          </table:table-cell>
          <table:table-cell office:value-type="float" office:value="5396020" calcext:value-type="float">
            <text:p>5396020</text:p>
          </table:table-cell>
          <table:table-cell office:value-type="float" office:value="5388720" calcext:value-type="float">
            <text:p>5388720</text:p>
          </table:table-cell>
          <table:table-cell office:value-type="float" office:value="5378867" calcext:value-type="float">
            <text:p>5378867</text:p>
          </table:table-cell>
          <table:table-cell office:value-type="float" office:value="5376912" calcext:value-type="float">
            <text:p>5376912</text:p>
          </table:table-cell>
          <table:table-cell office:value-type="float" office:value="5373374" calcext:value-type="float">
            <text:p>5373374</text:p>
          </table:table-cell>
          <table:table-cell office:value-type="float" office:value="5372280" calcext:value-type="float">
            <text:p>5372280</text:p>
          </table:table-cell>
          <table:table-cell office:value-type="float" office:value="5372807" calcext:value-type="float">
            <text:p>5372807</text:p>
          </table:table-cell>
          <table:table-cell office:value-type="float" office:value="5373054" calcext:value-type="float">
            <text:p>5373054</text:p>
          </table:table-cell>
          <table:table-cell office:value-type="float" office:value="5374622" calcext:value-type="float">
            <text:p>5374622</text:p>
          </table:table-cell>
          <table:table-cell office:value-type="float" office:value="5379233" calcext:value-type="float">
            <text:p>5379233</text:p>
          </table:table-cell>
          <table:table-cell office:value-type="float" office:value="5386406" calcext:value-type="float">
            <text:p>5386406</text:p>
          </table:table-cell>
          <table:table-cell office:value-type="float" office:value="5391428" calcext:value-type="float">
            <text:p>5391428</text:p>
          </table:table-cell>
          <table:table-cell office:value-type="float" office:value="5398384" calcext:value-type="float">
            <text:p>5398384</text:p>
          </table:table-cell>
          <table:table-cell office:value-type="float" office:value="5407579" calcext:value-type="float">
            <text:p>5407579</text:p>
          </table:table-cell>
          <table:table-cell office:value-type="float" office:value="5413393" calcext:value-type="float">
            <text:p>5413393</text:p>
          </table:table-cell>
          <table:table-cell office:value-type="float" office:value="5418649" calcext:value-type="float">
            <text:p>5418649</text:p>
          </table:table-cell>
          <table:table-cell office:value-type="float" office:value="5423801" calcext:value-type="float">
            <text:p>5423801</text:p>
          </table:table-cell>
          <table:table-cell office:value-type="float" office:value="5430798" calcext:value-type="float">
            <text:p>5430798</text:p>
          </table:table-cell>
          <table:table-cell office:value-type="float" office:value="5439232" calcext:value-type="float">
            <text:p>5439232</text:p>
          </table:table-cell>
          <table:table-cell office:value-type="float" office:value="5447011" calcext:value-type="float">
            <text:p>5447011</text:p>
          </table:table-cell>
        </table:table-row>
        <table:table-row table:style-name="ro1">
          <table:table-cell office:value-type="string" calcext:value-type="string">
            <text:p>Slovénie</text:p>
          </table:table-cell>
          <table:table-cell office:value-type="string" calcext:value-type="string">
            <text:p>SVN</text:p>
          </table:table-cell>
          <table:table-cell office:value-type="float" office:value="1584720" calcext:value-type="float">
            <text:p>1584720</text:p>
          </table:table-cell>
          <table:table-cell office:value-type="float" office:value="1594131" calcext:value-type="float">
            <text:p>1594131</text:p>
          </table:table-cell>
          <table:table-cell office:value-type="float" office:value="1603649" calcext:value-type="float">
            <text:p>1603649</text:p>
          </table:table-cell>
          <table:table-cell office:value-type="float" office:value="1616971" calcext:value-type="float">
            <text:p>1616971</text:p>
          </table:table-cell>
          <table:table-cell office:value-type="float" office:value="1632114" calcext:value-type="float">
            <text:p>1632114</text:p>
          </table:table-cell>
          <table:table-cell office:value-type="float" office:value="1649160" calcext:value-type="float">
            <text:p>1649160</text:p>
          </table:table-cell>
          <table:table-cell office:value-type="float" office:value="1669905" calcext:value-type="float">
            <text:p>1669905</text:p>
          </table:table-cell>
          <table:table-cell office:value-type="float" office:value="1689528" calcext:value-type="float">
            <text:p>1689528</text:p>
          </table:table-cell>
          <table:table-cell office:value-type="float" office:value="1704546" calcext:value-type="float">
            <text:p>1704546</text:p>
          </table:table-cell>
          <table:table-cell office:value-type="float" office:value="1713874" calcext:value-type="float">
            <text:p>1713874</text:p>
          </table:table-cell>
          <table:table-cell office:value-type="float" office:value="1724891" calcext:value-type="float">
            <text:p>1724891</text:p>
          </table:table-cell>
          <table:table-cell office:value-type="float" office:value="1738335" calcext:value-type="float">
            <text:p>1738335</text:p>
          </table:table-cell>
          <table:table-cell office:value-type="float" office:value="1752233" calcext:value-type="float">
            <text:p>1752233</text:p>
          </table:table-cell>
          <table:table-cell office:value-type="float" office:value="1766697" calcext:value-type="float">
            <text:p>1766697</text:p>
          </table:table-cell>
          <table:table-cell office:value-type="float" office:value="1776132" calcext:value-type="float">
            <text:p>1776132</text:p>
          </table:table-cell>
          <table:table-cell office:value-type="float" office:value="1793581" calcext:value-type="float">
            <text:p>1793581</text:p>
          </table:table-cell>
          <table:table-cell office:value-type="float" office:value="1820249" calcext:value-type="float">
            <text:p>1820249</text:p>
          </table:table-cell>
          <table:table-cell office:value-type="float" office:value="1842377" calcext:value-type="float">
            <text:p>1842377</text:p>
          </table:table-cell>
          <table:table-cell office:value-type="float" office:value="1862548" calcext:value-type="float">
            <text:p>1862548</text:p>
          </table:table-cell>
          <table:table-cell office:value-type="float" office:value="1882599" calcext:value-type="float">
            <text:p>1882599</text:p>
          </table:table-cell>
          <table:table-cell office:value-type="float" office:value="1901315" calcext:value-type="float">
            <text:p>1901315</text:p>
          </table:table-cell>
          <table:table-cell office:value-type="float" office:value="1906531" calcext:value-type="float">
            <text:p>1906531</text:p>
          </table:table-cell>
          <table:table-cell office:value-type="float" office:value="1910334" calcext:value-type="float">
            <text:p>1910334</text:p>
          </table:table-cell>
          <table:table-cell office:value-type="float" office:value="1922321" calcext:value-type="float">
            <text:p>1922321</text:p>
          </table:table-cell>
          <table:table-cell office:value-type="float" office:value="1932154" calcext:value-type="float">
            <text:p>1932154</text:p>
          </table:table-cell>
          <table:table-cell office:value-type="float" office:value="1941641" calcext:value-type="float">
            <text:p>1941641</text:p>
          </table:table-cell>
          <table:table-cell office:value-type="float" office:value="1965964" calcext:value-type="float">
            <text:p>1965964</text:p>
          </table:table-cell>
          <table:table-cell office:value-type="float" office:value="1989776" calcext:value-type="float">
            <text:p>1989776</text:p>
          </table:table-cell>
          <table:table-cell office:value-type="float" office:value="1995196" calcext:value-type="float">
            <text:p>1995196</text:p>
          </table:table-cell>
          <table:table-cell office:value-type="float" office:value="1996351" calcext:value-type="float">
            <text:p>1996351</text:p>
          </table:table-cell>
          <table:table-cell office:value-type="float" office:value="1998161" calcext:value-type="float">
            <text:p>1998161</text:p>
          </table:table-cell>
          <table:table-cell office:value-type="float" office:value="1999429" calcext:value-type="float">
            <text:p>1999429</text:p>
          </table:table-cell>
          <table:table-cell office:value-type="float" office:value="1996498" calcext:value-type="float">
            <text:p>1996498</text:p>
          </table:table-cell>
          <table:table-cell office:value-type="float" office:value="1991746" calcext:value-type="float">
            <text:p>1991746</text:p>
          </table:table-cell>
          <table:table-cell office:value-type="float" office:value="1989443" calcext:value-type="float">
            <text:p>1989443</text:p>
          </table:table-cell>
          <table:table-cell office:value-type="float" office:value="1989872" calcext:value-type="float">
            <text:p>1989872</text:p>
          </table:table-cell>
          <table:table-cell office:value-type="float" office:value="1988628" calcext:value-type="float">
            <text:p>1988628</text:p>
          </table:table-cell>
          <table:table-cell office:value-type="float" office:value="1985956" calcext:value-type="float">
            <text:p>1985956</text:p>
          </table:table-cell>
          <table:table-cell office:value-type="float" office:value="1981629" calcext:value-type="float">
            <text:p>1981629</text:p>
          </table:table-cell>
          <table:table-cell office:value-type="float" office:value="1983045" calcext:value-type="float">
            <text:p>1983045</text:p>
          </table:table-cell>
          <table:table-cell office:value-type="float" office:value="1988925" calcext:value-type="float">
            <text:p>1988925</text:p>
          </table:table-cell>
          <table:table-cell office:value-type="float" office:value="1992060" calcext:value-type="float">
            <text:p>1992060</text:p>
          </table:table-cell>
          <table:table-cell office:value-type="float" office:value="1994530" calcext:value-type="float">
            <text:p>1994530</text:p>
          </table:table-cell>
          <table:table-cell office:value-type="float" office:value="1995733" calcext:value-type="float">
            <text:p>1995733</text:p>
          </table:table-cell>
          <table:table-cell office:value-type="float" office:value="1997012" calcext:value-type="float">
            <text:p>1997012</text:p>
          </table:table-cell>
          <table:table-cell office:value-type="float" office:value="2000474" calcext:value-type="float">
            <text:p>2000474</text:p>
          </table:table-cell>
          <table:table-cell office:value-type="float" office:value="2006868" calcext:value-type="float">
            <text:p>2006868</text:p>
          </table:table-cell>
          <table:table-cell office:value-type="float" office:value="2018122" calcext:value-type="float">
            <text:p>2018122</text:p>
          </table:table-cell>
          <table:table-cell office:value-type="float" office:value="2021316" calcext:value-type="float">
            <text:p>2021316</text:p>
          </table:table-cell>
          <table:table-cell office:value-type="float" office:value="2039669" calcext:value-type="float">
            <text:p>2039669</text:p>
          </table:table-cell>
          <table:table-cell office:value-type="float" office:value="2048583" calcext:value-type="float">
            <text:p>2048583</text:p>
          </table:table-cell>
          <table:table-cell office:value-type="float" office:value="2052843" calcext:value-type="float">
            <text:p>2052843</text:p>
          </table:table-cell>
          <table:table-cell office:value-type="float" office:value="2057159" calcext:value-type="float">
            <text:p>2057159</text:p>
          </table:table-cell>
          <table:table-cell office:value-type="float" office:value="2059953" calcext:value-type="float">
            <text:p>2059953</text:p>
          </table:table-cell>
          <table:table-cell office:value-type="float" office:value="2061980" calcext:value-type="float">
            <text:p>2061980</text:p>
          </table:table-cell>
          <table:table-cell office:value-type="float" office:value="2063531" calcext:value-type="float">
            <text:p>2063531</text:p>
          </table:table-cell>
          <table:table-cell office:value-type="float" office:value="2065042" calcext:value-type="float">
            <text:p>2065042</text:p>
          </table:table-cell>
          <table:table-cell office:value-type="float" office:value="2066388" calcext:value-type="float">
            <text:p>2066388</text:p>
          </table:table-cell>
          <table:table-cell office:value-type="float" office:value="2067372" calcext:value-type="float">
            <text:p>2067372</text:p>
          </table:table-cell>
        </table:table-row>
        <table:table-row table:style-name="ro1">
          <table:table-cell office:value-type="string" calcext:value-type="string">
            <text:p>Suède</text:p>
          </table:table-cell>
          <table:table-cell office:value-type="string" calcext:value-type="string">
            <text:p>SWE</text:p>
          </table:table-cell>
          <table:table-cell office:value-type="float" office:value="7484656" calcext:value-type="float">
            <text:p>7484656</text:p>
          </table:table-cell>
          <table:table-cell office:value-type="float" office:value="7519998" calcext:value-type="float">
            <text:p>7519998</text:p>
          </table:table-cell>
          <table:table-cell office:value-type="float" office:value="7561588" calcext:value-type="float">
            <text:p>7561588</text:p>
          </table:table-cell>
          <table:table-cell office:value-type="float" office:value="7604328" calcext:value-type="float">
            <text:p>7604328</text:p>
          </table:table-cell>
          <table:table-cell office:value-type="float" office:value="7661354" calcext:value-type="float">
            <text:p>7661354</text:p>
          </table:table-cell>
          <table:table-cell office:value-type="float" office:value="7733853" calcext:value-type="float">
            <text:p>7733853</text:p>
          </table:table-cell>
          <table:table-cell office:value-type="float" office:value="7807797" calcext:value-type="float">
            <text:p>7807797</text:p>
          </table:table-cell>
          <table:table-cell office:value-type="float" office:value="7867931" calcext:value-type="float">
            <text:p>7867931</text:p>
          </table:table-cell>
          <table:table-cell office:value-type="float" office:value="7912273" calcext:value-type="float">
            <text:p>7912273</text:p>
          </table:table-cell>
          <table:table-cell office:value-type="float" office:value="7968072" calcext:value-type="float">
            <text:p>7968072</text:p>
          </table:table-cell>
          <table:table-cell office:value-type="float" office:value="8042801" calcext:value-type="float">
            <text:p>8042801</text:p>
          </table:table-cell>
          <table:table-cell office:value-type="float" office:value="8098334" calcext:value-type="float">
            <text:p>8098334</text:p>
          </table:table-cell>
          <table:table-cell office:value-type="float" office:value="8122300" calcext:value-type="float">
            <text:p>8122300</text:p>
          </table:table-cell>
          <table:table-cell office:value-type="float" office:value="8136312" calcext:value-type="float">
            <text:p>8136312</text:p>
          </table:table-cell>
          <table:table-cell office:value-type="float" office:value="8159955" calcext:value-type="float">
            <text:p>8159955</text:p>
          </table:table-cell>
          <table:table-cell office:value-type="float" office:value="8192437" calcext:value-type="float">
            <text:p>8192437</text:p>
          </table:table-cell>
          <table:table-cell office:value-type="float" office:value="8222286" calcext:value-type="float">
            <text:p>8222286</text:p>
          </table:table-cell>
          <table:table-cell office:value-type="float" office:value="8251540" calcext:value-type="float">
            <text:p>8251540</text:p>
          </table:table-cell>
          <table:table-cell office:value-type="float" office:value="8275599" calcext:value-type="float">
            <text:p>8275599</text:p>
          </table:table-cell>
          <table:table-cell office:value-type="float" office:value="8293678" calcext:value-type="float">
            <text:p>8293678</text:p>
          </table:table-cell>
          <table:table-cell office:value-type="float" office:value="8310531" calcext:value-type="float">
            <text:p>8310531</text:p>
          </table:table-cell>
          <table:table-cell office:value-type="float" office:value="8320503" calcext:value-type="float">
            <text:p>8320503</text:p>
          </table:table-cell>
          <table:table-cell office:value-type="float" office:value="8325263" calcext:value-type="float">
            <text:p>8325263</text:p>
          </table:table-cell>
          <table:table-cell office:value-type="float" office:value="8329033" calcext:value-type="float">
            <text:p>8329033</text:p>
          </table:table-cell>
          <table:table-cell office:value-type="float" office:value="8336605" calcext:value-type="float">
            <text:p>8336605</text:p>
          </table:table-cell>
          <table:table-cell office:value-type="float" office:value="8350386" calcext:value-type="float">
            <text:p>8350386</text:p>
          </table:table-cell>
          <table:table-cell office:value-type="float" office:value="8369829" calcext:value-type="float">
            <text:p>8369829</text:p>
          </table:table-cell>
          <table:table-cell office:value-type="float" office:value="8397804" calcext:value-type="float">
            <text:p>8397804</text:p>
          </table:table-cell>
          <table:table-cell office:value-type="float" office:value="8436489" calcext:value-type="float">
            <text:p>8436489</text:p>
          </table:table-cell>
          <table:table-cell office:value-type="float" office:value="8492964" calcext:value-type="float">
            <text:p>8492964</text:p>
          </table:table-cell>
          <table:table-cell office:value-type="float" office:value="8558835" calcext:value-type="float">
            <text:p>8558835</text:p>
          </table:table-cell>
          <table:table-cell office:value-type="float" office:value="8617375" calcext:value-type="float">
            <text:p>8617375</text:p>
          </table:table-cell>
          <table:table-cell office:value-type="float" office:value="8668067" calcext:value-type="float">
            <text:p>8668067</text:p>
          </table:table-cell>
          <table:table-cell office:value-type="float" office:value="8718561" calcext:value-type="float">
            <text:p>8718561</text:p>
          </table:table-cell>
          <table:table-cell office:value-type="float" office:value="8780745" calcext:value-type="float">
            <text:p>8780745</text:p>
          </table:table-cell>
          <table:table-cell office:value-type="float" office:value="8826939" calcext:value-type="float">
            <text:p>8826939</text:p>
          </table:table-cell>
          <table:table-cell office:value-type="float" office:value="8840998" calcext:value-type="float">
            <text:p>8840998</text:p>
          </table:table-cell>
          <table:table-cell office:value-type="float" office:value="8846062" calcext:value-type="float">
            <text:p>8846062</text:p>
          </table:table-cell>
          <table:table-cell office:value-type="float" office:value="8850974" calcext:value-type="float">
            <text:p>8850974</text:p>
          </table:table-cell>
          <table:table-cell office:value-type="float" office:value="8857874" calcext:value-type="float">
            <text:p>8857874</text:p>
          </table:table-cell>
          <table:table-cell office:value-type="float" office:value="8872109" calcext:value-type="float">
            <text:p>8872109</text:p>
          </table:table-cell>
          <table:table-cell office:value-type="float" office:value="8895960" calcext:value-type="float">
            <text:p>8895960</text:p>
          </table:table-cell>
          <table:table-cell office:value-type="float" office:value="8924958" calcext:value-type="float">
            <text:p>8924958</text:p>
          </table:table-cell>
          <table:table-cell office:value-type="float" office:value="8958229" calcext:value-type="float">
            <text:p>8958229</text:p>
          </table:table-cell>
          <table:table-cell office:value-type="float" office:value="8993531" calcext:value-type="float">
            <text:p>8993531</text:p>
          </table:table-cell>
          <table:table-cell office:value-type="float" office:value="9029572" calcext:value-type="float">
            <text:p>9029572</text:p>
          </table:table-cell>
          <table:table-cell office:value-type="float" office:value="9080505" calcext:value-type="float">
            <text:p>9080505</text:p>
          </table:table-cell>
          <table:table-cell office:value-type="float" office:value="9148092" calcext:value-type="float">
            <text:p>9148092</text:p>
          </table:table-cell>
          <table:table-cell office:value-type="float" office:value="9219637" calcext:value-type="float">
            <text:p>9219637</text:p>
          </table:table-cell>
          <table:table-cell office:value-type="float" office:value="9298515" calcext:value-type="float">
            <text:p>9298515</text:p>
          </table:table-cell>
          <table:table-cell office:value-type="float" office:value="9378126" calcext:value-type="float">
            <text:p>9378126</text:p>
          </table:table-cell>
          <table:table-cell office:value-type="float" office:value="9449213" calcext:value-type="float">
            <text:p>9449213</text:p>
          </table:table-cell>
          <table:table-cell office:value-type="float" office:value="9519374" calcext:value-type="float">
            <text:p>9519374</text:p>
          </table:table-cell>
          <table:table-cell office:value-type="float" office:value="9600379" calcext:value-type="float">
            <text:p>9600379</text:p>
          </table:table-cell>
          <table:table-cell office:value-type="float" office:value="9696110" calcext:value-type="float">
            <text:p>9696110</text:p>
          </table:table-cell>
          <table:table-cell office:value-type="float" office:value="9799186" calcext:value-type="float">
            <text:p>9799186</text:p>
          </table:table-cell>
          <table:table-cell office:value-type="float" office:value="9923085" calcext:value-type="float">
            <text:p>9923085</text:p>
          </table:table-cell>
          <table:table-cell office:value-type="float" office:value="10057698" calcext:value-type="float">
            <text:p>10057698</text:p>
          </table:table-cell>
          <table:table-cell office:value-type="float" office:value="10183175" calcext:value-type="float">
            <text:p>10183175</text:p>
          </table:table-cell>
        </table:table-row>
        <table:table-row table:style-name="ro1">
          <table:table-cell office:value-type="string" calcext:value-type="string">
            <text:p>Eswatini</text:p>
          </table:table-cell>
          <table:table-cell office:value-type="string" calcext:value-type="string">
            <text:p>SWZ</text:p>
          </table:table-cell>
          <table:table-cell office:value-type="float" office:value="336583" calcext:value-type="float">
            <text:p>336583</text:p>
          </table:table-cell>
          <table:table-cell office:value-type="float" office:value="343345" calcext:value-type="float">
            <text:p>343345</text:p>
          </table:table-cell>
          <table:table-cell office:value-type="float" office:value="350156" calcext:value-type="float">
            <text:p>350156</text:p>
          </table:table-cell>
          <table:table-cell office:value-type="float" office:value="357292" calcext:value-type="float">
            <text:p>357292</text:p>
          </table:table-cell>
          <table:table-cell office:value-type="float" office:value="365122" calcext:value-type="float">
            <text:p>365122</text:p>
          </table:table-cell>
          <table:table-cell office:value-type="float" office:value="373919" calcext:value-type="float">
            <text:p>373919</text:p>
          </table:table-cell>
          <table:table-cell office:value-type="float" office:value="383826" calcext:value-type="float">
            <text:p>383826</text:p>
          </table:table-cell>
          <table:table-cell office:value-type="float" office:value="394757" calcext:value-type="float">
            <text:p>394757</text:p>
          </table:table-cell>
          <table:table-cell office:value-type="float" office:value="406506" calcext:value-type="float">
            <text:p>406506</text:p>
          </table:table-cell>
          <table:table-cell office:value-type="float" office:value="418747" calcext:value-type="float">
            <text:p>418747</text:p>
          </table:table-cell>
          <table:table-cell office:value-type="float" office:value="431253" calcext:value-type="float">
            <text:p>431253</text:p>
          </table:table-cell>
          <table:table-cell office:value-type="float" office:value="443977" calcext:value-type="float">
            <text:p>443977</text:p>
          </table:table-cell>
          <table:table-cell office:value-type="float" office:value="457039" calcext:value-type="float">
            <text:p>457039</text:p>
          </table:table-cell>
          <table:table-cell office:value-type="float" office:value="470559" calcext:value-type="float">
            <text:p>470559</text:p>
          </table:table-cell>
          <table:table-cell office:value-type="float" office:value="484749" calcext:value-type="float">
            <text:p>484749</text:p>
          </table:table-cell>
          <table:table-cell office:value-type="float" office:value="499763" calcext:value-type="float">
            <text:p>499763</text:p>
          </table:table-cell>
          <table:table-cell office:value-type="float" office:value="515599" calcext:value-type="float">
            <text:p>515599</text:p>
          </table:table-cell>
          <table:table-cell office:value-type="float" office:value="532260" calcext:value-type="float">
            <text:p>532260</text:p>
          </table:table-cell>
          <table:table-cell office:value-type="float" office:value="549796" calcext:value-type="float">
            <text:p>549796</text:p>
          </table:table-cell>
          <table:table-cell office:value-type="float" office:value="568315" calcext:value-type="float">
            <text:p>568315</text:p>
          </table:table-cell>
          <table:table-cell office:value-type="float" office:value="587858" calcext:value-type="float">
            <text:p>587858</text:p>
          </table:table-cell>
          <table:table-cell office:value-type="float" office:value="608380" calcext:value-type="float">
            <text:p>608380</text:p>
          </table:table-cell>
          <table:table-cell office:value-type="float" office:value="629811" calcext:value-type="float">
            <text:p>629811</text:p>
          </table:table-cell>
          <table:table-cell office:value-type="float" office:value="652115" calcext:value-type="float">
            <text:p>652115</text:p>
          </table:table-cell>
          <table:table-cell office:value-type="float" office:value="675239" calcext:value-type="float">
            <text:p>675239</text:p>
          </table:table-cell>
          <table:table-cell office:value-type="float" office:value="699080" calcext:value-type="float">
            <text:p>699080</text:p>
          </table:table-cell>
          <table:table-cell office:value-type="float" office:value="723595" calcext:value-type="float">
            <text:p>723595</text:p>
          </table:table-cell>
          <table:table-cell office:value-type="float" office:value="748632" calcext:value-type="float">
            <text:p>748632</text:p>
          </table:table-cell>
          <table:table-cell office:value-type="float" office:value="773768" calcext:value-type="float">
            <text:p>773768</text:p>
          </table:table-cell>
          <table:table-cell office:value-type="float" office:value="798507" calcext:value-type="float">
            <text:p>798507</text:p>
          </table:table-cell>
          <table:table-cell office:value-type="float" office:value="822420" calcext:value-type="float">
            <text:p>822420</text:p>
          </table:table-cell>
          <table:table-cell office:value-type="float" office:value="845266" calcext:value-type="float">
            <text:p>845266</text:p>
          </table:table-cell>
          <table:table-cell office:value-type="float" office:value="866993" calcext:value-type="float">
            <text:p>866993</text:p>
          </table:table-cell>
          <table:table-cell office:value-type="float" office:value="887706" calcext:value-type="float">
            <text:p>887706</text:p>
          </table:table-cell>
          <table:table-cell office:value-type="float" office:value="907620" calcext:value-type="float">
            <text:p>907620</text:p>
          </table:table-cell>
          <table:table-cell office:value-type="float" office:value="926841" calcext:value-type="float">
            <text:p>926841</text:p>
          </table:table-cell>
          <table:table-cell office:value-type="float" office:value="945508" calcext:value-type="float">
            <text:p>945508</text:p>
          </table:table-cell>
          <table:table-cell office:value-type="float" office:value="963426" calcext:value-type="float">
            <text:p>963426</text:p>
          </table:table-cell>
          <table:table-cell office:value-type="float" office:value="979918" calcext:value-type="float">
            <text:p>979918</text:p>
          </table:table-cell>
          <table:table-cell office:value-type="float" office:value="994108" calcext:value-type="float">
            <text:p>994108</text:p>
          </table:table-cell>
          <table:table-cell office:value-type="float" office:value="1005435" calcext:value-type="float">
            <text:p>1005435</text:p>
          </table:table-cell>
          <table:table-cell office:value-type="float" office:value="1013609" calcext:value-type="float">
            <text:p>1013609</text:p>
          </table:table-cell>
          <table:table-cell office:value-type="float" office:value="1019059" calcext:value-type="float">
            <text:p>1019059</text:p>
          </table:table-cell>
          <table:table-cell office:value-type="float" office:value="1022802" calcext:value-type="float">
            <text:p>1022802</text:p>
          </table:table-cell>
          <table:table-cell office:value-type="float" office:value="1026286" calcext:value-type="float">
            <text:p>1026286</text:p>
          </table:table-cell>
          <table:table-cell office:value-type="float" office:value="1030579" calcext:value-type="float">
            <text:p>1030579</text:p>
          </table:table-cell>
          <table:table-cell office:value-type="float" office:value="1036092" calcext:value-type="float">
            <text:p>1036092</text:p>
          </table:table-cell>
          <table:table-cell office:value-type="float" office:value="1042652" calcext:value-type="float">
            <text:p>1042652</text:p>
          </table:table-cell>
          <table:table-cell office:value-type="float" office:value="1049945" calcext:value-type="float">
            <text:p>1049945</text:p>
          </table:table-cell>
          <table:table-cell office:value-type="float" office:value="1057467" calcext:value-type="float">
            <text:p>1057467</text:p>
          </table:table-cell>
          <table:table-cell office:value-type="float" office:value="1064837" calcext:value-type="float">
            <text:p>1064837</text:p>
          </table:table-cell>
          <table:table-cell office:value-type="float" office:value="1072032" calcext:value-type="float">
            <text:p>1072032</text:p>
          </table:table-cell>
          <table:table-cell office:value-type="float" office:value="1079288" calcext:value-type="float">
            <text:p>1079288</text:p>
          </table:table-cell>
          <table:table-cell office:value-type="float" office:value="1086839" calcext:value-type="float">
            <text:p>1086839</text:p>
          </table:table-cell>
          <table:table-cell office:value-type="float" office:value="1095021" calcext:value-type="float">
            <text:p>1095021</text:p>
          </table:table-cell>
          <table:table-cell office:value-type="float" office:value="1104044" calcext:value-type="float">
            <text:p>1104044</text:p>
          </table:table-cell>
          <table:table-cell office:value-type="float" office:value="1113984" calcext:value-type="float">
            <text:p>1113984</text:p>
          </table:table-cell>
          <table:table-cell office:value-type="float" office:value="1124753" calcext:value-type="float">
            <text:p>1124753</text:p>
          </table:table-cell>
          <table:table-cell office:value-type="float" office:value="1136191" calcext:value-type="float">
            <text:p>1136191</text:p>
          </table:table-cell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SXM</text:p>
          </table:table-cell>
          <table:table-cell table:number-columns-repeated="38"/>
          <table:table-cell office:value-type="float" office:value="31240" calcext:value-type="float">
            <text:p>31240</text:p>
          </table:table-cell>
          <table:table-cell office:value-type="float" office:value="31084" calcext:value-type="float">
            <text:p>31084</text:p>
          </table:table-cell>
          <table:table-cell office:value-type="float" office:value="30519" calcext:value-type="float">
            <text:p>30519</text:p>
          </table:table-cell>
          <table:table-cell office:value-type="float" office:value="30600" calcext:value-type="float">
            <text:p>30600</text:p>
          </table:table-cell>
          <table:table-cell office:value-type="float" office:value="30777" calcext:value-type="float">
            <text:p>30777</text:p>
          </table:table-cell>
          <table:table-cell office:value-type="float" office:value="31472" calcext:value-type="float">
            <text:p>31472</text:p>
          </table:table-cell>
          <table:table-cell office:value-type="float" office:value="32488" calcext:value-type="float">
            <text:p>32488</text:p>
          </table:table-cell>
          <table:table-cell office:value-type="float" office:value="33011" calcext:value-type="float">
            <text:p>33011</text:p>
          </table:table-cell>
          <table:table-cell office:value-type="float" office:value="33441" calcext:value-type="float">
            <text:p>33441</text:p>
          </table:table-cell>
          <table:table-cell office:value-type="float" office:value="33811" calcext:value-type="float">
            <text:p>33811</text:p>
          </table:table-cell>
          <table:table-cell office:value-type="float" office:value="33964" calcext:value-type="float">
            <text:p>33964</text:p>
          </table:table-cell>
          <table:table-cell office:value-type="float" office:value="34238" calcext:value-type="float">
            <text:p>34238</text:p>
          </table:table-cell>
          <table:table-cell office:value-type="float" office:value="34056" calcext:value-type="float">
            <text:p>34056</text:p>
          </table:table-cell>
          <table:table-cell office:value-type="float" office:value="33435" calcext:value-type="float">
            <text:p>33435</text:p>
          </table:table-cell>
          <table:table-cell office:value-type="float" office:value="34640" calcext:value-type="float">
            <text:p>34640</text:p>
          </table:table-cell>
          <table:table-cell office:value-type="float" office:value="36607" calcext:value-type="float">
            <text:p>36607</text:p>
          </table:table-cell>
          <table:table-cell office:value-type="float" office:value="37685" calcext:value-type="float">
            <text:p>37685</text:p>
          </table:table-cell>
          <table:table-cell office:value-type="float" office:value="38825" calcext:value-type="float">
            <text:p>38825</text:p>
          </table:table-cell>
          <table:table-cell office:value-type="float" office:value="39969" calcext:value-type="float">
            <text:p>39969</text:p>
          </table:table-cell>
          <table:table-cell office:value-type="float" office:value="40574" calcext:value-type="float">
            <text:p>40574</text:p>
          </table:table-cell>
          <table:table-cell office:value-type="float" office:value="40654" calcext:value-type="float">
            <text:p>40654</text:p>
          </table:table-cell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YC</text:p>
          </table:table-cell>
          <table:table-cell office:value-type="float" office:value="41700" calcext:value-type="float">
            <text:p>41700</text:p>
          </table:table-cell>
          <table:table-cell office:value-type="float" office:value="42889" calcext:value-type="float">
            <text:p>42889</text:p>
          </table:table-cell>
          <table:table-cell office:value-type="float" office:value="44042" calcext:value-type="float">
            <text:p>44042</text:p>
          </table:table-cell>
          <table:table-cell office:value-type="float" office:value="45176" calcext:value-type="float">
            <text:p>45176</text:p>
          </table:table-cell>
          <table:table-cell office:value-type="float" office:value="46322" calcext:value-type="float">
            <text:p>46322</text:p>
          </table:table-cell>
          <table:table-cell office:value-type="float" office:value="47500" calcext:value-type="float">
            <text:p>47500</text:p>
          </table:table-cell>
          <table:table-cell office:value-type="float" office:value="48699" calcext:value-type="float">
            <text:p>48699</text:p>
          </table:table-cell>
          <table:table-cell office:value-type="float" office:value="49911" calcext:value-type="float">
            <text:p>49911</text:p>
          </table:table-cell>
          <table:table-cell office:value-type="float" office:value="51134" calcext:value-type="float">
            <text:p>51134</text:p>
          </table:table-cell>
          <table:table-cell office:value-type="float" office:value="52365" calcext:value-type="float">
            <text:p>52365</text:p>
          </table:table-cell>
          <table:table-cell office:value-type="float" office:value="53600" calcext:value-type="float">
            <text:p>53600</text:p>
          </table:table-cell>
          <table:table-cell office:value-type="float" office:value="54695" calcext:value-type="float">
            <text:p>54695</text:p>
          </table:table-cell>
          <table:table-cell office:value-type="float" office:value="56029" calcext:value-type="float">
            <text:p>56029</text:p>
          </table:table-cell>
          <table:table-cell office:value-type="float" office:value="56892" calcext:value-type="float">
            <text:p>56892</text:p>
          </table:table-cell>
          <table:table-cell office:value-type="float" office:value="57937" calcext:value-type="float">
            <text:p>57937</text:p>
          </table:table-cell>
          <table:table-cell office:value-type="float" office:value="59292" calcext:value-type="float">
            <text:p>59292</text:p>
          </table:table-cell>
          <table:table-cell office:value-type="float" office:value="60504" calcext:value-type="float">
            <text:p>60504</text:p>
          </table:table-cell>
          <table:table-cell office:value-type="float" office:value="61786" calcext:value-type="float">
            <text:p>61786</text:p>
          </table:table-cell>
          <table:table-cell office:value-type="float" office:value="62150" calcext:value-type="float">
            <text:p>62150</text:p>
          </table:table-cell>
          <table:table-cell office:value-type="float" office:value="62686" calcext:value-type="float">
            <text:p>62686</text:p>
          </table:table-cell>
          <table:table-cell office:value-type="float" office:value="63261" calcext:value-type="float">
            <text:p>63261</text:p>
          </table:table-cell>
          <table:table-cell office:value-type="float" office:value="64035" calcext:value-type="float">
            <text:p>64035</text:p>
          </table:table-cell>
          <table:table-cell office:value-type="float" office:value="64413" calcext:value-type="float">
            <text:p>64413</text:p>
          </table:table-cell>
          <table:table-cell office:value-type="float" office:value="64335" calcext:value-type="float">
            <text:p>64335</text:p>
          </table:table-cell>
          <table:table-cell office:value-type="float" office:value="64717" calcext:value-type="float">
            <text:p>64717</text:p>
          </table:table-cell>
          <table:table-cell office:value-type="float" office:value="65244" calcext:value-type="float">
            <text:p>65244</text:p>
          </table:table-cell>
          <table:table-cell office:value-type="float" office:value="65652" calcext:value-type="float">
            <text:p>65652</text:p>
          </table:table-cell>
          <table:table-cell office:value-type="float" office:value="68499" calcext:value-type="float">
            <text:p>68499</text:p>
          </table:table-cell>
          <table:table-cell office:value-type="float" office:value="68755" calcext:value-type="float">
            <text:p>68755</text:p>
          </table:table-cell>
          <table:table-cell office:value-type="float" office:value="69167" calcext:value-type="float">
            <text:p>69167</text:p>
          </table:table-cell>
          <table:table-cell office:value-type="float" office:value="69507" calcext:value-type="float">
            <text:p>69507</text:p>
          </table:table-cell>
          <table:table-cell office:value-type="float" office:value="70439" calcext:value-type="float">
            <text:p>70439</text:p>
          </table:table-cell>
          <table:table-cell office:value-type="float" office:value="70763" calcext:value-type="float">
            <text:p>70763</text:p>
          </table:table-cell>
          <table:table-cell office:value-type="float" office:value="72253" calcext:value-type="float">
            <text:p>72253</text:p>
          </table:table-cell>
          <table:table-cell office:value-type="float" office:value="74205" calcext:value-type="float">
            <text:p>74205</text:p>
          </table:table-cell>
          <table:table-cell office:value-type="float" office:value="75304" calcext:value-type="float">
            <text:p>75304</text:p>
          </table:table-cell>
          <table:table-cell office:value-type="float" office:value="76417" calcext:value-type="float">
            <text:p>76417</text:p>
          </table:table-cell>
          <table:table-cell office:value-type="float" office:value="77319" calcext:value-type="float">
            <text:p>77319</text:p>
          </table:table-cell>
          <table:table-cell office:value-type="float" office:value="78846" calcext:value-type="float">
            <text:p>78846</text:p>
          </table:table-cell>
          <table:table-cell office:value-type="float" office:value="80410" calcext:value-type="float">
            <text:p>80410</text:p>
          </table:table-cell>
          <table:table-cell office:value-type="float" office:value="81131" calcext:value-type="float">
            <text:p>81131</text:p>
          </table:table-cell>
          <table:table-cell office:value-type="float" office:value="81202" calcext:value-type="float">
            <text:p>81202</text:p>
          </table:table-cell>
          <table:table-cell office:value-type="float" office:value="83723" calcext:value-type="float">
            <text:p>83723</text:p>
          </table:table-cell>
          <table:table-cell office:value-type="float" office:value="82781" calcext:value-type="float">
            <text:p>82781</text:p>
          </table:table-cell>
          <table:table-cell office:value-type="float" office:value="82475" calcext:value-type="float">
            <text:p>82475</text:p>
          </table:table-cell>
          <table:table-cell office:value-type="float" office:value="82858" calcext:value-type="float">
            <text:p>82858</text:p>
          </table:table-cell>
          <table:table-cell office:value-type="float" office:value="84600" calcext:value-type="float">
            <text:p>84600</text:p>
          </table:table-cell>
          <table:table-cell office:value-type="float" office:value="85033" calcext:value-type="float">
            <text:p>85033</text:p>
          </table:table-cell>
          <table:table-cell office:value-type="float" office:value="86956" calcext:value-type="float">
            <text:p>86956</text:p>
          </table:table-cell>
          <table:table-cell office:value-type="float" office:value="87298" calcext:value-type="float">
            <text:p>87298</text:p>
          </table:table-cell>
          <table:table-cell office:value-type="float" office:value="89770" calcext:value-type="float">
            <text:p>89770</text:p>
          </table:table-cell>
          <table:table-cell office:value-type="float" office:value="87441" calcext:value-type="float">
            <text:p>87441</text:p>
          </table:table-cell>
          <table:table-cell office:value-type="float" office:value="88303" calcext:value-type="float">
            <text:p>88303</text:p>
          </table:table-cell>
          <table:table-cell office:value-type="float" office:value="89949" calcext:value-type="float">
            <text:p>89949</text:p>
          </table:table-cell>
          <table:table-cell office:value-type="float" office:value="91359" calcext:value-type="float">
            <text:p>91359</text:p>
          </table:table-cell>
          <table:table-cell office:value-type="float" office:value="93419" calcext:value-type="float">
            <text:p>93419</text:p>
          </table:table-cell>
          <table:table-cell office:value-type="float" office:value="94677" calcext:value-type="float">
            <text:p>94677</text:p>
          </table:table-cell>
          <table:table-cell office:value-type="float" office:value="95843" calcext:value-type="float">
            <text:p>95843</text:p>
          </table:table-cell>
          <table:table-cell office:value-type="float" office:value="96762" calcext:value-type="float">
            <text:p>96762</text:p>
          </table:table-cell>
        </table:table-row>
        <table:table-row table:style-name="ro1">
          <table:table-cell office:value-type="string" calcext:value-type="string">
            <text:p>République arabe syrienne</text:p>
          </table:table-cell>
          <table:table-cell office:value-type="string" calcext:value-type="string">
            <text:p>SYR</text:p>
          </table:table-cell>
          <table:table-cell office:value-type="float" office:value="4573512" calcext:value-type="float">
            <text:p>4573512</text:p>
          </table:table-cell>
          <table:table-cell office:value-type="float" office:value="4721896" calcext:value-type="float">
            <text:p>4721896</text:p>
          </table:table-cell>
          <table:table-cell office:value-type="float" office:value="4875422" calcext:value-type="float">
            <text:p>4875422</text:p>
          </table:table-cell>
          <table:table-cell office:value-type="float" office:value="5034646" calcext:value-type="float">
            <text:p>5034646</text:p>
          </table:table-cell>
          <table:table-cell office:value-type="float" office:value="5200336" calcext:value-type="float">
            <text:p>5200336</text:p>
          </table:table-cell>
          <table:table-cell office:value-type="float" office:value="5373137" calcext:value-type="float">
            <text:p>5373137</text:p>
          </table:table-cell>
          <table:table-cell office:value-type="float" office:value="5553246" calcext:value-type="float">
            <text:p>5553246</text:p>
          </table:table-cell>
          <table:table-cell office:value-type="float" office:value="5740710" calcext:value-type="float">
            <text:p>5740710</text:p>
          </table:table-cell>
          <table:table-cell office:value-type="float" office:value="5935860" calcext:value-type="float">
            <text:p>5935860</text:p>
          </table:table-cell>
          <table:table-cell office:value-type="float" office:value="6139048" calcext:value-type="float">
            <text:p>6139048</text:p>
          </table:table-cell>
          <table:table-cell office:value-type="float" office:value="6350541" calcext:value-type="float">
            <text:p>6350541</text:p>
          </table:table-cell>
          <table:table-cell office:value-type="float" office:value="6570857" calcext:value-type="float">
            <text:p>6570857</text:p>
          </table:table-cell>
          <table:table-cell office:value-type="float" office:value="6800141" calcext:value-type="float">
            <text:p>6800141</text:p>
          </table:table-cell>
          <table:table-cell office:value-type="float" office:value="7037851" calcext:value-type="float">
            <text:p>7037851</text:p>
          </table:table-cell>
          <table:table-cell office:value-type="float" office:value="7283177" calcext:value-type="float">
            <text:p>7283177</text:p>
          </table:table-cell>
          <table:table-cell office:value-type="float" office:value="7535714" calcext:value-type="float">
            <text:p>7535714</text:p>
          </table:table-cell>
          <table:table-cell office:value-type="float" office:value="7794662" calcext:value-type="float">
            <text:p>7794662</text:p>
          </table:table-cell>
          <table:table-cell office:value-type="float" office:value="8060649" calcext:value-type="float">
            <text:p>8060649</text:p>
          </table:table-cell>
          <table:table-cell office:value-type="float" office:value="8336418" calcext:value-type="float">
            <text:p>8336418</text:p>
          </table:table-cell>
          <table:table-cell office:value-type="float" office:value="8625690" calcext:value-type="float">
            <text:p>8625690</text:p>
          </table:table-cell>
          <table:table-cell office:value-type="float" office:value="8930774" calcext:value-type="float">
            <text:p>8930774</text:p>
          </table:table-cell>
          <table:table-cell office:value-type="float" office:value="9252851" calcext:value-type="float">
            <text:p>9252851</text:p>
          </table:table-cell>
          <table:table-cell office:value-type="float" office:value="9590227" calcext:value-type="float">
            <text:p>9590227</text:p>
          </table:table-cell>
          <table:table-cell office:value-type="float" office:value="9938847" calcext:value-type="float">
            <text:p>9938847</text:p>
          </table:table-cell>
          <table:table-cell office:value-type="float" office:value="10293049" calcext:value-type="float">
            <text:p>10293049</text:p>
          </table:table-cell>
          <table:table-cell office:value-type="float" office:value="10648632" calcext:value-type="float">
            <text:p>10648632</text:p>
          </table:table-cell>
          <table:table-cell office:value-type="float" office:value="11004272" calcext:value-type="float">
            <text:p>11004272</text:p>
          </table:table-cell>
          <table:table-cell office:value-type="float" office:value="11360852" calcext:value-type="float">
            <text:p>11360852</text:p>
          </table:table-cell>
          <table:table-cell office:value-type="float" office:value="11719071" calcext:value-type="float">
            <text:p>11719071</text:p>
          </table:table-cell>
          <table:table-cell office:value-type="float" office:value="12080444" calcext:value-type="float">
            <text:p>12080444</text:p>
          </table:table-cell>
          <table:table-cell office:value-type="float" office:value="12446171" calcext:value-type="float">
            <text:p>12446171</text:p>
          </table:table-cell>
          <table:table-cell office:value-type="float" office:value="12815401" calcext:value-type="float">
            <text:p>12815401</text:p>
          </table:table-cell>
          <table:table-cell office:value-type="float" office:value="13187663" calcext:value-type="float">
            <text:p>13187663</text:p>
          </table:table-cell>
          <table:table-cell office:value-type="float" office:value="13565072" calcext:value-type="float">
            <text:p>13565072</text:p>
          </table:table-cell>
          <table:table-cell office:value-type="float" office:value="13950476" calcext:value-type="float">
            <text:p>13950476</text:p>
          </table:table-cell>
          <table:table-cell office:value-type="float" office:value="14345492" calcext:value-type="float">
            <text:p>14345492</text:p>
          </table:table-cell>
          <table:table-cell office:value-type="float" office:value="14754142" calcext:value-type="float">
            <text:p>14754142</text:p>
          </table:table-cell>
          <table:table-cell office:value-type="float" office:value="15175316" calcext:value-type="float">
            <text:p>15175316</text:p>
          </table:table-cell>
          <table:table-cell office:value-type="float" office:value="15599591" calcext:value-type="float">
            <text:p>15599591</text:p>
          </table:table-cell>
          <table:table-cell office:value-type="float" office:value="16013985" calcext:value-type="float">
            <text:p>16013985</text:p>
          </table:table-cell>
          <table:table-cell office:value-type="float" office:value="16410848" calcext:value-type="float">
            <text:p>16410848</text:p>
          </table:table-cell>
          <table:table-cell office:value-type="float" office:value="16766561" calcext:value-type="float">
            <text:p>16766561</text:p>
          </table:table-cell>
          <table:table-cell office:value-type="float" office:value="17084632" calcext:value-type="float">
            <text:p>17084632</text:p>
          </table:table-cell>
          <table:table-cell office:value-type="float" office:value="17415214" calcext:value-type="float">
            <text:p>17415214</text:p>
          </table:table-cell>
          <table:table-cell office:value-type="float" office:value="17827825" calcext:value-type="float">
            <text:p>17827825</text:p>
          </table:table-cell>
          <table:table-cell office:value-type="float" office:value="18361176" calcext:value-type="float">
            <text:p>18361176</text:p>
          </table:table-cell>
          <table:table-cell office:value-type="float" office:value="19059258" calcext:value-type="float">
            <text:p>19059258</text:p>
          </table:table-cell>
          <table:table-cell office:value-type="float" office:value="19878254" calcext:value-type="float">
            <text:p>19878254</text:p>
          </table:table-cell>
          <table:table-cell office:value-type="float" office:value="20664038" calcext:value-type="float">
            <text:p>20664038</text:p>
          </table:table-cell>
          <table:table-cell office:value-type="float" office:value="21205873" calcext:value-type="float">
            <text:p>21205873</text:p>
          </table:table-cell>
          <table:table-cell office:value-type="float" office:value="21362529" calcext:value-type="float">
            <text:p>21362529</text:p>
          </table:table-cell>
          <table:table-cell office:value-type="float" office:value="21082966" calcext:value-type="float">
            <text:p>21082966</text:p>
          </table:table-cell>
          <table:table-cell office:value-type="float" office:value="20442541" calcext:value-type="float">
            <text:p>20442541</text:p>
          </table:table-cell>
          <table:table-cell office:value-type="float" office:value="19584274" calcext:value-type="float">
            <text:p>19584274</text:p>
          </table:table-cell>
          <table:table-cell office:value-type="float" office:value="18715672" calcext:value-type="float">
            <text:p>18715672</text:p>
          </table:table-cell>
          <table:table-cell office:value-type="float" office:value="17997408" calcext:value-type="float">
            <text:p>17997408</text:p>
          </table:table-cell>
          <table:table-cell office:value-type="float" office:value="17453933" calcext:value-type="float">
            <text:p>17453933</text:p>
          </table:table-cell>
          <table:table-cell office:value-type="float" office:value="17068002" calcext:value-type="float">
            <text:p>17068002</text:p>
          </table:table-cell>
          <table:table-cell office:value-type="float" office:value="16906283" calcext:value-type="float">
            <text:p>16906283</text:p>
          </table:table-cell>
        </table:table-row>
        <table:table-row table:style-name="ro1">
          <table:table-cell office:value-type="string" calcext:value-type="string">
            <text:p>Îles Turques-et-Caïques</text:p>
          </table:table-cell>
          <table:table-cell office:value-type="string" calcext:value-type="string">
            <text:p>TCA</text:p>
          </table:table-cell>
          <table:table-cell office:value-type="float" office:value="5824" calcext:value-type="float">
            <text:p>5824</text:p>
          </table:table-cell>
          <table:table-cell office:value-type="float" office:value="5874" calcext:value-type="float">
            <text:p>5874</text:p>
          </table:table-cell>
          <table:table-cell office:value-type="float" office:value="5884" calcext:value-type="float">
            <text:p>5884</text:p>
          </table:table-cell>
          <table:table-cell office:value-type="float" office:value="5870" calcext:value-type="float">
            <text:p>5870</text:p>
          </table:table-cell>
          <table:table-cell office:value-type="float" office:value="5848" calcext:value-type="float">
            <text:p>5848</text:p>
          </table:table-cell>
          <table:table-cell office:value-type="float" office:value="5823" calcext:value-type="float">
            <text:p>5823</text:p>
          </table:table-cell>
          <table:table-cell office:value-type="float" office:value="5791" calcext:value-type="float">
            <text:p>5791</text:p>
          </table:table-cell>
          <table:table-cell office:value-type="float" office:value="5764" calcext:value-type="float">
            <text:p>5764</text:p>
          </table:table-cell>
          <table:table-cell office:value-type="float" office:value="5744" calcext:value-type="float">
            <text:p>5744</text:p>
          </table:table-cell>
          <table:table-cell office:value-type="float" office:value="5773" calcext:value-type="float">
            <text:p>5773</text:p>
          </table:table-cell>
          <table:table-cell office:value-type="float" office:value="5841" calcext:value-type="float">
            <text:p>5841</text:p>
          </table:table-cell>
          <table:table-cell office:value-type="float" office:value="5971" calcext:value-type="float">
            <text:p>5971</text:p>
          </table:table-cell>
          <table:table-cell office:value-type="float" office:value="6157" calcext:value-type="float">
            <text:p>6157</text:p>
          </table:table-cell>
          <table:table-cell office:value-type="float" office:value="6381" calcext:value-type="float">
            <text:p>6381</text:p>
          </table:table-cell>
          <table:table-cell office:value-type="float" office:value="6606" calcext:value-type="float">
            <text:p>6606</text:p>
          </table:table-cell>
          <table:table-cell office:value-type="float" office:value="6827" calcext:value-type="float">
            <text:p>6827</text:p>
          </table:table-cell>
          <table:table-cell office:value-type="float" office:value="7015" calcext:value-type="float">
            <text:p>7015</text:p>
          </table:table-cell>
          <table:table-cell office:value-type="float" office:value="7198" calcext:value-type="float">
            <text:p>7198</text:p>
          </table:table-cell>
          <table:table-cell office:value-type="float" office:value="7385" calcext:value-type="float">
            <text:p>7385</text:p>
          </table:table-cell>
          <table:table-cell office:value-type="float" office:value="7613" calcext:value-type="float">
            <text:p>7613</text:p>
          </table:table-cell>
          <table:table-cell office:value-type="float" office:value="7888" calcext:value-type="float">
            <text:p>7888</text:p>
          </table:table-cell>
          <table:table-cell office:value-type="float" office:value="8235" calcext:value-type="float">
            <text:p>8235</text:p>
          </table:table-cell>
          <table:table-cell office:value-type="float" office:value="8654" calcext:value-type="float">
            <text:p>8654</text:p>
          </table:table-cell>
          <table:table-cell office:value-type="float" office:value="9104" calcext:value-type="float">
            <text:p>9104</text:p>
          </table:table-cell>
          <table:table-cell office:value-type="float" office:value="9556" calcext:value-type="float">
            <text:p>9556</text:p>
          </table:table-cell>
          <table:table-cell office:value-type="float" office:value="9970" calcext:value-type="float">
            <text:p>9970</text:p>
          </table:table-cell>
          <table:table-cell office:value-type="float" office:value="10357" calcext:value-type="float">
            <text:p>10357</text:p>
          </table:table-cell>
          <table:table-cell office:value-type="float" office:value="10724" calcext:value-type="float">
            <text:p>10724</text:p>
          </table:table-cell>
          <table:table-cell office:value-type="float" office:value="11093" calcext:value-type="float">
            <text:p>11093</text:p>
          </table:table-cell>
          <table:table-cell office:value-type="float" office:value="11548" calcext:value-type="float">
            <text:p>11548</text:p>
          </table:table-cell>
          <table:table-cell office:value-type="float" office:value="12111" calcext:value-type="float">
            <text:p>12111</text:p>
          </table:table-cell>
          <table:table-cell office:value-type="float" office:value="12811" calcext:value-type="float">
            <text:p>12811</text:p>
          </table:table-cell>
          <table:table-cell office:value-type="float" office:value="13632" calcext:value-type="float">
            <text:p>13632</text:p>
          </table:table-cell>
          <table:table-cell office:value-type="float" office:value="14526" calcext:value-type="float">
            <text:p>14526</text:p>
          </table:table-cell>
          <table:table-cell office:value-type="float" office:value="15407" calcext:value-type="float">
            <text:p>15407</text:p>
          </table:table-cell>
          <table:table-cell office:value-type="float" office:value="16216" calcext:value-type="float">
            <text:p>16216</text:p>
          </table:table-cell>
          <table:table-cell office:value-type="float" office:value="16926" calcext:value-type="float">
            <text:p>16926</text:p>
          </table:table-cell>
          <table:table-cell office:value-type="float" office:value="17567" calcext:value-type="float">
            <text:p>17567</text:p>
          </table:table-cell>
          <table:table-cell office:value-type="float" office:value="18232" calcext:value-type="float">
            <text:p>18232</text:p>
          </table:table-cell>
          <table:table-cell office:value-type="float" office:value="19065" calcext:value-type="float">
            <text:p>19065</text:p>
          </table:table-cell>
          <table:table-cell office:value-type="float" office:value="20164" calcext:value-type="float">
            <text:p>20164</text:p>
          </table:table-cell>
          <table:table-cell office:value-type="float" office:value="21573" calcext:value-type="float">
            <text:p>21573</text:p>
          </table:table-cell>
          <table:table-cell office:value-type="float" office:value="23232" calcext:value-type="float">
            <text:p>23232</text:p>
          </table:table-cell>
          <table:table-cell office:value-type="float" office:value="25011" calcext:value-type="float">
            <text:p>25011</text:p>
          </table:table-cell>
          <table:table-cell office:value-type="float" office:value="26700" calcext:value-type="float">
            <text:p>26700</text:p>
          </table:table-cell>
          <table:table-cell office:value-type="float" office:value="28180" calcext:value-type="float">
            <text:p>28180</text:p>
          </table:table-cell>
          <table:table-cell office:value-type="float" office:value="29391" calcext:value-type="float">
            <text:p>29391</text:p>
          </table:table-cell>
          <table:table-cell office:value-type="float" office:value="30385" calcext:value-type="float">
            <text:p>30385</text:p>
          </table:table-cell>
          <table:table-cell office:value-type="float" office:value="31202" calcext:value-type="float">
            <text:p>31202</text:p>
          </table:table-cell>
          <table:table-cell office:value-type="float" office:value="31934" calcext:value-type="float">
            <text:p>31934</text:p>
          </table:table-cell>
          <table:table-cell office:value-type="float" office:value="32660" calcext:value-type="float">
            <text:p>32660</text:p>
          </table:table-cell>
          <table:table-cell office:value-type="float" office:value="33377" calcext:value-type="float">
            <text:p>33377</text:p>
          </table:table-cell>
          <table:table-cell office:value-type="float" office:value="34066" calcext:value-type="float">
            <text:p>34066</text:p>
          </table:table-cell>
          <table:table-cell office:value-type="float" office:value="34731" calcext:value-type="float">
            <text:p>34731</text:p>
          </table:table-cell>
          <table:table-cell office:value-type="float" office:value="35369" calcext:value-type="float">
            <text:p>35369</text:p>
          </table:table-cell>
          <table:table-cell office:value-type="float" office:value="35981" calcext:value-type="float">
            <text:p>35981</text:p>
          </table:table-cell>
          <table:table-cell office:value-type="float" office:value="36559" calcext:value-type="float">
            <text:p>36559</text:p>
          </table:table-cell>
          <table:table-cell office:value-type="float" office:value="37115" calcext:value-type="float">
            <text:p>37115</text:p>
          </table:table-cell>
          <table:table-cell office:value-type="float" office:value="37665" calcext:value-type="float">
            <text:p>37665</text:p>
          </table:table-cell>
        </table:table-row>
        <table:table-row table:style-name="ro1">
          <table:table-cell office:value-type="string" calcext:value-type="string">
            <text:p>Tchad</text:p>
          </table:table-cell>
          <table:table-cell office:value-type="string" calcext:value-type="string">
            <text:p>TCD</text:p>
          </table:table-cell>
          <table:table-cell office:value-type="float" office:value="3001609" calcext:value-type="float">
            <text:p>3001609</text:p>
          </table:table-cell>
          <table:table-cell office:value-type="float" office:value="3060368" calcext:value-type="float">
            <text:p>3060368</text:p>
          </table:table-cell>
          <table:table-cell office:value-type="float" office:value="3121236" calcext:value-type="float">
            <text:p>3121236</text:p>
          </table:table-cell>
          <table:table-cell office:value-type="float" office:value="3183572" calcext:value-type="float">
            <text:p>3183572</text:p>
          </table:table-cell>
          <table:table-cell office:value-type="float" office:value="3246523" calcext:value-type="float">
            <text:p>3246523</text:p>
          </table:table-cell>
          <table:table-cell office:value-type="float" office:value="3309586" calcext:value-type="float">
            <text:p>3309586</text:p>
          </table:table-cell>
          <table:table-cell office:value-type="float" office:value="3372189" calcext:value-type="float">
            <text:p>3372189</text:p>
          </table:table-cell>
          <table:table-cell office:value-type="float" office:value="3434825" calcext:value-type="float">
            <text:p>3434825</text:p>
          </table:table-cell>
          <table:table-cell office:value-type="float" office:value="3499362" calcext:value-type="float">
            <text:p>3499362</text:p>
          </table:table-cell>
          <table:table-cell office:value-type="float" office:value="3568398" calcext:value-type="float">
            <text:p>3568398</text:p>
          </table:table-cell>
          <table:table-cell office:value-type="float" office:value="3643604" calcext:value-type="float">
            <text:p>3643604</text:p>
          </table:table-cell>
          <table:table-cell office:value-type="float" office:value="3726189" calcext:value-type="float">
            <text:p>3726189</text:p>
          </table:table-cell>
          <table:table-cell office:value-type="float" office:value="3815260" calcext:value-type="float">
            <text:p>3815260</text:p>
          </table:table-cell>
          <table:table-cell office:value-type="float" office:value="3907889" calcext:value-type="float">
            <text:p>3907889</text:p>
          </table:table-cell>
          <table:table-cell office:value-type="float" office:value="3999921" calcext:value-type="float">
            <text:p>3999921</text:p>
          </table:table-cell>
          <table:table-cell office:value-type="float" office:value="4088564" calcext:value-type="float">
            <text:p>4088564</text:p>
          </table:table-cell>
          <table:table-cell office:value-type="float" office:value="4173135" calcext:value-type="float">
            <text:p>4173135</text:p>
          </table:table-cell>
          <table:table-cell office:value-type="float" office:value="4255248" calcext:value-type="float">
            <text:p>4255248</text:p>
          </table:table-cell>
          <table:table-cell office:value-type="float" office:value="4337291" calcext:value-type="float">
            <text:p>4337291</text:p>
          </table:table-cell>
          <table:table-cell office:value-type="float" office:value="4422745" calcext:value-type="float">
            <text:p>4422745</text:p>
          </table:table-cell>
          <table:table-cell office:value-type="float" office:value="4514430" calcext:value-type="float">
            <text:p>4514430</text:p>
          </table:table-cell>
          <table:table-cell office:value-type="float" office:value="4612849" calcext:value-type="float">
            <text:p>4612849</text:p>
          </table:table-cell>
          <table:table-cell office:value-type="float" office:value="4718162" calcext:value-type="float">
            <text:p>4718162</text:p>
          </table:table-cell>
          <table:table-cell office:value-type="float" office:value="4832321" calcext:value-type="float">
            <text:p>4832321</text:p>
          </table:table-cell>
          <table:table-cell office:value-type="float" office:value="4957558" calcext:value-type="float">
            <text:p>4957558</text:p>
          </table:table-cell>
          <table:table-cell office:value-type="float" office:value="5095401" calcext:value-type="float">
            <text:p>5095401</text:p>
          </table:table-cell>
          <table:table-cell office:value-type="float" office:value="5247283" calcext:value-type="float">
            <text:p>5247283</text:p>
          </table:table-cell>
          <table:table-cell office:value-type="float" office:value="5412847" calcext:value-type="float">
            <text:p>5412847</text:p>
          </table:table-cell>
          <table:table-cell office:value-type="float" office:value="5589626" calcext:value-type="float">
            <text:p>5589626</text:p>
          </table:table-cell>
          <table:table-cell office:value-type="float" office:value="5773920" calcext:value-type="float">
            <text:p>5773920</text:p>
          </table:table-cell>
          <table:table-cell office:value-type="float" office:value="5963252" calcext:value-type="float">
            <text:p>5963252</text:p>
          </table:table-cell>
          <table:table-cell office:value-type="float" office:value="6157079" calcext:value-type="float">
            <text:p>6157079</text:p>
          </table:table-cell>
          <table:table-cell office:value-type="float" office:value="6356748" calcext:value-type="float">
            <text:p>6356748</text:p>
          </table:table-cell>
          <table:table-cell office:value-type="float" office:value="6563922" calcext:value-type="float">
            <text:p>6563922</text:p>
          </table:table-cell>
          <table:table-cell office:value-type="float" office:value="6781053" calcext:value-type="float">
            <text:p>6781053</text:p>
          </table:table-cell>
          <table:table-cell office:value-type="float" office:value="7010145" calcext:value-type="float">
            <text:p>7010145</text:p>
          </table:table-cell>
          <table:table-cell office:value-type="float" office:value="7250975" calcext:value-type="float">
            <text:p>7250975</text:p>
          </table:table-cell>
          <table:table-cell office:value-type="float" office:value="7503493" calcext:value-type="float">
            <text:p>7503493</text:p>
          </table:table-cell>
          <table:table-cell office:value-type="float" office:value="7770048" calcext:value-type="float">
            <text:p>7770048</text:p>
          </table:table-cell>
          <table:table-cell office:value-type="float" office:value="8053536" calcext:value-type="float">
            <text:p>8053536</text:p>
          </table:table-cell>
          <table:table-cell office:value-type="float" office:value="8355654" calcext:value-type="float">
            <text:p>8355654</text:p>
          </table:table-cell>
          <table:table-cell office:value-type="float" office:value="8678051" calcext:value-type="float">
            <text:p>8678051</text:p>
          </table:table-cell>
          <table:table-cell office:value-type="float" office:value="9019233" calcext:value-type="float">
            <text:p>9019233</text:p>
          </table:table-cell>
          <table:table-cell office:value-type="float" office:value="9373916" calcext:value-type="float">
            <text:p>9373916</text:p>
          </table:table-cell>
          <table:table-cell office:value-type="float" office:value="9734767" calcext:value-type="float">
            <text:p>9734767</text:p>
          </table:table-cell>
          <table:table-cell office:value-type="float" office:value="10096633" calcext:value-type="float">
            <text:p>10096633</text:p>
          </table:table-cell>
          <table:table-cell office:value-type="float" office:value="10457124" calcext:value-type="float">
            <text:p>10457124</text:p>
          </table:table-cell>
          <table:table-cell office:value-type="float" office:value="10818024" calcext:value-type="float">
            <text:p>10818024</text:p>
          </table:table-cell>
          <table:table-cell office:value-type="float" office:value="11183588" calcext:value-type="float">
            <text:p>11183588</text:p>
          </table:table-cell>
          <table:table-cell office:value-type="float" office:value="11560147" calcext:value-type="float">
            <text:p>11560147</text:p>
          </table:table-cell>
          <table:table-cell office:value-type="float" office:value="11952136" calcext:value-type="float">
            <text:p>11952136</text:p>
          </table:table-cell>
          <table:table-cell office:value-type="float" office:value="12360989" calcext:value-type="float">
            <text:p>12360989</text:p>
          </table:table-cell>
          <table:table-cell office:value-type="float" office:value="12784750" calcext:value-type="float">
            <text:p>12784750</text:p>
          </table:table-cell>
          <table:table-cell office:value-type="float" office:value="13220424" calcext:value-type="float">
            <text:p>13220424</text:p>
          </table:table-cell>
          <table:table-cell office:value-type="float" office:value="13663559" calcext:value-type="float">
            <text:p>13663559</text:p>
          </table:table-cell>
          <table:table-cell office:value-type="float" office:value="14110975" calcext:value-type="float">
            <text:p>14110975</text:p>
          </table:table-cell>
          <table:table-cell office:value-type="float" office:value="14561666" calcext:value-type="float">
            <text:p>14561666</text:p>
          </table:table-cell>
          <table:table-cell office:value-type="float" office:value="15016773" calcext:value-type="float">
            <text:p>15016773</text:p>
          </table:table-cell>
          <table:table-cell office:value-type="float" office:value="15477751" calcext:value-type="float">
            <text:p>15477751</text:p>
          </table:table-cell>
        </table:table-row>
        <table:table-row table:style-name="ro1">
          <table:table-cell office:value-type="string" calcext:value-type="string">
            <text:p>Asie de l’Est et Pacifique (BIRD et IDA)</text:p>
          </table:table-cell>
          <table:table-cell office:value-type="string" calcext:value-type="string">
            <text:p>TEA</text:p>
          </table:table-cell>
          <table:table-cell office:value-type="float" office:value="883445573" calcext:value-type="float">
            <text:p>883445573</text:p>
          </table:table-cell>
          <table:table-cell office:value-type="float" office:value="882807967" calcext:value-type="float">
            <text:p>882807967</text:p>
          </table:table-cell>
          <table:table-cell office:value-type="float" office:value="894536179" calcext:value-type="float">
            <text:p>894536179</text:p>
          </table:table-cell>
          <table:table-cell office:value-type="float" office:value="917563055" calcext:value-type="float">
            <text:p>917563055</text:p>
          </table:table-cell>
          <table:table-cell office:value-type="float" office:value="940205368" calcext:value-type="float">
            <text:p>940205368</text:p>
          </table:table-cell>
          <table:table-cell office:value-type="float" office:value="963806254" calcext:value-type="float">
            <text:p>963806254</text:p>
          </table:table-cell>
          <table:table-cell office:value-type="float" office:value="990927389" calcext:value-type="float">
            <text:p>990927389</text:p>
          </table:table-cell>
          <table:table-cell office:value-type="float" office:value="1017110646" calcext:value-type="float">
            <text:p>1017110646</text:p>
          </table:table-cell>
          <table:table-cell office:value-type="float" office:value="1044230714" calcext:value-type="float">
            <text:p>1044230714</text:p>
          </table:table-cell>
          <table:table-cell office:value-type="float" office:value="1073035641" calcext:value-type="float">
            <text:p>1073035641</text:p>
          </table:table-cell>
          <table:table-cell office:value-type="float" office:value="1102743566" calcext:value-type="float">
            <text:p>1102743566</text:p>
          </table:table-cell>
          <table:table-cell office:value-type="float" office:value="1133088651" calcext:value-type="float">
            <text:p>1133088651</text:p>
          </table:table-cell>
          <table:table-cell office:value-type="float" office:value="1161692276" calcext:value-type="float">
            <text:p>1161692276</text:p>
          </table:table-cell>
          <table:table-cell office:value-type="float" office:value="1189353307" calcext:value-type="float">
            <text:p>1189353307</text:p>
          </table:table-cell>
          <table:table-cell office:value-type="float" office:value="1215519616" calcext:value-type="float">
            <text:p>1215519616</text:p>
          </table:table-cell>
          <table:table-cell office:value-type="float" office:value="1239283620" calcext:value-type="float">
            <text:p>1239283620</text:p>
          </table:table-cell>
          <table:table-cell office:value-type="float" office:value="1261221825" calcext:value-type="float">
            <text:p>1261221825</text:p>
          </table:table-cell>
          <table:table-cell office:value-type="float" office:value="1281596026" calcext:value-type="float">
            <text:p>1281596026</text:p>
          </table:table-cell>
          <table:table-cell office:value-type="float" office:value="1301958160" calcext:value-type="float">
            <text:p>1301958160</text:p>
          </table:table-cell>
          <table:table-cell office:value-type="float" office:value="1322627335" calcext:value-type="float">
            <text:p>1322627335</text:p>
          </table:table-cell>
          <table:table-cell office:value-type="float" office:value="1342952245" calcext:value-type="float">
            <text:p>1342952245</text:p>
          </table:table-cell>
          <table:table-cell office:value-type="float" office:value="1363987509" calcext:value-type="float">
            <text:p>1363987509</text:p>
          </table:table-cell>
          <table:table-cell office:value-type="float" office:value="1387365773" calcext:value-type="float">
            <text:p>1387365773</text:p>
          </table:table-cell>
          <table:table-cell office:value-type="float" office:value="1410865625" calcext:value-type="float">
            <text:p>1410865625</text:p>
          </table:table-cell>
          <table:table-cell office:value-type="float" office:value="1433295147" calcext:value-type="float">
            <text:p>1433295147</text:p>
          </table:table-cell>
          <table:table-cell office:value-type="float" office:value="1456445290" calcext:value-type="float">
            <text:p>1456445290</text:p>
          </table:table-cell>
          <table:table-cell office:value-type="float" office:value="1481135087" calcext:value-type="float">
            <text:p>1481135087</text:p>
          </table:table-cell>
          <table:table-cell office:value-type="float" office:value="1507322668" calcext:value-type="float">
            <text:p>1507322668</text:p>
          </table:table-cell>
          <table:table-cell office:value-type="float" office:value="1533819043" calcext:value-type="float">
            <text:p>1533819043</text:p>
          </table:table-cell>
          <table:table-cell office:value-type="float" office:value="1559650576" calcext:value-type="float">
            <text:p>1559650576</text:p>
          </table:table-cell>
          <table:table-cell office:value-type="float" office:value="1584871832" calcext:value-type="float">
            <text:p>1584871832</text:p>
          </table:table-cell>
          <table:table-cell office:value-type="float" office:value="1608999005" calcext:value-type="float">
            <text:p>1608999005</text:p>
          </table:table-cell>
          <table:table-cell office:value-type="float" office:value="1631566815" calcext:value-type="float">
            <text:p>1631566815</text:p>
          </table:table-cell>
          <table:table-cell office:value-type="float" office:value="1653289954" calcext:value-type="float">
            <text:p>1653289954</text:p>
          </table:table-cell>
          <table:table-cell office:value-type="float" office:value="1674861279" calcext:value-type="float">
            <text:p>1674861279</text:p>
          </table:table-cell>
          <table:table-cell office:value-type="float" office:value="1696014016" calcext:value-type="float">
            <text:p>1696014016</text:p>
          </table:table-cell>
          <table:table-cell office:value-type="float" office:value="1716810429" calcext:value-type="float">
            <text:p>1716810429</text:p>
          </table:table-cell>
          <table:table-cell office:value-type="float" office:value="1737388752" calcext:value-type="float">
            <text:p>1737388752</text:p>
          </table:table-cell>
          <table:table-cell office:value-type="float" office:value="1757224494" calcext:value-type="float">
            <text:p>1757224494</text:p>
          </table:table-cell>
          <table:table-cell office:value-type="float" office:value="1775880231" calcext:value-type="float">
            <text:p>1775880231</text:p>
          </table:table-cell>
          <table:table-cell office:value-type="float" office:value="1793498351" calcext:value-type="float">
            <text:p>1793498351</text:p>
          </table:table-cell>
          <table:table-cell office:value-type="float" office:value="1810261141" calcext:value-type="float">
            <text:p>1810261141</text:p>
          </table:table-cell>
          <table:table-cell office:value-type="float" office:value="1826238744" calcext:value-type="float">
            <text:p>1826238744</text:p>
          </table:table-cell>
          <table:table-cell office:value-type="float" office:value="1841560579" calcext:value-type="float">
            <text:p>1841560579</text:p>
          </table:table-cell>
          <table:table-cell office:value-type="float" office:value="1856486252" calcext:value-type="float">
            <text:p>1856486252</text:p>
          </table:table-cell>
          <table:table-cell office:value-type="float" office:value="1871341375" calcext:value-type="float">
            <text:p>1871341375</text:p>
          </table:table-cell>
          <table:table-cell office:value-type="float" office:value="1885806859" calcext:value-type="float">
            <text:p>1885806859</text:p>
          </table:table-cell>
          <table:table-cell office:value-type="float" office:value="1899800530" calcext:value-type="float">
            <text:p>1899800530</text:p>
          </table:table-cell>
          <table:table-cell office:value-type="float" office:value="1913718210" calcext:value-type="float">
            <text:p>1913718210</text:p>
          </table:table-cell>
          <table:table-cell office:value-type="float" office:value="1927560609" calcext:value-type="float">
            <text:p>1927560609</text:p>
          </table:table-cell>
          <table:table-cell office:value-type="float" office:value="1941377349" calcext:value-type="float">
            <text:p>1941377349</text:p>
          </table:table-cell>
          <table:table-cell office:value-type="float" office:value="1955334267" calcext:value-type="float">
            <text:p>1955334267</text:p>
          </table:table-cell>
          <table:table-cell office:value-type="float" office:value="1969562739" calcext:value-type="float">
            <text:p>1969562739</text:p>
          </table:table-cell>
          <table:table-cell office:value-type="float" office:value="1983964453" calcext:value-type="float">
            <text:p>1983964453</text:p>
          </table:table-cell>
          <table:table-cell office:value-type="float" office:value="1998513398" calcext:value-type="float">
            <text:p>1998513398</text:p>
          </table:table-cell>
          <table:table-cell office:value-type="float" office:value="2012980531" calcext:value-type="float">
            <text:p>2012980531</text:p>
          </table:table-cell>
          <table:table-cell office:value-type="float" office:value="2027771091" calcext:value-type="float">
            <text:p>2027771091</text:p>
          </table:table-cell>
          <table:table-cell office:value-type="float" office:value="2042687863" calcext:value-type="float">
            <text:p>2042687863</text:p>
          </table:table-cell>
          <table:table-cell office:value-type="float" office:value="2056064424" calcext:value-type="float">
            <text:p>2056064424</text:p>
          </table:table-cell>
        </table:table-row>
        <table:table-row table:style-name="ro1">
          <table:table-cell office:value-type="string" calcext:value-type="string">
            <text:p>Europe et Asie centrale (BIRD et IDA)</text:p>
          </table:table-cell>
          <table:table-cell office:value-type="string" calcext:value-type="string">
            <text:p>TEC</text:p>
          </table:table-cell>
          <table:table-cell office:value-type="float" office:value="308925209" calcext:value-type="float">
            <text:p>308925209</text:p>
          </table:table-cell>
          <table:table-cell office:value-type="float" office:value="313575168" calcext:value-type="float">
            <text:p>313575168</text:p>
          </table:table-cell>
          <table:table-cell office:value-type="float" office:value="318268089" calcext:value-type="float">
            <text:p>318268089</text:p>
          </table:table-cell>
          <table:table-cell office:value-type="float" office:value="323037300" calcext:value-type="float">
            <text:p>323037300</text:p>
          </table:table-cell>
          <table:table-cell office:value-type="float" office:value="327816760" calcext:value-type="float">
            <text:p>327816760</text:p>
          </table:table-cell>
          <table:table-cell office:value-type="float" office:value="332408546" calcext:value-type="float">
            <text:p>332408546</text:p>
          </table:table-cell>
          <table:table-cell office:value-type="float" office:value="336269817" calcext:value-type="float">
            <text:p>336269817</text:p>
          </table:table-cell>
          <table:table-cell office:value-type="float" office:value="340266714" calcext:value-type="float">
            <text:p>340266714</text:p>
          </table:table-cell>
          <table:table-cell office:value-type="float" office:value="344176940" calcext:value-type="float">
            <text:p>344176940</text:p>
          </table:table-cell>
          <table:table-cell office:value-type="float" office:value="347963199" calcext:value-type="float">
            <text:p>347963199</text:p>
          </table:table-cell>
          <table:table-cell office:value-type="float" office:value="351616528" calcext:value-type="float">
            <text:p>351616528</text:p>
          </table:table-cell>
          <table:table-cell office:value-type="float" office:value="355267605" calcext:value-type="float">
            <text:p>355267605</text:p>
          </table:table-cell>
          <table:table-cell office:value-type="float" office:value="359067136" calcext:value-type="float">
            <text:p>359067136</text:p>
          </table:table-cell>
          <table:table-cell office:value-type="float" office:value="362873895" calcext:value-type="float">
            <text:p>362873895</text:p>
          </table:table-cell>
          <table:table-cell office:value-type="float" office:value="366718674" calcext:value-type="float">
            <text:p>366718674</text:p>
          </table:table-cell>
          <table:table-cell office:value-type="float" office:value="370598463" calcext:value-type="float">
            <text:p>370598463</text:p>
          </table:table-cell>
          <table:table-cell office:value-type="float" office:value="374638948" calcext:value-type="float">
            <text:p>374638948</text:p>
          </table:table-cell>
          <table:table-cell office:value-type="float" office:value="378610495" calcext:value-type="float">
            <text:p>378610495</text:p>
          </table:table-cell>
          <table:table-cell office:value-type="float" office:value="382483487" calcext:value-type="float">
            <text:p>382483487</text:p>
          </table:table-cell>
          <table:table-cell office:value-type="float" office:value="386331985" calcext:value-type="float">
            <text:p>386331985</text:p>
          </table:table-cell>
          <table:table-cell office:value-type="float" office:value="390313394" calcext:value-type="float">
            <text:p>390313394</text:p>
          </table:table-cell>
          <table:table-cell office:value-type="float" office:value="394369212" calcext:value-type="float">
            <text:p>394369212</text:p>
          </table:table-cell>
          <table:table-cell office:value-type="float" office:value="398263895" calcext:value-type="float">
            <text:p>398263895</text:p>
          </table:table-cell>
          <table:table-cell office:value-type="float" office:value="402150952" calcext:value-type="float">
            <text:p>402150952</text:p>
          </table:table-cell>
          <table:table-cell office:value-type="float" office:value="406270520" calcext:value-type="float">
            <text:p>406270520</text:p>
          </table:table-cell>
          <table:table-cell office:value-type="float" office:value="410367344" calcext:value-type="float">
            <text:p>410367344</text:p>
          </table:table-cell>
          <table:table-cell office:value-type="float" office:value="414388121" calcext:value-type="float">
            <text:p>414388121</text:p>
          </table:table-cell>
          <table:table-cell office:value-type="float" office:value="418349572" calcext:value-type="float">
            <text:p>418349572</text:p>
          </table:table-cell>
          <table:table-cell office:value-type="float" office:value="422137029" calcext:value-type="float">
            <text:p>422137029</text:p>
          </table:table-cell>
          <table:table-cell office:value-type="float" office:value="425529430" calcext:value-type="float">
            <text:p>425529430</text:p>
          </table:table-cell>
          <table:table-cell office:value-type="float" office:value="428315751" calcext:value-type="float">
            <text:p>428315751</text:p>
          </table:table-cell>
          <table:table-cell office:value-type="float" office:value="430330022" calcext:value-type="float">
            <text:p>430330022</text:p>
          </table:table-cell>
          <table:table-cell office:value-type="float" office:value="431944610" calcext:value-type="float">
            <text:p>431944610</text:p>
          </table:table-cell>
          <table:table-cell office:value-type="float" office:value="433317638" calcext:value-type="float">
            <text:p>433317638</text:p>
          </table:table-cell>
          <table:table-cell office:value-type="float" office:value="434073825" calcext:value-type="float">
            <text:p>434073825</text:p>
          </table:table-cell>
          <table:table-cell office:value-type="float" office:value="434508847" calcext:value-type="float">
            <text:p>434508847</text:p>
          </table:table-cell>
          <table:table-cell office:value-type="float" office:value="434834171" calcext:value-type="float">
            <text:p>434834171</text:p>
          </table:table-cell>
          <table:table-cell office:value-type="float" office:value="435191660" calcext:value-type="float">
            <text:p>435191660</text:p>
          </table:table-cell>
          <table:table-cell office:value-type="float" office:value="435439577" calcext:value-type="float">
            <text:p>435439577</text:p>
          </table:table-cell>
          <table:table-cell office:value-type="float" office:value="435384574" calcext:value-type="float">
            <text:p>435384574</text:p>
          </table:table-cell>
          <table:table-cell office:value-type="float" office:value="435028415" calcext:value-type="float">
            <text:p>435028415</text:p>
          </table:table-cell>
          <table:table-cell office:value-type="float" office:value="434598276" calcext:value-type="float">
            <text:p>434598276</text:p>
          </table:table-cell>
          <table:table-cell office:value-type="float" office:value="434253516" calcext:value-type="float">
            <text:p>434253516</text:p>
          </table:table-cell>
          <table:table-cell office:value-type="float" office:value="434390419" calcext:value-type="float">
            <text:p>434390419</text:p>
          </table:table-cell>
          <table:table-cell office:value-type="float" office:value="434730803" calcext:value-type="float">
            <text:p>434730803</text:p>
          </table:table-cell>
          <table:table-cell office:value-type="float" office:value="435134576" calcext:value-type="float">
            <text:p>435134576</text:p>
          </table:table-cell>
          <table:table-cell office:value-type="float" office:value="435669295" calcext:value-type="float">
            <text:p>435669295</text:p>
          </table:table-cell>
          <table:table-cell office:value-type="float" office:value="436349814" calcext:value-type="float">
            <text:p>436349814</text:p>
          </table:table-cell>
          <table:table-cell office:value-type="float" office:value="437427283" calcext:value-type="float">
            <text:p>437427283</text:p>
          </table:table-cell>
          <table:table-cell office:value-type="float" office:value="439200178" calcext:value-type="float">
            <text:p>439200178</text:p>
          </table:table-cell>
          <table:table-cell office:value-type="float" office:value="441121359" calcext:value-type="float">
            <text:p>441121359</text:p>
          </table:table-cell>
          <table:table-cell office:value-type="float" office:value="443356614" calcext:value-type="float">
            <text:p>443356614</text:p>
          </table:table-cell>
          <table:table-cell office:value-type="float" office:value="445596591" calcext:value-type="float">
            <text:p>445596591</text:p>
          </table:table-cell>
          <table:table-cell office:value-type="float" office:value="448074081" calcext:value-type="float">
            <text:p>448074081</text:p>
          </table:table-cell>
          <table:table-cell office:value-type="float" office:value="450528180" calcext:value-type="float">
            <text:p>450528180</text:p>
          </table:table-cell>
          <table:table-cell office:value-type="float" office:value="453034345" calcext:value-type="float">
            <text:p>453034345</text:p>
          </table:table-cell>
          <table:table-cell office:value-type="float" office:value="455505650" calcext:value-type="float">
            <text:p>455505650</text:p>
          </table:table-cell>
          <table:table-cell office:value-type="float" office:value="457810292" calcext:value-type="float">
            <text:p>457810292</text:p>
          </table:table-cell>
          <table:table-cell office:value-type="float" office:value="459865205" calcext:value-type="float">
            <text:p>459865205</text:p>
          </table:table-cell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O</text:p>
          </table:table-cell>
          <table:table-cell office:value-type="float" office:value="1580513" calcext:value-type="float">
            <text:p>1580513</text:p>
          </table:table-cell>
          <table:table-cell office:value-type="float" office:value="1597526" calcext:value-type="float">
            <text:p>1597526</text:p>
          </table:table-cell>
          <table:table-cell office:value-type="float" office:value="1612755" calcext:value-type="float">
            <text:p>1612755</text:p>
          </table:table-cell>
          <table:table-cell office:value-type="float" office:value="1631764" calcext:value-type="float">
            <text:p>1631764</text:p>
          </table:table-cell>
          <table:table-cell office:value-type="float" office:value="1662073" calcext:value-type="float">
            <text:p>1662073</text:p>
          </table:table-cell>
          <table:table-cell office:value-type="float" office:value="1708630" calcext:value-type="float">
            <text:p>1708630</text:p>
          </table:table-cell>
          <table:table-cell office:value-type="float" office:value="1774029" calcext:value-type="float">
            <text:p>1774029</text:p>
          </table:table-cell>
          <table:table-cell office:value-type="float" office:value="1855442" calcext:value-type="float">
            <text:p>1855442</text:p>
          </table:table-cell>
          <table:table-cell office:value-type="float" office:value="1945780" calcext:value-type="float">
            <text:p>1945780</text:p>
          </table:table-cell>
          <table:table-cell office:value-type="float" office:value="2034907" calcext:value-type="float">
            <text:p>2034907</text:p>
          </table:table-cell>
          <table:table-cell office:value-type="float" office:value="2115522" calcext:value-type="float">
            <text:p>2115522</text:p>
          </table:table-cell>
          <table:table-cell office:value-type="float" office:value="2185662" calcext:value-type="float">
            <text:p>2185662</text:p>
          </table:table-cell>
          <table:table-cell office:value-type="float" office:value="2247582" calcext:value-type="float">
            <text:p>2247582</text:p>
          </table:table-cell>
          <table:table-cell office:value-type="float" office:value="2303345" calcext:value-type="float">
            <text:p>2303345</text:p>
          </table:table-cell>
          <table:table-cell office:value-type="float" office:value="2356622" calcext:value-type="float">
            <text:p>2356622</text:p>
          </table:table-cell>
          <table:table-cell office:value-type="float" office:value="2410446" calcext:value-type="float">
            <text:p>2410446</text:p>
          </table:table-cell>
          <table:table-cell office:value-type="float" office:value="2464423" calcext:value-type="float">
            <text:p>2464423</text:p>
          </table:table-cell>
          <table:table-cell office:value-type="float" office:value="2518457" calcext:value-type="float">
            <text:p>2518457</text:p>
          </table:table-cell>
          <table:table-cell office:value-type="float" office:value="2576292" calcext:value-type="float">
            <text:p>2576292</text:p>
          </table:table-cell>
          <table:table-cell office:value-type="float" office:value="2642696" calcext:value-type="float">
            <text:p>2642696</text:p>
          </table:table-cell>
          <table:table-cell office:value-type="float" office:value="2720839" calcext:value-type="float">
            <text:p>2720839</text:p>
          </table:table-cell>
          <table:table-cell office:value-type="float" office:value="2812307" calcext:value-type="float">
            <text:p>2812307</text:p>
          </table:table-cell>
          <table:table-cell office:value-type="float" office:value="2915620" calcext:value-type="float">
            <text:p>2915620</text:p>
          </table:table-cell>
          <table:table-cell office:value-type="float" office:value="3026973" calcext:value-type="float">
            <text:p>3026973</text:p>
          </table:table-cell>
          <table:table-cell office:value-type="float" office:value="3140846" calcext:value-type="float">
            <text:p>3140846</text:p>
          </table:table-cell>
          <table:table-cell office:value-type="float" office:value="3252994" calcext:value-type="float">
            <text:p>3252994</text:p>
          </table:table-cell>
          <table:table-cell office:value-type="float" office:value="3363042" calcext:value-type="float">
            <text:p>3363042</text:p>
          </table:table-cell>
          <table:table-cell office:value-type="float" office:value="3471739" calcext:value-type="float">
            <text:p>3471739</text:p>
          </table:table-cell>
          <table:table-cell office:value-type="float" office:value="3577468" calcext:value-type="float">
            <text:p>3577468</text:p>
          </table:table-cell>
          <table:table-cell office:value-type="float" office:value="3678567" calcext:value-type="float">
            <text:p>3678567</text:p>
          </table:table-cell>
          <table:table-cell office:value-type="float" office:value="3774312" calcext:value-type="float">
            <text:p>3774312</text:p>
          </table:table-cell>
          <table:table-cell office:value-type="float" office:value="3862992" calcext:value-type="float">
            <text:p>3862992</text:p>
          </table:table-cell>
          <table:table-cell office:value-type="float" office:value="3945905" calcext:value-type="float">
            <text:p>3945905</text:p>
          </table:table-cell>
          <table:table-cell office:value-type="float" office:value="4029053" calcext:value-type="float">
            <text:p>4029053</text:p>
          </table:table-cell>
          <table:table-cell office:value-type="float" office:value="4120616" calcext:value-type="float">
            <text:p>4120616</text:p>
          </table:table-cell>
          <table:table-cell office:value-type="float" office:value="4226291" calcext:value-type="float">
            <text:p>4226291</text:p>
          </table:table-cell>
          <table:table-cell office:value-type="float" office:value="4348805" calcext:value-type="float">
            <text:p>4348805</text:p>
          </table:table-cell>
          <table:table-cell office:value-type="float" office:value="4485951" calcext:value-type="float">
            <text:p>4485951</text:p>
          </table:table-cell>
          <table:table-cell office:value-type="float" office:value="4632446" calcext:value-type="float">
            <text:p>4632446</text:p>
          </table:table-cell>
          <table:table-cell office:value-type="float" office:value="4780448" calcext:value-type="float">
            <text:p>4780448</text:p>
          </table:table-cell>
          <table:table-cell office:value-type="float" office:value="4924402" calcext:value-type="float">
            <text:p>4924402</text:p>
          </table:table-cell>
          <table:table-cell office:value-type="float" office:value="5062567" calcext:value-type="float">
            <text:p>5062567</text:p>
          </table:table-cell>
          <table:table-cell office:value-type="float" office:value="5197031" calcext:value-type="float">
            <text:p>5197031</text:p>
          </table:table-cell>
          <table:table-cell office:value-type="float" office:value="5330639" calcext:value-type="float">
            <text:p>5330639</text:p>
          </table:table-cell>
          <table:table-cell office:value-type="float" office:value="5467766" calcext:value-type="float">
            <text:p>5467766</text:p>
          </table:table-cell>
          <table:table-cell office:value-type="float" office:value="5611640" calcext:value-type="float">
            <text:p>5611640</text:p>
          </table:table-cell>
          <table:table-cell office:value-type="float" office:value="5762880" calcext:value-type="float">
            <text:p>5762880</text:p>
          </table:table-cell>
          <table:table-cell office:value-type="float" office:value="5920359" calcext:value-type="float">
            <text:p>5920359</text:p>
          </table:table-cell>
          <table:table-cell office:value-type="float" office:value="6083420" calcext:value-type="float">
            <text:p>6083420</text:p>
          </table:table-cell>
          <table:table-cell office:value-type="float" office:value="6250835" calcext:value-type="float">
            <text:p>6250835</text:p>
          </table:table-cell>
          <table:table-cell office:value-type="float" office:value="6421679" calcext:value-type="float">
            <text:p>6421679</text:p>
          </table:table-cell>
          <table:table-cell office:value-type="float" office:value="6595943" calcext:value-type="float">
            <text:p>6595943</text:p>
          </table:table-cell>
          <table:table-cell office:value-type="float" office:value="6773807" calcext:value-type="float">
            <text:p>6773807</text:p>
          </table:table-cell>
          <table:table-cell office:value-type="float" office:value="6954721" calcext:value-type="float">
            <text:p>6954721</text:p>
          </table:table-cell>
          <table:table-cell office:value-type="float" office:value="7137997" calcext:value-type="float">
            <text:p>7137997</text:p>
          </table:table-cell>
          <table:table-cell office:value-type="float" office:value="7323158" calcext:value-type="float">
            <text:p>7323158</text:p>
          </table:table-cell>
          <table:table-cell office:value-type="float" office:value="7509952" calcext:value-type="float">
            <text:p>7509952</text:p>
          </table:table-cell>
          <table:table-cell office:value-type="float" office:value="7698475" calcext:value-type="float">
            <text:p>7698475</text:p>
          </table:table-cell>
          <table:table-cell office:value-type="float" office:value="7889094" calcext:value-type="float">
            <text:p>7889094</text:p>
          </table:table-cell>
        </table:table-row>
        <table:table-row table:style-name="ro1">
          <table:table-cell office:value-type="string" calcext:value-type="string">
            <text:p>Thaïlande</text:p>
          </table:table-cell>
          <table:table-cell office:value-type="string" calcext:value-type="string">
            <text:p>THA</text:p>
          </table:table-cell>
          <table:table-cell office:value-type="float" office:value="27397207" calcext:value-type="float">
            <text:p>27397207</text:p>
          </table:table-cell>
          <table:table-cell office:value-type="float" office:value="28224187" calcext:value-type="float">
            <text:p>28224187</text:p>
          </table:table-cell>
          <table:table-cell office:value-type="float" office:value="29080938" calcext:value-type="float">
            <text:p>29080938</text:p>
          </table:table-cell>
          <table:table-cell office:value-type="float" office:value="29966865" calcext:value-type="float">
            <text:p>29966865</text:p>
          </table:table-cell>
          <table:table-cell office:value-type="float" office:value="30881138" calcext:value-type="float">
            <text:p>30881138</text:p>
          </table:table-cell>
          <table:table-cell office:value-type="float" office:value="31822660" calcext:value-type="float">
            <text:p>31822660</text:p>
          </table:table-cell>
          <table:table-cell office:value-type="float" office:value="32789130" calcext:value-type="float">
            <text:p>32789130</text:p>
          </table:table-cell>
          <table:table-cell office:value-type="float" office:value="33778799" calcext:value-type="float">
            <text:p>33778799</text:p>
          </table:table-cell>
          <table:table-cell office:value-type="float" office:value="34791409" calcext:value-type="float">
            <text:p>34791409</text:p>
          </table:table-cell>
          <table:table-cell office:value-type="float" office:value="35827092" calcext:value-type="float">
            <text:p>35827092</text:p>
          </table:table-cell>
          <table:table-cell office:value-type="float" office:value="36884536" calcext:value-type="float">
            <text:p>36884536</text:p>
          </table:table-cell>
          <table:table-cell office:value-type="float" office:value="37963278" calcext:value-type="float">
            <text:p>37963278</text:p>
          </table:table-cell>
          <table:table-cell office:value-type="float" office:value="39058603" calcext:value-type="float">
            <text:p>39058603</text:p>
          </table:table-cell>
          <table:table-cell office:value-type="float" office:value="40159582" calcext:value-type="float">
            <text:p>40159582</text:p>
          </table:table-cell>
          <table:table-cell office:value-type="float" office:value="41252324" calcext:value-type="float">
            <text:p>41252324</text:p>
          </table:table-cell>
          <table:table-cell office:value-type="float" office:value="42326312" calcext:value-type="float">
            <text:p>42326312</text:p>
          </table:table-cell>
          <table:table-cell office:value-type="float" office:value="43377271" calcext:value-type="float">
            <text:p>43377271</text:p>
          </table:table-cell>
          <table:table-cell office:value-type="float" office:value="44405904" calcext:value-type="float">
            <text:p>44405904</text:p>
          </table:table-cell>
          <table:table-cell office:value-type="float" office:value="45413080" calcext:value-type="float">
            <text:p>45413080</text:p>
          </table:table-cell>
          <table:table-cell office:value-type="float" office:value="46401754" calcext:value-type="float">
            <text:p>46401754</text:p>
          </table:table-cell>
          <table:table-cell office:value-type="float" office:value="47374472" calcext:value-type="float">
            <text:p>47374472</text:p>
          </table:table-cell>
          <table:table-cell office:value-type="float" office:value="48326274" calcext:value-type="float">
            <text:p>48326274</text:p>
          </table:table-cell>
          <table:table-cell office:value-type="float" office:value="49255900" calcext:value-type="float">
            <text:p>49255900</text:p>
          </table:table-cell>
          <table:table-cell office:value-type="float" office:value="50173924" calcext:value-type="float">
            <text:p>50173924</text:p>
          </table:table-cell>
          <table:table-cell office:value-type="float" office:value="51094868" calcext:value-type="float">
            <text:p>51094868</text:p>
          </table:table-cell>
          <table:table-cell office:value-type="float" office:value="52026901" calcext:value-type="float">
            <text:p>52026901</text:p>
          </table:table-cell>
          <table:table-cell office:value-type="float" office:value="52980094" calcext:value-type="float">
            <text:p>52980094</text:p>
          </table:table-cell>
          <table:table-cell office:value-type="float" office:value="53945881" calcext:value-type="float">
            <text:p>53945881</text:p>
          </table:table-cell>
          <table:table-cell office:value-type="float" office:value="54891520" calcext:value-type="float">
            <text:p>54891520</text:p>
          </table:table-cell>
          <table:table-cell office:value-type="float" office:value="55772169" calcext:value-type="float">
            <text:p>55772169</text:p>
          </table:table-cell>
          <table:table-cell office:value-type="float" office:value="56558186" calcext:value-type="float">
            <text:p>56558186</text:p>
          </table:table-cell>
          <table:table-cell office:value-type="float" office:value="57232465" calcext:value-type="float">
            <text:p>57232465</text:p>
          </table:table-cell>
          <table:table-cell office:value-type="float" office:value="57811021" calcext:value-type="float">
            <text:p>57811021</text:p>
          </table:table-cell>
          <table:table-cell office:value-type="float" office:value="58337773" calcext:value-type="float">
            <text:p>58337773</text:p>
          </table:table-cell>
          <table:table-cell office:value-type="float" office:value="58875269" calcext:value-type="float">
            <text:p>58875269</text:p>
          </table:table-cell>
          <table:table-cell office:value-type="float" office:value="59467274" calcext:value-type="float">
            <text:p>59467274</text:p>
          </table:table-cell>
          <table:table-cell office:value-type="float" office:value="60130186" calcext:value-type="float">
            <text:p>60130186</text:p>
          </table:table-cell>
          <table:table-cell office:value-type="float" office:value="60846582" calcext:value-type="float">
            <text:p>60846582</text:p>
          </table:table-cell>
          <table:table-cell office:value-type="float" office:value="61585103" calcext:value-type="float">
            <text:p>61585103</text:p>
          </table:table-cell>
          <table:table-cell office:value-type="float" office:value="62298571" calcext:value-type="float">
            <text:p>62298571</text:p>
          </table:table-cell>
          <table:table-cell office:value-type="float" office:value="62952642" calcext:value-type="float">
            <text:p>62952642</text:p>
          </table:table-cell>
          <table:table-cell office:value-type="float" office:value="63539196" calcext:value-type="float">
            <text:p>63539196</text:p>
          </table:table-cell>
          <table:table-cell office:value-type="float" office:value="64069087" calcext:value-type="float">
            <text:p>64069087</text:p>
          </table:table-cell>
          <table:table-cell office:value-type="float" office:value="64549866" calcext:value-type="float">
            <text:p>64549866</text:p>
          </table:table-cell>
          <table:table-cell office:value-type="float" office:value="64995299" calcext:value-type="float">
            <text:p>64995299</text:p>
          </table:table-cell>
          <table:table-cell office:value-type="float" office:value="65416189" calcext:value-type="float">
            <text:p>65416189</text:p>
          </table:table-cell>
          <table:table-cell office:value-type="float" office:value="65812536" calcext:value-type="float">
            <text:p>65812536</text:p>
          </table:table-cell>
          <table:table-cell office:value-type="float" office:value="66182067" calcext:value-type="float">
            <text:p>66182067</text:p>
          </table:table-cell>
          <table:table-cell office:value-type="float" office:value="66530984" calcext:value-type="float">
            <text:p>66530984</text:p>
          </table:table-cell>
          <table:table-cell office:value-type="float" office:value="66866839" calcext:value-type="float">
            <text:p>66866839</text:p>
          </table:table-cell>
          <table:table-cell office:value-type="float" office:value="67195028" calcext:value-type="float">
            <text:p>67195028</text:p>
          </table:table-cell>
          <table:table-cell office:value-type="float" office:value="67518382" calcext:value-type="float">
            <text:p>67518382</text:p>
          </table:table-cell>
          <table:table-cell office:value-type="float" office:value="67835957" calcext:value-type="float">
            <text:p>67835957</text:p>
          </table:table-cell>
          <table:table-cell office:value-type="float" office:value="68144501" calcext:value-type="float">
            <text:p>68144501</text:p>
          </table:table-cell>
          <table:table-cell office:value-type="float" office:value="68438730" calcext:value-type="float">
            <text:p>68438730</text:p>
          </table:table-cell>
          <table:table-cell office:value-type="float" office:value="68714511" calcext:value-type="float">
            <text:p>68714511</text:p>
          </table:table-cell>
          <table:table-cell office:value-type="float" office:value="68971331" calcext:value-type="float">
            <text:p>68971331</text:p>
          </table:table-cell>
          <table:table-cell office:value-type="float" office:value="69209858" calcext:value-type="float">
            <text:p>69209858</text:p>
          </table:table-cell>
          <table:table-cell office:value-type="float" office:value="69428524" calcext:value-type="float">
            <text:p>69428524</text:p>
          </table:table-cell>
        </table:table-row>
        <table:table-row table:style-name="ro1">
          <table:table-cell office:value-type="string" calcext:value-type="string">
            <text:p>Tadjikistan</text:p>
          </table:table-cell>
          <table:table-cell office:value-type="string" calcext:value-type="string">
            <text:p>TJK</text:p>
          </table:table-cell>
          <table:table-cell office:value-type="float" office:value="2087049" calcext:value-type="float">
            <text:p>2087049</text:p>
          </table:table-cell>
          <table:table-cell office:value-type="float" office:value="2159134" calcext:value-type="float">
            <text:p>2159134</text:p>
          </table:table-cell>
          <table:table-cell office:value-type="float" office:value="2236574" calcext:value-type="float">
            <text:p>2236574</text:p>
          </table:table-cell>
          <table:table-cell office:value-type="float" office:value="2318248" calcext:value-type="float">
            <text:p>2318248</text:p>
          </table:table-cell>
          <table:table-cell office:value-type="float" office:value="2402477" calcext:value-type="float">
            <text:p>2402477</text:p>
          </table:table-cell>
          <table:table-cell office:value-type="float" office:value="2487976" calcext:value-type="float">
            <text:p>2487976</text:p>
          </table:table-cell>
          <table:table-cell office:value-type="float" office:value="2574511" calcext:value-type="float">
            <text:p>2574511</text:p>
          </table:table-cell>
          <table:table-cell office:value-type="float" office:value="2662253" calcext:value-type="float">
            <text:p>2662253</text:p>
          </table:table-cell>
          <table:table-cell office:value-type="float" office:value="2750928" calcext:value-type="float">
            <text:p>2750928</text:p>
          </table:table-cell>
          <table:table-cell office:value-type="float" office:value="2840262" calcext:value-type="float">
            <text:p>2840262</text:p>
          </table:table-cell>
          <table:table-cell office:value-type="float" office:value="2930107" calcext:value-type="float">
            <text:p>2930107</text:p>
          </table:table-cell>
          <table:table-cell office:value-type="float" office:value="3020413" calcext:value-type="float">
            <text:p>3020413</text:p>
          </table:table-cell>
          <table:table-cell office:value-type="float" office:value="3111282" calcext:value-type="float">
            <text:p>3111282</text:p>
          </table:table-cell>
          <table:table-cell office:value-type="float" office:value="3203029" calcext:value-type="float">
            <text:p>3203029</text:p>
          </table:table-cell>
          <table:table-cell office:value-type="float" office:value="3296103" calcext:value-type="float">
            <text:p>3296103</text:p>
          </table:table-cell>
          <table:table-cell office:value-type="float" office:value="3390941" calcext:value-type="float">
            <text:p>3390941</text:p>
          </table:table-cell>
          <table:table-cell office:value-type="float" office:value="3487652" calcext:value-type="float">
            <text:p>3487652</text:p>
          </table:table-cell>
          <table:table-cell office:value-type="float" office:value="3586515" calcext:value-type="float">
            <text:p>3586515</text:p>
          </table:table-cell>
          <table:table-cell office:value-type="float" office:value="3688419" calcext:value-type="float">
            <text:p>3688419</text:p>
          </table:table-cell>
          <table:table-cell office:value-type="float" office:value="3794451" calcext:value-type="float">
            <text:p>3794451</text:p>
          </table:table-cell>
          <table:table-cell office:value-type="float" office:value="3905446" calcext:value-type="float">
            <text:p>3905446</text:p>
          </table:table-cell>
          <table:table-cell office:value-type="float" office:value="4020821" calcext:value-type="float">
            <text:p>4020821</text:p>
          </table:table-cell>
          <table:table-cell office:value-type="float" office:value="4140295" calcext:value-type="float">
            <text:p>4140295</text:p>
          </table:table-cell>
          <table:table-cell office:value-type="float" office:value="4265274" calcext:value-type="float">
            <text:p>4265274</text:p>
          </table:table-cell>
          <table:table-cell office:value-type="float" office:value="4397562" calcext:value-type="float">
            <text:p>4397562</text:p>
          </table:table-cell>
          <table:table-cell office:value-type="float" office:value="4537822" calcext:value-type="float">
            <text:p>4537822</text:p>
          </table:table-cell>
          <table:table-cell office:value-type="float" office:value="4687325" calcext:value-type="float">
            <text:p>4687325</text:p>
          </table:table-cell>
          <table:table-cell office:value-type="float" office:value="4844002" calcext:value-type="float">
            <text:p>4844002</text:p>
          </table:table-cell>
          <table:table-cell office:value-type="float" office:value="5001169" calcext:value-type="float">
            <text:p>5001169</text:p>
          </table:table-cell>
          <table:table-cell office:value-type="float" office:value="5149874" calcext:value-type="float">
            <text:p>5149874</text:p>
          </table:table-cell>
          <table:table-cell office:value-type="float" office:value="5283814" calcext:value-type="float">
            <text:p>5283814</text:p>
          </table:table-cell>
          <table:table-cell office:value-type="float" office:value="5400630" calcext:value-type="float">
            <text:p>5400630</text:p>
          </table:table-cell>
          <table:table-cell office:value-type="float" office:value="5502494" calcext:value-type="float">
            <text:p>5502494</text:p>
          </table:table-cell>
          <table:table-cell office:value-type="float" office:value="5593315" calcext:value-type="float">
            <text:p>5593315</text:p>
          </table:table-cell>
          <table:table-cell office:value-type="float" office:value="5679167" calcext:value-type="float">
            <text:p>5679167</text:p>
          </table:table-cell>
          <table:table-cell office:value-type="float" office:value="5764810" calcext:value-type="float">
            <text:p>5764810</text:p>
          </table:table-cell>
          <table:table-cell office:value-type="float" office:value="5851355" calcext:value-type="float">
            <text:p>5851355</text:p>
          </table:table-cell>
          <table:table-cell office:value-type="float" office:value="5938405" calcext:value-type="float">
            <text:p>5938405</text:p>
          </table:table-cell>
          <table:table-cell office:value-type="float" office:value="6027388" calcext:value-type="float">
            <text:p>6027388</text:p>
          </table:table-cell>
          <table:table-cell office:value-type="float" office:value="6119661" calcext:value-type="float">
            <text:p>6119661</text:p>
          </table:table-cell>
          <table:table-cell office:value-type="float" office:value="6216341" calcext:value-type="float">
            <text:p>6216341</text:p>
          </table:table-cell>
          <table:table-cell office:value-type="float" office:value="6318513" calcext:value-type="float">
            <text:p>6318513</text:p>
          </table:table-cell>
          <table:table-cell office:value-type="float" office:value="6426867" calcext:value-type="float">
            <text:p>6426867</text:p>
          </table:table-cell>
          <table:table-cell office:value-type="float" office:value="6541547" calcext:value-type="float">
            <text:p>6541547</text:p>
          </table:table-cell>
          <table:table-cell office:value-type="float" office:value="6662389" calcext:value-type="float">
            <text:p>6662389</text:p>
          </table:table-cell>
          <table:table-cell office:value-type="float" office:value="6789321" calcext:value-type="float">
            <text:p>6789321</text:p>
          </table:table-cell>
          <table:table-cell office:value-type="float" office:value="6922587" calcext:value-type="float">
            <text:p>6922587</text:p>
          </table:table-cell>
          <table:table-cell office:value-type="float" office:value="7062672" calcext:value-type="float">
            <text:p>7062672</text:p>
          </table:table-cell>
          <table:table-cell office:value-type="float" office:value="7209930" calcext:value-type="float">
            <text:p>7209930</text:p>
          </table:table-cell>
          <table:table-cell office:value-type="float" office:value="7364753" calcext:value-type="float">
            <text:p>7364753</text:p>
          </table:table-cell>
          <table:table-cell office:value-type="float" office:value="7527394" calcext:value-type="float">
            <text:p>7527394</text:p>
          </table:table-cell>
          <table:table-cell office:value-type="float" office:value="7697510" calcext:value-type="float">
            <text:p>7697510</text:p>
          </table:table-cell>
          <table:table-cell office:value-type="float" office:value="7874835" calcext:value-type="float">
            <text:p>7874835</text:p>
          </table:table-cell>
          <table:table-cell office:value-type="float" office:value="8059769" calcext:value-type="float">
            <text:p>8059769</text:p>
          </table:table-cell>
          <table:table-cell office:value-type="float" office:value="8252833" calcext:value-type="float">
            <text:p>8252833</text:p>
          </table:table-cell>
          <table:table-cell office:value-type="float" office:value="8454028" calcext:value-type="float">
            <text:p>8454028</text:p>
          </table:table-cell>
          <table:table-cell office:value-type="float" office:value="8663579" calcext:value-type="float">
            <text:p>8663579</text:p>
          </table:table-cell>
          <table:table-cell office:value-type="float" office:value="8880268" calcext:value-type="float">
            <text:p>8880268</text:p>
          </table:table-cell>
          <table:table-cell office:value-type="float" office:value="9100837" calcext:value-type="float">
            <text:p>9100837</text:p>
          </table:table-cell>
        </table:table-row>
        <table:table-row table:style-name="ro1">
          <table:table-cell office:value-type="string" calcext:value-type="string">
            <text:p>Turkménistan</text:p>
          </table:table-cell>
          <table:table-cell office:value-type="string" calcext:value-type="string">
            <text:p>TKM</text:p>
          </table:table-cell>
          <table:table-cell office:value-type="float" office:value="1603258" calcext:value-type="float">
            <text:p>1603258</text:p>
          </table:table-cell>
          <table:table-cell office:value-type="float" office:value="1658362" calcext:value-type="float">
            <text:p>1658362</text:p>
          </table:table-cell>
          <table:table-cell office:value-type="float" office:value="1715408" calcext:value-type="float">
            <text:p>1715408</text:p>
          </table:table-cell>
          <table:table-cell office:value-type="float" office:value="1773853" calcext:value-type="float">
            <text:p>1773853</text:p>
          </table:table-cell>
          <table:table-cell office:value-type="float" office:value="1833064" calcext:value-type="float">
            <text:p>1833064</text:p>
          </table:table-cell>
          <table:table-cell office:value-type="float" office:value="1892599" calcext:value-type="float">
            <text:p>1892599</text:p>
          </table:table-cell>
          <table:table-cell office:value-type="float" office:value="1952141" calcext:value-type="float">
            <text:p>1952141</text:p>
          </table:table-cell>
          <table:table-cell office:value-type="float" office:value="2011764" calcext:value-type="float">
            <text:p>2011764</text:p>
          </table:table-cell>
          <table:table-cell office:value-type="float" office:value="2071790" calcext:value-type="float">
            <text:p>2071790</text:p>
          </table:table-cell>
          <table:table-cell office:value-type="float" office:value="2132802" calcext:value-type="float">
            <text:p>2132802</text:p>
          </table:table-cell>
          <table:table-cell office:value-type="float" office:value="2195175" calcext:value-type="float">
            <text:p>2195175</text:p>
          </table:table-cell>
          <table:table-cell office:value-type="float" office:value="2258965" calcext:value-type="float">
            <text:p>2258965</text:p>
          </table:table-cell>
          <table:table-cell office:value-type="float" office:value="2324015" calcext:value-type="float">
            <text:p>2324015</text:p>
          </table:table-cell>
          <table:table-cell office:value-type="float" office:value="2390216" calcext:value-type="float">
            <text:p>2390216</text:p>
          </table:table-cell>
          <table:table-cell office:value-type="float" office:value="2457384" calcext:value-type="float">
            <text:p>2457384</text:p>
          </table:table-cell>
          <table:table-cell office:value-type="float" office:value="2525364" calcext:value-type="float">
            <text:p>2525364</text:p>
          </table:table-cell>
          <table:table-cell office:value-type="float" office:value="2594313" calcext:value-type="float">
            <text:p>2594313</text:p>
          </table:table-cell>
          <table:table-cell office:value-type="float" office:value="2664258" calcext:value-type="float">
            <text:p>2664258</text:p>
          </table:table-cell>
          <table:table-cell office:value-type="float" office:value="2734895" calcext:value-type="float">
            <text:p>2734895</text:p>
          </table:table-cell>
          <table:table-cell office:value-type="float" office:value="2805819" calcext:value-type="float">
            <text:p>2805819</text:p>
          </table:table-cell>
          <table:table-cell office:value-type="float" office:value="2876808" calcext:value-type="float">
            <text:p>2876808</text:p>
          </table:table-cell>
          <table:table-cell office:value-type="float" office:value="2947779" calcext:value-type="float">
            <text:p>2947779</text:p>
          </table:table-cell>
          <table:table-cell office:value-type="float" office:value="3019066" calcext:value-type="float">
            <text:p>3019066</text:p>
          </table:table-cell>
          <table:table-cell office:value-type="float" office:value="3091513" calcext:value-type="float">
            <text:p>3091513</text:p>
          </table:table-cell>
          <table:table-cell office:value-type="float" office:value="3166221" calcext:value-type="float">
            <text:p>3166221</text:p>
          </table:table-cell>
          <table:table-cell office:value-type="float" office:value="3244018" calcext:value-type="float">
            <text:p>3244018</text:p>
          </table:table-cell>
          <table:table-cell office:value-type="float" office:value="3324458" calcext:value-type="float">
            <text:p>3324458</text:p>
          </table:table-cell>
          <table:table-cell office:value-type="float" office:value="3407321" calcext:value-type="float">
            <text:p>3407321</text:p>
          </table:table-cell>
          <table:table-cell office:value-type="float" office:value="3493895" calcext:value-type="float">
            <text:p>3493895</text:p>
          </table:table-cell>
          <table:table-cell office:value-type="float" office:value="3585868" calcext:value-type="float">
            <text:p>3585868</text:p>
          </table:table-cell>
          <table:table-cell office:value-type="float" office:value="3683967" calcext:value-type="float">
            <text:p>3683967</text:p>
          </table:table-cell>
          <table:table-cell office:value-type="float" office:value="3789185" calcext:value-type="float">
            <text:p>3789185</text:p>
          </table:table-cell>
          <table:table-cell office:value-type="float" office:value="3899843" calcext:value-type="float">
            <text:p>3899843</text:p>
          </table:table-cell>
          <table:table-cell office:value-type="float" office:value="4010789" calcext:value-type="float">
            <text:p>4010789</text:p>
          </table:table-cell>
          <table:table-cell office:value-type="float" office:value="4115102" calcext:value-type="float">
            <text:p>4115102</text:p>
          </table:table-cell>
          <table:table-cell office:value-type="float" office:value="4207841" calcext:value-type="float">
            <text:p>4207841</text:p>
          </table:table-cell>
          <table:table-cell office:value-type="float" office:value="4287346" calcext:value-type="float">
            <text:p>4287346</text:p>
          </table:table-cell>
          <table:table-cell office:value-type="float" office:value="4355116" calcext:value-type="float">
            <text:p>4355116</text:p>
          </table:table-cell>
          <table:table-cell office:value-type="float" office:value="4413479" calcext:value-type="float">
            <text:p>4413479</text:p>
          </table:table-cell>
          <table:table-cell office:value-type="float" office:value="4466135" calcext:value-type="float">
            <text:p>4466135</text:p>
          </table:table-cell>
          <table:table-cell office:value-type="float" office:value="4516133" calcext:value-type="float">
            <text:p>4516133</text:p>
          </table:table-cell>
          <table:table-cell office:value-type="float" office:value="4564083" calcext:value-type="float">
            <text:p>4564083</text:p>
          </table:table-cell>
          <table:table-cell office:value-type="float" office:value="4610005" calcext:value-type="float">
            <text:p>4610005</text:p>
          </table:table-cell>
          <table:table-cell office:value-type="float" office:value="4655743" calcext:value-type="float">
            <text:p>4655743</text:p>
          </table:table-cell>
          <table:table-cell office:value-type="float" office:value="4703401" calcext:value-type="float">
            <text:p>4703401</text:p>
          </table:table-cell>
          <table:table-cell office:value-type="float" office:value="4754646" calcext:value-type="float">
            <text:p>4754646</text:p>
          </table:table-cell>
          <table:table-cell office:value-type="float" office:value="4810109" calcext:value-type="float">
            <text:p>4810109</text:p>
          </table:table-cell>
          <table:table-cell office:value-type="float" office:value="4870141" calcext:value-type="float">
            <text:p>4870141</text:p>
          </table:table-cell>
          <table:table-cell office:value-type="float" office:value="4935767" calcext:value-type="float">
            <text:p>4935767</text:p>
          </table:table-cell>
          <table:table-cell office:value-type="float" office:value="5007954" calcext:value-type="float">
            <text:p>5007954</text:p>
          </table:table-cell>
          <table:table-cell office:value-type="float" office:value="5087213" calcext:value-type="float">
            <text:p>5087213</text:p>
          </table:table-cell>
          <table:table-cell office:value-type="float" office:value="5174085" calcext:value-type="float">
            <text:p>5174085</text:p>
          </table:table-cell>
          <table:table-cell office:value-type="float" office:value="5267900" calcext:value-type="float">
            <text:p>5267900</text:p>
          </table:table-cell>
          <table:table-cell office:value-type="float" office:value="5366375" calcext:value-type="float">
            <text:p>5366375</text:p>
          </table:table-cell>
          <table:table-cell office:value-type="float" office:value="5466328" calcext:value-type="float">
            <text:p>5466328</text:p>
          </table:table-cell>
          <table:table-cell office:value-type="float" office:value="5565287" calcext:value-type="float">
            <text:p>5565287</text:p>
          </table:table-cell>
          <table:table-cell office:value-type="float" office:value="5662372" calcext:value-type="float">
            <text:p>5662372</text:p>
          </table:table-cell>
          <table:table-cell office:value-type="float" office:value="5757669" calcext:value-type="float">
            <text:p>5757669</text:p>
          </table:table-cell>
          <table:table-cell office:value-type="float" office:value="5850908" calcext:value-type="float">
            <text:p>5850908</text:p>
          </table:table-cell>
        </table:table-row>
        <table:table-row table:style-name="ro1">
          <table:table-cell office:value-type="string" calcext:value-type="string">
            <text:p>Amérique latine et Caraïbes (BIRD et IDA)</text:p>
          </table:table-cell>
          <table:table-cell office:value-type="string" calcext:value-type="string">
            <text:p>TLA</text:p>
          </table:table-cell>
          <table:table-cell office:value-type="float" office:value="209830870" calcext:value-type="float">
            <text:p>209830870</text:p>
          </table:table-cell>
          <table:table-cell office:value-type="float" office:value="215714204" calcext:value-type="float">
            <text:p>215714204</text:p>
          </table:table-cell>
          <table:table-cell office:value-type="float" office:value="221761892" calcext:value-type="float">
            <text:p>221761892</text:p>
          </table:table-cell>
          <table:table-cell office:value-type="float" office:value="227953108" calcext:value-type="float">
            <text:p>227953108</text:p>
          </table:table-cell>
          <table:table-cell office:value-type="float" office:value="234259729" calcext:value-type="float">
            <text:p>234259729</text:p>
          </table:table-cell>
          <table:table-cell office:value-type="float" office:value="240659602" calcext:value-type="float">
            <text:p>240659602</text:p>
          </table:table-cell>
          <table:table-cell office:value-type="float" office:value="247146615" calcext:value-type="float">
            <text:p>247146615</text:p>
          </table:table-cell>
          <table:table-cell office:value-type="float" office:value="253720596" calcext:value-type="float">
            <text:p>253720596</text:p>
          </table:table-cell>
          <table:table-cell office:value-type="float" office:value="260373635" calcext:value-type="float">
            <text:p>260373635</text:p>
          </table:table-cell>
          <table:table-cell office:value-type="float" office:value="267098365" calcext:value-type="float">
            <text:p>267098365</text:p>
          </table:table-cell>
          <table:table-cell office:value-type="float" office:value="273890550" calcext:value-type="float">
            <text:p>273890550</text:p>
          </table:table-cell>
          <table:table-cell office:value-type="float" office:value="280743854" calcext:value-type="float">
            <text:p>280743854</text:p>
          </table:table-cell>
          <table:table-cell office:value-type="float" office:value="287660314" calcext:value-type="float">
            <text:p>287660314</text:p>
          </table:table-cell>
          <table:table-cell office:value-type="float" office:value="294655159" calcext:value-type="float">
            <text:p>294655159</text:p>
          </table:table-cell>
          <table:table-cell office:value-type="float" office:value="301749862" calcext:value-type="float">
            <text:p>301749862</text:p>
          </table:table-cell>
          <table:table-cell office:value-type="float" office:value="308960344" calcext:value-type="float">
            <text:p>308960344</text:p>
          </table:table-cell>
          <table:table-cell office:value-type="float" office:value="316284425" calcext:value-type="float">
            <text:p>316284425</text:p>
          </table:table-cell>
          <table:table-cell office:value-type="float" office:value="323716454" calcext:value-type="float">
            <text:p>323716454</text:p>
          </table:table-cell>
          <table:table-cell office:value-type="float" office:value="331262793" calcext:value-type="float">
            <text:p>331262793</text:p>
          </table:table-cell>
          <table:table-cell office:value-type="float" office:value="338930835" calcext:value-type="float">
            <text:p>338930835</text:p>
          </table:table-cell>
          <table:table-cell office:value-type="float" office:value="346721295" calcext:value-type="float">
            <text:p>346721295</text:p>
          </table:table-cell>
          <table:table-cell office:value-type="float" office:value="354637282" calcext:value-type="float">
            <text:p>354637282</text:p>
          </table:table-cell>
          <table:table-cell office:value-type="float" office:value="362664167" calcext:value-type="float">
            <text:p>362664167</text:p>
          </table:table-cell>
          <table:table-cell office:value-type="float" office:value="370762243" calcext:value-type="float">
            <text:p>370762243</text:p>
          </table:table-cell>
          <table:table-cell office:value-type="float" office:value="378879107" calcext:value-type="float">
            <text:p>378879107</text:p>
          </table:table-cell>
          <table:table-cell office:value-type="float" office:value="386975093" calcext:value-type="float">
            <text:p>386975093</text:p>
          </table:table-cell>
          <table:table-cell office:value-type="float" office:value="395030890" calcext:value-type="float">
            <text:p>395030890</text:p>
          </table:table-cell>
          <table:table-cell office:value-type="float" office:value="403048813" calcext:value-type="float">
            <text:p>403048813</text:p>
          </table:table-cell>
          <table:table-cell office:value-type="float" office:value="411037290" calcext:value-type="float">
            <text:p>411037290</text:p>
          </table:table-cell>
          <table:table-cell office:value-type="float" office:value="419014393" calcext:value-type="float">
            <text:p>419014393</text:p>
          </table:table-cell>
          <table:table-cell office:value-type="float" office:value="426991606" calcext:value-type="float">
            <text:p>426991606</text:p>
          </table:table-cell>
          <table:table-cell office:value-type="float" office:value="434963098" calcext:value-type="float">
            <text:p>434963098</text:p>
          </table:table-cell>
          <table:table-cell office:value-type="float" office:value="442915528" calcext:value-type="float">
            <text:p>442915528</text:p>
          </table:table-cell>
          <table:table-cell office:value-type="float" office:value="450843971" calcext:value-type="float">
            <text:p>450843971</text:p>
          </table:table-cell>
          <table:table-cell office:value-type="float" office:value="458742858" calcext:value-type="float">
            <text:p>458742858</text:p>
          </table:table-cell>
          <table:table-cell office:value-type="float" office:value="466604856" calcext:value-type="float">
            <text:p>466604856</text:p>
          </table:table-cell>
          <table:table-cell office:value-type="float" office:value="474430763" calcext:value-type="float">
            <text:p>474430763</text:p>
          </table:table-cell>
          <table:table-cell office:value-type="float" office:value="482211642" calcext:value-type="float">
            <text:p>482211642</text:p>
          </table:table-cell>
          <table:table-cell office:value-type="float" office:value="489919322" calcext:value-type="float">
            <text:p>489919322</text:p>
          </table:table-cell>
          <table:table-cell office:value-type="float" office:value="497517841" calcext:value-type="float">
            <text:p>497517841</text:p>
          </table:table-cell>
          <table:table-cell office:value-type="float" office:value="504982243" calcext:value-type="float">
            <text:p>504982243</text:p>
          </table:table-cell>
          <table:table-cell office:value-type="float" office:value="512300865" calcext:value-type="float">
            <text:p>512300865</text:p>
          </table:table-cell>
          <table:table-cell office:value-type="float" office:value="519482148" calcext:value-type="float">
            <text:p>519482148</text:p>
          </table:table-cell>
          <table:table-cell office:value-type="float" office:value="526547684" calcext:value-type="float">
            <text:p>526547684</text:p>
          </table:table-cell>
          <table:table-cell office:value-type="float" office:value="533529987" calcext:value-type="float">
            <text:p>533529987</text:p>
          </table:table-cell>
          <table:table-cell office:value-type="float" office:value="540453950" calcext:value-type="float">
            <text:p>540453950</text:p>
          </table:table-cell>
          <table:table-cell office:value-type="float" office:value="547323121" calcext:value-type="float">
            <text:p>547323121</text:p>
          </table:table-cell>
          <table:table-cell office:value-type="float" office:value="554133291" calcext:value-type="float">
            <text:p>554133291</text:p>
          </table:table-cell>
          <table:table-cell office:value-type="float" office:value="560891799" calcext:value-type="float">
            <text:p>560891799</text:p>
          </table:table-cell>
          <table:table-cell office:value-type="float" office:value="567605672" calcext:value-type="float">
            <text:p>567605672</text:p>
          </table:table-cell>
          <table:table-cell office:value-type="float" office:value="574171371" calcext:value-type="float">
            <text:p>574171371</text:p>
          </table:table-cell>
          <table:table-cell office:value-type="float" office:value="580856609" calcext:value-type="float">
            <text:p>580856609</text:p>
          </table:table-cell>
          <table:table-cell office:value-type="float" office:value="587491182" calcext:value-type="float">
            <text:p>587491182</text:p>
          </table:table-cell>
          <table:table-cell office:value-type="float" office:value="594063071" calcext:value-type="float">
            <text:p>594063071</text:p>
          </table:table-cell>
          <table:table-cell office:value-type="float" office:value="600555906" calcext:value-type="float">
            <text:p>600555906</text:p>
          </table:table-cell>
          <table:table-cell office:value-type="float" office:value="606956985" calcext:value-type="float">
            <text:p>606956985</text:p>
          </table:table-cell>
          <table:table-cell office:value-type="float" office:value="613258172" calcext:value-type="float">
            <text:p>613258172</text:p>
          </table:table-cell>
          <table:table-cell office:value-type="float" office:value="619460244" calcext:value-type="float">
            <text:p>619460244</text:p>
          </table:table-cell>
          <table:table-cell office:value-type="float" office:value="625569713" calcext:value-type="float">
            <text:p>625569713</text:p>
          </table:table-cell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S</text:p>
          </table:table-cell>
          <table:table-cell office:value-type="float" office:value="474532" calcext:value-type="float">
            <text:p>474532</text:p>
          </table:table-cell>
          <table:table-cell office:value-type="float" office:value="482854" calcext:value-type="float">
            <text:p>482854</text:p>
          </table:table-cell>
          <table:table-cell office:value-type="float" office:value="491571" calcext:value-type="float">
            <text:p>491571</text:p>
          </table:table-cell>
          <table:table-cell office:value-type="float" office:value="500647" calcext:value-type="float">
            <text:p>500647</text:p>
          </table:table-cell>
          <table:table-cell office:value-type="float" office:value="510034" calcext:value-type="float">
            <text:p>510034</text:p>
          </table:table-cell>
          <table:table-cell office:value-type="float" office:value="519686" calcext:value-type="float">
            <text:p>519686</text:p>
          </table:table-cell>
          <table:table-cell office:value-type="float" office:value="529327" calcext:value-type="float">
            <text:p>529327</text:p>
          </table:table-cell>
          <table:table-cell office:value-type="float" office:value="538909" calcext:value-type="float">
            <text:p>538909</text:p>
          </table:table-cell>
          <table:table-cell office:value-type="float" office:value="548825" calcext:value-type="float">
            <text:p>548825</text:p>
          </table:table-cell>
          <table:table-cell office:value-type="float" office:value="559626" calcext:value-type="float">
            <text:p>559626</text:p>
          </table:table-cell>
          <table:table-cell office:value-type="float" office:value="571565" calcext:value-type="float">
            <text:p>571565</text:p>
          </table:table-cell>
          <table:table-cell office:value-type="float" office:value="585251" calcext:value-type="float">
            <text:p>585251</text:p>
          </table:table-cell>
          <table:table-cell office:value-type="float" office:value="600192" calcext:value-type="float">
            <text:p>600192</text:p>
          </table:table-cell>
          <table:table-cell office:value-type="float" office:value="614253" calcext:value-type="float">
            <text:p>614253</text:p>
          </table:table-cell>
          <table:table-cell office:value-type="float" office:value="624555" calcext:value-type="float">
            <text:p>624555</text:p>
          </table:table-cell>
          <table:table-cell office:value-type="float" office:value="629227" calcext:value-type="float">
            <text:p>629227</text:p>
          </table:table-cell>
          <table:table-cell office:value-type="float" office:value="627251" calcext:value-type="float">
            <text:p>627251</text:p>
          </table:table-cell>
          <table:table-cell office:value-type="float" office:value="619816" calcext:value-type="float">
            <text:p>619816</text:p>
          </table:table-cell>
          <table:table-cell office:value-type="float" office:value="610054" calcext:value-type="float">
            <text:p>610054</text:p>
          </table:table-cell>
          <table:table-cell office:value-type="float" office:value="602358" calcext:value-type="float">
            <text:p>602358</text:p>
          </table:table-cell>
          <table:table-cell office:value-type="float" office:value="599905" calcext:value-type="float">
            <text:p>599905</text:p>
          </table:table-cell>
          <table:table-cell office:value-type="float" office:value="603842" calcext:value-type="float">
            <text:p>603842</text:p>
          </table:table-cell>
          <table:table-cell office:value-type="float" office:value="613238" calcext:value-type="float">
            <text:p>613238</text:p>
          </table:table-cell>
          <table:table-cell office:value-type="float" office:value="626675" calcext:value-type="float">
            <text:p>626675</text:p>
          </table:table-cell>
          <table:table-cell office:value-type="float" office:value="641844" calcext:value-type="float">
            <text:p>641844</text:p>
          </table:table-cell>
          <table:table-cell office:value-type="float" office:value="657053" calcext:value-type="float">
            <text:p>657053</text:p>
          </table:table-cell>
          <table:table-cell office:value-type="float" office:value="671752" calcext:value-type="float">
            <text:p>671752</text:p>
          </table:table-cell>
          <table:table-cell office:value-type="float" office:value="686471" calcext:value-type="float">
            <text:p>686471</text:p>
          </table:table-cell>
          <table:table-cell office:value-type="float" office:value="701809" calcext:value-type="float">
            <text:p>701809</text:p>
          </table:table-cell>
          <table:table-cell office:value-type="float" office:value="718741" calcext:value-type="float">
            <text:p>718741</text:p>
          </table:table-cell>
          <table:table-cell office:value-type="float" office:value="737814" calcext:value-type="float">
            <text:p>737814</text:p>
          </table:table-cell>
          <table:table-cell office:value-type="float" office:value="759527" calcext:value-type="float">
            <text:p>759527</text:p>
          </table:table-cell>
          <table:table-cell office:value-type="float" office:value="783198" calcext:value-type="float">
            <text:p>783198</text:p>
          </table:table-cell>
          <table:table-cell office:value-type="float" office:value="806860" calcext:value-type="float">
            <text:p>806860</text:p>
          </table:table-cell>
          <table:table-cell office:value-type="float" office:value="827825" calcext:value-type="float">
            <text:p>827825</text:p>
          </table:table-cell>
          <table:table-cell office:value-type="float" office:value="844334" calcext:value-type="float">
            <text:p>844334</text:p>
          </table:table-cell>
          <table:table-cell office:value-type="float" office:value="855362" calcext:value-type="float">
            <text:p>855362</text:p>
          </table:table-cell>
          <table:table-cell office:value-type="float" office:value="861866" calcext:value-type="float">
            <text:p>861866</text:p>
          </table:table-cell>
          <table:table-cell office:value-type="float" office:value="866530" calcext:value-type="float">
            <text:p>866530</text:p>
          </table:table-cell>
          <table:table-cell office:value-type="float" office:value="873136" calcext:value-type="float">
            <text:p>873136</text:p>
          </table:table-cell>
          <table:table-cell office:value-type="float" office:value="884366" calcext:value-type="float">
            <text:p>884366</text:p>
          </table:table-cell>
          <table:table-cell office:value-type="float" office:value="901214" calcext:value-type="float">
            <text:p>901214</text:p>
          </table:table-cell>
          <table:table-cell office:value-type="float" office:value="922694" calcext:value-type="float">
            <text:p>922694</text:p>
          </table:table-cell>
          <table:table-cell office:value-type="float" office:value="947108" calcext:value-type="float">
            <text:p>947108</text:p>
          </table:table-cell>
          <table:table-cell office:value-type="float" office:value="971893" calcext:value-type="float">
            <text:p>971893</text:p>
          </table:table-cell>
          <table:table-cell office:value-type="float" office:value="995135" calcext:value-type="float">
            <text:p>995135</text:p>
          </table:table-cell>
          <table:table-cell office:value-type="float" office:value="1016432" calcext:value-type="float">
            <text:p>1016432</text:p>
          </table:table-cell>
          <table:table-cell office:value-type="float" office:value="1036392" calcext:value-type="float">
            <text:p>1036392</text:p>
          </table:table-cell>
          <table:table-cell office:value-type="float" office:value="1055431" calcext:value-type="float">
            <text:p>1055431</text:p>
          </table:table-cell>
          <table:table-cell office:value-type="float" office:value="1074277" calcext:value-type="float">
            <text:p>1074277</text:p>
          </table:table-cell>
          <table:table-cell office:value-type="float" office:value="1093523" calcext:value-type="float">
            <text:p>1093523</text:p>
          </table:table-cell>
          <table:table-cell office:value-type="float" office:value="1113151" calcext:value-type="float">
            <text:p>1113151</text:p>
          </table:table-cell>
          <table:table-cell office:value-type="float" office:value="1132994" calcext:value-type="float">
            <text:p>1132994</text:p>
          </table:table-cell>
          <table:table-cell office:value-type="float" office:value="1153295" calcext:value-type="float">
            <text:p>1153295</text:p>
          </table:table-cell>
          <table:table-cell office:value-type="float" office:value="1174331" calcext:value-type="float">
            <text:p>1174331</text:p>
          </table:table-cell>
          <table:table-cell office:value-type="float" office:value="1196302" calcext:value-type="float">
            <text:p>1196302</text:p>
          </table:table-cell>
          <table:table-cell office:value-type="float" office:value="1219288" calcext:value-type="float">
            <text:p>1219288</text:p>
          </table:table-cell>
          <table:table-cell office:value-type="float" office:value="1243261" calcext:value-type="float">
            <text:p>1243261</text:p>
          </table:table-cell>
          <table:table-cell office:value-type="float" office:value="1267972" calcext:value-type="float">
            <text:p>1267972</text:p>
          </table:table-cell>
        </table:table-row>
        <table:table-row table:style-name="ro1">
          <table:table-cell office:value-type="string" calcext:value-type="string">
            <text:p>Afrique du Nord et Moyen-Orient (BIRD et IDA)</text:p>
          </table:table-cell>
          <table:table-cell office:value-type="string" calcext:value-type="string">
            <text:p>TMN</text:p>
          </table:table-cell>
          <table:table-cell office:value-type="float" office:value="97553162" calcext:value-type="float">
            <text:p>97553162</text:p>
          </table:table-cell>
          <table:table-cell office:value-type="float" office:value="100147129" calcext:value-type="float">
            <text:p>100147129</text:p>
          </table:table-cell>
          <table:table-cell office:value-type="float" office:value="102808053" calcext:value-type="float">
            <text:p>102808053</text:p>
          </table:table-cell>
          <table:table-cell office:value-type="float" office:value="105546273" calcext:value-type="float">
            <text:p>105546273</text:p>
          </table:table-cell>
          <table:table-cell office:value-type="float" office:value="108376339" calcext:value-type="float">
            <text:p>108376339</text:p>
          </table:table-cell>
          <table:table-cell office:value-type="float" office:value="111307812" calcext:value-type="float">
            <text:p>111307812</text:p>
          </table:table-cell>
          <table:table-cell office:value-type="float" office:value="114351833" calcext:value-type="float">
            <text:p>114351833</text:p>
          </table:table-cell>
          <table:table-cell office:value-type="float" office:value="117503859" calcext:value-type="float">
            <text:p>117503859</text:p>
          </table:table-cell>
          <table:table-cell office:value-type="float" office:value="120739199" calcext:value-type="float">
            <text:p>120739199</text:p>
          </table:table-cell>
          <table:table-cell office:value-type="float" office:value="124023257" calcext:value-type="float">
            <text:p>124023257</text:p>
          </table:table-cell>
          <table:table-cell office:value-type="float" office:value="127335091" calcext:value-type="float">
            <text:p>127335091</text:p>
          </table:table-cell>
          <table:table-cell office:value-type="float" office:value="130670746" calcext:value-type="float">
            <text:p>130670746</text:p>
          </table:table-cell>
          <table:table-cell office:value-type="float" office:value="134051043" calcext:value-type="float">
            <text:p>134051043</text:p>
          </table:table-cell>
          <table:table-cell office:value-type="float" office:value="137511210" calcext:value-type="float">
            <text:p>137511210</text:p>
          </table:table-cell>
          <table:table-cell office:value-type="float" office:value="141099581" calcext:value-type="float">
            <text:p>141099581</text:p>
          </table:table-cell>
          <table:table-cell office:value-type="float" office:value="144855682" calcext:value-type="float">
            <text:p>144855682</text:p>
          </table:table-cell>
          <table:table-cell office:value-type="float" office:value="148781931" calcext:value-type="float">
            <text:p>148781931</text:p>
          </table:table-cell>
          <table:table-cell office:value-type="float" office:value="152881209" calcext:value-type="float">
            <text:p>152881209</text:p>
          </table:table-cell>
          <table:table-cell office:value-type="float" office:value="157192233" calcext:value-type="float">
            <text:p>157192233</text:p>
          </table:table-cell>
          <table:table-cell office:value-type="float" office:value="161761420" calcext:value-type="float">
            <text:p>161761420</text:p>
          </table:table-cell>
          <table:table-cell office:value-type="float" office:value="166616401" calcext:value-type="float">
            <text:p>166616401</text:p>
          </table:table-cell>
          <table:table-cell office:value-type="float" office:value="171766031" calcext:value-type="float">
            <text:p>171766031</text:p>
          </table:table-cell>
          <table:table-cell office:value-type="float" office:value="177185670" calcext:value-type="float">
            <text:p>177185670</text:p>
          </table:table-cell>
          <table:table-cell office:value-type="float" office:value="182825264" calcext:value-type="float">
            <text:p>182825264</text:p>
          </table:table-cell>
          <table:table-cell office:value-type="float" office:value="188614696" calcext:value-type="float">
            <text:p>188614696</text:p>
          </table:table-cell>
          <table:table-cell office:value-type="float" office:value="194494169" calcext:value-type="float">
            <text:p>194494169</text:p>
          </table:table-cell>
          <table:table-cell office:value-type="float" office:value="200443463" calcext:value-type="float">
            <text:p>200443463</text:p>
          </table:table-cell>
          <table:table-cell office:value-type="float" office:value="206447530" calcext:value-type="float">
            <text:p>206447530</text:p>
          </table:table-cell>
          <table:table-cell office:value-type="float" office:value="212456887" calcext:value-type="float">
            <text:p>212456887</text:p>
          </table:table-cell>
          <table:table-cell office:value-type="float" office:value="218415849" calcext:value-type="float">
            <text:p>218415849</text:p>
          </table:table-cell>
          <table:table-cell office:value-type="float" office:value="224280789" calcext:value-type="float">
            <text:p>224280789</text:p>
          </table:table-cell>
          <table:table-cell office:value-type="float" office:value="230032595" calcext:value-type="float">
            <text:p>230032595</text:p>
          </table:table-cell>
          <table:table-cell office:value-type="float" office:value="235665072" calcext:value-type="float">
            <text:p>235665072</text:p>
          </table:table-cell>
          <table:table-cell office:value-type="float" office:value="241166614" calcext:value-type="float">
            <text:p>241166614</text:p>
          </table:table-cell>
          <table:table-cell office:value-type="float" office:value="246530972" calcext:value-type="float">
            <text:p>246530972</text:p>
          </table:table-cell>
          <table:table-cell office:value-type="float" office:value="251758685" calcext:value-type="float">
            <text:p>251758685</text:p>
          </table:table-cell>
          <table:table-cell office:value-type="float" office:value="256843600" calcext:value-type="float">
            <text:p>256843600</text:p>
          </table:table-cell>
          <table:table-cell office:value-type="float" office:value="261797648" calcext:value-type="float">
            <text:p>261797648</text:p>
          </table:table-cell>
          <table:table-cell office:value-type="float" office:value="266664122" calcext:value-type="float">
            <text:p>266664122</text:p>
          </table:table-cell>
          <table:table-cell office:value-type="float" office:value="271501601" calcext:value-type="float">
            <text:p>271501601</text:p>
          </table:table-cell>
          <table:table-cell office:value-type="float" office:value="276357481" calcext:value-type="float">
            <text:p>276357481</text:p>
          </table:table-cell>
          <table:table-cell office:value-type="float" office:value="281251234" calcext:value-type="float">
            <text:p>281251234</text:p>
          </table:table-cell>
          <table:table-cell office:value-type="float" office:value="286188951" calcext:value-type="float">
            <text:p>286188951</text:p>
          </table:table-cell>
          <table:table-cell office:value-type="float" office:value="291188659" calcext:value-type="float">
            <text:p>291188659</text:p>
          </table:table-cell>
          <table:table-cell office:value-type="float" office:value="296266148" calcext:value-type="float">
            <text:p>296266148</text:p>
          </table:table-cell>
          <table:table-cell office:value-type="float" office:value="301435107" calcext:value-type="float">
            <text:p>301435107</text:p>
          </table:table-cell>
          <table:table-cell office:value-type="float" office:value="306703078" calcext:value-type="float">
            <text:p>306703078</text:p>
          </table:table-cell>
          <table:table-cell office:value-type="float" office:value="312078851" calcext:value-type="float">
            <text:p>312078851</text:p>
          </table:table-cell>
          <table:table-cell office:value-type="float" office:value="317576790" calcext:value-type="float">
            <text:p>317576790</text:p>
          </table:table-cell>
          <table:table-cell office:value-type="float" office:value="323211885" calcext:value-type="float">
            <text:p>323211885</text:p>
          </table:table-cell>
          <table:table-cell office:value-type="float" office:value="328991663" calcext:value-type="float">
            <text:p>328991663</text:p>
          </table:table-cell>
          <table:table-cell office:value-type="float" office:value="334931821" calcext:value-type="float">
            <text:p>334931821</text:p>
          </table:table-cell>
          <table:table-cell office:value-type="float" office:value="341024011" calcext:value-type="float">
            <text:p>341024011</text:p>
          </table:table-cell>
          <table:table-cell office:value-type="float" office:value="347222485" calcext:value-type="float">
            <text:p>347222485</text:p>
          </table:table-cell>
          <table:table-cell office:value-type="float" office:value="353463942" calcext:value-type="float">
            <text:p>353463942</text:p>
          </table:table-cell>
          <table:table-cell office:value-type="float" office:value="359705458" calcext:value-type="float">
            <text:p>359705458</text:p>
          </table:table-cell>
          <table:table-cell office:value-type="float" office:value="365909373" calcext:value-type="float">
            <text:p>365909373</text:p>
          </table:table-cell>
          <table:table-cell office:value-type="float" office:value="372091950" calcext:value-type="float">
            <text:p>372091950</text:p>
          </table:table-cell>
          <table:table-cell office:value-type="float" office:value="378327628" calcext:value-type="float">
            <text:p>378327628</text:p>
          </table:table-cell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N</text:p>
          </table:table-cell>
          <table:table-cell office:value-type="float" office:value="61577" calcext:value-type="float">
            <text:p>61577</text:p>
          </table:table-cell>
          <table:table-cell office:value-type="float" office:value="63715" calcext:value-type="float">
            <text:p>63715</text:p>
          </table:table-cell>
          <table:table-cell office:value-type="float" office:value="66235" calcext:value-type="float">
            <text:p>66235</text:p>
          </table:table-cell>
          <table:table-cell office:value-type="float" office:value="68981" calcext:value-type="float">
            <text:p>68981</text:p>
          </table:table-cell>
          <table:table-cell office:value-type="float" office:value="71741" calcext:value-type="float">
            <text:p>71741</text:p>
          </table:table-cell>
          <table:table-cell office:value-type="float" office:value="74345" calcext:value-type="float">
            <text:p>74345</text:p>
          </table:table-cell>
          <table:table-cell office:value-type="float" office:value="76771" calcext:value-type="float">
            <text:p>76771</text:p>
          </table:table-cell>
          <table:table-cell office:value-type="float" office:value="79029" calcext:value-type="float">
            <text:p>79029</text:p>
          </table:table-cell>
          <table:table-cell office:value-type="float" office:value="81079" calcext:value-type="float">
            <text:p>81079</text:p>
          </table:table-cell>
          <table:table-cell office:value-type="float" office:value="82855" calcext:value-type="float">
            <text:p>82855</text:p>
          </table:table-cell>
          <table:table-cell office:value-type="float" office:value="84351" calcext:value-type="float">
            <text:p>84351</text:p>
          </table:table-cell>
          <table:table-cell office:value-type="float" office:value="85499" calcext:value-type="float">
            <text:p>85499</text:p>
          </table:table-cell>
          <table:table-cell office:value-type="float" office:value="86323" calcext:value-type="float">
            <text:p>86323</text:p>
          </table:table-cell>
          <table:table-cell office:value-type="float" office:value="86962" calcext:value-type="float">
            <text:p>86962</text:p>
          </table:table-cell>
          <table:table-cell office:value-type="float" office:value="87582" calcext:value-type="float">
            <text:p>87582</text:p>
          </table:table-cell>
          <table:table-cell office:value-type="float" office:value="88318" calcext:value-type="float">
            <text:p>88318</text:p>
          </table:table-cell>
          <table:table-cell office:value-type="float" office:value="89234" calcext:value-type="float">
            <text:p>89234</text:p>
          </table:table-cell>
          <table:table-cell office:value-type="float" office:value="90273" calcext:value-type="float">
            <text:p>90273</text:p>
          </table:table-cell>
          <table:table-cell office:value-type="float" office:value="91335" calcext:value-type="float">
            <text:p>91335</text:p>
          </table:table-cell>
          <table:table-cell office:value-type="float" office:value="92268" calcext:value-type="float">
            <text:p>92268</text:p>
          </table:table-cell>
          <table:table-cell office:value-type="float" office:value="92971" calcext:value-type="float">
            <text:p>92971</text:p>
          </table:table-cell>
          <table:table-cell office:value-type="float" office:value="93409" calcext:value-type="float">
            <text:p>93409</text:p>
          </table:table-cell>
          <table:table-cell office:value-type="float" office:value="93641" calcext:value-type="float">
            <text:p>93641</text:p>
          </table:table-cell>
          <table:table-cell office:value-type="float" office:value="93729" calcext:value-type="float">
            <text:p>93729</text:p>
          </table:table-cell>
          <table:table-cell office:value-type="float" office:value="93788" calcext:value-type="float">
            <text:p>93788</text:p>
          </table:table-cell>
          <table:table-cell office:value-type="float" office:value="93896" calcext:value-type="float">
            <text:p>93896</text:p>
          </table:table-cell>
          <table:table-cell office:value-type="float" office:value="94088" calcext:value-type="float">
            <text:p>94088</text:p>
          </table:table-cell>
          <table:table-cell office:value-type="float" office:value="94321" calcext:value-type="float">
            <text:p>94321</text:p>
          </table:table-cell>
          <table:table-cell office:value-type="float" office:value="94591" calcext:value-type="float">
            <text:p>94591</text:p>
          </table:table-cell>
          <table:table-cell office:value-type="float" office:value="94851" calcext:value-type="float">
            <text:p>94851</text:p>
          </table:table-cell>
          <table:table-cell office:value-type="float" office:value="95069" calcext:value-type="float">
            <text:p>95069</text:p>
          </table:table-cell>
          <table:table-cell office:value-type="float" office:value="95246" calcext:value-type="float">
            <text:p>95246</text:p>
          </table:table-cell>
          <table:table-cell office:value-type="float" office:value="95399" calcext:value-type="float">
            <text:p>95399</text:p>
          </table:table-cell>
          <table:table-cell office:value-type="float" office:value="95557" calcext:value-type="float">
            <text:p>95557</text:p>
          </table:table-cell>
          <table:table-cell office:value-type="float" office:value="95739" calcext:value-type="float">
            <text:p>95739</text:p>
          </table:table-cell>
          <table:table-cell office:value-type="float" office:value="95976" calcext:value-type="float">
            <text:p>95976</text:p>
          </table:table-cell>
          <table:table-cell office:value-type="float" office:value="96273" calcext:value-type="float">
            <text:p>96273</text:p>
          </table:table-cell>
          <table:table-cell office:value-type="float" office:value="96619" calcext:value-type="float">
            <text:p>96619</text:p>
          </table:table-cell>
          <table:table-cell office:value-type="float" office:value="97032" calcext:value-type="float">
            <text:p>97032</text:p>
          </table:table-cell>
          <table:table-cell office:value-type="float" office:value="97482" calcext:value-type="float">
            <text:p>97482</text:p>
          </table:table-cell>
          <table:table-cell office:value-type="float" office:value="97973" calcext:value-type="float">
            <text:p>97973</text:p>
          </table:table-cell>
          <table:table-cell office:value-type="float" office:value="98487" calcext:value-type="float">
            <text:p>98487</text:p>
          </table:table-cell>
          <table:table-cell office:value-type="float" office:value="99022" calcext:value-type="float">
            <text:p>99022</text:p>
          </table:table-cell>
          <table:table-cell office:value-type="float" office:value="99589" calcext:value-type="float">
            <text:p>99589</text:p>
          </table:table-cell>
          <table:table-cell office:value-type="float" office:value="100218" calcext:value-type="float">
            <text:p>100218</text:p>
          </table:table-cell>
          <table:table-cell office:value-type="float" office:value="100905" calcext:value-type="float">
            <text:p>100905</text:p>
          </table:table-cell>
          <table:table-cell office:value-type="float" office:value="101706" calcext:value-type="float">
            <text:p>101706</text:p>
          </table:table-cell>
          <table:table-cell office:value-type="float" office:value="102581" calcext:value-type="float">
            <text:p>102581</text:p>
          </table:table-cell>
          <table:table-cell office:value-type="float" office:value="103379" calcext:value-type="float">
            <text:p>103379</text:p>
          </table:table-cell>
          <table:table-cell office:value-type="float" office:value="103890" calcext:value-type="float">
            <text:p>103890</text:p>
          </table:table-cell>
          <table:table-cell office:value-type="float" office:value="103986" calcext:value-type="float">
            <text:p>103986</text:p>
          </table:table-cell>
          <table:table-cell office:value-type="float" office:value="103562" calcext:value-type="float">
            <text:p>103562</text:p>
          </table:table-cell>
          <table:table-cell office:value-type="float" office:value="102737" calcext:value-type="float">
            <text:p>102737</text:p>
          </table:table-cell>
          <table:table-cell office:value-type="float" office:value="101768" calcext:value-type="float">
            <text:p>101768</text:p>
          </table:table-cell>
          <table:table-cell office:value-type="float" office:value="101028" calcext:value-type="float">
            <text:p>101028</text:p>
          </table:table-cell>
          <table:table-cell office:value-type="float" office:value="100781" calcext:value-type="float">
            <text:p>100781</text:p>
          </table:table-cell>
          <table:table-cell office:value-type="float" office:value="101133" calcext:value-type="float">
            <text:p>101133</text:p>
          </table:table-cell>
          <table:table-cell office:value-type="float" office:value="101998" calcext:value-type="float">
            <text:p>101998</text:p>
          </table:table-cell>
          <table:table-cell office:value-type="float" office:value="103197" calcext:value-type="float">
            <text:p>103197</text:p>
          </table:table-cell>
        </table:table-row>
        <table:table-row table:style-name="ro1">
          <table:table-cell office:value-type="string" calcext:value-type="string">
            <text:p>Asie du Sud (BIRD et IDA)</text:p>
          </table:table-cell>
          <table:table-cell office:value-type="string" calcext:value-type="string">
            <text:p>TSA</text:p>
          </table:table-cell>
          <table:table-cell office:value-type="float" office:value="572839523" calcext:value-type="float">
            <text:p>572839523</text:p>
          </table:table-cell>
          <table:table-cell office:value-type="float" office:value="584939726" calcext:value-type="float">
            <text:p>584939726</text:p>
          </table:table-cell>
          <table:table-cell office:value-type="float" office:value="597494449" calcext:value-type="float">
            <text:p>597494449</text:p>
          </table:table-cell>
          <table:table-cell office:value-type="float" office:value="610498327" calcext:value-type="float">
            <text:p>610498327</text:p>
          </table:table-cell>
          <table:table-cell office:value-type="float" office:value="623943332" calcext:value-type="float">
            <text:p>623943332</text:p>
          </table:table-cell>
          <table:table-cell office:value-type="float" office:value="637823175" calcext:value-type="float">
            <text:p>637823175</text:p>
          </table:table-cell>
          <table:table-cell office:value-type="float" office:value="652144182" calcext:value-type="float">
            <text:p>652144182</text:p>
          </table:table-cell>
          <table:table-cell office:value-type="float" office:value="666908582" calcext:value-type="float">
            <text:p>666908582</text:p>
          </table:table-cell>
          <table:table-cell office:value-type="float" office:value="682102178" calcext:value-type="float">
            <text:p>682102178</text:p>
          </table:table-cell>
          <table:table-cell office:value-type="float" office:value="697706104" calcext:value-type="float">
            <text:p>697706104</text:p>
          </table:table-cell>
          <table:table-cell office:value-type="float" office:value="713711349" calcext:value-type="float">
            <text:p>713711349</text:p>
          </table:table-cell>
          <table:table-cell office:value-type="float" office:value="730107637" calcext:value-type="float">
            <text:p>730107637</text:p>
          </table:table-cell>
          <table:table-cell office:value-type="float" office:value="746911716" calcext:value-type="float">
            <text:p>746911716</text:p>
          </table:table-cell>
          <table:table-cell office:value-type="float" office:value="764174958" calcext:value-type="float">
            <text:p>764174958</text:p>
          </table:table-cell>
          <table:table-cell office:value-type="float" office:value="781966565" calcext:value-type="float">
            <text:p>781966565</text:p>
          </table:table-cell>
          <table:table-cell office:value-type="float" office:value="800335563" calcext:value-type="float">
            <text:p>800335563</text:p>
          </table:table-cell>
          <table:table-cell office:value-type="float" office:value="819292545" calcext:value-type="float">
            <text:p>819292545</text:p>
          </table:table-cell>
          <table:table-cell office:value-type="float" office:value="838819925" calcext:value-type="float">
            <text:p>838819925</text:p>
          </table:table-cell>
          <table:table-cell office:value-type="float" office:value="858901731" calcext:value-type="float">
            <text:p>858901731</text:p>
          </table:table-cell>
          <table:table-cell office:value-type="float" office:value="879510848" calcext:value-type="float">
            <text:p>879510848</text:p>
          </table:table-cell>
          <table:table-cell office:value-type="float" office:value="900620572" calcext:value-type="float">
            <text:p>900620572</text:p>
          </table:table-cell>
          <table:table-cell office:value-type="float" office:value="922226636" calcext:value-type="float">
            <text:p>922226636</text:p>
          </table:table-cell>
          <table:table-cell office:value-type="float" office:value="944315187" calcext:value-type="float">
            <text:p>944315187</text:p>
          </table:table-cell>
          <table:table-cell office:value-type="float" office:value="966836452" calcext:value-type="float">
            <text:p>966836452</text:p>
          </table:table-cell>
          <table:table-cell office:value-type="float" office:value="989728215" calcext:value-type="float">
            <text:p>989728215</text:p>
          </table:table-cell>
          <table:table-cell office:value-type="float" office:value="1012942302" calcext:value-type="float">
            <text:p>1012942302</text:p>
          </table:table-cell>
          <table:table-cell office:value-type="float" office:value="1036437892" calcext:value-type="float">
            <text:p>1036437892</text:p>
          </table:table-cell>
          <table:table-cell office:value-type="float" office:value="1060208539" calcext:value-type="float">
            <text:p>1060208539</text:p>
          </table:table-cell>
          <table:table-cell office:value-type="float" office:value="1084281155" calcext:value-type="float">
            <text:p>1084281155</text:p>
          </table:table-cell>
          <table:table-cell office:value-type="float" office:value="1108702403" calcext:value-type="float">
            <text:p>1108702403</text:p>
          </table:table-cell>
          <table:table-cell office:value-type="float" office:value="1133495196" calcext:value-type="float">
            <text:p>1133495196</text:p>
          </table:table-cell>
          <table:table-cell office:value-type="float" office:value="1158655617" calcext:value-type="float">
            <text:p>1158655617</text:p>
          </table:table-cell>
          <table:table-cell office:value-type="float" office:value="1184133314" calcext:value-type="float">
            <text:p>1184133314</text:p>
          </table:table-cell>
          <table:table-cell office:value-type="float" office:value="1209847786" calcext:value-type="float">
            <text:p>1209847786</text:p>
          </table:table-cell>
          <table:table-cell office:value-type="float" office:value="1235693869" calcext:value-type="float">
            <text:p>1235693869</text:p>
          </table:table-cell>
          <table:table-cell office:value-type="float" office:value="1261587756" calcext:value-type="float">
            <text:p>1261587756</text:p>
          </table:table-cell>
          <table:table-cell office:value-type="float" office:value="1287476190" calcext:value-type="float">
            <text:p>1287476190</text:p>
          </table:table-cell>
          <table:table-cell office:value-type="float" office:value="1313346377" calcext:value-type="float">
            <text:p>1313346377</text:p>
          </table:table-cell>
          <table:table-cell office:value-type="float" office:value="1339202708" calcext:value-type="float">
            <text:p>1339202708</text:p>
          </table:table-cell>
          <table:table-cell office:value-type="float" office:value="1365067928" calcext:value-type="float">
            <text:p>1365067928</text:p>
          </table:table-cell>
          <table:table-cell office:value-type="float" office:value="1390946064" calcext:value-type="float">
            <text:p>1390946064</text:p>
          </table:table-cell>
          <table:table-cell office:value-type="float" office:value="1416822959" calcext:value-type="float">
            <text:p>1416822959</text:p>
          </table:table-cell>
          <table:table-cell office:value-type="float" office:value="1442644058" calcext:value-type="float">
            <text:p>1442644058</text:p>
          </table:table-cell>
          <table:table-cell office:value-type="float" office:value="1468324422" calcext:value-type="float">
            <text:p>1468324422</text:p>
          </table:table-cell>
          <table:table-cell office:value-type="float" office:value="1493757846" calcext:value-type="float">
            <text:p>1493757846</text:p>
          </table:table-cell>
          <table:table-cell office:value-type="float" office:value="1518861552" calcext:value-type="float">
            <text:p>1518861552</text:p>
          </table:table-cell>
          <table:table-cell office:value-type="float" office:value="1543610696" calcext:value-type="float">
            <text:p>1543610696</text:p>
          </table:table-cell>
          <table:table-cell office:value-type="float" office:value="1568003159" calcext:value-type="float">
            <text:p>1568003159</text:p>
          </table:table-cell>
          <table:table-cell office:value-type="float" office:value="1592010819" calcext:value-type="float">
            <text:p>1592010819</text:p>
          </table:table-cell>
          <table:table-cell office:value-type="float" office:value="1615610198" calcext:value-type="float">
            <text:p>1615610198</text:p>
          </table:table-cell>
          <table:table-cell office:value-type="float" office:value="1638792934" calcext:value-type="float">
            <text:p>1638792934</text:p>
          </table:table-cell>
          <table:table-cell office:value-type="float" office:value="1661534412" calcext:value-type="float">
            <text:p>1661534412</text:p>
          </table:table-cell>
          <table:table-cell office:value-type="float" office:value="1683747130" calcext:value-type="float">
            <text:p>1683747130</text:p>
          </table:table-cell>
          <table:table-cell office:value-type="float" office:value="1705772050" calcext:value-type="float">
            <text:p>1705772050</text:p>
          </table:table-cell>
          <table:table-cell office:value-type="float" office:value="1727640967" calcext:value-type="float">
            <text:p>1727640967</text:p>
          </table:table-cell>
          <table:table-cell office:value-type="float" office:value="1749417068" calcext:value-type="float">
            <text:p>1749417068</text:p>
          </table:table-cell>
          <table:table-cell office:value-type="float" office:value="1771167194" calcext:value-type="float">
            <text:p>1771167194</text:p>
          </table:table-cell>
          <table:table-cell office:value-type="float" office:value="1792835608" calcext:value-type="float">
            <text:p>1792835608</text:p>
          </table:table-cell>
          <table:table-cell office:value-type="float" office:value="1814388744" calcext:value-type="float">
            <text:p>1814388744</text:p>
          </table:table-cell>
        </table:table-row>
        <table:table-row table:style-name="ro1">
          <table:table-cell office:value-type="string" calcext:value-type="string">
            <text:p>Afrique subsaharienne (BIRD et IDA)</text:p>
          </table:table-cell>
          <table:table-cell office:value-type="string" calcext:value-type="string">
            <text:p>TSS</text:p>
          </table:table-cell>
          <table:table-cell office:value-type="float" office:value="227233223" calcext:value-type="float">
            <text:p>227233223</text:p>
          </table:table-cell>
          <table:table-cell office:value-type="float" office:value="232567038" calcext:value-type="float">
            <text:p>232567038</text:p>
          </table:table-cell>
          <table:table-cell office:value-type="float" office:value="238121698" calcext:value-type="float">
            <text:p>238121698</text:p>
          </table:table-cell>
          <table:table-cell office:value-type="float" office:value="243893426" calcext:value-type="float">
            <text:p>243893426</text:p>
          </table:table-cell>
          <table:table-cell office:value-type="float" office:value="249873743" calcext:value-type="float">
            <text:p>249873743</text:p>
          </table:table-cell>
          <table:table-cell office:value-type="float" office:value="256059811" calcext:value-type="float">
            <text:p>256059811</text:p>
          </table:table-cell>
          <table:table-cell office:value-type="float" office:value="262454422" calcext:value-type="float">
            <text:p>262454422</text:p>
          </table:table-cell>
          <table:table-cell office:value-type="float" office:value="269072224" calcext:value-type="float">
            <text:p>269072224</text:p>
          </table:table-cell>
          <table:table-cell office:value-type="float" office:value="275937224" calcext:value-type="float">
            <text:p>275937224</text:p>
          </table:table-cell>
          <table:table-cell office:value-type="float" office:value="283080084" calcext:value-type="float">
            <text:p>283080084</text:p>
          </table:table-cell>
          <table:table-cell office:value-type="float" office:value="290526189" calcext:value-type="float">
            <text:p>290526189</text:p>
          </table:table-cell>
          <table:table-cell office:value-type="float" office:value="298284068" calcext:value-type="float">
            <text:p>298284068</text:p>
          </table:table-cell>
          <table:table-cell office:value-type="float" office:value="306359274" calcext:value-type="float">
            <text:p>306359274</text:p>
          </table:table-cell>
          <table:table-cell office:value-type="float" office:value="314761167" calcext:value-type="float">
            <text:p>314761167</text:p>
          </table:table-cell>
          <table:table-cell office:value-type="float" office:value="323500188" calcext:value-type="float">
            <text:p>323500188</text:p>
          </table:table-cell>
          <table:table-cell office:value-type="float" office:value="332583486" calcext:value-type="float">
            <text:p>332583486</text:p>
          </table:table-cell>
          <table:table-cell office:value-type="float" office:value="342018831" calcext:value-type="float">
            <text:p>342018831</text:p>
          </table:table-cell>
          <table:table-cell office:value-type="float" office:value="351808670" calcext:value-type="float">
            <text:p>351808670</text:p>
          </table:table-cell>
          <table:table-cell office:value-type="float" office:value="361939361" calcext:value-type="float">
            <text:p>361939361</text:p>
          </table:table-cell>
          <table:table-cell office:value-type="float" office:value="372404185" calcext:value-type="float">
            <text:p>372404185</text:p>
          </table:table-cell>
          <table:table-cell office:value-type="float" office:value="383188232" calcext:value-type="float">
            <text:p>383188232</text:p>
          </table:table-cell>
          <table:table-cell office:value-type="float" office:value="394281956" calcext:value-type="float">
            <text:p>394281956</text:p>
          </table:table-cell>
          <table:table-cell office:value-type="float" office:value="405688903" calcext:value-type="float">
            <text:p>405688903</text:p>
          </table:table-cell>
          <table:table-cell office:value-type="float" office:value="417425681" calcext:value-type="float">
            <text:p>417425681</text:p>
          </table:table-cell>
          <table:table-cell office:value-type="float" office:value="429521938" calcext:value-type="float">
            <text:p>429521938</text:p>
          </table:table-cell>
          <table:table-cell office:value-type="float" office:value="441988010" calcext:value-type="float">
            <text:p>441988010</text:p>
          </table:table-cell>
          <table:table-cell office:value-type="float" office:value="454835629" calcext:value-type="float">
            <text:p>454835629</text:p>
          </table:table-cell>
          <table:table-cell office:value-type="float" office:value="468053168" calcext:value-type="float">
            <text:p>468053168</text:p>
          </table:table-cell>
          <table:table-cell office:value-type="float" office:value="481594292" calcext:value-type="float">
            <text:p>481594292</text:p>
          </table:table-cell>
          <table:table-cell office:value-type="float" office:value="495407391" calcext:value-type="float">
            <text:p>495407391</text:p>
          </table:table-cell>
          <table:table-cell office:value-type="float" office:value="509451851" calcext:value-type="float">
            <text:p>509451851</text:p>
          </table:table-cell>
          <table:table-cell office:value-type="float" office:value="523726913" calcext:value-type="float">
            <text:p>523726913</text:p>
          </table:table-cell>
          <table:table-cell office:value-type="float" office:value="538246469" calcext:value-type="float">
            <text:p>538246469</text:p>
          </table:table-cell>
          <table:table-cell office:value-type="float" office:value="553020362" calcext:value-type="float">
            <text:p>553020362</text:p>
          </table:table-cell>
          <table:table-cell office:value-type="float" office:value="568072008" calcext:value-type="float">
            <text:p>568072008</text:p>
          </table:table-cell>
          <table:table-cell office:value-type="float" office:value="583413261" calcext:value-type="float">
            <text:p>583413261</text:p>
          </table:table-cell>
          <table:table-cell office:value-type="float" office:value="599067779" calcext:value-type="float">
            <text:p>599067779</text:p>
          </table:table-cell>
          <table:table-cell office:value-type="float" office:value="615054371" calcext:value-type="float">
            <text:p>615054371</text:p>
          </table:table-cell>
          <table:table-cell office:value-type="float" office:value="631400656" calcext:value-type="float">
            <text:p>631400656</text:p>
          </table:table-cell>
          <table:table-cell office:value-type="float" office:value="648148316" calcext:value-type="float">
            <text:p>648148316</text:p>
          </table:table-cell>
          <table:table-cell office:value-type="float" office:value="665327581" calcext:value-type="float">
            <text:p>665327581</text:p>
          </table:table-cell>
          <table:table-cell office:value-type="float" office:value="682956070" calcext:value-type="float">
            <text:p>682956070</text:p>
          </table:table-cell>
          <table:table-cell office:value-type="float" office:value="701066167" calcext:value-type="float">
            <text:p>701066167</text:p>
          </table:table-cell>
          <table:table-cell office:value-type="float" office:value="719716209" calcext:value-type="float">
            <text:p>719716209</text:p>
          </table:table-cell>
          <table:table-cell office:value-type="float" office:value="738983255" calcext:value-type="float">
            <text:p>738983255</text:p>
          </table:table-cell>
          <table:table-cell office:value-type="float" office:value="758924681" calcext:value-type="float">
            <text:p>758924681</text:p>
          </table:table-cell>
          <table:table-cell office:value-type="float" office:value="779566820" calcext:value-type="float">
            <text:p>779566820</text:p>
          </table:table-cell>
          <table:table-cell office:value-type="float" office:value="800908534" calcext:value-type="float">
            <text:p>800908534</text:p>
          </table:table-cell>
          <table:table-cell office:value-type="float" office:value="822945457" calcext:value-type="float">
            <text:p>822945457</text:p>
          </table:table-cell>
          <table:table-cell office:value-type="float" office:value="845655214" calcext:value-type="float">
            <text:p>845655214</text:p>
          </table:table-cell>
          <table:table-cell office:value-type="float" office:value="869025106" calcext:value-type="float">
            <text:p>869025106</text:p>
          </table:table-cell>
          <table:table-cell office:value-type="float" office:value="893046172" calcext:value-type="float">
            <text:p>893046172</text:p>
          </table:table-cell>
          <table:table-cell office:value-type="float" office:value="917726973" calcext:value-type="float">
            <text:p>917726973</text:p>
          </table:table-cell>
          <table:table-cell office:value-type="float" office:value="943041070" calcext:value-type="float">
            <text:p>943041070</text:p>
          </table:table-cell>
          <table:table-cell office:value-type="float" office:value="968959787" calcext:value-type="float">
            <text:p>968959787</text:p>
          </table:table-cell>
          <table:table-cell office:value-type="float" office:value="995458478" calcext:value-type="float">
            <text:p>995458478</text:p>
          </table:table-cell>
          <table:table-cell office:value-type="float" office:value="1022526541" calcext:value-type="float">
            <text:p>1022526541</text:p>
          </table:table-cell>
          <table:table-cell office:value-type="float" office:value="1050153672" calcext:value-type="float">
            <text:p>1050153672</text:p>
          </table:table-cell>
          <table:table-cell office:value-type="float" office:value="1078306520" calcext:value-type="float">
            <text:p>1078306520</text:p>
          </table:table-cell>
        </table:table-row>
        <table:table-row table:style-name="ro1">
          <table:table-cell office:value-type="string" calcext:value-type="string">
            <text:p>Trinité-et-Tobago</text:p>
          </table:table-cell>
          <table:table-cell office:value-type="string" calcext:value-type="string">
            <text:p>TTO</text:p>
          </table:table-cell>
          <table:table-cell office:value-type="float" office:value="847979" calcext:value-type="float">
            <text:p>847979</text:p>
          </table:table-cell>
          <table:table-cell office:value-type="float" office:value="864818" calcext:value-type="float">
            <text:p>864818</text:p>
          </table:table-cell>
          <table:table-cell office:value-type="float" office:value="879441" calcext:value-type="float">
            <text:p>879441</text:p>
          </table:table-cell>
          <table:table-cell office:value-type="float" office:value="891944" calcext:value-type="float">
            <text:p>891944</text:p>
          </table:table-cell>
          <table:table-cell office:value-type="float" office:value="902613" calcext:value-type="float">
            <text:p>902613</text:p>
          </table:table-cell>
          <table:table-cell office:value-type="float" office:value="911737" calcext:value-type="float">
            <text:p>911737</text:p>
          </table:table-cell>
          <table:table-cell office:value-type="float" office:value="919217" calcext:value-type="float">
            <text:p>919217</text:p>
          </table:table-cell>
          <table:table-cell office:value-type="float" office:value="925235" calcext:value-type="float">
            <text:p>925235</text:p>
          </table:table-cell>
          <table:table-cell office:value-type="float" office:value="930795" calcext:value-type="float">
            <text:p>930795</text:p>
          </table:table-cell>
          <table:table-cell office:value-type="float" office:value="937186" calcext:value-type="float">
            <text:p>937186</text:p>
          </table:table-cell>
          <table:table-cell office:value-type="float" office:value="945360" calcext:value-type="float">
            <text:p>945360</text:p>
          </table:table-cell>
          <table:table-cell office:value-type="float" office:value="955741" calcext:value-type="float">
            <text:p>955741</text:p>
          </table:table-cell>
          <table:table-cell office:value-type="float" office:value="968136" calcext:value-type="float">
            <text:p>968136</text:p>
          </table:table-cell>
          <table:table-cell office:value-type="float" office:value="982010" calcext:value-type="float">
            <text:p>982010</text:p>
          </table:table-cell>
          <table:table-cell office:value-type="float" office:value="996493" calcext:value-type="float">
            <text:p>996493</text:p>
          </table:table-cell>
          <table:table-cell office:value-type="float" office:value="1010936" calcext:value-type="float">
            <text:p>1010936</text:p>
          </table:table-cell>
          <table:table-cell office:value-type="float" office:value="1025107" calcext:value-type="float">
            <text:p>1025107</text:p>
          </table:table-cell>
          <table:table-cell office:value-type="float" office:value="1039212" calcext:value-type="float">
            <text:p>1039212</text:p>
          </table:table-cell>
          <table:table-cell office:value-type="float" office:value="1053558" calcext:value-type="float">
            <text:p>1053558</text:p>
          </table:table-cell>
          <table:table-cell office:value-type="float" office:value="1068640" calcext:value-type="float">
            <text:p>1068640</text:p>
          </table:table-cell>
          <table:table-cell office:value-type="float" office:value="1084744" calcext:value-type="float">
            <text:p>1084744</text:p>
          </table:table-cell>
          <table:table-cell office:value-type="float" office:value="1101983" calcext:value-type="float">
            <text:p>1101983</text:p>
          </table:table-cell>
          <table:table-cell office:value-type="float" office:value="1120020" calcext:value-type="float">
            <text:p>1120020</text:p>
          </table:table-cell>
          <table:table-cell office:value-type="float" office:value="1138071" calcext:value-type="float">
            <text:p>1138071</text:p>
          </table:table-cell>
          <table:table-cell office:value-type="float" office:value="1155074" calcext:value-type="float">
            <text:p>1155074</text:p>
          </table:table-cell>
          <table:table-cell office:value-type="float" office:value="1170285" calcext:value-type="float">
            <text:p>1170285</text:p>
          </table:table-cell>
          <table:table-cell office:value-type="float" office:value="1183381" calcext:value-type="float">
            <text:p>1183381</text:p>
          </table:table-cell>
          <table:table-cell office:value-type="float" office:value="1194541" calcext:value-type="float">
            <text:p>1194541</text:p>
          </table:table-cell>
          <table:table-cell office:value-type="float" office:value="1204153" calcext:value-type="float">
            <text:p>1204153</text:p>
          </table:table-cell>
          <table:table-cell office:value-type="float" office:value="1212857" calcext:value-type="float">
            <text:p>1212857</text:p>
          </table:table-cell>
          <table:table-cell office:value-type="float" office:value="1221116" calcext:value-type="float">
            <text:p>1221116</text:p>
          </table:table-cell>
          <table:table-cell office:value-type="float" office:value="1229103" calcext:value-type="float">
            <text:p>1229103</text:p>
          </table:table-cell>
          <table:table-cell office:value-type="float" office:value="1236683" calcext:value-type="float">
            <text:p>1236683</text:p>
          </table:table-cell>
          <table:table-cell office:value-type="float" office:value="1243616" calcext:value-type="float">
            <text:p>1243616</text:p>
          </table:table-cell>
          <table:table-cell office:value-type="float" office:value="1249520" calcext:value-type="float">
            <text:p>1249520</text:p>
          </table:table-cell>
          <table:table-cell office:value-type="float" office:value="1254200" calcext:value-type="float">
            <text:p>1254200</text:p>
          </table:table-cell>
          <table:table-cell office:value-type="float" office:value="1257549" calcext:value-type="float">
            <text:p>1257549</text:p>
          </table:table-cell>
          <table:table-cell office:value-type="float" office:value="1259848" calcext:value-type="float">
            <text:p>1259848</text:p>
          </table:table-cell>
          <table:table-cell office:value-type="float" office:value="1261695" calcext:value-type="float">
            <text:p>1261695</text:p>
          </table:table-cell>
          <table:table-cell office:value-type="float" office:value="1263933" calcext:value-type="float">
            <text:p>1263933</text:p>
          </table:table-cell>
          <table:table-cell office:value-type="float" office:value="1267153" calcext:value-type="float">
            <text:p>1267153</text:p>
          </table:table-cell>
          <table:table-cell office:value-type="float" office:value="1271632" calcext:value-type="float">
            <text:p>1271632</text:p>
          </table:table-cell>
          <table:table-cell office:value-type="float" office:value="1277213" calcext:value-type="float">
            <text:p>1277213</text:p>
          </table:table-cell>
          <table:table-cell office:value-type="float" office:value="1283559" calcext:value-type="float">
            <text:p>1283559</text:p>
          </table:table-cell>
          <table:table-cell office:value-type="float" office:value="1290123" calcext:value-type="float">
            <text:p>1290123</text:p>
          </table:table-cell>
          <table:table-cell office:value-type="float" office:value="1296502" calcext:value-type="float">
            <text:p>1296502</text:p>
          </table:table-cell>
          <table:table-cell office:value-type="float" office:value="1302561" calcext:value-type="float">
            <text:p>1302561</text:p>
          </table:table-cell>
          <table:table-cell office:value-type="float" office:value="1308451" calcext:value-type="float">
            <text:p>1308451</text:p>
          </table:table-cell>
          <table:table-cell office:value-type="float" office:value="1314443" calcext:value-type="float">
            <text:p>1314443</text:p>
          </table:table-cell>
          <table:table-cell office:value-type="float" office:value="1320930" calcext:value-type="float">
            <text:p>1320930</text:p>
          </table:table-cell>
          <table:table-cell office:value-type="float" office:value="1328147" calcext:value-type="float">
            <text:p>1328147</text:p>
          </table:table-cell>
          <table:table-cell office:value-type="float" office:value="1336178" calcext:value-type="float">
            <text:p>1336178</text:p>
          </table:table-cell>
          <table:table-cell office:value-type="float" office:value="1344817" calcext:value-type="float">
            <text:p>1344817</text:p>
          </table:table-cell>
          <table:table-cell office:value-type="float" office:value="1353700" calcext:value-type="float">
            <text:p>1353700</text:p>
          </table:table-cell>
          <table:table-cell office:value-type="float" office:value="1362342" calcext:value-type="float">
            <text:p>1362342</text:p>
          </table:table-cell>
          <table:table-cell office:value-type="float" office:value="1370328" calcext:value-type="float">
            <text:p>1370328</text:p>
          </table:table-cell>
          <table:table-cell office:value-type="float" office:value="1377564" calcext:value-type="float">
            <text:p>1377564</text:p>
          </table:table-cell>
          <table:table-cell office:value-type="float" office:value="1384072" calcext:value-type="float">
            <text:p>1384072</text:p>
          </table:table-cell>
          <table:table-cell office:value-type="float" office:value="1389858" calcext:value-type="float">
            <text:p>1389858</text:p>
          </table:table-cell>
        </table:table-row>
        <table:table-row table:style-name="ro1">
          <table:table-cell office:value-type="string" calcext:value-type="string">
            <text:p>Tunisie</text:p>
          </table:table-cell>
          <table:table-cell office:value-type="string" calcext:value-type="string">
            <text:p>TUN</text:p>
          </table:table-cell>
          <table:table-cell office:value-type="float" office:value="4178236" calcext:value-type="float">
            <text:p>4178236</text:p>
          </table:table-cell>
          <table:table-cell office:value-type="float" office:value="4238142" calcext:value-type="float">
            <text:p>4238142</text:p>
          </table:table-cell>
          <table:table-cell office:value-type="float" office:value="4305481" calcext:value-type="float">
            <text:p>4305481</text:p>
          </table:table-cell>
          <table:table-cell office:value-type="float" office:value="4380068" calcext:value-type="float">
            <text:p>4380068</text:p>
          </table:table-cell>
          <table:table-cell office:value-type="float" office:value="4461114" calcext:value-type="float">
            <text:p>4461114</text:p>
          </table:table-cell>
          <table:table-cell office:value-type="float" office:value="4547941" calcext:value-type="float">
            <text:p>4547941</text:p>
          </table:table-cell>
          <table:table-cell office:value-type="float" office:value="4641000" calcext:value-type="float">
            <text:p>4641000</text:p>
          </table:table-cell>
          <table:table-cell office:value-type="float" office:value="4740511" calcext:value-type="float">
            <text:p>4740511</text:p>
          </table:table-cell>
          <table:table-cell office:value-type="float" office:value="4845219" calcext:value-type="float">
            <text:p>4845219</text:p>
          </table:table-cell>
          <table:table-cell office:value-type="float" office:value="4953390" calcext:value-type="float">
            <text:p>4953390</text:p>
          </table:table-cell>
          <table:table-cell office:value-type="float" office:value="5063809" calcext:value-type="float">
            <text:p>5063809</text:p>
          </table:table-cell>
          <table:table-cell office:value-type="float" office:value="5176295" calcext:value-type="float">
            <text:p>5176295</text:p>
          </table:table-cell>
          <table:table-cell office:value-type="float" office:value="5291338" calcext:value-type="float">
            <text:p>5291338</text:p>
          </table:table-cell>
          <table:table-cell office:value-type="float" office:value="5409343" calcext:value-type="float">
            <text:p>5409343</text:p>
          </table:table-cell>
          <table:table-cell office:value-type="float" office:value="5530975" calcext:value-type="float">
            <text:p>5530975</text:p>
          </table:table-cell>
          <table:table-cell office:value-type="float" office:value="5656914" calcext:value-type="float">
            <text:p>5656914</text:p>
          </table:table-cell>
          <table:table-cell office:value-type="float" office:value="5786478" calcext:value-type="float">
            <text:p>5786478</text:p>
          </table:table-cell>
          <table:table-cell office:value-type="float" office:value="5919965" calcext:value-type="float">
            <text:p>5919965</text:p>
          </table:table-cell>
          <table:table-cell office:value-type="float" office:value="6060151" calcext:value-type="float">
            <text:p>6060151</text:p>
          </table:table-cell>
          <table:table-cell office:value-type="float" office:value="6210756" calcext:value-type="float">
            <text:p>6210756</text:p>
          </table:table-cell>
          <table:table-cell office:value-type="float" office:value="6374039" calcext:value-type="float">
            <text:p>6374039</text:p>
          </table:table-cell>
          <table:table-cell office:value-type="float" office:value="6551231" calcext:value-type="float">
            <text:p>6551231</text:p>
          </table:table-cell>
          <table:table-cell office:value-type="float" office:value="6740529" calcext:value-type="float">
            <text:p>6740529</text:p>
          </table:table-cell>
          <table:table-cell office:value-type="float" office:value="6937331" calcext:value-type="float">
            <text:p>6937331</text:p>
          </table:table-cell>
          <table:table-cell office:value-type="float" office:value="7135270" calcext:value-type="float">
            <text:p>7135270</text:p>
          </table:table-cell>
          <table:table-cell office:value-type="float" office:value="7329594" calcext:value-type="float">
            <text:p>7329594</text:p>
          </table:table-cell>
          <table:table-cell office:value-type="float" office:value="7517858" calcext:value-type="float">
            <text:p>7517858</text:p>
          </table:table-cell>
          <table:table-cell office:value-type="float" office:value="7700736" calcext:value-type="float">
            <text:p>7700736</text:p>
          </table:table-cell>
          <table:table-cell office:value-type="float" office:value="7880332" calcext:value-type="float">
            <text:p>7880332</text:p>
          </table:table-cell>
          <table:table-cell office:value-type="float" office:value="8060210" calcext:value-type="float">
            <text:p>8060210</text:p>
          </table:table-cell>
          <table:table-cell office:value-type="float" office:value="8242496" calcext:value-type="float">
            <text:p>8242496</text:p>
          </table:table-cell>
          <table:table-cell office:value-type="float" office:value="8427857" calcext:value-type="float">
            <text:p>8427857</text:p>
          </table:table-cell>
          <table:table-cell office:value-type="float" office:value="8613861" calcext:value-type="float">
            <text:p>8613861</text:p>
          </table:table-cell>
          <table:table-cell office:value-type="float" office:value="8795932" calcext:value-type="float">
            <text:p>8795932</text:p>
          </table:table-cell>
          <table:table-cell office:value-type="float" office:value="8967916" calcext:value-type="float">
            <text:p>8967916</text:p>
          </table:table-cell>
          <table:table-cell office:value-type="float" office:value="9125398" calcext:value-type="float">
            <text:p>9125398</text:p>
          </table:table-cell>
          <table:table-cell office:value-type="float" office:value="9267340" calcext:value-type="float">
            <text:p>9267340</text:p>
          </table:table-cell>
          <table:table-cell office:value-type="float" office:value="9395123" calcext:value-type="float">
            <text:p>9395123</text:p>
          </table:table-cell>
          <table:table-cell office:value-type="float" office:value="9509857" calcext:value-type="float">
            <text:p>9509857</text:p>
          </table:table-cell>
          <table:table-cell office:value-type="float" office:value="9613588" calcext:value-type="float">
            <text:p>9613588</text:p>
          </table:table-cell>
          <table:table-cell office:value-type="float" office:value="9708350" calcext:value-type="float">
            <text:p>9708350</text:p>
          </table:table-cell>
          <table:table-cell office:value-type="float" office:value="9793903" calcext:value-type="float">
            <text:p>9793903</text:p>
          </table:table-cell>
          <table:table-cell office:value-type="float" office:value="9871251" calcext:value-type="float">
            <text:p>9871251</text:p>
          </table:table-cell>
          <table:table-cell office:value-type="float" office:value="9945277" calcext:value-type="float">
            <text:p>9945277</text:p>
          </table:table-cell>
          <table:table-cell office:value-type="float" office:value="10022277" calcext:value-type="float">
            <text:p>10022277</text:p>
          </table:table-cell>
          <table:table-cell office:value-type="float" office:value="10106771" calcext:value-type="float">
            <text:p>10106771</text:p>
          </table:table-cell>
          <table:table-cell office:value-type="float" office:value="10201214" calcext:value-type="float">
            <text:p>10201214</text:p>
          </table:table-cell>
          <table:table-cell office:value-type="float" office:value="10304726" calcext:value-type="float">
            <text:p>10304726</text:p>
          </table:table-cell>
          <table:table-cell office:value-type="float" office:value="10414433" calcext:value-type="float">
            <text:p>10414433</text:p>
          </table:table-cell>
          <table:table-cell office:value-type="float" office:value="10525694" calcext:value-type="float">
            <text:p>10525694</text:p>
          </table:table-cell>
          <table:table-cell office:value-type="float" office:value="10635244" calcext:value-type="float">
            <text:p>10635244</text:p>
          </table:table-cell>
          <table:table-cell office:value-type="float" office:value="10741880" calcext:value-type="float">
            <text:p>10741880</text:p>
          </table:table-cell>
          <table:table-cell office:value-type="float" office:value="10847002" calcext:value-type="float">
            <text:p>10847002</text:p>
          </table:table-cell>
          <table:table-cell office:value-type="float" office:value="10952951" calcext:value-type="float">
            <text:p>10952951</text:p>
          </table:table-cell>
          <table:table-cell office:value-type="float" office:value="11063201" calcext:value-type="float">
            <text:p>11063201</text:p>
          </table:table-cell>
          <table:table-cell office:value-type="float" office:value="11179949" calcext:value-type="float">
            <text:p>11179949</text:p>
          </table:table-cell>
          <table:table-cell office:value-type="float" office:value="11303946" calcext:value-type="float">
            <text:p>11303946</text:p>
          </table:table-cell>
          <table:table-cell office:value-type="float" office:value="11433443" calcext:value-type="float">
            <text:p>11433443</text:p>
          </table:table-cell>
          <table:table-cell office:value-type="float" office:value="11565204" calcext:value-type="float">
            <text:p>11565204</text:p>
          </table:table-cell>
        </table:table-row>
        <table:table-row table:style-name="ro1">
          <table:table-cell office:value-type="string" calcext:value-type="string">
            <text:p>Turquie</text:p>
          </table:table-cell>
          <table:table-cell office:value-type="string" calcext:value-type="string">
            <text:p>TUR</text:p>
          </table:table-cell>
          <table:table-cell office:value-type="float" office:value="27472345" calcext:value-type="float">
            <text:p>27472345</text:p>
          </table:table-cell>
          <table:table-cell office:value-type="float" office:value="28146910" calcext:value-type="float">
            <text:p>28146910</text:p>
          </table:table-cell>
          <table:table-cell office:value-type="float" office:value="28832827" calcext:value-type="float">
            <text:p>28832827</text:p>
          </table:table-cell>
          <table:table-cell office:value-type="float" office:value="29531365" calcext:value-type="float">
            <text:p>29531365</text:p>
          </table:table-cell>
          <table:table-cell office:value-type="float" office:value="30244261" calcext:value-type="float">
            <text:p>30244261</text:p>
          </table:table-cell>
          <table:table-cell office:value-type="float" office:value="30972994" calcext:value-type="float">
            <text:p>30972994</text:p>
          </table:table-cell>
          <table:table-cell office:value-type="float" office:value="31717507" calcext:value-type="float">
            <text:p>31717507</text:p>
          </table:table-cell>
          <table:table-cell office:value-type="float" office:value="32477992" calcext:value-type="float">
            <text:p>32477992</text:p>
          </table:table-cell>
          <table:table-cell office:value-type="float" office:value="33256464" calcext:value-type="float">
            <text:p>33256464</text:p>
          </table:table-cell>
          <table:table-cell office:value-type="float" office:value="34055390" calcext:value-type="float">
            <text:p>34055390</text:p>
          </table:table-cell>
          <table:table-cell office:value-type="float" office:value="34876303" calcext:value-type="float">
            <text:p>34876303</text:p>
          </table:table-cell>
          <table:table-cell office:value-type="float" office:value="35720599" calcext:value-type="float">
            <text:p>35720599</text:p>
          </table:table-cell>
          <table:table-cell office:value-type="float" office:value="36587261" calcext:value-type="float">
            <text:p>36587261</text:p>
          </table:table-cell>
          <table:table-cell office:value-type="float" office:value="37472336" calcext:value-type="float">
            <text:p>37472336</text:p>
          </table:table-cell>
          <table:table-cell office:value-type="float" office:value="38370283" calcext:value-type="float">
            <text:p>38370283</text:p>
          </table:table-cell>
          <table:table-cell office:value-type="float" office:value="39277258" calcext:value-type="float">
            <text:p>39277258</text:p>
          </table:table-cell>
          <table:table-cell office:value-type="float" office:value="40189567" calcext:value-type="float">
            <text:p>40189567</text:p>
          </table:table-cell>
          <table:table-cell office:value-type="float" office:value="41108297" calcext:value-type="float">
            <text:p>41108297</text:p>
          </table:table-cell>
          <table:table-cell office:value-type="float" office:value="42039992" calcext:value-type="float">
            <text:p>42039992</text:p>
          </table:table-cell>
          <table:table-cell office:value-type="float" office:value="42994041" calcext:value-type="float">
            <text:p>42994041</text:p>
          </table:table-cell>
          <table:table-cell office:value-type="float" office:value="43975971" calcext:value-type="float">
            <text:p>43975971</text:p>
          </table:table-cell>
          <table:table-cell office:value-type="float" office:value="44988414" calcext:value-type="float">
            <text:p>44988414</text:p>
          </table:table-cell>
          <table:table-cell office:value-type="float" office:value="46025411" calcext:value-type="float">
            <text:p>46025411</text:p>
          </table:table-cell>
          <table:table-cell office:value-type="float" office:value="47073472" calcext:value-type="float">
            <text:p>47073472</text:p>
          </table:table-cell>
          <table:table-cell office:value-type="float" office:value="48114155" calcext:value-type="float">
            <text:p>48114155</text:p>
          </table:table-cell>
          <table:table-cell office:value-type="float" office:value="49133937" calcext:value-type="float">
            <text:p>49133937</text:p>
          </table:table-cell>
          <table:table-cell office:value-type="float" office:value="50128541" calcext:value-type="float">
            <text:p>50128541</text:p>
          </table:table-cell>
          <table:table-cell office:value-type="float" office:value="51100924" calcext:value-type="float">
            <text:p>51100924</text:p>
          </table:table-cell>
          <table:table-cell office:value-type="float" office:value="52053765" calcext:value-type="float">
            <text:p>52053765</text:p>
          </table:table-cell>
          <table:table-cell office:value-type="float" office:value="52992487" calcext:value-type="float">
            <text:p>52992487</text:p>
          </table:table-cell>
          <table:table-cell office:value-type="float" office:value="53921760" calcext:value-type="float">
            <text:p>53921760</text:p>
          </table:table-cell>
          <table:table-cell office:value-type="float" office:value="54840590" calcext:value-type="float">
            <text:p>54840590</text:p>
          </table:table-cell>
          <table:table-cell office:value-type="float" office:value="55748948" calcext:value-type="float">
            <text:p>55748948</text:p>
          </table:table-cell>
          <table:table-cell office:value-type="float" office:value="56653804" calcext:value-type="float">
            <text:p>56653804</text:p>
          </table:table-cell>
          <table:table-cell office:value-type="float" office:value="57564204" calcext:value-type="float">
            <text:p>57564204</text:p>
          </table:table-cell>
          <table:table-cell office:value-type="float" office:value="58486456" calcext:value-type="float">
            <text:p>58486456</text:p>
          </table:table-cell>
          <table:table-cell office:value-type="float" office:value="59423282" calcext:value-type="float">
            <text:p>59423282</text:p>
          </table:table-cell>
          <table:table-cell office:value-type="float" office:value="60372568" calcext:value-type="float">
            <text:p>60372568</text:p>
          </table:table-cell>
          <table:table-cell office:value-type="float" office:value="61329676" calcext:value-type="float">
            <text:p>61329676</text:p>
          </table:table-cell>
          <table:table-cell office:value-type="float" office:value="62287397" calcext:value-type="float">
            <text:p>62287397</text:p>
          </table:table-cell>
          <table:table-cell office:value-type="float" office:value="63240194" calcext:value-type="float">
            <text:p>63240194</text:p>
          </table:table-cell>
          <table:table-cell office:value-type="float" office:value="64192243" calcext:value-type="float">
            <text:p>64192243</text:p>
          </table:table-cell>
          <table:table-cell office:value-type="float" office:value="65145367" calcext:value-type="float">
            <text:p>65145367</text:p>
          </table:table-cell>
          <table:table-cell office:value-type="float" office:value="66089402" calcext:value-type="float">
            <text:p>66089402</text:p>
          </table:table-cell>
          <table:table-cell office:value-type="float" office:value="67010930" calcext:value-type="float">
            <text:p>67010930</text:p>
          </table:table-cell>
          <table:table-cell office:value-type="float" office:value="67903469" calcext:value-type="float">
            <text:p>67903469</text:p>
          </table:table-cell>
          <table:table-cell office:value-type="float" office:value="68756810" calcext:value-type="float">
            <text:p>68756810</text:p>
          </table:table-cell>
          <table:table-cell office:value-type="float" office:value="69581848" calcext:value-type="float">
            <text:p>69581848</text:p>
          </table:table-cell>
          <table:table-cell office:value-type="float" office:value="70418604" calcext:value-type="float">
            <text:p>70418604</text:p>
          </table:table-cell>
          <table:table-cell office:value-type="float" office:value="71321399" calcext:value-type="float">
            <text:p>71321399</text:p>
          </table:table-cell>
          <table:table-cell office:value-type="float" office:value="72326988" calcext:value-type="float">
            <text:p>72326988</text:p>
          </table:table-cell>
          <table:table-cell office:value-type="float" office:value="73443863" calcext:value-type="float">
            <text:p>73443863</text:p>
          </table:table-cell>
          <table:table-cell office:value-type="float" office:value="74653016" calcext:value-type="float">
            <text:p>74653016</text:p>
          </table:table-cell>
          <table:table-cell office:value-type="float" office:value="75928564" calcext:value-type="float">
            <text:p>75928564</text:p>
          </table:table-cell>
          <table:table-cell office:value-type="float" office:value="77231907" calcext:value-type="float">
            <text:p>77231907</text:p>
          </table:table-cell>
          <table:table-cell office:value-type="float" office:value="78529409" calcext:value-type="float">
            <text:p>78529409</text:p>
          </table:table-cell>
          <table:table-cell office:value-type="float" office:value="79821724" calcext:value-type="float">
            <text:p>79821724</text:p>
          </table:table-cell>
          <table:table-cell office:value-type="float" office:value="81101892" calcext:value-type="float">
            <text:p>81101892</text:p>
          </table:table-cell>
          <table:table-cell office:value-type="float" office:value="82319724" calcext:value-type="float">
            <text:p>82319724</text:p>
          </table:table-cell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UV</text:p>
          </table:table-cell>
          <table:table-cell office:value-type="float" office:value="5323" calcext:value-type="float">
            <text:p>5323</text:p>
          </table:table-cell>
          <table:table-cell office:value-type="float" office:value="5335" calcext:value-type="float">
            <text:p>5335</text:p>
          </table:table-cell>
          <table:table-cell office:value-type="float" office:value="5340" calcext:value-type="float">
            <text:p>5340</text:p>
          </table:table-cell>
          <table:table-cell office:value-type="float" office:value="5343" calcext:value-type="float">
            <text:p>5343</text:p>
          </table:table-cell>
          <table:table-cell office:value-type="float" office:value="5356" calcext:value-type="float">
            <text:p>5356</text:p>
          </table:table-cell>
          <table:table-cell office:value-type="float" office:value="5386" calcext:value-type="float">
            <text:p>5386</text:p>
          </table:table-cell>
          <table:table-cell office:value-type="float" office:value="5438" calcext:value-type="float">
            <text:p>5438</text:p>
          </table:table-cell>
          <table:table-cell office:value-type="float" office:value="5511" calcext:value-type="float">
            <text:p>5511</text:p>
          </table:table-cell>
          <table:table-cell office:value-type="float" office:value="5597" calcext:value-type="float">
            <text:p>5597</text:p>
          </table:table-cell>
          <table:table-cell office:value-type="float" office:value="5670" calcext:value-type="float">
            <text:p>5670</text:p>
          </table:table-cell>
          <table:table-cell office:value-type="float" office:value="5735" calcext:value-type="float">
            <text:p>5735</text:p>
          </table:table-cell>
          <table:table-cell office:value-type="float" office:value="5766" calcext:value-type="float">
            <text:p>5766</text:p>
          </table:table-cell>
          <table:table-cell office:value-type="float" office:value="5790" calcext:value-type="float">
            <text:p>5790</text:p>
          </table:table-cell>
          <table:table-cell office:value-type="float" office:value="5822" calcext:value-type="float">
            <text:p>5822</text:p>
          </table:table-cell>
          <table:table-cell office:value-type="float" office:value="5905" calcext:value-type="float">
            <text:p>5905</text:p>
          </table:table-cell>
          <table:table-cell office:value-type="float" office:value="6060" calcext:value-type="float">
            <text:p>6060</text:p>
          </table:table-cell>
          <table:table-cell office:value-type="float" office:value="6323" calcext:value-type="float">
            <text:p>6323</text:p>
          </table:table-cell>
          <table:table-cell office:value-type="float" office:value="6650" calcext:value-type="float">
            <text:p>6650</text:p>
          </table:table-cell>
          <table:table-cell office:value-type="float" office:value="7014" calcext:value-type="float">
            <text:p>7014</text:p>
          </table:table-cell>
          <table:table-cell office:value-type="float" office:value="7358" calcext:value-type="float">
            <text:p>7358</text:p>
          </table:table-cell>
          <table:table-cell office:value-type="float" office:value="7637" calcext:value-type="float">
            <text:p>7637</text:p>
          </table:table-cell>
          <table:table-cell office:value-type="float" office:value="7827" calcext:value-type="float">
            <text:p>7827</text:p>
          </table:table-cell>
          <table:table-cell office:value-type="float" office:value="7956" calcext:value-type="float">
            <text:p>7956</text:p>
          </table:table-cell>
          <table:table-cell office:value-type="float" office:value="8041" calcext:value-type="float">
            <text:p>8041</text:p>
          </table:table-cell>
          <table:table-cell office:value-type="float" office:value="8115" calcext:value-type="float">
            <text:p>8115</text:p>
          </table:table-cell>
          <table:table-cell office:value-type="float" office:value="8219" calcext:value-type="float">
            <text:p>8219</text:p>
          </table:table-cell>
          <table:table-cell office:value-type="float" office:value="8336" calcext:value-type="float">
            <text:p>8336</text:p>
          </table:table-cell>
          <table:table-cell office:value-type="float" office:value="8485" calcext:value-type="float">
            <text:p>8485</text:p>
          </table:table-cell>
          <table:table-cell office:value-type="float" office:value="8637" calcext:value-type="float">
            <text:p>8637</text:p>
          </table:table-cell>
          <table:table-cell office:value-type="float" office:value="8779" calcext:value-type="float">
            <text:p>8779</text:p>
          </table:table-cell>
          <table:table-cell office:value-type="float" office:value="8913" calcext:value-type="float">
            <text:p>8913</text:p>
          </table:table-cell>
          <table:table-cell office:value-type="float" office:value="9026" calcext:value-type="float">
            <text:p>9026</text:p>
          </table:table-cell>
          <table:table-cell office:value-type="float" office:value="9112" calcext:value-type="float">
            <text:p>9112</text:p>
          </table:table-cell>
          <table:table-cell office:value-type="float" office:value="9194" calcext:value-type="float">
            <text:p>9194</text:p>
          </table:table-cell>
          <table:table-cell office:value-type="float" office:value="9252" calcext:value-type="float">
            <text:p>9252</text:p>
          </table:table-cell>
          <table:table-cell office:value-type="float" office:value="9298" calcext:value-type="float">
            <text:p>9298</text:p>
          </table:table-cell>
          <table:table-cell table:number-columns-repeated="2" office:value-type="float" office:value="9323" calcext:value-type="float">
            <text:p>9323</text:p>
          </table:table-cell>
          <table:table-cell office:value-type="float" office:value="9332" calcext:value-type="float">
            <text:p>9332</text:p>
          </table:table-cell>
          <table:table-cell office:value-type="float" office:value="9346" calcext:value-type="float">
            <text:p>9346</text:p>
          </table:table-cell>
          <table:table-cell office:value-type="float" office:value="9394" calcext:value-type="float">
            <text:p>9394</text:p>
          </table:table-cell>
          <table:table-cell office:value-type="float" office:value="9484" calcext:value-type="float">
            <text:p>9484</text:p>
          </table:table-cell>
          <table:table-cell office:value-type="float" office:value="9596" calcext:value-type="float">
            <text:p>9596</text:p>
          </table:table-cell>
          <table:table-cell office:value-type="float" office:value="9726" calcext:value-type="float">
            <text:p>9726</text:p>
          </table:table-cell>
          <table:table-cell office:value-type="float" office:value="9869" calcext:value-type="float">
            <text:p>9869</text:p>
          </table:table-cell>
          <table:table-cell office:value-type="float" office:value="10000" calcext:value-type="float">
            <text:p>10000</text:p>
          </table:table-cell>
          <table:table-cell office:value-type="float" office:value="10120" calcext:value-type="float">
            <text:p>10120</text:p>
          </table:table-cell>
          <table:table-cell office:value-type="float" office:value="10221" calcext:value-type="float">
            <text:p>10221</text:p>
          </table:table-cell>
          <table:table-cell office:value-type="float" office:value="10314" calcext:value-type="float">
            <text:p>10314</text:p>
          </table:table-cell>
          <table:table-cell office:value-type="float" office:value="10424" calcext:value-type="float">
            <text:p>10424</text:p>
          </table:table-cell>
          <table:table-cell office:value-type="float" office:value="10530" calcext:value-type="float">
            <text:p>10530</text:p>
          </table:table-cell>
          <table:table-cell office:value-type="float" office:value="10633" calcext:value-type="float">
            <text:p>10633</text:p>
          </table:table-cell>
          <table:table-cell office:value-type="float" office:value="10739" calcext:value-type="float">
            <text:p>10739</text:p>
          </table:table-cell>
          <table:table-cell office:value-type="float" office:value="10857" calcext:value-type="float">
            <text:p>10857</text:p>
          </table:table-cell>
          <table:table-cell office:value-type="float" office:value="10972" calcext:value-type="float">
            <text:p>10972</text:p>
          </table:table-cell>
          <table:table-cell office:value-type="float" office:value="11099" calcext:value-type="float">
            <text:p>11099</text:p>
          </table:table-cell>
          <table:table-cell office:value-type="float" office:value="11225" calcext:value-type="float">
            <text:p>11225</text:p>
          </table:table-cell>
          <table:table-cell office:value-type="float" office:value="11370" calcext:value-type="float">
            <text:p>11370</text:p>
          </table:table-cell>
          <table:table-cell office:value-type="float" office:value="11508" calcext:value-type="float">
            <text:p>11508</text:p>
          </table:table-cell>
        </table:table-row>
        <table:table-row table:style-name="ro1">
          <table:table-cell office:value-type="string" calcext:value-type="string">
            <text:p>Tanzanie</text:p>
          </table:table-cell>
          <table:table-cell office:value-type="string" calcext:value-type="string">
            <text:p>TZA</text:p>
          </table:table-cell>
          <table:table-cell office:value-type="float" office:value="10052152" calcext:value-type="float">
            <text:p>10052152</text:p>
          </table:table-cell>
          <table:table-cell office:value-type="float" office:value="10346697" calcext:value-type="float">
            <text:p>10346697</text:p>
          </table:table-cell>
          <table:table-cell office:value-type="float" office:value="10651962" calcext:value-type="float">
            <text:p>10651962</text:p>
          </table:table-cell>
          <table:table-cell office:value-type="float" office:value="10968195" calcext:value-type="float">
            <text:p>10968195</text:p>
          </table:table-cell>
          <table:table-cell office:value-type="float" office:value="11295681" calcext:value-type="float">
            <text:p>11295681</text:p>
          </table:table-cell>
          <table:table-cell office:value-type="float" office:value="11634832" calcext:value-type="float">
            <text:p>11634832</text:p>
          </table:table-cell>
          <table:table-cell office:value-type="float" office:value="11985440" calcext:value-type="float">
            <text:p>11985440</text:p>
          </table:table-cell>
          <table:table-cell office:value-type="float" office:value="12348189" calcext:value-type="float">
            <text:p>12348189</text:p>
          </table:table-cell>
          <table:table-cell office:value-type="float" office:value="12725522" calcext:value-type="float">
            <text:p>12725522</text:p>
          </table:table-cell>
          <table:table-cell office:value-type="float" office:value="13120580" calcext:value-type="float">
            <text:p>13120580</text:p>
          </table:table-cell>
          <table:table-cell office:value-type="float" office:value="13535481" calcext:value-type="float">
            <text:p>13535481</text:p>
          </table:table-cell>
          <table:table-cell office:value-type="float" office:value="13971695" calcext:value-type="float">
            <text:p>13971695</text:p>
          </table:table-cell>
          <table:table-cell office:value-type="float" office:value="14428340" calcext:value-type="float">
            <text:p>14428340</text:p>
          </table:table-cell>
          <table:table-cell office:value-type="float" office:value="14902263" calcext:value-type="float">
            <text:p>14902263</text:p>
          </table:table-cell>
          <table:table-cell office:value-type="float" office:value="15388936" calcext:value-type="float">
            <text:p>15388936</text:p>
          </table:table-cell>
          <table:table-cell office:value-type="float" office:value="15885229" calcext:value-type="float">
            <text:p>15885229</text:p>
          </table:table-cell>
          <table:table-cell office:value-type="float" office:value="16390159" calcext:value-type="float">
            <text:p>16390159</text:p>
          </table:table-cell>
          <table:table-cell office:value-type="float" office:value="16905214" calcext:value-type="float">
            <text:p>16905214</text:p>
          </table:table-cell>
          <table:table-cell office:value-type="float" office:value="17432757" calcext:value-type="float">
            <text:p>17432757</text:p>
          </table:table-cell>
          <table:table-cell office:value-type="float" office:value="17976222" calcext:value-type="float">
            <text:p>17976222</text:p>
          </table:table-cell>
          <table:table-cell office:value-type="float" office:value="18538259" calcext:value-type="float">
            <text:p>18538259</text:p>
          </table:table-cell>
          <table:table-cell office:value-type="float" office:value="19120680" calcext:value-type="float">
            <text:p>19120680</text:p>
          </table:table-cell>
          <table:table-cell office:value-type="float" office:value="19723322" calcext:value-type="float">
            <text:p>19723322</text:p>
          </table:table-cell>
          <table:table-cell office:value-type="float" office:value="20344547" calcext:value-type="float">
            <text:p>20344547</text:p>
          </table:table-cell>
          <table:table-cell office:value-type="float" office:value="20981776" calcext:value-type="float">
            <text:p>20981776</text:p>
          </table:table-cell>
          <table:table-cell office:value-type="float" office:value="21633796" calcext:value-type="float">
            <text:p>21633796</text:p>
          </table:table-cell>
          <table:table-cell office:value-type="float" office:value="22296286" calcext:value-type="float">
            <text:p>22296286</text:p>
          </table:table-cell>
          <table:table-cell office:value-type="float" office:value="22971200" calcext:value-type="float">
            <text:p>22971200</text:p>
          </table:table-cell>
          <table:table-cell office:value-type="float" office:value="23670808" calcext:value-type="float">
            <text:p>23670808</text:p>
          </table:table-cell>
          <table:table-cell office:value-type="float" office:value="24411738" calcext:value-type="float">
            <text:p>24411738</text:p>
          </table:table-cell>
          <table:table-cell office:value-type="float" office:value="25203845" calcext:value-type="float">
            <text:p>25203845</text:p>
          </table:table-cell>
          <table:table-cell office:value-type="float" office:value="26056594" calcext:value-type="float">
            <text:p>26056594</text:p>
          </table:table-cell>
          <table:table-cell office:value-type="float" office:value="26961197" calcext:value-type="float">
            <text:p>26961197</text:p>
          </table:table-cell>
          <table:table-cell office:value-type="float" office:value="27887203" calcext:value-type="float">
            <text:p>27887203</text:p>
          </table:table-cell>
          <table:table-cell office:value-type="float" office:value="28792639" calcext:value-type="float">
            <text:p>28792639</text:p>
          </table:table-cell>
          <table:table-cell office:value-type="float" office:value="29649135" calcext:value-type="float">
            <text:p>29649135</text:p>
          </table:table-cell>
          <table:table-cell office:value-type="float" office:value="30444526" calcext:value-type="float">
            <text:p>30444526</text:p>
          </table:table-cell>
          <table:table-cell office:value-type="float" office:value="31192857" calcext:value-type="float">
            <text:p>31192857</text:p>
          </table:table-cell>
          <table:table-cell office:value-type="float" office:value="31924196" calcext:value-type="float">
            <text:p>31924196</text:p>
          </table:table-cell>
          <table:table-cell office:value-type="float" office:value="32682239" calcext:value-type="float">
            <text:p>32682239</text:p>
          </table:table-cell>
          <table:table-cell office:value-type="float" office:value="33499180" calcext:value-type="float">
            <text:p>33499180</text:p>
          </table:table-cell>
          <table:table-cell office:value-type="float" office:value="34385856" calcext:value-type="float">
            <text:p>34385856</text:p>
          </table:table-cell>
          <table:table-cell office:value-type="float" office:value="35334788" calcext:value-type="float">
            <text:p>35334788</text:p>
          </table:table-cell>
          <table:table-cell office:value-type="float" office:value="36337782" calcext:value-type="float">
            <text:p>36337782</text:p>
          </table:table-cell>
          <table:table-cell office:value-type="float" office:value="37379767" calcext:value-type="float">
            <text:p>37379767</text:p>
          </table:table-cell>
          <table:table-cell office:value-type="float" office:value="38450320" calcext:value-type="float">
            <text:p>38450320</text:p>
          </table:table-cell>
          <table:table-cell office:value-type="float" office:value="39548663" calcext:value-type="float">
            <text:p>39548663</text:p>
          </table:table-cell>
          <table:table-cell office:value-type="float" office:value="40681414" calcext:value-type="float">
            <text:p>40681414</text:p>
          </table:table-cell>
          <table:table-cell office:value-type="float" office:value="41853944" calcext:value-type="float">
            <text:p>41853944</text:p>
          </table:table-cell>
          <table:table-cell office:value-type="float" office:value="43073834" calcext:value-type="float">
            <text:p>43073834</text:p>
          </table:table-cell>
          <table:table-cell office:value-type="float" office:value="44346525" calcext:value-type="float">
            <text:p>44346525</text:p>
          </table:table-cell>
          <table:table-cell office:value-type="float" office:value="45673338" calcext:value-type="float">
            <text:p>45673338</text:p>
          </table:table-cell>
          <table:table-cell office:value-type="float" office:value="47052481" calcext:value-type="float">
            <text:p>47052481</text:p>
          </table:table-cell>
          <table:table-cell office:value-type="float" office:value="48482266" calcext:value-type="float">
            <text:p>48482266</text:p>
          </table:table-cell>
          <table:table-cell office:value-type="float" office:value="49959822" calcext:value-type="float">
            <text:p>49959822</text:p>
          </table:table-cell>
          <table:table-cell office:value-type="float" office:value="51482633" calcext:value-type="float">
            <text:p>51482633</text:p>
          </table:table-cell>
          <table:table-cell office:value-type="float" office:value="53050790" calcext:value-type="float">
            <text:p>53050790</text:p>
          </table:table-cell>
          <table:table-cell office:value-type="float" office:value="54663906" calcext:value-type="float">
            <text:p>54663906</text:p>
          </table:table-cell>
          <table:table-cell office:value-type="float" office:value="56318348" calcext:value-type="float">
            <text:p>56318348</text:p>
          </table:table-cell>
        </table:table-row>
        <table:table-row table:style-name="ro1">
          <table:table-cell office:value-type="string" calcext:value-type="string">
            <text:p>Ouganda</text:p>
          </table:table-cell>
          <table:table-cell office:value-type="string" calcext:value-type="string">
            <text:p>UGA</text:p>
          </table:table-cell>
          <table:table-cell office:value-type="float" office:value="6767095" calcext:value-type="float">
            <text:p>6767095</text:p>
          </table:table-cell>
          <table:table-cell office:value-type="float" office:value="6983818" calcext:value-type="float">
            <text:p>6983818</text:p>
          </table:table-cell>
          <table:table-cell office:value-type="float" office:value="7215796" calcext:value-type="float">
            <text:p>7215796</text:p>
          </table:table-cell>
          <table:table-cell office:value-type="float" office:value="7461634" calcext:value-type="float">
            <text:p>7461634</text:p>
          </table:table-cell>
          <table:table-cell office:value-type="float" office:value="7719104" calcext:value-type="float">
            <text:p>7719104</text:p>
          </table:table-cell>
          <table:table-cell office:value-type="float" office:value="7986066" calcext:value-type="float">
            <text:p>7986066</text:p>
          </table:table-cell>
          <table:table-cell office:value-type="float" office:value="8263439" calcext:value-type="float">
            <text:p>8263439</text:p>
          </table:table-cell>
          <table:table-cell office:value-type="float" office:value="8550443" calcext:value-type="float">
            <text:p>8550443</text:p>
          </table:table-cell>
          <table:table-cell office:value-type="float" office:value="8841153" calcext:value-type="float">
            <text:p>8841153</text:p>
          </table:table-cell>
          <table:table-cell office:value-type="float" office:value="9127857" calcext:value-type="float">
            <text:p>9127857</text:p>
          </table:table-cell>
          <table:table-cell office:value-type="float" office:value="9405600" calcext:value-type="float">
            <text:p>9405600</text:p>
          </table:table-cell>
          <table:table-cell office:value-type="float" office:value="9671860" calcext:value-type="float">
            <text:p>9671860</text:p>
          </table:table-cell>
          <table:table-cell office:value-type="float" office:value="9929636" calcext:value-type="float">
            <text:p>9929636</text:p>
          </table:table-cell>
          <table:table-cell office:value-type="float" office:value="10186455" calcext:value-type="float">
            <text:p>10186455</text:p>
          </table:table-cell>
          <table:table-cell office:value-type="float" office:value="10453037" calcext:value-type="float">
            <text:p>10453037</text:p>
          </table:table-cell>
          <table:table-cell office:value-type="float" office:value="10737403" calcext:value-type="float">
            <text:p>10737403</text:p>
          </table:table-cell>
          <table:table-cell office:value-type="float" office:value="11042974" calcext:value-type="float">
            <text:p>11042974</text:p>
          </table:table-cell>
          <table:table-cell office:value-type="float" office:value="11368615" calcext:value-type="float">
            <text:p>11368615</text:p>
          </table:table-cell>
          <table:table-cell office:value-type="float" office:value="11712530" calcext:value-type="float">
            <text:p>11712530</text:p>
          </table:table-cell>
          <table:table-cell office:value-type="float" office:value="12071145" calcext:value-type="float">
            <text:p>12071145</text:p>
          </table:table-cell>
          <table:table-cell office:value-type="float" office:value="12442334" calcext:value-type="float">
            <text:p>12442334</text:p>
          </table:table-cell>
          <table:table-cell office:value-type="float" office:value="12825082" calcext:value-type="float">
            <text:p>12825082</text:p>
          </table:table-cell>
          <table:table-cell office:value-type="float" office:value="13221991" calcext:value-type="float">
            <text:p>13221991</text:p>
          </table:table-cell>
          <table:table-cell office:value-type="float" office:value="13638729" calcext:value-type="float">
            <text:p>13638729</text:p>
          </table:table-cell>
          <table:table-cell office:value-type="float" office:value="14082875" calcext:value-type="float">
            <text:p>14082875</text:p>
          </table:table-cell>
          <table:table-cell office:value-type="float" office:value="14559355" calcext:value-type="float">
            <text:p>14559355</text:p>
          </table:table-cell>
          <table:table-cell office:value-type="float" office:value="15070302" calcext:value-type="float">
            <text:p>15070302</text:p>
          </table:table-cell>
          <table:table-cell office:value-type="float" office:value="15612754" calcext:value-type="float">
            <text:p>15612754</text:p>
          </table:table-cell>
          <table:table-cell office:value-type="float" office:value="16180124" calcext:value-type="float">
            <text:p>16180124</text:p>
          </table:table-cell>
          <table:table-cell office:value-type="float" office:value="16763042" calcext:value-type="float">
            <text:p>16763042</text:p>
          </table:table-cell>
          <table:table-cell office:value-type="float" office:value="17354392" calcext:value-type="float">
            <text:p>17354392</text:p>
          </table:table-cell>
          <table:table-cell office:value-type="float" office:value="17953531" calcext:value-type="float">
            <text:p>17953531</text:p>
          </table:table-cell>
          <table:table-cell office:value-type="float" office:value="18561674" calcext:value-type="float">
            <text:p>18561674</text:p>
          </table:table-cell>
          <table:table-cell office:value-type="float" office:value="19175988" calcext:value-type="float">
            <text:p>19175988</text:p>
          </table:table-cell>
          <table:table-cell office:value-type="float" office:value="19793541" calcext:value-type="float">
            <text:p>19793541</text:p>
          </table:table-cell>
          <table:table-cell office:value-type="float" office:value="20413152" calcext:value-type="float">
            <text:p>20413152</text:p>
          </table:table-cell>
          <table:table-cell office:value-type="float" office:value="21032821" calcext:value-type="float">
            <text:p>21032821</text:p>
          </table:table-cell>
          <table:table-cell office:value-type="float" office:value="21655398" calcext:value-type="float">
            <text:p>21655398</text:p>
          </table:table-cell>
          <table:table-cell office:value-type="float" office:value="22290780" calcext:value-type="float">
            <text:p>22290780</text:p>
          </table:table-cell>
          <table:table-cell office:value-type="float" office:value="22952410" calcext:value-type="float">
            <text:p>22952410</text:p>
          </table:table-cell>
          <table:table-cell office:value-type="float" office:value="23650172" calcext:value-type="float">
            <text:p>23650172</text:p>
          </table:table-cell>
          <table:table-cell office:value-type="float" office:value="24388968" calcext:value-type="float">
            <text:p>24388968</text:p>
          </table:table-cell>
          <table:table-cell office:value-type="float" office:value="25167257" calcext:value-type="float">
            <text:p>25167257</text:p>
          </table:table-cell>
          <table:table-cell office:value-type="float" office:value="25980552" calcext:value-type="float">
            <text:p>25980552</text:p>
          </table:table-cell>
          <table:table-cell office:value-type="float" office:value="26821297" calcext:value-type="float">
            <text:p>26821297</text:p>
          </table:table-cell>
          <table:table-cell office:value-type="float" office:value="27684585" calcext:value-type="float">
            <text:p>27684585</text:p>
          </table:table-cell>
          <table:table-cell office:value-type="float" office:value="28571475" calcext:value-type="float">
            <text:p>28571475</text:p>
          </table:table-cell>
          <table:table-cell office:value-type="float" office:value="29486338" calcext:value-type="float">
            <text:p>29486338</text:p>
          </table:table-cell>
          <table:table-cell office:value-type="float" office:value="30431736" calcext:value-type="float">
            <text:p>30431736</text:p>
          </table:table-cell>
          <table:table-cell office:value-type="float" office:value="31411096" calcext:value-type="float">
            <text:p>31411096</text:p>
          </table:table-cell>
          <table:table-cell office:value-type="float" office:value="32428167" calcext:value-type="float">
            <text:p>32428167</text:p>
          </table:table-cell>
          <table:table-cell office:value-type="float" office:value="33476919" calcext:value-type="float">
            <text:p>33476919</text:p>
          </table:table-cell>
          <table:table-cell office:value-type="float" office:value="34559168" calcext:value-type="float">
            <text:p>34559168</text:p>
          </table:table-cell>
          <table:table-cell office:value-type="float" office:value="35695246" calcext:value-type="float">
            <text:p>35695246</text:p>
          </table:table-cell>
          <table:table-cell office:value-type="float" office:value="36912148" calcext:value-type="float">
            <text:p>36912148</text:p>
          </table:table-cell>
          <table:table-cell office:value-type="float" office:value="38225453" calcext:value-type="float">
            <text:p>38225453</text:p>
          </table:table-cell>
          <table:table-cell office:value-type="float" office:value="39647506" calcext:value-type="float">
            <text:p>39647506</text:p>
          </table:table-cell>
          <table:table-cell office:value-type="float" office:value="41162465" calcext:value-type="float">
            <text:p>41162465</text:p>
          </table:table-cell>
          <table:table-cell office:value-type="float" office:value="42723139" calcext:value-type="float">
            <text:p>42723139</text:p>
          </table:table-cell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  <table:table-cell office:value-type="float" office:value="42664652" calcext:value-type="float">
            <text:p>42664652</text:p>
          </table:table-cell>
          <table:table-cell office:value-type="float" office:value="43206345" calcext:value-type="float">
            <text:p>43206345</text:p>
          </table:table-cell>
          <table:table-cell office:value-type="float" office:value="43752230" calcext:value-type="float">
            <text:p>43752230</text:p>
          </table:table-cell>
          <table:table-cell office:value-type="float" office:value="44288608" calcext:value-type="float">
            <text:p>44288608</text:p>
          </table:table-cell>
          <table:table-cell office:value-type="float" office:value="44796964" calcext:value-type="float">
            <text:p>44796964</text:p>
          </table:table-cell>
          <table:table-cell office:value-type="float" office:value="45264548" calcext:value-type="float">
            <text:p>45264548</text:p>
          </table:table-cell>
          <table:table-cell office:value-type="float" office:value="45684979" calcext:value-type="float">
            <text:p>45684979</text:p>
          </table:table-cell>
          <table:table-cell office:value-type="float" office:value="46063228" calcext:value-type="float">
            <text:p>46063228</text:p>
          </table:table-cell>
          <table:table-cell office:value-type="float" office:value="46411810" calcext:value-type="float">
            <text:p>46411810</text:p>
          </table:table-cell>
          <table:table-cell office:value-type="float" office:value="46749283" calcext:value-type="float">
            <text:p>46749283</text:p>
          </table:table-cell>
          <table:table-cell office:value-type="float" office:value="47088857" calcext:value-type="float">
            <text:p>47088857</text:p>
          </table:table-cell>
          <table:table-cell office:value-type="float" office:value="47435010" calcext:value-type="float">
            <text:p>47435010</text:p>
          </table:table-cell>
          <table:table-cell office:value-type="float" office:value="47783005" calcext:value-type="float">
            <text:p>47783005</text:p>
          </table:table-cell>
          <table:table-cell office:value-type="float" office:value="48125842" calcext:value-type="float">
            <text:p>48125842</text:p>
          </table:table-cell>
          <table:table-cell office:value-type="float" office:value="48452626" calcext:value-type="float">
            <text:p>48452626</text:p>
          </table:table-cell>
          <table:table-cell office:value-type="float" office:value="48755665" calcext:value-type="float">
            <text:p>48755665</text:p>
          </table:table-cell>
          <table:table-cell office:value-type="float" office:value="49032729" calcext:value-type="float">
            <text:p>49032729</text:p>
          </table:table-cell>
          <table:table-cell office:value-type="float" office:value="49287127" calcext:value-type="float">
            <text:p>49287127</text:p>
          </table:table-cell>
          <table:table-cell office:value-type="float" office:value="49523314" calcext:value-type="float">
            <text:p>49523314</text:p>
          </table:table-cell>
          <table:table-cell office:value-type="float" office:value="49747989" calcext:value-type="float">
            <text:p>49747989</text:p>
          </table:table-cell>
          <table:table-cell office:value-type="float" office:value="49965874" calcext:value-type="float">
            <text:p>49965874</text:p>
          </table:table-cell>
          <table:table-cell office:value-type="float" office:value="50221000" calcext:value-type="float">
            <text:p>50221000</text:p>
          </table:table-cell>
          <table:table-cell office:value-type="float" office:value="50384000" calcext:value-type="float">
            <text:p>50384000</text:p>
          </table:table-cell>
          <table:table-cell office:value-type="float" office:value="50564000" calcext:value-type="float">
            <text:p>50564000</text:p>
          </table:table-cell>
          <table:table-cell office:value-type="float" office:value="50754000" calcext:value-type="float">
            <text:p>50754000</text:p>
          </table:table-cell>
          <table:table-cell office:value-type="float" office:value="50917000" calcext:value-type="float">
            <text:p>50917000</text:p>
          </table:table-cell>
          <table:table-cell office:value-type="float" office:value="51097000" calcext:value-type="float">
            <text:p>51097000</text:p>
          </table:table-cell>
          <table:table-cell office:value-type="float" office:value="51293000" calcext:value-type="float">
            <text:p>51293000</text:p>
          </table:table-cell>
          <table:table-cell office:value-type="float" office:value="51521000" calcext:value-type="float">
            <text:p>51521000</text:p>
          </table:table-cell>
          <table:table-cell office:value-type="float" office:value="51773000" calcext:value-type="float">
            <text:p>51773000</text:p>
          </table:table-cell>
          <table:table-cell office:value-type="float" office:value="51892000" calcext:value-type="float">
            <text:p>51892000</text:p>
          </table:table-cell>
          <table:table-cell office:value-type="float" office:value="52000470" calcext:value-type="float">
            <text:p>52000470</text:p>
          </table:table-cell>
          <table:table-cell office:value-type="float" office:value="52150266" calcext:value-type="float">
            <text:p>52150266</text:p>
          </table:table-cell>
          <table:table-cell office:value-type="float" office:value="52179210" calcext:value-type="float">
            <text:p>52179210</text:p>
          </table:table-cell>
          <table:table-cell office:value-type="float" office:value="51921041" calcext:value-type="float">
            <text:p>51921041</text:p>
          </table:table-cell>
          <table:table-cell office:value-type="float" office:value="51512299" calcext:value-type="float">
            <text:p>51512299</text:p>
          </table:table-cell>
          <table:table-cell office:value-type="float" office:value="51057189" calcext:value-type="float">
            <text:p>51057189</text:p>
          </table:table-cell>
          <table:table-cell office:value-type="float" office:value="50594105" calcext:value-type="float">
            <text:p>50594105</text:p>
          </table:table-cell>
          <table:table-cell office:value-type="float" office:value="50143939" calcext:value-type="float">
            <text:p>50143939</text:p>
          </table:table-cell>
          <table:table-cell office:value-type="float" office:value="49673350" calcext:value-type="float">
            <text:p>49673350</text:p>
          </table:table-cell>
          <table:table-cell office:value-type="float" office:value="49175848" calcext:value-type="float">
            <text:p>49175848</text:p>
          </table:table-cell>
          <table:table-cell office:value-type="float" office:value="48683865" calcext:value-type="float">
            <text:p>48683865</text:p>
          </table:table-cell>
          <table:table-cell office:value-type="float" office:value="48202500" calcext:value-type="float">
            <text:p>48202500</text:p>
          </table:table-cell>
          <table:table-cell office:value-type="float" office:value="47812950" calcext:value-type="float">
            <text:p>47812950</text:p>
          </table:table-cell>
          <table:table-cell office:value-type="float" office:value="47451600" calcext:value-type="float">
            <text:p>47451600</text:p>
          </table:table-cell>
          <table:table-cell office:value-type="float" office:value="47105150" calcext:value-type="float">
            <text:p>47105150</text:p>
          </table:table-cell>
          <table:table-cell office:value-type="float" office:value="46787750" calcext:value-type="float">
            <text:p>46787750</text:p>
          </table:table-cell>
          <table:table-cell office:value-type="float" office:value="46509350" calcext:value-type="float">
            <text:p>46509350</text:p>
          </table:table-cell>
          <table:table-cell office:value-type="float" office:value="46258200" calcext:value-type="float">
            <text:p>46258200</text:p>
          </table:table-cell>
          <table:table-cell office:value-type="float" office:value="46053300" calcext:value-type="float">
            <text:p>46053300</text:p>
          </table:table-cell>
          <table:table-cell office:value-type="float" office:value="45870700" calcext:value-type="float">
            <text:p>45870700</text:p>
          </table:table-cell>
          <table:table-cell office:value-type="float" office:value="45706100" calcext:value-type="float">
            <text:p>45706100</text:p>
          </table:table-cell>
          <table:table-cell office:value-type="float" office:value="45593300" calcext:value-type="float">
            <text:p>45593300</text:p>
          </table:table-cell>
          <table:table-cell office:value-type="float" office:value="45489600" calcext:value-type="float">
            <text:p>45489600</text:p>
          </table:table-cell>
          <table:table-cell office:value-type="float" office:value="45271947" calcext:value-type="float">
            <text:p>45271947</text:p>
          </table:table-cell>
          <table:table-cell office:value-type="float" office:value="45154029" calcext:value-type="float">
            <text:p>45154029</text:p>
          </table:table-cell>
          <table:table-cell office:value-type="float" office:value="45004645" calcext:value-type="float">
            <text:p>45004645</text:p>
          </table:table-cell>
          <table:table-cell office:value-type="float" office:value="44831135" calcext:value-type="float">
            <text:p>44831135</text:p>
          </table:table-cell>
          <table:table-cell office:value-type="float" office:value="44622516" calcext:value-type="float">
            <text:p>44622516</text:p>
          </table:table-cell>
        </table:table-row>
        <table:table-row table:style-name="ro1">
          <table:table-cell office:value-type="string" calcext:value-type="string">
            <text:p>Revenu intermédiaire, tranche supérieure</text:p>
          </table:table-cell>
          <table:table-cell office:value-type="string" calcext:value-type="string">
            <text:p>UMC</text:p>
          </table:table-cell>
          <table:table-cell office:value-type="float" office:value="1184555662" calcext:value-type="float">
            <text:p>1184555662</text:p>
          </table:table-cell>
          <table:table-cell office:value-type="float" office:value="1189517219" calcext:value-type="float">
            <text:p>1189517219</text:p>
          </table:table-cell>
          <table:table-cell office:value-type="float" office:value="1206934313" calcext:value-type="float">
            <text:p>1206934313</text:p>
          </table:table-cell>
          <table:table-cell office:value-type="float" office:value="1235735480" calcext:value-type="float">
            <text:p>1235735480</text:p>
          </table:table-cell>
          <table:table-cell office:value-type="float" office:value="1264214938" calcext:value-type="float">
            <text:p>1264214938</text:p>
          </table:table-cell>
          <table:table-cell office:value-type="float" office:value="1293671190" calcext:value-type="float">
            <text:p>1293671190</text:p>
          </table:table-cell>
          <table:table-cell office:value-type="float" office:value="1326076088" calcext:value-type="float">
            <text:p>1326076088</text:p>
          </table:table-cell>
          <table:table-cell office:value-type="float" office:value="1357707469" calcext:value-type="float">
            <text:p>1357707469</text:p>
          </table:table-cell>
          <table:table-cell office:value-type="float" office:value="1390259908" calcext:value-type="float">
            <text:p>1390259908</text:p>
          </table:table-cell>
          <table:table-cell office:value-type="float" office:value="1424467769" calcext:value-type="float">
            <text:p>1424467769</text:p>
          </table:table-cell>
          <table:table-cell office:value-type="float" office:value="1459613363" calcext:value-type="float">
            <text:p>1459613363</text:p>
          </table:table-cell>
          <table:table-cell office:value-type="float" office:value="1495392316" calcext:value-type="float">
            <text:p>1495392316</text:p>
          </table:table-cell>
          <table:table-cell office:value-type="float" office:value="1529438212" calcext:value-type="float">
            <text:p>1529438212</text:p>
          </table:table-cell>
          <table:table-cell office:value-type="float" office:value="1562594826" calcext:value-type="float">
            <text:p>1562594826</text:p>
          </table:table-cell>
          <table:table-cell office:value-type="float" office:value="1594423792" calcext:value-type="float">
            <text:p>1594423792</text:p>
          </table:table-cell>
          <table:table-cell office:value-type="float" office:value="1624083079" calcext:value-type="float">
            <text:p>1624083079</text:p>
          </table:table-cell>
          <table:table-cell office:value-type="float" office:value="1652300299" calcext:value-type="float">
            <text:p>1652300299</text:p>
          </table:table-cell>
          <table:table-cell office:value-type="float" office:value="1679100999" calcext:value-type="float">
            <text:p>1679100999</text:p>
          </table:table-cell>
          <table:table-cell office:value-type="float" office:value="1706009390" calcext:value-type="float">
            <text:p>1706009390</text:p>
          </table:table-cell>
          <table:table-cell office:value-type="float" office:value="1733303601" calcext:value-type="float">
            <text:p>1733303601</text:p>
          </table:table-cell>
          <table:table-cell office:value-type="float" office:value="1760396042" calcext:value-type="float">
            <text:p>1760396042</text:p>
          </table:table-cell>
          <table:table-cell office:value-type="float" office:value="1788251122" calcext:value-type="float">
            <text:p>1788251122</text:p>
          </table:table-cell>
          <table:table-cell office:value-type="float" office:value="1818380977" calcext:value-type="float">
            <text:p>1818380977</text:p>
          </table:table-cell>
          <table:table-cell office:value-type="float" office:value="1848610954" calcext:value-type="float">
            <text:p>1848610954</text:p>
          </table:table-cell>
          <table:table-cell office:value-type="float" office:value="1878028567" calcext:value-type="float">
            <text:p>1878028567</text:p>
          </table:table-cell>
          <table:table-cell office:value-type="float" office:value="1908228254" calcext:value-type="float">
            <text:p>1908228254</text:p>
          </table:table-cell>
          <table:table-cell office:value-type="float" office:value="1939929947" calcext:value-type="float">
            <text:p>1939929947</text:p>
          </table:table-cell>
          <table:table-cell office:value-type="float" office:value="1973093324" calcext:value-type="float">
            <text:p>1973093324</text:p>
          </table:table-cell>
          <table:table-cell office:value-type="float" office:value="2006397732" calcext:value-type="float">
            <text:p>2006397732</text:p>
          </table:table-cell>
          <table:table-cell office:value-type="float" office:value="2038575917" calcext:value-type="float">
            <text:p>2038575917</text:p>
          </table:table-cell>
          <table:table-cell office:value-type="float" office:value="2069481368" calcext:value-type="float">
            <text:p>2069481368</text:p>
          </table:table-cell>
          <table:table-cell office:value-type="float" office:value="2098733828" calcext:value-type="float">
            <text:p>2098733828</text:p>
          </table:table-cell>
          <table:table-cell office:value-type="float" office:value="2125919794" calcext:value-type="float">
            <text:p>2125919794</text:p>
          </table:table-cell>
          <table:table-cell office:value-type="float" office:value="2151996102" calcext:value-type="float">
            <text:p>2151996102</text:p>
          </table:table-cell>
          <table:table-cell office:value-type="float" office:value="2177563609" calcext:value-type="float">
            <text:p>2177563609</text:p>
          </table:table-cell>
          <table:table-cell office:value-type="float" office:value="2202547627" calcext:value-type="float">
            <text:p>2202547627</text:p>
          </table:table-cell>
          <table:table-cell office:value-type="float" office:value="2227015777" calcext:value-type="float">
            <text:p>2227015777</text:p>
          </table:table-cell>
          <table:table-cell office:value-type="float" office:value="2251187823" calcext:value-type="float">
            <text:p>2251187823</text:p>
          </table:table-cell>
          <table:table-cell office:value-type="float" office:value="2274454564" calcext:value-type="float">
            <text:p>2274454564</text:p>
          </table:table-cell>
          <table:table-cell office:value-type="float" office:value="2296375670" calcext:value-type="float">
            <text:p>2296375670</text:p>
          </table:table-cell>
          <table:table-cell office:value-type="float" office:value="2317310149" calcext:value-type="float">
            <text:p>2317310149</text:p>
          </table:table-cell>
          <table:table-cell office:value-type="float" office:value="2337064426" calcext:value-type="float">
            <text:p>2337064426</text:p>
          </table:table-cell>
          <table:table-cell office:value-type="float" office:value="2355936797" calcext:value-type="float">
            <text:p>2355936797</text:p>
          </table:table-cell>
          <table:table-cell office:value-type="float" office:value="2374520060" calcext:value-type="float">
            <text:p>2374520060</text:p>
          </table:table-cell>
          <table:table-cell office:value-type="float" office:value="2392790614" calcext:value-type="float">
            <text:p>2392790614</text:p>
          </table:table-cell>
          <table:table-cell office:value-type="float" office:value="2410930308" calcext:value-type="float">
            <text:p>2410930308</text:p>
          </table:table-cell>
          <table:table-cell office:value-type="float" office:value="2428657785" calcext:value-type="float">
            <text:p>2428657785</text:p>
          </table:table-cell>
          <table:table-cell office:value-type="float" office:value="2445871770" calcext:value-type="float">
            <text:p>2445871770</text:p>
          </table:table-cell>
          <table:table-cell office:value-type="float" office:value="2463294188" calcext:value-type="float">
            <text:p>2463294188</text:p>
          </table:table-cell>
          <table:table-cell office:value-type="float" office:value="2481349075" calcext:value-type="float">
            <text:p>2481349075</text:p>
          </table:table-cell>
          <table:table-cell office:value-type="float" office:value="2499410493" calcext:value-type="float">
            <text:p>2499410493</text:p>
          </table:table-cell>
          <table:table-cell office:value-type="float" office:value="2518197739" calcext:value-type="float">
            <text:p>2518197739</text:p>
          </table:table-cell>
          <table:table-cell office:value-type="float" office:value="2537625754" calcext:value-type="float">
            <text:p>2537625754</text:p>
          </table:table-cell>
          <table:table-cell office:value-type="float" office:value="2557649560" calcext:value-type="float">
            <text:p>2557649560</text:p>
          </table:table-cell>
          <table:table-cell office:value-type="float" office:value="2577855859" calcext:value-type="float">
            <text:p>2577855859</text:p>
          </table:table-cell>
          <table:table-cell office:value-type="float" office:value="2597757681" calcext:value-type="float">
            <text:p>2597757681</text:p>
          </table:table-cell>
          <table:table-cell office:value-type="float" office:value="2617804661" calcext:value-type="float">
            <text:p>2617804661</text:p>
          </table:table-cell>
          <table:table-cell office:value-type="float" office:value="2637690770" calcext:value-type="float">
            <text:p>2637690770</text:p>
          </table:table-cell>
          <table:table-cell office:value-type="float" office:value="2655635719" calcext:value-type="float">
            <text:p>2655635719</text:p>
          </table:table-cell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  <table:table-cell office:value-type="float" office:value="2538643" calcext:value-type="float">
            <text:p>2538643</text:p>
          </table:table-cell>
          <table:table-cell office:value-type="float" office:value="2571681" calcext:value-type="float">
            <text:p>2571681</text:p>
          </table:table-cell>
          <table:table-cell office:value-type="float" office:value="2603882" calcext:value-type="float">
            <text:p>2603882</text:p>
          </table:table-cell>
          <table:table-cell office:value-type="float" office:value="2635126" calcext:value-type="float">
            <text:p>2635126</text:p>
          </table:table-cell>
          <table:table-cell office:value-type="float" office:value="2665388" calcext:value-type="float">
            <text:p>2665388</text:p>
          </table:table-cell>
          <table:table-cell office:value-type="float" office:value="2694536" calcext:value-type="float">
            <text:p>2694536</text:p>
          </table:table-cell>
          <table:table-cell office:value-type="float" office:value="2722875" calcext:value-type="float">
            <text:p>2722875</text:p>
          </table:table-cell>
          <table:table-cell office:value-type="float" office:value="2750086" calcext:value-type="float">
            <text:p>2750086</text:p>
          </table:table-cell>
          <table:table-cell office:value-type="float" office:value="2774759" calcext:value-type="float">
            <text:p>2774759</text:p>
          </table:table-cell>
          <table:table-cell office:value-type="float" office:value="2795042" calcext:value-type="float">
            <text:p>2795042</text:p>
          </table:table-cell>
          <table:table-cell office:value-type="float" office:value="2809793" calcext:value-type="float">
            <text:p>2809793</text:p>
          </table:table-cell>
          <table:table-cell office:value-type="float" office:value="2818281" calcext:value-type="float">
            <text:p>2818281</text:p>
          </table:table-cell>
          <table:table-cell office:value-type="float" office:value="2821461" calcext:value-type="float">
            <text:p>2821461</text:p>
          </table:table-cell>
          <table:table-cell office:value-type="float" office:value="2822117" calcext:value-type="float">
            <text:p>2822117</text:p>
          </table:table-cell>
          <table:table-cell office:value-type="float" office:value="2824095" calcext:value-type="float">
            <text:p>2824095</text:p>
          </table:table-cell>
          <table:table-cell office:value-type="float" office:value="2830176" calcext:value-type="float">
            <text:p>2830176</text:p>
          </table:table-cell>
          <table:table-cell office:value-type="float" office:value="2841372" calcext:value-type="float">
            <text:p>2841372</text:p>
          </table:table-cell>
          <table:table-cell office:value-type="float" office:value="2856958" calcext:value-type="float">
            <text:p>2856958</text:p>
          </table:table-cell>
          <table:table-cell office:value-type="float" office:value="2875728" calcext:value-type="float">
            <text:p>2875728</text:p>
          </table:table-cell>
          <table:table-cell office:value-type="float" office:value="2895688" calcext:value-type="float">
            <text:p>2895688</text:p>
          </table:table-cell>
          <table:table-cell office:value-type="float" office:value="2915389" calcext:value-type="float">
            <text:p>2915389</text:p>
          </table:table-cell>
          <table:table-cell office:value-type="float" office:value="2934613" calcext:value-type="float">
            <text:p>2934613</text:p>
          </table:table-cell>
          <table:table-cell office:value-type="float" office:value="2953852" calcext:value-type="float">
            <text:p>2953852</text:p>
          </table:table-cell>
          <table:table-cell office:value-type="float" office:value="2973036" calcext:value-type="float">
            <text:p>2973036</text:p>
          </table:table-cell>
          <table:table-cell office:value-type="float" office:value="2992246" calcext:value-type="float">
            <text:p>2992246</text:p>
          </table:table-cell>
          <table:table-cell office:value-type="float" office:value="3011519" calcext:value-type="float">
            <text:p>3011519</text:p>
          </table:table-cell>
          <table:table-cell office:value-type="float" office:value="3030649" calcext:value-type="float">
            <text:p>3030649</text:p>
          </table:table-cell>
          <table:table-cell office:value-type="float" office:value="3049581" calcext:value-type="float">
            <text:p>3049581</text:p>
          </table:table-cell>
          <table:table-cell office:value-type="float" office:value="3068705" calcext:value-type="float">
            <text:p>3068705</text:p>
          </table:table-cell>
          <table:table-cell office:value-type="float" office:value="3088595" calcext:value-type="float">
            <text:p>3088595</text:p>
          </table:table-cell>
          <table:table-cell office:value-type="float" office:value="3109601" calcext:value-type="float">
            <text:p>3109601</text:p>
          </table:table-cell>
          <table:table-cell office:value-type="float" office:value="3131660" calcext:value-type="float">
            <text:p>3131660</text:p>
          </table:table-cell>
          <table:table-cell office:value-type="float" office:value="3154464" calcext:value-type="float">
            <text:p>3154464</text:p>
          </table:table-cell>
          <table:table-cell office:value-type="float" office:value="3177745" calcext:value-type="float">
            <text:p>3177745</text:p>
          </table:table-cell>
          <table:table-cell office:value-type="float" office:value="3201151" calcext:value-type="float">
            <text:p>3201151</text:p>
          </table:table-cell>
          <table:table-cell office:value-type="float" office:value="3224281" calcext:value-type="float">
            <text:p>3224281</text:p>
          </table:table-cell>
          <table:table-cell office:value-type="float" office:value="3247381" calcext:value-type="float">
            <text:p>3247381</text:p>
          </table:table-cell>
          <table:table-cell office:value-type="float" office:value="3270164" calcext:value-type="float">
            <text:p>3270164</text:p>
          </table:table-cell>
          <table:table-cell office:value-type="float" office:value="3291053" calcext:value-type="float">
            <text:p>3291053</text:p>
          </table:table-cell>
          <table:table-cell office:value-type="float" office:value="3308012" calcext:value-type="float">
            <text:p>3308012</text:p>
          </table:table-cell>
          <table:table-cell office:value-type="float" office:value="3319736" calcext:value-type="float">
            <text:p>3319736</text:p>
          </table:table-cell>
          <table:table-cell office:value-type="float" office:value="3325473" calcext:value-type="float">
            <text:p>3325473</text:p>
          </table:table-cell>
          <table:table-cell office:value-type="float" office:value="3326040" calcext:value-type="float">
            <text:p>3326040</text:p>
          </table:table-cell>
          <table:table-cell office:value-type="float" office:value="3323668" calcext:value-type="float">
            <text:p>3323668</text:p>
          </table:table-cell>
          <table:table-cell office:value-type="float" office:value="3321476" calcext:value-type="float">
            <text:p>3321476</text:p>
          </table:table-cell>
          <table:table-cell office:value-type="float" office:value="3321803" calcext:value-type="float">
            <text:p>3321803</text:p>
          </table:table-cell>
          <table:table-cell office:value-type="float" office:value="3325401" calcext:value-type="float">
            <text:p>3325401</text:p>
          </table:table-cell>
          <table:table-cell office:value-type="float" office:value="3331749" calcext:value-type="float">
            <text:p>3331749</text:p>
          </table:table-cell>
          <table:table-cell office:value-type="float" office:value="3340221" calcext:value-type="float">
            <text:p>3340221</text:p>
          </table:table-cell>
          <table:table-cell office:value-type="float" office:value="3349676" calcext:value-type="float">
            <text:p>3349676</text:p>
          </table:table-cell>
          <table:table-cell office:value-type="float" office:value="3359275" calcext:value-type="float">
            <text:p>3359275</text:p>
          </table:table-cell>
          <table:table-cell office:value-type="float" office:value="3368934" calcext:value-type="float">
            <text:p>3368934</text:p>
          </table:table-cell>
          <table:table-cell office:value-type="float" office:value="3378974" calcext:value-type="float">
            <text:p>3378974</text:p>
          </table:table-cell>
          <table:table-cell office:value-type="float" office:value="3389439" calcext:value-type="float">
            <text:p>3389439</text:p>
          </table:table-cell>
          <table:table-cell office:value-type="float" office:value="3400434" calcext:value-type="float">
            <text:p>3400434</text:p>
          </table:table-cell>
          <table:table-cell office:value-type="float" office:value="3412009" calcext:value-type="float">
            <text:p>3412009</text:p>
          </table:table-cell>
          <table:table-cell office:value-type="float" office:value="3424132" calcext:value-type="float">
            <text:p>3424132</text:p>
          </table:table-cell>
          <table:table-cell office:value-type="float" office:value="3436646" calcext:value-type="float">
            <text:p>3436646</text:p>
          </table:table-cell>
          <table:table-cell office:value-type="float" office:value="3449299" calcext:value-type="float">
            <text:p>3449299</text:p>
          </table:table-cell>
        </table:table-row>
        <table:table-row table:style-name="ro1">
          <table:table-cell office:value-type="string" calcext:value-type="string">
            <text:p>États-Unis</text:p>
          </table:table-cell>
          <table:table-cell office:value-type="string" calcext:value-type="string">
            <text:p>USA</text:p>
          </table:table-cell>
          <table:table-cell office:value-type="float" office:value="180671000" calcext:value-type="float">
            <text:p>180671000</text:p>
          </table:table-cell>
          <table:table-cell office:value-type="float" office:value="183691000" calcext:value-type="float">
            <text:p>183691000</text:p>
          </table:table-cell>
          <table:table-cell office:value-type="float" office:value="186538000" calcext:value-type="float">
            <text:p>186538000</text:p>
          </table:table-cell>
          <table:table-cell office:value-type="float" office:value="189242000" calcext:value-type="float">
            <text:p>189242000</text:p>
          </table:table-cell>
          <table:table-cell office:value-type="float" office:value="191889000" calcext:value-type="float">
            <text:p>191889000</text:p>
          </table:table-cell>
          <table:table-cell office:value-type="float" office:value="194303000" calcext:value-type="float">
            <text:p>194303000</text:p>
          </table:table-cell>
          <table:table-cell office:value-type="float" office:value="196560000" calcext:value-type="float">
            <text:p>196560000</text:p>
          </table:table-cell>
          <table:table-cell office:value-type="float" office:value="198712000" calcext:value-type="float">
            <text:p>198712000</text:p>
          </table:table-cell>
          <table:table-cell office:value-type="float" office:value="200706000" calcext:value-type="float">
            <text:p>200706000</text:p>
          </table:table-cell>
          <table:table-cell office:value-type="float" office:value="202677000" calcext:value-type="float">
            <text:p>202677000</text:p>
          </table:table-cell>
          <table:table-cell office:value-type="float" office:value="205052000" calcext:value-type="float">
            <text:p>205052000</text:p>
          </table:table-cell>
          <table:table-cell office:value-type="float" office:value="207661000" calcext:value-type="float">
            <text:p>207661000</text:p>
          </table:table-cell>
          <table:table-cell office:value-type="float" office:value="209896000" calcext:value-type="float">
            <text:p>209896000</text:p>
          </table:table-cell>
          <table:table-cell office:value-type="float" office:value="211909000" calcext:value-type="float">
            <text:p>211909000</text:p>
          </table:table-cell>
          <table:table-cell office:value-type="float" office:value="213854000" calcext:value-type="float">
            <text:p>213854000</text:p>
          </table:table-cell>
          <table:table-cell office:value-type="float" office:value="215973000" calcext:value-type="float">
            <text:p>215973000</text:p>
          </table:table-cell>
          <table:table-cell office:value-type="float" office:value="218035000" calcext:value-type="float">
            <text:p>218035000</text:p>
          </table:table-cell>
          <table:table-cell office:value-type="float" office:value="220239000" calcext:value-type="float">
            <text:p>220239000</text:p>
          </table:table-cell>
          <table:table-cell office:value-type="float" office:value="222585000" calcext:value-type="float">
            <text:p>222585000</text:p>
          </table:table-cell>
          <table:table-cell office:value-type="float" office:value="225055000" calcext:value-type="float">
            <text:p>225055000</text:p>
          </table:table-cell>
          <table:table-cell office:value-type="float" office:value="227225000" calcext:value-type="float">
            <text:p>227225000</text:p>
          </table:table-cell>
          <table:table-cell office:value-type="float" office:value="229466000" calcext:value-type="float">
            <text:p>229466000</text:p>
          </table:table-cell>
          <table:table-cell office:value-type="float" office:value="231664000" calcext:value-type="float">
            <text:p>231664000</text:p>
          </table:table-cell>
          <table:table-cell office:value-type="float" office:value="233792000" calcext:value-type="float">
            <text:p>233792000</text:p>
          </table:table-cell>
          <table:table-cell office:value-type="float" office:value="235825000" calcext:value-type="float">
            <text:p>235825000</text:p>
          </table:table-cell>
          <table:table-cell office:value-type="float" office:value="237924000" calcext:value-type="float">
            <text:p>237924000</text:p>
          </table:table-cell>
          <table:table-cell office:value-type="float" office:value="240133000" calcext:value-type="float">
            <text:p>240133000</text:p>
          </table:table-cell>
          <table:table-cell office:value-type="float" office:value="242289000" calcext:value-type="float">
            <text:p>242289000</text:p>
          </table:table-cell>
          <table:table-cell office:value-type="float" office:value="244499000" calcext:value-type="float">
            <text:p>244499000</text:p>
          </table:table-cell>
          <table:table-cell office:value-type="float" office:value="246819000" calcext:value-type="float">
            <text:p>246819000</text:p>
          </table:table-cell>
          <table:table-cell office:value-type="float" office:value="249623000" calcext:value-type="float">
            <text:p>249623000</text:p>
          </table:table-cell>
          <table:table-cell office:value-type="float" office:value="252981000" calcext:value-type="float">
            <text:p>252981000</text:p>
          </table:table-cell>
          <table:table-cell office:value-type="float" office:value="256514000" calcext:value-type="float">
            <text:p>256514000</text:p>
          </table:table-cell>
          <table:table-cell office:value-type="float" office:value="259919000" calcext:value-type="float">
            <text:p>259919000</text:p>
          </table:table-cell>
          <table:table-cell office:value-type="float" office:value="263126000" calcext:value-type="float">
            <text:p>263126000</text:p>
          </table:table-cell>
          <table:table-cell office:value-type="float" office:value="266278000" calcext:value-type="float">
            <text:p>266278000</text:p>
          </table:table-cell>
          <table:table-cell office:value-type="float" office:value="269394000" calcext:value-type="float">
            <text:p>269394000</text:p>
          </table:table-cell>
          <table:table-cell office:value-type="float" office:value="272657000" calcext:value-type="float">
            <text:p>272657000</text:p>
          </table:table-cell>
          <table:table-cell office:value-type="float" office:value="275854000" calcext:value-type="float">
            <text:p>275854000</text:p>
          </table:table-cell>
          <table:table-cell office:value-type="float" office:value="279040000" calcext:value-type="float">
            <text:p>279040000</text:p>
          </table:table-cell>
          <table:table-cell office:value-type="float" office:value="282162411" calcext:value-type="float">
            <text:p>282162411</text:p>
          </table:table-cell>
          <table:table-cell office:value-type="float" office:value="284968955" calcext:value-type="float">
            <text:p>284968955</text:p>
          </table:table-cell>
          <table:table-cell office:value-type="float" office:value="287625193" calcext:value-type="float">
            <text:p>287625193</text:p>
          </table:table-cell>
          <table:table-cell office:value-type="float" office:value="290107933" calcext:value-type="float">
            <text:p>290107933</text:p>
          </table:table-cell>
          <table:table-cell office:value-type="float" office:value="292805298" calcext:value-type="float">
            <text:p>292805298</text:p>
          </table:table-cell>
          <table:table-cell office:value-type="float" office:value="295516599" calcext:value-type="float">
            <text:p>295516599</text:p>
          </table:table-cell>
          <table:table-cell office:value-type="float" office:value="298379912" calcext:value-type="float">
            <text:p>298379912</text:p>
          </table:table-cell>
          <table:table-cell office:value-type="float" office:value="301231207" calcext:value-type="float">
            <text:p>301231207</text:p>
          </table:table-cell>
          <table:table-cell office:value-type="float" office:value="304093966" calcext:value-type="float">
            <text:p>304093966</text:p>
          </table:table-cell>
          <table:table-cell office:value-type="float" office:value="306771529" calcext:value-type="float">
            <text:p>306771529</text:p>
          </table:table-cell>
          <table:table-cell office:value-type="float" office:value="309326085" calcext:value-type="float">
            <text:p>309326085</text:p>
          </table:table-cell>
          <table:table-cell office:value-type="float" office:value="311580009" calcext:value-type="float">
            <text:p>311580009</text:p>
          </table:table-cell>
          <table:table-cell office:value-type="float" office:value="313874218" calcext:value-type="float">
            <text:p>313874218</text:p>
          </table:table-cell>
          <table:table-cell office:value-type="float" office:value="316057727" calcext:value-type="float">
            <text:p>316057727</text:p>
          </table:table-cell>
          <table:table-cell office:value-type="float" office:value="318386421" calcext:value-type="float">
            <text:p>318386421</text:p>
          </table:table-cell>
          <table:table-cell office:value-type="float" office:value="320742673" calcext:value-type="float">
            <text:p>320742673</text:p>
          </table:table-cell>
          <table:table-cell office:value-type="float" office:value="323071342" calcext:value-type="float">
            <text:p>323071342</text:p>
          </table:table-cell>
          <table:table-cell office:value-type="float" office:value="325147121" calcext:value-type="float">
            <text:p>325147121</text:p>
          </table:table-cell>
          <table:table-cell office:value-type="float" office:value="327167434" calcext:value-type="float">
            <text:p>327167434</text:p>
          </table:table-cell>
        </table:table-row>
        <table:table-row table:style-name="ro1">
          <table:table-cell office:value-type="string" calcext:value-type="string">
            <text:p>Ouzbékistan</text:p>
          </table:table-cell>
          <table:table-cell office:value-type="string" calcext:value-type="string">
            <text:p>UZB</text:p>
          </table:table-cell>
          <table:table-cell office:value-type="float" office:value="8526300" calcext:value-type="float">
            <text:p>8526300</text:p>
          </table:table-cell>
          <table:table-cell office:value-type="float" office:value="8813616" calcext:value-type="float">
            <text:p>8813616</text:p>
          </table:table-cell>
          <table:table-cell office:value-type="float" office:value="9113620" calcext:value-type="float">
            <text:p>9113620</text:p>
          </table:table-cell>
          <table:table-cell office:value-type="float" office:value="9428906" calcext:value-type="float">
            <text:p>9428906</text:p>
          </table:table-cell>
          <table:table-cell office:value-type="float" office:value="9762816" calcext:value-type="float">
            <text:p>9762816</text:p>
          </table:table-cell>
          <table:table-cell office:value-type="float" office:value="10116870" calcext:value-type="float">
            <text:p>10116870</text:p>
          </table:table-cell>
          <table:table-cell office:value-type="float" office:value="10493436" calcext:value-type="float">
            <text:p>10493436</text:p>
          </table:table-cell>
          <table:table-cell office:value-type="float" office:value="10889509" calcext:value-type="float">
            <text:p>10889509</text:p>
          </table:table-cell>
          <table:table-cell office:value-type="float" office:value="11294672" calcext:value-type="float">
            <text:p>11294672</text:p>
          </table:table-cell>
          <table:table-cell office:value-type="float" office:value="11694847" calcext:value-type="float">
            <text:p>11694847</text:p>
          </table:table-cell>
          <table:table-cell office:value-type="float" office:value="12080317" calcext:value-type="float">
            <text:p>12080317</text:p>
          </table:table-cell>
          <table:table-cell office:value-type="float" office:value="12446443" calcext:value-type="float">
            <text:p>12446443</text:p>
          </table:table-cell>
          <table:table-cell office:value-type="float" office:value="12796980" calcext:value-type="float">
            <text:p>12796980</text:p>
          </table:table-cell>
          <table:table-cell office:value-type="float" office:value="13140797" calcext:value-type="float">
            <text:p>13140797</text:p>
          </table:table-cell>
          <table:table-cell office:value-type="float" office:value="13491117" calcext:value-type="float">
            <text:p>13491117</text:p>
          </table:table-cell>
          <table:table-cell office:value-type="float" office:value="13857478" calcext:value-type="float">
            <text:p>13857478</text:p>
          </table:table-cell>
          <table:table-cell office:value-type="float" office:value="14242769" calcext:value-type="float">
            <text:p>14242769</text:p>
          </table:table-cell>
          <table:table-cell office:value-type="float" office:value="14643875" calcext:value-type="float">
            <text:p>14643875</text:p>
          </table:table-cell>
          <table:table-cell office:value-type="float" office:value="15057224" calcext:value-type="float">
            <text:p>15057224</text:p>
          </table:table-cell>
          <table:table-cell office:value-type="float" office:value="15476922" calcext:value-type="float">
            <text:p>15476922</text:p>
          </table:table-cell>
          <table:table-cell office:value-type="float" office:value="15898757" calcext:value-type="float">
            <text:p>15898757</text:p>
          </table:table-cell>
          <table:table-cell office:value-type="float" office:value="16321696" calcext:value-type="float">
            <text:p>16321696</text:p>
          </table:table-cell>
          <table:table-cell office:value-type="float" office:value="16747426" calcext:value-type="float">
            <text:p>16747426</text:p>
          </table:table-cell>
          <table:table-cell office:value-type="float" office:value="17177664" calcext:value-type="float">
            <text:p>17177664</text:p>
          </table:table-cell>
          <table:table-cell office:value-type="float" office:value="17615040" calcext:value-type="float">
            <text:p>17615040</text:p>
          </table:table-cell>
          <table:table-cell office:value-type="float" office:value="18061284" calcext:value-type="float">
            <text:p>18061284</text:p>
          </table:table-cell>
          <table:table-cell office:value-type="float" office:value="18515578" calcext:value-type="float">
            <text:p>18515578</text:p>
          </table:table-cell>
          <table:table-cell office:value-type="float" office:value="18976417" calcext:value-type="float">
            <text:p>18976417</text:p>
          </table:table-cell>
          <table:table-cell office:value-type="float" office:value="19443887" calcext:value-type="float">
            <text:p>19443887</text:p>
          </table:table-cell>
          <table:table-cell office:value-type="float" office:value="19918119" calcext:value-type="float">
            <text:p>19918119</text:p>
          </table:table-cell>
          <table:table-cell office:value-type="float" office:value="20510000" calcext:value-type="float">
            <text:p>20510000</text:p>
          </table:table-cell>
          <table:table-cell office:value-type="float" office:value="20952000" calcext:value-type="float">
            <text:p>20952000</text:p>
          </table:table-cell>
          <table:table-cell office:value-type="float" office:value="21449000" calcext:value-type="float">
            <text:p>21449000</text:p>
          </table:table-cell>
          <table:table-cell office:value-type="float" office:value="21942000" calcext:value-type="float">
            <text:p>21942000</text:p>
          </table:table-cell>
          <table:table-cell office:value-type="float" office:value="22377000" calcext:value-type="float">
            <text:p>22377000</text:p>
          </table:table-cell>
          <table:table-cell office:value-type="float" office:value="22785000" calcext:value-type="float">
            <text:p>22785000</text:p>
          </table:table-cell>
          <table:table-cell office:value-type="float" office:value="23225000" calcext:value-type="float">
            <text:p>23225000</text:p>
          </table:table-cell>
          <table:table-cell office:value-type="float" office:value="23667000" calcext:value-type="float">
            <text:p>23667000</text:p>
          </table:table-cell>
          <table:table-cell office:value-type="float" office:value="24051000" calcext:value-type="float">
            <text:p>24051000</text:p>
          </table:table-cell>
          <table:table-cell office:value-type="float" office:value="24311650" calcext:value-type="float">
            <text:p>24311650</text:p>
          </table:table-cell>
          <table:table-cell office:value-type="float" office:value="24650400" calcext:value-type="float">
            <text:p>24650400</text:p>
          </table:table-cell>
          <table:table-cell office:value-type="float" office:value="24964450" calcext:value-type="float">
            <text:p>24964450</text:p>
          </table:table-cell>
          <table:table-cell office:value-type="float" office:value="25271850" calcext:value-type="float">
            <text:p>25271850</text:p>
          </table:table-cell>
          <table:table-cell office:value-type="float" office:value="25567650" calcext:value-type="float">
            <text:p>25567650</text:p>
          </table:table-cell>
          <table:table-cell office:value-type="float" office:value="25864350" calcext:value-type="float">
            <text:p>25864350</text:p>
          </table:table-cell>
          <table:table-cell office:value-type="float" office:value="26167000" calcext:value-type="float">
            <text:p>26167000</text:p>
          </table:table-cell>
          <table:table-cell office:value-type="float" office:value="26488250" calcext:value-type="float">
            <text:p>26488250</text:p>
          </table:table-cell>
          <table:table-cell office:value-type="float" office:value="26868000" calcext:value-type="float">
            <text:p>26868000</text:p>
          </table:table-cell>
          <table:table-cell office:value-type="float" office:value="27302800" calcext:value-type="float">
            <text:p>27302800</text:p>
          </table:table-cell>
          <table:table-cell office:value-type="float" office:value="27767400" calcext:value-type="float">
            <text:p>27767400</text:p>
          </table:table-cell>
          <table:table-cell office:value-type="float" office:value="28562400" calcext:value-type="float">
            <text:p>28562400</text:p>
          </table:table-cell>
          <table:table-cell office:value-type="float" office:value="29339400" calcext:value-type="float">
            <text:p>29339400</text:p>
          </table:table-cell>
          <table:table-cell office:value-type="float" office:value="29774500" calcext:value-type="float">
            <text:p>29774500</text:p>
          </table:table-cell>
          <table:table-cell office:value-type="float" office:value="30243200" calcext:value-type="float">
            <text:p>30243200</text:p>
          </table:table-cell>
          <table:table-cell office:value-type="float" office:value="30757700" calcext:value-type="float">
            <text:p>30757700</text:p>
          </table:table-cell>
          <table:table-cell office:value-type="float" office:value="31298900" calcext:value-type="float">
            <text:p>31298900</text:p>
          </table:table-cell>
          <table:table-cell office:value-type="float" office:value="31847900" calcext:value-type="float">
            <text:p>31847900</text:p>
          </table:table-cell>
          <table:table-cell office:value-type="float" office:value="32388600" calcext:value-type="float">
            <text:p>32388600</text:p>
          </table:table-cell>
          <table:table-cell office:value-type="float" office:value="32955400" calcext:value-type="float">
            <text:p>32955400</text:p>
          </table:table-cell>
        </table:table-row>
        <table:table-row table:style-name="ro1">
          <table:table-cell office:value-type="string" calcext:value-type="string">
            <text:p>Saint-Vincent-et-les Grenadines</text:p>
          </table:table-cell>
          <table:table-cell office:value-type="string" calcext:value-type="string">
            <text:p>VCT</text:p>
          </table:table-cell>
          <table:table-cell office:value-type="float" office:value="80977" calcext:value-type="float">
            <text:p>80977</text:p>
          </table:table-cell>
          <table:table-cell office:value-type="float" office:value="82169" calcext:value-type="float">
            <text:p>82169</text:p>
          </table:table-cell>
          <table:table-cell office:value-type="float" office:value="83237" calcext:value-type="float">
            <text:p>83237</text:p>
          </table:table-cell>
          <table:table-cell office:value-type="float" office:value="84198" calcext:value-type="float">
            <text:p>84198</text:p>
          </table:table-cell>
          <table:table-cell office:value-type="float" office:value="85111" calcext:value-type="float">
            <text:p>85111</text:p>
          </table:table-cell>
          <table:table-cell office:value-type="float" office:value="86011" calcext:value-type="float">
            <text:p>86011</text:p>
          </table:table-cell>
          <table:table-cell office:value-type="float" office:value="86903" calcext:value-type="float">
            <text:p>86903</text:p>
          </table:table-cell>
          <table:table-cell office:value-type="float" office:value="87777" calcext:value-type="float">
            <text:p>87777</text:p>
          </table:table-cell>
          <table:table-cell office:value-type="float" office:value="88662" calcext:value-type="float">
            <text:p>88662</text:p>
          </table:table-cell>
          <table:table-cell office:value-type="float" office:value="89568" calcext:value-type="float">
            <text:p>89568</text:p>
          </table:table-cell>
          <table:table-cell office:value-type="float" office:value="90509" calcext:value-type="float">
            <text:p>90509</text:p>
          </table:table-cell>
          <table:table-cell office:value-type="float" office:value="91491" calcext:value-type="float">
            <text:p>91491</text:p>
          </table:table-cell>
          <table:table-cell office:value-type="float" office:value="92513" calcext:value-type="float">
            <text:p>92513</text:p>
          </table:table-cell>
          <table:table-cell office:value-type="float" office:value="93571" calcext:value-type="float">
            <text:p>93571</text:p>
          </table:table-cell>
          <table:table-cell office:value-type="float" office:value="94614" calcext:value-type="float">
            <text:p>94614</text:p>
          </table:table-cell>
          <table:table-cell office:value-type="float" office:value="95662" calcext:value-type="float">
            <text:p>95662</text:p>
          </table:table-cell>
          <table:table-cell office:value-type="float" office:value="96692" calcext:value-type="float">
            <text:p>96692</text:p>
          </table:table-cell>
          <table:table-cell office:value-type="float" office:value="97701" calcext:value-type="float">
            <text:p>97701</text:p>
          </table:table-cell>
          <table:table-cell office:value-type="float" office:value="98697" calcext:value-type="float">
            <text:p>98697</text:p>
          </table:table-cell>
          <table:table-cell office:value-type="float" office:value="99649" calcext:value-type="float">
            <text:p>99649</text:p>
          </table:table-cell>
          <table:table-cell office:value-type="float" office:value="100566" calcext:value-type="float">
            <text:p>100566</text:p>
          </table:table-cell>
          <table:table-cell office:value-type="float" office:value="101437" calcext:value-type="float">
            <text:p>101437</text:p>
          </table:table-cell>
          <table:table-cell office:value-type="float" office:value="102256" calcext:value-type="float">
            <text:p>102256</text:p>
          </table:table-cell>
          <table:table-cell office:value-type="float" office:value="103032" calcext:value-type="float">
            <text:p>103032</text:p>
          </table:table-cell>
          <table:table-cell office:value-type="float" office:value="103779" calcext:value-type="float">
            <text:p>103779</text:p>
          </table:table-cell>
          <table:table-cell office:value-type="float" office:value="104506" calcext:value-type="float">
            <text:p>104506</text:p>
          </table:table-cell>
          <table:table-cell office:value-type="float" office:value="105217" calcext:value-type="float">
            <text:p>105217</text:p>
          </table:table-cell>
          <table:table-cell office:value-type="float" office:value="105906" calcext:value-type="float">
            <text:p>105906</text:p>
          </table:table-cell>
          <table:table-cell office:value-type="float" office:value="106532" calcext:value-type="float">
            <text:p>106532</text:p>
          </table:table-cell>
          <table:table-cell office:value-type="float" office:value="107071" calcext:value-type="float">
            <text:p>107071</text:p>
          </table:table-cell>
          <table:table-cell office:value-type="float" office:value="107484" calcext:value-type="float">
            <text:p>107484</text:p>
          </table:table-cell>
          <table:table-cell office:value-type="float" office:value="107776" calcext:value-type="float">
            <text:p>107776</text:p>
          </table:table-cell>
          <table:table-cell office:value-type="float" office:value="107950" calcext:value-type="float">
            <text:p>107950</text:p>
          </table:table-cell>
          <table:table-cell office:value-type="float" office:value="108033" calcext:value-type="float">
            <text:p>108033</text:p>
          </table:table-cell>
          <table:table-cell office:value-type="float" office:value="108053" calcext:value-type="float">
            <text:p>108053</text:p>
          </table:table-cell>
          <table:table-cell office:value-type="float" office:value="108035" calcext:value-type="float">
            <text:p>108035</text:p>
          </table:table-cell>
          <table:table-cell office:value-type="float" office:value="107976" calcext:value-type="float">
            <text:p>107976</text:p>
          </table:table-cell>
          <table:table-cell office:value-type="float" office:value="107895" calcext:value-type="float">
            <text:p>107895</text:p>
          </table:table-cell>
          <table:table-cell office:value-type="float" office:value="107801" calcext:value-type="float">
            <text:p>107801</text:p>
          </table:table-cell>
          <table:table-cell office:value-type="float" office:value="107758" calcext:value-type="float">
            <text:p>107758</text:p>
          </table:table-cell>
          <table:table-cell office:value-type="float" office:value="107784" calcext:value-type="float">
            <text:p>107784</text:p>
          </table:table-cell>
          <table:table-cell office:value-type="float" office:value="107896" calcext:value-type="float">
            <text:p>107896</text:p>
          </table:table-cell>
          <table:table-cell office:value-type="float" office:value="108097" calcext:value-type="float">
            <text:p>108097</text:p>
          </table:table-cell>
          <table:table-cell office:value-type="float" office:value="108326" calcext:value-type="float">
            <text:p>108326</text:p>
          </table:table-cell>
          <table:table-cell office:value-type="float" office:value="108512" calcext:value-type="float">
            <text:p>108512</text:p>
          </table:table-cell>
          <table:table-cell office:value-type="float" office:value="108614" calcext:value-type="float">
            <text:p>108614</text:p>
          </table:table-cell>
          <table:table-cell office:value-type="float" office:value="108603" calcext:value-type="float">
            <text:p>108603</text:p>
          </table:table-cell>
          <table:table-cell office:value-type="float" office:value="108518" calcext:value-type="float">
            <text:p>108518</text:p>
          </table:table-cell>
          <table:table-cell office:value-type="float" office:value="108393" calcext:value-type="float">
            <text:p>108393</text:p>
          </table:table-cell>
          <table:table-cell office:value-type="float" office:value="108287" calcext:value-type="float">
            <text:p>108287</text:p>
          </table:table-cell>
          <table:table-cell office:value-type="float" office:value="108255" calcext:value-type="float">
            <text:p>108255</text:p>
          </table:table-cell>
          <table:table-cell office:value-type="float" office:value="108316" calcext:value-type="float">
            <text:p>108316</text:p>
          </table:table-cell>
          <table:table-cell office:value-type="float" office:value="108435" calcext:value-type="float">
            <text:p>108435</text:p>
          </table:table-cell>
          <table:table-cell office:value-type="float" office:value="108622" calcext:value-type="float">
            <text:p>108622</text:p>
          </table:table-cell>
          <table:table-cell office:value-type="float" office:value="108861" calcext:value-type="float">
            <text:p>108861</text:p>
          </table:table-cell>
          <table:table-cell office:value-type="float" office:value="109148" calcext:value-type="float">
            <text:p>109148</text:p>
          </table:table-cell>
          <table:table-cell office:value-type="float" office:value="109459" calcext:value-type="float">
            <text:p>109459</text:p>
          </table:table-cell>
          <table:table-cell office:value-type="float" office:value="109827" calcext:value-type="float">
            <text:p>109827</text:p>
          </table:table-cell>
          <table:table-cell office:value-type="float" office:value="110210" calcext:value-type="float">
            <text:p>110210</text:p>
          </table:table-cell>
        </table:table-row>
        <table:table-row table:style-name="ro1"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  <table:table-cell office:value-type="float" office:value="8141841" calcext:value-type="float">
            <text:p>8141841</text:p>
          </table:table-cell>
          <table:table-cell office:value-type="float" office:value="8439261" calcext:value-type="float">
            <text:p>8439261</text:p>
          </table:table-cell>
          <table:table-cell office:value-type="float" office:value="8742777" calcext:value-type="float">
            <text:p>8742777</text:p>
          </table:table-cell>
          <table:table-cell office:value-type="float" office:value="9052635" calcext:value-type="float">
            <text:p>9052635</text:p>
          </table:table-cell>
          <table:table-cell office:value-type="float" office:value="9369096" calcext:value-type="float">
            <text:p>9369096</text:p>
          </table:table-cell>
          <table:table-cell office:value-type="float" office:value="9692278" calcext:value-type="float">
            <text:p>9692278</text:p>
          </table:table-cell>
          <table:table-cell office:value-type="float" office:value="10022592" calcext:value-type="float">
            <text:p>10022592</text:p>
          </table:table-cell>
          <table:table-cell office:value-type="float" office:value="10359745" calcext:value-type="float">
            <text:p>10359745</text:p>
          </table:table-cell>
          <table:table-cell office:value-type="float" office:value="10702291" calcext:value-type="float">
            <text:p>10702291</text:p>
          </table:table-cell>
          <table:table-cell office:value-type="float" office:value="11048262" calcext:value-type="float">
            <text:p>11048262</text:p>
          </table:table-cell>
          <table:table-cell office:value-type="float" office:value="11396393" calcext:value-type="float">
            <text:p>11396393</text:p>
          </table:table-cell>
          <table:table-cell office:value-type="float" office:value="11745945" calcext:value-type="float">
            <text:p>11745945</text:p>
          </table:table-cell>
          <table:table-cell office:value-type="float" office:value="12097694" calcext:value-type="float">
            <text:p>12097694</text:p>
          </table:table-cell>
          <table:table-cell office:value-type="float" office:value="12453718" calcext:value-type="float">
            <text:p>12453718</text:p>
          </table:table-cell>
          <table:table-cell office:value-type="float" office:value="12816955" calcext:value-type="float">
            <text:p>12816955</text:p>
          </table:table-cell>
          <table:table-cell office:value-type="float" office:value="13189509" calcext:value-type="float">
            <text:p>13189509</text:p>
          </table:table-cell>
          <table:table-cell office:value-type="float" office:value="13572208" calcext:value-type="float">
            <text:p>13572208</text:p>
          </table:table-cell>
          <table:table-cell office:value-type="float" office:value="13964379" calcext:value-type="float">
            <text:p>13964379</text:p>
          </table:table-cell>
          <table:table-cell office:value-type="float" office:value="14364727" calcext:value-type="float">
            <text:p>14364727</text:p>
          </table:table-cell>
          <table:table-cell office:value-type="float" office:value="14771271" calcext:value-type="float">
            <text:p>14771271</text:p>
          </table:table-cell>
          <table:table-cell office:value-type="float" office:value="15182611" calcext:value-type="float">
            <text:p>15182611</text:p>
          </table:table-cell>
          <table:table-cell office:value-type="float" office:value="15597886" calcext:value-type="float">
            <text:p>15597886</text:p>
          </table:table-cell>
          <table:table-cell office:value-type="float" office:value="16017573" calcext:value-type="float">
            <text:p>16017573</text:p>
          </table:table-cell>
          <table:table-cell office:value-type="float" office:value="16443134" calcext:value-type="float">
            <text:p>16443134</text:p>
          </table:table-cell>
          <table:table-cell office:value-type="float" office:value="16876703" calcext:value-type="float">
            <text:p>16876703</text:p>
          </table:table-cell>
          <table:table-cell office:value-type="float" office:value="17319520" calcext:value-type="float">
            <text:p>17319520</text:p>
          </table:table-cell>
          <table:table-cell office:value-type="float" office:value="17772001" calcext:value-type="float">
            <text:p>17772001</text:p>
          </table:table-cell>
          <table:table-cell office:value-type="float" office:value="18232730" calcext:value-type="float">
            <text:p>18232730</text:p>
          </table:table-cell>
          <table:table-cell office:value-type="float" office:value="18698847" calcext:value-type="float">
            <text:p>18698847</text:p>
          </table:table-cell>
          <table:table-cell office:value-type="float" office:value="19166471" calcext:value-type="float">
            <text:p>19166471</text:p>
          </table:table-cell>
          <table:table-cell office:value-type="float" office:value="19632665" calcext:value-type="float">
            <text:p>19632665</text:p>
          </table:table-cell>
          <table:table-cell office:value-type="float" office:value="20096317" calcext:value-type="float">
            <text:p>20096317</text:p>
          </table:table-cell>
          <table:table-cell office:value-type="float" office:value="20557683" calcext:value-type="float">
            <text:p>20557683</text:p>
          </table:table-cell>
          <table:table-cell office:value-type="float" office:value="21016901" calcext:value-type="float">
            <text:p>21016901</text:p>
          </table:table-cell>
          <table:table-cell office:value-type="float" office:value="21474549" calcext:value-type="float">
            <text:p>21474549</text:p>
          </table:table-cell>
          <table:table-cell office:value-type="float" office:value="21931084" calcext:value-type="float">
            <text:p>21931084</text:p>
          </table:table-cell>
          <table:table-cell office:value-type="float" office:value="22385650" calcext:value-type="float">
            <text:p>22385650</text:p>
          </table:table-cell>
          <table:table-cell office:value-type="float" office:value="22837743" calcext:value-type="float">
            <text:p>22837743</text:p>
          </table:table-cell>
          <table:table-cell office:value-type="float" office:value="23288564" calcext:value-type="float">
            <text:p>23288564</text:p>
          </table:table-cell>
          <table:table-cell office:value-type="float" office:value="23739841" calcext:value-type="float">
            <text:p>23739841</text:p>
          </table:table-cell>
          <table:table-cell office:value-type="float" office:value="24192446" calcext:value-type="float">
            <text:p>24192446</text:p>
          </table:table-cell>
          <table:table-cell office:value-type="float" office:value="24646472" calcext:value-type="float">
            <text:p>24646472</text:p>
          </table:table-cell>
          <table:table-cell office:value-type="float" office:value="25100408" calcext:value-type="float">
            <text:p>25100408</text:p>
          </table:table-cell>
          <table:table-cell office:value-type="float" office:value="25551624" calcext:value-type="float">
            <text:p>25551624</text:p>
          </table:table-cell>
          <table:table-cell office:value-type="float" office:value="25996594" calcext:value-type="float">
            <text:p>25996594</text:p>
          </table:table-cell>
          <table:table-cell office:value-type="float" office:value="26432447" calcext:value-type="float">
            <text:p>26432447</text:p>
          </table:table-cell>
          <table:table-cell office:value-type="float" office:value="26850194" calcext:value-type="float">
            <text:p>26850194</text:p>
          </table:table-cell>
          <table:table-cell office:value-type="float" office:value="27247610" calcext:value-type="float">
            <text:p>27247610</text:p>
          </table:table-cell>
          <table:table-cell office:value-type="float" office:value="27635832" calcext:value-type="float">
            <text:p>27635832</text:p>
          </table:table-cell>
          <table:table-cell office:value-type="float" office:value="28031009" calcext:value-type="float">
            <text:p>28031009</text:p>
          </table:table-cell>
          <table:table-cell office:value-type="float" office:value="28439940" calcext:value-type="float">
            <text:p>28439940</text:p>
          </table:table-cell>
          <table:table-cell office:value-type="float" office:value="28888369" calcext:value-type="float">
            <text:p>28888369</text:p>
          </table:table-cell>
          <table:table-cell office:value-type="float" office:value="29362449" calcext:value-type="float">
            <text:p>29362449</text:p>
          </table:table-cell>
          <table:table-cell office:value-type="float" office:value="29783571" calcext:value-type="float">
            <text:p>29783571</text:p>
          </table:table-cell>
          <table:table-cell office:value-type="float" office:value="30045134" calcext:value-type="float">
            <text:p>30045134</text:p>
          </table:table-cell>
          <table:table-cell office:value-type="float" office:value="30081829" calcext:value-type="float">
            <text:p>30081829</text:p>
          </table:table-cell>
          <table:table-cell office:value-type="float" office:value="29846179" calcext:value-type="float">
            <text:p>29846179</text:p>
          </table:table-cell>
          <table:table-cell office:value-type="float" office:value="29390409" calcext:value-type="float">
            <text:p>29390409</text:p>
          </table:table-cell>
          <table:table-cell office:value-type="float" office:value="28870195" calcext:value-type="float">
            <text:p>28870195</text:p>
          </table:table-cell>
        </table:table-row>
        <table:table-row table:style-name="ro1">
          <table:table-cell office:value-type="string" calcext:value-type="string">
            <text:p>Îles Vierges britanniques</text:p>
          </table:table-cell>
          <table:table-cell office:value-type="string" calcext:value-type="string">
            <text:p>VGB</text:p>
          </table:table-cell>
          <table:table-cell office:value-type="float" office:value="8048" calcext:value-type="float">
            <text:p>8048</text:p>
          </table:table-cell>
          <table:table-cell office:value-type="float" office:value="8167" calcext:value-type="float">
            <text:p>8167</text:p>
          </table:table-cell>
          <table:table-cell office:value-type="float" office:value="8310" calcext:value-type="float">
            <text:p>8310</text:p>
          </table:table-cell>
          <table:table-cell office:value-type="float" office:value="8476" calcext:value-type="float">
            <text:p>8476</text:p>
          </table:table-cell>
          <table:table-cell office:value-type="float" office:value="8646" calcext:value-type="float">
            <text:p>8646</text:p>
          </table:table-cell>
          <table:table-cell office:value-type="float" office:value="8830" calcext:value-type="float">
            <text:p>8830</text:p>
          </table:table-cell>
          <table:table-cell office:value-type="float" office:value="9025" calcext:value-type="float">
            <text:p>9025</text:p>
          </table:table-cell>
          <table:table-cell office:value-type="float" office:value="9222" calcext:value-type="float">
            <text:p>9222</text:p>
          </table:table-cell>
          <table:table-cell office:value-type="float" office:value="9421" calcext:value-type="float">
            <text:p>9421</text:p>
          </table:table-cell>
          <table:table-cell office:value-type="float" office:value="9626" calcext:value-type="float">
            <text:p>9626</text:p>
          </table:table-cell>
          <table:table-cell office:value-type="float" office:value="9827" calcext:value-type="float">
            <text:p>9827</text:p>
          </table:table-cell>
          <table:table-cell office:value-type="float" office:value="10017" calcext:value-type="float">
            <text:p>10017</text:p>
          </table:table-cell>
          <table:table-cell office:value-type="float" office:value="10208" calcext:value-type="float">
            <text:p>10208</text:p>
          </table:table-cell>
          <table:table-cell office:value-type="float" office:value="10392" calcext:value-type="float">
            <text:p>10392</text:p>
          </table:table-cell>
          <table:table-cell office:value-type="float" office:value="10562" calcext:value-type="float">
            <text:p>10562</text:p>
          </table:table-cell>
          <table:table-cell office:value-type="float" office:value="10699" calcext:value-type="float">
            <text:p>10699</text:p>
          </table:table-cell>
          <table:table-cell office:value-type="float" office:value="10821" calcext:value-type="float">
            <text:p>10821</text:p>
          </table:table-cell>
          <table:table-cell office:value-type="float" office:value="10928" calcext:value-type="float">
            <text:p>10928</text:p>
          </table:table-cell>
          <table:table-cell office:value-type="float" office:value="11045" calcext:value-type="float">
            <text:p>11045</text:p>
          </table:table-cell>
          <table:table-cell office:value-type="float" office:value="11218" calcext:value-type="float">
            <text:p>11218</text:p>
          </table:table-cell>
          <table:table-cell office:value-type="float" office:value="11478" calcext:value-type="float">
            <text:p>11478</text:p>
          </table:table-cell>
          <table:table-cell office:value-type="float" office:value="11826" calcext:value-type="float">
            <text:p>11826</text:p>
          </table:table-cell>
          <table:table-cell office:value-type="float" office:value="12249" calcext:value-type="float">
            <text:p>12249</text:p>
          </table:table-cell>
          <table:table-cell office:value-type="float" office:value="12752" calcext:value-type="float">
            <text:p>12752</text:p>
          </table:table-cell>
          <table:table-cell office:value-type="float" office:value="13322" calcext:value-type="float">
            <text:p>13322</text:p>
          </table:table-cell>
          <table:table-cell office:value-type="float" office:value="13956" calcext:value-type="float">
            <text:p>13956</text:p>
          </table:table-cell>
          <table:table-cell office:value-type="float" office:value="14649" calcext:value-type="float">
            <text:p>14649</text:p>
          </table:table-cell>
          <table:table-cell office:value-type="float" office:value="15407" calcext:value-type="float">
            <text:p>15407</text:p>
          </table:table-cell>
          <table:table-cell office:value-type="float" office:value="16154" calcext:value-type="float">
            <text:p>16154</text:p>
          </table:table-cell>
          <table:table-cell office:value-type="float" office:value="16862" calcext:value-type="float">
            <text:p>16862</text:p>
          </table:table-cell>
          <table:table-cell office:value-type="float" office:value="17489" calcext:value-type="float">
            <text:p>17489</text:p>
          </table:table-cell>
          <table:table-cell office:value-type="float" office:value="18006" calcext:value-type="float">
            <text:p>18006</text:p>
          </table:table-cell>
          <table:table-cell office:value-type="float" office:value="18438" calcext:value-type="float">
            <text:p>18438</text:p>
          </table:table-cell>
          <table:table-cell office:value-type="float" office:value="18786" calcext:value-type="float">
            <text:p>18786</text:p>
          </table:table-cell>
          <table:table-cell office:value-type="float" office:value="19074" calcext:value-type="float">
            <text:p>19074</text:p>
          </table:table-cell>
          <table:table-cell office:value-type="float" office:value="19313" calcext:value-type="float">
            <text:p>19313</text:p>
          </table:table-cell>
          <table:table-cell office:value-type="float" office:value="19502" calcext:value-type="float">
            <text:p>19502</text:p>
          </table:table-cell>
          <table:table-cell office:value-type="float" office:value="19665" calcext:value-type="float">
            <text:p>19665</text:p>
          </table:table-cell>
          <table:table-cell office:value-type="float" office:value="19821" calcext:value-type="float">
            <text:p>19821</text:p>
          </table:table-cell>
          <table:table-cell office:value-type="float" office:value="20026" calcext:value-type="float">
            <text:p>20026</text:p>
          </table:table-cell>
          <table:table-cell office:value-type="float" office:value="20311" calcext:value-type="float">
            <text:p>20311</text:p>
          </table:table-cell>
          <table:table-cell office:value-type="float" office:value="20675" calcext:value-type="float">
            <text:p>20675</text:p>
          </table:table-cell>
          <table:table-cell office:value-type="float" office:value="21129" calcext:value-type="float">
            <text:p>21129</text:p>
          </table:table-cell>
          <table:table-cell office:value-type="float" office:value="21672" calcext:value-type="float">
            <text:p>21672</text:p>
          </table:table-cell>
          <table:table-cell office:value-type="float" office:value="22334" calcext:value-type="float">
            <text:p>22334</text:p>
          </table:table-cell>
          <table:table-cell office:value-type="float" office:value="23107" calcext:value-type="float">
            <text:p>23107</text:p>
          </table:table-cell>
          <table:table-cell office:value-type="float" office:value="24023" calcext:value-type="float">
            <text:p>24023</text:p>
          </table:table-cell>
          <table:table-cell office:value-type="float" office:value="25047" calcext:value-type="float">
            <text:p>25047</text:p>
          </table:table-cell>
          <table:table-cell office:value-type="float" office:value="26097" calcext:value-type="float">
            <text:p>26097</text:p>
          </table:table-cell>
          <table:table-cell office:value-type="float" office:value="27039" calcext:value-type="float">
            <text:p>27039</text:p>
          </table:table-cell>
          <table:table-cell office:value-type="float" office:value="27794" calcext:value-type="float">
            <text:p>27794</text:p>
          </table:table-cell>
          <table:table-cell office:value-type="float" office:value="28319" calcext:value-type="float">
            <text:p>28319</text:p>
          </table:table-cell>
          <table:table-cell office:value-type="float" office:value="28650" calcext:value-type="float">
            <text:p>28650</text:p>
          </table:table-cell>
          <table:table-cell office:value-type="float" office:value="28847" calcext:value-type="float">
            <text:p>28847</text:p>
          </table:table-cell>
          <table:table-cell office:value-type="float" office:value="28989" calcext:value-type="float">
            <text:p>28989</text:p>
          </table:table-cell>
          <table:table-cell office:value-type="float" office:value="29152" calcext:value-type="float">
            <text:p>29152</text:p>
          </table:table-cell>
          <table:table-cell office:value-type="float" office:value="29355" calcext:value-type="float">
            <text:p>29355</text:p>
          </table:table-cell>
          <table:table-cell office:value-type="float" office:value="29577" calcext:value-type="float">
            <text:p>29577</text:p>
          </table:table-cell>
          <table:table-cell office:value-type="float" office:value="29802" calcext:value-type="float">
            <text:p>29802</text:p>
          </table:table-cell>
        </table:table-row>
        <table:table-row table:style-name="ro1">
          <table:table-cell office:value-type="string" calcext:value-type="string">
            <text:p>Îles Vierges (EU)</text:p>
          </table:table-cell>
          <table:table-cell office:value-type="string" calcext:value-type="string">
            <text:p>VIR</text:p>
          </table:table-cell>
          <table:table-cell office:value-type="float" office:value="32500" calcext:value-type="float">
            <text:p>32500</text:p>
          </table:table-cell>
          <table:table-cell office:value-type="float" office:value="34300" calcext:value-type="float">
            <text:p>34300</text:p>
          </table:table-cell>
          <table:table-cell office:value-type="float" office:value="35000" calcext:value-type="float">
            <text:p>35000</text:p>
          </table:table-cell>
          <table:table-cell office:value-type="float" office:value="39800" calcext:value-type="float">
            <text:p>39800</text:p>
          </table:table-cell>
          <table:table-cell office:value-type="float" office:value="40800" calcext:value-type="float">
            <text:p>40800</text:p>
          </table:table-cell>
          <table:table-cell office:value-type="float" office:value="43500" calcext:value-type="float">
            <text:p>43500</text:p>
          </table:table-cell>
          <table:table-cell office:value-type="float" office:value="46200" calcext:value-type="float">
            <text:p>46200</text:p>
          </table:table-cell>
          <table:table-cell office:value-type="float" office:value="49100" calcext:value-type="float">
            <text:p>49100</text:p>
          </table:table-cell>
          <table:table-cell office:value-type="float" office:value="55700" calcext:value-type="float">
            <text:p>55700</text:p>
          </table:table-cell>
          <table:table-cell office:value-type="float" office:value="60300" calcext:value-type="float">
            <text:p>60300</text:p>
          </table:table-cell>
          <table:table-cell office:value-type="float" office:value="63476" calcext:value-type="float">
            <text:p>63476</text:p>
          </table:table-cell>
          <table:table-cell office:value-type="float" office:value="70937" calcext:value-type="float">
            <text:p>70937</text:p>
          </table:table-cell>
          <table:table-cell office:value-type="float" office:value="76319" calcext:value-type="float">
            <text:p>76319</text:p>
          </table:table-cell>
          <table:table-cell office:value-type="float" office:value="84121" calcext:value-type="float">
            <text:p>84121</text:p>
          </table:table-cell>
          <table:table-cell office:value-type="float" office:value="89941" calcext:value-type="float">
            <text:p>89941</text:p>
          </table:table-cell>
          <table:table-cell office:value-type="float" office:value="94484" calcext:value-type="float">
            <text:p>94484</text:p>
          </table:table-cell>
          <table:table-cell office:value-type="float" office:value="96166" calcext:value-type="float">
            <text:p>96166</text:p>
          </table:table-cell>
          <table:table-cell office:value-type="float" office:value="93203" calcext:value-type="float">
            <text:p>93203</text:p>
          </table:table-cell>
          <table:table-cell office:value-type="float" office:value="95929" calcext:value-type="float">
            <text:p>95929</text:p>
          </table:table-cell>
          <table:table-cell office:value-type="float" office:value="96183" calcext:value-type="float">
            <text:p>96183</text:p>
          </table:table-cell>
          <table:table-cell office:value-type="float" office:value="99636" calcext:value-type="float">
            <text:p>99636</text:p>
          </table:table-cell>
          <table:table-cell office:value-type="float" office:value="99853" calcext:value-type="float">
            <text:p>99853</text:p>
          </table:table-cell>
          <table:table-cell office:value-type="float" office:value="100068" calcext:value-type="float">
            <text:p>100068</text:p>
          </table:table-cell>
          <table:table-cell office:value-type="float" office:value="100348" calcext:value-type="float">
            <text:p>100348</text:p>
          </table:table-cell>
          <table:table-cell office:value-type="float" office:value="100600" calcext:value-type="float">
            <text:p>100600</text:p>
          </table:table-cell>
          <table:table-cell office:value-type="float" office:value="100760" calcext:value-type="float">
            <text:p>100760</text:p>
          </table:table-cell>
          <table:table-cell office:value-type="float" office:value="100842" calcext:value-type="float">
            <text:p>100842</text:p>
          </table:table-cell>
          <table:table-cell office:value-type="float" office:value="100901" calcext:value-type="float">
            <text:p>100901</text:p>
          </table:table-cell>
          <table:table-cell office:value-type="float" office:value="100952" calcext:value-type="float">
            <text:p>100952</text:p>
          </table:table-cell>
          <table:table-cell office:value-type="float" office:value="101041" calcext:value-type="float">
            <text:p>101041</text:p>
          </table:table-cell>
          <table:table-cell office:value-type="float" office:value="103963" calcext:value-type="float">
            <text:p>103963</text:p>
          </table:table-cell>
          <table:table-cell office:value-type="float" office:value="104807" calcext:value-type="float">
            <text:p>104807</text:p>
          </table:table-cell>
          <table:table-cell office:value-type="float" office:value="105712" calcext:value-type="float">
            <text:p>105712</text:p>
          </table:table-cell>
          <table:table-cell office:value-type="float" office:value="106578" calcext:value-type="float">
            <text:p>106578</text:p>
          </table:table-cell>
          <table:table-cell office:value-type="float" office:value="107318" calcext:value-type="float">
            <text:p>107318</text:p>
          </table:table-cell>
          <table:table-cell office:value-type="float" office:value="107818" calcext:value-type="float">
            <text:p>107818</text:p>
          </table:table-cell>
          <table:table-cell office:value-type="float" office:value="108095" calcext:value-type="float">
            <text:p>108095</text:p>
          </table:table-cell>
          <table:table-cell office:value-type="float" office:value="108357" calcext:value-type="float">
            <text:p>108357</text:p>
          </table:table-cell>
          <table:table-cell office:value-type="float" office:value="108537" calcext:value-type="float">
            <text:p>108537</text:p>
          </table:table-cell>
          <table:table-cell office:value-type="float" office:value="108599" calcext:value-type="float">
            <text:p>108599</text:p>
          </table:table-cell>
          <table:table-cell office:value-type="float" office:value="108642" calcext:value-type="float">
            <text:p>108642</text:p>
          </table:table-cell>
          <table:table-cell office:value-type="float" office:value="108549" calcext:value-type="float">
            <text:p>108549</text:p>
          </table:table-cell>
          <table:table-cell office:value-type="float" office:value="108510" calcext:value-type="float">
            <text:p>108510</text:p>
          </table:table-cell>
          <table:table-cell office:value-type="float" office:value="108506" calcext:value-type="float">
            <text:p>108506</text:p>
          </table:table-cell>
          <table:table-cell office:value-type="float" office:value="108467" calcext:value-type="float">
            <text:p>108467</text:p>
          </table:table-cell>
          <table:table-cell office:value-type="float" office:value="108454" calcext:value-type="float">
            <text:p>108454</text:p>
          </table:table-cell>
          <table:table-cell office:value-type="float" office:value="108371" calcext:value-type="float">
            <text:p>108371</text:p>
          </table:table-cell>
          <table:table-cell office:value-type="float" office:value="108339" calcext:value-type="float">
            <text:p>108339</text:p>
          </table:table-cell>
          <table:table-cell office:value-type="float" office:value="108399" calcext:value-type="float">
            <text:p>108399</text:p>
          </table:table-cell>
          <table:table-cell office:value-type="float" office:value="108405" calcext:value-type="float">
            <text:p>108405</text:p>
          </table:table-cell>
          <table:table-cell office:value-type="float" office:value="108358" calcext:value-type="float">
            <text:p>108358</text:p>
          </table:table-cell>
          <table:table-cell office:value-type="float" office:value="108292" calcext:value-type="float">
            <text:p>108292</text:p>
          </table:table-cell>
          <table:table-cell office:value-type="float" office:value="108191" calcext:value-type="float">
            <text:p>108191</text:p>
          </table:table-cell>
          <table:table-cell office:value-type="float" office:value="108044" calcext:value-type="float">
            <text:p>108044</text:p>
          </table:table-cell>
          <table:table-cell office:value-type="float" office:value="107884" calcext:value-type="float">
            <text:p>107884</text:p>
          </table:table-cell>
          <table:table-cell office:value-type="float" office:value="107710" calcext:value-type="float">
            <text:p>107710</text:p>
          </table:table-cell>
          <table:table-cell office:value-type="float" office:value="107510" calcext:value-type="float">
            <text:p>107510</text:p>
          </table:table-cell>
          <table:table-cell office:value-type="float" office:value="107268" calcext:value-type="float">
            <text:p>107268</text:p>
          </table:table-cell>
          <table:table-cell office:value-type="float" office:value="106977" calcext:value-type="float">
            <text:p>106977</text:p>
          </table:table-cell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M</text:p>
          </table:table-cell>
          <table:table-cell office:value-type="float" office:value="32670039" calcext:value-type="float">
            <text:p>32670039</text:p>
          </table:table-cell>
          <table:table-cell office:value-type="float" office:value="33666110" calcext:value-type="float">
            <text:p>33666110</text:p>
          </table:table-cell>
          <table:table-cell office:value-type="float" office:value="34683407" calcext:value-type="float">
            <text:p>34683407</text:p>
          </table:table-cell>
          <table:table-cell office:value-type="float" office:value="35721217" calcext:value-type="float">
            <text:p>35721217</text:p>
          </table:table-cell>
          <table:table-cell office:value-type="float" office:value="36779999" calcext:value-type="float">
            <text:p>36779999</text:p>
          </table:table-cell>
          <table:table-cell office:value-type="float" office:value="37858951" calcext:value-type="float">
            <text:p>37858951</text:p>
          </table:table-cell>
          <table:table-cell office:value-type="float" office:value="38958048" calcext:value-type="float">
            <text:p>38958048</text:p>
          </table:table-cell>
          <table:table-cell office:value-type="float" office:value="40072948" calcext:value-type="float">
            <text:p>40072948</text:p>
          </table:table-cell>
          <table:table-cell office:value-type="float" office:value="41193601" calcext:value-type="float">
            <text:p>41193601</text:p>
          </table:table-cell>
          <table:table-cell office:value-type="float" office:value="42307146" calcext:value-type="float">
            <text:p>42307146</text:p>
          </table:table-cell>
          <table:table-cell office:value-type="float" office:value="43404793" calcext:value-type="float">
            <text:p>43404793</text:p>
          </table:table-cell>
          <table:table-cell office:value-type="float" office:value="44484035" calcext:value-type="float">
            <text:p>44484035</text:p>
          </table:table-cell>
          <table:table-cell office:value-type="float" office:value="45548479" calcext:value-type="float">
            <text:p>45548479</text:p>
          </table:table-cell>
          <table:table-cell office:value-type="float" office:value="46603525" calcext:value-type="float">
            <text:p>46603525</text:p>
          </table:table-cell>
          <table:table-cell office:value-type="float" office:value="47657561" calcext:value-type="float">
            <text:p>47657561</text:p>
          </table:table-cell>
          <table:table-cell office:value-type="float" office:value="48718189" calcext:value-type="float">
            <text:p>48718189</text:p>
          </table:table-cell>
          <table:table-cell office:value-type="float" office:value="49785282" calcext:value-type="float">
            <text:p>49785282</text:p>
          </table:table-cell>
          <table:table-cell office:value-type="float" office:value="50861162" calcext:value-type="float">
            <text:p>50861162</text:p>
          </table:table-cell>
          <table:table-cell office:value-type="float" office:value="51959015" calcext:value-type="float">
            <text:p>51959015</text:p>
          </table:table-cell>
          <table:table-cell office:value-type="float" office:value="53095408" calcext:value-type="float">
            <text:p>53095408</text:p>
          </table:table-cell>
          <table:table-cell office:value-type="float" office:value="54281846" calcext:value-type="float">
            <text:p>54281846</text:p>
          </table:table-cell>
          <table:table-cell office:value-type="float" office:value="55522803" calcext:value-type="float">
            <text:p>55522803</text:p>
          </table:table-cell>
          <table:table-cell office:value-type="float" office:value="56814306" calcext:value-type="float">
            <text:p>56814306</text:p>
          </table:table-cell>
          <table:table-cell office:value-type="float" office:value="58148384" calcext:value-type="float">
            <text:p>58148384</text:p>
          </table:table-cell>
          <table:table-cell office:value-type="float" office:value="59512619" calcext:value-type="float">
            <text:p>59512619</text:p>
          </table:table-cell>
          <table:table-cell office:value-type="float" office:value="60896721" calcext:value-type="float">
            <text:p>60896721</text:p>
          </table:table-cell>
          <table:table-cell office:value-type="float" office:value="62293856" calcext:value-type="float">
            <text:p>62293856</text:p>
          </table:table-cell>
          <table:table-cell office:value-type="float" office:value="63701972" calcext:value-type="float">
            <text:p>63701972</text:p>
          </table:table-cell>
          <table:table-cell office:value-type="float" office:value="65120439" calcext:value-type="float">
            <text:p>65120439</text:p>
          </table:table-cell>
          <table:table-cell office:value-type="float" office:value="66550234" calcext:value-type="float">
            <text:p>66550234</text:p>
          </table:table-cell>
          <table:table-cell office:value-type="float" office:value="67988862" calcext:value-type="float">
            <text:p>67988862</text:p>
          </table:table-cell>
          <table:table-cell office:value-type="float" office:value="69436954" calcext:value-type="float">
            <text:p>69436954</text:p>
          </table:table-cell>
          <table:table-cell office:value-type="float" office:value="70883481" calcext:value-type="float">
            <text:p>70883481</text:p>
          </table:table-cell>
          <table:table-cell office:value-type="float" office:value="72300308" calcext:value-type="float">
            <text:p>72300308</text:p>
          </table:table-cell>
          <table:table-cell office:value-type="float" office:value="73651218" calcext:value-type="float">
            <text:p>73651218</text:p>
          </table:table-cell>
          <table:table-cell office:value-type="float" office:value="74910461" calcext:value-type="float">
            <text:p>74910461</text:p>
          </table:table-cell>
          <table:table-cell office:value-type="float" office:value="76068743" calcext:value-type="float">
            <text:p>76068743</text:p>
          </table:table-cell>
          <table:table-cell office:value-type="float" office:value="77133214" calcext:value-type="float">
            <text:p>77133214</text:p>
          </table:table-cell>
          <table:table-cell office:value-type="float" office:value="78115710" calcext:value-type="float">
            <text:p>78115710</text:p>
          </table:table-cell>
          <table:table-cell office:value-type="float" office:value="79035871" calcext:value-type="float">
            <text:p>79035871</text:p>
          </table:table-cell>
          <table:table-cell office:value-type="float" office:value="79910412" calcext:value-type="float">
            <text:p>79910412</text:p>
          </table:table-cell>
          <table:table-cell office:value-type="float" office:value="80742499" calcext:value-type="float">
            <text:p>80742499</text:p>
          </table:table-cell>
          <table:table-cell office:value-type="float" office:value="81534407" calcext:value-type="float">
            <text:p>81534407</text:p>
          </table:table-cell>
          <table:table-cell office:value-type="float" office:value="82301656" calcext:value-type="float">
            <text:p>82301656</text:p>
          </table:table-cell>
          <table:table-cell office:value-type="float" office:value="83062821" calcext:value-type="float">
            <text:p>83062821</text:p>
          </table:table-cell>
          <table:table-cell office:value-type="float" office:value="83832661" calcext:value-type="float">
            <text:p>83832661</text:p>
          </table:table-cell>
          <table:table-cell office:value-type="float" office:value="84617540" calcext:value-type="float">
            <text:p>84617540</text:p>
          </table:table-cell>
          <table:table-cell office:value-type="float" office:value="85419591" calcext:value-type="float">
            <text:p>85419591</text:p>
          </table:table-cell>
          <table:table-cell office:value-type="float" office:value="86243413" calcext:value-type="float">
            <text:p>86243413</text:p>
          </table:table-cell>
          <table:table-cell office:value-type="float" office:value="87092252" calcext:value-type="float">
            <text:p>87092252</text:p>
          </table:table-cell>
          <table:table-cell office:value-type="float" office:value="87967651" calcext:value-type="float">
            <text:p>87967651</text:p>
          </table:table-cell>
          <table:table-cell office:value-type="float" office:value="88871561" calcext:value-type="float">
            <text:p>88871561</text:p>
          </table:table-cell>
          <table:table-cell office:value-type="float" office:value="89802487" calcext:value-type="float">
            <text:p>89802487</text:p>
          </table:table-cell>
          <table:table-cell office:value-type="float" office:value="90753472" calcext:value-type="float">
            <text:p>90753472</text:p>
          </table:table-cell>
          <table:table-cell office:value-type="float" office:value="91714595" calcext:value-type="float">
            <text:p>91714595</text:p>
          </table:table-cell>
          <table:table-cell office:value-type="float" office:value="92677076" calcext:value-type="float">
            <text:p>92677076</text:p>
          </table:table-cell>
          <table:table-cell office:value-type="float" office:value="93638724" calcext:value-type="float">
            <text:p>93638724</text:p>
          </table:table-cell>
          <table:table-cell office:value-type="float" office:value="94596642" calcext:value-type="float">
            <text:p>94596642</text:p>
          </table:table-cell>
          <table:table-cell office:value-type="float" office:value="95540395" calcext:value-type="float">
            <text:p>95540395</text:p>
          </table:table-cell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T</text:p>
          </table:table-cell>
          <table:table-cell office:value-type="float" office:value="63689" calcext:value-type="float">
            <text:p>63689</text:p>
          </table:table-cell>
          <table:table-cell office:value-type="float" office:value="65705" calcext:value-type="float">
            <text:p>65705</text:p>
          </table:table-cell>
          <table:table-cell office:value-type="float" office:value="67794" calcext:value-type="float">
            <text:p>67794</text:p>
          </table:table-cell>
          <table:table-cell office:value-type="float" office:value="69946" calcext:value-type="float">
            <text:p>69946</text:p>
          </table:table-cell>
          <table:table-cell office:value-type="float" office:value="72115" calcext:value-type="float">
            <text:p>72115</text:p>
          </table:table-cell>
          <table:table-cell office:value-type="float" office:value="74270" calcext:value-type="float">
            <text:p>74270</text:p>
          </table:table-cell>
          <table:table-cell office:value-type="float" office:value="76395" calcext:value-type="float">
            <text:p>76395</text:p>
          </table:table-cell>
          <table:table-cell office:value-type="float" office:value="78499" calcext:value-type="float">
            <text:p>78499</text:p>
          </table:table-cell>
          <table:table-cell office:value-type="float" office:value="80657" calcext:value-type="float">
            <text:p>80657</text:p>
          </table:table-cell>
          <table:table-cell office:value-type="float" office:value="82927" calcext:value-type="float">
            <text:p>82927</text:p>
          </table:table-cell>
          <table:table-cell office:value-type="float" office:value="85377" calcext:value-type="float">
            <text:p>85377</text:p>
          </table:table-cell>
          <table:table-cell office:value-type="float" office:value="88010" calcext:value-type="float">
            <text:p>88010</text:p>
          </table:table-cell>
          <table:table-cell office:value-type="float" office:value="90809" calcext:value-type="float">
            <text:p>90809</text:p>
          </table:table-cell>
          <table:table-cell office:value-type="float" office:value="93747" calcext:value-type="float">
            <text:p>93747</text:p>
          </table:table-cell>
          <table:table-cell office:value-type="float" office:value="96774" calcext:value-type="float">
            <text:p>96774</text:p>
          </table:table-cell>
          <table:table-cell office:value-type="float" office:value="99859" calcext:value-type="float">
            <text:p>99859</text:p>
          </table:table-cell>
          <table:table-cell office:value-type="float" office:value="103006" calcext:value-type="float">
            <text:p>103006</text:p>
          </table:table-cell>
          <table:table-cell office:value-type="float" office:value="106200" calcext:value-type="float">
            <text:p>106200</text:p>
          </table:table-cell>
          <table:table-cell office:value-type="float" office:value="109405" calcext:value-type="float">
            <text:p>109405</text:p>
          </table:table-cell>
          <table:table-cell office:value-type="float" office:value="112549" calcext:value-type="float">
            <text:p>112549</text:p>
          </table:table-cell>
          <table:table-cell office:value-type="float" office:value="115597" calcext:value-type="float">
            <text:p>115597</text:p>
          </table:table-cell>
          <table:table-cell office:value-type="float" office:value="118541" calcext:value-type="float">
            <text:p>118541</text:p>
          </table:table-cell>
          <table:table-cell office:value-type="float" office:value="121395" calcext:value-type="float">
            <text:p>121395</text:p>
          </table:table-cell>
          <table:table-cell office:value-type="float" office:value="124209" calcext:value-type="float">
            <text:p>124209</text:p>
          </table:table-cell>
          <table:table-cell office:value-type="float" office:value="127049" calcext:value-type="float">
            <text:p>127049</text:p>
          </table:table-cell>
          <table:table-cell office:value-type="float" office:value="129984" calcext:value-type="float">
            <text:p>129984</text:p>
          </table:table-cell>
          <table:table-cell office:value-type="float" office:value="132995" calcext:value-type="float">
            <text:p>132995</text:p>
          </table:table-cell>
          <table:table-cell office:value-type="float" office:value="136079" calcext:value-type="float">
            <text:p>136079</text:p>
          </table:table-cell>
          <table:table-cell office:value-type="float" office:value="139315" calcext:value-type="float">
            <text:p>139315</text:p>
          </table:table-cell>
          <table:table-cell office:value-type="float" office:value="142794" calcext:value-type="float">
            <text:p>142794</text:p>
          </table:table-cell>
          <table:table-cell office:value-type="float" office:value="146573" calcext:value-type="float">
            <text:p>146573</text:p>
          </table:table-cell>
          <table:table-cell office:value-type="float" office:value="150716" calcext:value-type="float">
            <text:p>150716</text:p>
          </table:table-cell>
          <table:table-cell office:value-type="float" office:value="155170" calcext:value-type="float">
            <text:p>155170</text:p>
          </table:table-cell>
          <table:table-cell office:value-type="float" office:value="159744" calcext:value-type="float">
            <text:p>159744</text:p>
          </table:table-cell>
          <table:table-cell office:value-type="float" office:value="164129" calcext:value-type="float">
            <text:p>164129</text:p>
          </table:table-cell>
          <table:table-cell office:value-type="float" office:value="168158" calcext:value-type="float">
            <text:p>168158</text:p>
          </table:table-cell>
          <table:table-cell office:value-type="float" office:value="171722" calcext:value-type="float">
            <text:p>171722</text:p>
          </table:table-cell>
          <table:table-cell office:value-type="float" office:value="174921" calcext:value-type="float">
            <text:p>174921</text:p>
          </table:table-cell>
          <table:table-cell office:value-type="float" office:value="177987" calcext:value-type="float">
            <text:p>177987</text:p>
          </table:table-cell>
          <table:table-cell office:value-type="float" office:value="181265" calcext:value-type="float">
            <text:p>181265</text:p>
          </table:table-cell>
          <table:table-cell office:value-type="float" office:value="184972" calcext:value-type="float">
            <text:p>184972</text:p>
          </table:table-cell>
          <table:table-cell office:value-type="float" office:value="189219" calcext:value-type="float">
            <text:p>189219</text:p>
          </table:table-cell>
          <table:table-cell office:value-type="float" office:value="193920" calcext:value-type="float">
            <text:p>193920</text:p>
          </table:table-cell>
          <table:table-cell office:value-type="float" office:value="198959" calcext:value-type="float">
            <text:p>198959</text:p>
          </table:table-cell>
          <table:table-cell office:value-type="float" office:value="204127" calcext:value-type="float">
            <text:p>204127</text:p>
          </table:table-cell>
          <table:table-cell office:value-type="float" office:value="209282" calcext:value-type="float">
            <text:p>209282</text:p>
          </table:table-cell>
          <table:table-cell office:value-type="float" office:value="214370" calcext:value-type="float">
            <text:p>214370</text:p>
          </table:table-cell>
          <table:table-cell office:value-type="float" office:value="219472" calcext:value-type="float">
            <text:p>219472</text:p>
          </table:table-cell>
          <table:table-cell office:value-type="float" office:value="224704" calcext:value-type="float">
            <text:p>224704</text:p>
          </table:table-cell>
          <table:table-cell office:value-type="float" office:value="230247" calcext:value-type="float">
            <text:p>230247</text:p>
          </table:table-cell>
          <table:table-cell office:value-type="float" office:value="236211" calcext:value-type="float">
            <text:p>236211</text:p>
          </table:table-cell>
          <table:table-cell office:value-type="float" office:value="242653" calcext:value-type="float">
            <text:p>242653</text:p>
          </table:table-cell>
          <table:table-cell office:value-type="float" office:value="249499" calcext:value-type="float">
            <text:p>249499</text:p>
          </table:table-cell>
          <table:table-cell office:value-type="float" office:value="256635" calcext:value-type="float">
            <text:p>256635</text:p>
          </table:table-cell>
          <table:table-cell office:value-type="float" office:value="263888" calcext:value-type="float">
            <text:p>263888</text:p>
          </table:table-cell>
          <table:table-cell office:value-type="float" office:value="271130" calcext:value-type="float">
            <text:p>271130</text:p>
          </table:table-cell>
          <table:table-cell office:value-type="float" office:value="278330" calcext:value-type="float">
            <text:p>278330</text:p>
          </table:table-cell>
          <table:table-cell office:value-type="float" office:value="285510" calcext:value-type="float">
            <text:p>285510</text:p>
          </table:table-cell>
          <table:table-cell office:value-type="float" office:value="292680" calcext:value-type="float">
            <text:p>292680</text:p>
          </table:table-cell>
        </table:table-row>
        <table:table-row table:style-name="ro1">
          <table:table-cell office:value-type="string" calcext:value-type="string">
            <text:p>Monde</text:p>
          </table:table-cell>
          <table:table-cell office:value-type="string" calcext:value-type="string">
            <text:p>WLD</text:p>
          </table:table-cell>
          <table:table-cell office:value-type="float" office:value="3032019978" calcext:value-type="float">
            <text:p>3032019978</text:p>
          </table:table-cell>
          <table:table-cell office:value-type="float" office:value="3073077563" calcext:value-type="float">
            <text:p>3073077563</text:p>
          </table:table-cell>
          <table:table-cell office:value-type="float" office:value="3126066253" calcext:value-type="float">
            <text:p>3126066253</text:p>
          </table:table-cell>
          <table:table-cell office:value-type="float" office:value="3191186048" calcext:value-type="float">
            <text:p>3191186048</text:p>
          </table:table-cell>
          <table:table-cell office:value-type="float" office:value="3256700083" calcext:value-type="float">
            <text:p>3256700083</text:p>
          </table:table-cell>
          <table:table-cell office:value-type="float" office:value="3323623700" calcext:value-type="float">
            <text:p>3323623700</text:p>
          </table:table-cell>
          <table:table-cell office:value-type="float" office:value="3393699205" calcext:value-type="float">
            <text:p>3393699205</text:p>
          </table:table-cell>
          <table:table-cell office:value-type="float" office:value="3463147267" calcext:value-type="float">
            <text:p>3463147267</text:p>
          </table:table-cell>
          <table:table-cell office:value-type="float" office:value="3533536526" calcext:value-type="float">
            <text:p>3533536526</text:p>
          </table:table-cell>
          <table:table-cell office:value-type="float" office:value="3608235815" calcext:value-type="float">
            <text:p>3608235815</text:p>
          </table:table-cell>
          <table:table-cell office:value-type="float" office:value="3683676306" calcext:value-type="float">
            <text:p>3683676306</text:p>
          </table:table-cell>
          <table:table-cell office:value-type="float" office:value="3761307048" calcext:value-type="float">
            <text:p>3761307048</text:p>
          </table:table-cell>
          <table:table-cell office:value-type="float" office:value="3837726171" calcext:value-type="float">
            <text:p>3837726171</text:p>
          </table:table-cell>
          <table:table-cell office:value-type="float" office:value="3913217944" calcext:value-type="float">
            <text:p>3913217944</text:p>
          </table:table-cell>
          <table:table-cell office:value-type="float" office:value="3989385034" calcext:value-type="float">
            <text:p>3989385034</text:p>
          </table:table-cell>
          <table:table-cell office:value-type="float" office:value="4063806523" calcext:value-type="float">
            <text:p>4063806523</text:p>
          </table:table-cell>
          <table:table-cell office:value-type="float" office:value="4136393107" calcext:value-type="float">
            <text:p>4136393107</text:p>
          </table:table-cell>
          <table:table-cell office:value-type="float" office:value="4208770941" calcext:value-type="float">
            <text:p>4208770941</text:p>
          </table:table-cell>
          <table:table-cell office:value-type="float" office:value="4282341460" calcext:value-type="float">
            <text:p>4282341460</text:p>
          </table:table-cell>
          <table:table-cell office:value-type="float" office:value="4357793599" calcext:value-type="float">
            <text:p>4357793599</text:p>
          </table:table-cell>
          <table:table-cell office:value-type="float" office:value="4434021975" calcext:value-type="float">
            <text:p>4434021975</text:p>
          </table:table-cell>
          <table:table-cell office:value-type="float" office:value="4512268962" calcext:value-type="float">
            <text:p>4512268962</text:p>
          </table:table-cell>
          <table:table-cell office:value-type="float" office:value="4593454253" calcext:value-type="float">
            <text:p>4593454253</text:p>
          </table:table-cell>
          <table:table-cell office:value-type="float" office:value="4675367633" calcext:value-type="float">
            <text:p>4675367633</text:p>
          </table:table-cell>
          <table:table-cell office:value-type="float" office:value="4756998073" calcext:value-type="float">
            <text:p>4756998073</text:p>
          </table:table-cell>
          <table:table-cell office:value-type="float" office:value="4840155168" calcext:value-type="float">
            <text:p>4840155168</text:p>
          </table:table-cell>
          <table:table-cell office:value-type="float" office:value="4925801334" calcext:value-type="float">
            <text:p>4925801334</text:p>
          </table:table-cell>
          <table:table-cell office:value-type="float" office:value="5013576387" calcext:value-type="float">
            <text:p>5013576387</text:p>
          </table:table-cell>
          <table:table-cell office:value-type="float" office:value="5102293348" calcext:value-type="float">
            <text:p>5102293348</text:p>
          </table:table-cell>
          <table:table-cell office:value-type="float" office:value="5190965222" calcext:value-type="float">
            <text:p>5190965222</text:p>
          </table:table-cell>
          <table:table-cell office:value-type="float" office:value="5281340078" calcext:value-type="float">
            <text:p>5281340078</text:p>
          </table:table-cell>
          <table:table-cell office:value-type="float" office:value="5369210095" calcext:value-type="float">
            <text:p>5369210095</text:p>
          </table:table-cell>
          <table:table-cell office:value-type="float" office:value="5453393960" calcext:value-type="float">
            <text:p>5453393960</text:p>
          </table:table-cell>
          <table:table-cell office:value-type="float" office:value="5538448726" calcext:value-type="float">
            <text:p>5538448726</text:p>
          </table:table-cell>
          <table:table-cell office:value-type="float" office:value="5622575421" calcext:value-type="float">
            <text:p>5622575421</text:p>
          </table:table-cell>
          <table:table-cell office:value-type="float" office:value="5707533023" calcext:value-type="float">
            <text:p>5707533023</text:p>
          </table:table-cell>
          <table:table-cell office:value-type="float" office:value="5790454220" calcext:value-type="float">
            <text:p>5790454220</text:p>
          </table:table-cell>
          <table:table-cell office:value-type="float" office:value="5873071768" calcext:value-type="float">
            <text:p>5873071768</text:p>
          </table:table-cell>
          <table:table-cell office:value-type="float" office:value="5954810550" calcext:value-type="float">
            <text:p>5954810550</text:p>
          </table:table-cell>
          <table:table-cell office:value-type="float" office:value="6035284135" calcext:value-type="float">
            <text:p>6035284135</text:p>
          </table:table-cell>
          <table:table-cell office:value-type="float" office:value="6115108363" calcext:value-type="float">
            <text:p>6115108363</text:p>
          </table:table-cell>
          <table:table-cell office:value-type="float" office:value="6194460444" calcext:value-type="float">
            <text:p>6194460444</text:p>
          </table:table-cell>
          <table:table-cell office:value-type="float" office:value="6273526441" calcext:value-type="float">
            <text:p>6273526441</text:p>
          </table:table-cell>
          <table:table-cell office:value-type="float" office:value="6352677699" calcext:value-type="float">
            <text:p>6352677699</text:p>
          </table:table-cell>
          <table:table-cell office:value-type="float" office:value="6432374971" calcext:value-type="float">
            <text:p>6432374971</text:p>
          </table:table-cell>
          <table:table-cell office:value-type="float" office:value="6512602867" calcext:value-type="float">
            <text:p>6512602867</text:p>
          </table:table-cell>
          <table:table-cell office:value-type="float" office:value="6593623202" calcext:value-type="float">
            <text:p>6593623202</text:p>
          </table:table-cell>
          <table:table-cell office:value-type="float" office:value="6675130418" calcext:value-type="float">
            <text:p>6675130418</text:p>
          </table:table-cell>
          <table:table-cell office:value-type="float" office:value="6757887172" calcext:value-type="float">
            <text:p>6757887172</text:p>
          </table:table-cell>
          <table:table-cell office:value-type="float" office:value="6840591577" calcext:value-type="float">
            <text:p>6840591577</text:p>
          </table:table-cell>
          <table:table-cell office:value-type="float" office:value="6922947261" calcext:value-type="float">
            <text:p>6922947261</text:p>
          </table:table-cell>
          <table:table-cell office:value-type="float" office:value="7004011262" calcext:value-type="float">
            <text:p>7004011262</text:p>
          </table:table-cell>
          <table:table-cell office:value-type="float" office:value="7086993625" calcext:value-type="float">
            <text:p>7086993625</text:p>
          </table:table-cell>
          <table:table-cell office:value-type="float" office:value="7170961674" calcext:value-type="float">
            <text:p>7170961674</text:p>
          </table:table-cell>
          <table:table-cell office:value-type="float" office:value="7255653881" calcext:value-type="float">
            <text:p>7255653881</text:p>
          </table:table-cell>
          <table:table-cell office:value-type="float" office:value="7340548192" calcext:value-type="float">
            <text:p>7340548192</text:p>
          </table:table-cell>
          <table:table-cell office:value-type="float" office:value="7426103221" calcext:value-type="float">
            <text:p>7426103221</text:p>
          </table:table-cell>
          <table:table-cell office:value-type="float" office:value="7510990456" calcext:value-type="float">
            <text:p>7510990456</text:p>
          </table:table-cell>
          <table:table-cell office:value-type="float" office:value="7594270356" calcext:value-type="float">
            <text:p>7594270356</text:p>
          </table:table-cell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M</text:p>
          </table:table-cell>
          <table:table-cell office:value-type="float" office:value="108629" calcext:value-type="float">
            <text:p>108629</text:p>
          </table:table-cell>
          <table:table-cell office:value-type="float" office:value="112105" calcext:value-type="float">
            <text:p>112105</text:p>
          </table:table-cell>
          <table:table-cell office:value-type="float" office:value="115776" calcext:value-type="float">
            <text:p>115776</text:p>
          </table:table-cell>
          <table:table-cell office:value-type="float" office:value="119559" calcext:value-type="float">
            <text:p>119559</text:p>
          </table:table-cell>
          <table:table-cell office:value-type="float" office:value="123342" calcext:value-type="float">
            <text:p>123342</text:p>
          </table:table-cell>
          <table:table-cell office:value-type="float" office:value="127054" calcext:value-type="float">
            <text:p>127054</text:p>
          </table:table-cell>
          <table:table-cell office:value-type="float" office:value="130673" calcext:value-type="float">
            <text:p>130673</text:p>
          </table:table-cell>
          <table:table-cell office:value-type="float" office:value="134177" calcext:value-type="float">
            <text:p>134177</text:p>
          </table:table-cell>
          <table:table-cell office:value-type="float" office:value="137487" calcext:value-type="float">
            <text:p>137487</text:p>
          </table:table-cell>
          <table:table-cell office:value-type="float" office:value="140500" calcext:value-type="float">
            <text:p>140500</text:p>
          </table:table-cell>
          <table:table-cell office:value-type="float" office:value="143149" calcext:value-type="float">
            <text:p>143149</text:p>
          </table:table-cell>
          <table:table-cell office:value-type="float" office:value="145413" calcext:value-type="float">
            <text:p>145413</text:p>
          </table:table-cell>
          <table:table-cell office:value-type="float" office:value="147296" calcext:value-type="float">
            <text:p>147296</text:p>
          </table:table-cell>
          <table:table-cell office:value-type="float" office:value="148864" calcext:value-type="float">
            <text:p>148864</text:p>
          </table:table-cell>
          <table:table-cell office:value-type="float" office:value="150198" calcext:value-type="float">
            <text:p>150198</text:p>
          </table:table-cell>
          <table:table-cell office:value-type="float" office:value="151359" calcext:value-type="float">
            <text:p>151359</text:p>
          </table:table-cell>
          <table:table-cell office:value-type="float" office:value="152367" calcext:value-type="float">
            <text:p>152367</text:p>
          </table:table-cell>
          <table:table-cell office:value-type="float" office:value="153224" calcext:value-type="float">
            <text:p>153224</text:p>
          </table:table-cell>
          <table:table-cell office:value-type="float" office:value="153987" calcext:value-type="float">
            <text:p>153987</text:p>
          </table:table-cell>
          <table:table-cell office:value-type="float" office:value="154739" calcext:value-type="float">
            <text:p>154739</text:p>
          </table:table-cell>
          <table:table-cell office:value-type="float" office:value="155525" calcext:value-type="float">
            <text:p>155525</text:p>
          </table:table-cell>
          <table:table-cell office:value-type="float" office:value="156407" calcext:value-type="float">
            <text:p>156407</text:p>
          </table:table-cell>
          <table:table-cell office:value-type="float" office:value="157372" calcext:value-type="float">
            <text:p>157372</text:p>
          </table:table-cell>
          <table:table-cell office:value-type="float" office:value="158352" calcext:value-type="float">
            <text:p>158352</text:p>
          </table:table-cell>
          <table:table-cell office:value-type="float" office:value="159248" calcext:value-type="float">
            <text:p>159248</text:p>
          </table:table-cell>
          <table:table-cell office:value-type="float" office:value="159990" calcext:value-type="float">
            <text:p>159990</text:p>
          </table:table-cell>
          <table:table-cell office:value-type="float" office:value="160544" calcext:value-type="float">
            <text:p>160544</text:p>
          </table:table-cell>
          <table:table-cell office:value-type="float" office:value="160965" calcext:value-type="float">
            <text:p>160965</text:p>
          </table:table-cell>
          <table:table-cell office:value-type="float" office:value="161376" calcext:value-type="float">
            <text:p>161376</text:p>
          </table:table-cell>
          <table:table-cell office:value-type="float" office:value="161940" calcext:value-type="float">
            <text:p>161940</text:p>
          </table:table-cell>
          <table:table-cell office:value-type="float" office:value="162803" calcext:value-type="float">
            <text:p>162803</text:p>
          </table:table-cell>
          <table:table-cell office:value-type="float" office:value="163997" calcext:value-type="float">
            <text:p>163997</text:p>
          </table:table-cell>
          <table:table-cell office:value-type="float" office:value="165490" calcext:value-type="float">
            <text:p>165490</text:p>
          </table:table-cell>
          <table:table-cell office:value-type="float" office:value="167119" calcext:value-type="float">
            <text:p>167119</text:p>
          </table:table-cell>
          <table:table-cell office:value-type="float" office:value="168694" calcext:value-type="float">
            <text:p>168694</text:p>
          </table:table-cell>
          <table:table-cell office:value-type="float" office:value="170054" calcext:value-type="float">
            <text:p>170054</text:p>
          </table:table-cell>
          <table:table-cell office:value-type="float" office:value="171165" calcext:value-type="float">
            <text:p>171165</text:p>
          </table:table-cell>
          <table:table-cell office:value-type="float" office:value="172068" calcext:value-type="float">
            <text:p>172068</text:p>
          </table:table-cell>
          <table:table-cell office:value-type="float" office:value="172839" calcext:value-type="float">
            <text:p>172839</text:p>
          </table:table-cell>
          <table:table-cell office:value-type="float" office:value="173609" calcext:value-type="float">
            <text:p>173609</text:p>
          </table:table-cell>
          <table:table-cell office:value-type="float" office:value="174454" calcext:value-type="float">
            <text:p>174454</text:p>
          </table:table-cell>
          <table:table-cell office:value-type="float" office:value="175392" calcext:value-type="float">
            <text:p>175392</text:p>
          </table:table-cell>
          <table:table-cell office:value-type="float" office:value="176407" calcext:value-type="float">
            <text:p>176407</text:p>
          </table:table-cell>
          <table:table-cell office:value-type="float" office:value="177484" calcext:value-type="float">
            <text:p>177484</text:p>
          </table:table-cell>
          <table:table-cell office:value-type="float" office:value="178590" calcext:value-type="float">
            <text:p>178590</text:p>
          </table:table-cell>
          <table:table-cell office:value-type="float" office:value="179727" calcext:value-type="float">
            <text:p>179727</text:p>
          </table:table-cell>
          <table:table-cell office:value-type="float" office:value="180876" calcext:value-type="float">
            <text:p>180876</text:p>
          </table:table-cell>
          <table:table-cell office:value-type="float" office:value="182046" calcext:value-type="float">
            <text:p>182046</text:p>
          </table:table-cell>
          <table:table-cell office:value-type="float" office:value="183263" calcext:value-type="float">
            <text:p>183263</text:p>
          </table:table-cell>
          <table:table-cell office:value-type="float" office:value="184556" calcext:value-type="float">
            <text:p>184556</text:p>
          </table:table-cell>
          <table:table-cell office:value-type="float" office:value="185949" calcext:value-type="float">
            <text:p>185949</text:p>
          </table:table-cell>
          <table:table-cell office:value-type="float" office:value="187469" calcext:value-type="float">
            <text:p>187469</text:p>
          </table:table-cell>
          <table:table-cell office:value-type="float" office:value="189088" calcext:value-type="float">
            <text:p>189088</text:p>
          </table:table-cell>
          <table:table-cell office:value-type="float" office:value="190717" calcext:value-type="float">
            <text:p>190717</text:p>
          </table:table-cell>
          <table:table-cell office:value-type="float" office:value="192221" calcext:value-type="float">
            <text:p>192221</text:p>
          </table:table-cell>
          <table:table-cell office:value-type="float" office:value="193513" calcext:value-type="float">
            <text:p>193513</text:p>
          </table:table-cell>
          <table:table-cell office:value-type="float" office:value="194535" calcext:value-type="float">
            <text:p>194535</text:p>
          </table:table-cell>
          <table:table-cell office:value-type="float" office:value="195352" calcext:value-type="float">
            <text:p>195352</text:p>
          </table:table-cell>
          <table:table-cell office:value-type="float" office:value="196130" calcext:value-type="float">
            <text:p>196130</text:p>
          </table:table-cell>
        </table:table-row>
        <table:table-row table:style-name="ro1">
          <table:table-cell office:value-type="string" calcext:value-type="string">
            <text:p>Kosovo</text:p>
          </table:table-cell>
          <table:table-cell office:value-type="string" calcext:value-type="string">
            <text:p>XKX</text:p>
          </table:table-cell>
          <table:table-cell office:value-type="float" office:value="947000" calcext:value-type="float">
            <text:p>947000</text:p>
          </table:table-cell>
          <table:table-cell office:value-type="float" office:value="966000" calcext:value-type="float">
            <text:p>966000</text:p>
          </table:table-cell>
          <table:table-cell office:value-type="float" office:value="994000" calcext:value-type="float">
            <text:p>994000</text:p>
          </table:table-cell>
          <table:table-cell office:value-type="float" office:value="1022000" calcext:value-type="float">
            <text:p>102200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1078000" calcext:value-type="float">
            <text:p>1078000</text:p>
          </table:table-cell>
          <table:table-cell office:value-type="float" office:value="1106000" calcext:value-type="float">
            <text:p>1106000</text:p>
          </table:table-cell>
          <table:table-cell office:value-type="float" office:value="1135000" calcext:value-type="float">
            <text:p>1135000</text:p>
          </table:table-cell>
          <table:table-cell office:value-type="float" office:value="1163000" calcext:value-type="float">
            <text:p>1163000</text:p>
          </table:table-cell>
          <table:table-cell office:value-type="float" office:value="1191000" calcext:value-type="float">
            <text:p>1191000</text:p>
          </table:table-cell>
          <table:table-cell office:value-type="float" office:value="1219000" calcext:value-type="float">
            <text:p>1219000</text:p>
          </table:table-cell>
          <table:table-cell office:value-type="float" office:value="1247000" calcext:value-type="float">
            <text:p>1247000</text:p>
          </table:table-cell>
          <table:table-cell office:value-type="float" office:value="1278000" calcext:value-type="float">
            <text:p>1278000</text:p>
          </table:table-cell>
          <table:table-cell office:value-type="float" office:value="1308000" calcext:value-type="float">
            <text:p>1308000</text:p>
          </table:table-cell>
          <table:table-cell office:value-type="float" office:value="1339000" calcext:value-type="float">
            <text:p>1339000</text:p>
          </table:table-cell>
          <table:table-cell office:value-type="float" office:value="1369000" calcext:value-type="float">
            <text:p>1369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430000" calcext:value-type="float">
            <text:p>1430000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1491000" calcext:value-type="float">
            <text:p>1491000</text:p>
          </table:table-cell>
          <table:table-cell office:value-type="float" office:value="1521000" calcext:value-type="float">
            <text:p>1521000</text:p>
          </table:table-cell>
          <table:table-cell office:value-type="float" office:value="1552000" calcext:value-type="float">
            <text:p>1552000</text:p>
          </table:table-cell>
          <table:table-cell office:value-type="float" office:value="1582000" calcext:value-type="float">
            <text:p>1582000</text:p>
          </table:table-cell>
          <table:table-cell office:value-type="float" office:value="1614000" calcext:value-type="float">
            <text:p>1614000</text:p>
          </table:table-cell>
          <table:table-cell office:value-type="float" office:value="1647000" calcext:value-type="float">
            <text:p>1647000</text:p>
          </table:table-cell>
          <table:table-cell office:value-type="float" office:value="1682000" calcext:value-type="float">
            <text:p>1682000</text:p>
          </table:table-cell>
          <table:table-cell office:value-type="float" office:value="1717000" calcext:value-type="float">
            <text:p>1717000</text:p>
          </table:table-cell>
          <table:table-cell office:value-type="float" office:value="1753000" calcext:value-type="float">
            <text:p>1753000</text:p>
          </table:table-cell>
          <table:table-cell office:value-type="float" office:value="1791000" calcext:value-type="float">
            <text:p>1791000</text:p>
          </table:table-cell>
          <table:table-cell office:value-type="float" office:value="1827000" calcext:value-type="float">
            <text:p>1827000</text:p>
          </table:table-cell>
          <table:table-cell office:value-type="float" office:value="1862000" calcext:value-type="float">
            <text:p>1862000</text:p>
          </table:table-cell>
          <table:table-cell office:value-type="float" office:value="1898000" calcext:value-type="float">
            <text:p>1898000</text:p>
          </table:table-cell>
          <table:table-cell office:value-type="float" office:value="1932000" calcext:value-type="float">
            <text:p>1932000</text:p>
          </table:table-cell>
          <table:table-cell office:value-type="float" office:value="1965000" calcext:value-type="float">
            <text:p>1965000</text:p>
          </table:table-cell>
          <table:table-cell office:value-type="float" office:value="1997000" calcext:value-type="float">
            <text:p>1997000</text:p>
          </table:table-cell>
          <table:table-cell office:value-type="float" office:value="2029000" calcext:value-type="float">
            <text:p>2029000</text:p>
          </table:table-cell>
          <table:table-cell office:value-type="float" office:value="2059000" calcext:value-type="float">
            <text:p>2059000</text:p>
          </table:table-cell>
          <table:table-cell office:value-type="float" office:value="2086000" calcext:value-type="float">
            <text:p>2086000</text:p>
          </table:table-cell>
          <table:table-cell office:value-type="float" office:value="1966000" calcext:value-type="float">
            <text:p>1966000</text:p>
          </table:table-cell>
          <table:table-cell office:value-type="float" office:value="1762000" calcext:value-type="float">
            <text:p>1762000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701154" calcext:value-type="float">
            <text:p>1701154</text:p>
          </table:table-cell>
          <table:table-cell office:value-type="float" office:value="1702310" calcext:value-type="float">
            <text:p>1702310</text:p>
          </table:table-cell>
          <table:table-cell office:value-type="float" office:value="1703466" calcext:value-type="float">
            <text:p>1703466</text:p>
          </table:table-cell>
          <table:table-cell office:value-type="float" office:value="1704622" calcext:value-type="float">
            <text:p>1704622</text:p>
          </table:table-cell>
          <table:table-cell office:value-type="float" office:value="1705780" calcext:value-type="float">
            <text:p>1705780</text:p>
          </table:table-cell>
          <table:table-cell office:value-type="float" office:value="1719536" calcext:value-type="float">
            <text:p>1719536</text:p>
          </table:table-cell>
          <table:table-cell office:value-type="float" office:value="1733404" calcext:value-type="float">
            <text:p>1733404</text:p>
          </table:table-cell>
          <table:table-cell office:value-type="float" office:value="1747383" calcext:value-type="float">
            <text:p>1747383</text:p>
          </table:table-cell>
          <table:table-cell office:value-type="float" office:value="1761474" calcext:value-type="float">
            <text:p>1761474</text:p>
          </table:table-cell>
          <table:table-cell office:value-type="float" office:value="1775680" calcext:value-type="float">
            <text:p>1775680</text:p>
          </table:table-cell>
          <table:table-cell office:value-type="float" office:value="1791000" calcext:value-type="float">
            <text:p>1791000</text:p>
          </table:table-cell>
          <table:table-cell office:value-type="float" office:value="1805200" calcext:value-type="float">
            <text:p>1805200</text:p>
          </table:table-cell>
          <table:table-cell office:value-type="float" office:value="1824100" calcext:value-type="float">
            <text:p>1824100</text:p>
          </table:table-cell>
          <table:table-cell office:value-type="float" office:value="1821800" calcext:value-type="float">
            <text:p>1821800</text:p>
          </table:table-cell>
          <table:table-cell office:value-type="float" office:value="1801800" calcext:value-type="float">
            <text:p>1801800</text:p>
          </table:table-cell>
          <table:table-cell office:value-type="float" office:value="1816200" calcext:value-type="float">
            <text:p>1816200</text:p>
          </table:table-cell>
          <table:table-cell office:value-type="float" office:value="1830700" calcext:value-type="float">
            <text:p>1830700</text:p>
          </table:table-cell>
          <table:table-cell office:value-type="float" office:value="1845300" calcext:value-type="float">
            <text:p>1845300</text:p>
          </table:table-cell>
        </table:table-row>
        <table:table-row table:style-name="ro1">
          <table:table-cell office:value-type="string" calcext:value-type="string">
            <text:p>Yémen, Rép. du</text:p>
          </table:table-cell>
          <table:table-cell office:value-type="string" calcext:value-type="string">
            <text:p>YEM</text:p>
          </table:table-cell>
          <table:table-cell office:value-type="float" office:value="5315355" calcext:value-type="float">
            <text:p>5315355</text:p>
          </table:table-cell>
          <table:table-cell office:value-type="float" office:value="5393036" calcext:value-type="float">
            <text:p>5393036</text:p>
          </table:table-cell>
          <table:table-cell office:value-type="float" office:value="5473671" calcext:value-type="float">
            <text:p>5473671</text:p>
          </table:table-cell>
          <table:table-cell office:value-type="float" office:value="5556766" calcext:value-type="float">
            <text:p>5556766</text:p>
          </table:table-cell>
          <table:table-cell office:value-type="float" office:value="5641597" calcext:value-type="float">
            <text:p>5641597</text:p>
          </table:table-cell>
          <table:table-cell office:value-type="float" office:value="5727751" calcext:value-type="float">
            <text:p>5727751</text:p>
          </table:table-cell>
          <table:table-cell office:value-type="float" office:value="5816247" calcext:value-type="float">
            <text:p>5816247</text:p>
          </table:table-cell>
          <table:table-cell office:value-type="float" office:value="5907874" calcext:value-type="float">
            <text:p>5907874</text:p>
          </table:table-cell>
          <table:table-cell office:value-type="float" office:value="6001852" calcext:value-type="float">
            <text:p>6001852</text:p>
          </table:table-cell>
          <table:table-cell office:value-type="float" office:value="6097035" calcext:value-type="float">
            <text:p>6097035</text:p>
          </table:table-cell>
          <table:table-cell office:value-type="float" office:value="6193384" calcext:value-type="float">
            <text:p>6193384</text:p>
          </table:table-cell>
          <table:table-cell office:value-type="float" office:value="6290365" calcext:value-type="float">
            <text:p>6290365</text:p>
          </table:table-cell>
          <table:table-cell office:value-type="float" office:value="6390574" calcext:value-type="float">
            <text:p>6390574</text:p>
          </table:table-cell>
          <table:table-cell office:value-type="float" office:value="6500816" calcext:value-type="float">
            <text:p>6500816</text:p>
          </table:table-cell>
          <table:table-cell office:value-type="float" office:value="6629999" calcext:value-type="float">
            <text:p>6629999</text:p>
          </table:table-cell>
          <table:table-cell office:value-type="float" office:value="6784695" calcext:value-type="float">
            <text:p>6784695</text:p>
          </table:table-cell>
          <table:table-cell office:value-type="float" office:value="6967941" calcext:value-type="float">
            <text:p>6967941</text:p>
          </table:table-cell>
          <table:table-cell office:value-type="float" office:value="7178675" calcext:value-type="float">
            <text:p>7178675</text:p>
          </table:table-cell>
          <table:table-cell office:value-type="float" office:value="7414158" calcext:value-type="float">
            <text:p>7414158</text:p>
          </table:table-cell>
          <table:table-cell office:value-type="float" office:value="7669694" calcext:value-type="float">
            <text:p>7669694</text:p>
          </table:table-cell>
          <table:table-cell office:value-type="float" office:value="7941898" calcext:value-type="float">
            <text:p>7941898</text:p>
          </table:table-cell>
          <table:table-cell office:value-type="float" office:value="8231910" calcext:value-type="float">
            <text:p>8231910</text:p>
          </table:table-cell>
          <table:table-cell office:value-type="float" office:value="8541605" calcext:value-type="float">
            <text:p>8541605</text:p>
          </table:table-cell>
          <table:table-cell office:value-type="float" office:value="8869370" calcext:value-type="float">
            <text:p>8869370</text:p>
          </table:table-cell>
          <table:table-cell office:value-type="float" office:value="9213084" calcext:value-type="float">
            <text:p>9213084</text:p>
          </table:table-cell>
          <table:table-cell office:value-type="float" office:value="9572175" calcext:value-type="float">
            <text:p>9572175</text:p>
          </table:table-cell>
          <table:table-cell office:value-type="float" office:value="9941109" calcext:value-type="float">
            <text:p>9941109</text:p>
          </table:table-cell>
          <table:table-cell office:value-type="float" office:value="10322043" calcext:value-type="float">
            <text:p>10322043</text:p>
          </table:table-cell>
          <table:table-cell office:value-type="float" office:value="10730862" calcext:value-type="float">
            <text:p>10730862</text:p>
          </table:table-cell>
          <table:table-cell office:value-type="float" office:value="11189177" calcext:value-type="float">
            <text:p>11189177</text:p>
          </table:table-cell>
          <table:table-cell office:value-type="float" office:value="11709993" calcext:value-type="float">
            <text:p>11709993</text:p>
          </table:table-cell>
          <table:table-cell office:value-type="float" office:value="12302124" calcext:value-type="float">
            <text:p>12302124</text:p>
          </table:table-cell>
          <table:table-cell office:value-type="float" office:value="12954155" calcext:value-type="float">
            <text:p>12954155</text:p>
          </table:table-cell>
          <table:table-cell office:value-type="float" office:value="13634076" calcext:value-type="float">
            <text:p>13634076</text:p>
          </table:table-cell>
          <table:table-cell office:value-type="float" office:value="14297613" calcext:value-type="float">
            <text:p>14297613</text:p>
          </table:table-cell>
          <table:table-cell office:value-type="float" office:value="14913315" calcext:value-type="float">
            <text:p>14913315</text:p>
          </table:table-cell>
          <table:table-cell office:value-type="float" office:value="15469274" calcext:value-type="float">
            <text:p>15469274</text:p>
          </table:table-cell>
          <table:table-cell office:value-type="float" office:value="15975668" calcext:value-type="float">
            <text:p>15975668</text:p>
          </table:table-cell>
          <table:table-cell office:value-type="float" office:value="16450310" calcext:value-type="float">
            <text:p>16450310</text:p>
          </table:table-cell>
          <table:table-cell office:value-type="float" office:value="16921149" calcext:value-type="float">
            <text:p>16921149</text:p>
          </table:table-cell>
          <table:table-cell office:value-type="float" office:value="17409072" calcext:value-type="float">
            <text:p>17409072</text:p>
          </table:table-cell>
          <table:table-cell office:value-type="float" office:value="17918373" calcext:value-type="float">
            <text:p>17918373</text:p>
          </table:table-cell>
          <table:table-cell office:value-type="float" office:value="18443691" calcext:value-type="float">
            <text:p>18443691</text:p>
          </table:table-cell>
          <table:table-cell office:value-type="float" office:value="18985000" calcext:value-type="float">
            <text:p>18985000</text:p>
          </table:table-cell>
          <table:table-cell office:value-type="float" office:value="19540098" calcext:value-type="float">
            <text:p>19540098</text:p>
          </table:table-cell>
          <table:table-cell office:value-type="float" office:value="20107409" calcext:value-type="float">
            <text:p>20107409</text:p>
          </table:table-cell>
          <table:table-cell office:value-type="float" office:value="20687646" calcext:value-type="float">
            <text:p>20687646</text:p>
          </table:table-cell>
          <table:table-cell office:value-type="float" office:value="21282515" calcext:value-type="float">
            <text:p>21282515</text:p>
          </table:table-cell>
          <table:table-cell office:value-type="float" office:value="21892146" calcext:value-type="float">
            <text:p>21892146</text:p>
          </table:table-cell>
          <table:table-cell office:value-type="float" office:value="22516460" calcext:value-type="float">
            <text:p>22516460</text:p>
          </table:table-cell>
          <table:table-cell office:value-type="float" office:value="23154855" calcext:value-type="float">
            <text:p>23154855</text:p>
          </table:table-cell>
          <table:table-cell office:value-type="float" office:value="23807588" calcext:value-type="float">
            <text:p>23807588</text:p>
          </table:table-cell>
          <table:table-cell office:value-type="float" office:value="24473178" calcext:value-type="float">
            <text:p>24473178</text:p>
          </table:table-cell>
          <table:table-cell office:value-type="float" office:value="25147109" calcext:value-type="float">
            <text:p>25147109</text:p>
          </table:table-cell>
          <table:table-cell office:value-type="float" office:value="25823485" calcext:value-type="float">
            <text:p>25823485</text:p>
          </table:table-cell>
          <table:table-cell office:value-type="float" office:value="26497889" calcext:value-type="float">
            <text:p>26497889</text:p>
          </table:table-cell>
          <table:table-cell office:value-type="float" office:value="27168210" calcext:value-type="float">
            <text:p>27168210</text:p>
          </table:table-cell>
          <table:table-cell office:value-type="float" office:value="27834821" calcext:value-type="float">
            <text:p>27834821</text:p>
          </table:table-cell>
          <table:table-cell office:value-type="float" office:value="28498687" calcext:value-type="float">
            <text:p>28498687</text:p>
          </table:table-cell>
        </table:table-row>
        <table:table-row table:style-name="ro1">
          <table:table-cell office:value-type="string" calcext:value-type="string">
            <text:p>Afrique du Sud</text:p>
          </table:table-cell>
          <table:table-cell office:value-type="string" calcext:value-type="string">
            <text:p>ZAF</text:p>
          </table:table-cell>
          <table:table-cell office:value-type="float" office:value="17099840" calcext:value-type="float">
            <text:p>17099840</text:p>
          </table:table-cell>
          <table:table-cell office:value-type="float" office:value="17524533" calcext:value-type="float">
            <text:p>17524533</text:p>
          </table:table-cell>
          <table:table-cell office:value-type="float" office:value="17965725" calcext:value-type="float">
            <text:p>17965725</text:p>
          </table:table-cell>
          <table:table-cell office:value-type="float" office:value="18423161" calcext:value-type="float">
            <text:p>18423161</text:p>
          </table:table-cell>
          <table:table-cell office:value-type="float" office:value="18896307" calcext:value-type="float">
            <text:p>18896307</text:p>
          </table:table-cell>
          <table:table-cell office:value-type="float" office:value="19384841" calcext:value-type="float">
            <text:p>19384841</text:p>
          </table:table-cell>
          <table:table-cell office:value-type="float" office:value="19888250" calcext:value-type="float">
            <text:p>19888250</text:p>
          </table:table-cell>
          <table:table-cell office:value-type="float" office:value="20406864" calcext:value-type="float">
            <text:p>20406864</text:p>
          </table:table-cell>
          <table:table-cell office:value-type="float" office:value="20942145" calcext:value-type="float">
            <text:p>20942145</text:p>
          </table:table-cell>
          <table:table-cell office:value-type="float" office:value="21496075" calcext:value-type="float">
            <text:p>21496075</text:p>
          </table:table-cell>
          <table:table-cell office:value-type="float" office:value="22069776" calcext:value-type="float">
            <text:p>22069776</text:p>
          </table:table-cell>
          <table:table-cell office:value-type="float" office:value="22665271" calcext:value-type="float">
            <text:p>22665271</text:p>
          </table:table-cell>
          <table:table-cell office:value-type="float" office:value="23281508" calcext:value-type="float">
            <text:p>23281508</text:p>
          </table:table-cell>
          <table:table-cell office:value-type="float" office:value="23913099" calcext:value-type="float">
            <text:p>23913099</text:p>
          </table:table-cell>
          <table:table-cell office:value-type="float" office:value="24552540" calcext:value-type="float">
            <text:p>24552540</text:p>
          </table:table-cell>
          <table:table-cell office:value-type="float" office:value="25195187" calcext:value-type="float">
            <text:p>25195187</text:p>
          </table:table-cell>
          <table:table-cell office:value-type="float" office:value="25836888" calcext:value-type="float">
            <text:p>25836888</text:p>
          </table:table-cell>
          <table:table-cell office:value-type="float" office:value="26480913" calcext:value-type="float">
            <text:p>26480913</text:p>
          </table:table-cell>
          <table:table-cell office:value-type="float" office:value="27138965" calcext:value-type="float">
            <text:p>27138965</text:p>
          </table:table-cell>
          <table:table-cell office:value-type="float" office:value="27827320" calcext:value-type="float">
            <text:p>27827320</text:p>
          </table:table-cell>
          <table:table-cell office:value-type="float" office:value="28556769" calcext:value-type="float">
            <text:p>28556769</text:p>
          </table:table-cell>
          <table:table-cell office:value-type="float" office:value="29333103" calcext:value-type="float">
            <text:p>29333103</text:p>
          </table:table-cell>
          <table:table-cell office:value-type="float" office:value="30150448" calcext:value-type="float">
            <text:p>30150448</text:p>
          </table:table-cell>
          <table:table-cell office:value-type="float" office:value="30993758" calcext:value-type="float">
            <text:p>30993758</text:p>
          </table:table-cell>
          <table:table-cell office:value-type="float" office:value="31841593" calcext:value-type="float">
            <text:p>31841593</text:p>
          </table:table-cell>
          <table:table-cell office:value-type="float" office:value="32678874" calcext:value-type="float">
            <text:p>32678874</text:p>
          </table:table-cell>
          <table:table-cell office:value-type="float" office:value="33495953" calcext:value-type="float">
            <text:p>33495953</text:p>
          </table:table-cell>
          <table:table-cell office:value-type="float" office:value="34297727" calcext:value-type="float">
            <text:p>34297727</text:p>
          </table:table-cell>
          <table:table-cell office:value-type="float" office:value="35100909" calcext:value-type="float">
            <text:p>35100909</text:p>
          </table:table-cell>
          <table:table-cell office:value-type="float" office:value="35930050" calcext:value-type="float">
            <text:p>35930050</text:p>
          </table:table-cell>
          <table:table-cell office:value-type="float" office:value="36800509" calcext:value-type="float">
            <text:p>36800509</text:p>
          </table:table-cell>
          <table:table-cell office:value-type="float" office:value="37718950" calcext:value-type="float">
            <text:p>37718950</text:p>
          </table:table-cell>
          <table:table-cell office:value-type="float" office:value="38672607" calcext:value-type="float">
            <text:p>38672607</text:p>
          </table:table-cell>
          <table:table-cell office:value-type="float" office:value="39633750" calcext:value-type="float">
            <text:p>39633750</text:p>
          </table:table-cell>
          <table:table-cell office:value-type="float" office:value="40564059" calcext:value-type="float">
            <text:p>40564059</text:p>
          </table:table-cell>
          <table:table-cell office:value-type="float" office:value="41435758" calcext:value-type="float">
            <text:p>41435758</text:p>
          </table:table-cell>
          <table:table-cell office:value-type="float" office:value="42241011" calcext:value-type="float">
            <text:p>42241011</text:p>
          </table:table-cell>
          <table:table-cell office:value-type="float" office:value="42987461" calcext:value-type="float">
            <text:p>42987461</text:p>
          </table:table-cell>
          <table:table-cell office:value-type="float" office:value="43682260" calcext:value-type="float">
            <text:p>43682260</text:p>
          </table:table-cell>
          <table:table-cell office:value-type="float" office:value="44338543" calcext:value-type="float">
            <text:p>44338543</text:p>
          </table:table-cell>
          <table:table-cell office:value-type="float" office:value="44967708" calcext:value-type="float">
            <text:p>44967708</text:p>
          </table:table-cell>
          <table:table-cell office:value-type="float" office:value="45571274" calcext:value-type="float">
            <text:p>45571274</text:p>
          </table:table-cell>
          <table:table-cell office:value-type="float" office:value="46150913" calcext:value-type="float">
            <text:p>46150913</text:p>
          </table:table-cell>
          <table:table-cell office:value-type="float" office:value="46719196" calcext:value-type="float">
            <text:p>46719196</text:p>
          </table:table-cell>
          <table:table-cell office:value-type="float" office:value="47291610" calcext:value-type="float">
            <text:p>47291610</text:p>
          </table:table-cell>
          <table:table-cell office:value-type="float" office:value="47880601" calcext:value-type="float">
            <text:p>47880601</text:p>
          </table:table-cell>
          <table:table-cell office:value-type="float" office:value="48489459" calcext:value-type="float">
            <text:p>48489459</text:p>
          </table:table-cell>
          <table:table-cell office:value-type="float" office:value="49119759" calcext:value-type="float">
            <text:p>49119759</text:p>
          </table:table-cell>
          <table:table-cell office:value-type="float" office:value="49779471" calcext:value-type="float">
            <text:p>49779471</text:p>
          </table:table-cell>
          <table:table-cell office:value-type="float" office:value="50477011" calcext:value-type="float">
            <text:p>50477011</text:p>
          </table:table-cell>
          <table:table-cell office:value-type="float" office:value="51216964" calcext:value-type="float">
            <text:p>51216964</text:p>
          </table:table-cell>
          <table:table-cell office:value-type="float" office:value="52004172" calcext:value-type="float">
            <text:p>52004172</text:p>
          </table:table-cell>
          <table:table-cell office:value-type="float" office:value="52834005" calcext:value-type="float">
            <text:p>52834005</text:p>
          </table:table-cell>
          <table:table-cell office:value-type="float" office:value="53689236" calcext:value-type="float">
            <text:p>53689236</text:p>
          </table:table-cell>
          <table:table-cell office:value-type="float" office:value="54545991" calcext:value-type="float">
            <text:p>54545991</text:p>
          </table:table-cell>
          <table:table-cell office:value-type="float" office:value="55386367" calcext:value-type="float">
            <text:p>55386367</text:p>
          </table:table-cell>
          <table:table-cell office:value-type="float" office:value="56203654" calcext:value-type="float">
            <text:p>56203654</text:p>
          </table:table-cell>
          <table:table-cell office:value-type="float" office:value="57000451" calcext:value-type="float">
            <text:p>57000451</text:p>
          </table:table-cell>
          <table:table-cell office:value-type="float" office:value="57779622" calcext:value-type="float">
            <text:p>57779622</text:p>
          </table:table-cell>
        </table:table-row>
        <table:table-row table:style-name="ro1">
          <table:table-cell office:value-type="string" calcext:value-type="string">
            <text:p>Zambie</text:p>
          </table:table-cell>
          <table:table-cell office:value-type="string" calcext:value-type="string">
            <text:p>ZMB</text:p>
          </table:table-cell>
          <table:table-cell office:value-type="float" office:value="3070776" calcext:value-type="float">
            <text:p>3070776</text:p>
          </table:table-cell>
          <table:table-cell office:value-type="float" office:value="3164329" calcext:value-type="float">
            <text:p>3164329</text:p>
          </table:table-cell>
          <table:table-cell office:value-type="float" office:value="3260650" calcext:value-type="float">
            <text:p>3260650</text:p>
          </table:table-cell>
          <table:table-cell office:value-type="float" office:value="3360104" calcext:value-type="float">
            <text:p>3360104</text:p>
          </table:table-cell>
          <table:table-cell office:value-type="float" office:value="3463213" calcext:value-type="float">
            <text:p>3463213</text:p>
          </table:table-cell>
          <table:table-cell office:value-type="float" office:value="3570464" calcext:value-type="float">
            <text:p>3570464</text:p>
          </table:table-cell>
          <table:table-cell office:value-type="float" office:value="3681955" calcext:value-type="float">
            <text:p>3681955</text:p>
          </table:table-cell>
          <table:table-cell office:value-type="float" office:value="3797873" calcext:value-type="float">
            <text:p>3797873</text:p>
          </table:table-cell>
          <table:table-cell office:value-type="float" office:value="3918872" calcext:value-type="float">
            <text:p>3918872</text:p>
          </table:table-cell>
          <table:table-cell office:value-type="float" office:value="4045740" calcext:value-type="float">
            <text:p>4045740</text:p>
          </table:table-cell>
          <table:table-cell office:value-type="float" office:value="4179067" calcext:value-type="float">
            <text:p>4179067</text:p>
          </table:table-cell>
          <table:table-cell office:value-type="float" office:value="4319224" calcext:value-type="float">
            <text:p>4319224</text:p>
          </table:table-cell>
          <table:table-cell office:value-type="float" office:value="4466174" calcext:value-type="float">
            <text:p>4466174</text:p>
          </table:table-cell>
          <table:table-cell office:value-type="float" office:value="4619546" calcext:value-type="float">
            <text:p>4619546</text:p>
          </table:table-cell>
          <table:table-cell office:value-type="float" office:value="4778724" calcext:value-type="float">
            <text:p>4778724</text:p>
          </table:table-cell>
          <table:table-cell office:value-type="float" office:value="4943283" calcext:value-type="float">
            <text:p>4943283</text:p>
          </table:table-cell>
          <table:table-cell office:value-type="float" office:value="5112823" calcext:value-type="float">
            <text:p>5112823</text:p>
          </table:table-cell>
          <table:table-cell office:value-type="float" office:value="5287548" calcext:value-type="float">
            <text:p>5287548</text:p>
          </table:table-cell>
          <table:table-cell office:value-type="float" office:value="5468262" calcext:value-type="float">
            <text:p>5468262</text:p>
          </table:table-cell>
          <table:table-cell office:value-type="float" office:value="5656139" calcext:value-type="float">
            <text:p>5656139</text:p>
          </table:table-cell>
          <table:table-cell office:value-type="float" office:value="5851825" calcext:value-type="float">
            <text:p>5851825</text:p>
          </table:table-cell>
          <table:table-cell office:value-type="float" office:value="6055366" calcext:value-type="float">
            <text:p>6055366</text:p>
          </table:table-cell>
          <table:table-cell office:value-type="float" office:value="6265864" calcext:value-type="float">
            <text:p>6265864</text:p>
          </table:table-cell>
          <table:table-cell office:value-type="float" office:value="6481916" calcext:value-type="float">
            <text:p>6481916</text:p>
          </table:table-cell>
          <table:table-cell office:value-type="float" office:value="6701540" calcext:value-type="float">
            <text:p>6701540</text:p>
          </table:table-cell>
          <table:table-cell office:value-type="float" office:value="6923149" calcext:value-type="float">
            <text:p>6923149</text:p>
          </table:table-cell>
          <table:table-cell office:value-type="float" office:value="7146969" calcext:value-type="float">
            <text:p>7146969</text:p>
          </table:table-cell>
          <table:table-cell office:value-type="float" office:value="7372837" calcext:value-type="float">
            <text:p>7372837</text:p>
          </table:table-cell>
          <table:table-cell office:value-type="float" office:value="7598275" calcext:value-type="float">
            <text:p>7598275</text:p>
          </table:table-cell>
          <table:table-cell office:value-type="float" office:value="7820205" calcext:value-type="float">
            <text:p>7820205</text:p>
          </table:table-cell>
          <table:table-cell office:value-type="float" office:value="8036845" calcext:value-type="float">
            <text:p>8036845</text:p>
          </table:table-cell>
          <table:table-cell office:value-type="float" office:value="8246656" calcext:value-type="float">
            <text:p>8246656</text:p>
          </table:table-cell>
          <table:table-cell office:value-type="float" office:value="8451347" calcext:value-type="float">
            <text:p>8451347</text:p>
          </table:table-cell>
          <table:table-cell office:value-type="float" office:value="8656486" calcext:value-type="float">
            <text:p>8656486</text:p>
          </table:table-cell>
          <table:table-cell office:value-type="float" office:value="8869740" calcext:value-type="float">
            <text:p>8869740</text:p>
          </table:table-cell>
          <table:table-cell office:value-type="float" office:value="9096607" calcext:value-type="float">
            <text:p>9096607</text:p>
          </table:table-cell>
          <table:table-cell office:value-type="float" office:value="9339733" calcext:value-type="float">
            <text:p>9339733</text:p>
          </table:table-cell>
          <table:table-cell office:value-type="float" office:value="9597609" calcext:value-type="float">
            <text:p>9597609</text:p>
          </table:table-cell>
          <table:table-cell office:value-type="float" office:value="9866476" calcext:value-type="float">
            <text:p>9866476</text:p>
          </table:table-cell>
          <table:table-cell office:value-type="float" office:value="10140561" calcext:value-type="float">
            <text:p>10140561</text:p>
          </table:table-cell>
          <table:table-cell office:value-type="float" office:value="10415944" calcext:value-type="float">
            <text:p>10415944</text:p>
          </table:table-cell>
          <table:table-cell office:value-type="float" office:value="10692193" calcext:value-type="float">
            <text:p>10692193</text:p>
          </table:table-cell>
          <table:table-cell office:value-type="float" office:value="10971698" calcext:value-type="float">
            <text:p>10971698</text:p>
          </table:table-cell>
          <table:table-cell office:value-type="float" office:value="11256743" calcext:value-type="float">
            <text:p>11256743</text:p>
          </table:table-cell>
          <table:table-cell office:value-type="float" office:value="11550642" calcext:value-type="float">
            <text:p>11550642</text:p>
          </table:table-cell>
          <table:table-cell office:value-type="float" office:value="11856247" calcext:value-type="float">
            <text:p>11856247</text:p>
          </table:table-cell>
          <table:table-cell office:value-type="float" office:value="12173514" calcext:value-type="float">
            <text:p>12173514</text:p>
          </table:table-cell>
          <table:table-cell office:value-type="float" office:value="12502958" calcext:value-type="float">
            <text:p>12502958</text:p>
          </table:table-cell>
          <table:table-cell office:value-type="float" office:value="12848530" calcext:value-type="float">
            <text:p>12848530</text:p>
          </table:table-cell>
          <table:table-cell office:value-type="float" office:value="13215139" calcext:value-type="float">
            <text:p>13215139</text:p>
          </table:table-cell>
          <table:table-cell office:value-type="float" office:value="13605984" calcext:value-type="float">
            <text:p>13605984</text:p>
          </table:table-cell>
          <table:table-cell office:value-type="float" office:value="14023193" calcext:value-type="float">
            <text:p>14023193</text:p>
          </table:table-cell>
          <table:table-cell office:value-type="float" office:value="14465121" calcext:value-type="float">
            <text:p>14465121</text:p>
          </table:table-cell>
          <table:table-cell office:value-type="float" office:value="14926504" calcext:value-type="float">
            <text:p>14926504</text:p>
          </table:table-cell>
          <table:table-cell office:value-type="float" office:value="15399753" calcext:value-type="float">
            <text:p>15399753</text:p>
          </table:table-cell>
          <table:table-cell office:value-type="float" office:value="15879361" calcext:value-type="float">
            <text:p>15879361</text:p>
          </table:table-cell>
          <table:table-cell office:value-type="float" office:value="16363507" calcext:value-type="float">
            <text:p>16363507</text:p>
          </table:table-cell>
          <table:table-cell office:value-type="float" office:value="16853688" calcext:value-type="float">
            <text:p>16853688</text:p>
          </table:table-cell>
          <table:table-cell office:value-type="float" office:value="17351822" calcext:value-type="float">
            <text:p>17351822</text:p>
          </table:table-cell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  <table:table-cell office:value-type="float" office:value="3776681" calcext:value-type="float">
            <text:p>3776681</text:p>
          </table:table-cell>
          <table:table-cell office:value-type="float" office:value="3905034" calcext:value-type="float">
            <text:p>3905034</text:p>
          </table:table-cell>
          <table:table-cell office:value-type="float" office:value="4039201" calcext:value-type="float">
            <text:p>4039201</text:p>
          </table:table-cell>
          <table:table-cell office:value-type="float" office:value="4178726" calcext:value-type="float">
            <text:p>4178726</text:p>
          </table:table-cell>
          <table:table-cell office:value-type="float" office:value="4322861" calcext:value-type="float">
            <text:p>4322861</text:p>
          </table:table-cell>
          <table:table-cell office:value-type="float" office:value="4471177" calcext:value-type="float">
            <text:p>4471177</text:p>
          </table:table-cell>
          <table:table-cell office:value-type="float" office:value="4623351" calcext:value-type="float">
            <text:p>4623351</text:p>
          </table:table-cell>
          <table:table-cell office:value-type="float" office:value="4779827" calcext:value-type="float">
            <text:p>4779827</text:p>
          </table:table-cell>
          <table:table-cell office:value-type="float" office:value="4941906" calcext:value-type="float">
            <text:p>4941906</text:p>
          </table:table-cell>
          <table:table-cell office:value-type="float" office:value="5111337" calcext:value-type="float">
            <text:p>5111337</text:p>
          </table:table-cell>
          <table:table-cell office:value-type="float" office:value="5289303" calcext:value-type="float">
            <text:p>5289303</text:p>
          </table:table-cell>
          <table:table-cell office:value-type="float" office:value="5476982" calcext:value-type="float">
            <text:p>5476982</text:p>
          </table:table-cell>
          <table:table-cell office:value-type="float" office:value="5673911" calcext:value-type="float">
            <text:p>5673911</text:p>
          </table:table-cell>
          <table:table-cell office:value-type="float" office:value="5877726" calcext:value-type="float">
            <text:p>5877726</text:p>
          </table:table-cell>
          <table:table-cell office:value-type="float" office:value="6085074" calcext:value-type="float">
            <text:p>6085074</text:p>
          </table:table-cell>
          <table:table-cell office:value-type="float" office:value="6293875" calcext:value-type="float">
            <text:p>6293875</text:p>
          </table:table-cell>
          <table:table-cell office:value-type="float" office:value="6502569" calcext:value-type="float">
            <text:p>6502569</text:p>
          </table:table-cell>
          <table:table-cell office:value-type="float" office:value="6712827" calcext:value-type="float">
            <text:p>6712827</text:p>
          </table:table-cell>
          <table:table-cell office:value-type="float" office:value="6929664" calcext:value-type="float">
            <text:p>6929664</text:p>
          </table:table-cell>
          <table:table-cell office:value-type="float" office:value="7160023" calcext:value-type="float">
            <text:p>7160023</text:p>
          </table:table-cell>
          <table:table-cell office:value-type="float" office:value="7408624" calcext:value-type="float">
            <text:p>7408624</text:p>
          </table:table-cell>
          <table:table-cell office:value-type="float" office:value="7675591" calcext:value-type="float">
            <text:p>7675591</text:p>
          </table:table-cell>
          <table:table-cell office:value-type="float" office:value="7958241" calcext:value-type="float">
            <text:p>7958241</text:p>
          </table:table-cell>
          <table:table-cell office:value-type="float" office:value="8254747" calcext:value-type="float">
            <text:p>8254747</text:p>
          </table:table-cell>
          <table:table-cell office:value-type="float" office:value="8562249" calcext:value-type="float">
            <text:p>8562249</text:p>
          </table:table-cell>
          <table:table-cell office:value-type="float" office:value="8877489" calcext:value-type="float">
            <text:p>8877489</text:p>
          </table:table-cell>
          <table:table-cell office:value-type="float" office:value="9200149" calcext:value-type="float">
            <text:p>9200149</text:p>
          </table:table-cell>
          <table:table-cell office:value-type="float" office:value="9527203" calcext:value-type="float">
            <text:p>9527203</text:p>
          </table:table-cell>
          <table:table-cell office:value-type="float" office:value="9849125" calcext:value-type="float">
            <text:p>9849125</text:p>
          </table:table-cell>
          <table:table-cell office:value-type="float" office:value="10153852" calcext:value-type="float">
            <text:p>10153852</text:p>
          </table:table-cell>
          <table:table-cell office:value-type="float" office:value="10432421" calcext:value-type="float">
            <text:p>10432421</text:p>
          </table:table-cell>
          <table:table-cell office:value-type="float" office:value="10680995" calcext:value-type="float">
            <text:p>10680995</text:p>
          </table:table-cell>
          <table:table-cell office:value-type="float" office:value="10900502" calcext:value-type="float">
            <text:p>10900502</text:p>
          </table:table-cell>
          <table:table-cell office:value-type="float" office:value="11092766" calcext:value-type="float">
            <text:p>11092766</text:p>
          </table:table-cell>
          <table:table-cell office:value-type="float" office:value="11261744" calcext:value-type="float">
            <text:p>11261744</text:p>
          </table:table-cell>
          <table:table-cell office:value-type="float" office:value="11410714" calcext:value-type="float">
            <text:p>11410714</text:p>
          </table:table-cell>
          <table:table-cell office:value-type="float" office:value="11541217" calcext:value-type="float">
            <text:p>11541217</text:p>
          </table:table-cell>
          <table:table-cell office:value-type="float" office:value="11653242" calcext:value-type="float">
            <text:p>11653242</text:p>
          </table:table-cell>
          <table:table-cell office:value-type="float" office:value="11747072" calcext:value-type="float">
            <text:p>11747072</text:p>
          </table:table-cell>
          <table:table-cell office:value-type="float" office:value="11822719" calcext:value-type="float">
            <text:p>11822719</text:p>
          </table:table-cell>
          <table:table-cell office:value-type="float" office:value="11881477" calcext:value-type="float">
            <text:p>11881477</text:p>
          </table:table-cell>
          <table:table-cell office:value-type="float" office:value="11923914" calcext:value-type="float">
            <text:p>11923914</text:p>
          </table:table-cell>
          <table:table-cell office:value-type="float" office:value="11954290" calcext:value-type="float">
            <text:p>11954290</text:p>
          </table:table-cell>
          <table:table-cell office:value-type="float" office:value="11982224" calcext:value-type="float">
            <text:p>11982224</text:p>
          </table:table-cell>
          <table:table-cell office:value-type="float" office:value="12019912" calcext:value-type="float">
            <text:p>12019912</text:p>
          </table:table-cell>
          <table:table-cell office:value-type="float" office:value="12076699" calcext:value-type="float">
            <text:p>12076699</text:p>
          </table:table-cell>
          <table:table-cell office:value-type="float" office:value="12155491" calcext:value-type="float">
            <text:p>12155491</text:p>
          </table:table-cell>
          <table:table-cell office:value-type="float" office:value="12255922" calcext:value-type="float">
            <text:p>12255922</text:p>
          </table:table-cell>
          <table:table-cell office:value-type="float" office:value="12379549" calcext:value-type="float">
            <text:p>12379549</text:p>
          </table:table-cell>
          <table:table-cell office:value-type="float" office:value="12526968" calcext:value-type="float">
            <text:p>12526968</text:p>
          </table:table-cell>
          <table:table-cell office:value-type="float" office:value="12697723" calcext:value-type="float">
            <text:p>12697723</text:p>
          </table:table-cell>
          <table:table-cell office:value-type="float" office:value="12894316" calcext:value-type="float">
            <text:p>12894316</text:p>
          </table:table-cell>
          <table:table-cell office:value-type="float" office:value="13115131" calcext:value-type="float">
            <text:p>13115131</text:p>
          </table:table-cell>
          <table:table-cell office:value-type="float" office:value="13350356" calcext:value-type="float">
            <text:p>13350356</text:p>
          </table:table-cell>
          <table:table-cell office:value-type="float" office:value="13586681" calcext:value-type="float">
            <text:p>13586681</text:p>
          </table:table-cell>
          <table:table-cell office:value-type="float" office:value="13814629" calcext:value-type="float">
            <text:p>13814629</text:p>
          </table:table-cell>
          <table:table-cell office:value-type="float" office:value="14030390" calcext:value-type="float">
            <text:p>14030390</text:p>
          </table:table-cell>
          <table:table-cell office:value-type="float" office:value="14236745" calcext:value-type="float">
            <text:p>14236745</text:p>
          </table:table-cell>
          <table:table-cell office:value-type="float" office:value="14439018" calcext:value-type="float">
            <text:p>14439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5">00/00/0000</text:date>, <text:time style:data-style-name="N2" text:time-value="14:23:43.2527192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19-09-25T14:24:10.039327661</dc:date>
    <meta:editing-duration>PT26S</meta:editing-duration>
    <meta:editing-cycles>1</meta:editing-cycles>
    <meta:document-statistic meta:table-count="1" meta:cell-count="15998" meta:object-count="0"/>
  </office:meta>
</office:document-meta>
</file>